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8.82mm"/>
    </style:style>
    <style:style style:name="co2" style:family="table-column">
      <style:table-column-properties fo:break-before="auto" style:column-width="142.84mm"/>
    </style:style>
    <style:style style:name="co3" style:family="table-column">
      <style:table-column-properties fo:break-before="auto" style:column-width="31.77mm"/>
    </style:style>
    <style:style style:name="co4" style:family="table-column">
      <style:table-column-properties fo:break-before="auto" style:column-width="32.21mm"/>
    </style:style>
    <style:style style:name="co5" style:family="table-column">
      <style:table-column-properties fo:break-before="auto" style:column-width="135.03mm"/>
    </style:style>
    <style:style style:name="co6" style:family="table-column">
      <style:table-column-properties fo:break-before="auto" style:column-width="22.58mm"/>
    </style:style>
    <style:style style:name="co7" style:family="table-column">
      <style:table-column-properties fo:break-before="auto" style:column-width="31.49mm"/>
    </style:style>
    <style:style style:name="co8" style:family="table-column">
      <style:table-column-properties fo:break-before="auto" style:column-width="75.57mm"/>
    </style:style>
    <style:style style:name="ro1" style:family="table-row">
      <style:table-row-properties style:row-height="12.35mm" fo:break-before="auto" style:use-optimal-row-height="true"/>
    </style:style>
    <style:style style:name="ro2" style:family="table-row">
      <style:table-row-properties style:row-height="4.52mm" fo:break-before="auto" style:use-optimal-row-height="true"/>
    </style:style>
    <style:style style:name="ro3" style:family="table-row">
      <style:table-row-properties style:row-height="8.41mm" fo:break-before="auto" style:use-optimal-row-height="true"/>
    </style:style>
    <style:style style:name="ro4" style:family="table-row">
      <style:table-row-properties style:row-height="12.36mm" fo:break-before="auto" style:use-optimal-row-height="true"/>
    </style:style>
    <style:style style:name="ro5" style:family="table-row">
      <style:table-row-properties style:row-height="24.22mm" fo:break-before="auto" style:use-optimal-row-height="true"/>
    </style:style>
    <style:style style:name="ro6" style:family="table-row">
      <style:table-row-properties style:row-height="16.3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vertical-align="top"/>
      <style:paragraph-properties fo:text-align="center" fo:margin-left="0mm"/>
      <style:text-properties fo:font-weight="bold" style:font-weight-asian="bold" style:font-weight-complex="bold"/>
    </style:style>
    <style:style style:name="ce25" style:family="table-cell" style:parent-style-name="Default">
      <style:table-cell-properties fo:wrap-option="wrap" style:vertical-align="top"/>
    </style:style>
    <style:style style:name="ce11" style:family="table-cell" style:parent-style-name="Default">
      <style:table-cell-properties style:vertical-align="top"/>
    </style:style>
    <style:style style:name="ce7" style:family="table-cell" style:parent-style-name="Default">
      <style:table-cell-properties style:text-align-source="fix" style:repeat-content="false" fo:wrap-option="wrap" style:vertical-align="top"/>
      <style:paragraph-properties fo:text-align="center" fo:margin-left="0mm"/>
      <style:text-properties fo:font-weight="bold" style:font-weight-asian="bold" style:font-weight-complex="bold"/>
    </style:style>
    <style:style style:name="ce8" style:family="table-cell" style:parent-style-name="Default">
      <style:table-cell-properties fo:background-color="#7da7d8" fo:wrap-option="wrap" style:vertical-align="top"/>
    </style:style>
    <style:style style:name="ce26" style:family="table-cell" style:parent-style-name="Default">
      <style:table-cell-properties style:text-align-source="fix" style:repeat-content="false" style:vertical-align="top"/>
      <style:paragraph-properties fo:text-align="center" fo:margin-left="0mm"/>
    </style:style>
    <style:style style:name="ce6" style:family="table-cell" style:parent-style-name="Default">
      <style:table-cell-properties style:text-align-source="fix" style:repeat-content="false" style:vertical-align="top"/>
      <style:paragraph-properties fo:text-align="center"/>
    </style:style>
    <style:style style:name="ce10" style:family="table-cell" style:parent-style-name="Default">
      <style:table-cell-properties style:text-align-source="fix" style:repeat-content="false" style:vertical-align="top"/>
      <style:paragraph-properties fo:text-align="start" fo:margin-left="0mm"/>
    </style:style>
    <style:style style:name="ce13" style:family="table-cell" style:parent-style-name="Default">
      <style:table-cell-properties style:text-align-source="fix" style:repeat-content="false" fo:wrap-option="wrap" style:vertical-align="top"/>
      <style:paragraph-properties fo:text-align="start" fo:margin-left="0mm"/>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IN" style:language-asian="zh" style:country-asian="CN" style:language-complex="hi" style:country-complex="IN" style:font-name-asian="Noto Sans CJK SC"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office:forms form:automatic-focus="false" form:apply-design-mode="false"/>
        <table:table-column table:style-name="co1" table:default-cell-style-name="ce25"/>
        <table:table-column table:style-name="co2" table:default-cell-style-name="ce25"/>
        <table:table-column table:style-name="co3" table:default-cell-style-name="ce25"/>
        <table:table-column table:style-name="co4" table:default-cell-style-name="ce25"/>
        <table:table-column table:style-name="co5" table:default-cell-style-name="ce25"/>
        <table:table-column table:style-name="co6" table:number-columns-repeated="1019" table:default-cell-style-name="ce25"/>
        <table:table-row table:style-name="ro1">
          <table:table-cell table:style-name="ce1" office:value-type="string" calcext:value-type="string">
            <text:p>Status</text:p>
          </table:table-cell>
          <table:table-cell table:style-name="ce7" office:value-type="string" calcext:value-type="string">
            <text:p>PoC Topic</text:p>
          </table:table-cell>
          <table:table-cell table:style-name="ce7" office:value-type="string" calcext:value-type="string">
            <text:p>Total time in mins</text:p>
          </table:table-cell>
          <table:table-cell table:style-name="ce7" office:value-type="string" calcext:value-type="string">
            <text:p>Total time in Hours and Mins</text:p>
          </table:table-cell>
          <table:table-cell table:style-name="ce1" office:value-type="string" calcext:value-type="string">
            <text:p>Comments</text:p>
          </table:table-cell>
          <table:table-cell table:style-name="ce11" table:number-columns-repeated="1019"/>
        </table:table-row>
        <table:table-row table:style-name="ro2">
          <table:table-cell office:value-type="string" calcext:value-type="string">
            <text:p>Shortlisted</text:p>
          </table:table-cell>
          <table:table-cell table:style-name="ce8" office:value-type="string" calcext:value-type="string">
            <text:p>design the architecture of deuterium api in 2 different ways</text:p>
          </table:table-cell>
          <table:table-cell table:number-columns-repeated="1022"/>
        </table:table-row>
        <table:table-row table:style-name="ro2">
          <table:table-cell/>
          <table:table-cell office:value-type="string" calcext:value-type="string">
            <text:p>design an archival solution for files and table data.</text:p>
          </table:table-cell>
          <table:table-cell table:number-columns-repeated="1022"/>
        </table:table-row>
        <table:table-row table:style-name="ro3">
          <table:table-cell/>
          <table:table-cell office:value-type="string" calcext:value-type="string">
            <text:p>design the db schema for deuterium api considering a million rows of different kinds of data. Can also include non-relational db's</text:p>
          </table:table-cell>
          <table:table-cell table:number-columns-repeated="1022"/>
        </table:table-row>
        <table:table-row table:style-name="ro3">
          <table:table-cell/>
          <table:table-cell office:value-type="string" calcext:value-type="string">
            <text:p>design and implement an api endpoint which fetches data from 2-3 tables consisting of a million records. Load test it. Measure and optimize the solution.</text:p>
          </table:table-cell>
          <table:table-cell table:number-columns-repeated="1022"/>
        </table:table-row>
        <table:table-row table:style-name="ro3">
          <table:table-cell table:style-name="ce11"/>
          <table:table-cell office:value-type="string" calcext:value-type="string">
            <text:p>design and implement a small business logic which uses traditional java and then refactor it to use the new java 8 features. Measure performance with decent sized data sets.</text:p>
          </table:table-cell>
          <table:table-cell table:style-name="ce26" office:value-type="float" office:value="1000" calcext:value-type="float">
            <text:p>1000</text:p>
          </table:table-cell>
          <table:table-cell table:style-name="ce26" office:value-type="string" calcext:value-type="string">
            <text:p>16 hrs 40 mins</text:p>
          </table:table-cell>
          <table:table-cell table:style-name="ce11" table:number-columns-repeated="1020"/>
        </table:table-row>
        <table:table-row table:style-name="ro2">
          <table:table-cell/>
          <table:table-cell office:value-type="string" calcext:value-type="string">
            <text:p>design and implement a solution where a million records have to dumped into 2-3 tables.</text:p>
          </table:table-cell>
          <table:table-cell table:number-columns-repeated="1022"/>
        </table:table-row>
        <table:table-row table:style-name="ro2">
          <table:table-cell/>
          <table:table-cell office:value-type="string" calcext:value-type="string">
            <text:p>design and implement a payment gateway integration solution.</text:p>
          </table:table-cell>
          <table:table-cell table:number-columns-repeated="1022"/>
        </table:table-row>
        <table:table-row table:style-name="ro3">
          <table:table-cell/>
          <table:table-cell office:value-type="string" calcext:value-type="string">
            <text:p>design and implement a solution where a user can register to the api and in return he gets an api-key through email.</text:p>
          </table:table-cell>
          <table:table-cell table:number-columns-repeated="1022"/>
        </table:table-row>
        <table:table-row table:style-name="ro4">
          <table:table-cell table:style-name="ce11"/>
          <table:table-cell office:value-type="string" calcext:value-type="string">
            <text:p>design and implement a small business logic which uses traditional java and then refactor it to use the new java 8 features, especially streams and then re-factor it to use AdoptOpenJDK13.</text:p>
          </table:table-cell>
          <table:table-cell table:style-name="ce26" office:value-type="float" office:value="300" calcext:value-type="float">
            <text:p>300</text:p>
          </table:table-cell>
          <table:table-cell table:style-name="ce26" office:value-type="string" calcext:value-type="string">
            <text:p>5 hrs</text:p>
          </table:table-cell>
          <table:table-cell table:style-name="ce10" office:value-type="string" calcext:value-type="string">
            <text:p>Reading Refactoring Book by Martin Fowler</text:p>
          </table:table-cell>
          <table:table-cell table:style-name="ce11" table:number-columns-repeated="1019"/>
        </table:table-row>
        <table:table-row table:style-name="ro2">
          <table:table-cell/>
          <table:table-cell office:value-type="string" calcext:value-type="string">
            <text:p>design and implement a micro-services solution.</text:p>
          </table:table-cell>
          <table:table-cell table:number-columns-repeated="1022"/>
        </table:table-row>
        <table:table-row table:style-name="ro2">
          <table:table-cell/>
          <table:table-cell office:value-type="string" calcext:value-type="string">
            <text:p>solve cross-cutting concerns in a micro-services arch solution.</text:p>
          </table:table-cell>
          <table:table-cell table:number-columns-repeated="1022"/>
        </table:table-row>
        <table:table-row table:style-name="ro2">
          <table:table-cell/>
          <table:table-cell office:value-type="string" calcext:value-type="string">
            <text:p>design and implement an event driven architecture solution.</text:p>
          </table:table-cell>
          <table:table-cell table:number-columns-repeated="1022"/>
        </table:table-row>
        <table:table-row table:style-name="ro2">
          <table:table-cell office:value-type="string" calcext:value-type="string">
            <text:p>Shortlisted</text:p>
          </table:table-cell>
          <table:table-cell table:style-name="ce8" office:value-type="string" calcext:value-type="string">
            <text:p>refactor sentiment analysis and opinion mining solution in a language other then php</text:p>
          </table:table-cell>
          <table:table-cell table:number-columns-repeated="1022"/>
        </table:table-row>
        <table:table-row table:style-name="ro2">
          <table:table-cell office:value-type="string" calcext:value-type="string">
            <text:p>Shortlisted</text:p>
          </table:table-cell>
          <table:table-cell table:style-name="ce8" office:value-type="string" calcext:value-type="string">
            <text:p>refactor sculatics in a language other than php</text:p>
          </table:table-cell>
          <table:table-cell table:number-columns-repeated="1022"/>
        </table:table-row>
        <table:table-row table:style-name="ro3">
          <table:table-cell/>
          <table:table-cell office:value-type="string" calcext:value-type="string">
            <text:p>design and implement a small problem to perform unit testing, code coverage, mock testing, load testing, debugger, heap dump.</text:p>
          </table:table-cell>
          <table:table-cell table:number-columns-repeated="1022"/>
        </table:table-row>
        <table:table-row table:style-name="ro2">
          <table:table-cell/>
          <table:table-cell office:value-type="string" calcext:value-type="string">
            <text:p>design and implement a small problem to perform efficient logging.</text:p>
          </table:table-cell>
          <table:table-cell table:number-columns-repeated="1022"/>
        </table:table-row>
        <table:table-row table:style-name="ro4">
          <table:table-cell table:style-name="ce11"/>
          <table:table-cell office:value-type="string" calcext:value-type="string">
            <text:p>design and implement a small problem to perform TDD.</text:p>
          </table:table-cell>
          <table:table-cell table:style-name="ce26" office:value-type="float" office:value="7775" calcext:value-type="float">
            <text:p>7775</text:p>
          </table:table-cell>
          <table:table-cell table:style-name="ce26" office:value-type="string" calcext:value-type="string">
            <text:p>129 hr 35 mins</text:p>
          </table:table-cell>
          <table:table-cell table:style-name="ce11" office:value-type="string" calcext:value-type="string">
            <text:p>Currently reading Practical TDD and ATDD for java devs.</text:p>
            <text:p>Practicing TDD w/ Spring</text:p>
            <text:p>Practicing TDD w/ Python</text:p>
          </table:table-cell>
          <table:table-cell table:style-name="ce11" table:number-columns-repeated="1019"/>
        </table:table-row>
        <table:table-row table:style-name="ro3">
          <table:table-cell/>
          <table:table-cell office:value-type="string" calcext:value-type="string">
            <text:p>design and implement a industry size code to perform unit testing, code coverage, mock testing, load testing, debugger, heap dump.</text:p>
          </table:table-cell>
          <table:table-cell table:number-columns-repeated="1022"/>
        </table:table-row>
        <table:table-row table:style-name="ro2">
          <table:table-cell/>
          <table:table-cell office:value-type="string" calcext:value-type="string">
            <text:p>design and implement a industry size code to perform efficient logging.</text:p>
          </table:table-cell>
          <table:table-cell table:number-columns-repeated="1022"/>
        </table:table-row>
        <table:table-row table:style-name="ro3">
          <table:table-cell/>
          <table:table-cell office:value-type="string" calcext:value-type="string">
            <text:p>design and implement a small sized business problem in java and then re-implement that in python and clojure.</text:p>
          </table:table-cell>
          <table:table-cell table:number-columns-repeated="1022"/>
        </table:table-row>
        <table:table-row table:style-name="ro5">
          <table:table-cell table:style-name="ce11"/>
          <table:table-cell office:value-type="string" calcext:value-type="string">
            <text:p>design and implement a small sized business problem and use 'java modelling language'.</text:p>
          </table:table-cell>
          <table:table-cell table:style-name="ce26" office:value-type="float" office:value="90" calcext:value-type="float">
            <text:p>90</text:p>
          </table:table-cell>
          <table:table-cell table:style-name="ce26" office:value-type="string" calcext:value-type="string">
            <text:p>1 hr 30 mins</text:p>
          </table:table-cell>
          <table:table-cell office:value-type="string" calcext:value-type="string">
            <text:p>Looked at it and came across this: <text:a xlink:href="https://arxiv.org/pdf/1809.03162.pdf" xlink:type="simple">https://arxiv.org/pdf/1809.03162.pdf</text:a> and so it seems, the tools which verify whether the code is complaint with the JML or not are not yet up-to-expectations, not really feasible and practical to scale the JML approach for large code bases and also do not fully cover many scenarios.</text:p>
            <text:p/>
            <text:p>Looks like BDD or ATDD is a better appraoch than formal verifications.</text:p>
          </table:table-cell>
          <table:table-cell table:style-name="ce11" table:number-columns-repeated="1019"/>
        </table:table-row>
        <table:table-row table:style-name="ro5">
          <table:table-cell table:style-name="ce11"/>
          <table:table-cell office:value-type="string" calcext:value-type="string">
            <text:p>implement and solve a problem where you end up in a conflict with file push with git.</text:p>
            <text:p/>
            <text:p>And</text:p>
            <text:p/>
            <text:p><text:span text:style-name="T1">implement and solve a problem where you are to look through git history to see when was a particular change in the file was done.</text:span></text:p>
          </table:table-cell>
          <table:table-cell table:style-name="ce6" office:value-type="float" office:value="2280" calcext:value-type="float">
            <text:p>2280</text:p>
          </table:table-cell>
          <table:table-cell table:style-name="ce6" office:value-type="string" calcext:value-type="string">
            <text:p>38 hrs</text:p>
          </table:table-cell>
          <table:table-cell table:style-name="ce13" office:value-type="string" calcext:value-type="string">
            <text:p>Finished with multiple projects. Also have prepared a detailed documents with all screenshots and notes. Rest have to get on with it during project implementations.</text:p>
            <text:p/>
            <text:p>haven’t dealt w/ github and pull-requests as part of github, will do it on other projects.</text:p>
          </table:table-cell>
          <table:table-cell table:style-name="ce11" table:number-columns-repeated="1019"/>
        </table:table-row>
        <table:table-row table:style-name="ro3">
          <table:table-cell/>
          <table:table-cell office:value-type="string" calcext:value-type="string">
            <text:p>design and implement a small postgres problem with multiple tables and good load of data to fetch with multiple join and types of joins.</text:p>
          </table:table-cell>
          <table:table-cell table:number-columns-repeated="1022"/>
        </table:table-row>
        <table:table-row table:style-name="ro3">
          <table:table-cell/>
          <table:table-cell office:value-type="string" calcext:value-type="string">
            <text:p>design and implement a small postgres problem with probably 2-3 tables with great load of data and fetch data w/o and w/ indexes and gauge performance.</text:p>
          </table:table-cell>
          <table:table-cell table:number-columns-repeated="1022"/>
        </table:table-row>
        <table:table-row table:style-name="ro2">
          <table:table-cell office:value-type="string" calcext:value-type="string">
            <text:p>Shortlisted</text:p>
          </table:table-cell>
          <table:table-cell table:style-name="ce8" office:value-type="string" calcext:value-type="string">
            <text:p>design and implement a small postgres problem to implement sharding.</text:p>
          </table:table-cell>
          <table:table-cell table:number-columns-repeated="1022"/>
        </table:table-row>
        <table:table-row table:style-name="ro3">
          <table:table-cell office:value-type="string" calcext:value-type="string">
            <text:p>Shortlisted</text:p>
          </table:table-cell>
          <table:table-cell table:style-name="ce8" office:value-type="string" calcext:value-type="string">
            <text:p>design and implement a small postgre problem to implement denormalization and check the performance benefits out of it and also the problems that may arise.</text:p>
          </table:table-cell>
          <table:table-cell table:number-columns-repeated="1022"/>
        </table:table-row>
        <table:table-row table:style-name="ro3">
          <table:table-cell table:style-name="ce11"/>
          <table:table-cell office:value-type="string" calcext:value-type="string">
            <text:p>design and implement a small business problem to implement list, set, hashmap and tree in java and compare performance.</text:p>
          </table:table-cell>
          <table:table-cell table:style-name="ce26" office:value-type="float" office:value="2790" calcext:value-type="float">
            <text:p>2790</text:p>
          </table:table-cell>
          <table:table-cell table:style-name="ce26" office:value-type="string" calcext:value-type="string">
            <text:p>46 hrs 30 mins</text:p>
          </table:table-cell>
          <table:table-cell table:style-name="ce11" office:value-type="string" calcext:value-type="string">
            <text:p>used java microbenchmarking and documented all details pretty well.</text:p>
          </table:table-cell>
          <table:table-cell table:style-name="ce11" table:number-columns-repeated="1019"/>
        </table:table-row>
        <table:table-row table:style-name="ro2">
          <table:table-cell office:value-type="string" calcext:value-type="string">
            <text:p>Shortlisted</text:p>
          </table:table-cell>
          <table:table-cell table:style-name="ce8" office:value-type="string" calcext:value-type="string">
            <text:p>Re-factor an existing spring application into spring boot.</text:p>
          </table:table-cell>
          <table:table-cell table:number-columns-repeated="1022"/>
        </table:table-row>
        <table:table-row table:style-name="ro2">
          <table:table-cell/>
          <table:table-cell office:value-type="string" calcext:value-type="string">
            <text:p>Re-factor an existing jee application into spring boot.</text:p>
          </table:table-cell>
          <table:table-cell table:number-columns-repeated="1022"/>
        </table:table-row>
        <table:table-row table:style-name="ro2">
          <table:table-cell/>
          <table:table-cell office:value-type="string" calcext:value-type="string">
            <text:p>Re-factor an existing monolithic app into micro-services app.</text:p>
          </table:table-cell>
          <table:table-cell table:number-columns-repeated="1022"/>
        </table:table-row>
        <table:table-row table:style-name="ro3">
          <table:table-cell/>
          <table:table-cell office:value-type="string" calcext:value-type="string">
            <text:p>design and implement a small business logic to be validated by spring validator and also do the same w/o spring validator.</text:p>
          </table:table-cell>
          <table:table-cell table:number-columns-repeated="1022"/>
        </table:table-row>
        <table:table-row table:style-name="ro3">
          <table:table-cell/>
          <table:table-cell office:value-type="string" calcext:value-type="string">
            <text:p>design and implement a small business problem using thymeleaf, spring boot, spring validator and spring batch email.</text:p>
          </table:table-cell>
          <table:table-cell table:number-columns-repeated="1022"/>
        </table:table-row>
        <table:table-row table:style-name="ro2">
          <table:table-cell/>
          <table:table-cell office:value-type="string" calcext:value-type="string">
            <text:p>design and implement a small business problem with mongodb.</text:p>
          </table:table-cell>
          <table:table-cell table:number-columns-repeated="1022"/>
        </table:table-row>
        <table:table-row table:style-name="ro2">
          <table:table-cell/>
          <table:table-cell office:value-type="string" calcext:value-type="string">
            <text:p>design and implement a small business problem with mongodb and postgres.</text:p>
          </table:table-cell>
          <table:table-cell table:number-columns-repeated="1022"/>
        </table:table-row>
        <table:table-row table:style-name="ro3">
          <table:table-cell/>
          <table:table-cell office:value-type="string" calcext:value-type="string">
            <text:p>design and implement a small business problem using redis and do the same w/ memcached, compare.</text:p>
          </table:table-cell>
          <table:table-cell table:number-columns-repeated="1022"/>
        </table:table-row>
        <table:table-row table:style-name="ro2">
          <table:table-cell/>
          <table:table-cell office:value-type="string" calcext:value-type="string">
            <text:p>design and implement a small business problem with both redis and memcached.</text:p>
          </table:table-cell>
          <table:table-cell table:number-columns-repeated="1022"/>
        </table:table-row>
        <table:table-row table:style-name="ro2">
          <table:table-cell office:value-type="string" calcext:value-type="string">
            <text:p>Shortlisted</text:p>
          </table:table-cell>
          <table:table-cell table:style-name="ce8" office:value-type="string" calcext:value-type="string">
            <text:p>design and implement a monolithic application in aws.</text:p>
          </table:table-cell>
          <table:table-cell table:number-columns-repeated="1022"/>
        </table:table-row>
        <table:table-row table:style-name="ro2">
          <table:table-cell/>
          <table:table-cell office:value-type="string" calcext:value-type="string">
            <text:p>design and implement a micro-services application in aws.</text:p>
          </table:table-cell>
          <table:table-cell table:number-columns-repeated="1022"/>
        </table:table-row>
        <table:table-row table:style-name="ro2">
          <table:table-cell/>
          <table:table-cell office:value-type="string" calcext:value-type="string">
            <text:p>deisgn and implement a small business problem to make use of aws ec2, s3 and rds.</text:p>
          </table:table-cell>
          <table:table-cell table:number-columns-repeated="1022"/>
        </table:table-row>
        <table:table-row table:style-name="ro2">
          <table:table-cell/>
          <table:table-cell office:value-type="string" calcext:value-type="string">
            <text:p>design and implement a small business problem to make use of aws sns.</text:p>
          </table:table-cell>
          <table:table-cell table:number-columns-repeated="1022"/>
        </table:table-row>
        <table:table-row table:style-name="ro2">
          <table:table-cell/>
          <table:table-cell office:value-type="string" calcext:value-type="string">
            <text:p>design and implement a small business logic around implement 2 REST API’s.</text:p>
          </table:table-cell>
          <table:table-cell table:number-columns-repeated="1022"/>
        </table:table-row>
        <table:table-row table:style-name="ro3">
          <table:table-cell/>
          <table:table-cell office:value-type="string" calcext:value-type="string">
            <text:p>design and implement a small business logic to implement certain data structures in java, python and clojure.</text:p>
          </table:table-cell>
          <table:table-cell table:number-columns-repeated="1022"/>
        </table:table-row>
        <table:table-row table:style-name="ro3">
          <table:table-cell table:style-name="ce11"/>
          <table:table-cell office:value-type="string" calcext:value-type="string">
            <text:p>design and implement problems that can be analyzed using profiling tools like java visuamvm, perform heap dump analysis and analyze cpu and memory footprints.</text:p>
          </table:table-cell>
          <table:table-cell table:style-name="ce26" office:value-type="float" office:value="1435" calcext:value-type="float">
            <text:p>1435</text:p>
          </table:table-cell>
          <table:table-cell table:style-name="ce26" office:value-type="string" calcext:value-type="string">
            <text:p>23 hrs 55 mins</text:p>
          </table:table-cell>
          <table:table-cell table:style-name="ce11" table:number-columns-repeated="1020"/>
        </table:table-row>
        <table:table-row table:style-name="ro6">
          <table:table-cell office:value-type="string" calcext:value-type="string">
            <text:p>Shortlisted</text:p>
          </table:table-cell>
          <table:table-cell table:style-name="ce8" office:value-type="string" calcext:value-type="string">
            <text:p>design and implement a full-scale CI/CD approach with a custom developed code base.</text:p>
            <text:p>CI/CD should also contain static analysis, jmh as part of the cycle, because they should be done as first as possible in the cycle. Also other concepts like feature flags  should be part of this.</text:p>
          </table:table-cell>
          <table:table-cell table:number-columns-repeated="1022"/>
        </table:table-row>
        <table:table-row table:style-name="ro3">
          <table:table-cell office:value-type="string" calcext:value-type="string">
            <text:p>Shortlisted</text:p>
          </table:table-cell>
          <table:table-cell table:style-name="ce8" office:value-type="string" calcext:value-type="string">
            <text:p>Going through all projects and notes taken so far, re-reading, cleaning and consolidating stuff. This will help me revise, rewind, recollect and clean all stuff that I’ve done so far.</text:p>
          </table:table-cell>
          <table:table-cell table:number-columns-repeated="1022"/>
        </table:table-row>
        <table:table-row table:style-name="ro2" table:number-rows-repeated="1048529">
          <table:table-cell table:number-columns-repeated="1024"/>
        </table:table-row>
        <table:table-row table:style-name="ro2">
          <table:table-cell table:number-columns-repeated="1024"/>
        </table:table-row>
      </table:table>
      <table:table table:name="Sheet2" table:style-name="ta1">
        <table:table-column table:style-name="co7" table:default-cell-style-name="Default"/>
        <table:table-column table:style-name="co6" table:number-columns-repeated="4" table:default-cell-style-name="Default"/>
        <table:table-row table:style-name="ro2">
          <table:table-cell office:value-type="string" calcext:value-type="string">
            <text:p>list0</text:p>
          </table:table-cell>
          <table:table-cell office:value-type="string" calcext:value-type="string">
            <text:p>.add(trans</text:p>
          </table:table-cell>
          <table:table-cell office:value-type="float" office:value="0" calcext:value-type="float">
            <text:p>0</text:p>
          </table:table-cell>
          <table:table-cell office:value-type="string" calcext:value-type="string">
            <text:p>);</text:p>
          </table:table-cell>
          <table:table-cell table:formula="of:=COM.MICROSOFT.CONCAT([.A1];[.B1];[.C1];[.D1])" office:value-type="string" office:string-value="list0.add(trans0);" calcext:value-type="string">
            <text:p>list0.add(trans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 calcext:value-type="float">
            <text:p>1</text:p>
          </table:table-cell>
          <table:table-cell office:value-type="string" calcext:value-type="string">
            <text:p>);</text:p>
          </table:table-cell>
          <table:table-cell table:formula="of:=COM.MICROSOFT.CONCAT([.A2];[.B2];[.C2];[.D2])" office:value-type="string" office:string-value="list0.add(trans1);" calcext:value-type="string">
            <text:p>list0.add(trans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 calcext:value-type="float">
            <text:p>2</text:p>
          </table:table-cell>
          <table:table-cell office:value-type="string" calcext:value-type="string">
            <text:p>);</text:p>
          </table:table-cell>
          <table:table-cell table:formula="of:=COM.MICROSOFT.CONCAT([.A3];[.B3];[.C3];[.D3])" office:value-type="string" office:string-value="list0.add(trans2);" calcext:value-type="string">
            <text:p>list0.add(trans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 calcext:value-type="float">
            <text:p>3</text:p>
          </table:table-cell>
          <table:table-cell office:value-type="string" calcext:value-type="string">
            <text:p>);</text:p>
          </table:table-cell>
          <table:table-cell table:formula="of:=COM.MICROSOFT.CONCAT([.A4];[.B4];[.C4];[.D4])" office:value-type="string" office:string-value="list0.add(trans3);" calcext:value-type="string">
            <text:p>list0.add(trans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 calcext:value-type="float">
            <text:p>4</text:p>
          </table:table-cell>
          <table:table-cell office:value-type="string" calcext:value-type="string">
            <text:p>);</text:p>
          </table:table-cell>
          <table:table-cell table:formula="of:=COM.MICROSOFT.CONCAT([.A5];[.B5];[.C5];[.D5])" office:value-type="string" office:string-value="list0.add(trans4);" calcext:value-type="string">
            <text:p>list0.add(trans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 calcext:value-type="float">
            <text:p>5</text:p>
          </table:table-cell>
          <table:table-cell office:value-type="string" calcext:value-type="string">
            <text:p>);</text:p>
          </table:table-cell>
          <table:table-cell table:formula="of:=COM.MICROSOFT.CONCAT([.A6];[.B6];[.C6];[.D6])" office:value-type="string" office:string-value="list0.add(trans5);" calcext:value-type="string">
            <text:p>list0.add(trans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 calcext:value-type="float">
            <text:p>6</text:p>
          </table:table-cell>
          <table:table-cell office:value-type="string" calcext:value-type="string">
            <text:p>);</text:p>
          </table:table-cell>
          <table:table-cell table:formula="of:=COM.MICROSOFT.CONCAT([.A7];[.B7];[.C7];[.D7])" office:value-type="string" office:string-value="list0.add(trans6);" calcext:value-type="string">
            <text:p>list0.add(trans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 calcext:value-type="float">
            <text:p>7</text:p>
          </table:table-cell>
          <table:table-cell office:value-type="string" calcext:value-type="string">
            <text:p>);</text:p>
          </table:table-cell>
          <table:table-cell table:formula="of:=COM.MICROSOFT.CONCAT([.A8];[.B8];[.C8];[.D8])" office:value-type="string" office:string-value="list0.add(trans7);" calcext:value-type="string">
            <text:p>list0.add(trans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 calcext:value-type="float">
            <text:p>8</text:p>
          </table:table-cell>
          <table:table-cell office:value-type="string" calcext:value-type="string">
            <text:p>);</text:p>
          </table:table-cell>
          <table:table-cell table:formula="of:=COM.MICROSOFT.CONCAT([.A9];[.B9];[.C9];[.D9])" office:value-type="string" office:string-value="list0.add(trans8);" calcext:value-type="string">
            <text:p>list0.add(trans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 calcext:value-type="float">
            <text:p>9</text:p>
          </table:table-cell>
          <table:table-cell office:value-type="string" calcext:value-type="string">
            <text:p>);</text:p>
          </table:table-cell>
          <table:table-cell table:formula="of:=COM.MICROSOFT.CONCAT([.A10];[.B10];[.C10];[.D10])" office:value-type="string" office:string-value="list0.add(trans9);" calcext:value-type="string">
            <text:p>list0.add(trans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 calcext:value-type="float">
            <text:p>10</text:p>
          </table:table-cell>
          <table:table-cell office:value-type="string" calcext:value-type="string">
            <text:p>);</text:p>
          </table:table-cell>
          <table:table-cell table:formula="of:=COM.MICROSOFT.CONCAT([.A11];[.B11];[.C11];[.D11])" office:value-type="string" office:string-value="list0.add(trans10);" calcext:value-type="string">
            <text:p>list0.add(trans1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 calcext:value-type="float">
            <text:p>11</text:p>
          </table:table-cell>
          <table:table-cell office:value-type="string" calcext:value-type="string">
            <text:p>);</text:p>
          </table:table-cell>
          <table:table-cell table:formula="of:=COM.MICROSOFT.CONCAT([.A12];[.B12];[.C12];[.D12])" office:value-type="string" office:string-value="list0.add(trans11);" calcext:value-type="string">
            <text:p>list0.add(trans1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2" calcext:value-type="float">
            <text:p>12</text:p>
          </table:table-cell>
          <table:table-cell office:value-type="string" calcext:value-type="string">
            <text:p>);</text:p>
          </table:table-cell>
          <table:table-cell table:formula="of:=COM.MICROSOFT.CONCAT([.A13];[.B13];[.C13];[.D13])" office:value-type="string" office:string-value="list0.add(trans12);" calcext:value-type="string">
            <text:p>list0.add(trans1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3" calcext:value-type="float">
            <text:p>13</text:p>
          </table:table-cell>
          <table:table-cell office:value-type="string" calcext:value-type="string">
            <text:p>);</text:p>
          </table:table-cell>
          <table:table-cell table:formula="of:=COM.MICROSOFT.CONCAT([.A14];[.B14];[.C14];[.D14])" office:value-type="string" office:string-value="list0.add(trans13);" calcext:value-type="string">
            <text:p>list0.add(trans1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4" calcext:value-type="float">
            <text:p>14</text:p>
          </table:table-cell>
          <table:table-cell office:value-type="string" calcext:value-type="string">
            <text:p>);</text:p>
          </table:table-cell>
          <table:table-cell table:formula="of:=COM.MICROSOFT.CONCAT([.A15];[.B15];[.C15];[.D15])" office:value-type="string" office:string-value="list0.add(trans14);" calcext:value-type="string">
            <text:p>list0.add(trans1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5" calcext:value-type="float">
            <text:p>15</text:p>
          </table:table-cell>
          <table:table-cell office:value-type="string" calcext:value-type="string">
            <text:p>);</text:p>
          </table:table-cell>
          <table:table-cell table:formula="of:=COM.MICROSOFT.CONCAT([.A16];[.B16];[.C16];[.D16])" office:value-type="string" office:string-value="list0.add(trans15);" calcext:value-type="string">
            <text:p>list0.add(trans1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6" calcext:value-type="float">
            <text:p>16</text:p>
          </table:table-cell>
          <table:table-cell office:value-type="string" calcext:value-type="string">
            <text:p>);</text:p>
          </table:table-cell>
          <table:table-cell table:formula="of:=COM.MICROSOFT.CONCAT([.A17];[.B17];[.C17];[.D17])" office:value-type="string" office:string-value="list0.add(trans16);" calcext:value-type="string">
            <text:p>list0.add(trans1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7" calcext:value-type="float">
            <text:p>17</text:p>
          </table:table-cell>
          <table:table-cell office:value-type="string" calcext:value-type="string">
            <text:p>);</text:p>
          </table:table-cell>
          <table:table-cell table:formula="of:=COM.MICROSOFT.CONCAT([.A18];[.B18];[.C18];[.D18])" office:value-type="string" office:string-value="list0.add(trans17);" calcext:value-type="string">
            <text:p>list0.add(trans1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8" calcext:value-type="float">
            <text:p>18</text:p>
          </table:table-cell>
          <table:table-cell office:value-type="string" calcext:value-type="string">
            <text:p>);</text:p>
          </table:table-cell>
          <table:table-cell table:formula="of:=COM.MICROSOFT.CONCAT([.A19];[.B19];[.C19];[.D19])" office:value-type="string" office:string-value="list0.add(trans18);" calcext:value-type="string">
            <text:p>list0.add(trans1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9" calcext:value-type="float">
            <text:p>19</text:p>
          </table:table-cell>
          <table:table-cell office:value-type="string" calcext:value-type="string">
            <text:p>);</text:p>
          </table:table-cell>
          <table:table-cell table:formula="of:=COM.MICROSOFT.CONCAT([.A20];[.B20];[.C20];[.D20])" office:value-type="string" office:string-value="list0.add(trans19);" calcext:value-type="string">
            <text:p>list0.add(trans1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0" calcext:value-type="float">
            <text:p>20</text:p>
          </table:table-cell>
          <table:table-cell office:value-type="string" calcext:value-type="string">
            <text:p>);</text:p>
          </table:table-cell>
          <table:table-cell table:formula="of:=COM.MICROSOFT.CONCAT([.A21];[.B21];[.C21];[.D21])" office:value-type="string" office:string-value="list0.add(trans20);" calcext:value-type="string">
            <text:p>list0.add(trans2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1" calcext:value-type="float">
            <text:p>21</text:p>
          </table:table-cell>
          <table:table-cell office:value-type="string" calcext:value-type="string">
            <text:p>);</text:p>
          </table:table-cell>
          <table:table-cell table:formula="of:=COM.MICROSOFT.CONCAT([.A22];[.B22];[.C22];[.D22])" office:value-type="string" office:string-value="list0.add(trans21);" calcext:value-type="string">
            <text:p>list0.add(trans2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2" calcext:value-type="float">
            <text:p>22</text:p>
          </table:table-cell>
          <table:table-cell office:value-type="string" calcext:value-type="string">
            <text:p>);</text:p>
          </table:table-cell>
          <table:table-cell table:formula="of:=COM.MICROSOFT.CONCAT([.A23];[.B23];[.C23];[.D23])" office:value-type="string" office:string-value="list0.add(trans22);" calcext:value-type="string">
            <text:p>list0.add(trans2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3" calcext:value-type="float">
            <text:p>23</text:p>
          </table:table-cell>
          <table:table-cell office:value-type="string" calcext:value-type="string">
            <text:p>);</text:p>
          </table:table-cell>
          <table:table-cell table:formula="of:=COM.MICROSOFT.CONCAT([.A24];[.B24];[.C24];[.D24])" office:value-type="string" office:string-value="list0.add(trans23);" calcext:value-type="string">
            <text:p>list0.add(trans2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4" calcext:value-type="float">
            <text:p>24</text:p>
          </table:table-cell>
          <table:table-cell office:value-type="string" calcext:value-type="string">
            <text:p>);</text:p>
          </table:table-cell>
          <table:table-cell table:formula="of:=COM.MICROSOFT.CONCAT([.A25];[.B25];[.C25];[.D25])" office:value-type="string" office:string-value="list0.add(trans24);" calcext:value-type="string">
            <text:p>list0.add(trans2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5" calcext:value-type="float">
            <text:p>25</text:p>
          </table:table-cell>
          <table:table-cell office:value-type="string" calcext:value-type="string">
            <text:p>);</text:p>
          </table:table-cell>
          <table:table-cell table:formula="of:=COM.MICROSOFT.CONCAT([.A26];[.B26];[.C26];[.D26])" office:value-type="string" office:string-value="list0.add(trans25);" calcext:value-type="string">
            <text:p>list0.add(trans2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6" calcext:value-type="float">
            <text:p>26</text:p>
          </table:table-cell>
          <table:table-cell office:value-type="string" calcext:value-type="string">
            <text:p>);</text:p>
          </table:table-cell>
          <table:table-cell table:formula="of:=COM.MICROSOFT.CONCAT([.A27];[.B27];[.C27];[.D27])" office:value-type="string" office:string-value="list0.add(trans26);" calcext:value-type="string">
            <text:p>list0.add(trans2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7" calcext:value-type="float">
            <text:p>27</text:p>
          </table:table-cell>
          <table:table-cell office:value-type="string" calcext:value-type="string">
            <text:p>);</text:p>
          </table:table-cell>
          <table:table-cell table:formula="of:=COM.MICROSOFT.CONCAT([.A28];[.B28];[.C28];[.D28])" office:value-type="string" office:string-value="list0.add(trans27);" calcext:value-type="string">
            <text:p>list0.add(trans2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8" calcext:value-type="float">
            <text:p>28</text:p>
          </table:table-cell>
          <table:table-cell office:value-type="string" calcext:value-type="string">
            <text:p>);</text:p>
          </table:table-cell>
          <table:table-cell table:formula="of:=COM.MICROSOFT.CONCAT([.A29];[.B29];[.C29];[.D29])" office:value-type="string" office:string-value="list0.add(trans28);" calcext:value-type="string">
            <text:p>list0.add(trans2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9" calcext:value-type="float">
            <text:p>29</text:p>
          </table:table-cell>
          <table:table-cell office:value-type="string" calcext:value-type="string">
            <text:p>);</text:p>
          </table:table-cell>
          <table:table-cell table:formula="of:=COM.MICROSOFT.CONCAT([.A30];[.B30];[.C30];[.D30])" office:value-type="string" office:string-value="list0.add(trans29);" calcext:value-type="string">
            <text:p>list0.add(trans2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0" calcext:value-type="float">
            <text:p>30</text:p>
          </table:table-cell>
          <table:table-cell office:value-type="string" calcext:value-type="string">
            <text:p>);</text:p>
          </table:table-cell>
          <table:table-cell table:formula="of:=COM.MICROSOFT.CONCAT([.A31];[.B31];[.C31];[.D31])" office:value-type="string" office:string-value="list0.add(trans30);" calcext:value-type="string">
            <text:p>list0.add(trans3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1" calcext:value-type="float">
            <text:p>31</text:p>
          </table:table-cell>
          <table:table-cell office:value-type="string" calcext:value-type="string">
            <text:p>);</text:p>
          </table:table-cell>
          <table:table-cell table:formula="of:=COM.MICROSOFT.CONCAT([.A32];[.B32];[.C32];[.D32])" office:value-type="string" office:string-value="list0.add(trans31);" calcext:value-type="string">
            <text:p>list0.add(trans3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2" calcext:value-type="float">
            <text:p>32</text:p>
          </table:table-cell>
          <table:table-cell office:value-type="string" calcext:value-type="string">
            <text:p>);</text:p>
          </table:table-cell>
          <table:table-cell table:formula="of:=COM.MICROSOFT.CONCAT([.A33];[.B33];[.C33];[.D33])" office:value-type="string" office:string-value="list0.add(trans32);" calcext:value-type="string">
            <text:p>list0.add(trans3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3" calcext:value-type="float">
            <text:p>33</text:p>
          </table:table-cell>
          <table:table-cell office:value-type="string" calcext:value-type="string">
            <text:p>);</text:p>
          </table:table-cell>
          <table:table-cell table:formula="of:=COM.MICROSOFT.CONCAT([.A34];[.B34];[.C34];[.D34])" office:value-type="string" office:string-value="list0.add(trans33);" calcext:value-type="string">
            <text:p>list0.add(trans3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4" calcext:value-type="float">
            <text:p>34</text:p>
          </table:table-cell>
          <table:table-cell office:value-type="string" calcext:value-type="string">
            <text:p>);</text:p>
          </table:table-cell>
          <table:table-cell table:formula="of:=COM.MICROSOFT.CONCAT([.A35];[.B35];[.C35];[.D35])" office:value-type="string" office:string-value="list0.add(trans34);" calcext:value-type="string">
            <text:p>list0.add(trans3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5" calcext:value-type="float">
            <text:p>35</text:p>
          </table:table-cell>
          <table:table-cell office:value-type="string" calcext:value-type="string">
            <text:p>);</text:p>
          </table:table-cell>
          <table:table-cell table:formula="of:=COM.MICROSOFT.CONCAT([.A36];[.B36];[.C36];[.D36])" office:value-type="string" office:string-value="list0.add(trans35);" calcext:value-type="string">
            <text:p>list0.add(trans3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6" calcext:value-type="float">
            <text:p>36</text:p>
          </table:table-cell>
          <table:table-cell office:value-type="string" calcext:value-type="string">
            <text:p>);</text:p>
          </table:table-cell>
          <table:table-cell table:formula="of:=COM.MICROSOFT.CONCAT([.A37];[.B37];[.C37];[.D37])" office:value-type="string" office:string-value="list0.add(trans36);" calcext:value-type="string">
            <text:p>list0.add(trans3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7" calcext:value-type="float">
            <text:p>37</text:p>
          </table:table-cell>
          <table:table-cell office:value-type="string" calcext:value-type="string">
            <text:p>);</text:p>
          </table:table-cell>
          <table:table-cell table:formula="of:=COM.MICROSOFT.CONCAT([.A38];[.B38];[.C38];[.D38])" office:value-type="string" office:string-value="list0.add(trans37);" calcext:value-type="string">
            <text:p>list0.add(trans3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8" calcext:value-type="float">
            <text:p>38</text:p>
          </table:table-cell>
          <table:table-cell office:value-type="string" calcext:value-type="string">
            <text:p>);</text:p>
          </table:table-cell>
          <table:table-cell table:formula="of:=COM.MICROSOFT.CONCAT([.A39];[.B39];[.C39];[.D39])" office:value-type="string" office:string-value="list0.add(trans38);" calcext:value-type="string">
            <text:p>list0.add(trans3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9" calcext:value-type="float">
            <text:p>39</text:p>
          </table:table-cell>
          <table:table-cell office:value-type="string" calcext:value-type="string">
            <text:p>);</text:p>
          </table:table-cell>
          <table:table-cell table:formula="of:=COM.MICROSOFT.CONCAT([.A40];[.B40];[.C40];[.D40])" office:value-type="string" office:string-value="list0.add(trans39);" calcext:value-type="string">
            <text:p>list0.add(trans3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0" calcext:value-type="float">
            <text:p>40</text:p>
          </table:table-cell>
          <table:table-cell office:value-type="string" calcext:value-type="string">
            <text:p>);</text:p>
          </table:table-cell>
          <table:table-cell table:formula="of:=COM.MICROSOFT.CONCAT([.A41];[.B41];[.C41];[.D41])" office:value-type="string" office:string-value="list0.add(trans40);" calcext:value-type="string">
            <text:p>list0.add(trans4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1" calcext:value-type="float">
            <text:p>41</text:p>
          </table:table-cell>
          <table:table-cell office:value-type="string" calcext:value-type="string">
            <text:p>);</text:p>
          </table:table-cell>
          <table:table-cell table:formula="of:=COM.MICROSOFT.CONCAT([.A42];[.B42];[.C42];[.D42])" office:value-type="string" office:string-value="list0.add(trans41);" calcext:value-type="string">
            <text:p>list0.add(trans4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2" calcext:value-type="float">
            <text:p>42</text:p>
          </table:table-cell>
          <table:table-cell office:value-type="string" calcext:value-type="string">
            <text:p>);</text:p>
          </table:table-cell>
          <table:table-cell table:formula="of:=COM.MICROSOFT.CONCAT([.A43];[.B43];[.C43];[.D43])" office:value-type="string" office:string-value="list0.add(trans42);" calcext:value-type="string">
            <text:p>list0.add(trans4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3" calcext:value-type="float">
            <text:p>43</text:p>
          </table:table-cell>
          <table:table-cell office:value-type="string" calcext:value-type="string">
            <text:p>);</text:p>
          </table:table-cell>
          <table:table-cell table:formula="of:=COM.MICROSOFT.CONCAT([.A44];[.B44];[.C44];[.D44])" office:value-type="string" office:string-value="list0.add(trans43);" calcext:value-type="string">
            <text:p>list0.add(trans4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4" calcext:value-type="float">
            <text:p>44</text:p>
          </table:table-cell>
          <table:table-cell office:value-type="string" calcext:value-type="string">
            <text:p>);</text:p>
          </table:table-cell>
          <table:table-cell table:formula="of:=COM.MICROSOFT.CONCAT([.A45];[.B45];[.C45];[.D45])" office:value-type="string" office:string-value="list0.add(trans44);" calcext:value-type="string">
            <text:p>list0.add(trans4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5" calcext:value-type="float">
            <text:p>45</text:p>
          </table:table-cell>
          <table:table-cell office:value-type="string" calcext:value-type="string">
            <text:p>);</text:p>
          </table:table-cell>
          <table:table-cell table:formula="of:=COM.MICROSOFT.CONCAT([.A46];[.B46];[.C46];[.D46])" office:value-type="string" office:string-value="list0.add(trans45);" calcext:value-type="string">
            <text:p>list0.add(trans4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6" calcext:value-type="float">
            <text:p>46</text:p>
          </table:table-cell>
          <table:table-cell office:value-type="string" calcext:value-type="string">
            <text:p>);</text:p>
          </table:table-cell>
          <table:table-cell table:formula="of:=COM.MICROSOFT.CONCAT([.A47];[.B47];[.C47];[.D47])" office:value-type="string" office:string-value="list0.add(trans46);" calcext:value-type="string">
            <text:p>list0.add(trans4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7" calcext:value-type="float">
            <text:p>47</text:p>
          </table:table-cell>
          <table:table-cell office:value-type="string" calcext:value-type="string">
            <text:p>);</text:p>
          </table:table-cell>
          <table:table-cell table:formula="of:=COM.MICROSOFT.CONCAT([.A48];[.B48];[.C48];[.D48])" office:value-type="string" office:string-value="list0.add(trans47);" calcext:value-type="string">
            <text:p>list0.add(trans4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8" calcext:value-type="float">
            <text:p>48</text:p>
          </table:table-cell>
          <table:table-cell office:value-type="string" calcext:value-type="string">
            <text:p>);</text:p>
          </table:table-cell>
          <table:table-cell table:formula="of:=COM.MICROSOFT.CONCAT([.A49];[.B49];[.C49];[.D49])" office:value-type="string" office:string-value="list0.add(trans48);" calcext:value-type="string">
            <text:p>list0.add(trans4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9" calcext:value-type="float">
            <text:p>49</text:p>
          </table:table-cell>
          <table:table-cell office:value-type="string" calcext:value-type="string">
            <text:p>);</text:p>
          </table:table-cell>
          <table:table-cell table:formula="of:=COM.MICROSOFT.CONCAT([.A50];[.B50];[.C50];[.D50])" office:value-type="string" office:string-value="list0.add(trans49);" calcext:value-type="string">
            <text:p>list0.add(trans4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0" calcext:value-type="float">
            <text:p>50</text:p>
          </table:table-cell>
          <table:table-cell office:value-type="string" calcext:value-type="string">
            <text:p>);</text:p>
          </table:table-cell>
          <table:table-cell table:formula="of:=COM.MICROSOFT.CONCAT([.A51];[.B51];[.C51];[.D51])" office:value-type="string" office:string-value="list0.add(trans50);" calcext:value-type="string">
            <text:p>list0.add(trans5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1" calcext:value-type="float">
            <text:p>51</text:p>
          </table:table-cell>
          <table:table-cell office:value-type="string" calcext:value-type="string">
            <text:p>);</text:p>
          </table:table-cell>
          <table:table-cell table:formula="of:=COM.MICROSOFT.CONCAT([.A52];[.B52];[.C52];[.D52])" office:value-type="string" office:string-value="list0.add(trans51);" calcext:value-type="string">
            <text:p>list0.add(trans5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2" calcext:value-type="float">
            <text:p>52</text:p>
          </table:table-cell>
          <table:table-cell office:value-type="string" calcext:value-type="string">
            <text:p>);</text:p>
          </table:table-cell>
          <table:table-cell table:formula="of:=COM.MICROSOFT.CONCAT([.A53];[.B53];[.C53];[.D53])" office:value-type="string" office:string-value="list0.add(trans52);" calcext:value-type="string">
            <text:p>list0.add(trans5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3" calcext:value-type="float">
            <text:p>53</text:p>
          </table:table-cell>
          <table:table-cell office:value-type="string" calcext:value-type="string">
            <text:p>);</text:p>
          </table:table-cell>
          <table:table-cell table:formula="of:=COM.MICROSOFT.CONCAT([.A54];[.B54];[.C54];[.D54])" office:value-type="string" office:string-value="list0.add(trans53);" calcext:value-type="string">
            <text:p>list0.add(trans5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4" calcext:value-type="float">
            <text:p>54</text:p>
          </table:table-cell>
          <table:table-cell office:value-type="string" calcext:value-type="string">
            <text:p>);</text:p>
          </table:table-cell>
          <table:table-cell table:formula="of:=COM.MICROSOFT.CONCAT([.A55];[.B55];[.C55];[.D55])" office:value-type="string" office:string-value="list0.add(trans54);" calcext:value-type="string">
            <text:p>list0.add(trans5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5" calcext:value-type="float">
            <text:p>55</text:p>
          </table:table-cell>
          <table:table-cell office:value-type="string" calcext:value-type="string">
            <text:p>);</text:p>
          </table:table-cell>
          <table:table-cell table:formula="of:=COM.MICROSOFT.CONCAT([.A56];[.B56];[.C56];[.D56])" office:value-type="string" office:string-value="list0.add(trans55);" calcext:value-type="string">
            <text:p>list0.add(trans5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6" calcext:value-type="float">
            <text:p>56</text:p>
          </table:table-cell>
          <table:table-cell office:value-type="string" calcext:value-type="string">
            <text:p>);</text:p>
          </table:table-cell>
          <table:table-cell table:formula="of:=COM.MICROSOFT.CONCAT([.A57];[.B57];[.C57];[.D57])" office:value-type="string" office:string-value="list0.add(trans56);" calcext:value-type="string">
            <text:p>list0.add(trans5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7" calcext:value-type="float">
            <text:p>57</text:p>
          </table:table-cell>
          <table:table-cell office:value-type="string" calcext:value-type="string">
            <text:p>);</text:p>
          </table:table-cell>
          <table:table-cell table:formula="of:=COM.MICROSOFT.CONCAT([.A58];[.B58];[.C58];[.D58])" office:value-type="string" office:string-value="list0.add(trans57);" calcext:value-type="string">
            <text:p>list0.add(trans5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8" calcext:value-type="float">
            <text:p>58</text:p>
          </table:table-cell>
          <table:table-cell office:value-type="string" calcext:value-type="string">
            <text:p>);</text:p>
          </table:table-cell>
          <table:table-cell table:formula="of:=COM.MICROSOFT.CONCAT([.A59];[.B59];[.C59];[.D59])" office:value-type="string" office:string-value="list0.add(trans58);" calcext:value-type="string">
            <text:p>list0.add(trans5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9" calcext:value-type="float">
            <text:p>59</text:p>
          </table:table-cell>
          <table:table-cell office:value-type="string" calcext:value-type="string">
            <text:p>);</text:p>
          </table:table-cell>
          <table:table-cell table:formula="of:=COM.MICROSOFT.CONCAT([.A60];[.B60];[.C60];[.D60])" office:value-type="string" office:string-value="list0.add(trans59);" calcext:value-type="string">
            <text:p>list0.add(trans5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0" calcext:value-type="float">
            <text:p>60</text:p>
          </table:table-cell>
          <table:table-cell office:value-type="string" calcext:value-type="string">
            <text:p>);</text:p>
          </table:table-cell>
          <table:table-cell table:formula="of:=COM.MICROSOFT.CONCAT([.A61];[.B61];[.C61];[.D61])" office:value-type="string" office:string-value="list0.add(trans60);" calcext:value-type="string">
            <text:p>list0.add(trans6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1" calcext:value-type="float">
            <text:p>61</text:p>
          </table:table-cell>
          <table:table-cell office:value-type="string" calcext:value-type="string">
            <text:p>);</text:p>
          </table:table-cell>
          <table:table-cell table:formula="of:=COM.MICROSOFT.CONCAT([.A62];[.B62];[.C62];[.D62])" office:value-type="string" office:string-value="list0.add(trans61);" calcext:value-type="string">
            <text:p>list0.add(trans6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2" calcext:value-type="float">
            <text:p>62</text:p>
          </table:table-cell>
          <table:table-cell office:value-type="string" calcext:value-type="string">
            <text:p>);</text:p>
          </table:table-cell>
          <table:table-cell table:formula="of:=COM.MICROSOFT.CONCAT([.A63];[.B63];[.C63];[.D63])" office:value-type="string" office:string-value="list0.add(trans62);" calcext:value-type="string">
            <text:p>list0.add(trans6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3" calcext:value-type="float">
            <text:p>63</text:p>
          </table:table-cell>
          <table:table-cell office:value-type="string" calcext:value-type="string">
            <text:p>);</text:p>
          </table:table-cell>
          <table:table-cell table:formula="of:=COM.MICROSOFT.CONCAT([.A64];[.B64];[.C64];[.D64])" office:value-type="string" office:string-value="list0.add(trans63);" calcext:value-type="string">
            <text:p>list0.add(trans6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4" calcext:value-type="float">
            <text:p>64</text:p>
          </table:table-cell>
          <table:table-cell office:value-type="string" calcext:value-type="string">
            <text:p>);</text:p>
          </table:table-cell>
          <table:table-cell table:formula="of:=COM.MICROSOFT.CONCAT([.A65];[.B65];[.C65];[.D65])" office:value-type="string" office:string-value="list0.add(trans64);" calcext:value-type="string">
            <text:p>list0.add(trans6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5" calcext:value-type="float">
            <text:p>65</text:p>
          </table:table-cell>
          <table:table-cell office:value-type="string" calcext:value-type="string">
            <text:p>);</text:p>
          </table:table-cell>
          <table:table-cell table:formula="of:=COM.MICROSOFT.CONCAT([.A66];[.B66];[.C66];[.D66])" office:value-type="string" office:string-value="list0.add(trans65);" calcext:value-type="string">
            <text:p>list0.add(trans6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6" calcext:value-type="float">
            <text:p>66</text:p>
          </table:table-cell>
          <table:table-cell office:value-type="string" calcext:value-type="string">
            <text:p>);</text:p>
          </table:table-cell>
          <table:table-cell table:formula="of:=COM.MICROSOFT.CONCAT([.A67];[.B67];[.C67];[.D67])" office:value-type="string" office:string-value="list0.add(trans66);" calcext:value-type="string">
            <text:p>list0.add(trans6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7" calcext:value-type="float">
            <text:p>67</text:p>
          </table:table-cell>
          <table:table-cell office:value-type="string" calcext:value-type="string">
            <text:p>);</text:p>
          </table:table-cell>
          <table:table-cell table:formula="of:=COM.MICROSOFT.CONCAT([.A68];[.B68];[.C68];[.D68])" office:value-type="string" office:string-value="list0.add(trans67);" calcext:value-type="string">
            <text:p>list0.add(trans6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8" calcext:value-type="float">
            <text:p>68</text:p>
          </table:table-cell>
          <table:table-cell office:value-type="string" calcext:value-type="string">
            <text:p>);</text:p>
          </table:table-cell>
          <table:table-cell table:formula="of:=COM.MICROSOFT.CONCAT([.A69];[.B69];[.C69];[.D69])" office:value-type="string" office:string-value="list0.add(trans68);" calcext:value-type="string">
            <text:p>list0.add(trans6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9" calcext:value-type="float">
            <text:p>69</text:p>
          </table:table-cell>
          <table:table-cell office:value-type="string" calcext:value-type="string">
            <text:p>);</text:p>
          </table:table-cell>
          <table:table-cell table:formula="of:=COM.MICROSOFT.CONCAT([.A70];[.B70];[.C70];[.D70])" office:value-type="string" office:string-value="list0.add(trans69);" calcext:value-type="string">
            <text:p>list0.add(trans6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0" calcext:value-type="float">
            <text:p>70</text:p>
          </table:table-cell>
          <table:table-cell office:value-type="string" calcext:value-type="string">
            <text:p>);</text:p>
          </table:table-cell>
          <table:table-cell table:formula="of:=COM.MICROSOFT.CONCAT([.A71];[.B71];[.C71];[.D71])" office:value-type="string" office:string-value="list0.add(trans70);" calcext:value-type="string">
            <text:p>list0.add(trans7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1" calcext:value-type="float">
            <text:p>71</text:p>
          </table:table-cell>
          <table:table-cell office:value-type="string" calcext:value-type="string">
            <text:p>);</text:p>
          </table:table-cell>
          <table:table-cell table:formula="of:=COM.MICROSOFT.CONCAT([.A72];[.B72];[.C72];[.D72])" office:value-type="string" office:string-value="list0.add(trans71);" calcext:value-type="string">
            <text:p>list0.add(trans7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2" calcext:value-type="float">
            <text:p>72</text:p>
          </table:table-cell>
          <table:table-cell office:value-type="string" calcext:value-type="string">
            <text:p>);</text:p>
          </table:table-cell>
          <table:table-cell table:formula="of:=COM.MICROSOFT.CONCAT([.A73];[.B73];[.C73];[.D73])" office:value-type="string" office:string-value="list0.add(trans72);" calcext:value-type="string">
            <text:p>list0.add(trans7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3" calcext:value-type="float">
            <text:p>73</text:p>
          </table:table-cell>
          <table:table-cell office:value-type="string" calcext:value-type="string">
            <text:p>);</text:p>
          </table:table-cell>
          <table:table-cell table:formula="of:=COM.MICROSOFT.CONCAT([.A74];[.B74];[.C74];[.D74])" office:value-type="string" office:string-value="list0.add(trans73);" calcext:value-type="string">
            <text:p>list0.add(trans7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4" calcext:value-type="float">
            <text:p>74</text:p>
          </table:table-cell>
          <table:table-cell office:value-type="string" calcext:value-type="string">
            <text:p>);</text:p>
          </table:table-cell>
          <table:table-cell table:formula="of:=COM.MICROSOFT.CONCAT([.A75];[.B75];[.C75];[.D75])" office:value-type="string" office:string-value="list0.add(trans74);" calcext:value-type="string">
            <text:p>list0.add(trans7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5" calcext:value-type="float">
            <text:p>75</text:p>
          </table:table-cell>
          <table:table-cell office:value-type="string" calcext:value-type="string">
            <text:p>);</text:p>
          </table:table-cell>
          <table:table-cell table:formula="of:=COM.MICROSOFT.CONCAT([.A76];[.B76];[.C76];[.D76])" office:value-type="string" office:string-value="list0.add(trans75);" calcext:value-type="string">
            <text:p>list0.add(trans7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6" calcext:value-type="float">
            <text:p>76</text:p>
          </table:table-cell>
          <table:table-cell office:value-type="string" calcext:value-type="string">
            <text:p>);</text:p>
          </table:table-cell>
          <table:table-cell table:formula="of:=COM.MICROSOFT.CONCAT([.A77];[.B77];[.C77];[.D77])" office:value-type="string" office:string-value="list0.add(trans76);" calcext:value-type="string">
            <text:p>list0.add(trans7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7" calcext:value-type="float">
            <text:p>77</text:p>
          </table:table-cell>
          <table:table-cell office:value-type="string" calcext:value-type="string">
            <text:p>);</text:p>
          </table:table-cell>
          <table:table-cell table:formula="of:=COM.MICROSOFT.CONCAT([.A78];[.B78];[.C78];[.D78])" office:value-type="string" office:string-value="list0.add(trans77);" calcext:value-type="string">
            <text:p>list0.add(trans7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8" calcext:value-type="float">
            <text:p>78</text:p>
          </table:table-cell>
          <table:table-cell office:value-type="string" calcext:value-type="string">
            <text:p>);</text:p>
          </table:table-cell>
          <table:table-cell table:formula="of:=COM.MICROSOFT.CONCAT([.A79];[.B79];[.C79];[.D79])" office:value-type="string" office:string-value="list0.add(trans78);" calcext:value-type="string">
            <text:p>list0.add(trans7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9" calcext:value-type="float">
            <text:p>79</text:p>
          </table:table-cell>
          <table:table-cell office:value-type="string" calcext:value-type="string">
            <text:p>);</text:p>
          </table:table-cell>
          <table:table-cell table:formula="of:=COM.MICROSOFT.CONCAT([.A80];[.B80];[.C80];[.D80])" office:value-type="string" office:string-value="list0.add(trans79);" calcext:value-type="string">
            <text:p>list0.add(trans7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0" calcext:value-type="float">
            <text:p>80</text:p>
          </table:table-cell>
          <table:table-cell office:value-type="string" calcext:value-type="string">
            <text:p>);</text:p>
          </table:table-cell>
          <table:table-cell table:formula="of:=COM.MICROSOFT.CONCAT([.A81];[.B81];[.C81];[.D81])" office:value-type="string" office:string-value="list0.add(trans80);" calcext:value-type="string">
            <text:p>list0.add(trans8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1" calcext:value-type="float">
            <text:p>81</text:p>
          </table:table-cell>
          <table:table-cell office:value-type="string" calcext:value-type="string">
            <text:p>);</text:p>
          </table:table-cell>
          <table:table-cell table:formula="of:=COM.MICROSOFT.CONCAT([.A82];[.B82];[.C82];[.D82])" office:value-type="string" office:string-value="list0.add(trans81);" calcext:value-type="string">
            <text:p>list0.add(trans8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2" calcext:value-type="float">
            <text:p>82</text:p>
          </table:table-cell>
          <table:table-cell office:value-type="string" calcext:value-type="string">
            <text:p>);</text:p>
          </table:table-cell>
          <table:table-cell table:formula="of:=COM.MICROSOFT.CONCAT([.A83];[.B83];[.C83];[.D83])" office:value-type="string" office:string-value="list0.add(trans82);" calcext:value-type="string">
            <text:p>list0.add(trans8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3" calcext:value-type="float">
            <text:p>83</text:p>
          </table:table-cell>
          <table:table-cell office:value-type="string" calcext:value-type="string">
            <text:p>);</text:p>
          </table:table-cell>
          <table:table-cell table:formula="of:=COM.MICROSOFT.CONCAT([.A84];[.B84];[.C84];[.D84])" office:value-type="string" office:string-value="list0.add(trans83);" calcext:value-type="string">
            <text:p>list0.add(trans8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4" calcext:value-type="float">
            <text:p>84</text:p>
          </table:table-cell>
          <table:table-cell office:value-type="string" calcext:value-type="string">
            <text:p>);</text:p>
          </table:table-cell>
          <table:table-cell table:formula="of:=COM.MICROSOFT.CONCAT([.A85];[.B85];[.C85];[.D85])" office:value-type="string" office:string-value="list0.add(trans84);" calcext:value-type="string">
            <text:p>list0.add(trans8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5" calcext:value-type="float">
            <text:p>85</text:p>
          </table:table-cell>
          <table:table-cell office:value-type="string" calcext:value-type="string">
            <text:p>);</text:p>
          </table:table-cell>
          <table:table-cell table:formula="of:=COM.MICROSOFT.CONCAT([.A86];[.B86];[.C86];[.D86])" office:value-type="string" office:string-value="list0.add(trans85);" calcext:value-type="string">
            <text:p>list0.add(trans8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6" calcext:value-type="float">
            <text:p>86</text:p>
          </table:table-cell>
          <table:table-cell office:value-type="string" calcext:value-type="string">
            <text:p>);</text:p>
          </table:table-cell>
          <table:table-cell table:formula="of:=COM.MICROSOFT.CONCAT([.A87];[.B87];[.C87];[.D87])" office:value-type="string" office:string-value="list0.add(trans86);" calcext:value-type="string">
            <text:p>list0.add(trans8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7" calcext:value-type="float">
            <text:p>87</text:p>
          </table:table-cell>
          <table:table-cell office:value-type="string" calcext:value-type="string">
            <text:p>);</text:p>
          </table:table-cell>
          <table:table-cell table:formula="of:=COM.MICROSOFT.CONCAT([.A88];[.B88];[.C88];[.D88])" office:value-type="string" office:string-value="list0.add(trans87);" calcext:value-type="string">
            <text:p>list0.add(trans8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8" calcext:value-type="float">
            <text:p>88</text:p>
          </table:table-cell>
          <table:table-cell office:value-type="string" calcext:value-type="string">
            <text:p>);</text:p>
          </table:table-cell>
          <table:table-cell table:formula="of:=COM.MICROSOFT.CONCAT([.A89];[.B89];[.C89];[.D89])" office:value-type="string" office:string-value="list0.add(trans88);" calcext:value-type="string">
            <text:p>list0.add(trans8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9" calcext:value-type="float">
            <text:p>89</text:p>
          </table:table-cell>
          <table:table-cell office:value-type="string" calcext:value-type="string">
            <text:p>);</text:p>
          </table:table-cell>
          <table:table-cell table:formula="of:=COM.MICROSOFT.CONCAT([.A90];[.B90];[.C90];[.D90])" office:value-type="string" office:string-value="list0.add(trans89);" calcext:value-type="string">
            <text:p>list0.add(trans8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0" calcext:value-type="float">
            <text:p>90</text:p>
          </table:table-cell>
          <table:table-cell office:value-type="string" calcext:value-type="string">
            <text:p>);</text:p>
          </table:table-cell>
          <table:table-cell table:formula="of:=COM.MICROSOFT.CONCAT([.A91];[.B91];[.C91];[.D91])" office:value-type="string" office:string-value="list0.add(trans90);" calcext:value-type="string">
            <text:p>list0.add(trans9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1" calcext:value-type="float">
            <text:p>91</text:p>
          </table:table-cell>
          <table:table-cell office:value-type="string" calcext:value-type="string">
            <text:p>);</text:p>
          </table:table-cell>
          <table:table-cell table:formula="of:=COM.MICROSOFT.CONCAT([.A92];[.B92];[.C92];[.D92])" office:value-type="string" office:string-value="list0.add(trans91);" calcext:value-type="string">
            <text:p>list0.add(trans9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2" calcext:value-type="float">
            <text:p>92</text:p>
          </table:table-cell>
          <table:table-cell office:value-type="string" calcext:value-type="string">
            <text:p>);</text:p>
          </table:table-cell>
          <table:table-cell table:formula="of:=COM.MICROSOFT.CONCAT([.A93];[.B93];[.C93];[.D93])" office:value-type="string" office:string-value="list0.add(trans92);" calcext:value-type="string">
            <text:p>list0.add(trans9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3" calcext:value-type="float">
            <text:p>93</text:p>
          </table:table-cell>
          <table:table-cell office:value-type="string" calcext:value-type="string">
            <text:p>);</text:p>
          </table:table-cell>
          <table:table-cell table:formula="of:=COM.MICROSOFT.CONCAT([.A94];[.B94];[.C94];[.D94])" office:value-type="string" office:string-value="list0.add(trans93);" calcext:value-type="string">
            <text:p>list0.add(trans9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4" calcext:value-type="float">
            <text:p>94</text:p>
          </table:table-cell>
          <table:table-cell office:value-type="string" calcext:value-type="string">
            <text:p>);</text:p>
          </table:table-cell>
          <table:table-cell table:formula="of:=COM.MICROSOFT.CONCAT([.A95];[.B95];[.C95];[.D95])" office:value-type="string" office:string-value="list0.add(trans94);" calcext:value-type="string">
            <text:p>list0.add(trans9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5" calcext:value-type="float">
            <text:p>95</text:p>
          </table:table-cell>
          <table:table-cell office:value-type="string" calcext:value-type="string">
            <text:p>);</text:p>
          </table:table-cell>
          <table:table-cell table:formula="of:=COM.MICROSOFT.CONCAT([.A96];[.B96];[.C96];[.D96])" office:value-type="string" office:string-value="list0.add(trans95);" calcext:value-type="string">
            <text:p>list0.add(trans9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6" calcext:value-type="float">
            <text:p>96</text:p>
          </table:table-cell>
          <table:table-cell office:value-type="string" calcext:value-type="string">
            <text:p>);</text:p>
          </table:table-cell>
          <table:table-cell table:formula="of:=COM.MICROSOFT.CONCAT([.A97];[.B97];[.C97];[.D97])" office:value-type="string" office:string-value="list0.add(trans96);" calcext:value-type="string">
            <text:p>list0.add(trans9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7" calcext:value-type="float">
            <text:p>97</text:p>
          </table:table-cell>
          <table:table-cell office:value-type="string" calcext:value-type="string">
            <text:p>);</text:p>
          </table:table-cell>
          <table:table-cell table:formula="of:=COM.MICROSOFT.CONCAT([.A98];[.B98];[.C98];[.D98])" office:value-type="string" office:string-value="list0.add(trans97);" calcext:value-type="string">
            <text:p>list0.add(trans9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8" calcext:value-type="float">
            <text:p>98</text:p>
          </table:table-cell>
          <table:table-cell office:value-type="string" calcext:value-type="string">
            <text:p>);</text:p>
          </table:table-cell>
          <table:table-cell table:formula="of:=COM.MICROSOFT.CONCAT([.A99];[.B99];[.C99];[.D99])" office:value-type="string" office:string-value="list0.add(trans98);" calcext:value-type="string">
            <text:p>list0.add(trans9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9" calcext:value-type="float">
            <text:p>99</text:p>
          </table:table-cell>
          <table:table-cell office:value-type="string" calcext:value-type="string">
            <text:p>);</text:p>
          </table:table-cell>
          <table:table-cell table:formula="of:=COM.MICROSOFT.CONCAT([.A100];[.B100];[.C100];[.D100])" office:value-type="string" office:string-value="list0.add(trans99);" calcext:value-type="string">
            <text:p>list0.add(trans9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0" calcext:value-type="float">
            <text:p>100</text:p>
          </table:table-cell>
          <table:table-cell office:value-type="string" calcext:value-type="string">
            <text:p>);</text:p>
          </table:table-cell>
          <table:table-cell table:formula="of:=COM.MICROSOFT.CONCAT([.A101];[.B101];[.C101];[.D101])" office:value-type="string" office:string-value="list0.add(trans100);" calcext:value-type="string">
            <text:p>list0.add(trans10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1" calcext:value-type="float">
            <text:p>101</text:p>
          </table:table-cell>
          <table:table-cell office:value-type="string" calcext:value-type="string">
            <text:p>);</text:p>
          </table:table-cell>
          <table:table-cell table:formula="of:=COM.MICROSOFT.CONCAT([.A102];[.B102];[.C102];[.D102])" office:value-type="string" office:string-value="list0.add(trans101);" calcext:value-type="string">
            <text:p>list0.add(trans10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2" calcext:value-type="float">
            <text:p>102</text:p>
          </table:table-cell>
          <table:table-cell office:value-type="string" calcext:value-type="string">
            <text:p>);</text:p>
          </table:table-cell>
          <table:table-cell table:formula="of:=COM.MICROSOFT.CONCAT([.A103];[.B103];[.C103];[.D103])" office:value-type="string" office:string-value="list0.add(trans102);" calcext:value-type="string">
            <text:p>list0.add(trans10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3" calcext:value-type="float">
            <text:p>103</text:p>
          </table:table-cell>
          <table:table-cell office:value-type="string" calcext:value-type="string">
            <text:p>);</text:p>
          </table:table-cell>
          <table:table-cell table:formula="of:=COM.MICROSOFT.CONCAT([.A104];[.B104];[.C104];[.D104])" office:value-type="string" office:string-value="list0.add(trans103);" calcext:value-type="string">
            <text:p>list0.add(trans10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4" calcext:value-type="float">
            <text:p>104</text:p>
          </table:table-cell>
          <table:table-cell office:value-type="string" calcext:value-type="string">
            <text:p>);</text:p>
          </table:table-cell>
          <table:table-cell table:formula="of:=COM.MICROSOFT.CONCAT([.A105];[.B105];[.C105];[.D105])" office:value-type="string" office:string-value="list0.add(trans104);" calcext:value-type="string">
            <text:p>list0.add(trans10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5" calcext:value-type="float">
            <text:p>105</text:p>
          </table:table-cell>
          <table:table-cell office:value-type="string" calcext:value-type="string">
            <text:p>);</text:p>
          </table:table-cell>
          <table:table-cell table:formula="of:=COM.MICROSOFT.CONCAT([.A106];[.B106];[.C106];[.D106])" office:value-type="string" office:string-value="list0.add(trans105);" calcext:value-type="string">
            <text:p>list0.add(trans10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6" calcext:value-type="float">
            <text:p>106</text:p>
          </table:table-cell>
          <table:table-cell office:value-type="string" calcext:value-type="string">
            <text:p>);</text:p>
          </table:table-cell>
          <table:table-cell table:formula="of:=COM.MICROSOFT.CONCAT([.A107];[.B107];[.C107];[.D107])" office:value-type="string" office:string-value="list0.add(trans106);" calcext:value-type="string">
            <text:p>list0.add(trans10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7" calcext:value-type="float">
            <text:p>107</text:p>
          </table:table-cell>
          <table:table-cell office:value-type="string" calcext:value-type="string">
            <text:p>);</text:p>
          </table:table-cell>
          <table:table-cell table:formula="of:=COM.MICROSOFT.CONCAT([.A108];[.B108];[.C108];[.D108])" office:value-type="string" office:string-value="list0.add(trans107);" calcext:value-type="string">
            <text:p>list0.add(trans10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8" calcext:value-type="float">
            <text:p>108</text:p>
          </table:table-cell>
          <table:table-cell office:value-type="string" calcext:value-type="string">
            <text:p>);</text:p>
          </table:table-cell>
          <table:table-cell table:formula="of:=COM.MICROSOFT.CONCAT([.A109];[.B109];[.C109];[.D109])" office:value-type="string" office:string-value="list0.add(trans108);" calcext:value-type="string">
            <text:p>list0.add(trans10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9" calcext:value-type="float">
            <text:p>109</text:p>
          </table:table-cell>
          <table:table-cell office:value-type="string" calcext:value-type="string">
            <text:p>);</text:p>
          </table:table-cell>
          <table:table-cell table:formula="of:=COM.MICROSOFT.CONCAT([.A110];[.B110];[.C110];[.D110])" office:value-type="string" office:string-value="list0.add(trans109);" calcext:value-type="string">
            <text:p>list0.add(trans10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0" calcext:value-type="float">
            <text:p>110</text:p>
          </table:table-cell>
          <table:table-cell office:value-type="string" calcext:value-type="string">
            <text:p>);</text:p>
          </table:table-cell>
          <table:table-cell table:formula="of:=COM.MICROSOFT.CONCAT([.A111];[.B111];[.C111];[.D111])" office:value-type="string" office:string-value="list0.add(trans110);" calcext:value-type="string">
            <text:p>list0.add(trans11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1" calcext:value-type="float">
            <text:p>111</text:p>
          </table:table-cell>
          <table:table-cell office:value-type="string" calcext:value-type="string">
            <text:p>);</text:p>
          </table:table-cell>
          <table:table-cell table:formula="of:=COM.MICROSOFT.CONCAT([.A112];[.B112];[.C112];[.D112])" office:value-type="string" office:string-value="list0.add(trans111);" calcext:value-type="string">
            <text:p>list0.add(trans11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2" calcext:value-type="float">
            <text:p>112</text:p>
          </table:table-cell>
          <table:table-cell office:value-type="string" calcext:value-type="string">
            <text:p>);</text:p>
          </table:table-cell>
          <table:table-cell table:formula="of:=COM.MICROSOFT.CONCAT([.A113];[.B113];[.C113];[.D113])" office:value-type="string" office:string-value="list0.add(trans112);" calcext:value-type="string">
            <text:p>list0.add(trans11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3" calcext:value-type="float">
            <text:p>113</text:p>
          </table:table-cell>
          <table:table-cell office:value-type="string" calcext:value-type="string">
            <text:p>);</text:p>
          </table:table-cell>
          <table:table-cell table:formula="of:=COM.MICROSOFT.CONCAT([.A114];[.B114];[.C114];[.D114])" office:value-type="string" office:string-value="list0.add(trans113);" calcext:value-type="string">
            <text:p>list0.add(trans11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4" calcext:value-type="float">
            <text:p>114</text:p>
          </table:table-cell>
          <table:table-cell office:value-type="string" calcext:value-type="string">
            <text:p>);</text:p>
          </table:table-cell>
          <table:table-cell table:formula="of:=COM.MICROSOFT.CONCAT([.A115];[.B115];[.C115];[.D115])" office:value-type="string" office:string-value="list0.add(trans114);" calcext:value-type="string">
            <text:p>list0.add(trans11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5" calcext:value-type="float">
            <text:p>115</text:p>
          </table:table-cell>
          <table:table-cell office:value-type="string" calcext:value-type="string">
            <text:p>);</text:p>
          </table:table-cell>
          <table:table-cell table:formula="of:=COM.MICROSOFT.CONCAT([.A116];[.B116];[.C116];[.D116])" office:value-type="string" office:string-value="list0.add(trans115);" calcext:value-type="string">
            <text:p>list0.add(trans11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6" calcext:value-type="float">
            <text:p>116</text:p>
          </table:table-cell>
          <table:table-cell office:value-type="string" calcext:value-type="string">
            <text:p>);</text:p>
          </table:table-cell>
          <table:table-cell table:formula="of:=COM.MICROSOFT.CONCAT([.A117];[.B117];[.C117];[.D117])" office:value-type="string" office:string-value="list0.add(trans116);" calcext:value-type="string">
            <text:p>list0.add(trans11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7" calcext:value-type="float">
            <text:p>117</text:p>
          </table:table-cell>
          <table:table-cell office:value-type="string" calcext:value-type="string">
            <text:p>);</text:p>
          </table:table-cell>
          <table:table-cell table:formula="of:=COM.MICROSOFT.CONCAT([.A118];[.B118];[.C118];[.D118])" office:value-type="string" office:string-value="list0.add(trans117);" calcext:value-type="string">
            <text:p>list0.add(trans11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8" calcext:value-type="float">
            <text:p>118</text:p>
          </table:table-cell>
          <table:table-cell office:value-type="string" calcext:value-type="string">
            <text:p>);</text:p>
          </table:table-cell>
          <table:table-cell table:formula="of:=COM.MICROSOFT.CONCAT([.A119];[.B119];[.C119];[.D119])" office:value-type="string" office:string-value="list0.add(trans118);" calcext:value-type="string">
            <text:p>list0.add(trans11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9" calcext:value-type="float">
            <text:p>119</text:p>
          </table:table-cell>
          <table:table-cell office:value-type="string" calcext:value-type="string">
            <text:p>);</text:p>
          </table:table-cell>
          <table:table-cell table:formula="of:=COM.MICROSOFT.CONCAT([.A120];[.B120];[.C120];[.D120])" office:value-type="string" office:string-value="list0.add(trans119);" calcext:value-type="string">
            <text:p>list0.add(trans11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20" calcext:value-type="float">
            <text:p>120</text:p>
          </table:table-cell>
          <table:table-cell office:value-type="string" calcext:value-type="string">
            <text:p>);</text:p>
          </table:table-cell>
          <table:table-cell table:formula="of:=COM.MICROSOFT.CONCAT([.A121];[.B121];[.C121];[.D121])" office:value-type="string" office:string-value="list0.add(trans120);" calcext:value-type="string">
            <text:p>list0.add(trans12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21" calcext:value-type="float">
            <text:p>121</text:p>
          </table:table-cell>
          <table:table-cell office:value-type="string" calcext:value-type="string">
            <text:p>);</text:p>
          </table:table-cell>
          <table:table-cell table:formula="of:=COM.MICROSOFT.CONCAT([.A122];[.B122];[.C122];[.D122])" office:value-type="string" office:string-value="list0.add(trans121);" calcext:value-type="string">
            <text:p>list0.add(trans12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22" calcext:value-type="float">
            <text:p>122</text:p>
          </table:table-cell>
          <table:table-cell office:value-type="string" calcext:value-type="string">
            <text:p>);</text:p>
          </table:table-cell>
          <table:table-cell table:formula="of:=COM.MICROSOFT.CONCAT([.A123];[.B123];[.C123];[.D123])" office:value-type="string" office:string-value="list0.add(trans122);" calcext:value-type="string">
            <text:p>list0.add(trans12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23" calcext:value-type="float">
            <text:p>123</text:p>
          </table:table-cell>
          <table:table-cell office:value-type="string" calcext:value-type="string">
            <text:p>);</text:p>
          </table:table-cell>
          <table:table-cell table:formula="of:=COM.MICROSOFT.CONCAT([.A124];[.B124];[.C124];[.D124])" office:value-type="string" office:string-value="list0.add(trans123);" calcext:value-type="string">
            <text:p>list0.add(trans12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24" calcext:value-type="float">
            <text:p>124</text:p>
          </table:table-cell>
          <table:table-cell office:value-type="string" calcext:value-type="string">
            <text:p>);</text:p>
          </table:table-cell>
          <table:table-cell table:formula="of:=COM.MICROSOFT.CONCAT([.A125];[.B125];[.C125];[.D125])" office:value-type="string" office:string-value="list0.add(trans124);" calcext:value-type="string">
            <text:p>list0.add(trans12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25" calcext:value-type="float">
            <text:p>125</text:p>
          </table:table-cell>
          <table:table-cell office:value-type="string" calcext:value-type="string">
            <text:p>);</text:p>
          </table:table-cell>
          <table:table-cell table:formula="of:=COM.MICROSOFT.CONCAT([.A126];[.B126];[.C126];[.D126])" office:value-type="string" office:string-value="list0.add(trans125);" calcext:value-type="string">
            <text:p>list0.add(trans12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26" calcext:value-type="float">
            <text:p>126</text:p>
          </table:table-cell>
          <table:table-cell office:value-type="string" calcext:value-type="string">
            <text:p>);</text:p>
          </table:table-cell>
          <table:table-cell table:formula="of:=COM.MICROSOFT.CONCAT([.A127];[.B127];[.C127];[.D127])" office:value-type="string" office:string-value="list0.add(trans126);" calcext:value-type="string">
            <text:p>list0.add(trans12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27" calcext:value-type="float">
            <text:p>127</text:p>
          </table:table-cell>
          <table:table-cell office:value-type="string" calcext:value-type="string">
            <text:p>);</text:p>
          </table:table-cell>
          <table:table-cell table:formula="of:=COM.MICROSOFT.CONCAT([.A128];[.B128];[.C128];[.D128])" office:value-type="string" office:string-value="list0.add(trans127);" calcext:value-type="string">
            <text:p>list0.add(trans12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28" calcext:value-type="float">
            <text:p>128</text:p>
          </table:table-cell>
          <table:table-cell office:value-type="string" calcext:value-type="string">
            <text:p>);</text:p>
          </table:table-cell>
          <table:table-cell table:formula="of:=COM.MICROSOFT.CONCAT([.A129];[.B129];[.C129];[.D129])" office:value-type="string" office:string-value="list0.add(trans128);" calcext:value-type="string">
            <text:p>list0.add(trans12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29" calcext:value-type="float">
            <text:p>129</text:p>
          </table:table-cell>
          <table:table-cell office:value-type="string" calcext:value-type="string">
            <text:p>);</text:p>
          </table:table-cell>
          <table:table-cell table:formula="of:=COM.MICROSOFT.CONCAT([.A130];[.B130];[.C130];[.D130])" office:value-type="string" office:string-value="list0.add(trans129);" calcext:value-type="string">
            <text:p>list0.add(trans12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30" calcext:value-type="float">
            <text:p>130</text:p>
          </table:table-cell>
          <table:table-cell office:value-type="string" calcext:value-type="string">
            <text:p>);</text:p>
          </table:table-cell>
          <table:table-cell table:formula="of:=COM.MICROSOFT.CONCAT([.A131];[.B131];[.C131];[.D131])" office:value-type="string" office:string-value="list0.add(trans130);" calcext:value-type="string">
            <text:p>list0.add(trans13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31" calcext:value-type="float">
            <text:p>131</text:p>
          </table:table-cell>
          <table:table-cell office:value-type="string" calcext:value-type="string">
            <text:p>);</text:p>
          </table:table-cell>
          <table:table-cell table:formula="of:=COM.MICROSOFT.CONCAT([.A132];[.B132];[.C132];[.D132])" office:value-type="string" office:string-value="list0.add(trans131);" calcext:value-type="string">
            <text:p>list0.add(trans13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32" calcext:value-type="float">
            <text:p>132</text:p>
          </table:table-cell>
          <table:table-cell office:value-type="string" calcext:value-type="string">
            <text:p>);</text:p>
          </table:table-cell>
          <table:table-cell table:formula="of:=COM.MICROSOFT.CONCAT([.A133];[.B133];[.C133];[.D133])" office:value-type="string" office:string-value="list0.add(trans132);" calcext:value-type="string">
            <text:p>list0.add(trans13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33" calcext:value-type="float">
            <text:p>133</text:p>
          </table:table-cell>
          <table:table-cell office:value-type="string" calcext:value-type="string">
            <text:p>);</text:p>
          </table:table-cell>
          <table:table-cell table:formula="of:=COM.MICROSOFT.CONCAT([.A134];[.B134];[.C134];[.D134])" office:value-type="string" office:string-value="list0.add(trans133);" calcext:value-type="string">
            <text:p>list0.add(trans13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34" calcext:value-type="float">
            <text:p>134</text:p>
          </table:table-cell>
          <table:table-cell office:value-type="string" calcext:value-type="string">
            <text:p>);</text:p>
          </table:table-cell>
          <table:table-cell table:formula="of:=COM.MICROSOFT.CONCAT([.A135];[.B135];[.C135];[.D135])" office:value-type="string" office:string-value="list0.add(trans134);" calcext:value-type="string">
            <text:p>list0.add(trans13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35" calcext:value-type="float">
            <text:p>135</text:p>
          </table:table-cell>
          <table:table-cell office:value-type="string" calcext:value-type="string">
            <text:p>);</text:p>
          </table:table-cell>
          <table:table-cell table:formula="of:=COM.MICROSOFT.CONCAT([.A136];[.B136];[.C136];[.D136])" office:value-type="string" office:string-value="list0.add(trans135);" calcext:value-type="string">
            <text:p>list0.add(trans13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36" calcext:value-type="float">
            <text:p>136</text:p>
          </table:table-cell>
          <table:table-cell office:value-type="string" calcext:value-type="string">
            <text:p>);</text:p>
          </table:table-cell>
          <table:table-cell table:formula="of:=COM.MICROSOFT.CONCAT([.A137];[.B137];[.C137];[.D137])" office:value-type="string" office:string-value="list0.add(trans136);" calcext:value-type="string">
            <text:p>list0.add(trans13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37" calcext:value-type="float">
            <text:p>137</text:p>
          </table:table-cell>
          <table:table-cell office:value-type="string" calcext:value-type="string">
            <text:p>);</text:p>
          </table:table-cell>
          <table:table-cell table:formula="of:=COM.MICROSOFT.CONCAT([.A138];[.B138];[.C138];[.D138])" office:value-type="string" office:string-value="list0.add(trans137);" calcext:value-type="string">
            <text:p>list0.add(trans13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38" calcext:value-type="float">
            <text:p>138</text:p>
          </table:table-cell>
          <table:table-cell office:value-type="string" calcext:value-type="string">
            <text:p>);</text:p>
          </table:table-cell>
          <table:table-cell table:formula="of:=COM.MICROSOFT.CONCAT([.A139];[.B139];[.C139];[.D139])" office:value-type="string" office:string-value="list0.add(trans138);" calcext:value-type="string">
            <text:p>list0.add(trans13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39" calcext:value-type="float">
            <text:p>139</text:p>
          </table:table-cell>
          <table:table-cell office:value-type="string" calcext:value-type="string">
            <text:p>);</text:p>
          </table:table-cell>
          <table:table-cell table:formula="of:=COM.MICROSOFT.CONCAT([.A140];[.B140];[.C140];[.D140])" office:value-type="string" office:string-value="list0.add(trans139);" calcext:value-type="string">
            <text:p>list0.add(trans13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40" calcext:value-type="float">
            <text:p>140</text:p>
          </table:table-cell>
          <table:table-cell office:value-type="string" calcext:value-type="string">
            <text:p>);</text:p>
          </table:table-cell>
          <table:table-cell table:formula="of:=COM.MICROSOFT.CONCAT([.A141];[.B141];[.C141];[.D141])" office:value-type="string" office:string-value="list0.add(trans140);" calcext:value-type="string">
            <text:p>list0.add(trans14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41" calcext:value-type="float">
            <text:p>141</text:p>
          </table:table-cell>
          <table:table-cell office:value-type="string" calcext:value-type="string">
            <text:p>);</text:p>
          </table:table-cell>
          <table:table-cell table:formula="of:=COM.MICROSOFT.CONCAT([.A142];[.B142];[.C142];[.D142])" office:value-type="string" office:string-value="list0.add(trans141);" calcext:value-type="string">
            <text:p>list0.add(trans14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42" calcext:value-type="float">
            <text:p>142</text:p>
          </table:table-cell>
          <table:table-cell office:value-type="string" calcext:value-type="string">
            <text:p>);</text:p>
          </table:table-cell>
          <table:table-cell table:formula="of:=COM.MICROSOFT.CONCAT([.A143];[.B143];[.C143];[.D143])" office:value-type="string" office:string-value="list0.add(trans142);" calcext:value-type="string">
            <text:p>list0.add(trans14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43" calcext:value-type="float">
            <text:p>143</text:p>
          </table:table-cell>
          <table:table-cell office:value-type="string" calcext:value-type="string">
            <text:p>);</text:p>
          </table:table-cell>
          <table:table-cell table:formula="of:=COM.MICROSOFT.CONCAT([.A144];[.B144];[.C144];[.D144])" office:value-type="string" office:string-value="list0.add(trans143);" calcext:value-type="string">
            <text:p>list0.add(trans14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44" calcext:value-type="float">
            <text:p>144</text:p>
          </table:table-cell>
          <table:table-cell office:value-type="string" calcext:value-type="string">
            <text:p>);</text:p>
          </table:table-cell>
          <table:table-cell table:formula="of:=COM.MICROSOFT.CONCAT([.A145];[.B145];[.C145];[.D145])" office:value-type="string" office:string-value="list0.add(trans144);" calcext:value-type="string">
            <text:p>list0.add(trans14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45" calcext:value-type="float">
            <text:p>145</text:p>
          </table:table-cell>
          <table:table-cell office:value-type="string" calcext:value-type="string">
            <text:p>);</text:p>
          </table:table-cell>
          <table:table-cell table:formula="of:=COM.MICROSOFT.CONCAT([.A146];[.B146];[.C146];[.D146])" office:value-type="string" office:string-value="list0.add(trans145);" calcext:value-type="string">
            <text:p>list0.add(trans14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46" calcext:value-type="float">
            <text:p>146</text:p>
          </table:table-cell>
          <table:table-cell office:value-type="string" calcext:value-type="string">
            <text:p>);</text:p>
          </table:table-cell>
          <table:table-cell table:formula="of:=COM.MICROSOFT.CONCAT([.A147];[.B147];[.C147];[.D147])" office:value-type="string" office:string-value="list0.add(trans146);" calcext:value-type="string">
            <text:p>list0.add(trans14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47" calcext:value-type="float">
            <text:p>147</text:p>
          </table:table-cell>
          <table:table-cell office:value-type="string" calcext:value-type="string">
            <text:p>);</text:p>
          </table:table-cell>
          <table:table-cell table:formula="of:=COM.MICROSOFT.CONCAT([.A148];[.B148];[.C148];[.D148])" office:value-type="string" office:string-value="list0.add(trans147);" calcext:value-type="string">
            <text:p>list0.add(trans14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48" calcext:value-type="float">
            <text:p>148</text:p>
          </table:table-cell>
          <table:table-cell office:value-type="string" calcext:value-type="string">
            <text:p>);</text:p>
          </table:table-cell>
          <table:table-cell table:formula="of:=COM.MICROSOFT.CONCAT([.A149];[.B149];[.C149];[.D149])" office:value-type="string" office:string-value="list0.add(trans148);" calcext:value-type="string">
            <text:p>list0.add(trans14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49" calcext:value-type="float">
            <text:p>149</text:p>
          </table:table-cell>
          <table:table-cell office:value-type="string" calcext:value-type="string">
            <text:p>);</text:p>
          </table:table-cell>
          <table:table-cell table:formula="of:=COM.MICROSOFT.CONCAT([.A150];[.B150];[.C150];[.D150])" office:value-type="string" office:string-value="list0.add(trans149);" calcext:value-type="string">
            <text:p>list0.add(trans14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50" calcext:value-type="float">
            <text:p>150</text:p>
          </table:table-cell>
          <table:table-cell office:value-type="string" calcext:value-type="string">
            <text:p>);</text:p>
          </table:table-cell>
          <table:table-cell table:formula="of:=COM.MICROSOFT.CONCAT([.A151];[.B151];[.C151];[.D151])" office:value-type="string" office:string-value="list0.add(trans150);" calcext:value-type="string">
            <text:p>list0.add(trans15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51" calcext:value-type="float">
            <text:p>151</text:p>
          </table:table-cell>
          <table:table-cell office:value-type="string" calcext:value-type="string">
            <text:p>);</text:p>
          </table:table-cell>
          <table:table-cell table:formula="of:=COM.MICROSOFT.CONCAT([.A152];[.B152];[.C152];[.D152])" office:value-type="string" office:string-value="list0.add(trans151);" calcext:value-type="string">
            <text:p>list0.add(trans15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52" calcext:value-type="float">
            <text:p>152</text:p>
          </table:table-cell>
          <table:table-cell office:value-type="string" calcext:value-type="string">
            <text:p>);</text:p>
          </table:table-cell>
          <table:table-cell table:formula="of:=COM.MICROSOFT.CONCAT([.A153];[.B153];[.C153];[.D153])" office:value-type="string" office:string-value="list0.add(trans152);" calcext:value-type="string">
            <text:p>list0.add(trans15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53" calcext:value-type="float">
            <text:p>153</text:p>
          </table:table-cell>
          <table:table-cell office:value-type="string" calcext:value-type="string">
            <text:p>);</text:p>
          </table:table-cell>
          <table:table-cell table:formula="of:=COM.MICROSOFT.CONCAT([.A154];[.B154];[.C154];[.D154])" office:value-type="string" office:string-value="list0.add(trans153);" calcext:value-type="string">
            <text:p>list0.add(trans15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54" calcext:value-type="float">
            <text:p>154</text:p>
          </table:table-cell>
          <table:table-cell office:value-type="string" calcext:value-type="string">
            <text:p>);</text:p>
          </table:table-cell>
          <table:table-cell table:formula="of:=COM.MICROSOFT.CONCAT([.A155];[.B155];[.C155];[.D155])" office:value-type="string" office:string-value="list0.add(trans154);" calcext:value-type="string">
            <text:p>list0.add(trans15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55" calcext:value-type="float">
            <text:p>155</text:p>
          </table:table-cell>
          <table:table-cell office:value-type="string" calcext:value-type="string">
            <text:p>);</text:p>
          </table:table-cell>
          <table:table-cell table:formula="of:=COM.MICROSOFT.CONCAT([.A156];[.B156];[.C156];[.D156])" office:value-type="string" office:string-value="list0.add(trans155);" calcext:value-type="string">
            <text:p>list0.add(trans15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56" calcext:value-type="float">
            <text:p>156</text:p>
          </table:table-cell>
          <table:table-cell office:value-type="string" calcext:value-type="string">
            <text:p>);</text:p>
          </table:table-cell>
          <table:table-cell table:formula="of:=COM.MICROSOFT.CONCAT([.A157];[.B157];[.C157];[.D157])" office:value-type="string" office:string-value="list0.add(trans156);" calcext:value-type="string">
            <text:p>list0.add(trans15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57" calcext:value-type="float">
            <text:p>157</text:p>
          </table:table-cell>
          <table:table-cell office:value-type="string" calcext:value-type="string">
            <text:p>);</text:p>
          </table:table-cell>
          <table:table-cell table:formula="of:=COM.MICROSOFT.CONCAT([.A158];[.B158];[.C158];[.D158])" office:value-type="string" office:string-value="list0.add(trans157);" calcext:value-type="string">
            <text:p>list0.add(trans15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58" calcext:value-type="float">
            <text:p>158</text:p>
          </table:table-cell>
          <table:table-cell office:value-type="string" calcext:value-type="string">
            <text:p>);</text:p>
          </table:table-cell>
          <table:table-cell table:formula="of:=COM.MICROSOFT.CONCAT([.A159];[.B159];[.C159];[.D159])" office:value-type="string" office:string-value="list0.add(trans158);" calcext:value-type="string">
            <text:p>list0.add(trans15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59" calcext:value-type="float">
            <text:p>159</text:p>
          </table:table-cell>
          <table:table-cell office:value-type="string" calcext:value-type="string">
            <text:p>);</text:p>
          </table:table-cell>
          <table:table-cell table:formula="of:=COM.MICROSOFT.CONCAT([.A160];[.B160];[.C160];[.D160])" office:value-type="string" office:string-value="list0.add(trans159);" calcext:value-type="string">
            <text:p>list0.add(trans15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60" calcext:value-type="float">
            <text:p>160</text:p>
          </table:table-cell>
          <table:table-cell office:value-type="string" calcext:value-type="string">
            <text:p>);</text:p>
          </table:table-cell>
          <table:table-cell table:formula="of:=COM.MICROSOFT.CONCAT([.A161];[.B161];[.C161];[.D161])" office:value-type="string" office:string-value="list0.add(trans160);" calcext:value-type="string">
            <text:p>list0.add(trans16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61" calcext:value-type="float">
            <text:p>161</text:p>
          </table:table-cell>
          <table:table-cell office:value-type="string" calcext:value-type="string">
            <text:p>);</text:p>
          </table:table-cell>
          <table:table-cell table:formula="of:=COM.MICROSOFT.CONCAT([.A162];[.B162];[.C162];[.D162])" office:value-type="string" office:string-value="list0.add(trans161);" calcext:value-type="string">
            <text:p>list0.add(trans16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62" calcext:value-type="float">
            <text:p>162</text:p>
          </table:table-cell>
          <table:table-cell office:value-type="string" calcext:value-type="string">
            <text:p>);</text:p>
          </table:table-cell>
          <table:table-cell table:formula="of:=COM.MICROSOFT.CONCAT([.A163];[.B163];[.C163];[.D163])" office:value-type="string" office:string-value="list0.add(trans162);" calcext:value-type="string">
            <text:p>list0.add(trans16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63" calcext:value-type="float">
            <text:p>163</text:p>
          </table:table-cell>
          <table:table-cell office:value-type="string" calcext:value-type="string">
            <text:p>);</text:p>
          </table:table-cell>
          <table:table-cell table:formula="of:=COM.MICROSOFT.CONCAT([.A164];[.B164];[.C164];[.D164])" office:value-type="string" office:string-value="list0.add(trans163);" calcext:value-type="string">
            <text:p>list0.add(trans16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64" calcext:value-type="float">
            <text:p>164</text:p>
          </table:table-cell>
          <table:table-cell office:value-type="string" calcext:value-type="string">
            <text:p>);</text:p>
          </table:table-cell>
          <table:table-cell table:formula="of:=COM.MICROSOFT.CONCAT([.A165];[.B165];[.C165];[.D165])" office:value-type="string" office:string-value="list0.add(trans164);" calcext:value-type="string">
            <text:p>list0.add(trans16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65" calcext:value-type="float">
            <text:p>165</text:p>
          </table:table-cell>
          <table:table-cell office:value-type="string" calcext:value-type="string">
            <text:p>);</text:p>
          </table:table-cell>
          <table:table-cell table:formula="of:=COM.MICROSOFT.CONCAT([.A166];[.B166];[.C166];[.D166])" office:value-type="string" office:string-value="list0.add(trans165);" calcext:value-type="string">
            <text:p>list0.add(trans16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66" calcext:value-type="float">
            <text:p>166</text:p>
          </table:table-cell>
          <table:table-cell office:value-type="string" calcext:value-type="string">
            <text:p>);</text:p>
          </table:table-cell>
          <table:table-cell table:formula="of:=COM.MICROSOFT.CONCAT([.A167];[.B167];[.C167];[.D167])" office:value-type="string" office:string-value="list0.add(trans166);" calcext:value-type="string">
            <text:p>list0.add(trans16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67" calcext:value-type="float">
            <text:p>167</text:p>
          </table:table-cell>
          <table:table-cell office:value-type="string" calcext:value-type="string">
            <text:p>);</text:p>
          </table:table-cell>
          <table:table-cell table:formula="of:=COM.MICROSOFT.CONCAT([.A168];[.B168];[.C168];[.D168])" office:value-type="string" office:string-value="list0.add(trans167);" calcext:value-type="string">
            <text:p>list0.add(trans16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68" calcext:value-type="float">
            <text:p>168</text:p>
          </table:table-cell>
          <table:table-cell office:value-type="string" calcext:value-type="string">
            <text:p>);</text:p>
          </table:table-cell>
          <table:table-cell table:formula="of:=COM.MICROSOFT.CONCAT([.A169];[.B169];[.C169];[.D169])" office:value-type="string" office:string-value="list0.add(trans168);" calcext:value-type="string">
            <text:p>list0.add(trans16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69" calcext:value-type="float">
            <text:p>169</text:p>
          </table:table-cell>
          <table:table-cell office:value-type="string" calcext:value-type="string">
            <text:p>);</text:p>
          </table:table-cell>
          <table:table-cell table:formula="of:=COM.MICROSOFT.CONCAT([.A170];[.B170];[.C170];[.D170])" office:value-type="string" office:string-value="list0.add(trans169);" calcext:value-type="string">
            <text:p>list0.add(trans16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70" calcext:value-type="float">
            <text:p>170</text:p>
          </table:table-cell>
          <table:table-cell office:value-type="string" calcext:value-type="string">
            <text:p>);</text:p>
          </table:table-cell>
          <table:table-cell table:formula="of:=COM.MICROSOFT.CONCAT([.A171];[.B171];[.C171];[.D171])" office:value-type="string" office:string-value="list0.add(trans170);" calcext:value-type="string">
            <text:p>list0.add(trans17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71" calcext:value-type="float">
            <text:p>171</text:p>
          </table:table-cell>
          <table:table-cell office:value-type="string" calcext:value-type="string">
            <text:p>);</text:p>
          </table:table-cell>
          <table:table-cell table:formula="of:=COM.MICROSOFT.CONCAT([.A172];[.B172];[.C172];[.D172])" office:value-type="string" office:string-value="list0.add(trans171);" calcext:value-type="string">
            <text:p>list0.add(trans17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72" calcext:value-type="float">
            <text:p>172</text:p>
          </table:table-cell>
          <table:table-cell office:value-type="string" calcext:value-type="string">
            <text:p>);</text:p>
          </table:table-cell>
          <table:table-cell table:formula="of:=COM.MICROSOFT.CONCAT([.A173];[.B173];[.C173];[.D173])" office:value-type="string" office:string-value="list0.add(trans172);" calcext:value-type="string">
            <text:p>list0.add(trans17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73" calcext:value-type="float">
            <text:p>173</text:p>
          </table:table-cell>
          <table:table-cell office:value-type="string" calcext:value-type="string">
            <text:p>);</text:p>
          </table:table-cell>
          <table:table-cell table:formula="of:=COM.MICROSOFT.CONCAT([.A174];[.B174];[.C174];[.D174])" office:value-type="string" office:string-value="list0.add(trans173);" calcext:value-type="string">
            <text:p>list0.add(trans17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74" calcext:value-type="float">
            <text:p>174</text:p>
          </table:table-cell>
          <table:table-cell office:value-type="string" calcext:value-type="string">
            <text:p>);</text:p>
          </table:table-cell>
          <table:table-cell table:formula="of:=COM.MICROSOFT.CONCAT([.A175];[.B175];[.C175];[.D175])" office:value-type="string" office:string-value="list0.add(trans174);" calcext:value-type="string">
            <text:p>list0.add(trans17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75" calcext:value-type="float">
            <text:p>175</text:p>
          </table:table-cell>
          <table:table-cell office:value-type="string" calcext:value-type="string">
            <text:p>);</text:p>
          </table:table-cell>
          <table:table-cell table:formula="of:=COM.MICROSOFT.CONCAT([.A176];[.B176];[.C176];[.D176])" office:value-type="string" office:string-value="list0.add(trans175);" calcext:value-type="string">
            <text:p>list0.add(trans17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76" calcext:value-type="float">
            <text:p>176</text:p>
          </table:table-cell>
          <table:table-cell office:value-type="string" calcext:value-type="string">
            <text:p>);</text:p>
          </table:table-cell>
          <table:table-cell table:formula="of:=COM.MICROSOFT.CONCAT([.A177];[.B177];[.C177];[.D177])" office:value-type="string" office:string-value="list0.add(trans176);" calcext:value-type="string">
            <text:p>list0.add(trans17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77" calcext:value-type="float">
            <text:p>177</text:p>
          </table:table-cell>
          <table:table-cell office:value-type="string" calcext:value-type="string">
            <text:p>);</text:p>
          </table:table-cell>
          <table:table-cell table:formula="of:=COM.MICROSOFT.CONCAT([.A178];[.B178];[.C178];[.D178])" office:value-type="string" office:string-value="list0.add(trans177);" calcext:value-type="string">
            <text:p>list0.add(trans17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78" calcext:value-type="float">
            <text:p>178</text:p>
          </table:table-cell>
          <table:table-cell office:value-type="string" calcext:value-type="string">
            <text:p>);</text:p>
          </table:table-cell>
          <table:table-cell table:formula="of:=COM.MICROSOFT.CONCAT([.A179];[.B179];[.C179];[.D179])" office:value-type="string" office:string-value="list0.add(trans178);" calcext:value-type="string">
            <text:p>list0.add(trans17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79" calcext:value-type="float">
            <text:p>179</text:p>
          </table:table-cell>
          <table:table-cell office:value-type="string" calcext:value-type="string">
            <text:p>);</text:p>
          </table:table-cell>
          <table:table-cell table:formula="of:=COM.MICROSOFT.CONCAT([.A180];[.B180];[.C180];[.D180])" office:value-type="string" office:string-value="list0.add(trans179);" calcext:value-type="string">
            <text:p>list0.add(trans17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80" calcext:value-type="float">
            <text:p>180</text:p>
          </table:table-cell>
          <table:table-cell office:value-type="string" calcext:value-type="string">
            <text:p>);</text:p>
          </table:table-cell>
          <table:table-cell table:formula="of:=COM.MICROSOFT.CONCAT([.A181];[.B181];[.C181];[.D181])" office:value-type="string" office:string-value="list0.add(trans180);" calcext:value-type="string">
            <text:p>list0.add(trans18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81" calcext:value-type="float">
            <text:p>181</text:p>
          </table:table-cell>
          <table:table-cell office:value-type="string" calcext:value-type="string">
            <text:p>);</text:p>
          </table:table-cell>
          <table:table-cell table:formula="of:=COM.MICROSOFT.CONCAT([.A182];[.B182];[.C182];[.D182])" office:value-type="string" office:string-value="list0.add(trans181);" calcext:value-type="string">
            <text:p>list0.add(trans18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82" calcext:value-type="float">
            <text:p>182</text:p>
          </table:table-cell>
          <table:table-cell office:value-type="string" calcext:value-type="string">
            <text:p>);</text:p>
          </table:table-cell>
          <table:table-cell table:formula="of:=COM.MICROSOFT.CONCAT([.A183];[.B183];[.C183];[.D183])" office:value-type="string" office:string-value="list0.add(trans182);" calcext:value-type="string">
            <text:p>list0.add(trans18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83" calcext:value-type="float">
            <text:p>183</text:p>
          </table:table-cell>
          <table:table-cell office:value-type="string" calcext:value-type="string">
            <text:p>);</text:p>
          </table:table-cell>
          <table:table-cell table:formula="of:=COM.MICROSOFT.CONCAT([.A184];[.B184];[.C184];[.D184])" office:value-type="string" office:string-value="list0.add(trans183);" calcext:value-type="string">
            <text:p>list0.add(trans18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84" calcext:value-type="float">
            <text:p>184</text:p>
          </table:table-cell>
          <table:table-cell office:value-type="string" calcext:value-type="string">
            <text:p>);</text:p>
          </table:table-cell>
          <table:table-cell table:formula="of:=COM.MICROSOFT.CONCAT([.A185];[.B185];[.C185];[.D185])" office:value-type="string" office:string-value="list0.add(trans184);" calcext:value-type="string">
            <text:p>list0.add(trans18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85" calcext:value-type="float">
            <text:p>185</text:p>
          </table:table-cell>
          <table:table-cell office:value-type="string" calcext:value-type="string">
            <text:p>);</text:p>
          </table:table-cell>
          <table:table-cell table:formula="of:=COM.MICROSOFT.CONCAT([.A186];[.B186];[.C186];[.D186])" office:value-type="string" office:string-value="list0.add(trans185);" calcext:value-type="string">
            <text:p>list0.add(trans18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86" calcext:value-type="float">
            <text:p>186</text:p>
          </table:table-cell>
          <table:table-cell office:value-type="string" calcext:value-type="string">
            <text:p>);</text:p>
          </table:table-cell>
          <table:table-cell table:formula="of:=COM.MICROSOFT.CONCAT([.A187];[.B187];[.C187];[.D187])" office:value-type="string" office:string-value="list0.add(trans186);" calcext:value-type="string">
            <text:p>list0.add(trans18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87" calcext:value-type="float">
            <text:p>187</text:p>
          </table:table-cell>
          <table:table-cell office:value-type="string" calcext:value-type="string">
            <text:p>);</text:p>
          </table:table-cell>
          <table:table-cell table:formula="of:=COM.MICROSOFT.CONCAT([.A188];[.B188];[.C188];[.D188])" office:value-type="string" office:string-value="list0.add(trans187);" calcext:value-type="string">
            <text:p>list0.add(trans18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88" calcext:value-type="float">
            <text:p>188</text:p>
          </table:table-cell>
          <table:table-cell office:value-type="string" calcext:value-type="string">
            <text:p>);</text:p>
          </table:table-cell>
          <table:table-cell table:formula="of:=COM.MICROSOFT.CONCAT([.A189];[.B189];[.C189];[.D189])" office:value-type="string" office:string-value="list0.add(trans188);" calcext:value-type="string">
            <text:p>list0.add(trans18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89" calcext:value-type="float">
            <text:p>189</text:p>
          </table:table-cell>
          <table:table-cell office:value-type="string" calcext:value-type="string">
            <text:p>);</text:p>
          </table:table-cell>
          <table:table-cell table:formula="of:=COM.MICROSOFT.CONCAT([.A190];[.B190];[.C190];[.D190])" office:value-type="string" office:string-value="list0.add(trans189);" calcext:value-type="string">
            <text:p>list0.add(trans18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90" calcext:value-type="float">
            <text:p>190</text:p>
          </table:table-cell>
          <table:table-cell office:value-type="string" calcext:value-type="string">
            <text:p>);</text:p>
          </table:table-cell>
          <table:table-cell table:formula="of:=COM.MICROSOFT.CONCAT([.A191];[.B191];[.C191];[.D191])" office:value-type="string" office:string-value="list0.add(trans190);" calcext:value-type="string">
            <text:p>list0.add(trans19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91" calcext:value-type="float">
            <text:p>191</text:p>
          </table:table-cell>
          <table:table-cell office:value-type="string" calcext:value-type="string">
            <text:p>);</text:p>
          </table:table-cell>
          <table:table-cell table:formula="of:=COM.MICROSOFT.CONCAT([.A192];[.B192];[.C192];[.D192])" office:value-type="string" office:string-value="list0.add(trans191);" calcext:value-type="string">
            <text:p>list0.add(trans19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92" calcext:value-type="float">
            <text:p>192</text:p>
          </table:table-cell>
          <table:table-cell office:value-type="string" calcext:value-type="string">
            <text:p>);</text:p>
          </table:table-cell>
          <table:table-cell table:formula="of:=COM.MICROSOFT.CONCAT([.A193];[.B193];[.C193];[.D193])" office:value-type="string" office:string-value="list0.add(trans192);" calcext:value-type="string">
            <text:p>list0.add(trans19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93" calcext:value-type="float">
            <text:p>193</text:p>
          </table:table-cell>
          <table:table-cell office:value-type="string" calcext:value-type="string">
            <text:p>);</text:p>
          </table:table-cell>
          <table:table-cell table:formula="of:=COM.MICROSOFT.CONCAT([.A194];[.B194];[.C194];[.D194])" office:value-type="string" office:string-value="list0.add(trans193);" calcext:value-type="string">
            <text:p>list0.add(trans19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94" calcext:value-type="float">
            <text:p>194</text:p>
          </table:table-cell>
          <table:table-cell office:value-type="string" calcext:value-type="string">
            <text:p>);</text:p>
          </table:table-cell>
          <table:table-cell table:formula="of:=COM.MICROSOFT.CONCAT([.A195];[.B195];[.C195];[.D195])" office:value-type="string" office:string-value="list0.add(trans194);" calcext:value-type="string">
            <text:p>list0.add(trans19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95" calcext:value-type="float">
            <text:p>195</text:p>
          </table:table-cell>
          <table:table-cell office:value-type="string" calcext:value-type="string">
            <text:p>);</text:p>
          </table:table-cell>
          <table:table-cell table:formula="of:=COM.MICROSOFT.CONCAT([.A196];[.B196];[.C196];[.D196])" office:value-type="string" office:string-value="list0.add(trans195);" calcext:value-type="string">
            <text:p>list0.add(trans19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96" calcext:value-type="float">
            <text:p>196</text:p>
          </table:table-cell>
          <table:table-cell office:value-type="string" calcext:value-type="string">
            <text:p>);</text:p>
          </table:table-cell>
          <table:table-cell table:formula="of:=COM.MICROSOFT.CONCAT([.A197];[.B197];[.C197];[.D197])" office:value-type="string" office:string-value="list0.add(trans196);" calcext:value-type="string">
            <text:p>list0.add(trans19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97" calcext:value-type="float">
            <text:p>197</text:p>
          </table:table-cell>
          <table:table-cell office:value-type="string" calcext:value-type="string">
            <text:p>);</text:p>
          </table:table-cell>
          <table:table-cell table:formula="of:=COM.MICROSOFT.CONCAT([.A198];[.B198];[.C198];[.D198])" office:value-type="string" office:string-value="list0.add(trans197);" calcext:value-type="string">
            <text:p>list0.add(trans19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98" calcext:value-type="float">
            <text:p>198</text:p>
          </table:table-cell>
          <table:table-cell office:value-type="string" calcext:value-type="string">
            <text:p>);</text:p>
          </table:table-cell>
          <table:table-cell table:formula="of:=COM.MICROSOFT.CONCAT([.A199];[.B199];[.C199];[.D199])" office:value-type="string" office:string-value="list0.add(trans198);" calcext:value-type="string">
            <text:p>list0.add(trans19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99" calcext:value-type="float">
            <text:p>199</text:p>
          </table:table-cell>
          <table:table-cell office:value-type="string" calcext:value-type="string">
            <text:p>);</text:p>
          </table:table-cell>
          <table:table-cell table:formula="of:=COM.MICROSOFT.CONCAT([.A200];[.B200];[.C200];[.D200])" office:value-type="string" office:string-value="list0.add(trans199);" calcext:value-type="string">
            <text:p>list0.add(trans19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00" calcext:value-type="float">
            <text:p>200</text:p>
          </table:table-cell>
          <table:table-cell office:value-type="string" calcext:value-type="string">
            <text:p>);</text:p>
          </table:table-cell>
          <table:table-cell table:formula="of:=COM.MICROSOFT.CONCAT([.A201];[.B201];[.C201];[.D201])" office:value-type="string" office:string-value="list0.add(trans200);" calcext:value-type="string">
            <text:p>list0.add(trans20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01" calcext:value-type="float">
            <text:p>201</text:p>
          </table:table-cell>
          <table:table-cell office:value-type="string" calcext:value-type="string">
            <text:p>);</text:p>
          </table:table-cell>
          <table:table-cell table:formula="of:=COM.MICROSOFT.CONCAT([.A202];[.B202];[.C202];[.D202])" office:value-type="string" office:string-value="list0.add(trans201);" calcext:value-type="string">
            <text:p>list0.add(trans20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02" calcext:value-type="float">
            <text:p>202</text:p>
          </table:table-cell>
          <table:table-cell office:value-type="string" calcext:value-type="string">
            <text:p>);</text:p>
          </table:table-cell>
          <table:table-cell table:formula="of:=COM.MICROSOFT.CONCAT([.A203];[.B203];[.C203];[.D203])" office:value-type="string" office:string-value="list0.add(trans202);" calcext:value-type="string">
            <text:p>list0.add(trans20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03" calcext:value-type="float">
            <text:p>203</text:p>
          </table:table-cell>
          <table:table-cell office:value-type="string" calcext:value-type="string">
            <text:p>);</text:p>
          </table:table-cell>
          <table:table-cell table:formula="of:=COM.MICROSOFT.CONCAT([.A204];[.B204];[.C204];[.D204])" office:value-type="string" office:string-value="list0.add(trans203);" calcext:value-type="string">
            <text:p>list0.add(trans20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04" calcext:value-type="float">
            <text:p>204</text:p>
          </table:table-cell>
          <table:table-cell office:value-type="string" calcext:value-type="string">
            <text:p>);</text:p>
          </table:table-cell>
          <table:table-cell table:formula="of:=COM.MICROSOFT.CONCAT([.A205];[.B205];[.C205];[.D205])" office:value-type="string" office:string-value="list0.add(trans204);" calcext:value-type="string">
            <text:p>list0.add(trans20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05" calcext:value-type="float">
            <text:p>205</text:p>
          </table:table-cell>
          <table:table-cell office:value-type="string" calcext:value-type="string">
            <text:p>);</text:p>
          </table:table-cell>
          <table:table-cell table:formula="of:=COM.MICROSOFT.CONCAT([.A206];[.B206];[.C206];[.D206])" office:value-type="string" office:string-value="list0.add(trans205);" calcext:value-type="string">
            <text:p>list0.add(trans20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06" calcext:value-type="float">
            <text:p>206</text:p>
          </table:table-cell>
          <table:table-cell office:value-type="string" calcext:value-type="string">
            <text:p>);</text:p>
          </table:table-cell>
          <table:table-cell table:formula="of:=COM.MICROSOFT.CONCAT([.A207];[.B207];[.C207];[.D207])" office:value-type="string" office:string-value="list0.add(trans206);" calcext:value-type="string">
            <text:p>list0.add(trans20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07" calcext:value-type="float">
            <text:p>207</text:p>
          </table:table-cell>
          <table:table-cell office:value-type="string" calcext:value-type="string">
            <text:p>);</text:p>
          </table:table-cell>
          <table:table-cell table:formula="of:=COM.MICROSOFT.CONCAT([.A208];[.B208];[.C208];[.D208])" office:value-type="string" office:string-value="list0.add(trans207);" calcext:value-type="string">
            <text:p>list0.add(trans20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08" calcext:value-type="float">
            <text:p>208</text:p>
          </table:table-cell>
          <table:table-cell office:value-type="string" calcext:value-type="string">
            <text:p>);</text:p>
          </table:table-cell>
          <table:table-cell table:formula="of:=COM.MICROSOFT.CONCAT([.A209];[.B209];[.C209];[.D209])" office:value-type="string" office:string-value="list0.add(trans208);" calcext:value-type="string">
            <text:p>list0.add(trans20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09" calcext:value-type="float">
            <text:p>209</text:p>
          </table:table-cell>
          <table:table-cell office:value-type="string" calcext:value-type="string">
            <text:p>);</text:p>
          </table:table-cell>
          <table:table-cell table:formula="of:=COM.MICROSOFT.CONCAT([.A210];[.B210];[.C210];[.D210])" office:value-type="string" office:string-value="list0.add(trans209);" calcext:value-type="string">
            <text:p>list0.add(trans20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10" calcext:value-type="float">
            <text:p>210</text:p>
          </table:table-cell>
          <table:table-cell office:value-type="string" calcext:value-type="string">
            <text:p>);</text:p>
          </table:table-cell>
          <table:table-cell table:formula="of:=COM.MICROSOFT.CONCAT([.A211];[.B211];[.C211];[.D211])" office:value-type="string" office:string-value="list0.add(trans210);" calcext:value-type="string">
            <text:p>list0.add(trans21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11" calcext:value-type="float">
            <text:p>211</text:p>
          </table:table-cell>
          <table:table-cell office:value-type="string" calcext:value-type="string">
            <text:p>);</text:p>
          </table:table-cell>
          <table:table-cell table:formula="of:=COM.MICROSOFT.CONCAT([.A212];[.B212];[.C212];[.D212])" office:value-type="string" office:string-value="list0.add(trans211);" calcext:value-type="string">
            <text:p>list0.add(trans21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12" calcext:value-type="float">
            <text:p>212</text:p>
          </table:table-cell>
          <table:table-cell office:value-type="string" calcext:value-type="string">
            <text:p>);</text:p>
          </table:table-cell>
          <table:table-cell table:formula="of:=COM.MICROSOFT.CONCAT([.A213];[.B213];[.C213];[.D213])" office:value-type="string" office:string-value="list0.add(trans212);" calcext:value-type="string">
            <text:p>list0.add(trans21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13" calcext:value-type="float">
            <text:p>213</text:p>
          </table:table-cell>
          <table:table-cell office:value-type="string" calcext:value-type="string">
            <text:p>);</text:p>
          </table:table-cell>
          <table:table-cell table:formula="of:=COM.MICROSOFT.CONCAT([.A214];[.B214];[.C214];[.D214])" office:value-type="string" office:string-value="list0.add(trans213);" calcext:value-type="string">
            <text:p>list0.add(trans21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14" calcext:value-type="float">
            <text:p>214</text:p>
          </table:table-cell>
          <table:table-cell office:value-type="string" calcext:value-type="string">
            <text:p>);</text:p>
          </table:table-cell>
          <table:table-cell table:formula="of:=COM.MICROSOFT.CONCAT([.A215];[.B215];[.C215];[.D215])" office:value-type="string" office:string-value="list0.add(trans214);" calcext:value-type="string">
            <text:p>list0.add(trans21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15" calcext:value-type="float">
            <text:p>215</text:p>
          </table:table-cell>
          <table:table-cell office:value-type="string" calcext:value-type="string">
            <text:p>);</text:p>
          </table:table-cell>
          <table:table-cell table:formula="of:=COM.MICROSOFT.CONCAT([.A216];[.B216];[.C216];[.D216])" office:value-type="string" office:string-value="list0.add(trans215);" calcext:value-type="string">
            <text:p>list0.add(trans21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16" calcext:value-type="float">
            <text:p>216</text:p>
          </table:table-cell>
          <table:table-cell office:value-type="string" calcext:value-type="string">
            <text:p>);</text:p>
          </table:table-cell>
          <table:table-cell table:formula="of:=COM.MICROSOFT.CONCAT([.A217];[.B217];[.C217];[.D217])" office:value-type="string" office:string-value="list0.add(trans216);" calcext:value-type="string">
            <text:p>list0.add(trans21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17" calcext:value-type="float">
            <text:p>217</text:p>
          </table:table-cell>
          <table:table-cell office:value-type="string" calcext:value-type="string">
            <text:p>);</text:p>
          </table:table-cell>
          <table:table-cell table:formula="of:=COM.MICROSOFT.CONCAT([.A218];[.B218];[.C218];[.D218])" office:value-type="string" office:string-value="list0.add(trans217);" calcext:value-type="string">
            <text:p>list0.add(trans21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18" calcext:value-type="float">
            <text:p>218</text:p>
          </table:table-cell>
          <table:table-cell office:value-type="string" calcext:value-type="string">
            <text:p>);</text:p>
          </table:table-cell>
          <table:table-cell table:formula="of:=COM.MICROSOFT.CONCAT([.A219];[.B219];[.C219];[.D219])" office:value-type="string" office:string-value="list0.add(trans218);" calcext:value-type="string">
            <text:p>list0.add(trans21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19" calcext:value-type="float">
            <text:p>219</text:p>
          </table:table-cell>
          <table:table-cell office:value-type="string" calcext:value-type="string">
            <text:p>);</text:p>
          </table:table-cell>
          <table:table-cell table:formula="of:=COM.MICROSOFT.CONCAT([.A220];[.B220];[.C220];[.D220])" office:value-type="string" office:string-value="list0.add(trans219);" calcext:value-type="string">
            <text:p>list0.add(trans21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20" calcext:value-type="float">
            <text:p>220</text:p>
          </table:table-cell>
          <table:table-cell office:value-type="string" calcext:value-type="string">
            <text:p>);</text:p>
          </table:table-cell>
          <table:table-cell table:formula="of:=COM.MICROSOFT.CONCAT([.A221];[.B221];[.C221];[.D221])" office:value-type="string" office:string-value="list0.add(trans220);" calcext:value-type="string">
            <text:p>list0.add(trans22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21" calcext:value-type="float">
            <text:p>221</text:p>
          </table:table-cell>
          <table:table-cell office:value-type="string" calcext:value-type="string">
            <text:p>);</text:p>
          </table:table-cell>
          <table:table-cell table:formula="of:=COM.MICROSOFT.CONCAT([.A222];[.B222];[.C222];[.D222])" office:value-type="string" office:string-value="list0.add(trans221);" calcext:value-type="string">
            <text:p>list0.add(trans22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22" calcext:value-type="float">
            <text:p>222</text:p>
          </table:table-cell>
          <table:table-cell office:value-type="string" calcext:value-type="string">
            <text:p>);</text:p>
          </table:table-cell>
          <table:table-cell table:formula="of:=COM.MICROSOFT.CONCAT([.A223];[.B223];[.C223];[.D223])" office:value-type="string" office:string-value="list0.add(trans222);" calcext:value-type="string">
            <text:p>list0.add(trans22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23" calcext:value-type="float">
            <text:p>223</text:p>
          </table:table-cell>
          <table:table-cell office:value-type="string" calcext:value-type="string">
            <text:p>);</text:p>
          </table:table-cell>
          <table:table-cell table:formula="of:=COM.MICROSOFT.CONCAT([.A224];[.B224];[.C224];[.D224])" office:value-type="string" office:string-value="list0.add(trans223);" calcext:value-type="string">
            <text:p>list0.add(trans22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24" calcext:value-type="float">
            <text:p>224</text:p>
          </table:table-cell>
          <table:table-cell office:value-type="string" calcext:value-type="string">
            <text:p>);</text:p>
          </table:table-cell>
          <table:table-cell table:formula="of:=COM.MICROSOFT.CONCAT([.A225];[.B225];[.C225];[.D225])" office:value-type="string" office:string-value="list0.add(trans224);" calcext:value-type="string">
            <text:p>list0.add(trans22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25" calcext:value-type="float">
            <text:p>225</text:p>
          </table:table-cell>
          <table:table-cell office:value-type="string" calcext:value-type="string">
            <text:p>);</text:p>
          </table:table-cell>
          <table:table-cell table:formula="of:=COM.MICROSOFT.CONCAT([.A226];[.B226];[.C226];[.D226])" office:value-type="string" office:string-value="list0.add(trans225);" calcext:value-type="string">
            <text:p>list0.add(trans22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26" calcext:value-type="float">
            <text:p>226</text:p>
          </table:table-cell>
          <table:table-cell office:value-type="string" calcext:value-type="string">
            <text:p>);</text:p>
          </table:table-cell>
          <table:table-cell table:formula="of:=COM.MICROSOFT.CONCAT([.A227];[.B227];[.C227];[.D227])" office:value-type="string" office:string-value="list0.add(trans226);" calcext:value-type="string">
            <text:p>list0.add(trans22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27" calcext:value-type="float">
            <text:p>227</text:p>
          </table:table-cell>
          <table:table-cell office:value-type="string" calcext:value-type="string">
            <text:p>);</text:p>
          </table:table-cell>
          <table:table-cell table:formula="of:=COM.MICROSOFT.CONCAT([.A228];[.B228];[.C228];[.D228])" office:value-type="string" office:string-value="list0.add(trans227);" calcext:value-type="string">
            <text:p>list0.add(trans22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28" calcext:value-type="float">
            <text:p>228</text:p>
          </table:table-cell>
          <table:table-cell office:value-type="string" calcext:value-type="string">
            <text:p>);</text:p>
          </table:table-cell>
          <table:table-cell table:formula="of:=COM.MICROSOFT.CONCAT([.A229];[.B229];[.C229];[.D229])" office:value-type="string" office:string-value="list0.add(trans228);" calcext:value-type="string">
            <text:p>list0.add(trans22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29" calcext:value-type="float">
            <text:p>229</text:p>
          </table:table-cell>
          <table:table-cell office:value-type="string" calcext:value-type="string">
            <text:p>);</text:p>
          </table:table-cell>
          <table:table-cell table:formula="of:=COM.MICROSOFT.CONCAT([.A230];[.B230];[.C230];[.D230])" office:value-type="string" office:string-value="list0.add(trans229);" calcext:value-type="string">
            <text:p>list0.add(trans22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30" calcext:value-type="float">
            <text:p>230</text:p>
          </table:table-cell>
          <table:table-cell office:value-type="string" calcext:value-type="string">
            <text:p>);</text:p>
          </table:table-cell>
          <table:table-cell table:formula="of:=COM.MICROSOFT.CONCAT([.A231];[.B231];[.C231];[.D231])" office:value-type="string" office:string-value="list0.add(trans230);" calcext:value-type="string">
            <text:p>list0.add(trans23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31" calcext:value-type="float">
            <text:p>231</text:p>
          </table:table-cell>
          <table:table-cell office:value-type="string" calcext:value-type="string">
            <text:p>);</text:p>
          </table:table-cell>
          <table:table-cell table:formula="of:=COM.MICROSOFT.CONCAT([.A232];[.B232];[.C232];[.D232])" office:value-type="string" office:string-value="list0.add(trans231);" calcext:value-type="string">
            <text:p>list0.add(trans23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32" calcext:value-type="float">
            <text:p>232</text:p>
          </table:table-cell>
          <table:table-cell office:value-type="string" calcext:value-type="string">
            <text:p>);</text:p>
          </table:table-cell>
          <table:table-cell table:formula="of:=COM.MICROSOFT.CONCAT([.A233];[.B233];[.C233];[.D233])" office:value-type="string" office:string-value="list0.add(trans232);" calcext:value-type="string">
            <text:p>list0.add(trans23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33" calcext:value-type="float">
            <text:p>233</text:p>
          </table:table-cell>
          <table:table-cell office:value-type="string" calcext:value-type="string">
            <text:p>);</text:p>
          </table:table-cell>
          <table:table-cell table:formula="of:=COM.MICROSOFT.CONCAT([.A234];[.B234];[.C234];[.D234])" office:value-type="string" office:string-value="list0.add(trans233);" calcext:value-type="string">
            <text:p>list0.add(trans23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34" calcext:value-type="float">
            <text:p>234</text:p>
          </table:table-cell>
          <table:table-cell office:value-type="string" calcext:value-type="string">
            <text:p>);</text:p>
          </table:table-cell>
          <table:table-cell table:formula="of:=COM.MICROSOFT.CONCAT([.A235];[.B235];[.C235];[.D235])" office:value-type="string" office:string-value="list0.add(trans234);" calcext:value-type="string">
            <text:p>list0.add(trans23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35" calcext:value-type="float">
            <text:p>235</text:p>
          </table:table-cell>
          <table:table-cell office:value-type="string" calcext:value-type="string">
            <text:p>);</text:p>
          </table:table-cell>
          <table:table-cell table:formula="of:=COM.MICROSOFT.CONCAT([.A236];[.B236];[.C236];[.D236])" office:value-type="string" office:string-value="list0.add(trans235);" calcext:value-type="string">
            <text:p>list0.add(trans23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36" calcext:value-type="float">
            <text:p>236</text:p>
          </table:table-cell>
          <table:table-cell office:value-type="string" calcext:value-type="string">
            <text:p>);</text:p>
          </table:table-cell>
          <table:table-cell table:formula="of:=COM.MICROSOFT.CONCAT([.A237];[.B237];[.C237];[.D237])" office:value-type="string" office:string-value="list0.add(trans236);" calcext:value-type="string">
            <text:p>list0.add(trans23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37" calcext:value-type="float">
            <text:p>237</text:p>
          </table:table-cell>
          <table:table-cell office:value-type="string" calcext:value-type="string">
            <text:p>);</text:p>
          </table:table-cell>
          <table:table-cell table:formula="of:=COM.MICROSOFT.CONCAT([.A238];[.B238];[.C238];[.D238])" office:value-type="string" office:string-value="list0.add(trans237);" calcext:value-type="string">
            <text:p>list0.add(trans23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38" calcext:value-type="float">
            <text:p>238</text:p>
          </table:table-cell>
          <table:table-cell office:value-type="string" calcext:value-type="string">
            <text:p>);</text:p>
          </table:table-cell>
          <table:table-cell table:formula="of:=COM.MICROSOFT.CONCAT([.A239];[.B239];[.C239];[.D239])" office:value-type="string" office:string-value="list0.add(trans238);" calcext:value-type="string">
            <text:p>list0.add(trans23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39" calcext:value-type="float">
            <text:p>239</text:p>
          </table:table-cell>
          <table:table-cell office:value-type="string" calcext:value-type="string">
            <text:p>);</text:p>
          </table:table-cell>
          <table:table-cell table:formula="of:=COM.MICROSOFT.CONCAT([.A240];[.B240];[.C240];[.D240])" office:value-type="string" office:string-value="list0.add(trans239);" calcext:value-type="string">
            <text:p>list0.add(trans23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40" calcext:value-type="float">
            <text:p>240</text:p>
          </table:table-cell>
          <table:table-cell office:value-type="string" calcext:value-type="string">
            <text:p>);</text:p>
          </table:table-cell>
          <table:table-cell table:formula="of:=COM.MICROSOFT.CONCAT([.A241];[.B241];[.C241];[.D241])" office:value-type="string" office:string-value="list0.add(trans240);" calcext:value-type="string">
            <text:p>list0.add(trans24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41" calcext:value-type="float">
            <text:p>241</text:p>
          </table:table-cell>
          <table:table-cell office:value-type="string" calcext:value-type="string">
            <text:p>);</text:p>
          </table:table-cell>
          <table:table-cell table:formula="of:=COM.MICROSOFT.CONCAT([.A242];[.B242];[.C242];[.D242])" office:value-type="string" office:string-value="list0.add(trans241);" calcext:value-type="string">
            <text:p>list0.add(trans24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42" calcext:value-type="float">
            <text:p>242</text:p>
          </table:table-cell>
          <table:table-cell office:value-type="string" calcext:value-type="string">
            <text:p>);</text:p>
          </table:table-cell>
          <table:table-cell table:formula="of:=COM.MICROSOFT.CONCAT([.A243];[.B243];[.C243];[.D243])" office:value-type="string" office:string-value="list0.add(trans242);" calcext:value-type="string">
            <text:p>list0.add(trans24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43" calcext:value-type="float">
            <text:p>243</text:p>
          </table:table-cell>
          <table:table-cell office:value-type="string" calcext:value-type="string">
            <text:p>);</text:p>
          </table:table-cell>
          <table:table-cell table:formula="of:=COM.MICROSOFT.CONCAT([.A244];[.B244];[.C244];[.D244])" office:value-type="string" office:string-value="list0.add(trans243);" calcext:value-type="string">
            <text:p>list0.add(trans24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44" calcext:value-type="float">
            <text:p>244</text:p>
          </table:table-cell>
          <table:table-cell office:value-type="string" calcext:value-type="string">
            <text:p>);</text:p>
          </table:table-cell>
          <table:table-cell table:formula="of:=COM.MICROSOFT.CONCAT([.A245];[.B245];[.C245];[.D245])" office:value-type="string" office:string-value="list0.add(trans244);" calcext:value-type="string">
            <text:p>list0.add(trans24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45" calcext:value-type="float">
            <text:p>245</text:p>
          </table:table-cell>
          <table:table-cell office:value-type="string" calcext:value-type="string">
            <text:p>);</text:p>
          </table:table-cell>
          <table:table-cell table:formula="of:=COM.MICROSOFT.CONCAT([.A246];[.B246];[.C246];[.D246])" office:value-type="string" office:string-value="list0.add(trans245);" calcext:value-type="string">
            <text:p>list0.add(trans24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46" calcext:value-type="float">
            <text:p>246</text:p>
          </table:table-cell>
          <table:table-cell office:value-type="string" calcext:value-type="string">
            <text:p>);</text:p>
          </table:table-cell>
          <table:table-cell table:formula="of:=COM.MICROSOFT.CONCAT([.A247];[.B247];[.C247];[.D247])" office:value-type="string" office:string-value="list0.add(trans246);" calcext:value-type="string">
            <text:p>list0.add(trans24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47" calcext:value-type="float">
            <text:p>247</text:p>
          </table:table-cell>
          <table:table-cell office:value-type="string" calcext:value-type="string">
            <text:p>);</text:p>
          </table:table-cell>
          <table:table-cell table:formula="of:=COM.MICROSOFT.CONCAT([.A248];[.B248];[.C248];[.D248])" office:value-type="string" office:string-value="list0.add(trans247);" calcext:value-type="string">
            <text:p>list0.add(trans24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48" calcext:value-type="float">
            <text:p>248</text:p>
          </table:table-cell>
          <table:table-cell office:value-type="string" calcext:value-type="string">
            <text:p>);</text:p>
          </table:table-cell>
          <table:table-cell table:formula="of:=COM.MICROSOFT.CONCAT([.A249];[.B249];[.C249];[.D249])" office:value-type="string" office:string-value="list0.add(trans248);" calcext:value-type="string">
            <text:p>list0.add(trans24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49" calcext:value-type="float">
            <text:p>249</text:p>
          </table:table-cell>
          <table:table-cell office:value-type="string" calcext:value-type="string">
            <text:p>);</text:p>
          </table:table-cell>
          <table:table-cell table:formula="of:=COM.MICROSOFT.CONCAT([.A250];[.B250];[.C250];[.D250])" office:value-type="string" office:string-value="list0.add(trans249);" calcext:value-type="string">
            <text:p>list0.add(trans24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50" calcext:value-type="float">
            <text:p>250</text:p>
          </table:table-cell>
          <table:table-cell office:value-type="string" calcext:value-type="string">
            <text:p>);</text:p>
          </table:table-cell>
          <table:table-cell table:formula="of:=COM.MICROSOFT.CONCAT([.A251];[.B251];[.C251];[.D251])" office:value-type="string" office:string-value="list0.add(trans250);" calcext:value-type="string">
            <text:p>list0.add(trans25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51" calcext:value-type="float">
            <text:p>251</text:p>
          </table:table-cell>
          <table:table-cell office:value-type="string" calcext:value-type="string">
            <text:p>);</text:p>
          </table:table-cell>
          <table:table-cell table:formula="of:=COM.MICROSOFT.CONCAT([.A252];[.B252];[.C252];[.D252])" office:value-type="string" office:string-value="list0.add(trans251);" calcext:value-type="string">
            <text:p>list0.add(trans25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52" calcext:value-type="float">
            <text:p>252</text:p>
          </table:table-cell>
          <table:table-cell office:value-type="string" calcext:value-type="string">
            <text:p>);</text:p>
          </table:table-cell>
          <table:table-cell table:formula="of:=COM.MICROSOFT.CONCAT([.A253];[.B253];[.C253];[.D253])" office:value-type="string" office:string-value="list0.add(trans252);" calcext:value-type="string">
            <text:p>list0.add(trans25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53" calcext:value-type="float">
            <text:p>253</text:p>
          </table:table-cell>
          <table:table-cell office:value-type="string" calcext:value-type="string">
            <text:p>);</text:p>
          </table:table-cell>
          <table:table-cell table:formula="of:=COM.MICROSOFT.CONCAT([.A254];[.B254];[.C254];[.D254])" office:value-type="string" office:string-value="list0.add(trans253);" calcext:value-type="string">
            <text:p>list0.add(trans25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54" calcext:value-type="float">
            <text:p>254</text:p>
          </table:table-cell>
          <table:table-cell office:value-type="string" calcext:value-type="string">
            <text:p>);</text:p>
          </table:table-cell>
          <table:table-cell table:formula="of:=COM.MICROSOFT.CONCAT([.A255];[.B255];[.C255];[.D255])" office:value-type="string" office:string-value="list0.add(trans254);" calcext:value-type="string">
            <text:p>list0.add(trans25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55" calcext:value-type="float">
            <text:p>255</text:p>
          </table:table-cell>
          <table:table-cell office:value-type="string" calcext:value-type="string">
            <text:p>);</text:p>
          </table:table-cell>
          <table:table-cell table:formula="of:=COM.MICROSOFT.CONCAT([.A256];[.B256];[.C256];[.D256])" office:value-type="string" office:string-value="list0.add(trans255);" calcext:value-type="string">
            <text:p>list0.add(trans25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56" calcext:value-type="float">
            <text:p>256</text:p>
          </table:table-cell>
          <table:table-cell office:value-type="string" calcext:value-type="string">
            <text:p>);</text:p>
          </table:table-cell>
          <table:table-cell table:formula="of:=COM.MICROSOFT.CONCAT([.A257];[.B257];[.C257];[.D257])" office:value-type="string" office:string-value="list0.add(trans256);" calcext:value-type="string">
            <text:p>list0.add(trans25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57" calcext:value-type="float">
            <text:p>257</text:p>
          </table:table-cell>
          <table:table-cell office:value-type="string" calcext:value-type="string">
            <text:p>);</text:p>
          </table:table-cell>
          <table:table-cell table:formula="of:=COM.MICROSOFT.CONCAT([.A258];[.B258];[.C258];[.D258])" office:value-type="string" office:string-value="list0.add(trans257);" calcext:value-type="string">
            <text:p>list0.add(trans25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58" calcext:value-type="float">
            <text:p>258</text:p>
          </table:table-cell>
          <table:table-cell office:value-type="string" calcext:value-type="string">
            <text:p>);</text:p>
          </table:table-cell>
          <table:table-cell table:formula="of:=COM.MICROSOFT.CONCAT([.A259];[.B259];[.C259];[.D259])" office:value-type="string" office:string-value="list0.add(trans258);" calcext:value-type="string">
            <text:p>list0.add(trans25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59" calcext:value-type="float">
            <text:p>259</text:p>
          </table:table-cell>
          <table:table-cell office:value-type="string" calcext:value-type="string">
            <text:p>);</text:p>
          </table:table-cell>
          <table:table-cell table:formula="of:=COM.MICROSOFT.CONCAT([.A260];[.B260];[.C260];[.D260])" office:value-type="string" office:string-value="list0.add(trans259);" calcext:value-type="string">
            <text:p>list0.add(trans25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60" calcext:value-type="float">
            <text:p>260</text:p>
          </table:table-cell>
          <table:table-cell office:value-type="string" calcext:value-type="string">
            <text:p>);</text:p>
          </table:table-cell>
          <table:table-cell table:formula="of:=COM.MICROSOFT.CONCAT([.A261];[.B261];[.C261];[.D261])" office:value-type="string" office:string-value="list0.add(trans260);" calcext:value-type="string">
            <text:p>list0.add(trans26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61" calcext:value-type="float">
            <text:p>261</text:p>
          </table:table-cell>
          <table:table-cell office:value-type="string" calcext:value-type="string">
            <text:p>);</text:p>
          </table:table-cell>
          <table:table-cell table:formula="of:=COM.MICROSOFT.CONCAT([.A262];[.B262];[.C262];[.D262])" office:value-type="string" office:string-value="list0.add(trans261);" calcext:value-type="string">
            <text:p>list0.add(trans26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62" calcext:value-type="float">
            <text:p>262</text:p>
          </table:table-cell>
          <table:table-cell office:value-type="string" calcext:value-type="string">
            <text:p>);</text:p>
          </table:table-cell>
          <table:table-cell table:formula="of:=COM.MICROSOFT.CONCAT([.A263];[.B263];[.C263];[.D263])" office:value-type="string" office:string-value="list0.add(trans262);" calcext:value-type="string">
            <text:p>list0.add(trans26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63" calcext:value-type="float">
            <text:p>263</text:p>
          </table:table-cell>
          <table:table-cell office:value-type="string" calcext:value-type="string">
            <text:p>);</text:p>
          </table:table-cell>
          <table:table-cell table:formula="of:=COM.MICROSOFT.CONCAT([.A264];[.B264];[.C264];[.D264])" office:value-type="string" office:string-value="list0.add(trans263);" calcext:value-type="string">
            <text:p>list0.add(trans26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64" calcext:value-type="float">
            <text:p>264</text:p>
          </table:table-cell>
          <table:table-cell office:value-type="string" calcext:value-type="string">
            <text:p>);</text:p>
          </table:table-cell>
          <table:table-cell table:formula="of:=COM.MICROSOFT.CONCAT([.A265];[.B265];[.C265];[.D265])" office:value-type="string" office:string-value="list0.add(trans264);" calcext:value-type="string">
            <text:p>list0.add(trans26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65" calcext:value-type="float">
            <text:p>265</text:p>
          </table:table-cell>
          <table:table-cell office:value-type="string" calcext:value-type="string">
            <text:p>);</text:p>
          </table:table-cell>
          <table:table-cell table:formula="of:=COM.MICROSOFT.CONCAT([.A266];[.B266];[.C266];[.D266])" office:value-type="string" office:string-value="list0.add(trans265);" calcext:value-type="string">
            <text:p>list0.add(trans26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66" calcext:value-type="float">
            <text:p>266</text:p>
          </table:table-cell>
          <table:table-cell office:value-type="string" calcext:value-type="string">
            <text:p>);</text:p>
          </table:table-cell>
          <table:table-cell table:formula="of:=COM.MICROSOFT.CONCAT([.A267];[.B267];[.C267];[.D267])" office:value-type="string" office:string-value="list0.add(trans266);" calcext:value-type="string">
            <text:p>list0.add(trans26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67" calcext:value-type="float">
            <text:p>267</text:p>
          </table:table-cell>
          <table:table-cell office:value-type="string" calcext:value-type="string">
            <text:p>);</text:p>
          </table:table-cell>
          <table:table-cell table:formula="of:=COM.MICROSOFT.CONCAT([.A268];[.B268];[.C268];[.D268])" office:value-type="string" office:string-value="list0.add(trans267);" calcext:value-type="string">
            <text:p>list0.add(trans26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68" calcext:value-type="float">
            <text:p>268</text:p>
          </table:table-cell>
          <table:table-cell office:value-type="string" calcext:value-type="string">
            <text:p>);</text:p>
          </table:table-cell>
          <table:table-cell table:formula="of:=COM.MICROSOFT.CONCAT([.A269];[.B269];[.C269];[.D269])" office:value-type="string" office:string-value="list0.add(trans268);" calcext:value-type="string">
            <text:p>list0.add(trans26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69" calcext:value-type="float">
            <text:p>269</text:p>
          </table:table-cell>
          <table:table-cell office:value-type="string" calcext:value-type="string">
            <text:p>);</text:p>
          </table:table-cell>
          <table:table-cell table:formula="of:=COM.MICROSOFT.CONCAT([.A270];[.B270];[.C270];[.D270])" office:value-type="string" office:string-value="list0.add(trans269);" calcext:value-type="string">
            <text:p>list0.add(trans26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70" calcext:value-type="float">
            <text:p>270</text:p>
          </table:table-cell>
          <table:table-cell office:value-type="string" calcext:value-type="string">
            <text:p>);</text:p>
          </table:table-cell>
          <table:table-cell table:formula="of:=COM.MICROSOFT.CONCAT([.A271];[.B271];[.C271];[.D271])" office:value-type="string" office:string-value="list0.add(trans270);" calcext:value-type="string">
            <text:p>list0.add(trans27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71" calcext:value-type="float">
            <text:p>271</text:p>
          </table:table-cell>
          <table:table-cell office:value-type="string" calcext:value-type="string">
            <text:p>);</text:p>
          </table:table-cell>
          <table:table-cell table:formula="of:=COM.MICROSOFT.CONCAT([.A272];[.B272];[.C272];[.D272])" office:value-type="string" office:string-value="list0.add(trans271);" calcext:value-type="string">
            <text:p>list0.add(trans27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72" calcext:value-type="float">
            <text:p>272</text:p>
          </table:table-cell>
          <table:table-cell office:value-type="string" calcext:value-type="string">
            <text:p>);</text:p>
          </table:table-cell>
          <table:table-cell table:formula="of:=COM.MICROSOFT.CONCAT([.A273];[.B273];[.C273];[.D273])" office:value-type="string" office:string-value="list0.add(trans272);" calcext:value-type="string">
            <text:p>list0.add(trans27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73" calcext:value-type="float">
            <text:p>273</text:p>
          </table:table-cell>
          <table:table-cell office:value-type="string" calcext:value-type="string">
            <text:p>);</text:p>
          </table:table-cell>
          <table:table-cell table:formula="of:=COM.MICROSOFT.CONCAT([.A274];[.B274];[.C274];[.D274])" office:value-type="string" office:string-value="list0.add(trans273);" calcext:value-type="string">
            <text:p>list0.add(trans27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74" calcext:value-type="float">
            <text:p>274</text:p>
          </table:table-cell>
          <table:table-cell office:value-type="string" calcext:value-type="string">
            <text:p>);</text:p>
          </table:table-cell>
          <table:table-cell table:formula="of:=COM.MICROSOFT.CONCAT([.A275];[.B275];[.C275];[.D275])" office:value-type="string" office:string-value="list0.add(trans274);" calcext:value-type="string">
            <text:p>list0.add(trans27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75" calcext:value-type="float">
            <text:p>275</text:p>
          </table:table-cell>
          <table:table-cell office:value-type="string" calcext:value-type="string">
            <text:p>);</text:p>
          </table:table-cell>
          <table:table-cell table:formula="of:=COM.MICROSOFT.CONCAT([.A276];[.B276];[.C276];[.D276])" office:value-type="string" office:string-value="list0.add(trans275);" calcext:value-type="string">
            <text:p>list0.add(trans27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76" calcext:value-type="float">
            <text:p>276</text:p>
          </table:table-cell>
          <table:table-cell office:value-type="string" calcext:value-type="string">
            <text:p>);</text:p>
          </table:table-cell>
          <table:table-cell table:formula="of:=COM.MICROSOFT.CONCAT([.A277];[.B277];[.C277];[.D277])" office:value-type="string" office:string-value="list0.add(trans276);" calcext:value-type="string">
            <text:p>list0.add(trans27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77" calcext:value-type="float">
            <text:p>277</text:p>
          </table:table-cell>
          <table:table-cell office:value-type="string" calcext:value-type="string">
            <text:p>);</text:p>
          </table:table-cell>
          <table:table-cell table:formula="of:=COM.MICROSOFT.CONCAT([.A278];[.B278];[.C278];[.D278])" office:value-type="string" office:string-value="list0.add(trans277);" calcext:value-type="string">
            <text:p>list0.add(trans27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78" calcext:value-type="float">
            <text:p>278</text:p>
          </table:table-cell>
          <table:table-cell office:value-type="string" calcext:value-type="string">
            <text:p>);</text:p>
          </table:table-cell>
          <table:table-cell table:formula="of:=COM.MICROSOFT.CONCAT([.A279];[.B279];[.C279];[.D279])" office:value-type="string" office:string-value="list0.add(trans278);" calcext:value-type="string">
            <text:p>list0.add(trans27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79" calcext:value-type="float">
            <text:p>279</text:p>
          </table:table-cell>
          <table:table-cell office:value-type="string" calcext:value-type="string">
            <text:p>);</text:p>
          </table:table-cell>
          <table:table-cell table:formula="of:=COM.MICROSOFT.CONCAT([.A280];[.B280];[.C280];[.D280])" office:value-type="string" office:string-value="list0.add(trans279);" calcext:value-type="string">
            <text:p>list0.add(trans27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80" calcext:value-type="float">
            <text:p>280</text:p>
          </table:table-cell>
          <table:table-cell office:value-type="string" calcext:value-type="string">
            <text:p>);</text:p>
          </table:table-cell>
          <table:table-cell table:formula="of:=COM.MICROSOFT.CONCAT([.A281];[.B281];[.C281];[.D281])" office:value-type="string" office:string-value="list0.add(trans280);" calcext:value-type="string">
            <text:p>list0.add(trans28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81" calcext:value-type="float">
            <text:p>281</text:p>
          </table:table-cell>
          <table:table-cell office:value-type="string" calcext:value-type="string">
            <text:p>);</text:p>
          </table:table-cell>
          <table:table-cell table:formula="of:=COM.MICROSOFT.CONCAT([.A282];[.B282];[.C282];[.D282])" office:value-type="string" office:string-value="list0.add(trans281);" calcext:value-type="string">
            <text:p>list0.add(trans28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82" calcext:value-type="float">
            <text:p>282</text:p>
          </table:table-cell>
          <table:table-cell office:value-type="string" calcext:value-type="string">
            <text:p>);</text:p>
          </table:table-cell>
          <table:table-cell table:formula="of:=COM.MICROSOFT.CONCAT([.A283];[.B283];[.C283];[.D283])" office:value-type="string" office:string-value="list0.add(trans282);" calcext:value-type="string">
            <text:p>list0.add(trans28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83" calcext:value-type="float">
            <text:p>283</text:p>
          </table:table-cell>
          <table:table-cell office:value-type="string" calcext:value-type="string">
            <text:p>);</text:p>
          </table:table-cell>
          <table:table-cell table:formula="of:=COM.MICROSOFT.CONCAT([.A284];[.B284];[.C284];[.D284])" office:value-type="string" office:string-value="list0.add(trans283);" calcext:value-type="string">
            <text:p>list0.add(trans28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84" calcext:value-type="float">
            <text:p>284</text:p>
          </table:table-cell>
          <table:table-cell office:value-type="string" calcext:value-type="string">
            <text:p>);</text:p>
          </table:table-cell>
          <table:table-cell table:formula="of:=COM.MICROSOFT.CONCAT([.A285];[.B285];[.C285];[.D285])" office:value-type="string" office:string-value="list0.add(trans284);" calcext:value-type="string">
            <text:p>list0.add(trans28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85" calcext:value-type="float">
            <text:p>285</text:p>
          </table:table-cell>
          <table:table-cell office:value-type="string" calcext:value-type="string">
            <text:p>);</text:p>
          </table:table-cell>
          <table:table-cell table:formula="of:=COM.MICROSOFT.CONCAT([.A286];[.B286];[.C286];[.D286])" office:value-type="string" office:string-value="list0.add(trans285);" calcext:value-type="string">
            <text:p>list0.add(trans28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86" calcext:value-type="float">
            <text:p>286</text:p>
          </table:table-cell>
          <table:table-cell office:value-type="string" calcext:value-type="string">
            <text:p>);</text:p>
          </table:table-cell>
          <table:table-cell table:formula="of:=COM.MICROSOFT.CONCAT([.A287];[.B287];[.C287];[.D287])" office:value-type="string" office:string-value="list0.add(trans286);" calcext:value-type="string">
            <text:p>list0.add(trans28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87" calcext:value-type="float">
            <text:p>287</text:p>
          </table:table-cell>
          <table:table-cell office:value-type="string" calcext:value-type="string">
            <text:p>);</text:p>
          </table:table-cell>
          <table:table-cell table:formula="of:=COM.MICROSOFT.CONCAT([.A288];[.B288];[.C288];[.D288])" office:value-type="string" office:string-value="list0.add(trans287);" calcext:value-type="string">
            <text:p>list0.add(trans28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88" calcext:value-type="float">
            <text:p>288</text:p>
          </table:table-cell>
          <table:table-cell office:value-type="string" calcext:value-type="string">
            <text:p>);</text:p>
          </table:table-cell>
          <table:table-cell table:formula="of:=COM.MICROSOFT.CONCAT([.A289];[.B289];[.C289];[.D289])" office:value-type="string" office:string-value="list0.add(trans288);" calcext:value-type="string">
            <text:p>list0.add(trans28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89" calcext:value-type="float">
            <text:p>289</text:p>
          </table:table-cell>
          <table:table-cell office:value-type="string" calcext:value-type="string">
            <text:p>);</text:p>
          </table:table-cell>
          <table:table-cell table:formula="of:=COM.MICROSOFT.CONCAT([.A290];[.B290];[.C290];[.D290])" office:value-type="string" office:string-value="list0.add(trans289);" calcext:value-type="string">
            <text:p>list0.add(trans28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90" calcext:value-type="float">
            <text:p>290</text:p>
          </table:table-cell>
          <table:table-cell office:value-type="string" calcext:value-type="string">
            <text:p>);</text:p>
          </table:table-cell>
          <table:table-cell table:formula="of:=COM.MICROSOFT.CONCAT([.A291];[.B291];[.C291];[.D291])" office:value-type="string" office:string-value="list0.add(trans290);" calcext:value-type="string">
            <text:p>list0.add(trans29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91" calcext:value-type="float">
            <text:p>291</text:p>
          </table:table-cell>
          <table:table-cell office:value-type="string" calcext:value-type="string">
            <text:p>);</text:p>
          </table:table-cell>
          <table:table-cell table:formula="of:=COM.MICROSOFT.CONCAT([.A292];[.B292];[.C292];[.D292])" office:value-type="string" office:string-value="list0.add(trans291);" calcext:value-type="string">
            <text:p>list0.add(trans29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92" calcext:value-type="float">
            <text:p>292</text:p>
          </table:table-cell>
          <table:table-cell office:value-type="string" calcext:value-type="string">
            <text:p>);</text:p>
          </table:table-cell>
          <table:table-cell table:formula="of:=COM.MICROSOFT.CONCAT([.A293];[.B293];[.C293];[.D293])" office:value-type="string" office:string-value="list0.add(trans292);" calcext:value-type="string">
            <text:p>list0.add(trans29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93" calcext:value-type="float">
            <text:p>293</text:p>
          </table:table-cell>
          <table:table-cell office:value-type="string" calcext:value-type="string">
            <text:p>);</text:p>
          </table:table-cell>
          <table:table-cell table:formula="of:=COM.MICROSOFT.CONCAT([.A294];[.B294];[.C294];[.D294])" office:value-type="string" office:string-value="list0.add(trans293);" calcext:value-type="string">
            <text:p>list0.add(trans29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94" calcext:value-type="float">
            <text:p>294</text:p>
          </table:table-cell>
          <table:table-cell office:value-type="string" calcext:value-type="string">
            <text:p>);</text:p>
          </table:table-cell>
          <table:table-cell table:formula="of:=COM.MICROSOFT.CONCAT([.A295];[.B295];[.C295];[.D295])" office:value-type="string" office:string-value="list0.add(trans294);" calcext:value-type="string">
            <text:p>list0.add(trans29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95" calcext:value-type="float">
            <text:p>295</text:p>
          </table:table-cell>
          <table:table-cell office:value-type="string" calcext:value-type="string">
            <text:p>);</text:p>
          </table:table-cell>
          <table:table-cell table:formula="of:=COM.MICROSOFT.CONCAT([.A296];[.B296];[.C296];[.D296])" office:value-type="string" office:string-value="list0.add(trans295);" calcext:value-type="string">
            <text:p>list0.add(trans29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96" calcext:value-type="float">
            <text:p>296</text:p>
          </table:table-cell>
          <table:table-cell office:value-type="string" calcext:value-type="string">
            <text:p>);</text:p>
          </table:table-cell>
          <table:table-cell table:formula="of:=COM.MICROSOFT.CONCAT([.A297];[.B297];[.C297];[.D297])" office:value-type="string" office:string-value="list0.add(trans296);" calcext:value-type="string">
            <text:p>list0.add(trans29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97" calcext:value-type="float">
            <text:p>297</text:p>
          </table:table-cell>
          <table:table-cell office:value-type="string" calcext:value-type="string">
            <text:p>);</text:p>
          </table:table-cell>
          <table:table-cell table:formula="of:=COM.MICROSOFT.CONCAT([.A298];[.B298];[.C298];[.D298])" office:value-type="string" office:string-value="list0.add(trans297);" calcext:value-type="string">
            <text:p>list0.add(trans29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98" calcext:value-type="float">
            <text:p>298</text:p>
          </table:table-cell>
          <table:table-cell office:value-type="string" calcext:value-type="string">
            <text:p>);</text:p>
          </table:table-cell>
          <table:table-cell table:formula="of:=COM.MICROSOFT.CONCAT([.A299];[.B299];[.C299];[.D299])" office:value-type="string" office:string-value="list0.add(trans298);" calcext:value-type="string">
            <text:p>list0.add(trans29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99" calcext:value-type="float">
            <text:p>299</text:p>
          </table:table-cell>
          <table:table-cell office:value-type="string" calcext:value-type="string">
            <text:p>);</text:p>
          </table:table-cell>
          <table:table-cell table:formula="of:=COM.MICROSOFT.CONCAT([.A300];[.B300];[.C300];[.D300])" office:value-type="string" office:string-value="list0.add(trans299);" calcext:value-type="string">
            <text:p>list0.add(trans29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00" calcext:value-type="float">
            <text:p>300</text:p>
          </table:table-cell>
          <table:table-cell office:value-type="string" calcext:value-type="string">
            <text:p>);</text:p>
          </table:table-cell>
          <table:table-cell table:formula="of:=COM.MICROSOFT.CONCAT([.A301];[.B301];[.C301];[.D301])" office:value-type="string" office:string-value="list0.add(trans300);" calcext:value-type="string">
            <text:p>list0.add(trans30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01" calcext:value-type="float">
            <text:p>301</text:p>
          </table:table-cell>
          <table:table-cell office:value-type="string" calcext:value-type="string">
            <text:p>);</text:p>
          </table:table-cell>
          <table:table-cell table:formula="of:=COM.MICROSOFT.CONCAT([.A302];[.B302];[.C302];[.D302])" office:value-type="string" office:string-value="list0.add(trans301);" calcext:value-type="string">
            <text:p>list0.add(trans30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02" calcext:value-type="float">
            <text:p>302</text:p>
          </table:table-cell>
          <table:table-cell office:value-type="string" calcext:value-type="string">
            <text:p>);</text:p>
          </table:table-cell>
          <table:table-cell table:formula="of:=COM.MICROSOFT.CONCAT([.A303];[.B303];[.C303];[.D303])" office:value-type="string" office:string-value="list0.add(trans302);" calcext:value-type="string">
            <text:p>list0.add(trans30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03" calcext:value-type="float">
            <text:p>303</text:p>
          </table:table-cell>
          <table:table-cell office:value-type="string" calcext:value-type="string">
            <text:p>);</text:p>
          </table:table-cell>
          <table:table-cell table:formula="of:=COM.MICROSOFT.CONCAT([.A304];[.B304];[.C304];[.D304])" office:value-type="string" office:string-value="list0.add(trans303);" calcext:value-type="string">
            <text:p>list0.add(trans30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04" calcext:value-type="float">
            <text:p>304</text:p>
          </table:table-cell>
          <table:table-cell office:value-type="string" calcext:value-type="string">
            <text:p>);</text:p>
          </table:table-cell>
          <table:table-cell table:formula="of:=COM.MICROSOFT.CONCAT([.A305];[.B305];[.C305];[.D305])" office:value-type="string" office:string-value="list0.add(trans304);" calcext:value-type="string">
            <text:p>list0.add(trans30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05" calcext:value-type="float">
            <text:p>305</text:p>
          </table:table-cell>
          <table:table-cell office:value-type="string" calcext:value-type="string">
            <text:p>);</text:p>
          </table:table-cell>
          <table:table-cell table:formula="of:=COM.MICROSOFT.CONCAT([.A306];[.B306];[.C306];[.D306])" office:value-type="string" office:string-value="list0.add(trans305);" calcext:value-type="string">
            <text:p>list0.add(trans30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06" calcext:value-type="float">
            <text:p>306</text:p>
          </table:table-cell>
          <table:table-cell office:value-type="string" calcext:value-type="string">
            <text:p>);</text:p>
          </table:table-cell>
          <table:table-cell table:formula="of:=COM.MICROSOFT.CONCAT([.A307];[.B307];[.C307];[.D307])" office:value-type="string" office:string-value="list0.add(trans306);" calcext:value-type="string">
            <text:p>list0.add(trans30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07" calcext:value-type="float">
            <text:p>307</text:p>
          </table:table-cell>
          <table:table-cell office:value-type="string" calcext:value-type="string">
            <text:p>);</text:p>
          </table:table-cell>
          <table:table-cell table:formula="of:=COM.MICROSOFT.CONCAT([.A308];[.B308];[.C308];[.D308])" office:value-type="string" office:string-value="list0.add(trans307);" calcext:value-type="string">
            <text:p>list0.add(trans30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08" calcext:value-type="float">
            <text:p>308</text:p>
          </table:table-cell>
          <table:table-cell office:value-type="string" calcext:value-type="string">
            <text:p>);</text:p>
          </table:table-cell>
          <table:table-cell table:formula="of:=COM.MICROSOFT.CONCAT([.A309];[.B309];[.C309];[.D309])" office:value-type="string" office:string-value="list0.add(trans308);" calcext:value-type="string">
            <text:p>list0.add(trans30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09" calcext:value-type="float">
            <text:p>309</text:p>
          </table:table-cell>
          <table:table-cell office:value-type="string" calcext:value-type="string">
            <text:p>);</text:p>
          </table:table-cell>
          <table:table-cell table:formula="of:=COM.MICROSOFT.CONCAT([.A310];[.B310];[.C310];[.D310])" office:value-type="string" office:string-value="list0.add(trans309);" calcext:value-type="string">
            <text:p>list0.add(trans30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10" calcext:value-type="float">
            <text:p>310</text:p>
          </table:table-cell>
          <table:table-cell office:value-type="string" calcext:value-type="string">
            <text:p>);</text:p>
          </table:table-cell>
          <table:table-cell table:formula="of:=COM.MICROSOFT.CONCAT([.A311];[.B311];[.C311];[.D311])" office:value-type="string" office:string-value="list0.add(trans310);" calcext:value-type="string">
            <text:p>list0.add(trans31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11" calcext:value-type="float">
            <text:p>311</text:p>
          </table:table-cell>
          <table:table-cell office:value-type="string" calcext:value-type="string">
            <text:p>);</text:p>
          </table:table-cell>
          <table:table-cell table:formula="of:=COM.MICROSOFT.CONCAT([.A312];[.B312];[.C312];[.D312])" office:value-type="string" office:string-value="list0.add(trans311);" calcext:value-type="string">
            <text:p>list0.add(trans31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12" calcext:value-type="float">
            <text:p>312</text:p>
          </table:table-cell>
          <table:table-cell office:value-type="string" calcext:value-type="string">
            <text:p>);</text:p>
          </table:table-cell>
          <table:table-cell table:formula="of:=COM.MICROSOFT.CONCAT([.A313];[.B313];[.C313];[.D313])" office:value-type="string" office:string-value="list0.add(trans312);" calcext:value-type="string">
            <text:p>list0.add(trans31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13" calcext:value-type="float">
            <text:p>313</text:p>
          </table:table-cell>
          <table:table-cell office:value-type="string" calcext:value-type="string">
            <text:p>);</text:p>
          </table:table-cell>
          <table:table-cell table:formula="of:=COM.MICROSOFT.CONCAT([.A314];[.B314];[.C314];[.D314])" office:value-type="string" office:string-value="list0.add(trans313);" calcext:value-type="string">
            <text:p>list0.add(trans31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14" calcext:value-type="float">
            <text:p>314</text:p>
          </table:table-cell>
          <table:table-cell office:value-type="string" calcext:value-type="string">
            <text:p>);</text:p>
          </table:table-cell>
          <table:table-cell table:formula="of:=COM.MICROSOFT.CONCAT([.A315];[.B315];[.C315];[.D315])" office:value-type="string" office:string-value="list0.add(trans314);" calcext:value-type="string">
            <text:p>list0.add(trans31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15" calcext:value-type="float">
            <text:p>315</text:p>
          </table:table-cell>
          <table:table-cell office:value-type="string" calcext:value-type="string">
            <text:p>);</text:p>
          </table:table-cell>
          <table:table-cell table:formula="of:=COM.MICROSOFT.CONCAT([.A316];[.B316];[.C316];[.D316])" office:value-type="string" office:string-value="list0.add(trans315);" calcext:value-type="string">
            <text:p>list0.add(trans31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16" calcext:value-type="float">
            <text:p>316</text:p>
          </table:table-cell>
          <table:table-cell office:value-type="string" calcext:value-type="string">
            <text:p>);</text:p>
          </table:table-cell>
          <table:table-cell table:formula="of:=COM.MICROSOFT.CONCAT([.A317];[.B317];[.C317];[.D317])" office:value-type="string" office:string-value="list0.add(trans316);" calcext:value-type="string">
            <text:p>list0.add(trans31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17" calcext:value-type="float">
            <text:p>317</text:p>
          </table:table-cell>
          <table:table-cell office:value-type="string" calcext:value-type="string">
            <text:p>);</text:p>
          </table:table-cell>
          <table:table-cell table:formula="of:=COM.MICROSOFT.CONCAT([.A318];[.B318];[.C318];[.D318])" office:value-type="string" office:string-value="list0.add(trans317);" calcext:value-type="string">
            <text:p>list0.add(trans31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18" calcext:value-type="float">
            <text:p>318</text:p>
          </table:table-cell>
          <table:table-cell office:value-type="string" calcext:value-type="string">
            <text:p>);</text:p>
          </table:table-cell>
          <table:table-cell table:formula="of:=COM.MICROSOFT.CONCAT([.A319];[.B319];[.C319];[.D319])" office:value-type="string" office:string-value="list0.add(trans318);" calcext:value-type="string">
            <text:p>list0.add(trans31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19" calcext:value-type="float">
            <text:p>319</text:p>
          </table:table-cell>
          <table:table-cell office:value-type="string" calcext:value-type="string">
            <text:p>);</text:p>
          </table:table-cell>
          <table:table-cell table:formula="of:=COM.MICROSOFT.CONCAT([.A320];[.B320];[.C320];[.D320])" office:value-type="string" office:string-value="list0.add(trans319);" calcext:value-type="string">
            <text:p>list0.add(trans31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20" calcext:value-type="float">
            <text:p>320</text:p>
          </table:table-cell>
          <table:table-cell office:value-type="string" calcext:value-type="string">
            <text:p>);</text:p>
          </table:table-cell>
          <table:table-cell table:formula="of:=COM.MICROSOFT.CONCAT([.A321];[.B321];[.C321];[.D321])" office:value-type="string" office:string-value="list0.add(trans320);" calcext:value-type="string">
            <text:p>list0.add(trans32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21" calcext:value-type="float">
            <text:p>321</text:p>
          </table:table-cell>
          <table:table-cell office:value-type="string" calcext:value-type="string">
            <text:p>);</text:p>
          </table:table-cell>
          <table:table-cell table:formula="of:=COM.MICROSOFT.CONCAT([.A322];[.B322];[.C322];[.D322])" office:value-type="string" office:string-value="list0.add(trans321);" calcext:value-type="string">
            <text:p>list0.add(trans32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22" calcext:value-type="float">
            <text:p>322</text:p>
          </table:table-cell>
          <table:table-cell office:value-type="string" calcext:value-type="string">
            <text:p>);</text:p>
          </table:table-cell>
          <table:table-cell table:formula="of:=COM.MICROSOFT.CONCAT([.A323];[.B323];[.C323];[.D323])" office:value-type="string" office:string-value="list0.add(trans322);" calcext:value-type="string">
            <text:p>list0.add(trans32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23" calcext:value-type="float">
            <text:p>323</text:p>
          </table:table-cell>
          <table:table-cell office:value-type="string" calcext:value-type="string">
            <text:p>);</text:p>
          </table:table-cell>
          <table:table-cell table:formula="of:=COM.MICROSOFT.CONCAT([.A324];[.B324];[.C324];[.D324])" office:value-type="string" office:string-value="list0.add(trans323);" calcext:value-type="string">
            <text:p>list0.add(trans32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24" calcext:value-type="float">
            <text:p>324</text:p>
          </table:table-cell>
          <table:table-cell office:value-type="string" calcext:value-type="string">
            <text:p>);</text:p>
          </table:table-cell>
          <table:table-cell table:formula="of:=COM.MICROSOFT.CONCAT([.A325];[.B325];[.C325];[.D325])" office:value-type="string" office:string-value="list0.add(trans324);" calcext:value-type="string">
            <text:p>list0.add(trans32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25" calcext:value-type="float">
            <text:p>325</text:p>
          </table:table-cell>
          <table:table-cell office:value-type="string" calcext:value-type="string">
            <text:p>);</text:p>
          </table:table-cell>
          <table:table-cell table:formula="of:=COM.MICROSOFT.CONCAT([.A326];[.B326];[.C326];[.D326])" office:value-type="string" office:string-value="list0.add(trans325);" calcext:value-type="string">
            <text:p>list0.add(trans32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26" calcext:value-type="float">
            <text:p>326</text:p>
          </table:table-cell>
          <table:table-cell office:value-type="string" calcext:value-type="string">
            <text:p>);</text:p>
          </table:table-cell>
          <table:table-cell table:formula="of:=COM.MICROSOFT.CONCAT([.A327];[.B327];[.C327];[.D327])" office:value-type="string" office:string-value="list0.add(trans326);" calcext:value-type="string">
            <text:p>list0.add(trans32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27" calcext:value-type="float">
            <text:p>327</text:p>
          </table:table-cell>
          <table:table-cell office:value-type="string" calcext:value-type="string">
            <text:p>);</text:p>
          </table:table-cell>
          <table:table-cell table:formula="of:=COM.MICROSOFT.CONCAT([.A328];[.B328];[.C328];[.D328])" office:value-type="string" office:string-value="list0.add(trans327);" calcext:value-type="string">
            <text:p>list0.add(trans32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28" calcext:value-type="float">
            <text:p>328</text:p>
          </table:table-cell>
          <table:table-cell office:value-type="string" calcext:value-type="string">
            <text:p>);</text:p>
          </table:table-cell>
          <table:table-cell table:formula="of:=COM.MICROSOFT.CONCAT([.A329];[.B329];[.C329];[.D329])" office:value-type="string" office:string-value="list0.add(trans328);" calcext:value-type="string">
            <text:p>list0.add(trans32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29" calcext:value-type="float">
            <text:p>329</text:p>
          </table:table-cell>
          <table:table-cell office:value-type="string" calcext:value-type="string">
            <text:p>);</text:p>
          </table:table-cell>
          <table:table-cell table:formula="of:=COM.MICROSOFT.CONCAT([.A330];[.B330];[.C330];[.D330])" office:value-type="string" office:string-value="list0.add(trans329);" calcext:value-type="string">
            <text:p>list0.add(trans32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30" calcext:value-type="float">
            <text:p>330</text:p>
          </table:table-cell>
          <table:table-cell office:value-type="string" calcext:value-type="string">
            <text:p>);</text:p>
          </table:table-cell>
          <table:table-cell table:formula="of:=COM.MICROSOFT.CONCAT([.A331];[.B331];[.C331];[.D331])" office:value-type="string" office:string-value="list0.add(trans330);" calcext:value-type="string">
            <text:p>list0.add(trans33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31" calcext:value-type="float">
            <text:p>331</text:p>
          </table:table-cell>
          <table:table-cell office:value-type="string" calcext:value-type="string">
            <text:p>);</text:p>
          </table:table-cell>
          <table:table-cell table:formula="of:=COM.MICROSOFT.CONCAT([.A332];[.B332];[.C332];[.D332])" office:value-type="string" office:string-value="list0.add(trans331);" calcext:value-type="string">
            <text:p>list0.add(trans33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32" calcext:value-type="float">
            <text:p>332</text:p>
          </table:table-cell>
          <table:table-cell office:value-type="string" calcext:value-type="string">
            <text:p>);</text:p>
          </table:table-cell>
          <table:table-cell table:formula="of:=COM.MICROSOFT.CONCAT([.A333];[.B333];[.C333];[.D333])" office:value-type="string" office:string-value="list0.add(trans332);" calcext:value-type="string">
            <text:p>list0.add(trans33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33" calcext:value-type="float">
            <text:p>333</text:p>
          </table:table-cell>
          <table:table-cell office:value-type="string" calcext:value-type="string">
            <text:p>);</text:p>
          </table:table-cell>
          <table:table-cell table:formula="of:=COM.MICROSOFT.CONCAT([.A334];[.B334];[.C334];[.D334])" office:value-type="string" office:string-value="list0.add(trans333);" calcext:value-type="string">
            <text:p>list0.add(trans33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34" calcext:value-type="float">
            <text:p>334</text:p>
          </table:table-cell>
          <table:table-cell office:value-type="string" calcext:value-type="string">
            <text:p>);</text:p>
          </table:table-cell>
          <table:table-cell table:formula="of:=COM.MICROSOFT.CONCAT([.A335];[.B335];[.C335];[.D335])" office:value-type="string" office:string-value="list0.add(trans334);" calcext:value-type="string">
            <text:p>list0.add(trans33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35" calcext:value-type="float">
            <text:p>335</text:p>
          </table:table-cell>
          <table:table-cell office:value-type="string" calcext:value-type="string">
            <text:p>);</text:p>
          </table:table-cell>
          <table:table-cell table:formula="of:=COM.MICROSOFT.CONCAT([.A336];[.B336];[.C336];[.D336])" office:value-type="string" office:string-value="list0.add(trans335);" calcext:value-type="string">
            <text:p>list0.add(trans33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36" calcext:value-type="float">
            <text:p>336</text:p>
          </table:table-cell>
          <table:table-cell office:value-type="string" calcext:value-type="string">
            <text:p>);</text:p>
          </table:table-cell>
          <table:table-cell table:formula="of:=COM.MICROSOFT.CONCAT([.A337];[.B337];[.C337];[.D337])" office:value-type="string" office:string-value="list0.add(trans336);" calcext:value-type="string">
            <text:p>list0.add(trans33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37" calcext:value-type="float">
            <text:p>337</text:p>
          </table:table-cell>
          <table:table-cell office:value-type="string" calcext:value-type="string">
            <text:p>);</text:p>
          </table:table-cell>
          <table:table-cell table:formula="of:=COM.MICROSOFT.CONCAT([.A338];[.B338];[.C338];[.D338])" office:value-type="string" office:string-value="list0.add(trans337);" calcext:value-type="string">
            <text:p>list0.add(trans33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38" calcext:value-type="float">
            <text:p>338</text:p>
          </table:table-cell>
          <table:table-cell office:value-type="string" calcext:value-type="string">
            <text:p>);</text:p>
          </table:table-cell>
          <table:table-cell table:formula="of:=COM.MICROSOFT.CONCAT([.A339];[.B339];[.C339];[.D339])" office:value-type="string" office:string-value="list0.add(trans338);" calcext:value-type="string">
            <text:p>list0.add(trans33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39" calcext:value-type="float">
            <text:p>339</text:p>
          </table:table-cell>
          <table:table-cell office:value-type="string" calcext:value-type="string">
            <text:p>);</text:p>
          </table:table-cell>
          <table:table-cell table:formula="of:=COM.MICROSOFT.CONCAT([.A340];[.B340];[.C340];[.D340])" office:value-type="string" office:string-value="list0.add(trans339);" calcext:value-type="string">
            <text:p>list0.add(trans33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40" calcext:value-type="float">
            <text:p>340</text:p>
          </table:table-cell>
          <table:table-cell office:value-type="string" calcext:value-type="string">
            <text:p>);</text:p>
          </table:table-cell>
          <table:table-cell table:formula="of:=COM.MICROSOFT.CONCAT([.A341];[.B341];[.C341];[.D341])" office:value-type="string" office:string-value="list0.add(trans340);" calcext:value-type="string">
            <text:p>list0.add(trans34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41" calcext:value-type="float">
            <text:p>341</text:p>
          </table:table-cell>
          <table:table-cell office:value-type="string" calcext:value-type="string">
            <text:p>);</text:p>
          </table:table-cell>
          <table:table-cell table:formula="of:=COM.MICROSOFT.CONCAT([.A342];[.B342];[.C342];[.D342])" office:value-type="string" office:string-value="list0.add(trans341);" calcext:value-type="string">
            <text:p>list0.add(trans34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42" calcext:value-type="float">
            <text:p>342</text:p>
          </table:table-cell>
          <table:table-cell office:value-type="string" calcext:value-type="string">
            <text:p>);</text:p>
          </table:table-cell>
          <table:table-cell table:formula="of:=COM.MICROSOFT.CONCAT([.A343];[.B343];[.C343];[.D343])" office:value-type="string" office:string-value="list0.add(trans342);" calcext:value-type="string">
            <text:p>list0.add(trans34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43" calcext:value-type="float">
            <text:p>343</text:p>
          </table:table-cell>
          <table:table-cell office:value-type="string" calcext:value-type="string">
            <text:p>);</text:p>
          </table:table-cell>
          <table:table-cell table:formula="of:=COM.MICROSOFT.CONCAT([.A344];[.B344];[.C344];[.D344])" office:value-type="string" office:string-value="list0.add(trans343);" calcext:value-type="string">
            <text:p>list0.add(trans34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44" calcext:value-type="float">
            <text:p>344</text:p>
          </table:table-cell>
          <table:table-cell office:value-type="string" calcext:value-type="string">
            <text:p>);</text:p>
          </table:table-cell>
          <table:table-cell table:formula="of:=COM.MICROSOFT.CONCAT([.A345];[.B345];[.C345];[.D345])" office:value-type="string" office:string-value="list0.add(trans344);" calcext:value-type="string">
            <text:p>list0.add(trans34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45" calcext:value-type="float">
            <text:p>345</text:p>
          </table:table-cell>
          <table:table-cell office:value-type="string" calcext:value-type="string">
            <text:p>);</text:p>
          </table:table-cell>
          <table:table-cell table:formula="of:=COM.MICROSOFT.CONCAT([.A346];[.B346];[.C346];[.D346])" office:value-type="string" office:string-value="list0.add(trans345);" calcext:value-type="string">
            <text:p>list0.add(trans34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46" calcext:value-type="float">
            <text:p>346</text:p>
          </table:table-cell>
          <table:table-cell office:value-type="string" calcext:value-type="string">
            <text:p>);</text:p>
          </table:table-cell>
          <table:table-cell table:formula="of:=COM.MICROSOFT.CONCAT([.A347];[.B347];[.C347];[.D347])" office:value-type="string" office:string-value="list0.add(trans346);" calcext:value-type="string">
            <text:p>list0.add(trans34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47" calcext:value-type="float">
            <text:p>347</text:p>
          </table:table-cell>
          <table:table-cell office:value-type="string" calcext:value-type="string">
            <text:p>);</text:p>
          </table:table-cell>
          <table:table-cell table:formula="of:=COM.MICROSOFT.CONCAT([.A348];[.B348];[.C348];[.D348])" office:value-type="string" office:string-value="list0.add(trans347);" calcext:value-type="string">
            <text:p>list0.add(trans34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48" calcext:value-type="float">
            <text:p>348</text:p>
          </table:table-cell>
          <table:table-cell office:value-type="string" calcext:value-type="string">
            <text:p>);</text:p>
          </table:table-cell>
          <table:table-cell table:formula="of:=COM.MICROSOFT.CONCAT([.A349];[.B349];[.C349];[.D349])" office:value-type="string" office:string-value="list0.add(trans348);" calcext:value-type="string">
            <text:p>list0.add(trans34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49" calcext:value-type="float">
            <text:p>349</text:p>
          </table:table-cell>
          <table:table-cell office:value-type="string" calcext:value-type="string">
            <text:p>);</text:p>
          </table:table-cell>
          <table:table-cell table:formula="of:=COM.MICROSOFT.CONCAT([.A350];[.B350];[.C350];[.D350])" office:value-type="string" office:string-value="list0.add(trans349);" calcext:value-type="string">
            <text:p>list0.add(trans34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50" calcext:value-type="float">
            <text:p>350</text:p>
          </table:table-cell>
          <table:table-cell office:value-type="string" calcext:value-type="string">
            <text:p>);</text:p>
          </table:table-cell>
          <table:table-cell table:formula="of:=COM.MICROSOFT.CONCAT([.A351];[.B351];[.C351];[.D351])" office:value-type="string" office:string-value="list0.add(trans350);" calcext:value-type="string">
            <text:p>list0.add(trans35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51" calcext:value-type="float">
            <text:p>351</text:p>
          </table:table-cell>
          <table:table-cell office:value-type="string" calcext:value-type="string">
            <text:p>);</text:p>
          </table:table-cell>
          <table:table-cell table:formula="of:=COM.MICROSOFT.CONCAT([.A352];[.B352];[.C352];[.D352])" office:value-type="string" office:string-value="list0.add(trans351);" calcext:value-type="string">
            <text:p>list0.add(trans35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52" calcext:value-type="float">
            <text:p>352</text:p>
          </table:table-cell>
          <table:table-cell office:value-type="string" calcext:value-type="string">
            <text:p>);</text:p>
          </table:table-cell>
          <table:table-cell table:formula="of:=COM.MICROSOFT.CONCAT([.A353];[.B353];[.C353];[.D353])" office:value-type="string" office:string-value="list0.add(trans352);" calcext:value-type="string">
            <text:p>list0.add(trans35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53" calcext:value-type="float">
            <text:p>353</text:p>
          </table:table-cell>
          <table:table-cell office:value-type="string" calcext:value-type="string">
            <text:p>);</text:p>
          </table:table-cell>
          <table:table-cell table:formula="of:=COM.MICROSOFT.CONCAT([.A354];[.B354];[.C354];[.D354])" office:value-type="string" office:string-value="list0.add(trans353);" calcext:value-type="string">
            <text:p>list0.add(trans35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54" calcext:value-type="float">
            <text:p>354</text:p>
          </table:table-cell>
          <table:table-cell office:value-type="string" calcext:value-type="string">
            <text:p>);</text:p>
          </table:table-cell>
          <table:table-cell table:formula="of:=COM.MICROSOFT.CONCAT([.A355];[.B355];[.C355];[.D355])" office:value-type="string" office:string-value="list0.add(trans354);" calcext:value-type="string">
            <text:p>list0.add(trans35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55" calcext:value-type="float">
            <text:p>355</text:p>
          </table:table-cell>
          <table:table-cell office:value-type="string" calcext:value-type="string">
            <text:p>);</text:p>
          </table:table-cell>
          <table:table-cell table:formula="of:=COM.MICROSOFT.CONCAT([.A356];[.B356];[.C356];[.D356])" office:value-type="string" office:string-value="list0.add(trans355);" calcext:value-type="string">
            <text:p>list0.add(trans35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56" calcext:value-type="float">
            <text:p>356</text:p>
          </table:table-cell>
          <table:table-cell office:value-type="string" calcext:value-type="string">
            <text:p>);</text:p>
          </table:table-cell>
          <table:table-cell table:formula="of:=COM.MICROSOFT.CONCAT([.A357];[.B357];[.C357];[.D357])" office:value-type="string" office:string-value="list0.add(trans356);" calcext:value-type="string">
            <text:p>list0.add(trans35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57" calcext:value-type="float">
            <text:p>357</text:p>
          </table:table-cell>
          <table:table-cell office:value-type="string" calcext:value-type="string">
            <text:p>);</text:p>
          </table:table-cell>
          <table:table-cell table:formula="of:=COM.MICROSOFT.CONCAT([.A358];[.B358];[.C358];[.D358])" office:value-type="string" office:string-value="list0.add(trans357);" calcext:value-type="string">
            <text:p>list0.add(trans35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58" calcext:value-type="float">
            <text:p>358</text:p>
          </table:table-cell>
          <table:table-cell office:value-type="string" calcext:value-type="string">
            <text:p>);</text:p>
          </table:table-cell>
          <table:table-cell table:formula="of:=COM.MICROSOFT.CONCAT([.A359];[.B359];[.C359];[.D359])" office:value-type="string" office:string-value="list0.add(trans358);" calcext:value-type="string">
            <text:p>list0.add(trans35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59" calcext:value-type="float">
            <text:p>359</text:p>
          </table:table-cell>
          <table:table-cell office:value-type="string" calcext:value-type="string">
            <text:p>);</text:p>
          </table:table-cell>
          <table:table-cell table:formula="of:=COM.MICROSOFT.CONCAT([.A360];[.B360];[.C360];[.D360])" office:value-type="string" office:string-value="list0.add(trans359);" calcext:value-type="string">
            <text:p>list0.add(trans35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60" calcext:value-type="float">
            <text:p>360</text:p>
          </table:table-cell>
          <table:table-cell office:value-type="string" calcext:value-type="string">
            <text:p>);</text:p>
          </table:table-cell>
          <table:table-cell table:formula="of:=COM.MICROSOFT.CONCAT([.A361];[.B361];[.C361];[.D361])" office:value-type="string" office:string-value="list0.add(trans360);" calcext:value-type="string">
            <text:p>list0.add(trans36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61" calcext:value-type="float">
            <text:p>361</text:p>
          </table:table-cell>
          <table:table-cell office:value-type="string" calcext:value-type="string">
            <text:p>);</text:p>
          </table:table-cell>
          <table:table-cell table:formula="of:=COM.MICROSOFT.CONCAT([.A362];[.B362];[.C362];[.D362])" office:value-type="string" office:string-value="list0.add(trans361);" calcext:value-type="string">
            <text:p>list0.add(trans36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62" calcext:value-type="float">
            <text:p>362</text:p>
          </table:table-cell>
          <table:table-cell office:value-type="string" calcext:value-type="string">
            <text:p>);</text:p>
          </table:table-cell>
          <table:table-cell table:formula="of:=COM.MICROSOFT.CONCAT([.A363];[.B363];[.C363];[.D363])" office:value-type="string" office:string-value="list0.add(trans362);" calcext:value-type="string">
            <text:p>list0.add(trans36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63" calcext:value-type="float">
            <text:p>363</text:p>
          </table:table-cell>
          <table:table-cell office:value-type="string" calcext:value-type="string">
            <text:p>);</text:p>
          </table:table-cell>
          <table:table-cell table:formula="of:=COM.MICROSOFT.CONCAT([.A364];[.B364];[.C364];[.D364])" office:value-type="string" office:string-value="list0.add(trans363);" calcext:value-type="string">
            <text:p>list0.add(trans36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64" calcext:value-type="float">
            <text:p>364</text:p>
          </table:table-cell>
          <table:table-cell office:value-type="string" calcext:value-type="string">
            <text:p>);</text:p>
          </table:table-cell>
          <table:table-cell table:formula="of:=COM.MICROSOFT.CONCAT([.A365];[.B365];[.C365];[.D365])" office:value-type="string" office:string-value="list0.add(trans364);" calcext:value-type="string">
            <text:p>list0.add(trans36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65" calcext:value-type="float">
            <text:p>365</text:p>
          </table:table-cell>
          <table:table-cell office:value-type="string" calcext:value-type="string">
            <text:p>);</text:p>
          </table:table-cell>
          <table:table-cell table:formula="of:=COM.MICROSOFT.CONCAT([.A366];[.B366];[.C366];[.D366])" office:value-type="string" office:string-value="list0.add(trans365);" calcext:value-type="string">
            <text:p>list0.add(trans36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66" calcext:value-type="float">
            <text:p>366</text:p>
          </table:table-cell>
          <table:table-cell office:value-type="string" calcext:value-type="string">
            <text:p>);</text:p>
          </table:table-cell>
          <table:table-cell table:formula="of:=COM.MICROSOFT.CONCAT([.A367];[.B367];[.C367];[.D367])" office:value-type="string" office:string-value="list0.add(trans366);" calcext:value-type="string">
            <text:p>list0.add(trans36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67" calcext:value-type="float">
            <text:p>367</text:p>
          </table:table-cell>
          <table:table-cell office:value-type="string" calcext:value-type="string">
            <text:p>);</text:p>
          </table:table-cell>
          <table:table-cell table:formula="of:=COM.MICROSOFT.CONCAT([.A368];[.B368];[.C368];[.D368])" office:value-type="string" office:string-value="list0.add(trans367);" calcext:value-type="string">
            <text:p>list0.add(trans36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68" calcext:value-type="float">
            <text:p>368</text:p>
          </table:table-cell>
          <table:table-cell office:value-type="string" calcext:value-type="string">
            <text:p>);</text:p>
          </table:table-cell>
          <table:table-cell table:formula="of:=COM.MICROSOFT.CONCAT([.A369];[.B369];[.C369];[.D369])" office:value-type="string" office:string-value="list0.add(trans368);" calcext:value-type="string">
            <text:p>list0.add(trans36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69" calcext:value-type="float">
            <text:p>369</text:p>
          </table:table-cell>
          <table:table-cell office:value-type="string" calcext:value-type="string">
            <text:p>);</text:p>
          </table:table-cell>
          <table:table-cell table:formula="of:=COM.MICROSOFT.CONCAT([.A370];[.B370];[.C370];[.D370])" office:value-type="string" office:string-value="list0.add(trans369);" calcext:value-type="string">
            <text:p>list0.add(trans36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70" calcext:value-type="float">
            <text:p>370</text:p>
          </table:table-cell>
          <table:table-cell office:value-type="string" calcext:value-type="string">
            <text:p>);</text:p>
          </table:table-cell>
          <table:table-cell table:formula="of:=COM.MICROSOFT.CONCAT([.A371];[.B371];[.C371];[.D371])" office:value-type="string" office:string-value="list0.add(trans370);" calcext:value-type="string">
            <text:p>list0.add(trans37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71" calcext:value-type="float">
            <text:p>371</text:p>
          </table:table-cell>
          <table:table-cell office:value-type="string" calcext:value-type="string">
            <text:p>);</text:p>
          </table:table-cell>
          <table:table-cell table:formula="of:=COM.MICROSOFT.CONCAT([.A372];[.B372];[.C372];[.D372])" office:value-type="string" office:string-value="list0.add(trans371);" calcext:value-type="string">
            <text:p>list0.add(trans37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72" calcext:value-type="float">
            <text:p>372</text:p>
          </table:table-cell>
          <table:table-cell office:value-type="string" calcext:value-type="string">
            <text:p>);</text:p>
          </table:table-cell>
          <table:table-cell table:formula="of:=COM.MICROSOFT.CONCAT([.A373];[.B373];[.C373];[.D373])" office:value-type="string" office:string-value="list0.add(trans372);" calcext:value-type="string">
            <text:p>list0.add(trans37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73" calcext:value-type="float">
            <text:p>373</text:p>
          </table:table-cell>
          <table:table-cell office:value-type="string" calcext:value-type="string">
            <text:p>);</text:p>
          </table:table-cell>
          <table:table-cell table:formula="of:=COM.MICROSOFT.CONCAT([.A374];[.B374];[.C374];[.D374])" office:value-type="string" office:string-value="list0.add(trans373);" calcext:value-type="string">
            <text:p>list0.add(trans37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74" calcext:value-type="float">
            <text:p>374</text:p>
          </table:table-cell>
          <table:table-cell office:value-type="string" calcext:value-type="string">
            <text:p>);</text:p>
          </table:table-cell>
          <table:table-cell table:formula="of:=COM.MICROSOFT.CONCAT([.A375];[.B375];[.C375];[.D375])" office:value-type="string" office:string-value="list0.add(trans374);" calcext:value-type="string">
            <text:p>list0.add(trans37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75" calcext:value-type="float">
            <text:p>375</text:p>
          </table:table-cell>
          <table:table-cell office:value-type="string" calcext:value-type="string">
            <text:p>);</text:p>
          </table:table-cell>
          <table:table-cell table:formula="of:=COM.MICROSOFT.CONCAT([.A376];[.B376];[.C376];[.D376])" office:value-type="string" office:string-value="list0.add(trans375);" calcext:value-type="string">
            <text:p>list0.add(trans37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76" calcext:value-type="float">
            <text:p>376</text:p>
          </table:table-cell>
          <table:table-cell office:value-type="string" calcext:value-type="string">
            <text:p>);</text:p>
          </table:table-cell>
          <table:table-cell table:formula="of:=COM.MICROSOFT.CONCAT([.A377];[.B377];[.C377];[.D377])" office:value-type="string" office:string-value="list0.add(trans376);" calcext:value-type="string">
            <text:p>list0.add(trans37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77" calcext:value-type="float">
            <text:p>377</text:p>
          </table:table-cell>
          <table:table-cell office:value-type="string" calcext:value-type="string">
            <text:p>);</text:p>
          </table:table-cell>
          <table:table-cell table:formula="of:=COM.MICROSOFT.CONCAT([.A378];[.B378];[.C378];[.D378])" office:value-type="string" office:string-value="list0.add(trans377);" calcext:value-type="string">
            <text:p>list0.add(trans37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78" calcext:value-type="float">
            <text:p>378</text:p>
          </table:table-cell>
          <table:table-cell office:value-type="string" calcext:value-type="string">
            <text:p>);</text:p>
          </table:table-cell>
          <table:table-cell table:formula="of:=COM.MICROSOFT.CONCAT([.A379];[.B379];[.C379];[.D379])" office:value-type="string" office:string-value="list0.add(trans378);" calcext:value-type="string">
            <text:p>list0.add(trans37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79" calcext:value-type="float">
            <text:p>379</text:p>
          </table:table-cell>
          <table:table-cell office:value-type="string" calcext:value-type="string">
            <text:p>);</text:p>
          </table:table-cell>
          <table:table-cell table:formula="of:=COM.MICROSOFT.CONCAT([.A380];[.B380];[.C380];[.D380])" office:value-type="string" office:string-value="list0.add(trans379);" calcext:value-type="string">
            <text:p>list0.add(trans37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80" calcext:value-type="float">
            <text:p>380</text:p>
          </table:table-cell>
          <table:table-cell office:value-type="string" calcext:value-type="string">
            <text:p>);</text:p>
          </table:table-cell>
          <table:table-cell table:formula="of:=COM.MICROSOFT.CONCAT([.A381];[.B381];[.C381];[.D381])" office:value-type="string" office:string-value="list0.add(trans380);" calcext:value-type="string">
            <text:p>list0.add(trans38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81" calcext:value-type="float">
            <text:p>381</text:p>
          </table:table-cell>
          <table:table-cell office:value-type="string" calcext:value-type="string">
            <text:p>);</text:p>
          </table:table-cell>
          <table:table-cell table:formula="of:=COM.MICROSOFT.CONCAT([.A382];[.B382];[.C382];[.D382])" office:value-type="string" office:string-value="list0.add(trans381);" calcext:value-type="string">
            <text:p>list0.add(trans38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82" calcext:value-type="float">
            <text:p>382</text:p>
          </table:table-cell>
          <table:table-cell office:value-type="string" calcext:value-type="string">
            <text:p>);</text:p>
          </table:table-cell>
          <table:table-cell table:formula="of:=COM.MICROSOFT.CONCAT([.A383];[.B383];[.C383];[.D383])" office:value-type="string" office:string-value="list0.add(trans382);" calcext:value-type="string">
            <text:p>list0.add(trans38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83" calcext:value-type="float">
            <text:p>383</text:p>
          </table:table-cell>
          <table:table-cell office:value-type="string" calcext:value-type="string">
            <text:p>);</text:p>
          </table:table-cell>
          <table:table-cell table:formula="of:=COM.MICROSOFT.CONCAT([.A384];[.B384];[.C384];[.D384])" office:value-type="string" office:string-value="list0.add(trans383);" calcext:value-type="string">
            <text:p>list0.add(trans38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84" calcext:value-type="float">
            <text:p>384</text:p>
          </table:table-cell>
          <table:table-cell office:value-type="string" calcext:value-type="string">
            <text:p>);</text:p>
          </table:table-cell>
          <table:table-cell table:formula="of:=COM.MICROSOFT.CONCAT([.A385];[.B385];[.C385];[.D385])" office:value-type="string" office:string-value="list0.add(trans384);" calcext:value-type="string">
            <text:p>list0.add(trans38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85" calcext:value-type="float">
            <text:p>385</text:p>
          </table:table-cell>
          <table:table-cell office:value-type="string" calcext:value-type="string">
            <text:p>);</text:p>
          </table:table-cell>
          <table:table-cell table:formula="of:=COM.MICROSOFT.CONCAT([.A386];[.B386];[.C386];[.D386])" office:value-type="string" office:string-value="list0.add(trans385);" calcext:value-type="string">
            <text:p>list0.add(trans38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86" calcext:value-type="float">
            <text:p>386</text:p>
          </table:table-cell>
          <table:table-cell office:value-type="string" calcext:value-type="string">
            <text:p>);</text:p>
          </table:table-cell>
          <table:table-cell table:formula="of:=COM.MICROSOFT.CONCAT([.A387];[.B387];[.C387];[.D387])" office:value-type="string" office:string-value="list0.add(trans386);" calcext:value-type="string">
            <text:p>list0.add(trans38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87" calcext:value-type="float">
            <text:p>387</text:p>
          </table:table-cell>
          <table:table-cell office:value-type="string" calcext:value-type="string">
            <text:p>);</text:p>
          </table:table-cell>
          <table:table-cell table:formula="of:=COM.MICROSOFT.CONCAT([.A388];[.B388];[.C388];[.D388])" office:value-type="string" office:string-value="list0.add(trans387);" calcext:value-type="string">
            <text:p>list0.add(trans38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88" calcext:value-type="float">
            <text:p>388</text:p>
          </table:table-cell>
          <table:table-cell office:value-type="string" calcext:value-type="string">
            <text:p>);</text:p>
          </table:table-cell>
          <table:table-cell table:formula="of:=COM.MICROSOFT.CONCAT([.A389];[.B389];[.C389];[.D389])" office:value-type="string" office:string-value="list0.add(trans388);" calcext:value-type="string">
            <text:p>list0.add(trans38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89" calcext:value-type="float">
            <text:p>389</text:p>
          </table:table-cell>
          <table:table-cell office:value-type="string" calcext:value-type="string">
            <text:p>);</text:p>
          </table:table-cell>
          <table:table-cell table:formula="of:=COM.MICROSOFT.CONCAT([.A390];[.B390];[.C390];[.D390])" office:value-type="string" office:string-value="list0.add(trans389);" calcext:value-type="string">
            <text:p>list0.add(trans38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90" calcext:value-type="float">
            <text:p>390</text:p>
          </table:table-cell>
          <table:table-cell office:value-type="string" calcext:value-type="string">
            <text:p>);</text:p>
          </table:table-cell>
          <table:table-cell table:formula="of:=COM.MICROSOFT.CONCAT([.A391];[.B391];[.C391];[.D391])" office:value-type="string" office:string-value="list0.add(trans390);" calcext:value-type="string">
            <text:p>list0.add(trans39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91" calcext:value-type="float">
            <text:p>391</text:p>
          </table:table-cell>
          <table:table-cell office:value-type="string" calcext:value-type="string">
            <text:p>);</text:p>
          </table:table-cell>
          <table:table-cell table:formula="of:=COM.MICROSOFT.CONCAT([.A392];[.B392];[.C392];[.D392])" office:value-type="string" office:string-value="list0.add(trans391);" calcext:value-type="string">
            <text:p>list0.add(trans39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92" calcext:value-type="float">
            <text:p>392</text:p>
          </table:table-cell>
          <table:table-cell office:value-type="string" calcext:value-type="string">
            <text:p>);</text:p>
          </table:table-cell>
          <table:table-cell table:formula="of:=COM.MICROSOFT.CONCAT([.A393];[.B393];[.C393];[.D393])" office:value-type="string" office:string-value="list0.add(trans392);" calcext:value-type="string">
            <text:p>list0.add(trans39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93" calcext:value-type="float">
            <text:p>393</text:p>
          </table:table-cell>
          <table:table-cell office:value-type="string" calcext:value-type="string">
            <text:p>);</text:p>
          </table:table-cell>
          <table:table-cell table:formula="of:=COM.MICROSOFT.CONCAT([.A394];[.B394];[.C394];[.D394])" office:value-type="string" office:string-value="list0.add(trans393);" calcext:value-type="string">
            <text:p>list0.add(trans39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94" calcext:value-type="float">
            <text:p>394</text:p>
          </table:table-cell>
          <table:table-cell office:value-type="string" calcext:value-type="string">
            <text:p>);</text:p>
          </table:table-cell>
          <table:table-cell table:formula="of:=COM.MICROSOFT.CONCAT([.A395];[.B395];[.C395];[.D395])" office:value-type="string" office:string-value="list0.add(trans394);" calcext:value-type="string">
            <text:p>list0.add(trans39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95" calcext:value-type="float">
            <text:p>395</text:p>
          </table:table-cell>
          <table:table-cell office:value-type="string" calcext:value-type="string">
            <text:p>);</text:p>
          </table:table-cell>
          <table:table-cell table:formula="of:=COM.MICROSOFT.CONCAT([.A396];[.B396];[.C396];[.D396])" office:value-type="string" office:string-value="list0.add(trans395);" calcext:value-type="string">
            <text:p>list0.add(trans39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96" calcext:value-type="float">
            <text:p>396</text:p>
          </table:table-cell>
          <table:table-cell office:value-type="string" calcext:value-type="string">
            <text:p>);</text:p>
          </table:table-cell>
          <table:table-cell table:formula="of:=COM.MICROSOFT.CONCAT([.A397];[.B397];[.C397];[.D397])" office:value-type="string" office:string-value="list0.add(trans396);" calcext:value-type="string">
            <text:p>list0.add(trans39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97" calcext:value-type="float">
            <text:p>397</text:p>
          </table:table-cell>
          <table:table-cell office:value-type="string" calcext:value-type="string">
            <text:p>);</text:p>
          </table:table-cell>
          <table:table-cell table:formula="of:=COM.MICROSOFT.CONCAT([.A398];[.B398];[.C398];[.D398])" office:value-type="string" office:string-value="list0.add(trans397);" calcext:value-type="string">
            <text:p>list0.add(trans39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98" calcext:value-type="float">
            <text:p>398</text:p>
          </table:table-cell>
          <table:table-cell office:value-type="string" calcext:value-type="string">
            <text:p>);</text:p>
          </table:table-cell>
          <table:table-cell table:formula="of:=COM.MICROSOFT.CONCAT([.A399];[.B399];[.C399];[.D399])" office:value-type="string" office:string-value="list0.add(trans398);" calcext:value-type="string">
            <text:p>list0.add(trans39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99" calcext:value-type="float">
            <text:p>399</text:p>
          </table:table-cell>
          <table:table-cell office:value-type="string" calcext:value-type="string">
            <text:p>);</text:p>
          </table:table-cell>
          <table:table-cell table:formula="of:=COM.MICROSOFT.CONCAT([.A400];[.B400];[.C400];[.D400])" office:value-type="string" office:string-value="list0.add(trans399);" calcext:value-type="string">
            <text:p>list0.add(trans39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00" calcext:value-type="float">
            <text:p>400</text:p>
          </table:table-cell>
          <table:table-cell office:value-type="string" calcext:value-type="string">
            <text:p>);</text:p>
          </table:table-cell>
          <table:table-cell table:formula="of:=COM.MICROSOFT.CONCAT([.A401];[.B401];[.C401];[.D401])" office:value-type="string" office:string-value="list0.add(trans400);" calcext:value-type="string">
            <text:p>list0.add(trans40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01" calcext:value-type="float">
            <text:p>401</text:p>
          </table:table-cell>
          <table:table-cell office:value-type="string" calcext:value-type="string">
            <text:p>);</text:p>
          </table:table-cell>
          <table:table-cell table:formula="of:=COM.MICROSOFT.CONCAT([.A402];[.B402];[.C402];[.D402])" office:value-type="string" office:string-value="list0.add(trans401);" calcext:value-type="string">
            <text:p>list0.add(trans40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02" calcext:value-type="float">
            <text:p>402</text:p>
          </table:table-cell>
          <table:table-cell office:value-type="string" calcext:value-type="string">
            <text:p>);</text:p>
          </table:table-cell>
          <table:table-cell table:formula="of:=COM.MICROSOFT.CONCAT([.A403];[.B403];[.C403];[.D403])" office:value-type="string" office:string-value="list0.add(trans402);" calcext:value-type="string">
            <text:p>list0.add(trans40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03" calcext:value-type="float">
            <text:p>403</text:p>
          </table:table-cell>
          <table:table-cell office:value-type="string" calcext:value-type="string">
            <text:p>);</text:p>
          </table:table-cell>
          <table:table-cell table:formula="of:=COM.MICROSOFT.CONCAT([.A404];[.B404];[.C404];[.D404])" office:value-type="string" office:string-value="list0.add(trans403);" calcext:value-type="string">
            <text:p>list0.add(trans40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04" calcext:value-type="float">
            <text:p>404</text:p>
          </table:table-cell>
          <table:table-cell office:value-type="string" calcext:value-type="string">
            <text:p>);</text:p>
          </table:table-cell>
          <table:table-cell table:formula="of:=COM.MICROSOFT.CONCAT([.A405];[.B405];[.C405];[.D405])" office:value-type="string" office:string-value="list0.add(trans404);" calcext:value-type="string">
            <text:p>list0.add(trans40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05" calcext:value-type="float">
            <text:p>405</text:p>
          </table:table-cell>
          <table:table-cell office:value-type="string" calcext:value-type="string">
            <text:p>);</text:p>
          </table:table-cell>
          <table:table-cell table:formula="of:=COM.MICROSOFT.CONCAT([.A406];[.B406];[.C406];[.D406])" office:value-type="string" office:string-value="list0.add(trans405);" calcext:value-type="string">
            <text:p>list0.add(trans40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06" calcext:value-type="float">
            <text:p>406</text:p>
          </table:table-cell>
          <table:table-cell office:value-type="string" calcext:value-type="string">
            <text:p>);</text:p>
          </table:table-cell>
          <table:table-cell table:formula="of:=COM.MICROSOFT.CONCAT([.A407];[.B407];[.C407];[.D407])" office:value-type="string" office:string-value="list0.add(trans406);" calcext:value-type="string">
            <text:p>list0.add(trans40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07" calcext:value-type="float">
            <text:p>407</text:p>
          </table:table-cell>
          <table:table-cell office:value-type="string" calcext:value-type="string">
            <text:p>);</text:p>
          </table:table-cell>
          <table:table-cell table:formula="of:=COM.MICROSOFT.CONCAT([.A408];[.B408];[.C408];[.D408])" office:value-type="string" office:string-value="list0.add(trans407);" calcext:value-type="string">
            <text:p>list0.add(trans40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08" calcext:value-type="float">
            <text:p>408</text:p>
          </table:table-cell>
          <table:table-cell office:value-type="string" calcext:value-type="string">
            <text:p>);</text:p>
          </table:table-cell>
          <table:table-cell table:formula="of:=COM.MICROSOFT.CONCAT([.A409];[.B409];[.C409];[.D409])" office:value-type="string" office:string-value="list0.add(trans408);" calcext:value-type="string">
            <text:p>list0.add(trans40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09" calcext:value-type="float">
            <text:p>409</text:p>
          </table:table-cell>
          <table:table-cell office:value-type="string" calcext:value-type="string">
            <text:p>);</text:p>
          </table:table-cell>
          <table:table-cell table:formula="of:=COM.MICROSOFT.CONCAT([.A410];[.B410];[.C410];[.D410])" office:value-type="string" office:string-value="list0.add(trans409);" calcext:value-type="string">
            <text:p>list0.add(trans40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10" calcext:value-type="float">
            <text:p>410</text:p>
          </table:table-cell>
          <table:table-cell office:value-type="string" calcext:value-type="string">
            <text:p>);</text:p>
          </table:table-cell>
          <table:table-cell table:formula="of:=COM.MICROSOFT.CONCAT([.A411];[.B411];[.C411];[.D411])" office:value-type="string" office:string-value="list0.add(trans410);" calcext:value-type="string">
            <text:p>list0.add(trans41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11" calcext:value-type="float">
            <text:p>411</text:p>
          </table:table-cell>
          <table:table-cell office:value-type="string" calcext:value-type="string">
            <text:p>);</text:p>
          </table:table-cell>
          <table:table-cell table:formula="of:=COM.MICROSOFT.CONCAT([.A412];[.B412];[.C412];[.D412])" office:value-type="string" office:string-value="list0.add(trans411);" calcext:value-type="string">
            <text:p>list0.add(trans41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12" calcext:value-type="float">
            <text:p>412</text:p>
          </table:table-cell>
          <table:table-cell office:value-type="string" calcext:value-type="string">
            <text:p>);</text:p>
          </table:table-cell>
          <table:table-cell table:formula="of:=COM.MICROSOFT.CONCAT([.A413];[.B413];[.C413];[.D413])" office:value-type="string" office:string-value="list0.add(trans412);" calcext:value-type="string">
            <text:p>list0.add(trans41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13" calcext:value-type="float">
            <text:p>413</text:p>
          </table:table-cell>
          <table:table-cell office:value-type="string" calcext:value-type="string">
            <text:p>);</text:p>
          </table:table-cell>
          <table:table-cell table:formula="of:=COM.MICROSOFT.CONCAT([.A414];[.B414];[.C414];[.D414])" office:value-type="string" office:string-value="list0.add(trans413);" calcext:value-type="string">
            <text:p>list0.add(trans41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14" calcext:value-type="float">
            <text:p>414</text:p>
          </table:table-cell>
          <table:table-cell office:value-type="string" calcext:value-type="string">
            <text:p>);</text:p>
          </table:table-cell>
          <table:table-cell table:formula="of:=COM.MICROSOFT.CONCAT([.A415];[.B415];[.C415];[.D415])" office:value-type="string" office:string-value="list0.add(trans414);" calcext:value-type="string">
            <text:p>list0.add(trans41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15" calcext:value-type="float">
            <text:p>415</text:p>
          </table:table-cell>
          <table:table-cell office:value-type="string" calcext:value-type="string">
            <text:p>);</text:p>
          </table:table-cell>
          <table:table-cell table:formula="of:=COM.MICROSOFT.CONCAT([.A416];[.B416];[.C416];[.D416])" office:value-type="string" office:string-value="list0.add(trans415);" calcext:value-type="string">
            <text:p>list0.add(trans41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16" calcext:value-type="float">
            <text:p>416</text:p>
          </table:table-cell>
          <table:table-cell office:value-type="string" calcext:value-type="string">
            <text:p>);</text:p>
          </table:table-cell>
          <table:table-cell table:formula="of:=COM.MICROSOFT.CONCAT([.A417];[.B417];[.C417];[.D417])" office:value-type="string" office:string-value="list0.add(trans416);" calcext:value-type="string">
            <text:p>list0.add(trans41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17" calcext:value-type="float">
            <text:p>417</text:p>
          </table:table-cell>
          <table:table-cell office:value-type="string" calcext:value-type="string">
            <text:p>);</text:p>
          </table:table-cell>
          <table:table-cell table:formula="of:=COM.MICROSOFT.CONCAT([.A418];[.B418];[.C418];[.D418])" office:value-type="string" office:string-value="list0.add(trans417);" calcext:value-type="string">
            <text:p>list0.add(trans41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18" calcext:value-type="float">
            <text:p>418</text:p>
          </table:table-cell>
          <table:table-cell office:value-type="string" calcext:value-type="string">
            <text:p>);</text:p>
          </table:table-cell>
          <table:table-cell table:formula="of:=COM.MICROSOFT.CONCAT([.A419];[.B419];[.C419];[.D419])" office:value-type="string" office:string-value="list0.add(trans418);" calcext:value-type="string">
            <text:p>list0.add(trans41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19" calcext:value-type="float">
            <text:p>419</text:p>
          </table:table-cell>
          <table:table-cell office:value-type="string" calcext:value-type="string">
            <text:p>);</text:p>
          </table:table-cell>
          <table:table-cell table:formula="of:=COM.MICROSOFT.CONCAT([.A420];[.B420];[.C420];[.D420])" office:value-type="string" office:string-value="list0.add(trans419);" calcext:value-type="string">
            <text:p>list0.add(trans41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20" calcext:value-type="float">
            <text:p>420</text:p>
          </table:table-cell>
          <table:table-cell office:value-type="string" calcext:value-type="string">
            <text:p>);</text:p>
          </table:table-cell>
          <table:table-cell table:formula="of:=COM.MICROSOFT.CONCAT([.A421];[.B421];[.C421];[.D421])" office:value-type="string" office:string-value="list0.add(trans420);" calcext:value-type="string">
            <text:p>list0.add(trans42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21" calcext:value-type="float">
            <text:p>421</text:p>
          </table:table-cell>
          <table:table-cell office:value-type="string" calcext:value-type="string">
            <text:p>);</text:p>
          </table:table-cell>
          <table:table-cell table:formula="of:=COM.MICROSOFT.CONCAT([.A422];[.B422];[.C422];[.D422])" office:value-type="string" office:string-value="list0.add(trans421);" calcext:value-type="string">
            <text:p>list0.add(trans42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22" calcext:value-type="float">
            <text:p>422</text:p>
          </table:table-cell>
          <table:table-cell office:value-type="string" calcext:value-type="string">
            <text:p>);</text:p>
          </table:table-cell>
          <table:table-cell table:formula="of:=COM.MICROSOFT.CONCAT([.A423];[.B423];[.C423];[.D423])" office:value-type="string" office:string-value="list0.add(trans422);" calcext:value-type="string">
            <text:p>list0.add(trans42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23" calcext:value-type="float">
            <text:p>423</text:p>
          </table:table-cell>
          <table:table-cell office:value-type="string" calcext:value-type="string">
            <text:p>);</text:p>
          </table:table-cell>
          <table:table-cell table:formula="of:=COM.MICROSOFT.CONCAT([.A424];[.B424];[.C424];[.D424])" office:value-type="string" office:string-value="list0.add(trans423);" calcext:value-type="string">
            <text:p>list0.add(trans42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24" calcext:value-type="float">
            <text:p>424</text:p>
          </table:table-cell>
          <table:table-cell office:value-type="string" calcext:value-type="string">
            <text:p>);</text:p>
          </table:table-cell>
          <table:table-cell table:formula="of:=COM.MICROSOFT.CONCAT([.A425];[.B425];[.C425];[.D425])" office:value-type="string" office:string-value="list0.add(trans424);" calcext:value-type="string">
            <text:p>list0.add(trans42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25" calcext:value-type="float">
            <text:p>425</text:p>
          </table:table-cell>
          <table:table-cell office:value-type="string" calcext:value-type="string">
            <text:p>);</text:p>
          </table:table-cell>
          <table:table-cell table:formula="of:=COM.MICROSOFT.CONCAT([.A426];[.B426];[.C426];[.D426])" office:value-type="string" office:string-value="list0.add(trans425);" calcext:value-type="string">
            <text:p>list0.add(trans42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26" calcext:value-type="float">
            <text:p>426</text:p>
          </table:table-cell>
          <table:table-cell office:value-type="string" calcext:value-type="string">
            <text:p>);</text:p>
          </table:table-cell>
          <table:table-cell table:formula="of:=COM.MICROSOFT.CONCAT([.A427];[.B427];[.C427];[.D427])" office:value-type="string" office:string-value="list0.add(trans426);" calcext:value-type="string">
            <text:p>list0.add(trans42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27" calcext:value-type="float">
            <text:p>427</text:p>
          </table:table-cell>
          <table:table-cell office:value-type="string" calcext:value-type="string">
            <text:p>);</text:p>
          </table:table-cell>
          <table:table-cell table:formula="of:=COM.MICROSOFT.CONCAT([.A428];[.B428];[.C428];[.D428])" office:value-type="string" office:string-value="list0.add(trans427);" calcext:value-type="string">
            <text:p>list0.add(trans42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28" calcext:value-type="float">
            <text:p>428</text:p>
          </table:table-cell>
          <table:table-cell office:value-type="string" calcext:value-type="string">
            <text:p>);</text:p>
          </table:table-cell>
          <table:table-cell table:formula="of:=COM.MICROSOFT.CONCAT([.A429];[.B429];[.C429];[.D429])" office:value-type="string" office:string-value="list0.add(trans428);" calcext:value-type="string">
            <text:p>list0.add(trans42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29" calcext:value-type="float">
            <text:p>429</text:p>
          </table:table-cell>
          <table:table-cell office:value-type="string" calcext:value-type="string">
            <text:p>);</text:p>
          </table:table-cell>
          <table:table-cell table:formula="of:=COM.MICROSOFT.CONCAT([.A430];[.B430];[.C430];[.D430])" office:value-type="string" office:string-value="list0.add(trans429);" calcext:value-type="string">
            <text:p>list0.add(trans42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30" calcext:value-type="float">
            <text:p>430</text:p>
          </table:table-cell>
          <table:table-cell office:value-type="string" calcext:value-type="string">
            <text:p>);</text:p>
          </table:table-cell>
          <table:table-cell table:formula="of:=COM.MICROSOFT.CONCAT([.A431];[.B431];[.C431];[.D431])" office:value-type="string" office:string-value="list0.add(trans430);" calcext:value-type="string">
            <text:p>list0.add(trans43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31" calcext:value-type="float">
            <text:p>431</text:p>
          </table:table-cell>
          <table:table-cell office:value-type="string" calcext:value-type="string">
            <text:p>);</text:p>
          </table:table-cell>
          <table:table-cell table:formula="of:=COM.MICROSOFT.CONCAT([.A432];[.B432];[.C432];[.D432])" office:value-type="string" office:string-value="list0.add(trans431);" calcext:value-type="string">
            <text:p>list0.add(trans43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32" calcext:value-type="float">
            <text:p>432</text:p>
          </table:table-cell>
          <table:table-cell office:value-type="string" calcext:value-type="string">
            <text:p>);</text:p>
          </table:table-cell>
          <table:table-cell table:formula="of:=COM.MICROSOFT.CONCAT([.A433];[.B433];[.C433];[.D433])" office:value-type="string" office:string-value="list0.add(trans432);" calcext:value-type="string">
            <text:p>list0.add(trans43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33" calcext:value-type="float">
            <text:p>433</text:p>
          </table:table-cell>
          <table:table-cell office:value-type="string" calcext:value-type="string">
            <text:p>);</text:p>
          </table:table-cell>
          <table:table-cell table:formula="of:=COM.MICROSOFT.CONCAT([.A434];[.B434];[.C434];[.D434])" office:value-type="string" office:string-value="list0.add(trans433);" calcext:value-type="string">
            <text:p>list0.add(trans43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34" calcext:value-type="float">
            <text:p>434</text:p>
          </table:table-cell>
          <table:table-cell office:value-type="string" calcext:value-type="string">
            <text:p>);</text:p>
          </table:table-cell>
          <table:table-cell table:formula="of:=COM.MICROSOFT.CONCAT([.A435];[.B435];[.C435];[.D435])" office:value-type="string" office:string-value="list0.add(trans434);" calcext:value-type="string">
            <text:p>list0.add(trans43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35" calcext:value-type="float">
            <text:p>435</text:p>
          </table:table-cell>
          <table:table-cell office:value-type="string" calcext:value-type="string">
            <text:p>);</text:p>
          </table:table-cell>
          <table:table-cell table:formula="of:=COM.MICROSOFT.CONCAT([.A436];[.B436];[.C436];[.D436])" office:value-type="string" office:string-value="list0.add(trans435);" calcext:value-type="string">
            <text:p>list0.add(trans43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36" calcext:value-type="float">
            <text:p>436</text:p>
          </table:table-cell>
          <table:table-cell office:value-type="string" calcext:value-type="string">
            <text:p>);</text:p>
          </table:table-cell>
          <table:table-cell table:formula="of:=COM.MICROSOFT.CONCAT([.A437];[.B437];[.C437];[.D437])" office:value-type="string" office:string-value="list0.add(trans436);" calcext:value-type="string">
            <text:p>list0.add(trans43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37" calcext:value-type="float">
            <text:p>437</text:p>
          </table:table-cell>
          <table:table-cell office:value-type="string" calcext:value-type="string">
            <text:p>);</text:p>
          </table:table-cell>
          <table:table-cell table:formula="of:=COM.MICROSOFT.CONCAT([.A438];[.B438];[.C438];[.D438])" office:value-type="string" office:string-value="list0.add(trans437);" calcext:value-type="string">
            <text:p>list0.add(trans43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38" calcext:value-type="float">
            <text:p>438</text:p>
          </table:table-cell>
          <table:table-cell office:value-type="string" calcext:value-type="string">
            <text:p>);</text:p>
          </table:table-cell>
          <table:table-cell table:formula="of:=COM.MICROSOFT.CONCAT([.A439];[.B439];[.C439];[.D439])" office:value-type="string" office:string-value="list0.add(trans438);" calcext:value-type="string">
            <text:p>list0.add(trans43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39" calcext:value-type="float">
            <text:p>439</text:p>
          </table:table-cell>
          <table:table-cell office:value-type="string" calcext:value-type="string">
            <text:p>);</text:p>
          </table:table-cell>
          <table:table-cell table:formula="of:=COM.MICROSOFT.CONCAT([.A440];[.B440];[.C440];[.D440])" office:value-type="string" office:string-value="list0.add(trans439);" calcext:value-type="string">
            <text:p>list0.add(trans43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40" calcext:value-type="float">
            <text:p>440</text:p>
          </table:table-cell>
          <table:table-cell office:value-type="string" calcext:value-type="string">
            <text:p>);</text:p>
          </table:table-cell>
          <table:table-cell table:formula="of:=COM.MICROSOFT.CONCAT([.A441];[.B441];[.C441];[.D441])" office:value-type="string" office:string-value="list0.add(trans440);" calcext:value-type="string">
            <text:p>list0.add(trans44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41" calcext:value-type="float">
            <text:p>441</text:p>
          </table:table-cell>
          <table:table-cell office:value-type="string" calcext:value-type="string">
            <text:p>);</text:p>
          </table:table-cell>
          <table:table-cell table:formula="of:=COM.MICROSOFT.CONCAT([.A442];[.B442];[.C442];[.D442])" office:value-type="string" office:string-value="list0.add(trans441);" calcext:value-type="string">
            <text:p>list0.add(trans44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42" calcext:value-type="float">
            <text:p>442</text:p>
          </table:table-cell>
          <table:table-cell office:value-type="string" calcext:value-type="string">
            <text:p>);</text:p>
          </table:table-cell>
          <table:table-cell table:formula="of:=COM.MICROSOFT.CONCAT([.A443];[.B443];[.C443];[.D443])" office:value-type="string" office:string-value="list0.add(trans442);" calcext:value-type="string">
            <text:p>list0.add(trans44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43" calcext:value-type="float">
            <text:p>443</text:p>
          </table:table-cell>
          <table:table-cell office:value-type="string" calcext:value-type="string">
            <text:p>);</text:p>
          </table:table-cell>
          <table:table-cell table:formula="of:=COM.MICROSOFT.CONCAT([.A444];[.B444];[.C444];[.D444])" office:value-type="string" office:string-value="list0.add(trans443);" calcext:value-type="string">
            <text:p>list0.add(trans44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44" calcext:value-type="float">
            <text:p>444</text:p>
          </table:table-cell>
          <table:table-cell office:value-type="string" calcext:value-type="string">
            <text:p>);</text:p>
          </table:table-cell>
          <table:table-cell table:formula="of:=COM.MICROSOFT.CONCAT([.A445];[.B445];[.C445];[.D445])" office:value-type="string" office:string-value="list0.add(trans444);" calcext:value-type="string">
            <text:p>list0.add(trans44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45" calcext:value-type="float">
            <text:p>445</text:p>
          </table:table-cell>
          <table:table-cell office:value-type="string" calcext:value-type="string">
            <text:p>);</text:p>
          </table:table-cell>
          <table:table-cell table:formula="of:=COM.MICROSOFT.CONCAT([.A446];[.B446];[.C446];[.D446])" office:value-type="string" office:string-value="list0.add(trans445);" calcext:value-type="string">
            <text:p>list0.add(trans44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46" calcext:value-type="float">
            <text:p>446</text:p>
          </table:table-cell>
          <table:table-cell office:value-type="string" calcext:value-type="string">
            <text:p>);</text:p>
          </table:table-cell>
          <table:table-cell table:formula="of:=COM.MICROSOFT.CONCAT([.A447];[.B447];[.C447];[.D447])" office:value-type="string" office:string-value="list0.add(trans446);" calcext:value-type="string">
            <text:p>list0.add(trans44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47" calcext:value-type="float">
            <text:p>447</text:p>
          </table:table-cell>
          <table:table-cell office:value-type="string" calcext:value-type="string">
            <text:p>);</text:p>
          </table:table-cell>
          <table:table-cell table:formula="of:=COM.MICROSOFT.CONCAT([.A448];[.B448];[.C448];[.D448])" office:value-type="string" office:string-value="list0.add(trans447);" calcext:value-type="string">
            <text:p>list0.add(trans44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48" calcext:value-type="float">
            <text:p>448</text:p>
          </table:table-cell>
          <table:table-cell office:value-type="string" calcext:value-type="string">
            <text:p>);</text:p>
          </table:table-cell>
          <table:table-cell table:formula="of:=COM.MICROSOFT.CONCAT([.A449];[.B449];[.C449];[.D449])" office:value-type="string" office:string-value="list0.add(trans448);" calcext:value-type="string">
            <text:p>list0.add(trans44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49" calcext:value-type="float">
            <text:p>449</text:p>
          </table:table-cell>
          <table:table-cell office:value-type="string" calcext:value-type="string">
            <text:p>);</text:p>
          </table:table-cell>
          <table:table-cell table:formula="of:=COM.MICROSOFT.CONCAT([.A450];[.B450];[.C450];[.D450])" office:value-type="string" office:string-value="list0.add(trans449);" calcext:value-type="string">
            <text:p>list0.add(trans44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50" calcext:value-type="float">
            <text:p>450</text:p>
          </table:table-cell>
          <table:table-cell office:value-type="string" calcext:value-type="string">
            <text:p>);</text:p>
          </table:table-cell>
          <table:table-cell table:formula="of:=COM.MICROSOFT.CONCAT([.A451];[.B451];[.C451];[.D451])" office:value-type="string" office:string-value="list0.add(trans450);" calcext:value-type="string">
            <text:p>list0.add(trans45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51" calcext:value-type="float">
            <text:p>451</text:p>
          </table:table-cell>
          <table:table-cell office:value-type="string" calcext:value-type="string">
            <text:p>);</text:p>
          </table:table-cell>
          <table:table-cell table:formula="of:=COM.MICROSOFT.CONCAT([.A452];[.B452];[.C452];[.D452])" office:value-type="string" office:string-value="list0.add(trans451);" calcext:value-type="string">
            <text:p>list0.add(trans45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52" calcext:value-type="float">
            <text:p>452</text:p>
          </table:table-cell>
          <table:table-cell office:value-type="string" calcext:value-type="string">
            <text:p>);</text:p>
          </table:table-cell>
          <table:table-cell table:formula="of:=COM.MICROSOFT.CONCAT([.A453];[.B453];[.C453];[.D453])" office:value-type="string" office:string-value="list0.add(trans452);" calcext:value-type="string">
            <text:p>list0.add(trans45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53" calcext:value-type="float">
            <text:p>453</text:p>
          </table:table-cell>
          <table:table-cell office:value-type="string" calcext:value-type="string">
            <text:p>);</text:p>
          </table:table-cell>
          <table:table-cell table:formula="of:=COM.MICROSOFT.CONCAT([.A454];[.B454];[.C454];[.D454])" office:value-type="string" office:string-value="list0.add(trans453);" calcext:value-type="string">
            <text:p>list0.add(trans45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54" calcext:value-type="float">
            <text:p>454</text:p>
          </table:table-cell>
          <table:table-cell office:value-type="string" calcext:value-type="string">
            <text:p>);</text:p>
          </table:table-cell>
          <table:table-cell table:formula="of:=COM.MICROSOFT.CONCAT([.A455];[.B455];[.C455];[.D455])" office:value-type="string" office:string-value="list0.add(trans454);" calcext:value-type="string">
            <text:p>list0.add(trans45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55" calcext:value-type="float">
            <text:p>455</text:p>
          </table:table-cell>
          <table:table-cell office:value-type="string" calcext:value-type="string">
            <text:p>);</text:p>
          </table:table-cell>
          <table:table-cell table:formula="of:=COM.MICROSOFT.CONCAT([.A456];[.B456];[.C456];[.D456])" office:value-type="string" office:string-value="list0.add(trans455);" calcext:value-type="string">
            <text:p>list0.add(trans45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56" calcext:value-type="float">
            <text:p>456</text:p>
          </table:table-cell>
          <table:table-cell office:value-type="string" calcext:value-type="string">
            <text:p>);</text:p>
          </table:table-cell>
          <table:table-cell table:formula="of:=COM.MICROSOFT.CONCAT([.A457];[.B457];[.C457];[.D457])" office:value-type="string" office:string-value="list0.add(trans456);" calcext:value-type="string">
            <text:p>list0.add(trans45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57" calcext:value-type="float">
            <text:p>457</text:p>
          </table:table-cell>
          <table:table-cell office:value-type="string" calcext:value-type="string">
            <text:p>);</text:p>
          </table:table-cell>
          <table:table-cell table:formula="of:=COM.MICROSOFT.CONCAT([.A458];[.B458];[.C458];[.D458])" office:value-type="string" office:string-value="list0.add(trans457);" calcext:value-type="string">
            <text:p>list0.add(trans45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58" calcext:value-type="float">
            <text:p>458</text:p>
          </table:table-cell>
          <table:table-cell office:value-type="string" calcext:value-type="string">
            <text:p>);</text:p>
          </table:table-cell>
          <table:table-cell table:formula="of:=COM.MICROSOFT.CONCAT([.A459];[.B459];[.C459];[.D459])" office:value-type="string" office:string-value="list0.add(trans458);" calcext:value-type="string">
            <text:p>list0.add(trans45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59" calcext:value-type="float">
            <text:p>459</text:p>
          </table:table-cell>
          <table:table-cell office:value-type="string" calcext:value-type="string">
            <text:p>);</text:p>
          </table:table-cell>
          <table:table-cell table:formula="of:=COM.MICROSOFT.CONCAT([.A460];[.B460];[.C460];[.D460])" office:value-type="string" office:string-value="list0.add(trans459);" calcext:value-type="string">
            <text:p>list0.add(trans45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60" calcext:value-type="float">
            <text:p>460</text:p>
          </table:table-cell>
          <table:table-cell office:value-type="string" calcext:value-type="string">
            <text:p>);</text:p>
          </table:table-cell>
          <table:table-cell table:formula="of:=COM.MICROSOFT.CONCAT([.A461];[.B461];[.C461];[.D461])" office:value-type="string" office:string-value="list0.add(trans460);" calcext:value-type="string">
            <text:p>list0.add(trans46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61" calcext:value-type="float">
            <text:p>461</text:p>
          </table:table-cell>
          <table:table-cell office:value-type="string" calcext:value-type="string">
            <text:p>);</text:p>
          </table:table-cell>
          <table:table-cell table:formula="of:=COM.MICROSOFT.CONCAT([.A462];[.B462];[.C462];[.D462])" office:value-type="string" office:string-value="list0.add(trans461);" calcext:value-type="string">
            <text:p>list0.add(trans46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62" calcext:value-type="float">
            <text:p>462</text:p>
          </table:table-cell>
          <table:table-cell office:value-type="string" calcext:value-type="string">
            <text:p>);</text:p>
          </table:table-cell>
          <table:table-cell table:formula="of:=COM.MICROSOFT.CONCAT([.A463];[.B463];[.C463];[.D463])" office:value-type="string" office:string-value="list0.add(trans462);" calcext:value-type="string">
            <text:p>list0.add(trans46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63" calcext:value-type="float">
            <text:p>463</text:p>
          </table:table-cell>
          <table:table-cell office:value-type="string" calcext:value-type="string">
            <text:p>);</text:p>
          </table:table-cell>
          <table:table-cell table:formula="of:=COM.MICROSOFT.CONCAT([.A464];[.B464];[.C464];[.D464])" office:value-type="string" office:string-value="list0.add(trans463);" calcext:value-type="string">
            <text:p>list0.add(trans46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64" calcext:value-type="float">
            <text:p>464</text:p>
          </table:table-cell>
          <table:table-cell office:value-type="string" calcext:value-type="string">
            <text:p>);</text:p>
          </table:table-cell>
          <table:table-cell table:formula="of:=COM.MICROSOFT.CONCAT([.A465];[.B465];[.C465];[.D465])" office:value-type="string" office:string-value="list0.add(trans464);" calcext:value-type="string">
            <text:p>list0.add(trans46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65" calcext:value-type="float">
            <text:p>465</text:p>
          </table:table-cell>
          <table:table-cell office:value-type="string" calcext:value-type="string">
            <text:p>);</text:p>
          </table:table-cell>
          <table:table-cell table:formula="of:=COM.MICROSOFT.CONCAT([.A466];[.B466];[.C466];[.D466])" office:value-type="string" office:string-value="list0.add(trans465);" calcext:value-type="string">
            <text:p>list0.add(trans46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66" calcext:value-type="float">
            <text:p>466</text:p>
          </table:table-cell>
          <table:table-cell office:value-type="string" calcext:value-type="string">
            <text:p>);</text:p>
          </table:table-cell>
          <table:table-cell table:formula="of:=COM.MICROSOFT.CONCAT([.A467];[.B467];[.C467];[.D467])" office:value-type="string" office:string-value="list0.add(trans466);" calcext:value-type="string">
            <text:p>list0.add(trans46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67" calcext:value-type="float">
            <text:p>467</text:p>
          </table:table-cell>
          <table:table-cell office:value-type="string" calcext:value-type="string">
            <text:p>);</text:p>
          </table:table-cell>
          <table:table-cell table:formula="of:=COM.MICROSOFT.CONCAT([.A468];[.B468];[.C468];[.D468])" office:value-type="string" office:string-value="list0.add(trans467);" calcext:value-type="string">
            <text:p>list0.add(trans46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68" calcext:value-type="float">
            <text:p>468</text:p>
          </table:table-cell>
          <table:table-cell office:value-type="string" calcext:value-type="string">
            <text:p>);</text:p>
          </table:table-cell>
          <table:table-cell table:formula="of:=COM.MICROSOFT.CONCAT([.A469];[.B469];[.C469];[.D469])" office:value-type="string" office:string-value="list0.add(trans468);" calcext:value-type="string">
            <text:p>list0.add(trans46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69" calcext:value-type="float">
            <text:p>469</text:p>
          </table:table-cell>
          <table:table-cell office:value-type="string" calcext:value-type="string">
            <text:p>);</text:p>
          </table:table-cell>
          <table:table-cell table:formula="of:=COM.MICROSOFT.CONCAT([.A470];[.B470];[.C470];[.D470])" office:value-type="string" office:string-value="list0.add(trans469);" calcext:value-type="string">
            <text:p>list0.add(trans46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70" calcext:value-type="float">
            <text:p>470</text:p>
          </table:table-cell>
          <table:table-cell office:value-type="string" calcext:value-type="string">
            <text:p>);</text:p>
          </table:table-cell>
          <table:table-cell table:formula="of:=COM.MICROSOFT.CONCAT([.A471];[.B471];[.C471];[.D471])" office:value-type="string" office:string-value="list0.add(trans470);" calcext:value-type="string">
            <text:p>list0.add(trans47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71" calcext:value-type="float">
            <text:p>471</text:p>
          </table:table-cell>
          <table:table-cell office:value-type="string" calcext:value-type="string">
            <text:p>);</text:p>
          </table:table-cell>
          <table:table-cell table:formula="of:=COM.MICROSOFT.CONCAT([.A472];[.B472];[.C472];[.D472])" office:value-type="string" office:string-value="list0.add(trans471);" calcext:value-type="string">
            <text:p>list0.add(trans47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72" calcext:value-type="float">
            <text:p>472</text:p>
          </table:table-cell>
          <table:table-cell office:value-type="string" calcext:value-type="string">
            <text:p>);</text:p>
          </table:table-cell>
          <table:table-cell table:formula="of:=COM.MICROSOFT.CONCAT([.A473];[.B473];[.C473];[.D473])" office:value-type="string" office:string-value="list0.add(trans472);" calcext:value-type="string">
            <text:p>list0.add(trans47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73" calcext:value-type="float">
            <text:p>473</text:p>
          </table:table-cell>
          <table:table-cell office:value-type="string" calcext:value-type="string">
            <text:p>);</text:p>
          </table:table-cell>
          <table:table-cell table:formula="of:=COM.MICROSOFT.CONCAT([.A474];[.B474];[.C474];[.D474])" office:value-type="string" office:string-value="list0.add(trans473);" calcext:value-type="string">
            <text:p>list0.add(trans47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74" calcext:value-type="float">
            <text:p>474</text:p>
          </table:table-cell>
          <table:table-cell office:value-type="string" calcext:value-type="string">
            <text:p>);</text:p>
          </table:table-cell>
          <table:table-cell table:formula="of:=COM.MICROSOFT.CONCAT([.A475];[.B475];[.C475];[.D475])" office:value-type="string" office:string-value="list0.add(trans474);" calcext:value-type="string">
            <text:p>list0.add(trans47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75" calcext:value-type="float">
            <text:p>475</text:p>
          </table:table-cell>
          <table:table-cell office:value-type="string" calcext:value-type="string">
            <text:p>);</text:p>
          </table:table-cell>
          <table:table-cell table:formula="of:=COM.MICROSOFT.CONCAT([.A476];[.B476];[.C476];[.D476])" office:value-type="string" office:string-value="list0.add(trans475);" calcext:value-type="string">
            <text:p>list0.add(trans47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76" calcext:value-type="float">
            <text:p>476</text:p>
          </table:table-cell>
          <table:table-cell office:value-type="string" calcext:value-type="string">
            <text:p>);</text:p>
          </table:table-cell>
          <table:table-cell table:formula="of:=COM.MICROSOFT.CONCAT([.A477];[.B477];[.C477];[.D477])" office:value-type="string" office:string-value="list0.add(trans476);" calcext:value-type="string">
            <text:p>list0.add(trans47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77" calcext:value-type="float">
            <text:p>477</text:p>
          </table:table-cell>
          <table:table-cell office:value-type="string" calcext:value-type="string">
            <text:p>);</text:p>
          </table:table-cell>
          <table:table-cell table:formula="of:=COM.MICROSOFT.CONCAT([.A478];[.B478];[.C478];[.D478])" office:value-type="string" office:string-value="list0.add(trans477);" calcext:value-type="string">
            <text:p>list0.add(trans47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78" calcext:value-type="float">
            <text:p>478</text:p>
          </table:table-cell>
          <table:table-cell office:value-type="string" calcext:value-type="string">
            <text:p>);</text:p>
          </table:table-cell>
          <table:table-cell table:formula="of:=COM.MICROSOFT.CONCAT([.A479];[.B479];[.C479];[.D479])" office:value-type="string" office:string-value="list0.add(trans478);" calcext:value-type="string">
            <text:p>list0.add(trans47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79" calcext:value-type="float">
            <text:p>479</text:p>
          </table:table-cell>
          <table:table-cell office:value-type="string" calcext:value-type="string">
            <text:p>);</text:p>
          </table:table-cell>
          <table:table-cell table:formula="of:=COM.MICROSOFT.CONCAT([.A480];[.B480];[.C480];[.D480])" office:value-type="string" office:string-value="list0.add(trans479);" calcext:value-type="string">
            <text:p>list0.add(trans47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80" calcext:value-type="float">
            <text:p>480</text:p>
          </table:table-cell>
          <table:table-cell office:value-type="string" calcext:value-type="string">
            <text:p>);</text:p>
          </table:table-cell>
          <table:table-cell table:formula="of:=COM.MICROSOFT.CONCAT([.A481];[.B481];[.C481];[.D481])" office:value-type="string" office:string-value="list0.add(trans480);" calcext:value-type="string">
            <text:p>list0.add(trans48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81" calcext:value-type="float">
            <text:p>481</text:p>
          </table:table-cell>
          <table:table-cell office:value-type="string" calcext:value-type="string">
            <text:p>);</text:p>
          </table:table-cell>
          <table:table-cell table:formula="of:=COM.MICROSOFT.CONCAT([.A482];[.B482];[.C482];[.D482])" office:value-type="string" office:string-value="list0.add(trans481);" calcext:value-type="string">
            <text:p>list0.add(trans48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82" calcext:value-type="float">
            <text:p>482</text:p>
          </table:table-cell>
          <table:table-cell office:value-type="string" calcext:value-type="string">
            <text:p>);</text:p>
          </table:table-cell>
          <table:table-cell table:formula="of:=COM.MICROSOFT.CONCAT([.A483];[.B483];[.C483];[.D483])" office:value-type="string" office:string-value="list0.add(trans482);" calcext:value-type="string">
            <text:p>list0.add(trans48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83" calcext:value-type="float">
            <text:p>483</text:p>
          </table:table-cell>
          <table:table-cell office:value-type="string" calcext:value-type="string">
            <text:p>);</text:p>
          </table:table-cell>
          <table:table-cell table:formula="of:=COM.MICROSOFT.CONCAT([.A484];[.B484];[.C484];[.D484])" office:value-type="string" office:string-value="list0.add(trans483);" calcext:value-type="string">
            <text:p>list0.add(trans48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84" calcext:value-type="float">
            <text:p>484</text:p>
          </table:table-cell>
          <table:table-cell office:value-type="string" calcext:value-type="string">
            <text:p>);</text:p>
          </table:table-cell>
          <table:table-cell table:formula="of:=COM.MICROSOFT.CONCAT([.A485];[.B485];[.C485];[.D485])" office:value-type="string" office:string-value="list0.add(trans484);" calcext:value-type="string">
            <text:p>list0.add(trans48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85" calcext:value-type="float">
            <text:p>485</text:p>
          </table:table-cell>
          <table:table-cell office:value-type="string" calcext:value-type="string">
            <text:p>);</text:p>
          </table:table-cell>
          <table:table-cell table:formula="of:=COM.MICROSOFT.CONCAT([.A486];[.B486];[.C486];[.D486])" office:value-type="string" office:string-value="list0.add(trans485);" calcext:value-type="string">
            <text:p>list0.add(trans48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86" calcext:value-type="float">
            <text:p>486</text:p>
          </table:table-cell>
          <table:table-cell office:value-type="string" calcext:value-type="string">
            <text:p>);</text:p>
          </table:table-cell>
          <table:table-cell table:formula="of:=COM.MICROSOFT.CONCAT([.A487];[.B487];[.C487];[.D487])" office:value-type="string" office:string-value="list0.add(trans486);" calcext:value-type="string">
            <text:p>list0.add(trans48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87" calcext:value-type="float">
            <text:p>487</text:p>
          </table:table-cell>
          <table:table-cell office:value-type="string" calcext:value-type="string">
            <text:p>);</text:p>
          </table:table-cell>
          <table:table-cell table:formula="of:=COM.MICROSOFT.CONCAT([.A488];[.B488];[.C488];[.D488])" office:value-type="string" office:string-value="list0.add(trans487);" calcext:value-type="string">
            <text:p>list0.add(trans48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88" calcext:value-type="float">
            <text:p>488</text:p>
          </table:table-cell>
          <table:table-cell office:value-type="string" calcext:value-type="string">
            <text:p>);</text:p>
          </table:table-cell>
          <table:table-cell table:formula="of:=COM.MICROSOFT.CONCAT([.A489];[.B489];[.C489];[.D489])" office:value-type="string" office:string-value="list0.add(trans488);" calcext:value-type="string">
            <text:p>list0.add(trans48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89" calcext:value-type="float">
            <text:p>489</text:p>
          </table:table-cell>
          <table:table-cell office:value-type="string" calcext:value-type="string">
            <text:p>);</text:p>
          </table:table-cell>
          <table:table-cell table:formula="of:=COM.MICROSOFT.CONCAT([.A490];[.B490];[.C490];[.D490])" office:value-type="string" office:string-value="list0.add(trans489);" calcext:value-type="string">
            <text:p>list0.add(trans48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90" calcext:value-type="float">
            <text:p>490</text:p>
          </table:table-cell>
          <table:table-cell office:value-type="string" calcext:value-type="string">
            <text:p>);</text:p>
          </table:table-cell>
          <table:table-cell table:formula="of:=COM.MICROSOFT.CONCAT([.A491];[.B491];[.C491];[.D491])" office:value-type="string" office:string-value="list0.add(trans490);" calcext:value-type="string">
            <text:p>list0.add(trans49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91" calcext:value-type="float">
            <text:p>491</text:p>
          </table:table-cell>
          <table:table-cell office:value-type="string" calcext:value-type="string">
            <text:p>);</text:p>
          </table:table-cell>
          <table:table-cell table:formula="of:=COM.MICROSOFT.CONCAT([.A492];[.B492];[.C492];[.D492])" office:value-type="string" office:string-value="list0.add(trans491);" calcext:value-type="string">
            <text:p>list0.add(trans49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92" calcext:value-type="float">
            <text:p>492</text:p>
          </table:table-cell>
          <table:table-cell office:value-type="string" calcext:value-type="string">
            <text:p>);</text:p>
          </table:table-cell>
          <table:table-cell table:formula="of:=COM.MICROSOFT.CONCAT([.A493];[.B493];[.C493];[.D493])" office:value-type="string" office:string-value="list0.add(trans492);" calcext:value-type="string">
            <text:p>list0.add(trans49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93" calcext:value-type="float">
            <text:p>493</text:p>
          </table:table-cell>
          <table:table-cell office:value-type="string" calcext:value-type="string">
            <text:p>);</text:p>
          </table:table-cell>
          <table:table-cell table:formula="of:=COM.MICROSOFT.CONCAT([.A494];[.B494];[.C494];[.D494])" office:value-type="string" office:string-value="list0.add(trans493);" calcext:value-type="string">
            <text:p>list0.add(trans49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94" calcext:value-type="float">
            <text:p>494</text:p>
          </table:table-cell>
          <table:table-cell office:value-type="string" calcext:value-type="string">
            <text:p>);</text:p>
          </table:table-cell>
          <table:table-cell table:formula="of:=COM.MICROSOFT.CONCAT([.A495];[.B495];[.C495];[.D495])" office:value-type="string" office:string-value="list0.add(trans494);" calcext:value-type="string">
            <text:p>list0.add(trans49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95" calcext:value-type="float">
            <text:p>495</text:p>
          </table:table-cell>
          <table:table-cell office:value-type="string" calcext:value-type="string">
            <text:p>);</text:p>
          </table:table-cell>
          <table:table-cell table:formula="of:=COM.MICROSOFT.CONCAT([.A496];[.B496];[.C496];[.D496])" office:value-type="string" office:string-value="list0.add(trans495);" calcext:value-type="string">
            <text:p>list0.add(trans49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96" calcext:value-type="float">
            <text:p>496</text:p>
          </table:table-cell>
          <table:table-cell office:value-type="string" calcext:value-type="string">
            <text:p>);</text:p>
          </table:table-cell>
          <table:table-cell table:formula="of:=COM.MICROSOFT.CONCAT([.A497];[.B497];[.C497];[.D497])" office:value-type="string" office:string-value="list0.add(trans496);" calcext:value-type="string">
            <text:p>list0.add(trans49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97" calcext:value-type="float">
            <text:p>497</text:p>
          </table:table-cell>
          <table:table-cell office:value-type="string" calcext:value-type="string">
            <text:p>);</text:p>
          </table:table-cell>
          <table:table-cell table:formula="of:=COM.MICROSOFT.CONCAT([.A498];[.B498];[.C498];[.D498])" office:value-type="string" office:string-value="list0.add(trans497);" calcext:value-type="string">
            <text:p>list0.add(trans49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98" calcext:value-type="float">
            <text:p>498</text:p>
          </table:table-cell>
          <table:table-cell office:value-type="string" calcext:value-type="string">
            <text:p>);</text:p>
          </table:table-cell>
          <table:table-cell table:formula="of:=COM.MICROSOFT.CONCAT([.A499];[.B499];[.C499];[.D499])" office:value-type="string" office:string-value="list0.add(trans498);" calcext:value-type="string">
            <text:p>list0.add(trans49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99" calcext:value-type="float">
            <text:p>499</text:p>
          </table:table-cell>
          <table:table-cell office:value-type="string" calcext:value-type="string">
            <text:p>);</text:p>
          </table:table-cell>
          <table:table-cell table:formula="of:=COM.MICROSOFT.CONCAT([.A500];[.B500];[.C500];[.D500])" office:value-type="string" office:string-value="list0.add(trans499);" calcext:value-type="string">
            <text:p>list0.add(trans49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00" calcext:value-type="float">
            <text:p>500</text:p>
          </table:table-cell>
          <table:table-cell office:value-type="string" calcext:value-type="string">
            <text:p>);</text:p>
          </table:table-cell>
          <table:table-cell table:formula="of:=COM.MICROSOFT.CONCAT([.A501];[.B501];[.C501];[.D501])" office:value-type="string" office:string-value="list0.add(trans500);" calcext:value-type="string">
            <text:p>list0.add(trans50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01" calcext:value-type="float">
            <text:p>501</text:p>
          </table:table-cell>
          <table:table-cell office:value-type="string" calcext:value-type="string">
            <text:p>);</text:p>
          </table:table-cell>
          <table:table-cell table:formula="of:=COM.MICROSOFT.CONCAT([.A502];[.B502];[.C502];[.D502])" office:value-type="string" office:string-value="list0.add(trans501);" calcext:value-type="string">
            <text:p>list0.add(trans50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02" calcext:value-type="float">
            <text:p>502</text:p>
          </table:table-cell>
          <table:table-cell office:value-type="string" calcext:value-type="string">
            <text:p>);</text:p>
          </table:table-cell>
          <table:table-cell table:formula="of:=COM.MICROSOFT.CONCAT([.A503];[.B503];[.C503];[.D503])" office:value-type="string" office:string-value="list0.add(trans502);" calcext:value-type="string">
            <text:p>list0.add(trans50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03" calcext:value-type="float">
            <text:p>503</text:p>
          </table:table-cell>
          <table:table-cell office:value-type="string" calcext:value-type="string">
            <text:p>);</text:p>
          </table:table-cell>
          <table:table-cell table:formula="of:=COM.MICROSOFT.CONCAT([.A504];[.B504];[.C504];[.D504])" office:value-type="string" office:string-value="list0.add(trans503);" calcext:value-type="string">
            <text:p>list0.add(trans50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04" calcext:value-type="float">
            <text:p>504</text:p>
          </table:table-cell>
          <table:table-cell office:value-type="string" calcext:value-type="string">
            <text:p>);</text:p>
          </table:table-cell>
          <table:table-cell table:formula="of:=COM.MICROSOFT.CONCAT([.A505];[.B505];[.C505];[.D505])" office:value-type="string" office:string-value="list0.add(trans504);" calcext:value-type="string">
            <text:p>list0.add(trans50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05" calcext:value-type="float">
            <text:p>505</text:p>
          </table:table-cell>
          <table:table-cell office:value-type="string" calcext:value-type="string">
            <text:p>);</text:p>
          </table:table-cell>
          <table:table-cell table:formula="of:=COM.MICROSOFT.CONCAT([.A506];[.B506];[.C506];[.D506])" office:value-type="string" office:string-value="list0.add(trans505);" calcext:value-type="string">
            <text:p>list0.add(trans50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06" calcext:value-type="float">
            <text:p>506</text:p>
          </table:table-cell>
          <table:table-cell office:value-type="string" calcext:value-type="string">
            <text:p>);</text:p>
          </table:table-cell>
          <table:table-cell table:formula="of:=COM.MICROSOFT.CONCAT([.A507];[.B507];[.C507];[.D507])" office:value-type="string" office:string-value="list0.add(trans506);" calcext:value-type="string">
            <text:p>list0.add(trans50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07" calcext:value-type="float">
            <text:p>507</text:p>
          </table:table-cell>
          <table:table-cell office:value-type="string" calcext:value-type="string">
            <text:p>);</text:p>
          </table:table-cell>
          <table:table-cell table:formula="of:=COM.MICROSOFT.CONCAT([.A508];[.B508];[.C508];[.D508])" office:value-type="string" office:string-value="list0.add(trans507);" calcext:value-type="string">
            <text:p>list0.add(trans50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08" calcext:value-type="float">
            <text:p>508</text:p>
          </table:table-cell>
          <table:table-cell office:value-type="string" calcext:value-type="string">
            <text:p>);</text:p>
          </table:table-cell>
          <table:table-cell table:formula="of:=COM.MICROSOFT.CONCAT([.A509];[.B509];[.C509];[.D509])" office:value-type="string" office:string-value="list0.add(trans508);" calcext:value-type="string">
            <text:p>list0.add(trans50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09" calcext:value-type="float">
            <text:p>509</text:p>
          </table:table-cell>
          <table:table-cell office:value-type="string" calcext:value-type="string">
            <text:p>);</text:p>
          </table:table-cell>
          <table:table-cell table:formula="of:=COM.MICROSOFT.CONCAT([.A510];[.B510];[.C510];[.D510])" office:value-type="string" office:string-value="list0.add(trans509);" calcext:value-type="string">
            <text:p>list0.add(trans50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10" calcext:value-type="float">
            <text:p>510</text:p>
          </table:table-cell>
          <table:table-cell office:value-type="string" calcext:value-type="string">
            <text:p>);</text:p>
          </table:table-cell>
          <table:table-cell table:formula="of:=COM.MICROSOFT.CONCAT([.A511];[.B511];[.C511];[.D511])" office:value-type="string" office:string-value="list0.add(trans510);" calcext:value-type="string">
            <text:p>list0.add(trans51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11" calcext:value-type="float">
            <text:p>511</text:p>
          </table:table-cell>
          <table:table-cell office:value-type="string" calcext:value-type="string">
            <text:p>);</text:p>
          </table:table-cell>
          <table:table-cell table:formula="of:=COM.MICROSOFT.CONCAT([.A512];[.B512];[.C512];[.D512])" office:value-type="string" office:string-value="list0.add(trans511);" calcext:value-type="string">
            <text:p>list0.add(trans51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12" calcext:value-type="float">
            <text:p>512</text:p>
          </table:table-cell>
          <table:table-cell office:value-type="string" calcext:value-type="string">
            <text:p>);</text:p>
          </table:table-cell>
          <table:table-cell table:formula="of:=COM.MICROSOFT.CONCAT([.A513];[.B513];[.C513];[.D513])" office:value-type="string" office:string-value="list0.add(trans512);" calcext:value-type="string">
            <text:p>list0.add(trans51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13" calcext:value-type="float">
            <text:p>513</text:p>
          </table:table-cell>
          <table:table-cell office:value-type="string" calcext:value-type="string">
            <text:p>);</text:p>
          </table:table-cell>
          <table:table-cell table:formula="of:=COM.MICROSOFT.CONCAT([.A514];[.B514];[.C514];[.D514])" office:value-type="string" office:string-value="list0.add(trans513);" calcext:value-type="string">
            <text:p>list0.add(trans51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14" calcext:value-type="float">
            <text:p>514</text:p>
          </table:table-cell>
          <table:table-cell office:value-type="string" calcext:value-type="string">
            <text:p>);</text:p>
          </table:table-cell>
          <table:table-cell table:formula="of:=COM.MICROSOFT.CONCAT([.A515];[.B515];[.C515];[.D515])" office:value-type="string" office:string-value="list0.add(trans514);" calcext:value-type="string">
            <text:p>list0.add(trans51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15" calcext:value-type="float">
            <text:p>515</text:p>
          </table:table-cell>
          <table:table-cell office:value-type="string" calcext:value-type="string">
            <text:p>);</text:p>
          </table:table-cell>
          <table:table-cell table:formula="of:=COM.MICROSOFT.CONCAT([.A516];[.B516];[.C516];[.D516])" office:value-type="string" office:string-value="list0.add(trans515);" calcext:value-type="string">
            <text:p>list0.add(trans51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16" calcext:value-type="float">
            <text:p>516</text:p>
          </table:table-cell>
          <table:table-cell office:value-type="string" calcext:value-type="string">
            <text:p>);</text:p>
          </table:table-cell>
          <table:table-cell table:formula="of:=COM.MICROSOFT.CONCAT([.A517];[.B517];[.C517];[.D517])" office:value-type="string" office:string-value="list0.add(trans516);" calcext:value-type="string">
            <text:p>list0.add(trans51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17" calcext:value-type="float">
            <text:p>517</text:p>
          </table:table-cell>
          <table:table-cell office:value-type="string" calcext:value-type="string">
            <text:p>);</text:p>
          </table:table-cell>
          <table:table-cell table:formula="of:=COM.MICROSOFT.CONCAT([.A518];[.B518];[.C518];[.D518])" office:value-type="string" office:string-value="list0.add(trans517);" calcext:value-type="string">
            <text:p>list0.add(trans51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18" calcext:value-type="float">
            <text:p>518</text:p>
          </table:table-cell>
          <table:table-cell office:value-type="string" calcext:value-type="string">
            <text:p>);</text:p>
          </table:table-cell>
          <table:table-cell table:formula="of:=COM.MICROSOFT.CONCAT([.A519];[.B519];[.C519];[.D519])" office:value-type="string" office:string-value="list0.add(trans518);" calcext:value-type="string">
            <text:p>list0.add(trans51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19" calcext:value-type="float">
            <text:p>519</text:p>
          </table:table-cell>
          <table:table-cell office:value-type="string" calcext:value-type="string">
            <text:p>);</text:p>
          </table:table-cell>
          <table:table-cell table:formula="of:=COM.MICROSOFT.CONCAT([.A520];[.B520];[.C520];[.D520])" office:value-type="string" office:string-value="list0.add(trans519);" calcext:value-type="string">
            <text:p>list0.add(trans51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20" calcext:value-type="float">
            <text:p>520</text:p>
          </table:table-cell>
          <table:table-cell office:value-type="string" calcext:value-type="string">
            <text:p>);</text:p>
          </table:table-cell>
          <table:table-cell table:formula="of:=COM.MICROSOFT.CONCAT([.A521];[.B521];[.C521];[.D521])" office:value-type="string" office:string-value="list0.add(trans520);" calcext:value-type="string">
            <text:p>list0.add(trans52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21" calcext:value-type="float">
            <text:p>521</text:p>
          </table:table-cell>
          <table:table-cell office:value-type="string" calcext:value-type="string">
            <text:p>);</text:p>
          </table:table-cell>
          <table:table-cell table:formula="of:=COM.MICROSOFT.CONCAT([.A522];[.B522];[.C522];[.D522])" office:value-type="string" office:string-value="list0.add(trans521);" calcext:value-type="string">
            <text:p>list0.add(trans52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22" calcext:value-type="float">
            <text:p>522</text:p>
          </table:table-cell>
          <table:table-cell office:value-type="string" calcext:value-type="string">
            <text:p>);</text:p>
          </table:table-cell>
          <table:table-cell table:formula="of:=COM.MICROSOFT.CONCAT([.A523];[.B523];[.C523];[.D523])" office:value-type="string" office:string-value="list0.add(trans522);" calcext:value-type="string">
            <text:p>list0.add(trans52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23" calcext:value-type="float">
            <text:p>523</text:p>
          </table:table-cell>
          <table:table-cell office:value-type="string" calcext:value-type="string">
            <text:p>);</text:p>
          </table:table-cell>
          <table:table-cell table:formula="of:=COM.MICROSOFT.CONCAT([.A524];[.B524];[.C524];[.D524])" office:value-type="string" office:string-value="list0.add(trans523);" calcext:value-type="string">
            <text:p>list0.add(trans52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24" calcext:value-type="float">
            <text:p>524</text:p>
          </table:table-cell>
          <table:table-cell office:value-type="string" calcext:value-type="string">
            <text:p>);</text:p>
          </table:table-cell>
          <table:table-cell table:formula="of:=COM.MICROSOFT.CONCAT([.A525];[.B525];[.C525];[.D525])" office:value-type="string" office:string-value="list0.add(trans524);" calcext:value-type="string">
            <text:p>list0.add(trans52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25" calcext:value-type="float">
            <text:p>525</text:p>
          </table:table-cell>
          <table:table-cell office:value-type="string" calcext:value-type="string">
            <text:p>);</text:p>
          </table:table-cell>
          <table:table-cell table:formula="of:=COM.MICROSOFT.CONCAT([.A526];[.B526];[.C526];[.D526])" office:value-type="string" office:string-value="list0.add(trans525);" calcext:value-type="string">
            <text:p>list0.add(trans52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26" calcext:value-type="float">
            <text:p>526</text:p>
          </table:table-cell>
          <table:table-cell office:value-type="string" calcext:value-type="string">
            <text:p>);</text:p>
          </table:table-cell>
          <table:table-cell table:formula="of:=COM.MICROSOFT.CONCAT([.A527];[.B527];[.C527];[.D527])" office:value-type="string" office:string-value="list0.add(trans526);" calcext:value-type="string">
            <text:p>list0.add(trans52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27" calcext:value-type="float">
            <text:p>527</text:p>
          </table:table-cell>
          <table:table-cell office:value-type="string" calcext:value-type="string">
            <text:p>);</text:p>
          </table:table-cell>
          <table:table-cell table:formula="of:=COM.MICROSOFT.CONCAT([.A528];[.B528];[.C528];[.D528])" office:value-type="string" office:string-value="list0.add(trans527);" calcext:value-type="string">
            <text:p>list0.add(trans52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28" calcext:value-type="float">
            <text:p>528</text:p>
          </table:table-cell>
          <table:table-cell office:value-type="string" calcext:value-type="string">
            <text:p>);</text:p>
          </table:table-cell>
          <table:table-cell table:formula="of:=COM.MICROSOFT.CONCAT([.A529];[.B529];[.C529];[.D529])" office:value-type="string" office:string-value="list0.add(trans528);" calcext:value-type="string">
            <text:p>list0.add(trans52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29" calcext:value-type="float">
            <text:p>529</text:p>
          </table:table-cell>
          <table:table-cell office:value-type="string" calcext:value-type="string">
            <text:p>);</text:p>
          </table:table-cell>
          <table:table-cell table:formula="of:=COM.MICROSOFT.CONCAT([.A530];[.B530];[.C530];[.D530])" office:value-type="string" office:string-value="list0.add(trans529);" calcext:value-type="string">
            <text:p>list0.add(trans52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30" calcext:value-type="float">
            <text:p>530</text:p>
          </table:table-cell>
          <table:table-cell office:value-type="string" calcext:value-type="string">
            <text:p>);</text:p>
          </table:table-cell>
          <table:table-cell table:formula="of:=COM.MICROSOFT.CONCAT([.A531];[.B531];[.C531];[.D531])" office:value-type="string" office:string-value="list0.add(trans530);" calcext:value-type="string">
            <text:p>list0.add(trans53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31" calcext:value-type="float">
            <text:p>531</text:p>
          </table:table-cell>
          <table:table-cell office:value-type="string" calcext:value-type="string">
            <text:p>);</text:p>
          </table:table-cell>
          <table:table-cell table:formula="of:=COM.MICROSOFT.CONCAT([.A532];[.B532];[.C532];[.D532])" office:value-type="string" office:string-value="list0.add(trans531);" calcext:value-type="string">
            <text:p>list0.add(trans53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32" calcext:value-type="float">
            <text:p>532</text:p>
          </table:table-cell>
          <table:table-cell office:value-type="string" calcext:value-type="string">
            <text:p>);</text:p>
          </table:table-cell>
          <table:table-cell table:formula="of:=COM.MICROSOFT.CONCAT([.A533];[.B533];[.C533];[.D533])" office:value-type="string" office:string-value="list0.add(trans532);" calcext:value-type="string">
            <text:p>list0.add(trans53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33" calcext:value-type="float">
            <text:p>533</text:p>
          </table:table-cell>
          <table:table-cell office:value-type="string" calcext:value-type="string">
            <text:p>);</text:p>
          </table:table-cell>
          <table:table-cell table:formula="of:=COM.MICROSOFT.CONCAT([.A534];[.B534];[.C534];[.D534])" office:value-type="string" office:string-value="list0.add(trans533);" calcext:value-type="string">
            <text:p>list0.add(trans53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34" calcext:value-type="float">
            <text:p>534</text:p>
          </table:table-cell>
          <table:table-cell office:value-type="string" calcext:value-type="string">
            <text:p>);</text:p>
          </table:table-cell>
          <table:table-cell table:formula="of:=COM.MICROSOFT.CONCAT([.A535];[.B535];[.C535];[.D535])" office:value-type="string" office:string-value="list0.add(trans534);" calcext:value-type="string">
            <text:p>list0.add(trans53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35" calcext:value-type="float">
            <text:p>535</text:p>
          </table:table-cell>
          <table:table-cell office:value-type="string" calcext:value-type="string">
            <text:p>);</text:p>
          </table:table-cell>
          <table:table-cell table:formula="of:=COM.MICROSOFT.CONCAT([.A536];[.B536];[.C536];[.D536])" office:value-type="string" office:string-value="list0.add(trans535);" calcext:value-type="string">
            <text:p>list0.add(trans53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36" calcext:value-type="float">
            <text:p>536</text:p>
          </table:table-cell>
          <table:table-cell office:value-type="string" calcext:value-type="string">
            <text:p>);</text:p>
          </table:table-cell>
          <table:table-cell table:formula="of:=COM.MICROSOFT.CONCAT([.A537];[.B537];[.C537];[.D537])" office:value-type="string" office:string-value="list0.add(trans536);" calcext:value-type="string">
            <text:p>list0.add(trans53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37" calcext:value-type="float">
            <text:p>537</text:p>
          </table:table-cell>
          <table:table-cell office:value-type="string" calcext:value-type="string">
            <text:p>);</text:p>
          </table:table-cell>
          <table:table-cell table:formula="of:=COM.MICROSOFT.CONCAT([.A538];[.B538];[.C538];[.D538])" office:value-type="string" office:string-value="list0.add(trans537);" calcext:value-type="string">
            <text:p>list0.add(trans53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38" calcext:value-type="float">
            <text:p>538</text:p>
          </table:table-cell>
          <table:table-cell office:value-type="string" calcext:value-type="string">
            <text:p>);</text:p>
          </table:table-cell>
          <table:table-cell table:formula="of:=COM.MICROSOFT.CONCAT([.A539];[.B539];[.C539];[.D539])" office:value-type="string" office:string-value="list0.add(trans538);" calcext:value-type="string">
            <text:p>list0.add(trans53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39" calcext:value-type="float">
            <text:p>539</text:p>
          </table:table-cell>
          <table:table-cell office:value-type="string" calcext:value-type="string">
            <text:p>);</text:p>
          </table:table-cell>
          <table:table-cell table:formula="of:=COM.MICROSOFT.CONCAT([.A540];[.B540];[.C540];[.D540])" office:value-type="string" office:string-value="list0.add(trans539);" calcext:value-type="string">
            <text:p>list0.add(trans53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40" calcext:value-type="float">
            <text:p>540</text:p>
          </table:table-cell>
          <table:table-cell office:value-type="string" calcext:value-type="string">
            <text:p>);</text:p>
          </table:table-cell>
          <table:table-cell table:formula="of:=COM.MICROSOFT.CONCAT([.A541];[.B541];[.C541];[.D541])" office:value-type="string" office:string-value="list0.add(trans540);" calcext:value-type="string">
            <text:p>list0.add(trans54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41" calcext:value-type="float">
            <text:p>541</text:p>
          </table:table-cell>
          <table:table-cell office:value-type="string" calcext:value-type="string">
            <text:p>);</text:p>
          </table:table-cell>
          <table:table-cell table:formula="of:=COM.MICROSOFT.CONCAT([.A542];[.B542];[.C542];[.D542])" office:value-type="string" office:string-value="list0.add(trans541);" calcext:value-type="string">
            <text:p>list0.add(trans54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42" calcext:value-type="float">
            <text:p>542</text:p>
          </table:table-cell>
          <table:table-cell office:value-type="string" calcext:value-type="string">
            <text:p>);</text:p>
          </table:table-cell>
          <table:table-cell table:formula="of:=COM.MICROSOFT.CONCAT([.A543];[.B543];[.C543];[.D543])" office:value-type="string" office:string-value="list0.add(trans542);" calcext:value-type="string">
            <text:p>list0.add(trans54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43" calcext:value-type="float">
            <text:p>543</text:p>
          </table:table-cell>
          <table:table-cell office:value-type="string" calcext:value-type="string">
            <text:p>);</text:p>
          </table:table-cell>
          <table:table-cell table:formula="of:=COM.MICROSOFT.CONCAT([.A544];[.B544];[.C544];[.D544])" office:value-type="string" office:string-value="list0.add(trans543);" calcext:value-type="string">
            <text:p>list0.add(trans54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44" calcext:value-type="float">
            <text:p>544</text:p>
          </table:table-cell>
          <table:table-cell office:value-type="string" calcext:value-type="string">
            <text:p>);</text:p>
          </table:table-cell>
          <table:table-cell table:formula="of:=COM.MICROSOFT.CONCAT([.A545];[.B545];[.C545];[.D545])" office:value-type="string" office:string-value="list0.add(trans544);" calcext:value-type="string">
            <text:p>list0.add(trans54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45" calcext:value-type="float">
            <text:p>545</text:p>
          </table:table-cell>
          <table:table-cell office:value-type="string" calcext:value-type="string">
            <text:p>);</text:p>
          </table:table-cell>
          <table:table-cell table:formula="of:=COM.MICROSOFT.CONCAT([.A546];[.B546];[.C546];[.D546])" office:value-type="string" office:string-value="list0.add(trans545);" calcext:value-type="string">
            <text:p>list0.add(trans54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46" calcext:value-type="float">
            <text:p>546</text:p>
          </table:table-cell>
          <table:table-cell office:value-type="string" calcext:value-type="string">
            <text:p>);</text:p>
          </table:table-cell>
          <table:table-cell table:formula="of:=COM.MICROSOFT.CONCAT([.A547];[.B547];[.C547];[.D547])" office:value-type="string" office:string-value="list0.add(trans546);" calcext:value-type="string">
            <text:p>list0.add(trans54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47" calcext:value-type="float">
            <text:p>547</text:p>
          </table:table-cell>
          <table:table-cell office:value-type="string" calcext:value-type="string">
            <text:p>);</text:p>
          </table:table-cell>
          <table:table-cell table:formula="of:=COM.MICROSOFT.CONCAT([.A548];[.B548];[.C548];[.D548])" office:value-type="string" office:string-value="list0.add(trans547);" calcext:value-type="string">
            <text:p>list0.add(trans54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48" calcext:value-type="float">
            <text:p>548</text:p>
          </table:table-cell>
          <table:table-cell office:value-type="string" calcext:value-type="string">
            <text:p>);</text:p>
          </table:table-cell>
          <table:table-cell table:formula="of:=COM.MICROSOFT.CONCAT([.A549];[.B549];[.C549];[.D549])" office:value-type="string" office:string-value="list0.add(trans548);" calcext:value-type="string">
            <text:p>list0.add(trans54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49" calcext:value-type="float">
            <text:p>549</text:p>
          </table:table-cell>
          <table:table-cell office:value-type="string" calcext:value-type="string">
            <text:p>);</text:p>
          </table:table-cell>
          <table:table-cell table:formula="of:=COM.MICROSOFT.CONCAT([.A550];[.B550];[.C550];[.D550])" office:value-type="string" office:string-value="list0.add(trans549);" calcext:value-type="string">
            <text:p>list0.add(trans54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50" calcext:value-type="float">
            <text:p>550</text:p>
          </table:table-cell>
          <table:table-cell office:value-type="string" calcext:value-type="string">
            <text:p>);</text:p>
          </table:table-cell>
          <table:table-cell table:formula="of:=COM.MICROSOFT.CONCAT([.A551];[.B551];[.C551];[.D551])" office:value-type="string" office:string-value="list0.add(trans550);" calcext:value-type="string">
            <text:p>list0.add(trans55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51" calcext:value-type="float">
            <text:p>551</text:p>
          </table:table-cell>
          <table:table-cell office:value-type="string" calcext:value-type="string">
            <text:p>);</text:p>
          </table:table-cell>
          <table:table-cell table:formula="of:=COM.MICROSOFT.CONCAT([.A552];[.B552];[.C552];[.D552])" office:value-type="string" office:string-value="list0.add(trans551);" calcext:value-type="string">
            <text:p>list0.add(trans55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52" calcext:value-type="float">
            <text:p>552</text:p>
          </table:table-cell>
          <table:table-cell office:value-type="string" calcext:value-type="string">
            <text:p>);</text:p>
          </table:table-cell>
          <table:table-cell table:formula="of:=COM.MICROSOFT.CONCAT([.A553];[.B553];[.C553];[.D553])" office:value-type="string" office:string-value="list0.add(trans552);" calcext:value-type="string">
            <text:p>list0.add(trans55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53" calcext:value-type="float">
            <text:p>553</text:p>
          </table:table-cell>
          <table:table-cell office:value-type="string" calcext:value-type="string">
            <text:p>);</text:p>
          </table:table-cell>
          <table:table-cell table:formula="of:=COM.MICROSOFT.CONCAT([.A554];[.B554];[.C554];[.D554])" office:value-type="string" office:string-value="list0.add(trans553);" calcext:value-type="string">
            <text:p>list0.add(trans55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54" calcext:value-type="float">
            <text:p>554</text:p>
          </table:table-cell>
          <table:table-cell office:value-type="string" calcext:value-type="string">
            <text:p>);</text:p>
          </table:table-cell>
          <table:table-cell table:formula="of:=COM.MICROSOFT.CONCAT([.A555];[.B555];[.C555];[.D555])" office:value-type="string" office:string-value="list0.add(trans554);" calcext:value-type="string">
            <text:p>list0.add(trans55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55" calcext:value-type="float">
            <text:p>555</text:p>
          </table:table-cell>
          <table:table-cell office:value-type="string" calcext:value-type="string">
            <text:p>);</text:p>
          </table:table-cell>
          <table:table-cell table:formula="of:=COM.MICROSOFT.CONCAT([.A556];[.B556];[.C556];[.D556])" office:value-type="string" office:string-value="list0.add(trans555);" calcext:value-type="string">
            <text:p>list0.add(trans55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56" calcext:value-type="float">
            <text:p>556</text:p>
          </table:table-cell>
          <table:table-cell office:value-type="string" calcext:value-type="string">
            <text:p>);</text:p>
          </table:table-cell>
          <table:table-cell table:formula="of:=COM.MICROSOFT.CONCAT([.A557];[.B557];[.C557];[.D557])" office:value-type="string" office:string-value="list0.add(trans556);" calcext:value-type="string">
            <text:p>list0.add(trans55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57" calcext:value-type="float">
            <text:p>557</text:p>
          </table:table-cell>
          <table:table-cell office:value-type="string" calcext:value-type="string">
            <text:p>);</text:p>
          </table:table-cell>
          <table:table-cell table:formula="of:=COM.MICROSOFT.CONCAT([.A558];[.B558];[.C558];[.D558])" office:value-type="string" office:string-value="list0.add(trans557);" calcext:value-type="string">
            <text:p>list0.add(trans55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58" calcext:value-type="float">
            <text:p>558</text:p>
          </table:table-cell>
          <table:table-cell office:value-type="string" calcext:value-type="string">
            <text:p>);</text:p>
          </table:table-cell>
          <table:table-cell table:formula="of:=COM.MICROSOFT.CONCAT([.A559];[.B559];[.C559];[.D559])" office:value-type="string" office:string-value="list0.add(trans558);" calcext:value-type="string">
            <text:p>list0.add(trans55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59" calcext:value-type="float">
            <text:p>559</text:p>
          </table:table-cell>
          <table:table-cell office:value-type="string" calcext:value-type="string">
            <text:p>);</text:p>
          </table:table-cell>
          <table:table-cell table:formula="of:=COM.MICROSOFT.CONCAT([.A560];[.B560];[.C560];[.D560])" office:value-type="string" office:string-value="list0.add(trans559);" calcext:value-type="string">
            <text:p>list0.add(trans55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60" calcext:value-type="float">
            <text:p>560</text:p>
          </table:table-cell>
          <table:table-cell office:value-type="string" calcext:value-type="string">
            <text:p>);</text:p>
          </table:table-cell>
          <table:table-cell table:formula="of:=COM.MICROSOFT.CONCAT([.A561];[.B561];[.C561];[.D561])" office:value-type="string" office:string-value="list0.add(trans560);" calcext:value-type="string">
            <text:p>list0.add(trans56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61" calcext:value-type="float">
            <text:p>561</text:p>
          </table:table-cell>
          <table:table-cell office:value-type="string" calcext:value-type="string">
            <text:p>);</text:p>
          </table:table-cell>
          <table:table-cell table:formula="of:=COM.MICROSOFT.CONCAT([.A562];[.B562];[.C562];[.D562])" office:value-type="string" office:string-value="list0.add(trans561);" calcext:value-type="string">
            <text:p>list0.add(trans56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62" calcext:value-type="float">
            <text:p>562</text:p>
          </table:table-cell>
          <table:table-cell office:value-type="string" calcext:value-type="string">
            <text:p>);</text:p>
          </table:table-cell>
          <table:table-cell table:formula="of:=COM.MICROSOFT.CONCAT([.A563];[.B563];[.C563];[.D563])" office:value-type="string" office:string-value="list0.add(trans562);" calcext:value-type="string">
            <text:p>list0.add(trans56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63" calcext:value-type="float">
            <text:p>563</text:p>
          </table:table-cell>
          <table:table-cell office:value-type="string" calcext:value-type="string">
            <text:p>);</text:p>
          </table:table-cell>
          <table:table-cell table:formula="of:=COM.MICROSOFT.CONCAT([.A564];[.B564];[.C564];[.D564])" office:value-type="string" office:string-value="list0.add(trans563);" calcext:value-type="string">
            <text:p>list0.add(trans56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64" calcext:value-type="float">
            <text:p>564</text:p>
          </table:table-cell>
          <table:table-cell office:value-type="string" calcext:value-type="string">
            <text:p>);</text:p>
          </table:table-cell>
          <table:table-cell table:formula="of:=COM.MICROSOFT.CONCAT([.A565];[.B565];[.C565];[.D565])" office:value-type="string" office:string-value="list0.add(trans564);" calcext:value-type="string">
            <text:p>list0.add(trans56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65" calcext:value-type="float">
            <text:p>565</text:p>
          </table:table-cell>
          <table:table-cell office:value-type="string" calcext:value-type="string">
            <text:p>);</text:p>
          </table:table-cell>
          <table:table-cell table:formula="of:=COM.MICROSOFT.CONCAT([.A566];[.B566];[.C566];[.D566])" office:value-type="string" office:string-value="list0.add(trans565);" calcext:value-type="string">
            <text:p>list0.add(trans56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66" calcext:value-type="float">
            <text:p>566</text:p>
          </table:table-cell>
          <table:table-cell office:value-type="string" calcext:value-type="string">
            <text:p>);</text:p>
          </table:table-cell>
          <table:table-cell table:formula="of:=COM.MICROSOFT.CONCAT([.A567];[.B567];[.C567];[.D567])" office:value-type="string" office:string-value="list0.add(trans566);" calcext:value-type="string">
            <text:p>list0.add(trans56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67" calcext:value-type="float">
            <text:p>567</text:p>
          </table:table-cell>
          <table:table-cell office:value-type="string" calcext:value-type="string">
            <text:p>);</text:p>
          </table:table-cell>
          <table:table-cell table:formula="of:=COM.MICROSOFT.CONCAT([.A568];[.B568];[.C568];[.D568])" office:value-type="string" office:string-value="list0.add(trans567);" calcext:value-type="string">
            <text:p>list0.add(trans56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68" calcext:value-type="float">
            <text:p>568</text:p>
          </table:table-cell>
          <table:table-cell office:value-type="string" calcext:value-type="string">
            <text:p>);</text:p>
          </table:table-cell>
          <table:table-cell table:formula="of:=COM.MICROSOFT.CONCAT([.A569];[.B569];[.C569];[.D569])" office:value-type="string" office:string-value="list0.add(trans568);" calcext:value-type="string">
            <text:p>list0.add(trans56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69" calcext:value-type="float">
            <text:p>569</text:p>
          </table:table-cell>
          <table:table-cell office:value-type="string" calcext:value-type="string">
            <text:p>);</text:p>
          </table:table-cell>
          <table:table-cell table:formula="of:=COM.MICROSOFT.CONCAT([.A570];[.B570];[.C570];[.D570])" office:value-type="string" office:string-value="list0.add(trans569);" calcext:value-type="string">
            <text:p>list0.add(trans56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70" calcext:value-type="float">
            <text:p>570</text:p>
          </table:table-cell>
          <table:table-cell office:value-type="string" calcext:value-type="string">
            <text:p>);</text:p>
          </table:table-cell>
          <table:table-cell table:formula="of:=COM.MICROSOFT.CONCAT([.A571];[.B571];[.C571];[.D571])" office:value-type="string" office:string-value="list0.add(trans570);" calcext:value-type="string">
            <text:p>list0.add(trans57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71" calcext:value-type="float">
            <text:p>571</text:p>
          </table:table-cell>
          <table:table-cell office:value-type="string" calcext:value-type="string">
            <text:p>);</text:p>
          </table:table-cell>
          <table:table-cell table:formula="of:=COM.MICROSOFT.CONCAT([.A572];[.B572];[.C572];[.D572])" office:value-type="string" office:string-value="list0.add(trans571);" calcext:value-type="string">
            <text:p>list0.add(trans57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72" calcext:value-type="float">
            <text:p>572</text:p>
          </table:table-cell>
          <table:table-cell office:value-type="string" calcext:value-type="string">
            <text:p>);</text:p>
          </table:table-cell>
          <table:table-cell table:formula="of:=COM.MICROSOFT.CONCAT([.A573];[.B573];[.C573];[.D573])" office:value-type="string" office:string-value="list0.add(trans572);" calcext:value-type="string">
            <text:p>list0.add(trans57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73" calcext:value-type="float">
            <text:p>573</text:p>
          </table:table-cell>
          <table:table-cell office:value-type="string" calcext:value-type="string">
            <text:p>);</text:p>
          </table:table-cell>
          <table:table-cell table:formula="of:=COM.MICROSOFT.CONCAT([.A574];[.B574];[.C574];[.D574])" office:value-type="string" office:string-value="list0.add(trans573);" calcext:value-type="string">
            <text:p>list0.add(trans57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74" calcext:value-type="float">
            <text:p>574</text:p>
          </table:table-cell>
          <table:table-cell office:value-type="string" calcext:value-type="string">
            <text:p>);</text:p>
          </table:table-cell>
          <table:table-cell table:formula="of:=COM.MICROSOFT.CONCAT([.A575];[.B575];[.C575];[.D575])" office:value-type="string" office:string-value="list0.add(trans574);" calcext:value-type="string">
            <text:p>list0.add(trans57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75" calcext:value-type="float">
            <text:p>575</text:p>
          </table:table-cell>
          <table:table-cell office:value-type="string" calcext:value-type="string">
            <text:p>);</text:p>
          </table:table-cell>
          <table:table-cell table:formula="of:=COM.MICROSOFT.CONCAT([.A576];[.B576];[.C576];[.D576])" office:value-type="string" office:string-value="list0.add(trans575);" calcext:value-type="string">
            <text:p>list0.add(trans57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76" calcext:value-type="float">
            <text:p>576</text:p>
          </table:table-cell>
          <table:table-cell office:value-type="string" calcext:value-type="string">
            <text:p>);</text:p>
          </table:table-cell>
          <table:table-cell table:formula="of:=COM.MICROSOFT.CONCAT([.A577];[.B577];[.C577];[.D577])" office:value-type="string" office:string-value="list0.add(trans576);" calcext:value-type="string">
            <text:p>list0.add(trans57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77" calcext:value-type="float">
            <text:p>577</text:p>
          </table:table-cell>
          <table:table-cell office:value-type="string" calcext:value-type="string">
            <text:p>);</text:p>
          </table:table-cell>
          <table:table-cell table:formula="of:=COM.MICROSOFT.CONCAT([.A578];[.B578];[.C578];[.D578])" office:value-type="string" office:string-value="list0.add(trans577);" calcext:value-type="string">
            <text:p>list0.add(trans57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78" calcext:value-type="float">
            <text:p>578</text:p>
          </table:table-cell>
          <table:table-cell office:value-type="string" calcext:value-type="string">
            <text:p>);</text:p>
          </table:table-cell>
          <table:table-cell table:formula="of:=COM.MICROSOFT.CONCAT([.A579];[.B579];[.C579];[.D579])" office:value-type="string" office:string-value="list0.add(trans578);" calcext:value-type="string">
            <text:p>list0.add(trans57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79" calcext:value-type="float">
            <text:p>579</text:p>
          </table:table-cell>
          <table:table-cell office:value-type="string" calcext:value-type="string">
            <text:p>);</text:p>
          </table:table-cell>
          <table:table-cell table:formula="of:=COM.MICROSOFT.CONCAT([.A580];[.B580];[.C580];[.D580])" office:value-type="string" office:string-value="list0.add(trans579);" calcext:value-type="string">
            <text:p>list0.add(trans57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80" calcext:value-type="float">
            <text:p>580</text:p>
          </table:table-cell>
          <table:table-cell office:value-type="string" calcext:value-type="string">
            <text:p>);</text:p>
          </table:table-cell>
          <table:table-cell table:formula="of:=COM.MICROSOFT.CONCAT([.A581];[.B581];[.C581];[.D581])" office:value-type="string" office:string-value="list0.add(trans580);" calcext:value-type="string">
            <text:p>list0.add(trans58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81" calcext:value-type="float">
            <text:p>581</text:p>
          </table:table-cell>
          <table:table-cell office:value-type="string" calcext:value-type="string">
            <text:p>);</text:p>
          </table:table-cell>
          <table:table-cell table:formula="of:=COM.MICROSOFT.CONCAT([.A582];[.B582];[.C582];[.D582])" office:value-type="string" office:string-value="list0.add(trans581);" calcext:value-type="string">
            <text:p>list0.add(trans58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82" calcext:value-type="float">
            <text:p>582</text:p>
          </table:table-cell>
          <table:table-cell office:value-type="string" calcext:value-type="string">
            <text:p>);</text:p>
          </table:table-cell>
          <table:table-cell table:formula="of:=COM.MICROSOFT.CONCAT([.A583];[.B583];[.C583];[.D583])" office:value-type="string" office:string-value="list0.add(trans582);" calcext:value-type="string">
            <text:p>list0.add(trans58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83" calcext:value-type="float">
            <text:p>583</text:p>
          </table:table-cell>
          <table:table-cell office:value-type="string" calcext:value-type="string">
            <text:p>);</text:p>
          </table:table-cell>
          <table:table-cell table:formula="of:=COM.MICROSOFT.CONCAT([.A584];[.B584];[.C584];[.D584])" office:value-type="string" office:string-value="list0.add(trans583);" calcext:value-type="string">
            <text:p>list0.add(trans58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84" calcext:value-type="float">
            <text:p>584</text:p>
          </table:table-cell>
          <table:table-cell office:value-type="string" calcext:value-type="string">
            <text:p>);</text:p>
          </table:table-cell>
          <table:table-cell table:formula="of:=COM.MICROSOFT.CONCAT([.A585];[.B585];[.C585];[.D585])" office:value-type="string" office:string-value="list0.add(trans584);" calcext:value-type="string">
            <text:p>list0.add(trans58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85" calcext:value-type="float">
            <text:p>585</text:p>
          </table:table-cell>
          <table:table-cell office:value-type="string" calcext:value-type="string">
            <text:p>);</text:p>
          </table:table-cell>
          <table:table-cell table:formula="of:=COM.MICROSOFT.CONCAT([.A586];[.B586];[.C586];[.D586])" office:value-type="string" office:string-value="list0.add(trans585);" calcext:value-type="string">
            <text:p>list0.add(trans58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86" calcext:value-type="float">
            <text:p>586</text:p>
          </table:table-cell>
          <table:table-cell office:value-type="string" calcext:value-type="string">
            <text:p>);</text:p>
          </table:table-cell>
          <table:table-cell table:formula="of:=COM.MICROSOFT.CONCAT([.A587];[.B587];[.C587];[.D587])" office:value-type="string" office:string-value="list0.add(trans586);" calcext:value-type="string">
            <text:p>list0.add(trans58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87" calcext:value-type="float">
            <text:p>587</text:p>
          </table:table-cell>
          <table:table-cell office:value-type="string" calcext:value-type="string">
            <text:p>);</text:p>
          </table:table-cell>
          <table:table-cell table:formula="of:=COM.MICROSOFT.CONCAT([.A588];[.B588];[.C588];[.D588])" office:value-type="string" office:string-value="list0.add(trans587);" calcext:value-type="string">
            <text:p>list0.add(trans58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88" calcext:value-type="float">
            <text:p>588</text:p>
          </table:table-cell>
          <table:table-cell office:value-type="string" calcext:value-type="string">
            <text:p>);</text:p>
          </table:table-cell>
          <table:table-cell table:formula="of:=COM.MICROSOFT.CONCAT([.A589];[.B589];[.C589];[.D589])" office:value-type="string" office:string-value="list0.add(trans588);" calcext:value-type="string">
            <text:p>list0.add(trans58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89" calcext:value-type="float">
            <text:p>589</text:p>
          </table:table-cell>
          <table:table-cell office:value-type="string" calcext:value-type="string">
            <text:p>);</text:p>
          </table:table-cell>
          <table:table-cell table:formula="of:=COM.MICROSOFT.CONCAT([.A590];[.B590];[.C590];[.D590])" office:value-type="string" office:string-value="list0.add(trans589);" calcext:value-type="string">
            <text:p>list0.add(trans58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90" calcext:value-type="float">
            <text:p>590</text:p>
          </table:table-cell>
          <table:table-cell office:value-type="string" calcext:value-type="string">
            <text:p>);</text:p>
          </table:table-cell>
          <table:table-cell table:formula="of:=COM.MICROSOFT.CONCAT([.A591];[.B591];[.C591];[.D591])" office:value-type="string" office:string-value="list0.add(trans590);" calcext:value-type="string">
            <text:p>list0.add(trans59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91" calcext:value-type="float">
            <text:p>591</text:p>
          </table:table-cell>
          <table:table-cell office:value-type="string" calcext:value-type="string">
            <text:p>);</text:p>
          </table:table-cell>
          <table:table-cell table:formula="of:=COM.MICROSOFT.CONCAT([.A592];[.B592];[.C592];[.D592])" office:value-type="string" office:string-value="list0.add(trans591);" calcext:value-type="string">
            <text:p>list0.add(trans59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92" calcext:value-type="float">
            <text:p>592</text:p>
          </table:table-cell>
          <table:table-cell office:value-type="string" calcext:value-type="string">
            <text:p>);</text:p>
          </table:table-cell>
          <table:table-cell table:formula="of:=COM.MICROSOFT.CONCAT([.A593];[.B593];[.C593];[.D593])" office:value-type="string" office:string-value="list0.add(trans592);" calcext:value-type="string">
            <text:p>list0.add(trans59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93" calcext:value-type="float">
            <text:p>593</text:p>
          </table:table-cell>
          <table:table-cell office:value-type="string" calcext:value-type="string">
            <text:p>);</text:p>
          </table:table-cell>
          <table:table-cell table:formula="of:=COM.MICROSOFT.CONCAT([.A594];[.B594];[.C594];[.D594])" office:value-type="string" office:string-value="list0.add(trans593);" calcext:value-type="string">
            <text:p>list0.add(trans59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94" calcext:value-type="float">
            <text:p>594</text:p>
          </table:table-cell>
          <table:table-cell office:value-type="string" calcext:value-type="string">
            <text:p>);</text:p>
          </table:table-cell>
          <table:table-cell table:formula="of:=COM.MICROSOFT.CONCAT([.A595];[.B595];[.C595];[.D595])" office:value-type="string" office:string-value="list0.add(trans594);" calcext:value-type="string">
            <text:p>list0.add(trans59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95" calcext:value-type="float">
            <text:p>595</text:p>
          </table:table-cell>
          <table:table-cell office:value-type="string" calcext:value-type="string">
            <text:p>);</text:p>
          </table:table-cell>
          <table:table-cell table:formula="of:=COM.MICROSOFT.CONCAT([.A596];[.B596];[.C596];[.D596])" office:value-type="string" office:string-value="list0.add(trans595);" calcext:value-type="string">
            <text:p>list0.add(trans59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96" calcext:value-type="float">
            <text:p>596</text:p>
          </table:table-cell>
          <table:table-cell office:value-type="string" calcext:value-type="string">
            <text:p>);</text:p>
          </table:table-cell>
          <table:table-cell table:formula="of:=COM.MICROSOFT.CONCAT([.A597];[.B597];[.C597];[.D597])" office:value-type="string" office:string-value="list0.add(trans596);" calcext:value-type="string">
            <text:p>list0.add(trans59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97" calcext:value-type="float">
            <text:p>597</text:p>
          </table:table-cell>
          <table:table-cell office:value-type="string" calcext:value-type="string">
            <text:p>);</text:p>
          </table:table-cell>
          <table:table-cell table:formula="of:=COM.MICROSOFT.CONCAT([.A598];[.B598];[.C598];[.D598])" office:value-type="string" office:string-value="list0.add(trans597);" calcext:value-type="string">
            <text:p>list0.add(trans59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98" calcext:value-type="float">
            <text:p>598</text:p>
          </table:table-cell>
          <table:table-cell office:value-type="string" calcext:value-type="string">
            <text:p>);</text:p>
          </table:table-cell>
          <table:table-cell table:formula="of:=COM.MICROSOFT.CONCAT([.A599];[.B599];[.C599];[.D599])" office:value-type="string" office:string-value="list0.add(trans598);" calcext:value-type="string">
            <text:p>list0.add(trans59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99" calcext:value-type="float">
            <text:p>599</text:p>
          </table:table-cell>
          <table:table-cell office:value-type="string" calcext:value-type="string">
            <text:p>);</text:p>
          </table:table-cell>
          <table:table-cell table:formula="of:=COM.MICROSOFT.CONCAT([.A600];[.B600];[.C600];[.D600])" office:value-type="string" office:string-value="list0.add(trans599);" calcext:value-type="string">
            <text:p>list0.add(trans59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00" calcext:value-type="float">
            <text:p>600</text:p>
          </table:table-cell>
          <table:table-cell office:value-type="string" calcext:value-type="string">
            <text:p>);</text:p>
          </table:table-cell>
          <table:table-cell table:formula="of:=COM.MICROSOFT.CONCAT([.A601];[.B601];[.C601];[.D601])" office:value-type="string" office:string-value="list0.add(trans600);" calcext:value-type="string">
            <text:p>list0.add(trans60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01" calcext:value-type="float">
            <text:p>601</text:p>
          </table:table-cell>
          <table:table-cell office:value-type="string" calcext:value-type="string">
            <text:p>);</text:p>
          </table:table-cell>
          <table:table-cell table:formula="of:=COM.MICROSOFT.CONCAT([.A602];[.B602];[.C602];[.D602])" office:value-type="string" office:string-value="list0.add(trans601);" calcext:value-type="string">
            <text:p>list0.add(trans60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02" calcext:value-type="float">
            <text:p>602</text:p>
          </table:table-cell>
          <table:table-cell office:value-type="string" calcext:value-type="string">
            <text:p>);</text:p>
          </table:table-cell>
          <table:table-cell table:formula="of:=COM.MICROSOFT.CONCAT([.A603];[.B603];[.C603];[.D603])" office:value-type="string" office:string-value="list0.add(trans602);" calcext:value-type="string">
            <text:p>list0.add(trans60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03" calcext:value-type="float">
            <text:p>603</text:p>
          </table:table-cell>
          <table:table-cell office:value-type="string" calcext:value-type="string">
            <text:p>);</text:p>
          </table:table-cell>
          <table:table-cell table:formula="of:=COM.MICROSOFT.CONCAT([.A604];[.B604];[.C604];[.D604])" office:value-type="string" office:string-value="list0.add(trans603);" calcext:value-type="string">
            <text:p>list0.add(trans60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04" calcext:value-type="float">
            <text:p>604</text:p>
          </table:table-cell>
          <table:table-cell office:value-type="string" calcext:value-type="string">
            <text:p>);</text:p>
          </table:table-cell>
          <table:table-cell table:formula="of:=COM.MICROSOFT.CONCAT([.A605];[.B605];[.C605];[.D605])" office:value-type="string" office:string-value="list0.add(trans604);" calcext:value-type="string">
            <text:p>list0.add(trans60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05" calcext:value-type="float">
            <text:p>605</text:p>
          </table:table-cell>
          <table:table-cell office:value-type="string" calcext:value-type="string">
            <text:p>);</text:p>
          </table:table-cell>
          <table:table-cell table:formula="of:=COM.MICROSOFT.CONCAT([.A606];[.B606];[.C606];[.D606])" office:value-type="string" office:string-value="list0.add(trans605);" calcext:value-type="string">
            <text:p>list0.add(trans60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06" calcext:value-type="float">
            <text:p>606</text:p>
          </table:table-cell>
          <table:table-cell office:value-type="string" calcext:value-type="string">
            <text:p>);</text:p>
          </table:table-cell>
          <table:table-cell table:formula="of:=COM.MICROSOFT.CONCAT([.A607];[.B607];[.C607];[.D607])" office:value-type="string" office:string-value="list0.add(trans606);" calcext:value-type="string">
            <text:p>list0.add(trans60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07" calcext:value-type="float">
            <text:p>607</text:p>
          </table:table-cell>
          <table:table-cell office:value-type="string" calcext:value-type="string">
            <text:p>);</text:p>
          </table:table-cell>
          <table:table-cell table:formula="of:=COM.MICROSOFT.CONCAT([.A608];[.B608];[.C608];[.D608])" office:value-type="string" office:string-value="list0.add(trans607);" calcext:value-type="string">
            <text:p>list0.add(trans60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08" calcext:value-type="float">
            <text:p>608</text:p>
          </table:table-cell>
          <table:table-cell office:value-type="string" calcext:value-type="string">
            <text:p>);</text:p>
          </table:table-cell>
          <table:table-cell table:formula="of:=COM.MICROSOFT.CONCAT([.A609];[.B609];[.C609];[.D609])" office:value-type="string" office:string-value="list0.add(trans608);" calcext:value-type="string">
            <text:p>list0.add(trans60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09" calcext:value-type="float">
            <text:p>609</text:p>
          </table:table-cell>
          <table:table-cell office:value-type="string" calcext:value-type="string">
            <text:p>);</text:p>
          </table:table-cell>
          <table:table-cell table:formula="of:=COM.MICROSOFT.CONCAT([.A610];[.B610];[.C610];[.D610])" office:value-type="string" office:string-value="list0.add(trans609);" calcext:value-type="string">
            <text:p>list0.add(trans60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10" calcext:value-type="float">
            <text:p>610</text:p>
          </table:table-cell>
          <table:table-cell office:value-type="string" calcext:value-type="string">
            <text:p>);</text:p>
          </table:table-cell>
          <table:table-cell table:formula="of:=COM.MICROSOFT.CONCAT([.A611];[.B611];[.C611];[.D611])" office:value-type="string" office:string-value="list0.add(trans610);" calcext:value-type="string">
            <text:p>list0.add(trans61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11" calcext:value-type="float">
            <text:p>611</text:p>
          </table:table-cell>
          <table:table-cell office:value-type="string" calcext:value-type="string">
            <text:p>);</text:p>
          </table:table-cell>
          <table:table-cell table:formula="of:=COM.MICROSOFT.CONCAT([.A612];[.B612];[.C612];[.D612])" office:value-type="string" office:string-value="list0.add(trans611);" calcext:value-type="string">
            <text:p>list0.add(trans61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12" calcext:value-type="float">
            <text:p>612</text:p>
          </table:table-cell>
          <table:table-cell office:value-type="string" calcext:value-type="string">
            <text:p>);</text:p>
          </table:table-cell>
          <table:table-cell table:formula="of:=COM.MICROSOFT.CONCAT([.A613];[.B613];[.C613];[.D613])" office:value-type="string" office:string-value="list0.add(trans612);" calcext:value-type="string">
            <text:p>list0.add(trans61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13" calcext:value-type="float">
            <text:p>613</text:p>
          </table:table-cell>
          <table:table-cell office:value-type="string" calcext:value-type="string">
            <text:p>);</text:p>
          </table:table-cell>
          <table:table-cell table:formula="of:=COM.MICROSOFT.CONCAT([.A614];[.B614];[.C614];[.D614])" office:value-type="string" office:string-value="list0.add(trans613);" calcext:value-type="string">
            <text:p>list0.add(trans61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14" calcext:value-type="float">
            <text:p>614</text:p>
          </table:table-cell>
          <table:table-cell office:value-type="string" calcext:value-type="string">
            <text:p>);</text:p>
          </table:table-cell>
          <table:table-cell table:formula="of:=COM.MICROSOFT.CONCAT([.A615];[.B615];[.C615];[.D615])" office:value-type="string" office:string-value="list0.add(trans614);" calcext:value-type="string">
            <text:p>list0.add(trans61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15" calcext:value-type="float">
            <text:p>615</text:p>
          </table:table-cell>
          <table:table-cell office:value-type="string" calcext:value-type="string">
            <text:p>);</text:p>
          </table:table-cell>
          <table:table-cell table:formula="of:=COM.MICROSOFT.CONCAT([.A616];[.B616];[.C616];[.D616])" office:value-type="string" office:string-value="list0.add(trans615);" calcext:value-type="string">
            <text:p>list0.add(trans61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16" calcext:value-type="float">
            <text:p>616</text:p>
          </table:table-cell>
          <table:table-cell office:value-type="string" calcext:value-type="string">
            <text:p>);</text:p>
          </table:table-cell>
          <table:table-cell table:formula="of:=COM.MICROSOFT.CONCAT([.A617];[.B617];[.C617];[.D617])" office:value-type="string" office:string-value="list0.add(trans616);" calcext:value-type="string">
            <text:p>list0.add(trans61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17" calcext:value-type="float">
            <text:p>617</text:p>
          </table:table-cell>
          <table:table-cell office:value-type="string" calcext:value-type="string">
            <text:p>);</text:p>
          </table:table-cell>
          <table:table-cell table:formula="of:=COM.MICROSOFT.CONCAT([.A618];[.B618];[.C618];[.D618])" office:value-type="string" office:string-value="list0.add(trans617);" calcext:value-type="string">
            <text:p>list0.add(trans61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18" calcext:value-type="float">
            <text:p>618</text:p>
          </table:table-cell>
          <table:table-cell office:value-type="string" calcext:value-type="string">
            <text:p>);</text:p>
          </table:table-cell>
          <table:table-cell table:formula="of:=COM.MICROSOFT.CONCAT([.A619];[.B619];[.C619];[.D619])" office:value-type="string" office:string-value="list0.add(trans618);" calcext:value-type="string">
            <text:p>list0.add(trans61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19" calcext:value-type="float">
            <text:p>619</text:p>
          </table:table-cell>
          <table:table-cell office:value-type="string" calcext:value-type="string">
            <text:p>);</text:p>
          </table:table-cell>
          <table:table-cell table:formula="of:=COM.MICROSOFT.CONCAT([.A620];[.B620];[.C620];[.D620])" office:value-type="string" office:string-value="list0.add(trans619);" calcext:value-type="string">
            <text:p>list0.add(trans61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20" calcext:value-type="float">
            <text:p>620</text:p>
          </table:table-cell>
          <table:table-cell office:value-type="string" calcext:value-type="string">
            <text:p>);</text:p>
          </table:table-cell>
          <table:table-cell table:formula="of:=COM.MICROSOFT.CONCAT([.A621];[.B621];[.C621];[.D621])" office:value-type="string" office:string-value="list0.add(trans620);" calcext:value-type="string">
            <text:p>list0.add(trans62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21" calcext:value-type="float">
            <text:p>621</text:p>
          </table:table-cell>
          <table:table-cell office:value-type="string" calcext:value-type="string">
            <text:p>);</text:p>
          </table:table-cell>
          <table:table-cell table:formula="of:=COM.MICROSOFT.CONCAT([.A622];[.B622];[.C622];[.D622])" office:value-type="string" office:string-value="list0.add(trans621);" calcext:value-type="string">
            <text:p>list0.add(trans62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22" calcext:value-type="float">
            <text:p>622</text:p>
          </table:table-cell>
          <table:table-cell office:value-type="string" calcext:value-type="string">
            <text:p>);</text:p>
          </table:table-cell>
          <table:table-cell table:formula="of:=COM.MICROSOFT.CONCAT([.A623];[.B623];[.C623];[.D623])" office:value-type="string" office:string-value="list0.add(trans622);" calcext:value-type="string">
            <text:p>list0.add(trans62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23" calcext:value-type="float">
            <text:p>623</text:p>
          </table:table-cell>
          <table:table-cell office:value-type="string" calcext:value-type="string">
            <text:p>);</text:p>
          </table:table-cell>
          <table:table-cell table:formula="of:=COM.MICROSOFT.CONCAT([.A624];[.B624];[.C624];[.D624])" office:value-type="string" office:string-value="list0.add(trans623);" calcext:value-type="string">
            <text:p>list0.add(trans62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24" calcext:value-type="float">
            <text:p>624</text:p>
          </table:table-cell>
          <table:table-cell office:value-type="string" calcext:value-type="string">
            <text:p>);</text:p>
          </table:table-cell>
          <table:table-cell table:formula="of:=COM.MICROSOFT.CONCAT([.A625];[.B625];[.C625];[.D625])" office:value-type="string" office:string-value="list0.add(trans624);" calcext:value-type="string">
            <text:p>list0.add(trans62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25" calcext:value-type="float">
            <text:p>625</text:p>
          </table:table-cell>
          <table:table-cell office:value-type="string" calcext:value-type="string">
            <text:p>);</text:p>
          </table:table-cell>
          <table:table-cell table:formula="of:=COM.MICROSOFT.CONCAT([.A626];[.B626];[.C626];[.D626])" office:value-type="string" office:string-value="list0.add(trans625);" calcext:value-type="string">
            <text:p>list0.add(trans62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26" calcext:value-type="float">
            <text:p>626</text:p>
          </table:table-cell>
          <table:table-cell office:value-type="string" calcext:value-type="string">
            <text:p>);</text:p>
          </table:table-cell>
          <table:table-cell table:formula="of:=COM.MICROSOFT.CONCAT([.A627];[.B627];[.C627];[.D627])" office:value-type="string" office:string-value="list0.add(trans626);" calcext:value-type="string">
            <text:p>list0.add(trans62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27" calcext:value-type="float">
            <text:p>627</text:p>
          </table:table-cell>
          <table:table-cell office:value-type="string" calcext:value-type="string">
            <text:p>);</text:p>
          </table:table-cell>
          <table:table-cell table:formula="of:=COM.MICROSOFT.CONCAT([.A628];[.B628];[.C628];[.D628])" office:value-type="string" office:string-value="list0.add(trans627);" calcext:value-type="string">
            <text:p>list0.add(trans62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28" calcext:value-type="float">
            <text:p>628</text:p>
          </table:table-cell>
          <table:table-cell office:value-type="string" calcext:value-type="string">
            <text:p>);</text:p>
          </table:table-cell>
          <table:table-cell table:formula="of:=COM.MICROSOFT.CONCAT([.A629];[.B629];[.C629];[.D629])" office:value-type="string" office:string-value="list0.add(trans628);" calcext:value-type="string">
            <text:p>list0.add(trans62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29" calcext:value-type="float">
            <text:p>629</text:p>
          </table:table-cell>
          <table:table-cell office:value-type="string" calcext:value-type="string">
            <text:p>);</text:p>
          </table:table-cell>
          <table:table-cell table:formula="of:=COM.MICROSOFT.CONCAT([.A630];[.B630];[.C630];[.D630])" office:value-type="string" office:string-value="list0.add(trans629);" calcext:value-type="string">
            <text:p>list0.add(trans62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30" calcext:value-type="float">
            <text:p>630</text:p>
          </table:table-cell>
          <table:table-cell office:value-type="string" calcext:value-type="string">
            <text:p>);</text:p>
          </table:table-cell>
          <table:table-cell table:formula="of:=COM.MICROSOFT.CONCAT([.A631];[.B631];[.C631];[.D631])" office:value-type="string" office:string-value="list0.add(trans630);" calcext:value-type="string">
            <text:p>list0.add(trans63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31" calcext:value-type="float">
            <text:p>631</text:p>
          </table:table-cell>
          <table:table-cell office:value-type="string" calcext:value-type="string">
            <text:p>);</text:p>
          </table:table-cell>
          <table:table-cell table:formula="of:=COM.MICROSOFT.CONCAT([.A632];[.B632];[.C632];[.D632])" office:value-type="string" office:string-value="list0.add(trans631);" calcext:value-type="string">
            <text:p>list0.add(trans63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32" calcext:value-type="float">
            <text:p>632</text:p>
          </table:table-cell>
          <table:table-cell office:value-type="string" calcext:value-type="string">
            <text:p>);</text:p>
          </table:table-cell>
          <table:table-cell table:formula="of:=COM.MICROSOFT.CONCAT([.A633];[.B633];[.C633];[.D633])" office:value-type="string" office:string-value="list0.add(trans632);" calcext:value-type="string">
            <text:p>list0.add(trans63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33" calcext:value-type="float">
            <text:p>633</text:p>
          </table:table-cell>
          <table:table-cell office:value-type="string" calcext:value-type="string">
            <text:p>);</text:p>
          </table:table-cell>
          <table:table-cell table:formula="of:=COM.MICROSOFT.CONCAT([.A634];[.B634];[.C634];[.D634])" office:value-type="string" office:string-value="list0.add(trans633);" calcext:value-type="string">
            <text:p>list0.add(trans63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34" calcext:value-type="float">
            <text:p>634</text:p>
          </table:table-cell>
          <table:table-cell office:value-type="string" calcext:value-type="string">
            <text:p>);</text:p>
          </table:table-cell>
          <table:table-cell table:formula="of:=COM.MICROSOFT.CONCAT([.A635];[.B635];[.C635];[.D635])" office:value-type="string" office:string-value="list0.add(trans634);" calcext:value-type="string">
            <text:p>list0.add(trans63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35" calcext:value-type="float">
            <text:p>635</text:p>
          </table:table-cell>
          <table:table-cell office:value-type="string" calcext:value-type="string">
            <text:p>);</text:p>
          </table:table-cell>
          <table:table-cell table:formula="of:=COM.MICROSOFT.CONCAT([.A636];[.B636];[.C636];[.D636])" office:value-type="string" office:string-value="list0.add(trans635);" calcext:value-type="string">
            <text:p>list0.add(trans63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36" calcext:value-type="float">
            <text:p>636</text:p>
          </table:table-cell>
          <table:table-cell office:value-type="string" calcext:value-type="string">
            <text:p>);</text:p>
          </table:table-cell>
          <table:table-cell table:formula="of:=COM.MICROSOFT.CONCAT([.A637];[.B637];[.C637];[.D637])" office:value-type="string" office:string-value="list0.add(trans636);" calcext:value-type="string">
            <text:p>list0.add(trans63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37" calcext:value-type="float">
            <text:p>637</text:p>
          </table:table-cell>
          <table:table-cell office:value-type="string" calcext:value-type="string">
            <text:p>);</text:p>
          </table:table-cell>
          <table:table-cell table:formula="of:=COM.MICROSOFT.CONCAT([.A638];[.B638];[.C638];[.D638])" office:value-type="string" office:string-value="list0.add(trans637);" calcext:value-type="string">
            <text:p>list0.add(trans63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38" calcext:value-type="float">
            <text:p>638</text:p>
          </table:table-cell>
          <table:table-cell office:value-type="string" calcext:value-type="string">
            <text:p>);</text:p>
          </table:table-cell>
          <table:table-cell table:formula="of:=COM.MICROSOFT.CONCAT([.A639];[.B639];[.C639];[.D639])" office:value-type="string" office:string-value="list0.add(trans638);" calcext:value-type="string">
            <text:p>list0.add(trans63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39" calcext:value-type="float">
            <text:p>639</text:p>
          </table:table-cell>
          <table:table-cell office:value-type="string" calcext:value-type="string">
            <text:p>);</text:p>
          </table:table-cell>
          <table:table-cell table:formula="of:=COM.MICROSOFT.CONCAT([.A640];[.B640];[.C640];[.D640])" office:value-type="string" office:string-value="list0.add(trans639);" calcext:value-type="string">
            <text:p>list0.add(trans63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40" calcext:value-type="float">
            <text:p>640</text:p>
          </table:table-cell>
          <table:table-cell office:value-type="string" calcext:value-type="string">
            <text:p>);</text:p>
          </table:table-cell>
          <table:table-cell table:formula="of:=COM.MICROSOFT.CONCAT([.A641];[.B641];[.C641];[.D641])" office:value-type="string" office:string-value="list0.add(trans640);" calcext:value-type="string">
            <text:p>list0.add(trans64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41" calcext:value-type="float">
            <text:p>641</text:p>
          </table:table-cell>
          <table:table-cell office:value-type="string" calcext:value-type="string">
            <text:p>);</text:p>
          </table:table-cell>
          <table:table-cell table:formula="of:=COM.MICROSOFT.CONCAT([.A642];[.B642];[.C642];[.D642])" office:value-type="string" office:string-value="list0.add(trans641);" calcext:value-type="string">
            <text:p>list0.add(trans64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42" calcext:value-type="float">
            <text:p>642</text:p>
          </table:table-cell>
          <table:table-cell office:value-type="string" calcext:value-type="string">
            <text:p>);</text:p>
          </table:table-cell>
          <table:table-cell table:formula="of:=COM.MICROSOFT.CONCAT([.A643];[.B643];[.C643];[.D643])" office:value-type="string" office:string-value="list0.add(trans642);" calcext:value-type="string">
            <text:p>list0.add(trans64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43" calcext:value-type="float">
            <text:p>643</text:p>
          </table:table-cell>
          <table:table-cell office:value-type="string" calcext:value-type="string">
            <text:p>);</text:p>
          </table:table-cell>
          <table:table-cell table:formula="of:=COM.MICROSOFT.CONCAT([.A644];[.B644];[.C644];[.D644])" office:value-type="string" office:string-value="list0.add(trans643);" calcext:value-type="string">
            <text:p>list0.add(trans64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44" calcext:value-type="float">
            <text:p>644</text:p>
          </table:table-cell>
          <table:table-cell office:value-type="string" calcext:value-type="string">
            <text:p>);</text:p>
          </table:table-cell>
          <table:table-cell table:formula="of:=COM.MICROSOFT.CONCAT([.A645];[.B645];[.C645];[.D645])" office:value-type="string" office:string-value="list0.add(trans644);" calcext:value-type="string">
            <text:p>list0.add(trans64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45" calcext:value-type="float">
            <text:p>645</text:p>
          </table:table-cell>
          <table:table-cell office:value-type="string" calcext:value-type="string">
            <text:p>);</text:p>
          </table:table-cell>
          <table:table-cell table:formula="of:=COM.MICROSOFT.CONCAT([.A646];[.B646];[.C646];[.D646])" office:value-type="string" office:string-value="list0.add(trans645);" calcext:value-type="string">
            <text:p>list0.add(trans64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46" calcext:value-type="float">
            <text:p>646</text:p>
          </table:table-cell>
          <table:table-cell office:value-type="string" calcext:value-type="string">
            <text:p>);</text:p>
          </table:table-cell>
          <table:table-cell table:formula="of:=COM.MICROSOFT.CONCAT([.A647];[.B647];[.C647];[.D647])" office:value-type="string" office:string-value="list0.add(trans646);" calcext:value-type="string">
            <text:p>list0.add(trans64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47" calcext:value-type="float">
            <text:p>647</text:p>
          </table:table-cell>
          <table:table-cell office:value-type="string" calcext:value-type="string">
            <text:p>);</text:p>
          </table:table-cell>
          <table:table-cell table:formula="of:=COM.MICROSOFT.CONCAT([.A648];[.B648];[.C648];[.D648])" office:value-type="string" office:string-value="list0.add(trans647);" calcext:value-type="string">
            <text:p>list0.add(trans64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48" calcext:value-type="float">
            <text:p>648</text:p>
          </table:table-cell>
          <table:table-cell office:value-type="string" calcext:value-type="string">
            <text:p>);</text:p>
          </table:table-cell>
          <table:table-cell table:formula="of:=COM.MICROSOFT.CONCAT([.A649];[.B649];[.C649];[.D649])" office:value-type="string" office:string-value="list0.add(trans648);" calcext:value-type="string">
            <text:p>list0.add(trans64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49" calcext:value-type="float">
            <text:p>649</text:p>
          </table:table-cell>
          <table:table-cell office:value-type="string" calcext:value-type="string">
            <text:p>);</text:p>
          </table:table-cell>
          <table:table-cell table:formula="of:=COM.MICROSOFT.CONCAT([.A650];[.B650];[.C650];[.D650])" office:value-type="string" office:string-value="list0.add(trans649);" calcext:value-type="string">
            <text:p>list0.add(trans64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50" calcext:value-type="float">
            <text:p>650</text:p>
          </table:table-cell>
          <table:table-cell office:value-type="string" calcext:value-type="string">
            <text:p>);</text:p>
          </table:table-cell>
          <table:table-cell table:formula="of:=COM.MICROSOFT.CONCAT([.A651];[.B651];[.C651];[.D651])" office:value-type="string" office:string-value="list0.add(trans650);" calcext:value-type="string">
            <text:p>list0.add(trans65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51" calcext:value-type="float">
            <text:p>651</text:p>
          </table:table-cell>
          <table:table-cell office:value-type="string" calcext:value-type="string">
            <text:p>);</text:p>
          </table:table-cell>
          <table:table-cell table:formula="of:=COM.MICROSOFT.CONCAT([.A652];[.B652];[.C652];[.D652])" office:value-type="string" office:string-value="list0.add(trans651);" calcext:value-type="string">
            <text:p>list0.add(trans65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52" calcext:value-type="float">
            <text:p>652</text:p>
          </table:table-cell>
          <table:table-cell office:value-type="string" calcext:value-type="string">
            <text:p>);</text:p>
          </table:table-cell>
          <table:table-cell table:formula="of:=COM.MICROSOFT.CONCAT([.A653];[.B653];[.C653];[.D653])" office:value-type="string" office:string-value="list0.add(trans652);" calcext:value-type="string">
            <text:p>list0.add(trans65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53" calcext:value-type="float">
            <text:p>653</text:p>
          </table:table-cell>
          <table:table-cell office:value-type="string" calcext:value-type="string">
            <text:p>);</text:p>
          </table:table-cell>
          <table:table-cell table:formula="of:=COM.MICROSOFT.CONCAT([.A654];[.B654];[.C654];[.D654])" office:value-type="string" office:string-value="list0.add(trans653);" calcext:value-type="string">
            <text:p>list0.add(trans65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54" calcext:value-type="float">
            <text:p>654</text:p>
          </table:table-cell>
          <table:table-cell office:value-type="string" calcext:value-type="string">
            <text:p>);</text:p>
          </table:table-cell>
          <table:table-cell table:formula="of:=COM.MICROSOFT.CONCAT([.A655];[.B655];[.C655];[.D655])" office:value-type="string" office:string-value="list0.add(trans654);" calcext:value-type="string">
            <text:p>list0.add(trans65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55" calcext:value-type="float">
            <text:p>655</text:p>
          </table:table-cell>
          <table:table-cell office:value-type="string" calcext:value-type="string">
            <text:p>);</text:p>
          </table:table-cell>
          <table:table-cell table:formula="of:=COM.MICROSOFT.CONCAT([.A656];[.B656];[.C656];[.D656])" office:value-type="string" office:string-value="list0.add(trans655);" calcext:value-type="string">
            <text:p>list0.add(trans65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56" calcext:value-type="float">
            <text:p>656</text:p>
          </table:table-cell>
          <table:table-cell office:value-type="string" calcext:value-type="string">
            <text:p>);</text:p>
          </table:table-cell>
          <table:table-cell table:formula="of:=COM.MICROSOFT.CONCAT([.A657];[.B657];[.C657];[.D657])" office:value-type="string" office:string-value="list0.add(trans656);" calcext:value-type="string">
            <text:p>list0.add(trans65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57" calcext:value-type="float">
            <text:p>657</text:p>
          </table:table-cell>
          <table:table-cell office:value-type="string" calcext:value-type="string">
            <text:p>);</text:p>
          </table:table-cell>
          <table:table-cell table:formula="of:=COM.MICROSOFT.CONCAT([.A658];[.B658];[.C658];[.D658])" office:value-type="string" office:string-value="list0.add(trans657);" calcext:value-type="string">
            <text:p>list0.add(trans65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58" calcext:value-type="float">
            <text:p>658</text:p>
          </table:table-cell>
          <table:table-cell office:value-type="string" calcext:value-type="string">
            <text:p>);</text:p>
          </table:table-cell>
          <table:table-cell table:formula="of:=COM.MICROSOFT.CONCAT([.A659];[.B659];[.C659];[.D659])" office:value-type="string" office:string-value="list0.add(trans658);" calcext:value-type="string">
            <text:p>list0.add(trans65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59" calcext:value-type="float">
            <text:p>659</text:p>
          </table:table-cell>
          <table:table-cell office:value-type="string" calcext:value-type="string">
            <text:p>);</text:p>
          </table:table-cell>
          <table:table-cell table:formula="of:=COM.MICROSOFT.CONCAT([.A660];[.B660];[.C660];[.D660])" office:value-type="string" office:string-value="list0.add(trans659);" calcext:value-type="string">
            <text:p>list0.add(trans65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60" calcext:value-type="float">
            <text:p>660</text:p>
          </table:table-cell>
          <table:table-cell office:value-type="string" calcext:value-type="string">
            <text:p>);</text:p>
          </table:table-cell>
          <table:table-cell table:formula="of:=COM.MICROSOFT.CONCAT([.A661];[.B661];[.C661];[.D661])" office:value-type="string" office:string-value="list0.add(trans660);" calcext:value-type="string">
            <text:p>list0.add(trans66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61" calcext:value-type="float">
            <text:p>661</text:p>
          </table:table-cell>
          <table:table-cell office:value-type="string" calcext:value-type="string">
            <text:p>);</text:p>
          </table:table-cell>
          <table:table-cell table:formula="of:=COM.MICROSOFT.CONCAT([.A662];[.B662];[.C662];[.D662])" office:value-type="string" office:string-value="list0.add(trans661);" calcext:value-type="string">
            <text:p>list0.add(trans66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62" calcext:value-type="float">
            <text:p>662</text:p>
          </table:table-cell>
          <table:table-cell office:value-type="string" calcext:value-type="string">
            <text:p>);</text:p>
          </table:table-cell>
          <table:table-cell table:formula="of:=COM.MICROSOFT.CONCAT([.A663];[.B663];[.C663];[.D663])" office:value-type="string" office:string-value="list0.add(trans662);" calcext:value-type="string">
            <text:p>list0.add(trans66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63" calcext:value-type="float">
            <text:p>663</text:p>
          </table:table-cell>
          <table:table-cell office:value-type="string" calcext:value-type="string">
            <text:p>);</text:p>
          </table:table-cell>
          <table:table-cell table:formula="of:=COM.MICROSOFT.CONCAT([.A664];[.B664];[.C664];[.D664])" office:value-type="string" office:string-value="list0.add(trans663);" calcext:value-type="string">
            <text:p>list0.add(trans66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64" calcext:value-type="float">
            <text:p>664</text:p>
          </table:table-cell>
          <table:table-cell office:value-type="string" calcext:value-type="string">
            <text:p>);</text:p>
          </table:table-cell>
          <table:table-cell table:formula="of:=COM.MICROSOFT.CONCAT([.A665];[.B665];[.C665];[.D665])" office:value-type="string" office:string-value="list0.add(trans664);" calcext:value-type="string">
            <text:p>list0.add(trans66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65" calcext:value-type="float">
            <text:p>665</text:p>
          </table:table-cell>
          <table:table-cell office:value-type="string" calcext:value-type="string">
            <text:p>);</text:p>
          </table:table-cell>
          <table:table-cell table:formula="of:=COM.MICROSOFT.CONCAT([.A666];[.B666];[.C666];[.D666])" office:value-type="string" office:string-value="list0.add(trans665);" calcext:value-type="string">
            <text:p>list0.add(trans66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66" calcext:value-type="float">
            <text:p>666</text:p>
          </table:table-cell>
          <table:table-cell office:value-type="string" calcext:value-type="string">
            <text:p>);</text:p>
          </table:table-cell>
          <table:table-cell table:formula="of:=COM.MICROSOFT.CONCAT([.A667];[.B667];[.C667];[.D667])" office:value-type="string" office:string-value="list0.add(trans666);" calcext:value-type="string">
            <text:p>list0.add(trans66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67" calcext:value-type="float">
            <text:p>667</text:p>
          </table:table-cell>
          <table:table-cell office:value-type="string" calcext:value-type="string">
            <text:p>);</text:p>
          </table:table-cell>
          <table:table-cell table:formula="of:=COM.MICROSOFT.CONCAT([.A668];[.B668];[.C668];[.D668])" office:value-type="string" office:string-value="list0.add(trans667);" calcext:value-type="string">
            <text:p>list0.add(trans66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68" calcext:value-type="float">
            <text:p>668</text:p>
          </table:table-cell>
          <table:table-cell office:value-type="string" calcext:value-type="string">
            <text:p>);</text:p>
          </table:table-cell>
          <table:table-cell table:formula="of:=COM.MICROSOFT.CONCAT([.A669];[.B669];[.C669];[.D669])" office:value-type="string" office:string-value="list0.add(trans668);" calcext:value-type="string">
            <text:p>list0.add(trans66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69" calcext:value-type="float">
            <text:p>669</text:p>
          </table:table-cell>
          <table:table-cell office:value-type="string" calcext:value-type="string">
            <text:p>);</text:p>
          </table:table-cell>
          <table:table-cell table:formula="of:=COM.MICROSOFT.CONCAT([.A670];[.B670];[.C670];[.D670])" office:value-type="string" office:string-value="list0.add(trans669);" calcext:value-type="string">
            <text:p>list0.add(trans66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70" calcext:value-type="float">
            <text:p>670</text:p>
          </table:table-cell>
          <table:table-cell office:value-type="string" calcext:value-type="string">
            <text:p>);</text:p>
          </table:table-cell>
          <table:table-cell table:formula="of:=COM.MICROSOFT.CONCAT([.A671];[.B671];[.C671];[.D671])" office:value-type="string" office:string-value="list0.add(trans670);" calcext:value-type="string">
            <text:p>list0.add(trans67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71" calcext:value-type="float">
            <text:p>671</text:p>
          </table:table-cell>
          <table:table-cell office:value-type="string" calcext:value-type="string">
            <text:p>);</text:p>
          </table:table-cell>
          <table:table-cell table:formula="of:=COM.MICROSOFT.CONCAT([.A672];[.B672];[.C672];[.D672])" office:value-type="string" office:string-value="list0.add(trans671);" calcext:value-type="string">
            <text:p>list0.add(trans67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72" calcext:value-type="float">
            <text:p>672</text:p>
          </table:table-cell>
          <table:table-cell office:value-type="string" calcext:value-type="string">
            <text:p>);</text:p>
          </table:table-cell>
          <table:table-cell table:formula="of:=COM.MICROSOFT.CONCAT([.A673];[.B673];[.C673];[.D673])" office:value-type="string" office:string-value="list0.add(trans672);" calcext:value-type="string">
            <text:p>list0.add(trans67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73" calcext:value-type="float">
            <text:p>673</text:p>
          </table:table-cell>
          <table:table-cell office:value-type="string" calcext:value-type="string">
            <text:p>);</text:p>
          </table:table-cell>
          <table:table-cell table:formula="of:=COM.MICROSOFT.CONCAT([.A674];[.B674];[.C674];[.D674])" office:value-type="string" office:string-value="list0.add(trans673);" calcext:value-type="string">
            <text:p>list0.add(trans67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74" calcext:value-type="float">
            <text:p>674</text:p>
          </table:table-cell>
          <table:table-cell office:value-type="string" calcext:value-type="string">
            <text:p>);</text:p>
          </table:table-cell>
          <table:table-cell table:formula="of:=COM.MICROSOFT.CONCAT([.A675];[.B675];[.C675];[.D675])" office:value-type="string" office:string-value="list0.add(trans674);" calcext:value-type="string">
            <text:p>list0.add(trans67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75" calcext:value-type="float">
            <text:p>675</text:p>
          </table:table-cell>
          <table:table-cell office:value-type="string" calcext:value-type="string">
            <text:p>);</text:p>
          </table:table-cell>
          <table:table-cell table:formula="of:=COM.MICROSOFT.CONCAT([.A676];[.B676];[.C676];[.D676])" office:value-type="string" office:string-value="list0.add(trans675);" calcext:value-type="string">
            <text:p>list0.add(trans67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76" calcext:value-type="float">
            <text:p>676</text:p>
          </table:table-cell>
          <table:table-cell office:value-type="string" calcext:value-type="string">
            <text:p>);</text:p>
          </table:table-cell>
          <table:table-cell table:formula="of:=COM.MICROSOFT.CONCAT([.A677];[.B677];[.C677];[.D677])" office:value-type="string" office:string-value="list0.add(trans676);" calcext:value-type="string">
            <text:p>list0.add(trans67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77" calcext:value-type="float">
            <text:p>677</text:p>
          </table:table-cell>
          <table:table-cell office:value-type="string" calcext:value-type="string">
            <text:p>);</text:p>
          </table:table-cell>
          <table:table-cell table:formula="of:=COM.MICROSOFT.CONCAT([.A678];[.B678];[.C678];[.D678])" office:value-type="string" office:string-value="list0.add(trans677);" calcext:value-type="string">
            <text:p>list0.add(trans67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78" calcext:value-type="float">
            <text:p>678</text:p>
          </table:table-cell>
          <table:table-cell office:value-type="string" calcext:value-type="string">
            <text:p>);</text:p>
          </table:table-cell>
          <table:table-cell table:formula="of:=COM.MICROSOFT.CONCAT([.A679];[.B679];[.C679];[.D679])" office:value-type="string" office:string-value="list0.add(trans678);" calcext:value-type="string">
            <text:p>list0.add(trans67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79" calcext:value-type="float">
            <text:p>679</text:p>
          </table:table-cell>
          <table:table-cell office:value-type="string" calcext:value-type="string">
            <text:p>);</text:p>
          </table:table-cell>
          <table:table-cell table:formula="of:=COM.MICROSOFT.CONCAT([.A680];[.B680];[.C680];[.D680])" office:value-type="string" office:string-value="list0.add(trans679);" calcext:value-type="string">
            <text:p>list0.add(trans67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80" calcext:value-type="float">
            <text:p>680</text:p>
          </table:table-cell>
          <table:table-cell office:value-type="string" calcext:value-type="string">
            <text:p>);</text:p>
          </table:table-cell>
          <table:table-cell table:formula="of:=COM.MICROSOFT.CONCAT([.A681];[.B681];[.C681];[.D681])" office:value-type="string" office:string-value="list0.add(trans680);" calcext:value-type="string">
            <text:p>list0.add(trans68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81" calcext:value-type="float">
            <text:p>681</text:p>
          </table:table-cell>
          <table:table-cell office:value-type="string" calcext:value-type="string">
            <text:p>);</text:p>
          </table:table-cell>
          <table:table-cell table:formula="of:=COM.MICROSOFT.CONCAT([.A682];[.B682];[.C682];[.D682])" office:value-type="string" office:string-value="list0.add(trans681);" calcext:value-type="string">
            <text:p>list0.add(trans68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82" calcext:value-type="float">
            <text:p>682</text:p>
          </table:table-cell>
          <table:table-cell office:value-type="string" calcext:value-type="string">
            <text:p>);</text:p>
          </table:table-cell>
          <table:table-cell table:formula="of:=COM.MICROSOFT.CONCAT([.A683];[.B683];[.C683];[.D683])" office:value-type="string" office:string-value="list0.add(trans682);" calcext:value-type="string">
            <text:p>list0.add(trans68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83" calcext:value-type="float">
            <text:p>683</text:p>
          </table:table-cell>
          <table:table-cell office:value-type="string" calcext:value-type="string">
            <text:p>);</text:p>
          </table:table-cell>
          <table:table-cell table:formula="of:=COM.MICROSOFT.CONCAT([.A684];[.B684];[.C684];[.D684])" office:value-type="string" office:string-value="list0.add(trans683);" calcext:value-type="string">
            <text:p>list0.add(trans68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84" calcext:value-type="float">
            <text:p>684</text:p>
          </table:table-cell>
          <table:table-cell office:value-type="string" calcext:value-type="string">
            <text:p>);</text:p>
          </table:table-cell>
          <table:table-cell table:formula="of:=COM.MICROSOFT.CONCAT([.A685];[.B685];[.C685];[.D685])" office:value-type="string" office:string-value="list0.add(trans684);" calcext:value-type="string">
            <text:p>list0.add(trans68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85" calcext:value-type="float">
            <text:p>685</text:p>
          </table:table-cell>
          <table:table-cell office:value-type="string" calcext:value-type="string">
            <text:p>);</text:p>
          </table:table-cell>
          <table:table-cell table:formula="of:=COM.MICROSOFT.CONCAT([.A686];[.B686];[.C686];[.D686])" office:value-type="string" office:string-value="list0.add(trans685);" calcext:value-type="string">
            <text:p>list0.add(trans68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86" calcext:value-type="float">
            <text:p>686</text:p>
          </table:table-cell>
          <table:table-cell office:value-type="string" calcext:value-type="string">
            <text:p>);</text:p>
          </table:table-cell>
          <table:table-cell table:formula="of:=COM.MICROSOFT.CONCAT([.A687];[.B687];[.C687];[.D687])" office:value-type="string" office:string-value="list0.add(trans686);" calcext:value-type="string">
            <text:p>list0.add(trans68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87" calcext:value-type="float">
            <text:p>687</text:p>
          </table:table-cell>
          <table:table-cell office:value-type="string" calcext:value-type="string">
            <text:p>);</text:p>
          </table:table-cell>
          <table:table-cell table:formula="of:=COM.MICROSOFT.CONCAT([.A688];[.B688];[.C688];[.D688])" office:value-type="string" office:string-value="list0.add(trans687);" calcext:value-type="string">
            <text:p>list0.add(trans68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88" calcext:value-type="float">
            <text:p>688</text:p>
          </table:table-cell>
          <table:table-cell office:value-type="string" calcext:value-type="string">
            <text:p>);</text:p>
          </table:table-cell>
          <table:table-cell table:formula="of:=COM.MICROSOFT.CONCAT([.A689];[.B689];[.C689];[.D689])" office:value-type="string" office:string-value="list0.add(trans688);" calcext:value-type="string">
            <text:p>list0.add(trans68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89" calcext:value-type="float">
            <text:p>689</text:p>
          </table:table-cell>
          <table:table-cell office:value-type="string" calcext:value-type="string">
            <text:p>);</text:p>
          </table:table-cell>
          <table:table-cell table:formula="of:=COM.MICROSOFT.CONCAT([.A690];[.B690];[.C690];[.D690])" office:value-type="string" office:string-value="list0.add(trans689);" calcext:value-type="string">
            <text:p>list0.add(trans68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90" calcext:value-type="float">
            <text:p>690</text:p>
          </table:table-cell>
          <table:table-cell office:value-type="string" calcext:value-type="string">
            <text:p>);</text:p>
          </table:table-cell>
          <table:table-cell table:formula="of:=COM.MICROSOFT.CONCAT([.A691];[.B691];[.C691];[.D691])" office:value-type="string" office:string-value="list0.add(trans690);" calcext:value-type="string">
            <text:p>list0.add(trans69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91" calcext:value-type="float">
            <text:p>691</text:p>
          </table:table-cell>
          <table:table-cell office:value-type="string" calcext:value-type="string">
            <text:p>);</text:p>
          </table:table-cell>
          <table:table-cell table:formula="of:=COM.MICROSOFT.CONCAT([.A692];[.B692];[.C692];[.D692])" office:value-type="string" office:string-value="list0.add(trans691);" calcext:value-type="string">
            <text:p>list0.add(trans69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92" calcext:value-type="float">
            <text:p>692</text:p>
          </table:table-cell>
          <table:table-cell office:value-type="string" calcext:value-type="string">
            <text:p>);</text:p>
          </table:table-cell>
          <table:table-cell table:formula="of:=COM.MICROSOFT.CONCAT([.A693];[.B693];[.C693];[.D693])" office:value-type="string" office:string-value="list0.add(trans692);" calcext:value-type="string">
            <text:p>list0.add(trans69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93" calcext:value-type="float">
            <text:p>693</text:p>
          </table:table-cell>
          <table:table-cell office:value-type="string" calcext:value-type="string">
            <text:p>);</text:p>
          </table:table-cell>
          <table:table-cell table:formula="of:=COM.MICROSOFT.CONCAT([.A694];[.B694];[.C694];[.D694])" office:value-type="string" office:string-value="list0.add(trans693);" calcext:value-type="string">
            <text:p>list0.add(trans69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94" calcext:value-type="float">
            <text:p>694</text:p>
          </table:table-cell>
          <table:table-cell office:value-type="string" calcext:value-type="string">
            <text:p>);</text:p>
          </table:table-cell>
          <table:table-cell table:formula="of:=COM.MICROSOFT.CONCAT([.A695];[.B695];[.C695];[.D695])" office:value-type="string" office:string-value="list0.add(trans694);" calcext:value-type="string">
            <text:p>list0.add(trans69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95" calcext:value-type="float">
            <text:p>695</text:p>
          </table:table-cell>
          <table:table-cell office:value-type="string" calcext:value-type="string">
            <text:p>);</text:p>
          </table:table-cell>
          <table:table-cell table:formula="of:=COM.MICROSOFT.CONCAT([.A696];[.B696];[.C696];[.D696])" office:value-type="string" office:string-value="list0.add(trans695);" calcext:value-type="string">
            <text:p>list0.add(trans69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96" calcext:value-type="float">
            <text:p>696</text:p>
          </table:table-cell>
          <table:table-cell office:value-type="string" calcext:value-type="string">
            <text:p>);</text:p>
          </table:table-cell>
          <table:table-cell table:formula="of:=COM.MICROSOFT.CONCAT([.A697];[.B697];[.C697];[.D697])" office:value-type="string" office:string-value="list0.add(trans696);" calcext:value-type="string">
            <text:p>list0.add(trans69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97" calcext:value-type="float">
            <text:p>697</text:p>
          </table:table-cell>
          <table:table-cell office:value-type="string" calcext:value-type="string">
            <text:p>);</text:p>
          </table:table-cell>
          <table:table-cell table:formula="of:=COM.MICROSOFT.CONCAT([.A698];[.B698];[.C698];[.D698])" office:value-type="string" office:string-value="list0.add(trans697);" calcext:value-type="string">
            <text:p>list0.add(trans69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98" calcext:value-type="float">
            <text:p>698</text:p>
          </table:table-cell>
          <table:table-cell office:value-type="string" calcext:value-type="string">
            <text:p>);</text:p>
          </table:table-cell>
          <table:table-cell table:formula="of:=COM.MICROSOFT.CONCAT([.A699];[.B699];[.C699];[.D699])" office:value-type="string" office:string-value="list0.add(trans698);" calcext:value-type="string">
            <text:p>list0.add(trans69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99" calcext:value-type="float">
            <text:p>699</text:p>
          </table:table-cell>
          <table:table-cell office:value-type="string" calcext:value-type="string">
            <text:p>);</text:p>
          </table:table-cell>
          <table:table-cell table:formula="of:=COM.MICROSOFT.CONCAT([.A700];[.B700];[.C700];[.D700])" office:value-type="string" office:string-value="list0.add(trans699);" calcext:value-type="string">
            <text:p>list0.add(trans69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00" calcext:value-type="float">
            <text:p>700</text:p>
          </table:table-cell>
          <table:table-cell office:value-type="string" calcext:value-type="string">
            <text:p>);</text:p>
          </table:table-cell>
          <table:table-cell table:formula="of:=COM.MICROSOFT.CONCAT([.A701];[.B701];[.C701];[.D701])" office:value-type="string" office:string-value="list0.add(trans700);" calcext:value-type="string">
            <text:p>list0.add(trans70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01" calcext:value-type="float">
            <text:p>701</text:p>
          </table:table-cell>
          <table:table-cell office:value-type="string" calcext:value-type="string">
            <text:p>);</text:p>
          </table:table-cell>
          <table:table-cell table:formula="of:=COM.MICROSOFT.CONCAT([.A702];[.B702];[.C702];[.D702])" office:value-type="string" office:string-value="list0.add(trans701);" calcext:value-type="string">
            <text:p>list0.add(trans70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02" calcext:value-type="float">
            <text:p>702</text:p>
          </table:table-cell>
          <table:table-cell office:value-type="string" calcext:value-type="string">
            <text:p>);</text:p>
          </table:table-cell>
          <table:table-cell table:formula="of:=COM.MICROSOFT.CONCAT([.A703];[.B703];[.C703];[.D703])" office:value-type="string" office:string-value="list0.add(trans702);" calcext:value-type="string">
            <text:p>list0.add(trans70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03" calcext:value-type="float">
            <text:p>703</text:p>
          </table:table-cell>
          <table:table-cell office:value-type="string" calcext:value-type="string">
            <text:p>);</text:p>
          </table:table-cell>
          <table:table-cell table:formula="of:=COM.MICROSOFT.CONCAT([.A704];[.B704];[.C704];[.D704])" office:value-type="string" office:string-value="list0.add(trans703);" calcext:value-type="string">
            <text:p>list0.add(trans70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04" calcext:value-type="float">
            <text:p>704</text:p>
          </table:table-cell>
          <table:table-cell office:value-type="string" calcext:value-type="string">
            <text:p>);</text:p>
          </table:table-cell>
          <table:table-cell table:formula="of:=COM.MICROSOFT.CONCAT([.A705];[.B705];[.C705];[.D705])" office:value-type="string" office:string-value="list0.add(trans704);" calcext:value-type="string">
            <text:p>list0.add(trans70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05" calcext:value-type="float">
            <text:p>705</text:p>
          </table:table-cell>
          <table:table-cell office:value-type="string" calcext:value-type="string">
            <text:p>);</text:p>
          </table:table-cell>
          <table:table-cell table:formula="of:=COM.MICROSOFT.CONCAT([.A706];[.B706];[.C706];[.D706])" office:value-type="string" office:string-value="list0.add(trans705);" calcext:value-type="string">
            <text:p>list0.add(trans70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06" calcext:value-type="float">
            <text:p>706</text:p>
          </table:table-cell>
          <table:table-cell office:value-type="string" calcext:value-type="string">
            <text:p>);</text:p>
          </table:table-cell>
          <table:table-cell table:formula="of:=COM.MICROSOFT.CONCAT([.A707];[.B707];[.C707];[.D707])" office:value-type="string" office:string-value="list0.add(trans706);" calcext:value-type="string">
            <text:p>list0.add(trans70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07" calcext:value-type="float">
            <text:p>707</text:p>
          </table:table-cell>
          <table:table-cell office:value-type="string" calcext:value-type="string">
            <text:p>);</text:p>
          </table:table-cell>
          <table:table-cell table:formula="of:=COM.MICROSOFT.CONCAT([.A708];[.B708];[.C708];[.D708])" office:value-type="string" office:string-value="list0.add(trans707);" calcext:value-type="string">
            <text:p>list0.add(trans70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08" calcext:value-type="float">
            <text:p>708</text:p>
          </table:table-cell>
          <table:table-cell office:value-type="string" calcext:value-type="string">
            <text:p>);</text:p>
          </table:table-cell>
          <table:table-cell table:formula="of:=COM.MICROSOFT.CONCAT([.A709];[.B709];[.C709];[.D709])" office:value-type="string" office:string-value="list0.add(trans708);" calcext:value-type="string">
            <text:p>list0.add(trans70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09" calcext:value-type="float">
            <text:p>709</text:p>
          </table:table-cell>
          <table:table-cell office:value-type="string" calcext:value-type="string">
            <text:p>);</text:p>
          </table:table-cell>
          <table:table-cell table:formula="of:=COM.MICROSOFT.CONCAT([.A710];[.B710];[.C710];[.D710])" office:value-type="string" office:string-value="list0.add(trans709);" calcext:value-type="string">
            <text:p>list0.add(trans70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10" calcext:value-type="float">
            <text:p>710</text:p>
          </table:table-cell>
          <table:table-cell office:value-type="string" calcext:value-type="string">
            <text:p>);</text:p>
          </table:table-cell>
          <table:table-cell table:formula="of:=COM.MICROSOFT.CONCAT([.A711];[.B711];[.C711];[.D711])" office:value-type="string" office:string-value="list0.add(trans710);" calcext:value-type="string">
            <text:p>list0.add(trans71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11" calcext:value-type="float">
            <text:p>711</text:p>
          </table:table-cell>
          <table:table-cell office:value-type="string" calcext:value-type="string">
            <text:p>);</text:p>
          </table:table-cell>
          <table:table-cell table:formula="of:=COM.MICROSOFT.CONCAT([.A712];[.B712];[.C712];[.D712])" office:value-type="string" office:string-value="list0.add(trans711);" calcext:value-type="string">
            <text:p>list0.add(trans71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12" calcext:value-type="float">
            <text:p>712</text:p>
          </table:table-cell>
          <table:table-cell office:value-type="string" calcext:value-type="string">
            <text:p>);</text:p>
          </table:table-cell>
          <table:table-cell table:formula="of:=COM.MICROSOFT.CONCAT([.A713];[.B713];[.C713];[.D713])" office:value-type="string" office:string-value="list0.add(trans712);" calcext:value-type="string">
            <text:p>list0.add(trans71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13" calcext:value-type="float">
            <text:p>713</text:p>
          </table:table-cell>
          <table:table-cell office:value-type="string" calcext:value-type="string">
            <text:p>);</text:p>
          </table:table-cell>
          <table:table-cell table:formula="of:=COM.MICROSOFT.CONCAT([.A714];[.B714];[.C714];[.D714])" office:value-type="string" office:string-value="list0.add(trans713);" calcext:value-type="string">
            <text:p>list0.add(trans71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14" calcext:value-type="float">
            <text:p>714</text:p>
          </table:table-cell>
          <table:table-cell office:value-type="string" calcext:value-type="string">
            <text:p>);</text:p>
          </table:table-cell>
          <table:table-cell table:formula="of:=COM.MICROSOFT.CONCAT([.A715];[.B715];[.C715];[.D715])" office:value-type="string" office:string-value="list0.add(trans714);" calcext:value-type="string">
            <text:p>list0.add(trans71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15" calcext:value-type="float">
            <text:p>715</text:p>
          </table:table-cell>
          <table:table-cell office:value-type="string" calcext:value-type="string">
            <text:p>);</text:p>
          </table:table-cell>
          <table:table-cell table:formula="of:=COM.MICROSOFT.CONCAT([.A716];[.B716];[.C716];[.D716])" office:value-type="string" office:string-value="list0.add(trans715);" calcext:value-type="string">
            <text:p>list0.add(trans71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16" calcext:value-type="float">
            <text:p>716</text:p>
          </table:table-cell>
          <table:table-cell office:value-type="string" calcext:value-type="string">
            <text:p>);</text:p>
          </table:table-cell>
          <table:table-cell table:formula="of:=COM.MICROSOFT.CONCAT([.A717];[.B717];[.C717];[.D717])" office:value-type="string" office:string-value="list0.add(trans716);" calcext:value-type="string">
            <text:p>list0.add(trans71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17" calcext:value-type="float">
            <text:p>717</text:p>
          </table:table-cell>
          <table:table-cell office:value-type="string" calcext:value-type="string">
            <text:p>);</text:p>
          </table:table-cell>
          <table:table-cell table:formula="of:=COM.MICROSOFT.CONCAT([.A718];[.B718];[.C718];[.D718])" office:value-type="string" office:string-value="list0.add(trans717);" calcext:value-type="string">
            <text:p>list0.add(trans71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18" calcext:value-type="float">
            <text:p>718</text:p>
          </table:table-cell>
          <table:table-cell office:value-type="string" calcext:value-type="string">
            <text:p>);</text:p>
          </table:table-cell>
          <table:table-cell table:formula="of:=COM.MICROSOFT.CONCAT([.A719];[.B719];[.C719];[.D719])" office:value-type="string" office:string-value="list0.add(trans718);" calcext:value-type="string">
            <text:p>list0.add(trans71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19" calcext:value-type="float">
            <text:p>719</text:p>
          </table:table-cell>
          <table:table-cell office:value-type="string" calcext:value-type="string">
            <text:p>);</text:p>
          </table:table-cell>
          <table:table-cell table:formula="of:=COM.MICROSOFT.CONCAT([.A720];[.B720];[.C720];[.D720])" office:value-type="string" office:string-value="list0.add(trans719);" calcext:value-type="string">
            <text:p>list0.add(trans71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20" calcext:value-type="float">
            <text:p>720</text:p>
          </table:table-cell>
          <table:table-cell office:value-type="string" calcext:value-type="string">
            <text:p>);</text:p>
          </table:table-cell>
          <table:table-cell table:formula="of:=COM.MICROSOFT.CONCAT([.A721];[.B721];[.C721];[.D721])" office:value-type="string" office:string-value="list0.add(trans720);" calcext:value-type="string">
            <text:p>list0.add(trans72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21" calcext:value-type="float">
            <text:p>721</text:p>
          </table:table-cell>
          <table:table-cell office:value-type="string" calcext:value-type="string">
            <text:p>);</text:p>
          </table:table-cell>
          <table:table-cell table:formula="of:=COM.MICROSOFT.CONCAT([.A722];[.B722];[.C722];[.D722])" office:value-type="string" office:string-value="list0.add(trans721);" calcext:value-type="string">
            <text:p>list0.add(trans72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22" calcext:value-type="float">
            <text:p>722</text:p>
          </table:table-cell>
          <table:table-cell office:value-type="string" calcext:value-type="string">
            <text:p>);</text:p>
          </table:table-cell>
          <table:table-cell table:formula="of:=COM.MICROSOFT.CONCAT([.A723];[.B723];[.C723];[.D723])" office:value-type="string" office:string-value="list0.add(trans722);" calcext:value-type="string">
            <text:p>list0.add(trans72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23" calcext:value-type="float">
            <text:p>723</text:p>
          </table:table-cell>
          <table:table-cell office:value-type="string" calcext:value-type="string">
            <text:p>);</text:p>
          </table:table-cell>
          <table:table-cell table:formula="of:=COM.MICROSOFT.CONCAT([.A724];[.B724];[.C724];[.D724])" office:value-type="string" office:string-value="list0.add(trans723);" calcext:value-type="string">
            <text:p>list0.add(trans72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24" calcext:value-type="float">
            <text:p>724</text:p>
          </table:table-cell>
          <table:table-cell office:value-type="string" calcext:value-type="string">
            <text:p>);</text:p>
          </table:table-cell>
          <table:table-cell table:formula="of:=COM.MICROSOFT.CONCAT([.A725];[.B725];[.C725];[.D725])" office:value-type="string" office:string-value="list0.add(trans724);" calcext:value-type="string">
            <text:p>list0.add(trans72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25" calcext:value-type="float">
            <text:p>725</text:p>
          </table:table-cell>
          <table:table-cell office:value-type="string" calcext:value-type="string">
            <text:p>);</text:p>
          </table:table-cell>
          <table:table-cell table:formula="of:=COM.MICROSOFT.CONCAT([.A726];[.B726];[.C726];[.D726])" office:value-type="string" office:string-value="list0.add(trans725);" calcext:value-type="string">
            <text:p>list0.add(trans72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26" calcext:value-type="float">
            <text:p>726</text:p>
          </table:table-cell>
          <table:table-cell office:value-type="string" calcext:value-type="string">
            <text:p>);</text:p>
          </table:table-cell>
          <table:table-cell table:formula="of:=COM.MICROSOFT.CONCAT([.A727];[.B727];[.C727];[.D727])" office:value-type="string" office:string-value="list0.add(trans726);" calcext:value-type="string">
            <text:p>list0.add(trans72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27" calcext:value-type="float">
            <text:p>727</text:p>
          </table:table-cell>
          <table:table-cell office:value-type="string" calcext:value-type="string">
            <text:p>);</text:p>
          </table:table-cell>
          <table:table-cell table:formula="of:=COM.MICROSOFT.CONCAT([.A728];[.B728];[.C728];[.D728])" office:value-type="string" office:string-value="list0.add(trans727);" calcext:value-type="string">
            <text:p>list0.add(trans72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28" calcext:value-type="float">
            <text:p>728</text:p>
          </table:table-cell>
          <table:table-cell office:value-type="string" calcext:value-type="string">
            <text:p>);</text:p>
          </table:table-cell>
          <table:table-cell table:formula="of:=COM.MICROSOFT.CONCAT([.A729];[.B729];[.C729];[.D729])" office:value-type="string" office:string-value="list0.add(trans728);" calcext:value-type="string">
            <text:p>list0.add(trans72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29" calcext:value-type="float">
            <text:p>729</text:p>
          </table:table-cell>
          <table:table-cell office:value-type="string" calcext:value-type="string">
            <text:p>);</text:p>
          </table:table-cell>
          <table:table-cell table:formula="of:=COM.MICROSOFT.CONCAT([.A730];[.B730];[.C730];[.D730])" office:value-type="string" office:string-value="list0.add(trans729);" calcext:value-type="string">
            <text:p>list0.add(trans72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30" calcext:value-type="float">
            <text:p>730</text:p>
          </table:table-cell>
          <table:table-cell office:value-type="string" calcext:value-type="string">
            <text:p>);</text:p>
          </table:table-cell>
          <table:table-cell table:formula="of:=COM.MICROSOFT.CONCAT([.A731];[.B731];[.C731];[.D731])" office:value-type="string" office:string-value="list0.add(trans730);" calcext:value-type="string">
            <text:p>list0.add(trans73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31" calcext:value-type="float">
            <text:p>731</text:p>
          </table:table-cell>
          <table:table-cell office:value-type="string" calcext:value-type="string">
            <text:p>);</text:p>
          </table:table-cell>
          <table:table-cell table:formula="of:=COM.MICROSOFT.CONCAT([.A732];[.B732];[.C732];[.D732])" office:value-type="string" office:string-value="list0.add(trans731);" calcext:value-type="string">
            <text:p>list0.add(trans73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32" calcext:value-type="float">
            <text:p>732</text:p>
          </table:table-cell>
          <table:table-cell office:value-type="string" calcext:value-type="string">
            <text:p>);</text:p>
          </table:table-cell>
          <table:table-cell table:formula="of:=COM.MICROSOFT.CONCAT([.A733];[.B733];[.C733];[.D733])" office:value-type="string" office:string-value="list0.add(trans732);" calcext:value-type="string">
            <text:p>list0.add(trans73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33" calcext:value-type="float">
            <text:p>733</text:p>
          </table:table-cell>
          <table:table-cell office:value-type="string" calcext:value-type="string">
            <text:p>);</text:p>
          </table:table-cell>
          <table:table-cell table:formula="of:=COM.MICROSOFT.CONCAT([.A734];[.B734];[.C734];[.D734])" office:value-type="string" office:string-value="list0.add(trans733);" calcext:value-type="string">
            <text:p>list0.add(trans73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34" calcext:value-type="float">
            <text:p>734</text:p>
          </table:table-cell>
          <table:table-cell office:value-type="string" calcext:value-type="string">
            <text:p>);</text:p>
          </table:table-cell>
          <table:table-cell table:formula="of:=COM.MICROSOFT.CONCAT([.A735];[.B735];[.C735];[.D735])" office:value-type="string" office:string-value="list0.add(trans734);" calcext:value-type="string">
            <text:p>list0.add(trans73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35" calcext:value-type="float">
            <text:p>735</text:p>
          </table:table-cell>
          <table:table-cell office:value-type="string" calcext:value-type="string">
            <text:p>);</text:p>
          </table:table-cell>
          <table:table-cell table:formula="of:=COM.MICROSOFT.CONCAT([.A736];[.B736];[.C736];[.D736])" office:value-type="string" office:string-value="list0.add(trans735);" calcext:value-type="string">
            <text:p>list0.add(trans73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36" calcext:value-type="float">
            <text:p>736</text:p>
          </table:table-cell>
          <table:table-cell office:value-type="string" calcext:value-type="string">
            <text:p>);</text:p>
          </table:table-cell>
          <table:table-cell table:formula="of:=COM.MICROSOFT.CONCAT([.A737];[.B737];[.C737];[.D737])" office:value-type="string" office:string-value="list0.add(trans736);" calcext:value-type="string">
            <text:p>list0.add(trans73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37" calcext:value-type="float">
            <text:p>737</text:p>
          </table:table-cell>
          <table:table-cell office:value-type="string" calcext:value-type="string">
            <text:p>);</text:p>
          </table:table-cell>
          <table:table-cell table:formula="of:=COM.MICROSOFT.CONCAT([.A738];[.B738];[.C738];[.D738])" office:value-type="string" office:string-value="list0.add(trans737);" calcext:value-type="string">
            <text:p>list0.add(trans73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38" calcext:value-type="float">
            <text:p>738</text:p>
          </table:table-cell>
          <table:table-cell office:value-type="string" calcext:value-type="string">
            <text:p>);</text:p>
          </table:table-cell>
          <table:table-cell table:formula="of:=COM.MICROSOFT.CONCAT([.A739];[.B739];[.C739];[.D739])" office:value-type="string" office:string-value="list0.add(trans738);" calcext:value-type="string">
            <text:p>list0.add(trans73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39" calcext:value-type="float">
            <text:p>739</text:p>
          </table:table-cell>
          <table:table-cell office:value-type="string" calcext:value-type="string">
            <text:p>);</text:p>
          </table:table-cell>
          <table:table-cell table:formula="of:=COM.MICROSOFT.CONCAT([.A740];[.B740];[.C740];[.D740])" office:value-type="string" office:string-value="list0.add(trans739);" calcext:value-type="string">
            <text:p>list0.add(trans73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40" calcext:value-type="float">
            <text:p>740</text:p>
          </table:table-cell>
          <table:table-cell office:value-type="string" calcext:value-type="string">
            <text:p>);</text:p>
          </table:table-cell>
          <table:table-cell table:formula="of:=COM.MICROSOFT.CONCAT([.A741];[.B741];[.C741];[.D741])" office:value-type="string" office:string-value="list0.add(trans740);" calcext:value-type="string">
            <text:p>list0.add(trans74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41" calcext:value-type="float">
            <text:p>741</text:p>
          </table:table-cell>
          <table:table-cell office:value-type="string" calcext:value-type="string">
            <text:p>);</text:p>
          </table:table-cell>
          <table:table-cell table:formula="of:=COM.MICROSOFT.CONCAT([.A742];[.B742];[.C742];[.D742])" office:value-type="string" office:string-value="list0.add(trans741);" calcext:value-type="string">
            <text:p>list0.add(trans74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42" calcext:value-type="float">
            <text:p>742</text:p>
          </table:table-cell>
          <table:table-cell office:value-type="string" calcext:value-type="string">
            <text:p>);</text:p>
          </table:table-cell>
          <table:table-cell table:formula="of:=COM.MICROSOFT.CONCAT([.A743];[.B743];[.C743];[.D743])" office:value-type="string" office:string-value="list0.add(trans742);" calcext:value-type="string">
            <text:p>list0.add(trans74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43" calcext:value-type="float">
            <text:p>743</text:p>
          </table:table-cell>
          <table:table-cell office:value-type="string" calcext:value-type="string">
            <text:p>);</text:p>
          </table:table-cell>
          <table:table-cell table:formula="of:=COM.MICROSOFT.CONCAT([.A744];[.B744];[.C744];[.D744])" office:value-type="string" office:string-value="list0.add(trans743);" calcext:value-type="string">
            <text:p>list0.add(trans74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44" calcext:value-type="float">
            <text:p>744</text:p>
          </table:table-cell>
          <table:table-cell office:value-type="string" calcext:value-type="string">
            <text:p>);</text:p>
          </table:table-cell>
          <table:table-cell table:formula="of:=COM.MICROSOFT.CONCAT([.A745];[.B745];[.C745];[.D745])" office:value-type="string" office:string-value="list0.add(trans744);" calcext:value-type="string">
            <text:p>list0.add(trans74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45" calcext:value-type="float">
            <text:p>745</text:p>
          </table:table-cell>
          <table:table-cell office:value-type="string" calcext:value-type="string">
            <text:p>);</text:p>
          </table:table-cell>
          <table:table-cell table:formula="of:=COM.MICROSOFT.CONCAT([.A746];[.B746];[.C746];[.D746])" office:value-type="string" office:string-value="list0.add(trans745);" calcext:value-type="string">
            <text:p>list0.add(trans74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46" calcext:value-type="float">
            <text:p>746</text:p>
          </table:table-cell>
          <table:table-cell office:value-type="string" calcext:value-type="string">
            <text:p>);</text:p>
          </table:table-cell>
          <table:table-cell table:formula="of:=COM.MICROSOFT.CONCAT([.A747];[.B747];[.C747];[.D747])" office:value-type="string" office:string-value="list0.add(trans746);" calcext:value-type="string">
            <text:p>list0.add(trans74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47" calcext:value-type="float">
            <text:p>747</text:p>
          </table:table-cell>
          <table:table-cell office:value-type="string" calcext:value-type="string">
            <text:p>);</text:p>
          </table:table-cell>
          <table:table-cell table:formula="of:=COM.MICROSOFT.CONCAT([.A748];[.B748];[.C748];[.D748])" office:value-type="string" office:string-value="list0.add(trans747);" calcext:value-type="string">
            <text:p>list0.add(trans74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48" calcext:value-type="float">
            <text:p>748</text:p>
          </table:table-cell>
          <table:table-cell office:value-type="string" calcext:value-type="string">
            <text:p>);</text:p>
          </table:table-cell>
          <table:table-cell table:formula="of:=COM.MICROSOFT.CONCAT([.A749];[.B749];[.C749];[.D749])" office:value-type="string" office:string-value="list0.add(trans748);" calcext:value-type="string">
            <text:p>list0.add(trans74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49" calcext:value-type="float">
            <text:p>749</text:p>
          </table:table-cell>
          <table:table-cell office:value-type="string" calcext:value-type="string">
            <text:p>);</text:p>
          </table:table-cell>
          <table:table-cell table:formula="of:=COM.MICROSOFT.CONCAT([.A750];[.B750];[.C750];[.D750])" office:value-type="string" office:string-value="list0.add(trans749);" calcext:value-type="string">
            <text:p>list0.add(trans74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50" calcext:value-type="float">
            <text:p>750</text:p>
          </table:table-cell>
          <table:table-cell office:value-type="string" calcext:value-type="string">
            <text:p>);</text:p>
          </table:table-cell>
          <table:table-cell table:formula="of:=COM.MICROSOFT.CONCAT([.A751];[.B751];[.C751];[.D751])" office:value-type="string" office:string-value="list0.add(trans750);" calcext:value-type="string">
            <text:p>list0.add(trans75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51" calcext:value-type="float">
            <text:p>751</text:p>
          </table:table-cell>
          <table:table-cell office:value-type="string" calcext:value-type="string">
            <text:p>);</text:p>
          </table:table-cell>
          <table:table-cell table:formula="of:=COM.MICROSOFT.CONCAT([.A752];[.B752];[.C752];[.D752])" office:value-type="string" office:string-value="list0.add(trans751);" calcext:value-type="string">
            <text:p>list0.add(trans75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52" calcext:value-type="float">
            <text:p>752</text:p>
          </table:table-cell>
          <table:table-cell office:value-type="string" calcext:value-type="string">
            <text:p>);</text:p>
          </table:table-cell>
          <table:table-cell table:formula="of:=COM.MICROSOFT.CONCAT([.A753];[.B753];[.C753];[.D753])" office:value-type="string" office:string-value="list0.add(trans752);" calcext:value-type="string">
            <text:p>list0.add(trans75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53" calcext:value-type="float">
            <text:p>753</text:p>
          </table:table-cell>
          <table:table-cell office:value-type="string" calcext:value-type="string">
            <text:p>);</text:p>
          </table:table-cell>
          <table:table-cell table:formula="of:=COM.MICROSOFT.CONCAT([.A754];[.B754];[.C754];[.D754])" office:value-type="string" office:string-value="list0.add(trans753);" calcext:value-type="string">
            <text:p>list0.add(trans75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54" calcext:value-type="float">
            <text:p>754</text:p>
          </table:table-cell>
          <table:table-cell office:value-type="string" calcext:value-type="string">
            <text:p>);</text:p>
          </table:table-cell>
          <table:table-cell table:formula="of:=COM.MICROSOFT.CONCAT([.A755];[.B755];[.C755];[.D755])" office:value-type="string" office:string-value="list0.add(trans754);" calcext:value-type="string">
            <text:p>list0.add(trans75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55" calcext:value-type="float">
            <text:p>755</text:p>
          </table:table-cell>
          <table:table-cell office:value-type="string" calcext:value-type="string">
            <text:p>);</text:p>
          </table:table-cell>
          <table:table-cell table:formula="of:=COM.MICROSOFT.CONCAT([.A756];[.B756];[.C756];[.D756])" office:value-type="string" office:string-value="list0.add(trans755);" calcext:value-type="string">
            <text:p>list0.add(trans75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56" calcext:value-type="float">
            <text:p>756</text:p>
          </table:table-cell>
          <table:table-cell office:value-type="string" calcext:value-type="string">
            <text:p>);</text:p>
          </table:table-cell>
          <table:table-cell table:formula="of:=COM.MICROSOFT.CONCAT([.A757];[.B757];[.C757];[.D757])" office:value-type="string" office:string-value="list0.add(trans756);" calcext:value-type="string">
            <text:p>list0.add(trans75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57" calcext:value-type="float">
            <text:p>757</text:p>
          </table:table-cell>
          <table:table-cell office:value-type="string" calcext:value-type="string">
            <text:p>);</text:p>
          </table:table-cell>
          <table:table-cell table:formula="of:=COM.MICROSOFT.CONCAT([.A758];[.B758];[.C758];[.D758])" office:value-type="string" office:string-value="list0.add(trans757);" calcext:value-type="string">
            <text:p>list0.add(trans75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58" calcext:value-type="float">
            <text:p>758</text:p>
          </table:table-cell>
          <table:table-cell office:value-type="string" calcext:value-type="string">
            <text:p>);</text:p>
          </table:table-cell>
          <table:table-cell table:formula="of:=COM.MICROSOFT.CONCAT([.A759];[.B759];[.C759];[.D759])" office:value-type="string" office:string-value="list0.add(trans758);" calcext:value-type="string">
            <text:p>list0.add(trans75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59" calcext:value-type="float">
            <text:p>759</text:p>
          </table:table-cell>
          <table:table-cell office:value-type="string" calcext:value-type="string">
            <text:p>);</text:p>
          </table:table-cell>
          <table:table-cell table:formula="of:=COM.MICROSOFT.CONCAT([.A760];[.B760];[.C760];[.D760])" office:value-type="string" office:string-value="list0.add(trans759);" calcext:value-type="string">
            <text:p>list0.add(trans75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60" calcext:value-type="float">
            <text:p>760</text:p>
          </table:table-cell>
          <table:table-cell office:value-type="string" calcext:value-type="string">
            <text:p>);</text:p>
          </table:table-cell>
          <table:table-cell table:formula="of:=COM.MICROSOFT.CONCAT([.A761];[.B761];[.C761];[.D761])" office:value-type="string" office:string-value="list0.add(trans760);" calcext:value-type="string">
            <text:p>list0.add(trans76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61" calcext:value-type="float">
            <text:p>761</text:p>
          </table:table-cell>
          <table:table-cell office:value-type="string" calcext:value-type="string">
            <text:p>);</text:p>
          </table:table-cell>
          <table:table-cell table:formula="of:=COM.MICROSOFT.CONCAT([.A762];[.B762];[.C762];[.D762])" office:value-type="string" office:string-value="list0.add(trans761);" calcext:value-type="string">
            <text:p>list0.add(trans76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62" calcext:value-type="float">
            <text:p>762</text:p>
          </table:table-cell>
          <table:table-cell office:value-type="string" calcext:value-type="string">
            <text:p>);</text:p>
          </table:table-cell>
          <table:table-cell table:formula="of:=COM.MICROSOFT.CONCAT([.A763];[.B763];[.C763];[.D763])" office:value-type="string" office:string-value="list0.add(trans762);" calcext:value-type="string">
            <text:p>list0.add(trans76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63" calcext:value-type="float">
            <text:p>763</text:p>
          </table:table-cell>
          <table:table-cell office:value-type="string" calcext:value-type="string">
            <text:p>);</text:p>
          </table:table-cell>
          <table:table-cell table:formula="of:=COM.MICROSOFT.CONCAT([.A764];[.B764];[.C764];[.D764])" office:value-type="string" office:string-value="list0.add(trans763);" calcext:value-type="string">
            <text:p>list0.add(trans76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64" calcext:value-type="float">
            <text:p>764</text:p>
          </table:table-cell>
          <table:table-cell office:value-type="string" calcext:value-type="string">
            <text:p>);</text:p>
          </table:table-cell>
          <table:table-cell table:formula="of:=COM.MICROSOFT.CONCAT([.A765];[.B765];[.C765];[.D765])" office:value-type="string" office:string-value="list0.add(trans764);" calcext:value-type="string">
            <text:p>list0.add(trans76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65" calcext:value-type="float">
            <text:p>765</text:p>
          </table:table-cell>
          <table:table-cell office:value-type="string" calcext:value-type="string">
            <text:p>);</text:p>
          </table:table-cell>
          <table:table-cell table:formula="of:=COM.MICROSOFT.CONCAT([.A766];[.B766];[.C766];[.D766])" office:value-type="string" office:string-value="list0.add(trans765);" calcext:value-type="string">
            <text:p>list0.add(trans76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66" calcext:value-type="float">
            <text:p>766</text:p>
          </table:table-cell>
          <table:table-cell office:value-type="string" calcext:value-type="string">
            <text:p>);</text:p>
          </table:table-cell>
          <table:table-cell table:formula="of:=COM.MICROSOFT.CONCAT([.A767];[.B767];[.C767];[.D767])" office:value-type="string" office:string-value="list0.add(trans766);" calcext:value-type="string">
            <text:p>list0.add(trans76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67" calcext:value-type="float">
            <text:p>767</text:p>
          </table:table-cell>
          <table:table-cell office:value-type="string" calcext:value-type="string">
            <text:p>);</text:p>
          </table:table-cell>
          <table:table-cell table:formula="of:=COM.MICROSOFT.CONCAT([.A768];[.B768];[.C768];[.D768])" office:value-type="string" office:string-value="list0.add(trans767);" calcext:value-type="string">
            <text:p>list0.add(trans76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68" calcext:value-type="float">
            <text:p>768</text:p>
          </table:table-cell>
          <table:table-cell office:value-type="string" calcext:value-type="string">
            <text:p>);</text:p>
          </table:table-cell>
          <table:table-cell table:formula="of:=COM.MICROSOFT.CONCAT([.A769];[.B769];[.C769];[.D769])" office:value-type="string" office:string-value="list0.add(trans768);" calcext:value-type="string">
            <text:p>list0.add(trans76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69" calcext:value-type="float">
            <text:p>769</text:p>
          </table:table-cell>
          <table:table-cell office:value-type="string" calcext:value-type="string">
            <text:p>);</text:p>
          </table:table-cell>
          <table:table-cell table:formula="of:=COM.MICROSOFT.CONCAT([.A770];[.B770];[.C770];[.D770])" office:value-type="string" office:string-value="list0.add(trans769);" calcext:value-type="string">
            <text:p>list0.add(trans76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70" calcext:value-type="float">
            <text:p>770</text:p>
          </table:table-cell>
          <table:table-cell office:value-type="string" calcext:value-type="string">
            <text:p>);</text:p>
          </table:table-cell>
          <table:table-cell table:formula="of:=COM.MICROSOFT.CONCAT([.A771];[.B771];[.C771];[.D771])" office:value-type="string" office:string-value="list0.add(trans770);" calcext:value-type="string">
            <text:p>list0.add(trans77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71" calcext:value-type="float">
            <text:p>771</text:p>
          </table:table-cell>
          <table:table-cell office:value-type="string" calcext:value-type="string">
            <text:p>);</text:p>
          </table:table-cell>
          <table:table-cell table:formula="of:=COM.MICROSOFT.CONCAT([.A772];[.B772];[.C772];[.D772])" office:value-type="string" office:string-value="list0.add(trans771);" calcext:value-type="string">
            <text:p>list0.add(trans77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72" calcext:value-type="float">
            <text:p>772</text:p>
          </table:table-cell>
          <table:table-cell office:value-type="string" calcext:value-type="string">
            <text:p>);</text:p>
          </table:table-cell>
          <table:table-cell table:formula="of:=COM.MICROSOFT.CONCAT([.A773];[.B773];[.C773];[.D773])" office:value-type="string" office:string-value="list0.add(trans772);" calcext:value-type="string">
            <text:p>list0.add(trans77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73" calcext:value-type="float">
            <text:p>773</text:p>
          </table:table-cell>
          <table:table-cell office:value-type="string" calcext:value-type="string">
            <text:p>);</text:p>
          </table:table-cell>
          <table:table-cell table:formula="of:=COM.MICROSOFT.CONCAT([.A774];[.B774];[.C774];[.D774])" office:value-type="string" office:string-value="list0.add(trans773);" calcext:value-type="string">
            <text:p>list0.add(trans77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74" calcext:value-type="float">
            <text:p>774</text:p>
          </table:table-cell>
          <table:table-cell office:value-type="string" calcext:value-type="string">
            <text:p>);</text:p>
          </table:table-cell>
          <table:table-cell table:formula="of:=COM.MICROSOFT.CONCAT([.A775];[.B775];[.C775];[.D775])" office:value-type="string" office:string-value="list0.add(trans774);" calcext:value-type="string">
            <text:p>list0.add(trans77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75" calcext:value-type="float">
            <text:p>775</text:p>
          </table:table-cell>
          <table:table-cell office:value-type="string" calcext:value-type="string">
            <text:p>);</text:p>
          </table:table-cell>
          <table:table-cell table:formula="of:=COM.MICROSOFT.CONCAT([.A776];[.B776];[.C776];[.D776])" office:value-type="string" office:string-value="list0.add(trans775);" calcext:value-type="string">
            <text:p>list0.add(trans77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76" calcext:value-type="float">
            <text:p>776</text:p>
          </table:table-cell>
          <table:table-cell office:value-type="string" calcext:value-type="string">
            <text:p>);</text:p>
          </table:table-cell>
          <table:table-cell table:formula="of:=COM.MICROSOFT.CONCAT([.A777];[.B777];[.C777];[.D777])" office:value-type="string" office:string-value="list0.add(trans776);" calcext:value-type="string">
            <text:p>list0.add(trans77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77" calcext:value-type="float">
            <text:p>777</text:p>
          </table:table-cell>
          <table:table-cell office:value-type="string" calcext:value-type="string">
            <text:p>);</text:p>
          </table:table-cell>
          <table:table-cell table:formula="of:=COM.MICROSOFT.CONCAT([.A778];[.B778];[.C778];[.D778])" office:value-type="string" office:string-value="list0.add(trans777);" calcext:value-type="string">
            <text:p>list0.add(trans77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78" calcext:value-type="float">
            <text:p>778</text:p>
          </table:table-cell>
          <table:table-cell office:value-type="string" calcext:value-type="string">
            <text:p>);</text:p>
          </table:table-cell>
          <table:table-cell table:formula="of:=COM.MICROSOFT.CONCAT([.A779];[.B779];[.C779];[.D779])" office:value-type="string" office:string-value="list0.add(trans778);" calcext:value-type="string">
            <text:p>list0.add(trans77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79" calcext:value-type="float">
            <text:p>779</text:p>
          </table:table-cell>
          <table:table-cell office:value-type="string" calcext:value-type="string">
            <text:p>);</text:p>
          </table:table-cell>
          <table:table-cell table:formula="of:=COM.MICROSOFT.CONCAT([.A780];[.B780];[.C780];[.D780])" office:value-type="string" office:string-value="list0.add(trans779);" calcext:value-type="string">
            <text:p>list0.add(trans77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80" calcext:value-type="float">
            <text:p>780</text:p>
          </table:table-cell>
          <table:table-cell office:value-type="string" calcext:value-type="string">
            <text:p>);</text:p>
          </table:table-cell>
          <table:table-cell table:formula="of:=COM.MICROSOFT.CONCAT([.A781];[.B781];[.C781];[.D781])" office:value-type="string" office:string-value="list0.add(trans780);" calcext:value-type="string">
            <text:p>list0.add(trans78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81" calcext:value-type="float">
            <text:p>781</text:p>
          </table:table-cell>
          <table:table-cell office:value-type="string" calcext:value-type="string">
            <text:p>);</text:p>
          </table:table-cell>
          <table:table-cell table:formula="of:=COM.MICROSOFT.CONCAT([.A782];[.B782];[.C782];[.D782])" office:value-type="string" office:string-value="list0.add(trans781);" calcext:value-type="string">
            <text:p>list0.add(trans78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82" calcext:value-type="float">
            <text:p>782</text:p>
          </table:table-cell>
          <table:table-cell office:value-type="string" calcext:value-type="string">
            <text:p>);</text:p>
          </table:table-cell>
          <table:table-cell table:formula="of:=COM.MICROSOFT.CONCAT([.A783];[.B783];[.C783];[.D783])" office:value-type="string" office:string-value="list0.add(trans782);" calcext:value-type="string">
            <text:p>list0.add(trans78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83" calcext:value-type="float">
            <text:p>783</text:p>
          </table:table-cell>
          <table:table-cell office:value-type="string" calcext:value-type="string">
            <text:p>);</text:p>
          </table:table-cell>
          <table:table-cell table:formula="of:=COM.MICROSOFT.CONCAT([.A784];[.B784];[.C784];[.D784])" office:value-type="string" office:string-value="list0.add(trans783);" calcext:value-type="string">
            <text:p>list0.add(trans78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84" calcext:value-type="float">
            <text:p>784</text:p>
          </table:table-cell>
          <table:table-cell office:value-type="string" calcext:value-type="string">
            <text:p>);</text:p>
          </table:table-cell>
          <table:table-cell table:formula="of:=COM.MICROSOFT.CONCAT([.A785];[.B785];[.C785];[.D785])" office:value-type="string" office:string-value="list0.add(trans784);" calcext:value-type="string">
            <text:p>list0.add(trans78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85" calcext:value-type="float">
            <text:p>785</text:p>
          </table:table-cell>
          <table:table-cell office:value-type="string" calcext:value-type="string">
            <text:p>);</text:p>
          </table:table-cell>
          <table:table-cell table:formula="of:=COM.MICROSOFT.CONCAT([.A786];[.B786];[.C786];[.D786])" office:value-type="string" office:string-value="list0.add(trans785);" calcext:value-type="string">
            <text:p>list0.add(trans78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86" calcext:value-type="float">
            <text:p>786</text:p>
          </table:table-cell>
          <table:table-cell office:value-type="string" calcext:value-type="string">
            <text:p>);</text:p>
          </table:table-cell>
          <table:table-cell table:formula="of:=COM.MICROSOFT.CONCAT([.A787];[.B787];[.C787];[.D787])" office:value-type="string" office:string-value="list0.add(trans786);" calcext:value-type="string">
            <text:p>list0.add(trans78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87" calcext:value-type="float">
            <text:p>787</text:p>
          </table:table-cell>
          <table:table-cell office:value-type="string" calcext:value-type="string">
            <text:p>);</text:p>
          </table:table-cell>
          <table:table-cell table:formula="of:=COM.MICROSOFT.CONCAT([.A788];[.B788];[.C788];[.D788])" office:value-type="string" office:string-value="list0.add(trans787);" calcext:value-type="string">
            <text:p>list0.add(trans78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88" calcext:value-type="float">
            <text:p>788</text:p>
          </table:table-cell>
          <table:table-cell office:value-type="string" calcext:value-type="string">
            <text:p>);</text:p>
          </table:table-cell>
          <table:table-cell table:formula="of:=COM.MICROSOFT.CONCAT([.A789];[.B789];[.C789];[.D789])" office:value-type="string" office:string-value="list0.add(trans788);" calcext:value-type="string">
            <text:p>list0.add(trans78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89" calcext:value-type="float">
            <text:p>789</text:p>
          </table:table-cell>
          <table:table-cell office:value-type="string" calcext:value-type="string">
            <text:p>);</text:p>
          </table:table-cell>
          <table:table-cell table:formula="of:=COM.MICROSOFT.CONCAT([.A790];[.B790];[.C790];[.D790])" office:value-type="string" office:string-value="list0.add(trans789);" calcext:value-type="string">
            <text:p>list0.add(trans78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90" calcext:value-type="float">
            <text:p>790</text:p>
          </table:table-cell>
          <table:table-cell office:value-type="string" calcext:value-type="string">
            <text:p>);</text:p>
          </table:table-cell>
          <table:table-cell table:formula="of:=COM.MICROSOFT.CONCAT([.A791];[.B791];[.C791];[.D791])" office:value-type="string" office:string-value="list0.add(trans790);" calcext:value-type="string">
            <text:p>list0.add(trans79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91" calcext:value-type="float">
            <text:p>791</text:p>
          </table:table-cell>
          <table:table-cell office:value-type="string" calcext:value-type="string">
            <text:p>);</text:p>
          </table:table-cell>
          <table:table-cell table:formula="of:=COM.MICROSOFT.CONCAT([.A792];[.B792];[.C792];[.D792])" office:value-type="string" office:string-value="list0.add(trans791);" calcext:value-type="string">
            <text:p>list0.add(trans79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92" calcext:value-type="float">
            <text:p>792</text:p>
          </table:table-cell>
          <table:table-cell office:value-type="string" calcext:value-type="string">
            <text:p>);</text:p>
          </table:table-cell>
          <table:table-cell table:formula="of:=COM.MICROSOFT.CONCAT([.A793];[.B793];[.C793];[.D793])" office:value-type="string" office:string-value="list0.add(trans792);" calcext:value-type="string">
            <text:p>list0.add(trans79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93" calcext:value-type="float">
            <text:p>793</text:p>
          </table:table-cell>
          <table:table-cell office:value-type="string" calcext:value-type="string">
            <text:p>);</text:p>
          </table:table-cell>
          <table:table-cell table:formula="of:=COM.MICROSOFT.CONCAT([.A794];[.B794];[.C794];[.D794])" office:value-type="string" office:string-value="list0.add(trans793);" calcext:value-type="string">
            <text:p>list0.add(trans79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94" calcext:value-type="float">
            <text:p>794</text:p>
          </table:table-cell>
          <table:table-cell office:value-type="string" calcext:value-type="string">
            <text:p>);</text:p>
          </table:table-cell>
          <table:table-cell table:formula="of:=COM.MICROSOFT.CONCAT([.A795];[.B795];[.C795];[.D795])" office:value-type="string" office:string-value="list0.add(trans794);" calcext:value-type="string">
            <text:p>list0.add(trans79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95" calcext:value-type="float">
            <text:p>795</text:p>
          </table:table-cell>
          <table:table-cell office:value-type="string" calcext:value-type="string">
            <text:p>);</text:p>
          </table:table-cell>
          <table:table-cell table:formula="of:=COM.MICROSOFT.CONCAT([.A796];[.B796];[.C796];[.D796])" office:value-type="string" office:string-value="list0.add(trans795);" calcext:value-type="string">
            <text:p>list0.add(trans79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96" calcext:value-type="float">
            <text:p>796</text:p>
          </table:table-cell>
          <table:table-cell office:value-type="string" calcext:value-type="string">
            <text:p>);</text:p>
          </table:table-cell>
          <table:table-cell table:formula="of:=COM.MICROSOFT.CONCAT([.A797];[.B797];[.C797];[.D797])" office:value-type="string" office:string-value="list0.add(trans796);" calcext:value-type="string">
            <text:p>list0.add(trans79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97" calcext:value-type="float">
            <text:p>797</text:p>
          </table:table-cell>
          <table:table-cell office:value-type="string" calcext:value-type="string">
            <text:p>);</text:p>
          </table:table-cell>
          <table:table-cell table:formula="of:=COM.MICROSOFT.CONCAT([.A798];[.B798];[.C798];[.D798])" office:value-type="string" office:string-value="list0.add(trans797);" calcext:value-type="string">
            <text:p>list0.add(trans79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98" calcext:value-type="float">
            <text:p>798</text:p>
          </table:table-cell>
          <table:table-cell office:value-type="string" calcext:value-type="string">
            <text:p>);</text:p>
          </table:table-cell>
          <table:table-cell table:formula="of:=COM.MICROSOFT.CONCAT([.A799];[.B799];[.C799];[.D799])" office:value-type="string" office:string-value="list0.add(trans798);" calcext:value-type="string">
            <text:p>list0.add(trans79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99" calcext:value-type="float">
            <text:p>799</text:p>
          </table:table-cell>
          <table:table-cell office:value-type="string" calcext:value-type="string">
            <text:p>);</text:p>
          </table:table-cell>
          <table:table-cell table:formula="of:=COM.MICROSOFT.CONCAT([.A800];[.B800];[.C800];[.D800])" office:value-type="string" office:string-value="list0.add(trans799);" calcext:value-type="string">
            <text:p>list0.add(trans79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00" calcext:value-type="float">
            <text:p>800</text:p>
          </table:table-cell>
          <table:table-cell office:value-type="string" calcext:value-type="string">
            <text:p>);</text:p>
          </table:table-cell>
          <table:table-cell table:formula="of:=COM.MICROSOFT.CONCAT([.A801];[.B801];[.C801];[.D801])" office:value-type="string" office:string-value="list0.add(trans800);" calcext:value-type="string">
            <text:p>list0.add(trans80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01" calcext:value-type="float">
            <text:p>801</text:p>
          </table:table-cell>
          <table:table-cell office:value-type="string" calcext:value-type="string">
            <text:p>);</text:p>
          </table:table-cell>
          <table:table-cell table:formula="of:=COM.MICROSOFT.CONCAT([.A802];[.B802];[.C802];[.D802])" office:value-type="string" office:string-value="list0.add(trans801);" calcext:value-type="string">
            <text:p>list0.add(trans80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02" calcext:value-type="float">
            <text:p>802</text:p>
          </table:table-cell>
          <table:table-cell office:value-type="string" calcext:value-type="string">
            <text:p>);</text:p>
          </table:table-cell>
          <table:table-cell table:formula="of:=COM.MICROSOFT.CONCAT([.A803];[.B803];[.C803];[.D803])" office:value-type="string" office:string-value="list0.add(trans802);" calcext:value-type="string">
            <text:p>list0.add(trans80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03" calcext:value-type="float">
            <text:p>803</text:p>
          </table:table-cell>
          <table:table-cell office:value-type="string" calcext:value-type="string">
            <text:p>);</text:p>
          </table:table-cell>
          <table:table-cell table:formula="of:=COM.MICROSOFT.CONCAT([.A804];[.B804];[.C804];[.D804])" office:value-type="string" office:string-value="list0.add(trans803);" calcext:value-type="string">
            <text:p>list0.add(trans80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04" calcext:value-type="float">
            <text:p>804</text:p>
          </table:table-cell>
          <table:table-cell office:value-type="string" calcext:value-type="string">
            <text:p>);</text:p>
          </table:table-cell>
          <table:table-cell table:formula="of:=COM.MICROSOFT.CONCAT([.A805];[.B805];[.C805];[.D805])" office:value-type="string" office:string-value="list0.add(trans804);" calcext:value-type="string">
            <text:p>list0.add(trans80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05" calcext:value-type="float">
            <text:p>805</text:p>
          </table:table-cell>
          <table:table-cell office:value-type="string" calcext:value-type="string">
            <text:p>);</text:p>
          </table:table-cell>
          <table:table-cell table:formula="of:=COM.MICROSOFT.CONCAT([.A806];[.B806];[.C806];[.D806])" office:value-type="string" office:string-value="list0.add(trans805);" calcext:value-type="string">
            <text:p>list0.add(trans80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06" calcext:value-type="float">
            <text:p>806</text:p>
          </table:table-cell>
          <table:table-cell office:value-type="string" calcext:value-type="string">
            <text:p>);</text:p>
          </table:table-cell>
          <table:table-cell table:formula="of:=COM.MICROSOFT.CONCAT([.A807];[.B807];[.C807];[.D807])" office:value-type="string" office:string-value="list0.add(trans806);" calcext:value-type="string">
            <text:p>list0.add(trans80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07" calcext:value-type="float">
            <text:p>807</text:p>
          </table:table-cell>
          <table:table-cell office:value-type="string" calcext:value-type="string">
            <text:p>);</text:p>
          </table:table-cell>
          <table:table-cell table:formula="of:=COM.MICROSOFT.CONCAT([.A808];[.B808];[.C808];[.D808])" office:value-type="string" office:string-value="list0.add(trans807);" calcext:value-type="string">
            <text:p>list0.add(trans80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08" calcext:value-type="float">
            <text:p>808</text:p>
          </table:table-cell>
          <table:table-cell office:value-type="string" calcext:value-type="string">
            <text:p>);</text:p>
          </table:table-cell>
          <table:table-cell table:formula="of:=COM.MICROSOFT.CONCAT([.A809];[.B809];[.C809];[.D809])" office:value-type="string" office:string-value="list0.add(trans808);" calcext:value-type="string">
            <text:p>list0.add(trans80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09" calcext:value-type="float">
            <text:p>809</text:p>
          </table:table-cell>
          <table:table-cell office:value-type="string" calcext:value-type="string">
            <text:p>);</text:p>
          </table:table-cell>
          <table:table-cell table:formula="of:=COM.MICROSOFT.CONCAT([.A810];[.B810];[.C810];[.D810])" office:value-type="string" office:string-value="list0.add(trans809);" calcext:value-type="string">
            <text:p>list0.add(trans80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10" calcext:value-type="float">
            <text:p>810</text:p>
          </table:table-cell>
          <table:table-cell office:value-type="string" calcext:value-type="string">
            <text:p>);</text:p>
          </table:table-cell>
          <table:table-cell table:formula="of:=COM.MICROSOFT.CONCAT([.A811];[.B811];[.C811];[.D811])" office:value-type="string" office:string-value="list0.add(trans810);" calcext:value-type="string">
            <text:p>list0.add(trans81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11" calcext:value-type="float">
            <text:p>811</text:p>
          </table:table-cell>
          <table:table-cell office:value-type="string" calcext:value-type="string">
            <text:p>);</text:p>
          </table:table-cell>
          <table:table-cell table:formula="of:=COM.MICROSOFT.CONCAT([.A812];[.B812];[.C812];[.D812])" office:value-type="string" office:string-value="list0.add(trans811);" calcext:value-type="string">
            <text:p>list0.add(trans81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12" calcext:value-type="float">
            <text:p>812</text:p>
          </table:table-cell>
          <table:table-cell office:value-type="string" calcext:value-type="string">
            <text:p>);</text:p>
          </table:table-cell>
          <table:table-cell table:formula="of:=COM.MICROSOFT.CONCAT([.A813];[.B813];[.C813];[.D813])" office:value-type="string" office:string-value="list0.add(trans812);" calcext:value-type="string">
            <text:p>list0.add(trans81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13" calcext:value-type="float">
            <text:p>813</text:p>
          </table:table-cell>
          <table:table-cell office:value-type="string" calcext:value-type="string">
            <text:p>);</text:p>
          </table:table-cell>
          <table:table-cell table:formula="of:=COM.MICROSOFT.CONCAT([.A814];[.B814];[.C814];[.D814])" office:value-type="string" office:string-value="list0.add(trans813);" calcext:value-type="string">
            <text:p>list0.add(trans81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14" calcext:value-type="float">
            <text:p>814</text:p>
          </table:table-cell>
          <table:table-cell office:value-type="string" calcext:value-type="string">
            <text:p>);</text:p>
          </table:table-cell>
          <table:table-cell table:formula="of:=COM.MICROSOFT.CONCAT([.A815];[.B815];[.C815];[.D815])" office:value-type="string" office:string-value="list0.add(trans814);" calcext:value-type="string">
            <text:p>list0.add(trans81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15" calcext:value-type="float">
            <text:p>815</text:p>
          </table:table-cell>
          <table:table-cell office:value-type="string" calcext:value-type="string">
            <text:p>);</text:p>
          </table:table-cell>
          <table:table-cell table:formula="of:=COM.MICROSOFT.CONCAT([.A816];[.B816];[.C816];[.D816])" office:value-type="string" office:string-value="list0.add(trans815);" calcext:value-type="string">
            <text:p>list0.add(trans81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16" calcext:value-type="float">
            <text:p>816</text:p>
          </table:table-cell>
          <table:table-cell office:value-type="string" calcext:value-type="string">
            <text:p>);</text:p>
          </table:table-cell>
          <table:table-cell table:formula="of:=COM.MICROSOFT.CONCAT([.A817];[.B817];[.C817];[.D817])" office:value-type="string" office:string-value="list0.add(trans816);" calcext:value-type="string">
            <text:p>list0.add(trans81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17" calcext:value-type="float">
            <text:p>817</text:p>
          </table:table-cell>
          <table:table-cell office:value-type="string" calcext:value-type="string">
            <text:p>);</text:p>
          </table:table-cell>
          <table:table-cell table:formula="of:=COM.MICROSOFT.CONCAT([.A818];[.B818];[.C818];[.D818])" office:value-type="string" office:string-value="list0.add(trans817);" calcext:value-type="string">
            <text:p>list0.add(trans81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18" calcext:value-type="float">
            <text:p>818</text:p>
          </table:table-cell>
          <table:table-cell office:value-type="string" calcext:value-type="string">
            <text:p>);</text:p>
          </table:table-cell>
          <table:table-cell table:formula="of:=COM.MICROSOFT.CONCAT([.A819];[.B819];[.C819];[.D819])" office:value-type="string" office:string-value="list0.add(trans818);" calcext:value-type="string">
            <text:p>list0.add(trans81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19" calcext:value-type="float">
            <text:p>819</text:p>
          </table:table-cell>
          <table:table-cell office:value-type="string" calcext:value-type="string">
            <text:p>);</text:p>
          </table:table-cell>
          <table:table-cell table:formula="of:=COM.MICROSOFT.CONCAT([.A820];[.B820];[.C820];[.D820])" office:value-type="string" office:string-value="list0.add(trans819);" calcext:value-type="string">
            <text:p>list0.add(trans81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20" calcext:value-type="float">
            <text:p>820</text:p>
          </table:table-cell>
          <table:table-cell office:value-type="string" calcext:value-type="string">
            <text:p>);</text:p>
          </table:table-cell>
          <table:table-cell table:formula="of:=COM.MICROSOFT.CONCAT([.A821];[.B821];[.C821];[.D821])" office:value-type="string" office:string-value="list0.add(trans820);" calcext:value-type="string">
            <text:p>list0.add(trans82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21" calcext:value-type="float">
            <text:p>821</text:p>
          </table:table-cell>
          <table:table-cell office:value-type="string" calcext:value-type="string">
            <text:p>);</text:p>
          </table:table-cell>
          <table:table-cell table:formula="of:=COM.MICROSOFT.CONCAT([.A822];[.B822];[.C822];[.D822])" office:value-type="string" office:string-value="list0.add(trans821);" calcext:value-type="string">
            <text:p>list0.add(trans82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22" calcext:value-type="float">
            <text:p>822</text:p>
          </table:table-cell>
          <table:table-cell office:value-type="string" calcext:value-type="string">
            <text:p>);</text:p>
          </table:table-cell>
          <table:table-cell table:formula="of:=COM.MICROSOFT.CONCAT([.A823];[.B823];[.C823];[.D823])" office:value-type="string" office:string-value="list0.add(trans822);" calcext:value-type="string">
            <text:p>list0.add(trans82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23" calcext:value-type="float">
            <text:p>823</text:p>
          </table:table-cell>
          <table:table-cell office:value-type="string" calcext:value-type="string">
            <text:p>);</text:p>
          </table:table-cell>
          <table:table-cell table:formula="of:=COM.MICROSOFT.CONCAT([.A824];[.B824];[.C824];[.D824])" office:value-type="string" office:string-value="list0.add(trans823);" calcext:value-type="string">
            <text:p>list0.add(trans82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24" calcext:value-type="float">
            <text:p>824</text:p>
          </table:table-cell>
          <table:table-cell office:value-type="string" calcext:value-type="string">
            <text:p>);</text:p>
          </table:table-cell>
          <table:table-cell table:formula="of:=COM.MICROSOFT.CONCAT([.A825];[.B825];[.C825];[.D825])" office:value-type="string" office:string-value="list0.add(trans824);" calcext:value-type="string">
            <text:p>list0.add(trans82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25" calcext:value-type="float">
            <text:p>825</text:p>
          </table:table-cell>
          <table:table-cell office:value-type="string" calcext:value-type="string">
            <text:p>);</text:p>
          </table:table-cell>
          <table:table-cell table:formula="of:=COM.MICROSOFT.CONCAT([.A826];[.B826];[.C826];[.D826])" office:value-type="string" office:string-value="list0.add(trans825);" calcext:value-type="string">
            <text:p>list0.add(trans82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26" calcext:value-type="float">
            <text:p>826</text:p>
          </table:table-cell>
          <table:table-cell office:value-type="string" calcext:value-type="string">
            <text:p>);</text:p>
          </table:table-cell>
          <table:table-cell table:formula="of:=COM.MICROSOFT.CONCAT([.A827];[.B827];[.C827];[.D827])" office:value-type="string" office:string-value="list0.add(trans826);" calcext:value-type="string">
            <text:p>list0.add(trans82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27" calcext:value-type="float">
            <text:p>827</text:p>
          </table:table-cell>
          <table:table-cell office:value-type="string" calcext:value-type="string">
            <text:p>);</text:p>
          </table:table-cell>
          <table:table-cell table:formula="of:=COM.MICROSOFT.CONCAT([.A828];[.B828];[.C828];[.D828])" office:value-type="string" office:string-value="list0.add(trans827);" calcext:value-type="string">
            <text:p>list0.add(trans82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28" calcext:value-type="float">
            <text:p>828</text:p>
          </table:table-cell>
          <table:table-cell office:value-type="string" calcext:value-type="string">
            <text:p>);</text:p>
          </table:table-cell>
          <table:table-cell table:formula="of:=COM.MICROSOFT.CONCAT([.A829];[.B829];[.C829];[.D829])" office:value-type="string" office:string-value="list0.add(trans828);" calcext:value-type="string">
            <text:p>list0.add(trans82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29" calcext:value-type="float">
            <text:p>829</text:p>
          </table:table-cell>
          <table:table-cell office:value-type="string" calcext:value-type="string">
            <text:p>);</text:p>
          </table:table-cell>
          <table:table-cell table:formula="of:=COM.MICROSOFT.CONCAT([.A830];[.B830];[.C830];[.D830])" office:value-type="string" office:string-value="list0.add(trans829);" calcext:value-type="string">
            <text:p>list0.add(trans82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30" calcext:value-type="float">
            <text:p>830</text:p>
          </table:table-cell>
          <table:table-cell office:value-type="string" calcext:value-type="string">
            <text:p>);</text:p>
          </table:table-cell>
          <table:table-cell table:formula="of:=COM.MICROSOFT.CONCAT([.A831];[.B831];[.C831];[.D831])" office:value-type="string" office:string-value="list0.add(trans830);" calcext:value-type="string">
            <text:p>list0.add(trans83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31" calcext:value-type="float">
            <text:p>831</text:p>
          </table:table-cell>
          <table:table-cell office:value-type="string" calcext:value-type="string">
            <text:p>);</text:p>
          </table:table-cell>
          <table:table-cell table:formula="of:=COM.MICROSOFT.CONCAT([.A832];[.B832];[.C832];[.D832])" office:value-type="string" office:string-value="list0.add(trans831);" calcext:value-type="string">
            <text:p>list0.add(trans83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32" calcext:value-type="float">
            <text:p>832</text:p>
          </table:table-cell>
          <table:table-cell office:value-type="string" calcext:value-type="string">
            <text:p>);</text:p>
          </table:table-cell>
          <table:table-cell table:formula="of:=COM.MICROSOFT.CONCAT([.A833];[.B833];[.C833];[.D833])" office:value-type="string" office:string-value="list0.add(trans832);" calcext:value-type="string">
            <text:p>list0.add(trans83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33" calcext:value-type="float">
            <text:p>833</text:p>
          </table:table-cell>
          <table:table-cell office:value-type="string" calcext:value-type="string">
            <text:p>);</text:p>
          </table:table-cell>
          <table:table-cell table:formula="of:=COM.MICROSOFT.CONCAT([.A834];[.B834];[.C834];[.D834])" office:value-type="string" office:string-value="list0.add(trans833);" calcext:value-type="string">
            <text:p>list0.add(trans83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34" calcext:value-type="float">
            <text:p>834</text:p>
          </table:table-cell>
          <table:table-cell office:value-type="string" calcext:value-type="string">
            <text:p>);</text:p>
          </table:table-cell>
          <table:table-cell table:formula="of:=COM.MICROSOFT.CONCAT([.A835];[.B835];[.C835];[.D835])" office:value-type="string" office:string-value="list0.add(trans834);" calcext:value-type="string">
            <text:p>list0.add(trans83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35" calcext:value-type="float">
            <text:p>835</text:p>
          </table:table-cell>
          <table:table-cell office:value-type="string" calcext:value-type="string">
            <text:p>);</text:p>
          </table:table-cell>
          <table:table-cell table:formula="of:=COM.MICROSOFT.CONCAT([.A836];[.B836];[.C836];[.D836])" office:value-type="string" office:string-value="list0.add(trans835);" calcext:value-type="string">
            <text:p>list0.add(trans83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36" calcext:value-type="float">
            <text:p>836</text:p>
          </table:table-cell>
          <table:table-cell office:value-type="string" calcext:value-type="string">
            <text:p>);</text:p>
          </table:table-cell>
          <table:table-cell table:formula="of:=COM.MICROSOFT.CONCAT([.A837];[.B837];[.C837];[.D837])" office:value-type="string" office:string-value="list0.add(trans836);" calcext:value-type="string">
            <text:p>list0.add(trans83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37" calcext:value-type="float">
            <text:p>837</text:p>
          </table:table-cell>
          <table:table-cell office:value-type="string" calcext:value-type="string">
            <text:p>);</text:p>
          </table:table-cell>
          <table:table-cell table:formula="of:=COM.MICROSOFT.CONCAT([.A838];[.B838];[.C838];[.D838])" office:value-type="string" office:string-value="list0.add(trans837);" calcext:value-type="string">
            <text:p>list0.add(trans83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38" calcext:value-type="float">
            <text:p>838</text:p>
          </table:table-cell>
          <table:table-cell office:value-type="string" calcext:value-type="string">
            <text:p>);</text:p>
          </table:table-cell>
          <table:table-cell table:formula="of:=COM.MICROSOFT.CONCAT([.A839];[.B839];[.C839];[.D839])" office:value-type="string" office:string-value="list0.add(trans838);" calcext:value-type="string">
            <text:p>list0.add(trans83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39" calcext:value-type="float">
            <text:p>839</text:p>
          </table:table-cell>
          <table:table-cell office:value-type="string" calcext:value-type="string">
            <text:p>);</text:p>
          </table:table-cell>
          <table:table-cell table:formula="of:=COM.MICROSOFT.CONCAT([.A840];[.B840];[.C840];[.D840])" office:value-type="string" office:string-value="list0.add(trans839);" calcext:value-type="string">
            <text:p>list0.add(trans83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40" calcext:value-type="float">
            <text:p>840</text:p>
          </table:table-cell>
          <table:table-cell office:value-type="string" calcext:value-type="string">
            <text:p>);</text:p>
          </table:table-cell>
          <table:table-cell table:formula="of:=COM.MICROSOFT.CONCAT([.A841];[.B841];[.C841];[.D841])" office:value-type="string" office:string-value="list0.add(trans840);" calcext:value-type="string">
            <text:p>list0.add(trans84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41" calcext:value-type="float">
            <text:p>841</text:p>
          </table:table-cell>
          <table:table-cell office:value-type="string" calcext:value-type="string">
            <text:p>);</text:p>
          </table:table-cell>
          <table:table-cell table:formula="of:=COM.MICROSOFT.CONCAT([.A842];[.B842];[.C842];[.D842])" office:value-type="string" office:string-value="list0.add(trans841);" calcext:value-type="string">
            <text:p>list0.add(trans84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42" calcext:value-type="float">
            <text:p>842</text:p>
          </table:table-cell>
          <table:table-cell office:value-type="string" calcext:value-type="string">
            <text:p>);</text:p>
          </table:table-cell>
          <table:table-cell table:formula="of:=COM.MICROSOFT.CONCAT([.A843];[.B843];[.C843];[.D843])" office:value-type="string" office:string-value="list0.add(trans842);" calcext:value-type="string">
            <text:p>list0.add(trans84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43" calcext:value-type="float">
            <text:p>843</text:p>
          </table:table-cell>
          <table:table-cell office:value-type="string" calcext:value-type="string">
            <text:p>);</text:p>
          </table:table-cell>
          <table:table-cell table:formula="of:=COM.MICROSOFT.CONCAT([.A844];[.B844];[.C844];[.D844])" office:value-type="string" office:string-value="list0.add(trans843);" calcext:value-type="string">
            <text:p>list0.add(trans84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44" calcext:value-type="float">
            <text:p>844</text:p>
          </table:table-cell>
          <table:table-cell office:value-type="string" calcext:value-type="string">
            <text:p>);</text:p>
          </table:table-cell>
          <table:table-cell table:formula="of:=COM.MICROSOFT.CONCAT([.A845];[.B845];[.C845];[.D845])" office:value-type="string" office:string-value="list0.add(trans844);" calcext:value-type="string">
            <text:p>list0.add(trans84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45" calcext:value-type="float">
            <text:p>845</text:p>
          </table:table-cell>
          <table:table-cell office:value-type="string" calcext:value-type="string">
            <text:p>);</text:p>
          </table:table-cell>
          <table:table-cell table:formula="of:=COM.MICROSOFT.CONCAT([.A846];[.B846];[.C846];[.D846])" office:value-type="string" office:string-value="list0.add(trans845);" calcext:value-type="string">
            <text:p>list0.add(trans84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46" calcext:value-type="float">
            <text:p>846</text:p>
          </table:table-cell>
          <table:table-cell office:value-type="string" calcext:value-type="string">
            <text:p>);</text:p>
          </table:table-cell>
          <table:table-cell table:formula="of:=COM.MICROSOFT.CONCAT([.A847];[.B847];[.C847];[.D847])" office:value-type="string" office:string-value="list0.add(trans846);" calcext:value-type="string">
            <text:p>list0.add(trans84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47" calcext:value-type="float">
            <text:p>847</text:p>
          </table:table-cell>
          <table:table-cell office:value-type="string" calcext:value-type="string">
            <text:p>);</text:p>
          </table:table-cell>
          <table:table-cell table:formula="of:=COM.MICROSOFT.CONCAT([.A848];[.B848];[.C848];[.D848])" office:value-type="string" office:string-value="list0.add(trans847);" calcext:value-type="string">
            <text:p>list0.add(trans84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48" calcext:value-type="float">
            <text:p>848</text:p>
          </table:table-cell>
          <table:table-cell office:value-type="string" calcext:value-type="string">
            <text:p>);</text:p>
          </table:table-cell>
          <table:table-cell table:formula="of:=COM.MICROSOFT.CONCAT([.A849];[.B849];[.C849];[.D849])" office:value-type="string" office:string-value="list0.add(trans848);" calcext:value-type="string">
            <text:p>list0.add(trans84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49" calcext:value-type="float">
            <text:p>849</text:p>
          </table:table-cell>
          <table:table-cell office:value-type="string" calcext:value-type="string">
            <text:p>);</text:p>
          </table:table-cell>
          <table:table-cell table:formula="of:=COM.MICROSOFT.CONCAT([.A850];[.B850];[.C850];[.D850])" office:value-type="string" office:string-value="list0.add(trans849);" calcext:value-type="string">
            <text:p>list0.add(trans84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50" calcext:value-type="float">
            <text:p>850</text:p>
          </table:table-cell>
          <table:table-cell office:value-type="string" calcext:value-type="string">
            <text:p>);</text:p>
          </table:table-cell>
          <table:table-cell table:formula="of:=COM.MICROSOFT.CONCAT([.A851];[.B851];[.C851];[.D851])" office:value-type="string" office:string-value="list0.add(trans850);" calcext:value-type="string">
            <text:p>list0.add(trans85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51" calcext:value-type="float">
            <text:p>851</text:p>
          </table:table-cell>
          <table:table-cell office:value-type="string" calcext:value-type="string">
            <text:p>);</text:p>
          </table:table-cell>
          <table:table-cell table:formula="of:=COM.MICROSOFT.CONCAT([.A852];[.B852];[.C852];[.D852])" office:value-type="string" office:string-value="list0.add(trans851);" calcext:value-type="string">
            <text:p>list0.add(trans85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52" calcext:value-type="float">
            <text:p>852</text:p>
          </table:table-cell>
          <table:table-cell office:value-type="string" calcext:value-type="string">
            <text:p>);</text:p>
          </table:table-cell>
          <table:table-cell table:formula="of:=COM.MICROSOFT.CONCAT([.A853];[.B853];[.C853];[.D853])" office:value-type="string" office:string-value="list0.add(trans852);" calcext:value-type="string">
            <text:p>list0.add(trans85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53" calcext:value-type="float">
            <text:p>853</text:p>
          </table:table-cell>
          <table:table-cell office:value-type="string" calcext:value-type="string">
            <text:p>);</text:p>
          </table:table-cell>
          <table:table-cell table:formula="of:=COM.MICROSOFT.CONCAT([.A854];[.B854];[.C854];[.D854])" office:value-type="string" office:string-value="list0.add(trans853);" calcext:value-type="string">
            <text:p>list0.add(trans85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54" calcext:value-type="float">
            <text:p>854</text:p>
          </table:table-cell>
          <table:table-cell office:value-type="string" calcext:value-type="string">
            <text:p>);</text:p>
          </table:table-cell>
          <table:table-cell table:formula="of:=COM.MICROSOFT.CONCAT([.A855];[.B855];[.C855];[.D855])" office:value-type="string" office:string-value="list0.add(trans854);" calcext:value-type="string">
            <text:p>list0.add(trans85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55" calcext:value-type="float">
            <text:p>855</text:p>
          </table:table-cell>
          <table:table-cell office:value-type="string" calcext:value-type="string">
            <text:p>);</text:p>
          </table:table-cell>
          <table:table-cell table:formula="of:=COM.MICROSOFT.CONCAT([.A856];[.B856];[.C856];[.D856])" office:value-type="string" office:string-value="list0.add(trans855);" calcext:value-type="string">
            <text:p>list0.add(trans85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56" calcext:value-type="float">
            <text:p>856</text:p>
          </table:table-cell>
          <table:table-cell office:value-type="string" calcext:value-type="string">
            <text:p>);</text:p>
          </table:table-cell>
          <table:table-cell table:formula="of:=COM.MICROSOFT.CONCAT([.A857];[.B857];[.C857];[.D857])" office:value-type="string" office:string-value="list0.add(trans856);" calcext:value-type="string">
            <text:p>list0.add(trans85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57" calcext:value-type="float">
            <text:p>857</text:p>
          </table:table-cell>
          <table:table-cell office:value-type="string" calcext:value-type="string">
            <text:p>);</text:p>
          </table:table-cell>
          <table:table-cell table:formula="of:=COM.MICROSOFT.CONCAT([.A858];[.B858];[.C858];[.D858])" office:value-type="string" office:string-value="list0.add(trans857);" calcext:value-type="string">
            <text:p>list0.add(trans85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58" calcext:value-type="float">
            <text:p>858</text:p>
          </table:table-cell>
          <table:table-cell office:value-type="string" calcext:value-type="string">
            <text:p>);</text:p>
          </table:table-cell>
          <table:table-cell table:formula="of:=COM.MICROSOFT.CONCAT([.A859];[.B859];[.C859];[.D859])" office:value-type="string" office:string-value="list0.add(trans858);" calcext:value-type="string">
            <text:p>list0.add(trans85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59" calcext:value-type="float">
            <text:p>859</text:p>
          </table:table-cell>
          <table:table-cell office:value-type="string" calcext:value-type="string">
            <text:p>);</text:p>
          </table:table-cell>
          <table:table-cell table:formula="of:=COM.MICROSOFT.CONCAT([.A860];[.B860];[.C860];[.D860])" office:value-type="string" office:string-value="list0.add(trans859);" calcext:value-type="string">
            <text:p>list0.add(trans85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60" calcext:value-type="float">
            <text:p>860</text:p>
          </table:table-cell>
          <table:table-cell office:value-type="string" calcext:value-type="string">
            <text:p>);</text:p>
          </table:table-cell>
          <table:table-cell table:formula="of:=COM.MICROSOFT.CONCAT([.A861];[.B861];[.C861];[.D861])" office:value-type="string" office:string-value="list0.add(trans860);" calcext:value-type="string">
            <text:p>list0.add(trans86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61" calcext:value-type="float">
            <text:p>861</text:p>
          </table:table-cell>
          <table:table-cell office:value-type="string" calcext:value-type="string">
            <text:p>);</text:p>
          </table:table-cell>
          <table:table-cell table:formula="of:=COM.MICROSOFT.CONCAT([.A862];[.B862];[.C862];[.D862])" office:value-type="string" office:string-value="list0.add(trans861);" calcext:value-type="string">
            <text:p>list0.add(trans86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62" calcext:value-type="float">
            <text:p>862</text:p>
          </table:table-cell>
          <table:table-cell office:value-type="string" calcext:value-type="string">
            <text:p>);</text:p>
          </table:table-cell>
          <table:table-cell table:formula="of:=COM.MICROSOFT.CONCAT([.A863];[.B863];[.C863];[.D863])" office:value-type="string" office:string-value="list0.add(trans862);" calcext:value-type="string">
            <text:p>list0.add(trans86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63" calcext:value-type="float">
            <text:p>863</text:p>
          </table:table-cell>
          <table:table-cell office:value-type="string" calcext:value-type="string">
            <text:p>);</text:p>
          </table:table-cell>
          <table:table-cell table:formula="of:=COM.MICROSOFT.CONCAT([.A864];[.B864];[.C864];[.D864])" office:value-type="string" office:string-value="list0.add(trans863);" calcext:value-type="string">
            <text:p>list0.add(trans86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64" calcext:value-type="float">
            <text:p>864</text:p>
          </table:table-cell>
          <table:table-cell office:value-type="string" calcext:value-type="string">
            <text:p>);</text:p>
          </table:table-cell>
          <table:table-cell table:formula="of:=COM.MICROSOFT.CONCAT([.A865];[.B865];[.C865];[.D865])" office:value-type="string" office:string-value="list0.add(trans864);" calcext:value-type="string">
            <text:p>list0.add(trans86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65" calcext:value-type="float">
            <text:p>865</text:p>
          </table:table-cell>
          <table:table-cell office:value-type="string" calcext:value-type="string">
            <text:p>);</text:p>
          </table:table-cell>
          <table:table-cell table:formula="of:=COM.MICROSOFT.CONCAT([.A866];[.B866];[.C866];[.D866])" office:value-type="string" office:string-value="list0.add(trans865);" calcext:value-type="string">
            <text:p>list0.add(trans86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66" calcext:value-type="float">
            <text:p>866</text:p>
          </table:table-cell>
          <table:table-cell office:value-type="string" calcext:value-type="string">
            <text:p>);</text:p>
          </table:table-cell>
          <table:table-cell table:formula="of:=COM.MICROSOFT.CONCAT([.A867];[.B867];[.C867];[.D867])" office:value-type="string" office:string-value="list0.add(trans866);" calcext:value-type="string">
            <text:p>list0.add(trans86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67" calcext:value-type="float">
            <text:p>867</text:p>
          </table:table-cell>
          <table:table-cell office:value-type="string" calcext:value-type="string">
            <text:p>);</text:p>
          </table:table-cell>
          <table:table-cell table:formula="of:=COM.MICROSOFT.CONCAT([.A868];[.B868];[.C868];[.D868])" office:value-type="string" office:string-value="list0.add(trans867);" calcext:value-type="string">
            <text:p>list0.add(trans86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68" calcext:value-type="float">
            <text:p>868</text:p>
          </table:table-cell>
          <table:table-cell office:value-type="string" calcext:value-type="string">
            <text:p>);</text:p>
          </table:table-cell>
          <table:table-cell table:formula="of:=COM.MICROSOFT.CONCAT([.A869];[.B869];[.C869];[.D869])" office:value-type="string" office:string-value="list0.add(trans868);" calcext:value-type="string">
            <text:p>list0.add(trans86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69" calcext:value-type="float">
            <text:p>869</text:p>
          </table:table-cell>
          <table:table-cell office:value-type="string" calcext:value-type="string">
            <text:p>);</text:p>
          </table:table-cell>
          <table:table-cell table:formula="of:=COM.MICROSOFT.CONCAT([.A870];[.B870];[.C870];[.D870])" office:value-type="string" office:string-value="list0.add(trans869);" calcext:value-type="string">
            <text:p>list0.add(trans86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70" calcext:value-type="float">
            <text:p>870</text:p>
          </table:table-cell>
          <table:table-cell office:value-type="string" calcext:value-type="string">
            <text:p>);</text:p>
          </table:table-cell>
          <table:table-cell table:formula="of:=COM.MICROSOFT.CONCAT([.A871];[.B871];[.C871];[.D871])" office:value-type="string" office:string-value="list0.add(trans870);" calcext:value-type="string">
            <text:p>list0.add(trans87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71" calcext:value-type="float">
            <text:p>871</text:p>
          </table:table-cell>
          <table:table-cell office:value-type="string" calcext:value-type="string">
            <text:p>);</text:p>
          </table:table-cell>
          <table:table-cell table:formula="of:=COM.MICROSOFT.CONCAT([.A872];[.B872];[.C872];[.D872])" office:value-type="string" office:string-value="list0.add(trans871);" calcext:value-type="string">
            <text:p>list0.add(trans87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72" calcext:value-type="float">
            <text:p>872</text:p>
          </table:table-cell>
          <table:table-cell office:value-type="string" calcext:value-type="string">
            <text:p>);</text:p>
          </table:table-cell>
          <table:table-cell table:formula="of:=COM.MICROSOFT.CONCAT([.A873];[.B873];[.C873];[.D873])" office:value-type="string" office:string-value="list0.add(trans872);" calcext:value-type="string">
            <text:p>list0.add(trans87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73" calcext:value-type="float">
            <text:p>873</text:p>
          </table:table-cell>
          <table:table-cell office:value-type="string" calcext:value-type="string">
            <text:p>);</text:p>
          </table:table-cell>
          <table:table-cell table:formula="of:=COM.MICROSOFT.CONCAT([.A874];[.B874];[.C874];[.D874])" office:value-type="string" office:string-value="list0.add(trans873);" calcext:value-type="string">
            <text:p>list0.add(trans87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74" calcext:value-type="float">
            <text:p>874</text:p>
          </table:table-cell>
          <table:table-cell office:value-type="string" calcext:value-type="string">
            <text:p>);</text:p>
          </table:table-cell>
          <table:table-cell table:formula="of:=COM.MICROSOFT.CONCAT([.A875];[.B875];[.C875];[.D875])" office:value-type="string" office:string-value="list0.add(trans874);" calcext:value-type="string">
            <text:p>list0.add(trans87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75" calcext:value-type="float">
            <text:p>875</text:p>
          </table:table-cell>
          <table:table-cell office:value-type="string" calcext:value-type="string">
            <text:p>);</text:p>
          </table:table-cell>
          <table:table-cell table:formula="of:=COM.MICROSOFT.CONCAT([.A876];[.B876];[.C876];[.D876])" office:value-type="string" office:string-value="list0.add(trans875);" calcext:value-type="string">
            <text:p>list0.add(trans87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76" calcext:value-type="float">
            <text:p>876</text:p>
          </table:table-cell>
          <table:table-cell office:value-type="string" calcext:value-type="string">
            <text:p>);</text:p>
          </table:table-cell>
          <table:table-cell table:formula="of:=COM.MICROSOFT.CONCAT([.A877];[.B877];[.C877];[.D877])" office:value-type="string" office:string-value="list0.add(trans876);" calcext:value-type="string">
            <text:p>list0.add(trans87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77" calcext:value-type="float">
            <text:p>877</text:p>
          </table:table-cell>
          <table:table-cell office:value-type="string" calcext:value-type="string">
            <text:p>);</text:p>
          </table:table-cell>
          <table:table-cell table:formula="of:=COM.MICROSOFT.CONCAT([.A878];[.B878];[.C878];[.D878])" office:value-type="string" office:string-value="list0.add(trans877);" calcext:value-type="string">
            <text:p>list0.add(trans87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78" calcext:value-type="float">
            <text:p>878</text:p>
          </table:table-cell>
          <table:table-cell office:value-type="string" calcext:value-type="string">
            <text:p>);</text:p>
          </table:table-cell>
          <table:table-cell table:formula="of:=COM.MICROSOFT.CONCAT([.A879];[.B879];[.C879];[.D879])" office:value-type="string" office:string-value="list0.add(trans878);" calcext:value-type="string">
            <text:p>list0.add(trans87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79" calcext:value-type="float">
            <text:p>879</text:p>
          </table:table-cell>
          <table:table-cell office:value-type="string" calcext:value-type="string">
            <text:p>);</text:p>
          </table:table-cell>
          <table:table-cell table:formula="of:=COM.MICROSOFT.CONCAT([.A880];[.B880];[.C880];[.D880])" office:value-type="string" office:string-value="list0.add(trans879);" calcext:value-type="string">
            <text:p>list0.add(trans87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80" calcext:value-type="float">
            <text:p>880</text:p>
          </table:table-cell>
          <table:table-cell office:value-type="string" calcext:value-type="string">
            <text:p>);</text:p>
          </table:table-cell>
          <table:table-cell table:formula="of:=COM.MICROSOFT.CONCAT([.A881];[.B881];[.C881];[.D881])" office:value-type="string" office:string-value="list0.add(trans880);" calcext:value-type="string">
            <text:p>list0.add(trans88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81" calcext:value-type="float">
            <text:p>881</text:p>
          </table:table-cell>
          <table:table-cell office:value-type="string" calcext:value-type="string">
            <text:p>);</text:p>
          </table:table-cell>
          <table:table-cell table:formula="of:=COM.MICROSOFT.CONCAT([.A882];[.B882];[.C882];[.D882])" office:value-type="string" office:string-value="list0.add(trans881);" calcext:value-type="string">
            <text:p>list0.add(trans88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82" calcext:value-type="float">
            <text:p>882</text:p>
          </table:table-cell>
          <table:table-cell office:value-type="string" calcext:value-type="string">
            <text:p>);</text:p>
          </table:table-cell>
          <table:table-cell table:formula="of:=COM.MICROSOFT.CONCAT([.A883];[.B883];[.C883];[.D883])" office:value-type="string" office:string-value="list0.add(trans882);" calcext:value-type="string">
            <text:p>list0.add(trans88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83" calcext:value-type="float">
            <text:p>883</text:p>
          </table:table-cell>
          <table:table-cell office:value-type="string" calcext:value-type="string">
            <text:p>);</text:p>
          </table:table-cell>
          <table:table-cell table:formula="of:=COM.MICROSOFT.CONCAT([.A884];[.B884];[.C884];[.D884])" office:value-type="string" office:string-value="list0.add(trans883);" calcext:value-type="string">
            <text:p>list0.add(trans88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84" calcext:value-type="float">
            <text:p>884</text:p>
          </table:table-cell>
          <table:table-cell office:value-type="string" calcext:value-type="string">
            <text:p>);</text:p>
          </table:table-cell>
          <table:table-cell table:formula="of:=COM.MICROSOFT.CONCAT([.A885];[.B885];[.C885];[.D885])" office:value-type="string" office:string-value="list0.add(trans884);" calcext:value-type="string">
            <text:p>list0.add(trans88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85" calcext:value-type="float">
            <text:p>885</text:p>
          </table:table-cell>
          <table:table-cell office:value-type="string" calcext:value-type="string">
            <text:p>);</text:p>
          </table:table-cell>
          <table:table-cell table:formula="of:=COM.MICROSOFT.CONCAT([.A886];[.B886];[.C886];[.D886])" office:value-type="string" office:string-value="list0.add(trans885);" calcext:value-type="string">
            <text:p>list0.add(trans88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86" calcext:value-type="float">
            <text:p>886</text:p>
          </table:table-cell>
          <table:table-cell office:value-type="string" calcext:value-type="string">
            <text:p>);</text:p>
          </table:table-cell>
          <table:table-cell table:formula="of:=COM.MICROSOFT.CONCAT([.A887];[.B887];[.C887];[.D887])" office:value-type="string" office:string-value="list0.add(trans886);" calcext:value-type="string">
            <text:p>list0.add(trans88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87" calcext:value-type="float">
            <text:p>887</text:p>
          </table:table-cell>
          <table:table-cell office:value-type="string" calcext:value-type="string">
            <text:p>);</text:p>
          </table:table-cell>
          <table:table-cell table:formula="of:=COM.MICROSOFT.CONCAT([.A888];[.B888];[.C888];[.D888])" office:value-type="string" office:string-value="list0.add(trans887);" calcext:value-type="string">
            <text:p>list0.add(trans88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88" calcext:value-type="float">
            <text:p>888</text:p>
          </table:table-cell>
          <table:table-cell office:value-type="string" calcext:value-type="string">
            <text:p>);</text:p>
          </table:table-cell>
          <table:table-cell table:formula="of:=COM.MICROSOFT.CONCAT([.A889];[.B889];[.C889];[.D889])" office:value-type="string" office:string-value="list0.add(trans888);" calcext:value-type="string">
            <text:p>list0.add(trans88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89" calcext:value-type="float">
            <text:p>889</text:p>
          </table:table-cell>
          <table:table-cell office:value-type="string" calcext:value-type="string">
            <text:p>);</text:p>
          </table:table-cell>
          <table:table-cell table:formula="of:=COM.MICROSOFT.CONCAT([.A890];[.B890];[.C890];[.D890])" office:value-type="string" office:string-value="list0.add(trans889);" calcext:value-type="string">
            <text:p>list0.add(trans88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90" calcext:value-type="float">
            <text:p>890</text:p>
          </table:table-cell>
          <table:table-cell office:value-type="string" calcext:value-type="string">
            <text:p>);</text:p>
          </table:table-cell>
          <table:table-cell table:formula="of:=COM.MICROSOFT.CONCAT([.A891];[.B891];[.C891];[.D891])" office:value-type="string" office:string-value="list0.add(trans890);" calcext:value-type="string">
            <text:p>list0.add(trans89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91" calcext:value-type="float">
            <text:p>891</text:p>
          </table:table-cell>
          <table:table-cell office:value-type="string" calcext:value-type="string">
            <text:p>);</text:p>
          </table:table-cell>
          <table:table-cell table:formula="of:=COM.MICROSOFT.CONCAT([.A892];[.B892];[.C892];[.D892])" office:value-type="string" office:string-value="list0.add(trans891);" calcext:value-type="string">
            <text:p>list0.add(trans89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92" calcext:value-type="float">
            <text:p>892</text:p>
          </table:table-cell>
          <table:table-cell office:value-type="string" calcext:value-type="string">
            <text:p>);</text:p>
          </table:table-cell>
          <table:table-cell table:formula="of:=COM.MICROSOFT.CONCAT([.A893];[.B893];[.C893];[.D893])" office:value-type="string" office:string-value="list0.add(trans892);" calcext:value-type="string">
            <text:p>list0.add(trans89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93" calcext:value-type="float">
            <text:p>893</text:p>
          </table:table-cell>
          <table:table-cell office:value-type="string" calcext:value-type="string">
            <text:p>);</text:p>
          </table:table-cell>
          <table:table-cell table:formula="of:=COM.MICROSOFT.CONCAT([.A894];[.B894];[.C894];[.D894])" office:value-type="string" office:string-value="list0.add(trans893);" calcext:value-type="string">
            <text:p>list0.add(trans89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94" calcext:value-type="float">
            <text:p>894</text:p>
          </table:table-cell>
          <table:table-cell office:value-type="string" calcext:value-type="string">
            <text:p>);</text:p>
          </table:table-cell>
          <table:table-cell table:formula="of:=COM.MICROSOFT.CONCAT([.A895];[.B895];[.C895];[.D895])" office:value-type="string" office:string-value="list0.add(trans894);" calcext:value-type="string">
            <text:p>list0.add(trans89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95" calcext:value-type="float">
            <text:p>895</text:p>
          </table:table-cell>
          <table:table-cell office:value-type="string" calcext:value-type="string">
            <text:p>);</text:p>
          </table:table-cell>
          <table:table-cell table:formula="of:=COM.MICROSOFT.CONCAT([.A896];[.B896];[.C896];[.D896])" office:value-type="string" office:string-value="list0.add(trans895);" calcext:value-type="string">
            <text:p>list0.add(trans89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96" calcext:value-type="float">
            <text:p>896</text:p>
          </table:table-cell>
          <table:table-cell office:value-type="string" calcext:value-type="string">
            <text:p>);</text:p>
          </table:table-cell>
          <table:table-cell table:formula="of:=COM.MICROSOFT.CONCAT([.A897];[.B897];[.C897];[.D897])" office:value-type="string" office:string-value="list0.add(trans896);" calcext:value-type="string">
            <text:p>list0.add(trans89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97" calcext:value-type="float">
            <text:p>897</text:p>
          </table:table-cell>
          <table:table-cell office:value-type="string" calcext:value-type="string">
            <text:p>);</text:p>
          </table:table-cell>
          <table:table-cell table:formula="of:=COM.MICROSOFT.CONCAT([.A898];[.B898];[.C898];[.D898])" office:value-type="string" office:string-value="list0.add(trans897);" calcext:value-type="string">
            <text:p>list0.add(trans89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98" calcext:value-type="float">
            <text:p>898</text:p>
          </table:table-cell>
          <table:table-cell office:value-type="string" calcext:value-type="string">
            <text:p>);</text:p>
          </table:table-cell>
          <table:table-cell table:formula="of:=COM.MICROSOFT.CONCAT([.A899];[.B899];[.C899];[.D899])" office:value-type="string" office:string-value="list0.add(trans898);" calcext:value-type="string">
            <text:p>list0.add(trans89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99" calcext:value-type="float">
            <text:p>899</text:p>
          </table:table-cell>
          <table:table-cell office:value-type="string" calcext:value-type="string">
            <text:p>);</text:p>
          </table:table-cell>
          <table:table-cell table:formula="of:=COM.MICROSOFT.CONCAT([.A900];[.B900];[.C900];[.D900])" office:value-type="string" office:string-value="list0.add(trans899);" calcext:value-type="string">
            <text:p>list0.add(trans89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00" calcext:value-type="float">
            <text:p>900</text:p>
          </table:table-cell>
          <table:table-cell office:value-type="string" calcext:value-type="string">
            <text:p>);</text:p>
          </table:table-cell>
          <table:table-cell table:formula="of:=COM.MICROSOFT.CONCAT([.A901];[.B901];[.C901];[.D901])" office:value-type="string" office:string-value="list0.add(trans900);" calcext:value-type="string">
            <text:p>list0.add(trans90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01" calcext:value-type="float">
            <text:p>901</text:p>
          </table:table-cell>
          <table:table-cell office:value-type="string" calcext:value-type="string">
            <text:p>);</text:p>
          </table:table-cell>
          <table:table-cell table:formula="of:=COM.MICROSOFT.CONCAT([.A902];[.B902];[.C902];[.D902])" office:value-type="string" office:string-value="list0.add(trans901);" calcext:value-type="string">
            <text:p>list0.add(trans90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02" calcext:value-type="float">
            <text:p>902</text:p>
          </table:table-cell>
          <table:table-cell office:value-type="string" calcext:value-type="string">
            <text:p>);</text:p>
          </table:table-cell>
          <table:table-cell table:formula="of:=COM.MICROSOFT.CONCAT([.A903];[.B903];[.C903];[.D903])" office:value-type="string" office:string-value="list0.add(trans902);" calcext:value-type="string">
            <text:p>list0.add(trans90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03" calcext:value-type="float">
            <text:p>903</text:p>
          </table:table-cell>
          <table:table-cell office:value-type="string" calcext:value-type="string">
            <text:p>);</text:p>
          </table:table-cell>
          <table:table-cell table:formula="of:=COM.MICROSOFT.CONCAT([.A904];[.B904];[.C904];[.D904])" office:value-type="string" office:string-value="list0.add(trans903);" calcext:value-type="string">
            <text:p>list0.add(trans90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04" calcext:value-type="float">
            <text:p>904</text:p>
          </table:table-cell>
          <table:table-cell office:value-type="string" calcext:value-type="string">
            <text:p>);</text:p>
          </table:table-cell>
          <table:table-cell table:formula="of:=COM.MICROSOFT.CONCAT([.A905];[.B905];[.C905];[.D905])" office:value-type="string" office:string-value="list0.add(trans904);" calcext:value-type="string">
            <text:p>list0.add(trans90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05" calcext:value-type="float">
            <text:p>905</text:p>
          </table:table-cell>
          <table:table-cell office:value-type="string" calcext:value-type="string">
            <text:p>);</text:p>
          </table:table-cell>
          <table:table-cell table:formula="of:=COM.MICROSOFT.CONCAT([.A906];[.B906];[.C906];[.D906])" office:value-type="string" office:string-value="list0.add(trans905);" calcext:value-type="string">
            <text:p>list0.add(trans90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06" calcext:value-type="float">
            <text:p>906</text:p>
          </table:table-cell>
          <table:table-cell office:value-type="string" calcext:value-type="string">
            <text:p>);</text:p>
          </table:table-cell>
          <table:table-cell table:formula="of:=COM.MICROSOFT.CONCAT([.A907];[.B907];[.C907];[.D907])" office:value-type="string" office:string-value="list0.add(trans906);" calcext:value-type="string">
            <text:p>list0.add(trans90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07" calcext:value-type="float">
            <text:p>907</text:p>
          </table:table-cell>
          <table:table-cell office:value-type="string" calcext:value-type="string">
            <text:p>);</text:p>
          </table:table-cell>
          <table:table-cell table:formula="of:=COM.MICROSOFT.CONCAT([.A908];[.B908];[.C908];[.D908])" office:value-type="string" office:string-value="list0.add(trans907);" calcext:value-type="string">
            <text:p>list0.add(trans90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08" calcext:value-type="float">
            <text:p>908</text:p>
          </table:table-cell>
          <table:table-cell office:value-type="string" calcext:value-type="string">
            <text:p>);</text:p>
          </table:table-cell>
          <table:table-cell table:formula="of:=COM.MICROSOFT.CONCAT([.A909];[.B909];[.C909];[.D909])" office:value-type="string" office:string-value="list0.add(trans908);" calcext:value-type="string">
            <text:p>list0.add(trans90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09" calcext:value-type="float">
            <text:p>909</text:p>
          </table:table-cell>
          <table:table-cell office:value-type="string" calcext:value-type="string">
            <text:p>);</text:p>
          </table:table-cell>
          <table:table-cell table:formula="of:=COM.MICROSOFT.CONCAT([.A910];[.B910];[.C910];[.D910])" office:value-type="string" office:string-value="list0.add(trans909);" calcext:value-type="string">
            <text:p>list0.add(trans90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10" calcext:value-type="float">
            <text:p>910</text:p>
          </table:table-cell>
          <table:table-cell office:value-type="string" calcext:value-type="string">
            <text:p>);</text:p>
          </table:table-cell>
          <table:table-cell table:formula="of:=COM.MICROSOFT.CONCAT([.A911];[.B911];[.C911];[.D911])" office:value-type="string" office:string-value="list0.add(trans910);" calcext:value-type="string">
            <text:p>list0.add(trans91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11" calcext:value-type="float">
            <text:p>911</text:p>
          </table:table-cell>
          <table:table-cell office:value-type="string" calcext:value-type="string">
            <text:p>);</text:p>
          </table:table-cell>
          <table:table-cell table:formula="of:=COM.MICROSOFT.CONCAT([.A912];[.B912];[.C912];[.D912])" office:value-type="string" office:string-value="list0.add(trans911);" calcext:value-type="string">
            <text:p>list0.add(trans91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12" calcext:value-type="float">
            <text:p>912</text:p>
          </table:table-cell>
          <table:table-cell office:value-type="string" calcext:value-type="string">
            <text:p>);</text:p>
          </table:table-cell>
          <table:table-cell table:formula="of:=COM.MICROSOFT.CONCAT([.A913];[.B913];[.C913];[.D913])" office:value-type="string" office:string-value="list0.add(trans912);" calcext:value-type="string">
            <text:p>list0.add(trans91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13" calcext:value-type="float">
            <text:p>913</text:p>
          </table:table-cell>
          <table:table-cell office:value-type="string" calcext:value-type="string">
            <text:p>);</text:p>
          </table:table-cell>
          <table:table-cell table:formula="of:=COM.MICROSOFT.CONCAT([.A914];[.B914];[.C914];[.D914])" office:value-type="string" office:string-value="list0.add(trans913);" calcext:value-type="string">
            <text:p>list0.add(trans91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14" calcext:value-type="float">
            <text:p>914</text:p>
          </table:table-cell>
          <table:table-cell office:value-type="string" calcext:value-type="string">
            <text:p>);</text:p>
          </table:table-cell>
          <table:table-cell table:formula="of:=COM.MICROSOFT.CONCAT([.A915];[.B915];[.C915];[.D915])" office:value-type="string" office:string-value="list0.add(trans914);" calcext:value-type="string">
            <text:p>list0.add(trans91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15" calcext:value-type="float">
            <text:p>915</text:p>
          </table:table-cell>
          <table:table-cell office:value-type="string" calcext:value-type="string">
            <text:p>);</text:p>
          </table:table-cell>
          <table:table-cell table:formula="of:=COM.MICROSOFT.CONCAT([.A916];[.B916];[.C916];[.D916])" office:value-type="string" office:string-value="list0.add(trans915);" calcext:value-type="string">
            <text:p>list0.add(trans91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16" calcext:value-type="float">
            <text:p>916</text:p>
          </table:table-cell>
          <table:table-cell office:value-type="string" calcext:value-type="string">
            <text:p>);</text:p>
          </table:table-cell>
          <table:table-cell table:formula="of:=COM.MICROSOFT.CONCAT([.A917];[.B917];[.C917];[.D917])" office:value-type="string" office:string-value="list0.add(trans916);" calcext:value-type="string">
            <text:p>list0.add(trans91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17" calcext:value-type="float">
            <text:p>917</text:p>
          </table:table-cell>
          <table:table-cell office:value-type="string" calcext:value-type="string">
            <text:p>);</text:p>
          </table:table-cell>
          <table:table-cell table:formula="of:=COM.MICROSOFT.CONCAT([.A918];[.B918];[.C918];[.D918])" office:value-type="string" office:string-value="list0.add(trans917);" calcext:value-type="string">
            <text:p>list0.add(trans91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18" calcext:value-type="float">
            <text:p>918</text:p>
          </table:table-cell>
          <table:table-cell office:value-type="string" calcext:value-type="string">
            <text:p>);</text:p>
          </table:table-cell>
          <table:table-cell table:formula="of:=COM.MICROSOFT.CONCAT([.A919];[.B919];[.C919];[.D919])" office:value-type="string" office:string-value="list0.add(trans918);" calcext:value-type="string">
            <text:p>list0.add(trans91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19" calcext:value-type="float">
            <text:p>919</text:p>
          </table:table-cell>
          <table:table-cell office:value-type="string" calcext:value-type="string">
            <text:p>);</text:p>
          </table:table-cell>
          <table:table-cell table:formula="of:=COM.MICROSOFT.CONCAT([.A920];[.B920];[.C920];[.D920])" office:value-type="string" office:string-value="list0.add(trans919);" calcext:value-type="string">
            <text:p>list0.add(trans91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20" calcext:value-type="float">
            <text:p>920</text:p>
          </table:table-cell>
          <table:table-cell office:value-type="string" calcext:value-type="string">
            <text:p>);</text:p>
          </table:table-cell>
          <table:table-cell table:formula="of:=COM.MICROSOFT.CONCAT([.A921];[.B921];[.C921];[.D921])" office:value-type="string" office:string-value="list0.add(trans920);" calcext:value-type="string">
            <text:p>list0.add(trans92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21" calcext:value-type="float">
            <text:p>921</text:p>
          </table:table-cell>
          <table:table-cell office:value-type="string" calcext:value-type="string">
            <text:p>);</text:p>
          </table:table-cell>
          <table:table-cell table:formula="of:=COM.MICROSOFT.CONCAT([.A922];[.B922];[.C922];[.D922])" office:value-type="string" office:string-value="list0.add(trans921);" calcext:value-type="string">
            <text:p>list0.add(trans92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22" calcext:value-type="float">
            <text:p>922</text:p>
          </table:table-cell>
          <table:table-cell office:value-type="string" calcext:value-type="string">
            <text:p>);</text:p>
          </table:table-cell>
          <table:table-cell table:formula="of:=COM.MICROSOFT.CONCAT([.A923];[.B923];[.C923];[.D923])" office:value-type="string" office:string-value="list0.add(trans922);" calcext:value-type="string">
            <text:p>list0.add(trans92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23" calcext:value-type="float">
            <text:p>923</text:p>
          </table:table-cell>
          <table:table-cell office:value-type="string" calcext:value-type="string">
            <text:p>);</text:p>
          </table:table-cell>
          <table:table-cell table:formula="of:=COM.MICROSOFT.CONCAT([.A924];[.B924];[.C924];[.D924])" office:value-type="string" office:string-value="list0.add(trans923);" calcext:value-type="string">
            <text:p>list0.add(trans92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24" calcext:value-type="float">
            <text:p>924</text:p>
          </table:table-cell>
          <table:table-cell office:value-type="string" calcext:value-type="string">
            <text:p>);</text:p>
          </table:table-cell>
          <table:table-cell table:formula="of:=COM.MICROSOFT.CONCAT([.A925];[.B925];[.C925];[.D925])" office:value-type="string" office:string-value="list0.add(trans924);" calcext:value-type="string">
            <text:p>list0.add(trans92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25" calcext:value-type="float">
            <text:p>925</text:p>
          </table:table-cell>
          <table:table-cell office:value-type="string" calcext:value-type="string">
            <text:p>);</text:p>
          </table:table-cell>
          <table:table-cell table:formula="of:=COM.MICROSOFT.CONCAT([.A926];[.B926];[.C926];[.D926])" office:value-type="string" office:string-value="list0.add(trans925);" calcext:value-type="string">
            <text:p>list0.add(trans92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26" calcext:value-type="float">
            <text:p>926</text:p>
          </table:table-cell>
          <table:table-cell office:value-type="string" calcext:value-type="string">
            <text:p>);</text:p>
          </table:table-cell>
          <table:table-cell table:formula="of:=COM.MICROSOFT.CONCAT([.A927];[.B927];[.C927];[.D927])" office:value-type="string" office:string-value="list0.add(trans926);" calcext:value-type="string">
            <text:p>list0.add(trans92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27" calcext:value-type="float">
            <text:p>927</text:p>
          </table:table-cell>
          <table:table-cell office:value-type="string" calcext:value-type="string">
            <text:p>);</text:p>
          </table:table-cell>
          <table:table-cell table:formula="of:=COM.MICROSOFT.CONCAT([.A928];[.B928];[.C928];[.D928])" office:value-type="string" office:string-value="list0.add(trans927);" calcext:value-type="string">
            <text:p>list0.add(trans92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28" calcext:value-type="float">
            <text:p>928</text:p>
          </table:table-cell>
          <table:table-cell office:value-type="string" calcext:value-type="string">
            <text:p>);</text:p>
          </table:table-cell>
          <table:table-cell table:formula="of:=COM.MICROSOFT.CONCAT([.A929];[.B929];[.C929];[.D929])" office:value-type="string" office:string-value="list0.add(trans928);" calcext:value-type="string">
            <text:p>list0.add(trans92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29" calcext:value-type="float">
            <text:p>929</text:p>
          </table:table-cell>
          <table:table-cell office:value-type="string" calcext:value-type="string">
            <text:p>);</text:p>
          </table:table-cell>
          <table:table-cell table:formula="of:=COM.MICROSOFT.CONCAT([.A930];[.B930];[.C930];[.D930])" office:value-type="string" office:string-value="list0.add(trans929);" calcext:value-type="string">
            <text:p>list0.add(trans92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30" calcext:value-type="float">
            <text:p>930</text:p>
          </table:table-cell>
          <table:table-cell office:value-type="string" calcext:value-type="string">
            <text:p>);</text:p>
          </table:table-cell>
          <table:table-cell table:formula="of:=COM.MICROSOFT.CONCAT([.A931];[.B931];[.C931];[.D931])" office:value-type="string" office:string-value="list0.add(trans930);" calcext:value-type="string">
            <text:p>list0.add(trans93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31" calcext:value-type="float">
            <text:p>931</text:p>
          </table:table-cell>
          <table:table-cell office:value-type="string" calcext:value-type="string">
            <text:p>);</text:p>
          </table:table-cell>
          <table:table-cell table:formula="of:=COM.MICROSOFT.CONCAT([.A932];[.B932];[.C932];[.D932])" office:value-type="string" office:string-value="list0.add(trans931);" calcext:value-type="string">
            <text:p>list0.add(trans93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32" calcext:value-type="float">
            <text:p>932</text:p>
          </table:table-cell>
          <table:table-cell office:value-type="string" calcext:value-type="string">
            <text:p>);</text:p>
          </table:table-cell>
          <table:table-cell table:formula="of:=COM.MICROSOFT.CONCAT([.A933];[.B933];[.C933];[.D933])" office:value-type="string" office:string-value="list0.add(trans932);" calcext:value-type="string">
            <text:p>list0.add(trans93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33" calcext:value-type="float">
            <text:p>933</text:p>
          </table:table-cell>
          <table:table-cell office:value-type="string" calcext:value-type="string">
            <text:p>);</text:p>
          </table:table-cell>
          <table:table-cell table:formula="of:=COM.MICROSOFT.CONCAT([.A934];[.B934];[.C934];[.D934])" office:value-type="string" office:string-value="list0.add(trans933);" calcext:value-type="string">
            <text:p>list0.add(trans93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34" calcext:value-type="float">
            <text:p>934</text:p>
          </table:table-cell>
          <table:table-cell office:value-type="string" calcext:value-type="string">
            <text:p>);</text:p>
          </table:table-cell>
          <table:table-cell table:formula="of:=COM.MICROSOFT.CONCAT([.A935];[.B935];[.C935];[.D935])" office:value-type="string" office:string-value="list0.add(trans934);" calcext:value-type="string">
            <text:p>list0.add(trans93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35" calcext:value-type="float">
            <text:p>935</text:p>
          </table:table-cell>
          <table:table-cell office:value-type="string" calcext:value-type="string">
            <text:p>);</text:p>
          </table:table-cell>
          <table:table-cell table:formula="of:=COM.MICROSOFT.CONCAT([.A936];[.B936];[.C936];[.D936])" office:value-type="string" office:string-value="list0.add(trans935);" calcext:value-type="string">
            <text:p>list0.add(trans93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36" calcext:value-type="float">
            <text:p>936</text:p>
          </table:table-cell>
          <table:table-cell office:value-type="string" calcext:value-type="string">
            <text:p>);</text:p>
          </table:table-cell>
          <table:table-cell table:formula="of:=COM.MICROSOFT.CONCAT([.A937];[.B937];[.C937];[.D937])" office:value-type="string" office:string-value="list0.add(trans936);" calcext:value-type="string">
            <text:p>list0.add(trans93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37" calcext:value-type="float">
            <text:p>937</text:p>
          </table:table-cell>
          <table:table-cell office:value-type="string" calcext:value-type="string">
            <text:p>);</text:p>
          </table:table-cell>
          <table:table-cell table:formula="of:=COM.MICROSOFT.CONCAT([.A938];[.B938];[.C938];[.D938])" office:value-type="string" office:string-value="list0.add(trans937);" calcext:value-type="string">
            <text:p>list0.add(trans93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38" calcext:value-type="float">
            <text:p>938</text:p>
          </table:table-cell>
          <table:table-cell office:value-type="string" calcext:value-type="string">
            <text:p>);</text:p>
          </table:table-cell>
          <table:table-cell table:formula="of:=COM.MICROSOFT.CONCAT([.A939];[.B939];[.C939];[.D939])" office:value-type="string" office:string-value="list0.add(trans938);" calcext:value-type="string">
            <text:p>list0.add(trans93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39" calcext:value-type="float">
            <text:p>939</text:p>
          </table:table-cell>
          <table:table-cell office:value-type="string" calcext:value-type="string">
            <text:p>);</text:p>
          </table:table-cell>
          <table:table-cell table:formula="of:=COM.MICROSOFT.CONCAT([.A940];[.B940];[.C940];[.D940])" office:value-type="string" office:string-value="list0.add(trans939);" calcext:value-type="string">
            <text:p>list0.add(trans93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40" calcext:value-type="float">
            <text:p>940</text:p>
          </table:table-cell>
          <table:table-cell office:value-type="string" calcext:value-type="string">
            <text:p>);</text:p>
          </table:table-cell>
          <table:table-cell table:formula="of:=COM.MICROSOFT.CONCAT([.A941];[.B941];[.C941];[.D941])" office:value-type="string" office:string-value="list0.add(trans940);" calcext:value-type="string">
            <text:p>list0.add(trans94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41" calcext:value-type="float">
            <text:p>941</text:p>
          </table:table-cell>
          <table:table-cell office:value-type="string" calcext:value-type="string">
            <text:p>);</text:p>
          </table:table-cell>
          <table:table-cell table:formula="of:=COM.MICROSOFT.CONCAT([.A942];[.B942];[.C942];[.D942])" office:value-type="string" office:string-value="list0.add(trans941);" calcext:value-type="string">
            <text:p>list0.add(trans94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42" calcext:value-type="float">
            <text:p>942</text:p>
          </table:table-cell>
          <table:table-cell office:value-type="string" calcext:value-type="string">
            <text:p>);</text:p>
          </table:table-cell>
          <table:table-cell table:formula="of:=COM.MICROSOFT.CONCAT([.A943];[.B943];[.C943];[.D943])" office:value-type="string" office:string-value="list0.add(trans942);" calcext:value-type="string">
            <text:p>list0.add(trans94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43" calcext:value-type="float">
            <text:p>943</text:p>
          </table:table-cell>
          <table:table-cell office:value-type="string" calcext:value-type="string">
            <text:p>);</text:p>
          </table:table-cell>
          <table:table-cell table:formula="of:=COM.MICROSOFT.CONCAT([.A944];[.B944];[.C944];[.D944])" office:value-type="string" office:string-value="list0.add(trans943);" calcext:value-type="string">
            <text:p>list0.add(trans94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44" calcext:value-type="float">
            <text:p>944</text:p>
          </table:table-cell>
          <table:table-cell office:value-type="string" calcext:value-type="string">
            <text:p>);</text:p>
          </table:table-cell>
          <table:table-cell table:formula="of:=COM.MICROSOFT.CONCAT([.A945];[.B945];[.C945];[.D945])" office:value-type="string" office:string-value="list0.add(trans944);" calcext:value-type="string">
            <text:p>list0.add(trans94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45" calcext:value-type="float">
            <text:p>945</text:p>
          </table:table-cell>
          <table:table-cell office:value-type="string" calcext:value-type="string">
            <text:p>);</text:p>
          </table:table-cell>
          <table:table-cell table:formula="of:=COM.MICROSOFT.CONCAT([.A946];[.B946];[.C946];[.D946])" office:value-type="string" office:string-value="list0.add(trans945);" calcext:value-type="string">
            <text:p>list0.add(trans94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46" calcext:value-type="float">
            <text:p>946</text:p>
          </table:table-cell>
          <table:table-cell office:value-type="string" calcext:value-type="string">
            <text:p>);</text:p>
          </table:table-cell>
          <table:table-cell table:formula="of:=COM.MICROSOFT.CONCAT([.A947];[.B947];[.C947];[.D947])" office:value-type="string" office:string-value="list0.add(trans946);" calcext:value-type="string">
            <text:p>list0.add(trans94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47" calcext:value-type="float">
            <text:p>947</text:p>
          </table:table-cell>
          <table:table-cell office:value-type="string" calcext:value-type="string">
            <text:p>);</text:p>
          </table:table-cell>
          <table:table-cell table:formula="of:=COM.MICROSOFT.CONCAT([.A948];[.B948];[.C948];[.D948])" office:value-type="string" office:string-value="list0.add(trans947);" calcext:value-type="string">
            <text:p>list0.add(trans94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48" calcext:value-type="float">
            <text:p>948</text:p>
          </table:table-cell>
          <table:table-cell office:value-type="string" calcext:value-type="string">
            <text:p>);</text:p>
          </table:table-cell>
          <table:table-cell table:formula="of:=COM.MICROSOFT.CONCAT([.A949];[.B949];[.C949];[.D949])" office:value-type="string" office:string-value="list0.add(trans948);" calcext:value-type="string">
            <text:p>list0.add(trans94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49" calcext:value-type="float">
            <text:p>949</text:p>
          </table:table-cell>
          <table:table-cell office:value-type="string" calcext:value-type="string">
            <text:p>);</text:p>
          </table:table-cell>
          <table:table-cell table:formula="of:=COM.MICROSOFT.CONCAT([.A950];[.B950];[.C950];[.D950])" office:value-type="string" office:string-value="list0.add(trans949);" calcext:value-type="string">
            <text:p>list0.add(trans94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50" calcext:value-type="float">
            <text:p>950</text:p>
          </table:table-cell>
          <table:table-cell office:value-type="string" calcext:value-type="string">
            <text:p>);</text:p>
          </table:table-cell>
          <table:table-cell table:formula="of:=COM.MICROSOFT.CONCAT([.A951];[.B951];[.C951];[.D951])" office:value-type="string" office:string-value="list0.add(trans950);" calcext:value-type="string">
            <text:p>list0.add(trans95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51" calcext:value-type="float">
            <text:p>951</text:p>
          </table:table-cell>
          <table:table-cell office:value-type="string" calcext:value-type="string">
            <text:p>);</text:p>
          </table:table-cell>
          <table:table-cell table:formula="of:=COM.MICROSOFT.CONCAT([.A952];[.B952];[.C952];[.D952])" office:value-type="string" office:string-value="list0.add(trans951);" calcext:value-type="string">
            <text:p>list0.add(trans95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52" calcext:value-type="float">
            <text:p>952</text:p>
          </table:table-cell>
          <table:table-cell office:value-type="string" calcext:value-type="string">
            <text:p>);</text:p>
          </table:table-cell>
          <table:table-cell table:formula="of:=COM.MICROSOFT.CONCAT([.A953];[.B953];[.C953];[.D953])" office:value-type="string" office:string-value="list0.add(trans952);" calcext:value-type="string">
            <text:p>list0.add(trans95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53" calcext:value-type="float">
            <text:p>953</text:p>
          </table:table-cell>
          <table:table-cell office:value-type="string" calcext:value-type="string">
            <text:p>);</text:p>
          </table:table-cell>
          <table:table-cell table:formula="of:=COM.MICROSOFT.CONCAT([.A954];[.B954];[.C954];[.D954])" office:value-type="string" office:string-value="list0.add(trans953);" calcext:value-type="string">
            <text:p>list0.add(trans95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54" calcext:value-type="float">
            <text:p>954</text:p>
          </table:table-cell>
          <table:table-cell office:value-type="string" calcext:value-type="string">
            <text:p>);</text:p>
          </table:table-cell>
          <table:table-cell table:formula="of:=COM.MICROSOFT.CONCAT([.A955];[.B955];[.C955];[.D955])" office:value-type="string" office:string-value="list0.add(trans954);" calcext:value-type="string">
            <text:p>list0.add(trans95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55" calcext:value-type="float">
            <text:p>955</text:p>
          </table:table-cell>
          <table:table-cell office:value-type="string" calcext:value-type="string">
            <text:p>);</text:p>
          </table:table-cell>
          <table:table-cell table:formula="of:=COM.MICROSOFT.CONCAT([.A956];[.B956];[.C956];[.D956])" office:value-type="string" office:string-value="list0.add(trans955);" calcext:value-type="string">
            <text:p>list0.add(trans95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56" calcext:value-type="float">
            <text:p>956</text:p>
          </table:table-cell>
          <table:table-cell office:value-type="string" calcext:value-type="string">
            <text:p>);</text:p>
          </table:table-cell>
          <table:table-cell table:formula="of:=COM.MICROSOFT.CONCAT([.A957];[.B957];[.C957];[.D957])" office:value-type="string" office:string-value="list0.add(trans956);" calcext:value-type="string">
            <text:p>list0.add(trans95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57" calcext:value-type="float">
            <text:p>957</text:p>
          </table:table-cell>
          <table:table-cell office:value-type="string" calcext:value-type="string">
            <text:p>);</text:p>
          </table:table-cell>
          <table:table-cell table:formula="of:=COM.MICROSOFT.CONCAT([.A958];[.B958];[.C958];[.D958])" office:value-type="string" office:string-value="list0.add(trans957);" calcext:value-type="string">
            <text:p>list0.add(trans95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58" calcext:value-type="float">
            <text:p>958</text:p>
          </table:table-cell>
          <table:table-cell office:value-type="string" calcext:value-type="string">
            <text:p>);</text:p>
          </table:table-cell>
          <table:table-cell table:formula="of:=COM.MICROSOFT.CONCAT([.A959];[.B959];[.C959];[.D959])" office:value-type="string" office:string-value="list0.add(trans958);" calcext:value-type="string">
            <text:p>list0.add(trans95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59" calcext:value-type="float">
            <text:p>959</text:p>
          </table:table-cell>
          <table:table-cell office:value-type="string" calcext:value-type="string">
            <text:p>);</text:p>
          </table:table-cell>
          <table:table-cell table:formula="of:=COM.MICROSOFT.CONCAT([.A960];[.B960];[.C960];[.D960])" office:value-type="string" office:string-value="list0.add(trans959);" calcext:value-type="string">
            <text:p>list0.add(trans95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60" calcext:value-type="float">
            <text:p>960</text:p>
          </table:table-cell>
          <table:table-cell office:value-type="string" calcext:value-type="string">
            <text:p>);</text:p>
          </table:table-cell>
          <table:table-cell table:formula="of:=COM.MICROSOFT.CONCAT([.A961];[.B961];[.C961];[.D961])" office:value-type="string" office:string-value="list0.add(trans960);" calcext:value-type="string">
            <text:p>list0.add(trans96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61" calcext:value-type="float">
            <text:p>961</text:p>
          </table:table-cell>
          <table:table-cell office:value-type="string" calcext:value-type="string">
            <text:p>);</text:p>
          </table:table-cell>
          <table:table-cell table:formula="of:=COM.MICROSOFT.CONCAT([.A962];[.B962];[.C962];[.D962])" office:value-type="string" office:string-value="list0.add(trans961);" calcext:value-type="string">
            <text:p>list0.add(trans96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62" calcext:value-type="float">
            <text:p>962</text:p>
          </table:table-cell>
          <table:table-cell office:value-type="string" calcext:value-type="string">
            <text:p>);</text:p>
          </table:table-cell>
          <table:table-cell table:formula="of:=COM.MICROSOFT.CONCAT([.A963];[.B963];[.C963];[.D963])" office:value-type="string" office:string-value="list0.add(trans962);" calcext:value-type="string">
            <text:p>list0.add(trans96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63" calcext:value-type="float">
            <text:p>963</text:p>
          </table:table-cell>
          <table:table-cell office:value-type="string" calcext:value-type="string">
            <text:p>);</text:p>
          </table:table-cell>
          <table:table-cell table:formula="of:=COM.MICROSOFT.CONCAT([.A964];[.B964];[.C964];[.D964])" office:value-type="string" office:string-value="list0.add(trans963);" calcext:value-type="string">
            <text:p>list0.add(trans96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64" calcext:value-type="float">
            <text:p>964</text:p>
          </table:table-cell>
          <table:table-cell office:value-type="string" calcext:value-type="string">
            <text:p>);</text:p>
          </table:table-cell>
          <table:table-cell table:formula="of:=COM.MICROSOFT.CONCAT([.A965];[.B965];[.C965];[.D965])" office:value-type="string" office:string-value="list0.add(trans964);" calcext:value-type="string">
            <text:p>list0.add(trans96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65" calcext:value-type="float">
            <text:p>965</text:p>
          </table:table-cell>
          <table:table-cell office:value-type="string" calcext:value-type="string">
            <text:p>);</text:p>
          </table:table-cell>
          <table:table-cell table:formula="of:=COM.MICROSOFT.CONCAT([.A966];[.B966];[.C966];[.D966])" office:value-type="string" office:string-value="list0.add(trans965);" calcext:value-type="string">
            <text:p>list0.add(trans96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66" calcext:value-type="float">
            <text:p>966</text:p>
          </table:table-cell>
          <table:table-cell office:value-type="string" calcext:value-type="string">
            <text:p>);</text:p>
          </table:table-cell>
          <table:table-cell table:formula="of:=COM.MICROSOFT.CONCAT([.A967];[.B967];[.C967];[.D967])" office:value-type="string" office:string-value="list0.add(trans966);" calcext:value-type="string">
            <text:p>list0.add(trans96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67" calcext:value-type="float">
            <text:p>967</text:p>
          </table:table-cell>
          <table:table-cell office:value-type="string" calcext:value-type="string">
            <text:p>);</text:p>
          </table:table-cell>
          <table:table-cell table:formula="of:=COM.MICROSOFT.CONCAT([.A968];[.B968];[.C968];[.D968])" office:value-type="string" office:string-value="list0.add(trans967);" calcext:value-type="string">
            <text:p>list0.add(trans96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68" calcext:value-type="float">
            <text:p>968</text:p>
          </table:table-cell>
          <table:table-cell office:value-type="string" calcext:value-type="string">
            <text:p>);</text:p>
          </table:table-cell>
          <table:table-cell table:formula="of:=COM.MICROSOFT.CONCAT([.A969];[.B969];[.C969];[.D969])" office:value-type="string" office:string-value="list0.add(trans968);" calcext:value-type="string">
            <text:p>list0.add(trans96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69" calcext:value-type="float">
            <text:p>969</text:p>
          </table:table-cell>
          <table:table-cell office:value-type="string" calcext:value-type="string">
            <text:p>);</text:p>
          </table:table-cell>
          <table:table-cell table:formula="of:=COM.MICROSOFT.CONCAT([.A970];[.B970];[.C970];[.D970])" office:value-type="string" office:string-value="list0.add(trans969);" calcext:value-type="string">
            <text:p>list0.add(trans96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70" calcext:value-type="float">
            <text:p>970</text:p>
          </table:table-cell>
          <table:table-cell office:value-type="string" calcext:value-type="string">
            <text:p>);</text:p>
          </table:table-cell>
          <table:table-cell table:formula="of:=COM.MICROSOFT.CONCAT([.A971];[.B971];[.C971];[.D971])" office:value-type="string" office:string-value="list0.add(trans970);" calcext:value-type="string">
            <text:p>list0.add(trans97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71" calcext:value-type="float">
            <text:p>971</text:p>
          </table:table-cell>
          <table:table-cell office:value-type="string" calcext:value-type="string">
            <text:p>);</text:p>
          </table:table-cell>
          <table:table-cell table:formula="of:=COM.MICROSOFT.CONCAT([.A972];[.B972];[.C972];[.D972])" office:value-type="string" office:string-value="list0.add(trans971);" calcext:value-type="string">
            <text:p>list0.add(trans97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72" calcext:value-type="float">
            <text:p>972</text:p>
          </table:table-cell>
          <table:table-cell office:value-type="string" calcext:value-type="string">
            <text:p>);</text:p>
          </table:table-cell>
          <table:table-cell table:formula="of:=COM.MICROSOFT.CONCAT([.A973];[.B973];[.C973];[.D973])" office:value-type="string" office:string-value="list0.add(trans972);" calcext:value-type="string">
            <text:p>list0.add(trans97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73" calcext:value-type="float">
            <text:p>973</text:p>
          </table:table-cell>
          <table:table-cell office:value-type="string" calcext:value-type="string">
            <text:p>);</text:p>
          </table:table-cell>
          <table:table-cell table:formula="of:=COM.MICROSOFT.CONCAT([.A974];[.B974];[.C974];[.D974])" office:value-type="string" office:string-value="list0.add(trans973);" calcext:value-type="string">
            <text:p>list0.add(trans97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74" calcext:value-type="float">
            <text:p>974</text:p>
          </table:table-cell>
          <table:table-cell office:value-type="string" calcext:value-type="string">
            <text:p>);</text:p>
          </table:table-cell>
          <table:table-cell table:formula="of:=COM.MICROSOFT.CONCAT([.A975];[.B975];[.C975];[.D975])" office:value-type="string" office:string-value="list0.add(trans974);" calcext:value-type="string">
            <text:p>list0.add(trans97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75" calcext:value-type="float">
            <text:p>975</text:p>
          </table:table-cell>
          <table:table-cell office:value-type="string" calcext:value-type="string">
            <text:p>);</text:p>
          </table:table-cell>
          <table:table-cell table:formula="of:=COM.MICROSOFT.CONCAT([.A976];[.B976];[.C976];[.D976])" office:value-type="string" office:string-value="list0.add(trans975);" calcext:value-type="string">
            <text:p>list0.add(trans97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76" calcext:value-type="float">
            <text:p>976</text:p>
          </table:table-cell>
          <table:table-cell office:value-type="string" calcext:value-type="string">
            <text:p>);</text:p>
          </table:table-cell>
          <table:table-cell table:formula="of:=COM.MICROSOFT.CONCAT([.A977];[.B977];[.C977];[.D977])" office:value-type="string" office:string-value="list0.add(trans976);" calcext:value-type="string">
            <text:p>list0.add(trans97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77" calcext:value-type="float">
            <text:p>977</text:p>
          </table:table-cell>
          <table:table-cell office:value-type="string" calcext:value-type="string">
            <text:p>);</text:p>
          </table:table-cell>
          <table:table-cell table:formula="of:=COM.MICROSOFT.CONCAT([.A978];[.B978];[.C978];[.D978])" office:value-type="string" office:string-value="list0.add(trans977);" calcext:value-type="string">
            <text:p>list0.add(trans97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78" calcext:value-type="float">
            <text:p>978</text:p>
          </table:table-cell>
          <table:table-cell office:value-type="string" calcext:value-type="string">
            <text:p>);</text:p>
          </table:table-cell>
          <table:table-cell table:formula="of:=COM.MICROSOFT.CONCAT([.A979];[.B979];[.C979];[.D979])" office:value-type="string" office:string-value="list0.add(trans978);" calcext:value-type="string">
            <text:p>list0.add(trans97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79" calcext:value-type="float">
            <text:p>979</text:p>
          </table:table-cell>
          <table:table-cell office:value-type="string" calcext:value-type="string">
            <text:p>);</text:p>
          </table:table-cell>
          <table:table-cell table:formula="of:=COM.MICROSOFT.CONCAT([.A980];[.B980];[.C980];[.D980])" office:value-type="string" office:string-value="list0.add(trans979);" calcext:value-type="string">
            <text:p>list0.add(trans97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80" calcext:value-type="float">
            <text:p>980</text:p>
          </table:table-cell>
          <table:table-cell office:value-type="string" calcext:value-type="string">
            <text:p>);</text:p>
          </table:table-cell>
          <table:table-cell table:formula="of:=COM.MICROSOFT.CONCAT([.A981];[.B981];[.C981];[.D981])" office:value-type="string" office:string-value="list0.add(trans980);" calcext:value-type="string">
            <text:p>list0.add(trans98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81" calcext:value-type="float">
            <text:p>981</text:p>
          </table:table-cell>
          <table:table-cell office:value-type="string" calcext:value-type="string">
            <text:p>);</text:p>
          </table:table-cell>
          <table:table-cell table:formula="of:=COM.MICROSOFT.CONCAT([.A982];[.B982];[.C982];[.D982])" office:value-type="string" office:string-value="list0.add(trans981);" calcext:value-type="string">
            <text:p>list0.add(trans98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82" calcext:value-type="float">
            <text:p>982</text:p>
          </table:table-cell>
          <table:table-cell office:value-type="string" calcext:value-type="string">
            <text:p>);</text:p>
          </table:table-cell>
          <table:table-cell table:formula="of:=COM.MICROSOFT.CONCAT([.A983];[.B983];[.C983];[.D983])" office:value-type="string" office:string-value="list0.add(trans982);" calcext:value-type="string">
            <text:p>list0.add(trans98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83" calcext:value-type="float">
            <text:p>983</text:p>
          </table:table-cell>
          <table:table-cell office:value-type="string" calcext:value-type="string">
            <text:p>);</text:p>
          </table:table-cell>
          <table:table-cell table:formula="of:=COM.MICROSOFT.CONCAT([.A984];[.B984];[.C984];[.D984])" office:value-type="string" office:string-value="list0.add(trans983);" calcext:value-type="string">
            <text:p>list0.add(trans98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84" calcext:value-type="float">
            <text:p>984</text:p>
          </table:table-cell>
          <table:table-cell office:value-type="string" calcext:value-type="string">
            <text:p>);</text:p>
          </table:table-cell>
          <table:table-cell table:formula="of:=COM.MICROSOFT.CONCAT([.A985];[.B985];[.C985];[.D985])" office:value-type="string" office:string-value="list0.add(trans984);" calcext:value-type="string">
            <text:p>list0.add(trans98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85" calcext:value-type="float">
            <text:p>985</text:p>
          </table:table-cell>
          <table:table-cell office:value-type="string" calcext:value-type="string">
            <text:p>);</text:p>
          </table:table-cell>
          <table:table-cell table:formula="of:=COM.MICROSOFT.CONCAT([.A986];[.B986];[.C986];[.D986])" office:value-type="string" office:string-value="list0.add(trans985);" calcext:value-type="string">
            <text:p>list0.add(trans98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86" calcext:value-type="float">
            <text:p>986</text:p>
          </table:table-cell>
          <table:table-cell office:value-type="string" calcext:value-type="string">
            <text:p>);</text:p>
          </table:table-cell>
          <table:table-cell table:formula="of:=COM.MICROSOFT.CONCAT([.A987];[.B987];[.C987];[.D987])" office:value-type="string" office:string-value="list0.add(trans986);" calcext:value-type="string">
            <text:p>list0.add(trans98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87" calcext:value-type="float">
            <text:p>987</text:p>
          </table:table-cell>
          <table:table-cell office:value-type="string" calcext:value-type="string">
            <text:p>);</text:p>
          </table:table-cell>
          <table:table-cell table:formula="of:=COM.MICROSOFT.CONCAT([.A988];[.B988];[.C988];[.D988])" office:value-type="string" office:string-value="list0.add(trans987);" calcext:value-type="string">
            <text:p>list0.add(trans98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88" calcext:value-type="float">
            <text:p>988</text:p>
          </table:table-cell>
          <table:table-cell office:value-type="string" calcext:value-type="string">
            <text:p>);</text:p>
          </table:table-cell>
          <table:table-cell table:formula="of:=COM.MICROSOFT.CONCAT([.A989];[.B989];[.C989];[.D989])" office:value-type="string" office:string-value="list0.add(trans988);" calcext:value-type="string">
            <text:p>list0.add(trans98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89" calcext:value-type="float">
            <text:p>989</text:p>
          </table:table-cell>
          <table:table-cell office:value-type="string" calcext:value-type="string">
            <text:p>);</text:p>
          </table:table-cell>
          <table:table-cell table:formula="of:=COM.MICROSOFT.CONCAT([.A990];[.B990];[.C990];[.D990])" office:value-type="string" office:string-value="list0.add(trans989);" calcext:value-type="string">
            <text:p>list0.add(trans98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90" calcext:value-type="float">
            <text:p>990</text:p>
          </table:table-cell>
          <table:table-cell office:value-type="string" calcext:value-type="string">
            <text:p>);</text:p>
          </table:table-cell>
          <table:table-cell table:formula="of:=COM.MICROSOFT.CONCAT([.A991];[.B991];[.C991];[.D991])" office:value-type="string" office:string-value="list0.add(trans990);" calcext:value-type="string">
            <text:p>list0.add(trans99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91" calcext:value-type="float">
            <text:p>991</text:p>
          </table:table-cell>
          <table:table-cell office:value-type="string" calcext:value-type="string">
            <text:p>);</text:p>
          </table:table-cell>
          <table:table-cell table:formula="of:=COM.MICROSOFT.CONCAT([.A992];[.B992];[.C992];[.D992])" office:value-type="string" office:string-value="list0.add(trans991);" calcext:value-type="string">
            <text:p>list0.add(trans99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92" calcext:value-type="float">
            <text:p>992</text:p>
          </table:table-cell>
          <table:table-cell office:value-type="string" calcext:value-type="string">
            <text:p>);</text:p>
          </table:table-cell>
          <table:table-cell table:formula="of:=COM.MICROSOFT.CONCAT([.A993];[.B993];[.C993];[.D993])" office:value-type="string" office:string-value="list0.add(trans992);" calcext:value-type="string">
            <text:p>list0.add(trans99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93" calcext:value-type="float">
            <text:p>993</text:p>
          </table:table-cell>
          <table:table-cell office:value-type="string" calcext:value-type="string">
            <text:p>);</text:p>
          </table:table-cell>
          <table:table-cell table:formula="of:=COM.MICROSOFT.CONCAT([.A994];[.B994];[.C994];[.D994])" office:value-type="string" office:string-value="list0.add(trans993);" calcext:value-type="string">
            <text:p>list0.add(trans99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94" calcext:value-type="float">
            <text:p>994</text:p>
          </table:table-cell>
          <table:table-cell office:value-type="string" calcext:value-type="string">
            <text:p>);</text:p>
          </table:table-cell>
          <table:table-cell table:formula="of:=COM.MICROSOFT.CONCAT([.A995];[.B995];[.C995];[.D995])" office:value-type="string" office:string-value="list0.add(trans994);" calcext:value-type="string">
            <text:p>list0.add(trans99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95" calcext:value-type="float">
            <text:p>995</text:p>
          </table:table-cell>
          <table:table-cell office:value-type="string" calcext:value-type="string">
            <text:p>);</text:p>
          </table:table-cell>
          <table:table-cell table:formula="of:=COM.MICROSOFT.CONCAT([.A996];[.B996];[.C996];[.D996])" office:value-type="string" office:string-value="list0.add(trans995);" calcext:value-type="string">
            <text:p>list0.add(trans99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96" calcext:value-type="float">
            <text:p>996</text:p>
          </table:table-cell>
          <table:table-cell office:value-type="string" calcext:value-type="string">
            <text:p>);</text:p>
          </table:table-cell>
          <table:table-cell table:formula="of:=COM.MICROSOFT.CONCAT([.A997];[.B997];[.C997];[.D997])" office:value-type="string" office:string-value="list0.add(trans996);" calcext:value-type="string">
            <text:p>list0.add(trans99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97" calcext:value-type="float">
            <text:p>997</text:p>
          </table:table-cell>
          <table:table-cell office:value-type="string" calcext:value-type="string">
            <text:p>);</text:p>
          </table:table-cell>
          <table:table-cell table:formula="of:=COM.MICROSOFT.CONCAT([.A998];[.B998];[.C998];[.D998])" office:value-type="string" office:string-value="list0.add(trans997);" calcext:value-type="string">
            <text:p>list0.add(trans99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98" calcext:value-type="float">
            <text:p>998</text:p>
          </table:table-cell>
          <table:table-cell office:value-type="string" calcext:value-type="string">
            <text:p>);</text:p>
          </table:table-cell>
          <table:table-cell table:formula="of:=COM.MICROSOFT.CONCAT([.A999];[.B999];[.C999];[.D999])" office:value-type="string" office:string-value="list0.add(trans998);" calcext:value-type="string">
            <text:p>list0.add(trans99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99" calcext:value-type="float">
            <text:p>999</text:p>
          </table:table-cell>
          <table:table-cell office:value-type="string" calcext:value-type="string">
            <text:p>);</text:p>
          </table:table-cell>
          <table:table-cell table:formula="of:=COM.MICROSOFT.CONCAT([.A1000];[.B1000];[.C1000];[.D1000])" office:value-type="string" office:string-value="list0.add(trans999);" calcext:value-type="string">
            <text:p>list0.add(trans99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00" calcext:value-type="float">
            <text:p>1000</text:p>
          </table:table-cell>
          <table:table-cell office:value-type="string" calcext:value-type="string">
            <text:p>);</text:p>
          </table:table-cell>
          <table:table-cell table:formula="of:=COM.MICROSOFT.CONCAT([.A1001];[.B1001];[.C1001];[.D1001])" office:value-type="string" office:string-value="list0.add(trans1000);" calcext:value-type="string">
            <text:p>list0.add(trans100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01" calcext:value-type="float">
            <text:p>1001</text:p>
          </table:table-cell>
          <table:table-cell office:value-type="string" calcext:value-type="string">
            <text:p>);</text:p>
          </table:table-cell>
          <table:table-cell table:formula="of:=COM.MICROSOFT.CONCAT([.A1002];[.B1002];[.C1002];[.D1002])" office:value-type="string" office:string-value="list0.add(trans1001);" calcext:value-type="string">
            <text:p>list0.add(trans100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02" calcext:value-type="float">
            <text:p>1002</text:p>
          </table:table-cell>
          <table:table-cell office:value-type="string" calcext:value-type="string">
            <text:p>);</text:p>
          </table:table-cell>
          <table:table-cell table:formula="of:=COM.MICROSOFT.CONCAT([.A1003];[.B1003];[.C1003];[.D1003])" office:value-type="string" office:string-value="list0.add(trans1002);" calcext:value-type="string">
            <text:p>list0.add(trans100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03" calcext:value-type="float">
            <text:p>1003</text:p>
          </table:table-cell>
          <table:table-cell office:value-type="string" calcext:value-type="string">
            <text:p>);</text:p>
          </table:table-cell>
          <table:table-cell table:formula="of:=COM.MICROSOFT.CONCAT([.A1004];[.B1004];[.C1004];[.D1004])" office:value-type="string" office:string-value="list0.add(trans1003);" calcext:value-type="string">
            <text:p>list0.add(trans100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04" calcext:value-type="float">
            <text:p>1004</text:p>
          </table:table-cell>
          <table:table-cell office:value-type="string" calcext:value-type="string">
            <text:p>);</text:p>
          </table:table-cell>
          <table:table-cell table:formula="of:=COM.MICROSOFT.CONCAT([.A1005];[.B1005];[.C1005];[.D1005])" office:value-type="string" office:string-value="list0.add(trans1004);" calcext:value-type="string">
            <text:p>list0.add(trans100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05" calcext:value-type="float">
            <text:p>1005</text:p>
          </table:table-cell>
          <table:table-cell office:value-type="string" calcext:value-type="string">
            <text:p>);</text:p>
          </table:table-cell>
          <table:table-cell table:formula="of:=COM.MICROSOFT.CONCAT([.A1006];[.B1006];[.C1006];[.D1006])" office:value-type="string" office:string-value="list0.add(trans1005);" calcext:value-type="string">
            <text:p>list0.add(trans100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06" calcext:value-type="float">
            <text:p>1006</text:p>
          </table:table-cell>
          <table:table-cell office:value-type="string" calcext:value-type="string">
            <text:p>);</text:p>
          </table:table-cell>
          <table:table-cell table:formula="of:=COM.MICROSOFT.CONCAT([.A1007];[.B1007];[.C1007];[.D1007])" office:value-type="string" office:string-value="list0.add(trans1006);" calcext:value-type="string">
            <text:p>list0.add(trans100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07" calcext:value-type="float">
            <text:p>1007</text:p>
          </table:table-cell>
          <table:table-cell office:value-type="string" calcext:value-type="string">
            <text:p>);</text:p>
          </table:table-cell>
          <table:table-cell table:formula="of:=COM.MICROSOFT.CONCAT([.A1008];[.B1008];[.C1008];[.D1008])" office:value-type="string" office:string-value="list0.add(trans1007);" calcext:value-type="string">
            <text:p>list0.add(trans100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08" calcext:value-type="float">
            <text:p>1008</text:p>
          </table:table-cell>
          <table:table-cell office:value-type="string" calcext:value-type="string">
            <text:p>);</text:p>
          </table:table-cell>
          <table:table-cell table:formula="of:=COM.MICROSOFT.CONCAT([.A1009];[.B1009];[.C1009];[.D1009])" office:value-type="string" office:string-value="list0.add(trans1008);" calcext:value-type="string">
            <text:p>list0.add(trans100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09" calcext:value-type="float">
            <text:p>1009</text:p>
          </table:table-cell>
          <table:table-cell office:value-type="string" calcext:value-type="string">
            <text:p>);</text:p>
          </table:table-cell>
          <table:table-cell table:formula="of:=COM.MICROSOFT.CONCAT([.A1010];[.B1010];[.C1010];[.D1010])" office:value-type="string" office:string-value="list0.add(trans1009);" calcext:value-type="string">
            <text:p>list0.add(trans100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10" calcext:value-type="float">
            <text:p>1010</text:p>
          </table:table-cell>
          <table:table-cell office:value-type="string" calcext:value-type="string">
            <text:p>);</text:p>
          </table:table-cell>
          <table:table-cell table:formula="of:=COM.MICROSOFT.CONCAT([.A1011];[.B1011];[.C1011];[.D1011])" office:value-type="string" office:string-value="list0.add(trans1010);" calcext:value-type="string">
            <text:p>list0.add(trans101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11" calcext:value-type="float">
            <text:p>1011</text:p>
          </table:table-cell>
          <table:table-cell office:value-type="string" calcext:value-type="string">
            <text:p>);</text:p>
          </table:table-cell>
          <table:table-cell table:formula="of:=COM.MICROSOFT.CONCAT([.A1012];[.B1012];[.C1012];[.D1012])" office:value-type="string" office:string-value="list0.add(trans1011);" calcext:value-type="string">
            <text:p>list0.add(trans101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12" calcext:value-type="float">
            <text:p>1012</text:p>
          </table:table-cell>
          <table:table-cell office:value-type="string" calcext:value-type="string">
            <text:p>);</text:p>
          </table:table-cell>
          <table:table-cell table:formula="of:=COM.MICROSOFT.CONCAT([.A1013];[.B1013];[.C1013];[.D1013])" office:value-type="string" office:string-value="list0.add(trans1012);" calcext:value-type="string">
            <text:p>list0.add(trans101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13" calcext:value-type="float">
            <text:p>1013</text:p>
          </table:table-cell>
          <table:table-cell office:value-type="string" calcext:value-type="string">
            <text:p>);</text:p>
          </table:table-cell>
          <table:table-cell table:formula="of:=COM.MICROSOFT.CONCAT([.A1014];[.B1014];[.C1014];[.D1014])" office:value-type="string" office:string-value="list0.add(trans1013);" calcext:value-type="string">
            <text:p>list0.add(trans101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14" calcext:value-type="float">
            <text:p>1014</text:p>
          </table:table-cell>
          <table:table-cell office:value-type="string" calcext:value-type="string">
            <text:p>);</text:p>
          </table:table-cell>
          <table:table-cell table:formula="of:=COM.MICROSOFT.CONCAT([.A1015];[.B1015];[.C1015];[.D1015])" office:value-type="string" office:string-value="list0.add(trans1014);" calcext:value-type="string">
            <text:p>list0.add(trans101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15" calcext:value-type="float">
            <text:p>1015</text:p>
          </table:table-cell>
          <table:table-cell office:value-type="string" calcext:value-type="string">
            <text:p>);</text:p>
          </table:table-cell>
          <table:table-cell table:formula="of:=COM.MICROSOFT.CONCAT([.A1016];[.B1016];[.C1016];[.D1016])" office:value-type="string" office:string-value="list0.add(trans1015);" calcext:value-type="string">
            <text:p>list0.add(trans101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16" calcext:value-type="float">
            <text:p>1016</text:p>
          </table:table-cell>
          <table:table-cell office:value-type="string" calcext:value-type="string">
            <text:p>);</text:p>
          </table:table-cell>
          <table:table-cell table:formula="of:=COM.MICROSOFT.CONCAT([.A1017];[.B1017];[.C1017];[.D1017])" office:value-type="string" office:string-value="list0.add(trans1016);" calcext:value-type="string">
            <text:p>list0.add(trans101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17" calcext:value-type="float">
            <text:p>1017</text:p>
          </table:table-cell>
          <table:table-cell office:value-type="string" calcext:value-type="string">
            <text:p>);</text:p>
          </table:table-cell>
          <table:table-cell table:formula="of:=COM.MICROSOFT.CONCAT([.A1018];[.B1018];[.C1018];[.D1018])" office:value-type="string" office:string-value="list0.add(trans1017);" calcext:value-type="string">
            <text:p>list0.add(trans101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18" calcext:value-type="float">
            <text:p>1018</text:p>
          </table:table-cell>
          <table:table-cell office:value-type="string" calcext:value-type="string">
            <text:p>);</text:p>
          </table:table-cell>
          <table:table-cell table:formula="of:=COM.MICROSOFT.CONCAT([.A1019];[.B1019];[.C1019];[.D1019])" office:value-type="string" office:string-value="list0.add(trans1018);" calcext:value-type="string">
            <text:p>list0.add(trans101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19" calcext:value-type="float">
            <text:p>1019</text:p>
          </table:table-cell>
          <table:table-cell office:value-type="string" calcext:value-type="string">
            <text:p>);</text:p>
          </table:table-cell>
          <table:table-cell table:formula="of:=COM.MICROSOFT.CONCAT([.A1020];[.B1020];[.C1020];[.D1020])" office:value-type="string" office:string-value="list0.add(trans1019);" calcext:value-type="string">
            <text:p>list0.add(trans101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20" calcext:value-type="float">
            <text:p>1020</text:p>
          </table:table-cell>
          <table:table-cell office:value-type="string" calcext:value-type="string">
            <text:p>);</text:p>
          </table:table-cell>
          <table:table-cell table:formula="of:=COM.MICROSOFT.CONCAT([.A1021];[.B1021];[.C1021];[.D1021])" office:value-type="string" office:string-value="list0.add(trans1020);" calcext:value-type="string">
            <text:p>list0.add(trans102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21" calcext:value-type="float">
            <text:p>1021</text:p>
          </table:table-cell>
          <table:table-cell office:value-type="string" calcext:value-type="string">
            <text:p>);</text:p>
          </table:table-cell>
          <table:table-cell table:formula="of:=COM.MICROSOFT.CONCAT([.A1022];[.B1022];[.C1022];[.D1022])" office:value-type="string" office:string-value="list0.add(trans1021);" calcext:value-type="string">
            <text:p>list0.add(trans102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22" calcext:value-type="float">
            <text:p>1022</text:p>
          </table:table-cell>
          <table:table-cell office:value-type="string" calcext:value-type="string">
            <text:p>);</text:p>
          </table:table-cell>
          <table:table-cell table:formula="of:=COM.MICROSOFT.CONCAT([.A1023];[.B1023];[.C1023];[.D1023])" office:value-type="string" office:string-value="list0.add(trans1022);" calcext:value-type="string">
            <text:p>list0.add(trans102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23" calcext:value-type="float">
            <text:p>1023</text:p>
          </table:table-cell>
          <table:table-cell office:value-type="string" calcext:value-type="string">
            <text:p>);</text:p>
          </table:table-cell>
          <table:table-cell table:formula="of:=COM.MICROSOFT.CONCAT([.A1024];[.B1024];[.C1024];[.D1024])" office:value-type="string" office:string-value="list0.add(trans1023);" calcext:value-type="string">
            <text:p>list0.add(trans102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24" calcext:value-type="float">
            <text:p>1024</text:p>
          </table:table-cell>
          <table:table-cell office:value-type="string" calcext:value-type="string">
            <text:p>);</text:p>
          </table:table-cell>
          <table:table-cell table:formula="of:=COM.MICROSOFT.CONCAT([.A1025];[.B1025];[.C1025];[.D1025])" office:value-type="string" office:string-value="list0.add(trans1024);" calcext:value-type="string">
            <text:p>list0.add(trans102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25" calcext:value-type="float">
            <text:p>1025</text:p>
          </table:table-cell>
          <table:table-cell office:value-type="string" calcext:value-type="string">
            <text:p>);</text:p>
          </table:table-cell>
          <table:table-cell table:formula="of:=COM.MICROSOFT.CONCAT([.A1026];[.B1026];[.C1026];[.D1026])" office:value-type="string" office:string-value="list0.add(trans1025);" calcext:value-type="string">
            <text:p>list0.add(trans102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26" calcext:value-type="float">
            <text:p>1026</text:p>
          </table:table-cell>
          <table:table-cell office:value-type="string" calcext:value-type="string">
            <text:p>);</text:p>
          </table:table-cell>
          <table:table-cell table:formula="of:=COM.MICROSOFT.CONCAT([.A1027];[.B1027];[.C1027];[.D1027])" office:value-type="string" office:string-value="list0.add(trans1026);" calcext:value-type="string">
            <text:p>list0.add(trans102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27" calcext:value-type="float">
            <text:p>1027</text:p>
          </table:table-cell>
          <table:table-cell office:value-type="string" calcext:value-type="string">
            <text:p>);</text:p>
          </table:table-cell>
          <table:table-cell table:formula="of:=COM.MICROSOFT.CONCAT([.A1028];[.B1028];[.C1028];[.D1028])" office:value-type="string" office:string-value="list0.add(trans1027);" calcext:value-type="string">
            <text:p>list0.add(trans102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28" calcext:value-type="float">
            <text:p>1028</text:p>
          </table:table-cell>
          <table:table-cell office:value-type="string" calcext:value-type="string">
            <text:p>);</text:p>
          </table:table-cell>
          <table:table-cell table:formula="of:=COM.MICROSOFT.CONCAT([.A1029];[.B1029];[.C1029];[.D1029])" office:value-type="string" office:string-value="list0.add(trans1028);" calcext:value-type="string">
            <text:p>list0.add(trans102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29" calcext:value-type="float">
            <text:p>1029</text:p>
          </table:table-cell>
          <table:table-cell office:value-type="string" calcext:value-type="string">
            <text:p>);</text:p>
          </table:table-cell>
          <table:table-cell table:formula="of:=COM.MICROSOFT.CONCAT([.A1030];[.B1030];[.C1030];[.D1030])" office:value-type="string" office:string-value="list0.add(trans1029);" calcext:value-type="string">
            <text:p>list0.add(trans102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30" calcext:value-type="float">
            <text:p>1030</text:p>
          </table:table-cell>
          <table:table-cell office:value-type="string" calcext:value-type="string">
            <text:p>);</text:p>
          </table:table-cell>
          <table:table-cell table:formula="of:=COM.MICROSOFT.CONCAT([.A1031];[.B1031];[.C1031];[.D1031])" office:value-type="string" office:string-value="list0.add(trans1030);" calcext:value-type="string">
            <text:p>list0.add(trans103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31" calcext:value-type="float">
            <text:p>1031</text:p>
          </table:table-cell>
          <table:table-cell office:value-type="string" calcext:value-type="string">
            <text:p>);</text:p>
          </table:table-cell>
          <table:table-cell table:formula="of:=COM.MICROSOFT.CONCAT([.A1032];[.B1032];[.C1032];[.D1032])" office:value-type="string" office:string-value="list0.add(trans1031);" calcext:value-type="string">
            <text:p>list0.add(trans103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32" calcext:value-type="float">
            <text:p>1032</text:p>
          </table:table-cell>
          <table:table-cell office:value-type="string" calcext:value-type="string">
            <text:p>);</text:p>
          </table:table-cell>
          <table:table-cell table:formula="of:=COM.MICROSOFT.CONCAT([.A1033];[.B1033];[.C1033];[.D1033])" office:value-type="string" office:string-value="list0.add(trans1032);" calcext:value-type="string">
            <text:p>list0.add(trans103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33" calcext:value-type="float">
            <text:p>1033</text:p>
          </table:table-cell>
          <table:table-cell office:value-type="string" calcext:value-type="string">
            <text:p>);</text:p>
          </table:table-cell>
          <table:table-cell table:formula="of:=COM.MICROSOFT.CONCAT([.A1034];[.B1034];[.C1034];[.D1034])" office:value-type="string" office:string-value="list0.add(trans1033);" calcext:value-type="string">
            <text:p>list0.add(trans103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34" calcext:value-type="float">
            <text:p>1034</text:p>
          </table:table-cell>
          <table:table-cell office:value-type="string" calcext:value-type="string">
            <text:p>);</text:p>
          </table:table-cell>
          <table:table-cell table:formula="of:=COM.MICROSOFT.CONCAT([.A1035];[.B1035];[.C1035];[.D1035])" office:value-type="string" office:string-value="list0.add(trans1034);" calcext:value-type="string">
            <text:p>list0.add(trans103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35" calcext:value-type="float">
            <text:p>1035</text:p>
          </table:table-cell>
          <table:table-cell office:value-type="string" calcext:value-type="string">
            <text:p>);</text:p>
          </table:table-cell>
          <table:table-cell table:formula="of:=COM.MICROSOFT.CONCAT([.A1036];[.B1036];[.C1036];[.D1036])" office:value-type="string" office:string-value="list0.add(trans1035);" calcext:value-type="string">
            <text:p>list0.add(trans103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36" calcext:value-type="float">
            <text:p>1036</text:p>
          </table:table-cell>
          <table:table-cell office:value-type="string" calcext:value-type="string">
            <text:p>);</text:p>
          </table:table-cell>
          <table:table-cell table:formula="of:=COM.MICROSOFT.CONCAT([.A1037];[.B1037];[.C1037];[.D1037])" office:value-type="string" office:string-value="list0.add(trans1036);" calcext:value-type="string">
            <text:p>list0.add(trans103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37" calcext:value-type="float">
            <text:p>1037</text:p>
          </table:table-cell>
          <table:table-cell office:value-type="string" calcext:value-type="string">
            <text:p>);</text:p>
          </table:table-cell>
          <table:table-cell table:formula="of:=COM.MICROSOFT.CONCAT([.A1038];[.B1038];[.C1038];[.D1038])" office:value-type="string" office:string-value="list0.add(trans1037);" calcext:value-type="string">
            <text:p>list0.add(trans103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38" calcext:value-type="float">
            <text:p>1038</text:p>
          </table:table-cell>
          <table:table-cell office:value-type="string" calcext:value-type="string">
            <text:p>);</text:p>
          </table:table-cell>
          <table:table-cell table:formula="of:=COM.MICROSOFT.CONCAT([.A1039];[.B1039];[.C1039];[.D1039])" office:value-type="string" office:string-value="list0.add(trans1038);" calcext:value-type="string">
            <text:p>list0.add(trans103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39" calcext:value-type="float">
            <text:p>1039</text:p>
          </table:table-cell>
          <table:table-cell office:value-type="string" calcext:value-type="string">
            <text:p>);</text:p>
          </table:table-cell>
          <table:table-cell table:formula="of:=COM.MICROSOFT.CONCAT([.A1040];[.B1040];[.C1040];[.D1040])" office:value-type="string" office:string-value="list0.add(trans1039);" calcext:value-type="string">
            <text:p>list0.add(trans103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40" calcext:value-type="float">
            <text:p>1040</text:p>
          </table:table-cell>
          <table:table-cell office:value-type="string" calcext:value-type="string">
            <text:p>);</text:p>
          </table:table-cell>
          <table:table-cell table:formula="of:=COM.MICROSOFT.CONCAT([.A1041];[.B1041];[.C1041];[.D1041])" office:value-type="string" office:string-value="list0.add(trans1040);" calcext:value-type="string">
            <text:p>list0.add(trans104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41" calcext:value-type="float">
            <text:p>1041</text:p>
          </table:table-cell>
          <table:table-cell office:value-type="string" calcext:value-type="string">
            <text:p>);</text:p>
          </table:table-cell>
          <table:table-cell table:formula="of:=COM.MICROSOFT.CONCAT([.A1042];[.B1042];[.C1042];[.D1042])" office:value-type="string" office:string-value="list0.add(trans1041);" calcext:value-type="string">
            <text:p>list0.add(trans104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42" calcext:value-type="float">
            <text:p>1042</text:p>
          </table:table-cell>
          <table:table-cell office:value-type="string" calcext:value-type="string">
            <text:p>);</text:p>
          </table:table-cell>
          <table:table-cell table:formula="of:=COM.MICROSOFT.CONCAT([.A1043];[.B1043];[.C1043];[.D1043])" office:value-type="string" office:string-value="list0.add(trans1042);" calcext:value-type="string">
            <text:p>list0.add(trans104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43" calcext:value-type="float">
            <text:p>1043</text:p>
          </table:table-cell>
          <table:table-cell office:value-type="string" calcext:value-type="string">
            <text:p>);</text:p>
          </table:table-cell>
          <table:table-cell table:formula="of:=COM.MICROSOFT.CONCAT([.A1044];[.B1044];[.C1044];[.D1044])" office:value-type="string" office:string-value="list0.add(trans1043);" calcext:value-type="string">
            <text:p>list0.add(trans104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44" calcext:value-type="float">
            <text:p>1044</text:p>
          </table:table-cell>
          <table:table-cell office:value-type="string" calcext:value-type="string">
            <text:p>);</text:p>
          </table:table-cell>
          <table:table-cell table:formula="of:=COM.MICROSOFT.CONCAT([.A1045];[.B1045];[.C1045];[.D1045])" office:value-type="string" office:string-value="list0.add(trans1044);" calcext:value-type="string">
            <text:p>list0.add(trans104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45" calcext:value-type="float">
            <text:p>1045</text:p>
          </table:table-cell>
          <table:table-cell office:value-type="string" calcext:value-type="string">
            <text:p>);</text:p>
          </table:table-cell>
          <table:table-cell table:formula="of:=COM.MICROSOFT.CONCAT([.A1046];[.B1046];[.C1046];[.D1046])" office:value-type="string" office:string-value="list0.add(trans1045);" calcext:value-type="string">
            <text:p>list0.add(trans104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46" calcext:value-type="float">
            <text:p>1046</text:p>
          </table:table-cell>
          <table:table-cell office:value-type="string" calcext:value-type="string">
            <text:p>);</text:p>
          </table:table-cell>
          <table:table-cell table:formula="of:=COM.MICROSOFT.CONCAT([.A1047];[.B1047];[.C1047];[.D1047])" office:value-type="string" office:string-value="list0.add(trans1046);" calcext:value-type="string">
            <text:p>list0.add(trans104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47" calcext:value-type="float">
            <text:p>1047</text:p>
          </table:table-cell>
          <table:table-cell office:value-type="string" calcext:value-type="string">
            <text:p>);</text:p>
          </table:table-cell>
          <table:table-cell table:formula="of:=COM.MICROSOFT.CONCAT([.A1048];[.B1048];[.C1048];[.D1048])" office:value-type="string" office:string-value="list0.add(trans1047);" calcext:value-type="string">
            <text:p>list0.add(trans104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48" calcext:value-type="float">
            <text:p>1048</text:p>
          </table:table-cell>
          <table:table-cell office:value-type="string" calcext:value-type="string">
            <text:p>);</text:p>
          </table:table-cell>
          <table:table-cell table:formula="of:=COM.MICROSOFT.CONCAT([.A1049];[.B1049];[.C1049];[.D1049])" office:value-type="string" office:string-value="list0.add(trans1048);" calcext:value-type="string">
            <text:p>list0.add(trans104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49" calcext:value-type="float">
            <text:p>1049</text:p>
          </table:table-cell>
          <table:table-cell office:value-type="string" calcext:value-type="string">
            <text:p>);</text:p>
          </table:table-cell>
          <table:table-cell table:formula="of:=COM.MICROSOFT.CONCAT([.A1050];[.B1050];[.C1050];[.D1050])" office:value-type="string" office:string-value="list0.add(trans1049);" calcext:value-type="string">
            <text:p>list0.add(trans104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50" calcext:value-type="float">
            <text:p>1050</text:p>
          </table:table-cell>
          <table:table-cell office:value-type="string" calcext:value-type="string">
            <text:p>);</text:p>
          </table:table-cell>
          <table:table-cell table:formula="of:=COM.MICROSOFT.CONCAT([.A1051];[.B1051];[.C1051];[.D1051])" office:value-type="string" office:string-value="list0.add(trans1050);" calcext:value-type="string">
            <text:p>list0.add(trans105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51" calcext:value-type="float">
            <text:p>1051</text:p>
          </table:table-cell>
          <table:table-cell office:value-type="string" calcext:value-type="string">
            <text:p>);</text:p>
          </table:table-cell>
          <table:table-cell table:formula="of:=COM.MICROSOFT.CONCAT([.A1052];[.B1052];[.C1052];[.D1052])" office:value-type="string" office:string-value="list0.add(trans1051);" calcext:value-type="string">
            <text:p>list0.add(trans105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52" calcext:value-type="float">
            <text:p>1052</text:p>
          </table:table-cell>
          <table:table-cell office:value-type="string" calcext:value-type="string">
            <text:p>);</text:p>
          </table:table-cell>
          <table:table-cell table:formula="of:=COM.MICROSOFT.CONCAT([.A1053];[.B1053];[.C1053];[.D1053])" office:value-type="string" office:string-value="list0.add(trans1052);" calcext:value-type="string">
            <text:p>list0.add(trans105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53" calcext:value-type="float">
            <text:p>1053</text:p>
          </table:table-cell>
          <table:table-cell office:value-type="string" calcext:value-type="string">
            <text:p>);</text:p>
          </table:table-cell>
          <table:table-cell table:formula="of:=COM.MICROSOFT.CONCAT([.A1054];[.B1054];[.C1054];[.D1054])" office:value-type="string" office:string-value="list0.add(trans1053);" calcext:value-type="string">
            <text:p>list0.add(trans105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54" calcext:value-type="float">
            <text:p>1054</text:p>
          </table:table-cell>
          <table:table-cell office:value-type="string" calcext:value-type="string">
            <text:p>);</text:p>
          </table:table-cell>
          <table:table-cell table:formula="of:=COM.MICROSOFT.CONCAT([.A1055];[.B1055];[.C1055];[.D1055])" office:value-type="string" office:string-value="list0.add(trans1054);" calcext:value-type="string">
            <text:p>list0.add(trans105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55" calcext:value-type="float">
            <text:p>1055</text:p>
          </table:table-cell>
          <table:table-cell office:value-type="string" calcext:value-type="string">
            <text:p>);</text:p>
          </table:table-cell>
          <table:table-cell table:formula="of:=COM.MICROSOFT.CONCAT([.A1056];[.B1056];[.C1056];[.D1056])" office:value-type="string" office:string-value="list0.add(trans1055);" calcext:value-type="string">
            <text:p>list0.add(trans105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56" calcext:value-type="float">
            <text:p>1056</text:p>
          </table:table-cell>
          <table:table-cell office:value-type="string" calcext:value-type="string">
            <text:p>);</text:p>
          </table:table-cell>
          <table:table-cell table:formula="of:=COM.MICROSOFT.CONCAT([.A1057];[.B1057];[.C1057];[.D1057])" office:value-type="string" office:string-value="list0.add(trans1056);" calcext:value-type="string">
            <text:p>list0.add(trans105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57" calcext:value-type="float">
            <text:p>1057</text:p>
          </table:table-cell>
          <table:table-cell office:value-type="string" calcext:value-type="string">
            <text:p>);</text:p>
          </table:table-cell>
          <table:table-cell table:formula="of:=COM.MICROSOFT.CONCAT([.A1058];[.B1058];[.C1058];[.D1058])" office:value-type="string" office:string-value="list0.add(trans1057);" calcext:value-type="string">
            <text:p>list0.add(trans105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58" calcext:value-type="float">
            <text:p>1058</text:p>
          </table:table-cell>
          <table:table-cell office:value-type="string" calcext:value-type="string">
            <text:p>);</text:p>
          </table:table-cell>
          <table:table-cell table:formula="of:=COM.MICROSOFT.CONCAT([.A1059];[.B1059];[.C1059];[.D1059])" office:value-type="string" office:string-value="list0.add(trans1058);" calcext:value-type="string">
            <text:p>list0.add(trans105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59" calcext:value-type="float">
            <text:p>1059</text:p>
          </table:table-cell>
          <table:table-cell office:value-type="string" calcext:value-type="string">
            <text:p>);</text:p>
          </table:table-cell>
          <table:table-cell table:formula="of:=COM.MICROSOFT.CONCAT([.A1060];[.B1060];[.C1060];[.D1060])" office:value-type="string" office:string-value="list0.add(trans1059);" calcext:value-type="string">
            <text:p>list0.add(trans105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60" calcext:value-type="float">
            <text:p>1060</text:p>
          </table:table-cell>
          <table:table-cell office:value-type="string" calcext:value-type="string">
            <text:p>);</text:p>
          </table:table-cell>
          <table:table-cell table:formula="of:=COM.MICROSOFT.CONCAT([.A1061];[.B1061];[.C1061];[.D1061])" office:value-type="string" office:string-value="list0.add(trans1060);" calcext:value-type="string">
            <text:p>list0.add(trans106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61" calcext:value-type="float">
            <text:p>1061</text:p>
          </table:table-cell>
          <table:table-cell office:value-type="string" calcext:value-type="string">
            <text:p>);</text:p>
          </table:table-cell>
          <table:table-cell table:formula="of:=COM.MICROSOFT.CONCAT([.A1062];[.B1062];[.C1062];[.D1062])" office:value-type="string" office:string-value="list0.add(trans1061);" calcext:value-type="string">
            <text:p>list0.add(trans106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62" calcext:value-type="float">
            <text:p>1062</text:p>
          </table:table-cell>
          <table:table-cell office:value-type="string" calcext:value-type="string">
            <text:p>);</text:p>
          </table:table-cell>
          <table:table-cell table:formula="of:=COM.MICROSOFT.CONCAT([.A1063];[.B1063];[.C1063];[.D1063])" office:value-type="string" office:string-value="list0.add(trans1062);" calcext:value-type="string">
            <text:p>list0.add(trans106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63" calcext:value-type="float">
            <text:p>1063</text:p>
          </table:table-cell>
          <table:table-cell office:value-type="string" calcext:value-type="string">
            <text:p>);</text:p>
          </table:table-cell>
          <table:table-cell table:formula="of:=COM.MICROSOFT.CONCAT([.A1064];[.B1064];[.C1064];[.D1064])" office:value-type="string" office:string-value="list0.add(trans1063);" calcext:value-type="string">
            <text:p>list0.add(trans106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64" calcext:value-type="float">
            <text:p>1064</text:p>
          </table:table-cell>
          <table:table-cell office:value-type="string" calcext:value-type="string">
            <text:p>);</text:p>
          </table:table-cell>
          <table:table-cell table:formula="of:=COM.MICROSOFT.CONCAT([.A1065];[.B1065];[.C1065];[.D1065])" office:value-type="string" office:string-value="list0.add(trans1064);" calcext:value-type="string">
            <text:p>list0.add(trans106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65" calcext:value-type="float">
            <text:p>1065</text:p>
          </table:table-cell>
          <table:table-cell office:value-type="string" calcext:value-type="string">
            <text:p>);</text:p>
          </table:table-cell>
          <table:table-cell table:formula="of:=COM.MICROSOFT.CONCAT([.A1066];[.B1066];[.C1066];[.D1066])" office:value-type="string" office:string-value="list0.add(trans1065);" calcext:value-type="string">
            <text:p>list0.add(trans106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66" calcext:value-type="float">
            <text:p>1066</text:p>
          </table:table-cell>
          <table:table-cell office:value-type="string" calcext:value-type="string">
            <text:p>);</text:p>
          </table:table-cell>
          <table:table-cell table:formula="of:=COM.MICROSOFT.CONCAT([.A1067];[.B1067];[.C1067];[.D1067])" office:value-type="string" office:string-value="list0.add(trans1066);" calcext:value-type="string">
            <text:p>list0.add(trans106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67" calcext:value-type="float">
            <text:p>1067</text:p>
          </table:table-cell>
          <table:table-cell office:value-type="string" calcext:value-type="string">
            <text:p>);</text:p>
          </table:table-cell>
          <table:table-cell table:formula="of:=COM.MICROSOFT.CONCAT([.A1068];[.B1068];[.C1068];[.D1068])" office:value-type="string" office:string-value="list0.add(trans1067);" calcext:value-type="string">
            <text:p>list0.add(trans106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68" calcext:value-type="float">
            <text:p>1068</text:p>
          </table:table-cell>
          <table:table-cell office:value-type="string" calcext:value-type="string">
            <text:p>);</text:p>
          </table:table-cell>
          <table:table-cell table:formula="of:=COM.MICROSOFT.CONCAT([.A1069];[.B1069];[.C1069];[.D1069])" office:value-type="string" office:string-value="list0.add(trans1068);" calcext:value-type="string">
            <text:p>list0.add(trans106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69" calcext:value-type="float">
            <text:p>1069</text:p>
          </table:table-cell>
          <table:table-cell office:value-type="string" calcext:value-type="string">
            <text:p>);</text:p>
          </table:table-cell>
          <table:table-cell table:formula="of:=COM.MICROSOFT.CONCAT([.A1070];[.B1070];[.C1070];[.D1070])" office:value-type="string" office:string-value="list0.add(trans1069);" calcext:value-type="string">
            <text:p>list0.add(trans106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70" calcext:value-type="float">
            <text:p>1070</text:p>
          </table:table-cell>
          <table:table-cell office:value-type="string" calcext:value-type="string">
            <text:p>);</text:p>
          </table:table-cell>
          <table:table-cell table:formula="of:=COM.MICROSOFT.CONCAT([.A1071];[.B1071];[.C1071];[.D1071])" office:value-type="string" office:string-value="list0.add(trans1070);" calcext:value-type="string">
            <text:p>list0.add(trans107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71" calcext:value-type="float">
            <text:p>1071</text:p>
          </table:table-cell>
          <table:table-cell office:value-type="string" calcext:value-type="string">
            <text:p>);</text:p>
          </table:table-cell>
          <table:table-cell table:formula="of:=COM.MICROSOFT.CONCAT([.A1072];[.B1072];[.C1072];[.D1072])" office:value-type="string" office:string-value="list0.add(trans1071);" calcext:value-type="string">
            <text:p>list0.add(trans107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72" calcext:value-type="float">
            <text:p>1072</text:p>
          </table:table-cell>
          <table:table-cell office:value-type="string" calcext:value-type="string">
            <text:p>);</text:p>
          </table:table-cell>
          <table:table-cell table:formula="of:=COM.MICROSOFT.CONCAT([.A1073];[.B1073];[.C1073];[.D1073])" office:value-type="string" office:string-value="list0.add(trans1072);" calcext:value-type="string">
            <text:p>list0.add(trans107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73" calcext:value-type="float">
            <text:p>1073</text:p>
          </table:table-cell>
          <table:table-cell office:value-type="string" calcext:value-type="string">
            <text:p>);</text:p>
          </table:table-cell>
          <table:table-cell table:formula="of:=COM.MICROSOFT.CONCAT([.A1074];[.B1074];[.C1074];[.D1074])" office:value-type="string" office:string-value="list0.add(trans1073);" calcext:value-type="string">
            <text:p>list0.add(trans107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74" calcext:value-type="float">
            <text:p>1074</text:p>
          </table:table-cell>
          <table:table-cell office:value-type="string" calcext:value-type="string">
            <text:p>);</text:p>
          </table:table-cell>
          <table:table-cell table:formula="of:=COM.MICROSOFT.CONCAT([.A1075];[.B1075];[.C1075];[.D1075])" office:value-type="string" office:string-value="list0.add(trans1074);" calcext:value-type="string">
            <text:p>list0.add(trans107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75" calcext:value-type="float">
            <text:p>1075</text:p>
          </table:table-cell>
          <table:table-cell office:value-type="string" calcext:value-type="string">
            <text:p>);</text:p>
          </table:table-cell>
          <table:table-cell table:formula="of:=COM.MICROSOFT.CONCAT([.A1076];[.B1076];[.C1076];[.D1076])" office:value-type="string" office:string-value="list0.add(trans1075);" calcext:value-type="string">
            <text:p>list0.add(trans107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76" calcext:value-type="float">
            <text:p>1076</text:p>
          </table:table-cell>
          <table:table-cell office:value-type="string" calcext:value-type="string">
            <text:p>);</text:p>
          </table:table-cell>
          <table:table-cell table:formula="of:=COM.MICROSOFT.CONCAT([.A1077];[.B1077];[.C1077];[.D1077])" office:value-type="string" office:string-value="list0.add(trans1076);" calcext:value-type="string">
            <text:p>list0.add(trans107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77" calcext:value-type="float">
            <text:p>1077</text:p>
          </table:table-cell>
          <table:table-cell office:value-type="string" calcext:value-type="string">
            <text:p>);</text:p>
          </table:table-cell>
          <table:table-cell table:formula="of:=COM.MICROSOFT.CONCAT([.A1078];[.B1078];[.C1078];[.D1078])" office:value-type="string" office:string-value="list0.add(trans1077);" calcext:value-type="string">
            <text:p>list0.add(trans107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78" calcext:value-type="float">
            <text:p>1078</text:p>
          </table:table-cell>
          <table:table-cell office:value-type="string" calcext:value-type="string">
            <text:p>);</text:p>
          </table:table-cell>
          <table:table-cell table:formula="of:=COM.MICROSOFT.CONCAT([.A1079];[.B1079];[.C1079];[.D1079])" office:value-type="string" office:string-value="list0.add(trans1078);" calcext:value-type="string">
            <text:p>list0.add(trans107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79" calcext:value-type="float">
            <text:p>1079</text:p>
          </table:table-cell>
          <table:table-cell office:value-type="string" calcext:value-type="string">
            <text:p>);</text:p>
          </table:table-cell>
          <table:table-cell table:formula="of:=COM.MICROSOFT.CONCAT([.A1080];[.B1080];[.C1080];[.D1080])" office:value-type="string" office:string-value="list0.add(trans1079);" calcext:value-type="string">
            <text:p>list0.add(trans107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80" calcext:value-type="float">
            <text:p>1080</text:p>
          </table:table-cell>
          <table:table-cell office:value-type="string" calcext:value-type="string">
            <text:p>);</text:p>
          </table:table-cell>
          <table:table-cell table:formula="of:=COM.MICROSOFT.CONCAT([.A1081];[.B1081];[.C1081];[.D1081])" office:value-type="string" office:string-value="list0.add(trans1080);" calcext:value-type="string">
            <text:p>list0.add(trans108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81" calcext:value-type="float">
            <text:p>1081</text:p>
          </table:table-cell>
          <table:table-cell office:value-type="string" calcext:value-type="string">
            <text:p>);</text:p>
          </table:table-cell>
          <table:table-cell table:formula="of:=COM.MICROSOFT.CONCAT([.A1082];[.B1082];[.C1082];[.D1082])" office:value-type="string" office:string-value="list0.add(trans1081);" calcext:value-type="string">
            <text:p>list0.add(trans108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82" calcext:value-type="float">
            <text:p>1082</text:p>
          </table:table-cell>
          <table:table-cell office:value-type="string" calcext:value-type="string">
            <text:p>);</text:p>
          </table:table-cell>
          <table:table-cell table:formula="of:=COM.MICROSOFT.CONCAT([.A1083];[.B1083];[.C1083];[.D1083])" office:value-type="string" office:string-value="list0.add(trans1082);" calcext:value-type="string">
            <text:p>list0.add(trans108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83" calcext:value-type="float">
            <text:p>1083</text:p>
          </table:table-cell>
          <table:table-cell office:value-type="string" calcext:value-type="string">
            <text:p>);</text:p>
          </table:table-cell>
          <table:table-cell table:formula="of:=COM.MICROSOFT.CONCAT([.A1084];[.B1084];[.C1084];[.D1084])" office:value-type="string" office:string-value="list0.add(trans1083);" calcext:value-type="string">
            <text:p>list0.add(trans108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84" calcext:value-type="float">
            <text:p>1084</text:p>
          </table:table-cell>
          <table:table-cell office:value-type="string" calcext:value-type="string">
            <text:p>);</text:p>
          </table:table-cell>
          <table:table-cell table:formula="of:=COM.MICROSOFT.CONCAT([.A1085];[.B1085];[.C1085];[.D1085])" office:value-type="string" office:string-value="list0.add(trans1084);" calcext:value-type="string">
            <text:p>list0.add(trans108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85" calcext:value-type="float">
            <text:p>1085</text:p>
          </table:table-cell>
          <table:table-cell office:value-type="string" calcext:value-type="string">
            <text:p>);</text:p>
          </table:table-cell>
          <table:table-cell table:formula="of:=COM.MICROSOFT.CONCAT([.A1086];[.B1086];[.C1086];[.D1086])" office:value-type="string" office:string-value="list0.add(trans1085);" calcext:value-type="string">
            <text:p>list0.add(trans108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86" calcext:value-type="float">
            <text:p>1086</text:p>
          </table:table-cell>
          <table:table-cell office:value-type="string" calcext:value-type="string">
            <text:p>);</text:p>
          </table:table-cell>
          <table:table-cell table:formula="of:=COM.MICROSOFT.CONCAT([.A1087];[.B1087];[.C1087];[.D1087])" office:value-type="string" office:string-value="list0.add(trans1086);" calcext:value-type="string">
            <text:p>list0.add(trans108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87" calcext:value-type="float">
            <text:p>1087</text:p>
          </table:table-cell>
          <table:table-cell office:value-type="string" calcext:value-type="string">
            <text:p>);</text:p>
          </table:table-cell>
          <table:table-cell table:formula="of:=COM.MICROSOFT.CONCAT([.A1088];[.B1088];[.C1088];[.D1088])" office:value-type="string" office:string-value="list0.add(trans1087);" calcext:value-type="string">
            <text:p>list0.add(trans108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88" calcext:value-type="float">
            <text:p>1088</text:p>
          </table:table-cell>
          <table:table-cell office:value-type="string" calcext:value-type="string">
            <text:p>);</text:p>
          </table:table-cell>
          <table:table-cell table:formula="of:=COM.MICROSOFT.CONCAT([.A1089];[.B1089];[.C1089];[.D1089])" office:value-type="string" office:string-value="list0.add(trans1088);" calcext:value-type="string">
            <text:p>list0.add(trans108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89" calcext:value-type="float">
            <text:p>1089</text:p>
          </table:table-cell>
          <table:table-cell office:value-type="string" calcext:value-type="string">
            <text:p>);</text:p>
          </table:table-cell>
          <table:table-cell table:formula="of:=COM.MICROSOFT.CONCAT([.A1090];[.B1090];[.C1090];[.D1090])" office:value-type="string" office:string-value="list0.add(trans1089);" calcext:value-type="string">
            <text:p>list0.add(trans108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90" calcext:value-type="float">
            <text:p>1090</text:p>
          </table:table-cell>
          <table:table-cell office:value-type="string" calcext:value-type="string">
            <text:p>);</text:p>
          </table:table-cell>
          <table:table-cell table:formula="of:=COM.MICROSOFT.CONCAT([.A1091];[.B1091];[.C1091];[.D1091])" office:value-type="string" office:string-value="list0.add(trans1090);" calcext:value-type="string">
            <text:p>list0.add(trans109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91" calcext:value-type="float">
            <text:p>1091</text:p>
          </table:table-cell>
          <table:table-cell office:value-type="string" calcext:value-type="string">
            <text:p>);</text:p>
          </table:table-cell>
          <table:table-cell table:formula="of:=COM.MICROSOFT.CONCAT([.A1092];[.B1092];[.C1092];[.D1092])" office:value-type="string" office:string-value="list0.add(trans1091);" calcext:value-type="string">
            <text:p>list0.add(trans109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92" calcext:value-type="float">
            <text:p>1092</text:p>
          </table:table-cell>
          <table:table-cell office:value-type="string" calcext:value-type="string">
            <text:p>);</text:p>
          </table:table-cell>
          <table:table-cell table:formula="of:=COM.MICROSOFT.CONCAT([.A1093];[.B1093];[.C1093];[.D1093])" office:value-type="string" office:string-value="list0.add(trans1092);" calcext:value-type="string">
            <text:p>list0.add(trans109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93" calcext:value-type="float">
            <text:p>1093</text:p>
          </table:table-cell>
          <table:table-cell office:value-type="string" calcext:value-type="string">
            <text:p>);</text:p>
          </table:table-cell>
          <table:table-cell table:formula="of:=COM.MICROSOFT.CONCAT([.A1094];[.B1094];[.C1094];[.D1094])" office:value-type="string" office:string-value="list0.add(trans1093);" calcext:value-type="string">
            <text:p>list0.add(trans109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94" calcext:value-type="float">
            <text:p>1094</text:p>
          </table:table-cell>
          <table:table-cell office:value-type="string" calcext:value-type="string">
            <text:p>);</text:p>
          </table:table-cell>
          <table:table-cell table:formula="of:=COM.MICROSOFT.CONCAT([.A1095];[.B1095];[.C1095];[.D1095])" office:value-type="string" office:string-value="list0.add(trans1094);" calcext:value-type="string">
            <text:p>list0.add(trans109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95" calcext:value-type="float">
            <text:p>1095</text:p>
          </table:table-cell>
          <table:table-cell office:value-type="string" calcext:value-type="string">
            <text:p>);</text:p>
          </table:table-cell>
          <table:table-cell table:formula="of:=COM.MICROSOFT.CONCAT([.A1096];[.B1096];[.C1096];[.D1096])" office:value-type="string" office:string-value="list0.add(trans1095);" calcext:value-type="string">
            <text:p>list0.add(trans109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96" calcext:value-type="float">
            <text:p>1096</text:p>
          </table:table-cell>
          <table:table-cell office:value-type="string" calcext:value-type="string">
            <text:p>);</text:p>
          </table:table-cell>
          <table:table-cell table:formula="of:=COM.MICROSOFT.CONCAT([.A1097];[.B1097];[.C1097];[.D1097])" office:value-type="string" office:string-value="list0.add(trans1096);" calcext:value-type="string">
            <text:p>list0.add(trans109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97" calcext:value-type="float">
            <text:p>1097</text:p>
          </table:table-cell>
          <table:table-cell office:value-type="string" calcext:value-type="string">
            <text:p>);</text:p>
          </table:table-cell>
          <table:table-cell table:formula="of:=COM.MICROSOFT.CONCAT([.A1098];[.B1098];[.C1098];[.D1098])" office:value-type="string" office:string-value="list0.add(trans1097);" calcext:value-type="string">
            <text:p>list0.add(trans109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98" calcext:value-type="float">
            <text:p>1098</text:p>
          </table:table-cell>
          <table:table-cell office:value-type="string" calcext:value-type="string">
            <text:p>);</text:p>
          </table:table-cell>
          <table:table-cell table:formula="of:=COM.MICROSOFT.CONCAT([.A1099];[.B1099];[.C1099];[.D1099])" office:value-type="string" office:string-value="list0.add(trans1098);" calcext:value-type="string">
            <text:p>list0.add(trans109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99" calcext:value-type="float">
            <text:p>1099</text:p>
          </table:table-cell>
          <table:table-cell office:value-type="string" calcext:value-type="string">
            <text:p>);</text:p>
          </table:table-cell>
          <table:table-cell table:formula="of:=COM.MICROSOFT.CONCAT([.A1100];[.B1100];[.C1100];[.D1100])" office:value-type="string" office:string-value="list0.add(trans1099);" calcext:value-type="string">
            <text:p>list0.add(trans109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00" calcext:value-type="float">
            <text:p>1100</text:p>
          </table:table-cell>
          <table:table-cell office:value-type="string" calcext:value-type="string">
            <text:p>);</text:p>
          </table:table-cell>
          <table:table-cell table:formula="of:=COM.MICROSOFT.CONCAT([.A1101];[.B1101];[.C1101];[.D1101])" office:value-type="string" office:string-value="list0.add(trans1100);" calcext:value-type="string">
            <text:p>list0.add(trans110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01" calcext:value-type="float">
            <text:p>1101</text:p>
          </table:table-cell>
          <table:table-cell office:value-type="string" calcext:value-type="string">
            <text:p>);</text:p>
          </table:table-cell>
          <table:table-cell table:formula="of:=COM.MICROSOFT.CONCAT([.A1102];[.B1102];[.C1102];[.D1102])" office:value-type="string" office:string-value="list0.add(trans1101);" calcext:value-type="string">
            <text:p>list0.add(trans110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02" calcext:value-type="float">
            <text:p>1102</text:p>
          </table:table-cell>
          <table:table-cell office:value-type="string" calcext:value-type="string">
            <text:p>);</text:p>
          </table:table-cell>
          <table:table-cell table:formula="of:=COM.MICROSOFT.CONCAT([.A1103];[.B1103];[.C1103];[.D1103])" office:value-type="string" office:string-value="list0.add(trans1102);" calcext:value-type="string">
            <text:p>list0.add(trans110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03" calcext:value-type="float">
            <text:p>1103</text:p>
          </table:table-cell>
          <table:table-cell office:value-type="string" calcext:value-type="string">
            <text:p>);</text:p>
          </table:table-cell>
          <table:table-cell table:formula="of:=COM.MICROSOFT.CONCAT([.A1104];[.B1104];[.C1104];[.D1104])" office:value-type="string" office:string-value="list0.add(trans1103);" calcext:value-type="string">
            <text:p>list0.add(trans110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04" calcext:value-type="float">
            <text:p>1104</text:p>
          </table:table-cell>
          <table:table-cell office:value-type="string" calcext:value-type="string">
            <text:p>);</text:p>
          </table:table-cell>
          <table:table-cell table:formula="of:=COM.MICROSOFT.CONCAT([.A1105];[.B1105];[.C1105];[.D1105])" office:value-type="string" office:string-value="list0.add(trans1104);" calcext:value-type="string">
            <text:p>list0.add(trans110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05" calcext:value-type="float">
            <text:p>1105</text:p>
          </table:table-cell>
          <table:table-cell office:value-type="string" calcext:value-type="string">
            <text:p>);</text:p>
          </table:table-cell>
          <table:table-cell table:formula="of:=COM.MICROSOFT.CONCAT([.A1106];[.B1106];[.C1106];[.D1106])" office:value-type="string" office:string-value="list0.add(trans1105);" calcext:value-type="string">
            <text:p>list0.add(trans110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06" calcext:value-type="float">
            <text:p>1106</text:p>
          </table:table-cell>
          <table:table-cell office:value-type="string" calcext:value-type="string">
            <text:p>);</text:p>
          </table:table-cell>
          <table:table-cell table:formula="of:=COM.MICROSOFT.CONCAT([.A1107];[.B1107];[.C1107];[.D1107])" office:value-type="string" office:string-value="list0.add(trans1106);" calcext:value-type="string">
            <text:p>list0.add(trans110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07" calcext:value-type="float">
            <text:p>1107</text:p>
          </table:table-cell>
          <table:table-cell office:value-type="string" calcext:value-type="string">
            <text:p>);</text:p>
          </table:table-cell>
          <table:table-cell table:formula="of:=COM.MICROSOFT.CONCAT([.A1108];[.B1108];[.C1108];[.D1108])" office:value-type="string" office:string-value="list0.add(trans1107);" calcext:value-type="string">
            <text:p>list0.add(trans110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08" calcext:value-type="float">
            <text:p>1108</text:p>
          </table:table-cell>
          <table:table-cell office:value-type="string" calcext:value-type="string">
            <text:p>);</text:p>
          </table:table-cell>
          <table:table-cell table:formula="of:=COM.MICROSOFT.CONCAT([.A1109];[.B1109];[.C1109];[.D1109])" office:value-type="string" office:string-value="list0.add(trans1108);" calcext:value-type="string">
            <text:p>list0.add(trans110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09" calcext:value-type="float">
            <text:p>1109</text:p>
          </table:table-cell>
          <table:table-cell office:value-type="string" calcext:value-type="string">
            <text:p>);</text:p>
          </table:table-cell>
          <table:table-cell table:formula="of:=COM.MICROSOFT.CONCAT([.A1110];[.B1110];[.C1110];[.D1110])" office:value-type="string" office:string-value="list0.add(trans1109);" calcext:value-type="string">
            <text:p>list0.add(trans110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10" calcext:value-type="float">
            <text:p>1110</text:p>
          </table:table-cell>
          <table:table-cell office:value-type="string" calcext:value-type="string">
            <text:p>);</text:p>
          </table:table-cell>
          <table:table-cell table:formula="of:=COM.MICROSOFT.CONCAT([.A1111];[.B1111];[.C1111];[.D1111])" office:value-type="string" office:string-value="list0.add(trans1110);" calcext:value-type="string">
            <text:p>list0.add(trans111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11" calcext:value-type="float">
            <text:p>1111</text:p>
          </table:table-cell>
          <table:table-cell office:value-type="string" calcext:value-type="string">
            <text:p>);</text:p>
          </table:table-cell>
          <table:table-cell table:formula="of:=COM.MICROSOFT.CONCAT([.A1112];[.B1112];[.C1112];[.D1112])" office:value-type="string" office:string-value="list0.add(trans1111);" calcext:value-type="string">
            <text:p>list0.add(trans111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12" calcext:value-type="float">
            <text:p>1112</text:p>
          </table:table-cell>
          <table:table-cell office:value-type="string" calcext:value-type="string">
            <text:p>);</text:p>
          </table:table-cell>
          <table:table-cell table:formula="of:=COM.MICROSOFT.CONCAT([.A1113];[.B1113];[.C1113];[.D1113])" office:value-type="string" office:string-value="list0.add(trans1112);" calcext:value-type="string">
            <text:p>list0.add(trans111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13" calcext:value-type="float">
            <text:p>1113</text:p>
          </table:table-cell>
          <table:table-cell office:value-type="string" calcext:value-type="string">
            <text:p>);</text:p>
          </table:table-cell>
          <table:table-cell table:formula="of:=COM.MICROSOFT.CONCAT([.A1114];[.B1114];[.C1114];[.D1114])" office:value-type="string" office:string-value="list0.add(trans1113);" calcext:value-type="string">
            <text:p>list0.add(trans111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14" calcext:value-type="float">
            <text:p>1114</text:p>
          </table:table-cell>
          <table:table-cell office:value-type="string" calcext:value-type="string">
            <text:p>);</text:p>
          </table:table-cell>
          <table:table-cell table:formula="of:=COM.MICROSOFT.CONCAT([.A1115];[.B1115];[.C1115];[.D1115])" office:value-type="string" office:string-value="list0.add(trans1114);" calcext:value-type="string">
            <text:p>list0.add(trans111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15" calcext:value-type="float">
            <text:p>1115</text:p>
          </table:table-cell>
          <table:table-cell office:value-type="string" calcext:value-type="string">
            <text:p>);</text:p>
          </table:table-cell>
          <table:table-cell table:formula="of:=COM.MICROSOFT.CONCAT([.A1116];[.B1116];[.C1116];[.D1116])" office:value-type="string" office:string-value="list0.add(trans1115);" calcext:value-type="string">
            <text:p>list0.add(trans111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16" calcext:value-type="float">
            <text:p>1116</text:p>
          </table:table-cell>
          <table:table-cell office:value-type="string" calcext:value-type="string">
            <text:p>);</text:p>
          </table:table-cell>
          <table:table-cell table:formula="of:=COM.MICROSOFT.CONCAT([.A1117];[.B1117];[.C1117];[.D1117])" office:value-type="string" office:string-value="list0.add(trans1116);" calcext:value-type="string">
            <text:p>list0.add(trans111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17" calcext:value-type="float">
            <text:p>1117</text:p>
          </table:table-cell>
          <table:table-cell office:value-type="string" calcext:value-type="string">
            <text:p>);</text:p>
          </table:table-cell>
          <table:table-cell table:formula="of:=COM.MICROSOFT.CONCAT([.A1118];[.B1118];[.C1118];[.D1118])" office:value-type="string" office:string-value="list0.add(trans1117);" calcext:value-type="string">
            <text:p>list0.add(trans111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18" calcext:value-type="float">
            <text:p>1118</text:p>
          </table:table-cell>
          <table:table-cell office:value-type="string" calcext:value-type="string">
            <text:p>);</text:p>
          </table:table-cell>
          <table:table-cell table:formula="of:=COM.MICROSOFT.CONCAT([.A1119];[.B1119];[.C1119];[.D1119])" office:value-type="string" office:string-value="list0.add(trans1118);" calcext:value-type="string">
            <text:p>list0.add(trans111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19" calcext:value-type="float">
            <text:p>1119</text:p>
          </table:table-cell>
          <table:table-cell office:value-type="string" calcext:value-type="string">
            <text:p>);</text:p>
          </table:table-cell>
          <table:table-cell table:formula="of:=COM.MICROSOFT.CONCAT([.A1120];[.B1120];[.C1120];[.D1120])" office:value-type="string" office:string-value="list0.add(trans1119);" calcext:value-type="string">
            <text:p>list0.add(trans111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20" calcext:value-type="float">
            <text:p>1120</text:p>
          </table:table-cell>
          <table:table-cell office:value-type="string" calcext:value-type="string">
            <text:p>);</text:p>
          </table:table-cell>
          <table:table-cell table:formula="of:=COM.MICROSOFT.CONCAT([.A1121];[.B1121];[.C1121];[.D1121])" office:value-type="string" office:string-value="list0.add(trans1120);" calcext:value-type="string">
            <text:p>list0.add(trans112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21" calcext:value-type="float">
            <text:p>1121</text:p>
          </table:table-cell>
          <table:table-cell office:value-type="string" calcext:value-type="string">
            <text:p>);</text:p>
          </table:table-cell>
          <table:table-cell table:formula="of:=COM.MICROSOFT.CONCAT([.A1122];[.B1122];[.C1122];[.D1122])" office:value-type="string" office:string-value="list0.add(trans1121);" calcext:value-type="string">
            <text:p>list0.add(trans112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22" calcext:value-type="float">
            <text:p>1122</text:p>
          </table:table-cell>
          <table:table-cell office:value-type="string" calcext:value-type="string">
            <text:p>);</text:p>
          </table:table-cell>
          <table:table-cell table:formula="of:=COM.MICROSOFT.CONCAT([.A1123];[.B1123];[.C1123];[.D1123])" office:value-type="string" office:string-value="list0.add(trans1122);" calcext:value-type="string">
            <text:p>list0.add(trans112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23" calcext:value-type="float">
            <text:p>1123</text:p>
          </table:table-cell>
          <table:table-cell office:value-type="string" calcext:value-type="string">
            <text:p>);</text:p>
          </table:table-cell>
          <table:table-cell table:formula="of:=COM.MICROSOFT.CONCAT([.A1124];[.B1124];[.C1124];[.D1124])" office:value-type="string" office:string-value="list0.add(trans1123);" calcext:value-type="string">
            <text:p>list0.add(trans112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24" calcext:value-type="float">
            <text:p>1124</text:p>
          </table:table-cell>
          <table:table-cell office:value-type="string" calcext:value-type="string">
            <text:p>);</text:p>
          </table:table-cell>
          <table:table-cell table:formula="of:=COM.MICROSOFT.CONCAT([.A1125];[.B1125];[.C1125];[.D1125])" office:value-type="string" office:string-value="list0.add(trans1124);" calcext:value-type="string">
            <text:p>list0.add(trans112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25" calcext:value-type="float">
            <text:p>1125</text:p>
          </table:table-cell>
          <table:table-cell office:value-type="string" calcext:value-type="string">
            <text:p>);</text:p>
          </table:table-cell>
          <table:table-cell table:formula="of:=COM.MICROSOFT.CONCAT([.A1126];[.B1126];[.C1126];[.D1126])" office:value-type="string" office:string-value="list0.add(trans1125);" calcext:value-type="string">
            <text:p>list0.add(trans112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26" calcext:value-type="float">
            <text:p>1126</text:p>
          </table:table-cell>
          <table:table-cell office:value-type="string" calcext:value-type="string">
            <text:p>);</text:p>
          </table:table-cell>
          <table:table-cell table:formula="of:=COM.MICROSOFT.CONCAT([.A1127];[.B1127];[.C1127];[.D1127])" office:value-type="string" office:string-value="list0.add(trans1126);" calcext:value-type="string">
            <text:p>list0.add(trans112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27" calcext:value-type="float">
            <text:p>1127</text:p>
          </table:table-cell>
          <table:table-cell office:value-type="string" calcext:value-type="string">
            <text:p>);</text:p>
          </table:table-cell>
          <table:table-cell table:formula="of:=COM.MICROSOFT.CONCAT([.A1128];[.B1128];[.C1128];[.D1128])" office:value-type="string" office:string-value="list0.add(trans1127);" calcext:value-type="string">
            <text:p>list0.add(trans112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28" calcext:value-type="float">
            <text:p>1128</text:p>
          </table:table-cell>
          <table:table-cell office:value-type="string" calcext:value-type="string">
            <text:p>);</text:p>
          </table:table-cell>
          <table:table-cell table:formula="of:=COM.MICROSOFT.CONCAT([.A1129];[.B1129];[.C1129];[.D1129])" office:value-type="string" office:string-value="list0.add(trans1128);" calcext:value-type="string">
            <text:p>list0.add(trans112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29" calcext:value-type="float">
            <text:p>1129</text:p>
          </table:table-cell>
          <table:table-cell office:value-type="string" calcext:value-type="string">
            <text:p>);</text:p>
          </table:table-cell>
          <table:table-cell table:formula="of:=COM.MICROSOFT.CONCAT([.A1130];[.B1130];[.C1130];[.D1130])" office:value-type="string" office:string-value="list0.add(trans1129);" calcext:value-type="string">
            <text:p>list0.add(trans112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30" calcext:value-type="float">
            <text:p>1130</text:p>
          </table:table-cell>
          <table:table-cell office:value-type="string" calcext:value-type="string">
            <text:p>);</text:p>
          </table:table-cell>
          <table:table-cell table:formula="of:=COM.MICROSOFT.CONCAT([.A1131];[.B1131];[.C1131];[.D1131])" office:value-type="string" office:string-value="list0.add(trans1130);" calcext:value-type="string">
            <text:p>list0.add(trans113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31" calcext:value-type="float">
            <text:p>1131</text:p>
          </table:table-cell>
          <table:table-cell office:value-type="string" calcext:value-type="string">
            <text:p>);</text:p>
          </table:table-cell>
          <table:table-cell table:formula="of:=COM.MICROSOFT.CONCAT([.A1132];[.B1132];[.C1132];[.D1132])" office:value-type="string" office:string-value="list0.add(trans1131);" calcext:value-type="string">
            <text:p>list0.add(trans113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32" calcext:value-type="float">
            <text:p>1132</text:p>
          </table:table-cell>
          <table:table-cell office:value-type="string" calcext:value-type="string">
            <text:p>);</text:p>
          </table:table-cell>
          <table:table-cell table:formula="of:=COM.MICROSOFT.CONCAT([.A1133];[.B1133];[.C1133];[.D1133])" office:value-type="string" office:string-value="list0.add(trans1132);" calcext:value-type="string">
            <text:p>list0.add(trans113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33" calcext:value-type="float">
            <text:p>1133</text:p>
          </table:table-cell>
          <table:table-cell office:value-type="string" calcext:value-type="string">
            <text:p>);</text:p>
          </table:table-cell>
          <table:table-cell table:formula="of:=COM.MICROSOFT.CONCAT([.A1134];[.B1134];[.C1134];[.D1134])" office:value-type="string" office:string-value="list0.add(trans1133);" calcext:value-type="string">
            <text:p>list0.add(trans113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34" calcext:value-type="float">
            <text:p>1134</text:p>
          </table:table-cell>
          <table:table-cell office:value-type="string" calcext:value-type="string">
            <text:p>);</text:p>
          </table:table-cell>
          <table:table-cell table:formula="of:=COM.MICROSOFT.CONCAT([.A1135];[.B1135];[.C1135];[.D1135])" office:value-type="string" office:string-value="list0.add(trans1134);" calcext:value-type="string">
            <text:p>list0.add(trans113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35" calcext:value-type="float">
            <text:p>1135</text:p>
          </table:table-cell>
          <table:table-cell office:value-type="string" calcext:value-type="string">
            <text:p>);</text:p>
          </table:table-cell>
          <table:table-cell table:formula="of:=COM.MICROSOFT.CONCAT([.A1136];[.B1136];[.C1136];[.D1136])" office:value-type="string" office:string-value="list0.add(trans1135);" calcext:value-type="string">
            <text:p>list0.add(trans113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36" calcext:value-type="float">
            <text:p>1136</text:p>
          </table:table-cell>
          <table:table-cell office:value-type="string" calcext:value-type="string">
            <text:p>);</text:p>
          </table:table-cell>
          <table:table-cell table:formula="of:=COM.MICROSOFT.CONCAT([.A1137];[.B1137];[.C1137];[.D1137])" office:value-type="string" office:string-value="list0.add(trans1136);" calcext:value-type="string">
            <text:p>list0.add(trans113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37" calcext:value-type="float">
            <text:p>1137</text:p>
          </table:table-cell>
          <table:table-cell office:value-type="string" calcext:value-type="string">
            <text:p>);</text:p>
          </table:table-cell>
          <table:table-cell table:formula="of:=COM.MICROSOFT.CONCAT([.A1138];[.B1138];[.C1138];[.D1138])" office:value-type="string" office:string-value="list0.add(trans1137);" calcext:value-type="string">
            <text:p>list0.add(trans113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38" calcext:value-type="float">
            <text:p>1138</text:p>
          </table:table-cell>
          <table:table-cell office:value-type="string" calcext:value-type="string">
            <text:p>);</text:p>
          </table:table-cell>
          <table:table-cell table:formula="of:=COM.MICROSOFT.CONCAT([.A1139];[.B1139];[.C1139];[.D1139])" office:value-type="string" office:string-value="list0.add(trans1138);" calcext:value-type="string">
            <text:p>list0.add(trans113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39" calcext:value-type="float">
            <text:p>1139</text:p>
          </table:table-cell>
          <table:table-cell office:value-type="string" calcext:value-type="string">
            <text:p>);</text:p>
          </table:table-cell>
          <table:table-cell table:formula="of:=COM.MICROSOFT.CONCAT([.A1140];[.B1140];[.C1140];[.D1140])" office:value-type="string" office:string-value="list0.add(trans1139);" calcext:value-type="string">
            <text:p>list0.add(trans113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40" calcext:value-type="float">
            <text:p>1140</text:p>
          </table:table-cell>
          <table:table-cell office:value-type="string" calcext:value-type="string">
            <text:p>);</text:p>
          </table:table-cell>
          <table:table-cell table:formula="of:=COM.MICROSOFT.CONCAT([.A1141];[.B1141];[.C1141];[.D1141])" office:value-type="string" office:string-value="list0.add(trans1140);" calcext:value-type="string">
            <text:p>list0.add(trans114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41" calcext:value-type="float">
            <text:p>1141</text:p>
          </table:table-cell>
          <table:table-cell office:value-type="string" calcext:value-type="string">
            <text:p>);</text:p>
          </table:table-cell>
          <table:table-cell table:formula="of:=COM.MICROSOFT.CONCAT([.A1142];[.B1142];[.C1142];[.D1142])" office:value-type="string" office:string-value="list0.add(trans1141);" calcext:value-type="string">
            <text:p>list0.add(trans1141);</text:p>
          </table:table-cell>
        </table:table-row>
      </table:table>
      <table:table table:name="Sheet3" table:style-name="ta1">
        <table:table-column table:style-name="co6" table:number-columns-repeated="3" table:default-cell-style-name="Default"/>
        <table:table-column table:style-name="co8" table:default-cell-style-name="Default"/>
        <table:table-column table:style-name="co6" table:default-cell-style-name="Default"/>
        <table:table-row table:style-name="ro2">
          <table:table-cell office:value-type="string" calcext:value-type="string">
            <text:p>String[]</text:p>
          </table:table-cell>
          <table:table-cell office:value-type="string" calcext:value-type="string">
            <text:p><text:s/>trans0</text:p>
          </table:table-cell>
          <table:table-cell office:value-type="string" calcext:value-type="string">
            <text:p>=</text:p>
          </table:table-cell>
          <table:table-cell office:value-type="string" calcext:value-type="string">
            <text:p><text:s/>{"01-Sep-2018","Credit","100.10","100.10"};</text:p>
          </table:table-cell>
          <table:table-cell table:formula="of:=COM.MICROSOFT.CONCAT([.A1];[.B1];[.C1];[.D1])" office:value-type="string" office:string-value="String[] trans0= {&quot;01-Sep-2018&quot;,&quot;Credit&quot;,&quot;100.10&quot;,&quot;100.10&quot;};" calcext:value-type="string">
            <text:p>String[] trans0= {"01-Sep-2018","Credit","100.10","100.10"};</text:p>
          </table:table-cell>
        </table:table-row>
        <table:table-row table:style-name="ro2">
          <table:table-cell office:value-type="string" calcext:value-type="string">
            <text:p>String[]</text:p>
          </table:table-cell>
          <table:table-cell office:value-type="string" calcext:value-type="string">
            <text:p><text:s/>trans1</text:p>
          </table:table-cell>
          <table:table-cell office:value-type="string" calcext:value-type="string">
            <text:p>=</text:p>
          </table:table-cell>
          <table:table-cell office:value-type="string" calcext:value-type="string">
            <text:p><text:s/>{"01-Sep-2018","Credit","100.10","100.10"};</text:p>
          </table:table-cell>
          <table:table-cell table:formula="of:=COM.MICROSOFT.CONCAT([.A2];[.B2];[.C2];[.D2])" office:value-type="string" office:string-value="String[] trans1= {&quot;01-Sep-2018&quot;,&quot;Credit&quot;,&quot;100.10&quot;,&quot;100.10&quot;};" calcext:value-type="string">
            <text:p>String[] trans1= {"01-Sep-2018","Credit","100.10","100.10"};</text:p>
          </table:table-cell>
        </table:table-row>
        <table:table-row table:style-name="ro2">
          <table:table-cell office:value-type="string" calcext:value-type="string">
            <text:p>String[]</text:p>
          </table:table-cell>
          <table:table-cell office:value-type="string" calcext:value-type="string">
            <text:p><text:s/>trans2</text:p>
          </table:table-cell>
          <table:table-cell office:value-type="string" calcext:value-type="string">
            <text:p>=</text:p>
          </table:table-cell>
          <table:table-cell office:value-type="string" calcext:value-type="string">
            <text:p><text:s/>{"01-Sep-2018","Credit","100.10","100.10"};</text:p>
          </table:table-cell>
          <table:table-cell table:formula="of:=COM.MICROSOFT.CONCAT([.A3];[.B3];[.C3];[.D3])" office:value-type="string" office:string-value="String[] trans2= {&quot;01-Sep-2018&quot;,&quot;Credit&quot;,&quot;100.10&quot;,&quot;100.10&quot;};" calcext:value-type="string">
            <text:p>String[] trans2= {"01-Sep-2018","Credit","100.10","100.10"};</text:p>
          </table:table-cell>
        </table:table-row>
        <table:table-row table:style-name="ro2">
          <table:table-cell office:value-type="string" calcext:value-type="string">
            <text:p>String[]</text:p>
          </table:table-cell>
          <table:table-cell office:value-type="string" calcext:value-type="string">
            <text:p><text:s/>trans3</text:p>
          </table:table-cell>
          <table:table-cell office:value-type="string" calcext:value-type="string">
            <text:p>=</text:p>
          </table:table-cell>
          <table:table-cell office:value-type="string" calcext:value-type="string">
            <text:p><text:s/>{"01-Sep-2018","Credit","100.10","100.10"};</text:p>
          </table:table-cell>
          <table:table-cell table:formula="of:=COM.MICROSOFT.CONCAT([.A4];[.B4];[.C4];[.D4])" office:value-type="string" office:string-value="String[] trans3= {&quot;01-Sep-2018&quot;,&quot;Credit&quot;,&quot;100.10&quot;,&quot;100.10&quot;};" calcext:value-type="string">
            <text:p>String[] trans3= {"01-Sep-2018","Credit","100.10","100.10"};</text:p>
          </table:table-cell>
        </table:table-row>
        <table:table-row table:style-name="ro2">
          <table:table-cell office:value-type="string" calcext:value-type="string">
            <text:p>String[]</text:p>
          </table:table-cell>
          <table:table-cell office:value-type="string" calcext:value-type="string">
            <text:p><text:s/>trans4</text:p>
          </table:table-cell>
          <table:table-cell office:value-type="string" calcext:value-type="string">
            <text:p>=</text:p>
          </table:table-cell>
          <table:table-cell office:value-type="string" calcext:value-type="string">
            <text:p><text:s/>{"01-Sep-2018","Credit","100.10","100.10"};</text:p>
          </table:table-cell>
          <table:table-cell table:formula="of:=COM.MICROSOFT.CONCAT([.A5];[.B5];[.C5];[.D5])" office:value-type="string" office:string-value="String[] trans4= {&quot;01-Sep-2018&quot;,&quot;Credit&quot;,&quot;100.10&quot;,&quot;100.10&quot;};" calcext:value-type="string">
            <text:p>String[] trans4= {"01-Sep-2018","Credit","100.10","100.10"};</text:p>
          </table:table-cell>
        </table:table-row>
        <table:table-row table:style-name="ro2">
          <table:table-cell office:value-type="string" calcext:value-type="string">
            <text:p>String[]</text:p>
          </table:table-cell>
          <table:table-cell office:value-type="string" calcext:value-type="string">
            <text:p><text:s/>trans5</text:p>
          </table:table-cell>
          <table:table-cell office:value-type="string" calcext:value-type="string">
            <text:p>=</text:p>
          </table:table-cell>
          <table:table-cell office:value-type="string" calcext:value-type="string">
            <text:p><text:s/>{"01-Sep-2018","Credit","100.10","100.10"};</text:p>
          </table:table-cell>
          <table:table-cell table:formula="of:=COM.MICROSOFT.CONCAT([.A6];[.B6];[.C6];[.D6])" office:value-type="string" office:string-value="String[] trans5= {&quot;01-Sep-2018&quot;,&quot;Credit&quot;,&quot;100.10&quot;,&quot;100.10&quot;};" calcext:value-type="string">
            <text:p>String[] trans5= {"01-Sep-2018","Credit","100.10","100.10"};</text:p>
          </table:table-cell>
        </table:table-row>
        <table:table-row table:style-name="ro2">
          <table:table-cell office:value-type="string" calcext:value-type="string">
            <text:p>String[]</text:p>
          </table:table-cell>
          <table:table-cell office:value-type="string" calcext:value-type="string">
            <text:p><text:s/>trans6</text:p>
          </table:table-cell>
          <table:table-cell office:value-type="string" calcext:value-type="string">
            <text:p>=</text:p>
          </table:table-cell>
          <table:table-cell office:value-type="string" calcext:value-type="string">
            <text:p><text:s/>{"01-Sep-2018","Credit","100.10","100.10"};</text:p>
          </table:table-cell>
          <table:table-cell table:formula="of:=COM.MICROSOFT.CONCAT([.A7];[.B7];[.C7];[.D7])" office:value-type="string" office:string-value="String[] trans6= {&quot;01-Sep-2018&quot;,&quot;Credit&quot;,&quot;100.10&quot;,&quot;100.10&quot;};" calcext:value-type="string">
            <text:p>String[] trans6= {"01-Sep-2018","Credit","100.10","100.10"};</text:p>
          </table:table-cell>
        </table:table-row>
        <table:table-row table:style-name="ro2">
          <table:table-cell office:value-type="string" calcext:value-type="string">
            <text:p>String[]</text:p>
          </table:table-cell>
          <table:table-cell office:value-type="string" calcext:value-type="string">
            <text:p><text:s/>trans7</text:p>
          </table:table-cell>
          <table:table-cell office:value-type="string" calcext:value-type="string">
            <text:p>=</text:p>
          </table:table-cell>
          <table:table-cell office:value-type="string" calcext:value-type="string">
            <text:p><text:s/>{"01-Sep-2018","Credit","100.10","100.10"};</text:p>
          </table:table-cell>
          <table:table-cell table:formula="of:=COM.MICROSOFT.CONCAT([.A8];[.B8];[.C8];[.D8])" office:value-type="string" office:string-value="String[] trans7= {&quot;01-Sep-2018&quot;,&quot;Credit&quot;,&quot;100.10&quot;,&quot;100.10&quot;};" calcext:value-type="string">
            <text:p>String[] trans7= {"01-Sep-2018","Credit","100.10","100.10"};</text:p>
          </table:table-cell>
        </table:table-row>
        <table:table-row table:style-name="ro2">
          <table:table-cell office:value-type="string" calcext:value-type="string">
            <text:p>String[]</text:p>
          </table:table-cell>
          <table:table-cell office:value-type="string" calcext:value-type="string">
            <text:p><text:s/>trans8</text:p>
          </table:table-cell>
          <table:table-cell office:value-type="string" calcext:value-type="string">
            <text:p>=</text:p>
          </table:table-cell>
          <table:table-cell office:value-type="string" calcext:value-type="string">
            <text:p><text:s/>{"01-Sep-2018","Credit","100.10","100.10"};</text:p>
          </table:table-cell>
          <table:table-cell table:formula="of:=COM.MICROSOFT.CONCAT([.A9];[.B9];[.C9];[.D9])" office:value-type="string" office:string-value="String[] trans8= {&quot;01-Sep-2018&quot;,&quot;Credit&quot;,&quot;100.10&quot;,&quot;100.10&quot;};" calcext:value-type="string">
            <text:p>String[] trans8= {"01-Sep-2018","Credit","100.10","100.10"};</text:p>
          </table:table-cell>
        </table:table-row>
        <table:table-row table:style-name="ro2">
          <table:table-cell office:value-type="string" calcext:value-type="string">
            <text:p>String[]</text:p>
          </table:table-cell>
          <table:table-cell office:value-type="string" calcext:value-type="string">
            <text:p><text:s/>trans9</text:p>
          </table:table-cell>
          <table:table-cell office:value-type="string" calcext:value-type="string">
            <text:p>=</text:p>
          </table:table-cell>
          <table:table-cell office:value-type="string" calcext:value-type="string">
            <text:p><text:s/>{"01-Sep-2018","Credit","100.10","100.10"};</text:p>
          </table:table-cell>
          <table:table-cell table:formula="of:=COM.MICROSOFT.CONCAT([.A10];[.B10];[.C10];[.D10])" office:value-type="string" office:string-value="String[] trans9= {&quot;01-Sep-2018&quot;,&quot;Credit&quot;,&quot;100.10&quot;,&quot;100.10&quot;};" calcext:value-type="string">
            <text:p>String[] trans9= {"01-Sep-2018","Credit","100.10","100.10"};</text:p>
          </table:table-cell>
        </table:table-row>
        <table:table-row table:style-name="ro2">
          <table:table-cell office:value-type="string" calcext:value-type="string">
            <text:p>String[]</text:p>
          </table:table-cell>
          <table:table-cell office:value-type="string" calcext:value-type="string">
            <text:p><text:s/>trans10</text:p>
          </table:table-cell>
          <table:table-cell office:value-type="string" calcext:value-type="string">
            <text:p>=</text:p>
          </table:table-cell>
          <table:table-cell office:value-type="string" calcext:value-type="string">
            <text:p><text:s/>{"01-Sep-2018","Credit","100.10","100.10"};</text:p>
          </table:table-cell>
          <table:table-cell table:formula="of:=COM.MICROSOFT.CONCAT([.A11];[.B11];[.C11];[.D11])" office:value-type="string" office:string-value="String[] trans10= {&quot;01-Sep-2018&quot;,&quot;Credit&quot;,&quot;100.10&quot;,&quot;100.10&quot;};" calcext:value-type="string">
            <text:p>String[] trans10= {"01-Sep-2018","Credit","100.10","100.10"};</text:p>
          </table:table-cell>
        </table:table-row>
        <table:table-row table:style-name="ro2">
          <table:table-cell office:value-type="string" calcext:value-type="string">
            <text:p>String[]</text:p>
          </table:table-cell>
          <table:table-cell office:value-type="string" calcext:value-type="string">
            <text:p><text:s/>trans11</text:p>
          </table:table-cell>
          <table:table-cell office:value-type="string" calcext:value-type="string">
            <text:p>=</text:p>
          </table:table-cell>
          <table:table-cell office:value-type="string" calcext:value-type="string">
            <text:p><text:s/>{"01-Sep-2018","Credit","100.10","100.10"};</text:p>
          </table:table-cell>
          <table:table-cell table:formula="of:=COM.MICROSOFT.CONCAT([.A12];[.B12];[.C12];[.D12])" office:value-type="string" office:string-value="String[] trans11= {&quot;01-Sep-2018&quot;,&quot;Credit&quot;,&quot;100.10&quot;,&quot;100.10&quot;};" calcext:value-type="string">
            <text:p>String[] trans11= {"01-Sep-2018","Credit","100.10","100.10"};</text:p>
          </table:table-cell>
        </table:table-row>
        <table:table-row table:style-name="ro2">
          <table:table-cell office:value-type="string" calcext:value-type="string">
            <text:p>String[]</text:p>
          </table:table-cell>
          <table:table-cell office:value-type="string" calcext:value-type="string">
            <text:p><text:s/>trans12</text:p>
          </table:table-cell>
          <table:table-cell office:value-type="string" calcext:value-type="string">
            <text:p>=</text:p>
          </table:table-cell>
          <table:table-cell office:value-type="string" calcext:value-type="string">
            <text:p><text:s/>{"01-Sep-2018","Credit","100.10","100.10"};</text:p>
          </table:table-cell>
          <table:table-cell table:formula="of:=COM.MICROSOFT.CONCAT([.A13];[.B13];[.C13];[.D13])" office:value-type="string" office:string-value="String[] trans12= {&quot;01-Sep-2018&quot;,&quot;Credit&quot;,&quot;100.10&quot;,&quot;100.10&quot;};" calcext:value-type="string">
            <text:p>String[] trans12= {"01-Sep-2018","Credit","100.10","100.10"};</text:p>
          </table:table-cell>
        </table:table-row>
        <table:table-row table:style-name="ro2">
          <table:table-cell office:value-type="string" calcext:value-type="string">
            <text:p>String[]</text:p>
          </table:table-cell>
          <table:table-cell office:value-type="string" calcext:value-type="string">
            <text:p><text:s/>trans13</text:p>
          </table:table-cell>
          <table:table-cell office:value-type="string" calcext:value-type="string">
            <text:p>=</text:p>
          </table:table-cell>
          <table:table-cell office:value-type="string" calcext:value-type="string">
            <text:p><text:s/>{"01-Sep-2018","Credit","100.10","100.10"};</text:p>
          </table:table-cell>
          <table:table-cell table:formula="of:=COM.MICROSOFT.CONCAT([.A14];[.B14];[.C14];[.D14])" office:value-type="string" office:string-value="String[] trans13= {&quot;01-Sep-2018&quot;,&quot;Credit&quot;,&quot;100.10&quot;,&quot;100.10&quot;};" calcext:value-type="string">
            <text:p>String[] trans13= {"01-Sep-2018","Credit","100.10","100.10"};</text:p>
          </table:table-cell>
        </table:table-row>
        <table:table-row table:style-name="ro2">
          <table:table-cell office:value-type="string" calcext:value-type="string">
            <text:p>String[]</text:p>
          </table:table-cell>
          <table:table-cell office:value-type="string" calcext:value-type="string">
            <text:p><text:s/>trans14</text:p>
          </table:table-cell>
          <table:table-cell office:value-type="string" calcext:value-type="string">
            <text:p>=</text:p>
          </table:table-cell>
          <table:table-cell office:value-type="string" calcext:value-type="string">
            <text:p><text:s/>{"01-Sep-2018","Credit","100.10","100.10"};</text:p>
          </table:table-cell>
          <table:table-cell table:formula="of:=COM.MICROSOFT.CONCAT([.A15];[.B15];[.C15];[.D15])" office:value-type="string" office:string-value="String[] trans14= {&quot;01-Sep-2018&quot;,&quot;Credit&quot;,&quot;100.10&quot;,&quot;100.10&quot;};" calcext:value-type="string">
            <text:p>String[] trans14= {"01-Sep-2018","Credit","100.10","100.10"};</text:p>
          </table:table-cell>
        </table:table-row>
        <table:table-row table:style-name="ro2">
          <table:table-cell office:value-type="string" calcext:value-type="string">
            <text:p>String[]</text:p>
          </table:table-cell>
          <table:table-cell office:value-type="string" calcext:value-type="string">
            <text:p><text:s/>trans15</text:p>
          </table:table-cell>
          <table:table-cell office:value-type="string" calcext:value-type="string">
            <text:p>=</text:p>
          </table:table-cell>
          <table:table-cell office:value-type="string" calcext:value-type="string">
            <text:p><text:s/>{"01-Sep-2018","Credit","100.10","100.10"};</text:p>
          </table:table-cell>
          <table:table-cell table:formula="of:=COM.MICROSOFT.CONCAT([.A16];[.B16];[.C16];[.D16])" office:value-type="string" office:string-value="String[] trans15= {&quot;01-Sep-2018&quot;,&quot;Credit&quot;,&quot;100.10&quot;,&quot;100.10&quot;};" calcext:value-type="string">
            <text:p>String[] trans15= {"01-Sep-2018","Credit","100.10","100.10"};</text:p>
          </table:table-cell>
        </table:table-row>
        <table:table-row table:style-name="ro2">
          <table:table-cell office:value-type="string" calcext:value-type="string">
            <text:p>String[]</text:p>
          </table:table-cell>
          <table:table-cell office:value-type="string" calcext:value-type="string">
            <text:p><text:s/>trans16</text:p>
          </table:table-cell>
          <table:table-cell office:value-type="string" calcext:value-type="string">
            <text:p>=</text:p>
          </table:table-cell>
          <table:table-cell office:value-type="string" calcext:value-type="string">
            <text:p><text:s/>{"01-Sep-2018","Credit","100.10","100.10"};</text:p>
          </table:table-cell>
          <table:table-cell table:formula="of:=COM.MICROSOFT.CONCAT([.A17];[.B17];[.C17];[.D17])" office:value-type="string" office:string-value="String[] trans16= {&quot;01-Sep-2018&quot;,&quot;Credit&quot;,&quot;100.10&quot;,&quot;100.10&quot;};" calcext:value-type="string">
            <text:p>String[] trans16= {"01-Sep-2018","Credit","100.10","100.10"};</text:p>
          </table:table-cell>
        </table:table-row>
        <table:table-row table:style-name="ro2">
          <table:table-cell office:value-type="string" calcext:value-type="string">
            <text:p>String[]</text:p>
          </table:table-cell>
          <table:table-cell office:value-type="string" calcext:value-type="string">
            <text:p><text:s/>trans17</text:p>
          </table:table-cell>
          <table:table-cell office:value-type="string" calcext:value-type="string">
            <text:p>=</text:p>
          </table:table-cell>
          <table:table-cell office:value-type="string" calcext:value-type="string">
            <text:p><text:s/>{"01-Sep-2018","Credit","100.10","100.10"};</text:p>
          </table:table-cell>
          <table:table-cell table:formula="of:=COM.MICROSOFT.CONCAT([.A18];[.B18];[.C18];[.D18])" office:value-type="string" office:string-value="String[] trans17= {&quot;01-Sep-2018&quot;,&quot;Credit&quot;,&quot;100.10&quot;,&quot;100.10&quot;};" calcext:value-type="string">
            <text:p>String[] trans17= {"01-Sep-2018","Credit","100.10","100.10"};</text:p>
          </table:table-cell>
        </table:table-row>
        <table:table-row table:style-name="ro2">
          <table:table-cell office:value-type="string" calcext:value-type="string">
            <text:p>String[]</text:p>
          </table:table-cell>
          <table:table-cell office:value-type="string" calcext:value-type="string">
            <text:p><text:s/>trans18</text:p>
          </table:table-cell>
          <table:table-cell office:value-type="string" calcext:value-type="string">
            <text:p>=</text:p>
          </table:table-cell>
          <table:table-cell office:value-type="string" calcext:value-type="string">
            <text:p><text:s/>{"01-Sep-2018","Credit","100.10","100.10"};</text:p>
          </table:table-cell>
          <table:table-cell table:formula="of:=COM.MICROSOFT.CONCAT([.A19];[.B19];[.C19];[.D19])" office:value-type="string" office:string-value="String[] trans18= {&quot;01-Sep-2018&quot;,&quot;Credit&quot;,&quot;100.10&quot;,&quot;100.10&quot;};" calcext:value-type="string">
            <text:p>String[] trans18= {"01-Sep-2018","Credit","100.10","100.10"};</text:p>
          </table:table-cell>
        </table:table-row>
        <table:table-row table:style-name="ro2">
          <table:table-cell office:value-type="string" calcext:value-type="string">
            <text:p>String[]</text:p>
          </table:table-cell>
          <table:table-cell office:value-type="string" calcext:value-type="string">
            <text:p><text:s/>trans19</text:p>
          </table:table-cell>
          <table:table-cell office:value-type="string" calcext:value-type="string">
            <text:p>=</text:p>
          </table:table-cell>
          <table:table-cell office:value-type="string" calcext:value-type="string">
            <text:p><text:s/>{"01-Sep-2018","Credit","100.10","100.10"};</text:p>
          </table:table-cell>
          <table:table-cell table:formula="of:=COM.MICROSOFT.CONCAT([.A20];[.B20];[.C20];[.D20])" office:value-type="string" office:string-value="String[] trans19= {&quot;01-Sep-2018&quot;,&quot;Credit&quot;,&quot;100.10&quot;,&quot;100.10&quot;};" calcext:value-type="string">
            <text:p>String[] trans19= {"01-Sep-2018","Credit","100.10","100.10"};</text:p>
          </table:table-cell>
        </table:table-row>
        <table:table-row table:style-name="ro2">
          <table:table-cell office:value-type="string" calcext:value-type="string">
            <text:p>String[]</text:p>
          </table:table-cell>
          <table:table-cell office:value-type="string" calcext:value-type="string">
            <text:p><text:s/>trans20</text:p>
          </table:table-cell>
          <table:table-cell office:value-type="string" calcext:value-type="string">
            <text:p>=</text:p>
          </table:table-cell>
          <table:table-cell office:value-type="string" calcext:value-type="string">
            <text:p><text:s/>{"01-Sep-2018","Credit","100.10","100.10"};</text:p>
          </table:table-cell>
          <table:table-cell table:formula="of:=COM.MICROSOFT.CONCAT([.A21];[.B21];[.C21];[.D21])" office:value-type="string" office:string-value="String[] trans20= {&quot;01-Sep-2018&quot;,&quot;Credit&quot;,&quot;100.10&quot;,&quot;100.10&quot;};" calcext:value-type="string">
            <text:p>String[] trans20= {"01-Sep-2018","Credit","100.10","100.10"};</text:p>
          </table:table-cell>
        </table:table-row>
        <table:table-row table:style-name="ro2">
          <table:table-cell office:value-type="string" calcext:value-type="string">
            <text:p>String[]</text:p>
          </table:table-cell>
          <table:table-cell office:value-type="string" calcext:value-type="string">
            <text:p><text:s/>trans21</text:p>
          </table:table-cell>
          <table:table-cell office:value-type="string" calcext:value-type="string">
            <text:p>=</text:p>
          </table:table-cell>
          <table:table-cell office:value-type="string" calcext:value-type="string">
            <text:p><text:s/>{"01-Sep-2018","Credit","100.10","100.10"};</text:p>
          </table:table-cell>
          <table:table-cell table:formula="of:=COM.MICROSOFT.CONCAT([.A22];[.B22];[.C22];[.D22])" office:value-type="string" office:string-value="String[] trans21= {&quot;01-Sep-2018&quot;,&quot;Credit&quot;,&quot;100.10&quot;,&quot;100.10&quot;};" calcext:value-type="string">
            <text:p>String[] trans21= {"01-Sep-2018","Credit","100.10","100.10"};</text:p>
          </table:table-cell>
        </table:table-row>
        <table:table-row table:style-name="ro2">
          <table:table-cell office:value-type="string" calcext:value-type="string">
            <text:p>String[]</text:p>
          </table:table-cell>
          <table:table-cell office:value-type="string" calcext:value-type="string">
            <text:p><text:s/>trans22</text:p>
          </table:table-cell>
          <table:table-cell office:value-type="string" calcext:value-type="string">
            <text:p>=</text:p>
          </table:table-cell>
          <table:table-cell office:value-type="string" calcext:value-type="string">
            <text:p><text:s/>{"01-Sep-2018","Credit","100.10","100.10"};</text:p>
          </table:table-cell>
          <table:table-cell table:formula="of:=COM.MICROSOFT.CONCAT([.A23];[.B23];[.C23];[.D23])" office:value-type="string" office:string-value="String[] trans22= {&quot;01-Sep-2018&quot;,&quot;Credit&quot;,&quot;100.10&quot;,&quot;100.10&quot;};" calcext:value-type="string">
            <text:p>String[] trans22= {"01-Sep-2018","Credit","100.10","100.10"};</text:p>
          </table:table-cell>
        </table:table-row>
        <table:table-row table:style-name="ro2">
          <table:table-cell office:value-type="string" calcext:value-type="string">
            <text:p>String[]</text:p>
          </table:table-cell>
          <table:table-cell office:value-type="string" calcext:value-type="string">
            <text:p><text:s/>trans23</text:p>
          </table:table-cell>
          <table:table-cell office:value-type="string" calcext:value-type="string">
            <text:p>=</text:p>
          </table:table-cell>
          <table:table-cell office:value-type="string" calcext:value-type="string">
            <text:p><text:s/>{"01-Sep-2018","Credit","100.10","100.10"};</text:p>
          </table:table-cell>
          <table:table-cell table:formula="of:=COM.MICROSOFT.CONCAT([.A24];[.B24];[.C24];[.D24])" office:value-type="string" office:string-value="String[] trans23= {&quot;01-Sep-2018&quot;,&quot;Credit&quot;,&quot;100.10&quot;,&quot;100.10&quot;};" calcext:value-type="string">
            <text:p>String[] trans23= {"01-Sep-2018","Credit","100.10","100.10"};</text:p>
          </table:table-cell>
        </table:table-row>
        <table:table-row table:style-name="ro2">
          <table:table-cell office:value-type="string" calcext:value-type="string">
            <text:p>String[]</text:p>
          </table:table-cell>
          <table:table-cell office:value-type="string" calcext:value-type="string">
            <text:p><text:s/>trans24</text:p>
          </table:table-cell>
          <table:table-cell office:value-type="string" calcext:value-type="string">
            <text:p>=</text:p>
          </table:table-cell>
          <table:table-cell office:value-type="string" calcext:value-type="string">
            <text:p><text:s/>{"01-Sep-2018","Credit","100.10","100.10"};</text:p>
          </table:table-cell>
          <table:table-cell table:formula="of:=COM.MICROSOFT.CONCAT([.A25];[.B25];[.C25];[.D25])" office:value-type="string" office:string-value="String[] trans24= {&quot;01-Sep-2018&quot;,&quot;Credit&quot;,&quot;100.10&quot;,&quot;100.10&quot;};" calcext:value-type="string">
            <text:p>String[] trans24= {"01-Sep-2018","Credit","100.10","100.10"};</text:p>
          </table:table-cell>
        </table:table-row>
        <table:table-row table:style-name="ro2">
          <table:table-cell office:value-type="string" calcext:value-type="string">
            <text:p>String[]</text:p>
          </table:table-cell>
          <table:table-cell office:value-type="string" calcext:value-type="string">
            <text:p><text:s/>trans25</text:p>
          </table:table-cell>
          <table:table-cell office:value-type="string" calcext:value-type="string">
            <text:p>=</text:p>
          </table:table-cell>
          <table:table-cell office:value-type="string" calcext:value-type="string">
            <text:p><text:s/>{"01-Sep-2018","Credit","100.10","100.10"};</text:p>
          </table:table-cell>
          <table:table-cell table:formula="of:=COM.MICROSOFT.CONCAT([.A26];[.B26];[.C26];[.D26])" office:value-type="string" office:string-value="String[] trans25= {&quot;01-Sep-2018&quot;,&quot;Credit&quot;,&quot;100.10&quot;,&quot;100.10&quot;};" calcext:value-type="string">
            <text:p>String[] trans25= {"01-Sep-2018","Credit","100.10","100.10"};</text:p>
          </table:table-cell>
        </table:table-row>
        <table:table-row table:style-name="ro2">
          <table:table-cell office:value-type="string" calcext:value-type="string">
            <text:p>String[]</text:p>
          </table:table-cell>
          <table:table-cell office:value-type="string" calcext:value-type="string">
            <text:p><text:s/>trans26</text:p>
          </table:table-cell>
          <table:table-cell office:value-type="string" calcext:value-type="string">
            <text:p>=</text:p>
          </table:table-cell>
          <table:table-cell office:value-type="string" calcext:value-type="string">
            <text:p><text:s/>{"01-Sep-2018","Credit","100.10","100.10"};</text:p>
          </table:table-cell>
          <table:table-cell table:formula="of:=COM.MICROSOFT.CONCAT([.A27];[.B27];[.C27];[.D27])" office:value-type="string" office:string-value="String[] trans26= {&quot;01-Sep-2018&quot;,&quot;Credit&quot;,&quot;100.10&quot;,&quot;100.10&quot;};" calcext:value-type="string">
            <text:p>String[] trans26= {"01-Sep-2018","Credit","100.10","100.10"};</text:p>
          </table:table-cell>
        </table:table-row>
        <table:table-row table:style-name="ro2">
          <table:table-cell office:value-type="string" calcext:value-type="string">
            <text:p>String[]</text:p>
          </table:table-cell>
          <table:table-cell office:value-type="string" calcext:value-type="string">
            <text:p><text:s/>trans27</text:p>
          </table:table-cell>
          <table:table-cell office:value-type="string" calcext:value-type="string">
            <text:p>=</text:p>
          </table:table-cell>
          <table:table-cell office:value-type="string" calcext:value-type="string">
            <text:p><text:s/>{"01-Sep-2018","Credit","100.10","100.10"};</text:p>
          </table:table-cell>
          <table:table-cell table:formula="of:=COM.MICROSOFT.CONCAT([.A28];[.B28];[.C28];[.D28])" office:value-type="string" office:string-value="String[] trans27= {&quot;01-Sep-2018&quot;,&quot;Credit&quot;,&quot;100.10&quot;,&quot;100.10&quot;};" calcext:value-type="string">
            <text:p>String[] trans27= {"01-Sep-2018","Credit","100.10","100.10"};</text:p>
          </table:table-cell>
        </table:table-row>
        <table:table-row table:style-name="ro2">
          <table:table-cell office:value-type="string" calcext:value-type="string">
            <text:p>String[]</text:p>
          </table:table-cell>
          <table:table-cell office:value-type="string" calcext:value-type="string">
            <text:p><text:s/>trans28</text:p>
          </table:table-cell>
          <table:table-cell office:value-type="string" calcext:value-type="string">
            <text:p>=</text:p>
          </table:table-cell>
          <table:table-cell office:value-type="string" calcext:value-type="string">
            <text:p><text:s/>{"01-Sep-2018","Credit","100.10","100.10"};</text:p>
          </table:table-cell>
          <table:table-cell table:formula="of:=COM.MICROSOFT.CONCAT([.A29];[.B29];[.C29];[.D29])" office:value-type="string" office:string-value="String[] trans28= {&quot;01-Sep-2018&quot;,&quot;Credit&quot;,&quot;100.10&quot;,&quot;100.10&quot;};" calcext:value-type="string">
            <text:p>String[] trans28= {"01-Sep-2018","Credit","100.10","100.10"};</text:p>
          </table:table-cell>
        </table:table-row>
        <table:table-row table:style-name="ro2">
          <table:table-cell office:value-type="string" calcext:value-type="string">
            <text:p>String[]</text:p>
          </table:table-cell>
          <table:table-cell office:value-type="string" calcext:value-type="string">
            <text:p><text:s/>trans29</text:p>
          </table:table-cell>
          <table:table-cell office:value-type="string" calcext:value-type="string">
            <text:p>=</text:p>
          </table:table-cell>
          <table:table-cell office:value-type="string" calcext:value-type="string">
            <text:p><text:s/>{"01-Sep-2018","Credit","100.10","100.10"};</text:p>
          </table:table-cell>
          <table:table-cell table:formula="of:=COM.MICROSOFT.CONCAT([.A30];[.B30];[.C30];[.D30])" office:value-type="string" office:string-value="String[] trans29= {&quot;01-Sep-2018&quot;,&quot;Credit&quot;,&quot;100.10&quot;,&quot;100.10&quot;};" calcext:value-type="string">
            <text:p>String[] trans29= {"01-Sep-2018","Credit","100.10","100.10"};</text:p>
          </table:table-cell>
        </table:table-row>
        <table:table-row table:style-name="ro2">
          <table:table-cell office:value-type="string" calcext:value-type="string">
            <text:p>String[]</text:p>
          </table:table-cell>
          <table:table-cell office:value-type="string" calcext:value-type="string">
            <text:p><text:s/>trans30</text:p>
          </table:table-cell>
          <table:table-cell office:value-type="string" calcext:value-type="string">
            <text:p>=</text:p>
          </table:table-cell>
          <table:table-cell office:value-type="string" calcext:value-type="string">
            <text:p><text:s/>{"01-Sep-2018","Credit","100.10","100.10"};</text:p>
          </table:table-cell>
          <table:table-cell table:formula="of:=COM.MICROSOFT.CONCAT([.A31];[.B31];[.C31];[.D31])" office:value-type="string" office:string-value="String[] trans30= {&quot;01-Sep-2018&quot;,&quot;Credit&quot;,&quot;100.10&quot;,&quot;100.10&quot;};" calcext:value-type="string">
            <text:p>String[] trans30= {"01-Sep-2018","Credit","100.10","100.10"};</text:p>
          </table:table-cell>
        </table:table-row>
        <table:table-row table:style-name="ro2">
          <table:table-cell office:value-type="string" calcext:value-type="string">
            <text:p>String[]</text:p>
          </table:table-cell>
          <table:table-cell office:value-type="string" calcext:value-type="string">
            <text:p><text:s/>trans31</text:p>
          </table:table-cell>
          <table:table-cell office:value-type="string" calcext:value-type="string">
            <text:p>=</text:p>
          </table:table-cell>
          <table:table-cell office:value-type="string" calcext:value-type="string">
            <text:p><text:s/>{"01-Sep-2018","Credit","100.10","100.10"};</text:p>
          </table:table-cell>
          <table:table-cell table:formula="of:=COM.MICROSOFT.CONCAT([.A32];[.B32];[.C32];[.D32])" office:value-type="string" office:string-value="String[] trans31= {&quot;01-Sep-2018&quot;,&quot;Credit&quot;,&quot;100.10&quot;,&quot;100.10&quot;};" calcext:value-type="string">
            <text:p>String[] trans31= {"01-Sep-2018","Credit","100.10","100.10"};</text:p>
          </table:table-cell>
        </table:table-row>
        <table:table-row table:style-name="ro2">
          <table:table-cell office:value-type="string" calcext:value-type="string">
            <text:p>String[]</text:p>
          </table:table-cell>
          <table:table-cell office:value-type="string" calcext:value-type="string">
            <text:p><text:s/>trans32</text:p>
          </table:table-cell>
          <table:table-cell office:value-type="string" calcext:value-type="string">
            <text:p>=</text:p>
          </table:table-cell>
          <table:table-cell office:value-type="string" calcext:value-type="string">
            <text:p><text:s/>{"01-Sep-2018","Credit","100.10","100.10"};</text:p>
          </table:table-cell>
          <table:table-cell table:formula="of:=COM.MICROSOFT.CONCAT([.A33];[.B33];[.C33];[.D33])" office:value-type="string" office:string-value="String[] trans32= {&quot;01-Sep-2018&quot;,&quot;Credit&quot;,&quot;100.10&quot;,&quot;100.10&quot;};" calcext:value-type="string">
            <text:p>String[] trans32= {"01-Sep-2018","Credit","100.10","100.10"};</text:p>
          </table:table-cell>
        </table:table-row>
        <table:table-row table:style-name="ro2">
          <table:table-cell office:value-type="string" calcext:value-type="string">
            <text:p>String[]</text:p>
          </table:table-cell>
          <table:table-cell office:value-type="string" calcext:value-type="string">
            <text:p><text:s/>trans33</text:p>
          </table:table-cell>
          <table:table-cell office:value-type="string" calcext:value-type="string">
            <text:p>=</text:p>
          </table:table-cell>
          <table:table-cell office:value-type="string" calcext:value-type="string">
            <text:p><text:s/>{"01-Sep-2018","Credit","100.10","100.10"};</text:p>
          </table:table-cell>
          <table:table-cell table:formula="of:=COM.MICROSOFT.CONCAT([.A34];[.B34];[.C34];[.D34])" office:value-type="string" office:string-value="String[] trans33= {&quot;01-Sep-2018&quot;,&quot;Credit&quot;,&quot;100.10&quot;,&quot;100.10&quot;};" calcext:value-type="string">
            <text:p>String[] trans33= {"01-Sep-2018","Credit","100.10","100.10"};</text:p>
          </table:table-cell>
        </table:table-row>
        <table:table-row table:style-name="ro2">
          <table:table-cell office:value-type="string" calcext:value-type="string">
            <text:p>String[]</text:p>
          </table:table-cell>
          <table:table-cell office:value-type="string" calcext:value-type="string">
            <text:p><text:s/>trans34</text:p>
          </table:table-cell>
          <table:table-cell office:value-type="string" calcext:value-type="string">
            <text:p>=</text:p>
          </table:table-cell>
          <table:table-cell office:value-type="string" calcext:value-type="string">
            <text:p><text:s/>{"01-Sep-2018","Credit","100.10","100.10"};</text:p>
          </table:table-cell>
          <table:table-cell table:formula="of:=COM.MICROSOFT.CONCAT([.A35];[.B35];[.C35];[.D35])" office:value-type="string" office:string-value="String[] trans34= {&quot;01-Sep-2018&quot;,&quot;Credit&quot;,&quot;100.10&quot;,&quot;100.10&quot;};" calcext:value-type="string">
            <text:p>String[] trans34= {"01-Sep-2018","Credit","100.10","100.10"};</text:p>
          </table:table-cell>
        </table:table-row>
        <table:table-row table:style-name="ro2">
          <table:table-cell office:value-type="string" calcext:value-type="string">
            <text:p>String[]</text:p>
          </table:table-cell>
          <table:table-cell office:value-type="string" calcext:value-type="string">
            <text:p><text:s/>trans35</text:p>
          </table:table-cell>
          <table:table-cell office:value-type="string" calcext:value-type="string">
            <text:p>=</text:p>
          </table:table-cell>
          <table:table-cell office:value-type="string" calcext:value-type="string">
            <text:p><text:s/>{"01-Sep-2018","Credit","100.10","100.10"};</text:p>
          </table:table-cell>
          <table:table-cell table:formula="of:=COM.MICROSOFT.CONCAT([.A36];[.B36];[.C36];[.D36])" office:value-type="string" office:string-value="String[] trans35= {&quot;01-Sep-2018&quot;,&quot;Credit&quot;,&quot;100.10&quot;,&quot;100.10&quot;};" calcext:value-type="string">
            <text:p>String[] trans35= {"01-Sep-2018","Credit","100.10","100.10"};</text:p>
          </table:table-cell>
        </table:table-row>
        <table:table-row table:style-name="ro2">
          <table:table-cell office:value-type="string" calcext:value-type="string">
            <text:p>String[]</text:p>
          </table:table-cell>
          <table:table-cell office:value-type="string" calcext:value-type="string">
            <text:p><text:s/>trans36</text:p>
          </table:table-cell>
          <table:table-cell office:value-type="string" calcext:value-type="string">
            <text:p>=</text:p>
          </table:table-cell>
          <table:table-cell office:value-type="string" calcext:value-type="string">
            <text:p><text:s/>{"01-Sep-2018","Credit","100.10","100.10"};</text:p>
          </table:table-cell>
          <table:table-cell table:formula="of:=COM.MICROSOFT.CONCAT([.A37];[.B37];[.C37];[.D37])" office:value-type="string" office:string-value="String[] trans36= {&quot;01-Sep-2018&quot;,&quot;Credit&quot;,&quot;100.10&quot;,&quot;100.10&quot;};" calcext:value-type="string">
            <text:p>String[] trans36= {"01-Sep-2018","Credit","100.10","100.10"};</text:p>
          </table:table-cell>
        </table:table-row>
        <table:table-row table:style-name="ro2">
          <table:table-cell office:value-type="string" calcext:value-type="string">
            <text:p>String[]</text:p>
          </table:table-cell>
          <table:table-cell office:value-type="string" calcext:value-type="string">
            <text:p><text:s/>trans37</text:p>
          </table:table-cell>
          <table:table-cell office:value-type="string" calcext:value-type="string">
            <text:p>=</text:p>
          </table:table-cell>
          <table:table-cell office:value-type="string" calcext:value-type="string">
            <text:p><text:s/>{"01-Sep-2018","Credit","100.10","100.10"};</text:p>
          </table:table-cell>
          <table:table-cell table:formula="of:=COM.MICROSOFT.CONCAT([.A38];[.B38];[.C38];[.D38])" office:value-type="string" office:string-value="String[] trans37= {&quot;01-Sep-2018&quot;,&quot;Credit&quot;,&quot;100.10&quot;,&quot;100.10&quot;};" calcext:value-type="string">
            <text:p>String[] trans37= {"01-Sep-2018","Credit","100.10","100.10"};</text:p>
          </table:table-cell>
        </table:table-row>
        <table:table-row table:style-name="ro2">
          <table:table-cell office:value-type="string" calcext:value-type="string">
            <text:p>String[]</text:p>
          </table:table-cell>
          <table:table-cell office:value-type="string" calcext:value-type="string">
            <text:p><text:s/>trans38</text:p>
          </table:table-cell>
          <table:table-cell office:value-type="string" calcext:value-type="string">
            <text:p>=</text:p>
          </table:table-cell>
          <table:table-cell office:value-type="string" calcext:value-type="string">
            <text:p><text:s/>{"01-Sep-2018","Credit","100.10","100.10"};</text:p>
          </table:table-cell>
          <table:table-cell table:formula="of:=COM.MICROSOFT.CONCAT([.A39];[.B39];[.C39];[.D39])" office:value-type="string" office:string-value="String[] trans38= {&quot;01-Sep-2018&quot;,&quot;Credit&quot;,&quot;100.10&quot;,&quot;100.10&quot;};" calcext:value-type="string">
            <text:p>String[] trans38= {"01-Sep-2018","Credit","100.10","100.10"};</text:p>
          </table:table-cell>
        </table:table-row>
        <table:table-row table:style-name="ro2">
          <table:table-cell office:value-type="string" calcext:value-type="string">
            <text:p>String[]</text:p>
          </table:table-cell>
          <table:table-cell office:value-type="string" calcext:value-type="string">
            <text:p><text:s/>trans39</text:p>
          </table:table-cell>
          <table:table-cell office:value-type="string" calcext:value-type="string">
            <text:p>=</text:p>
          </table:table-cell>
          <table:table-cell office:value-type="string" calcext:value-type="string">
            <text:p><text:s/>{"01-Sep-2018","Credit","100.10","100.10"};</text:p>
          </table:table-cell>
          <table:table-cell table:formula="of:=COM.MICROSOFT.CONCAT([.A40];[.B40];[.C40];[.D40])" office:value-type="string" office:string-value="String[] trans39= {&quot;01-Sep-2018&quot;,&quot;Credit&quot;,&quot;100.10&quot;,&quot;100.10&quot;};" calcext:value-type="string">
            <text:p>String[] trans39= {"01-Sep-2018","Credit","100.10","100.10"};</text:p>
          </table:table-cell>
        </table:table-row>
        <table:table-row table:style-name="ro2">
          <table:table-cell office:value-type="string" calcext:value-type="string">
            <text:p>String[]</text:p>
          </table:table-cell>
          <table:table-cell office:value-type="string" calcext:value-type="string">
            <text:p><text:s/>trans40</text:p>
          </table:table-cell>
          <table:table-cell office:value-type="string" calcext:value-type="string">
            <text:p>=</text:p>
          </table:table-cell>
          <table:table-cell office:value-type="string" calcext:value-type="string">
            <text:p><text:s/>{"01-Sep-2018","Credit","100.10","100.10"};</text:p>
          </table:table-cell>
          <table:table-cell table:formula="of:=COM.MICROSOFT.CONCAT([.A41];[.B41];[.C41];[.D41])" office:value-type="string" office:string-value="String[] trans40= {&quot;01-Sep-2018&quot;,&quot;Credit&quot;,&quot;100.10&quot;,&quot;100.10&quot;};" calcext:value-type="string">
            <text:p>String[] trans40= {"01-Sep-2018","Credit","100.10","100.10"};</text:p>
          </table:table-cell>
        </table:table-row>
        <table:table-row table:style-name="ro2">
          <table:table-cell office:value-type="string" calcext:value-type="string">
            <text:p>String[]</text:p>
          </table:table-cell>
          <table:table-cell office:value-type="string" calcext:value-type="string">
            <text:p><text:s/>trans41</text:p>
          </table:table-cell>
          <table:table-cell office:value-type="string" calcext:value-type="string">
            <text:p>=</text:p>
          </table:table-cell>
          <table:table-cell office:value-type="string" calcext:value-type="string">
            <text:p><text:s/>{"01-Sep-2018","Credit","100.10","100.10"};</text:p>
          </table:table-cell>
          <table:table-cell table:formula="of:=COM.MICROSOFT.CONCAT([.A42];[.B42];[.C42];[.D42])" office:value-type="string" office:string-value="String[] trans41= {&quot;01-Sep-2018&quot;,&quot;Credit&quot;,&quot;100.10&quot;,&quot;100.10&quot;};" calcext:value-type="string">
            <text:p>String[] trans41= {"01-Sep-2018","Credit","100.10","100.10"};</text:p>
          </table:table-cell>
        </table:table-row>
        <table:table-row table:style-name="ro2">
          <table:table-cell office:value-type="string" calcext:value-type="string">
            <text:p>String[]</text:p>
          </table:table-cell>
          <table:table-cell office:value-type="string" calcext:value-type="string">
            <text:p><text:s/>trans42</text:p>
          </table:table-cell>
          <table:table-cell office:value-type="string" calcext:value-type="string">
            <text:p>=</text:p>
          </table:table-cell>
          <table:table-cell office:value-type="string" calcext:value-type="string">
            <text:p><text:s/>{"01-Sep-2018","Credit","100.10","100.10"};</text:p>
          </table:table-cell>
          <table:table-cell table:formula="of:=COM.MICROSOFT.CONCAT([.A43];[.B43];[.C43];[.D43])" office:value-type="string" office:string-value="String[] trans42= {&quot;01-Sep-2018&quot;,&quot;Credit&quot;,&quot;100.10&quot;,&quot;100.10&quot;};" calcext:value-type="string">
            <text:p>String[] trans42= {"01-Sep-2018","Credit","100.10","100.10"};</text:p>
          </table:table-cell>
        </table:table-row>
        <table:table-row table:style-name="ro2">
          <table:table-cell office:value-type="string" calcext:value-type="string">
            <text:p>String[]</text:p>
          </table:table-cell>
          <table:table-cell office:value-type="string" calcext:value-type="string">
            <text:p><text:s/>trans43</text:p>
          </table:table-cell>
          <table:table-cell office:value-type="string" calcext:value-type="string">
            <text:p>=</text:p>
          </table:table-cell>
          <table:table-cell office:value-type="string" calcext:value-type="string">
            <text:p><text:s/>{"01-Sep-2018","Credit","100.10","100.10"};</text:p>
          </table:table-cell>
          <table:table-cell table:formula="of:=COM.MICROSOFT.CONCAT([.A44];[.B44];[.C44];[.D44])" office:value-type="string" office:string-value="String[] trans43= {&quot;01-Sep-2018&quot;,&quot;Credit&quot;,&quot;100.10&quot;,&quot;100.10&quot;};" calcext:value-type="string">
            <text:p>String[] trans43= {"01-Sep-2018","Credit","100.10","100.10"};</text:p>
          </table:table-cell>
        </table:table-row>
        <table:table-row table:style-name="ro2">
          <table:table-cell office:value-type="string" calcext:value-type="string">
            <text:p>String[]</text:p>
          </table:table-cell>
          <table:table-cell office:value-type="string" calcext:value-type="string">
            <text:p><text:s/>trans44</text:p>
          </table:table-cell>
          <table:table-cell office:value-type="string" calcext:value-type="string">
            <text:p>=</text:p>
          </table:table-cell>
          <table:table-cell office:value-type="string" calcext:value-type="string">
            <text:p><text:s/>{"01-Sep-2018","Credit","100.10","100.10"};</text:p>
          </table:table-cell>
          <table:table-cell table:formula="of:=COM.MICROSOFT.CONCAT([.A45];[.B45];[.C45];[.D45])" office:value-type="string" office:string-value="String[] trans44= {&quot;01-Sep-2018&quot;,&quot;Credit&quot;,&quot;100.10&quot;,&quot;100.10&quot;};" calcext:value-type="string">
            <text:p>String[] trans44= {"01-Sep-2018","Credit","100.10","100.10"};</text:p>
          </table:table-cell>
        </table:table-row>
        <table:table-row table:style-name="ro2">
          <table:table-cell office:value-type="string" calcext:value-type="string">
            <text:p>String[]</text:p>
          </table:table-cell>
          <table:table-cell office:value-type="string" calcext:value-type="string">
            <text:p><text:s/>trans45</text:p>
          </table:table-cell>
          <table:table-cell office:value-type="string" calcext:value-type="string">
            <text:p>=</text:p>
          </table:table-cell>
          <table:table-cell office:value-type="string" calcext:value-type="string">
            <text:p><text:s/>{"01-Sep-2018","Credit","100.10","100.10"};</text:p>
          </table:table-cell>
          <table:table-cell table:formula="of:=COM.MICROSOFT.CONCAT([.A46];[.B46];[.C46];[.D46])" office:value-type="string" office:string-value="String[] trans45= {&quot;01-Sep-2018&quot;,&quot;Credit&quot;,&quot;100.10&quot;,&quot;100.10&quot;};" calcext:value-type="string">
            <text:p>String[] trans45= {"01-Sep-2018","Credit","100.10","100.10"};</text:p>
          </table:table-cell>
        </table:table-row>
        <table:table-row table:style-name="ro2">
          <table:table-cell office:value-type="string" calcext:value-type="string">
            <text:p>String[]</text:p>
          </table:table-cell>
          <table:table-cell office:value-type="string" calcext:value-type="string">
            <text:p><text:s/>trans46</text:p>
          </table:table-cell>
          <table:table-cell office:value-type="string" calcext:value-type="string">
            <text:p>=</text:p>
          </table:table-cell>
          <table:table-cell office:value-type="string" calcext:value-type="string">
            <text:p><text:s/>{"01-Sep-2018","Credit","100.10","100.10"};</text:p>
          </table:table-cell>
          <table:table-cell table:formula="of:=COM.MICROSOFT.CONCAT([.A47];[.B47];[.C47];[.D47])" office:value-type="string" office:string-value="String[] trans46= {&quot;01-Sep-2018&quot;,&quot;Credit&quot;,&quot;100.10&quot;,&quot;100.10&quot;};" calcext:value-type="string">
            <text:p>String[] trans46= {"01-Sep-2018","Credit","100.10","100.10"};</text:p>
          </table:table-cell>
        </table:table-row>
        <table:table-row table:style-name="ro2">
          <table:table-cell office:value-type="string" calcext:value-type="string">
            <text:p>String[]</text:p>
          </table:table-cell>
          <table:table-cell office:value-type="string" calcext:value-type="string">
            <text:p><text:s/>trans47</text:p>
          </table:table-cell>
          <table:table-cell office:value-type="string" calcext:value-type="string">
            <text:p>=</text:p>
          </table:table-cell>
          <table:table-cell office:value-type="string" calcext:value-type="string">
            <text:p><text:s/>{"01-Sep-2018","Credit","100.10","100.10"};</text:p>
          </table:table-cell>
          <table:table-cell table:formula="of:=COM.MICROSOFT.CONCAT([.A48];[.B48];[.C48];[.D48])" office:value-type="string" office:string-value="String[] trans47= {&quot;01-Sep-2018&quot;,&quot;Credit&quot;,&quot;100.10&quot;,&quot;100.10&quot;};" calcext:value-type="string">
            <text:p>String[] trans47= {"01-Sep-2018","Credit","100.10","100.10"};</text:p>
          </table:table-cell>
        </table:table-row>
        <table:table-row table:style-name="ro2">
          <table:table-cell office:value-type="string" calcext:value-type="string">
            <text:p>String[]</text:p>
          </table:table-cell>
          <table:table-cell office:value-type="string" calcext:value-type="string">
            <text:p><text:s/>trans48</text:p>
          </table:table-cell>
          <table:table-cell office:value-type="string" calcext:value-type="string">
            <text:p>=</text:p>
          </table:table-cell>
          <table:table-cell office:value-type="string" calcext:value-type="string">
            <text:p><text:s/>{"01-Sep-2018","Credit","100.10","100.10"};</text:p>
          </table:table-cell>
          <table:table-cell table:formula="of:=COM.MICROSOFT.CONCAT([.A49];[.B49];[.C49];[.D49])" office:value-type="string" office:string-value="String[] trans48= {&quot;01-Sep-2018&quot;,&quot;Credit&quot;,&quot;100.10&quot;,&quot;100.10&quot;};" calcext:value-type="string">
            <text:p>String[] trans48= {"01-Sep-2018","Credit","100.10","100.10"};</text:p>
          </table:table-cell>
        </table:table-row>
        <table:table-row table:style-name="ro2">
          <table:table-cell office:value-type="string" calcext:value-type="string">
            <text:p>String[]</text:p>
          </table:table-cell>
          <table:table-cell office:value-type="string" calcext:value-type="string">
            <text:p><text:s/>trans49</text:p>
          </table:table-cell>
          <table:table-cell office:value-type="string" calcext:value-type="string">
            <text:p>=</text:p>
          </table:table-cell>
          <table:table-cell office:value-type="string" calcext:value-type="string">
            <text:p><text:s/>{"03-Aug-2019","Credit","100.10","100.10"};</text:p>
          </table:table-cell>
          <table:table-cell table:formula="of:=COM.MICROSOFT.CONCAT([.A50];[.B50];[.C50];[.D50])" office:value-type="string" office:string-value="String[] trans49= {&quot;03-Aug-2019&quot;,&quot;Credit&quot;,&quot;100.10&quot;,&quot;100.10&quot;};" calcext:value-type="string">
            <text:p>String[] trans49= {"03-Aug-2019","Credit","100.10","100.10"};</text:p>
          </table:table-cell>
        </table:table-row>
        <table:table-row table:style-name="ro2">
          <table:table-cell office:value-type="string" calcext:value-type="string">
            <text:p>String[]</text:p>
          </table:table-cell>
          <table:table-cell office:value-type="string" calcext:value-type="string">
            <text:p><text:s/>trans50</text:p>
          </table:table-cell>
          <table:table-cell office:value-type="string" calcext:value-type="string">
            <text:p>=</text:p>
          </table:table-cell>
          <table:table-cell office:value-type="string" calcext:value-type="string">
            <text:p><text:s/>{"01-Sep-2019","Credit","100.10","100000.10"};</text:p>
          </table:table-cell>
          <table:table-cell table:formula="of:=COM.MICROSOFT.CONCAT([.A51];[.B51];[.C51];[.D51])" office:value-type="string" office:string-value="String[] trans50= {&quot;01-Sep-2019&quot;,&quot;Credit&quot;,&quot;100.10&quot;,&quot;100000.10&quot;};" calcext:value-type="string">
            <text:p>String[] trans50= {"01-Sep-2019","Credit","100.10","100000.10"};</text:p>
          </table:table-cell>
        </table:table-row>
        <table:table-row table:style-name="ro2">
          <table:table-cell office:value-type="string" calcext:value-type="string">
            <text:p>String[]</text:p>
          </table:table-cell>
          <table:table-cell office:value-type="string" calcext:value-type="string">
            <text:p><text:s/>trans51</text:p>
          </table:table-cell>
          <table:table-cell office:value-type="string" calcext:value-type="string">
            <text:p>=</text:p>
          </table:table-cell>
          <table:table-cell office:value-type="string" calcext:value-type="string">
            <text:p><text:s/>{"01-Sep-2018","Credit","100.10","100.10"};</text:p>
          </table:table-cell>
          <table:table-cell table:formula="of:=COM.MICROSOFT.CONCAT([.A52];[.B52];[.C52];[.D52])" office:value-type="string" office:string-value="String[] trans51= {&quot;01-Sep-2018&quot;,&quot;Credit&quot;,&quot;100.10&quot;,&quot;100.10&quot;};" calcext:value-type="string">
            <text:p>String[] trans51= {"01-Sep-2018","Credit","100.10","100.10"};</text:p>
          </table:table-cell>
        </table:table-row>
        <table:table-row table:style-name="ro2">
          <table:table-cell office:value-type="string" calcext:value-type="string">
            <text:p>String[]</text:p>
          </table:table-cell>
          <table:table-cell office:value-type="string" calcext:value-type="string">
            <text:p><text:s/>trans52</text:p>
          </table:table-cell>
          <table:table-cell office:value-type="string" calcext:value-type="string">
            <text:p>=</text:p>
          </table:table-cell>
          <table:table-cell office:value-type="string" calcext:value-type="string">
            <text:p><text:s/>{"01-Sep-2018","Credit","100.10","100.10"};</text:p>
          </table:table-cell>
          <table:table-cell table:formula="of:=COM.MICROSOFT.CONCAT([.A53];[.B53];[.C53];[.D53])" office:value-type="string" office:string-value="String[] trans52= {&quot;01-Sep-2018&quot;,&quot;Credit&quot;,&quot;100.10&quot;,&quot;100.10&quot;};" calcext:value-type="string">
            <text:p>String[] trans52= {"01-Sep-2018","Credit","100.10","100.10"};</text:p>
          </table:table-cell>
        </table:table-row>
        <table:table-row table:style-name="ro2">
          <table:table-cell office:value-type="string" calcext:value-type="string">
            <text:p>String[]</text:p>
          </table:table-cell>
          <table:table-cell office:value-type="string" calcext:value-type="string">
            <text:p><text:s/>trans53</text:p>
          </table:table-cell>
          <table:table-cell office:value-type="string" calcext:value-type="string">
            <text:p>=</text:p>
          </table:table-cell>
          <table:table-cell office:value-type="string" calcext:value-type="string">
            <text:p><text:s/>{"01-Sep-2018","Credit","100.10","100.10"};</text:p>
          </table:table-cell>
          <table:table-cell table:formula="of:=COM.MICROSOFT.CONCAT([.A54];[.B54];[.C54];[.D54])" office:value-type="string" office:string-value="String[] trans53= {&quot;01-Sep-2018&quot;,&quot;Credit&quot;,&quot;100.10&quot;,&quot;100.10&quot;};" calcext:value-type="string">
            <text:p>String[] trans53= {"01-Sep-2018","Credit","100.10","100.10"};</text:p>
          </table:table-cell>
        </table:table-row>
        <table:table-row table:style-name="ro2">
          <table:table-cell office:value-type="string" calcext:value-type="string">
            <text:p>String[]</text:p>
          </table:table-cell>
          <table:table-cell office:value-type="string" calcext:value-type="string">
            <text:p><text:s/>trans54</text:p>
          </table:table-cell>
          <table:table-cell office:value-type="string" calcext:value-type="string">
            <text:p>=</text:p>
          </table:table-cell>
          <table:table-cell office:value-type="string" calcext:value-type="string">
            <text:p><text:s/>{"01-Sep-2018","Credit","100.10","100.10"};</text:p>
          </table:table-cell>
          <table:table-cell table:formula="of:=COM.MICROSOFT.CONCAT([.A55];[.B55];[.C55];[.D55])" office:value-type="string" office:string-value="String[] trans54= {&quot;01-Sep-2018&quot;,&quot;Credit&quot;,&quot;100.10&quot;,&quot;100.10&quot;};" calcext:value-type="string">
            <text:p>String[] trans54= {"01-Sep-2018","Credit","100.10","100.10"};</text:p>
          </table:table-cell>
        </table:table-row>
        <table:table-row table:style-name="ro2">
          <table:table-cell office:value-type="string" calcext:value-type="string">
            <text:p>String[]</text:p>
          </table:table-cell>
          <table:table-cell office:value-type="string" calcext:value-type="string">
            <text:p><text:s/>trans55</text:p>
          </table:table-cell>
          <table:table-cell office:value-type="string" calcext:value-type="string">
            <text:p>=</text:p>
          </table:table-cell>
          <table:table-cell office:value-type="string" calcext:value-type="string">
            <text:p><text:s/>{"01-Sep-2018","Credit","100.10","100.10"};</text:p>
          </table:table-cell>
          <table:table-cell table:formula="of:=COM.MICROSOFT.CONCAT([.A56];[.B56];[.C56];[.D56])" office:value-type="string" office:string-value="String[] trans55= {&quot;01-Sep-2018&quot;,&quot;Credit&quot;,&quot;100.10&quot;,&quot;100.10&quot;};" calcext:value-type="string">
            <text:p>String[] trans55= {"01-Sep-2018","Credit","100.10","100.10"};</text:p>
          </table:table-cell>
        </table:table-row>
        <table:table-row table:style-name="ro2">
          <table:table-cell office:value-type="string" calcext:value-type="string">
            <text:p>String[]</text:p>
          </table:table-cell>
          <table:table-cell office:value-type="string" calcext:value-type="string">
            <text:p><text:s/>trans56</text:p>
          </table:table-cell>
          <table:table-cell office:value-type="string" calcext:value-type="string">
            <text:p>=</text:p>
          </table:table-cell>
          <table:table-cell office:value-type="string" calcext:value-type="string">
            <text:p><text:s/>{"01-Sep-2018","Credit","100.10","100.10"};</text:p>
          </table:table-cell>
          <table:table-cell table:formula="of:=COM.MICROSOFT.CONCAT([.A57];[.B57];[.C57];[.D57])" office:value-type="string" office:string-value="String[] trans56= {&quot;01-Sep-2018&quot;,&quot;Credit&quot;,&quot;100.10&quot;,&quot;100.10&quot;};" calcext:value-type="string">
            <text:p>String[] trans56= {"01-Sep-2018","Credit","100.10","100.10"};</text:p>
          </table:table-cell>
        </table:table-row>
        <table:table-row table:style-name="ro2">
          <table:table-cell office:value-type="string" calcext:value-type="string">
            <text:p>String[]</text:p>
          </table:table-cell>
          <table:table-cell office:value-type="string" calcext:value-type="string">
            <text:p><text:s/>trans57</text:p>
          </table:table-cell>
          <table:table-cell office:value-type="string" calcext:value-type="string">
            <text:p>=</text:p>
          </table:table-cell>
          <table:table-cell office:value-type="string" calcext:value-type="string">
            <text:p><text:s/>{"01-Sep-2018","Credit","100.10","100.10"};</text:p>
          </table:table-cell>
          <table:table-cell table:formula="of:=COM.MICROSOFT.CONCAT([.A58];[.B58];[.C58];[.D58])" office:value-type="string" office:string-value="String[] trans57= {&quot;01-Sep-2018&quot;,&quot;Credit&quot;,&quot;100.10&quot;,&quot;100.10&quot;};" calcext:value-type="string">
            <text:p>String[] trans57= {"01-Sep-2018","Credit","100.10","100.10"};</text:p>
          </table:table-cell>
        </table:table-row>
        <table:table-row table:style-name="ro2">
          <table:table-cell office:value-type="string" calcext:value-type="string">
            <text:p>String[]</text:p>
          </table:table-cell>
          <table:table-cell office:value-type="string" calcext:value-type="string">
            <text:p><text:s/>trans58</text:p>
          </table:table-cell>
          <table:table-cell office:value-type="string" calcext:value-type="string">
            <text:p>=</text:p>
          </table:table-cell>
          <table:table-cell office:value-type="string" calcext:value-type="string">
            <text:p><text:s/>{"01-Sep-2018","Credit","100.10","100.10"};</text:p>
          </table:table-cell>
          <table:table-cell table:formula="of:=COM.MICROSOFT.CONCAT([.A59];[.B59];[.C59];[.D59])" office:value-type="string" office:string-value="String[] trans58= {&quot;01-Sep-2018&quot;,&quot;Credit&quot;,&quot;100.10&quot;,&quot;100.10&quot;};" calcext:value-type="string">
            <text:p>String[] trans58= {"01-Sep-2018","Credit","100.10","100.10"};</text:p>
          </table:table-cell>
        </table:table-row>
        <table:table-row table:style-name="ro2">
          <table:table-cell office:value-type="string" calcext:value-type="string">
            <text:p>String[]</text:p>
          </table:table-cell>
          <table:table-cell office:value-type="string" calcext:value-type="string">
            <text:p><text:s/>trans59</text:p>
          </table:table-cell>
          <table:table-cell office:value-type="string" calcext:value-type="string">
            <text:p>=</text:p>
          </table:table-cell>
          <table:table-cell office:value-type="string" calcext:value-type="string">
            <text:p><text:s/>{"01-Sep-2018","Credit","100.10","100.10"};</text:p>
          </table:table-cell>
          <table:table-cell table:formula="of:=COM.MICROSOFT.CONCAT([.A60];[.B60];[.C60];[.D60])" office:value-type="string" office:string-value="String[] trans59= {&quot;01-Sep-2018&quot;,&quot;Credit&quot;,&quot;100.10&quot;,&quot;100.10&quot;};" calcext:value-type="string">
            <text:p>String[] trans59= {"01-Sep-2018","Credit","100.10","100.10"};</text:p>
          </table:table-cell>
        </table:table-row>
        <table:table-row table:style-name="ro2">
          <table:table-cell office:value-type="string" calcext:value-type="string">
            <text:p>String[]</text:p>
          </table:table-cell>
          <table:table-cell office:value-type="string" calcext:value-type="string">
            <text:p><text:s/>trans60</text:p>
          </table:table-cell>
          <table:table-cell office:value-type="string" calcext:value-type="string">
            <text:p>=</text:p>
          </table:table-cell>
          <table:table-cell office:value-type="string" calcext:value-type="string">
            <text:p><text:s/>{"01-Sep-2018","Credit","100.10","100.10"};</text:p>
          </table:table-cell>
          <table:table-cell table:formula="of:=COM.MICROSOFT.CONCAT([.A61];[.B61];[.C61];[.D61])" office:value-type="string" office:string-value="String[] trans60= {&quot;01-Sep-2018&quot;,&quot;Credit&quot;,&quot;100.10&quot;,&quot;100.10&quot;};" calcext:value-type="string">
            <text:p>String[] trans60= {"01-Sep-2018","Credit","100.10","100.10"};</text:p>
          </table:table-cell>
        </table:table-row>
        <table:table-row table:style-name="ro2">
          <table:table-cell office:value-type="string" calcext:value-type="string">
            <text:p>String[]</text:p>
          </table:table-cell>
          <table:table-cell office:value-type="string" calcext:value-type="string">
            <text:p><text:s/>trans61</text:p>
          </table:table-cell>
          <table:table-cell office:value-type="string" calcext:value-type="string">
            <text:p>=</text:p>
          </table:table-cell>
          <table:table-cell office:value-type="string" calcext:value-type="string">
            <text:p><text:s/>{"01-Sep-2018","Credit","100.10","100.10"};</text:p>
          </table:table-cell>
          <table:table-cell table:formula="of:=COM.MICROSOFT.CONCAT([.A62];[.B62];[.C62];[.D62])" office:value-type="string" office:string-value="String[] trans61= {&quot;01-Sep-2018&quot;,&quot;Credit&quot;,&quot;100.10&quot;,&quot;100.10&quot;};" calcext:value-type="string">
            <text:p>String[] trans61= {"01-Sep-2018","Credit","100.10","100.10"};</text:p>
          </table:table-cell>
        </table:table-row>
        <table:table-row table:style-name="ro2">
          <table:table-cell office:value-type="string" calcext:value-type="string">
            <text:p>String[]</text:p>
          </table:table-cell>
          <table:table-cell office:value-type="string" calcext:value-type="string">
            <text:p><text:s/>trans62</text:p>
          </table:table-cell>
          <table:table-cell office:value-type="string" calcext:value-type="string">
            <text:p>=</text:p>
          </table:table-cell>
          <table:table-cell office:value-type="string" calcext:value-type="string">
            <text:p><text:s/>{"01-Sep-2018","Credit","100.10","100.10"};</text:p>
          </table:table-cell>
          <table:table-cell table:formula="of:=COM.MICROSOFT.CONCAT([.A63];[.B63];[.C63];[.D63])" office:value-type="string" office:string-value="String[] trans62= {&quot;01-Sep-2018&quot;,&quot;Credit&quot;,&quot;100.10&quot;,&quot;100.10&quot;};" calcext:value-type="string">
            <text:p>String[] trans62= {"01-Sep-2018","Credit","100.10","100.10"};</text:p>
          </table:table-cell>
        </table:table-row>
        <table:table-row table:style-name="ro2">
          <table:table-cell office:value-type="string" calcext:value-type="string">
            <text:p>String[]</text:p>
          </table:table-cell>
          <table:table-cell office:value-type="string" calcext:value-type="string">
            <text:p><text:s/>trans63</text:p>
          </table:table-cell>
          <table:table-cell office:value-type="string" calcext:value-type="string">
            <text:p>=</text:p>
          </table:table-cell>
          <table:table-cell office:value-type="string" calcext:value-type="string">
            <text:p><text:s/>{"01-Sep-2018","Credit","100.10","100.10"};</text:p>
          </table:table-cell>
          <table:table-cell table:formula="of:=COM.MICROSOFT.CONCAT([.A64];[.B64];[.C64];[.D64])" office:value-type="string" office:string-value="String[] trans63= {&quot;01-Sep-2018&quot;,&quot;Credit&quot;,&quot;100.10&quot;,&quot;100.10&quot;};" calcext:value-type="string">
            <text:p>String[] trans63= {"01-Sep-2018","Credit","100.10","100.10"};</text:p>
          </table:table-cell>
        </table:table-row>
        <table:table-row table:style-name="ro2">
          <table:table-cell office:value-type="string" calcext:value-type="string">
            <text:p>String[]</text:p>
          </table:table-cell>
          <table:table-cell office:value-type="string" calcext:value-type="string">
            <text:p><text:s/>trans64</text:p>
          </table:table-cell>
          <table:table-cell office:value-type="string" calcext:value-type="string">
            <text:p>=</text:p>
          </table:table-cell>
          <table:table-cell office:value-type="string" calcext:value-type="string">
            <text:p><text:s/>{"01-Sep-2018","Credit","100.10","100.10"};</text:p>
          </table:table-cell>
          <table:table-cell table:formula="of:=COM.MICROSOFT.CONCAT([.A65];[.B65];[.C65];[.D65])" office:value-type="string" office:string-value="String[] trans64= {&quot;01-Sep-2018&quot;,&quot;Credit&quot;,&quot;100.10&quot;,&quot;100.10&quot;};" calcext:value-type="string">
            <text:p>String[] trans64= {"01-Sep-2018","Credit","100.10","100.10"};</text:p>
          </table:table-cell>
        </table:table-row>
        <table:table-row table:style-name="ro2">
          <table:table-cell office:value-type="string" calcext:value-type="string">
            <text:p>String[]</text:p>
          </table:table-cell>
          <table:table-cell office:value-type="string" calcext:value-type="string">
            <text:p><text:s/>trans65</text:p>
          </table:table-cell>
          <table:table-cell office:value-type="string" calcext:value-type="string">
            <text:p>=</text:p>
          </table:table-cell>
          <table:table-cell office:value-type="string" calcext:value-type="string">
            <text:p><text:s/>{"01-Sep-2018","Credit","100.10","100.10"};</text:p>
          </table:table-cell>
          <table:table-cell table:formula="of:=COM.MICROSOFT.CONCAT([.A66];[.B66];[.C66];[.D66])" office:value-type="string" office:string-value="String[] trans65= {&quot;01-Sep-2018&quot;,&quot;Credit&quot;,&quot;100.10&quot;,&quot;100.10&quot;};" calcext:value-type="string">
            <text:p>String[] trans65= {"01-Sep-2018","Credit","100.10","100.10"};</text:p>
          </table:table-cell>
        </table:table-row>
        <table:table-row table:style-name="ro2">
          <table:table-cell office:value-type="string" calcext:value-type="string">
            <text:p>String[]</text:p>
          </table:table-cell>
          <table:table-cell office:value-type="string" calcext:value-type="string">
            <text:p><text:s/>trans66</text:p>
          </table:table-cell>
          <table:table-cell office:value-type="string" calcext:value-type="string">
            <text:p>=</text:p>
          </table:table-cell>
          <table:table-cell office:value-type="string" calcext:value-type="string">
            <text:p><text:s/>{"01-Sep-2018","Credit","100.10","100.10"};</text:p>
          </table:table-cell>
          <table:table-cell table:formula="of:=COM.MICROSOFT.CONCAT([.A67];[.B67];[.C67];[.D67])" office:value-type="string" office:string-value="String[] trans66= {&quot;01-Sep-2018&quot;,&quot;Credit&quot;,&quot;100.10&quot;,&quot;100.10&quot;};" calcext:value-type="string">
            <text:p>String[] trans66= {"01-Sep-2018","Credit","100.10","100.10"};</text:p>
          </table:table-cell>
        </table:table-row>
        <table:table-row table:style-name="ro2">
          <table:table-cell office:value-type="string" calcext:value-type="string">
            <text:p>String[]</text:p>
          </table:table-cell>
          <table:table-cell office:value-type="string" calcext:value-type="string">
            <text:p><text:s/>trans67</text:p>
          </table:table-cell>
          <table:table-cell office:value-type="string" calcext:value-type="string">
            <text:p>=</text:p>
          </table:table-cell>
          <table:table-cell office:value-type="string" calcext:value-type="string">
            <text:p><text:s/>{"01-Sep-2018","Credit","100.10","100.10"};</text:p>
          </table:table-cell>
          <table:table-cell table:formula="of:=COM.MICROSOFT.CONCAT([.A68];[.B68];[.C68];[.D68])" office:value-type="string" office:string-value="String[] trans67= {&quot;01-Sep-2018&quot;,&quot;Credit&quot;,&quot;100.10&quot;,&quot;100.10&quot;};" calcext:value-type="string">
            <text:p>String[] trans67= {"01-Sep-2018","Credit","100.10","100.10"};</text:p>
          </table:table-cell>
        </table:table-row>
        <table:table-row table:style-name="ro2">
          <table:table-cell office:value-type="string" calcext:value-type="string">
            <text:p>String[]</text:p>
          </table:table-cell>
          <table:table-cell office:value-type="string" calcext:value-type="string">
            <text:p><text:s/>trans68</text:p>
          </table:table-cell>
          <table:table-cell office:value-type="string" calcext:value-type="string">
            <text:p>=</text:p>
          </table:table-cell>
          <table:table-cell office:value-type="string" calcext:value-type="string">
            <text:p><text:s/>{"01-Sep-2018","Credit","100.10","100.10"};</text:p>
          </table:table-cell>
          <table:table-cell table:formula="of:=COM.MICROSOFT.CONCAT([.A69];[.B69];[.C69];[.D69])" office:value-type="string" office:string-value="String[] trans68= {&quot;01-Sep-2018&quot;,&quot;Credit&quot;,&quot;100.10&quot;,&quot;100.10&quot;};" calcext:value-type="string">
            <text:p>String[] trans68= {"01-Sep-2018","Credit","100.10","100.10"};</text:p>
          </table:table-cell>
        </table:table-row>
        <table:table-row table:style-name="ro2">
          <table:table-cell office:value-type="string" calcext:value-type="string">
            <text:p>String[]</text:p>
          </table:table-cell>
          <table:table-cell office:value-type="string" calcext:value-type="string">
            <text:p><text:s/>trans69</text:p>
          </table:table-cell>
          <table:table-cell office:value-type="string" calcext:value-type="string">
            <text:p>=</text:p>
          </table:table-cell>
          <table:table-cell office:value-type="string" calcext:value-type="string">
            <text:p><text:s/>{"01-Sep-2018","Credit","100.10","100.10"};</text:p>
          </table:table-cell>
          <table:table-cell table:formula="of:=COM.MICROSOFT.CONCAT([.A70];[.B70];[.C70];[.D70])" office:value-type="string" office:string-value="String[] trans69= {&quot;01-Sep-2018&quot;,&quot;Credit&quot;,&quot;100.10&quot;,&quot;100.10&quot;};" calcext:value-type="string">
            <text:p>String[] trans69= {"01-Sep-2018","Credit","100.10","100.10"};</text:p>
          </table:table-cell>
        </table:table-row>
        <table:table-row table:style-name="ro2">
          <table:table-cell office:value-type="string" calcext:value-type="string">
            <text:p>String[]</text:p>
          </table:table-cell>
          <table:table-cell office:value-type="string" calcext:value-type="string">
            <text:p><text:s/>trans70</text:p>
          </table:table-cell>
          <table:table-cell office:value-type="string" calcext:value-type="string">
            <text:p>=</text:p>
          </table:table-cell>
          <table:table-cell office:value-type="string" calcext:value-type="string">
            <text:p><text:s/>{"01-Sep-2018","Credit","100.10","100.10"};</text:p>
          </table:table-cell>
          <table:table-cell table:formula="of:=COM.MICROSOFT.CONCAT([.A71];[.B71];[.C71];[.D71])" office:value-type="string" office:string-value="String[] trans70= {&quot;01-Sep-2018&quot;,&quot;Credit&quot;,&quot;100.10&quot;,&quot;100.10&quot;};" calcext:value-type="string">
            <text:p>String[] trans70= {"01-Sep-2018","Credit","100.10","100.10"};</text:p>
          </table:table-cell>
        </table:table-row>
        <table:table-row table:style-name="ro2">
          <table:table-cell office:value-type="string" calcext:value-type="string">
            <text:p>String[]</text:p>
          </table:table-cell>
          <table:table-cell office:value-type="string" calcext:value-type="string">
            <text:p><text:s/>trans71</text:p>
          </table:table-cell>
          <table:table-cell office:value-type="string" calcext:value-type="string">
            <text:p>=</text:p>
          </table:table-cell>
          <table:table-cell office:value-type="string" calcext:value-type="string">
            <text:p><text:s/>{"01-Sep-2018","Credit","100.10","100.10"};</text:p>
          </table:table-cell>
          <table:table-cell table:formula="of:=COM.MICROSOFT.CONCAT([.A72];[.B72];[.C72];[.D72])" office:value-type="string" office:string-value="String[] trans71= {&quot;01-Sep-2018&quot;,&quot;Credit&quot;,&quot;100.10&quot;,&quot;100.10&quot;};" calcext:value-type="string">
            <text:p>String[] trans71= {"01-Sep-2018","Credit","100.10","100.10"};</text:p>
          </table:table-cell>
        </table:table-row>
        <table:table-row table:style-name="ro2">
          <table:table-cell office:value-type="string" calcext:value-type="string">
            <text:p>String[]</text:p>
          </table:table-cell>
          <table:table-cell office:value-type="string" calcext:value-type="string">
            <text:p><text:s/>trans72</text:p>
          </table:table-cell>
          <table:table-cell office:value-type="string" calcext:value-type="string">
            <text:p>=</text:p>
          </table:table-cell>
          <table:table-cell office:value-type="string" calcext:value-type="string">
            <text:p><text:s/>{"01-Sep-2018","Credit","100.10","100.10"};</text:p>
          </table:table-cell>
          <table:table-cell table:formula="of:=COM.MICROSOFT.CONCAT([.A73];[.B73];[.C73];[.D73])" office:value-type="string" office:string-value="String[] trans72= {&quot;01-Sep-2018&quot;,&quot;Credit&quot;,&quot;100.10&quot;,&quot;100.10&quot;};" calcext:value-type="string">
            <text:p>String[] trans72= {"01-Sep-2018","Credit","100.10","100.10"};</text:p>
          </table:table-cell>
        </table:table-row>
        <table:table-row table:style-name="ro2">
          <table:table-cell office:value-type="string" calcext:value-type="string">
            <text:p>String[]</text:p>
          </table:table-cell>
          <table:table-cell office:value-type="string" calcext:value-type="string">
            <text:p><text:s/>trans73</text:p>
          </table:table-cell>
          <table:table-cell office:value-type="string" calcext:value-type="string">
            <text:p>=</text:p>
          </table:table-cell>
          <table:table-cell office:value-type="string" calcext:value-type="string">
            <text:p><text:s/>{"01-Sep-2018","Credit","100.10","100.10"};</text:p>
          </table:table-cell>
          <table:table-cell table:formula="of:=COM.MICROSOFT.CONCAT([.A74];[.B74];[.C74];[.D74])" office:value-type="string" office:string-value="String[] trans73= {&quot;01-Sep-2018&quot;,&quot;Credit&quot;,&quot;100.10&quot;,&quot;100.10&quot;};" calcext:value-type="string">
            <text:p>String[] trans73= {"01-Sep-2018","Credit","100.10","100.10"};</text:p>
          </table:table-cell>
        </table:table-row>
        <table:table-row table:style-name="ro2">
          <table:table-cell office:value-type="string" calcext:value-type="string">
            <text:p>String[]</text:p>
          </table:table-cell>
          <table:table-cell office:value-type="string" calcext:value-type="string">
            <text:p><text:s/>trans74</text:p>
          </table:table-cell>
          <table:table-cell office:value-type="string" calcext:value-type="string">
            <text:p>=</text:p>
          </table:table-cell>
          <table:table-cell office:value-type="string" calcext:value-type="string">
            <text:p><text:s/>{"01-Sep-2018","Credit","100.10","100.10"};</text:p>
          </table:table-cell>
          <table:table-cell table:formula="of:=COM.MICROSOFT.CONCAT([.A75];[.B75];[.C75];[.D75])" office:value-type="string" office:string-value="String[] trans74= {&quot;01-Sep-2018&quot;,&quot;Credit&quot;,&quot;100.10&quot;,&quot;100.10&quot;};" calcext:value-type="string">
            <text:p>String[] trans74= {"01-Sep-2018","Credit","100.10","100.10"};</text:p>
          </table:table-cell>
        </table:table-row>
        <table:table-row table:style-name="ro2">
          <table:table-cell office:value-type="string" calcext:value-type="string">
            <text:p>String[]</text:p>
          </table:table-cell>
          <table:table-cell office:value-type="string" calcext:value-type="string">
            <text:p><text:s/>trans75</text:p>
          </table:table-cell>
          <table:table-cell office:value-type="string" calcext:value-type="string">
            <text:p>=</text:p>
          </table:table-cell>
          <table:table-cell office:value-type="string" calcext:value-type="string">
            <text:p><text:s/>{"01-Sep-2018","Credit","100.10","100.10"};</text:p>
          </table:table-cell>
          <table:table-cell table:formula="of:=COM.MICROSOFT.CONCAT([.A76];[.B76];[.C76];[.D76])" office:value-type="string" office:string-value="String[] trans75= {&quot;01-Sep-2018&quot;,&quot;Credit&quot;,&quot;100.10&quot;,&quot;100.10&quot;};" calcext:value-type="string">
            <text:p>String[] trans75= {"01-Sep-2018","Credit","100.10","100.10"};</text:p>
          </table:table-cell>
        </table:table-row>
        <table:table-row table:style-name="ro2">
          <table:table-cell office:value-type="string" calcext:value-type="string">
            <text:p>String[]</text:p>
          </table:table-cell>
          <table:table-cell office:value-type="string" calcext:value-type="string">
            <text:p><text:s/>trans76</text:p>
          </table:table-cell>
          <table:table-cell office:value-type="string" calcext:value-type="string">
            <text:p>=</text:p>
          </table:table-cell>
          <table:table-cell office:value-type="string" calcext:value-type="string">
            <text:p><text:s/>{"01-Sep-2018","Credit","100.10","100.10"};</text:p>
          </table:table-cell>
          <table:table-cell table:formula="of:=COM.MICROSOFT.CONCAT([.A77];[.B77];[.C77];[.D77])" office:value-type="string" office:string-value="String[] trans76= {&quot;01-Sep-2018&quot;,&quot;Credit&quot;,&quot;100.10&quot;,&quot;100.10&quot;};" calcext:value-type="string">
            <text:p>String[] trans76= {"01-Sep-2018","Credit","100.10","100.10"};</text:p>
          </table:table-cell>
        </table:table-row>
        <table:table-row table:style-name="ro2">
          <table:table-cell office:value-type="string" calcext:value-type="string">
            <text:p>String[]</text:p>
          </table:table-cell>
          <table:table-cell office:value-type="string" calcext:value-type="string">
            <text:p><text:s/>trans77</text:p>
          </table:table-cell>
          <table:table-cell office:value-type="string" calcext:value-type="string">
            <text:p>=</text:p>
          </table:table-cell>
          <table:table-cell office:value-type="string" calcext:value-type="string">
            <text:p><text:s/>{"01-Sep-2018","Credit","100.10","100.10"};</text:p>
          </table:table-cell>
          <table:table-cell table:formula="of:=COM.MICROSOFT.CONCAT([.A78];[.B78];[.C78];[.D78])" office:value-type="string" office:string-value="String[] trans77= {&quot;01-Sep-2018&quot;,&quot;Credit&quot;,&quot;100.10&quot;,&quot;100.10&quot;};" calcext:value-type="string">
            <text:p>String[] trans77= {"01-Sep-2018","Credit","100.10","100.10"};</text:p>
          </table:table-cell>
        </table:table-row>
        <table:table-row table:style-name="ro2">
          <table:table-cell office:value-type="string" calcext:value-type="string">
            <text:p>String[]</text:p>
          </table:table-cell>
          <table:table-cell office:value-type="string" calcext:value-type="string">
            <text:p><text:s/>trans78</text:p>
          </table:table-cell>
          <table:table-cell office:value-type="string" calcext:value-type="string">
            <text:p>=</text:p>
          </table:table-cell>
          <table:table-cell office:value-type="string" calcext:value-type="string">
            <text:p><text:s/>{"01-Sep-2018","Credit","100.10","100.10"};</text:p>
          </table:table-cell>
          <table:table-cell table:formula="of:=COM.MICROSOFT.CONCAT([.A79];[.B79];[.C79];[.D79])" office:value-type="string" office:string-value="String[] trans78= {&quot;01-Sep-2018&quot;,&quot;Credit&quot;,&quot;100.10&quot;,&quot;100.10&quot;};" calcext:value-type="string">
            <text:p>String[] trans78= {"01-Sep-2018","Credit","100.10","100.10"};</text:p>
          </table:table-cell>
        </table:table-row>
        <table:table-row table:style-name="ro2">
          <table:table-cell office:value-type="string" calcext:value-type="string">
            <text:p>String[]</text:p>
          </table:table-cell>
          <table:table-cell office:value-type="string" calcext:value-type="string">
            <text:p><text:s/>trans79</text:p>
          </table:table-cell>
          <table:table-cell office:value-type="string" calcext:value-type="string">
            <text:p>=</text:p>
          </table:table-cell>
          <table:table-cell office:value-type="string" calcext:value-type="string">
            <text:p><text:s/>{"01-Sep-2018","Credit","100.10","100.10"};</text:p>
          </table:table-cell>
          <table:table-cell table:formula="of:=COM.MICROSOFT.CONCAT([.A80];[.B80];[.C80];[.D80])" office:value-type="string" office:string-value="String[] trans79= {&quot;01-Sep-2018&quot;,&quot;Credit&quot;,&quot;100.10&quot;,&quot;100.10&quot;};" calcext:value-type="string">
            <text:p>String[] trans79= {"01-Sep-2018","Credit","100.10","100.10"};</text:p>
          </table:table-cell>
        </table:table-row>
        <table:table-row table:style-name="ro2">
          <table:table-cell office:value-type="string" calcext:value-type="string">
            <text:p>String[]</text:p>
          </table:table-cell>
          <table:table-cell office:value-type="string" calcext:value-type="string">
            <text:p><text:s/>trans80</text:p>
          </table:table-cell>
          <table:table-cell office:value-type="string" calcext:value-type="string">
            <text:p>=</text:p>
          </table:table-cell>
          <table:table-cell office:value-type="string" calcext:value-type="string">
            <text:p><text:s/>{"01-Sep-2018","Credit","100.10","100.10"};</text:p>
          </table:table-cell>
          <table:table-cell table:formula="of:=COM.MICROSOFT.CONCAT([.A81];[.B81];[.C81];[.D81])" office:value-type="string" office:string-value="String[] trans80= {&quot;01-Sep-2018&quot;,&quot;Credit&quot;,&quot;100.10&quot;,&quot;100.10&quot;};" calcext:value-type="string">
            <text:p>String[] trans80= {"01-Sep-2018","Credit","100.10","100.10"};</text:p>
          </table:table-cell>
        </table:table-row>
        <table:table-row table:style-name="ro2">
          <table:table-cell office:value-type="string" calcext:value-type="string">
            <text:p>String[]</text:p>
          </table:table-cell>
          <table:table-cell office:value-type="string" calcext:value-type="string">
            <text:p><text:s/>trans81</text:p>
          </table:table-cell>
          <table:table-cell office:value-type="string" calcext:value-type="string">
            <text:p>=</text:p>
          </table:table-cell>
          <table:table-cell office:value-type="string" calcext:value-type="string">
            <text:p><text:s/>{"01-Sep-2018","Credit","100.10","100.10"};</text:p>
          </table:table-cell>
          <table:table-cell table:formula="of:=COM.MICROSOFT.CONCAT([.A82];[.B82];[.C82];[.D82])" office:value-type="string" office:string-value="String[] trans81= {&quot;01-Sep-2018&quot;,&quot;Credit&quot;,&quot;100.10&quot;,&quot;100.10&quot;};" calcext:value-type="string">
            <text:p>String[] trans81= {"01-Sep-2018","Credit","100.10","100.10"};</text:p>
          </table:table-cell>
        </table:table-row>
        <table:table-row table:style-name="ro2">
          <table:table-cell office:value-type="string" calcext:value-type="string">
            <text:p>String[]</text:p>
          </table:table-cell>
          <table:table-cell office:value-type="string" calcext:value-type="string">
            <text:p><text:s/>trans82</text:p>
          </table:table-cell>
          <table:table-cell office:value-type="string" calcext:value-type="string">
            <text:p>=</text:p>
          </table:table-cell>
          <table:table-cell office:value-type="string" calcext:value-type="string">
            <text:p><text:s/>{"01-Sep-2018","Credit","100.10","100.10"};</text:p>
          </table:table-cell>
          <table:table-cell table:formula="of:=COM.MICROSOFT.CONCAT([.A83];[.B83];[.C83];[.D83])" office:value-type="string" office:string-value="String[] trans82= {&quot;01-Sep-2018&quot;,&quot;Credit&quot;,&quot;100.10&quot;,&quot;100.10&quot;};" calcext:value-type="string">
            <text:p>String[] trans82= {"01-Sep-2018","Credit","100.10","100.10"};</text:p>
          </table:table-cell>
        </table:table-row>
        <table:table-row table:style-name="ro2">
          <table:table-cell office:value-type="string" calcext:value-type="string">
            <text:p>String[]</text:p>
          </table:table-cell>
          <table:table-cell office:value-type="string" calcext:value-type="string">
            <text:p><text:s/>trans83</text:p>
          </table:table-cell>
          <table:table-cell office:value-type="string" calcext:value-type="string">
            <text:p>=</text:p>
          </table:table-cell>
          <table:table-cell office:value-type="string" calcext:value-type="string">
            <text:p><text:s/>{"01-Sep-2018","Credit","100.10","100.10"};</text:p>
          </table:table-cell>
          <table:table-cell table:formula="of:=COM.MICROSOFT.CONCAT([.A84];[.B84];[.C84];[.D84])" office:value-type="string" office:string-value="String[] trans83= {&quot;01-Sep-2018&quot;,&quot;Credit&quot;,&quot;100.10&quot;,&quot;100.10&quot;};" calcext:value-type="string">
            <text:p>String[] trans83= {"01-Sep-2018","Credit","100.10","100.10"};</text:p>
          </table:table-cell>
        </table:table-row>
        <table:table-row table:style-name="ro2">
          <table:table-cell office:value-type="string" calcext:value-type="string">
            <text:p>String[]</text:p>
          </table:table-cell>
          <table:table-cell office:value-type="string" calcext:value-type="string">
            <text:p><text:s/>trans84</text:p>
          </table:table-cell>
          <table:table-cell office:value-type="string" calcext:value-type="string">
            <text:p>=</text:p>
          </table:table-cell>
          <table:table-cell office:value-type="string" calcext:value-type="string">
            <text:p><text:s/>{"01-Sep-2018","Credit","100.10","100.10"};</text:p>
          </table:table-cell>
          <table:table-cell table:formula="of:=COM.MICROSOFT.CONCAT([.A85];[.B85];[.C85];[.D85])" office:value-type="string" office:string-value="String[] trans84= {&quot;01-Sep-2018&quot;,&quot;Credit&quot;,&quot;100.10&quot;,&quot;100.10&quot;};" calcext:value-type="string">
            <text:p>String[] trans84= {"01-Sep-2018","Credit","100.10","100.10"};</text:p>
          </table:table-cell>
        </table:table-row>
        <table:table-row table:style-name="ro2">
          <table:table-cell office:value-type="string" calcext:value-type="string">
            <text:p>String[]</text:p>
          </table:table-cell>
          <table:table-cell office:value-type="string" calcext:value-type="string">
            <text:p><text:s/>trans85</text:p>
          </table:table-cell>
          <table:table-cell office:value-type="string" calcext:value-type="string">
            <text:p>=</text:p>
          </table:table-cell>
          <table:table-cell office:value-type="string" calcext:value-type="string">
            <text:p><text:s/>{"01-Sep-2018","Credit","100.10","100.10"};</text:p>
          </table:table-cell>
          <table:table-cell table:formula="of:=COM.MICROSOFT.CONCAT([.A86];[.B86];[.C86];[.D86])" office:value-type="string" office:string-value="String[] trans85= {&quot;01-Sep-2018&quot;,&quot;Credit&quot;,&quot;100.10&quot;,&quot;100.10&quot;};" calcext:value-type="string">
            <text:p>String[] trans85= {"01-Sep-2018","Credit","100.10","100.10"};</text:p>
          </table:table-cell>
        </table:table-row>
        <table:table-row table:style-name="ro2">
          <table:table-cell office:value-type="string" calcext:value-type="string">
            <text:p>String[]</text:p>
          </table:table-cell>
          <table:table-cell office:value-type="string" calcext:value-type="string">
            <text:p><text:s/>trans86</text:p>
          </table:table-cell>
          <table:table-cell office:value-type="string" calcext:value-type="string">
            <text:p>=</text:p>
          </table:table-cell>
          <table:table-cell office:value-type="string" calcext:value-type="string">
            <text:p><text:s/>{"01-Sep-2018","Credit","100.10","100.10"};</text:p>
          </table:table-cell>
          <table:table-cell table:formula="of:=COM.MICROSOFT.CONCAT([.A87];[.B87];[.C87];[.D87])" office:value-type="string" office:string-value="String[] trans86= {&quot;01-Sep-2018&quot;,&quot;Credit&quot;,&quot;100.10&quot;,&quot;100.10&quot;};" calcext:value-type="string">
            <text:p>String[] trans86= {"01-Sep-2018","Credit","100.10","100.10"};</text:p>
          </table:table-cell>
        </table:table-row>
        <table:table-row table:style-name="ro2">
          <table:table-cell office:value-type="string" calcext:value-type="string">
            <text:p>String[]</text:p>
          </table:table-cell>
          <table:table-cell office:value-type="string" calcext:value-type="string">
            <text:p><text:s/>trans87</text:p>
          </table:table-cell>
          <table:table-cell office:value-type="string" calcext:value-type="string">
            <text:p>=</text:p>
          </table:table-cell>
          <table:table-cell office:value-type="string" calcext:value-type="string">
            <text:p><text:s/>{"01-Sep-2018","Credit","100.10","100.10"};</text:p>
          </table:table-cell>
          <table:table-cell table:formula="of:=COM.MICROSOFT.CONCAT([.A88];[.B88];[.C88];[.D88])" office:value-type="string" office:string-value="String[] trans87= {&quot;01-Sep-2018&quot;,&quot;Credit&quot;,&quot;100.10&quot;,&quot;100.10&quot;};" calcext:value-type="string">
            <text:p>String[] trans87= {"01-Sep-2018","Credit","100.10","100.10"};</text:p>
          </table:table-cell>
        </table:table-row>
        <table:table-row table:style-name="ro2">
          <table:table-cell office:value-type="string" calcext:value-type="string">
            <text:p>String[]</text:p>
          </table:table-cell>
          <table:table-cell office:value-type="string" calcext:value-type="string">
            <text:p><text:s/>trans88</text:p>
          </table:table-cell>
          <table:table-cell office:value-type="string" calcext:value-type="string">
            <text:p>=</text:p>
          </table:table-cell>
          <table:table-cell office:value-type="string" calcext:value-type="string">
            <text:p><text:s/>{"01-Sep-2018","Credit","100.10","100.10"};</text:p>
          </table:table-cell>
          <table:table-cell table:formula="of:=COM.MICROSOFT.CONCAT([.A89];[.B89];[.C89];[.D89])" office:value-type="string" office:string-value="String[] trans88= {&quot;01-Sep-2018&quot;,&quot;Credit&quot;,&quot;100.10&quot;,&quot;100.10&quot;};" calcext:value-type="string">
            <text:p>String[] trans88= {"01-Sep-2018","Credit","100.10","100.10"};</text:p>
          </table:table-cell>
        </table:table-row>
        <table:table-row table:style-name="ro2">
          <table:table-cell office:value-type="string" calcext:value-type="string">
            <text:p>String[]</text:p>
          </table:table-cell>
          <table:table-cell office:value-type="string" calcext:value-type="string">
            <text:p><text:s/>trans89</text:p>
          </table:table-cell>
          <table:table-cell office:value-type="string" calcext:value-type="string">
            <text:p>=</text:p>
          </table:table-cell>
          <table:table-cell office:value-type="string" calcext:value-type="string">
            <text:p><text:s/>{"01-Sep-2018","Credit","100.10","100.10"};</text:p>
          </table:table-cell>
          <table:table-cell table:formula="of:=COM.MICROSOFT.CONCAT([.A90];[.B90];[.C90];[.D90])" office:value-type="string" office:string-value="String[] trans89= {&quot;01-Sep-2018&quot;,&quot;Credit&quot;,&quot;100.10&quot;,&quot;100.10&quot;};" calcext:value-type="string">
            <text:p>String[] trans89= {"01-Sep-2018","Credit","100.10","100.10"};</text:p>
          </table:table-cell>
        </table:table-row>
        <table:table-row table:style-name="ro2">
          <table:table-cell office:value-type="string" calcext:value-type="string">
            <text:p>String[]</text:p>
          </table:table-cell>
          <table:table-cell office:value-type="string" calcext:value-type="string">
            <text:p><text:s/>trans90</text:p>
          </table:table-cell>
          <table:table-cell office:value-type="string" calcext:value-type="string">
            <text:p>=</text:p>
          </table:table-cell>
          <table:table-cell office:value-type="string" calcext:value-type="string">
            <text:p><text:s/>{"01-Sep-2018","Credit","100.10","100.10"};</text:p>
          </table:table-cell>
          <table:table-cell table:formula="of:=COM.MICROSOFT.CONCAT([.A91];[.B91];[.C91];[.D91])" office:value-type="string" office:string-value="String[] trans90= {&quot;01-Sep-2018&quot;,&quot;Credit&quot;,&quot;100.10&quot;,&quot;100.10&quot;};" calcext:value-type="string">
            <text:p>String[] trans90= {"01-Sep-2018","Credit","100.10","100.10"};</text:p>
          </table:table-cell>
        </table:table-row>
        <table:table-row table:style-name="ro2">
          <table:table-cell office:value-type="string" calcext:value-type="string">
            <text:p>String[]</text:p>
          </table:table-cell>
          <table:table-cell office:value-type="string" calcext:value-type="string">
            <text:p><text:s/>trans91</text:p>
          </table:table-cell>
          <table:table-cell office:value-type="string" calcext:value-type="string">
            <text:p>=</text:p>
          </table:table-cell>
          <table:table-cell office:value-type="string" calcext:value-type="string">
            <text:p><text:s/>{"01-Sep-2018","Credit","100.10","100.10"};</text:p>
          </table:table-cell>
          <table:table-cell table:formula="of:=COM.MICROSOFT.CONCAT([.A92];[.B92];[.C92];[.D92])" office:value-type="string" office:string-value="String[] trans91= {&quot;01-Sep-2018&quot;,&quot;Credit&quot;,&quot;100.10&quot;,&quot;100.10&quot;};" calcext:value-type="string">
            <text:p>String[] trans91= {"01-Sep-2018","Credit","100.10","100.10"};</text:p>
          </table:table-cell>
        </table:table-row>
        <table:table-row table:style-name="ro2">
          <table:table-cell office:value-type="string" calcext:value-type="string">
            <text:p>String[]</text:p>
          </table:table-cell>
          <table:table-cell office:value-type="string" calcext:value-type="string">
            <text:p><text:s/>trans92</text:p>
          </table:table-cell>
          <table:table-cell office:value-type="string" calcext:value-type="string">
            <text:p>=</text:p>
          </table:table-cell>
          <table:table-cell office:value-type="string" calcext:value-type="string">
            <text:p><text:s/>{"01-Sep-2018","Credit","100.10","100.10"};</text:p>
          </table:table-cell>
          <table:table-cell table:formula="of:=COM.MICROSOFT.CONCAT([.A93];[.B93];[.C93];[.D93])" office:value-type="string" office:string-value="String[] trans92= {&quot;01-Sep-2018&quot;,&quot;Credit&quot;,&quot;100.10&quot;,&quot;100.10&quot;};" calcext:value-type="string">
            <text:p>String[] trans92= {"01-Sep-2018","Credit","100.10","100.10"};</text:p>
          </table:table-cell>
        </table:table-row>
        <table:table-row table:style-name="ro2">
          <table:table-cell office:value-type="string" calcext:value-type="string">
            <text:p>String[]</text:p>
          </table:table-cell>
          <table:table-cell office:value-type="string" calcext:value-type="string">
            <text:p><text:s/>trans93</text:p>
          </table:table-cell>
          <table:table-cell office:value-type="string" calcext:value-type="string">
            <text:p>=</text:p>
          </table:table-cell>
          <table:table-cell office:value-type="string" calcext:value-type="string">
            <text:p><text:s/>{"01-Sep-2018","Credit","100.10","100.10"};</text:p>
          </table:table-cell>
          <table:table-cell table:formula="of:=COM.MICROSOFT.CONCAT([.A94];[.B94];[.C94];[.D94])" office:value-type="string" office:string-value="String[] trans93= {&quot;01-Sep-2018&quot;,&quot;Credit&quot;,&quot;100.10&quot;,&quot;100.10&quot;};" calcext:value-type="string">
            <text:p>String[] trans93= {"01-Sep-2018","Credit","100.10","100.10"};</text:p>
          </table:table-cell>
        </table:table-row>
        <table:table-row table:style-name="ro2">
          <table:table-cell office:value-type="string" calcext:value-type="string">
            <text:p>String[]</text:p>
          </table:table-cell>
          <table:table-cell office:value-type="string" calcext:value-type="string">
            <text:p><text:s/>trans94</text:p>
          </table:table-cell>
          <table:table-cell office:value-type="string" calcext:value-type="string">
            <text:p>=</text:p>
          </table:table-cell>
          <table:table-cell office:value-type="string" calcext:value-type="string">
            <text:p><text:s/>{"01-Sep-2018","Credit","100.10","100.10"};</text:p>
          </table:table-cell>
          <table:table-cell table:formula="of:=COM.MICROSOFT.CONCAT([.A95];[.B95];[.C95];[.D95])" office:value-type="string" office:string-value="String[] trans94= {&quot;01-Sep-2018&quot;,&quot;Credit&quot;,&quot;100.10&quot;,&quot;100.10&quot;};" calcext:value-type="string">
            <text:p>String[] trans94= {"01-Sep-2018","Credit","100.10","100.10"};</text:p>
          </table:table-cell>
        </table:table-row>
        <table:table-row table:style-name="ro2">
          <table:table-cell office:value-type="string" calcext:value-type="string">
            <text:p>String[]</text:p>
          </table:table-cell>
          <table:table-cell office:value-type="string" calcext:value-type="string">
            <text:p><text:s/>trans95</text:p>
          </table:table-cell>
          <table:table-cell office:value-type="string" calcext:value-type="string">
            <text:p>=</text:p>
          </table:table-cell>
          <table:table-cell office:value-type="string" calcext:value-type="string">
            <text:p><text:s/>{"01-Sep-2018","Credit","100.10","100.10"};</text:p>
          </table:table-cell>
          <table:table-cell table:formula="of:=COM.MICROSOFT.CONCAT([.A96];[.B96];[.C96];[.D96])" office:value-type="string" office:string-value="String[] trans95= {&quot;01-Sep-2018&quot;,&quot;Credit&quot;,&quot;100.10&quot;,&quot;100.10&quot;};" calcext:value-type="string">
            <text:p>String[] trans95= {"01-Sep-2018","Credit","100.10","100.10"};</text:p>
          </table:table-cell>
        </table:table-row>
        <table:table-row table:style-name="ro2">
          <table:table-cell office:value-type="string" calcext:value-type="string">
            <text:p>String[]</text:p>
          </table:table-cell>
          <table:table-cell office:value-type="string" calcext:value-type="string">
            <text:p><text:s/>trans96</text:p>
          </table:table-cell>
          <table:table-cell office:value-type="string" calcext:value-type="string">
            <text:p>=</text:p>
          </table:table-cell>
          <table:table-cell office:value-type="string" calcext:value-type="string">
            <text:p><text:s/>{"01-Sep-2018","Credit","100.10","100.10"};</text:p>
          </table:table-cell>
          <table:table-cell table:formula="of:=COM.MICROSOFT.CONCAT([.A97];[.B97];[.C97];[.D97])" office:value-type="string" office:string-value="String[] trans96= {&quot;01-Sep-2018&quot;,&quot;Credit&quot;,&quot;100.10&quot;,&quot;100.10&quot;};" calcext:value-type="string">
            <text:p>String[] trans96= {"01-Sep-2018","Credit","100.10","100.10"};</text:p>
          </table:table-cell>
        </table:table-row>
        <table:table-row table:style-name="ro2">
          <table:table-cell office:value-type="string" calcext:value-type="string">
            <text:p>String[]</text:p>
          </table:table-cell>
          <table:table-cell office:value-type="string" calcext:value-type="string">
            <text:p><text:s/>trans97</text:p>
          </table:table-cell>
          <table:table-cell office:value-type="string" calcext:value-type="string">
            <text:p>=</text:p>
          </table:table-cell>
          <table:table-cell office:value-type="string" calcext:value-type="string">
            <text:p><text:s/>{"01-Sep-2018","Credit","100.10","100.10"};</text:p>
          </table:table-cell>
          <table:table-cell table:formula="of:=COM.MICROSOFT.CONCAT([.A98];[.B98];[.C98];[.D98])" office:value-type="string" office:string-value="String[] trans97= {&quot;01-Sep-2018&quot;,&quot;Credit&quot;,&quot;100.10&quot;,&quot;100.10&quot;};" calcext:value-type="string">
            <text:p>String[] trans97= {"01-Sep-2018","Credit","100.10","100.10"};</text:p>
          </table:table-cell>
        </table:table-row>
        <table:table-row table:style-name="ro2">
          <table:table-cell office:value-type="string" calcext:value-type="string">
            <text:p>String[]</text:p>
          </table:table-cell>
          <table:table-cell office:value-type="string" calcext:value-type="string">
            <text:p><text:s/>trans98</text:p>
          </table:table-cell>
          <table:table-cell office:value-type="string" calcext:value-type="string">
            <text:p>=</text:p>
          </table:table-cell>
          <table:table-cell office:value-type="string" calcext:value-type="string">
            <text:p><text:s/>{"01-Sep-2018","Credit","100.10","100.10"};</text:p>
          </table:table-cell>
          <table:table-cell table:formula="of:=COM.MICROSOFT.CONCAT([.A99];[.B99];[.C99];[.D99])" office:value-type="string" office:string-value="String[] trans98= {&quot;01-Sep-2018&quot;,&quot;Credit&quot;,&quot;100.10&quot;,&quot;100.10&quot;};" calcext:value-type="string">
            <text:p>String[] trans98= {"01-Sep-2018","Credit","100.10","100.10"};</text:p>
          </table:table-cell>
        </table:table-row>
        <table:table-row table:style-name="ro2">
          <table:table-cell office:value-type="string" calcext:value-type="string">
            <text:p>String[]</text:p>
          </table:table-cell>
          <table:table-cell office:value-type="string" calcext:value-type="string">
            <text:p><text:s/>trans99</text:p>
          </table:table-cell>
          <table:table-cell office:value-type="string" calcext:value-type="string">
            <text:p>=</text:p>
          </table:table-cell>
          <table:table-cell office:value-type="string" calcext:value-type="string">
            <text:p><text:s/>{"01-Sep-2018","Credit","100.10","100.10"};</text:p>
          </table:table-cell>
          <table:table-cell table:formula="of:=COM.MICROSOFT.CONCAT([.A100];[.B100];[.C100];[.D100])" office:value-type="string" office:string-value="String[] trans99= {&quot;01-Sep-2018&quot;,&quot;Credit&quot;,&quot;100.10&quot;,&quot;100.10&quot;};" calcext:value-type="string">
            <text:p>String[] trans99= {"01-Sep-2018","Credit","100.10","100.10"};</text:p>
          </table:table-cell>
        </table:table-row>
        <table:table-row table:style-name="ro2">
          <table:table-cell office:value-type="string" calcext:value-type="string">
            <text:p>String[]</text:p>
          </table:table-cell>
          <table:table-cell office:value-type="string" calcext:value-type="string">
            <text:p><text:s/>trans100</text:p>
          </table:table-cell>
          <table:table-cell office:value-type="string" calcext:value-type="string">
            <text:p>=</text:p>
          </table:table-cell>
          <table:table-cell office:value-type="string" calcext:value-type="string">
            <text:p><text:s/>{"01-Sep-2018","Credit","100.10","100.10"};</text:p>
          </table:table-cell>
          <table:table-cell table:formula="of:=COM.MICROSOFT.CONCAT([.A101];[.B101];[.C101];[.D101])" office:value-type="string" office:string-value="String[] trans100= {&quot;01-Sep-2018&quot;,&quot;Credit&quot;,&quot;100.10&quot;,&quot;100.10&quot;};" calcext:value-type="string">
            <text:p>String[] trans100= {"01-Sep-2018","Credit","100.10","100.10"};</text:p>
          </table:table-cell>
        </table:table-row>
        <table:table-row table:style-name="ro2">
          <table:table-cell office:value-type="string" calcext:value-type="string">
            <text:p>String[]</text:p>
          </table:table-cell>
          <table:table-cell office:value-type="string" calcext:value-type="string">
            <text:p><text:s/>trans101</text:p>
          </table:table-cell>
          <table:table-cell office:value-type="string" calcext:value-type="string">
            <text:p>=</text:p>
          </table:table-cell>
          <table:table-cell office:value-type="string" calcext:value-type="string">
            <text:p><text:s/>{"01-Sep-2018","Credit","100.10","100.10"};</text:p>
          </table:table-cell>
          <table:table-cell table:formula="of:=COM.MICROSOFT.CONCAT([.A102];[.B102];[.C102];[.D102])" office:value-type="string" office:string-value="String[] trans101= {&quot;01-Sep-2018&quot;,&quot;Credit&quot;,&quot;100.10&quot;,&quot;100.10&quot;};" calcext:value-type="string">
            <text:p>String[] trans101= {"01-Sep-2018","Credit","100.10","100.10"};</text:p>
          </table:table-cell>
        </table:table-row>
        <table:table-row table:style-name="ro2">
          <table:table-cell office:value-type="string" calcext:value-type="string">
            <text:p>String[]</text:p>
          </table:table-cell>
          <table:table-cell office:value-type="string" calcext:value-type="string">
            <text:p><text:s/>trans102</text:p>
          </table:table-cell>
          <table:table-cell office:value-type="string" calcext:value-type="string">
            <text:p>=</text:p>
          </table:table-cell>
          <table:table-cell office:value-type="string" calcext:value-type="string">
            <text:p><text:s/>{"01-Sep-2018","Credit","100.10","100.10"};</text:p>
          </table:table-cell>
          <table:table-cell table:formula="of:=COM.MICROSOFT.CONCAT([.A103];[.B103];[.C103];[.D103])" office:value-type="string" office:string-value="String[] trans102= {&quot;01-Sep-2018&quot;,&quot;Credit&quot;,&quot;100.10&quot;,&quot;100.10&quot;};" calcext:value-type="string">
            <text:p>String[] trans102= {"01-Sep-2018","Credit","100.10","100.10"};</text:p>
          </table:table-cell>
        </table:table-row>
        <table:table-row table:style-name="ro2">
          <table:table-cell office:value-type="string" calcext:value-type="string">
            <text:p>String[]</text:p>
          </table:table-cell>
          <table:table-cell office:value-type="string" calcext:value-type="string">
            <text:p><text:s/>trans103</text:p>
          </table:table-cell>
          <table:table-cell office:value-type="string" calcext:value-type="string">
            <text:p>=</text:p>
          </table:table-cell>
          <table:table-cell office:value-type="string" calcext:value-type="string">
            <text:p><text:s/>{"01-Sep-2018","Credit","100.10","100.10"};</text:p>
          </table:table-cell>
          <table:table-cell table:formula="of:=COM.MICROSOFT.CONCAT([.A104];[.B104];[.C104];[.D104])" office:value-type="string" office:string-value="String[] trans103= {&quot;01-Sep-2018&quot;,&quot;Credit&quot;,&quot;100.10&quot;,&quot;100.10&quot;};" calcext:value-type="string">
            <text:p>String[] trans103= {"01-Sep-2018","Credit","100.10","100.10"};</text:p>
          </table:table-cell>
        </table:table-row>
        <table:table-row table:style-name="ro2">
          <table:table-cell office:value-type="string" calcext:value-type="string">
            <text:p>String[]</text:p>
          </table:table-cell>
          <table:table-cell office:value-type="string" calcext:value-type="string">
            <text:p><text:s/>trans104</text:p>
          </table:table-cell>
          <table:table-cell office:value-type="string" calcext:value-type="string">
            <text:p>=</text:p>
          </table:table-cell>
          <table:table-cell office:value-type="string" calcext:value-type="string">
            <text:p><text:s/>{"01-Sep-2018","Credit","100.10","100.10"};</text:p>
          </table:table-cell>
          <table:table-cell table:formula="of:=COM.MICROSOFT.CONCAT([.A105];[.B105];[.C105];[.D105])" office:value-type="string" office:string-value="String[] trans104= {&quot;01-Sep-2018&quot;,&quot;Credit&quot;,&quot;100.10&quot;,&quot;100.10&quot;};" calcext:value-type="string">
            <text:p>String[] trans104= {"01-Sep-2018","Credit","100.10","100.10"};</text:p>
          </table:table-cell>
        </table:table-row>
        <table:table-row table:style-name="ro2">
          <table:table-cell office:value-type="string" calcext:value-type="string">
            <text:p>String[]</text:p>
          </table:table-cell>
          <table:table-cell office:value-type="string" calcext:value-type="string">
            <text:p><text:s/>trans105</text:p>
          </table:table-cell>
          <table:table-cell office:value-type="string" calcext:value-type="string">
            <text:p>=</text:p>
          </table:table-cell>
          <table:table-cell office:value-type="string" calcext:value-type="string">
            <text:p><text:s/>{"01-Sep-2018","Credit","100.10","100.10"};</text:p>
          </table:table-cell>
          <table:table-cell table:formula="of:=COM.MICROSOFT.CONCAT([.A106];[.B106];[.C106];[.D106])" office:value-type="string" office:string-value="String[] trans105= {&quot;01-Sep-2018&quot;,&quot;Credit&quot;,&quot;100.10&quot;,&quot;100.10&quot;};" calcext:value-type="string">
            <text:p>String[] trans105= {"01-Sep-2018","Credit","100.10","100.10"};</text:p>
          </table:table-cell>
        </table:table-row>
        <table:table-row table:style-name="ro2">
          <table:table-cell office:value-type="string" calcext:value-type="string">
            <text:p>String[]</text:p>
          </table:table-cell>
          <table:table-cell office:value-type="string" calcext:value-type="string">
            <text:p><text:s/>trans106</text:p>
          </table:table-cell>
          <table:table-cell office:value-type="string" calcext:value-type="string">
            <text:p>=</text:p>
          </table:table-cell>
          <table:table-cell office:value-type="string" calcext:value-type="string">
            <text:p><text:s/>{"01-Sep-2018","Credit","100.10","100.10"};</text:p>
          </table:table-cell>
          <table:table-cell table:formula="of:=COM.MICROSOFT.CONCAT([.A107];[.B107];[.C107];[.D107])" office:value-type="string" office:string-value="String[] trans106= {&quot;01-Sep-2018&quot;,&quot;Credit&quot;,&quot;100.10&quot;,&quot;100.10&quot;};" calcext:value-type="string">
            <text:p>String[] trans106= {"01-Sep-2018","Credit","100.10","100.10"};</text:p>
          </table:table-cell>
        </table:table-row>
        <table:table-row table:style-name="ro2">
          <table:table-cell office:value-type="string" calcext:value-type="string">
            <text:p>String[]</text:p>
          </table:table-cell>
          <table:table-cell office:value-type="string" calcext:value-type="string">
            <text:p><text:s/>trans107</text:p>
          </table:table-cell>
          <table:table-cell office:value-type="string" calcext:value-type="string">
            <text:p>=</text:p>
          </table:table-cell>
          <table:table-cell office:value-type="string" calcext:value-type="string">
            <text:p><text:s/>{"01-Sep-2018","Credit","100.10","100.10"};</text:p>
          </table:table-cell>
          <table:table-cell table:formula="of:=COM.MICROSOFT.CONCAT([.A108];[.B108];[.C108];[.D108])" office:value-type="string" office:string-value="String[] trans107= {&quot;01-Sep-2018&quot;,&quot;Credit&quot;,&quot;100.10&quot;,&quot;100.10&quot;};" calcext:value-type="string">
            <text:p>String[] trans107= {"01-Sep-2018","Credit","100.10","100.10"};</text:p>
          </table:table-cell>
        </table:table-row>
        <table:table-row table:style-name="ro2">
          <table:table-cell office:value-type="string" calcext:value-type="string">
            <text:p>String[]</text:p>
          </table:table-cell>
          <table:table-cell office:value-type="string" calcext:value-type="string">
            <text:p><text:s/>trans108</text:p>
          </table:table-cell>
          <table:table-cell office:value-type="string" calcext:value-type="string">
            <text:p>=</text:p>
          </table:table-cell>
          <table:table-cell office:value-type="string" calcext:value-type="string">
            <text:p><text:s/>{"01-Sep-2018","Credit","100.10","100.10"};</text:p>
          </table:table-cell>
          <table:table-cell table:formula="of:=COM.MICROSOFT.CONCAT([.A109];[.B109];[.C109];[.D109])" office:value-type="string" office:string-value="String[] trans108= {&quot;01-Sep-2018&quot;,&quot;Credit&quot;,&quot;100.10&quot;,&quot;100.10&quot;};" calcext:value-type="string">
            <text:p>String[] trans108= {"01-Sep-2018","Credit","100.10","100.10"};</text:p>
          </table:table-cell>
        </table:table-row>
        <table:table-row table:style-name="ro2">
          <table:table-cell office:value-type="string" calcext:value-type="string">
            <text:p>String[]</text:p>
          </table:table-cell>
          <table:table-cell office:value-type="string" calcext:value-type="string">
            <text:p><text:s/>trans109</text:p>
          </table:table-cell>
          <table:table-cell office:value-type="string" calcext:value-type="string">
            <text:p>=</text:p>
          </table:table-cell>
          <table:table-cell office:value-type="string" calcext:value-type="string">
            <text:p><text:s/>{"01-Sep-2018","Credit","100.10","100.10"};</text:p>
          </table:table-cell>
          <table:table-cell table:formula="of:=COM.MICROSOFT.CONCAT([.A110];[.B110];[.C110];[.D110])" office:value-type="string" office:string-value="String[] trans109= {&quot;01-Sep-2018&quot;,&quot;Credit&quot;,&quot;100.10&quot;,&quot;100.10&quot;};" calcext:value-type="string">
            <text:p>String[] trans109= {"01-Sep-2018","Credit","100.10","100.10"};</text:p>
          </table:table-cell>
        </table:table-row>
        <table:table-row table:style-name="ro2">
          <table:table-cell office:value-type="string" calcext:value-type="string">
            <text:p>String[]</text:p>
          </table:table-cell>
          <table:table-cell office:value-type="string" calcext:value-type="string">
            <text:p><text:s/>trans110</text:p>
          </table:table-cell>
          <table:table-cell office:value-type="string" calcext:value-type="string">
            <text:p>=</text:p>
          </table:table-cell>
          <table:table-cell office:value-type="string" calcext:value-type="string">
            <text:p><text:s/>{"01-Sep-2018","Credit","100.10","100.10"};</text:p>
          </table:table-cell>
          <table:table-cell table:formula="of:=COM.MICROSOFT.CONCAT([.A111];[.B111];[.C111];[.D111])" office:value-type="string" office:string-value="String[] trans110= {&quot;01-Sep-2018&quot;,&quot;Credit&quot;,&quot;100.10&quot;,&quot;100.10&quot;};" calcext:value-type="string">
            <text:p>String[] trans110= {"01-Sep-2018","Credit","100.10","100.10"};</text:p>
          </table:table-cell>
        </table:table-row>
        <table:table-row table:style-name="ro2">
          <table:table-cell office:value-type="string" calcext:value-type="string">
            <text:p>String[]</text:p>
          </table:table-cell>
          <table:table-cell office:value-type="string" calcext:value-type="string">
            <text:p><text:s/>trans111</text:p>
          </table:table-cell>
          <table:table-cell office:value-type="string" calcext:value-type="string">
            <text:p>=</text:p>
          </table:table-cell>
          <table:table-cell office:value-type="string" calcext:value-type="string">
            <text:p><text:s/>{"01-Sep-2018","Credit","100.10","100.10"};</text:p>
          </table:table-cell>
          <table:table-cell table:formula="of:=COM.MICROSOFT.CONCAT([.A112];[.B112];[.C112];[.D112])" office:value-type="string" office:string-value="String[] trans111= {&quot;01-Sep-2018&quot;,&quot;Credit&quot;,&quot;100.10&quot;,&quot;100.10&quot;};" calcext:value-type="string">
            <text:p>String[] trans111= {"01-Sep-2018","Credit","100.10","100.10"};</text:p>
          </table:table-cell>
        </table:table-row>
        <table:table-row table:style-name="ro2">
          <table:table-cell office:value-type="string" calcext:value-type="string">
            <text:p>String[]</text:p>
          </table:table-cell>
          <table:table-cell office:value-type="string" calcext:value-type="string">
            <text:p><text:s/>trans112</text:p>
          </table:table-cell>
          <table:table-cell office:value-type="string" calcext:value-type="string">
            <text:p>=</text:p>
          </table:table-cell>
          <table:table-cell office:value-type="string" calcext:value-type="string">
            <text:p><text:s/>{"01-Sep-2018","Credit","100.10","100.10"};</text:p>
          </table:table-cell>
          <table:table-cell table:formula="of:=COM.MICROSOFT.CONCAT([.A113];[.B113];[.C113];[.D113])" office:value-type="string" office:string-value="String[] trans112= {&quot;01-Sep-2018&quot;,&quot;Credit&quot;,&quot;100.10&quot;,&quot;100.10&quot;};" calcext:value-type="string">
            <text:p>String[] trans112= {"01-Sep-2018","Credit","100.10","100.10"};</text:p>
          </table:table-cell>
        </table:table-row>
        <table:table-row table:style-name="ro2">
          <table:table-cell office:value-type="string" calcext:value-type="string">
            <text:p>String[]</text:p>
          </table:table-cell>
          <table:table-cell office:value-type="string" calcext:value-type="string">
            <text:p><text:s/>trans113</text:p>
          </table:table-cell>
          <table:table-cell office:value-type="string" calcext:value-type="string">
            <text:p>=</text:p>
          </table:table-cell>
          <table:table-cell office:value-type="string" calcext:value-type="string">
            <text:p><text:s/>{"01-Sep-2018","Credit","100.10","100.10"};</text:p>
          </table:table-cell>
          <table:table-cell table:formula="of:=COM.MICROSOFT.CONCAT([.A114];[.B114];[.C114];[.D114])" office:value-type="string" office:string-value="String[] trans113= {&quot;01-Sep-2018&quot;,&quot;Credit&quot;,&quot;100.10&quot;,&quot;100.10&quot;};" calcext:value-type="string">
            <text:p>String[] trans113= {"01-Sep-2018","Credit","100.10","100.10"};</text:p>
          </table:table-cell>
        </table:table-row>
        <table:table-row table:style-name="ro2">
          <table:table-cell office:value-type="string" calcext:value-type="string">
            <text:p>String[]</text:p>
          </table:table-cell>
          <table:table-cell office:value-type="string" calcext:value-type="string">
            <text:p><text:s/>trans114</text:p>
          </table:table-cell>
          <table:table-cell office:value-type="string" calcext:value-type="string">
            <text:p>=</text:p>
          </table:table-cell>
          <table:table-cell office:value-type="string" calcext:value-type="string">
            <text:p><text:s/>{"01-Sep-2018","Credit","100.10","100.10"};</text:p>
          </table:table-cell>
          <table:table-cell table:formula="of:=COM.MICROSOFT.CONCAT([.A115];[.B115];[.C115];[.D115])" office:value-type="string" office:string-value="String[] trans114= {&quot;01-Sep-2018&quot;,&quot;Credit&quot;,&quot;100.10&quot;,&quot;100.10&quot;};" calcext:value-type="string">
            <text:p>String[] trans114= {"01-Sep-2018","Credit","100.10","100.10"};</text:p>
          </table:table-cell>
        </table:table-row>
        <table:table-row table:style-name="ro2">
          <table:table-cell office:value-type="string" calcext:value-type="string">
            <text:p>String[]</text:p>
          </table:table-cell>
          <table:table-cell office:value-type="string" calcext:value-type="string">
            <text:p><text:s/>trans115</text:p>
          </table:table-cell>
          <table:table-cell office:value-type="string" calcext:value-type="string">
            <text:p>=</text:p>
          </table:table-cell>
          <table:table-cell office:value-type="string" calcext:value-type="string">
            <text:p><text:s/>{"01-Sep-2018","Credit","100.10","100.10"};</text:p>
          </table:table-cell>
          <table:table-cell table:formula="of:=COM.MICROSOFT.CONCAT([.A116];[.B116];[.C116];[.D116])" office:value-type="string" office:string-value="String[] trans115= {&quot;01-Sep-2018&quot;,&quot;Credit&quot;,&quot;100.10&quot;,&quot;100.10&quot;};" calcext:value-type="string">
            <text:p>String[] trans115= {"01-Sep-2018","Credit","100.10","100.10"};</text:p>
          </table:table-cell>
        </table:table-row>
        <table:table-row table:style-name="ro2">
          <table:table-cell office:value-type="string" calcext:value-type="string">
            <text:p>String[]</text:p>
          </table:table-cell>
          <table:table-cell office:value-type="string" calcext:value-type="string">
            <text:p><text:s/>trans116</text:p>
          </table:table-cell>
          <table:table-cell office:value-type="string" calcext:value-type="string">
            <text:p>=</text:p>
          </table:table-cell>
          <table:table-cell office:value-type="string" calcext:value-type="string">
            <text:p><text:s/>{"01-Sep-2018","Credit","100.10","100.10"};</text:p>
          </table:table-cell>
          <table:table-cell table:formula="of:=COM.MICROSOFT.CONCAT([.A117];[.B117];[.C117];[.D117])" office:value-type="string" office:string-value="String[] trans116= {&quot;01-Sep-2018&quot;,&quot;Credit&quot;,&quot;100.10&quot;,&quot;100.10&quot;};" calcext:value-type="string">
            <text:p>String[] trans116= {"01-Sep-2018","Credit","100.10","100.10"};</text:p>
          </table:table-cell>
        </table:table-row>
        <table:table-row table:style-name="ro2">
          <table:table-cell office:value-type="string" calcext:value-type="string">
            <text:p>String[]</text:p>
          </table:table-cell>
          <table:table-cell office:value-type="string" calcext:value-type="string">
            <text:p><text:s/>trans117</text:p>
          </table:table-cell>
          <table:table-cell office:value-type="string" calcext:value-type="string">
            <text:p>=</text:p>
          </table:table-cell>
          <table:table-cell office:value-type="string" calcext:value-type="string">
            <text:p><text:s/>{"01-Sep-2018","Credit","100.10","100.10"};</text:p>
          </table:table-cell>
          <table:table-cell table:formula="of:=COM.MICROSOFT.CONCAT([.A118];[.B118];[.C118];[.D118])" office:value-type="string" office:string-value="String[] trans117= {&quot;01-Sep-2018&quot;,&quot;Credit&quot;,&quot;100.10&quot;,&quot;100.10&quot;};" calcext:value-type="string">
            <text:p>String[] trans117= {"01-Sep-2018","Credit","100.10","100.10"};</text:p>
          </table:table-cell>
        </table:table-row>
        <table:table-row table:style-name="ro2">
          <table:table-cell office:value-type="string" calcext:value-type="string">
            <text:p>String[]</text:p>
          </table:table-cell>
          <table:table-cell office:value-type="string" calcext:value-type="string">
            <text:p><text:s/>trans118</text:p>
          </table:table-cell>
          <table:table-cell office:value-type="string" calcext:value-type="string">
            <text:p>=</text:p>
          </table:table-cell>
          <table:table-cell office:value-type="string" calcext:value-type="string">
            <text:p><text:s/>{"01-Sep-2018","Credit","100.10","100.10"};</text:p>
          </table:table-cell>
          <table:table-cell table:formula="of:=COM.MICROSOFT.CONCAT([.A119];[.B119];[.C119];[.D119])" office:value-type="string" office:string-value="String[] trans118= {&quot;01-Sep-2018&quot;,&quot;Credit&quot;,&quot;100.10&quot;,&quot;100.10&quot;};" calcext:value-type="string">
            <text:p>String[] trans118= {"01-Sep-2018","Credit","100.10","100.10"};</text:p>
          </table:table-cell>
        </table:table-row>
        <table:table-row table:style-name="ro2">
          <table:table-cell office:value-type="string" calcext:value-type="string">
            <text:p>String[]</text:p>
          </table:table-cell>
          <table:table-cell office:value-type="string" calcext:value-type="string">
            <text:p><text:s/>trans119</text:p>
          </table:table-cell>
          <table:table-cell office:value-type="string" calcext:value-type="string">
            <text:p>=</text:p>
          </table:table-cell>
          <table:table-cell office:value-type="string" calcext:value-type="string">
            <text:p><text:s/>{"01-Sep-2018","Credit","100.10","100.10"};</text:p>
          </table:table-cell>
          <table:table-cell table:formula="of:=COM.MICROSOFT.CONCAT([.A120];[.B120];[.C120];[.D120])" office:value-type="string" office:string-value="String[] trans119= {&quot;01-Sep-2018&quot;,&quot;Credit&quot;,&quot;100.10&quot;,&quot;100.10&quot;};" calcext:value-type="string">
            <text:p>String[] trans119= {"01-Sep-2018","Credit","100.10","100.10"};</text:p>
          </table:table-cell>
        </table:table-row>
        <table:table-row table:style-name="ro2">
          <table:table-cell office:value-type="string" calcext:value-type="string">
            <text:p>String[]</text:p>
          </table:table-cell>
          <table:table-cell office:value-type="string" calcext:value-type="string">
            <text:p><text:s/>trans120</text:p>
          </table:table-cell>
          <table:table-cell office:value-type="string" calcext:value-type="string">
            <text:p>=</text:p>
          </table:table-cell>
          <table:table-cell office:value-type="string" calcext:value-type="string">
            <text:p><text:s/>{"01-Sep-2018","Credit","100.10","100.10"};</text:p>
          </table:table-cell>
          <table:table-cell table:formula="of:=COM.MICROSOFT.CONCAT([.A121];[.B121];[.C121];[.D121])" office:value-type="string" office:string-value="String[] trans120= {&quot;01-Sep-2018&quot;,&quot;Credit&quot;,&quot;100.10&quot;,&quot;100.10&quot;};" calcext:value-type="string">
            <text:p>String[] trans120= {"01-Sep-2018","Credit","100.10","100.10"};</text:p>
          </table:table-cell>
        </table:table-row>
        <table:table-row table:style-name="ro2">
          <table:table-cell office:value-type="string" calcext:value-type="string">
            <text:p>String[]</text:p>
          </table:table-cell>
          <table:table-cell office:value-type="string" calcext:value-type="string">
            <text:p><text:s/>trans121</text:p>
          </table:table-cell>
          <table:table-cell office:value-type="string" calcext:value-type="string">
            <text:p>=</text:p>
          </table:table-cell>
          <table:table-cell office:value-type="string" calcext:value-type="string">
            <text:p><text:s/>{"01-Sep-2018","Credit","100.10","100.10"};</text:p>
          </table:table-cell>
          <table:table-cell table:formula="of:=COM.MICROSOFT.CONCAT([.A122];[.B122];[.C122];[.D122])" office:value-type="string" office:string-value="String[] trans121= {&quot;01-Sep-2018&quot;,&quot;Credit&quot;,&quot;100.10&quot;,&quot;100.10&quot;};" calcext:value-type="string">
            <text:p>String[] trans121= {"01-Sep-2018","Credit","100.10","100.10"};</text:p>
          </table:table-cell>
        </table:table-row>
        <table:table-row table:style-name="ro2">
          <table:table-cell office:value-type="string" calcext:value-type="string">
            <text:p>String[]</text:p>
          </table:table-cell>
          <table:table-cell office:value-type="string" calcext:value-type="string">
            <text:p><text:s/>trans122</text:p>
          </table:table-cell>
          <table:table-cell office:value-type="string" calcext:value-type="string">
            <text:p>=</text:p>
          </table:table-cell>
          <table:table-cell office:value-type="string" calcext:value-type="string">
            <text:p><text:s/>{"01-Sep-2018","Credit","100.10","100.10"};</text:p>
          </table:table-cell>
          <table:table-cell table:formula="of:=COM.MICROSOFT.CONCAT([.A123];[.B123];[.C123];[.D123])" office:value-type="string" office:string-value="String[] trans122= {&quot;01-Sep-2018&quot;,&quot;Credit&quot;,&quot;100.10&quot;,&quot;100.10&quot;};" calcext:value-type="string">
            <text:p>String[] trans122= {"01-Sep-2018","Credit","100.10","100.10"};</text:p>
          </table:table-cell>
        </table:table-row>
        <table:table-row table:style-name="ro2">
          <table:table-cell office:value-type="string" calcext:value-type="string">
            <text:p>String[]</text:p>
          </table:table-cell>
          <table:table-cell office:value-type="string" calcext:value-type="string">
            <text:p><text:s/>trans123</text:p>
          </table:table-cell>
          <table:table-cell office:value-type="string" calcext:value-type="string">
            <text:p>=</text:p>
          </table:table-cell>
          <table:table-cell office:value-type="string" calcext:value-type="string">
            <text:p><text:s/>{"01-Sep-2018","Credit","100.10","100.10"};</text:p>
          </table:table-cell>
          <table:table-cell table:formula="of:=COM.MICROSOFT.CONCAT([.A124];[.B124];[.C124];[.D124])" office:value-type="string" office:string-value="String[] trans123= {&quot;01-Sep-2018&quot;,&quot;Credit&quot;,&quot;100.10&quot;,&quot;100.10&quot;};" calcext:value-type="string">
            <text:p>String[] trans123= {"01-Sep-2018","Credit","100.10","100.10"};</text:p>
          </table:table-cell>
        </table:table-row>
        <table:table-row table:style-name="ro2">
          <table:table-cell office:value-type="string" calcext:value-type="string">
            <text:p>String[]</text:p>
          </table:table-cell>
          <table:table-cell office:value-type="string" calcext:value-type="string">
            <text:p><text:s/>trans124</text:p>
          </table:table-cell>
          <table:table-cell office:value-type="string" calcext:value-type="string">
            <text:p>=</text:p>
          </table:table-cell>
          <table:table-cell office:value-type="string" calcext:value-type="string">
            <text:p><text:s/>{"01-Sep-2018","Credit","100.10","100.10"};</text:p>
          </table:table-cell>
          <table:table-cell table:formula="of:=COM.MICROSOFT.CONCAT([.A125];[.B125];[.C125];[.D125])" office:value-type="string" office:string-value="String[] trans124= {&quot;01-Sep-2018&quot;,&quot;Credit&quot;,&quot;100.10&quot;,&quot;100.10&quot;};" calcext:value-type="string">
            <text:p>String[] trans124= {"01-Sep-2018","Credit","100.10","100.10"};</text:p>
          </table:table-cell>
        </table:table-row>
        <table:table-row table:style-name="ro2">
          <table:table-cell office:value-type="string" calcext:value-type="string">
            <text:p>String[]</text:p>
          </table:table-cell>
          <table:table-cell office:value-type="string" calcext:value-type="string">
            <text:p><text:s/>trans125</text:p>
          </table:table-cell>
          <table:table-cell office:value-type="string" calcext:value-type="string">
            <text:p>=</text:p>
          </table:table-cell>
          <table:table-cell office:value-type="string" calcext:value-type="string">
            <text:p><text:s/>{"01-Sep-2018","Credit","100.10","100.10"};</text:p>
          </table:table-cell>
          <table:table-cell table:formula="of:=COM.MICROSOFT.CONCAT([.A126];[.B126];[.C126];[.D126])" office:value-type="string" office:string-value="String[] trans125= {&quot;01-Sep-2018&quot;,&quot;Credit&quot;,&quot;100.10&quot;,&quot;100.10&quot;};" calcext:value-type="string">
            <text:p>String[] trans125= {"01-Sep-2018","Credit","100.10","100.10"};</text:p>
          </table:table-cell>
        </table:table-row>
        <table:table-row table:style-name="ro2">
          <table:table-cell office:value-type="string" calcext:value-type="string">
            <text:p>String[]</text:p>
          </table:table-cell>
          <table:table-cell office:value-type="string" calcext:value-type="string">
            <text:p><text:s/>trans126</text:p>
          </table:table-cell>
          <table:table-cell office:value-type="string" calcext:value-type="string">
            <text:p>=</text:p>
          </table:table-cell>
          <table:table-cell office:value-type="string" calcext:value-type="string">
            <text:p><text:s/>{"01-Sep-2018","Credit","100.10","100.10"};</text:p>
          </table:table-cell>
          <table:table-cell table:formula="of:=COM.MICROSOFT.CONCAT([.A127];[.B127];[.C127];[.D127])" office:value-type="string" office:string-value="String[] trans126= {&quot;01-Sep-2018&quot;,&quot;Credit&quot;,&quot;100.10&quot;,&quot;100.10&quot;};" calcext:value-type="string">
            <text:p>String[] trans126= {"01-Sep-2018","Credit","100.10","100.10"};</text:p>
          </table:table-cell>
        </table:table-row>
        <table:table-row table:style-name="ro2">
          <table:table-cell office:value-type="string" calcext:value-type="string">
            <text:p>String[]</text:p>
          </table:table-cell>
          <table:table-cell office:value-type="string" calcext:value-type="string">
            <text:p><text:s/>trans127</text:p>
          </table:table-cell>
          <table:table-cell office:value-type="string" calcext:value-type="string">
            <text:p>=</text:p>
          </table:table-cell>
          <table:table-cell office:value-type="string" calcext:value-type="string">
            <text:p><text:s/>{"01-Sep-2018","Credit","100.10","100.10"};</text:p>
          </table:table-cell>
          <table:table-cell table:formula="of:=COM.MICROSOFT.CONCAT([.A128];[.B128];[.C128];[.D128])" office:value-type="string" office:string-value="String[] trans127= {&quot;01-Sep-2018&quot;,&quot;Credit&quot;,&quot;100.10&quot;,&quot;100.10&quot;};" calcext:value-type="string">
            <text:p>String[] trans127= {"01-Sep-2018","Credit","100.10","100.10"};</text:p>
          </table:table-cell>
        </table:table-row>
        <table:table-row table:style-name="ro2">
          <table:table-cell office:value-type="string" calcext:value-type="string">
            <text:p>String[]</text:p>
          </table:table-cell>
          <table:table-cell office:value-type="string" calcext:value-type="string">
            <text:p><text:s/>trans128</text:p>
          </table:table-cell>
          <table:table-cell office:value-type="string" calcext:value-type="string">
            <text:p>=</text:p>
          </table:table-cell>
          <table:table-cell office:value-type="string" calcext:value-type="string">
            <text:p><text:s/>{"01-Sep-2018","Credit","100.10","100.10"};</text:p>
          </table:table-cell>
          <table:table-cell table:formula="of:=COM.MICROSOFT.CONCAT([.A129];[.B129];[.C129];[.D129])" office:value-type="string" office:string-value="String[] trans128= {&quot;01-Sep-2018&quot;,&quot;Credit&quot;,&quot;100.10&quot;,&quot;100.10&quot;};" calcext:value-type="string">
            <text:p>String[] trans128= {"01-Sep-2018","Credit","100.10","100.10"};</text:p>
          </table:table-cell>
        </table:table-row>
        <table:table-row table:style-name="ro2">
          <table:table-cell office:value-type="string" calcext:value-type="string">
            <text:p>String[]</text:p>
          </table:table-cell>
          <table:table-cell office:value-type="string" calcext:value-type="string">
            <text:p><text:s/>trans129</text:p>
          </table:table-cell>
          <table:table-cell office:value-type="string" calcext:value-type="string">
            <text:p>=</text:p>
          </table:table-cell>
          <table:table-cell office:value-type="string" calcext:value-type="string">
            <text:p><text:s/>{"01-Sep-2018","Credit","100.10","100.10"};</text:p>
          </table:table-cell>
          <table:table-cell table:formula="of:=COM.MICROSOFT.CONCAT([.A130];[.B130];[.C130];[.D130])" office:value-type="string" office:string-value="String[] trans129= {&quot;01-Sep-2018&quot;,&quot;Credit&quot;,&quot;100.10&quot;,&quot;100.10&quot;};" calcext:value-type="string">
            <text:p>String[] trans129= {"01-Sep-2018","Credit","100.10","100.10"};</text:p>
          </table:table-cell>
        </table:table-row>
        <table:table-row table:style-name="ro2">
          <table:table-cell office:value-type="string" calcext:value-type="string">
            <text:p>String[]</text:p>
          </table:table-cell>
          <table:table-cell office:value-type="string" calcext:value-type="string">
            <text:p><text:s/>trans130</text:p>
          </table:table-cell>
          <table:table-cell office:value-type="string" calcext:value-type="string">
            <text:p>=</text:p>
          </table:table-cell>
          <table:table-cell office:value-type="string" calcext:value-type="string">
            <text:p><text:s/>{"01-Sep-2018","Credit","100.10","100.10"};</text:p>
          </table:table-cell>
          <table:table-cell table:formula="of:=COM.MICROSOFT.CONCAT([.A131];[.B131];[.C131];[.D131])" office:value-type="string" office:string-value="String[] trans130= {&quot;01-Sep-2018&quot;,&quot;Credit&quot;,&quot;100.10&quot;,&quot;100.10&quot;};" calcext:value-type="string">
            <text:p>String[] trans130= {"01-Sep-2018","Credit","100.10","100.10"};</text:p>
          </table:table-cell>
        </table:table-row>
        <table:table-row table:style-name="ro2">
          <table:table-cell office:value-type="string" calcext:value-type="string">
            <text:p>String[]</text:p>
          </table:table-cell>
          <table:table-cell office:value-type="string" calcext:value-type="string">
            <text:p><text:s/>trans131</text:p>
          </table:table-cell>
          <table:table-cell office:value-type="string" calcext:value-type="string">
            <text:p>=</text:p>
          </table:table-cell>
          <table:table-cell office:value-type="string" calcext:value-type="string">
            <text:p><text:s/>{"01-Sep-2018","Credit","100.10","100.10"};</text:p>
          </table:table-cell>
          <table:table-cell table:formula="of:=COM.MICROSOFT.CONCAT([.A132];[.B132];[.C132];[.D132])" office:value-type="string" office:string-value="String[] trans131= {&quot;01-Sep-2018&quot;,&quot;Credit&quot;,&quot;100.10&quot;,&quot;100.10&quot;};" calcext:value-type="string">
            <text:p>String[] trans131= {"01-Sep-2018","Credit","100.10","100.10"};</text:p>
          </table:table-cell>
        </table:table-row>
        <table:table-row table:style-name="ro2">
          <table:table-cell office:value-type="string" calcext:value-type="string">
            <text:p>String[]</text:p>
          </table:table-cell>
          <table:table-cell office:value-type="string" calcext:value-type="string">
            <text:p><text:s/>trans132</text:p>
          </table:table-cell>
          <table:table-cell office:value-type="string" calcext:value-type="string">
            <text:p>=</text:p>
          </table:table-cell>
          <table:table-cell office:value-type="string" calcext:value-type="string">
            <text:p><text:s/>{"01-Sep-2018","Credit","100.10","100.10"};</text:p>
          </table:table-cell>
          <table:table-cell table:formula="of:=COM.MICROSOFT.CONCAT([.A133];[.B133];[.C133];[.D133])" office:value-type="string" office:string-value="String[] trans132= {&quot;01-Sep-2018&quot;,&quot;Credit&quot;,&quot;100.10&quot;,&quot;100.10&quot;};" calcext:value-type="string">
            <text:p>String[] trans132= {"01-Sep-2018","Credit","100.10","100.10"};</text:p>
          </table:table-cell>
        </table:table-row>
        <table:table-row table:style-name="ro2">
          <table:table-cell office:value-type="string" calcext:value-type="string">
            <text:p>String[]</text:p>
          </table:table-cell>
          <table:table-cell office:value-type="string" calcext:value-type="string">
            <text:p><text:s/>trans133</text:p>
          </table:table-cell>
          <table:table-cell office:value-type="string" calcext:value-type="string">
            <text:p>=</text:p>
          </table:table-cell>
          <table:table-cell office:value-type="string" calcext:value-type="string">
            <text:p><text:s/>{"01-Sep-2018","Credit","100.10","100.10"};</text:p>
          </table:table-cell>
          <table:table-cell table:formula="of:=COM.MICROSOFT.CONCAT([.A134];[.B134];[.C134];[.D134])" office:value-type="string" office:string-value="String[] trans133= {&quot;01-Sep-2018&quot;,&quot;Credit&quot;,&quot;100.10&quot;,&quot;100.10&quot;};" calcext:value-type="string">
            <text:p>String[] trans133= {"01-Sep-2018","Credit","100.10","100.10"};</text:p>
          </table:table-cell>
        </table:table-row>
        <table:table-row table:style-name="ro2">
          <table:table-cell office:value-type="string" calcext:value-type="string">
            <text:p>String[]</text:p>
          </table:table-cell>
          <table:table-cell office:value-type="string" calcext:value-type="string">
            <text:p><text:s/>trans134</text:p>
          </table:table-cell>
          <table:table-cell office:value-type="string" calcext:value-type="string">
            <text:p>=</text:p>
          </table:table-cell>
          <table:table-cell office:value-type="string" calcext:value-type="string">
            <text:p><text:s/>{"01-Sep-2018","Credit","100.10","100.10"};</text:p>
          </table:table-cell>
          <table:table-cell table:formula="of:=COM.MICROSOFT.CONCAT([.A135];[.B135];[.C135];[.D135])" office:value-type="string" office:string-value="String[] trans134= {&quot;01-Sep-2018&quot;,&quot;Credit&quot;,&quot;100.10&quot;,&quot;100.10&quot;};" calcext:value-type="string">
            <text:p>String[] trans134= {"01-Sep-2018","Credit","100.10","100.10"};</text:p>
          </table:table-cell>
        </table:table-row>
        <table:table-row table:style-name="ro2">
          <table:table-cell office:value-type="string" calcext:value-type="string">
            <text:p>String[]</text:p>
          </table:table-cell>
          <table:table-cell office:value-type="string" calcext:value-type="string">
            <text:p><text:s/>trans135</text:p>
          </table:table-cell>
          <table:table-cell office:value-type="string" calcext:value-type="string">
            <text:p>=</text:p>
          </table:table-cell>
          <table:table-cell office:value-type="string" calcext:value-type="string">
            <text:p><text:s/>{"01-Sep-2018","Credit","100.10","100.10"};</text:p>
          </table:table-cell>
          <table:table-cell table:formula="of:=COM.MICROSOFT.CONCAT([.A136];[.B136];[.C136];[.D136])" office:value-type="string" office:string-value="String[] trans135= {&quot;01-Sep-2018&quot;,&quot;Credit&quot;,&quot;100.10&quot;,&quot;100.10&quot;};" calcext:value-type="string">
            <text:p>String[] trans135= {"01-Sep-2018","Credit","100.10","100.10"};</text:p>
          </table:table-cell>
        </table:table-row>
        <table:table-row table:style-name="ro2">
          <table:table-cell office:value-type="string" calcext:value-type="string">
            <text:p>String[]</text:p>
          </table:table-cell>
          <table:table-cell office:value-type="string" calcext:value-type="string">
            <text:p><text:s/>trans136</text:p>
          </table:table-cell>
          <table:table-cell office:value-type="string" calcext:value-type="string">
            <text:p>=</text:p>
          </table:table-cell>
          <table:table-cell office:value-type="string" calcext:value-type="string">
            <text:p><text:s/>{"01-Sep-2018","Credit","100.10","100.10"};</text:p>
          </table:table-cell>
          <table:table-cell table:formula="of:=COM.MICROSOFT.CONCAT([.A137];[.B137];[.C137];[.D137])" office:value-type="string" office:string-value="String[] trans136= {&quot;01-Sep-2018&quot;,&quot;Credit&quot;,&quot;100.10&quot;,&quot;100.10&quot;};" calcext:value-type="string">
            <text:p>String[] trans136= {"01-Sep-2018","Credit","100.10","100.10"};</text:p>
          </table:table-cell>
        </table:table-row>
        <table:table-row table:style-name="ro2">
          <table:table-cell office:value-type="string" calcext:value-type="string">
            <text:p>String[]</text:p>
          </table:table-cell>
          <table:table-cell office:value-type="string" calcext:value-type="string">
            <text:p><text:s/>trans137</text:p>
          </table:table-cell>
          <table:table-cell office:value-type="string" calcext:value-type="string">
            <text:p>=</text:p>
          </table:table-cell>
          <table:table-cell office:value-type="string" calcext:value-type="string">
            <text:p><text:s/>{"01-Sep-2018","Credit","100.10","100.10"};</text:p>
          </table:table-cell>
          <table:table-cell table:formula="of:=COM.MICROSOFT.CONCAT([.A138];[.B138];[.C138];[.D138])" office:value-type="string" office:string-value="String[] trans137= {&quot;01-Sep-2018&quot;,&quot;Credit&quot;,&quot;100.10&quot;,&quot;100.10&quot;};" calcext:value-type="string">
            <text:p>String[] trans137= {"01-Sep-2018","Credit","100.10","100.10"};</text:p>
          </table:table-cell>
        </table:table-row>
        <table:table-row table:style-name="ro2">
          <table:table-cell office:value-type="string" calcext:value-type="string">
            <text:p>String[]</text:p>
          </table:table-cell>
          <table:table-cell office:value-type="string" calcext:value-type="string">
            <text:p><text:s/>trans138</text:p>
          </table:table-cell>
          <table:table-cell office:value-type="string" calcext:value-type="string">
            <text:p>=</text:p>
          </table:table-cell>
          <table:table-cell office:value-type="string" calcext:value-type="string">
            <text:p><text:s/>{"01-Sep-2018","Credit","100.10","100.10"};</text:p>
          </table:table-cell>
          <table:table-cell table:formula="of:=COM.MICROSOFT.CONCAT([.A139];[.B139];[.C139];[.D139])" office:value-type="string" office:string-value="String[] trans138= {&quot;01-Sep-2018&quot;,&quot;Credit&quot;,&quot;100.10&quot;,&quot;100.10&quot;};" calcext:value-type="string">
            <text:p>String[] trans138= {"01-Sep-2018","Credit","100.10","100.10"};</text:p>
          </table:table-cell>
        </table:table-row>
        <table:table-row table:style-name="ro2">
          <table:table-cell office:value-type="string" calcext:value-type="string">
            <text:p>String[]</text:p>
          </table:table-cell>
          <table:table-cell office:value-type="string" calcext:value-type="string">
            <text:p><text:s/>trans139</text:p>
          </table:table-cell>
          <table:table-cell office:value-type="string" calcext:value-type="string">
            <text:p>=</text:p>
          </table:table-cell>
          <table:table-cell office:value-type="string" calcext:value-type="string">
            <text:p><text:s/>{"01-Sep-2018","Credit","100.10","100.10"};</text:p>
          </table:table-cell>
          <table:table-cell table:formula="of:=COM.MICROSOFT.CONCAT([.A140];[.B140];[.C140];[.D140])" office:value-type="string" office:string-value="String[] trans139= {&quot;01-Sep-2018&quot;,&quot;Credit&quot;,&quot;100.10&quot;,&quot;100.10&quot;};" calcext:value-type="string">
            <text:p>String[] trans139= {"01-Sep-2018","Credit","100.10","100.10"};</text:p>
          </table:table-cell>
        </table:table-row>
        <table:table-row table:style-name="ro2">
          <table:table-cell office:value-type="string" calcext:value-type="string">
            <text:p>String[]</text:p>
          </table:table-cell>
          <table:table-cell office:value-type="string" calcext:value-type="string">
            <text:p><text:s/>trans140</text:p>
          </table:table-cell>
          <table:table-cell office:value-type="string" calcext:value-type="string">
            <text:p>=</text:p>
          </table:table-cell>
          <table:table-cell office:value-type="string" calcext:value-type="string">
            <text:p><text:s/>{"01-Sep-2018","Credit","100.10","100.10"};</text:p>
          </table:table-cell>
          <table:table-cell table:formula="of:=COM.MICROSOFT.CONCAT([.A141];[.B141];[.C141];[.D141])" office:value-type="string" office:string-value="String[] trans140= {&quot;01-Sep-2018&quot;,&quot;Credit&quot;,&quot;100.10&quot;,&quot;100.10&quot;};" calcext:value-type="string">
            <text:p>String[] trans140= {"01-Sep-2018","Credit","100.10","100.10"};</text:p>
          </table:table-cell>
        </table:table-row>
        <table:table-row table:style-name="ro2">
          <table:table-cell office:value-type="string" calcext:value-type="string">
            <text:p>String[]</text:p>
          </table:table-cell>
          <table:table-cell office:value-type="string" calcext:value-type="string">
            <text:p><text:s/>trans141</text:p>
          </table:table-cell>
          <table:table-cell office:value-type="string" calcext:value-type="string">
            <text:p>=</text:p>
          </table:table-cell>
          <table:table-cell office:value-type="string" calcext:value-type="string">
            <text:p><text:s/>{"01-Sep-2018","Credit","100.10","100.10"};</text:p>
          </table:table-cell>
          <table:table-cell table:formula="of:=COM.MICROSOFT.CONCAT([.A142];[.B142];[.C142];[.D142])" office:value-type="string" office:string-value="String[] trans141= {&quot;01-Sep-2018&quot;,&quot;Credit&quot;,&quot;100.10&quot;,&quot;100.10&quot;};" calcext:value-type="string">
            <text:p>String[] trans141= {"01-Sep-2018","Credit","100.10","100.10"};</text:p>
          </table:table-cell>
        </table:table-row>
        <table:table-row table:style-name="ro2">
          <table:table-cell office:value-type="string" calcext:value-type="string">
            <text:p>String[]</text:p>
          </table:table-cell>
          <table:table-cell office:value-type="string" calcext:value-type="string">
            <text:p><text:s/>trans142</text:p>
          </table:table-cell>
          <table:table-cell office:value-type="string" calcext:value-type="string">
            <text:p>=</text:p>
          </table:table-cell>
          <table:table-cell office:value-type="string" calcext:value-type="string">
            <text:p><text:s/>{"01-Sep-2018","Credit","100.10","100.10"};</text:p>
          </table:table-cell>
          <table:table-cell table:formula="of:=COM.MICROSOFT.CONCAT([.A143];[.B143];[.C143];[.D143])" office:value-type="string" office:string-value="String[] trans142= {&quot;01-Sep-2018&quot;,&quot;Credit&quot;,&quot;100.10&quot;,&quot;100.10&quot;};" calcext:value-type="string">
            <text:p>String[] trans142= {"01-Sep-2018","Credit","100.10","100.10"};</text:p>
          </table:table-cell>
        </table:table-row>
        <table:table-row table:style-name="ro2">
          <table:table-cell office:value-type="string" calcext:value-type="string">
            <text:p>String[]</text:p>
          </table:table-cell>
          <table:table-cell office:value-type="string" calcext:value-type="string">
            <text:p><text:s/>trans143</text:p>
          </table:table-cell>
          <table:table-cell office:value-type="string" calcext:value-type="string">
            <text:p>=</text:p>
          </table:table-cell>
          <table:table-cell office:value-type="string" calcext:value-type="string">
            <text:p><text:s/>{"01-Sep-2018","Credit","100.10","100.10"};</text:p>
          </table:table-cell>
          <table:table-cell table:formula="of:=COM.MICROSOFT.CONCAT([.A144];[.B144];[.C144];[.D144])" office:value-type="string" office:string-value="String[] trans143= {&quot;01-Sep-2018&quot;,&quot;Credit&quot;,&quot;100.10&quot;,&quot;100.10&quot;};" calcext:value-type="string">
            <text:p>String[] trans143= {"01-Sep-2018","Credit","100.10","100.10"};</text:p>
          </table:table-cell>
        </table:table-row>
        <table:table-row table:style-name="ro2">
          <table:table-cell office:value-type="string" calcext:value-type="string">
            <text:p>String[]</text:p>
          </table:table-cell>
          <table:table-cell office:value-type="string" calcext:value-type="string">
            <text:p><text:s/>trans144</text:p>
          </table:table-cell>
          <table:table-cell office:value-type="string" calcext:value-type="string">
            <text:p>=</text:p>
          </table:table-cell>
          <table:table-cell office:value-type="string" calcext:value-type="string">
            <text:p><text:s/>{"01-Sep-2018","Credit","100.10","100.10"};</text:p>
          </table:table-cell>
          <table:table-cell table:formula="of:=COM.MICROSOFT.CONCAT([.A145];[.B145];[.C145];[.D145])" office:value-type="string" office:string-value="String[] trans144= {&quot;01-Sep-2018&quot;,&quot;Credit&quot;,&quot;100.10&quot;,&quot;100.10&quot;};" calcext:value-type="string">
            <text:p>String[] trans144= {"01-Sep-2018","Credit","100.10","100.10"};</text:p>
          </table:table-cell>
        </table:table-row>
        <table:table-row table:style-name="ro2">
          <table:table-cell office:value-type="string" calcext:value-type="string">
            <text:p>String[]</text:p>
          </table:table-cell>
          <table:table-cell office:value-type="string" calcext:value-type="string">
            <text:p><text:s/>trans145</text:p>
          </table:table-cell>
          <table:table-cell office:value-type="string" calcext:value-type="string">
            <text:p>=</text:p>
          </table:table-cell>
          <table:table-cell office:value-type="string" calcext:value-type="string">
            <text:p><text:s/>{"01-Sep-2018","Credit","100.10","100.10"};</text:p>
          </table:table-cell>
          <table:table-cell table:formula="of:=COM.MICROSOFT.CONCAT([.A146];[.B146];[.C146];[.D146])" office:value-type="string" office:string-value="String[] trans145= {&quot;01-Sep-2018&quot;,&quot;Credit&quot;,&quot;100.10&quot;,&quot;100.10&quot;};" calcext:value-type="string">
            <text:p>String[] trans145= {"01-Sep-2018","Credit","100.10","100.10"};</text:p>
          </table:table-cell>
        </table:table-row>
        <table:table-row table:style-name="ro2">
          <table:table-cell office:value-type="string" calcext:value-type="string">
            <text:p>String[]</text:p>
          </table:table-cell>
          <table:table-cell office:value-type="string" calcext:value-type="string">
            <text:p><text:s/>trans146</text:p>
          </table:table-cell>
          <table:table-cell office:value-type="string" calcext:value-type="string">
            <text:p>=</text:p>
          </table:table-cell>
          <table:table-cell office:value-type="string" calcext:value-type="string">
            <text:p><text:s/>{"01-Sep-2018","Credit","100.10","100.10"};</text:p>
          </table:table-cell>
          <table:table-cell table:formula="of:=COM.MICROSOFT.CONCAT([.A147];[.B147];[.C147];[.D147])" office:value-type="string" office:string-value="String[] trans146= {&quot;01-Sep-2018&quot;,&quot;Credit&quot;,&quot;100.10&quot;,&quot;100.10&quot;};" calcext:value-type="string">
            <text:p>String[] trans146= {"01-Sep-2018","Credit","100.10","100.10"};</text:p>
          </table:table-cell>
        </table:table-row>
        <table:table-row table:style-name="ro2">
          <table:table-cell office:value-type="string" calcext:value-type="string">
            <text:p>String[]</text:p>
          </table:table-cell>
          <table:table-cell office:value-type="string" calcext:value-type="string">
            <text:p><text:s/>trans147</text:p>
          </table:table-cell>
          <table:table-cell office:value-type="string" calcext:value-type="string">
            <text:p>=</text:p>
          </table:table-cell>
          <table:table-cell office:value-type="string" calcext:value-type="string">
            <text:p><text:s/>{"01-Sep-2018","Credit","100.10","100.10"};</text:p>
          </table:table-cell>
          <table:table-cell table:formula="of:=COM.MICROSOFT.CONCAT([.A148];[.B148];[.C148];[.D148])" office:value-type="string" office:string-value="String[] trans147= {&quot;01-Sep-2018&quot;,&quot;Credit&quot;,&quot;100.10&quot;,&quot;100.10&quot;};" calcext:value-type="string">
            <text:p>String[] trans147= {"01-Sep-2018","Credit","100.10","100.10"};</text:p>
          </table:table-cell>
        </table:table-row>
        <table:table-row table:style-name="ro2">
          <table:table-cell office:value-type="string" calcext:value-type="string">
            <text:p>String[]</text:p>
          </table:table-cell>
          <table:table-cell office:value-type="string" calcext:value-type="string">
            <text:p><text:s/>trans148</text:p>
          </table:table-cell>
          <table:table-cell office:value-type="string" calcext:value-type="string">
            <text:p>=</text:p>
          </table:table-cell>
          <table:table-cell office:value-type="string" calcext:value-type="string">
            <text:p><text:s/>{"01-Sep-2018","Credit","100.10","100.10"};</text:p>
          </table:table-cell>
          <table:table-cell table:formula="of:=COM.MICROSOFT.CONCAT([.A149];[.B149];[.C149];[.D149])" office:value-type="string" office:string-value="String[] trans148= {&quot;01-Sep-2018&quot;,&quot;Credit&quot;,&quot;100.10&quot;,&quot;100.10&quot;};" calcext:value-type="string">
            <text:p>String[] trans148= {"01-Sep-2018","Credit","100.10","100.10"};</text:p>
          </table:table-cell>
        </table:table-row>
        <table:table-row table:style-name="ro2">
          <table:table-cell office:value-type="string" calcext:value-type="string">
            <text:p>String[]</text:p>
          </table:table-cell>
          <table:table-cell office:value-type="string" calcext:value-type="string">
            <text:p><text:s/>trans149</text:p>
          </table:table-cell>
          <table:table-cell office:value-type="string" calcext:value-type="string">
            <text:p>=</text:p>
          </table:table-cell>
          <table:table-cell office:value-type="string" calcext:value-type="string">
            <text:p><text:s/>{"01-Sep-2018","Credit","100.10","100.10"};</text:p>
          </table:table-cell>
          <table:table-cell table:formula="of:=COM.MICROSOFT.CONCAT([.A150];[.B150];[.C150];[.D150])" office:value-type="string" office:string-value="String[] trans149= {&quot;01-Sep-2018&quot;,&quot;Credit&quot;,&quot;100.10&quot;,&quot;100.10&quot;};" calcext:value-type="string">
            <text:p>String[] trans149= {"01-Sep-2018","Credit","100.10","100.10"};</text:p>
          </table:table-cell>
        </table:table-row>
        <table:table-row table:style-name="ro2">
          <table:table-cell office:value-type="string" calcext:value-type="string">
            <text:p>String[]</text:p>
          </table:table-cell>
          <table:table-cell office:value-type="string" calcext:value-type="string">
            <text:p><text:s/>trans150</text:p>
          </table:table-cell>
          <table:table-cell office:value-type="string" calcext:value-type="string">
            <text:p>=</text:p>
          </table:table-cell>
          <table:table-cell office:value-type="string" calcext:value-type="string">
            <text:p><text:s/>{"01-Sep-2018","Credit","100.10","100.10"};</text:p>
          </table:table-cell>
          <table:table-cell table:formula="of:=COM.MICROSOFT.CONCAT([.A151];[.B151];[.C151];[.D151])" office:value-type="string" office:string-value="String[] trans150= {&quot;01-Sep-2018&quot;,&quot;Credit&quot;,&quot;100.10&quot;,&quot;100.10&quot;};" calcext:value-type="string">
            <text:p>String[] trans150= {"01-Sep-2018","Credit","100.10","100.10"};</text:p>
          </table:table-cell>
        </table:table-row>
        <table:table-row table:style-name="ro2">
          <table:table-cell office:value-type="string" calcext:value-type="string">
            <text:p>String[]</text:p>
          </table:table-cell>
          <table:table-cell office:value-type="string" calcext:value-type="string">
            <text:p><text:s/>trans151</text:p>
          </table:table-cell>
          <table:table-cell office:value-type="string" calcext:value-type="string">
            <text:p>=</text:p>
          </table:table-cell>
          <table:table-cell office:value-type="string" calcext:value-type="string">
            <text:p><text:s/>{"01-Sep-2018","Credit","100.10","100.10"};</text:p>
          </table:table-cell>
          <table:table-cell table:formula="of:=COM.MICROSOFT.CONCAT([.A152];[.B152];[.C152];[.D152])" office:value-type="string" office:string-value="String[] trans151= {&quot;01-Sep-2018&quot;,&quot;Credit&quot;,&quot;100.10&quot;,&quot;100.10&quot;};" calcext:value-type="string">
            <text:p>String[] trans151= {"01-Sep-2018","Credit","100.10","100.10"};</text:p>
          </table:table-cell>
        </table:table-row>
        <table:table-row table:style-name="ro2">
          <table:table-cell office:value-type="string" calcext:value-type="string">
            <text:p>String[]</text:p>
          </table:table-cell>
          <table:table-cell office:value-type="string" calcext:value-type="string">
            <text:p><text:s/>trans152</text:p>
          </table:table-cell>
          <table:table-cell office:value-type="string" calcext:value-type="string">
            <text:p>=</text:p>
          </table:table-cell>
          <table:table-cell office:value-type="string" calcext:value-type="string">
            <text:p><text:s/>{"01-Sep-2018","Credit","100.10","100.10"};</text:p>
          </table:table-cell>
          <table:table-cell table:formula="of:=COM.MICROSOFT.CONCAT([.A153];[.B153];[.C153];[.D153])" office:value-type="string" office:string-value="String[] trans152= {&quot;01-Sep-2018&quot;,&quot;Credit&quot;,&quot;100.10&quot;,&quot;100.10&quot;};" calcext:value-type="string">
            <text:p>String[] trans152= {"01-Sep-2018","Credit","100.10","100.10"};</text:p>
          </table:table-cell>
        </table:table-row>
        <table:table-row table:style-name="ro2">
          <table:table-cell office:value-type="string" calcext:value-type="string">
            <text:p>String[]</text:p>
          </table:table-cell>
          <table:table-cell office:value-type="string" calcext:value-type="string">
            <text:p><text:s/>trans153</text:p>
          </table:table-cell>
          <table:table-cell office:value-type="string" calcext:value-type="string">
            <text:p>=</text:p>
          </table:table-cell>
          <table:table-cell office:value-type="string" calcext:value-type="string">
            <text:p><text:s/>{"01-Sep-2018","Credit","100.10","100.10"};</text:p>
          </table:table-cell>
          <table:table-cell table:formula="of:=COM.MICROSOFT.CONCAT([.A154];[.B154];[.C154];[.D154])" office:value-type="string" office:string-value="String[] trans153= {&quot;01-Sep-2018&quot;,&quot;Credit&quot;,&quot;100.10&quot;,&quot;100.10&quot;};" calcext:value-type="string">
            <text:p>String[] trans153= {"01-Sep-2018","Credit","100.10","100.10"};</text:p>
          </table:table-cell>
        </table:table-row>
        <table:table-row table:style-name="ro2">
          <table:table-cell office:value-type="string" calcext:value-type="string">
            <text:p>String[]</text:p>
          </table:table-cell>
          <table:table-cell office:value-type="string" calcext:value-type="string">
            <text:p><text:s/>trans154</text:p>
          </table:table-cell>
          <table:table-cell office:value-type="string" calcext:value-type="string">
            <text:p>=</text:p>
          </table:table-cell>
          <table:table-cell office:value-type="string" calcext:value-type="string">
            <text:p><text:s/>{"01-Sep-2018","Credit","100.10","100.10"};</text:p>
          </table:table-cell>
          <table:table-cell table:formula="of:=COM.MICROSOFT.CONCAT([.A155];[.B155];[.C155];[.D155])" office:value-type="string" office:string-value="String[] trans154= {&quot;01-Sep-2018&quot;,&quot;Credit&quot;,&quot;100.10&quot;,&quot;100.10&quot;};" calcext:value-type="string">
            <text:p>String[] trans154= {"01-Sep-2018","Credit","100.10","100.10"};</text:p>
          </table:table-cell>
        </table:table-row>
        <table:table-row table:style-name="ro2">
          <table:table-cell office:value-type="string" calcext:value-type="string">
            <text:p>String[]</text:p>
          </table:table-cell>
          <table:table-cell office:value-type="string" calcext:value-type="string">
            <text:p><text:s/>trans155</text:p>
          </table:table-cell>
          <table:table-cell office:value-type="string" calcext:value-type="string">
            <text:p>=</text:p>
          </table:table-cell>
          <table:table-cell office:value-type="string" calcext:value-type="string">
            <text:p><text:s/>{"01-Sep-2018","Credit","100.10","100.10"};</text:p>
          </table:table-cell>
          <table:table-cell table:formula="of:=COM.MICROSOFT.CONCAT([.A156];[.B156];[.C156];[.D156])" office:value-type="string" office:string-value="String[] trans155= {&quot;01-Sep-2018&quot;,&quot;Credit&quot;,&quot;100.10&quot;,&quot;100.10&quot;};" calcext:value-type="string">
            <text:p>String[] trans155= {"01-Sep-2018","Credit","100.10","100.10"};</text:p>
          </table:table-cell>
        </table:table-row>
        <table:table-row table:style-name="ro2">
          <table:table-cell office:value-type="string" calcext:value-type="string">
            <text:p>String[]</text:p>
          </table:table-cell>
          <table:table-cell office:value-type="string" calcext:value-type="string">
            <text:p><text:s/>trans156</text:p>
          </table:table-cell>
          <table:table-cell office:value-type="string" calcext:value-type="string">
            <text:p>=</text:p>
          </table:table-cell>
          <table:table-cell office:value-type="string" calcext:value-type="string">
            <text:p><text:s/>{"01-Sep-2018","Credit","100.10","100.10"};</text:p>
          </table:table-cell>
          <table:table-cell table:formula="of:=COM.MICROSOFT.CONCAT([.A157];[.B157];[.C157];[.D157])" office:value-type="string" office:string-value="String[] trans156= {&quot;01-Sep-2018&quot;,&quot;Credit&quot;,&quot;100.10&quot;,&quot;100.10&quot;};" calcext:value-type="string">
            <text:p>String[] trans156= {"01-Sep-2018","Credit","100.10","100.10"};</text:p>
          </table:table-cell>
        </table:table-row>
        <table:table-row table:style-name="ro2">
          <table:table-cell office:value-type="string" calcext:value-type="string">
            <text:p>String[]</text:p>
          </table:table-cell>
          <table:table-cell office:value-type="string" calcext:value-type="string">
            <text:p><text:s/>trans157</text:p>
          </table:table-cell>
          <table:table-cell office:value-type="string" calcext:value-type="string">
            <text:p>=</text:p>
          </table:table-cell>
          <table:table-cell office:value-type="string" calcext:value-type="string">
            <text:p><text:s/>{"01-Sep-2018","Credit","100.10","100.10"};</text:p>
          </table:table-cell>
          <table:table-cell table:formula="of:=COM.MICROSOFT.CONCAT([.A158];[.B158];[.C158];[.D158])" office:value-type="string" office:string-value="String[] trans157= {&quot;01-Sep-2018&quot;,&quot;Credit&quot;,&quot;100.10&quot;,&quot;100.10&quot;};" calcext:value-type="string">
            <text:p>String[] trans157= {"01-Sep-2018","Credit","100.10","100.10"};</text:p>
          </table:table-cell>
        </table:table-row>
        <table:table-row table:style-name="ro2">
          <table:table-cell office:value-type="string" calcext:value-type="string">
            <text:p>String[]</text:p>
          </table:table-cell>
          <table:table-cell office:value-type="string" calcext:value-type="string">
            <text:p><text:s/>trans158</text:p>
          </table:table-cell>
          <table:table-cell office:value-type="string" calcext:value-type="string">
            <text:p>=</text:p>
          </table:table-cell>
          <table:table-cell office:value-type="string" calcext:value-type="string">
            <text:p><text:s/>{"01-Sep-2018","Credit","100.10","100.10"};</text:p>
          </table:table-cell>
          <table:table-cell table:formula="of:=COM.MICROSOFT.CONCAT([.A159];[.B159];[.C159];[.D159])" office:value-type="string" office:string-value="String[] trans158= {&quot;01-Sep-2018&quot;,&quot;Credit&quot;,&quot;100.10&quot;,&quot;100.10&quot;};" calcext:value-type="string">
            <text:p>String[] trans158= {"01-Sep-2018","Credit","100.10","100.10"};</text:p>
          </table:table-cell>
        </table:table-row>
        <table:table-row table:style-name="ro2">
          <table:table-cell office:value-type="string" calcext:value-type="string">
            <text:p>String[]</text:p>
          </table:table-cell>
          <table:table-cell office:value-type="string" calcext:value-type="string">
            <text:p><text:s/>trans159</text:p>
          </table:table-cell>
          <table:table-cell office:value-type="string" calcext:value-type="string">
            <text:p>=</text:p>
          </table:table-cell>
          <table:table-cell office:value-type="string" calcext:value-type="string">
            <text:p><text:s/>{"01-Sep-2018","Credit","100.10","100.10"};</text:p>
          </table:table-cell>
          <table:table-cell table:formula="of:=COM.MICROSOFT.CONCAT([.A160];[.B160];[.C160];[.D160])" office:value-type="string" office:string-value="String[] trans159= {&quot;01-Sep-2018&quot;,&quot;Credit&quot;,&quot;100.10&quot;,&quot;100.10&quot;};" calcext:value-type="string">
            <text:p>String[] trans159= {"01-Sep-2018","Credit","100.10","100.10"};</text:p>
          </table:table-cell>
        </table:table-row>
        <table:table-row table:style-name="ro2">
          <table:table-cell office:value-type="string" calcext:value-type="string">
            <text:p>String[]</text:p>
          </table:table-cell>
          <table:table-cell office:value-type="string" calcext:value-type="string">
            <text:p><text:s/>trans160</text:p>
          </table:table-cell>
          <table:table-cell office:value-type="string" calcext:value-type="string">
            <text:p>=</text:p>
          </table:table-cell>
          <table:table-cell office:value-type="string" calcext:value-type="string">
            <text:p><text:s/>{"01-Sep-2018","Credit","100.10","100.10"};</text:p>
          </table:table-cell>
          <table:table-cell table:formula="of:=COM.MICROSOFT.CONCAT([.A161];[.B161];[.C161];[.D161])" office:value-type="string" office:string-value="String[] trans160= {&quot;01-Sep-2018&quot;,&quot;Credit&quot;,&quot;100.10&quot;,&quot;100.10&quot;};" calcext:value-type="string">
            <text:p>String[] trans160= {"01-Sep-2018","Credit","100.10","100.10"};</text:p>
          </table:table-cell>
        </table:table-row>
        <table:table-row table:style-name="ro2">
          <table:table-cell office:value-type="string" calcext:value-type="string">
            <text:p>String[]</text:p>
          </table:table-cell>
          <table:table-cell office:value-type="string" calcext:value-type="string">
            <text:p><text:s/>trans161</text:p>
          </table:table-cell>
          <table:table-cell office:value-type="string" calcext:value-type="string">
            <text:p>=</text:p>
          </table:table-cell>
          <table:table-cell office:value-type="string" calcext:value-type="string">
            <text:p><text:s/>{"01-Sep-2018","Credit","100.10","100.10"};</text:p>
          </table:table-cell>
          <table:table-cell table:formula="of:=COM.MICROSOFT.CONCAT([.A162];[.B162];[.C162];[.D162])" office:value-type="string" office:string-value="String[] trans161= {&quot;01-Sep-2018&quot;,&quot;Credit&quot;,&quot;100.10&quot;,&quot;100.10&quot;};" calcext:value-type="string">
            <text:p>String[] trans161= {"01-Sep-2018","Credit","100.10","100.10"};</text:p>
          </table:table-cell>
        </table:table-row>
        <table:table-row table:style-name="ro2">
          <table:table-cell office:value-type="string" calcext:value-type="string">
            <text:p>String[]</text:p>
          </table:table-cell>
          <table:table-cell office:value-type="string" calcext:value-type="string">
            <text:p><text:s/>trans162</text:p>
          </table:table-cell>
          <table:table-cell office:value-type="string" calcext:value-type="string">
            <text:p>=</text:p>
          </table:table-cell>
          <table:table-cell office:value-type="string" calcext:value-type="string">
            <text:p><text:s/>{"01-Sep-2018","Credit","100.10","100.10"};</text:p>
          </table:table-cell>
          <table:table-cell table:formula="of:=COM.MICROSOFT.CONCAT([.A163];[.B163];[.C163];[.D163])" office:value-type="string" office:string-value="String[] trans162= {&quot;01-Sep-2018&quot;,&quot;Credit&quot;,&quot;100.10&quot;,&quot;100.10&quot;};" calcext:value-type="string">
            <text:p>String[] trans162= {"01-Sep-2018","Credit","100.10","100.10"};</text:p>
          </table:table-cell>
        </table:table-row>
        <table:table-row table:style-name="ro2">
          <table:table-cell office:value-type="string" calcext:value-type="string">
            <text:p>String[]</text:p>
          </table:table-cell>
          <table:table-cell office:value-type="string" calcext:value-type="string">
            <text:p><text:s/>trans163</text:p>
          </table:table-cell>
          <table:table-cell office:value-type="string" calcext:value-type="string">
            <text:p>=</text:p>
          </table:table-cell>
          <table:table-cell office:value-type="string" calcext:value-type="string">
            <text:p><text:s/>{"01-Sep-2018","Credit","100.10","100.10"};</text:p>
          </table:table-cell>
          <table:table-cell table:formula="of:=COM.MICROSOFT.CONCAT([.A164];[.B164];[.C164];[.D164])" office:value-type="string" office:string-value="String[] trans163= {&quot;01-Sep-2018&quot;,&quot;Credit&quot;,&quot;100.10&quot;,&quot;100.10&quot;};" calcext:value-type="string">
            <text:p>String[] trans163= {"01-Sep-2018","Credit","100.10","100.10"};</text:p>
          </table:table-cell>
        </table:table-row>
        <table:table-row table:style-name="ro2">
          <table:table-cell office:value-type="string" calcext:value-type="string">
            <text:p>String[]</text:p>
          </table:table-cell>
          <table:table-cell office:value-type="string" calcext:value-type="string">
            <text:p><text:s/>trans164</text:p>
          </table:table-cell>
          <table:table-cell office:value-type="string" calcext:value-type="string">
            <text:p>=</text:p>
          </table:table-cell>
          <table:table-cell office:value-type="string" calcext:value-type="string">
            <text:p><text:s/>{"01-Sep-2018","Credit","100.10","100.10"};</text:p>
          </table:table-cell>
          <table:table-cell table:formula="of:=COM.MICROSOFT.CONCAT([.A165];[.B165];[.C165];[.D165])" office:value-type="string" office:string-value="String[] trans164= {&quot;01-Sep-2018&quot;,&quot;Credit&quot;,&quot;100.10&quot;,&quot;100.10&quot;};" calcext:value-type="string">
            <text:p>String[] trans164= {"01-Sep-2018","Credit","100.10","100.10"};</text:p>
          </table:table-cell>
        </table:table-row>
        <table:table-row table:style-name="ro2">
          <table:table-cell office:value-type="string" calcext:value-type="string">
            <text:p>String[]</text:p>
          </table:table-cell>
          <table:table-cell office:value-type="string" calcext:value-type="string">
            <text:p><text:s/>trans165</text:p>
          </table:table-cell>
          <table:table-cell office:value-type="string" calcext:value-type="string">
            <text:p>=</text:p>
          </table:table-cell>
          <table:table-cell office:value-type="string" calcext:value-type="string">
            <text:p><text:s/>{"01-Sep-2018","Credit","100.10","100.10"};</text:p>
          </table:table-cell>
          <table:table-cell table:formula="of:=COM.MICROSOFT.CONCAT([.A166];[.B166];[.C166];[.D166])" office:value-type="string" office:string-value="String[] trans165= {&quot;01-Sep-2018&quot;,&quot;Credit&quot;,&quot;100.10&quot;,&quot;100.10&quot;};" calcext:value-type="string">
            <text:p>String[] trans165= {"01-Sep-2018","Credit","100.10","100.10"};</text:p>
          </table:table-cell>
        </table:table-row>
        <table:table-row table:style-name="ro2">
          <table:table-cell office:value-type="string" calcext:value-type="string">
            <text:p>String[]</text:p>
          </table:table-cell>
          <table:table-cell office:value-type="string" calcext:value-type="string">
            <text:p><text:s/>trans166</text:p>
          </table:table-cell>
          <table:table-cell office:value-type="string" calcext:value-type="string">
            <text:p>=</text:p>
          </table:table-cell>
          <table:table-cell office:value-type="string" calcext:value-type="string">
            <text:p><text:s/>{"01-Sep-2018","Credit","100.10","100.10"};</text:p>
          </table:table-cell>
          <table:table-cell table:formula="of:=COM.MICROSOFT.CONCAT([.A167];[.B167];[.C167];[.D167])" office:value-type="string" office:string-value="String[] trans166= {&quot;01-Sep-2018&quot;,&quot;Credit&quot;,&quot;100.10&quot;,&quot;100.10&quot;};" calcext:value-type="string">
            <text:p>String[] trans166= {"01-Sep-2018","Credit","100.10","100.10"};</text:p>
          </table:table-cell>
        </table:table-row>
        <table:table-row table:style-name="ro2">
          <table:table-cell office:value-type="string" calcext:value-type="string">
            <text:p>String[]</text:p>
          </table:table-cell>
          <table:table-cell office:value-type="string" calcext:value-type="string">
            <text:p><text:s/>trans167</text:p>
          </table:table-cell>
          <table:table-cell office:value-type="string" calcext:value-type="string">
            <text:p>=</text:p>
          </table:table-cell>
          <table:table-cell office:value-type="string" calcext:value-type="string">
            <text:p><text:s/>{"01-Sep-2018","Credit","100.10","100.10"};</text:p>
          </table:table-cell>
          <table:table-cell table:formula="of:=COM.MICROSOFT.CONCAT([.A168];[.B168];[.C168];[.D168])" office:value-type="string" office:string-value="String[] trans167= {&quot;01-Sep-2018&quot;,&quot;Credit&quot;,&quot;100.10&quot;,&quot;100.10&quot;};" calcext:value-type="string">
            <text:p>String[] trans167= {"01-Sep-2018","Credit","100.10","100.10"};</text:p>
          </table:table-cell>
        </table:table-row>
        <table:table-row table:style-name="ro2">
          <table:table-cell office:value-type="string" calcext:value-type="string">
            <text:p>String[]</text:p>
          </table:table-cell>
          <table:table-cell office:value-type="string" calcext:value-type="string">
            <text:p><text:s/>trans168</text:p>
          </table:table-cell>
          <table:table-cell office:value-type="string" calcext:value-type="string">
            <text:p>=</text:p>
          </table:table-cell>
          <table:table-cell office:value-type="string" calcext:value-type="string">
            <text:p><text:s/>{"01-Sep-2018","Credit","100.10","100.10"};</text:p>
          </table:table-cell>
          <table:table-cell table:formula="of:=COM.MICROSOFT.CONCAT([.A169];[.B169];[.C169];[.D169])" office:value-type="string" office:string-value="String[] trans168= {&quot;01-Sep-2018&quot;,&quot;Credit&quot;,&quot;100.10&quot;,&quot;100.10&quot;};" calcext:value-type="string">
            <text:p>String[] trans168= {"01-Sep-2018","Credit","100.10","100.10"};</text:p>
          </table:table-cell>
        </table:table-row>
        <table:table-row table:style-name="ro2">
          <table:table-cell office:value-type="string" calcext:value-type="string">
            <text:p>String[]</text:p>
          </table:table-cell>
          <table:table-cell office:value-type="string" calcext:value-type="string">
            <text:p><text:s/>trans169</text:p>
          </table:table-cell>
          <table:table-cell office:value-type="string" calcext:value-type="string">
            <text:p>=</text:p>
          </table:table-cell>
          <table:table-cell office:value-type="string" calcext:value-type="string">
            <text:p><text:s/>{"01-Sep-2018","Credit","100.10","100.10"};</text:p>
          </table:table-cell>
          <table:table-cell table:formula="of:=COM.MICROSOFT.CONCAT([.A170];[.B170];[.C170];[.D170])" office:value-type="string" office:string-value="String[] trans169= {&quot;01-Sep-2018&quot;,&quot;Credit&quot;,&quot;100.10&quot;,&quot;100.10&quot;};" calcext:value-type="string">
            <text:p>String[] trans169= {"01-Sep-2018","Credit","100.10","100.10"};</text:p>
          </table:table-cell>
        </table:table-row>
        <table:table-row table:style-name="ro2">
          <table:table-cell office:value-type="string" calcext:value-type="string">
            <text:p>String[]</text:p>
          </table:table-cell>
          <table:table-cell office:value-type="string" calcext:value-type="string">
            <text:p><text:s/>trans170</text:p>
          </table:table-cell>
          <table:table-cell office:value-type="string" calcext:value-type="string">
            <text:p>=</text:p>
          </table:table-cell>
          <table:table-cell office:value-type="string" calcext:value-type="string">
            <text:p><text:s/>{"01-Sep-2018","Credit","100.10","100.10"};</text:p>
          </table:table-cell>
          <table:table-cell table:formula="of:=COM.MICROSOFT.CONCAT([.A171];[.B171];[.C171];[.D171])" office:value-type="string" office:string-value="String[] trans170= {&quot;01-Sep-2018&quot;,&quot;Credit&quot;,&quot;100.10&quot;,&quot;100.10&quot;};" calcext:value-type="string">
            <text:p>String[] trans170= {"01-Sep-2018","Credit","100.10","100.10"};</text:p>
          </table:table-cell>
        </table:table-row>
        <table:table-row table:style-name="ro2">
          <table:table-cell office:value-type="string" calcext:value-type="string">
            <text:p>String[]</text:p>
          </table:table-cell>
          <table:table-cell office:value-type="string" calcext:value-type="string">
            <text:p><text:s/>trans171</text:p>
          </table:table-cell>
          <table:table-cell office:value-type="string" calcext:value-type="string">
            <text:p>=</text:p>
          </table:table-cell>
          <table:table-cell office:value-type="string" calcext:value-type="string">
            <text:p><text:s/>{"01-Sep-2018","Credit","100.10","100.10"};</text:p>
          </table:table-cell>
          <table:table-cell table:formula="of:=COM.MICROSOFT.CONCAT([.A172];[.B172];[.C172];[.D172])" office:value-type="string" office:string-value="String[] trans171= {&quot;01-Sep-2018&quot;,&quot;Credit&quot;,&quot;100.10&quot;,&quot;100.10&quot;};" calcext:value-type="string">
            <text:p>String[] trans171= {"01-Sep-2018","Credit","100.10","100.10"};</text:p>
          </table:table-cell>
        </table:table-row>
        <table:table-row table:style-name="ro2">
          <table:table-cell office:value-type="string" calcext:value-type="string">
            <text:p>String[]</text:p>
          </table:table-cell>
          <table:table-cell office:value-type="string" calcext:value-type="string">
            <text:p><text:s/>trans172</text:p>
          </table:table-cell>
          <table:table-cell office:value-type="string" calcext:value-type="string">
            <text:p>=</text:p>
          </table:table-cell>
          <table:table-cell office:value-type="string" calcext:value-type="string">
            <text:p><text:s/>{"01-Sep-2018","Credit","100.10","100.10"};</text:p>
          </table:table-cell>
          <table:table-cell table:formula="of:=COM.MICROSOFT.CONCAT([.A173];[.B173];[.C173];[.D173])" office:value-type="string" office:string-value="String[] trans172= {&quot;01-Sep-2018&quot;,&quot;Credit&quot;,&quot;100.10&quot;,&quot;100.10&quot;};" calcext:value-type="string">
            <text:p>String[] trans172= {"01-Sep-2018","Credit","100.10","100.10"};</text:p>
          </table:table-cell>
        </table:table-row>
        <table:table-row table:style-name="ro2">
          <table:table-cell office:value-type="string" calcext:value-type="string">
            <text:p>String[]</text:p>
          </table:table-cell>
          <table:table-cell office:value-type="string" calcext:value-type="string">
            <text:p><text:s/>trans173</text:p>
          </table:table-cell>
          <table:table-cell office:value-type="string" calcext:value-type="string">
            <text:p>=</text:p>
          </table:table-cell>
          <table:table-cell office:value-type="string" calcext:value-type="string">
            <text:p><text:s/>{"01-Sep-2018","Credit","100.10","100.10"};</text:p>
          </table:table-cell>
          <table:table-cell table:formula="of:=COM.MICROSOFT.CONCAT([.A174];[.B174];[.C174];[.D174])" office:value-type="string" office:string-value="String[] trans173= {&quot;01-Sep-2018&quot;,&quot;Credit&quot;,&quot;100.10&quot;,&quot;100.10&quot;};" calcext:value-type="string">
            <text:p>String[] trans173= {"01-Sep-2018","Credit","100.10","100.10"};</text:p>
          </table:table-cell>
        </table:table-row>
        <table:table-row table:style-name="ro2">
          <table:table-cell office:value-type="string" calcext:value-type="string">
            <text:p>String[]</text:p>
          </table:table-cell>
          <table:table-cell office:value-type="string" calcext:value-type="string">
            <text:p><text:s/>trans174</text:p>
          </table:table-cell>
          <table:table-cell office:value-type="string" calcext:value-type="string">
            <text:p>=</text:p>
          </table:table-cell>
          <table:table-cell office:value-type="string" calcext:value-type="string">
            <text:p><text:s/>{"01-Sep-2018","Credit","100.10","100.10"};</text:p>
          </table:table-cell>
          <table:table-cell table:formula="of:=COM.MICROSOFT.CONCAT([.A175];[.B175];[.C175];[.D175])" office:value-type="string" office:string-value="String[] trans174= {&quot;01-Sep-2018&quot;,&quot;Credit&quot;,&quot;100.10&quot;,&quot;100.10&quot;};" calcext:value-type="string">
            <text:p>String[] trans174= {"01-Sep-2018","Credit","100.10","100.10"};</text:p>
          </table:table-cell>
        </table:table-row>
        <table:table-row table:style-name="ro2">
          <table:table-cell office:value-type="string" calcext:value-type="string">
            <text:p>String[]</text:p>
          </table:table-cell>
          <table:table-cell office:value-type="string" calcext:value-type="string">
            <text:p><text:s/>trans175</text:p>
          </table:table-cell>
          <table:table-cell office:value-type="string" calcext:value-type="string">
            <text:p>=</text:p>
          </table:table-cell>
          <table:table-cell office:value-type="string" calcext:value-type="string">
            <text:p><text:s/>{"01-Sep-2018","Credit","100.10","100.10"};</text:p>
          </table:table-cell>
          <table:table-cell table:formula="of:=COM.MICROSOFT.CONCAT([.A176];[.B176];[.C176];[.D176])" office:value-type="string" office:string-value="String[] trans175= {&quot;01-Sep-2018&quot;,&quot;Credit&quot;,&quot;100.10&quot;,&quot;100.10&quot;};" calcext:value-type="string">
            <text:p>String[] trans175= {"01-Sep-2018","Credit","100.10","100.10"};</text:p>
          </table:table-cell>
        </table:table-row>
        <table:table-row table:style-name="ro2">
          <table:table-cell office:value-type="string" calcext:value-type="string">
            <text:p>String[]</text:p>
          </table:table-cell>
          <table:table-cell office:value-type="string" calcext:value-type="string">
            <text:p><text:s/>trans176</text:p>
          </table:table-cell>
          <table:table-cell office:value-type="string" calcext:value-type="string">
            <text:p>=</text:p>
          </table:table-cell>
          <table:table-cell office:value-type="string" calcext:value-type="string">
            <text:p><text:s/>{"01-Sep-2018","Credit","100.10","100.10"};</text:p>
          </table:table-cell>
          <table:table-cell table:formula="of:=COM.MICROSOFT.CONCAT([.A177];[.B177];[.C177];[.D177])" office:value-type="string" office:string-value="String[] trans176= {&quot;01-Sep-2018&quot;,&quot;Credit&quot;,&quot;100.10&quot;,&quot;100.10&quot;};" calcext:value-type="string">
            <text:p>String[] trans176= {"01-Sep-2018","Credit","100.10","100.10"};</text:p>
          </table:table-cell>
        </table:table-row>
        <table:table-row table:style-name="ro2">
          <table:table-cell office:value-type="string" calcext:value-type="string">
            <text:p>String[]</text:p>
          </table:table-cell>
          <table:table-cell office:value-type="string" calcext:value-type="string">
            <text:p><text:s/>trans177</text:p>
          </table:table-cell>
          <table:table-cell office:value-type="string" calcext:value-type="string">
            <text:p>=</text:p>
          </table:table-cell>
          <table:table-cell office:value-type="string" calcext:value-type="string">
            <text:p><text:s/>{"01-Sep-2018","Credit","100.10","100.10"};</text:p>
          </table:table-cell>
          <table:table-cell table:formula="of:=COM.MICROSOFT.CONCAT([.A178];[.B178];[.C178];[.D178])" office:value-type="string" office:string-value="String[] trans177= {&quot;01-Sep-2018&quot;,&quot;Credit&quot;,&quot;100.10&quot;,&quot;100.10&quot;};" calcext:value-type="string">
            <text:p>String[] trans177= {"01-Sep-2018","Credit","100.10","100.10"};</text:p>
          </table:table-cell>
        </table:table-row>
        <table:table-row table:style-name="ro2">
          <table:table-cell office:value-type="string" calcext:value-type="string">
            <text:p>String[]</text:p>
          </table:table-cell>
          <table:table-cell office:value-type="string" calcext:value-type="string">
            <text:p><text:s/>trans178</text:p>
          </table:table-cell>
          <table:table-cell office:value-type="string" calcext:value-type="string">
            <text:p>=</text:p>
          </table:table-cell>
          <table:table-cell office:value-type="string" calcext:value-type="string">
            <text:p><text:s/>{"01-Sep-2018","Credit","100.10","100.10"};</text:p>
          </table:table-cell>
          <table:table-cell table:formula="of:=COM.MICROSOFT.CONCAT([.A179];[.B179];[.C179];[.D179])" office:value-type="string" office:string-value="String[] trans178= {&quot;01-Sep-2018&quot;,&quot;Credit&quot;,&quot;100.10&quot;,&quot;100.10&quot;};" calcext:value-type="string">
            <text:p>String[] trans178= {"01-Sep-2018","Credit","100.10","100.10"};</text:p>
          </table:table-cell>
        </table:table-row>
        <table:table-row table:style-name="ro2">
          <table:table-cell office:value-type="string" calcext:value-type="string">
            <text:p>String[]</text:p>
          </table:table-cell>
          <table:table-cell office:value-type="string" calcext:value-type="string">
            <text:p><text:s/>trans179</text:p>
          </table:table-cell>
          <table:table-cell office:value-type="string" calcext:value-type="string">
            <text:p>=</text:p>
          </table:table-cell>
          <table:table-cell office:value-type="string" calcext:value-type="string">
            <text:p><text:s/>{"01-Sep-2018","Credit","100.10","100.10"};</text:p>
          </table:table-cell>
          <table:table-cell table:formula="of:=COM.MICROSOFT.CONCAT([.A180];[.B180];[.C180];[.D180])" office:value-type="string" office:string-value="String[] trans179= {&quot;01-Sep-2018&quot;,&quot;Credit&quot;,&quot;100.10&quot;,&quot;100.10&quot;};" calcext:value-type="string">
            <text:p>String[] trans179= {"01-Sep-2018","Credit","100.10","100.10"};</text:p>
          </table:table-cell>
        </table:table-row>
        <table:table-row table:style-name="ro2">
          <table:table-cell office:value-type="string" calcext:value-type="string">
            <text:p>String[]</text:p>
          </table:table-cell>
          <table:table-cell office:value-type="string" calcext:value-type="string">
            <text:p><text:s/>trans180</text:p>
          </table:table-cell>
          <table:table-cell office:value-type="string" calcext:value-type="string">
            <text:p>=</text:p>
          </table:table-cell>
          <table:table-cell office:value-type="string" calcext:value-type="string">
            <text:p><text:s/>{"01-Sep-2018","Credit","100.10","100.10"};</text:p>
          </table:table-cell>
          <table:table-cell table:formula="of:=COM.MICROSOFT.CONCAT([.A181];[.B181];[.C181];[.D181])" office:value-type="string" office:string-value="String[] trans180= {&quot;01-Sep-2018&quot;,&quot;Credit&quot;,&quot;100.10&quot;,&quot;100.10&quot;};" calcext:value-type="string">
            <text:p>String[] trans180= {"01-Sep-2018","Credit","100.10","100.10"};</text:p>
          </table:table-cell>
        </table:table-row>
        <table:table-row table:style-name="ro2">
          <table:table-cell office:value-type="string" calcext:value-type="string">
            <text:p>String[]</text:p>
          </table:table-cell>
          <table:table-cell office:value-type="string" calcext:value-type="string">
            <text:p><text:s/>trans181</text:p>
          </table:table-cell>
          <table:table-cell office:value-type="string" calcext:value-type="string">
            <text:p>=</text:p>
          </table:table-cell>
          <table:table-cell office:value-type="string" calcext:value-type="string">
            <text:p><text:s/>{"01-Sep-2018","Credit","100.10","100.10"};</text:p>
          </table:table-cell>
          <table:table-cell table:formula="of:=COM.MICROSOFT.CONCAT([.A182];[.B182];[.C182];[.D182])" office:value-type="string" office:string-value="String[] trans181= {&quot;01-Sep-2018&quot;,&quot;Credit&quot;,&quot;100.10&quot;,&quot;100.10&quot;};" calcext:value-type="string">
            <text:p>String[] trans181= {"01-Sep-2018","Credit","100.10","100.10"};</text:p>
          </table:table-cell>
        </table:table-row>
        <table:table-row table:style-name="ro2">
          <table:table-cell office:value-type="string" calcext:value-type="string">
            <text:p>String[]</text:p>
          </table:table-cell>
          <table:table-cell office:value-type="string" calcext:value-type="string">
            <text:p><text:s/>trans182</text:p>
          </table:table-cell>
          <table:table-cell office:value-type="string" calcext:value-type="string">
            <text:p>=</text:p>
          </table:table-cell>
          <table:table-cell office:value-type="string" calcext:value-type="string">
            <text:p><text:s/>{"01-Sep-2018","Credit","100.10","100.10"};</text:p>
          </table:table-cell>
          <table:table-cell table:formula="of:=COM.MICROSOFT.CONCAT([.A183];[.B183];[.C183];[.D183])" office:value-type="string" office:string-value="String[] trans182= {&quot;01-Sep-2018&quot;,&quot;Credit&quot;,&quot;100.10&quot;,&quot;100.10&quot;};" calcext:value-type="string">
            <text:p>String[] trans182= {"01-Sep-2018","Credit","100.10","100.10"};</text:p>
          </table:table-cell>
        </table:table-row>
        <table:table-row table:style-name="ro2">
          <table:table-cell office:value-type="string" calcext:value-type="string">
            <text:p>String[]</text:p>
          </table:table-cell>
          <table:table-cell office:value-type="string" calcext:value-type="string">
            <text:p><text:s/>trans183</text:p>
          </table:table-cell>
          <table:table-cell office:value-type="string" calcext:value-type="string">
            <text:p>=</text:p>
          </table:table-cell>
          <table:table-cell office:value-type="string" calcext:value-type="string">
            <text:p><text:s/>{"01-Sep-2018","Credit","100.10","100.10"};</text:p>
          </table:table-cell>
          <table:table-cell table:formula="of:=COM.MICROSOFT.CONCAT([.A184];[.B184];[.C184];[.D184])" office:value-type="string" office:string-value="String[] trans183= {&quot;01-Sep-2018&quot;,&quot;Credit&quot;,&quot;100.10&quot;,&quot;100.10&quot;};" calcext:value-type="string">
            <text:p>String[] trans183= {"01-Sep-2018","Credit","100.10","100.10"};</text:p>
          </table:table-cell>
        </table:table-row>
        <table:table-row table:style-name="ro2">
          <table:table-cell office:value-type="string" calcext:value-type="string">
            <text:p>String[]</text:p>
          </table:table-cell>
          <table:table-cell office:value-type="string" calcext:value-type="string">
            <text:p><text:s/>trans184</text:p>
          </table:table-cell>
          <table:table-cell office:value-type="string" calcext:value-type="string">
            <text:p>=</text:p>
          </table:table-cell>
          <table:table-cell office:value-type="string" calcext:value-type="string">
            <text:p><text:s/>{"01-Sep-2018","Credit","100.10","100.10"};</text:p>
          </table:table-cell>
          <table:table-cell table:formula="of:=COM.MICROSOFT.CONCAT([.A185];[.B185];[.C185];[.D185])" office:value-type="string" office:string-value="String[] trans184= {&quot;01-Sep-2018&quot;,&quot;Credit&quot;,&quot;100.10&quot;,&quot;100.10&quot;};" calcext:value-type="string">
            <text:p>String[] trans184= {"01-Sep-2018","Credit","100.10","100.10"};</text:p>
          </table:table-cell>
        </table:table-row>
        <table:table-row table:style-name="ro2">
          <table:table-cell office:value-type="string" calcext:value-type="string">
            <text:p>String[]</text:p>
          </table:table-cell>
          <table:table-cell office:value-type="string" calcext:value-type="string">
            <text:p><text:s/>trans185</text:p>
          </table:table-cell>
          <table:table-cell office:value-type="string" calcext:value-type="string">
            <text:p>=</text:p>
          </table:table-cell>
          <table:table-cell office:value-type="string" calcext:value-type="string">
            <text:p><text:s/>{"01-Sep-2018","Credit","100.10","100.10"};</text:p>
          </table:table-cell>
          <table:table-cell table:formula="of:=COM.MICROSOFT.CONCAT([.A186];[.B186];[.C186];[.D186])" office:value-type="string" office:string-value="String[] trans185= {&quot;01-Sep-2018&quot;,&quot;Credit&quot;,&quot;100.10&quot;,&quot;100.10&quot;};" calcext:value-type="string">
            <text:p>String[] trans185= {"01-Sep-2018","Credit","100.10","100.10"};</text:p>
          </table:table-cell>
        </table:table-row>
        <table:table-row table:style-name="ro2">
          <table:table-cell office:value-type="string" calcext:value-type="string">
            <text:p>String[]</text:p>
          </table:table-cell>
          <table:table-cell office:value-type="string" calcext:value-type="string">
            <text:p><text:s/>trans186</text:p>
          </table:table-cell>
          <table:table-cell office:value-type="string" calcext:value-type="string">
            <text:p>=</text:p>
          </table:table-cell>
          <table:table-cell office:value-type="string" calcext:value-type="string">
            <text:p><text:s/>{"01-Sep-2018","Credit","100.10","100.10"};</text:p>
          </table:table-cell>
          <table:table-cell table:formula="of:=COM.MICROSOFT.CONCAT([.A187];[.B187];[.C187];[.D187])" office:value-type="string" office:string-value="String[] trans186= {&quot;01-Sep-2018&quot;,&quot;Credit&quot;,&quot;100.10&quot;,&quot;100.10&quot;};" calcext:value-type="string">
            <text:p>String[] trans186= {"01-Sep-2018","Credit","100.10","100.10"};</text:p>
          </table:table-cell>
        </table:table-row>
        <table:table-row table:style-name="ro2">
          <table:table-cell office:value-type="string" calcext:value-type="string">
            <text:p>String[]</text:p>
          </table:table-cell>
          <table:table-cell office:value-type="string" calcext:value-type="string">
            <text:p><text:s/>trans187</text:p>
          </table:table-cell>
          <table:table-cell office:value-type="string" calcext:value-type="string">
            <text:p>=</text:p>
          </table:table-cell>
          <table:table-cell office:value-type="string" calcext:value-type="string">
            <text:p><text:s/>{"01-Sep-2018","Credit","100.10","100.10"};</text:p>
          </table:table-cell>
          <table:table-cell table:formula="of:=COM.MICROSOFT.CONCAT([.A188];[.B188];[.C188];[.D188])" office:value-type="string" office:string-value="String[] trans187= {&quot;01-Sep-2018&quot;,&quot;Credit&quot;,&quot;100.10&quot;,&quot;100.10&quot;};" calcext:value-type="string">
            <text:p>String[] trans187= {"01-Sep-2018","Credit","100.10","100.10"};</text:p>
          </table:table-cell>
        </table:table-row>
        <table:table-row table:style-name="ro2">
          <table:table-cell office:value-type="string" calcext:value-type="string">
            <text:p>String[]</text:p>
          </table:table-cell>
          <table:table-cell office:value-type="string" calcext:value-type="string">
            <text:p><text:s/>trans188</text:p>
          </table:table-cell>
          <table:table-cell office:value-type="string" calcext:value-type="string">
            <text:p>=</text:p>
          </table:table-cell>
          <table:table-cell office:value-type="string" calcext:value-type="string">
            <text:p><text:s/>{"01-Sep-2018","Credit","100.10","100.10"};</text:p>
          </table:table-cell>
          <table:table-cell table:formula="of:=COM.MICROSOFT.CONCAT([.A189];[.B189];[.C189];[.D189])" office:value-type="string" office:string-value="String[] trans188= {&quot;01-Sep-2018&quot;,&quot;Credit&quot;,&quot;100.10&quot;,&quot;100.10&quot;};" calcext:value-type="string">
            <text:p>String[] trans188= {"01-Sep-2018","Credit","100.10","100.10"};</text:p>
          </table:table-cell>
        </table:table-row>
        <table:table-row table:style-name="ro2">
          <table:table-cell office:value-type="string" calcext:value-type="string">
            <text:p>String[]</text:p>
          </table:table-cell>
          <table:table-cell office:value-type="string" calcext:value-type="string">
            <text:p><text:s/>trans189</text:p>
          </table:table-cell>
          <table:table-cell office:value-type="string" calcext:value-type="string">
            <text:p>=</text:p>
          </table:table-cell>
          <table:table-cell office:value-type="string" calcext:value-type="string">
            <text:p><text:s/>{"01-Sep-2018","Credit","100.10","100.10"};</text:p>
          </table:table-cell>
          <table:table-cell table:formula="of:=COM.MICROSOFT.CONCAT([.A190];[.B190];[.C190];[.D190])" office:value-type="string" office:string-value="String[] trans189= {&quot;01-Sep-2018&quot;,&quot;Credit&quot;,&quot;100.10&quot;,&quot;100.10&quot;};" calcext:value-type="string">
            <text:p>String[] trans189= {"01-Sep-2018","Credit","100.10","100.10"};</text:p>
          </table:table-cell>
        </table:table-row>
        <table:table-row table:style-name="ro2">
          <table:table-cell office:value-type="string" calcext:value-type="string">
            <text:p>String[]</text:p>
          </table:table-cell>
          <table:table-cell office:value-type="string" calcext:value-type="string">
            <text:p><text:s/>trans190</text:p>
          </table:table-cell>
          <table:table-cell office:value-type="string" calcext:value-type="string">
            <text:p>=</text:p>
          </table:table-cell>
          <table:table-cell office:value-type="string" calcext:value-type="string">
            <text:p><text:s/>{"01-Sep-2018","Credit","100.10","100.10"};</text:p>
          </table:table-cell>
          <table:table-cell table:formula="of:=COM.MICROSOFT.CONCAT([.A191];[.B191];[.C191];[.D191])" office:value-type="string" office:string-value="String[] trans190= {&quot;01-Sep-2018&quot;,&quot;Credit&quot;,&quot;100.10&quot;,&quot;100.10&quot;};" calcext:value-type="string">
            <text:p>String[] trans190= {"01-Sep-2018","Credit","100.10","100.10"};</text:p>
          </table:table-cell>
        </table:table-row>
        <table:table-row table:style-name="ro2">
          <table:table-cell office:value-type="string" calcext:value-type="string">
            <text:p>String[]</text:p>
          </table:table-cell>
          <table:table-cell office:value-type="string" calcext:value-type="string">
            <text:p><text:s/>trans191</text:p>
          </table:table-cell>
          <table:table-cell office:value-type="string" calcext:value-type="string">
            <text:p>=</text:p>
          </table:table-cell>
          <table:table-cell office:value-type="string" calcext:value-type="string">
            <text:p><text:s/>{"01-Sep-2018","Credit","100.10","100.10"};</text:p>
          </table:table-cell>
          <table:table-cell table:formula="of:=COM.MICROSOFT.CONCAT([.A192];[.B192];[.C192];[.D192])" office:value-type="string" office:string-value="String[] trans191= {&quot;01-Sep-2018&quot;,&quot;Credit&quot;,&quot;100.10&quot;,&quot;100.10&quot;};" calcext:value-type="string">
            <text:p>String[] trans191= {"01-Sep-2018","Credit","100.10","100.10"};</text:p>
          </table:table-cell>
        </table:table-row>
        <table:table-row table:style-name="ro2">
          <table:table-cell office:value-type="string" calcext:value-type="string">
            <text:p>String[]</text:p>
          </table:table-cell>
          <table:table-cell office:value-type="string" calcext:value-type="string">
            <text:p><text:s/>trans192</text:p>
          </table:table-cell>
          <table:table-cell office:value-type="string" calcext:value-type="string">
            <text:p>=</text:p>
          </table:table-cell>
          <table:table-cell office:value-type="string" calcext:value-type="string">
            <text:p><text:s/>{"01-Sep-2018","Credit","100.10","100.10"};</text:p>
          </table:table-cell>
          <table:table-cell table:formula="of:=COM.MICROSOFT.CONCAT([.A193];[.B193];[.C193];[.D193])" office:value-type="string" office:string-value="String[] trans192= {&quot;01-Sep-2018&quot;,&quot;Credit&quot;,&quot;100.10&quot;,&quot;100.10&quot;};" calcext:value-type="string">
            <text:p>String[] trans192= {"01-Sep-2018","Credit","100.10","100.10"};</text:p>
          </table:table-cell>
        </table:table-row>
        <table:table-row table:style-name="ro2">
          <table:table-cell office:value-type="string" calcext:value-type="string">
            <text:p>String[]</text:p>
          </table:table-cell>
          <table:table-cell office:value-type="string" calcext:value-type="string">
            <text:p><text:s/>trans193</text:p>
          </table:table-cell>
          <table:table-cell office:value-type="string" calcext:value-type="string">
            <text:p>=</text:p>
          </table:table-cell>
          <table:table-cell office:value-type="string" calcext:value-type="string">
            <text:p><text:s/>{"01-Sep-2018","Credit","100.10","100.10"};</text:p>
          </table:table-cell>
          <table:table-cell table:formula="of:=COM.MICROSOFT.CONCAT([.A194];[.B194];[.C194];[.D194])" office:value-type="string" office:string-value="String[] trans193= {&quot;01-Sep-2018&quot;,&quot;Credit&quot;,&quot;100.10&quot;,&quot;100.10&quot;};" calcext:value-type="string">
            <text:p>String[] trans193= {"01-Sep-2018","Credit","100.10","100.10"};</text:p>
          </table:table-cell>
        </table:table-row>
        <table:table-row table:style-name="ro2">
          <table:table-cell office:value-type="string" calcext:value-type="string">
            <text:p>String[]</text:p>
          </table:table-cell>
          <table:table-cell office:value-type="string" calcext:value-type="string">
            <text:p><text:s/>trans194</text:p>
          </table:table-cell>
          <table:table-cell office:value-type="string" calcext:value-type="string">
            <text:p>=</text:p>
          </table:table-cell>
          <table:table-cell office:value-type="string" calcext:value-type="string">
            <text:p><text:s/>{"01-Sep-2018","Credit","100.10","100.10"};</text:p>
          </table:table-cell>
          <table:table-cell table:formula="of:=COM.MICROSOFT.CONCAT([.A195];[.B195];[.C195];[.D195])" office:value-type="string" office:string-value="String[] trans194= {&quot;01-Sep-2018&quot;,&quot;Credit&quot;,&quot;100.10&quot;,&quot;100.10&quot;};" calcext:value-type="string">
            <text:p>String[] trans194= {"01-Sep-2018","Credit","100.10","100.10"};</text:p>
          </table:table-cell>
        </table:table-row>
        <table:table-row table:style-name="ro2">
          <table:table-cell office:value-type="string" calcext:value-type="string">
            <text:p>String[]</text:p>
          </table:table-cell>
          <table:table-cell office:value-type="string" calcext:value-type="string">
            <text:p><text:s/>trans195</text:p>
          </table:table-cell>
          <table:table-cell office:value-type="string" calcext:value-type="string">
            <text:p>=</text:p>
          </table:table-cell>
          <table:table-cell office:value-type="string" calcext:value-type="string">
            <text:p><text:s/>{"01-Sep-2018","Credit","100.10","100.10"};</text:p>
          </table:table-cell>
          <table:table-cell table:formula="of:=COM.MICROSOFT.CONCAT([.A196];[.B196];[.C196];[.D196])" office:value-type="string" office:string-value="String[] trans195= {&quot;01-Sep-2018&quot;,&quot;Credit&quot;,&quot;100.10&quot;,&quot;100.10&quot;};" calcext:value-type="string">
            <text:p>String[] trans195= {"01-Sep-2018","Credit","100.10","100.10"};</text:p>
          </table:table-cell>
        </table:table-row>
        <table:table-row table:style-name="ro2">
          <table:table-cell office:value-type="string" calcext:value-type="string">
            <text:p>String[]</text:p>
          </table:table-cell>
          <table:table-cell office:value-type="string" calcext:value-type="string">
            <text:p><text:s/>trans196</text:p>
          </table:table-cell>
          <table:table-cell office:value-type="string" calcext:value-type="string">
            <text:p>=</text:p>
          </table:table-cell>
          <table:table-cell office:value-type="string" calcext:value-type="string">
            <text:p><text:s/>{"01-Sep-2018","Credit","100.10","100.10"};</text:p>
          </table:table-cell>
          <table:table-cell table:formula="of:=COM.MICROSOFT.CONCAT([.A197];[.B197];[.C197];[.D197])" office:value-type="string" office:string-value="String[] trans196= {&quot;01-Sep-2018&quot;,&quot;Credit&quot;,&quot;100.10&quot;,&quot;100.10&quot;};" calcext:value-type="string">
            <text:p>String[] trans196= {"01-Sep-2018","Credit","100.10","100.10"};</text:p>
          </table:table-cell>
        </table:table-row>
        <table:table-row table:style-name="ro2">
          <table:table-cell office:value-type="string" calcext:value-type="string">
            <text:p>String[]</text:p>
          </table:table-cell>
          <table:table-cell office:value-type="string" calcext:value-type="string">
            <text:p><text:s/>trans197</text:p>
          </table:table-cell>
          <table:table-cell office:value-type="string" calcext:value-type="string">
            <text:p>=</text:p>
          </table:table-cell>
          <table:table-cell office:value-type="string" calcext:value-type="string">
            <text:p><text:s/>{"01-Sep-2018","Credit","100.10","100.10"};</text:p>
          </table:table-cell>
          <table:table-cell table:formula="of:=COM.MICROSOFT.CONCAT([.A198];[.B198];[.C198];[.D198])" office:value-type="string" office:string-value="String[] trans197= {&quot;01-Sep-2018&quot;,&quot;Credit&quot;,&quot;100.10&quot;,&quot;100.10&quot;};" calcext:value-type="string">
            <text:p>String[] trans197= {"01-Sep-2018","Credit","100.10","100.10"};</text:p>
          </table:table-cell>
        </table:table-row>
        <table:table-row table:style-name="ro2">
          <table:table-cell office:value-type="string" calcext:value-type="string">
            <text:p>String[]</text:p>
          </table:table-cell>
          <table:table-cell office:value-type="string" calcext:value-type="string">
            <text:p><text:s/>trans198</text:p>
          </table:table-cell>
          <table:table-cell office:value-type="string" calcext:value-type="string">
            <text:p>=</text:p>
          </table:table-cell>
          <table:table-cell office:value-type="string" calcext:value-type="string">
            <text:p><text:s/>{"01-Sep-2018","Credit","100.10","100.10"};</text:p>
          </table:table-cell>
          <table:table-cell table:formula="of:=COM.MICROSOFT.CONCAT([.A199];[.B199];[.C199];[.D199])" office:value-type="string" office:string-value="String[] trans198= {&quot;01-Sep-2018&quot;,&quot;Credit&quot;,&quot;100.10&quot;,&quot;100.10&quot;};" calcext:value-type="string">
            <text:p>String[] trans198= {"01-Sep-2018","Credit","100.10","100.10"};</text:p>
          </table:table-cell>
        </table:table-row>
        <table:table-row table:style-name="ro2">
          <table:table-cell office:value-type="string" calcext:value-type="string">
            <text:p>String[]</text:p>
          </table:table-cell>
          <table:table-cell office:value-type="string" calcext:value-type="string">
            <text:p><text:s/>trans199</text:p>
          </table:table-cell>
          <table:table-cell office:value-type="string" calcext:value-type="string">
            <text:p>=</text:p>
          </table:table-cell>
          <table:table-cell office:value-type="string" calcext:value-type="string">
            <text:p><text:s/>{"01-Sep-2018","Credit","100.10","100.10"};</text:p>
          </table:table-cell>
          <table:table-cell table:formula="of:=COM.MICROSOFT.CONCAT([.A200];[.B200];[.C200];[.D200])" office:value-type="string" office:string-value="String[] trans199= {&quot;01-Sep-2018&quot;,&quot;Credit&quot;,&quot;100.10&quot;,&quot;100.10&quot;};" calcext:value-type="string">
            <text:p>String[] trans199= {"01-Sep-2018","Credit","100.10","100.10"};</text:p>
          </table:table-cell>
        </table:table-row>
        <table:table-row table:style-name="ro2">
          <table:table-cell office:value-type="string" calcext:value-type="string">
            <text:p>String[]</text:p>
          </table:table-cell>
          <table:table-cell office:value-type="string" calcext:value-type="string">
            <text:p><text:s/>trans200</text:p>
          </table:table-cell>
          <table:table-cell office:value-type="string" calcext:value-type="string">
            <text:p>=</text:p>
          </table:table-cell>
          <table:table-cell office:value-type="string" calcext:value-type="string">
            <text:p><text:s/>{"01-Sep-2018","Credit","100.10","100.10"};</text:p>
          </table:table-cell>
          <table:table-cell table:formula="of:=COM.MICROSOFT.CONCAT([.A201];[.B201];[.C201];[.D201])" office:value-type="string" office:string-value="String[] trans200= {&quot;01-Sep-2018&quot;,&quot;Credit&quot;,&quot;100.10&quot;,&quot;100.10&quot;};" calcext:value-type="string">
            <text:p>String[] trans200= {"01-Sep-2018","Credit","100.10","100.10"};</text:p>
          </table:table-cell>
        </table:table-row>
        <table:table-row table:style-name="ro2">
          <table:table-cell office:value-type="string" calcext:value-type="string">
            <text:p>String[]</text:p>
          </table:table-cell>
          <table:table-cell office:value-type="string" calcext:value-type="string">
            <text:p><text:s/>trans201</text:p>
          </table:table-cell>
          <table:table-cell office:value-type="string" calcext:value-type="string">
            <text:p>=</text:p>
          </table:table-cell>
          <table:table-cell office:value-type="string" calcext:value-type="string">
            <text:p><text:s/>{"01-Sep-2018","Credit","100.10","100.10"};</text:p>
          </table:table-cell>
          <table:table-cell table:formula="of:=COM.MICROSOFT.CONCAT([.A202];[.B202];[.C202];[.D202])" office:value-type="string" office:string-value="String[] trans201= {&quot;01-Sep-2018&quot;,&quot;Credit&quot;,&quot;100.10&quot;,&quot;100.10&quot;};" calcext:value-type="string">
            <text:p>String[] trans201= {"01-Sep-2018","Credit","100.10","100.10"};</text:p>
          </table:table-cell>
        </table:table-row>
        <table:table-row table:style-name="ro2">
          <table:table-cell office:value-type="string" calcext:value-type="string">
            <text:p>String[]</text:p>
          </table:table-cell>
          <table:table-cell office:value-type="string" calcext:value-type="string">
            <text:p><text:s/>trans202</text:p>
          </table:table-cell>
          <table:table-cell office:value-type="string" calcext:value-type="string">
            <text:p>=</text:p>
          </table:table-cell>
          <table:table-cell office:value-type="string" calcext:value-type="string">
            <text:p><text:s/>{"01-Sep-2018","Credit","100.10","100.10"};</text:p>
          </table:table-cell>
          <table:table-cell table:formula="of:=COM.MICROSOFT.CONCAT([.A203];[.B203];[.C203];[.D203])" office:value-type="string" office:string-value="String[] trans202= {&quot;01-Sep-2018&quot;,&quot;Credit&quot;,&quot;100.10&quot;,&quot;100.10&quot;};" calcext:value-type="string">
            <text:p>String[] trans202= {"01-Sep-2018","Credit","100.10","100.10"};</text:p>
          </table:table-cell>
        </table:table-row>
        <table:table-row table:style-name="ro2">
          <table:table-cell office:value-type="string" calcext:value-type="string">
            <text:p>String[]</text:p>
          </table:table-cell>
          <table:table-cell office:value-type="string" calcext:value-type="string">
            <text:p><text:s/>trans203</text:p>
          </table:table-cell>
          <table:table-cell office:value-type="string" calcext:value-type="string">
            <text:p>=</text:p>
          </table:table-cell>
          <table:table-cell office:value-type="string" calcext:value-type="string">
            <text:p><text:s/>{"01-Sep-2018","Credit","100.10","100.10"};</text:p>
          </table:table-cell>
          <table:table-cell table:formula="of:=COM.MICROSOFT.CONCAT([.A204];[.B204];[.C204];[.D204])" office:value-type="string" office:string-value="String[] trans203= {&quot;01-Sep-2018&quot;,&quot;Credit&quot;,&quot;100.10&quot;,&quot;100.10&quot;};" calcext:value-type="string">
            <text:p>String[] trans203= {"01-Sep-2018","Credit","100.10","100.10"};</text:p>
          </table:table-cell>
        </table:table-row>
        <table:table-row table:style-name="ro2">
          <table:table-cell office:value-type="string" calcext:value-type="string">
            <text:p>String[]</text:p>
          </table:table-cell>
          <table:table-cell office:value-type="string" calcext:value-type="string">
            <text:p><text:s/>trans204</text:p>
          </table:table-cell>
          <table:table-cell office:value-type="string" calcext:value-type="string">
            <text:p>=</text:p>
          </table:table-cell>
          <table:table-cell office:value-type="string" calcext:value-type="string">
            <text:p><text:s/>{"01-Sep-2018","Credit","100.10","100.10"};</text:p>
          </table:table-cell>
          <table:table-cell table:formula="of:=COM.MICROSOFT.CONCAT([.A205];[.B205];[.C205];[.D205])" office:value-type="string" office:string-value="String[] trans204= {&quot;01-Sep-2018&quot;,&quot;Credit&quot;,&quot;100.10&quot;,&quot;100.10&quot;};" calcext:value-type="string">
            <text:p>String[] trans204= {"01-Sep-2018","Credit","100.10","100.10"};</text:p>
          </table:table-cell>
        </table:table-row>
        <table:table-row table:style-name="ro2">
          <table:table-cell office:value-type="string" calcext:value-type="string">
            <text:p>String[]</text:p>
          </table:table-cell>
          <table:table-cell office:value-type="string" calcext:value-type="string">
            <text:p><text:s/>trans205</text:p>
          </table:table-cell>
          <table:table-cell office:value-type="string" calcext:value-type="string">
            <text:p>=</text:p>
          </table:table-cell>
          <table:table-cell office:value-type="string" calcext:value-type="string">
            <text:p><text:s/>{"01-Sep-2018","Credit","100.10","100.10"};</text:p>
          </table:table-cell>
          <table:table-cell table:formula="of:=COM.MICROSOFT.CONCAT([.A206];[.B206];[.C206];[.D206])" office:value-type="string" office:string-value="String[] trans205= {&quot;01-Sep-2018&quot;,&quot;Credit&quot;,&quot;100.10&quot;,&quot;100.10&quot;};" calcext:value-type="string">
            <text:p>String[] trans205= {"01-Sep-2018","Credit","100.10","100.10"};</text:p>
          </table:table-cell>
        </table:table-row>
        <table:table-row table:style-name="ro2">
          <table:table-cell office:value-type="string" calcext:value-type="string">
            <text:p>String[]</text:p>
          </table:table-cell>
          <table:table-cell office:value-type="string" calcext:value-type="string">
            <text:p><text:s/>trans206</text:p>
          </table:table-cell>
          <table:table-cell office:value-type="string" calcext:value-type="string">
            <text:p>=</text:p>
          </table:table-cell>
          <table:table-cell office:value-type="string" calcext:value-type="string">
            <text:p><text:s/>{"01-Sep-2018","Credit","100.10","100.10"};</text:p>
          </table:table-cell>
          <table:table-cell table:formula="of:=COM.MICROSOFT.CONCAT([.A207];[.B207];[.C207];[.D207])" office:value-type="string" office:string-value="String[] trans206= {&quot;01-Sep-2018&quot;,&quot;Credit&quot;,&quot;100.10&quot;,&quot;100.10&quot;};" calcext:value-type="string">
            <text:p>String[] trans206= {"01-Sep-2018","Credit","100.10","100.10"};</text:p>
          </table:table-cell>
        </table:table-row>
        <table:table-row table:style-name="ro2">
          <table:table-cell office:value-type="string" calcext:value-type="string">
            <text:p>String[]</text:p>
          </table:table-cell>
          <table:table-cell office:value-type="string" calcext:value-type="string">
            <text:p><text:s/>trans207</text:p>
          </table:table-cell>
          <table:table-cell office:value-type="string" calcext:value-type="string">
            <text:p>=</text:p>
          </table:table-cell>
          <table:table-cell office:value-type="string" calcext:value-type="string">
            <text:p><text:s/>{"01-Sep-2018","Credit","100.10","100.10"};</text:p>
          </table:table-cell>
          <table:table-cell table:formula="of:=COM.MICROSOFT.CONCAT([.A208];[.B208];[.C208];[.D208])" office:value-type="string" office:string-value="String[] trans207= {&quot;01-Sep-2018&quot;,&quot;Credit&quot;,&quot;100.10&quot;,&quot;100.10&quot;};" calcext:value-type="string">
            <text:p>String[] trans207= {"01-Sep-2018","Credit","100.10","100.10"};</text:p>
          </table:table-cell>
        </table:table-row>
        <table:table-row table:style-name="ro2">
          <table:table-cell office:value-type="string" calcext:value-type="string">
            <text:p>String[]</text:p>
          </table:table-cell>
          <table:table-cell office:value-type="string" calcext:value-type="string">
            <text:p><text:s/>trans208</text:p>
          </table:table-cell>
          <table:table-cell office:value-type="string" calcext:value-type="string">
            <text:p>=</text:p>
          </table:table-cell>
          <table:table-cell office:value-type="string" calcext:value-type="string">
            <text:p><text:s/>{"01-Sep-2018","Credit","100.10","100.10"};</text:p>
          </table:table-cell>
          <table:table-cell table:formula="of:=COM.MICROSOFT.CONCAT([.A209];[.B209];[.C209];[.D209])" office:value-type="string" office:string-value="String[] trans208= {&quot;01-Sep-2018&quot;,&quot;Credit&quot;,&quot;100.10&quot;,&quot;100.10&quot;};" calcext:value-type="string">
            <text:p>String[] trans208= {"01-Sep-2018","Credit","100.10","100.10"};</text:p>
          </table:table-cell>
        </table:table-row>
        <table:table-row table:style-name="ro2">
          <table:table-cell office:value-type="string" calcext:value-type="string">
            <text:p>String[]</text:p>
          </table:table-cell>
          <table:table-cell office:value-type="string" calcext:value-type="string">
            <text:p><text:s/>trans209</text:p>
          </table:table-cell>
          <table:table-cell office:value-type="string" calcext:value-type="string">
            <text:p>=</text:p>
          </table:table-cell>
          <table:table-cell office:value-type="string" calcext:value-type="string">
            <text:p><text:s/>{"01-Sep-2018","Credit","100.10","100.10"};</text:p>
          </table:table-cell>
          <table:table-cell table:formula="of:=COM.MICROSOFT.CONCAT([.A210];[.B210];[.C210];[.D210])" office:value-type="string" office:string-value="String[] trans209= {&quot;01-Sep-2018&quot;,&quot;Credit&quot;,&quot;100.10&quot;,&quot;100.10&quot;};" calcext:value-type="string">
            <text:p>String[] trans209= {"01-Sep-2018","Credit","100.10","100.10"};</text:p>
          </table:table-cell>
        </table:table-row>
        <table:table-row table:style-name="ro2">
          <table:table-cell office:value-type="string" calcext:value-type="string">
            <text:p>String[]</text:p>
          </table:table-cell>
          <table:table-cell office:value-type="string" calcext:value-type="string">
            <text:p><text:s/>trans210</text:p>
          </table:table-cell>
          <table:table-cell office:value-type="string" calcext:value-type="string">
            <text:p>=</text:p>
          </table:table-cell>
          <table:table-cell office:value-type="string" calcext:value-type="string">
            <text:p><text:s/>{"01-Sep-2018","Credit","100.10","100.10"};</text:p>
          </table:table-cell>
          <table:table-cell table:formula="of:=COM.MICROSOFT.CONCAT([.A211];[.B211];[.C211];[.D211])" office:value-type="string" office:string-value="String[] trans210= {&quot;01-Sep-2018&quot;,&quot;Credit&quot;,&quot;100.10&quot;,&quot;100.10&quot;};" calcext:value-type="string">
            <text:p>String[] trans210= {"01-Sep-2018","Credit","100.10","100.10"};</text:p>
          </table:table-cell>
        </table:table-row>
        <table:table-row table:style-name="ro2">
          <table:table-cell office:value-type="string" calcext:value-type="string">
            <text:p>String[]</text:p>
          </table:table-cell>
          <table:table-cell office:value-type="string" calcext:value-type="string">
            <text:p><text:s/>trans211</text:p>
          </table:table-cell>
          <table:table-cell office:value-type="string" calcext:value-type="string">
            <text:p>=</text:p>
          </table:table-cell>
          <table:table-cell office:value-type="string" calcext:value-type="string">
            <text:p><text:s/>{"01-Sep-2018","Credit","100.10","100.10"};</text:p>
          </table:table-cell>
          <table:table-cell table:formula="of:=COM.MICROSOFT.CONCAT([.A212];[.B212];[.C212];[.D212])" office:value-type="string" office:string-value="String[] trans211= {&quot;01-Sep-2018&quot;,&quot;Credit&quot;,&quot;100.10&quot;,&quot;100.10&quot;};" calcext:value-type="string">
            <text:p>String[] trans211= {"01-Sep-2018","Credit","100.10","100.10"};</text:p>
          </table:table-cell>
        </table:table-row>
        <table:table-row table:style-name="ro2">
          <table:table-cell office:value-type="string" calcext:value-type="string">
            <text:p>String[]</text:p>
          </table:table-cell>
          <table:table-cell office:value-type="string" calcext:value-type="string">
            <text:p><text:s/>trans212</text:p>
          </table:table-cell>
          <table:table-cell office:value-type="string" calcext:value-type="string">
            <text:p>=</text:p>
          </table:table-cell>
          <table:table-cell office:value-type="string" calcext:value-type="string">
            <text:p><text:s/>{"01-Sep-2018","Credit","100.10","100.10"};</text:p>
          </table:table-cell>
          <table:table-cell table:formula="of:=COM.MICROSOFT.CONCAT([.A213];[.B213];[.C213];[.D213])" office:value-type="string" office:string-value="String[] trans212= {&quot;01-Sep-2018&quot;,&quot;Credit&quot;,&quot;100.10&quot;,&quot;100.10&quot;};" calcext:value-type="string">
            <text:p>String[] trans212= {"01-Sep-2018","Credit","100.10","100.10"};</text:p>
          </table:table-cell>
        </table:table-row>
        <table:table-row table:style-name="ro2">
          <table:table-cell office:value-type="string" calcext:value-type="string">
            <text:p>String[]</text:p>
          </table:table-cell>
          <table:table-cell office:value-type="string" calcext:value-type="string">
            <text:p><text:s/>trans213</text:p>
          </table:table-cell>
          <table:table-cell office:value-type="string" calcext:value-type="string">
            <text:p>=</text:p>
          </table:table-cell>
          <table:table-cell office:value-type="string" calcext:value-type="string">
            <text:p><text:s/>{"01-Sep-2018","Credit","100.10","100.10"};</text:p>
          </table:table-cell>
          <table:table-cell table:formula="of:=COM.MICROSOFT.CONCAT([.A214];[.B214];[.C214];[.D214])" office:value-type="string" office:string-value="String[] trans213= {&quot;01-Sep-2018&quot;,&quot;Credit&quot;,&quot;100.10&quot;,&quot;100.10&quot;};" calcext:value-type="string">
            <text:p>String[] trans213= {"01-Sep-2018","Credit","100.10","100.10"};</text:p>
          </table:table-cell>
        </table:table-row>
        <table:table-row table:style-name="ro2">
          <table:table-cell office:value-type="string" calcext:value-type="string">
            <text:p>String[]</text:p>
          </table:table-cell>
          <table:table-cell office:value-type="string" calcext:value-type="string">
            <text:p><text:s/>trans214</text:p>
          </table:table-cell>
          <table:table-cell office:value-type="string" calcext:value-type="string">
            <text:p>=</text:p>
          </table:table-cell>
          <table:table-cell office:value-type="string" calcext:value-type="string">
            <text:p><text:s/>{"01-Sep-2018","Credit","100.10","100.10"};</text:p>
          </table:table-cell>
          <table:table-cell table:formula="of:=COM.MICROSOFT.CONCAT([.A215];[.B215];[.C215];[.D215])" office:value-type="string" office:string-value="String[] trans214= {&quot;01-Sep-2018&quot;,&quot;Credit&quot;,&quot;100.10&quot;,&quot;100.10&quot;};" calcext:value-type="string">
            <text:p>String[] trans214= {"01-Sep-2018","Credit","100.10","100.10"};</text:p>
          </table:table-cell>
        </table:table-row>
        <table:table-row table:style-name="ro2">
          <table:table-cell office:value-type="string" calcext:value-type="string">
            <text:p>String[]</text:p>
          </table:table-cell>
          <table:table-cell office:value-type="string" calcext:value-type="string">
            <text:p><text:s/>trans215</text:p>
          </table:table-cell>
          <table:table-cell office:value-type="string" calcext:value-type="string">
            <text:p>=</text:p>
          </table:table-cell>
          <table:table-cell office:value-type="string" calcext:value-type="string">
            <text:p><text:s/>{"01-Sep-2018","Credit","100.10","100.10"};</text:p>
          </table:table-cell>
          <table:table-cell table:formula="of:=COM.MICROSOFT.CONCAT([.A216];[.B216];[.C216];[.D216])" office:value-type="string" office:string-value="String[] trans215= {&quot;01-Sep-2018&quot;,&quot;Credit&quot;,&quot;100.10&quot;,&quot;100.10&quot;};" calcext:value-type="string">
            <text:p>String[] trans215= {"01-Sep-2018","Credit","100.10","100.10"};</text:p>
          </table:table-cell>
        </table:table-row>
        <table:table-row table:style-name="ro2">
          <table:table-cell office:value-type="string" calcext:value-type="string">
            <text:p>String[]</text:p>
          </table:table-cell>
          <table:table-cell office:value-type="string" calcext:value-type="string">
            <text:p><text:s/>trans216</text:p>
          </table:table-cell>
          <table:table-cell office:value-type="string" calcext:value-type="string">
            <text:p>=</text:p>
          </table:table-cell>
          <table:table-cell office:value-type="string" calcext:value-type="string">
            <text:p><text:s/>{"01-Sep-2018","Credit","100.10","100.10"};</text:p>
          </table:table-cell>
          <table:table-cell table:formula="of:=COM.MICROSOFT.CONCAT([.A217];[.B217];[.C217];[.D217])" office:value-type="string" office:string-value="String[] trans216= {&quot;01-Sep-2018&quot;,&quot;Credit&quot;,&quot;100.10&quot;,&quot;100.10&quot;};" calcext:value-type="string">
            <text:p>String[] trans216= {"01-Sep-2018","Credit","100.10","100.10"};</text:p>
          </table:table-cell>
        </table:table-row>
        <table:table-row table:style-name="ro2">
          <table:table-cell office:value-type="string" calcext:value-type="string">
            <text:p>String[]</text:p>
          </table:table-cell>
          <table:table-cell office:value-type="string" calcext:value-type="string">
            <text:p><text:s/>trans217</text:p>
          </table:table-cell>
          <table:table-cell office:value-type="string" calcext:value-type="string">
            <text:p>=</text:p>
          </table:table-cell>
          <table:table-cell office:value-type="string" calcext:value-type="string">
            <text:p><text:s/>{"01-Sep-2018","Credit","100.10","100.10"};</text:p>
          </table:table-cell>
          <table:table-cell table:formula="of:=COM.MICROSOFT.CONCAT([.A218];[.B218];[.C218];[.D218])" office:value-type="string" office:string-value="String[] trans217= {&quot;01-Sep-2018&quot;,&quot;Credit&quot;,&quot;100.10&quot;,&quot;100.10&quot;};" calcext:value-type="string">
            <text:p>String[] trans217= {"01-Sep-2018","Credit","100.10","100.10"};</text:p>
          </table:table-cell>
        </table:table-row>
        <table:table-row table:style-name="ro2">
          <table:table-cell office:value-type="string" calcext:value-type="string">
            <text:p>String[]</text:p>
          </table:table-cell>
          <table:table-cell office:value-type="string" calcext:value-type="string">
            <text:p><text:s/>trans218</text:p>
          </table:table-cell>
          <table:table-cell office:value-type="string" calcext:value-type="string">
            <text:p>=</text:p>
          </table:table-cell>
          <table:table-cell office:value-type="string" calcext:value-type="string">
            <text:p><text:s/>{"01-Sep-2018","Credit","100.10","100.10"};</text:p>
          </table:table-cell>
          <table:table-cell table:formula="of:=COM.MICROSOFT.CONCAT([.A219];[.B219];[.C219];[.D219])" office:value-type="string" office:string-value="String[] trans218= {&quot;01-Sep-2018&quot;,&quot;Credit&quot;,&quot;100.10&quot;,&quot;100.10&quot;};" calcext:value-type="string">
            <text:p>String[] trans218= {"01-Sep-2018","Credit","100.10","100.10"};</text:p>
          </table:table-cell>
        </table:table-row>
        <table:table-row table:style-name="ro2">
          <table:table-cell office:value-type="string" calcext:value-type="string">
            <text:p>String[]</text:p>
          </table:table-cell>
          <table:table-cell office:value-type="string" calcext:value-type="string">
            <text:p><text:s/>trans219</text:p>
          </table:table-cell>
          <table:table-cell office:value-type="string" calcext:value-type="string">
            <text:p>=</text:p>
          </table:table-cell>
          <table:table-cell office:value-type="string" calcext:value-type="string">
            <text:p><text:s/>{"01-Sep-2018","Credit","100.10","100.10"};</text:p>
          </table:table-cell>
          <table:table-cell table:formula="of:=COM.MICROSOFT.CONCAT([.A220];[.B220];[.C220];[.D220])" office:value-type="string" office:string-value="String[] trans219= {&quot;01-Sep-2018&quot;,&quot;Credit&quot;,&quot;100.10&quot;,&quot;100.10&quot;};" calcext:value-type="string">
            <text:p>String[] trans219= {"01-Sep-2018","Credit","100.10","100.10"};</text:p>
          </table:table-cell>
        </table:table-row>
        <table:table-row table:style-name="ro2">
          <table:table-cell office:value-type="string" calcext:value-type="string">
            <text:p>String[]</text:p>
          </table:table-cell>
          <table:table-cell office:value-type="string" calcext:value-type="string">
            <text:p><text:s/>trans220</text:p>
          </table:table-cell>
          <table:table-cell office:value-type="string" calcext:value-type="string">
            <text:p>=</text:p>
          </table:table-cell>
          <table:table-cell office:value-type="string" calcext:value-type="string">
            <text:p><text:s/>{"01-Sep-2018","Credit","100.10","100.10"};</text:p>
          </table:table-cell>
          <table:table-cell table:formula="of:=COM.MICROSOFT.CONCAT([.A221];[.B221];[.C221];[.D221])" office:value-type="string" office:string-value="String[] trans220= {&quot;01-Sep-2018&quot;,&quot;Credit&quot;,&quot;100.10&quot;,&quot;100.10&quot;};" calcext:value-type="string">
            <text:p>String[] trans220= {"01-Sep-2018","Credit","100.10","100.10"};</text:p>
          </table:table-cell>
        </table:table-row>
        <table:table-row table:style-name="ro2">
          <table:table-cell office:value-type="string" calcext:value-type="string">
            <text:p>String[]</text:p>
          </table:table-cell>
          <table:table-cell office:value-type="string" calcext:value-type="string">
            <text:p><text:s/>trans221</text:p>
          </table:table-cell>
          <table:table-cell office:value-type="string" calcext:value-type="string">
            <text:p>=</text:p>
          </table:table-cell>
          <table:table-cell office:value-type="string" calcext:value-type="string">
            <text:p><text:s/>{"01-Sep-2018","Credit","100.10","100.10"};</text:p>
          </table:table-cell>
          <table:table-cell table:formula="of:=COM.MICROSOFT.CONCAT([.A222];[.B222];[.C222];[.D222])" office:value-type="string" office:string-value="String[] trans221= {&quot;01-Sep-2018&quot;,&quot;Credit&quot;,&quot;100.10&quot;,&quot;100.10&quot;};" calcext:value-type="string">
            <text:p>String[] trans221= {"01-Sep-2018","Credit","100.10","100.10"};</text:p>
          </table:table-cell>
        </table:table-row>
        <table:table-row table:style-name="ro2">
          <table:table-cell office:value-type="string" calcext:value-type="string">
            <text:p>String[]</text:p>
          </table:table-cell>
          <table:table-cell office:value-type="string" calcext:value-type="string">
            <text:p><text:s/>trans222</text:p>
          </table:table-cell>
          <table:table-cell office:value-type="string" calcext:value-type="string">
            <text:p>=</text:p>
          </table:table-cell>
          <table:table-cell office:value-type="string" calcext:value-type="string">
            <text:p><text:s/>{"01-Sep-2018","Credit","100.10","100.10"};</text:p>
          </table:table-cell>
          <table:table-cell table:formula="of:=COM.MICROSOFT.CONCAT([.A223];[.B223];[.C223];[.D223])" office:value-type="string" office:string-value="String[] trans222= {&quot;01-Sep-2018&quot;,&quot;Credit&quot;,&quot;100.10&quot;,&quot;100.10&quot;};" calcext:value-type="string">
            <text:p>String[] trans222= {"01-Sep-2018","Credit","100.10","100.10"};</text:p>
          </table:table-cell>
        </table:table-row>
        <table:table-row table:style-name="ro2">
          <table:table-cell office:value-type="string" calcext:value-type="string">
            <text:p>String[]</text:p>
          </table:table-cell>
          <table:table-cell office:value-type="string" calcext:value-type="string">
            <text:p><text:s/>trans223</text:p>
          </table:table-cell>
          <table:table-cell office:value-type="string" calcext:value-type="string">
            <text:p>=</text:p>
          </table:table-cell>
          <table:table-cell office:value-type="string" calcext:value-type="string">
            <text:p><text:s/>{"01-Sep-2018","Credit","100.10","100.10"};</text:p>
          </table:table-cell>
          <table:table-cell table:formula="of:=COM.MICROSOFT.CONCAT([.A224];[.B224];[.C224];[.D224])" office:value-type="string" office:string-value="String[] trans223= {&quot;01-Sep-2018&quot;,&quot;Credit&quot;,&quot;100.10&quot;,&quot;100.10&quot;};" calcext:value-type="string">
            <text:p>String[] trans223= {"01-Sep-2018","Credit","100.10","100.10"};</text:p>
          </table:table-cell>
        </table:table-row>
        <table:table-row table:style-name="ro2">
          <table:table-cell office:value-type="string" calcext:value-type="string">
            <text:p>String[]</text:p>
          </table:table-cell>
          <table:table-cell office:value-type="string" calcext:value-type="string">
            <text:p><text:s/>trans224</text:p>
          </table:table-cell>
          <table:table-cell office:value-type="string" calcext:value-type="string">
            <text:p>=</text:p>
          </table:table-cell>
          <table:table-cell office:value-type="string" calcext:value-type="string">
            <text:p><text:s/>{"01-Sep-2018","Credit","100.10","100.10"};</text:p>
          </table:table-cell>
          <table:table-cell table:formula="of:=COM.MICROSOFT.CONCAT([.A225];[.B225];[.C225];[.D225])" office:value-type="string" office:string-value="String[] trans224= {&quot;01-Sep-2018&quot;,&quot;Credit&quot;,&quot;100.10&quot;,&quot;100.10&quot;};" calcext:value-type="string">
            <text:p>String[] trans224= {"01-Sep-2018","Credit","100.10","100.10"};</text:p>
          </table:table-cell>
        </table:table-row>
        <table:table-row table:style-name="ro2">
          <table:table-cell office:value-type="string" calcext:value-type="string">
            <text:p>String[]</text:p>
          </table:table-cell>
          <table:table-cell office:value-type="string" calcext:value-type="string">
            <text:p><text:s/>trans225</text:p>
          </table:table-cell>
          <table:table-cell office:value-type="string" calcext:value-type="string">
            <text:p>=</text:p>
          </table:table-cell>
          <table:table-cell office:value-type="string" calcext:value-type="string">
            <text:p><text:s/>{"01-Sep-2018","Credit","100.10","100.10"};</text:p>
          </table:table-cell>
          <table:table-cell table:formula="of:=COM.MICROSOFT.CONCAT([.A226];[.B226];[.C226];[.D226])" office:value-type="string" office:string-value="String[] trans225= {&quot;01-Sep-2018&quot;,&quot;Credit&quot;,&quot;100.10&quot;,&quot;100.10&quot;};" calcext:value-type="string">
            <text:p>String[] trans225= {"01-Sep-2018","Credit","100.10","100.10"};</text:p>
          </table:table-cell>
        </table:table-row>
        <table:table-row table:style-name="ro2">
          <table:table-cell office:value-type="string" calcext:value-type="string">
            <text:p>String[]</text:p>
          </table:table-cell>
          <table:table-cell office:value-type="string" calcext:value-type="string">
            <text:p><text:s/>trans226</text:p>
          </table:table-cell>
          <table:table-cell office:value-type="string" calcext:value-type="string">
            <text:p>=</text:p>
          </table:table-cell>
          <table:table-cell office:value-type="string" calcext:value-type="string">
            <text:p><text:s/>{"01-Sep-2018","Credit","100.10","100.10"};</text:p>
          </table:table-cell>
          <table:table-cell table:formula="of:=COM.MICROSOFT.CONCAT([.A227];[.B227];[.C227];[.D227])" office:value-type="string" office:string-value="String[] trans226= {&quot;01-Sep-2018&quot;,&quot;Credit&quot;,&quot;100.10&quot;,&quot;100.10&quot;};" calcext:value-type="string">
            <text:p>String[] trans226= {"01-Sep-2018","Credit","100.10","100.10"};</text:p>
          </table:table-cell>
        </table:table-row>
        <table:table-row table:style-name="ro2">
          <table:table-cell office:value-type="string" calcext:value-type="string">
            <text:p>String[]</text:p>
          </table:table-cell>
          <table:table-cell office:value-type="string" calcext:value-type="string">
            <text:p><text:s/>trans227</text:p>
          </table:table-cell>
          <table:table-cell office:value-type="string" calcext:value-type="string">
            <text:p>=</text:p>
          </table:table-cell>
          <table:table-cell office:value-type="string" calcext:value-type="string">
            <text:p><text:s/>{"01-Sep-2018","Credit","100.10","100.10"};</text:p>
          </table:table-cell>
          <table:table-cell table:formula="of:=COM.MICROSOFT.CONCAT([.A228];[.B228];[.C228];[.D228])" office:value-type="string" office:string-value="String[] trans227= {&quot;01-Sep-2018&quot;,&quot;Credit&quot;,&quot;100.10&quot;,&quot;100.10&quot;};" calcext:value-type="string">
            <text:p>String[] trans227= {"01-Sep-2018","Credit","100.10","100.10"};</text:p>
          </table:table-cell>
        </table:table-row>
        <table:table-row table:style-name="ro2">
          <table:table-cell office:value-type="string" calcext:value-type="string">
            <text:p>String[]</text:p>
          </table:table-cell>
          <table:table-cell office:value-type="string" calcext:value-type="string">
            <text:p><text:s/>trans228</text:p>
          </table:table-cell>
          <table:table-cell office:value-type="string" calcext:value-type="string">
            <text:p>=</text:p>
          </table:table-cell>
          <table:table-cell office:value-type="string" calcext:value-type="string">
            <text:p><text:s/>{"01-Sep-2018","Credit","100.10","100.10"};</text:p>
          </table:table-cell>
          <table:table-cell table:formula="of:=COM.MICROSOFT.CONCAT([.A229];[.B229];[.C229];[.D229])" office:value-type="string" office:string-value="String[] trans228= {&quot;01-Sep-2018&quot;,&quot;Credit&quot;,&quot;100.10&quot;,&quot;100.10&quot;};" calcext:value-type="string">
            <text:p>String[] trans228= {"01-Sep-2018","Credit","100.10","100.10"};</text:p>
          </table:table-cell>
        </table:table-row>
        <table:table-row table:style-name="ro2">
          <table:table-cell office:value-type="string" calcext:value-type="string">
            <text:p>String[]</text:p>
          </table:table-cell>
          <table:table-cell office:value-type="string" calcext:value-type="string">
            <text:p><text:s/>trans229</text:p>
          </table:table-cell>
          <table:table-cell office:value-type="string" calcext:value-type="string">
            <text:p>=</text:p>
          </table:table-cell>
          <table:table-cell office:value-type="string" calcext:value-type="string">
            <text:p><text:s/>{"01-Sep-2018","Credit","100.10","100.10"};</text:p>
          </table:table-cell>
          <table:table-cell table:formula="of:=COM.MICROSOFT.CONCAT([.A230];[.B230];[.C230];[.D230])" office:value-type="string" office:string-value="String[] trans229= {&quot;01-Sep-2018&quot;,&quot;Credit&quot;,&quot;100.10&quot;,&quot;100.10&quot;};" calcext:value-type="string">
            <text:p>String[] trans229= {"01-Sep-2018","Credit","100.10","100.10"};</text:p>
          </table:table-cell>
        </table:table-row>
        <table:table-row table:style-name="ro2">
          <table:table-cell office:value-type="string" calcext:value-type="string">
            <text:p>String[]</text:p>
          </table:table-cell>
          <table:table-cell office:value-type="string" calcext:value-type="string">
            <text:p><text:s/>trans230</text:p>
          </table:table-cell>
          <table:table-cell office:value-type="string" calcext:value-type="string">
            <text:p>=</text:p>
          </table:table-cell>
          <table:table-cell office:value-type="string" calcext:value-type="string">
            <text:p><text:s/>{"01-Sep-2018","Credit","100.10","100.10"};</text:p>
          </table:table-cell>
          <table:table-cell table:formula="of:=COM.MICROSOFT.CONCAT([.A231];[.B231];[.C231];[.D231])" office:value-type="string" office:string-value="String[] trans230= {&quot;01-Sep-2018&quot;,&quot;Credit&quot;,&quot;100.10&quot;,&quot;100.10&quot;};" calcext:value-type="string">
            <text:p>String[] trans230= {"01-Sep-2018","Credit","100.10","100.10"};</text:p>
          </table:table-cell>
        </table:table-row>
        <table:table-row table:style-name="ro2">
          <table:table-cell office:value-type="string" calcext:value-type="string">
            <text:p>String[]</text:p>
          </table:table-cell>
          <table:table-cell office:value-type="string" calcext:value-type="string">
            <text:p><text:s/>trans231</text:p>
          </table:table-cell>
          <table:table-cell office:value-type="string" calcext:value-type="string">
            <text:p>=</text:p>
          </table:table-cell>
          <table:table-cell office:value-type="string" calcext:value-type="string">
            <text:p><text:s/>{"01-Sep-2018","Credit","100.10","100.10"};</text:p>
          </table:table-cell>
          <table:table-cell table:formula="of:=COM.MICROSOFT.CONCAT([.A232];[.B232];[.C232];[.D232])" office:value-type="string" office:string-value="String[] trans231= {&quot;01-Sep-2018&quot;,&quot;Credit&quot;,&quot;100.10&quot;,&quot;100.10&quot;};" calcext:value-type="string">
            <text:p>String[] trans231= {"01-Sep-2018","Credit","100.10","100.10"};</text:p>
          </table:table-cell>
        </table:table-row>
        <table:table-row table:style-name="ro2">
          <table:table-cell office:value-type="string" calcext:value-type="string">
            <text:p>String[]</text:p>
          </table:table-cell>
          <table:table-cell office:value-type="string" calcext:value-type="string">
            <text:p><text:s/>trans232</text:p>
          </table:table-cell>
          <table:table-cell office:value-type="string" calcext:value-type="string">
            <text:p>=</text:p>
          </table:table-cell>
          <table:table-cell office:value-type="string" calcext:value-type="string">
            <text:p><text:s/>{"01-Sep-2018","Credit","100.10","100.10"};</text:p>
          </table:table-cell>
          <table:table-cell table:formula="of:=COM.MICROSOFT.CONCAT([.A233];[.B233];[.C233];[.D233])" office:value-type="string" office:string-value="String[] trans232= {&quot;01-Sep-2018&quot;,&quot;Credit&quot;,&quot;100.10&quot;,&quot;100.10&quot;};" calcext:value-type="string">
            <text:p>String[] trans232= {"01-Sep-2018","Credit","100.10","100.10"};</text:p>
          </table:table-cell>
        </table:table-row>
        <table:table-row table:style-name="ro2">
          <table:table-cell office:value-type="string" calcext:value-type="string">
            <text:p>String[]</text:p>
          </table:table-cell>
          <table:table-cell office:value-type="string" calcext:value-type="string">
            <text:p><text:s/>trans233</text:p>
          </table:table-cell>
          <table:table-cell office:value-type="string" calcext:value-type="string">
            <text:p>=</text:p>
          </table:table-cell>
          <table:table-cell office:value-type="string" calcext:value-type="string">
            <text:p><text:s/>{"01-Sep-2018","Credit","100.10","100.10"};</text:p>
          </table:table-cell>
          <table:table-cell table:formula="of:=COM.MICROSOFT.CONCAT([.A234];[.B234];[.C234];[.D234])" office:value-type="string" office:string-value="String[] trans233= {&quot;01-Sep-2018&quot;,&quot;Credit&quot;,&quot;100.10&quot;,&quot;100.10&quot;};" calcext:value-type="string">
            <text:p>String[] trans233= {"01-Sep-2018","Credit","100.10","100.10"};</text:p>
          </table:table-cell>
        </table:table-row>
        <table:table-row table:style-name="ro2">
          <table:table-cell office:value-type="string" calcext:value-type="string">
            <text:p>String[]</text:p>
          </table:table-cell>
          <table:table-cell office:value-type="string" calcext:value-type="string">
            <text:p><text:s/>trans234</text:p>
          </table:table-cell>
          <table:table-cell office:value-type="string" calcext:value-type="string">
            <text:p>=</text:p>
          </table:table-cell>
          <table:table-cell office:value-type="string" calcext:value-type="string">
            <text:p><text:s/>{"01-Sep-2018","Credit","100.10","100.10"};</text:p>
          </table:table-cell>
          <table:table-cell table:formula="of:=COM.MICROSOFT.CONCAT([.A235];[.B235];[.C235];[.D235])" office:value-type="string" office:string-value="String[] trans234= {&quot;01-Sep-2018&quot;,&quot;Credit&quot;,&quot;100.10&quot;,&quot;100.10&quot;};" calcext:value-type="string">
            <text:p>String[] trans234= {"01-Sep-2018","Credit","100.10","100.10"};</text:p>
          </table:table-cell>
        </table:table-row>
        <table:table-row table:style-name="ro2">
          <table:table-cell office:value-type="string" calcext:value-type="string">
            <text:p>String[]</text:p>
          </table:table-cell>
          <table:table-cell office:value-type="string" calcext:value-type="string">
            <text:p><text:s/>trans235</text:p>
          </table:table-cell>
          <table:table-cell office:value-type="string" calcext:value-type="string">
            <text:p>=</text:p>
          </table:table-cell>
          <table:table-cell office:value-type="string" calcext:value-type="string">
            <text:p><text:s/>{"01-Sep-2018","Credit","100.10","100.10"};</text:p>
          </table:table-cell>
          <table:table-cell table:formula="of:=COM.MICROSOFT.CONCAT([.A236];[.B236];[.C236];[.D236])" office:value-type="string" office:string-value="String[] trans235= {&quot;01-Sep-2018&quot;,&quot;Credit&quot;,&quot;100.10&quot;,&quot;100.10&quot;};" calcext:value-type="string">
            <text:p>String[] trans235= {"01-Sep-2018","Credit","100.10","100.10"};</text:p>
          </table:table-cell>
        </table:table-row>
        <table:table-row table:style-name="ro2">
          <table:table-cell office:value-type="string" calcext:value-type="string">
            <text:p>String[]</text:p>
          </table:table-cell>
          <table:table-cell office:value-type="string" calcext:value-type="string">
            <text:p><text:s/>trans236</text:p>
          </table:table-cell>
          <table:table-cell office:value-type="string" calcext:value-type="string">
            <text:p>=</text:p>
          </table:table-cell>
          <table:table-cell office:value-type="string" calcext:value-type="string">
            <text:p><text:s/>{"01-Sep-2018","Credit","100.10","100.10"};</text:p>
          </table:table-cell>
          <table:table-cell table:formula="of:=COM.MICROSOFT.CONCAT([.A237];[.B237];[.C237];[.D237])" office:value-type="string" office:string-value="String[] trans236= {&quot;01-Sep-2018&quot;,&quot;Credit&quot;,&quot;100.10&quot;,&quot;100.10&quot;};" calcext:value-type="string">
            <text:p>String[] trans236= {"01-Sep-2018","Credit","100.10","100.10"};</text:p>
          </table:table-cell>
        </table:table-row>
        <table:table-row table:style-name="ro2">
          <table:table-cell office:value-type="string" calcext:value-type="string">
            <text:p>String[]</text:p>
          </table:table-cell>
          <table:table-cell office:value-type="string" calcext:value-type="string">
            <text:p><text:s/>trans237</text:p>
          </table:table-cell>
          <table:table-cell office:value-type="string" calcext:value-type="string">
            <text:p>=</text:p>
          </table:table-cell>
          <table:table-cell office:value-type="string" calcext:value-type="string">
            <text:p><text:s/>{"01-Sep-2018","Credit","100.10","100.10"};</text:p>
          </table:table-cell>
          <table:table-cell table:formula="of:=COM.MICROSOFT.CONCAT([.A238];[.B238];[.C238];[.D238])" office:value-type="string" office:string-value="String[] trans237= {&quot;01-Sep-2018&quot;,&quot;Credit&quot;,&quot;100.10&quot;,&quot;100.10&quot;};" calcext:value-type="string">
            <text:p>String[] trans237= {"01-Sep-2018","Credit","100.10","100.10"};</text:p>
          </table:table-cell>
        </table:table-row>
        <table:table-row table:style-name="ro2">
          <table:table-cell office:value-type="string" calcext:value-type="string">
            <text:p>String[]</text:p>
          </table:table-cell>
          <table:table-cell office:value-type="string" calcext:value-type="string">
            <text:p><text:s/>trans238</text:p>
          </table:table-cell>
          <table:table-cell office:value-type="string" calcext:value-type="string">
            <text:p>=</text:p>
          </table:table-cell>
          <table:table-cell office:value-type="string" calcext:value-type="string">
            <text:p><text:s/>{"01-Sep-2018","Credit","100.10","100.10"};</text:p>
          </table:table-cell>
          <table:table-cell table:formula="of:=COM.MICROSOFT.CONCAT([.A239];[.B239];[.C239];[.D239])" office:value-type="string" office:string-value="String[] trans238= {&quot;01-Sep-2018&quot;,&quot;Credit&quot;,&quot;100.10&quot;,&quot;100.10&quot;};" calcext:value-type="string">
            <text:p>String[] trans238= {"01-Sep-2018","Credit","100.10","100.10"};</text:p>
          </table:table-cell>
        </table:table-row>
        <table:table-row table:style-name="ro2">
          <table:table-cell office:value-type="string" calcext:value-type="string">
            <text:p>String[]</text:p>
          </table:table-cell>
          <table:table-cell office:value-type="string" calcext:value-type="string">
            <text:p><text:s/>trans239</text:p>
          </table:table-cell>
          <table:table-cell office:value-type="string" calcext:value-type="string">
            <text:p>=</text:p>
          </table:table-cell>
          <table:table-cell office:value-type="string" calcext:value-type="string">
            <text:p><text:s/>{"01-Sep-2018","Credit","100.10","100.10"};</text:p>
          </table:table-cell>
          <table:table-cell table:formula="of:=COM.MICROSOFT.CONCAT([.A240];[.B240];[.C240];[.D240])" office:value-type="string" office:string-value="String[] trans239= {&quot;01-Sep-2018&quot;,&quot;Credit&quot;,&quot;100.10&quot;,&quot;100.10&quot;};" calcext:value-type="string">
            <text:p>String[] trans239= {"01-Sep-2018","Credit","100.10","100.10"};</text:p>
          </table:table-cell>
        </table:table-row>
        <table:table-row table:style-name="ro2">
          <table:table-cell office:value-type="string" calcext:value-type="string">
            <text:p>String[]</text:p>
          </table:table-cell>
          <table:table-cell office:value-type="string" calcext:value-type="string">
            <text:p><text:s/>trans240</text:p>
          </table:table-cell>
          <table:table-cell office:value-type="string" calcext:value-type="string">
            <text:p>=</text:p>
          </table:table-cell>
          <table:table-cell office:value-type="string" calcext:value-type="string">
            <text:p><text:s/>{"01-Sep-2018","Credit","100.10","100.10"};</text:p>
          </table:table-cell>
          <table:table-cell table:formula="of:=COM.MICROSOFT.CONCAT([.A241];[.B241];[.C241];[.D241])" office:value-type="string" office:string-value="String[] trans240= {&quot;01-Sep-2018&quot;,&quot;Credit&quot;,&quot;100.10&quot;,&quot;100.10&quot;};" calcext:value-type="string">
            <text:p>String[] trans240= {"01-Sep-2018","Credit","100.10","100.10"};</text:p>
          </table:table-cell>
        </table:table-row>
        <table:table-row table:style-name="ro2">
          <table:table-cell office:value-type="string" calcext:value-type="string">
            <text:p>String[]</text:p>
          </table:table-cell>
          <table:table-cell office:value-type="string" calcext:value-type="string">
            <text:p><text:s/>trans241</text:p>
          </table:table-cell>
          <table:table-cell office:value-type="string" calcext:value-type="string">
            <text:p>=</text:p>
          </table:table-cell>
          <table:table-cell office:value-type="string" calcext:value-type="string">
            <text:p><text:s/>{"01-Sep-2018","Credit","100.10","100.10"};</text:p>
          </table:table-cell>
          <table:table-cell table:formula="of:=COM.MICROSOFT.CONCAT([.A242];[.B242];[.C242];[.D242])" office:value-type="string" office:string-value="String[] trans241= {&quot;01-Sep-2018&quot;,&quot;Credit&quot;,&quot;100.10&quot;,&quot;100.10&quot;};" calcext:value-type="string">
            <text:p>String[] trans241= {"01-Sep-2018","Credit","100.10","100.10"};</text:p>
          </table:table-cell>
        </table:table-row>
        <table:table-row table:style-name="ro2">
          <table:table-cell office:value-type="string" calcext:value-type="string">
            <text:p>String[]</text:p>
          </table:table-cell>
          <table:table-cell office:value-type="string" calcext:value-type="string">
            <text:p><text:s/>trans242</text:p>
          </table:table-cell>
          <table:table-cell office:value-type="string" calcext:value-type="string">
            <text:p>=</text:p>
          </table:table-cell>
          <table:table-cell office:value-type="string" calcext:value-type="string">
            <text:p><text:s/>{"01-Sep-2018","Credit","100.10","100.10"};</text:p>
          </table:table-cell>
          <table:table-cell table:formula="of:=COM.MICROSOFT.CONCAT([.A243];[.B243];[.C243];[.D243])" office:value-type="string" office:string-value="String[] trans242= {&quot;01-Sep-2018&quot;,&quot;Credit&quot;,&quot;100.10&quot;,&quot;100.10&quot;};" calcext:value-type="string">
            <text:p>String[] trans242= {"01-Sep-2018","Credit","100.10","100.10"};</text:p>
          </table:table-cell>
        </table:table-row>
        <table:table-row table:style-name="ro2">
          <table:table-cell office:value-type="string" calcext:value-type="string">
            <text:p>String[]</text:p>
          </table:table-cell>
          <table:table-cell office:value-type="string" calcext:value-type="string">
            <text:p><text:s/>trans243</text:p>
          </table:table-cell>
          <table:table-cell office:value-type="string" calcext:value-type="string">
            <text:p>=</text:p>
          </table:table-cell>
          <table:table-cell office:value-type="string" calcext:value-type="string">
            <text:p><text:s/>{"01-Sep-2018","Credit","100.10","100.10"};</text:p>
          </table:table-cell>
          <table:table-cell table:formula="of:=COM.MICROSOFT.CONCAT([.A244];[.B244];[.C244];[.D244])" office:value-type="string" office:string-value="String[] trans243= {&quot;01-Sep-2018&quot;,&quot;Credit&quot;,&quot;100.10&quot;,&quot;100.10&quot;};" calcext:value-type="string">
            <text:p>String[] trans243= {"01-Sep-2018","Credit","100.10","100.10"};</text:p>
          </table:table-cell>
        </table:table-row>
        <table:table-row table:style-name="ro2">
          <table:table-cell office:value-type="string" calcext:value-type="string">
            <text:p>String[]</text:p>
          </table:table-cell>
          <table:table-cell office:value-type="string" calcext:value-type="string">
            <text:p><text:s/>trans244</text:p>
          </table:table-cell>
          <table:table-cell office:value-type="string" calcext:value-type="string">
            <text:p>=</text:p>
          </table:table-cell>
          <table:table-cell office:value-type="string" calcext:value-type="string">
            <text:p><text:s/>{"01-Sep-2018","Credit","100.10","100.10"};</text:p>
          </table:table-cell>
          <table:table-cell table:formula="of:=COM.MICROSOFT.CONCAT([.A245];[.B245];[.C245];[.D245])" office:value-type="string" office:string-value="String[] trans244= {&quot;01-Sep-2018&quot;,&quot;Credit&quot;,&quot;100.10&quot;,&quot;100.10&quot;};" calcext:value-type="string">
            <text:p>String[] trans244= {"01-Sep-2018","Credit","100.10","100.10"};</text:p>
          </table:table-cell>
        </table:table-row>
        <table:table-row table:style-name="ro2">
          <table:table-cell office:value-type="string" calcext:value-type="string">
            <text:p>String[]</text:p>
          </table:table-cell>
          <table:table-cell office:value-type="string" calcext:value-type="string">
            <text:p><text:s/>trans245</text:p>
          </table:table-cell>
          <table:table-cell office:value-type="string" calcext:value-type="string">
            <text:p>=</text:p>
          </table:table-cell>
          <table:table-cell office:value-type="string" calcext:value-type="string">
            <text:p><text:s/>{"01-Sep-2018","Credit","100.10","100.10"};</text:p>
          </table:table-cell>
          <table:table-cell table:formula="of:=COM.MICROSOFT.CONCAT([.A246];[.B246];[.C246];[.D246])" office:value-type="string" office:string-value="String[] trans245= {&quot;01-Sep-2018&quot;,&quot;Credit&quot;,&quot;100.10&quot;,&quot;100.10&quot;};" calcext:value-type="string">
            <text:p>String[] trans245= {"01-Sep-2018","Credit","100.10","100.10"};</text:p>
          </table:table-cell>
        </table:table-row>
        <table:table-row table:style-name="ro2">
          <table:table-cell office:value-type="string" calcext:value-type="string">
            <text:p>String[]</text:p>
          </table:table-cell>
          <table:table-cell office:value-type="string" calcext:value-type="string">
            <text:p><text:s/>trans246</text:p>
          </table:table-cell>
          <table:table-cell office:value-type="string" calcext:value-type="string">
            <text:p>=</text:p>
          </table:table-cell>
          <table:table-cell office:value-type="string" calcext:value-type="string">
            <text:p><text:s/>{"01-Sep-2018","Credit","100.10","100.10"};</text:p>
          </table:table-cell>
          <table:table-cell table:formula="of:=COM.MICROSOFT.CONCAT([.A247];[.B247];[.C247];[.D247])" office:value-type="string" office:string-value="String[] trans246= {&quot;01-Sep-2018&quot;,&quot;Credit&quot;,&quot;100.10&quot;,&quot;100.10&quot;};" calcext:value-type="string">
            <text:p>String[] trans246= {"01-Sep-2018","Credit","100.10","100.10"};</text:p>
          </table:table-cell>
        </table:table-row>
        <table:table-row table:style-name="ro2">
          <table:table-cell office:value-type="string" calcext:value-type="string">
            <text:p>String[]</text:p>
          </table:table-cell>
          <table:table-cell office:value-type="string" calcext:value-type="string">
            <text:p><text:s/>trans247</text:p>
          </table:table-cell>
          <table:table-cell office:value-type="string" calcext:value-type="string">
            <text:p>=</text:p>
          </table:table-cell>
          <table:table-cell office:value-type="string" calcext:value-type="string">
            <text:p><text:s/>{"01-Sep-2018","Credit","100.10","100.10"};</text:p>
          </table:table-cell>
          <table:table-cell table:formula="of:=COM.MICROSOFT.CONCAT([.A248];[.B248];[.C248];[.D248])" office:value-type="string" office:string-value="String[] trans247= {&quot;01-Sep-2018&quot;,&quot;Credit&quot;,&quot;100.10&quot;,&quot;100.10&quot;};" calcext:value-type="string">
            <text:p>String[] trans247= {"01-Sep-2018","Credit","100.10","100.10"};</text:p>
          </table:table-cell>
        </table:table-row>
        <table:table-row table:style-name="ro2">
          <table:table-cell office:value-type="string" calcext:value-type="string">
            <text:p>String[]</text:p>
          </table:table-cell>
          <table:table-cell office:value-type="string" calcext:value-type="string">
            <text:p><text:s/>trans248</text:p>
          </table:table-cell>
          <table:table-cell office:value-type="string" calcext:value-type="string">
            <text:p>=</text:p>
          </table:table-cell>
          <table:table-cell office:value-type="string" calcext:value-type="string">
            <text:p><text:s/>{"01-Sep-2018","Credit","100.10","100.10"};</text:p>
          </table:table-cell>
          <table:table-cell table:formula="of:=COM.MICROSOFT.CONCAT([.A249];[.B249];[.C249];[.D249])" office:value-type="string" office:string-value="String[] trans248= {&quot;01-Sep-2018&quot;,&quot;Credit&quot;,&quot;100.10&quot;,&quot;100.10&quot;};" calcext:value-type="string">
            <text:p>String[] trans248= {"01-Sep-2018","Credit","100.10","100.10"};</text:p>
          </table:table-cell>
        </table:table-row>
        <table:table-row table:style-name="ro2">
          <table:table-cell office:value-type="string" calcext:value-type="string">
            <text:p>String[]</text:p>
          </table:table-cell>
          <table:table-cell office:value-type="string" calcext:value-type="string">
            <text:p><text:s/>trans249</text:p>
          </table:table-cell>
          <table:table-cell office:value-type="string" calcext:value-type="string">
            <text:p>=</text:p>
          </table:table-cell>
          <table:table-cell office:value-type="string" calcext:value-type="string">
            <text:p><text:s/>{"01-Sep-2018","Credit","100.10","100.10"};</text:p>
          </table:table-cell>
          <table:table-cell table:formula="of:=COM.MICROSOFT.CONCAT([.A250];[.B250];[.C250];[.D250])" office:value-type="string" office:string-value="String[] trans249= {&quot;01-Sep-2018&quot;,&quot;Credit&quot;,&quot;100.10&quot;,&quot;100.10&quot;};" calcext:value-type="string">
            <text:p>String[] trans249= {"01-Sep-2018","Credit","100.10","100.10"};</text:p>
          </table:table-cell>
        </table:table-row>
        <table:table-row table:style-name="ro2">
          <table:table-cell office:value-type="string" calcext:value-type="string">
            <text:p>String[]</text:p>
          </table:table-cell>
          <table:table-cell office:value-type="string" calcext:value-type="string">
            <text:p><text:s/>trans250</text:p>
          </table:table-cell>
          <table:table-cell office:value-type="string" calcext:value-type="string">
            <text:p>=</text:p>
          </table:table-cell>
          <table:table-cell office:value-type="string" calcext:value-type="string">
            <text:p><text:s/>{"01-Sep-2018","Credit","100.10","100.10"};</text:p>
          </table:table-cell>
          <table:table-cell table:formula="of:=COM.MICROSOFT.CONCAT([.A251];[.B251];[.C251];[.D251])" office:value-type="string" office:string-value="String[] trans250= {&quot;01-Sep-2018&quot;,&quot;Credit&quot;,&quot;100.10&quot;,&quot;100.10&quot;};" calcext:value-type="string">
            <text:p>String[] trans250= {"01-Sep-2018","Credit","100.10","100.10"};</text:p>
          </table:table-cell>
        </table:table-row>
        <table:table-row table:style-name="ro2">
          <table:table-cell office:value-type="string" calcext:value-type="string">
            <text:p>String[]</text:p>
          </table:table-cell>
          <table:table-cell office:value-type="string" calcext:value-type="string">
            <text:p><text:s/>trans251</text:p>
          </table:table-cell>
          <table:table-cell office:value-type="string" calcext:value-type="string">
            <text:p>=</text:p>
          </table:table-cell>
          <table:table-cell office:value-type="string" calcext:value-type="string">
            <text:p><text:s/>{"01-Sep-2018","Credit","100.10","100.10"};</text:p>
          </table:table-cell>
          <table:table-cell table:formula="of:=COM.MICROSOFT.CONCAT([.A252];[.B252];[.C252];[.D252])" office:value-type="string" office:string-value="String[] trans251= {&quot;01-Sep-2018&quot;,&quot;Credit&quot;,&quot;100.10&quot;,&quot;100.10&quot;};" calcext:value-type="string">
            <text:p>String[] trans251= {"01-Sep-2018","Credit","100.10","100.10"};</text:p>
          </table:table-cell>
        </table:table-row>
        <table:table-row table:style-name="ro2">
          <table:table-cell office:value-type="string" calcext:value-type="string">
            <text:p>String[]</text:p>
          </table:table-cell>
          <table:table-cell office:value-type="string" calcext:value-type="string">
            <text:p><text:s/>trans252</text:p>
          </table:table-cell>
          <table:table-cell office:value-type="string" calcext:value-type="string">
            <text:p>=</text:p>
          </table:table-cell>
          <table:table-cell office:value-type="string" calcext:value-type="string">
            <text:p><text:s/>{"01-Sep-2018","Credit","100.10","100.10"};</text:p>
          </table:table-cell>
          <table:table-cell table:formula="of:=COM.MICROSOFT.CONCAT([.A253];[.B253];[.C253];[.D253])" office:value-type="string" office:string-value="String[] trans252= {&quot;01-Sep-2018&quot;,&quot;Credit&quot;,&quot;100.10&quot;,&quot;100.10&quot;};" calcext:value-type="string">
            <text:p>String[] trans252= {"01-Sep-2018","Credit","100.10","100.10"};</text:p>
          </table:table-cell>
        </table:table-row>
        <table:table-row table:style-name="ro2">
          <table:table-cell office:value-type="string" calcext:value-type="string">
            <text:p>String[]</text:p>
          </table:table-cell>
          <table:table-cell office:value-type="string" calcext:value-type="string">
            <text:p><text:s/>trans253</text:p>
          </table:table-cell>
          <table:table-cell office:value-type="string" calcext:value-type="string">
            <text:p>=</text:p>
          </table:table-cell>
          <table:table-cell office:value-type="string" calcext:value-type="string">
            <text:p><text:s/>{"01-Sep-2018","Credit","100.10","100.10"};</text:p>
          </table:table-cell>
          <table:table-cell table:formula="of:=COM.MICROSOFT.CONCAT([.A254];[.B254];[.C254];[.D254])" office:value-type="string" office:string-value="String[] trans253= {&quot;01-Sep-2018&quot;,&quot;Credit&quot;,&quot;100.10&quot;,&quot;100.10&quot;};" calcext:value-type="string">
            <text:p>String[] trans253= {"01-Sep-2018","Credit","100.10","100.10"};</text:p>
          </table:table-cell>
        </table:table-row>
        <table:table-row table:style-name="ro2">
          <table:table-cell office:value-type="string" calcext:value-type="string">
            <text:p>String[]</text:p>
          </table:table-cell>
          <table:table-cell office:value-type="string" calcext:value-type="string">
            <text:p><text:s/>trans254</text:p>
          </table:table-cell>
          <table:table-cell office:value-type="string" calcext:value-type="string">
            <text:p>=</text:p>
          </table:table-cell>
          <table:table-cell office:value-type="string" calcext:value-type="string">
            <text:p><text:s/>{"01-Sep-2018","Credit","100.10","100.10"};</text:p>
          </table:table-cell>
          <table:table-cell table:formula="of:=COM.MICROSOFT.CONCAT([.A255];[.B255];[.C255];[.D255])" office:value-type="string" office:string-value="String[] trans254= {&quot;01-Sep-2018&quot;,&quot;Credit&quot;,&quot;100.10&quot;,&quot;100.10&quot;};" calcext:value-type="string">
            <text:p>String[] trans254= {"01-Sep-2018","Credit","100.10","100.10"};</text:p>
          </table:table-cell>
        </table:table-row>
        <table:table-row table:style-name="ro2">
          <table:table-cell office:value-type="string" calcext:value-type="string">
            <text:p>String[]</text:p>
          </table:table-cell>
          <table:table-cell office:value-type="string" calcext:value-type="string">
            <text:p><text:s/>trans255</text:p>
          </table:table-cell>
          <table:table-cell office:value-type="string" calcext:value-type="string">
            <text:p>=</text:p>
          </table:table-cell>
          <table:table-cell office:value-type="string" calcext:value-type="string">
            <text:p><text:s/>{"01-Sep-2018","Credit","100.10","100.10"};</text:p>
          </table:table-cell>
          <table:table-cell table:formula="of:=COM.MICROSOFT.CONCAT([.A256];[.B256];[.C256];[.D256])" office:value-type="string" office:string-value="String[] trans255= {&quot;01-Sep-2018&quot;,&quot;Credit&quot;,&quot;100.10&quot;,&quot;100.10&quot;};" calcext:value-type="string">
            <text:p>String[] trans255= {"01-Sep-2018","Credit","100.10","100.10"};</text:p>
          </table:table-cell>
        </table:table-row>
        <table:table-row table:style-name="ro2">
          <table:table-cell office:value-type="string" calcext:value-type="string">
            <text:p>String[]</text:p>
          </table:table-cell>
          <table:table-cell office:value-type="string" calcext:value-type="string">
            <text:p><text:s/>trans256</text:p>
          </table:table-cell>
          <table:table-cell office:value-type="string" calcext:value-type="string">
            <text:p>=</text:p>
          </table:table-cell>
          <table:table-cell office:value-type="string" calcext:value-type="string">
            <text:p><text:s/>{"01-Sep-2018","Credit","100.10","100.10"};</text:p>
          </table:table-cell>
          <table:table-cell table:formula="of:=COM.MICROSOFT.CONCAT([.A257];[.B257];[.C257];[.D257])" office:value-type="string" office:string-value="String[] trans256= {&quot;01-Sep-2018&quot;,&quot;Credit&quot;,&quot;100.10&quot;,&quot;100.10&quot;};" calcext:value-type="string">
            <text:p>String[] trans256= {"01-Sep-2018","Credit","100.10","100.10"};</text:p>
          </table:table-cell>
        </table:table-row>
        <table:table-row table:style-name="ro2">
          <table:table-cell office:value-type="string" calcext:value-type="string">
            <text:p>String[]</text:p>
          </table:table-cell>
          <table:table-cell office:value-type="string" calcext:value-type="string">
            <text:p><text:s/>trans257</text:p>
          </table:table-cell>
          <table:table-cell office:value-type="string" calcext:value-type="string">
            <text:p>=</text:p>
          </table:table-cell>
          <table:table-cell office:value-type="string" calcext:value-type="string">
            <text:p><text:s/>{"01-Sep-2018","Credit","100.10","100.10"};</text:p>
          </table:table-cell>
          <table:table-cell table:formula="of:=COM.MICROSOFT.CONCAT([.A258];[.B258];[.C258];[.D258])" office:value-type="string" office:string-value="String[] trans257= {&quot;01-Sep-2018&quot;,&quot;Credit&quot;,&quot;100.10&quot;,&quot;100.10&quot;};" calcext:value-type="string">
            <text:p>String[] trans257= {"01-Sep-2018","Credit","100.10","100.10"};</text:p>
          </table:table-cell>
        </table:table-row>
        <table:table-row table:style-name="ro2">
          <table:table-cell office:value-type="string" calcext:value-type="string">
            <text:p>String[]</text:p>
          </table:table-cell>
          <table:table-cell office:value-type="string" calcext:value-type="string">
            <text:p><text:s/>trans258</text:p>
          </table:table-cell>
          <table:table-cell office:value-type="string" calcext:value-type="string">
            <text:p>=</text:p>
          </table:table-cell>
          <table:table-cell office:value-type="string" calcext:value-type="string">
            <text:p><text:s/>{"01-Sep-2018","Credit","100.10","100.10"};</text:p>
          </table:table-cell>
          <table:table-cell table:formula="of:=COM.MICROSOFT.CONCAT([.A259];[.B259];[.C259];[.D259])" office:value-type="string" office:string-value="String[] trans258= {&quot;01-Sep-2018&quot;,&quot;Credit&quot;,&quot;100.10&quot;,&quot;100.10&quot;};" calcext:value-type="string">
            <text:p>String[] trans258= {"01-Sep-2018","Credit","100.10","100.10"};</text:p>
          </table:table-cell>
        </table:table-row>
        <table:table-row table:style-name="ro2">
          <table:table-cell office:value-type="string" calcext:value-type="string">
            <text:p>String[]</text:p>
          </table:table-cell>
          <table:table-cell office:value-type="string" calcext:value-type="string">
            <text:p><text:s/>trans259</text:p>
          </table:table-cell>
          <table:table-cell office:value-type="string" calcext:value-type="string">
            <text:p>=</text:p>
          </table:table-cell>
          <table:table-cell office:value-type="string" calcext:value-type="string">
            <text:p><text:s/>{"01-Sep-2018","Credit","100.10","100.10"};</text:p>
          </table:table-cell>
          <table:table-cell table:formula="of:=COM.MICROSOFT.CONCAT([.A260];[.B260];[.C260];[.D260])" office:value-type="string" office:string-value="String[] trans259= {&quot;01-Sep-2018&quot;,&quot;Credit&quot;,&quot;100.10&quot;,&quot;100.10&quot;};" calcext:value-type="string">
            <text:p>String[] trans259= {"01-Sep-2018","Credit","100.10","100.10"};</text:p>
          </table:table-cell>
        </table:table-row>
        <table:table-row table:style-name="ro2">
          <table:table-cell office:value-type="string" calcext:value-type="string">
            <text:p>String[]</text:p>
          </table:table-cell>
          <table:table-cell office:value-type="string" calcext:value-type="string">
            <text:p><text:s/>trans260</text:p>
          </table:table-cell>
          <table:table-cell office:value-type="string" calcext:value-type="string">
            <text:p>=</text:p>
          </table:table-cell>
          <table:table-cell office:value-type="string" calcext:value-type="string">
            <text:p><text:s/>{"01-Sep-2018","Credit","100.10","100.10"};</text:p>
          </table:table-cell>
          <table:table-cell table:formula="of:=COM.MICROSOFT.CONCAT([.A261];[.B261];[.C261];[.D261])" office:value-type="string" office:string-value="String[] trans260= {&quot;01-Sep-2018&quot;,&quot;Credit&quot;,&quot;100.10&quot;,&quot;100.10&quot;};" calcext:value-type="string">
            <text:p>String[] trans260= {"01-Sep-2018","Credit","100.10","100.10"};</text:p>
          </table:table-cell>
        </table:table-row>
        <table:table-row table:style-name="ro2">
          <table:table-cell office:value-type="string" calcext:value-type="string">
            <text:p>String[]</text:p>
          </table:table-cell>
          <table:table-cell office:value-type="string" calcext:value-type="string">
            <text:p><text:s/>trans261</text:p>
          </table:table-cell>
          <table:table-cell office:value-type="string" calcext:value-type="string">
            <text:p>=</text:p>
          </table:table-cell>
          <table:table-cell office:value-type="string" calcext:value-type="string">
            <text:p><text:s/>{"01-Sep-2018","Credit","100.10","100.10"};</text:p>
          </table:table-cell>
          <table:table-cell table:formula="of:=COM.MICROSOFT.CONCAT([.A262];[.B262];[.C262];[.D262])" office:value-type="string" office:string-value="String[] trans261= {&quot;01-Sep-2018&quot;,&quot;Credit&quot;,&quot;100.10&quot;,&quot;100.10&quot;};" calcext:value-type="string">
            <text:p>String[] trans261= {"01-Sep-2018","Credit","100.10","100.10"};</text:p>
          </table:table-cell>
        </table:table-row>
        <table:table-row table:style-name="ro2">
          <table:table-cell office:value-type="string" calcext:value-type="string">
            <text:p>String[]</text:p>
          </table:table-cell>
          <table:table-cell office:value-type="string" calcext:value-type="string">
            <text:p><text:s/>trans262</text:p>
          </table:table-cell>
          <table:table-cell office:value-type="string" calcext:value-type="string">
            <text:p>=</text:p>
          </table:table-cell>
          <table:table-cell office:value-type="string" calcext:value-type="string">
            <text:p><text:s/>{"01-Sep-2018","Credit","100.10","100.10"};</text:p>
          </table:table-cell>
          <table:table-cell table:formula="of:=COM.MICROSOFT.CONCAT([.A263];[.B263];[.C263];[.D263])" office:value-type="string" office:string-value="String[] trans262= {&quot;01-Sep-2018&quot;,&quot;Credit&quot;,&quot;100.10&quot;,&quot;100.10&quot;};" calcext:value-type="string">
            <text:p>String[] trans262= {"01-Sep-2018","Credit","100.10","100.10"};</text:p>
          </table:table-cell>
        </table:table-row>
        <table:table-row table:style-name="ro2">
          <table:table-cell office:value-type="string" calcext:value-type="string">
            <text:p>String[]</text:p>
          </table:table-cell>
          <table:table-cell office:value-type="string" calcext:value-type="string">
            <text:p><text:s/>trans263</text:p>
          </table:table-cell>
          <table:table-cell office:value-type="string" calcext:value-type="string">
            <text:p>=</text:p>
          </table:table-cell>
          <table:table-cell office:value-type="string" calcext:value-type="string">
            <text:p><text:s/>{"01-Sep-2018","Credit","100.10","100.10"};</text:p>
          </table:table-cell>
          <table:table-cell table:formula="of:=COM.MICROSOFT.CONCAT([.A264];[.B264];[.C264];[.D264])" office:value-type="string" office:string-value="String[] trans263= {&quot;01-Sep-2018&quot;,&quot;Credit&quot;,&quot;100.10&quot;,&quot;100.10&quot;};" calcext:value-type="string">
            <text:p>String[] trans263= {"01-Sep-2018","Credit","100.10","100.10"};</text:p>
          </table:table-cell>
        </table:table-row>
        <table:table-row table:style-name="ro2">
          <table:table-cell office:value-type="string" calcext:value-type="string">
            <text:p>String[]</text:p>
          </table:table-cell>
          <table:table-cell office:value-type="string" calcext:value-type="string">
            <text:p><text:s/>trans264</text:p>
          </table:table-cell>
          <table:table-cell office:value-type="string" calcext:value-type="string">
            <text:p>=</text:p>
          </table:table-cell>
          <table:table-cell office:value-type="string" calcext:value-type="string">
            <text:p><text:s/>{"01-Sep-2018","Credit","100.10","100.10"};</text:p>
          </table:table-cell>
          <table:table-cell table:formula="of:=COM.MICROSOFT.CONCAT([.A265];[.B265];[.C265];[.D265])" office:value-type="string" office:string-value="String[] trans264= {&quot;01-Sep-2018&quot;,&quot;Credit&quot;,&quot;100.10&quot;,&quot;100.10&quot;};" calcext:value-type="string">
            <text:p>String[] trans264= {"01-Sep-2018","Credit","100.10","100.10"};</text:p>
          </table:table-cell>
        </table:table-row>
        <table:table-row table:style-name="ro2">
          <table:table-cell office:value-type="string" calcext:value-type="string">
            <text:p>String[]</text:p>
          </table:table-cell>
          <table:table-cell office:value-type="string" calcext:value-type="string">
            <text:p><text:s/>trans265</text:p>
          </table:table-cell>
          <table:table-cell office:value-type="string" calcext:value-type="string">
            <text:p>=</text:p>
          </table:table-cell>
          <table:table-cell office:value-type="string" calcext:value-type="string">
            <text:p><text:s/>{"01-Sep-2018","Credit","100.10","100.10"};</text:p>
          </table:table-cell>
          <table:table-cell table:formula="of:=COM.MICROSOFT.CONCAT([.A266];[.B266];[.C266];[.D266])" office:value-type="string" office:string-value="String[] trans265= {&quot;01-Sep-2018&quot;,&quot;Credit&quot;,&quot;100.10&quot;,&quot;100.10&quot;};" calcext:value-type="string">
            <text:p>String[] trans265= {"01-Sep-2018","Credit","100.10","100.10"};</text:p>
          </table:table-cell>
        </table:table-row>
        <table:table-row table:style-name="ro2">
          <table:table-cell office:value-type="string" calcext:value-type="string">
            <text:p>String[]</text:p>
          </table:table-cell>
          <table:table-cell office:value-type="string" calcext:value-type="string">
            <text:p><text:s/>trans266</text:p>
          </table:table-cell>
          <table:table-cell office:value-type="string" calcext:value-type="string">
            <text:p>=</text:p>
          </table:table-cell>
          <table:table-cell office:value-type="string" calcext:value-type="string">
            <text:p><text:s/>{"01-Sep-2018","Credit","100.10","100.10"};</text:p>
          </table:table-cell>
          <table:table-cell table:formula="of:=COM.MICROSOFT.CONCAT([.A267];[.B267];[.C267];[.D267])" office:value-type="string" office:string-value="String[] trans266= {&quot;01-Sep-2018&quot;,&quot;Credit&quot;,&quot;100.10&quot;,&quot;100.10&quot;};" calcext:value-type="string">
            <text:p>String[] trans266= {"01-Sep-2018","Credit","100.10","100.10"};</text:p>
          </table:table-cell>
        </table:table-row>
        <table:table-row table:style-name="ro2">
          <table:table-cell office:value-type="string" calcext:value-type="string">
            <text:p>String[]</text:p>
          </table:table-cell>
          <table:table-cell office:value-type="string" calcext:value-type="string">
            <text:p><text:s/>trans267</text:p>
          </table:table-cell>
          <table:table-cell office:value-type="string" calcext:value-type="string">
            <text:p>=</text:p>
          </table:table-cell>
          <table:table-cell office:value-type="string" calcext:value-type="string">
            <text:p><text:s/>{"01-Sep-2018","Credit","100.10","100.10"};</text:p>
          </table:table-cell>
          <table:table-cell table:formula="of:=COM.MICROSOFT.CONCAT([.A268];[.B268];[.C268];[.D268])" office:value-type="string" office:string-value="String[] trans267= {&quot;01-Sep-2018&quot;,&quot;Credit&quot;,&quot;100.10&quot;,&quot;100.10&quot;};" calcext:value-type="string">
            <text:p>String[] trans267= {"01-Sep-2018","Credit","100.10","100.10"};</text:p>
          </table:table-cell>
        </table:table-row>
        <table:table-row table:style-name="ro2">
          <table:table-cell office:value-type="string" calcext:value-type="string">
            <text:p>String[]</text:p>
          </table:table-cell>
          <table:table-cell office:value-type="string" calcext:value-type="string">
            <text:p><text:s/>trans268</text:p>
          </table:table-cell>
          <table:table-cell office:value-type="string" calcext:value-type="string">
            <text:p>=</text:p>
          </table:table-cell>
          <table:table-cell office:value-type="string" calcext:value-type="string">
            <text:p><text:s/>{"01-Sep-2018","Credit","100.10","100.10"};</text:p>
          </table:table-cell>
          <table:table-cell table:formula="of:=COM.MICROSOFT.CONCAT([.A269];[.B269];[.C269];[.D269])" office:value-type="string" office:string-value="String[] trans268= {&quot;01-Sep-2018&quot;,&quot;Credit&quot;,&quot;100.10&quot;,&quot;100.10&quot;};" calcext:value-type="string">
            <text:p>String[] trans268= {"01-Sep-2018","Credit","100.10","100.10"};</text:p>
          </table:table-cell>
        </table:table-row>
        <table:table-row table:style-name="ro2">
          <table:table-cell office:value-type="string" calcext:value-type="string">
            <text:p>String[]</text:p>
          </table:table-cell>
          <table:table-cell office:value-type="string" calcext:value-type="string">
            <text:p><text:s/>trans269</text:p>
          </table:table-cell>
          <table:table-cell office:value-type="string" calcext:value-type="string">
            <text:p>=</text:p>
          </table:table-cell>
          <table:table-cell office:value-type="string" calcext:value-type="string">
            <text:p><text:s/>{"01-Sep-2018","Credit","100.10","100.10"};</text:p>
          </table:table-cell>
          <table:table-cell table:formula="of:=COM.MICROSOFT.CONCAT([.A270];[.B270];[.C270];[.D270])" office:value-type="string" office:string-value="String[] trans269= {&quot;01-Sep-2018&quot;,&quot;Credit&quot;,&quot;100.10&quot;,&quot;100.10&quot;};" calcext:value-type="string">
            <text:p>String[] trans269= {"01-Sep-2018","Credit","100.10","100.10"};</text:p>
          </table:table-cell>
        </table:table-row>
        <table:table-row table:style-name="ro2">
          <table:table-cell office:value-type="string" calcext:value-type="string">
            <text:p>String[]</text:p>
          </table:table-cell>
          <table:table-cell office:value-type="string" calcext:value-type="string">
            <text:p><text:s/>trans270</text:p>
          </table:table-cell>
          <table:table-cell office:value-type="string" calcext:value-type="string">
            <text:p>=</text:p>
          </table:table-cell>
          <table:table-cell office:value-type="string" calcext:value-type="string">
            <text:p><text:s/>{"01-Sep-2018","Credit","100.10","100.10"};</text:p>
          </table:table-cell>
          <table:table-cell table:formula="of:=COM.MICROSOFT.CONCAT([.A271];[.B271];[.C271];[.D271])" office:value-type="string" office:string-value="String[] trans270= {&quot;01-Sep-2018&quot;,&quot;Credit&quot;,&quot;100.10&quot;,&quot;100.10&quot;};" calcext:value-type="string">
            <text:p>String[] trans270= {"01-Sep-2018","Credit","100.10","100.10"};</text:p>
          </table:table-cell>
        </table:table-row>
        <table:table-row table:style-name="ro2">
          <table:table-cell office:value-type="string" calcext:value-type="string">
            <text:p>String[]</text:p>
          </table:table-cell>
          <table:table-cell office:value-type="string" calcext:value-type="string">
            <text:p><text:s/>trans271</text:p>
          </table:table-cell>
          <table:table-cell office:value-type="string" calcext:value-type="string">
            <text:p>=</text:p>
          </table:table-cell>
          <table:table-cell office:value-type="string" calcext:value-type="string">
            <text:p><text:s/>{"01-Sep-2018","Credit","100.10","100.10"};</text:p>
          </table:table-cell>
          <table:table-cell table:formula="of:=COM.MICROSOFT.CONCAT([.A272];[.B272];[.C272];[.D272])" office:value-type="string" office:string-value="String[] trans271= {&quot;01-Sep-2018&quot;,&quot;Credit&quot;,&quot;100.10&quot;,&quot;100.10&quot;};" calcext:value-type="string">
            <text:p>String[] trans271= {"01-Sep-2018","Credit","100.10","100.10"};</text:p>
          </table:table-cell>
        </table:table-row>
        <table:table-row table:style-name="ro2">
          <table:table-cell office:value-type="string" calcext:value-type="string">
            <text:p>String[]</text:p>
          </table:table-cell>
          <table:table-cell office:value-type="string" calcext:value-type="string">
            <text:p><text:s/>trans272</text:p>
          </table:table-cell>
          <table:table-cell office:value-type="string" calcext:value-type="string">
            <text:p>=</text:p>
          </table:table-cell>
          <table:table-cell office:value-type="string" calcext:value-type="string">
            <text:p><text:s/>{"01-Sep-2018","Credit","100.10","100.10"};</text:p>
          </table:table-cell>
          <table:table-cell table:formula="of:=COM.MICROSOFT.CONCAT([.A273];[.B273];[.C273];[.D273])" office:value-type="string" office:string-value="String[] trans272= {&quot;01-Sep-2018&quot;,&quot;Credit&quot;,&quot;100.10&quot;,&quot;100.10&quot;};" calcext:value-type="string">
            <text:p>String[] trans272= {"01-Sep-2018","Credit","100.10","100.10"};</text:p>
          </table:table-cell>
        </table:table-row>
        <table:table-row table:style-name="ro2">
          <table:table-cell office:value-type="string" calcext:value-type="string">
            <text:p>String[]</text:p>
          </table:table-cell>
          <table:table-cell office:value-type="string" calcext:value-type="string">
            <text:p><text:s/>trans273</text:p>
          </table:table-cell>
          <table:table-cell office:value-type="string" calcext:value-type="string">
            <text:p>=</text:p>
          </table:table-cell>
          <table:table-cell office:value-type="string" calcext:value-type="string">
            <text:p><text:s/>{"01-Sep-2018","Credit","100.10","100.10"};</text:p>
          </table:table-cell>
          <table:table-cell table:formula="of:=COM.MICROSOFT.CONCAT([.A274];[.B274];[.C274];[.D274])" office:value-type="string" office:string-value="String[] trans273= {&quot;01-Sep-2018&quot;,&quot;Credit&quot;,&quot;100.10&quot;,&quot;100.10&quot;};" calcext:value-type="string">
            <text:p>String[] trans273= {"01-Sep-2018","Credit","100.10","100.10"};</text:p>
          </table:table-cell>
        </table:table-row>
        <table:table-row table:style-name="ro2">
          <table:table-cell office:value-type="string" calcext:value-type="string">
            <text:p>String[]</text:p>
          </table:table-cell>
          <table:table-cell office:value-type="string" calcext:value-type="string">
            <text:p><text:s/>trans274</text:p>
          </table:table-cell>
          <table:table-cell office:value-type="string" calcext:value-type="string">
            <text:p>=</text:p>
          </table:table-cell>
          <table:table-cell office:value-type="string" calcext:value-type="string">
            <text:p><text:s/>{"01-Sep-2018","Credit","100.10","100.10"};</text:p>
          </table:table-cell>
          <table:table-cell table:formula="of:=COM.MICROSOFT.CONCAT([.A275];[.B275];[.C275];[.D275])" office:value-type="string" office:string-value="String[] trans274= {&quot;01-Sep-2018&quot;,&quot;Credit&quot;,&quot;100.10&quot;,&quot;100.10&quot;};" calcext:value-type="string">
            <text:p>String[] trans274= {"01-Sep-2018","Credit","100.10","100.10"};</text:p>
          </table:table-cell>
        </table:table-row>
        <table:table-row table:style-name="ro2">
          <table:table-cell office:value-type="string" calcext:value-type="string">
            <text:p>String[]</text:p>
          </table:table-cell>
          <table:table-cell office:value-type="string" calcext:value-type="string">
            <text:p><text:s/>trans275</text:p>
          </table:table-cell>
          <table:table-cell office:value-type="string" calcext:value-type="string">
            <text:p>=</text:p>
          </table:table-cell>
          <table:table-cell office:value-type="string" calcext:value-type="string">
            <text:p><text:s/>{"01-Sep-2018","Credit","100.10","100.10"};</text:p>
          </table:table-cell>
          <table:table-cell table:formula="of:=COM.MICROSOFT.CONCAT([.A276];[.B276];[.C276];[.D276])" office:value-type="string" office:string-value="String[] trans275= {&quot;01-Sep-2018&quot;,&quot;Credit&quot;,&quot;100.10&quot;,&quot;100.10&quot;};" calcext:value-type="string">
            <text:p>String[] trans275= {"01-Sep-2018","Credit","100.10","100.10"};</text:p>
          </table:table-cell>
        </table:table-row>
        <table:table-row table:style-name="ro2">
          <table:table-cell office:value-type="string" calcext:value-type="string">
            <text:p>String[]</text:p>
          </table:table-cell>
          <table:table-cell office:value-type="string" calcext:value-type="string">
            <text:p><text:s/>trans276</text:p>
          </table:table-cell>
          <table:table-cell office:value-type="string" calcext:value-type="string">
            <text:p>=</text:p>
          </table:table-cell>
          <table:table-cell office:value-type="string" calcext:value-type="string">
            <text:p><text:s/>{"01-Sep-2018","Credit","100.10","100.10"};</text:p>
          </table:table-cell>
          <table:table-cell table:formula="of:=COM.MICROSOFT.CONCAT([.A277];[.B277];[.C277];[.D277])" office:value-type="string" office:string-value="String[] trans276= {&quot;01-Sep-2018&quot;,&quot;Credit&quot;,&quot;100.10&quot;,&quot;100.10&quot;};" calcext:value-type="string">
            <text:p>String[] trans276= {"01-Sep-2018","Credit","100.10","100.10"};</text:p>
          </table:table-cell>
        </table:table-row>
        <table:table-row table:style-name="ro2">
          <table:table-cell office:value-type="string" calcext:value-type="string">
            <text:p>String[]</text:p>
          </table:table-cell>
          <table:table-cell office:value-type="string" calcext:value-type="string">
            <text:p><text:s/>trans277</text:p>
          </table:table-cell>
          <table:table-cell office:value-type="string" calcext:value-type="string">
            <text:p>=</text:p>
          </table:table-cell>
          <table:table-cell office:value-type="string" calcext:value-type="string">
            <text:p><text:s/>{"01-Sep-2018","Credit","100.10","100.10"};</text:p>
          </table:table-cell>
          <table:table-cell table:formula="of:=COM.MICROSOFT.CONCAT([.A278];[.B278];[.C278];[.D278])" office:value-type="string" office:string-value="String[] trans277= {&quot;01-Sep-2018&quot;,&quot;Credit&quot;,&quot;100.10&quot;,&quot;100.10&quot;};" calcext:value-type="string">
            <text:p>String[] trans277= {"01-Sep-2018","Credit","100.10","100.10"};</text:p>
          </table:table-cell>
        </table:table-row>
        <table:table-row table:style-name="ro2">
          <table:table-cell office:value-type="string" calcext:value-type="string">
            <text:p>String[]</text:p>
          </table:table-cell>
          <table:table-cell office:value-type="string" calcext:value-type="string">
            <text:p><text:s/>trans278</text:p>
          </table:table-cell>
          <table:table-cell office:value-type="string" calcext:value-type="string">
            <text:p>=</text:p>
          </table:table-cell>
          <table:table-cell office:value-type="string" calcext:value-type="string">
            <text:p><text:s/>{"01-Sep-2018","Credit","100.10","100.10"};</text:p>
          </table:table-cell>
          <table:table-cell table:formula="of:=COM.MICROSOFT.CONCAT([.A279];[.B279];[.C279];[.D279])" office:value-type="string" office:string-value="String[] trans278= {&quot;01-Sep-2018&quot;,&quot;Credit&quot;,&quot;100.10&quot;,&quot;100.10&quot;};" calcext:value-type="string">
            <text:p>String[] trans278= {"01-Sep-2018","Credit","100.10","100.10"};</text:p>
          </table:table-cell>
        </table:table-row>
        <table:table-row table:style-name="ro2">
          <table:table-cell office:value-type="string" calcext:value-type="string">
            <text:p>String[]</text:p>
          </table:table-cell>
          <table:table-cell office:value-type="string" calcext:value-type="string">
            <text:p><text:s/>trans279</text:p>
          </table:table-cell>
          <table:table-cell office:value-type="string" calcext:value-type="string">
            <text:p>=</text:p>
          </table:table-cell>
          <table:table-cell office:value-type="string" calcext:value-type="string">
            <text:p><text:s/>{"01-Sep-2018","Credit","100.10","100.10"};</text:p>
          </table:table-cell>
          <table:table-cell table:formula="of:=COM.MICROSOFT.CONCAT([.A280];[.B280];[.C280];[.D280])" office:value-type="string" office:string-value="String[] trans279= {&quot;01-Sep-2018&quot;,&quot;Credit&quot;,&quot;100.10&quot;,&quot;100.10&quot;};" calcext:value-type="string">
            <text:p>String[] trans279= {"01-Sep-2018","Credit","100.10","100.10"};</text:p>
          </table:table-cell>
        </table:table-row>
        <table:table-row table:style-name="ro2">
          <table:table-cell office:value-type="string" calcext:value-type="string">
            <text:p>String[]</text:p>
          </table:table-cell>
          <table:table-cell office:value-type="string" calcext:value-type="string">
            <text:p><text:s/>trans280</text:p>
          </table:table-cell>
          <table:table-cell office:value-type="string" calcext:value-type="string">
            <text:p>=</text:p>
          </table:table-cell>
          <table:table-cell office:value-type="string" calcext:value-type="string">
            <text:p><text:s/>{"01-Sep-2018","Credit","100.10","100.10"};</text:p>
          </table:table-cell>
          <table:table-cell table:formula="of:=COM.MICROSOFT.CONCAT([.A281];[.B281];[.C281];[.D281])" office:value-type="string" office:string-value="String[] trans280= {&quot;01-Sep-2018&quot;,&quot;Credit&quot;,&quot;100.10&quot;,&quot;100.10&quot;};" calcext:value-type="string">
            <text:p>String[] trans280= {"01-Sep-2018","Credit","100.10","100.10"};</text:p>
          </table:table-cell>
        </table:table-row>
        <table:table-row table:style-name="ro2">
          <table:table-cell office:value-type="string" calcext:value-type="string">
            <text:p>String[]</text:p>
          </table:table-cell>
          <table:table-cell office:value-type="string" calcext:value-type="string">
            <text:p><text:s/>trans281</text:p>
          </table:table-cell>
          <table:table-cell office:value-type="string" calcext:value-type="string">
            <text:p>=</text:p>
          </table:table-cell>
          <table:table-cell office:value-type="string" calcext:value-type="string">
            <text:p><text:s/>{"01-Sep-2018","Credit","100.10","100.10"};</text:p>
          </table:table-cell>
          <table:table-cell table:formula="of:=COM.MICROSOFT.CONCAT([.A282];[.B282];[.C282];[.D282])" office:value-type="string" office:string-value="String[] trans281= {&quot;01-Sep-2018&quot;,&quot;Credit&quot;,&quot;100.10&quot;,&quot;100.10&quot;};" calcext:value-type="string">
            <text:p>String[] trans281= {"01-Sep-2018","Credit","100.10","100.10"};</text:p>
          </table:table-cell>
        </table:table-row>
        <table:table-row table:style-name="ro2">
          <table:table-cell office:value-type="string" calcext:value-type="string">
            <text:p>String[]</text:p>
          </table:table-cell>
          <table:table-cell office:value-type="string" calcext:value-type="string">
            <text:p><text:s/>trans282</text:p>
          </table:table-cell>
          <table:table-cell office:value-type="string" calcext:value-type="string">
            <text:p>=</text:p>
          </table:table-cell>
          <table:table-cell office:value-type="string" calcext:value-type="string">
            <text:p><text:s/>{"01-Sep-2018","Credit","100.10","100.10"};</text:p>
          </table:table-cell>
          <table:table-cell table:formula="of:=COM.MICROSOFT.CONCAT([.A283];[.B283];[.C283];[.D283])" office:value-type="string" office:string-value="String[] trans282= {&quot;01-Sep-2018&quot;,&quot;Credit&quot;,&quot;100.10&quot;,&quot;100.10&quot;};" calcext:value-type="string">
            <text:p>String[] trans282= {"01-Sep-2018","Credit","100.10","100.10"};</text:p>
          </table:table-cell>
        </table:table-row>
        <table:table-row table:style-name="ro2">
          <table:table-cell office:value-type="string" calcext:value-type="string">
            <text:p>String[]</text:p>
          </table:table-cell>
          <table:table-cell office:value-type="string" calcext:value-type="string">
            <text:p><text:s/>trans283</text:p>
          </table:table-cell>
          <table:table-cell office:value-type="string" calcext:value-type="string">
            <text:p>=</text:p>
          </table:table-cell>
          <table:table-cell office:value-type="string" calcext:value-type="string">
            <text:p><text:s/>{"01-Sep-2018","Credit","100.10","100.10"};</text:p>
          </table:table-cell>
          <table:table-cell table:formula="of:=COM.MICROSOFT.CONCAT([.A284];[.B284];[.C284];[.D284])" office:value-type="string" office:string-value="String[] trans283= {&quot;01-Sep-2018&quot;,&quot;Credit&quot;,&quot;100.10&quot;,&quot;100.10&quot;};" calcext:value-type="string">
            <text:p>String[] trans283= {"01-Sep-2018","Credit","100.10","100.10"};</text:p>
          </table:table-cell>
        </table:table-row>
        <table:table-row table:style-name="ro2">
          <table:table-cell office:value-type="string" calcext:value-type="string">
            <text:p>String[]</text:p>
          </table:table-cell>
          <table:table-cell office:value-type="string" calcext:value-type="string">
            <text:p><text:s/>trans284</text:p>
          </table:table-cell>
          <table:table-cell office:value-type="string" calcext:value-type="string">
            <text:p>=</text:p>
          </table:table-cell>
          <table:table-cell office:value-type="string" calcext:value-type="string">
            <text:p><text:s/>{"01-Sep-2018","Credit","100.10","100.10"};</text:p>
          </table:table-cell>
          <table:table-cell table:formula="of:=COM.MICROSOFT.CONCAT([.A285];[.B285];[.C285];[.D285])" office:value-type="string" office:string-value="String[] trans284= {&quot;01-Sep-2018&quot;,&quot;Credit&quot;,&quot;100.10&quot;,&quot;100.10&quot;};" calcext:value-type="string">
            <text:p>String[] trans284= {"01-Sep-2018","Credit","100.10","100.10"};</text:p>
          </table:table-cell>
        </table:table-row>
        <table:table-row table:style-name="ro2">
          <table:table-cell office:value-type="string" calcext:value-type="string">
            <text:p>String[]</text:p>
          </table:table-cell>
          <table:table-cell office:value-type="string" calcext:value-type="string">
            <text:p><text:s/>trans285</text:p>
          </table:table-cell>
          <table:table-cell office:value-type="string" calcext:value-type="string">
            <text:p>=</text:p>
          </table:table-cell>
          <table:table-cell office:value-type="string" calcext:value-type="string">
            <text:p><text:s/>{"01-Sep-2018","Credit","100.10","100.10"};</text:p>
          </table:table-cell>
          <table:table-cell table:formula="of:=COM.MICROSOFT.CONCAT([.A286];[.B286];[.C286];[.D286])" office:value-type="string" office:string-value="String[] trans285= {&quot;01-Sep-2018&quot;,&quot;Credit&quot;,&quot;100.10&quot;,&quot;100.10&quot;};" calcext:value-type="string">
            <text:p>String[] trans285= {"01-Sep-2018","Credit","100.10","100.10"};</text:p>
          </table:table-cell>
        </table:table-row>
        <table:table-row table:style-name="ro2">
          <table:table-cell office:value-type="string" calcext:value-type="string">
            <text:p>String[]</text:p>
          </table:table-cell>
          <table:table-cell office:value-type="string" calcext:value-type="string">
            <text:p><text:s/>trans286</text:p>
          </table:table-cell>
          <table:table-cell office:value-type="string" calcext:value-type="string">
            <text:p>=</text:p>
          </table:table-cell>
          <table:table-cell office:value-type="string" calcext:value-type="string">
            <text:p><text:s/>{"01-Sep-2018","Credit","100.10","100.10"};</text:p>
          </table:table-cell>
          <table:table-cell table:formula="of:=COM.MICROSOFT.CONCAT([.A287];[.B287];[.C287];[.D287])" office:value-type="string" office:string-value="String[] trans286= {&quot;01-Sep-2018&quot;,&quot;Credit&quot;,&quot;100.10&quot;,&quot;100.10&quot;};" calcext:value-type="string">
            <text:p>String[] trans286= {"01-Sep-2018","Credit","100.10","100.10"};</text:p>
          </table:table-cell>
        </table:table-row>
        <table:table-row table:style-name="ro2">
          <table:table-cell office:value-type="string" calcext:value-type="string">
            <text:p>String[]</text:p>
          </table:table-cell>
          <table:table-cell office:value-type="string" calcext:value-type="string">
            <text:p><text:s/>trans287</text:p>
          </table:table-cell>
          <table:table-cell office:value-type="string" calcext:value-type="string">
            <text:p>=</text:p>
          </table:table-cell>
          <table:table-cell office:value-type="string" calcext:value-type="string">
            <text:p><text:s/>{"01-Sep-2018","Credit","100.10","100.10"};</text:p>
          </table:table-cell>
          <table:table-cell table:formula="of:=COM.MICROSOFT.CONCAT([.A288];[.B288];[.C288];[.D288])" office:value-type="string" office:string-value="String[] trans287= {&quot;01-Sep-2018&quot;,&quot;Credit&quot;,&quot;100.10&quot;,&quot;100.10&quot;};" calcext:value-type="string">
            <text:p>String[] trans287= {"01-Sep-2018","Credit","100.10","100.10"};</text:p>
          </table:table-cell>
        </table:table-row>
        <table:table-row table:style-name="ro2">
          <table:table-cell office:value-type="string" calcext:value-type="string">
            <text:p>String[]</text:p>
          </table:table-cell>
          <table:table-cell office:value-type="string" calcext:value-type="string">
            <text:p><text:s/>trans288</text:p>
          </table:table-cell>
          <table:table-cell office:value-type="string" calcext:value-type="string">
            <text:p>=</text:p>
          </table:table-cell>
          <table:table-cell office:value-type="string" calcext:value-type="string">
            <text:p><text:s/>{"01-Sep-2018","Credit","100.10","100.10"};</text:p>
          </table:table-cell>
          <table:table-cell table:formula="of:=COM.MICROSOFT.CONCAT([.A289];[.B289];[.C289];[.D289])" office:value-type="string" office:string-value="String[] trans288= {&quot;01-Sep-2018&quot;,&quot;Credit&quot;,&quot;100.10&quot;,&quot;100.10&quot;};" calcext:value-type="string">
            <text:p>String[] trans288= {"01-Sep-2018","Credit","100.10","100.10"};</text:p>
          </table:table-cell>
        </table:table-row>
        <table:table-row table:style-name="ro2">
          <table:table-cell office:value-type="string" calcext:value-type="string">
            <text:p>String[]</text:p>
          </table:table-cell>
          <table:table-cell office:value-type="string" calcext:value-type="string">
            <text:p><text:s/>trans289</text:p>
          </table:table-cell>
          <table:table-cell office:value-type="string" calcext:value-type="string">
            <text:p>=</text:p>
          </table:table-cell>
          <table:table-cell office:value-type="string" calcext:value-type="string">
            <text:p><text:s/>{"01-Sep-2018","Credit","100.10","100.10"};</text:p>
          </table:table-cell>
          <table:table-cell table:formula="of:=COM.MICROSOFT.CONCAT([.A290];[.B290];[.C290];[.D290])" office:value-type="string" office:string-value="String[] trans289= {&quot;01-Sep-2018&quot;,&quot;Credit&quot;,&quot;100.10&quot;,&quot;100.10&quot;};" calcext:value-type="string">
            <text:p>String[] trans289= {"01-Sep-2018","Credit","100.10","100.10"};</text:p>
          </table:table-cell>
        </table:table-row>
        <table:table-row table:style-name="ro2">
          <table:table-cell office:value-type="string" calcext:value-type="string">
            <text:p>String[]</text:p>
          </table:table-cell>
          <table:table-cell office:value-type="string" calcext:value-type="string">
            <text:p><text:s/>trans290</text:p>
          </table:table-cell>
          <table:table-cell office:value-type="string" calcext:value-type="string">
            <text:p>=</text:p>
          </table:table-cell>
          <table:table-cell office:value-type="string" calcext:value-type="string">
            <text:p><text:s/>{"01-Sep-2018","Credit","100.10","100.10"};</text:p>
          </table:table-cell>
          <table:table-cell table:formula="of:=COM.MICROSOFT.CONCAT([.A291];[.B291];[.C291];[.D291])" office:value-type="string" office:string-value="String[] trans290= {&quot;01-Sep-2018&quot;,&quot;Credit&quot;,&quot;100.10&quot;,&quot;100.10&quot;};" calcext:value-type="string">
            <text:p>String[] trans290= {"01-Sep-2018","Credit","100.10","100.10"};</text:p>
          </table:table-cell>
        </table:table-row>
        <table:table-row table:style-name="ro2">
          <table:table-cell office:value-type="string" calcext:value-type="string">
            <text:p>String[]</text:p>
          </table:table-cell>
          <table:table-cell office:value-type="string" calcext:value-type="string">
            <text:p><text:s/>trans291</text:p>
          </table:table-cell>
          <table:table-cell office:value-type="string" calcext:value-type="string">
            <text:p>=</text:p>
          </table:table-cell>
          <table:table-cell office:value-type="string" calcext:value-type="string">
            <text:p><text:s/>{"01-Sep-2018","Credit","100.10","100.10"};</text:p>
          </table:table-cell>
          <table:table-cell table:formula="of:=COM.MICROSOFT.CONCAT([.A292];[.B292];[.C292];[.D292])" office:value-type="string" office:string-value="String[] trans291= {&quot;01-Sep-2018&quot;,&quot;Credit&quot;,&quot;100.10&quot;,&quot;100.10&quot;};" calcext:value-type="string">
            <text:p>String[] trans291= {"01-Sep-2018","Credit","100.10","100.10"};</text:p>
          </table:table-cell>
        </table:table-row>
        <table:table-row table:style-name="ro2">
          <table:table-cell office:value-type="string" calcext:value-type="string">
            <text:p>String[]</text:p>
          </table:table-cell>
          <table:table-cell office:value-type="string" calcext:value-type="string">
            <text:p><text:s/>trans292</text:p>
          </table:table-cell>
          <table:table-cell office:value-type="string" calcext:value-type="string">
            <text:p>=</text:p>
          </table:table-cell>
          <table:table-cell office:value-type="string" calcext:value-type="string">
            <text:p><text:s/>{"01-Sep-2018","Credit","100.10","100.10"};</text:p>
          </table:table-cell>
          <table:table-cell table:formula="of:=COM.MICROSOFT.CONCAT([.A293];[.B293];[.C293];[.D293])" office:value-type="string" office:string-value="String[] trans292= {&quot;01-Sep-2018&quot;,&quot;Credit&quot;,&quot;100.10&quot;,&quot;100.10&quot;};" calcext:value-type="string">
            <text:p>String[] trans292= {"01-Sep-2018","Credit","100.10","100.10"};</text:p>
          </table:table-cell>
        </table:table-row>
        <table:table-row table:style-name="ro2">
          <table:table-cell office:value-type="string" calcext:value-type="string">
            <text:p>String[]</text:p>
          </table:table-cell>
          <table:table-cell office:value-type="string" calcext:value-type="string">
            <text:p><text:s/>trans293</text:p>
          </table:table-cell>
          <table:table-cell office:value-type="string" calcext:value-type="string">
            <text:p>=</text:p>
          </table:table-cell>
          <table:table-cell office:value-type="string" calcext:value-type="string">
            <text:p><text:s/>{"01-Sep-2018","Credit","100.10","100.10"};</text:p>
          </table:table-cell>
          <table:table-cell table:formula="of:=COM.MICROSOFT.CONCAT([.A294];[.B294];[.C294];[.D294])" office:value-type="string" office:string-value="String[] trans293= {&quot;01-Sep-2018&quot;,&quot;Credit&quot;,&quot;100.10&quot;,&quot;100.10&quot;};" calcext:value-type="string">
            <text:p>String[] trans293= {"01-Sep-2018","Credit","100.10","100.10"};</text:p>
          </table:table-cell>
        </table:table-row>
        <table:table-row table:style-name="ro2">
          <table:table-cell office:value-type="string" calcext:value-type="string">
            <text:p>String[]</text:p>
          </table:table-cell>
          <table:table-cell office:value-type="string" calcext:value-type="string">
            <text:p><text:s/>trans294</text:p>
          </table:table-cell>
          <table:table-cell office:value-type="string" calcext:value-type="string">
            <text:p>=</text:p>
          </table:table-cell>
          <table:table-cell office:value-type="string" calcext:value-type="string">
            <text:p><text:s/>{"01-Sep-2018","Credit","100.10","100.10"};</text:p>
          </table:table-cell>
          <table:table-cell table:formula="of:=COM.MICROSOFT.CONCAT([.A295];[.B295];[.C295];[.D295])" office:value-type="string" office:string-value="String[] trans294= {&quot;01-Sep-2018&quot;,&quot;Credit&quot;,&quot;100.10&quot;,&quot;100.10&quot;};" calcext:value-type="string">
            <text:p>String[] trans294= {"01-Sep-2018","Credit","100.10","100.10"};</text:p>
          </table:table-cell>
        </table:table-row>
        <table:table-row table:style-name="ro2">
          <table:table-cell office:value-type="string" calcext:value-type="string">
            <text:p>String[]</text:p>
          </table:table-cell>
          <table:table-cell office:value-type="string" calcext:value-type="string">
            <text:p><text:s/>trans295</text:p>
          </table:table-cell>
          <table:table-cell office:value-type="string" calcext:value-type="string">
            <text:p>=</text:p>
          </table:table-cell>
          <table:table-cell office:value-type="string" calcext:value-type="string">
            <text:p><text:s/>{"01-Sep-2018","Credit","100.10","100.10"};</text:p>
          </table:table-cell>
          <table:table-cell table:formula="of:=COM.MICROSOFT.CONCAT([.A296];[.B296];[.C296];[.D296])" office:value-type="string" office:string-value="String[] trans295= {&quot;01-Sep-2018&quot;,&quot;Credit&quot;,&quot;100.10&quot;,&quot;100.10&quot;};" calcext:value-type="string">
            <text:p>String[] trans295= {"01-Sep-2018","Credit","100.10","100.10"};</text:p>
          </table:table-cell>
        </table:table-row>
        <table:table-row table:style-name="ro2">
          <table:table-cell office:value-type="string" calcext:value-type="string">
            <text:p>String[]</text:p>
          </table:table-cell>
          <table:table-cell office:value-type="string" calcext:value-type="string">
            <text:p><text:s/>trans296</text:p>
          </table:table-cell>
          <table:table-cell office:value-type="string" calcext:value-type="string">
            <text:p>=</text:p>
          </table:table-cell>
          <table:table-cell office:value-type="string" calcext:value-type="string">
            <text:p><text:s/>{"01-Sep-2018","Credit","100.10","100.10"};</text:p>
          </table:table-cell>
          <table:table-cell table:formula="of:=COM.MICROSOFT.CONCAT([.A297];[.B297];[.C297];[.D297])" office:value-type="string" office:string-value="String[] trans296= {&quot;01-Sep-2018&quot;,&quot;Credit&quot;,&quot;100.10&quot;,&quot;100.10&quot;};" calcext:value-type="string">
            <text:p>String[] trans296= {"01-Sep-2018","Credit","100.10","100.10"};</text:p>
          </table:table-cell>
        </table:table-row>
        <table:table-row table:style-name="ro2">
          <table:table-cell office:value-type="string" calcext:value-type="string">
            <text:p>String[]</text:p>
          </table:table-cell>
          <table:table-cell office:value-type="string" calcext:value-type="string">
            <text:p><text:s/>trans297</text:p>
          </table:table-cell>
          <table:table-cell office:value-type="string" calcext:value-type="string">
            <text:p>=</text:p>
          </table:table-cell>
          <table:table-cell office:value-type="string" calcext:value-type="string">
            <text:p><text:s/>{"01-Sep-2018","Credit","100.10","100.10"};</text:p>
          </table:table-cell>
          <table:table-cell table:formula="of:=COM.MICROSOFT.CONCAT([.A298];[.B298];[.C298];[.D298])" office:value-type="string" office:string-value="String[] trans297= {&quot;01-Sep-2018&quot;,&quot;Credit&quot;,&quot;100.10&quot;,&quot;100.10&quot;};" calcext:value-type="string">
            <text:p>String[] trans297= {"01-Sep-2018","Credit","100.10","100.10"};</text:p>
          </table:table-cell>
        </table:table-row>
        <table:table-row table:style-name="ro2">
          <table:table-cell office:value-type="string" calcext:value-type="string">
            <text:p>String[]</text:p>
          </table:table-cell>
          <table:table-cell office:value-type="string" calcext:value-type="string">
            <text:p><text:s/>trans298</text:p>
          </table:table-cell>
          <table:table-cell office:value-type="string" calcext:value-type="string">
            <text:p>=</text:p>
          </table:table-cell>
          <table:table-cell office:value-type="string" calcext:value-type="string">
            <text:p><text:s/>{"01-Sep-2018","Credit","100.10","100.10"};</text:p>
          </table:table-cell>
          <table:table-cell table:formula="of:=COM.MICROSOFT.CONCAT([.A299];[.B299];[.C299];[.D299])" office:value-type="string" office:string-value="String[] trans298= {&quot;01-Sep-2018&quot;,&quot;Credit&quot;,&quot;100.10&quot;,&quot;100.10&quot;};" calcext:value-type="string">
            <text:p>String[] trans298= {"01-Sep-2018","Credit","100.10","100.10"};</text:p>
          </table:table-cell>
        </table:table-row>
        <table:table-row table:style-name="ro2">
          <table:table-cell office:value-type="string" calcext:value-type="string">
            <text:p>String[]</text:p>
          </table:table-cell>
          <table:table-cell office:value-type="string" calcext:value-type="string">
            <text:p><text:s/>trans299</text:p>
          </table:table-cell>
          <table:table-cell office:value-type="string" calcext:value-type="string">
            <text:p>=</text:p>
          </table:table-cell>
          <table:table-cell office:value-type="string" calcext:value-type="string">
            <text:p><text:s/>{"01-Sep-2018","Credit","100.10","100.10"};</text:p>
          </table:table-cell>
          <table:table-cell table:formula="of:=COM.MICROSOFT.CONCAT([.A300];[.B300];[.C300];[.D300])" office:value-type="string" office:string-value="String[] trans299= {&quot;01-Sep-2018&quot;,&quot;Credit&quot;,&quot;100.10&quot;,&quot;100.10&quot;};" calcext:value-type="string">
            <text:p>String[] trans299= {"01-Sep-2018","Credit","100.10","100.10"};</text:p>
          </table:table-cell>
        </table:table-row>
        <table:table-row table:style-name="ro2">
          <table:table-cell office:value-type="string" calcext:value-type="string">
            <text:p>String[]</text:p>
          </table:table-cell>
          <table:table-cell office:value-type="string" calcext:value-type="string">
            <text:p><text:s/>trans300</text:p>
          </table:table-cell>
          <table:table-cell office:value-type="string" calcext:value-type="string">
            <text:p>=</text:p>
          </table:table-cell>
          <table:table-cell office:value-type="string" calcext:value-type="string">
            <text:p><text:s/>{"01-Sep-2018","Credit","100.10","100.10"};</text:p>
          </table:table-cell>
          <table:table-cell table:formula="of:=COM.MICROSOFT.CONCAT([.A301];[.B301];[.C301];[.D301])" office:value-type="string" office:string-value="String[] trans300= {&quot;01-Sep-2018&quot;,&quot;Credit&quot;,&quot;100.10&quot;,&quot;100.10&quot;};" calcext:value-type="string">
            <text:p>String[] trans300= {"01-Sep-2018","Credit","100.10","100.10"};</text:p>
          </table:table-cell>
        </table:table-row>
        <table:table-row table:style-name="ro2">
          <table:table-cell office:value-type="string" calcext:value-type="string">
            <text:p>String[]</text:p>
          </table:table-cell>
          <table:table-cell office:value-type="string" calcext:value-type="string">
            <text:p><text:s/>trans301</text:p>
          </table:table-cell>
          <table:table-cell office:value-type="string" calcext:value-type="string">
            <text:p>=</text:p>
          </table:table-cell>
          <table:table-cell office:value-type="string" calcext:value-type="string">
            <text:p><text:s/>{"01-Sep-2018","Credit","100.10","100.10"};</text:p>
          </table:table-cell>
          <table:table-cell table:formula="of:=COM.MICROSOFT.CONCAT([.A302];[.B302];[.C302];[.D302])" office:value-type="string" office:string-value="String[] trans301= {&quot;01-Sep-2018&quot;,&quot;Credit&quot;,&quot;100.10&quot;,&quot;100.10&quot;};" calcext:value-type="string">
            <text:p>String[] trans301= {"01-Sep-2018","Credit","100.10","100.10"};</text:p>
          </table:table-cell>
        </table:table-row>
        <table:table-row table:style-name="ro2">
          <table:table-cell office:value-type="string" calcext:value-type="string">
            <text:p>String[]</text:p>
          </table:table-cell>
          <table:table-cell office:value-type="string" calcext:value-type="string">
            <text:p><text:s/>trans302</text:p>
          </table:table-cell>
          <table:table-cell office:value-type="string" calcext:value-type="string">
            <text:p>=</text:p>
          </table:table-cell>
          <table:table-cell office:value-type="string" calcext:value-type="string">
            <text:p><text:s/>{"01-Sep-2018","Credit","100.10","100.10"};</text:p>
          </table:table-cell>
          <table:table-cell table:formula="of:=COM.MICROSOFT.CONCAT([.A303];[.B303];[.C303];[.D303])" office:value-type="string" office:string-value="String[] trans302= {&quot;01-Sep-2018&quot;,&quot;Credit&quot;,&quot;100.10&quot;,&quot;100.10&quot;};" calcext:value-type="string">
            <text:p>String[] trans302= {"01-Sep-2018","Credit","100.10","100.10"};</text:p>
          </table:table-cell>
        </table:table-row>
        <table:table-row table:style-name="ro2">
          <table:table-cell office:value-type="string" calcext:value-type="string">
            <text:p>String[]</text:p>
          </table:table-cell>
          <table:table-cell office:value-type="string" calcext:value-type="string">
            <text:p><text:s/>trans303</text:p>
          </table:table-cell>
          <table:table-cell office:value-type="string" calcext:value-type="string">
            <text:p>=</text:p>
          </table:table-cell>
          <table:table-cell office:value-type="string" calcext:value-type="string">
            <text:p><text:s/>{"01-Sep-2018","Credit","100.10","100.10"};</text:p>
          </table:table-cell>
          <table:table-cell table:formula="of:=COM.MICROSOFT.CONCAT([.A304];[.B304];[.C304];[.D304])" office:value-type="string" office:string-value="String[] trans303= {&quot;01-Sep-2018&quot;,&quot;Credit&quot;,&quot;100.10&quot;,&quot;100.10&quot;};" calcext:value-type="string">
            <text:p>String[] trans303= {"01-Sep-2018","Credit","100.10","100.10"};</text:p>
          </table:table-cell>
        </table:table-row>
        <table:table-row table:style-name="ro2">
          <table:table-cell office:value-type="string" calcext:value-type="string">
            <text:p>String[]</text:p>
          </table:table-cell>
          <table:table-cell office:value-type="string" calcext:value-type="string">
            <text:p><text:s/>trans304</text:p>
          </table:table-cell>
          <table:table-cell office:value-type="string" calcext:value-type="string">
            <text:p>=</text:p>
          </table:table-cell>
          <table:table-cell office:value-type="string" calcext:value-type="string">
            <text:p><text:s/>{"01-Sep-2018","Credit","100.10","100.10"};</text:p>
          </table:table-cell>
          <table:table-cell table:formula="of:=COM.MICROSOFT.CONCAT([.A305];[.B305];[.C305];[.D305])" office:value-type="string" office:string-value="String[] trans304= {&quot;01-Sep-2018&quot;,&quot;Credit&quot;,&quot;100.10&quot;,&quot;100.10&quot;};" calcext:value-type="string">
            <text:p>String[] trans304= {"01-Sep-2018","Credit","100.10","100.10"};</text:p>
          </table:table-cell>
        </table:table-row>
        <table:table-row table:style-name="ro2">
          <table:table-cell office:value-type="string" calcext:value-type="string">
            <text:p>String[]</text:p>
          </table:table-cell>
          <table:table-cell office:value-type="string" calcext:value-type="string">
            <text:p><text:s/>trans305</text:p>
          </table:table-cell>
          <table:table-cell office:value-type="string" calcext:value-type="string">
            <text:p>=</text:p>
          </table:table-cell>
          <table:table-cell office:value-type="string" calcext:value-type="string">
            <text:p><text:s/>{"01-Sep-2018","Credit","100.10","100.10"};</text:p>
          </table:table-cell>
          <table:table-cell table:formula="of:=COM.MICROSOFT.CONCAT([.A306];[.B306];[.C306];[.D306])" office:value-type="string" office:string-value="String[] trans305= {&quot;01-Sep-2018&quot;,&quot;Credit&quot;,&quot;100.10&quot;,&quot;100.10&quot;};" calcext:value-type="string">
            <text:p>String[] trans305= {"01-Sep-2018","Credit","100.10","100.10"};</text:p>
          </table:table-cell>
        </table:table-row>
        <table:table-row table:style-name="ro2">
          <table:table-cell office:value-type="string" calcext:value-type="string">
            <text:p>String[]</text:p>
          </table:table-cell>
          <table:table-cell office:value-type="string" calcext:value-type="string">
            <text:p><text:s/>trans306</text:p>
          </table:table-cell>
          <table:table-cell office:value-type="string" calcext:value-type="string">
            <text:p>=</text:p>
          </table:table-cell>
          <table:table-cell office:value-type="string" calcext:value-type="string">
            <text:p><text:s/>{"01-Sep-2018","Credit","100.10","100.10"};</text:p>
          </table:table-cell>
          <table:table-cell table:formula="of:=COM.MICROSOFT.CONCAT([.A307];[.B307];[.C307];[.D307])" office:value-type="string" office:string-value="String[] trans306= {&quot;01-Sep-2018&quot;,&quot;Credit&quot;,&quot;100.10&quot;,&quot;100.10&quot;};" calcext:value-type="string">
            <text:p>String[] trans306= {"01-Sep-2018","Credit","100.10","100.10"};</text:p>
          </table:table-cell>
        </table:table-row>
        <table:table-row table:style-name="ro2">
          <table:table-cell office:value-type="string" calcext:value-type="string">
            <text:p>String[]</text:p>
          </table:table-cell>
          <table:table-cell office:value-type="string" calcext:value-type="string">
            <text:p><text:s/>trans307</text:p>
          </table:table-cell>
          <table:table-cell office:value-type="string" calcext:value-type="string">
            <text:p>=</text:p>
          </table:table-cell>
          <table:table-cell office:value-type="string" calcext:value-type="string">
            <text:p><text:s/>{"01-Sep-2018","Credit","100.10","100.10"};</text:p>
          </table:table-cell>
          <table:table-cell table:formula="of:=COM.MICROSOFT.CONCAT([.A308];[.B308];[.C308];[.D308])" office:value-type="string" office:string-value="String[] trans307= {&quot;01-Sep-2018&quot;,&quot;Credit&quot;,&quot;100.10&quot;,&quot;100.10&quot;};" calcext:value-type="string">
            <text:p>String[] trans307= {"01-Sep-2018","Credit","100.10","100.10"};</text:p>
          </table:table-cell>
        </table:table-row>
        <table:table-row table:style-name="ro2">
          <table:table-cell office:value-type="string" calcext:value-type="string">
            <text:p>String[]</text:p>
          </table:table-cell>
          <table:table-cell office:value-type="string" calcext:value-type="string">
            <text:p><text:s/>trans308</text:p>
          </table:table-cell>
          <table:table-cell office:value-type="string" calcext:value-type="string">
            <text:p>=</text:p>
          </table:table-cell>
          <table:table-cell office:value-type="string" calcext:value-type="string">
            <text:p><text:s/>{"01-Sep-2018","Credit","100.10","100.10"};</text:p>
          </table:table-cell>
          <table:table-cell table:formula="of:=COM.MICROSOFT.CONCAT([.A309];[.B309];[.C309];[.D309])" office:value-type="string" office:string-value="String[] trans308= {&quot;01-Sep-2018&quot;,&quot;Credit&quot;,&quot;100.10&quot;,&quot;100.10&quot;};" calcext:value-type="string">
            <text:p>String[] trans308= {"01-Sep-2018","Credit","100.10","100.10"};</text:p>
          </table:table-cell>
        </table:table-row>
        <table:table-row table:style-name="ro2">
          <table:table-cell office:value-type="string" calcext:value-type="string">
            <text:p>String[]</text:p>
          </table:table-cell>
          <table:table-cell office:value-type="string" calcext:value-type="string">
            <text:p><text:s/>trans309</text:p>
          </table:table-cell>
          <table:table-cell office:value-type="string" calcext:value-type="string">
            <text:p>=</text:p>
          </table:table-cell>
          <table:table-cell office:value-type="string" calcext:value-type="string">
            <text:p><text:s/>{"01-Sep-2018","Credit","100.10","100.10"};</text:p>
          </table:table-cell>
          <table:table-cell table:formula="of:=COM.MICROSOFT.CONCAT([.A310];[.B310];[.C310];[.D310])" office:value-type="string" office:string-value="String[] trans309= {&quot;01-Sep-2018&quot;,&quot;Credit&quot;,&quot;100.10&quot;,&quot;100.10&quot;};" calcext:value-type="string">
            <text:p>String[] trans309= {"01-Sep-2018","Credit","100.10","100.10"};</text:p>
          </table:table-cell>
        </table:table-row>
        <table:table-row table:style-name="ro2">
          <table:table-cell office:value-type="string" calcext:value-type="string">
            <text:p>String[]</text:p>
          </table:table-cell>
          <table:table-cell office:value-type="string" calcext:value-type="string">
            <text:p><text:s/>trans310</text:p>
          </table:table-cell>
          <table:table-cell office:value-type="string" calcext:value-type="string">
            <text:p>=</text:p>
          </table:table-cell>
          <table:table-cell office:value-type="string" calcext:value-type="string">
            <text:p><text:s/>{"01-Sep-2018","Credit","100.10","100.10"};</text:p>
          </table:table-cell>
          <table:table-cell table:formula="of:=COM.MICROSOFT.CONCAT([.A311];[.B311];[.C311];[.D311])" office:value-type="string" office:string-value="String[] trans310= {&quot;01-Sep-2018&quot;,&quot;Credit&quot;,&quot;100.10&quot;,&quot;100.10&quot;};" calcext:value-type="string">
            <text:p>String[] trans310= {"01-Sep-2018","Credit","100.10","100.10"};</text:p>
          </table:table-cell>
        </table:table-row>
        <table:table-row table:style-name="ro2">
          <table:table-cell office:value-type="string" calcext:value-type="string">
            <text:p>String[]</text:p>
          </table:table-cell>
          <table:table-cell office:value-type="string" calcext:value-type="string">
            <text:p><text:s/>trans311</text:p>
          </table:table-cell>
          <table:table-cell office:value-type="string" calcext:value-type="string">
            <text:p>=</text:p>
          </table:table-cell>
          <table:table-cell office:value-type="string" calcext:value-type="string">
            <text:p><text:s/>{"01-Sep-2018","Credit","100.10","100.10"};</text:p>
          </table:table-cell>
          <table:table-cell table:formula="of:=COM.MICROSOFT.CONCAT([.A312];[.B312];[.C312];[.D312])" office:value-type="string" office:string-value="String[] trans311= {&quot;01-Sep-2018&quot;,&quot;Credit&quot;,&quot;100.10&quot;,&quot;100.10&quot;};" calcext:value-type="string">
            <text:p>String[] trans311= {"01-Sep-2018","Credit","100.10","100.10"};</text:p>
          </table:table-cell>
        </table:table-row>
        <table:table-row table:style-name="ro2">
          <table:table-cell office:value-type="string" calcext:value-type="string">
            <text:p>String[]</text:p>
          </table:table-cell>
          <table:table-cell office:value-type="string" calcext:value-type="string">
            <text:p><text:s/>trans312</text:p>
          </table:table-cell>
          <table:table-cell office:value-type="string" calcext:value-type="string">
            <text:p>=</text:p>
          </table:table-cell>
          <table:table-cell office:value-type="string" calcext:value-type="string">
            <text:p><text:s/>{"01-Sep-2018","Credit","100.10","100.10"};</text:p>
          </table:table-cell>
          <table:table-cell table:formula="of:=COM.MICROSOFT.CONCAT([.A313];[.B313];[.C313];[.D313])" office:value-type="string" office:string-value="String[] trans312= {&quot;01-Sep-2018&quot;,&quot;Credit&quot;,&quot;100.10&quot;,&quot;100.10&quot;};" calcext:value-type="string">
            <text:p>String[] trans312= {"01-Sep-2018","Credit","100.10","100.10"};</text:p>
          </table:table-cell>
        </table:table-row>
        <table:table-row table:style-name="ro2">
          <table:table-cell office:value-type="string" calcext:value-type="string">
            <text:p>String[]</text:p>
          </table:table-cell>
          <table:table-cell office:value-type="string" calcext:value-type="string">
            <text:p><text:s/>trans313</text:p>
          </table:table-cell>
          <table:table-cell office:value-type="string" calcext:value-type="string">
            <text:p>=</text:p>
          </table:table-cell>
          <table:table-cell office:value-type="string" calcext:value-type="string">
            <text:p><text:s/>{"01-Sep-2018","Credit","100.10","100.10"};</text:p>
          </table:table-cell>
          <table:table-cell table:formula="of:=COM.MICROSOFT.CONCAT([.A314];[.B314];[.C314];[.D314])" office:value-type="string" office:string-value="String[] trans313= {&quot;01-Sep-2018&quot;,&quot;Credit&quot;,&quot;100.10&quot;,&quot;100.10&quot;};" calcext:value-type="string">
            <text:p>String[] trans313= {"01-Sep-2018","Credit","100.10","100.10"};</text:p>
          </table:table-cell>
        </table:table-row>
        <table:table-row table:style-name="ro2">
          <table:table-cell office:value-type="string" calcext:value-type="string">
            <text:p>String[]</text:p>
          </table:table-cell>
          <table:table-cell office:value-type="string" calcext:value-type="string">
            <text:p><text:s/>trans314</text:p>
          </table:table-cell>
          <table:table-cell office:value-type="string" calcext:value-type="string">
            <text:p>=</text:p>
          </table:table-cell>
          <table:table-cell office:value-type="string" calcext:value-type="string">
            <text:p><text:s/>{"01-Sep-2018","Credit","100.10","100.10"};</text:p>
          </table:table-cell>
          <table:table-cell table:formula="of:=COM.MICROSOFT.CONCAT([.A315];[.B315];[.C315];[.D315])" office:value-type="string" office:string-value="String[] trans314= {&quot;01-Sep-2018&quot;,&quot;Credit&quot;,&quot;100.10&quot;,&quot;100.10&quot;};" calcext:value-type="string">
            <text:p>String[] trans314= {"01-Sep-2018","Credit","100.10","100.10"};</text:p>
          </table:table-cell>
        </table:table-row>
        <table:table-row table:style-name="ro2">
          <table:table-cell office:value-type="string" calcext:value-type="string">
            <text:p>String[]</text:p>
          </table:table-cell>
          <table:table-cell office:value-type="string" calcext:value-type="string">
            <text:p><text:s/>trans315</text:p>
          </table:table-cell>
          <table:table-cell office:value-type="string" calcext:value-type="string">
            <text:p>=</text:p>
          </table:table-cell>
          <table:table-cell office:value-type="string" calcext:value-type="string">
            <text:p><text:s/>{"01-Sep-2018","Credit","100.10","100.10"};</text:p>
          </table:table-cell>
          <table:table-cell table:formula="of:=COM.MICROSOFT.CONCAT([.A316];[.B316];[.C316];[.D316])" office:value-type="string" office:string-value="String[] trans315= {&quot;01-Sep-2018&quot;,&quot;Credit&quot;,&quot;100.10&quot;,&quot;100.10&quot;};" calcext:value-type="string">
            <text:p>String[] trans315= {"01-Sep-2018","Credit","100.10","100.10"};</text:p>
          </table:table-cell>
        </table:table-row>
        <table:table-row table:style-name="ro2">
          <table:table-cell office:value-type="string" calcext:value-type="string">
            <text:p>String[]</text:p>
          </table:table-cell>
          <table:table-cell office:value-type="string" calcext:value-type="string">
            <text:p><text:s/>trans316</text:p>
          </table:table-cell>
          <table:table-cell office:value-type="string" calcext:value-type="string">
            <text:p>=</text:p>
          </table:table-cell>
          <table:table-cell office:value-type="string" calcext:value-type="string">
            <text:p><text:s/>{"01-Sep-2018","Credit","100.10","100.10"};</text:p>
          </table:table-cell>
          <table:table-cell table:formula="of:=COM.MICROSOFT.CONCAT([.A317];[.B317];[.C317];[.D317])" office:value-type="string" office:string-value="String[] trans316= {&quot;01-Sep-2018&quot;,&quot;Credit&quot;,&quot;100.10&quot;,&quot;100.10&quot;};" calcext:value-type="string">
            <text:p>String[] trans316= {"01-Sep-2018","Credit","100.10","100.10"};</text:p>
          </table:table-cell>
        </table:table-row>
        <table:table-row table:style-name="ro2">
          <table:table-cell office:value-type="string" calcext:value-type="string">
            <text:p>String[]</text:p>
          </table:table-cell>
          <table:table-cell office:value-type="string" calcext:value-type="string">
            <text:p><text:s/>trans317</text:p>
          </table:table-cell>
          <table:table-cell office:value-type="string" calcext:value-type="string">
            <text:p>=</text:p>
          </table:table-cell>
          <table:table-cell office:value-type="string" calcext:value-type="string">
            <text:p><text:s/>{"01-Sep-2018","Credit","100.10","100.10"};</text:p>
          </table:table-cell>
          <table:table-cell table:formula="of:=COM.MICROSOFT.CONCAT([.A318];[.B318];[.C318];[.D318])" office:value-type="string" office:string-value="String[] trans317= {&quot;01-Sep-2018&quot;,&quot;Credit&quot;,&quot;100.10&quot;,&quot;100.10&quot;};" calcext:value-type="string">
            <text:p>String[] trans317= {"01-Sep-2018","Credit","100.10","100.10"};</text:p>
          </table:table-cell>
        </table:table-row>
        <table:table-row table:style-name="ro2">
          <table:table-cell office:value-type="string" calcext:value-type="string">
            <text:p>String[]</text:p>
          </table:table-cell>
          <table:table-cell office:value-type="string" calcext:value-type="string">
            <text:p><text:s/>trans318</text:p>
          </table:table-cell>
          <table:table-cell office:value-type="string" calcext:value-type="string">
            <text:p>=</text:p>
          </table:table-cell>
          <table:table-cell office:value-type="string" calcext:value-type="string">
            <text:p><text:s/>{"01-Sep-2018","Credit","100.10","100.10"};</text:p>
          </table:table-cell>
          <table:table-cell table:formula="of:=COM.MICROSOFT.CONCAT([.A319];[.B319];[.C319];[.D319])" office:value-type="string" office:string-value="String[] trans318= {&quot;01-Sep-2018&quot;,&quot;Credit&quot;,&quot;100.10&quot;,&quot;100.10&quot;};" calcext:value-type="string">
            <text:p>String[] trans318= {"01-Sep-2018","Credit","100.10","100.10"};</text:p>
          </table:table-cell>
        </table:table-row>
        <table:table-row table:style-name="ro2">
          <table:table-cell office:value-type="string" calcext:value-type="string">
            <text:p>String[]</text:p>
          </table:table-cell>
          <table:table-cell office:value-type="string" calcext:value-type="string">
            <text:p><text:s/>trans319</text:p>
          </table:table-cell>
          <table:table-cell office:value-type="string" calcext:value-type="string">
            <text:p>=</text:p>
          </table:table-cell>
          <table:table-cell office:value-type="string" calcext:value-type="string">
            <text:p><text:s/>{"01-Sep-2018","Credit","100.10","100.10"};</text:p>
          </table:table-cell>
          <table:table-cell table:formula="of:=COM.MICROSOFT.CONCAT([.A320];[.B320];[.C320];[.D320])" office:value-type="string" office:string-value="String[] trans319= {&quot;01-Sep-2018&quot;,&quot;Credit&quot;,&quot;100.10&quot;,&quot;100.10&quot;};" calcext:value-type="string">
            <text:p>String[] trans319= {"01-Sep-2018","Credit","100.10","100.10"};</text:p>
          </table:table-cell>
        </table:table-row>
        <table:table-row table:style-name="ro2">
          <table:table-cell office:value-type="string" calcext:value-type="string">
            <text:p>String[]</text:p>
          </table:table-cell>
          <table:table-cell office:value-type="string" calcext:value-type="string">
            <text:p><text:s/>trans320</text:p>
          </table:table-cell>
          <table:table-cell office:value-type="string" calcext:value-type="string">
            <text:p>=</text:p>
          </table:table-cell>
          <table:table-cell office:value-type="string" calcext:value-type="string">
            <text:p><text:s/>{"01-Sep-2018","Credit","100.10","100.10"};</text:p>
          </table:table-cell>
          <table:table-cell table:formula="of:=COM.MICROSOFT.CONCAT([.A321];[.B321];[.C321];[.D321])" office:value-type="string" office:string-value="String[] trans320= {&quot;01-Sep-2018&quot;,&quot;Credit&quot;,&quot;100.10&quot;,&quot;100.10&quot;};" calcext:value-type="string">
            <text:p>String[] trans320= {"01-Sep-2018","Credit","100.10","100.10"};</text:p>
          </table:table-cell>
        </table:table-row>
        <table:table-row table:style-name="ro2">
          <table:table-cell office:value-type="string" calcext:value-type="string">
            <text:p>String[]</text:p>
          </table:table-cell>
          <table:table-cell office:value-type="string" calcext:value-type="string">
            <text:p><text:s/>trans321</text:p>
          </table:table-cell>
          <table:table-cell office:value-type="string" calcext:value-type="string">
            <text:p>=</text:p>
          </table:table-cell>
          <table:table-cell office:value-type="string" calcext:value-type="string">
            <text:p><text:s/>{"01-Sep-2018","Credit","100.10","100.10"};</text:p>
          </table:table-cell>
          <table:table-cell table:formula="of:=COM.MICROSOFT.CONCAT([.A322];[.B322];[.C322];[.D322])" office:value-type="string" office:string-value="String[] trans321= {&quot;01-Sep-2018&quot;,&quot;Credit&quot;,&quot;100.10&quot;,&quot;100.10&quot;};" calcext:value-type="string">
            <text:p>String[] trans321= {"01-Sep-2018","Credit","100.10","100.10"};</text:p>
          </table:table-cell>
        </table:table-row>
        <table:table-row table:style-name="ro2">
          <table:table-cell office:value-type="string" calcext:value-type="string">
            <text:p>String[]</text:p>
          </table:table-cell>
          <table:table-cell office:value-type="string" calcext:value-type="string">
            <text:p><text:s/>trans322</text:p>
          </table:table-cell>
          <table:table-cell office:value-type="string" calcext:value-type="string">
            <text:p>=</text:p>
          </table:table-cell>
          <table:table-cell office:value-type="string" calcext:value-type="string">
            <text:p><text:s/>{"01-Sep-2018","Credit","100.10","100.10"};</text:p>
          </table:table-cell>
          <table:table-cell table:formula="of:=COM.MICROSOFT.CONCAT([.A323];[.B323];[.C323];[.D323])" office:value-type="string" office:string-value="String[] trans322= {&quot;01-Sep-2018&quot;,&quot;Credit&quot;,&quot;100.10&quot;,&quot;100.10&quot;};" calcext:value-type="string">
            <text:p>String[] trans322= {"01-Sep-2018","Credit","100.10","100.10"};</text:p>
          </table:table-cell>
        </table:table-row>
        <table:table-row table:style-name="ro2">
          <table:table-cell office:value-type="string" calcext:value-type="string">
            <text:p>String[]</text:p>
          </table:table-cell>
          <table:table-cell office:value-type="string" calcext:value-type="string">
            <text:p><text:s/>trans323</text:p>
          </table:table-cell>
          <table:table-cell office:value-type="string" calcext:value-type="string">
            <text:p>=</text:p>
          </table:table-cell>
          <table:table-cell office:value-type="string" calcext:value-type="string">
            <text:p><text:s/>{"01-Sep-2018","Credit","100.10","100.10"};</text:p>
          </table:table-cell>
          <table:table-cell table:formula="of:=COM.MICROSOFT.CONCAT([.A324];[.B324];[.C324];[.D324])" office:value-type="string" office:string-value="String[] trans323= {&quot;01-Sep-2018&quot;,&quot;Credit&quot;,&quot;100.10&quot;,&quot;100.10&quot;};" calcext:value-type="string">
            <text:p>String[] trans323= {"01-Sep-2018","Credit","100.10","100.10"};</text:p>
          </table:table-cell>
        </table:table-row>
        <table:table-row table:style-name="ro2">
          <table:table-cell office:value-type="string" calcext:value-type="string">
            <text:p>String[]</text:p>
          </table:table-cell>
          <table:table-cell office:value-type="string" calcext:value-type="string">
            <text:p><text:s/>trans324</text:p>
          </table:table-cell>
          <table:table-cell office:value-type="string" calcext:value-type="string">
            <text:p>=</text:p>
          </table:table-cell>
          <table:table-cell office:value-type="string" calcext:value-type="string">
            <text:p><text:s/>{"01-Sep-2018","Credit","100.10","100.10"};</text:p>
          </table:table-cell>
          <table:table-cell table:formula="of:=COM.MICROSOFT.CONCAT([.A325];[.B325];[.C325];[.D325])" office:value-type="string" office:string-value="String[] trans324= {&quot;01-Sep-2018&quot;,&quot;Credit&quot;,&quot;100.10&quot;,&quot;100.10&quot;};" calcext:value-type="string">
            <text:p>String[] trans324= {"01-Sep-2018","Credit","100.10","100.10"};</text:p>
          </table:table-cell>
        </table:table-row>
        <table:table-row table:style-name="ro2">
          <table:table-cell office:value-type="string" calcext:value-type="string">
            <text:p>String[]</text:p>
          </table:table-cell>
          <table:table-cell office:value-type="string" calcext:value-type="string">
            <text:p><text:s/>trans325</text:p>
          </table:table-cell>
          <table:table-cell office:value-type="string" calcext:value-type="string">
            <text:p>=</text:p>
          </table:table-cell>
          <table:table-cell office:value-type="string" calcext:value-type="string">
            <text:p><text:s/>{"01-Sep-2018","Credit","100.10","100.10"};</text:p>
          </table:table-cell>
          <table:table-cell table:formula="of:=COM.MICROSOFT.CONCAT([.A326];[.B326];[.C326];[.D326])" office:value-type="string" office:string-value="String[] trans325= {&quot;01-Sep-2018&quot;,&quot;Credit&quot;,&quot;100.10&quot;,&quot;100.10&quot;};" calcext:value-type="string">
            <text:p>String[] trans325= {"01-Sep-2018","Credit","100.10","100.10"};</text:p>
          </table:table-cell>
        </table:table-row>
        <table:table-row table:style-name="ro2">
          <table:table-cell office:value-type="string" calcext:value-type="string">
            <text:p>String[]</text:p>
          </table:table-cell>
          <table:table-cell office:value-type="string" calcext:value-type="string">
            <text:p><text:s/>trans326</text:p>
          </table:table-cell>
          <table:table-cell office:value-type="string" calcext:value-type="string">
            <text:p>=</text:p>
          </table:table-cell>
          <table:table-cell office:value-type="string" calcext:value-type="string">
            <text:p><text:s/>{"01-Sep-2018","Credit","100.10","100.10"};</text:p>
          </table:table-cell>
          <table:table-cell table:formula="of:=COM.MICROSOFT.CONCAT([.A327];[.B327];[.C327];[.D327])" office:value-type="string" office:string-value="String[] trans326= {&quot;01-Sep-2018&quot;,&quot;Credit&quot;,&quot;100.10&quot;,&quot;100.10&quot;};" calcext:value-type="string">
            <text:p>String[] trans326= {"01-Sep-2018","Credit","100.10","100.10"};</text:p>
          </table:table-cell>
        </table:table-row>
        <table:table-row table:style-name="ro2">
          <table:table-cell office:value-type="string" calcext:value-type="string">
            <text:p>String[]</text:p>
          </table:table-cell>
          <table:table-cell office:value-type="string" calcext:value-type="string">
            <text:p><text:s/>trans327</text:p>
          </table:table-cell>
          <table:table-cell office:value-type="string" calcext:value-type="string">
            <text:p>=</text:p>
          </table:table-cell>
          <table:table-cell office:value-type="string" calcext:value-type="string">
            <text:p><text:s/>{"01-Sep-2018","Credit","100.10","100.10"};</text:p>
          </table:table-cell>
          <table:table-cell table:formula="of:=COM.MICROSOFT.CONCAT([.A328];[.B328];[.C328];[.D328])" office:value-type="string" office:string-value="String[] trans327= {&quot;01-Sep-2018&quot;,&quot;Credit&quot;,&quot;100.10&quot;,&quot;100.10&quot;};" calcext:value-type="string">
            <text:p>String[] trans327= {"01-Sep-2018","Credit","100.10","100.10"};</text:p>
          </table:table-cell>
        </table:table-row>
        <table:table-row table:style-name="ro2">
          <table:table-cell office:value-type="string" calcext:value-type="string">
            <text:p>String[]</text:p>
          </table:table-cell>
          <table:table-cell office:value-type="string" calcext:value-type="string">
            <text:p><text:s/>trans328</text:p>
          </table:table-cell>
          <table:table-cell office:value-type="string" calcext:value-type="string">
            <text:p>=</text:p>
          </table:table-cell>
          <table:table-cell office:value-type="string" calcext:value-type="string">
            <text:p><text:s/>{"01-Sep-2018","Credit","100.10","100.10"};</text:p>
          </table:table-cell>
          <table:table-cell table:formula="of:=COM.MICROSOFT.CONCAT([.A329];[.B329];[.C329];[.D329])" office:value-type="string" office:string-value="String[] trans328= {&quot;01-Sep-2018&quot;,&quot;Credit&quot;,&quot;100.10&quot;,&quot;100.10&quot;};" calcext:value-type="string">
            <text:p>String[] trans328= {"01-Sep-2018","Credit","100.10","100.10"};</text:p>
          </table:table-cell>
        </table:table-row>
        <table:table-row table:style-name="ro2">
          <table:table-cell office:value-type="string" calcext:value-type="string">
            <text:p>String[]</text:p>
          </table:table-cell>
          <table:table-cell office:value-type="string" calcext:value-type="string">
            <text:p><text:s/>trans329</text:p>
          </table:table-cell>
          <table:table-cell office:value-type="string" calcext:value-type="string">
            <text:p>=</text:p>
          </table:table-cell>
          <table:table-cell office:value-type="string" calcext:value-type="string">
            <text:p><text:s/>{"01-Sep-2018","Credit","100.10","100.10"};</text:p>
          </table:table-cell>
          <table:table-cell table:formula="of:=COM.MICROSOFT.CONCAT([.A330];[.B330];[.C330];[.D330])" office:value-type="string" office:string-value="String[] trans329= {&quot;01-Sep-2018&quot;,&quot;Credit&quot;,&quot;100.10&quot;,&quot;100.10&quot;};" calcext:value-type="string">
            <text:p>String[] trans329= {"01-Sep-2018","Credit","100.10","100.10"};</text:p>
          </table:table-cell>
        </table:table-row>
        <table:table-row table:style-name="ro2">
          <table:table-cell office:value-type="string" calcext:value-type="string">
            <text:p>String[]</text:p>
          </table:table-cell>
          <table:table-cell office:value-type="string" calcext:value-type="string">
            <text:p><text:s/>trans330</text:p>
          </table:table-cell>
          <table:table-cell office:value-type="string" calcext:value-type="string">
            <text:p>=</text:p>
          </table:table-cell>
          <table:table-cell office:value-type="string" calcext:value-type="string">
            <text:p><text:s/>{"01-Sep-2018","Credit","100.10","100.10"};</text:p>
          </table:table-cell>
          <table:table-cell table:formula="of:=COM.MICROSOFT.CONCAT([.A331];[.B331];[.C331];[.D331])" office:value-type="string" office:string-value="String[] trans330= {&quot;01-Sep-2018&quot;,&quot;Credit&quot;,&quot;100.10&quot;,&quot;100.10&quot;};" calcext:value-type="string">
            <text:p>String[] trans330= {"01-Sep-2018","Credit","100.10","100.10"};</text:p>
          </table:table-cell>
        </table:table-row>
        <table:table-row table:style-name="ro2">
          <table:table-cell office:value-type="string" calcext:value-type="string">
            <text:p>String[]</text:p>
          </table:table-cell>
          <table:table-cell office:value-type="string" calcext:value-type="string">
            <text:p><text:s/>trans331</text:p>
          </table:table-cell>
          <table:table-cell office:value-type="string" calcext:value-type="string">
            <text:p>=</text:p>
          </table:table-cell>
          <table:table-cell office:value-type="string" calcext:value-type="string">
            <text:p><text:s/>{"01-Sep-2018","Credit","100.10","100.10"};</text:p>
          </table:table-cell>
          <table:table-cell table:formula="of:=COM.MICROSOFT.CONCAT([.A332];[.B332];[.C332];[.D332])" office:value-type="string" office:string-value="String[] trans331= {&quot;01-Sep-2018&quot;,&quot;Credit&quot;,&quot;100.10&quot;,&quot;100.10&quot;};" calcext:value-type="string">
            <text:p>String[] trans331= {"01-Sep-2018","Credit","100.10","100.10"};</text:p>
          </table:table-cell>
        </table:table-row>
        <table:table-row table:style-name="ro2">
          <table:table-cell office:value-type="string" calcext:value-type="string">
            <text:p>String[]</text:p>
          </table:table-cell>
          <table:table-cell office:value-type="string" calcext:value-type="string">
            <text:p><text:s/>trans332</text:p>
          </table:table-cell>
          <table:table-cell office:value-type="string" calcext:value-type="string">
            <text:p>=</text:p>
          </table:table-cell>
          <table:table-cell office:value-type="string" calcext:value-type="string">
            <text:p><text:s/>{"01-Sep-2018","Credit","100.10","100.10"};</text:p>
          </table:table-cell>
          <table:table-cell table:formula="of:=COM.MICROSOFT.CONCAT([.A333];[.B333];[.C333];[.D333])" office:value-type="string" office:string-value="String[] trans332= {&quot;01-Sep-2018&quot;,&quot;Credit&quot;,&quot;100.10&quot;,&quot;100.10&quot;};" calcext:value-type="string">
            <text:p>String[] trans332= {"01-Sep-2018","Credit","100.10","100.10"};</text:p>
          </table:table-cell>
        </table:table-row>
        <table:table-row table:style-name="ro2">
          <table:table-cell office:value-type="string" calcext:value-type="string">
            <text:p>String[]</text:p>
          </table:table-cell>
          <table:table-cell office:value-type="string" calcext:value-type="string">
            <text:p><text:s/>trans333</text:p>
          </table:table-cell>
          <table:table-cell office:value-type="string" calcext:value-type="string">
            <text:p>=</text:p>
          </table:table-cell>
          <table:table-cell office:value-type="string" calcext:value-type="string">
            <text:p><text:s/>{"01-Sep-2018","Credit","100.10","100.10"};</text:p>
          </table:table-cell>
          <table:table-cell table:formula="of:=COM.MICROSOFT.CONCAT([.A334];[.B334];[.C334];[.D334])" office:value-type="string" office:string-value="String[] trans333= {&quot;01-Sep-2018&quot;,&quot;Credit&quot;,&quot;100.10&quot;,&quot;100.10&quot;};" calcext:value-type="string">
            <text:p>String[] trans333= {"01-Sep-2018","Credit","100.10","100.10"};</text:p>
          </table:table-cell>
        </table:table-row>
        <table:table-row table:style-name="ro2">
          <table:table-cell office:value-type="string" calcext:value-type="string">
            <text:p>String[]</text:p>
          </table:table-cell>
          <table:table-cell office:value-type="string" calcext:value-type="string">
            <text:p><text:s/>trans334</text:p>
          </table:table-cell>
          <table:table-cell office:value-type="string" calcext:value-type="string">
            <text:p>=</text:p>
          </table:table-cell>
          <table:table-cell office:value-type="string" calcext:value-type="string">
            <text:p><text:s/>{"01-Sep-2018","Credit","100.10","100.10"};</text:p>
          </table:table-cell>
          <table:table-cell table:formula="of:=COM.MICROSOFT.CONCAT([.A335];[.B335];[.C335];[.D335])" office:value-type="string" office:string-value="String[] trans334= {&quot;01-Sep-2018&quot;,&quot;Credit&quot;,&quot;100.10&quot;,&quot;100.10&quot;};" calcext:value-type="string">
            <text:p>String[] trans334= {"01-Sep-2018","Credit","100.10","100.10"};</text:p>
          </table:table-cell>
        </table:table-row>
        <table:table-row table:style-name="ro2">
          <table:table-cell office:value-type="string" calcext:value-type="string">
            <text:p>String[]</text:p>
          </table:table-cell>
          <table:table-cell office:value-type="string" calcext:value-type="string">
            <text:p><text:s/>trans335</text:p>
          </table:table-cell>
          <table:table-cell office:value-type="string" calcext:value-type="string">
            <text:p>=</text:p>
          </table:table-cell>
          <table:table-cell office:value-type="string" calcext:value-type="string">
            <text:p><text:s/>{"01-Sep-2018","Credit","100.10","100.10"};</text:p>
          </table:table-cell>
          <table:table-cell table:formula="of:=COM.MICROSOFT.CONCAT([.A336];[.B336];[.C336];[.D336])" office:value-type="string" office:string-value="String[] trans335= {&quot;01-Sep-2018&quot;,&quot;Credit&quot;,&quot;100.10&quot;,&quot;100.10&quot;};" calcext:value-type="string">
            <text:p>String[] trans335= {"01-Sep-2018","Credit","100.10","100.10"};</text:p>
          </table:table-cell>
        </table:table-row>
        <table:table-row table:style-name="ro2">
          <table:table-cell office:value-type="string" calcext:value-type="string">
            <text:p>String[]</text:p>
          </table:table-cell>
          <table:table-cell office:value-type="string" calcext:value-type="string">
            <text:p><text:s/>trans336</text:p>
          </table:table-cell>
          <table:table-cell office:value-type="string" calcext:value-type="string">
            <text:p>=</text:p>
          </table:table-cell>
          <table:table-cell office:value-type="string" calcext:value-type="string">
            <text:p><text:s/>{"01-Sep-2018","Credit","100.10","100.10"};</text:p>
          </table:table-cell>
          <table:table-cell table:formula="of:=COM.MICROSOFT.CONCAT([.A337];[.B337];[.C337];[.D337])" office:value-type="string" office:string-value="String[] trans336= {&quot;01-Sep-2018&quot;,&quot;Credit&quot;,&quot;100.10&quot;,&quot;100.10&quot;};" calcext:value-type="string">
            <text:p>String[] trans336= {"01-Sep-2018","Credit","100.10","100.10"};</text:p>
          </table:table-cell>
        </table:table-row>
        <table:table-row table:style-name="ro2">
          <table:table-cell office:value-type="string" calcext:value-type="string">
            <text:p>String[]</text:p>
          </table:table-cell>
          <table:table-cell office:value-type="string" calcext:value-type="string">
            <text:p><text:s/>trans337</text:p>
          </table:table-cell>
          <table:table-cell office:value-type="string" calcext:value-type="string">
            <text:p>=</text:p>
          </table:table-cell>
          <table:table-cell office:value-type="string" calcext:value-type="string">
            <text:p><text:s/>{"01-Sep-2018","Credit","100.10","100.10"};</text:p>
          </table:table-cell>
          <table:table-cell table:formula="of:=COM.MICROSOFT.CONCAT([.A338];[.B338];[.C338];[.D338])" office:value-type="string" office:string-value="String[] trans337= {&quot;01-Sep-2018&quot;,&quot;Credit&quot;,&quot;100.10&quot;,&quot;100.10&quot;};" calcext:value-type="string">
            <text:p>String[] trans337= {"01-Sep-2018","Credit","100.10","100.10"};</text:p>
          </table:table-cell>
        </table:table-row>
        <table:table-row table:style-name="ro2">
          <table:table-cell office:value-type="string" calcext:value-type="string">
            <text:p>String[]</text:p>
          </table:table-cell>
          <table:table-cell office:value-type="string" calcext:value-type="string">
            <text:p><text:s/>trans338</text:p>
          </table:table-cell>
          <table:table-cell office:value-type="string" calcext:value-type="string">
            <text:p>=</text:p>
          </table:table-cell>
          <table:table-cell office:value-type="string" calcext:value-type="string">
            <text:p><text:s/>{"01-Sep-2018","Credit","100.10","100.10"};</text:p>
          </table:table-cell>
          <table:table-cell table:formula="of:=COM.MICROSOFT.CONCAT([.A339];[.B339];[.C339];[.D339])" office:value-type="string" office:string-value="String[] trans338= {&quot;01-Sep-2018&quot;,&quot;Credit&quot;,&quot;100.10&quot;,&quot;100.10&quot;};" calcext:value-type="string">
            <text:p>String[] trans338= {"01-Sep-2018","Credit","100.10","100.10"};</text:p>
          </table:table-cell>
        </table:table-row>
        <table:table-row table:style-name="ro2">
          <table:table-cell office:value-type="string" calcext:value-type="string">
            <text:p>String[]</text:p>
          </table:table-cell>
          <table:table-cell office:value-type="string" calcext:value-type="string">
            <text:p><text:s/>trans339</text:p>
          </table:table-cell>
          <table:table-cell office:value-type="string" calcext:value-type="string">
            <text:p>=</text:p>
          </table:table-cell>
          <table:table-cell office:value-type="string" calcext:value-type="string">
            <text:p><text:s/>{"01-Sep-2018","Credit","100.10","100.10"};</text:p>
          </table:table-cell>
          <table:table-cell table:formula="of:=COM.MICROSOFT.CONCAT([.A340];[.B340];[.C340];[.D340])" office:value-type="string" office:string-value="String[] trans339= {&quot;01-Sep-2018&quot;,&quot;Credit&quot;,&quot;100.10&quot;,&quot;100.10&quot;};" calcext:value-type="string">
            <text:p>String[] trans339= {"01-Sep-2018","Credit","100.10","100.10"};</text:p>
          </table:table-cell>
        </table:table-row>
        <table:table-row table:style-name="ro2">
          <table:table-cell office:value-type="string" calcext:value-type="string">
            <text:p>String[]</text:p>
          </table:table-cell>
          <table:table-cell office:value-type="string" calcext:value-type="string">
            <text:p><text:s/>trans340</text:p>
          </table:table-cell>
          <table:table-cell office:value-type="string" calcext:value-type="string">
            <text:p>=</text:p>
          </table:table-cell>
          <table:table-cell office:value-type="string" calcext:value-type="string">
            <text:p><text:s/>{"01-Sep-2018","Credit","100.10","100.10"};</text:p>
          </table:table-cell>
          <table:table-cell table:formula="of:=COM.MICROSOFT.CONCAT([.A341];[.B341];[.C341];[.D341])" office:value-type="string" office:string-value="String[] trans340= {&quot;01-Sep-2018&quot;,&quot;Credit&quot;,&quot;100.10&quot;,&quot;100.10&quot;};" calcext:value-type="string">
            <text:p>String[] trans340= {"01-Sep-2018","Credit","100.10","100.10"};</text:p>
          </table:table-cell>
        </table:table-row>
        <table:table-row table:style-name="ro2">
          <table:table-cell office:value-type="string" calcext:value-type="string">
            <text:p>String[]</text:p>
          </table:table-cell>
          <table:table-cell office:value-type="string" calcext:value-type="string">
            <text:p><text:s/>trans341</text:p>
          </table:table-cell>
          <table:table-cell office:value-type="string" calcext:value-type="string">
            <text:p>=</text:p>
          </table:table-cell>
          <table:table-cell office:value-type="string" calcext:value-type="string">
            <text:p><text:s/>{"01-Sep-2018","Credit","100.10","100.10"};</text:p>
          </table:table-cell>
          <table:table-cell table:formula="of:=COM.MICROSOFT.CONCAT([.A342];[.B342];[.C342];[.D342])" office:value-type="string" office:string-value="String[] trans341= {&quot;01-Sep-2018&quot;,&quot;Credit&quot;,&quot;100.10&quot;,&quot;100.10&quot;};" calcext:value-type="string">
            <text:p>String[] trans341= {"01-Sep-2018","Credit","100.10","100.10"};</text:p>
          </table:table-cell>
        </table:table-row>
        <table:table-row table:style-name="ro2">
          <table:table-cell office:value-type="string" calcext:value-type="string">
            <text:p>String[]</text:p>
          </table:table-cell>
          <table:table-cell office:value-type="string" calcext:value-type="string">
            <text:p><text:s/>trans342</text:p>
          </table:table-cell>
          <table:table-cell office:value-type="string" calcext:value-type="string">
            <text:p>=</text:p>
          </table:table-cell>
          <table:table-cell office:value-type="string" calcext:value-type="string">
            <text:p><text:s/>{"01-Sep-2018","Credit","100.10","100.10"};</text:p>
          </table:table-cell>
          <table:table-cell table:formula="of:=COM.MICROSOFT.CONCAT([.A343];[.B343];[.C343];[.D343])" office:value-type="string" office:string-value="String[] trans342= {&quot;01-Sep-2018&quot;,&quot;Credit&quot;,&quot;100.10&quot;,&quot;100.10&quot;};" calcext:value-type="string">
            <text:p>String[] trans342= {"01-Sep-2018","Credit","100.10","100.10"};</text:p>
          </table:table-cell>
        </table:table-row>
        <table:table-row table:style-name="ro2">
          <table:table-cell office:value-type="string" calcext:value-type="string">
            <text:p>String[]</text:p>
          </table:table-cell>
          <table:table-cell office:value-type="string" calcext:value-type="string">
            <text:p><text:s/>trans343</text:p>
          </table:table-cell>
          <table:table-cell office:value-type="string" calcext:value-type="string">
            <text:p>=</text:p>
          </table:table-cell>
          <table:table-cell office:value-type="string" calcext:value-type="string">
            <text:p><text:s/>{"01-Sep-2018","Credit","100.10","100.10"};</text:p>
          </table:table-cell>
          <table:table-cell table:formula="of:=COM.MICROSOFT.CONCAT([.A344];[.B344];[.C344];[.D344])" office:value-type="string" office:string-value="String[] trans343= {&quot;01-Sep-2018&quot;,&quot;Credit&quot;,&quot;100.10&quot;,&quot;100.10&quot;};" calcext:value-type="string">
            <text:p>String[] trans343= {"01-Sep-2018","Credit","100.10","100.10"};</text:p>
          </table:table-cell>
        </table:table-row>
        <table:table-row table:style-name="ro2">
          <table:table-cell office:value-type="string" calcext:value-type="string">
            <text:p>String[]</text:p>
          </table:table-cell>
          <table:table-cell office:value-type="string" calcext:value-type="string">
            <text:p><text:s/>trans344</text:p>
          </table:table-cell>
          <table:table-cell office:value-type="string" calcext:value-type="string">
            <text:p>=</text:p>
          </table:table-cell>
          <table:table-cell office:value-type="string" calcext:value-type="string">
            <text:p><text:s/>{"01-Sep-2018","Credit","100.10","100.10"};</text:p>
          </table:table-cell>
          <table:table-cell table:formula="of:=COM.MICROSOFT.CONCAT([.A345];[.B345];[.C345];[.D345])" office:value-type="string" office:string-value="String[] trans344= {&quot;01-Sep-2018&quot;,&quot;Credit&quot;,&quot;100.10&quot;,&quot;100.10&quot;};" calcext:value-type="string">
            <text:p>String[] trans344= {"01-Sep-2018","Credit","100.10","100.10"};</text:p>
          </table:table-cell>
        </table:table-row>
        <table:table-row table:style-name="ro2">
          <table:table-cell office:value-type="string" calcext:value-type="string">
            <text:p>String[]</text:p>
          </table:table-cell>
          <table:table-cell office:value-type="string" calcext:value-type="string">
            <text:p><text:s/>trans345</text:p>
          </table:table-cell>
          <table:table-cell office:value-type="string" calcext:value-type="string">
            <text:p>=</text:p>
          </table:table-cell>
          <table:table-cell office:value-type="string" calcext:value-type="string">
            <text:p><text:s/>{"01-Sep-2018","Credit","100.10","100.10"};</text:p>
          </table:table-cell>
          <table:table-cell table:formula="of:=COM.MICROSOFT.CONCAT([.A346];[.B346];[.C346];[.D346])" office:value-type="string" office:string-value="String[] trans345= {&quot;01-Sep-2018&quot;,&quot;Credit&quot;,&quot;100.10&quot;,&quot;100.10&quot;};" calcext:value-type="string">
            <text:p>String[] trans345= {"01-Sep-2018","Credit","100.10","100.10"};</text:p>
          </table:table-cell>
        </table:table-row>
        <table:table-row table:style-name="ro2">
          <table:table-cell office:value-type="string" calcext:value-type="string">
            <text:p>String[]</text:p>
          </table:table-cell>
          <table:table-cell office:value-type="string" calcext:value-type="string">
            <text:p><text:s/>trans346</text:p>
          </table:table-cell>
          <table:table-cell office:value-type="string" calcext:value-type="string">
            <text:p>=</text:p>
          </table:table-cell>
          <table:table-cell office:value-type="string" calcext:value-type="string">
            <text:p><text:s/>{"01-Sep-2018","Credit","100.10","100.10"};</text:p>
          </table:table-cell>
          <table:table-cell table:formula="of:=COM.MICROSOFT.CONCAT([.A347];[.B347];[.C347];[.D347])" office:value-type="string" office:string-value="String[] trans346= {&quot;01-Sep-2018&quot;,&quot;Credit&quot;,&quot;100.10&quot;,&quot;100.10&quot;};" calcext:value-type="string">
            <text:p>String[] trans346= {"01-Sep-2018","Credit","100.10","100.10"};</text:p>
          </table:table-cell>
        </table:table-row>
        <table:table-row table:style-name="ro2">
          <table:table-cell office:value-type="string" calcext:value-type="string">
            <text:p>String[]</text:p>
          </table:table-cell>
          <table:table-cell office:value-type="string" calcext:value-type="string">
            <text:p><text:s/>trans347</text:p>
          </table:table-cell>
          <table:table-cell office:value-type="string" calcext:value-type="string">
            <text:p>=</text:p>
          </table:table-cell>
          <table:table-cell office:value-type="string" calcext:value-type="string">
            <text:p><text:s/>{"01-Sep-2018","Credit","100.10","100.10"};</text:p>
          </table:table-cell>
          <table:table-cell table:formula="of:=COM.MICROSOFT.CONCAT([.A348];[.B348];[.C348];[.D348])" office:value-type="string" office:string-value="String[] trans347= {&quot;01-Sep-2018&quot;,&quot;Credit&quot;,&quot;100.10&quot;,&quot;100.10&quot;};" calcext:value-type="string">
            <text:p>String[] trans347= {"01-Sep-2018","Credit","100.10","100.10"};</text:p>
          </table:table-cell>
        </table:table-row>
        <table:table-row table:style-name="ro2">
          <table:table-cell office:value-type="string" calcext:value-type="string">
            <text:p>String[]</text:p>
          </table:table-cell>
          <table:table-cell office:value-type="string" calcext:value-type="string">
            <text:p><text:s/>trans348</text:p>
          </table:table-cell>
          <table:table-cell office:value-type="string" calcext:value-type="string">
            <text:p>=</text:p>
          </table:table-cell>
          <table:table-cell office:value-type="string" calcext:value-type="string">
            <text:p><text:s/>{"01-Sep-2018","Credit","100.10","100.10"};</text:p>
          </table:table-cell>
          <table:table-cell table:formula="of:=COM.MICROSOFT.CONCAT([.A349];[.B349];[.C349];[.D349])" office:value-type="string" office:string-value="String[] trans348= {&quot;01-Sep-2018&quot;,&quot;Credit&quot;,&quot;100.10&quot;,&quot;100.10&quot;};" calcext:value-type="string">
            <text:p>String[] trans348= {"01-Sep-2018","Credit","100.10","100.10"};</text:p>
          </table:table-cell>
        </table:table-row>
        <table:table-row table:style-name="ro2">
          <table:table-cell office:value-type="string" calcext:value-type="string">
            <text:p>String[]</text:p>
          </table:table-cell>
          <table:table-cell office:value-type="string" calcext:value-type="string">
            <text:p><text:s/>trans349</text:p>
          </table:table-cell>
          <table:table-cell office:value-type="string" calcext:value-type="string">
            <text:p>=</text:p>
          </table:table-cell>
          <table:table-cell office:value-type="string" calcext:value-type="string">
            <text:p><text:s/>{"01-Sep-2018","Credit","100.10","100.10"};</text:p>
          </table:table-cell>
          <table:table-cell table:formula="of:=COM.MICROSOFT.CONCAT([.A350];[.B350];[.C350];[.D350])" office:value-type="string" office:string-value="String[] trans349= {&quot;01-Sep-2018&quot;,&quot;Credit&quot;,&quot;100.10&quot;,&quot;100.10&quot;};" calcext:value-type="string">
            <text:p>String[] trans349= {"01-Sep-2018","Credit","100.10","100.10"};</text:p>
          </table:table-cell>
        </table:table-row>
        <table:table-row table:style-name="ro2">
          <table:table-cell office:value-type="string" calcext:value-type="string">
            <text:p>String[]</text:p>
          </table:table-cell>
          <table:table-cell office:value-type="string" calcext:value-type="string">
            <text:p><text:s/>trans350</text:p>
          </table:table-cell>
          <table:table-cell office:value-type="string" calcext:value-type="string">
            <text:p>=</text:p>
          </table:table-cell>
          <table:table-cell office:value-type="string" calcext:value-type="string">
            <text:p><text:s/>{"01-Sep-2018","Credit","100.10","100.10"};</text:p>
          </table:table-cell>
          <table:table-cell table:formula="of:=COM.MICROSOFT.CONCAT([.A351];[.B351];[.C351];[.D351])" office:value-type="string" office:string-value="String[] trans350= {&quot;01-Sep-2018&quot;,&quot;Credit&quot;,&quot;100.10&quot;,&quot;100.10&quot;};" calcext:value-type="string">
            <text:p>String[] trans350= {"01-Sep-2018","Credit","100.10","100.10"};</text:p>
          </table:table-cell>
        </table:table-row>
        <table:table-row table:style-name="ro2">
          <table:table-cell office:value-type="string" calcext:value-type="string">
            <text:p>String[]</text:p>
          </table:table-cell>
          <table:table-cell office:value-type="string" calcext:value-type="string">
            <text:p><text:s/>trans351</text:p>
          </table:table-cell>
          <table:table-cell office:value-type="string" calcext:value-type="string">
            <text:p>=</text:p>
          </table:table-cell>
          <table:table-cell office:value-type="string" calcext:value-type="string">
            <text:p><text:s/>{"01-Sep-2018","Credit","100.10","100.10"};</text:p>
          </table:table-cell>
          <table:table-cell table:formula="of:=COM.MICROSOFT.CONCAT([.A352];[.B352];[.C352];[.D352])" office:value-type="string" office:string-value="String[] trans351= {&quot;01-Sep-2018&quot;,&quot;Credit&quot;,&quot;100.10&quot;,&quot;100.10&quot;};" calcext:value-type="string">
            <text:p>String[] trans351= {"01-Sep-2018","Credit","100.10","100.10"};</text:p>
          </table:table-cell>
        </table:table-row>
        <table:table-row table:style-name="ro2">
          <table:table-cell office:value-type="string" calcext:value-type="string">
            <text:p>String[]</text:p>
          </table:table-cell>
          <table:table-cell office:value-type="string" calcext:value-type="string">
            <text:p><text:s/>trans352</text:p>
          </table:table-cell>
          <table:table-cell office:value-type="string" calcext:value-type="string">
            <text:p>=</text:p>
          </table:table-cell>
          <table:table-cell office:value-type="string" calcext:value-type="string">
            <text:p><text:s/>{"01-Sep-2018","Credit","100.10","100.10"};</text:p>
          </table:table-cell>
          <table:table-cell table:formula="of:=COM.MICROSOFT.CONCAT([.A353];[.B353];[.C353];[.D353])" office:value-type="string" office:string-value="String[] trans352= {&quot;01-Sep-2018&quot;,&quot;Credit&quot;,&quot;100.10&quot;,&quot;100.10&quot;};" calcext:value-type="string">
            <text:p>String[] trans352= {"01-Sep-2018","Credit","100.10","100.10"};</text:p>
          </table:table-cell>
        </table:table-row>
        <table:table-row table:style-name="ro2">
          <table:table-cell office:value-type="string" calcext:value-type="string">
            <text:p>String[]</text:p>
          </table:table-cell>
          <table:table-cell office:value-type="string" calcext:value-type="string">
            <text:p><text:s/>trans353</text:p>
          </table:table-cell>
          <table:table-cell office:value-type="string" calcext:value-type="string">
            <text:p>=</text:p>
          </table:table-cell>
          <table:table-cell office:value-type="string" calcext:value-type="string">
            <text:p><text:s/>{"01-Sep-2018","Credit","100.10","100.10"};</text:p>
          </table:table-cell>
          <table:table-cell table:formula="of:=COM.MICROSOFT.CONCAT([.A354];[.B354];[.C354];[.D354])" office:value-type="string" office:string-value="String[] trans353= {&quot;01-Sep-2018&quot;,&quot;Credit&quot;,&quot;100.10&quot;,&quot;100.10&quot;};" calcext:value-type="string">
            <text:p>String[] trans353= {"01-Sep-2018","Credit","100.10","100.10"};</text:p>
          </table:table-cell>
        </table:table-row>
        <table:table-row table:style-name="ro2">
          <table:table-cell office:value-type="string" calcext:value-type="string">
            <text:p>String[]</text:p>
          </table:table-cell>
          <table:table-cell office:value-type="string" calcext:value-type="string">
            <text:p><text:s/>trans354</text:p>
          </table:table-cell>
          <table:table-cell office:value-type="string" calcext:value-type="string">
            <text:p>=</text:p>
          </table:table-cell>
          <table:table-cell office:value-type="string" calcext:value-type="string">
            <text:p><text:s/>{"01-Sep-2018","Credit","100.10","100.10"};</text:p>
          </table:table-cell>
          <table:table-cell table:formula="of:=COM.MICROSOFT.CONCAT([.A355];[.B355];[.C355];[.D355])" office:value-type="string" office:string-value="String[] trans354= {&quot;01-Sep-2018&quot;,&quot;Credit&quot;,&quot;100.10&quot;,&quot;100.10&quot;};" calcext:value-type="string">
            <text:p>String[] trans354= {"01-Sep-2018","Credit","100.10","100.10"};</text:p>
          </table:table-cell>
        </table:table-row>
        <table:table-row table:style-name="ro2">
          <table:table-cell office:value-type="string" calcext:value-type="string">
            <text:p>String[]</text:p>
          </table:table-cell>
          <table:table-cell office:value-type="string" calcext:value-type="string">
            <text:p><text:s/>trans355</text:p>
          </table:table-cell>
          <table:table-cell office:value-type="string" calcext:value-type="string">
            <text:p>=</text:p>
          </table:table-cell>
          <table:table-cell office:value-type="string" calcext:value-type="string">
            <text:p><text:s/>{"01-Sep-2018","Credit","100.10","100.10"};</text:p>
          </table:table-cell>
          <table:table-cell table:formula="of:=COM.MICROSOFT.CONCAT([.A356];[.B356];[.C356];[.D356])" office:value-type="string" office:string-value="String[] trans355= {&quot;01-Sep-2018&quot;,&quot;Credit&quot;,&quot;100.10&quot;,&quot;100.10&quot;};" calcext:value-type="string">
            <text:p>String[] trans355= {"01-Sep-2018","Credit","100.10","100.10"};</text:p>
          </table:table-cell>
        </table:table-row>
        <table:table-row table:style-name="ro2">
          <table:table-cell office:value-type="string" calcext:value-type="string">
            <text:p>String[]</text:p>
          </table:table-cell>
          <table:table-cell office:value-type="string" calcext:value-type="string">
            <text:p><text:s/>trans356</text:p>
          </table:table-cell>
          <table:table-cell office:value-type="string" calcext:value-type="string">
            <text:p>=</text:p>
          </table:table-cell>
          <table:table-cell office:value-type="string" calcext:value-type="string">
            <text:p><text:s/>{"01-Sep-2018","Credit","100.10","100.10"};</text:p>
          </table:table-cell>
          <table:table-cell table:formula="of:=COM.MICROSOFT.CONCAT([.A357];[.B357];[.C357];[.D357])" office:value-type="string" office:string-value="String[] trans356= {&quot;01-Sep-2018&quot;,&quot;Credit&quot;,&quot;100.10&quot;,&quot;100.10&quot;};" calcext:value-type="string">
            <text:p>String[] trans356= {"01-Sep-2018","Credit","100.10","100.10"};</text:p>
          </table:table-cell>
        </table:table-row>
        <table:table-row table:style-name="ro2">
          <table:table-cell office:value-type="string" calcext:value-type="string">
            <text:p>String[]</text:p>
          </table:table-cell>
          <table:table-cell office:value-type="string" calcext:value-type="string">
            <text:p><text:s/>trans357</text:p>
          </table:table-cell>
          <table:table-cell office:value-type="string" calcext:value-type="string">
            <text:p>=</text:p>
          </table:table-cell>
          <table:table-cell office:value-type="string" calcext:value-type="string">
            <text:p><text:s/>{"01-Sep-2018","Credit","100.10","100.10"};</text:p>
          </table:table-cell>
          <table:table-cell table:formula="of:=COM.MICROSOFT.CONCAT([.A358];[.B358];[.C358];[.D358])" office:value-type="string" office:string-value="String[] trans357= {&quot;01-Sep-2018&quot;,&quot;Credit&quot;,&quot;100.10&quot;,&quot;100.10&quot;};" calcext:value-type="string">
            <text:p>String[] trans357= {"01-Sep-2018","Credit","100.10","100.10"};</text:p>
          </table:table-cell>
        </table:table-row>
        <table:table-row table:style-name="ro2">
          <table:table-cell office:value-type="string" calcext:value-type="string">
            <text:p>String[]</text:p>
          </table:table-cell>
          <table:table-cell office:value-type="string" calcext:value-type="string">
            <text:p><text:s/>trans358</text:p>
          </table:table-cell>
          <table:table-cell office:value-type="string" calcext:value-type="string">
            <text:p>=</text:p>
          </table:table-cell>
          <table:table-cell office:value-type="string" calcext:value-type="string">
            <text:p><text:s/>{"01-Sep-2018","Credit","100.10","100.10"};</text:p>
          </table:table-cell>
          <table:table-cell table:formula="of:=COM.MICROSOFT.CONCAT([.A359];[.B359];[.C359];[.D359])" office:value-type="string" office:string-value="String[] trans358= {&quot;01-Sep-2018&quot;,&quot;Credit&quot;,&quot;100.10&quot;,&quot;100.10&quot;};" calcext:value-type="string">
            <text:p>String[] trans358= {"01-Sep-2018","Credit","100.10","100.10"};</text:p>
          </table:table-cell>
        </table:table-row>
        <table:table-row table:style-name="ro2">
          <table:table-cell office:value-type="string" calcext:value-type="string">
            <text:p>String[]</text:p>
          </table:table-cell>
          <table:table-cell office:value-type="string" calcext:value-type="string">
            <text:p><text:s/>trans359</text:p>
          </table:table-cell>
          <table:table-cell office:value-type="string" calcext:value-type="string">
            <text:p>=</text:p>
          </table:table-cell>
          <table:table-cell office:value-type="string" calcext:value-type="string">
            <text:p><text:s/>{"01-Sep-2018","Credit","100.10","100.10"};</text:p>
          </table:table-cell>
          <table:table-cell table:formula="of:=COM.MICROSOFT.CONCAT([.A360];[.B360];[.C360];[.D360])" office:value-type="string" office:string-value="String[] trans359= {&quot;01-Sep-2018&quot;,&quot;Credit&quot;,&quot;100.10&quot;,&quot;100.10&quot;};" calcext:value-type="string">
            <text:p>String[] trans359= {"01-Sep-2018","Credit","100.10","100.10"};</text:p>
          </table:table-cell>
        </table:table-row>
        <table:table-row table:style-name="ro2">
          <table:table-cell office:value-type="string" calcext:value-type="string">
            <text:p>String[]</text:p>
          </table:table-cell>
          <table:table-cell office:value-type="string" calcext:value-type="string">
            <text:p><text:s/>trans360</text:p>
          </table:table-cell>
          <table:table-cell office:value-type="string" calcext:value-type="string">
            <text:p>=</text:p>
          </table:table-cell>
          <table:table-cell office:value-type="string" calcext:value-type="string">
            <text:p><text:s/>{"01-Sep-2018","Credit","100.10","100.10"};</text:p>
          </table:table-cell>
          <table:table-cell table:formula="of:=COM.MICROSOFT.CONCAT([.A361];[.B361];[.C361];[.D361])" office:value-type="string" office:string-value="String[] trans360= {&quot;01-Sep-2018&quot;,&quot;Credit&quot;,&quot;100.10&quot;,&quot;100.10&quot;};" calcext:value-type="string">
            <text:p>String[] trans360= {"01-Sep-2018","Credit","100.10","100.10"};</text:p>
          </table:table-cell>
        </table:table-row>
        <table:table-row table:style-name="ro2">
          <table:table-cell office:value-type="string" calcext:value-type="string">
            <text:p>String[]</text:p>
          </table:table-cell>
          <table:table-cell office:value-type="string" calcext:value-type="string">
            <text:p><text:s/>trans361</text:p>
          </table:table-cell>
          <table:table-cell office:value-type="string" calcext:value-type="string">
            <text:p>=</text:p>
          </table:table-cell>
          <table:table-cell office:value-type="string" calcext:value-type="string">
            <text:p><text:s/>{"01-Sep-2018","Credit","100.10","100.10"};</text:p>
          </table:table-cell>
          <table:table-cell table:formula="of:=COM.MICROSOFT.CONCAT([.A362];[.B362];[.C362];[.D362])" office:value-type="string" office:string-value="String[] trans361= {&quot;01-Sep-2018&quot;,&quot;Credit&quot;,&quot;100.10&quot;,&quot;100.10&quot;};" calcext:value-type="string">
            <text:p>String[] trans361= {"01-Sep-2018","Credit","100.10","100.10"};</text:p>
          </table:table-cell>
        </table:table-row>
        <table:table-row table:style-name="ro2">
          <table:table-cell office:value-type="string" calcext:value-type="string">
            <text:p>String[]</text:p>
          </table:table-cell>
          <table:table-cell office:value-type="string" calcext:value-type="string">
            <text:p><text:s/>trans362</text:p>
          </table:table-cell>
          <table:table-cell office:value-type="string" calcext:value-type="string">
            <text:p>=</text:p>
          </table:table-cell>
          <table:table-cell office:value-type="string" calcext:value-type="string">
            <text:p><text:s/>{"01-Sep-2018","Credit","100.10","100.10"};</text:p>
          </table:table-cell>
          <table:table-cell table:formula="of:=COM.MICROSOFT.CONCAT([.A363];[.B363];[.C363];[.D363])" office:value-type="string" office:string-value="String[] trans362= {&quot;01-Sep-2018&quot;,&quot;Credit&quot;,&quot;100.10&quot;,&quot;100.10&quot;};" calcext:value-type="string">
            <text:p>String[] trans362= {"01-Sep-2018","Credit","100.10","100.10"};</text:p>
          </table:table-cell>
        </table:table-row>
        <table:table-row table:style-name="ro2">
          <table:table-cell office:value-type="string" calcext:value-type="string">
            <text:p>String[]</text:p>
          </table:table-cell>
          <table:table-cell office:value-type="string" calcext:value-type="string">
            <text:p><text:s/>trans363</text:p>
          </table:table-cell>
          <table:table-cell office:value-type="string" calcext:value-type="string">
            <text:p>=</text:p>
          </table:table-cell>
          <table:table-cell office:value-type="string" calcext:value-type="string">
            <text:p><text:s/>{"01-Sep-2018","Credit","100.10","100.10"};</text:p>
          </table:table-cell>
          <table:table-cell table:formula="of:=COM.MICROSOFT.CONCAT([.A364];[.B364];[.C364];[.D364])" office:value-type="string" office:string-value="String[] trans363= {&quot;01-Sep-2018&quot;,&quot;Credit&quot;,&quot;100.10&quot;,&quot;100.10&quot;};" calcext:value-type="string">
            <text:p>String[] trans363= {"01-Sep-2018","Credit","100.10","100.10"};</text:p>
          </table:table-cell>
        </table:table-row>
        <table:table-row table:style-name="ro2">
          <table:table-cell office:value-type="string" calcext:value-type="string">
            <text:p>String[]</text:p>
          </table:table-cell>
          <table:table-cell office:value-type="string" calcext:value-type="string">
            <text:p><text:s/>trans364</text:p>
          </table:table-cell>
          <table:table-cell office:value-type="string" calcext:value-type="string">
            <text:p>=</text:p>
          </table:table-cell>
          <table:table-cell office:value-type="string" calcext:value-type="string">
            <text:p><text:s/>{"01-Sep-2018","Credit","100.10","100.10"};</text:p>
          </table:table-cell>
          <table:table-cell table:formula="of:=COM.MICROSOFT.CONCAT([.A365];[.B365];[.C365];[.D365])" office:value-type="string" office:string-value="String[] trans364= {&quot;01-Sep-2018&quot;,&quot;Credit&quot;,&quot;100.10&quot;,&quot;100.10&quot;};" calcext:value-type="string">
            <text:p>String[] trans364= {"01-Sep-2018","Credit","100.10","100.10"};</text:p>
          </table:table-cell>
        </table:table-row>
        <table:table-row table:style-name="ro2">
          <table:table-cell office:value-type="string" calcext:value-type="string">
            <text:p>String[]</text:p>
          </table:table-cell>
          <table:table-cell office:value-type="string" calcext:value-type="string">
            <text:p><text:s/>trans365</text:p>
          </table:table-cell>
          <table:table-cell office:value-type="string" calcext:value-type="string">
            <text:p>=</text:p>
          </table:table-cell>
          <table:table-cell office:value-type="string" calcext:value-type="string">
            <text:p><text:s/>{"01-Sep-2018","Credit","100.10","100.10"};</text:p>
          </table:table-cell>
          <table:table-cell table:formula="of:=COM.MICROSOFT.CONCAT([.A366];[.B366];[.C366];[.D366])" office:value-type="string" office:string-value="String[] trans365= {&quot;01-Sep-2018&quot;,&quot;Credit&quot;,&quot;100.10&quot;,&quot;100.10&quot;};" calcext:value-type="string">
            <text:p>String[] trans365= {"01-Sep-2018","Credit","100.10","100.10"};</text:p>
          </table:table-cell>
        </table:table-row>
        <table:table-row table:style-name="ro2">
          <table:table-cell office:value-type="string" calcext:value-type="string">
            <text:p>String[]</text:p>
          </table:table-cell>
          <table:table-cell office:value-type="string" calcext:value-type="string">
            <text:p><text:s/>trans366</text:p>
          </table:table-cell>
          <table:table-cell office:value-type="string" calcext:value-type="string">
            <text:p>=</text:p>
          </table:table-cell>
          <table:table-cell office:value-type="string" calcext:value-type="string">
            <text:p><text:s/>{"01-Sep-2018","Credit","100.10","100.10"};</text:p>
          </table:table-cell>
          <table:table-cell table:formula="of:=COM.MICROSOFT.CONCAT([.A367];[.B367];[.C367];[.D367])" office:value-type="string" office:string-value="String[] trans366= {&quot;01-Sep-2018&quot;,&quot;Credit&quot;,&quot;100.10&quot;,&quot;100.10&quot;};" calcext:value-type="string">
            <text:p>String[] trans366= {"01-Sep-2018","Credit","100.10","100.10"};</text:p>
          </table:table-cell>
        </table:table-row>
        <table:table-row table:style-name="ro2">
          <table:table-cell office:value-type="string" calcext:value-type="string">
            <text:p>String[]</text:p>
          </table:table-cell>
          <table:table-cell office:value-type="string" calcext:value-type="string">
            <text:p><text:s/>trans367</text:p>
          </table:table-cell>
          <table:table-cell office:value-type="string" calcext:value-type="string">
            <text:p>=</text:p>
          </table:table-cell>
          <table:table-cell office:value-type="string" calcext:value-type="string">
            <text:p><text:s/>{"01-Sep-2018","Credit","100.10","100.10"};</text:p>
          </table:table-cell>
          <table:table-cell table:formula="of:=COM.MICROSOFT.CONCAT([.A368];[.B368];[.C368];[.D368])" office:value-type="string" office:string-value="String[] trans367= {&quot;01-Sep-2018&quot;,&quot;Credit&quot;,&quot;100.10&quot;,&quot;100.10&quot;};" calcext:value-type="string">
            <text:p>String[] trans367= {"01-Sep-2018","Credit","100.10","100.10"};</text:p>
          </table:table-cell>
        </table:table-row>
        <table:table-row table:style-name="ro2">
          <table:table-cell office:value-type="string" calcext:value-type="string">
            <text:p>String[]</text:p>
          </table:table-cell>
          <table:table-cell office:value-type="string" calcext:value-type="string">
            <text:p><text:s/>trans368</text:p>
          </table:table-cell>
          <table:table-cell office:value-type="string" calcext:value-type="string">
            <text:p>=</text:p>
          </table:table-cell>
          <table:table-cell office:value-type="string" calcext:value-type="string">
            <text:p><text:s/>{"01-Sep-2018","Credit","100.10","100.10"};</text:p>
          </table:table-cell>
          <table:table-cell table:formula="of:=COM.MICROSOFT.CONCAT([.A369];[.B369];[.C369];[.D369])" office:value-type="string" office:string-value="String[] trans368= {&quot;01-Sep-2018&quot;,&quot;Credit&quot;,&quot;100.10&quot;,&quot;100.10&quot;};" calcext:value-type="string">
            <text:p>String[] trans368= {"01-Sep-2018","Credit","100.10","100.10"};</text:p>
          </table:table-cell>
        </table:table-row>
        <table:table-row table:style-name="ro2">
          <table:table-cell office:value-type="string" calcext:value-type="string">
            <text:p>String[]</text:p>
          </table:table-cell>
          <table:table-cell office:value-type="string" calcext:value-type="string">
            <text:p><text:s/>trans369</text:p>
          </table:table-cell>
          <table:table-cell office:value-type="string" calcext:value-type="string">
            <text:p>=</text:p>
          </table:table-cell>
          <table:table-cell office:value-type="string" calcext:value-type="string">
            <text:p><text:s/>{"01-Sep-2018","Credit","100.10","100.10"};</text:p>
          </table:table-cell>
          <table:table-cell table:formula="of:=COM.MICROSOFT.CONCAT([.A370];[.B370];[.C370];[.D370])" office:value-type="string" office:string-value="String[] trans369= {&quot;01-Sep-2018&quot;,&quot;Credit&quot;,&quot;100.10&quot;,&quot;100.10&quot;};" calcext:value-type="string">
            <text:p>String[] trans369= {"01-Sep-2018","Credit","100.10","100.10"};</text:p>
          </table:table-cell>
        </table:table-row>
        <table:table-row table:style-name="ro2">
          <table:table-cell office:value-type="string" calcext:value-type="string">
            <text:p>String[]</text:p>
          </table:table-cell>
          <table:table-cell office:value-type="string" calcext:value-type="string">
            <text:p><text:s/>trans370</text:p>
          </table:table-cell>
          <table:table-cell office:value-type="string" calcext:value-type="string">
            <text:p>=</text:p>
          </table:table-cell>
          <table:table-cell office:value-type="string" calcext:value-type="string">
            <text:p><text:s/>{"01-Sep-2018","Credit","100.10","100.10"};</text:p>
          </table:table-cell>
          <table:table-cell table:formula="of:=COM.MICROSOFT.CONCAT([.A371];[.B371];[.C371];[.D371])" office:value-type="string" office:string-value="String[] trans370= {&quot;01-Sep-2018&quot;,&quot;Credit&quot;,&quot;100.10&quot;,&quot;100.10&quot;};" calcext:value-type="string">
            <text:p>String[] trans370= {"01-Sep-2018","Credit","100.10","100.10"};</text:p>
          </table:table-cell>
        </table:table-row>
        <table:table-row table:style-name="ro2">
          <table:table-cell office:value-type="string" calcext:value-type="string">
            <text:p>String[]</text:p>
          </table:table-cell>
          <table:table-cell office:value-type="string" calcext:value-type="string">
            <text:p><text:s/>trans371</text:p>
          </table:table-cell>
          <table:table-cell office:value-type="string" calcext:value-type="string">
            <text:p>=</text:p>
          </table:table-cell>
          <table:table-cell office:value-type="string" calcext:value-type="string">
            <text:p><text:s/>{"01-Sep-2018","Credit","100.10","100.10"};</text:p>
          </table:table-cell>
          <table:table-cell table:formula="of:=COM.MICROSOFT.CONCAT([.A372];[.B372];[.C372];[.D372])" office:value-type="string" office:string-value="String[] trans371= {&quot;01-Sep-2018&quot;,&quot;Credit&quot;,&quot;100.10&quot;,&quot;100.10&quot;};" calcext:value-type="string">
            <text:p>String[] trans371= {"01-Sep-2018","Credit","100.10","100.10"};</text:p>
          </table:table-cell>
        </table:table-row>
        <table:table-row table:style-name="ro2">
          <table:table-cell office:value-type="string" calcext:value-type="string">
            <text:p>String[]</text:p>
          </table:table-cell>
          <table:table-cell office:value-type="string" calcext:value-type="string">
            <text:p><text:s/>trans372</text:p>
          </table:table-cell>
          <table:table-cell office:value-type="string" calcext:value-type="string">
            <text:p>=</text:p>
          </table:table-cell>
          <table:table-cell office:value-type="string" calcext:value-type="string">
            <text:p><text:s/>{"01-Sep-2018","Credit","100.10","100.10"};</text:p>
          </table:table-cell>
          <table:table-cell table:formula="of:=COM.MICROSOFT.CONCAT([.A373];[.B373];[.C373];[.D373])" office:value-type="string" office:string-value="String[] trans372= {&quot;01-Sep-2018&quot;,&quot;Credit&quot;,&quot;100.10&quot;,&quot;100.10&quot;};" calcext:value-type="string">
            <text:p>String[] trans372= {"01-Sep-2018","Credit","100.10","100.10"};</text:p>
          </table:table-cell>
        </table:table-row>
        <table:table-row table:style-name="ro2">
          <table:table-cell office:value-type="string" calcext:value-type="string">
            <text:p>String[]</text:p>
          </table:table-cell>
          <table:table-cell office:value-type="string" calcext:value-type="string">
            <text:p><text:s/>trans373</text:p>
          </table:table-cell>
          <table:table-cell office:value-type="string" calcext:value-type="string">
            <text:p>=</text:p>
          </table:table-cell>
          <table:table-cell office:value-type="string" calcext:value-type="string">
            <text:p><text:s/>{"01-Sep-2018","Credit","100.10","100.10"};</text:p>
          </table:table-cell>
          <table:table-cell table:formula="of:=COM.MICROSOFT.CONCAT([.A374];[.B374];[.C374];[.D374])" office:value-type="string" office:string-value="String[] trans373= {&quot;01-Sep-2018&quot;,&quot;Credit&quot;,&quot;100.10&quot;,&quot;100.10&quot;};" calcext:value-type="string">
            <text:p>String[] trans373= {"01-Sep-2018","Credit","100.10","100.10"};</text:p>
          </table:table-cell>
        </table:table-row>
        <table:table-row table:style-name="ro2">
          <table:table-cell office:value-type="string" calcext:value-type="string">
            <text:p>String[]</text:p>
          </table:table-cell>
          <table:table-cell office:value-type="string" calcext:value-type="string">
            <text:p><text:s/>trans374</text:p>
          </table:table-cell>
          <table:table-cell office:value-type="string" calcext:value-type="string">
            <text:p>=</text:p>
          </table:table-cell>
          <table:table-cell office:value-type="string" calcext:value-type="string">
            <text:p><text:s/>{"01-Sep-2018","Credit","100.10","100.10"};</text:p>
          </table:table-cell>
          <table:table-cell table:formula="of:=COM.MICROSOFT.CONCAT([.A375];[.B375];[.C375];[.D375])" office:value-type="string" office:string-value="String[] trans374= {&quot;01-Sep-2018&quot;,&quot;Credit&quot;,&quot;100.10&quot;,&quot;100.10&quot;};" calcext:value-type="string">
            <text:p>String[] trans374= {"01-Sep-2018","Credit","100.10","100.10"};</text:p>
          </table:table-cell>
        </table:table-row>
        <table:table-row table:style-name="ro2">
          <table:table-cell office:value-type="string" calcext:value-type="string">
            <text:p>String[]</text:p>
          </table:table-cell>
          <table:table-cell office:value-type="string" calcext:value-type="string">
            <text:p><text:s/>trans375</text:p>
          </table:table-cell>
          <table:table-cell office:value-type="string" calcext:value-type="string">
            <text:p>=</text:p>
          </table:table-cell>
          <table:table-cell office:value-type="string" calcext:value-type="string">
            <text:p><text:s/>{"01-Sep-2018","Credit","100.10","100.10"};</text:p>
          </table:table-cell>
          <table:table-cell table:formula="of:=COM.MICROSOFT.CONCAT([.A376];[.B376];[.C376];[.D376])" office:value-type="string" office:string-value="String[] trans375= {&quot;01-Sep-2018&quot;,&quot;Credit&quot;,&quot;100.10&quot;,&quot;100.10&quot;};" calcext:value-type="string">
            <text:p>String[] trans375= {"01-Sep-2018","Credit","100.10","100.10"};</text:p>
          </table:table-cell>
        </table:table-row>
        <table:table-row table:style-name="ro2">
          <table:table-cell office:value-type="string" calcext:value-type="string">
            <text:p>String[]</text:p>
          </table:table-cell>
          <table:table-cell office:value-type="string" calcext:value-type="string">
            <text:p><text:s/>trans376</text:p>
          </table:table-cell>
          <table:table-cell office:value-type="string" calcext:value-type="string">
            <text:p>=</text:p>
          </table:table-cell>
          <table:table-cell office:value-type="string" calcext:value-type="string">
            <text:p><text:s/>{"01-Sep-2018","Credit","100.10","100.10"};</text:p>
          </table:table-cell>
          <table:table-cell table:formula="of:=COM.MICROSOFT.CONCAT([.A377];[.B377];[.C377];[.D377])" office:value-type="string" office:string-value="String[] trans376= {&quot;01-Sep-2018&quot;,&quot;Credit&quot;,&quot;100.10&quot;,&quot;100.10&quot;};" calcext:value-type="string">
            <text:p>String[] trans376= {"01-Sep-2018","Credit","100.10","100.10"};</text:p>
          </table:table-cell>
        </table:table-row>
        <table:table-row table:style-name="ro2">
          <table:table-cell office:value-type="string" calcext:value-type="string">
            <text:p>String[]</text:p>
          </table:table-cell>
          <table:table-cell office:value-type="string" calcext:value-type="string">
            <text:p><text:s/>trans377</text:p>
          </table:table-cell>
          <table:table-cell office:value-type="string" calcext:value-type="string">
            <text:p>=</text:p>
          </table:table-cell>
          <table:table-cell office:value-type="string" calcext:value-type="string">
            <text:p><text:s/>{"01-Sep-2018","Credit","100.10","100.10"};</text:p>
          </table:table-cell>
          <table:table-cell table:formula="of:=COM.MICROSOFT.CONCAT([.A378];[.B378];[.C378];[.D378])" office:value-type="string" office:string-value="String[] trans377= {&quot;01-Sep-2018&quot;,&quot;Credit&quot;,&quot;100.10&quot;,&quot;100.10&quot;};" calcext:value-type="string">
            <text:p>String[] trans377= {"01-Sep-2018","Credit","100.10","100.10"};</text:p>
          </table:table-cell>
        </table:table-row>
        <table:table-row table:style-name="ro2">
          <table:table-cell office:value-type="string" calcext:value-type="string">
            <text:p>String[]</text:p>
          </table:table-cell>
          <table:table-cell office:value-type="string" calcext:value-type="string">
            <text:p><text:s/>trans378</text:p>
          </table:table-cell>
          <table:table-cell office:value-type="string" calcext:value-type="string">
            <text:p>=</text:p>
          </table:table-cell>
          <table:table-cell office:value-type="string" calcext:value-type="string">
            <text:p><text:s/>{"01-Sep-2018","Credit","100.10","100.10"};</text:p>
          </table:table-cell>
          <table:table-cell table:formula="of:=COM.MICROSOFT.CONCAT([.A379];[.B379];[.C379];[.D379])" office:value-type="string" office:string-value="String[] trans378= {&quot;01-Sep-2018&quot;,&quot;Credit&quot;,&quot;100.10&quot;,&quot;100.10&quot;};" calcext:value-type="string">
            <text:p>String[] trans378= {"01-Sep-2018","Credit","100.10","100.10"};</text:p>
          </table:table-cell>
        </table:table-row>
        <table:table-row table:style-name="ro2">
          <table:table-cell office:value-type="string" calcext:value-type="string">
            <text:p>String[]</text:p>
          </table:table-cell>
          <table:table-cell office:value-type="string" calcext:value-type="string">
            <text:p><text:s/>trans379</text:p>
          </table:table-cell>
          <table:table-cell office:value-type="string" calcext:value-type="string">
            <text:p>=</text:p>
          </table:table-cell>
          <table:table-cell office:value-type="string" calcext:value-type="string">
            <text:p><text:s/>{"01-Sep-2018","Credit","100.10","100.10"};</text:p>
          </table:table-cell>
          <table:table-cell table:formula="of:=COM.MICROSOFT.CONCAT([.A380];[.B380];[.C380];[.D380])" office:value-type="string" office:string-value="String[] trans379= {&quot;01-Sep-2018&quot;,&quot;Credit&quot;,&quot;100.10&quot;,&quot;100.10&quot;};" calcext:value-type="string">
            <text:p>String[] trans379= {"01-Sep-2018","Credit","100.10","100.10"};</text:p>
          </table:table-cell>
        </table:table-row>
        <table:table-row table:style-name="ro2">
          <table:table-cell office:value-type="string" calcext:value-type="string">
            <text:p>String[]</text:p>
          </table:table-cell>
          <table:table-cell office:value-type="string" calcext:value-type="string">
            <text:p><text:s/>trans380</text:p>
          </table:table-cell>
          <table:table-cell office:value-type="string" calcext:value-type="string">
            <text:p>=</text:p>
          </table:table-cell>
          <table:table-cell office:value-type="string" calcext:value-type="string">
            <text:p><text:s/>{"01-Sep-2018","Credit","100.10","100.10"};</text:p>
          </table:table-cell>
          <table:table-cell table:formula="of:=COM.MICROSOFT.CONCAT([.A381];[.B381];[.C381];[.D381])" office:value-type="string" office:string-value="String[] trans380= {&quot;01-Sep-2018&quot;,&quot;Credit&quot;,&quot;100.10&quot;,&quot;100.10&quot;};" calcext:value-type="string">
            <text:p>String[] trans380= {"01-Sep-2018","Credit","100.10","100.10"};</text:p>
          </table:table-cell>
        </table:table-row>
        <table:table-row table:style-name="ro2">
          <table:table-cell office:value-type="string" calcext:value-type="string">
            <text:p>String[]</text:p>
          </table:table-cell>
          <table:table-cell office:value-type="string" calcext:value-type="string">
            <text:p><text:s/>trans381</text:p>
          </table:table-cell>
          <table:table-cell office:value-type="string" calcext:value-type="string">
            <text:p>=</text:p>
          </table:table-cell>
          <table:table-cell office:value-type="string" calcext:value-type="string">
            <text:p><text:s/>{"01-Sep-2018","Credit","100.10","100.10"};</text:p>
          </table:table-cell>
          <table:table-cell table:formula="of:=COM.MICROSOFT.CONCAT([.A382];[.B382];[.C382];[.D382])" office:value-type="string" office:string-value="String[] trans381= {&quot;01-Sep-2018&quot;,&quot;Credit&quot;,&quot;100.10&quot;,&quot;100.10&quot;};" calcext:value-type="string">
            <text:p>String[] trans381= {"01-Sep-2018","Credit","100.10","100.10"};</text:p>
          </table:table-cell>
        </table:table-row>
        <table:table-row table:style-name="ro2">
          <table:table-cell office:value-type="string" calcext:value-type="string">
            <text:p>String[]</text:p>
          </table:table-cell>
          <table:table-cell office:value-type="string" calcext:value-type="string">
            <text:p><text:s/>trans382</text:p>
          </table:table-cell>
          <table:table-cell office:value-type="string" calcext:value-type="string">
            <text:p>=</text:p>
          </table:table-cell>
          <table:table-cell office:value-type="string" calcext:value-type="string">
            <text:p><text:s/>{"01-Sep-2018","Credit","100.10","100.10"};</text:p>
          </table:table-cell>
          <table:table-cell table:formula="of:=COM.MICROSOFT.CONCAT([.A383];[.B383];[.C383];[.D383])" office:value-type="string" office:string-value="String[] trans382= {&quot;01-Sep-2018&quot;,&quot;Credit&quot;,&quot;100.10&quot;,&quot;100.10&quot;};" calcext:value-type="string">
            <text:p>String[] trans382= {"01-Sep-2018","Credit","100.10","100.10"};</text:p>
          </table:table-cell>
        </table:table-row>
        <table:table-row table:style-name="ro2">
          <table:table-cell office:value-type="string" calcext:value-type="string">
            <text:p>String[]</text:p>
          </table:table-cell>
          <table:table-cell office:value-type="string" calcext:value-type="string">
            <text:p><text:s/>trans383</text:p>
          </table:table-cell>
          <table:table-cell office:value-type="string" calcext:value-type="string">
            <text:p>=</text:p>
          </table:table-cell>
          <table:table-cell office:value-type="string" calcext:value-type="string">
            <text:p><text:s/>{"01-Sep-2018","Credit","100.10","100.10"};</text:p>
          </table:table-cell>
          <table:table-cell table:formula="of:=COM.MICROSOFT.CONCAT([.A384];[.B384];[.C384];[.D384])" office:value-type="string" office:string-value="String[] trans383= {&quot;01-Sep-2018&quot;,&quot;Credit&quot;,&quot;100.10&quot;,&quot;100.10&quot;};" calcext:value-type="string">
            <text:p>String[] trans383= {"01-Sep-2018","Credit","100.10","100.10"};</text:p>
          </table:table-cell>
        </table:table-row>
        <table:table-row table:style-name="ro2">
          <table:table-cell office:value-type="string" calcext:value-type="string">
            <text:p>String[]</text:p>
          </table:table-cell>
          <table:table-cell office:value-type="string" calcext:value-type="string">
            <text:p><text:s/>trans384</text:p>
          </table:table-cell>
          <table:table-cell office:value-type="string" calcext:value-type="string">
            <text:p>=</text:p>
          </table:table-cell>
          <table:table-cell office:value-type="string" calcext:value-type="string">
            <text:p><text:s/>{"01-Sep-2018","Credit","100.10","100.10"};</text:p>
          </table:table-cell>
          <table:table-cell table:formula="of:=COM.MICROSOFT.CONCAT([.A385];[.B385];[.C385];[.D385])" office:value-type="string" office:string-value="String[] trans384= {&quot;01-Sep-2018&quot;,&quot;Credit&quot;,&quot;100.10&quot;,&quot;100.10&quot;};" calcext:value-type="string">
            <text:p>String[] trans384= {"01-Sep-2018","Credit","100.10","100.10"};</text:p>
          </table:table-cell>
        </table:table-row>
        <table:table-row table:style-name="ro2">
          <table:table-cell office:value-type="string" calcext:value-type="string">
            <text:p>String[]</text:p>
          </table:table-cell>
          <table:table-cell office:value-type="string" calcext:value-type="string">
            <text:p><text:s/>trans385</text:p>
          </table:table-cell>
          <table:table-cell office:value-type="string" calcext:value-type="string">
            <text:p>=</text:p>
          </table:table-cell>
          <table:table-cell office:value-type="string" calcext:value-type="string">
            <text:p><text:s/>{"01-Sep-2018","Credit","100.10","100.10"};</text:p>
          </table:table-cell>
          <table:table-cell table:formula="of:=COM.MICROSOFT.CONCAT([.A386];[.B386];[.C386];[.D386])" office:value-type="string" office:string-value="String[] trans385= {&quot;01-Sep-2018&quot;,&quot;Credit&quot;,&quot;100.10&quot;,&quot;100.10&quot;};" calcext:value-type="string">
            <text:p>String[] trans385= {"01-Sep-2018","Credit","100.10","100.10"};</text:p>
          </table:table-cell>
        </table:table-row>
        <table:table-row table:style-name="ro2">
          <table:table-cell office:value-type="string" calcext:value-type="string">
            <text:p>String[]</text:p>
          </table:table-cell>
          <table:table-cell office:value-type="string" calcext:value-type="string">
            <text:p><text:s/>trans386</text:p>
          </table:table-cell>
          <table:table-cell office:value-type="string" calcext:value-type="string">
            <text:p>=</text:p>
          </table:table-cell>
          <table:table-cell office:value-type="string" calcext:value-type="string">
            <text:p><text:s/>{"01-Sep-2018","Credit","100.10","100.10"};</text:p>
          </table:table-cell>
          <table:table-cell table:formula="of:=COM.MICROSOFT.CONCAT([.A387];[.B387];[.C387];[.D387])" office:value-type="string" office:string-value="String[] trans386= {&quot;01-Sep-2018&quot;,&quot;Credit&quot;,&quot;100.10&quot;,&quot;100.10&quot;};" calcext:value-type="string">
            <text:p>String[] trans386= {"01-Sep-2018","Credit","100.10","100.10"};</text:p>
          </table:table-cell>
        </table:table-row>
        <table:table-row table:style-name="ro2">
          <table:table-cell office:value-type="string" calcext:value-type="string">
            <text:p>String[]</text:p>
          </table:table-cell>
          <table:table-cell office:value-type="string" calcext:value-type="string">
            <text:p><text:s/>trans387</text:p>
          </table:table-cell>
          <table:table-cell office:value-type="string" calcext:value-type="string">
            <text:p>=</text:p>
          </table:table-cell>
          <table:table-cell office:value-type="string" calcext:value-type="string">
            <text:p><text:s/>{"01-Sep-2018","Credit","100.10","100.10"};</text:p>
          </table:table-cell>
          <table:table-cell table:formula="of:=COM.MICROSOFT.CONCAT([.A388];[.B388];[.C388];[.D388])" office:value-type="string" office:string-value="String[] trans387= {&quot;01-Sep-2018&quot;,&quot;Credit&quot;,&quot;100.10&quot;,&quot;100.10&quot;};" calcext:value-type="string">
            <text:p>String[] trans387= {"01-Sep-2018","Credit","100.10","100.10"};</text:p>
          </table:table-cell>
        </table:table-row>
        <table:table-row table:style-name="ro2">
          <table:table-cell office:value-type="string" calcext:value-type="string">
            <text:p>String[]</text:p>
          </table:table-cell>
          <table:table-cell office:value-type="string" calcext:value-type="string">
            <text:p><text:s/>trans388</text:p>
          </table:table-cell>
          <table:table-cell office:value-type="string" calcext:value-type="string">
            <text:p>=</text:p>
          </table:table-cell>
          <table:table-cell office:value-type="string" calcext:value-type="string">
            <text:p><text:s/>{"01-Sep-2018","Credit","100.10","100.10"};</text:p>
          </table:table-cell>
          <table:table-cell table:formula="of:=COM.MICROSOFT.CONCAT([.A389];[.B389];[.C389];[.D389])" office:value-type="string" office:string-value="String[] trans388= {&quot;01-Sep-2018&quot;,&quot;Credit&quot;,&quot;100.10&quot;,&quot;100.10&quot;};" calcext:value-type="string">
            <text:p>String[] trans388= {"01-Sep-2018","Credit","100.10","100.10"};</text:p>
          </table:table-cell>
        </table:table-row>
        <table:table-row table:style-name="ro2">
          <table:table-cell office:value-type="string" calcext:value-type="string">
            <text:p>String[]</text:p>
          </table:table-cell>
          <table:table-cell office:value-type="string" calcext:value-type="string">
            <text:p><text:s/>trans389</text:p>
          </table:table-cell>
          <table:table-cell office:value-type="string" calcext:value-type="string">
            <text:p>=</text:p>
          </table:table-cell>
          <table:table-cell office:value-type="string" calcext:value-type="string">
            <text:p><text:s/>{"01-Sep-2018","Credit","100.10","100.10"};</text:p>
          </table:table-cell>
          <table:table-cell table:formula="of:=COM.MICROSOFT.CONCAT([.A390];[.B390];[.C390];[.D390])" office:value-type="string" office:string-value="String[] trans389= {&quot;01-Sep-2018&quot;,&quot;Credit&quot;,&quot;100.10&quot;,&quot;100.10&quot;};" calcext:value-type="string">
            <text:p>String[] trans389= {"01-Sep-2018","Credit","100.10","100.10"};</text:p>
          </table:table-cell>
        </table:table-row>
        <table:table-row table:style-name="ro2">
          <table:table-cell office:value-type="string" calcext:value-type="string">
            <text:p>String[]</text:p>
          </table:table-cell>
          <table:table-cell office:value-type="string" calcext:value-type="string">
            <text:p><text:s/>trans390</text:p>
          </table:table-cell>
          <table:table-cell office:value-type="string" calcext:value-type="string">
            <text:p>=</text:p>
          </table:table-cell>
          <table:table-cell office:value-type="string" calcext:value-type="string">
            <text:p><text:s/>{"01-Sep-2018","Credit","100.10","100.10"};</text:p>
          </table:table-cell>
          <table:table-cell table:formula="of:=COM.MICROSOFT.CONCAT([.A391];[.B391];[.C391];[.D391])" office:value-type="string" office:string-value="String[] trans390= {&quot;01-Sep-2018&quot;,&quot;Credit&quot;,&quot;100.10&quot;,&quot;100.10&quot;};" calcext:value-type="string">
            <text:p>String[] trans390= {"01-Sep-2018","Credit","100.10","100.10"};</text:p>
          </table:table-cell>
        </table:table-row>
        <table:table-row table:style-name="ro2">
          <table:table-cell office:value-type="string" calcext:value-type="string">
            <text:p>String[]</text:p>
          </table:table-cell>
          <table:table-cell office:value-type="string" calcext:value-type="string">
            <text:p><text:s/>trans391</text:p>
          </table:table-cell>
          <table:table-cell office:value-type="string" calcext:value-type="string">
            <text:p>=</text:p>
          </table:table-cell>
          <table:table-cell office:value-type="string" calcext:value-type="string">
            <text:p><text:s/>{"01-Sep-2018","Credit","100.10","100.10"};</text:p>
          </table:table-cell>
          <table:table-cell table:formula="of:=COM.MICROSOFT.CONCAT([.A392];[.B392];[.C392];[.D392])" office:value-type="string" office:string-value="String[] trans391= {&quot;01-Sep-2018&quot;,&quot;Credit&quot;,&quot;100.10&quot;,&quot;100.10&quot;};" calcext:value-type="string">
            <text:p>String[] trans391= {"01-Sep-2018","Credit","100.10","100.10"};</text:p>
          </table:table-cell>
        </table:table-row>
        <table:table-row table:style-name="ro2">
          <table:table-cell office:value-type="string" calcext:value-type="string">
            <text:p>String[]</text:p>
          </table:table-cell>
          <table:table-cell office:value-type="string" calcext:value-type="string">
            <text:p><text:s/>trans392</text:p>
          </table:table-cell>
          <table:table-cell office:value-type="string" calcext:value-type="string">
            <text:p>=</text:p>
          </table:table-cell>
          <table:table-cell office:value-type="string" calcext:value-type="string">
            <text:p><text:s/>{"01-Sep-2018","Credit","100.10","100.10"};</text:p>
          </table:table-cell>
          <table:table-cell table:formula="of:=COM.MICROSOFT.CONCAT([.A393];[.B393];[.C393];[.D393])" office:value-type="string" office:string-value="String[] trans392= {&quot;01-Sep-2018&quot;,&quot;Credit&quot;,&quot;100.10&quot;,&quot;100.10&quot;};" calcext:value-type="string">
            <text:p>String[] trans392= {"01-Sep-2018","Credit","100.10","100.10"};</text:p>
          </table:table-cell>
        </table:table-row>
        <table:table-row table:style-name="ro2">
          <table:table-cell office:value-type="string" calcext:value-type="string">
            <text:p>String[]</text:p>
          </table:table-cell>
          <table:table-cell office:value-type="string" calcext:value-type="string">
            <text:p><text:s/>trans393</text:p>
          </table:table-cell>
          <table:table-cell office:value-type="string" calcext:value-type="string">
            <text:p>=</text:p>
          </table:table-cell>
          <table:table-cell office:value-type="string" calcext:value-type="string">
            <text:p><text:s/>{"01-Sep-2018","Credit","100.10","100.10"};</text:p>
          </table:table-cell>
          <table:table-cell table:formula="of:=COM.MICROSOFT.CONCAT([.A394];[.B394];[.C394];[.D394])" office:value-type="string" office:string-value="String[] trans393= {&quot;01-Sep-2018&quot;,&quot;Credit&quot;,&quot;100.10&quot;,&quot;100.10&quot;};" calcext:value-type="string">
            <text:p>String[] trans393= {"01-Sep-2018","Credit","100.10","100.10"};</text:p>
          </table:table-cell>
        </table:table-row>
        <table:table-row table:style-name="ro2">
          <table:table-cell office:value-type="string" calcext:value-type="string">
            <text:p>String[]</text:p>
          </table:table-cell>
          <table:table-cell office:value-type="string" calcext:value-type="string">
            <text:p><text:s/>trans394</text:p>
          </table:table-cell>
          <table:table-cell office:value-type="string" calcext:value-type="string">
            <text:p>=</text:p>
          </table:table-cell>
          <table:table-cell office:value-type="string" calcext:value-type="string">
            <text:p><text:s/>{"01-Sep-2018","Credit","100.10","100.10"};</text:p>
          </table:table-cell>
          <table:table-cell table:formula="of:=COM.MICROSOFT.CONCAT([.A395];[.B395];[.C395];[.D395])" office:value-type="string" office:string-value="String[] trans394= {&quot;01-Sep-2018&quot;,&quot;Credit&quot;,&quot;100.10&quot;,&quot;100.10&quot;};" calcext:value-type="string">
            <text:p>String[] trans394= {"01-Sep-2018","Credit","100.10","100.10"};</text:p>
          </table:table-cell>
        </table:table-row>
        <table:table-row table:style-name="ro2">
          <table:table-cell office:value-type="string" calcext:value-type="string">
            <text:p>String[]</text:p>
          </table:table-cell>
          <table:table-cell office:value-type="string" calcext:value-type="string">
            <text:p><text:s/>trans395</text:p>
          </table:table-cell>
          <table:table-cell office:value-type="string" calcext:value-type="string">
            <text:p>=</text:p>
          </table:table-cell>
          <table:table-cell office:value-type="string" calcext:value-type="string">
            <text:p><text:s/>{"01-Sep-2018","Credit","100.10","100.10"};</text:p>
          </table:table-cell>
          <table:table-cell table:formula="of:=COM.MICROSOFT.CONCAT([.A396];[.B396];[.C396];[.D396])" office:value-type="string" office:string-value="String[] trans395= {&quot;01-Sep-2018&quot;,&quot;Credit&quot;,&quot;100.10&quot;,&quot;100.10&quot;};" calcext:value-type="string">
            <text:p>String[] trans395= {"01-Sep-2018","Credit","100.10","100.10"};</text:p>
          </table:table-cell>
        </table:table-row>
        <table:table-row table:style-name="ro2">
          <table:table-cell office:value-type="string" calcext:value-type="string">
            <text:p>String[]</text:p>
          </table:table-cell>
          <table:table-cell office:value-type="string" calcext:value-type="string">
            <text:p><text:s/>trans396</text:p>
          </table:table-cell>
          <table:table-cell office:value-type="string" calcext:value-type="string">
            <text:p>=</text:p>
          </table:table-cell>
          <table:table-cell office:value-type="string" calcext:value-type="string">
            <text:p><text:s/>{"01-Sep-2018","Credit","100.10","100.10"};</text:p>
          </table:table-cell>
          <table:table-cell table:formula="of:=COM.MICROSOFT.CONCAT([.A397];[.B397];[.C397];[.D397])" office:value-type="string" office:string-value="String[] trans396= {&quot;01-Sep-2018&quot;,&quot;Credit&quot;,&quot;100.10&quot;,&quot;100.10&quot;};" calcext:value-type="string">
            <text:p>String[] trans396= {"01-Sep-2018","Credit","100.10","100.10"};</text:p>
          </table:table-cell>
        </table:table-row>
        <table:table-row table:style-name="ro2">
          <table:table-cell office:value-type="string" calcext:value-type="string">
            <text:p>String[]</text:p>
          </table:table-cell>
          <table:table-cell office:value-type="string" calcext:value-type="string">
            <text:p><text:s/>trans397</text:p>
          </table:table-cell>
          <table:table-cell office:value-type="string" calcext:value-type="string">
            <text:p>=</text:p>
          </table:table-cell>
          <table:table-cell office:value-type="string" calcext:value-type="string">
            <text:p><text:s/>{"01-Sep-2018","Credit","100.10","100.10"};</text:p>
          </table:table-cell>
          <table:table-cell table:formula="of:=COM.MICROSOFT.CONCAT([.A398];[.B398];[.C398];[.D398])" office:value-type="string" office:string-value="String[] trans397= {&quot;01-Sep-2018&quot;,&quot;Credit&quot;,&quot;100.10&quot;,&quot;100.10&quot;};" calcext:value-type="string">
            <text:p>String[] trans397= {"01-Sep-2018","Credit","100.10","100.10"};</text:p>
          </table:table-cell>
        </table:table-row>
        <table:table-row table:style-name="ro2">
          <table:table-cell office:value-type="string" calcext:value-type="string">
            <text:p>String[]</text:p>
          </table:table-cell>
          <table:table-cell office:value-type="string" calcext:value-type="string">
            <text:p><text:s/>trans398</text:p>
          </table:table-cell>
          <table:table-cell office:value-type="string" calcext:value-type="string">
            <text:p>=</text:p>
          </table:table-cell>
          <table:table-cell office:value-type="string" calcext:value-type="string">
            <text:p><text:s/>{"01-Sep-2018","Credit","100.10","100.10"};</text:p>
          </table:table-cell>
          <table:table-cell table:formula="of:=COM.MICROSOFT.CONCAT([.A399];[.B399];[.C399];[.D399])" office:value-type="string" office:string-value="String[] trans398= {&quot;01-Sep-2018&quot;,&quot;Credit&quot;,&quot;100.10&quot;,&quot;100.10&quot;};" calcext:value-type="string">
            <text:p>String[] trans398= {"01-Sep-2018","Credit","100.10","100.10"};</text:p>
          </table:table-cell>
        </table:table-row>
        <table:table-row table:style-name="ro2">
          <table:table-cell office:value-type="string" calcext:value-type="string">
            <text:p>String[]</text:p>
          </table:table-cell>
          <table:table-cell office:value-type="string" calcext:value-type="string">
            <text:p><text:s/>trans399</text:p>
          </table:table-cell>
          <table:table-cell office:value-type="string" calcext:value-type="string">
            <text:p>=</text:p>
          </table:table-cell>
          <table:table-cell office:value-type="string" calcext:value-type="string">
            <text:p><text:s/>{"01-Sep-2018","Credit","100.10","100.10"};</text:p>
          </table:table-cell>
          <table:table-cell table:formula="of:=COM.MICROSOFT.CONCAT([.A400];[.B400];[.C400];[.D400])" office:value-type="string" office:string-value="String[] trans399= {&quot;01-Sep-2018&quot;,&quot;Credit&quot;,&quot;100.10&quot;,&quot;100.10&quot;};" calcext:value-type="string">
            <text:p>String[] trans399= {"01-Sep-2018","Credit","100.10","100.10"};</text:p>
          </table:table-cell>
        </table:table-row>
        <table:table-row table:style-name="ro2">
          <table:table-cell office:value-type="string" calcext:value-type="string">
            <text:p>String[]</text:p>
          </table:table-cell>
          <table:table-cell office:value-type="string" calcext:value-type="string">
            <text:p><text:s/>trans400</text:p>
          </table:table-cell>
          <table:table-cell office:value-type="string" calcext:value-type="string">
            <text:p>=</text:p>
          </table:table-cell>
          <table:table-cell office:value-type="string" calcext:value-type="string">
            <text:p><text:s/>{"01-Sep-2018","Credit","100.10","100.10"};</text:p>
          </table:table-cell>
          <table:table-cell table:formula="of:=COM.MICROSOFT.CONCAT([.A401];[.B401];[.C401];[.D401])" office:value-type="string" office:string-value="String[] trans400= {&quot;01-Sep-2018&quot;,&quot;Credit&quot;,&quot;100.10&quot;,&quot;100.10&quot;};" calcext:value-type="string">
            <text:p>String[] trans400= {"01-Sep-2018","Credit","100.10","100.10"};</text:p>
          </table:table-cell>
        </table:table-row>
        <table:table-row table:style-name="ro2">
          <table:table-cell office:value-type="string" calcext:value-type="string">
            <text:p>String[]</text:p>
          </table:table-cell>
          <table:table-cell office:value-type="string" calcext:value-type="string">
            <text:p><text:s/>trans401</text:p>
          </table:table-cell>
          <table:table-cell office:value-type="string" calcext:value-type="string">
            <text:p>=</text:p>
          </table:table-cell>
          <table:table-cell office:value-type="string" calcext:value-type="string">
            <text:p><text:s/>{"01-Sep-2018","Credit","100.10","100.10"};</text:p>
          </table:table-cell>
          <table:table-cell table:formula="of:=COM.MICROSOFT.CONCAT([.A402];[.B402];[.C402];[.D402])" office:value-type="string" office:string-value="String[] trans401= {&quot;01-Sep-2018&quot;,&quot;Credit&quot;,&quot;100.10&quot;,&quot;100.10&quot;};" calcext:value-type="string">
            <text:p>String[] trans401= {"01-Sep-2018","Credit","100.10","100.10"};</text:p>
          </table:table-cell>
        </table:table-row>
        <table:table-row table:style-name="ro2">
          <table:table-cell office:value-type="string" calcext:value-type="string">
            <text:p>String[]</text:p>
          </table:table-cell>
          <table:table-cell office:value-type="string" calcext:value-type="string">
            <text:p><text:s/>trans402</text:p>
          </table:table-cell>
          <table:table-cell office:value-type="string" calcext:value-type="string">
            <text:p>=</text:p>
          </table:table-cell>
          <table:table-cell office:value-type="string" calcext:value-type="string">
            <text:p><text:s/>{"01-Sep-2018","Credit","100.10","100.10"};</text:p>
          </table:table-cell>
          <table:table-cell table:formula="of:=COM.MICROSOFT.CONCAT([.A403];[.B403];[.C403];[.D403])" office:value-type="string" office:string-value="String[] trans402= {&quot;01-Sep-2018&quot;,&quot;Credit&quot;,&quot;100.10&quot;,&quot;100.10&quot;};" calcext:value-type="string">
            <text:p>String[] trans402= {"01-Sep-2018","Credit","100.10","100.10"};</text:p>
          </table:table-cell>
        </table:table-row>
        <table:table-row table:style-name="ro2">
          <table:table-cell office:value-type="string" calcext:value-type="string">
            <text:p>String[]</text:p>
          </table:table-cell>
          <table:table-cell office:value-type="string" calcext:value-type="string">
            <text:p><text:s/>trans403</text:p>
          </table:table-cell>
          <table:table-cell office:value-type="string" calcext:value-type="string">
            <text:p>=</text:p>
          </table:table-cell>
          <table:table-cell office:value-type="string" calcext:value-type="string">
            <text:p><text:s/>{"01-Sep-2018","Credit","100.10","100.10"};</text:p>
          </table:table-cell>
          <table:table-cell table:formula="of:=COM.MICROSOFT.CONCAT([.A404];[.B404];[.C404];[.D404])" office:value-type="string" office:string-value="String[] trans403= {&quot;01-Sep-2018&quot;,&quot;Credit&quot;,&quot;100.10&quot;,&quot;100.10&quot;};" calcext:value-type="string">
            <text:p>String[] trans403= {"01-Sep-2018","Credit","100.10","100.10"};</text:p>
          </table:table-cell>
        </table:table-row>
        <table:table-row table:style-name="ro2">
          <table:table-cell office:value-type="string" calcext:value-type="string">
            <text:p>String[]</text:p>
          </table:table-cell>
          <table:table-cell office:value-type="string" calcext:value-type="string">
            <text:p><text:s/>trans404</text:p>
          </table:table-cell>
          <table:table-cell office:value-type="string" calcext:value-type="string">
            <text:p>=</text:p>
          </table:table-cell>
          <table:table-cell office:value-type="string" calcext:value-type="string">
            <text:p><text:s/>{"01-Sep-2018","Credit","100.10","100.10"};</text:p>
          </table:table-cell>
          <table:table-cell table:formula="of:=COM.MICROSOFT.CONCAT([.A405];[.B405];[.C405];[.D405])" office:value-type="string" office:string-value="String[] trans404= {&quot;01-Sep-2018&quot;,&quot;Credit&quot;,&quot;100.10&quot;,&quot;100.10&quot;};" calcext:value-type="string">
            <text:p>String[] trans404= {"01-Sep-2018","Credit","100.10","100.10"};</text:p>
          </table:table-cell>
        </table:table-row>
        <table:table-row table:style-name="ro2">
          <table:table-cell office:value-type="string" calcext:value-type="string">
            <text:p>String[]</text:p>
          </table:table-cell>
          <table:table-cell office:value-type="string" calcext:value-type="string">
            <text:p><text:s/>trans405</text:p>
          </table:table-cell>
          <table:table-cell office:value-type="string" calcext:value-type="string">
            <text:p>=</text:p>
          </table:table-cell>
          <table:table-cell office:value-type="string" calcext:value-type="string">
            <text:p><text:s/>{"01-Sep-2018","Credit","100.10","100.10"};</text:p>
          </table:table-cell>
          <table:table-cell table:formula="of:=COM.MICROSOFT.CONCAT([.A406];[.B406];[.C406];[.D406])" office:value-type="string" office:string-value="String[] trans405= {&quot;01-Sep-2018&quot;,&quot;Credit&quot;,&quot;100.10&quot;,&quot;100.10&quot;};" calcext:value-type="string">
            <text:p>String[] trans405= {"01-Sep-2018","Credit","100.10","100.10"};</text:p>
          </table:table-cell>
        </table:table-row>
        <table:table-row table:style-name="ro2">
          <table:table-cell office:value-type="string" calcext:value-type="string">
            <text:p>String[]</text:p>
          </table:table-cell>
          <table:table-cell office:value-type="string" calcext:value-type="string">
            <text:p><text:s/>trans406</text:p>
          </table:table-cell>
          <table:table-cell office:value-type="string" calcext:value-type="string">
            <text:p>=</text:p>
          </table:table-cell>
          <table:table-cell office:value-type="string" calcext:value-type="string">
            <text:p><text:s/>{"01-Sep-2018","Credit","100.10","100.10"};</text:p>
          </table:table-cell>
          <table:table-cell table:formula="of:=COM.MICROSOFT.CONCAT([.A407];[.B407];[.C407];[.D407])" office:value-type="string" office:string-value="String[] trans406= {&quot;01-Sep-2018&quot;,&quot;Credit&quot;,&quot;100.10&quot;,&quot;100.10&quot;};" calcext:value-type="string">
            <text:p>String[] trans406= {"01-Sep-2018","Credit","100.10","100.10"};</text:p>
          </table:table-cell>
        </table:table-row>
        <table:table-row table:style-name="ro2">
          <table:table-cell office:value-type="string" calcext:value-type="string">
            <text:p>String[]</text:p>
          </table:table-cell>
          <table:table-cell office:value-type="string" calcext:value-type="string">
            <text:p><text:s/>trans407</text:p>
          </table:table-cell>
          <table:table-cell office:value-type="string" calcext:value-type="string">
            <text:p>=</text:p>
          </table:table-cell>
          <table:table-cell office:value-type="string" calcext:value-type="string">
            <text:p><text:s/>{"01-Sep-2018","Credit","100.10","100.10"};</text:p>
          </table:table-cell>
          <table:table-cell table:formula="of:=COM.MICROSOFT.CONCAT([.A408];[.B408];[.C408];[.D408])" office:value-type="string" office:string-value="String[] trans407= {&quot;01-Sep-2018&quot;,&quot;Credit&quot;,&quot;100.10&quot;,&quot;100.10&quot;};" calcext:value-type="string">
            <text:p>String[] trans407= {"01-Sep-2018","Credit","100.10","100.10"};</text:p>
          </table:table-cell>
        </table:table-row>
        <table:table-row table:style-name="ro2">
          <table:table-cell office:value-type="string" calcext:value-type="string">
            <text:p>String[]</text:p>
          </table:table-cell>
          <table:table-cell office:value-type="string" calcext:value-type="string">
            <text:p><text:s/>trans408</text:p>
          </table:table-cell>
          <table:table-cell office:value-type="string" calcext:value-type="string">
            <text:p>=</text:p>
          </table:table-cell>
          <table:table-cell office:value-type="string" calcext:value-type="string">
            <text:p><text:s/>{"01-Sep-2018","Credit","100.10","100.10"};</text:p>
          </table:table-cell>
          <table:table-cell table:formula="of:=COM.MICROSOFT.CONCAT([.A409];[.B409];[.C409];[.D409])" office:value-type="string" office:string-value="String[] trans408= {&quot;01-Sep-2018&quot;,&quot;Credit&quot;,&quot;100.10&quot;,&quot;100.10&quot;};" calcext:value-type="string">
            <text:p>String[] trans408= {"01-Sep-2018","Credit","100.10","100.10"};</text:p>
          </table:table-cell>
        </table:table-row>
        <table:table-row table:style-name="ro2">
          <table:table-cell office:value-type="string" calcext:value-type="string">
            <text:p>String[]</text:p>
          </table:table-cell>
          <table:table-cell office:value-type="string" calcext:value-type="string">
            <text:p><text:s/>trans409</text:p>
          </table:table-cell>
          <table:table-cell office:value-type="string" calcext:value-type="string">
            <text:p>=</text:p>
          </table:table-cell>
          <table:table-cell office:value-type="string" calcext:value-type="string">
            <text:p><text:s/>{"01-Sep-2018","Credit","100.10","100.10"};</text:p>
          </table:table-cell>
          <table:table-cell table:formula="of:=COM.MICROSOFT.CONCAT([.A410];[.B410];[.C410];[.D410])" office:value-type="string" office:string-value="String[] trans409= {&quot;01-Sep-2018&quot;,&quot;Credit&quot;,&quot;100.10&quot;,&quot;100.10&quot;};" calcext:value-type="string">
            <text:p>String[] trans409= {"01-Sep-2018","Credit","100.10","100.10"};</text:p>
          </table:table-cell>
        </table:table-row>
        <table:table-row table:style-name="ro2">
          <table:table-cell office:value-type="string" calcext:value-type="string">
            <text:p>String[]</text:p>
          </table:table-cell>
          <table:table-cell office:value-type="string" calcext:value-type="string">
            <text:p><text:s/>trans410</text:p>
          </table:table-cell>
          <table:table-cell office:value-type="string" calcext:value-type="string">
            <text:p>=</text:p>
          </table:table-cell>
          <table:table-cell office:value-type="string" calcext:value-type="string">
            <text:p><text:s/>{"01-Sep-2018","Credit","100.10","100.10"};</text:p>
          </table:table-cell>
          <table:table-cell table:formula="of:=COM.MICROSOFT.CONCAT([.A411];[.B411];[.C411];[.D411])" office:value-type="string" office:string-value="String[] trans410= {&quot;01-Sep-2018&quot;,&quot;Credit&quot;,&quot;100.10&quot;,&quot;100.10&quot;};" calcext:value-type="string">
            <text:p>String[] trans410= {"01-Sep-2018","Credit","100.10","100.10"};</text:p>
          </table:table-cell>
        </table:table-row>
        <table:table-row table:style-name="ro2">
          <table:table-cell office:value-type="string" calcext:value-type="string">
            <text:p>String[]</text:p>
          </table:table-cell>
          <table:table-cell office:value-type="string" calcext:value-type="string">
            <text:p><text:s/>trans411</text:p>
          </table:table-cell>
          <table:table-cell office:value-type="string" calcext:value-type="string">
            <text:p>=</text:p>
          </table:table-cell>
          <table:table-cell office:value-type="string" calcext:value-type="string">
            <text:p><text:s/>{"01-Sep-2018","Credit","100.10","100.10"};</text:p>
          </table:table-cell>
          <table:table-cell table:formula="of:=COM.MICROSOFT.CONCAT([.A412];[.B412];[.C412];[.D412])" office:value-type="string" office:string-value="String[] trans411= {&quot;01-Sep-2018&quot;,&quot;Credit&quot;,&quot;100.10&quot;,&quot;100.10&quot;};" calcext:value-type="string">
            <text:p>String[] trans411= {"01-Sep-2018","Credit","100.10","100.10"};</text:p>
          </table:table-cell>
        </table:table-row>
        <table:table-row table:style-name="ro2">
          <table:table-cell office:value-type="string" calcext:value-type="string">
            <text:p>String[]</text:p>
          </table:table-cell>
          <table:table-cell office:value-type="string" calcext:value-type="string">
            <text:p><text:s/>trans412</text:p>
          </table:table-cell>
          <table:table-cell office:value-type="string" calcext:value-type="string">
            <text:p>=</text:p>
          </table:table-cell>
          <table:table-cell office:value-type="string" calcext:value-type="string">
            <text:p><text:s/>{"01-Sep-2018","Credit","100.10","100.10"};</text:p>
          </table:table-cell>
          <table:table-cell table:formula="of:=COM.MICROSOFT.CONCAT([.A413];[.B413];[.C413];[.D413])" office:value-type="string" office:string-value="String[] trans412= {&quot;01-Sep-2018&quot;,&quot;Credit&quot;,&quot;100.10&quot;,&quot;100.10&quot;};" calcext:value-type="string">
            <text:p>String[] trans412= {"01-Sep-2018","Credit","100.10","100.10"};</text:p>
          </table:table-cell>
        </table:table-row>
        <table:table-row table:style-name="ro2">
          <table:table-cell office:value-type="string" calcext:value-type="string">
            <text:p>String[]</text:p>
          </table:table-cell>
          <table:table-cell office:value-type="string" calcext:value-type="string">
            <text:p><text:s/>trans413</text:p>
          </table:table-cell>
          <table:table-cell office:value-type="string" calcext:value-type="string">
            <text:p>=</text:p>
          </table:table-cell>
          <table:table-cell office:value-type="string" calcext:value-type="string">
            <text:p><text:s/>{"01-Sep-2018","Credit","100.10","100.10"};</text:p>
          </table:table-cell>
          <table:table-cell table:formula="of:=COM.MICROSOFT.CONCAT([.A414];[.B414];[.C414];[.D414])" office:value-type="string" office:string-value="String[] trans413= {&quot;01-Sep-2018&quot;,&quot;Credit&quot;,&quot;100.10&quot;,&quot;100.10&quot;};" calcext:value-type="string">
            <text:p>String[] trans413= {"01-Sep-2018","Credit","100.10","100.10"};</text:p>
          </table:table-cell>
        </table:table-row>
        <table:table-row table:style-name="ro2">
          <table:table-cell office:value-type="string" calcext:value-type="string">
            <text:p>String[]</text:p>
          </table:table-cell>
          <table:table-cell office:value-type="string" calcext:value-type="string">
            <text:p><text:s/>trans414</text:p>
          </table:table-cell>
          <table:table-cell office:value-type="string" calcext:value-type="string">
            <text:p>=</text:p>
          </table:table-cell>
          <table:table-cell office:value-type="string" calcext:value-type="string">
            <text:p><text:s/>{"01-Sep-2018","Credit","100.10","100.10"};</text:p>
          </table:table-cell>
          <table:table-cell table:formula="of:=COM.MICROSOFT.CONCAT([.A415];[.B415];[.C415];[.D415])" office:value-type="string" office:string-value="String[] trans414= {&quot;01-Sep-2018&quot;,&quot;Credit&quot;,&quot;100.10&quot;,&quot;100.10&quot;};" calcext:value-type="string">
            <text:p>String[] trans414= {"01-Sep-2018","Credit","100.10","100.10"};</text:p>
          </table:table-cell>
        </table:table-row>
        <table:table-row table:style-name="ro2">
          <table:table-cell office:value-type="string" calcext:value-type="string">
            <text:p>String[]</text:p>
          </table:table-cell>
          <table:table-cell office:value-type="string" calcext:value-type="string">
            <text:p><text:s/>trans415</text:p>
          </table:table-cell>
          <table:table-cell office:value-type="string" calcext:value-type="string">
            <text:p>=</text:p>
          </table:table-cell>
          <table:table-cell office:value-type="string" calcext:value-type="string">
            <text:p><text:s/>{"01-Sep-2018","Credit","100.10","100.10"};</text:p>
          </table:table-cell>
          <table:table-cell table:formula="of:=COM.MICROSOFT.CONCAT([.A416];[.B416];[.C416];[.D416])" office:value-type="string" office:string-value="String[] trans415= {&quot;01-Sep-2018&quot;,&quot;Credit&quot;,&quot;100.10&quot;,&quot;100.10&quot;};" calcext:value-type="string">
            <text:p>String[] trans415= {"01-Sep-2018","Credit","100.10","100.10"};</text:p>
          </table:table-cell>
        </table:table-row>
        <table:table-row table:style-name="ro2">
          <table:table-cell office:value-type="string" calcext:value-type="string">
            <text:p>String[]</text:p>
          </table:table-cell>
          <table:table-cell office:value-type="string" calcext:value-type="string">
            <text:p><text:s/>trans416</text:p>
          </table:table-cell>
          <table:table-cell office:value-type="string" calcext:value-type="string">
            <text:p>=</text:p>
          </table:table-cell>
          <table:table-cell office:value-type="string" calcext:value-type="string">
            <text:p><text:s/>{"01-Sep-2018","Credit","100.10","100.10"};</text:p>
          </table:table-cell>
          <table:table-cell table:formula="of:=COM.MICROSOFT.CONCAT([.A417];[.B417];[.C417];[.D417])" office:value-type="string" office:string-value="String[] trans416= {&quot;01-Sep-2018&quot;,&quot;Credit&quot;,&quot;100.10&quot;,&quot;100.10&quot;};" calcext:value-type="string">
            <text:p>String[] trans416= {"01-Sep-2018","Credit","100.10","100.10"};</text:p>
          </table:table-cell>
        </table:table-row>
        <table:table-row table:style-name="ro2">
          <table:table-cell office:value-type="string" calcext:value-type="string">
            <text:p>String[]</text:p>
          </table:table-cell>
          <table:table-cell office:value-type="string" calcext:value-type="string">
            <text:p><text:s/>trans417</text:p>
          </table:table-cell>
          <table:table-cell office:value-type="string" calcext:value-type="string">
            <text:p>=</text:p>
          </table:table-cell>
          <table:table-cell office:value-type="string" calcext:value-type="string">
            <text:p><text:s/>{"01-Sep-2018","Credit","100.10","100.10"};</text:p>
          </table:table-cell>
          <table:table-cell table:formula="of:=COM.MICROSOFT.CONCAT([.A418];[.B418];[.C418];[.D418])" office:value-type="string" office:string-value="String[] trans417= {&quot;01-Sep-2018&quot;,&quot;Credit&quot;,&quot;100.10&quot;,&quot;100.10&quot;};" calcext:value-type="string">
            <text:p>String[] trans417= {"01-Sep-2018","Credit","100.10","100.10"};</text:p>
          </table:table-cell>
        </table:table-row>
        <table:table-row table:style-name="ro2">
          <table:table-cell office:value-type="string" calcext:value-type="string">
            <text:p>String[]</text:p>
          </table:table-cell>
          <table:table-cell office:value-type="string" calcext:value-type="string">
            <text:p><text:s/>trans418</text:p>
          </table:table-cell>
          <table:table-cell office:value-type="string" calcext:value-type="string">
            <text:p>=</text:p>
          </table:table-cell>
          <table:table-cell office:value-type="string" calcext:value-type="string">
            <text:p><text:s/>{"01-Sep-2018","Credit","100.10","100.10"};</text:p>
          </table:table-cell>
          <table:table-cell table:formula="of:=COM.MICROSOFT.CONCAT([.A419];[.B419];[.C419];[.D419])" office:value-type="string" office:string-value="String[] trans418= {&quot;01-Sep-2018&quot;,&quot;Credit&quot;,&quot;100.10&quot;,&quot;100.10&quot;};" calcext:value-type="string">
            <text:p>String[] trans418= {"01-Sep-2018","Credit","100.10","100.10"};</text:p>
          </table:table-cell>
        </table:table-row>
        <table:table-row table:style-name="ro2">
          <table:table-cell office:value-type="string" calcext:value-type="string">
            <text:p>String[]</text:p>
          </table:table-cell>
          <table:table-cell office:value-type="string" calcext:value-type="string">
            <text:p><text:s/>trans419</text:p>
          </table:table-cell>
          <table:table-cell office:value-type="string" calcext:value-type="string">
            <text:p>=</text:p>
          </table:table-cell>
          <table:table-cell office:value-type="string" calcext:value-type="string">
            <text:p><text:s/>{"01-Sep-2018","Credit","100.10","100.10"};</text:p>
          </table:table-cell>
          <table:table-cell table:formula="of:=COM.MICROSOFT.CONCAT([.A420];[.B420];[.C420];[.D420])" office:value-type="string" office:string-value="String[] trans419= {&quot;01-Sep-2018&quot;,&quot;Credit&quot;,&quot;100.10&quot;,&quot;100.10&quot;};" calcext:value-type="string">
            <text:p>String[] trans419= {"01-Sep-2018","Credit","100.10","100.10"};</text:p>
          </table:table-cell>
        </table:table-row>
        <table:table-row table:style-name="ro2">
          <table:table-cell office:value-type="string" calcext:value-type="string">
            <text:p>String[]</text:p>
          </table:table-cell>
          <table:table-cell office:value-type="string" calcext:value-type="string">
            <text:p><text:s/>trans420</text:p>
          </table:table-cell>
          <table:table-cell office:value-type="string" calcext:value-type="string">
            <text:p>=</text:p>
          </table:table-cell>
          <table:table-cell office:value-type="string" calcext:value-type="string">
            <text:p><text:s/>{"01-Sep-2018","Credit","100.10","100.10"};</text:p>
          </table:table-cell>
          <table:table-cell table:formula="of:=COM.MICROSOFT.CONCAT([.A421];[.B421];[.C421];[.D421])" office:value-type="string" office:string-value="String[] trans420= {&quot;01-Sep-2018&quot;,&quot;Credit&quot;,&quot;100.10&quot;,&quot;100.10&quot;};" calcext:value-type="string">
            <text:p>String[] trans420= {"01-Sep-2018","Credit","100.10","100.10"};</text:p>
          </table:table-cell>
        </table:table-row>
        <table:table-row table:style-name="ro2">
          <table:table-cell office:value-type="string" calcext:value-type="string">
            <text:p>String[]</text:p>
          </table:table-cell>
          <table:table-cell office:value-type="string" calcext:value-type="string">
            <text:p><text:s/>trans421</text:p>
          </table:table-cell>
          <table:table-cell office:value-type="string" calcext:value-type="string">
            <text:p>=</text:p>
          </table:table-cell>
          <table:table-cell office:value-type="string" calcext:value-type="string">
            <text:p><text:s/>{"01-Sep-2018","Credit","100.10","100.10"};</text:p>
          </table:table-cell>
          <table:table-cell table:formula="of:=COM.MICROSOFT.CONCAT([.A422];[.B422];[.C422];[.D422])" office:value-type="string" office:string-value="String[] trans421= {&quot;01-Sep-2018&quot;,&quot;Credit&quot;,&quot;100.10&quot;,&quot;100.10&quot;};" calcext:value-type="string">
            <text:p>String[] trans421= {"01-Sep-2018","Credit","100.10","100.10"};</text:p>
          </table:table-cell>
        </table:table-row>
        <table:table-row table:style-name="ro2">
          <table:table-cell office:value-type="string" calcext:value-type="string">
            <text:p>String[]</text:p>
          </table:table-cell>
          <table:table-cell office:value-type="string" calcext:value-type="string">
            <text:p><text:s/>trans422</text:p>
          </table:table-cell>
          <table:table-cell office:value-type="string" calcext:value-type="string">
            <text:p>=</text:p>
          </table:table-cell>
          <table:table-cell office:value-type="string" calcext:value-type="string">
            <text:p><text:s/>{"01-Sep-2018","Credit","100.10","100.10"};</text:p>
          </table:table-cell>
          <table:table-cell table:formula="of:=COM.MICROSOFT.CONCAT([.A423];[.B423];[.C423];[.D423])" office:value-type="string" office:string-value="String[] trans422= {&quot;01-Sep-2018&quot;,&quot;Credit&quot;,&quot;100.10&quot;,&quot;100.10&quot;};" calcext:value-type="string">
            <text:p>String[] trans422= {"01-Sep-2018","Credit","100.10","100.10"};</text:p>
          </table:table-cell>
        </table:table-row>
        <table:table-row table:style-name="ro2">
          <table:table-cell office:value-type="string" calcext:value-type="string">
            <text:p>String[]</text:p>
          </table:table-cell>
          <table:table-cell office:value-type="string" calcext:value-type="string">
            <text:p><text:s/>trans423</text:p>
          </table:table-cell>
          <table:table-cell office:value-type="string" calcext:value-type="string">
            <text:p>=</text:p>
          </table:table-cell>
          <table:table-cell office:value-type="string" calcext:value-type="string">
            <text:p><text:s/>{"01-Sep-2018","Credit","100.10","100.10"};</text:p>
          </table:table-cell>
          <table:table-cell table:formula="of:=COM.MICROSOFT.CONCAT([.A424];[.B424];[.C424];[.D424])" office:value-type="string" office:string-value="String[] trans423= {&quot;01-Sep-2018&quot;,&quot;Credit&quot;,&quot;100.10&quot;,&quot;100.10&quot;};" calcext:value-type="string">
            <text:p>String[] trans423= {"01-Sep-2018","Credit","100.10","100.10"};</text:p>
          </table:table-cell>
        </table:table-row>
        <table:table-row table:style-name="ro2">
          <table:table-cell office:value-type="string" calcext:value-type="string">
            <text:p>String[]</text:p>
          </table:table-cell>
          <table:table-cell office:value-type="string" calcext:value-type="string">
            <text:p><text:s/>trans424</text:p>
          </table:table-cell>
          <table:table-cell office:value-type="string" calcext:value-type="string">
            <text:p>=</text:p>
          </table:table-cell>
          <table:table-cell office:value-type="string" calcext:value-type="string">
            <text:p><text:s/>{"01-Sep-2018","Credit","100.10","100.10"};</text:p>
          </table:table-cell>
          <table:table-cell table:formula="of:=COM.MICROSOFT.CONCAT([.A425];[.B425];[.C425];[.D425])" office:value-type="string" office:string-value="String[] trans424= {&quot;01-Sep-2018&quot;,&quot;Credit&quot;,&quot;100.10&quot;,&quot;100.10&quot;};" calcext:value-type="string">
            <text:p>String[] trans424= {"01-Sep-2018","Credit","100.10","100.10"};</text:p>
          </table:table-cell>
        </table:table-row>
        <table:table-row table:style-name="ro2">
          <table:table-cell office:value-type="string" calcext:value-type="string">
            <text:p>String[]</text:p>
          </table:table-cell>
          <table:table-cell office:value-type="string" calcext:value-type="string">
            <text:p><text:s/>trans425</text:p>
          </table:table-cell>
          <table:table-cell office:value-type="string" calcext:value-type="string">
            <text:p>=</text:p>
          </table:table-cell>
          <table:table-cell office:value-type="string" calcext:value-type="string">
            <text:p><text:s/>{"01-Sep-2018","Credit","100.10","100.10"};</text:p>
          </table:table-cell>
          <table:table-cell table:formula="of:=COM.MICROSOFT.CONCAT([.A426];[.B426];[.C426];[.D426])" office:value-type="string" office:string-value="String[] trans425= {&quot;01-Sep-2018&quot;,&quot;Credit&quot;,&quot;100.10&quot;,&quot;100.10&quot;};" calcext:value-type="string">
            <text:p>String[] trans425= {"01-Sep-2018","Credit","100.10","100.10"};</text:p>
          </table:table-cell>
        </table:table-row>
        <table:table-row table:style-name="ro2">
          <table:table-cell office:value-type="string" calcext:value-type="string">
            <text:p>String[]</text:p>
          </table:table-cell>
          <table:table-cell office:value-type="string" calcext:value-type="string">
            <text:p><text:s/>trans426</text:p>
          </table:table-cell>
          <table:table-cell office:value-type="string" calcext:value-type="string">
            <text:p>=</text:p>
          </table:table-cell>
          <table:table-cell office:value-type="string" calcext:value-type="string">
            <text:p><text:s/>{"01-Sep-2018","Credit","100.10","100.10"};</text:p>
          </table:table-cell>
          <table:table-cell table:formula="of:=COM.MICROSOFT.CONCAT([.A427];[.B427];[.C427];[.D427])" office:value-type="string" office:string-value="String[] trans426= {&quot;01-Sep-2018&quot;,&quot;Credit&quot;,&quot;100.10&quot;,&quot;100.10&quot;};" calcext:value-type="string">
            <text:p>String[] trans426= {"01-Sep-2018","Credit","100.10","100.10"};</text:p>
          </table:table-cell>
        </table:table-row>
        <table:table-row table:style-name="ro2">
          <table:table-cell office:value-type="string" calcext:value-type="string">
            <text:p>String[]</text:p>
          </table:table-cell>
          <table:table-cell office:value-type="string" calcext:value-type="string">
            <text:p><text:s/>trans427</text:p>
          </table:table-cell>
          <table:table-cell office:value-type="string" calcext:value-type="string">
            <text:p>=</text:p>
          </table:table-cell>
          <table:table-cell office:value-type="string" calcext:value-type="string">
            <text:p><text:s/>{"01-Sep-2018","Credit","100.10","100.10"};</text:p>
          </table:table-cell>
          <table:table-cell table:formula="of:=COM.MICROSOFT.CONCAT([.A428];[.B428];[.C428];[.D428])" office:value-type="string" office:string-value="String[] trans427= {&quot;01-Sep-2018&quot;,&quot;Credit&quot;,&quot;100.10&quot;,&quot;100.10&quot;};" calcext:value-type="string">
            <text:p>String[] trans427= {"01-Sep-2018","Credit","100.10","100.10"};</text:p>
          </table:table-cell>
        </table:table-row>
        <table:table-row table:style-name="ro2">
          <table:table-cell office:value-type="string" calcext:value-type="string">
            <text:p>String[]</text:p>
          </table:table-cell>
          <table:table-cell office:value-type="string" calcext:value-type="string">
            <text:p><text:s/>trans428</text:p>
          </table:table-cell>
          <table:table-cell office:value-type="string" calcext:value-type="string">
            <text:p>=</text:p>
          </table:table-cell>
          <table:table-cell office:value-type="string" calcext:value-type="string">
            <text:p><text:s/>{"01-Sep-2018","Credit","100.10","100.10"};</text:p>
          </table:table-cell>
          <table:table-cell table:formula="of:=COM.MICROSOFT.CONCAT([.A429];[.B429];[.C429];[.D429])" office:value-type="string" office:string-value="String[] trans428= {&quot;01-Sep-2018&quot;,&quot;Credit&quot;,&quot;100.10&quot;,&quot;100.10&quot;};" calcext:value-type="string">
            <text:p>String[] trans428= {"01-Sep-2018","Credit","100.10","100.10"};</text:p>
          </table:table-cell>
        </table:table-row>
        <table:table-row table:style-name="ro2">
          <table:table-cell office:value-type="string" calcext:value-type="string">
            <text:p>String[]</text:p>
          </table:table-cell>
          <table:table-cell office:value-type="string" calcext:value-type="string">
            <text:p><text:s/>trans429</text:p>
          </table:table-cell>
          <table:table-cell office:value-type="string" calcext:value-type="string">
            <text:p>=</text:p>
          </table:table-cell>
          <table:table-cell office:value-type="string" calcext:value-type="string">
            <text:p><text:s/>{"01-Sep-2018","Credit","100.10","100.10"};</text:p>
          </table:table-cell>
          <table:table-cell table:formula="of:=COM.MICROSOFT.CONCAT([.A430];[.B430];[.C430];[.D430])" office:value-type="string" office:string-value="String[] trans429= {&quot;01-Sep-2018&quot;,&quot;Credit&quot;,&quot;100.10&quot;,&quot;100.10&quot;};" calcext:value-type="string">
            <text:p>String[] trans429= {"01-Sep-2018","Credit","100.10","100.10"};</text:p>
          </table:table-cell>
        </table:table-row>
        <table:table-row table:style-name="ro2">
          <table:table-cell office:value-type="string" calcext:value-type="string">
            <text:p>String[]</text:p>
          </table:table-cell>
          <table:table-cell office:value-type="string" calcext:value-type="string">
            <text:p><text:s/>trans430</text:p>
          </table:table-cell>
          <table:table-cell office:value-type="string" calcext:value-type="string">
            <text:p>=</text:p>
          </table:table-cell>
          <table:table-cell office:value-type="string" calcext:value-type="string">
            <text:p><text:s/>{"01-Sep-2018","Credit","100.10","100.10"};</text:p>
          </table:table-cell>
          <table:table-cell table:formula="of:=COM.MICROSOFT.CONCAT([.A431];[.B431];[.C431];[.D431])" office:value-type="string" office:string-value="String[] trans430= {&quot;01-Sep-2018&quot;,&quot;Credit&quot;,&quot;100.10&quot;,&quot;100.10&quot;};" calcext:value-type="string">
            <text:p>String[] trans430= {"01-Sep-2018","Credit","100.10","100.10"};</text:p>
          </table:table-cell>
        </table:table-row>
        <table:table-row table:style-name="ro2">
          <table:table-cell office:value-type="string" calcext:value-type="string">
            <text:p>String[]</text:p>
          </table:table-cell>
          <table:table-cell office:value-type="string" calcext:value-type="string">
            <text:p><text:s/>trans431</text:p>
          </table:table-cell>
          <table:table-cell office:value-type="string" calcext:value-type="string">
            <text:p>=</text:p>
          </table:table-cell>
          <table:table-cell office:value-type="string" calcext:value-type="string">
            <text:p><text:s/>{"01-Sep-2018","Credit","100.10","100.10"};</text:p>
          </table:table-cell>
          <table:table-cell table:formula="of:=COM.MICROSOFT.CONCAT([.A432];[.B432];[.C432];[.D432])" office:value-type="string" office:string-value="String[] trans431= {&quot;01-Sep-2018&quot;,&quot;Credit&quot;,&quot;100.10&quot;,&quot;100.10&quot;};" calcext:value-type="string">
            <text:p>String[] trans431= {"01-Sep-2018","Credit","100.10","100.10"};</text:p>
          </table:table-cell>
        </table:table-row>
        <table:table-row table:style-name="ro2">
          <table:table-cell office:value-type="string" calcext:value-type="string">
            <text:p>String[]</text:p>
          </table:table-cell>
          <table:table-cell office:value-type="string" calcext:value-type="string">
            <text:p><text:s/>trans432</text:p>
          </table:table-cell>
          <table:table-cell office:value-type="string" calcext:value-type="string">
            <text:p>=</text:p>
          </table:table-cell>
          <table:table-cell office:value-type="string" calcext:value-type="string">
            <text:p><text:s/>{"01-Sep-2018","Credit","100.10","100.10"};</text:p>
          </table:table-cell>
          <table:table-cell table:formula="of:=COM.MICROSOFT.CONCAT([.A433];[.B433];[.C433];[.D433])" office:value-type="string" office:string-value="String[] trans432= {&quot;01-Sep-2018&quot;,&quot;Credit&quot;,&quot;100.10&quot;,&quot;100.10&quot;};" calcext:value-type="string">
            <text:p>String[] trans432= {"01-Sep-2018","Credit","100.10","100.10"};</text:p>
          </table:table-cell>
        </table:table-row>
        <table:table-row table:style-name="ro2">
          <table:table-cell office:value-type="string" calcext:value-type="string">
            <text:p>String[]</text:p>
          </table:table-cell>
          <table:table-cell office:value-type="string" calcext:value-type="string">
            <text:p><text:s/>trans433</text:p>
          </table:table-cell>
          <table:table-cell office:value-type="string" calcext:value-type="string">
            <text:p>=</text:p>
          </table:table-cell>
          <table:table-cell office:value-type="string" calcext:value-type="string">
            <text:p><text:s/>{"01-Sep-2018","Credit","100.10","100.10"};</text:p>
          </table:table-cell>
          <table:table-cell table:formula="of:=COM.MICROSOFT.CONCAT([.A434];[.B434];[.C434];[.D434])" office:value-type="string" office:string-value="String[] trans433= {&quot;01-Sep-2018&quot;,&quot;Credit&quot;,&quot;100.10&quot;,&quot;100.10&quot;};" calcext:value-type="string">
            <text:p>String[] trans433= {"01-Sep-2018","Credit","100.10","100.10"};</text:p>
          </table:table-cell>
        </table:table-row>
        <table:table-row table:style-name="ro2">
          <table:table-cell office:value-type="string" calcext:value-type="string">
            <text:p>String[]</text:p>
          </table:table-cell>
          <table:table-cell office:value-type="string" calcext:value-type="string">
            <text:p><text:s/>trans434</text:p>
          </table:table-cell>
          <table:table-cell office:value-type="string" calcext:value-type="string">
            <text:p>=</text:p>
          </table:table-cell>
          <table:table-cell office:value-type="string" calcext:value-type="string">
            <text:p><text:s/>{"01-Sep-2018","Credit","100.10","100.10"};</text:p>
          </table:table-cell>
          <table:table-cell table:formula="of:=COM.MICROSOFT.CONCAT([.A435];[.B435];[.C435];[.D435])" office:value-type="string" office:string-value="String[] trans434= {&quot;01-Sep-2018&quot;,&quot;Credit&quot;,&quot;100.10&quot;,&quot;100.10&quot;};" calcext:value-type="string">
            <text:p>String[] trans434= {"01-Sep-2018","Credit","100.10","100.10"};</text:p>
          </table:table-cell>
        </table:table-row>
        <table:table-row table:style-name="ro2">
          <table:table-cell office:value-type="string" calcext:value-type="string">
            <text:p>String[]</text:p>
          </table:table-cell>
          <table:table-cell office:value-type="string" calcext:value-type="string">
            <text:p><text:s/>trans435</text:p>
          </table:table-cell>
          <table:table-cell office:value-type="string" calcext:value-type="string">
            <text:p>=</text:p>
          </table:table-cell>
          <table:table-cell office:value-type="string" calcext:value-type="string">
            <text:p><text:s/>{"01-Sep-2018","Credit","100.10","100.10"};</text:p>
          </table:table-cell>
          <table:table-cell table:formula="of:=COM.MICROSOFT.CONCAT([.A436];[.B436];[.C436];[.D436])" office:value-type="string" office:string-value="String[] trans435= {&quot;01-Sep-2018&quot;,&quot;Credit&quot;,&quot;100.10&quot;,&quot;100.10&quot;};" calcext:value-type="string">
            <text:p>String[] trans435= {"01-Sep-2018","Credit","100.10","100.10"};</text:p>
          </table:table-cell>
        </table:table-row>
        <table:table-row table:style-name="ro2">
          <table:table-cell office:value-type="string" calcext:value-type="string">
            <text:p>String[]</text:p>
          </table:table-cell>
          <table:table-cell office:value-type="string" calcext:value-type="string">
            <text:p><text:s/>trans436</text:p>
          </table:table-cell>
          <table:table-cell office:value-type="string" calcext:value-type="string">
            <text:p>=</text:p>
          </table:table-cell>
          <table:table-cell office:value-type="string" calcext:value-type="string">
            <text:p><text:s/>{"01-Sep-2018","Credit","100.10","100.10"};</text:p>
          </table:table-cell>
          <table:table-cell table:formula="of:=COM.MICROSOFT.CONCAT([.A437];[.B437];[.C437];[.D437])" office:value-type="string" office:string-value="String[] trans436= {&quot;01-Sep-2018&quot;,&quot;Credit&quot;,&quot;100.10&quot;,&quot;100.10&quot;};" calcext:value-type="string">
            <text:p>String[] trans436= {"01-Sep-2018","Credit","100.10","100.10"};</text:p>
          </table:table-cell>
        </table:table-row>
        <table:table-row table:style-name="ro2">
          <table:table-cell office:value-type="string" calcext:value-type="string">
            <text:p>String[]</text:p>
          </table:table-cell>
          <table:table-cell office:value-type="string" calcext:value-type="string">
            <text:p><text:s/>trans437</text:p>
          </table:table-cell>
          <table:table-cell office:value-type="string" calcext:value-type="string">
            <text:p>=</text:p>
          </table:table-cell>
          <table:table-cell office:value-type="string" calcext:value-type="string">
            <text:p><text:s/>{"01-Sep-2018","Credit","100.10","100.10"};</text:p>
          </table:table-cell>
          <table:table-cell table:formula="of:=COM.MICROSOFT.CONCAT([.A438];[.B438];[.C438];[.D438])" office:value-type="string" office:string-value="String[] trans437= {&quot;01-Sep-2018&quot;,&quot;Credit&quot;,&quot;100.10&quot;,&quot;100.10&quot;};" calcext:value-type="string">
            <text:p>String[] trans437= {"01-Sep-2018","Credit","100.10","100.10"};</text:p>
          </table:table-cell>
        </table:table-row>
        <table:table-row table:style-name="ro2">
          <table:table-cell office:value-type="string" calcext:value-type="string">
            <text:p>String[]</text:p>
          </table:table-cell>
          <table:table-cell office:value-type="string" calcext:value-type="string">
            <text:p><text:s/>trans438</text:p>
          </table:table-cell>
          <table:table-cell office:value-type="string" calcext:value-type="string">
            <text:p>=</text:p>
          </table:table-cell>
          <table:table-cell office:value-type="string" calcext:value-type="string">
            <text:p><text:s/>{"01-Sep-2018","Credit","100.10","100.10"};</text:p>
          </table:table-cell>
          <table:table-cell table:formula="of:=COM.MICROSOFT.CONCAT([.A439];[.B439];[.C439];[.D439])" office:value-type="string" office:string-value="String[] trans438= {&quot;01-Sep-2018&quot;,&quot;Credit&quot;,&quot;100.10&quot;,&quot;100.10&quot;};" calcext:value-type="string">
            <text:p>String[] trans438= {"01-Sep-2018","Credit","100.10","100.10"};</text:p>
          </table:table-cell>
        </table:table-row>
        <table:table-row table:style-name="ro2">
          <table:table-cell office:value-type="string" calcext:value-type="string">
            <text:p>String[]</text:p>
          </table:table-cell>
          <table:table-cell office:value-type="string" calcext:value-type="string">
            <text:p><text:s/>trans439</text:p>
          </table:table-cell>
          <table:table-cell office:value-type="string" calcext:value-type="string">
            <text:p>=</text:p>
          </table:table-cell>
          <table:table-cell office:value-type="string" calcext:value-type="string">
            <text:p><text:s/>{"01-Sep-2018","Credit","100.10","100.10"};</text:p>
          </table:table-cell>
          <table:table-cell table:formula="of:=COM.MICROSOFT.CONCAT([.A440];[.B440];[.C440];[.D440])" office:value-type="string" office:string-value="String[] trans439= {&quot;01-Sep-2018&quot;,&quot;Credit&quot;,&quot;100.10&quot;,&quot;100.10&quot;};" calcext:value-type="string">
            <text:p>String[] trans439= {"01-Sep-2018","Credit","100.10","100.10"};</text:p>
          </table:table-cell>
        </table:table-row>
        <table:table-row table:style-name="ro2">
          <table:table-cell office:value-type="string" calcext:value-type="string">
            <text:p>String[]</text:p>
          </table:table-cell>
          <table:table-cell office:value-type="string" calcext:value-type="string">
            <text:p><text:s/>trans440</text:p>
          </table:table-cell>
          <table:table-cell office:value-type="string" calcext:value-type="string">
            <text:p>=</text:p>
          </table:table-cell>
          <table:table-cell office:value-type="string" calcext:value-type="string">
            <text:p><text:s/>{"01-Sep-2018","Credit","100.10","100.10"};</text:p>
          </table:table-cell>
          <table:table-cell table:formula="of:=COM.MICROSOFT.CONCAT([.A441];[.B441];[.C441];[.D441])" office:value-type="string" office:string-value="String[] trans440= {&quot;01-Sep-2018&quot;,&quot;Credit&quot;,&quot;100.10&quot;,&quot;100.10&quot;};" calcext:value-type="string">
            <text:p>String[] trans440= {"01-Sep-2018","Credit","100.10","100.10"};</text:p>
          </table:table-cell>
        </table:table-row>
        <table:table-row table:style-name="ro2">
          <table:table-cell office:value-type="string" calcext:value-type="string">
            <text:p>String[]</text:p>
          </table:table-cell>
          <table:table-cell office:value-type="string" calcext:value-type="string">
            <text:p><text:s/>trans441</text:p>
          </table:table-cell>
          <table:table-cell office:value-type="string" calcext:value-type="string">
            <text:p>=</text:p>
          </table:table-cell>
          <table:table-cell office:value-type="string" calcext:value-type="string">
            <text:p><text:s/>{"01-Sep-2018","Credit","100.10","100.10"};</text:p>
          </table:table-cell>
          <table:table-cell table:formula="of:=COM.MICROSOFT.CONCAT([.A442];[.B442];[.C442];[.D442])" office:value-type="string" office:string-value="String[] trans441= {&quot;01-Sep-2018&quot;,&quot;Credit&quot;,&quot;100.10&quot;,&quot;100.10&quot;};" calcext:value-type="string">
            <text:p>String[] trans441= {"01-Sep-2018","Credit","100.10","100.10"};</text:p>
          </table:table-cell>
        </table:table-row>
        <table:table-row table:style-name="ro2">
          <table:table-cell office:value-type="string" calcext:value-type="string">
            <text:p>String[]</text:p>
          </table:table-cell>
          <table:table-cell office:value-type="string" calcext:value-type="string">
            <text:p><text:s/>trans442</text:p>
          </table:table-cell>
          <table:table-cell office:value-type="string" calcext:value-type="string">
            <text:p>=</text:p>
          </table:table-cell>
          <table:table-cell office:value-type="string" calcext:value-type="string">
            <text:p><text:s/>{"01-Sep-2018","Credit","100.10","100.10"};</text:p>
          </table:table-cell>
          <table:table-cell table:formula="of:=COM.MICROSOFT.CONCAT([.A443];[.B443];[.C443];[.D443])" office:value-type="string" office:string-value="String[] trans442= {&quot;01-Sep-2018&quot;,&quot;Credit&quot;,&quot;100.10&quot;,&quot;100.10&quot;};" calcext:value-type="string">
            <text:p>String[] trans442= {"01-Sep-2018","Credit","100.10","100.10"};</text:p>
          </table:table-cell>
        </table:table-row>
        <table:table-row table:style-name="ro2">
          <table:table-cell office:value-type="string" calcext:value-type="string">
            <text:p>String[]</text:p>
          </table:table-cell>
          <table:table-cell office:value-type="string" calcext:value-type="string">
            <text:p><text:s/>trans443</text:p>
          </table:table-cell>
          <table:table-cell office:value-type="string" calcext:value-type="string">
            <text:p>=</text:p>
          </table:table-cell>
          <table:table-cell office:value-type="string" calcext:value-type="string">
            <text:p><text:s/>{"01-Sep-2018","Credit","100.10","100.10"};</text:p>
          </table:table-cell>
          <table:table-cell table:formula="of:=COM.MICROSOFT.CONCAT([.A444];[.B444];[.C444];[.D444])" office:value-type="string" office:string-value="String[] trans443= {&quot;01-Sep-2018&quot;,&quot;Credit&quot;,&quot;100.10&quot;,&quot;100.10&quot;};" calcext:value-type="string">
            <text:p>String[] trans443= {"01-Sep-2018","Credit","100.10","100.10"};</text:p>
          </table:table-cell>
        </table:table-row>
        <table:table-row table:style-name="ro2">
          <table:table-cell office:value-type="string" calcext:value-type="string">
            <text:p>String[]</text:p>
          </table:table-cell>
          <table:table-cell office:value-type="string" calcext:value-type="string">
            <text:p><text:s/>trans444</text:p>
          </table:table-cell>
          <table:table-cell office:value-type="string" calcext:value-type="string">
            <text:p>=</text:p>
          </table:table-cell>
          <table:table-cell office:value-type="string" calcext:value-type="string">
            <text:p><text:s/>{"01-Sep-2018","Credit","100.10","100.10"};</text:p>
          </table:table-cell>
          <table:table-cell table:formula="of:=COM.MICROSOFT.CONCAT([.A445];[.B445];[.C445];[.D445])" office:value-type="string" office:string-value="String[] trans444= {&quot;01-Sep-2018&quot;,&quot;Credit&quot;,&quot;100.10&quot;,&quot;100.10&quot;};" calcext:value-type="string">
            <text:p>String[] trans444= {"01-Sep-2018","Credit","100.10","100.10"};</text:p>
          </table:table-cell>
        </table:table-row>
        <table:table-row table:style-name="ro2">
          <table:table-cell office:value-type="string" calcext:value-type="string">
            <text:p>String[]</text:p>
          </table:table-cell>
          <table:table-cell office:value-type="string" calcext:value-type="string">
            <text:p><text:s/>trans445</text:p>
          </table:table-cell>
          <table:table-cell office:value-type="string" calcext:value-type="string">
            <text:p>=</text:p>
          </table:table-cell>
          <table:table-cell office:value-type="string" calcext:value-type="string">
            <text:p><text:s/>{"01-Sep-2018","Credit","100.10","100.10"};</text:p>
          </table:table-cell>
          <table:table-cell table:formula="of:=COM.MICROSOFT.CONCAT([.A446];[.B446];[.C446];[.D446])" office:value-type="string" office:string-value="String[] trans445= {&quot;01-Sep-2018&quot;,&quot;Credit&quot;,&quot;100.10&quot;,&quot;100.10&quot;};" calcext:value-type="string">
            <text:p>String[] trans445= {"01-Sep-2018","Credit","100.10","100.10"};</text:p>
          </table:table-cell>
        </table:table-row>
        <table:table-row table:style-name="ro2">
          <table:table-cell office:value-type="string" calcext:value-type="string">
            <text:p>String[]</text:p>
          </table:table-cell>
          <table:table-cell office:value-type="string" calcext:value-type="string">
            <text:p><text:s/>trans446</text:p>
          </table:table-cell>
          <table:table-cell office:value-type="string" calcext:value-type="string">
            <text:p>=</text:p>
          </table:table-cell>
          <table:table-cell office:value-type="string" calcext:value-type="string">
            <text:p><text:s/>{"01-Sep-2018","Credit","100.10","100.10"};</text:p>
          </table:table-cell>
          <table:table-cell table:formula="of:=COM.MICROSOFT.CONCAT([.A447];[.B447];[.C447];[.D447])" office:value-type="string" office:string-value="String[] trans446= {&quot;01-Sep-2018&quot;,&quot;Credit&quot;,&quot;100.10&quot;,&quot;100.10&quot;};" calcext:value-type="string">
            <text:p>String[] trans446= {"01-Sep-2018","Credit","100.10","100.10"};</text:p>
          </table:table-cell>
        </table:table-row>
        <table:table-row table:style-name="ro2">
          <table:table-cell office:value-type="string" calcext:value-type="string">
            <text:p>String[]</text:p>
          </table:table-cell>
          <table:table-cell office:value-type="string" calcext:value-type="string">
            <text:p><text:s/>trans447</text:p>
          </table:table-cell>
          <table:table-cell office:value-type="string" calcext:value-type="string">
            <text:p>=</text:p>
          </table:table-cell>
          <table:table-cell office:value-type="string" calcext:value-type="string">
            <text:p><text:s/>{"01-Sep-2018","Credit","100.10","100.10"};</text:p>
          </table:table-cell>
          <table:table-cell table:formula="of:=COM.MICROSOFT.CONCAT([.A448];[.B448];[.C448];[.D448])" office:value-type="string" office:string-value="String[] trans447= {&quot;01-Sep-2018&quot;,&quot;Credit&quot;,&quot;100.10&quot;,&quot;100.10&quot;};" calcext:value-type="string">
            <text:p>String[] trans447= {"01-Sep-2018","Credit","100.10","100.10"};</text:p>
          </table:table-cell>
        </table:table-row>
        <table:table-row table:style-name="ro2">
          <table:table-cell office:value-type="string" calcext:value-type="string">
            <text:p>String[]</text:p>
          </table:table-cell>
          <table:table-cell office:value-type="string" calcext:value-type="string">
            <text:p><text:s/>trans448</text:p>
          </table:table-cell>
          <table:table-cell office:value-type="string" calcext:value-type="string">
            <text:p>=</text:p>
          </table:table-cell>
          <table:table-cell office:value-type="string" calcext:value-type="string">
            <text:p><text:s/>{"01-Sep-2018","Credit","100.10","100.10"};</text:p>
          </table:table-cell>
          <table:table-cell table:formula="of:=COM.MICROSOFT.CONCAT([.A449];[.B449];[.C449];[.D449])" office:value-type="string" office:string-value="String[] trans448= {&quot;01-Sep-2018&quot;,&quot;Credit&quot;,&quot;100.10&quot;,&quot;100.10&quot;};" calcext:value-type="string">
            <text:p>String[] trans448= {"01-Sep-2018","Credit","100.10","100.10"};</text:p>
          </table:table-cell>
        </table:table-row>
        <table:table-row table:style-name="ro2">
          <table:table-cell office:value-type="string" calcext:value-type="string">
            <text:p>String[]</text:p>
          </table:table-cell>
          <table:table-cell office:value-type="string" calcext:value-type="string">
            <text:p><text:s/>trans449</text:p>
          </table:table-cell>
          <table:table-cell office:value-type="string" calcext:value-type="string">
            <text:p>=</text:p>
          </table:table-cell>
          <table:table-cell office:value-type="string" calcext:value-type="string">
            <text:p><text:s/>{"01-Sep-2018","Credit","100.10","100.10"};</text:p>
          </table:table-cell>
          <table:table-cell table:formula="of:=COM.MICROSOFT.CONCAT([.A450];[.B450];[.C450];[.D450])" office:value-type="string" office:string-value="String[] trans449= {&quot;01-Sep-2018&quot;,&quot;Credit&quot;,&quot;100.10&quot;,&quot;100.10&quot;};" calcext:value-type="string">
            <text:p>String[] trans449= {"01-Sep-2018","Credit","100.10","100.10"};</text:p>
          </table:table-cell>
        </table:table-row>
        <table:table-row table:style-name="ro2">
          <table:table-cell office:value-type="string" calcext:value-type="string">
            <text:p>String[]</text:p>
          </table:table-cell>
          <table:table-cell office:value-type="string" calcext:value-type="string">
            <text:p><text:s/>trans450</text:p>
          </table:table-cell>
          <table:table-cell office:value-type="string" calcext:value-type="string">
            <text:p>=</text:p>
          </table:table-cell>
          <table:table-cell office:value-type="string" calcext:value-type="string">
            <text:p><text:s/>{"01-Sep-2018","Credit","100.10","100.10"};</text:p>
          </table:table-cell>
          <table:table-cell table:formula="of:=COM.MICROSOFT.CONCAT([.A451];[.B451];[.C451];[.D451])" office:value-type="string" office:string-value="String[] trans450= {&quot;01-Sep-2018&quot;,&quot;Credit&quot;,&quot;100.10&quot;,&quot;100.10&quot;};" calcext:value-type="string">
            <text:p>String[] trans450= {"01-Sep-2018","Credit","100.10","100.10"};</text:p>
          </table:table-cell>
        </table:table-row>
        <table:table-row table:style-name="ro2">
          <table:table-cell office:value-type="string" calcext:value-type="string">
            <text:p>String[]</text:p>
          </table:table-cell>
          <table:table-cell office:value-type="string" calcext:value-type="string">
            <text:p><text:s/>trans451</text:p>
          </table:table-cell>
          <table:table-cell office:value-type="string" calcext:value-type="string">
            <text:p>=</text:p>
          </table:table-cell>
          <table:table-cell office:value-type="string" calcext:value-type="string">
            <text:p><text:s/>{"01-Sep-2018","Credit","100.10","100.10"};</text:p>
          </table:table-cell>
          <table:table-cell table:formula="of:=COM.MICROSOFT.CONCAT([.A452];[.B452];[.C452];[.D452])" office:value-type="string" office:string-value="String[] trans451= {&quot;01-Sep-2018&quot;,&quot;Credit&quot;,&quot;100.10&quot;,&quot;100.10&quot;};" calcext:value-type="string">
            <text:p>String[] trans451= {"01-Sep-2018","Credit","100.10","100.10"};</text:p>
          </table:table-cell>
        </table:table-row>
        <table:table-row table:style-name="ro2">
          <table:table-cell office:value-type="string" calcext:value-type="string">
            <text:p>String[]</text:p>
          </table:table-cell>
          <table:table-cell office:value-type="string" calcext:value-type="string">
            <text:p><text:s/>trans452</text:p>
          </table:table-cell>
          <table:table-cell office:value-type="string" calcext:value-type="string">
            <text:p>=</text:p>
          </table:table-cell>
          <table:table-cell office:value-type="string" calcext:value-type="string">
            <text:p><text:s/>{"01-Sep-2018","Credit","100.10","100.10"};</text:p>
          </table:table-cell>
          <table:table-cell table:formula="of:=COM.MICROSOFT.CONCAT([.A453];[.B453];[.C453];[.D453])" office:value-type="string" office:string-value="String[] trans452= {&quot;01-Sep-2018&quot;,&quot;Credit&quot;,&quot;100.10&quot;,&quot;100.10&quot;};" calcext:value-type="string">
            <text:p>String[] trans452= {"01-Sep-2018","Credit","100.10","100.10"};</text:p>
          </table:table-cell>
        </table:table-row>
        <table:table-row table:style-name="ro2">
          <table:table-cell office:value-type="string" calcext:value-type="string">
            <text:p>String[]</text:p>
          </table:table-cell>
          <table:table-cell office:value-type="string" calcext:value-type="string">
            <text:p><text:s/>trans453</text:p>
          </table:table-cell>
          <table:table-cell office:value-type="string" calcext:value-type="string">
            <text:p>=</text:p>
          </table:table-cell>
          <table:table-cell office:value-type="string" calcext:value-type="string">
            <text:p><text:s/>{"01-Sep-2018","Credit","100.10","100.10"};</text:p>
          </table:table-cell>
          <table:table-cell table:formula="of:=COM.MICROSOFT.CONCAT([.A454];[.B454];[.C454];[.D454])" office:value-type="string" office:string-value="String[] trans453= {&quot;01-Sep-2018&quot;,&quot;Credit&quot;,&quot;100.10&quot;,&quot;100.10&quot;};" calcext:value-type="string">
            <text:p>String[] trans453= {"01-Sep-2018","Credit","100.10","100.10"};</text:p>
          </table:table-cell>
        </table:table-row>
        <table:table-row table:style-name="ro2">
          <table:table-cell office:value-type="string" calcext:value-type="string">
            <text:p>String[]</text:p>
          </table:table-cell>
          <table:table-cell office:value-type="string" calcext:value-type="string">
            <text:p><text:s/>trans454</text:p>
          </table:table-cell>
          <table:table-cell office:value-type="string" calcext:value-type="string">
            <text:p>=</text:p>
          </table:table-cell>
          <table:table-cell office:value-type="string" calcext:value-type="string">
            <text:p><text:s/>{"01-Sep-2018","Credit","100.10","100.10"};</text:p>
          </table:table-cell>
          <table:table-cell table:formula="of:=COM.MICROSOFT.CONCAT([.A455];[.B455];[.C455];[.D455])" office:value-type="string" office:string-value="String[] trans454= {&quot;01-Sep-2018&quot;,&quot;Credit&quot;,&quot;100.10&quot;,&quot;100.10&quot;};" calcext:value-type="string">
            <text:p>String[] trans454= {"01-Sep-2018","Credit","100.10","100.10"};</text:p>
          </table:table-cell>
        </table:table-row>
        <table:table-row table:style-name="ro2">
          <table:table-cell office:value-type="string" calcext:value-type="string">
            <text:p>String[]</text:p>
          </table:table-cell>
          <table:table-cell office:value-type="string" calcext:value-type="string">
            <text:p><text:s/>trans455</text:p>
          </table:table-cell>
          <table:table-cell office:value-type="string" calcext:value-type="string">
            <text:p>=</text:p>
          </table:table-cell>
          <table:table-cell office:value-type="string" calcext:value-type="string">
            <text:p><text:s/>{"01-Sep-2018","Credit","100.10","100.10"};</text:p>
          </table:table-cell>
          <table:table-cell table:formula="of:=COM.MICROSOFT.CONCAT([.A456];[.B456];[.C456];[.D456])" office:value-type="string" office:string-value="String[] trans455= {&quot;01-Sep-2018&quot;,&quot;Credit&quot;,&quot;100.10&quot;,&quot;100.10&quot;};" calcext:value-type="string">
            <text:p>String[] trans455= {"01-Sep-2018","Credit","100.10","100.10"};</text:p>
          </table:table-cell>
        </table:table-row>
        <table:table-row table:style-name="ro2">
          <table:table-cell office:value-type="string" calcext:value-type="string">
            <text:p>String[]</text:p>
          </table:table-cell>
          <table:table-cell office:value-type="string" calcext:value-type="string">
            <text:p><text:s/>trans456</text:p>
          </table:table-cell>
          <table:table-cell office:value-type="string" calcext:value-type="string">
            <text:p>=</text:p>
          </table:table-cell>
          <table:table-cell office:value-type="string" calcext:value-type="string">
            <text:p><text:s/>{"01-Sep-2018","Credit","100.10","100.10"};</text:p>
          </table:table-cell>
          <table:table-cell table:formula="of:=COM.MICROSOFT.CONCAT([.A457];[.B457];[.C457];[.D457])" office:value-type="string" office:string-value="String[] trans456= {&quot;01-Sep-2018&quot;,&quot;Credit&quot;,&quot;100.10&quot;,&quot;100.10&quot;};" calcext:value-type="string">
            <text:p>String[] trans456= {"01-Sep-2018","Credit","100.10","100.10"};</text:p>
          </table:table-cell>
        </table:table-row>
        <table:table-row table:style-name="ro2">
          <table:table-cell office:value-type="string" calcext:value-type="string">
            <text:p>String[]</text:p>
          </table:table-cell>
          <table:table-cell office:value-type="string" calcext:value-type="string">
            <text:p><text:s/>trans457</text:p>
          </table:table-cell>
          <table:table-cell office:value-type="string" calcext:value-type="string">
            <text:p>=</text:p>
          </table:table-cell>
          <table:table-cell office:value-type="string" calcext:value-type="string">
            <text:p><text:s/>{"01-Sep-2018","Credit","100.10","100.10"};</text:p>
          </table:table-cell>
          <table:table-cell table:formula="of:=COM.MICROSOFT.CONCAT([.A458];[.B458];[.C458];[.D458])" office:value-type="string" office:string-value="String[] trans457= {&quot;01-Sep-2018&quot;,&quot;Credit&quot;,&quot;100.10&quot;,&quot;100.10&quot;};" calcext:value-type="string">
            <text:p>String[] trans457= {"01-Sep-2018","Credit","100.10","100.10"};</text:p>
          </table:table-cell>
        </table:table-row>
        <table:table-row table:style-name="ro2">
          <table:table-cell office:value-type="string" calcext:value-type="string">
            <text:p>String[]</text:p>
          </table:table-cell>
          <table:table-cell office:value-type="string" calcext:value-type="string">
            <text:p><text:s/>trans458</text:p>
          </table:table-cell>
          <table:table-cell office:value-type="string" calcext:value-type="string">
            <text:p>=</text:p>
          </table:table-cell>
          <table:table-cell office:value-type="string" calcext:value-type="string">
            <text:p><text:s/>{"01-Sep-2018","Credit","100.10","100.10"};</text:p>
          </table:table-cell>
          <table:table-cell table:formula="of:=COM.MICROSOFT.CONCAT([.A459];[.B459];[.C459];[.D459])" office:value-type="string" office:string-value="String[] trans458= {&quot;01-Sep-2018&quot;,&quot;Credit&quot;,&quot;100.10&quot;,&quot;100.10&quot;};" calcext:value-type="string">
            <text:p>String[] trans458= {"01-Sep-2018","Credit","100.10","100.10"};</text:p>
          </table:table-cell>
        </table:table-row>
        <table:table-row table:style-name="ro2">
          <table:table-cell office:value-type="string" calcext:value-type="string">
            <text:p>String[]</text:p>
          </table:table-cell>
          <table:table-cell office:value-type="string" calcext:value-type="string">
            <text:p><text:s/>trans459</text:p>
          </table:table-cell>
          <table:table-cell office:value-type="string" calcext:value-type="string">
            <text:p>=</text:p>
          </table:table-cell>
          <table:table-cell office:value-type="string" calcext:value-type="string">
            <text:p><text:s/>{"01-Sep-2018","Credit","100.10","100.10"};</text:p>
          </table:table-cell>
          <table:table-cell table:formula="of:=COM.MICROSOFT.CONCAT([.A460];[.B460];[.C460];[.D460])" office:value-type="string" office:string-value="String[] trans459= {&quot;01-Sep-2018&quot;,&quot;Credit&quot;,&quot;100.10&quot;,&quot;100.10&quot;};" calcext:value-type="string">
            <text:p>String[] trans459= {"01-Sep-2018","Credit","100.10","100.10"};</text:p>
          </table:table-cell>
        </table:table-row>
        <table:table-row table:style-name="ro2">
          <table:table-cell office:value-type="string" calcext:value-type="string">
            <text:p>String[]</text:p>
          </table:table-cell>
          <table:table-cell office:value-type="string" calcext:value-type="string">
            <text:p><text:s/>trans460</text:p>
          </table:table-cell>
          <table:table-cell office:value-type="string" calcext:value-type="string">
            <text:p>=</text:p>
          </table:table-cell>
          <table:table-cell office:value-type="string" calcext:value-type="string">
            <text:p><text:s/>{"01-Sep-2018","Credit","100.10","100.10"};</text:p>
          </table:table-cell>
          <table:table-cell table:formula="of:=COM.MICROSOFT.CONCAT([.A461];[.B461];[.C461];[.D461])" office:value-type="string" office:string-value="String[] trans460= {&quot;01-Sep-2018&quot;,&quot;Credit&quot;,&quot;100.10&quot;,&quot;100.10&quot;};" calcext:value-type="string">
            <text:p>String[] trans460= {"01-Sep-2018","Credit","100.10","100.10"};</text:p>
          </table:table-cell>
        </table:table-row>
        <table:table-row table:style-name="ro2">
          <table:table-cell office:value-type="string" calcext:value-type="string">
            <text:p>String[]</text:p>
          </table:table-cell>
          <table:table-cell office:value-type="string" calcext:value-type="string">
            <text:p><text:s/>trans461</text:p>
          </table:table-cell>
          <table:table-cell office:value-type="string" calcext:value-type="string">
            <text:p>=</text:p>
          </table:table-cell>
          <table:table-cell office:value-type="string" calcext:value-type="string">
            <text:p><text:s/>{"01-Sep-2018","Credit","100.10","100.10"};</text:p>
          </table:table-cell>
          <table:table-cell table:formula="of:=COM.MICROSOFT.CONCAT([.A462];[.B462];[.C462];[.D462])" office:value-type="string" office:string-value="String[] trans461= {&quot;01-Sep-2018&quot;,&quot;Credit&quot;,&quot;100.10&quot;,&quot;100.10&quot;};" calcext:value-type="string">
            <text:p>String[] trans461= {"01-Sep-2018","Credit","100.10","100.10"};</text:p>
          </table:table-cell>
        </table:table-row>
        <table:table-row table:style-name="ro2">
          <table:table-cell office:value-type="string" calcext:value-type="string">
            <text:p>String[]</text:p>
          </table:table-cell>
          <table:table-cell office:value-type="string" calcext:value-type="string">
            <text:p><text:s/>trans462</text:p>
          </table:table-cell>
          <table:table-cell office:value-type="string" calcext:value-type="string">
            <text:p>=</text:p>
          </table:table-cell>
          <table:table-cell office:value-type="string" calcext:value-type="string">
            <text:p><text:s/>{"01-Sep-2018","Credit","100.10","100.10"};</text:p>
          </table:table-cell>
          <table:table-cell table:formula="of:=COM.MICROSOFT.CONCAT([.A463];[.B463];[.C463];[.D463])" office:value-type="string" office:string-value="String[] trans462= {&quot;01-Sep-2018&quot;,&quot;Credit&quot;,&quot;100.10&quot;,&quot;100.10&quot;};" calcext:value-type="string">
            <text:p>String[] trans462= {"01-Sep-2018","Credit","100.10","100.10"};</text:p>
          </table:table-cell>
        </table:table-row>
        <table:table-row table:style-name="ro2">
          <table:table-cell office:value-type="string" calcext:value-type="string">
            <text:p>String[]</text:p>
          </table:table-cell>
          <table:table-cell office:value-type="string" calcext:value-type="string">
            <text:p><text:s/>trans463</text:p>
          </table:table-cell>
          <table:table-cell office:value-type="string" calcext:value-type="string">
            <text:p>=</text:p>
          </table:table-cell>
          <table:table-cell office:value-type="string" calcext:value-type="string">
            <text:p><text:s/>{"01-Sep-2018","Credit","100.10","100.10"};</text:p>
          </table:table-cell>
          <table:table-cell table:formula="of:=COM.MICROSOFT.CONCAT([.A464];[.B464];[.C464];[.D464])" office:value-type="string" office:string-value="String[] trans463= {&quot;01-Sep-2018&quot;,&quot;Credit&quot;,&quot;100.10&quot;,&quot;100.10&quot;};" calcext:value-type="string">
            <text:p>String[] trans463= {"01-Sep-2018","Credit","100.10","100.10"};</text:p>
          </table:table-cell>
        </table:table-row>
        <table:table-row table:style-name="ro2">
          <table:table-cell office:value-type="string" calcext:value-type="string">
            <text:p>String[]</text:p>
          </table:table-cell>
          <table:table-cell office:value-type="string" calcext:value-type="string">
            <text:p><text:s/>trans464</text:p>
          </table:table-cell>
          <table:table-cell office:value-type="string" calcext:value-type="string">
            <text:p>=</text:p>
          </table:table-cell>
          <table:table-cell office:value-type="string" calcext:value-type="string">
            <text:p><text:s/>{"01-Sep-2018","Credit","100.10","100.10"};</text:p>
          </table:table-cell>
          <table:table-cell table:formula="of:=COM.MICROSOFT.CONCAT([.A465];[.B465];[.C465];[.D465])" office:value-type="string" office:string-value="String[] trans464= {&quot;01-Sep-2018&quot;,&quot;Credit&quot;,&quot;100.10&quot;,&quot;100.10&quot;};" calcext:value-type="string">
            <text:p>String[] trans464= {"01-Sep-2018","Credit","100.10","100.10"};</text:p>
          </table:table-cell>
        </table:table-row>
        <table:table-row table:style-name="ro2">
          <table:table-cell office:value-type="string" calcext:value-type="string">
            <text:p>String[]</text:p>
          </table:table-cell>
          <table:table-cell office:value-type="string" calcext:value-type="string">
            <text:p><text:s/>trans465</text:p>
          </table:table-cell>
          <table:table-cell office:value-type="string" calcext:value-type="string">
            <text:p>=</text:p>
          </table:table-cell>
          <table:table-cell office:value-type="string" calcext:value-type="string">
            <text:p><text:s/>{"01-Sep-2018","Credit","100.10","100.10"};</text:p>
          </table:table-cell>
          <table:table-cell table:formula="of:=COM.MICROSOFT.CONCAT([.A466];[.B466];[.C466];[.D466])" office:value-type="string" office:string-value="String[] trans465= {&quot;01-Sep-2018&quot;,&quot;Credit&quot;,&quot;100.10&quot;,&quot;100.10&quot;};" calcext:value-type="string">
            <text:p>String[] trans465= {"01-Sep-2018","Credit","100.10","100.10"};</text:p>
          </table:table-cell>
        </table:table-row>
        <table:table-row table:style-name="ro2">
          <table:table-cell office:value-type="string" calcext:value-type="string">
            <text:p>String[]</text:p>
          </table:table-cell>
          <table:table-cell office:value-type="string" calcext:value-type="string">
            <text:p><text:s/>trans466</text:p>
          </table:table-cell>
          <table:table-cell office:value-type="string" calcext:value-type="string">
            <text:p>=</text:p>
          </table:table-cell>
          <table:table-cell office:value-type="string" calcext:value-type="string">
            <text:p><text:s/>{"01-Sep-2018","Credit","100.10","100.10"};</text:p>
          </table:table-cell>
          <table:table-cell table:formula="of:=COM.MICROSOFT.CONCAT([.A467];[.B467];[.C467];[.D467])" office:value-type="string" office:string-value="String[] trans466= {&quot;01-Sep-2018&quot;,&quot;Credit&quot;,&quot;100.10&quot;,&quot;100.10&quot;};" calcext:value-type="string">
            <text:p>String[] trans466= {"01-Sep-2018","Credit","100.10","100.10"};</text:p>
          </table:table-cell>
        </table:table-row>
        <table:table-row table:style-name="ro2">
          <table:table-cell office:value-type="string" calcext:value-type="string">
            <text:p>String[]</text:p>
          </table:table-cell>
          <table:table-cell office:value-type="string" calcext:value-type="string">
            <text:p><text:s/>trans467</text:p>
          </table:table-cell>
          <table:table-cell office:value-type="string" calcext:value-type="string">
            <text:p>=</text:p>
          </table:table-cell>
          <table:table-cell office:value-type="string" calcext:value-type="string">
            <text:p><text:s/>{"01-Sep-2018","Credit","100.10","100.10"};</text:p>
          </table:table-cell>
          <table:table-cell table:formula="of:=COM.MICROSOFT.CONCAT([.A468];[.B468];[.C468];[.D468])" office:value-type="string" office:string-value="String[] trans467= {&quot;01-Sep-2018&quot;,&quot;Credit&quot;,&quot;100.10&quot;,&quot;100.10&quot;};" calcext:value-type="string">
            <text:p>String[] trans467= {"01-Sep-2018","Credit","100.10","100.10"};</text:p>
          </table:table-cell>
        </table:table-row>
        <table:table-row table:style-name="ro2">
          <table:table-cell office:value-type="string" calcext:value-type="string">
            <text:p>String[]</text:p>
          </table:table-cell>
          <table:table-cell office:value-type="string" calcext:value-type="string">
            <text:p><text:s/>trans468</text:p>
          </table:table-cell>
          <table:table-cell office:value-type="string" calcext:value-type="string">
            <text:p>=</text:p>
          </table:table-cell>
          <table:table-cell office:value-type="string" calcext:value-type="string">
            <text:p><text:s/>{"01-Sep-2018","Credit","100.10","100.10"};</text:p>
          </table:table-cell>
          <table:table-cell table:formula="of:=COM.MICROSOFT.CONCAT([.A469];[.B469];[.C469];[.D469])" office:value-type="string" office:string-value="String[] trans468= {&quot;01-Sep-2018&quot;,&quot;Credit&quot;,&quot;100.10&quot;,&quot;100.10&quot;};" calcext:value-type="string">
            <text:p>String[] trans468= {"01-Sep-2018","Credit","100.10","100.10"};</text:p>
          </table:table-cell>
        </table:table-row>
        <table:table-row table:style-name="ro2">
          <table:table-cell office:value-type="string" calcext:value-type="string">
            <text:p>String[]</text:p>
          </table:table-cell>
          <table:table-cell office:value-type="string" calcext:value-type="string">
            <text:p><text:s/>trans469</text:p>
          </table:table-cell>
          <table:table-cell office:value-type="string" calcext:value-type="string">
            <text:p>=</text:p>
          </table:table-cell>
          <table:table-cell office:value-type="string" calcext:value-type="string">
            <text:p><text:s/>{"01-Sep-2018","Credit","100.10","100.10"};</text:p>
          </table:table-cell>
          <table:table-cell table:formula="of:=COM.MICROSOFT.CONCAT([.A470];[.B470];[.C470];[.D470])" office:value-type="string" office:string-value="String[] trans469= {&quot;01-Sep-2018&quot;,&quot;Credit&quot;,&quot;100.10&quot;,&quot;100.10&quot;};" calcext:value-type="string">
            <text:p>String[] trans469= {"01-Sep-2018","Credit","100.10","100.10"};</text:p>
          </table:table-cell>
        </table:table-row>
        <table:table-row table:style-name="ro2">
          <table:table-cell office:value-type="string" calcext:value-type="string">
            <text:p>String[]</text:p>
          </table:table-cell>
          <table:table-cell office:value-type="string" calcext:value-type="string">
            <text:p><text:s/>trans470</text:p>
          </table:table-cell>
          <table:table-cell office:value-type="string" calcext:value-type="string">
            <text:p>=</text:p>
          </table:table-cell>
          <table:table-cell office:value-type="string" calcext:value-type="string">
            <text:p><text:s/>{"01-Sep-2018","Credit","100.10","100.10"};</text:p>
          </table:table-cell>
          <table:table-cell table:formula="of:=COM.MICROSOFT.CONCAT([.A471];[.B471];[.C471];[.D471])" office:value-type="string" office:string-value="String[] trans470= {&quot;01-Sep-2018&quot;,&quot;Credit&quot;,&quot;100.10&quot;,&quot;100.10&quot;};" calcext:value-type="string">
            <text:p>String[] trans470= {"01-Sep-2018","Credit","100.10","100.10"};</text:p>
          </table:table-cell>
        </table:table-row>
        <table:table-row table:style-name="ro2">
          <table:table-cell office:value-type="string" calcext:value-type="string">
            <text:p>String[]</text:p>
          </table:table-cell>
          <table:table-cell office:value-type="string" calcext:value-type="string">
            <text:p><text:s/>trans471</text:p>
          </table:table-cell>
          <table:table-cell office:value-type="string" calcext:value-type="string">
            <text:p>=</text:p>
          </table:table-cell>
          <table:table-cell office:value-type="string" calcext:value-type="string">
            <text:p><text:s/>{"01-Sep-2018","Credit","100.10","100.10"};</text:p>
          </table:table-cell>
          <table:table-cell table:formula="of:=COM.MICROSOFT.CONCAT([.A472];[.B472];[.C472];[.D472])" office:value-type="string" office:string-value="String[] trans471= {&quot;01-Sep-2018&quot;,&quot;Credit&quot;,&quot;100.10&quot;,&quot;100.10&quot;};" calcext:value-type="string">
            <text:p>String[] trans471= {"01-Sep-2018","Credit","100.10","100.10"};</text:p>
          </table:table-cell>
        </table:table-row>
        <table:table-row table:style-name="ro2">
          <table:table-cell office:value-type="string" calcext:value-type="string">
            <text:p>String[]</text:p>
          </table:table-cell>
          <table:table-cell office:value-type="string" calcext:value-type="string">
            <text:p><text:s/>trans472</text:p>
          </table:table-cell>
          <table:table-cell office:value-type="string" calcext:value-type="string">
            <text:p>=</text:p>
          </table:table-cell>
          <table:table-cell office:value-type="string" calcext:value-type="string">
            <text:p><text:s/>{"01-Sep-2018","Credit","100.10","100.10"};</text:p>
          </table:table-cell>
          <table:table-cell table:formula="of:=COM.MICROSOFT.CONCAT([.A473];[.B473];[.C473];[.D473])" office:value-type="string" office:string-value="String[] trans472= {&quot;01-Sep-2018&quot;,&quot;Credit&quot;,&quot;100.10&quot;,&quot;100.10&quot;};" calcext:value-type="string">
            <text:p>String[] trans472= {"01-Sep-2018","Credit","100.10","100.10"};</text:p>
          </table:table-cell>
        </table:table-row>
        <table:table-row table:style-name="ro2">
          <table:table-cell office:value-type="string" calcext:value-type="string">
            <text:p>String[]</text:p>
          </table:table-cell>
          <table:table-cell office:value-type="string" calcext:value-type="string">
            <text:p><text:s/>trans473</text:p>
          </table:table-cell>
          <table:table-cell office:value-type="string" calcext:value-type="string">
            <text:p>=</text:p>
          </table:table-cell>
          <table:table-cell office:value-type="string" calcext:value-type="string">
            <text:p><text:s/>{"01-Sep-2018","Credit","100.10","100.10"};</text:p>
          </table:table-cell>
          <table:table-cell table:formula="of:=COM.MICROSOFT.CONCAT([.A474];[.B474];[.C474];[.D474])" office:value-type="string" office:string-value="String[] trans473= {&quot;01-Sep-2018&quot;,&quot;Credit&quot;,&quot;100.10&quot;,&quot;100.10&quot;};" calcext:value-type="string">
            <text:p>String[] trans473= {"01-Sep-2018","Credit","100.10","100.10"};</text:p>
          </table:table-cell>
        </table:table-row>
        <table:table-row table:style-name="ro2">
          <table:table-cell office:value-type="string" calcext:value-type="string">
            <text:p>String[]</text:p>
          </table:table-cell>
          <table:table-cell office:value-type="string" calcext:value-type="string">
            <text:p><text:s/>trans474</text:p>
          </table:table-cell>
          <table:table-cell office:value-type="string" calcext:value-type="string">
            <text:p>=</text:p>
          </table:table-cell>
          <table:table-cell office:value-type="string" calcext:value-type="string">
            <text:p><text:s/>{"01-Sep-2018","Credit","100.10","100.10"};</text:p>
          </table:table-cell>
          <table:table-cell table:formula="of:=COM.MICROSOFT.CONCAT([.A475];[.B475];[.C475];[.D475])" office:value-type="string" office:string-value="String[] trans474= {&quot;01-Sep-2018&quot;,&quot;Credit&quot;,&quot;100.10&quot;,&quot;100.10&quot;};" calcext:value-type="string">
            <text:p>String[] trans474= {"01-Sep-2018","Credit","100.10","100.10"};</text:p>
          </table:table-cell>
        </table:table-row>
        <table:table-row table:style-name="ro2">
          <table:table-cell office:value-type="string" calcext:value-type="string">
            <text:p>String[]</text:p>
          </table:table-cell>
          <table:table-cell office:value-type="string" calcext:value-type="string">
            <text:p><text:s/>trans475</text:p>
          </table:table-cell>
          <table:table-cell office:value-type="string" calcext:value-type="string">
            <text:p>=</text:p>
          </table:table-cell>
          <table:table-cell office:value-type="string" calcext:value-type="string">
            <text:p><text:s/>{"01-Sep-2018","Credit","100.10","100.10"};</text:p>
          </table:table-cell>
          <table:table-cell table:formula="of:=COM.MICROSOFT.CONCAT([.A476];[.B476];[.C476];[.D476])" office:value-type="string" office:string-value="String[] trans475= {&quot;01-Sep-2018&quot;,&quot;Credit&quot;,&quot;100.10&quot;,&quot;100.10&quot;};" calcext:value-type="string">
            <text:p>String[] trans475= {"01-Sep-2018","Credit","100.10","100.10"};</text:p>
          </table:table-cell>
        </table:table-row>
        <table:table-row table:style-name="ro2">
          <table:table-cell office:value-type="string" calcext:value-type="string">
            <text:p>String[]</text:p>
          </table:table-cell>
          <table:table-cell office:value-type="string" calcext:value-type="string">
            <text:p><text:s/>trans476</text:p>
          </table:table-cell>
          <table:table-cell office:value-type="string" calcext:value-type="string">
            <text:p>=</text:p>
          </table:table-cell>
          <table:table-cell office:value-type="string" calcext:value-type="string">
            <text:p><text:s/>{"01-Sep-2018","Credit","100.10","100.10"};</text:p>
          </table:table-cell>
          <table:table-cell table:formula="of:=COM.MICROSOFT.CONCAT([.A477];[.B477];[.C477];[.D477])" office:value-type="string" office:string-value="String[] trans476= {&quot;01-Sep-2018&quot;,&quot;Credit&quot;,&quot;100.10&quot;,&quot;100.10&quot;};" calcext:value-type="string">
            <text:p>String[] trans476= {"01-Sep-2018","Credit","100.10","100.10"};</text:p>
          </table:table-cell>
        </table:table-row>
        <table:table-row table:style-name="ro2">
          <table:table-cell office:value-type="string" calcext:value-type="string">
            <text:p>String[]</text:p>
          </table:table-cell>
          <table:table-cell office:value-type="string" calcext:value-type="string">
            <text:p><text:s/>trans477</text:p>
          </table:table-cell>
          <table:table-cell office:value-type="string" calcext:value-type="string">
            <text:p>=</text:p>
          </table:table-cell>
          <table:table-cell office:value-type="string" calcext:value-type="string">
            <text:p><text:s/>{"01-Sep-2018","Credit","100.10","100.10"};</text:p>
          </table:table-cell>
          <table:table-cell table:formula="of:=COM.MICROSOFT.CONCAT([.A478];[.B478];[.C478];[.D478])" office:value-type="string" office:string-value="String[] trans477= {&quot;01-Sep-2018&quot;,&quot;Credit&quot;,&quot;100.10&quot;,&quot;100.10&quot;};" calcext:value-type="string">
            <text:p>String[] trans477= {"01-Sep-2018","Credit","100.10","100.10"};</text:p>
          </table:table-cell>
        </table:table-row>
        <table:table-row table:style-name="ro2">
          <table:table-cell office:value-type="string" calcext:value-type="string">
            <text:p>String[]</text:p>
          </table:table-cell>
          <table:table-cell office:value-type="string" calcext:value-type="string">
            <text:p><text:s/>trans478</text:p>
          </table:table-cell>
          <table:table-cell office:value-type="string" calcext:value-type="string">
            <text:p>=</text:p>
          </table:table-cell>
          <table:table-cell office:value-type="string" calcext:value-type="string">
            <text:p><text:s/>{"01-Sep-2018","Credit","100.10","100.10"};</text:p>
          </table:table-cell>
          <table:table-cell table:formula="of:=COM.MICROSOFT.CONCAT([.A479];[.B479];[.C479];[.D479])" office:value-type="string" office:string-value="String[] trans478= {&quot;01-Sep-2018&quot;,&quot;Credit&quot;,&quot;100.10&quot;,&quot;100.10&quot;};" calcext:value-type="string">
            <text:p>String[] trans478= {"01-Sep-2018","Credit","100.10","100.10"};</text:p>
          </table:table-cell>
        </table:table-row>
        <table:table-row table:style-name="ro2">
          <table:table-cell office:value-type="string" calcext:value-type="string">
            <text:p>String[]</text:p>
          </table:table-cell>
          <table:table-cell office:value-type="string" calcext:value-type="string">
            <text:p><text:s/>trans479</text:p>
          </table:table-cell>
          <table:table-cell office:value-type="string" calcext:value-type="string">
            <text:p>=</text:p>
          </table:table-cell>
          <table:table-cell office:value-type="string" calcext:value-type="string">
            <text:p><text:s/>{"01-Sep-2018","Credit","100.10","100.10"};</text:p>
          </table:table-cell>
          <table:table-cell table:formula="of:=COM.MICROSOFT.CONCAT([.A480];[.B480];[.C480];[.D480])" office:value-type="string" office:string-value="String[] trans479= {&quot;01-Sep-2018&quot;,&quot;Credit&quot;,&quot;100.10&quot;,&quot;100.10&quot;};" calcext:value-type="string">
            <text:p>String[] trans479= {"01-Sep-2018","Credit","100.10","100.10"};</text:p>
          </table:table-cell>
        </table:table-row>
        <table:table-row table:style-name="ro2">
          <table:table-cell office:value-type="string" calcext:value-type="string">
            <text:p>String[]</text:p>
          </table:table-cell>
          <table:table-cell office:value-type="string" calcext:value-type="string">
            <text:p><text:s/>trans480</text:p>
          </table:table-cell>
          <table:table-cell office:value-type="string" calcext:value-type="string">
            <text:p>=</text:p>
          </table:table-cell>
          <table:table-cell office:value-type="string" calcext:value-type="string">
            <text:p><text:s/>{"01-Sep-2018","Credit","100.10","100.10"};</text:p>
          </table:table-cell>
          <table:table-cell table:formula="of:=COM.MICROSOFT.CONCAT([.A481];[.B481];[.C481];[.D481])" office:value-type="string" office:string-value="String[] trans480= {&quot;01-Sep-2018&quot;,&quot;Credit&quot;,&quot;100.10&quot;,&quot;100.10&quot;};" calcext:value-type="string">
            <text:p>String[] trans480= {"01-Sep-2018","Credit","100.10","100.10"};</text:p>
          </table:table-cell>
        </table:table-row>
        <table:table-row table:style-name="ro2">
          <table:table-cell office:value-type="string" calcext:value-type="string">
            <text:p>String[]</text:p>
          </table:table-cell>
          <table:table-cell office:value-type="string" calcext:value-type="string">
            <text:p><text:s/>trans481</text:p>
          </table:table-cell>
          <table:table-cell office:value-type="string" calcext:value-type="string">
            <text:p>=</text:p>
          </table:table-cell>
          <table:table-cell office:value-type="string" calcext:value-type="string">
            <text:p><text:s/>{"01-Sep-2018","Credit","100.10","100.10"};</text:p>
          </table:table-cell>
          <table:table-cell table:formula="of:=COM.MICROSOFT.CONCAT([.A482];[.B482];[.C482];[.D482])" office:value-type="string" office:string-value="String[] trans481= {&quot;01-Sep-2018&quot;,&quot;Credit&quot;,&quot;100.10&quot;,&quot;100.10&quot;};" calcext:value-type="string">
            <text:p>String[] trans481= {"01-Sep-2018","Credit","100.10","100.10"};</text:p>
          </table:table-cell>
        </table:table-row>
        <table:table-row table:style-name="ro2">
          <table:table-cell office:value-type="string" calcext:value-type="string">
            <text:p>String[]</text:p>
          </table:table-cell>
          <table:table-cell office:value-type="string" calcext:value-type="string">
            <text:p><text:s/>trans482</text:p>
          </table:table-cell>
          <table:table-cell office:value-type="string" calcext:value-type="string">
            <text:p>=</text:p>
          </table:table-cell>
          <table:table-cell office:value-type="string" calcext:value-type="string">
            <text:p><text:s/>{"01-Sep-2018","Credit","100.10","100.10"};</text:p>
          </table:table-cell>
          <table:table-cell table:formula="of:=COM.MICROSOFT.CONCAT([.A483];[.B483];[.C483];[.D483])" office:value-type="string" office:string-value="String[] trans482= {&quot;01-Sep-2018&quot;,&quot;Credit&quot;,&quot;100.10&quot;,&quot;100.10&quot;};" calcext:value-type="string">
            <text:p>String[] trans482= {"01-Sep-2018","Credit","100.10","100.10"};</text:p>
          </table:table-cell>
        </table:table-row>
        <table:table-row table:style-name="ro2">
          <table:table-cell office:value-type="string" calcext:value-type="string">
            <text:p>String[]</text:p>
          </table:table-cell>
          <table:table-cell office:value-type="string" calcext:value-type="string">
            <text:p><text:s/>trans483</text:p>
          </table:table-cell>
          <table:table-cell office:value-type="string" calcext:value-type="string">
            <text:p>=</text:p>
          </table:table-cell>
          <table:table-cell office:value-type="string" calcext:value-type="string">
            <text:p><text:s/>{"01-Sep-2018","Credit","100.10","100.10"};</text:p>
          </table:table-cell>
          <table:table-cell table:formula="of:=COM.MICROSOFT.CONCAT([.A484];[.B484];[.C484];[.D484])" office:value-type="string" office:string-value="String[] trans483= {&quot;01-Sep-2018&quot;,&quot;Credit&quot;,&quot;100.10&quot;,&quot;100.10&quot;};" calcext:value-type="string">
            <text:p>String[] trans483= {"01-Sep-2018","Credit","100.10","100.10"};</text:p>
          </table:table-cell>
        </table:table-row>
        <table:table-row table:style-name="ro2">
          <table:table-cell office:value-type="string" calcext:value-type="string">
            <text:p>String[]</text:p>
          </table:table-cell>
          <table:table-cell office:value-type="string" calcext:value-type="string">
            <text:p><text:s/>trans484</text:p>
          </table:table-cell>
          <table:table-cell office:value-type="string" calcext:value-type="string">
            <text:p>=</text:p>
          </table:table-cell>
          <table:table-cell office:value-type="string" calcext:value-type="string">
            <text:p><text:s/>{"01-Sep-2018","Credit","100.10","100.10"};</text:p>
          </table:table-cell>
          <table:table-cell table:formula="of:=COM.MICROSOFT.CONCAT([.A485];[.B485];[.C485];[.D485])" office:value-type="string" office:string-value="String[] trans484= {&quot;01-Sep-2018&quot;,&quot;Credit&quot;,&quot;100.10&quot;,&quot;100.10&quot;};" calcext:value-type="string">
            <text:p>String[] trans484= {"01-Sep-2018","Credit","100.10","100.10"};</text:p>
          </table:table-cell>
        </table:table-row>
        <table:table-row table:style-name="ro2">
          <table:table-cell office:value-type="string" calcext:value-type="string">
            <text:p>String[]</text:p>
          </table:table-cell>
          <table:table-cell office:value-type="string" calcext:value-type="string">
            <text:p><text:s/>trans485</text:p>
          </table:table-cell>
          <table:table-cell office:value-type="string" calcext:value-type="string">
            <text:p>=</text:p>
          </table:table-cell>
          <table:table-cell office:value-type="string" calcext:value-type="string">
            <text:p><text:s/>{"01-Sep-2018","Credit","100.10","100.10"};</text:p>
          </table:table-cell>
          <table:table-cell table:formula="of:=COM.MICROSOFT.CONCAT([.A486];[.B486];[.C486];[.D486])" office:value-type="string" office:string-value="String[] trans485= {&quot;01-Sep-2018&quot;,&quot;Credit&quot;,&quot;100.10&quot;,&quot;100.10&quot;};" calcext:value-type="string">
            <text:p>String[] trans485= {"01-Sep-2018","Credit","100.10","100.10"};</text:p>
          </table:table-cell>
        </table:table-row>
        <table:table-row table:style-name="ro2">
          <table:table-cell office:value-type="string" calcext:value-type="string">
            <text:p>String[]</text:p>
          </table:table-cell>
          <table:table-cell office:value-type="string" calcext:value-type="string">
            <text:p><text:s/>trans486</text:p>
          </table:table-cell>
          <table:table-cell office:value-type="string" calcext:value-type="string">
            <text:p>=</text:p>
          </table:table-cell>
          <table:table-cell office:value-type="string" calcext:value-type="string">
            <text:p><text:s/>{"01-Sep-2018","Credit","100.10","100.10"};</text:p>
          </table:table-cell>
          <table:table-cell table:formula="of:=COM.MICROSOFT.CONCAT([.A487];[.B487];[.C487];[.D487])" office:value-type="string" office:string-value="String[] trans486= {&quot;01-Sep-2018&quot;,&quot;Credit&quot;,&quot;100.10&quot;,&quot;100.10&quot;};" calcext:value-type="string">
            <text:p>String[] trans486= {"01-Sep-2018","Credit","100.10","100.10"};</text:p>
          </table:table-cell>
        </table:table-row>
        <table:table-row table:style-name="ro2">
          <table:table-cell office:value-type="string" calcext:value-type="string">
            <text:p>String[]</text:p>
          </table:table-cell>
          <table:table-cell office:value-type="string" calcext:value-type="string">
            <text:p><text:s/>trans487</text:p>
          </table:table-cell>
          <table:table-cell office:value-type="string" calcext:value-type="string">
            <text:p>=</text:p>
          </table:table-cell>
          <table:table-cell office:value-type="string" calcext:value-type="string">
            <text:p><text:s/>{"01-Sep-2018","Credit","100.10","100.10"};</text:p>
          </table:table-cell>
          <table:table-cell table:formula="of:=COM.MICROSOFT.CONCAT([.A488];[.B488];[.C488];[.D488])" office:value-type="string" office:string-value="String[] trans487= {&quot;01-Sep-2018&quot;,&quot;Credit&quot;,&quot;100.10&quot;,&quot;100.10&quot;};" calcext:value-type="string">
            <text:p>String[] trans487= {"01-Sep-2018","Credit","100.10","100.10"};</text:p>
          </table:table-cell>
        </table:table-row>
        <table:table-row table:style-name="ro2">
          <table:table-cell office:value-type="string" calcext:value-type="string">
            <text:p>String[]</text:p>
          </table:table-cell>
          <table:table-cell office:value-type="string" calcext:value-type="string">
            <text:p><text:s/>trans488</text:p>
          </table:table-cell>
          <table:table-cell office:value-type="string" calcext:value-type="string">
            <text:p>=</text:p>
          </table:table-cell>
          <table:table-cell office:value-type="string" calcext:value-type="string">
            <text:p><text:s/>{"01-Sep-2018","Credit","100.10","100.10"};</text:p>
          </table:table-cell>
          <table:table-cell table:formula="of:=COM.MICROSOFT.CONCAT([.A489];[.B489];[.C489];[.D489])" office:value-type="string" office:string-value="String[] trans488= {&quot;01-Sep-2018&quot;,&quot;Credit&quot;,&quot;100.10&quot;,&quot;100.10&quot;};" calcext:value-type="string">
            <text:p>String[] trans488= {"01-Sep-2018","Credit","100.10","100.10"};</text:p>
          </table:table-cell>
        </table:table-row>
        <table:table-row table:style-name="ro2">
          <table:table-cell office:value-type="string" calcext:value-type="string">
            <text:p>String[]</text:p>
          </table:table-cell>
          <table:table-cell office:value-type="string" calcext:value-type="string">
            <text:p><text:s/>trans489</text:p>
          </table:table-cell>
          <table:table-cell office:value-type="string" calcext:value-type="string">
            <text:p>=</text:p>
          </table:table-cell>
          <table:table-cell office:value-type="string" calcext:value-type="string">
            <text:p><text:s/>{"01-Sep-2018","Credit","100.10","100.10"};</text:p>
          </table:table-cell>
          <table:table-cell table:formula="of:=COM.MICROSOFT.CONCAT([.A490];[.B490];[.C490];[.D490])" office:value-type="string" office:string-value="String[] trans489= {&quot;01-Sep-2018&quot;,&quot;Credit&quot;,&quot;100.10&quot;,&quot;100.10&quot;};" calcext:value-type="string">
            <text:p>String[] trans489= {"01-Sep-2018","Credit","100.10","100.10"};</text:p>
          </table:table-cell>
        </table:table-row>
        <table:table-row table:style-name="ro2">
          <table:table-cell office:value-type="string" calcext:value-type="string">
            <text:p>String[]</text:p>
          </table:table-cell>
          <table:table-cell office:value-type="string" calcext:value-type="string">
            <text:p><text:s/>trans490</text:p>
          </table:table-cell>
          <table:table-cell office:value-type="string" calcext:value-type="string">
            <text:p>=</text:p>
          </table:table-cell>
          <table:table-cell office:value-type="string" calcext:value-type="string">
            <text:p><text:s/>{"01-Sep-2018","Credit","100.10","100.10"};</text:p>
          </table:table-cell>
          <table:table-cell table:formula="of:=COM.MICROSOFT.CONCAT([.A491];[.B491];[.C491];[.D491])" office:value-type="string" office:string-value="String[] trans490= {&quot;01-Sep-2018&quot;,&quot;Credit&quot;,&quot;100.10&quot;,&quot;100.10&quot;};" calcext:value-type="string">
            <text:p>String[] trans490= {"01-Sep-2018","Credit","100.10","100.10"};</text:p>
          </table:table-cell>
        </table:table-row>
        <table:table-row table:style-name="ro2">
          <table:table-cell office:value-type="string" calcext:value-type="string">
            <text:p>String[]</text:p>
          </table:table-cell>
          <table:table-cell office:value-type="string" calcext:value-type="string">
            <text:p><text:s/>trans491</text:p>
          </table:table-cell>
          <table:table-cell office:value-type="string" calcext:value-type="string">
            <text:p>=</text:p>
          </table:table-cell>
          <table:table-cell office:value-type="string" calcext:value-type="string">
            <text:p><text:s/>{"01-Sep-2018","Credit","100.10","100.10"};</text:p>
          </table:table-cell>
          <table:table-cell table:formula="of:=COM.MICROSOFT.CONCAT([.A492];[.B492];[.C492];[.D492])" office:value-type="string" office:string-value="String[] trans491= {&quot;01-Sep-2018&quot;,&quot;Credit&quot;,&quot;100.10&quot;,&quot;100.10&quot;};" calcext:value-type="string">
            <text:p>String[] trans491= {"01-Sep-2018","Credit","100.10","100.10"};</text:p>
          </table:table-cell>
        </table:table-row>
        <table:table-row table:style-name="ro2">
          <table:table-cell office:value-type="string" calcext:value-type="string">
            <text:p>String[]</text:p>
          </table:table-cell>
          <table:table-cell office:value-type="string" calcext:value-type="string">
            <text:p><text:s/>trans492</text:p>
          </table:table-cell>
          <table:table-cell office:value-type="string" calcext:value-type="string">
            <text:p>=</text:p>
          </table:table-cell>
          <table:table-cell office:value-type="string" calcext:value-type="string">
            <text:p><text:s/>{"01-Sep-2018","Credit","100.10","100.10"};</text:p>
          </table:table-cell>
          <table:table-cell table:formula="of:=COM.MICROSOFT.CONCAT([.A493];[.B493];[.C493];[.D493])" office:value-type="string" office:string-value="String[] trans492= {&quot;01-Sep-2018&quot;,&quot;Credit&quot;,&quot;100.10&quot;,&quot;100.10&quot;};" calcext:value-type="string">
            <text:p>String[] trans492= {"01-Sep-2018","Credit","100.10","100.10"};</text:p>
          </table:table-cell>
        </table:table-row>
        <table:table-row table:style-name="ro2">
          <table:table-cell office:value-type="string" calcext:value-type="string">
            <text:p>String[]</text:p>
          </table:table-cell>
          <table:table-cell office:value-type="string" calcext:value-type="string">
            <text:p><text:s/>trans493</text:p>
          </table:table-cell>
          <table:table-cell office:value-type="string" calcext:value-type="string">
            <text:p>=</text:p>
          </table:table-cell>
          <table:table-cell office:value-type="string" calcext:value-type="string">
            <text:p><text:s/>{"01-Sep-2018","Credit","100.10","100.10"};</text:p>
          </table:table-cell>
          <table:table-cell table:formula="of:=COM.MICROSOFT.CONCAT([.A494];[.B494];[.C494];[.D494])" office:value-type="string" office:string-value="String[] trans493= {&quot;01-Sep-2018&quot;,&quot;Credit&quot;,&quot;100.10&quot;,&quot;100.10&quot;};" calcext:value-type="string">
            <text:p>String[] trans493= {"01-Sep-2018","Credit","100.10","100.10"};</text:p>
          </table:table-cell>
        </table:table-row>
        <table:table-row table:style-name="ro2">
          <table:table-cell office:value-type="string" calcext:value-type="string">
            <text:p>String[]</text:p>
          </table:table-cell>
          <table:table-cell office:value-type="string" calcext:value-type="string">
            <text:p><text:s/>trans494</text:p>
          </table:table-cell>
          <table:table-cell office:value-type="string" calcext:value-type="string">
            <text:p>=</text:p>
          </table:table-cell>
          <table:table-cell office:value-type="string" calcext:value-type="string">
            <text:p><text:s/>{"01-Sep-2018","Credit","100.10","100.10"};</text:p>
          </table:table-cell>
          <table:table-cell table:formula="of:=COM.MICROSOFT.CONCAT([.A495];[.B495];[.C495];[.D495])" office:value-type="string" office:string-value="String[] trans494= {&quot;01-Sep-2018&quot;,&quot;Credit&quot;,&quot;100.10&quot;,&quot;100.10&quot;};" calcext:value-type="string">
            <text:p>String[] trans494= {"01-Sep-2018","Credit","100.10","100.10"};</text:p>
          </table:table-cell>
        </table:table-row>
        <table:table-row table:style-name="ro2">
          <table:table-cell office:value-type="string" calcext:value-type="string">
            <text:p>String[]</text:p>
          </table:table-cell>
          <table:table-cell office:value-type="string" calcext:value-type="string">
            <text:p><text:s/>trans495</text:p>
          </table:table-cell>
          <table:table-cell office:value-type="string" calcext:value-type="string">
            <text:p>=</text:p>
          </table:table-cell>
          <table:table-cell office:value-type="string" calcext:value-type="string">
            <text:p><text:s/>{"01-Sep-2018","Credit","100.10","100.10"};</text:p>
          </table:table-cell>
          <table:table-cell table:formula="of:=COM.MICROSOFT.CONCAT([.A496];[.B496];[.C496];[.D496])" office:value-type="string" office:string-value="String[] trans495= {&quot;01-Sep-2018&quot;,&quot;Credit&quot;,&quot;100.10&quot;,&quot;100.10&quot;};" calcext:value-type="string">
            <text:p>String[] trans495= {"01-Sep-2018","Credit","100.10","100.10"};</text:p>
          </table:table-cell>
        </table:table-row>
        <table:table-row table:style-name="ro2">
          <table:table-cell office:value-type="string" calcext:value-type="string">
            <text:p>String[]</text:p>
          </table:table-cell>
          <table:table-cell office:value-type="string" calcext:value-type="string">
            <text:p><text:s/>trans496</text:p>
          </table:table-cell>
          <table:table-cell office:value-type="string" calcext:value-type="string">
            <text:p>=</text:p>
          </table:table-cell>
          <table:table-cell office:value-type="string" calcext:value-type="string">
            <text:p><text:s/>{"01-Sep-2018","Credit","100.10","100.10"};</text:p>
          </table:table-cell>
          <table:table-cell table:formula="of:=COM.MICROSOFT.CONCAT([.A497];[.B497];[.C497];[.D497])" office:value-type="string" office:string-value="String[] trans496= {&quot;01-Sep-2018&quot;,&quot;Credit&quot;,&quot;100.10&quot;,&quot;100.10&quot;};" calcext:value-type="string">
            <text:p>String[] trans496= {"01-Sep-2018","Credit","100.10","100.10"};</text:p>
          </table:table-cell>
        </table:table-row>
        <table:table-row table:style-name="ro2">
          <table:table-cell office:value-type="string" calcext:value-type="string">
            <text:p>String[]</text:p>
          </table:table-cell>
          <table:table-cell office:value-type="string" calcext:value-type="string">
            <text:p><text:s/>trans497</text:p>
          </table:table-cell>
          <table:table-cell office:value-type="string" calcext:value-type="string">
            <text:p>=</text:p>
          </table:table-cell>
          <table:table-cell office:value-type="string" calcext:value-type="string">
            <text:p><text:s/>{"01-Sep-2018","Credit","100.10","100.10"};</text:p>
          </table:table-cell>
          <table:table-cell table:formula="of:=COM.MICROSOFT.CONCAT([.A498];[.B498];[.C498];[.D498])" office:value-type="string" office:string-value="String[] trans497= {&quot;01-Sep-2018&quot;,&quot;Credit&quot;,&quot;100.10&quot;,&quot;100.10&quot;};" calcext:value-type="string">
            <text:p>String[] trans497= {"01-Sep-2018","Credit","100.10","100.10"};</text:p>
          </table:table-cell>
        </table:table-row>
        <table:table-row table:style-name="ro2">
          <table:table-cell office:value-type="string" calcext:value-type="string">
            <text:p>String[]</text:p>
          </table:table-cell>
          <table:table-cell office:value-type="string" calcext:value-type="string">
            <text:p><text:s/>trans498</text:p>
          </table:table-cell>
          <table:table-cell office:value-type="string" calcext:value-type="string">
            <text:p>=</text:p>
          </table:table-cell>
          <table:table-cell office:value-type="string" calcext:value-type="string">
            <text:p><text:s/>{"01-Sep-2018","Credit","100.10","100.10"};</text:p>
          </table:table-cell>
          <table:table-cell table:formula="of:=COM.MICROSOFT.CONCAT([.A499];[.B499];[.C499];[.D499])" office:value-type="string" office:string-value="String[] trans498= {&quot;01-Sep-2018&quot;,&quot;Credit&quot;,&quot;100.10&quot;,&quot;100.10&quot;};" calcext:value-type="string">
            <text:p>String[] trans498= {"01-Sep-2018","Credit","100.10","100.10"};</text:p>
          </table:table-cell>
        </table:table-row>
        <table:table-row table:style-name="ro2">
          <table:table-cell office:value-type="string" calcext:value-type="string">
            <text:p>String[]</text:p>
          </table:table-cell>
          <table:table-cell office:value-type="string" calcext:value-type="string">
            <text:p><text:s/>trans499</text:p>
          </table:table-cell>
          <table:table-cell office:value-type="string" calcext:value-type="string">
            <text:p>=</text:p>
          </table:table-cell>
          <table:table-cell office:value-type="string" calcext:value-type="string">
            <text:p><text:s/>{"01-Sep-2018","Credit","100.10","100.10"};</text:p>
          </table:table-cell>
          <table:table-cell table:formula="of:=COM.MICROSOFT.CONCAT([.A500];[.B500];[.C500];[.D500])" office:value-type="string" office:string-value="String[] trans499= {&quot;01-Sep-2018&quot;,&quot;Credit&quot;,&quot;100.10&quot;,&quot;100.10&quot;};" calcext:value-type="string">
            <text:p>String[] trans499= {"01-Sep-2018","Credit","100.10","100.10"};</text:p>
          </table:table-cell>
        </table:table-row>
        <table:table-row table:style-name="ro2">
          <table:table-cell office:value-type="string" calcext:value-type="string">
            <text:p>String[]</text:p>
          </table:table-cell>
          <table:table-cell office:value-type="string" calcext:value-type="string">
            <text:p><text:s/>trans500</text:p>
          </table:table-cell>
          <table:table-cell office:value-type="string" calcext:value-type="string">
            <text:p>=</text:p>
          </table:table-cell>
          <table:table-cell office:value-type="string" calcext:value-type="string">
            <text:p><text:s/>{"01-Sep-2018","Credit","100.10","100.10"};</text:p>
          </table:table-cell>
          <table:table-cell table:formula="of:=COM.MICROSOFT.CONCAT([.A501];[.B501];[.C501];[.D501])" office:value-type="string" office:string-value="String[] trans500= {&quot;01-Sep-2018&quot;,&quot;Credit&quot;,&quot;100.10&quot;,&quot;100.10&quot;};" calcext:value-type="string">
            <text:p>String[] trans500= {"01-Sep-2018","Credit","100.10","100.10"};</text:p>
          </table:table-cell>
        </table:table-row>
        <table:table-row table:style-name="ro2">
          <table:table-cell office:value-type="string" calcext:value-type="string">
            <text:p>String[]</text:p>
          </table:table-cell>
          <table:table-cell office:value-type="string" calcext:value-type="string">
            <text:p><text:s/>trans501</text:p>
          </table:table-cell>
          <table:table-cell office:value-type="string" calcext:value-type="string">
            <text:p>=</text:p>
          </table:table-cell>
          <table:table-cell office:value-type="string" calcext:value-type="string">
            <text:p><text:s/>{"01-Sep-2018","Credit","100.10","100.10"};</text:p>
          </table:table-cell>
          <table:table-cell table:formula="of:=COM.MICROSOFT.CONCAT([.A502];[.B502];[.C502];[.D502])" office:value-type="string" office:string-value="String[] trans501= {&quot;01-Sep-2018&quot;,&quot;Credit&quot;,&quot;100.10&quot;,&quot;100.10&quot;};" calcext:value-type="string">
            <text:p>String[] trans501= {"01-Sep-2018","Credit","100.10","100.10"};</text:p>
          </table:table-cell>
        </table:table-row>
        <table:table-row table:style-name="ro2">
          <table:table-cell office:value-type="string" calcext:value-type="string">
            <text:p>String[]</text:p>
          </table:table-cell>
          <table:table-cell office:value-type="string" calcext:value-type="string">
            <text:p><text:s/>trans502</text:p>
          </table:table-cell>
          <table:table-cell office:value-type="string" calcext:value-type="string">
            <text:p>=</text:p>
          </table:table-cell>
          <table:table-cell office:value-type="string" calcext:value-type="string">
            <text:p><text:s/>{"01-Sep-2018","Credit","100.10","100.10"};</text:p>
          </table:table-cell>
          <table:table-cell table:formula="of:=COM.MICROSOFT.CONCAT([.A503];[.B503];[.C503];[.D503])" office:value-type="string" office:string-value="String[] trans502= {&quot;01-Sep-2018&quot;,&quot;Credit&quot;,&quot;100.10&quot;,&quot;100.10&quot;};" calcext:value-type="string">
            <text:p>String[] trans502= {"01-Sep-2018","Credit","100.10","100.10"};</text:p>
          </table:table-cell>
        </table:table-row>
        <table:table-row table:style-name="ro2">
          <table:table-cell office:value-type="string" calcext:value-type="string">
            <text:p>String[]</text:p>
          </table:table-cell>
          <table:table-cell office:value-type="string" calcext:value-type="string">
            <text:p><text:s/>trans503</text:p>
          </table:table-cell>
          <table:table-cell office:value-type="string" calcext:value-type="string">
            <text:p>=</text:p>
          </table:table-cell>
          <table:table-cell office:value-type="string" calcext:value-type="string">
            <text:p><text:s/>{"01-Sep-2018","Credit","100.10","100.10"};</text:p>
          </table:table-cell>
          <table:table-cell table:formula="of:=COM.MICROSOFT.CONCAT([.A504];[.B504];[.C504];[.D504])" office:value-type="string" office:string-value="String[] trans503= {&quot;01-Sep-2018&quot;,&quot;Credit&quot;,&quot;100.10&quot;,&quot;100.10&quot;};" calcext:value-type="string">
            <text:p>String[] trans503= {"01-Sep-2018","Credit","100.10","100.10"};</text:p>
          </table:table-cell>
        </table:table-row>
        <table:table-row table:style-name="ro2">
          <table:table-cell office:value-type="string" calcext:value-type="string">
            <text:p>String[]</text:p>
          </table:table-cell>
          <table:table-cell office:value-type="string" calcext:value-type="string">
            <text:p><text:s/>trans504</text:p>
          </table:table-cell>
          <table:table-cell office:value-type="string" calcext:value-type="string">
            <text:p>=</text:p>
          </table:table-cell>
          <table:table-cell office:value-type="string" calcext:value-type="string">
            <text:p><text:s/>{"01-Sep-2018","Credit","100.10","100.10"};</text:p>
          </table:table-cell>
          <table:table-cell table:formula="of:=COM.MICROSOFT.CONCAT([.A505];[.B505];[.C505];[.D505])" office:value-type="string" office:string-value="String[] trans504= {&quot;01-Sep-2018&quot;,&quot;Credit&quot;,&quot;100.10&quot;,&quot;100.10&quot;};" calcext:value-type="string">
            <text:p>String[] trans504= {"01-Sep-2018","Credit","100.10","100.10"};</text:p>
          </table:table-cell>
        </table:table-row>
        <table:table-row table:style-name="ro2">
          <table:table-cell office:value-type="string" calcext:value-type="string">
            <text:p>String[]</text:p>
          </table:table-cell>
          <table:table-cell office:value-type="string" calcext:value-type="string">
            <text:p><text:s/>trans505</text:p>
          </table:table-cell>
          <table:table-cell office:value-type="string" calcext:value-type="string">
            <text:p>=</text:p>
          </table:table-cell>
          <table:table-cell office:value-type="string" calcext:value-type="string">
            <text:p><text:s/>{"01-Sep-2018","Credit","100.10","100.10"};</text:p>
          </table:table-cell>
          <table:table-cell table:formula="of:=COM.MICROSOFT.CONCAT([.A506];[.B506];[.C506];[.D506])" office:value-type="string" office:string-value="String[] trans505= {&quot;01-Sep-2018&quot;,&quot;Credit&quot;,&quot;100.10&quot;,&quot;100.10&quot;};" calcext:value-type="string">
            <text:p>String[] trans505= {"01-Sep-2018","Credit","100.10","100.10"};</text:p>
          </table:table-cell>
        </table:table-row>
        <table:table-row table:style-name="ro2">
          <table:table-cell office:value-type="string" calcext:value-type="string">
            <text:p>String[]</text:p>
          </table:table-cell>
          <table:table-cell office:value-type="string" calcext:value-type="string">
            <text:p><text:s/>trans506</text:p>
          </table:table-cell>
          <table:table-cell office:value-type="string" calcext:value-type="string">
            <text:p>=</text:p>
          </table:table-cell>
          <table:table-cell office:value-type="string" calcext:value-type="string">
            <text:p><text:s/>{"01-Sep-2018","Credit","100.10","100.10"};</text:p>
          </table:table-cell>
          <table:table-cell table:formula="of:=COM.MICROSOFT.CONCAT([.A507];[.B507];[.C507];[.D507])" office:value-type="string" office:string-value="String[] trans506= {&quot;01-Sep-2018&quot;,&quot;Credit&quot;,&quot;100.10&quot;,&quot;100.10&quot;};" calcext:value-type="string">
            <text:p>String[] trans506= {"01-Sep-2018","Credit","100.10","100.10"};</text:p>
          </table:table-cell>
        </table:table-row>
        <table:table-row table:style-name="ro2">
          <table:table-cell office:value-type="string" calcext:value-type="string">
            <text:p>String[]</text:p>
          </table:table-cell>
          <table:table-cell office:value-type="string" calcext:value-type="string">
            <text:p><text:s/>trans507</text:p>
          </table:table-cell>
          <table:table-cell office:value-type="string" calcext:value-type="string">
            <text:p>=</text:p>
          </table:table-cell>
          <table:table-cell office:value-type="string" calcext:value-type="string">
            <text:p><text:s/>{"01-Sep-2018","Credit","100.10","100.10"};</text:p>
          </table:table-cell>
          <table:table-cell table:formula="of:=COM.MICROSOFT.CONCAT([.A508];[.B508];[.C508];[.D508])" office:value-type="string" office:string-value="String[] trans507= {&quot;01-Sep-2018&quot;,&quot;Credit&quot;,&quot;100.10&quot;,&quot;100.10&quot;};" calcext:value-type="string">
            <text:p>String[] trans507= {"01-Sep-2018","Credit","100.10","100.10"};</text:p>
          </table:table-cell>
        </table:table-row>
        <table:table-row table:style-name="ro2">
          <table:table-cell office:value-type="string" calcext:value-type="string">
            <text:p>String[]</text:p>
          </table:table-cell>
          <table:table-cell office:value-type="string" calcext:value-type="string">
            <text:p><text:s/>trans508</text:p>
          </table:table-cell>
          <table:table-cell office:value-type="string" calcext:value-type="string">
            <text:p>=</text:p>
          </table:table-cell>
          <table:table-cell office:value-type="string" calcext:value-type="string">
            <text:p><text:s/>{"01-Sep-2018","Credit","100.10","100.10"};</text:p>
          </table:table-cell>
          <table:table-cell table:formula="of:=COM.MICROSOFT.CONCAT([.A509];[.B509];[.C509];[.D509])" office:value-type="string" office:string-value="String[] trans508= {&quot;01-Sep-2018&quot;,&quot;Credit&quot;,&quot;100.10&quot;,&quot;100.10&quot;};" calcext:value-type="string">
            <text:p>String[] trans508= {"01-Sep-2018","Credit","100.10","100.10"};</text:p>
          </table:table-cell>
        </table:table-row>
        <table:table-row table:style-name="ro2">
          <table:table-cell office:value-type="string" calcext:value-type="string">
            <text:p>String[]</text:p>
          </table:table-cell>
          <table:table-cell office:value-type="string" calcext:value-type="string">
            <text:p><text:s/>trans509</text:p>
          </table:table-cell>
          <table:table-cell office:value-type="string" calcext:value-type="string">
            <text:p>=</text:p>
          </table:table-cell>
          <table:table-cell office:value-type="string" calcext:value-type="string">
            <text:p><text:s/>{"01-Sep-2018","Credit","100.10","100.10"};</text:p>
          </table:table-cell>
          <table:table-cell table:formula="of:=COM.MICROSOFT.CONCAT([.A510];[.B510];[.C510];[.D510])" office:value-type="string" office:string-value="String[] trans509= {&quot;01-Sep-2018&quot;,&quot;Credit&quot;,&quot;100.10&quot;,&quot;100.10&quot;};" calcext:value-type="string">
            <text:p>String[] trans509= {"01-Sep-2018","Credit","100.10","100.10"};</text:p>
          </table:table-cell>
        </table:table-row>
        <table:table-row table:style-name="ro2">
          <table:table-cell office:value-type="string" calcext:value-type="string">
            <text:p>String[]</text:p>
          </table:table-cell>
          <table:table-cell office:value-type="string" calcext:value-type="string">
            <text:p><text:s/>trans510</text:p>
          </table:table-cell>
          <table:table-cell office:value-type="string" calcext:value-type="string">
            <text:p>=</text:p>
          </table:table-cell>
          <table:table-cell office:value-type="string" calcext:value-type="string">
            <text:p><text:s/>{"01-Sep-2018","Credit","100.10","100.10"};</text:p>
          </table:table-cell>
          <table:table-cell table:formula="of:=COM.MICROSOFT.CONCAT([.A511];[.B511];[.C511];[.D511])" office:value-type="string" office:string-value="String[] trans510= {&quot;01-Sep-2018&quot;,&quot;Credit&quot;,&quot;100.10&quot;,&quot;100.10&quot;};" calcext:value-type="string">
            <text:p>String[] trans510= {"01-Sep-2018","Credit","100.10","100.10"};</text:p>
          </table:table-cell>
        </table:table-row>
        <table:table-row table:style-name="ro2">
          <table:table-cell office:value-type="string" calcext:value-type="string">
            <text:p>String[]</text:p>
          </table:table-cell>
          <table:table-cell office:value-type="string" calcext:value-type="string">
            <text:p><text:s/>trans511</text:p>
          </table:table-cell>
          <table:table-cell office:value-type="string" calcext:value-type="string">
            <text:p>=</text:p>
          </table:table-cell>
          <table:table-cell office:value-type="string" calcext:value-type="string">
            <text:p><text:s/>{"01-Sep-2018","Credit","100.10","100.10"};</text:p>
          </table:table-cell>
          <table:table-cell table:formula="of:=COM.MICROSOFT.CONCAT([.A512];[.B512];[.C512];[.D512])" office:value-type="string" office:string-value="String[] trans511= {&quot;01-Sep-2018&quot;,&quot;Credit&quot;,&quot;100.10&quot;,&quot;100.10&quot;};" calcext:value-type="string">
            <text:p>String[] trans511= {"01-Sep-2018","Credit","100.10","100.10"};</text:p>
          </table:table-cell>
        </table:table-row>
        <table:table-row table:style-name="ro2">
          <table:table-cell office:value-type="string" calcext:value-type="string">
            <text:p>String[]</text:p>
          </table:table-cell>
          <table:table-cell office:value-type="string" calcext:value-type="string">
            <text:p><text:s/>trans512</text:p>
          </table:table-cell>
          <table:table-cell office:value-type="string" calcext:value-type="string">
            <text:p>=</text:p>
          </table:table-cell>
          <table:table-cell office:value-type="string" calcext:value-type="string">
            <text:p><text:s/>{"01-Sep-2018","Credit","100.10","100.10"};</text:p>
          </table:table-cell>
          <table:table-cell table:formula="of:=COM.MICROSOFT.CONCAT([.A513];[.B513];[.C513];[.D513])" office:value-type="string" office:string-value="String[] trans512= {&quot;01-Sep-2018&quot;,&quot;Credit&quot;,&quot;100.10&quot;,&quot;100.10&quot;};" calcext:value-type="string">
            <text:p>String[] trans512= {"01-Sep-2018","Credit","100.10","100.10"};</text:p>
          </table:table-cell>
        </table:table-row>
        <table:table-row table:style-name="ro2">
          <table:table-cell office:value-type="string" calcext:value-type="string">
            <text:p>String[]</text:p>
          </table:table-cell>
          <table:table-cell office:value-type="string" calcext:value-type="string">
            <text:p><text:s/>trans513</text:p>
          </table:table-cell>
          <table:table-cell office:value-type="string" calcext:value-type="string">
            <text:p>=</text:p>
          </table:table-cell>
          <table:table-cell office:value-type="string" calcext:value-type="string">
            <text:p><text:s/>{"01-Sep-2018","Credit","100.10","100.10"};</text:p>
          </table:table-cell>
          <table:table-cell table:formula="of:=COM.MICROSOFT.CONCAT([.A514];[.B514];[.C514];[.D514])" office:value-type="string" office:string-value="String[] trans513= {&quot;01-Sep-2018&quot;,&quot;Credit&quot;,&quot;100.10&quot;,&quot;100.10&quot;};" calcext:value-type="string">
            <text:p>String[] trans513= {"01-Sep-2018","Credit","100.10","100.10"};</text:p>
          </table:table-cell>
        </table:table-row>
        <table:table-row table:style-name="ro2">
          <table:table-cell office:value-type="string" calcext:value-type="string">
            <text:p>String[]</text:p>
          </table:table-cell>
          <table:table-cell office:value-type="string" calcext:value-type="string">
            <text:p><text:s/>trans514</text:p>
          </table:table-cell>
          <table:table-cell office:value-type="string" calcext:value-type="string">
            <text:p>=</text:p>
          </table:table-cell>
          <table:table-cell office:value-type="string" calcext:value-type="string">
            <text:p><text:s/>{"01-Sep-2018","Credit","100.10","100.10"};</text:p>
          </table:table-cell>
          <table:table-cell table:formula="of:=COM.MICROSOFT.CONCAT([.A515];[.B515];[.C515];[.D515])" office:value-type="string" office:string-value="String[] trans514= {&quot;01-Sep-2018&quot;,&quot;Credit&quot;,&quot;100.10&quot;,&quot;100.10&quot;};" calcext:value-type="string">
            <text:p>String[] trans514= {"01-Sep-2018","Credit","100.10","100.10"};</text:p>
          </table:table-cell>
        </table:table-row>
        <table:table-row table:style-name="ro2">
          <table:table-cell office:value-type="string" calcext:value-type="string">
            <text:p>String[]</text:p>
          </table:table-cell>
          <table:table-cell office:value-type="string" calcext:value-type="string">
            <text:p><text:s/>trans515</text:p>
          </table:table-cell>
          <table:table-cell office:value-type="string" calcext:value-type="string">
            <text:p>=</text:p>
          </table:table-cell>
          <table:table-cell office:value-type="string" calcext:value-type="string">
            <text:p><text:s/>{"01-Sep-2018","Credit","100.10","100.10"};</text:p>
          </table:table-cell>
          <table:table-cell table:formula="of:=COM.MICROSOFT.CONCAT([.A516];[.B516];[.C516];[.D516])" office:value-type="string" office:string-value="String[] trans515= {&quot;01-Sep-2018&quot;,&quot;Credit&quot;,&quot;100.10&quot;,&quot;100.10&quot;};" calcext:value-type="string">
            <text:p>String[] trans515= {"01-Sep-2018","Credit","100.10","100.10"};</text:p>
          </table:table-cell>
        </table:table-row>
        <table:table-row table:style-name="ro2">
          <table:table-cell office:value-type="string" calcext:value-type="string">
            <text:p>String[]</text:p>
          </table:table-cell>
          <table:table-cell office:value-type="string" calcext:value-type="string">
            <text:p><text:s/>trans516</text:p>
          </table:table-cell>
          <table:table-cell office:value-type="string" calcext:value-type="string">
            <text:p>=</text:p>
          </table:table-cell>
          <table:table-cell office:value-type="string" calcext:value-type="string">
            <text:p><text:s/>{"01-Sep-2018","Credit","100.10","100.10"};</text:p>
          </table:table-cell>
          <table:table-cell table:formula="of:=COM.MICROSOFT.CONCAT([.A517];[.B517];[.C517];[.D517])" office:value-type="string" office:string-value="String[] trans516= {&quot;01-Sep-2018&quot;,&quot;Credit&quot;,&quot;100.10&quot;,&quot;100.10&quot;};" calcext:value-type="string">
            <text:p>String[] trans516= {"01-Sep-2018","Credit","100.10","100.10"};</text:p>
          </table:table-cell>
        </table:table-row>
        <table:table-row table:style-name="ro2">
          <table:table-cell office:value-type="string" calcext:value-type="string">
            <text:p>String[]</text:p>
          </table:table-cell>
          <table:table-cell office:value-type="string" calcext:value-type="string">
            <text:p><text:s/>trans517</text:p>
          </table:table-cell>
          <table:table-cell office:value-type="string" calcext:value-type="string">
            <text:p>=</text:p>
          </table:table-cell>
          <table:table-cell office:value-type="string" calcext:value-type="string">
            <text:p><text:s/>{"01-Sep-2018","Credit","100.10","100.10"};</text:p>
          </table:table-cell>
          <table:table-cell table:formula="of:=COM.MICROSOFT.CONCAT([.A518];[.B518];[.C518];[.D518])" office:value-type="string" office:string-value="String[] trans517= {&quot;01-Sep-2018&quot;,&quot;Credit&quot;,&quot;100.10&quot;,&quot;100.10&quot;};" calcext:value-type="string">
            <text:p>String[] trans517= {"01-Sep-2018","Credit","100.10","100.10"};</text:p>
          </table:table-cell>
        </table:table-row>
        <table:table-row table:style-name="ro2">
          <table:table-cell office:value-type="string" calcext:value-type="string">
            <text:p>String[]</text:p>
          </table:table-cell>
          <table:table-cell office:value-type="string" calcext:value-type="string">
            <text:p><text:s/>trans518</text:p>
          </table:table-cell>
          <table:table-cell office:value-type="string" calcext:value-type="string">
            <text:p>=</text:p>
          </table:table-cell>
          <table:table-cell office:value-type="string" calcext:value-type="string">
            <text:p><text:s/>{"01-Sep-2018","Credit","100.10","100.10"};</text:p>
          </table:table-cell>
          <table:table-cell table:formula="of:=COM.MICROSOFT.CONCAT([.A519];[.B519];[.C519];[.D519])" office:value-type="string" office:string-value="String[] trans518= {&quot;01-Sep-2018&quot;,&quot;Credit&quot;,&quot;100.10&quot;,&quot;100.10&quot;};" calcext:value-type="string">
            <text:p>String[] trans518= {"01-Sep-2018","Credit","100.10","100.10"};</text:p>
          </table:table-cell>
        </table:table-row>
        <table:table-row table:style-name="ro2">
          <table:table-cell office:value-type="string" calcext:value-type="string">
            <text:p>String[]</text:p>
          </table:table-cell>
          <table:table-cell office:value-type="string" calcext:value-type="string">
            <text:p><text:s/>trans519</text:p>
          </table:table-cell>
          <table:table-cell office:value-type="string" calcext:value-type="string">
            <text:p>=</text:p>
          </table:table-cell>
          <table:table-cell office:value-type="string" calcext:value-type="string">
            <text:p><text:s/>{"01-Sep-2018","Credit","100.10","100.10"};</text:p>
          </table:table-cell>
          <table:table-cell table:formula="of:=COM.MICROSOFT.CONCAT([.A520];[.B520];[.C520];[.D520])" office:value-type="string" office:string-value="String[] trans519= {&quot;01-Sep-2018&quot;,&quot;Credit&quot;,&quot;100.10&quot;,&quot;100.10&quot;};" calcext:value-type="string">
            <text:p>String[] trans519= {"01-Sep-2018","Credit","100.10","100.10"};</text:p>
          </table:table-cell>
        </table:table-row>
        <table:table-row table:style-name="ro2">
          <table:table-cell office:value-type="string" calcext:value-type="string">
            <text:p>String[]</text:p>
          </table:table-cell>
          <table:table-cell office:value-type="string" calcext:value-type="string">
            <text:p><text:s/>trans520</text:p>
          </table:table-cell>
          <table:table-cell office:value-type="string" calcext:value-type="string">
            <text:p>=</text:p>
          </table:table-cell>
          <table:table-cell office:value-type="string" calcext:value-type="string">
            <text:p><text:s/>{"01-Sep-2018","Credit","100.10","100.10"};</text:p>
          </table:table-cell>
          <table:table-cell table:formula="of:=COM.MICROSOFT.CONCAT([.A521];[.B521];[.C521];[.D521])" office:value-type="string" office:string-value="String[] trans520= {&quot;01-Sep-2018&quot;,&quot;Credit&quot;,&quot;100.10&quot;,&quot;100.10&quot;};" calcext:value-type="string">
            <text:p>String[] trans520= {"01-Sep-2018","Credit","100.10","100.10"};</text:p>
          </table:table-cell>
        </table:table-row>
        <table:table-row table:style-name="ro2">
          <table:table-cell office:value-type="string" calcext:value-type="string">
            <text:p>String[]</text:p>
          </table:table-cell>
          <table:table-cell office:value-type="string" calcext:value-type="string">
            <text:p><text:s/>trans521</text:p>
          </table:table-cell>
          <table:table-cell office:value-type="string" calcext:value-type="string">
            <text:p>=</text:p>
          </table:table-cell>
          <table:table-cell office:value-type="string" calcext:value-type="string">
            <text:p><text:s/>{"01-Sep-2018","Credit","100.10","100.10"};</text:p>
          </table:table-cell>
          <table:table-cell table:formula="of:=COM.MICROSOFT.CONCAT([.A522];[.B522];[.C522];[.D522])" office:value-type="string" office:string-value="String[] trans521= {&quot;01-Sep-2018&quot;,&quot;Credit&quot;,&quot;100.10&quot;,&quot;100.10&quot;};" calcext:value-type="string">
            <text:p>String[] trans521= {"01-Sep-2018","Credit","100.10","100.10"};</text:p>
          </table:table-cell>
        </table:table-row>
        <table:table-row table:style-name="ro2">
          <table:table-cell office:value-type="string" calcext:value-type="string">
            <text:p>String[]</text:p>
          </table:table-cell>
          <table:table-cell office:value-type="string" calcext:value-type="string">
            <text:p><text:s/>trans522</text:p>
          </table:table-cell>
          <table:table-cell office:value-type="string" calcext:value-type="string">
            <text:p>=</text:p>
          </table:table-cell>
          <table:table-cell office:value-type="string" calcext:value-type="string">
            <text:p><text:s/>{"01-Sep-2018","Credit","100.10","100.10"};</text:p>
          </table:table-cell>
          <table:table-cell table:formula="of:=COM.MICROSOFT.CONCAT([.A523];[.B523];[.C523];[.D523])" office:value-type="string" office:string-value="String[] trans522= {&quot;01-Sep-2018&quot;,&quot;Credit&quot;,&quot;100.10&quot;,&quot;100.10&quot;};" calcext:value-type="string">
            <text:p>String[] trans522= {"01-Sep-2018","Credit","100.10","100.10"};</text:p>
          </table:table-cell>
        </table:table-row>
        <table:table-row table:style-name="ro2">
          <table:table-cell office:value-type="string" calcext:value-type="string">
            <text:p>String[]</text:p>
          </table:table-cell>
          <table:table-cell office:value-type="string" calcext:value-type="string">
            <text:p><text:s/>trans523</text:p>
          </table:table-cell>
          <table:table-cell office:value-type="string" calcext:value-type="string">
            <text:p>=</text:p>
          </table:table-cell>
          <table:table-cell office:value-type="string" calcext:value-type="string">
            <text:p><text:s/>{"01-Sep-2018","Credit","100.10","100.10"};</text:p>
          </table:table-cell>
          <table:table-cell table:formula="of:=COM.MICROSOFT.CONCAT([.A524];[.B524];[.C524];[.D524])" office:value-type="string" office:string-value="String[] trans523= {&quot;01-Sep-2018&quot;,&quot;Credit&quot;,&quot;100.10&quot;,&quot;100.10&quot;};" calcext:value-type="string">
            <text:p>String[] trans523= {"01-Sep-2018","Credit","100.10","100.10"};</text:p>
          </table:table-cell>
        </table:table-row>
        <table:table-row table:style-name="ro2">
          <table:table-cell office:value-type="string" calcext:value-type="string">
            <text:p>String[]</text:p>
          </table:table-cell>
          <table:table-cell office:value-type="string" calcext:value-type="string">
            <text:p><text:s/>trans524</text:p>
          </table:table-cell>
          <table:table-cell office:value-type="string" calcext:value-type="string">
            <text:p>=</text:p>
          </table:table-cell>
          <table:table-cell office:value-type="string" calcext:value-type="string">
            <text:p><text:s/>{"01-Sep-2018","Credit","100.10","100.10"};</text:p>
          </table:table-cell>
          <table:table-cell table:formula="of:=COM.MICROSOFT.CONCAT([.A525];[.B525];[.C525];[.D525])" office:value-type="string" office:string-value="String[] trans524= {&quot;01-Sep-2018&quot;,&quot;Credit&quot;,&quot;100.10&quot;,&quot;100.10&quot;};" calcext:value-type="string">
            <text:p>String[] trans524= {"01-Sep-2018","Credit","100.10","100.10"};</text:p>
          </table:table-cell>
        </table:table-row>
        <table:table-row table:style-name="ro2">
          <table:table-cell office:value-type="string" calcext:value-type="string">
            <text:p>String[]</text:p>
          </table:table-cell>
          <table:table-cell office:value-type="string" calcext:value-type="string">
            <text:p><text:s/>trans525</text:p>
          </table:table-cell>
          <table:table-cell office:value-type="string" calcext:value-type="string">
            <text:p>=</text:p>
          </table:table-cell>
          <table:table-cell office:value-type="string" calcext:value-type="string">
            <text:p><text:s/>{"01-Sep-2018","Credit","100.10","100.10"};</text:p>
          </table:table-cell>
          <table:table-cell table:formula="of:=COM.MICROSOFT.CONCAT([.A526];[.B526];[.C526];[.D526])" office:value-type="string" office:string-value="String[] trans525= {&quot;01-Sep-2018&quot;,&quot;Credit&quot;,&quot;100.10&quot;,&quot;100.10&quot;};" calcext:value-type="string">
            <text:p>String[] trans525= {"01-Sep-2018","Credit","100.10","100.10"};</text:p>
          </table:table-cell>
        </table:table-row>
        <table:table-row table:style-name="ro2">
          <table:table-cell office:value-type="string" calcext:value-type="string">
            <text:p>String[]</text:p>
          </table:table-cell>
          <table:table-cell office:value-type="string" calcext:value-type="string">
            <text:p><text:s/>trans526</text:p>
          </table:table-cell>
          <table:table-cell office:value-type="string" calcext:value-type="string">
            <text:p>=</text:p>
          </table:table-cell>
          <table:table-cell office:value-type="string" calcext:value-type="string">
            <text:p><text:s/>{"01-Sep-2018","Credit","100.10","100.10"};</text:p>
          </table:table-cell>
          <table:table-cell table:formula="of:=COM.MICROSOFT.CONCAT([.A527];[.B527];[.C527];[.D527])" office:value-type="string" office:string-value="String[] trans526= {&quot;01-Sep-2018&quot;,&quot;Credit&quot;,&quot;100.10&quot;,&quot;100.10&quot;};" calcext:value-type="string">
            <text:p>String[] trans526= {"01-Sep-2018","Credit","100.10","100.10"};</text:p>
          </table:table-cell>
        </table:table-row>
        <table:table-row table:style-name="ro2">
          <table:table-cell office:value-type="string" calcext:value-type="string">
            <text:p>String[]</text:p>
          </table:table-cell>
          <table:table-cell office:value-type="string" calcext:value-type="string">
            <text:p><text:s/>trans527</text:p>
          </table:table-cell>
          <table:table-cell office:value-type="string" calcext:value-type="string">
            <text:p>=</text:p>
          </table:table-cell>
          <table:table-cell office:value-type="string" calcext:value-type="string">
            <text:p><text:s/>{"01-Sep-2018","Credit","100.10","100.10"};</text:p>
          </table:table-cell>
          <table:table-cell table:formula="of:=COM.MICROSOFT.CONCAT([.A528];[.B528];[.C528];[.D528])" office:value-type="string" office:string-value="String[] trans527= {&quot;01-Sep-2018&quot;,&quot;Credit&quot;,&quot;100.10&quot;,&quot;100.10&quot;};" calcext:value-type="string">
            <text:p>String[] trans527= {"01-Sep-2018","Credit","100.10","100.10"};</text:p>
          </table:table-cell>
        </table:table-row>
        <table:table-row table:style-name="ro2">
          <table:table-cell office:value-type="string" calcext:value-type="string">
            <text:p>String[]</text:p>
          </table:table-cell>
          <table:table-cell office:value-type="string" calcext:value-type="string">
            <text:p><text:s/>trans528</text:p>
          </table:table-cell>
          <table:table-cell office:value-type="string" calcext:value-type="string">
            <text:p>=</text:p>
          </table:table-cell>
          <table:table-cell office:value-type="string" calcext:value-type="string">
            <text:p><text:s/>{"01-Sep-2018","Credit","100.10","100.10"};</text:p>
          </table:table-cell>
          <table:table-cell table:formula="of:=COM.MICROSOFT.CONCAT([.A529];[.B529];[.C529];[.D529])" office:value-type="string" office:string-value="String[] trans528= {&quot;01-Sep-2018&quot;,&quot;Credit&quot;,&quot;100.10&quot;,&quot;100.10&quot;};" calcext:value-type="string">
            <text:p>String[] trans528= {"01-Sep-2018","Credit","100.10","100.10"};</text:p>
          </table:table-cell>
        </table:table-row>
        <table:table-row table:style-name="ro2">
          <table:table-cell office:value-type="string" calcext:value-type="string">
            <text:p>String[]</text:p>
          </table:table-cell>
          <table:table-cell office:value-type="string" calcext:value-type="string">
            <text:p><text:s/>trans529</text:p>
          </table:table-cell>
          <table:table-cell office:value-type="string" calcext:value-type="string">
            <text:p>=</text:p>
          </table:table-cell>
          <table:table-cell office:value-type="string" calcext:value-type="string">
            <text:p><text:s/>{"01-Sep-2018","Credit","100.10","100.10"};</text:p>
          </table:table-cell>
          <table:table-cell table:formula="of:=COM.MICROSOFT.CONCAT([.A530];[.B530];[.C530];[.D530])" office:value-type="string" office:string-value="String[] trans529= {&quot;01-Sep-2018&quot;,&quot;Credit&quot;,&quot;100.10&quot;,&quot;100.10&quot;};" calcext:value-type="string">
            <text:p>String[] trans529= {"01-Sep-2018","Credit","100.10","100.10"};</text:p>
          </table:table-cell>
        </table:table-row>
        <table:table-row table:style-name="ro2">
          <table:table-cell office:value-type="string" calcext:value-type="string">
            <text:p>String[]</text:p>
          </table:table-cell>
          <table:table-cell office:value-type="string" calcext:value-type="string">
            <text:p><text:s/>trans530</text:p>
          </table:table-cell>
          <table:table-cell office:value-type="string" calcext:value-type="string">
            <text:p>=</text:p>
          </table:table-cell>
          <table:table-cell office:value-type="string" calcext:value-type="string">
            <text:p><text:s/>{"01-Sep-2018","Credit","100.10","100.10"};</text:p>
          </table:table-cell>
          <table:table-cell table:formula="of:=COM.MICROSOFT.CONCAT([.A531];[.B531];[.C531];[.D531])" office:value-type="string" office:string-value="String[] trans530= {&quot;01-Sep-2018&quot;,&quot;Credit&quot;,&quot;100.10&quot;,&quot;100.10&quot;};" calcext:value-type="string">
            <text:p>String[] trans530= {"01-Sep-2018","Credit","100.10","100.10"};</text:p>
          </table:table-cell>
        </table:table-row>
        <table:table-row table:style-name="ro2">
          <table:table-cell office:value-type="string" calcext:value-type="string">
            <text:p>String[]</text:p>
          </table:table-cell>
          <table:table-cell office:value-type="string" calcext:value-type="string">
            <text:p><text:s/>trans531</text:p>
          </table:table-cell>
          <table:table-cell office:value-type="string" calcext:value-type="string">
            <text:p>=</text:p>
          </table:table-cell>
          <table:table-cell office:value-type="string" calcext:value-type="string">
            <text:p><text:s/>{"01-Sep-2018","Credit","100.10","100.10"};</text:p>
          </table:table-cell>
          <table:table-cell table:formula="of:=COM.MICROSOFT.CONCAT([.A532];[.B532];[.C532];[.D532])" office:value-type="string" office:string-value="String[] trans531= {&quot;01-Sep-2018&quot;,&quot;Credit&quot;,&quot;100.10&quot;,&quot;100.10&quot;};" calcext:value-type="string">
            <text:p>String[] trans531= {"01-Sep-2018","Credit","100.10","100.10"};</text:p>
          </table:table-cell>
        </table:table-row>
        <table:table-row table:style-name="ro2">
          <table:table-cell office:value-type="string" calcext:value-type="string">
            <text:p>String[]</text:p>
          </table:table-cell>
          <table:table-cell office:value-type="string" calcext:value-type="string">
            <text:p><text:s/>trans532</text:p>
          </table:table-cell>
          <table:table-cell office:value-type="string" calcext:value-type="string">
            <text:p>=</text:p>
          </table:table-cell>
          <table:table-cell office:value-type="string" calcext:value-type="string">
            <text:p><text:s/>{"01-Sep-2018","Credit","100.10","100.10"};</text:p>
          </table:table-cell>
          <table:table-cell table:formula="of:=COM.MICROSOFT.CONCAT([.A533];[.B533];[.C533];[.D533])" office:value-type="string" office:string-value="String[] trans532= {&quot;01-Sep-2018&quot;,&quot;Credit&quot;,&quot;100.10&quot;,&quot;100.10&quot;};" calcext:value-type="string">
            <text:p>String[] trans532= {"01-Sep-2018","Credit","100.10","100.10"};</text:p>
          </table:table-cell>
        </table:table-row>
        <table:table-row table:style-name="ro2">
          <table:table-cell office:value-type="string" calcext:value-type="string">
            <text:p>String[]</text:p>
          </table:table-cell>
          <table:table-cell office:value-type="string" calcext:value-type="string">
            <text:p><text:s/>trans533</text:p>
          </table:table-cell>
          <table:table-cell office:value-type="string" calcext:value-type="string">
            <text:p>=</text:p>
          </table:table-cell>
          <table:table-cell office:value-type="string" calcext:value-type="string">
            <text:p><text:s/>{"01-Sep-2018","Credit","100.10","100.10"};</text:p>
          </table:table-cell>
          <table:table-cell table:formula="of:=COM.MICROSOFT.CONCAT([.A534];[.B534];[.C534];[.D534])" office:value-type="string" office:string-value="String[] trans533= {&quot;01-Sep-2018&quot;,&quot;Credit&quot;,&quot;100.10&quot;,&quot;100.10&quot;};" calcext:value-type="string">
            <text:p>String[] trans533= {"01-Sep-2018","Credit","100.10","100.10"};</text:p>
          </table:table-cell>
        </table:table-row>
        <table:table-row table:style-name="ro2">
          <table:table-cell office:value-type="string" calcext:value-type="string">
            <text:p>String[]</text:p>
          </table:table-cell>
          <table:table-cell office:value-type="string" calcext:value-type="string">
            <text:p><text:s/>trans534</text:p>
          </table:table-cell>
          <table:table-cell office:value-type="string" calcext:value-type="string">
            <text:p>=</text:p>
          </table:table-cell>
          <table:table-cell office:value-type="string" calcext:value-type="string">
            <text:p><text:s/>{"01-Sep-2018","Credit","100.10","100.10"};</text:p>
          </table:table-cell>
          <table:table-cell table:formula="of:=COM.MICROSOFT.CONCAT([.A535];[.B535];[.C535];[.D535])" office:value-type="string" office:string-value="String[] trans534= {&quot;01-Sep-2018&quot;,&quot;Credit&quot;,&quot;100.10&quot;,&quot;100.10&quot;};" calcext:value-type="string">
            <text:p>String[] trans534= {"01-Sep-2018","Credit","100.10","100.10"};</text:p>
          </table:table-cell>
        </table:table-row>
        <table:table-row table:style-name="ro2">
          <table:table-cell office:value-type="string" calcext:value-type="string">
            <text:p>String[]</text:p>
          </table:table-cell>
          <table:table-cell office:value-type="string" calcext:value-type="string">
            <text:p><text:s/>trans535</text:p>
          </table:table-cell>
          <table:table-cell office:value-type="string" calcext:value-type="string">
            <text:p>=</text:p>
          </table:table-cell>
          <table:table-cell office:value-type="string" calcext:value-type="string">
            <text:p><text:s/>{"01-Sep-2018","Credit","100.10","100.10"};</text:p>
          </table:table-cell>
          <table:table-cell table:formula="of:=COM.MICROSOFT.CONCAT([.A536];[.B536];[.C536];[.D536])" office:value-type="string" office:string-value="String[] trans535= {&quot;01-Sep-2018&quot;,&quot;Credit&quot;,&quot;100.10&quot;,&quot;100.10&quot;};" calcext:value-type="string">
            <text:p>String[] trans535= {"01-Sep-2018","Credit","100.10","100.10"};</text:p>
          </table:table-cell>
        </table:table-row>
        <table:table-row table:style-name="ro2">
          <table:table-cell office:value-type="string" calcext:value-type="string">
            <text:p>String[]</text:p>
          </table:table-cell>
          <table:table-cell office:value-type="string" calcext:value-type="string">
            <text:p><text:s/>trans536</text:p>
          </table:table-cell>
          <table:table-cell office:value-type="string" calcext:value-type="string">
            <text:p>=</text:p>
          </table:table-cell>
          <table:table-cell office:value-type="string" calcext:value-type="string">
            <text:p><text:s/>{"01-Sep-2018","Credit","100.10","100.10"};</text:p>
          </table:table-cell>
          <table:table-cell table:formula="of:=COM.MICROSOFT.CONCAT([.A537];[.B537];[.C537];[.D537])" office:value-type="string" office:string-value="String[] trans536= {&quot;01-Sep-2018&quot;,&quot;Credit&quot;,&quot;100.10&quot;,&quot;100.10&quot;};" calcext:value-type="string">
            <text:p>String[] trans536= {"01-Sep-2018","Credit","100.10","100.10"};</text:p>
          </table:table-cell>
        </table:table-row>
        <table:table-row table:style-name="ro2">
          <table:table-cell office:value-type="string" calcext:value-type="string">
            <text:p>String[]</text:p>
          </table:table-cell>
          <table:table-cell office:value-type="string" calcext:value-type="string">
            <text:p><text:s/>trans537</text:p>
          </table:table-cell>
          <table:table-cell office:value-type="string" calcext:value-type="string">
            <text:p>=</text:p>
          </table:table-cell>
          <table:table-cell office:value-type="string" calcext:value-type="string">
            <text:p><text:s/>{"01-Sep-2018","Credit","100.10","100.10"};</text:p>
          </table:table-cell>
          <table:table-cell table:formula="of:=COM.MICROSOFT.CONCAT([.A538];[.B538];[.C538];[.D538])" office:value-type="string" office:string-value="String[] trans537= {&quot;01-Sep-2018&quot;,&quot;Credit&quot;,&quot;100.10&quot;,&quot;100.10&quot;};" calcext:value-type="string">
            <text:p>String[] trans537= {"01-Sep-2018","Credit","100.10","100.10"};</text:p>
          </table:table-cell>
        </table:table-row>
        <table:table-row table:style-name="ro2">
          <table:table-cell office:value-type="string" calcext:value-type="string">
            <text:p>String[]</text:p>
          </table:table-cell>
          <table:table-cell office:value-type="string" calcext:value-type="string">
            <text:p><text:s/>trans538</text:p>
          </table:table-cell>
          <table:table-cell office:value-type="string" calcext:value-type="string">
            <text:p>=</text:p>
          </table:table-cell>
          <table:table-cell office:value-type="string" calcext:value-type="string">
            <text:p><text:s/>{"01-Sep-2018","Credit","100.10","100.10"};</text:p>
          </table:table-cell>
          <table:table-cell table:formula="of:=COM.MICROSOFT.CONCAT([.A539];[.B539];[.C539];[.D539])" office:value-type="string" office:string-value="String[] trans538= {&quot;01-Sep-2018&quot;,&quot;Credit&quot;,&quot;100.10&quot;,&quot;100.10&quot;};" calcext:value-type="string">
            <text:p>String[] trans538= {"01-Sep-2018","Credit","100.10","100.10"};</text:p>
          </table:table-cell>
        </table:table-row>
        <table:table-row table:style-name="ro2">
          <table:table-cell office:value-type="string" calcext:value-type="string">
            <text:p>String[]</text:p>
          </table:table-cell>
          <table:table-cell office:value-type="string" calcext:value-type="string">
            <text:p><text:s/>trans539</text:p>
          </table:table-cell>
          <table:table-cell office:value-type="string" calcext:value-type="string">
            <text:p>=</text:p>
          </table:table-cell>
          <table:table-cell office:value-type="string" calcext:value-type="string">
            <text:p><text:s/>{"01-Sep-2018","Credit","100.10","100.10"};</text:p>
          </table:table-cell>
          <table:table-cell table:formula="of:=COM.MICROSOFT.CONCAT([.A540];[.B540];[.C540];[.D540])" office:value-type="string" office:string-value="String[] trans539= {&quot;01-Sep-2018&quot;,&quot;Credit&quot;,&quot;100.10&quot;,&quot;100.10&quot;};" calcext:value-type="string">
            <text:p>String[] trans539= {"01-Sep-2018","Credit","100.10","100.10"};</text:p>
          </table:table-cell>
        </table:table-row>
        <table:table-row table:style-name="ro2">
          <table:table-cell office:value-type="string" calcext:value-type="string">
            <text:p>String[]</text:p>
          </table:table-cell>
          <table:table-cell office:value-type="string" calcext:value-type="string">
            <text:p><text:s/>trans540</text:p>
          </table:table-cell>
          <table:table-cell office:value-type="string" calcext:value-type="string">
            <text:p>=</text:p>
          </table:table-cell>
          <table:table-cell office:value-type="string" calcext:value-type="string">
            <text:p><text:s/>{"01-Sep-2018","Credit","100.10","100.10"};</text:p>
          </table:table-cell>
          <table:table-cell table:formula="of:=COM.MICROSOFT.CONCAT([.A541];[.B541];[.C541];[.D541])" office:value-type="string" office:string-value="String[] trans540= {&quot;01-Sep-2018&quot;,&quot;Credit&quot;,&quot;100.10&quot;,&quot;100.10&quot;};" calcext:value-type="string">
            <text:p>String[] trans540= {"01-Sep-2018","Credit","100.10","100.10"};</text:p>
          </table:table-cell>
        </table:table-row>
        <table:table-row table:style-name="ro2">
          <table:table-cell office:value-type="string" calcext:value-type="string">
            <text:p>String[]</text:p>
          </table:table-cell>
          <table:table-cell office:value-type="string" calcext:value-type="string">
            <text:p><text:s/>trans541</text:p>
          </table:table-cell>
          <table:table-cell office:value-type="string" calcext:value-type="string">
            <text:p>=</text:p>
          </table:table-cell>
          <table:table-cell office:value-type="string" calcext:value-type="string">
            <text:p><text:s/>{"01-Sep-2018","Credit","100.10","100.10"};</text:p>
          </table:table-cell>
          <table:table-cell table:formula="of:=COM.MICROSOFT.CONCAT([.A542];[.B542];[.C542];[.D542])" office:value-type="string" office:string-value="String[] trans541= {&quot;01-Sep-2018&quot;,&quot;Credit&quot;,&quot;100.10&quot;,&quot;100.10&quot;};" calcext:value-type="string">
            <text:p>String[] trans541= {"01-Sep-2018","Credit","100.10","100.10"};</text:p>
          </table:table-cell>
        </table:table-row>
        <table:table-row table:style-name="ro2">
          <table:table-cell office:value-type="string" calcext:value-type="string">
            <text:p>String[]</text:p>
          </table:table-cell>
          <table:table-cell office:value-type="string" calcext:value-type="string">
            <text:p><text:s/>trans542</text:p>
          </table:table-cell>
          <table:table-cell office:value-type="string" calcext:value-type="string">
            <text:p>=</text:p>
          </table:table-cell>
          <table:table-cell office:value-type="string" calcext:value-type="string">
            <text:p><text:s/>{"01-Sep-2018","Credit","100.10","100.10"};</text:p>
          </table:table-cell>
          <table:table-cell table:formula="of:=COM.MICROSOFT.CONCAT([.A543];[.B543];[.C543];[.D543])" office:value-type="string" office:string-value="String[] trans542= {&quot;01-Sep-2018&quot;,&quot;Credit&quot;,&quot;100.10&quot;,&quot;100.10&quot;};" calcext:value-type="string">
            <text:p>String[] trans542= {"01-Sep-2018","Credit","100.10","100.10"};</text:p>
          </table:table-cell>
        </table:table-row>
        <table:table-row table:style-name="ro2">
          <table:table-cell office:value-type="string" calcext:value-type="string">
            <text:p>String[]</text:p>
          </table:table-cell>
          <table:table-cell office:value-type="string" calcext:value-type="string">
            <text:p><text:s/>trans543</text:p>
          </table:table-cell>
          <table:table-cell office:value-type="string" calcext:value-type="string">
            <text:p>=</text:p>
          </table:table-cell>
          <table:table-cell office:value-type="string" calcext:value-type="string">
            <text:p><text:s/>{"01-Sep-2018","Credit","100.10","100.10"};</text:p>
          </table:table-cell>
          <table:table-cell table:formula="of:=COM.MICROSOFT.CONCAT([.A544];[.B544];[.C544];[.D544])" office:value-type="string" office:string-value="String[] trans543= {&quot;01-Sep-2018&quot;,&quot;Credit&quot;,&quot;100.10&quot;,&quot;100.10&quot;};" calcext:value-type="string">
            <text:p>String[] trans543= {"01-Sep-2018","Credit","100.10","100.10"};</text:p>
          </table:table-cell>
        </table:table-row>
        <table:table-row table:style-name="ro2">
          <table:table-cell office:value-type="string" calcext:value-type="string">
            <text:p>String[]</text:p>
          </table:table-cell>
          <table:table-cell office:value-type="string" calcext:value-type="string">
            <text:p><text:s/>trans544</text:p>
          </table:table-cell>
          <table:table-cell office:value-type="string" calcext:value-type="string">
            <text:p>=</text:p>
          </table:table-cell>
          <table:table-cell office:value-type="string" calcext:value-type="string">
            <text:p><text:s/>{"01-Sep-2018","Credit","100.10","100.10"};</text:p>
          </table:table-cell>
          <table:table-cell table:formula="of:=COM.MICROSOFT.CONCAT([.A545];[.B545];[.C545];[.D545])" office:value-type="string" office:string-value="String[] trans544= {&quot;01-Sep-2018&quot;,&quot;Credit&quot;,&quot;100.10&quot;,&quot;100.10&quot;};" calcext:value-type="string">
            <text:p>String[] trans544= {"01-Sep-2018","Credit","100.10","100.10"};</text:p>
          </table:table-cell>
        </table:table-row>
        <table:table-row table:style-name="ro2">
          <table:table-cell office:value-type="string" calcext:value-type="string">
            <text:p>String[]</text:p>
          </table:table-cell>
          <table:table-cell office:value-type="string" calcext:value-type="string">
            <text:p><text:s/>trans545</text:p>
          </table:table-cell>
          <table:table-cell office:value-type="string" calcext:value-type="string">
            <text:p>=</text:p>
          </table:table-cell>
          <table:table-cell office:value-type="string" calcext:value-type="string">
            <text:p><text:s/>{"01-Sep-2018","Credit","100.10","100.10"};</text:p>
          </table:table-cell>
          <table:table-cell table:formula="of:=COM.MICROSOFT.CONCAT([.A546];[.B546];[.C546];[.D546])" office:value-type="string" office:string-value="String[] trans545= {&quot;01-Sep-2018&quot;,&quot;Credit&quot;,&quot;100.10&quot;,&quot;100.10&quot;};" calcext:value-type="string">
            <text:p>String[] trans545= {"01-Sep-2018","Credit","100.10","100.10"};</text:p>
          </table:table-cell>
        </table:table-row>
        <table:table-row table:style-name="ro2">
          <table:table-cell office:value-type="string" calcext:value-type="string">
            <text:p>String[]</text:p>
          </table:table-cell>
          <table:table-cell office:value-type="string" calcext:value-type="string">
            <text:p><text:s/>trans546</text:p>
          </table:table-cell>
          <table:table-cell office:value-type="string" calcext:value-type="string">
            <text:p>=</text:p>
          </table:table-cell>
          <table:table-cell office:value-type="string" calcext:value-type="string">
            <text:p><text:s/>{"01-Sep-2018","Credit","100.10","100.10"};</text:p>
          </table:table-cell>
          <table:table-cell table:formula="of:=COM.MICROSOFT.CONCAT([.A547];[.B547];[.C547];[.D547])" office:value-type="string" office:string-value="String[] trans546= {&quot;01-Sep-2018&quot;,&quot;Credit&quot;,&quot;100.10&quot;,&quot;100.10&quot;};" calcext:value-type="string">
            <text:p>String[] trans546= {"01-Sep-2018","Credit","100.10","100.10"};</text:p>
          </table:table-cell>
        </table:table-row>
        <table:table-row table:style-name="ro2">
          <table:table-cell office:value-type="string" calcext:value-type="string">
            <text:p>String[]</text:p>
          </table:table-cell>
          <table:table-cell office:value-type="string" calcext:value-type="string">
            <text:p><text:s/>trans547</text:p>
          </table:table-cell>
          <table:table-cell office:value-type="string" calcext:value-type="string">
            <text:p>=</text:p>
          </table:table-cell>
          <table:table-cell office:value-type="string" calcext:value-type="string">
            <text:p><text:s/>{"01-Sep-2018","Credit","100.10","100.10"};</text:p>
          </table:table-cell>
          <table:table-cell table:formula="of:=COM.MICROSOFT.CONCAT([.A548];[.B548];[.C548];[.D548])" office:value-type="string" office:string-value="String[] trans547= {&quot;01-Sep-2018&quot;,&quot;Credit&quot;,&quot;100.10&quot;,&quot;100.10&quot;};" calcext:value-type="string">
            <text:p>String[] trans547= {"01-Sep-2018","Credit","100.10","100.10"};</text:p>
          </table:table-cell>
        </table:table-row>
        <table:table-row table:style-name="ro2">
          <table:table-cell office:value-type="string" calcext:value-type="string">
            <text:p>String[]</text:p>
          </table:table-cell>
          <table:table-cell office:value-type="string" calcext:value-type="string">
            <text:p><text:s/>trans548</text:p>
          </table:table-cell>
          <table:table-cell office:value-type="string" calcext:value-type="string">
            <text:p>=</text:p>
          </table:table-cell>
          <table:table-cell office:value-type="string" calcext:value-type="string">
            <text:p><text:s/>{"01-Sep-2018","Credit","100.10","100.10"};</text:p>
          </table:table-cell>
          <table:table-cell table:formula="of:=COM.MICROSOFT.CONCAT([.A549];[.B549];[.C549];[.D549])" office:value-type="string" office:string-value="String[] trans548= {&quot;01-Sep-2018&quot;,&quot;Credit&quot;,&quot;100.10&quot;,&quot;100.10&quot;};" calcext:value-type="string">
            <text:p>String[] trans548= {"01-Sep-2018","Credit","100.10","100.10"};</text:p>
          </table:table-cell>
        </table:table-row>
        <table:table-row table:style-name="ro2">
          <table:table-cell office:value-type="string" calcext:value-type="string">
            <text:p>String[]</text:p>
          </table:table-cell>
          <table:table-cell office:value-type="string" calcext:value-type="string">
            <text:p><text:s/>trans549</text:p>
          </table:table-cell>
          <table:table-cell office:value-type="string" calcext:value-type="string">
            <text:p>=</text:p>
          </table:table-cell>
          <table:table-cell office:value-type="string" calcext:value-type="string">
            <text:p><text:s/>{"01-Sep-2018","Credit","100.10","100.10"};</text:p>
          </table:table-cell>
          <table:table-cell table:formula="of:=COM.MICROSOFT.CONCAT([.A550];[.B550];[.C550];[.D550])" office:value-type="string" office:string-value="String[] trans549= {&quot;01-Sep-2018&quot;,&quot;Credit&quot;,&quot;100.10&quot;,&quot;100.10&quot;};" calcext:value-type="string">
            <text:p>String[] trans549= {"01-Sep-2018","Credit","100.10","100.10"};</text:p>
          </table:table-cell>
        </table:table-row>
        <table:table-row table:style-name="ro2">
          <table:table-cell office:value-type="string" calcext:value-type="string">
            <text:p>String[]</text:p>
          </table:table-cell>
          <table:table-cell office:value-type="string" calcext:value-type="string">
            <text:p><text:s/>trans550</text:p>
          </table:table-cell>
          <table:table-cell office:value-type="string" calcext:value-type="string">
            <text:p>=</text:p>
          </table:table-cell>
          <table:table-cell office:value-type="string" calcext:value-type="string">
            <text:p><text:s/>{"01-Sep-2018","Credit","100.10","100.10"};</text:p>
          </table:table-cell>
          <table:table-cell table:formula="of:=COM.MICROSOFT.CONCAT([.A551];[.B551];[.C551];[.D551])" office:value-type="string" office:string-value="String[] trans550= {&quot;01-Sep-2018&quot;,&quot;Credit&quot;,&quot;100.10&quot;,&quot;100.10&quot;};" calcext:value-type="string">
            <text:p>String[] trans550= {"01-Sep-2018","Credit","100.10","100.10"};</text:p>
          </table:table-cell>
        </table:table-row>
        <table:table-row table:style-name="ro2">
          <table:table-cell office:value-type="string" calcext:value-type="string">
            <text:p>String[]</text:p>
          </table:table-cell>
          <table:table-cell office:value-type="string" calcext:value-type="string">
            <text:p><text:s/>trans551</text:p>
          </table:table-cell>
          <table:table-cell office:value-type="string" calcext:value-type="string">
            <text:p>=</text:p>
          </table:table-cell>
          <table:table-cell office:value-type="string" calcext:value-type="string">
            <text:p><text:s/>{"01-Sep-2018","Credit","100.10","100.10"};</text:p>
          </table:table-cell>
          <table:table-cell table:formula="of:=COM.MICROSOFT.CONCAT([.A552];[.B552];[.C552];[.D552])" office:value-type="string" office:string-value="String[] trans551= {&quot;01-Sep-2018&quot;,&quot;Credit&quot;,&quot;100.10&quot;,&quot;100.10&quot;};" calcext:value-type="string">
            <text:p>String[] trans551= {"01-Sep-2018","Credit","100.10","100.10"};</text:p>
          </table:table-cell>
        </table:table-row>
        <table:table-row table:style-name="ro2">
          <table:table-cell office:value-type="string" calcext:value-type="string">
            <text:p>String[]</text:p>
          </table:table-cell>
          <table:table-cell office:value-type="string" calcext:value-type="string">
            <text:p><text:s/>trans552</text:p>
          </table:table-cell>
          <table:table-cell office:value-type="string" calcext:value-type="string">
            <text:p>=</text:p>
          </table:table-cell>
          <table:table-cell office:value-type="string" calcext:value-type="string">
            <text:p><text:s/>{"01-Sep-2018","Credit","100.10","100.10"};</text:p>
          </table:table-cell>
          <table:table-cell table:formula="of:=COM.MICROSOFT.CONCAT([.A553];[.B553];[.C553];[.D553])" office:value-type="string" office:string-value="String[] trans552= {&quot;01-Sep-2018&quot;,&quot;Credit&quot;,&quot;100.10&quot;,&quot;100.10&quot;};" calcext:value-type="string">
            <text:p>String[] trans552= {"01-Sep-2018","Credit","100.10","100.10"};</text:p>
          </table:table-cell>
        </table:table-row>
        <table:table-row table:style-name="ro2">
          <table:table-cell office:value-type="string" calcext:value-type="string">
            <text:p>String[]</text:p>
          </table:table-cell>
          <table:table-cell office:value-type="string" calcext:value-type="string">
            <text:p><text:s/>trans553</text:p>
          </table:table-cell>
          <table:table-cell office:value-type="string" calcext:value-type="string">
            <text:p>=</text:p>
          </table:table-cell>
          <table:table-cell office:value-type="string" calcext:value-type="string">
            <text:p><text:s/>{"01-Sep-2018","Credit","100.10","100.10"};</text:p>
          </table:table-cell>
          <table:table-cell table:formula="of:=COM.MICROSOFT.CONCAT([.A554];[.B554];[.C554];[.D554])" office:value-type="string" office:string-value="String[] trans553= {&quot;01-Sep-2018&quot;,&quot;Credit&quot;,&quot;100.10&quot;,&quot;100.10&quot;};" calcext:value-type="string">
            <text:p>String[] trans553= {"01-Sep-2018","Credit","100.10","100.10"};</text:p>
          </table:table-cell>
        </table:table-row>
        <table:table-row table:style-name="ro2">
          <table:table-cell office:value-type="string" calcext:value-type="string">
            <text:p>String[]</text:p>
          </table:table-cell>
          <table:table-cell office:value-type="string" calcext:value-type="string">
            <text:p><text:s/>trans554</text:p>
          </table:table-cell>
          <table:table-cell office:value-type="string" calcext:value-type="string">
            <text:p>=</text:p>
          </table:table-cell>
          <table:table-cell office:value-type="string" calcext:value-type="string">
            <text:p><text:s/>{"01-Sep-2018","Credit","100.10","100.10"};</text:p>
          </table:table-cell>
          <table:table-cell table:formula="of:=COM.MICROSOFT.CONCAT([.A555];[.B555];[.C555];[.D555])" office:value-type="string" office:string-value="String[] trans554= {&quot;01-Sep-2018&quot;,&quot;Credit&quot;,&quot;100.10&quot;,&quot;100.10&quot;};" calcext:value-type="string">
            <text:p>String[] trans554= {"01-Sep-2018","Credit","100.10","100.10"};</text:p>
          </table:table-cell>
        </table:table-row>
        <table:table-row table:style-name="ro2">
          <table:table-cell office:value-type="string" calcext:value-type="string">
            <text:p>String[]</text:p>
          </table:table-cell>
          <table:table-cell office:value-type="string" calcext:value-type="string">
            <text:p><text:s/>trans555</text:p>
          </table:table-cell>
          <table:table-cell office:value-type="string" calcext:value-type="string">
            <text:p>=</text:p>
          </table:table-cell>
          <table:table-cell office:value-type="string" calcext:value-type="string">
            <text:p><text:s/>{"01-Sep-2018","Credit","100.10","100.10"};</text:p>
          </table:table-cell>
          <table:table-cell table:formula="of:=COM.MICROSOFT.CONCAT([.A556];[.B556];[.C556];[.D556])" office:value-type="string" office:string-value="String[] trans555= {&quot;01-Sep-2018&quot;,&quot;Credit&quot;,&quot;100.10&quot;,&quot;100.10&quot;};" calcext:value-type="string">
            <text:p>String[] trans555= {"01-Sep-2018","Credit","100.10","100.10"};</text:p>
          </table:table-cell>
        </table:table-row>
        <table:table-row table:style-name="ro2">
          <table:table-cell office:value-type="string" calcext:value-type="string">
            <text:p>String[]</text:p>
          </table:table-cell>
          <table:table-cell office:value-type="string" calcext:value-type="string">
            <text:p><text:s/>trans556</text:p>
          </table:table-cell>
          <table:table-cell office:value-type="string" calcext:value-type="string">
            <text:p>=</text:p>
          </table:table-cell>
          <table:table-cell office:value-type="string" calcext:value-type="string">
            <text:p><text:s/>{"01-Sep-2018","Credit","100.10","100.10"};</text:p>
          </table:table-cell>
          <table:table-cell table:formula="of:=COM.MICROSOFT.CONCAT([.A557];[.B557];[.C557];[.D557])" office:value-type="string" office:string-value="String[] trans556= {&quot;01-Sep-2018&quot;,&quot;Credit&quot;,&quot;100.10&quot;,&quot;100.10&quot;};" calcext:value-type="string">
            <text:p>String[] trans556= {"01-Sep-2018","Credit","100.10","100.10"};</text:p>
          </table:table-cell>
        </table:table-row>
        <table:table-row table:style-name="ro2">
          <table:table-cell office:value-type="string" calcext:value-type="string">
            <text:p>String[]</text:p>
          </table:table-cell>
          <table:table-cell office:value-type="string" calcext:value-type="string">
            <text:p><text:s/>trans557</text:p>
          </table:table-cell>
          <table:table-cell office:value-type="string" calcext:value-type="string">
            <text:p>=</text:p>
          </table:table-cell>
          <table:table-cell office:value-type="string" calcext:value-type="string">
            <text:p><text:s/>{"01-Sep-2018","Credit","100.10","100.10"};</text:p>
          </table:table-cell>
          <table:table-cell table:formula="of:=COM.MICROSOFT.CONCAT([.A558];[.B558];[.C558];[.D558])" office:value-type="string" office:string-value="String[] trans557= {&quot;01-Sep-2018&quot;,&quot;Credit&quot;,&quot;100.10&quot;,&quot;100.10&quot;};" calcext:value-type="string">
            <text:p>String[] trans557= {"01-Sep-2018","Credit","100.10","100.10"};</text:p>
          </table:table-cell>
        </table:table-row>
        <table:table-row table:style-name="ro2">
          <table:table-cell office:value-type="string" calcext:value-type="string">
            <text:p>String[]</text:p>
          </table:table-cell>
          <table:table-cell office:value-type="string" calcext:value-type="string">
            <text:p><text:s/>trans558</text:p>
          </table:table-cell>
          <table:table-cell office:value-type="string" calcext:value-type="string">
            <text:p>=</text:p>
          </table:table-cell>
          <table:table-cell office:value-type="string" calcext:value-type="string">
            <text:p><text:s/>{"01-Sep-2018","Credit","100.10","100.10"};</text:p>
          </table:table-cell>
          <table:table-cell table:formula="of:=COM.MICROSOFT.CONCAT([.A559];[.B559];[.C559];[.D559])" office:value-type="string" office:string-value="String[] trans558= {&quot;01-Sep-2018&quot;,&quot;Credit&quot;,&quot;100.10&quot;,&quot;100.10&quot;};" calcext:value-type="string">
            <text:p>String[] trans558= {"01-Sep-2018","Credit","100.10","100.10"};</text:p>
          </table:table-cell>
        </table:table-row>
        <table:table-row table:style-name="ro2">
          <table:table-cell office:value-type="string" calcext:value-type="string">
            <text:p>String[]</text:p>
          </table:table-cell>
          <table:table-cell office:value-type="string" calcext:value-type="string">
            <text:p><text:s/>trans559</text:p>
          </table:table-cell>
          <table:table-cell office:value-type="string" calcext:value-type="string">
            <text:p>=</text:p>
          </table:table-cell>
          <table:table-cell office:value-type="string" calcext:value-type="string">
            <text:p><text:s/>{"01-Sep-2018","Credit","100.10","100.10"};</text:p>
          </table:table-cell>
          <table:table-cell table:formula="of:=COM.MICROSOFT.CONCAT([.A560];[.B560];[.C560];[.D560])" office:value-type="string" office:string-value="String[] trans559= {&quot;01-Sep-2018&quot;,&quot;Credit&quot;,&quot;100.10&quot;,&quot;100.10&quot;};" calcext:value-type="string">
            <text:p>String[] trans559= {"01-Sep-2018","Credit","100.10","100.10"};</text:p>
          </table:table-cell>
        </table:table-row>
        <table:table-row table:style-name="ro2">
          <table:table-cell office:value-type="string" calcext:value-type="string">
            <text:p>String[]</text:p>
          </table:table-cell>
          <table:table-cell office:value-type="string" calcext:value-type="string">
            <text:p><text:s/>trans560</text:p>
          </table:table-cell>
          <table:table-cell office:value-type="string" calcext:value-type="string">
            <text:p>=</text:p>
          </table:table-cell>
          <table:table-cell office:value-type="string" calcext:value-type="string">
            <text:p><text:s/>{"01-Sep-2018","Credit","100.10","100.10"};</text:p>
          </table:table-cell>
          <table:table-cell table:formula="of:=COM.MICROSOFT.CONCAT([.A561];[.B561];[.C561];[.D561])" office:value-type="string" office:string-value="String[] trans560= {&quot;01-Sep-2018&quot;,&quot;Credit&quot;,&quot;100.10&quot;,&quot;100.10&quot;};" calcext:value-type="string">
            <text:p>String[] trans560= {"01-Sep-2018","Credit","100.10","100.10"};</text:p>
          </table:table-cell>
        </table:table-row>
        <table:table-row table:style-name="ro2">
          <table:table-cell office:value-type="string" calcext:value-type="string">
            <text:p>String[]</text:p>
          </table:table-cell>
          <table:table-cell office:value-type="string" calcext:value-type="string">
            <text:p><text:s/>trans561</text:p>
          </table:table-cell>
          <table:table-cell office:value-type="string" calcext:value-type="string">
            <text:p>=</text:p>
          </table:table-cell>
          <table:table-cell office:value-type="string" calcext:value-type="string">
            <text:p><text:s/>{"01-Sep-2018","Credit","100.10","100.10"};</text:p>
          </table:table-cell>
          <table:table-cell table:formula="of:=COM.MICROSOFT.CONCAT([.A562];[.B562];[.C562];[.D562])" office:value-type="string" office:string-value="String[] trans561= {&quot;01-Sep-2018&quot;,&quot;Credit&quot;,&quot;100.10&quot;,&quot;100.10&quot;};" calcext:value-type="string">
            <text:p>String[] trans561= {"01-Sep-2018","Credit","100.10","100.10"};</text:p>
          </table:table-cell>
        </table:table-row>
        <table:table-row table:style-name="ro2">
          <table:table-cell office:value-type="string" calcext:value-type="string">
            <text:p>String[]</text:p>
          </table:table-cell>
          <table:table-cell office:value-type="string" calcext:value-type="string">
            <text:p><text:s/>trans562</text:p>
          </table:table-cell>
          <table:table-cell office:value-type="string" calcext:value-type="string">
            <text:p>=</text:p>
          </table:table-cell>
          <table:table-cell office:value-type="string" calcext:value-type="string">
            <text:p><text:s/>{"01-Sep-2018","Credit","100.10","100.10"};</text:p>
          </table:table-cell>
          <table:table-cell table:formula="of:=COM.MICROSOFT.CONCAT([.A563];[.B563];[.C563];[.D563])" office:value-type="string" office:string-value="String[] trans562= {&quot;01-Sep-2018&quot;,&quot;Credit&quot;,&quot;100.10&quot;,&quot;100.10&quot;};" calcext:value-type="string">
            <text:p>String[] trans562= {"01-Sep-2018","Credit","100.10","100.10"};</text:p>
          </table:table-cell>
        </table:table-row>
        <table:table-row table:style-name="ro2">
          <table:table-cell office:value-type="string" calcext:value-type="string">
            <text:p>String[]</text:p>
          </table:table-cell>
          <table:table-cell office:value-type="string" calcext:value-type="string">
            <text:p><text:s/>trans563</text:p>
          </table:table-cell>
          <table:table-cell office:value-type="string" calcext:value-type="string">
            <text:p>=</text:p>
          </table:table-cell>
          <table:table-cell office:value-type="string" calcext:value-type="string">
            <text:p><text:s/>{"01-Sep-2018","Credit","100.10","100.10"};</text:p>
          </table:table-cell>
          <table:table-cell table:formula="of:=COM.MICROSOFT.CONCAT([.A564];[.B564];[.C564];[.D564])" office:value-type="string" office:string-value="String[] trans563= {&quot;01-Sep-2018&quot;,&quot;Credit&quot;,&quot;100.10&quot;,&quot;100.10&quot;};" calcext:value-type="string">
            <text:p>String[] trans563= {"01-Sep-2018","Credit","100.10","100.10"};</text:p>
          </table:table-cell>
        </table:table-row>
        <table:table-row table:style-name="ro2">
          <table:table-cell office:value-type="string" calcext:value-type="string">
            <text:p>String[]</text:p>
          </table:table-cell>
          <table:table-cell office:value-type="string" calcext:value-type="string">
            <text:p><text:s/>trans564</text:p>
          </table:table-cell>
          <table:table-cell office:value-type="string" calcext:value-type="string">
            <text:p>=</text:p>
          </table:table-cell>
          <table:table-cell office:value-type="string" calcext:value-type="string">
            <text:p><text:s/>{"01-Sep-2018","Credit","100.10","100.10"};</text:p>
          </table:table-cell>
          <table:table-cell table:formula="of:=COM.MICROSOFT.CONCAT([.A565];[.B565];[.C565];[.D565])" office:value-type="string" office:string-value="String[] trans564= {&quot;01-Sep-2018&quot;,&quot;Credit&quot;,&quot;100.10&quot;,&quot;100.10&quot;};" calcext:value-type="string">
            <text:p>String[] trans564= {"01-Sep-2018","Credit","100.10","100.10"};</text:p>
          </table:table-cell>
        </table:table-row>
        <table:table-row table:style-name="ro2">
          <table:table-cell office:value-type="string" calcext:value-type="string">
            <text:p>String[]</text:p>
          </table:table-cell>
          <table:table-cell office:value-type="string" calcext:value-type="string">
            <text:p><text:s/>trans565</text:p>
          </table:table-cell>
          <table:table-cell office:value-type="string" calcext:value-type="string">
            <text:p>=</text:p>
          </table:table-cell>
          <table:table-cell office:value-type="string" calcext:value-type="string">
            <text:p><text:s/>{"01-Sep-2018","Credit","100.10","100.10"};</text:p>
          </table:table-cell>
          <table:table-cell table:formula="of:=COM.MICROSOFT.CONCAT([.A566];[.B566];[.C566];[.D566])" office:value-type="string" office:string-value="String[] trans565= {&quot;01-Sep-2018&quot;,&quot;Credit&quot;,&quot;100.10&quot;,&quot;100.10&quot;};" calcext:value-type="string">
            <text:p>String[] trans565= {"01-Sep-2018","Credit","100.10","100.10"};</text:p>
          </table:table-cell>
        </table:table-row>
        <table:table-row table:style-name="ro2">
          <table:table-cell office:value-type="string" calcext:value-type="string">
            <text:p>String[]</text:p>
          </table:table-cell>
          <table:table-cell office:value-type="string" calcext:value-type="string">
            <text:p><text:s/>trans566</text:p>
          </table:table-cell>
          <table:table-cell office:value-type="string" calcext:value-type="string">
            <text:p>=</text:p>
          </table:table-cell>
          <table:table-cell office:value-type="string" calcext:value-type="string">
            <text:p><text:s/>{"01-Sep-2018","Credit","100.10","100.10"};</text:p>
          </table:table-cell>
          <table:table-cell table:formula="of:=COM.MICROSOFT.CONCAT([.A567];[.B567];[.C567];[.D567])" office:value-type="string" office:string-value="String[] trans566= {&quot;01-Sep-2018&quot;,&quot;Credit&quot;,&quot;100.10&quot;,&quot;100.10&quot;};" calcext:value-type="string">
            <text:p>String[] trans566= {"01-Sep-2018","Credit","100.10","100.10"};</text:p>
          </table:table-cell>
        </table:table-row>
        <table:table-row table:style-name="ro2">
          <table:table-cell office:value-type="string" calcext:value-type="string">
            <text:p>String[]</text:p>
          </table:table-cell>
          <table:table-cell office:value-type="string" calcext:value-type="string">
            <text:p><text:s/>trans567</text:p>
          </table:table-cell>
          <table:table-cell office:value-type="string" calcext:value-type="string">
            <text:p>=</text:p>
          </table:table-cell>
          <table:table-cell office:value-type="string" calcext:value-type="string">
            <text:p><text:s/>{"01-Sep-2018","Credit","100.10","100.10"};</text:p>
          </table:table-cell>
          <table:table-cell table:formula="of:=COM.MICROSOFT.CONCAT([.A568];[.B568];[.C568];[.D568])" office:value-type="string" office:string-value="String[] trans567= {&quot;01-Sep-2018&quot;,&quot;Credit&quot;,&quot;100.10&quot;,&quot;100.10&quot;};" calcext:value-type="string">
            <text:p>String[] trans567= {"01-Sep-2018","Credit","100.10","100.10"};</text:p>
          </table:table-cell>
        </table:table-row>
        <table:table-row table:style-name="ro2">
          <table:table-cell office:value-type="string" calcext:value-type="string">
            <text:p>String[]</text:p>
          </table:table-cell>
          <table:table-cell office:value-type="string" calcext:value-type="string">
            <text:p><text:s/>trans568</text:p>
          </table:table-cell>
          <table:table-cell office:value-type="string" calcext:value-type="string">
            <text:p>=</text:p>
          </table:table-cell>
          <table:table-cell office:value-type="string" calcext:value-type="string">
            <text:p><text:s/>{"01-Sep-2018","Credit","100.10","100.10"};</text:p>
          </table:table-cell>
          <table:table-cell table:formula="of:=COM.MICROSOFT.CONCAT([.A569];[.B569];[.C569];[.D569])" office:value-type="string" office:string-value="String[] trans568= {&quot;01-Sep-2018&quot;,&quot;Credit&quot;,&quot;100.10&quot;,&quot;100.10&quot;};" calcext:value-type="string">
            <text:p>String[] trans568= {"01-Sep-2018","Credit","100.10","100.10"};</text:p>
          </table:table-cell>
        </table:table-row>
        <table:table-row table:style-name="ro2">
          <table:table-cell office:value-type="string" calcext:value-type="string">
            <text:p>String[]</text:p>
          </table:table-cell>
          <table:table-cell office:value-type="string" calcext:value-type="string">
            <text:p><text:s/>trans569</text:p>
          </table:table-cell>
          <table:table-cell office:value-type="string" calcext:value-type="string">
            <text:p>=</text:p>
          </table:table-cell>
          <table:table-cell office:value-type="string" calcext:value-type="string">
            <text:p><text:s/>{"01-Sep-2018","Credit","100.10","100.10"};</text:p>
          </table:table-cell>
          <table:table-cell table:formula="of:=COM.MICROSOFT.CONCAT([.A570];[.B570];[.C570];[.D570])" office:value-type="string" office:string-value="String[] trans569= {&quot;01-Sep-2018&quot;,&quot;Credit&quot;,&quot;100.10&quot;,&quot;100.10&quot;};" calcext:value-type="string">
            <text:p>String[] trans569= {"01-Sep-2018","Credit","100.10","100.10"};</text:p>
          </table:table-cell>
        </table:table-row>
        <table:table-row table:style-name="ro2">
          <table:table-cell office:value-type="string" calcext:value-type="string">
            <text:p>String[]</text:p>
          </table:table-cell>
          <table:table-cell office:value-type="string" calcext:value-type="string">
            <text:p><text:s/>trans570</text:p>
          </table:table-cell>
          <table:table-cell office:value-type="string" calcext:value-type="string">
            <text:p>=</text:p>
          </table:table-cell>
          <table:table-cell office:value-type="string" calcext:value-type="string">
            <text:p><text:s/>{"01-Sep-2018","Credit","100.10","100.10"};</text:p>
          </table:table-cell>
          <table:table-cell table:formula="of:=COM.MICROSOFT.CONCAT([.A571];[.B571];[.C571];[.D571])" office:value-type="string" office:string-value="String[] trans570= {&quot;01-Sep-2018&quot;,&quot;Credit&quot;,&quot;100.10&quot;,&quot;100.10&quot;};" calcext:value-type="string">
            <text:p>String[] trans570= {"01-Sep-2018","Credit","100.10","100.10"};</text:p>
          </table:table-cell>
        </table:table-row>
        <table:table-row table:style-name="ro2">
          <table:table-cell office:value-type="string" calcext:value-type="string">
            <text:p>String[]</text:p>
          </table:table-cell>
          <table:table-cell office:value-type="string" calcext:value-type="string">
            <text:p><text:s/>trans571</text:p>
          </table:table-cell>
          <table:table-cell office:value-type="string" calcext:value-type="string">
            <text:p>=</text:p>
          </table:table-cell>
          <table:table-cell office:value-type="string" calcext:value-type="string">
            <text:p><text:s/>{"01-Sep-2018","Credit","100.10","100.10"};</text:p>
          </table:table-cell>
          <table:table-cell table:formula="of:=COM.MICROSOFT.CONCAT([.A572];[.B572];[.C572];[.D572])" office:value-type="string" office:string-value="String[] trans571= {&quot;01-Sep-2018&quot;,&quot;Credit&quot;,&quot;100.10&quot;,&quot;100.10&quot;};" calcext:value-type="string">
            <text:p>String[] trans571= {"01-Sep-2018","Credit","100.10","100.10"};</text:p>
          </table:table-cell>
        </table:table-row>
        <table:table-row table:style-name="ro2">
          <table:table-cell office:value-type="string" calcext:value-type="string">
            <text:p>String[]</text:p>
          </table:table-cell>
          <table:table-cell office:value-type="string" calcext:value-type="string">
            <text:p><text:s/>trans572</text:p>
          </table:table-cell>
          <table:table-cell office:value-type="string" calcext:value-type="string">
            <text:p>=</text:p>
          </table:table-cell>
          <table:table-cell office:value-type="string" calcext:value-type="string">
            <text:p><text:s/>{"01-Sep-2018","Credit","100.10","100.10"};</text:p>
          </table:table-cell>
          <table:table-cell table:formula="of:=COM.MICROSOFT.CONCAT([.A573];[.B573];[.C573];[.D573])" office:value-type="string" office:string-value="String[] trans572= {&quot;01-Sep-2018&quot;,&quot;Credit&quot;,&quot;100.10&quot;,&quot;100.10&quot;};" calcext:value-type="string">
            <text:p>String[] trans572= {"01-Sep-2018","Credit","100.10","100.10"};</text:p>
          </table:table-cell>
        </table:table-row>
        <table:table-row table:style-name="ro2">
          <table:table-cell office:value-type="string" calcext:value-type="string">
            <text:p>String[]</text:p>
          </table:table-cell>
          <table:table-cell office:value-type="string" calcext:value-type="string">
            <text:p><text:s/>trans573</text:p>
          </table:table-cell>
          <table:table-cell office:value-type="string" calcext:value-type="string">
            <text:p>=</text:p>
          </table:table-cell>
          <table:table-cell office:value-type="string" calcext:value-type="string">
            <text:p><text:s/>{"01-Sep-2018","Credit","100.10","100.10"};</text:p>
          </table:table-cell>
          <table:table-cell table:formula="of:=COM.MICROSOFT.CONCAT([.A574];[.B574];[.C574];[.D574])" office:value-type="string" office:string-value="String[] trans573= {&quot;01-Sep-2018&quot;,&quot;Credit&quot;,&quot;100.10&quot;,&quot;100.10&quot;};" calcext:value-type="string">
            <text:p>String[] trans573= {"01-Sep-2018","Credit","100.10","100.10"};</text:p>
          </table:table-cell>
        </table:table-row>
        <table:table-row table:style-name="ro2">
          <table:table-cell office:value-type="string" calcext:value-type="string">
            <text:p>String[]</text:p>
          </table:table-cell>
          <table:table-cell office:value-type="string" calcext:value-type="string">
            <text:p><text:s/>trans574</text:p>
          </table:table-cell>
          <table:table-cell office:value-type="string" calcext:value-type="string">
            <text:p>=</text:p>
          </table:table-cell>
          <table:table-cell office:value-type="string" calcext:value-type="string">
            <text:p><text:s/>{"01-Sep-2018","Credit","100.10","100.10"};</text:p>
          </table:table-cell>
          <table:table-cell table:formula="of:=COM.MICROSOFT.CONCAT([.A575];[.B575];[.C575];[.D575])" office:value-type="string" office:string-value="String[] trans574= {&quot;01-Sep-2018&quot;,&quot;Credit&quot;,&quot;100.10&quot;,&quot;100.10&quot;};" calcext:value-type="string">
            <text:p>String[] trans574= {"01-Sep-2018","Credit","100.10","100.10"};</text:p>
          </table:table-cell>
        </table:table-row>
        <table:table-row table:style-name="ro2">
          <table:table-cell office:value-type="string" calcext:value-type="string">
            <text:p>String[]</text:p>
          </table:table-cell>
          <table:table-cell office:value-type="string" calcext:value-type="string">
            <text:p><text:s/>trans575</text:p>
          </table:table-cell>
          <table:table-cell office:value-type="string" calcext:value-type="string">
            <text:p>=</text:p>
          </table:table-cell>
          <table:table-cell office:value-type="string" calcext:value-type="string">
            <text:p><text:s/>{"01-Sep-2018","Credit","100.10","100.10"};</text:p>
          </table:table-cell>
          <table:table-cell table:formula="of:=COM.MICROSOFT.CONCAT([.A576];[.B576];[.C576];[.D576])" office:value-type="string" office:string-value="String[] trans575= {&quot;01-Sep-2018&quot;,&quot;Credit&quot;,&quot;100.10&quot;,&quot;100.10&quot;};" calcext:value-type="string">
            <text:p>String[] trans575= {"01-Sep-2018","Credit","100.10","100.10"};</text:p>
          </table:table-cell>
        </table:table-row>
        <table:table-row table:style-name="ro2">
          <table:table-cell office:value-type="string" calcext:value-type="string">
            <text:p>String[]</text:p>
          </table:table-cell>
          <table:table-cell office:value-type="string" calcext:value-type="string">
            <text:p><text:s/>trans576</text:p>
          </table:table-cell>
          <table:table-cell office:value-type="string" calcext:value-type="string">
            <text:p>=</text:p>
          </table:table-cell>
          <table:table-cell office:value-type="string" calcext:value-type="string">
            <text:p><text:s/>{"01-Sep-2018","Credit","100.10","100.10"};</text:p>
          </table:table-cell>
          <table:table-cell table:formula="of:=COM.MICROSOFT.CONCAT([.A577];[.B577];[.C577];[.D577])" office:value-type="string" office:string-value="String[] trans576= {&quot;01-Sep-2018&quot;,&quot;Credit&quot;,&quot;100.10&quot;,&quot;100.10&quot;};" calcext:value-type="string">
            <text:p>String[] trans576= {"01-Sep-2018","Credit","100.10","100.10"};</text:p>
          </table:table-cell>
        </table:table-row>
        <table:table-row table:style-name="ro2">
          <table:table-cell office:value-type="string" calcext:value-type="string">
            <text:p>String[]</text:p>
          </table:table-cell>
          <table:table-cell office:value-type="string" calcext:value-type="string">
            <text:p><text:s/>trans577</text:p>
          </table:table-cell>
          <table:table-cell office:value-type="string" calcext:value-type="string">
            <text:p>=</text:p>
          </table:table-cell>
          <table:table-cell office:value-type="string" calcext:value-type="string">
            <text:p><text:s/>{"01-Sep-2018","Credit","100.10","100.10"};</text:p>
          </table:table-cell>
          <table:table-cell table:formula="of:=COM.MICROSOFT.CONCAT([.A578];[.B578];[.C578];[.D578])" office:value-type="string" office:string-value="String[] trans577= {&quot;01-Sep-2018&quot;,&quot;Credit&quot;,&quot;100.10&quot;,&quot;100.10&quot;};" calcext:value-type="string">
            <text:p>String[] trans577= {"01-Sep-2018","Credit","100.10","100.10"};</text:p>
          </table:table-cell>
        </table:table-row>
        <table:table-row table:style-name="ro2">
          <table:table-cell office:value-type="string" calcext:value-type="string">
            <text:p>String[]</text:p>
          </table:table-cell>
          <table:table-cell office:value-type="string" calcext:value-type="string">
            <text:p><text:s/>trans578</text:p>
          </table:table-cell>
          <table:table-cell office:value-type="string" calcext:value-type="string">
            <text:p>=</text:p>
          </table:table-cell>
          <table:table-cell office:value-type="string" calcext:value-type="string">
            <text:p><text:s/>{"01-Sep-2018","Credit","100.10","100.10"};</text:p>
          </table:table-cell>
          <table:table-cell table:formula="of:=COM.MICROSOFT.CONCAT([.A579];[.B579];[.C579];[.D579])" office:value-type="string" office:string-value="String[] trans578= {&quot;01-Sep-2018&quot;,&quot;Credit&quot;,&quot;100.10&quot;,&quot;100.10&quot;};" calcext:value-type="string">
            <text:p>String[] trans578= {"01-Sep-2018","Credit","100.10","100.10"};</text:p>
          </table:table-cell>
        </table:table-row>
        <table:table-row table:style-name="ro2">
          <table:table-cell office:value-type="string" calcext:value-type="string">
            <text:p>String[]</text:p>
          </table:table-cell>
          <table:table-cell office:value-type="string" calcext:value-type="string">
            <text:p><text:s/>trans579</text:p>
          </table:table-cell>
          <table:table-cell office:value-type="string" calcext:value-type="string">
            <text:p>=</text:p>
          </table:table-cell>
          <table:table-cell office:value-type="string" calcext:value-type="string">
            <text:p><text:s/>{"01-Sep-2018","Credit","100.10","100.10"};</text:p>
          </table:table-cell>
          <table:table-cell table:formula="of:=COM.MICROSOFT.CONCAT([.A580];[.B580];[.C580];[.D580])" office:value-type="string" office:string-value="String[] trans579= {&quot;01-Sep-2018&quot;,&quot;Credit&quot;,&quot;100.10&quot;,&quot;100.10&quot;};" calcext:value-type="string">
            <text:p>String[] trans579= {"01-Sep-2018","Credit","100.10","100.10"};</text:p>
          </table:table-cell>
        </table:table-row>
        <table:table-row table:style-name="ro2">
          <table:table-cell office:value-type="string" calcext:value-type="string">
            <text:p>String[]</text:p>
          </table:table-cell>
          <table:table-cell office:value-type="string" calcext:value-type="string">
            <text:p><text:s/>trans580</text:p>
          </table:table-cell>
          <table:table-cell office:value-type="string" calcext:value-type="string">
            <text:p>=</text:p>
          </table:table-cell>
          <table:table-cell office:value-type="string" calcext:value-type="string">
            <text:p><text:s/>{"01-Sep-2018","Credit","100.10","100.10"};</text:p>
          </table:table-cell>
          <table:table-cell table:formula="of:=COM.MICROSOFT.CONCAT([.A581];[.B581];[.C581];[.D581])" office:value-type="string" office:string-value="String[] trans580= {&quot;01-Sep-2018&quot;,&quot;Credit&quot;,&quot;100.10&quot;,&quot;100.10&quot;};" calcext:value-type="string">
            <text:p>String[] trans580= {"01-Sep-2018","Credit","100.10","100.10"};</text:p>
          </table:table-cell>
        </table:table-row>
        <table:table-row table:style-name="ro2">
          <table:table-cell office:value-type="string" calcext:value-type="string">
            <text:p>String[]</text:p>
          </table:table-cell>
          <table:table-cell office:value-type="string" calcext:value-type="string">
            <text:p><text:s/>trans581</text:p>
          </table:table-cell>
          <table:table-cell office:value-type="string" calcext:value-type="string">
            <text:p>=</text:p>
          </table:table-cell>
          <table:table-cell office:value-type="string" calcext:value-type="string">
            <text:p><text:s/>{"01-Sep-2018","Credit","100.10","100.10"};</text:p>
          </table:table-cell>
          <table:table-cell table:formula="of:=COM.MICROSOFT.CONCAT([.A582];[.B582];[.C582];[.D582])" office:value-type="string" office:string-value="String[] trans581= {&quot;01-Sep-2018&quot;,&quot;Credit&quot;,&quot;100.10&quot;,&quot;100.10&quot;};" calcext:value-type="string">
            <text:p>String[] trans581= {"01-Sep-2018","Credit","100.10","100.10"};</text:p>
          </table:table-cell>
        </table:table-row>
        <table:table-row table:style-name="ro2">
          <table:table-cell office:value-type="string" calcext:value-type="string">
            <text:p>String[]</text:p>
          </table:table-cell>
          <table:table-cell office:value-type="string" calcext:value-type="string">
            <text:p><text:s/>trans582</text:p>
          </table:table-cell>
          <table:table-cell office:value-type="string" calcext:value-type="string">
            <text:p>=</text:p>
          </table:table-cell>
          <table:table-cell office:value-type="string" calcext:value-type="string">
            <text:p><text:s/>{"01-Sep-2018","Credit","100.10","100.10"};</text:p>
          </table:table-cell>
          <table:table-cell table:formula="of:=COM.MICROSOFT.CONCAT([.A583];[.B583];[.C583];[.D583])" office:value-type="string" office:string-value="String[] trans582= {&quot;01-Sep-2018&quot;,&quot;Credit&quot;,&quot;100.10&quot;,&quot;100.10&quot;};" calcext:value-type="string">
            <text:p>String[] trans582= {"01-Sep-2018","Credit","100.10","100.10"};</text:p>
          </table:table-cell>
        </table:table-row>
        <table:table-row table:style-name="ro2">
          <table:table-cell office:value-type="string" calcext:value-type="string">
            <text:p>String[]</text:p>
          </table:table-cell>
          <table:table-cell office:value-type="string" calcext:value-type="string">
            <text:p><text:s/>trans583</text:p>
          </table:table-cell>
          <table:table-cell office:value-type="string" calcext:value-type="string">
            <text:p>=</text:p>
          </table:table-cell>
          <table:table-cell office:value-type="string" calcext:value-type="string">
            <text:p><text:s/>{"01-Sep-2018","Credit","100.10","100.10"};</text:p>
          </table:table-cell>
          <table:table-cell table:formula="of:=COM.MICROSOFT.CONCAT([.A584];[.B584];[.C584];[.D584])" office:value-type="string" office:string-value="String[] trans583= {&quot;01-Sep-2018&quot;,&quot;Credit&quot;,&quot;100.10&quot;,&quot;100.10&quot;};" calcext:value-type="string">
            <text:p>String[] trans583= {"01-Sep-2018","Credit","100.10","100.10"};</text:p>
          </table:table-cell>
        </table:table-row>
        <table:table-row table:style-name="ro2">
          <table:table-cell office:value-type="string" calcext:value-type="string">
            <text:p>String[]</text:p>
          </table:table-cell>
          <table:table-cell office:value-type="string" calcext:value-type="string">
            <text:p><text:s/>trans584</text:p>
          </table:table-cell>
          <table:table-cell office:value-type="string" calcext:value-type="string">
            <text:p>=</text:p>
          </table:table-cell>
          <table:table-cell office:value-type="string" calcext:value-type="string">
            <text:p><text:s/>{"01-Sep-2018","Credit","100.10","100.10"};</text:p>
          </table:table-cell>
          <table:table-cell table:formula="of:=COM.MICROSOFT.CONCAT([.A585];[.B585];[.C585];[.D585])" office:value-type="string" office:string-value="String[] trans584= {&quot;01-Sep-2018&quot;,&quot;Credit&quot;,&quot;100.10&quot;,&quot;100.10&quot;};" calcext:value-type="string">
            <text:p>String[] trans584= {"01-Sep-2018","Credit","100.10","100.10"};</text:p>
          </table:table-cell>
        </table:table-row>
        <table:table-row table:style-name="ro2">
          <table:table-cell office:value-type="string" calcext:value-type="string">
            <text:p>String[]</text:p>
          </table:table-cell>
          <table:table-cell office:value-type="string" calcext:value-type="string">
            <text:p><text:s/>trans585</text:p>
          </table:table-cell>
          <table:table-cell office:value-type="string" calcext:value-type="string">
            <text:p>=</text:p>
          </table:table-cell>
          <table:table-cell office:value-type="string" calcext:value-type="string">
            <text:p><text:s/>{"01-Sep-2018","Credit","100.10","100.10"};</text:p>
          </table:table-cell>
          <table:table-cell table:formula="of:=COM.MICROSOFT.CONCAT([.A586];[.B586];[.C586];[.D586])" office:value-type="string" office:string-value="String[] trans585= {&quot;01-Sep-2018&quot;,&quot;Credit&quot;,&quot;100.10&quot;,&quot;100.10&quot;};" calcext:value-type="string">
            <text:p>String[] trans585= {"01-Sep-2018","Credit","100.10","100.10"};</text:p>
          </table:table-cell>
        </table:table-row>
        <table:table-row table:style-name="ro2">
          <table:table-cell office:value-type="string" calcext:value-type="string">
            <text:p>String[]</text:p>
          </table:table-cell>
          <table:table-cell office:value-type="string" calcext:value-type="string">
            <text:p><text:s/>trans586</text:p>
          </table:table-cell>
          <table:table-cell office:value-type="string" calcext:value-type="string">
            <text:p>=</text:p>
          </table:table-cell>
          <table:table-cell office:value-type="string" calcext:value-type="string">
            <text:p><text:s/>{"01-Sep-2018","Credit","100.10","100.10"};</text:p>
          </table:table-cell>
          <table:table-cell table:formula="of:=COM.MICROSOFT.CONCAT([.A587];[.B587];[.C587];[.D587])" office:value-type="string" office:string-value="String[] trans586= {&quot;01-Sep-2018&quot;,&quot;Credit&quot;,&quot;100.10&quot;,&quot;100.10&quot;};" calcext:value-type="string">
            <text:p>String[] trans586= {"01-Sep-2018","Credit","100.10","100.10"};</text:p>
          </table:table-cell>
        </table:table-row>
        <table:table-row table:style-name="ro2">
          <table:table-cell office:value-type="string" calcext:value-type="string">
            <text:p>String[]</text:p>
          </table:table-cell>
          <table:table-cell office:value-type="string" calcext:value-type="string">
            <text:p><text:s/>trans587</text:p>
          </table:table-cell>
          <table:table-cell office:value-type="string" calcext:value-type="string">
            <text:p>=</text:p>
          </table:table-cell>
          <table:table-cell office:value-type="string" calcext:value-type="string">
            <text:p><text:s/>{"01-Sep-2018","Credit","100.10","100.10"};</text:p>
          </table:table-cell>
          <table:table-cell table:formula="of:=COM.MICROSOFT.CONCAT([.A588];[.B588];[.C588];[.D588])" office:value-type="string" office:string-value="String[] trans587= {&quot;01-Sep-2018&quot;,&quot;Credit&quot;,&quot;100.10&quot;,&quot;100.10&quot;};" calcext:value-type="string">
            <text:p>String[] trans587= {"01-Sep-2018","Credit","100.10","100.10"};</text:p>
          </table:table-cell>
        </table:table-row>
        <table:table-row table:style-name="ro2">
          <table:table-cell office:value-type="string" calcext:value-type="string">
            <text:p>String[]</text:p>
          </table:table-cell>
          <table:table-cell office:value-type="string" calcext:value-type="string">
            <text:p><text:s/>trans588</text:p>
          </table:table-cell>
          <table:table-cell office:value-type="string" calcext:value-type="string">
            <text:p>=</text:p>
          </table:table-cell>
          <table:table-cell office:value-type="string" calcext:value-type="string">
            <text:p><text:s/>{"01-Sep-2018","Credit","100.10","100.10"};</text:p>
          </table:table-cell>
          <table:table-cell table:formula="of:=COM.MICROSOFT.CONCAT([.A589];[.B589];[.C589];[.D589])" office:value-type="string" office:string-value="String[] trans588= {&quot;01-Sep-2018&quot;,&quot;Credit&quot;,&quot;100.10&quot;,&quot;100.10&quot;};" calcext:value-type="string">
            <text:p>String[] trans588= {"01-Sep-2018","Credit","100.10","100.10"};</text:p>
          </table:table-cell>
        </table:table-row>
        <table:table-row table:style-name="ro2">
          <table:table-cell office:value-type="string" calcext:value-type="string">
            <text:p>String[]</text:p>
          </table:table-cell>
          <table:table-cell office:value-type="string" calcext:value-type="string">
            <text:p><text:s/>trans589</text:p>
          </table:table-cell>
          <table:table-cell office:value-type="string" calcext:value-type="string">
            <text:p>=</text:p>
          </table:table-cell>
          <table:table-cell office:value-type="string" calcext:value-type="string">
            <text:p><text:s/>{"01-Sep-2018","Credit","100.10","100.10"};</text:p>
          </table:table-cell>
          <table:table-cell table:formula="of:=COM.MICROSOFT.CONCAT([.A590];[.B590];[.C590];[.D590])" office:value-type="string" office:string-value="String[] trans589= {&quot;01-Sep-2018&quot;,&quot;Credit&quot;,&quot;100.10&quot;,&quot;100.10&quot;};" calcext:value-type="string">
            <text:p>String[] trans589= {"01-Sep-2018","Credit","100.10","100.10"};</text:p>
          </table:table-cell>
        </table:table-row>
        <table:table-row table:style-name="ro2">
          <table:table-cell office:value-type="string" calcext:value-type="string">
            <text:p>String[]</text:p>
          </table:table-cell>
          <table:table-cell office:value-type="string" calcext:value-type="string">
            <text:p><text:s/>trans590</text:p>
          </table:table-cell>
          <table:table-cell office:value-type="string" calcext:value-type="string">
            <text:p>=</text:p>
          </table:table-cell>
          <table:table-cell office:value-type="string" calcext:value-type="string">
            <text:p><text:s/>{"01-Sep-2018","Credit","100.10","100.10"};</text:p>
          </table:table-cell>
          <table:table-cell table:formula="of:=COM.MICROSOFT.CONCAT([.A591];[.B591];[.C591];[.D591])" office:value-type="string" office:string-value="String[] trans590= {&quot;01-Sep-2018&quot;,&quot;Credit&quot;,&quot;100.10&quot;,&quot;100.10&quot;};" calcext:value-type="string">
            <text:p>String[] trans590= {"01-Sep-2018","Credit","100.10","100.10"};</text:p>
          </table:table-cell>
        </table:table-row>
        <table:table-row table:style-name="ro2">
          <table:table-cell office:value-type="string" calcext:value-type="string">
            <text:p>String[]</text:p>
          </table:table-cell>
          <table:table-cell office:value-type="string" calcext:value-type="string">
            <text:p><text:s/>trans591</text:p>
          </table:table-cell>
          <table:table-cell office:value-type="string" calcext:value-type="string">
            <text:p>=</text:p>
          </table:table-cell>
          <table:table-cell office:value-type="string" calcext:value-type="string">
            <text:p><text:s/>{"01-Sep-2018","Credit","100.10","100.10"};</text:p>
          </table:table-cell>
          <table:table-cell table:formula="of:=COM.MICROSOFT.CONCAT([.A592];[.B592];[.C592];[.D592])" office:value-type="string" office:string-value="String[] trans591= {&quot;01-Sep-2018&quot;,&quot;Credit&quot;,&quot;100.10&quot;,&quot;100.10&quot;};" calcext:value-type="string">
            <text:p>String[] trans591= {"01-Sep-2018","Credit","100.10","100.10"};</text:p>
          </table:table-cell>
        </table:table-row>
        <table:table-row table:style-name="ro2">
          <table:table-cell office:value-type="string" calcext:value-type="string">
            <text:p>String[]</text:p>
          </table:table-cell>
          <table:table-cell office:value-type="string" calcext:value-type="string">
            <text:p><text:s/>trans592</text:p>
          </table:table-cell>
          <table:table-cell office:value-type="string" calcext:value-type="string">
            <text:p>=</text:p>
          </table:table-cell>
          <table:table-cell office:value-type="string" calcext:value-type="string">
            <text:p><text:s/>{"01-Sep-2018","Credit","100.10","100.10"};</text:p>
          </table:table-cell>
          <table:table-cell table:formula="of:=COM.MICROSOFT.CONCAT([.A593];[.B593];[.C593];[.D593])" office:value-type="string" office:string-value="String[] trans592= {&quot;01-Sep-2018&quot;,&quot;Credit&quot;,&quot;100.10&quot;,&quot;100.10&quot;};" calcext:value-type="string">
            <text:p>String[] trans592= {"01-Sep-2018","Credit","100.10","100.10"};</text:p>
          </table:table-cell>
        </table:table-row>
        <table:table-row table:style-name="ro2">
          <table:table-cell office:value-type="string" calcext:value-type="string">
            <text:p>String[]</text:p>
          </table:table-cell>
          <table:table-cell office:value-type="string" calcext:value-type="string">
            <text:p><text:s/>trans593</text:p>
          </table:table-cell>
          <table:table-cell office:value-type="string" calcext:value-type="string">
            <text:p>=</text:p>
          </table:table-cell>
          <table:table-cell office:value-type="string" calcext:value-type="string">
            <text:p><text:s/>{"01-Sep-2018","Credit","100.10","100.10"};</text:p>
          </table:table-cell>
          <table:table-cell table:formula="of:=COM.MICROSOFT.CONCAT([.A594];[.B594];[.C594];[.D594])" office:value-type="string" office:string-value="String[] trans593= {&quot;01-Sep-2018&quot;,&quot;Credit&quot;,&quot;100.10&quot;,&quot;100.10&quot;};" calcext:value-type="string">
            <text:p>String[] trans593= {"01-Sep-2018","Credit","100.10","100.10"};</text:p>
          </table:table-cell>
        </table:table-row>
        <table:table-row table:style-name="ro2">
          <table:table-cell office:value-type="string" calcext:value-type="string">
            <text:p>String[]</text:p>
          </table:table-cell>
          <table:table-cell office:value-type="string" calcext:value-type="string">
            <text:p><text:s/>trans594</text:p>
          </table:table-cell>
          <table:table-cell office:value-type="string" calcext:value-type="string">
            <text:p>=</text:p>
          </table:table-cell>
          <table:table-cell office:value-type="string" calcext:value-type="string">
            <text:p><text:s/>{"01-Sep-2018","Credit","100.10","100.10"};</text:p>
          </table:table-cell>
          <table:table-cell table:formula="of:=COM.MICROSOFT.CONCAT([.A595];[.B595];[.C595];[.D595])" office:value-type="string" office:string-value="String[] trans594= {&quot;01-Sep-2018&quot;,&quot;Credit&quot;,&quot;100.10&quot;,&quot;100.10&quot;};" calcext:value-type="string">
            <text:p>String[] trans594= {"01-Sep-2018","Credit","100.10","100.10"};</text:p>
          </table:table-cell>
        </table:table-row>
        <table:table-row table:style-name="ro2">
          <table:table-cell office:value-type="string" calcext:value-type="string">
            <text:p>String[]</text:p>
          </table:table-cell>
          <table:table-cell office:value-type="string" calcext:value-type="string">
            <text:p><text:s/>trans595</text:p>
          </table:table-cell>
          <table:table-cell office:value-type="string" calcext:value-type="string">
            <text:p>=</text:p>
          </table:table-cell>
          <table:table-cell office:value-type="string" calcext:value-type="string">
            <text:p><text:s/>{"01-Sep-2018","Credit","100.10","100.10"};</text:p>
          </table:table-cell>
          <table:table-cell table:formula="of:=COM.MICROSOFT.CONCAT([.A596];[.B596];[.C596];[.D596])" office:value-type="string" office:string-value="String[] trans595= {&quot;01-Sep-2018&quot;,&quot;Credit&quot;,&quot;100.10&quot;,&quot;100.10&quot;};" calcext:value-type="string">
            <text:p>String[] trans595= {"01-Sep-2018","Credit","100.10","100.10"};</text:p>
          </table:table-cell>
        </table:table-row>
        <table:table-row table:style-name="ro2">
          <table:table-cell office:value-type="string" calcext:value-type="string">
            <text:p>String[]</text:p>
          </table:table-cell>
          <table:table-cell office:value-type="string" calcext:value-type="string">
            <text:p><text:s/>trans596</text:p>
          </table:table-cell>
          <table:table-cell office:value-type="string" calcext:value-type="string">
            <text:p>=</text:p>
          </table:table-cell>
          <table:table-cell office:value-type="string" calcext:value-type="string">
            <text:p><text:s/>{"01-Sep-2018","Credit","100.10","100.10"};</text:p>
          </table:table-cell>
          <table:table-cell table:formula="of:=COM.MICROSOFT.CONCAT([.A597];[.B597];[.C597];[.D597])" office:value-type="string" office:string-value="String[] trans596= {&quot;01-Sep-2018&quot;,&quot;Credit&quot;,&quot;100.10&quot;,&quot;100.10&quot;};" calcext:value-type="string">
            <text:p>String[] trans596= {"01-Sep-2018","Credit","100.10","100.10"};</text:p>
          </table:table-cell>
        </table:table-row>
        <table:table-row table:style-name="ro2">
          <table:table-cell office:value-type="string" calcext:value-type="string">
            <text:p>String[]</text:p>
          </table:table-cell>
          <table:table-cell office:value-type="string" calcext:value-type="string">
            <text:p><text:s/>trans597</text:p>
          </table:table-cell>
          <table:table-cell office:value-type="string" calcext:value-type="string">
            <text:p>=</text:p>
          </table:table-cell>
          <table:table-cell office:value-type="string" calcext:value-type="string">
            <text:p><text:s/>{"01-Sep-2018","Credit","100.10","100.10"};</text:p>
          </table:table-cell>
          <table:table-cell table:formula="of:=COM.MICROSOFT.CONCAT([.A598];[.B598];[.C598];[.D598])" office:value-type="string" office:string-value="String[] trans597= {&quot;01-Sep-2018&quot;,&quot;Credit&quot;,&quot;100.10&quot;,&quot;100.10&quot;};" calcext:value-type="string">
            <text:p>String[] trans597= {"01-Sep-2018","Credit","100.10","100.10"};</text:p>
          </table:table-cell>
        </table:table-row>
        <table:table-row table:style-name="ro2">
          <table:table-cell office:value-type="string" calcext:value-type="string">
            <text:p>String[]</text:p>
          </table:table-cell>
          <table:table-cell office:value-type="string" calcext:value-type="string">
            <text:p><text:s/>trans598</text:p>
          </table:table-cell>
          <table:table-cell office:value-type="string" calcext:value-type="string">
            <text:p>=</text:p>
          </table:table-cell>
          <table:table-cell office:value-type="string" calcext:value-type="string">
            <text:p><text:s/>{"01-Sep-2018","Credit","100.10","100.10"};</text:p>
          </table:table-cell>
          <table:table-cell table:formula="of:=COM.MICROSOFT.CONCAT([.A599];[.B599];[.C599];[.D599])" office:value-type="string" office:string-value="String[] trans598= {&quot;01-Sep-2018&quot;,&quot;Credit&quot;,&quot;100.10&quot;,&quot;100.10&quot;};" calcext:value-type="string">
            <text:p>String[] trans598= {"01-Sep-2018","Credit","100.10","100.10"};</text:p>
          </table:table-cell>
        </table:table-row>
        <table:table-row table:style-name="ro2">
          <table:table-cell office:value-type="string" calcext:value-type="string">
            <text:p>String[]</text:p>
          </table:table-cell>
          <table:table-cell office:value-type="string" calcext:value-type="string">
            <text:p><text:s/>trans599</text:p>
          </table:table-cell>
          <table:table-cell office:value-type="string" calcext:value-type="string">
            <text:p>=</text:p>
          </table:table-cell>
          <table:table-cell office:value-type="string" calcext:value-type="string">
            <text:p><text:s/>{"01-Sep-2018","Credit","100.10","100.10"};</text:p>
          </table:table-cell>
          <table:table-cell table:formula="of:=COM.MICROSOFT.CONCAT([.A600];[.B600];[.C600];[.D600])" office:value-type="string" office:string-value="String[] trans599= {&quot;01-Sep-2018&quot;,&quot;Credit&quot;,&quot;100.10&quot;,&quot;100.10&quot;};" calcext:value-type="string">
            <text:p>String[] trans599= {"01-Sep-2018","Credit","100.10","100.10"};</text:p>
          </table:table-cell>
        </table:table-row>
        <table:table-row table:style-name="ro2">
          <table:table-cell office:value-type="string" calcext:value-type="string">
            <text:p>String[]</text:p>
          </table:table-cell>
          <table:table-cell office:value-type="string" calcext:value-type="string">
            <text:p><text:s/>trans600</text:p>
          </table:table-cell>
          <table:table-cell office:value-type="string" calcext:value-type="string">
            <text:p>=</text:p>
          </table:table-cell>
          <table:table-cell office:value-type="string" calcext:value-type="string">
            <text:p><text:s/>{"01-Sep-2018","Credit","100.10","100.10"};</text:p>
          </table:table-cell>
          <table:table-cell table:formula="of:=COM.MICROSOFT.CONCAT([.A601];[.B601];[.C601];[.D601])" office:value-type="string" office:string-value="String[] trans600= {&quot;01-Sep-2018&quot;,&quot;Credit&quot;,&quot;100.10&quot;,&quot;100.10&quot;};" calcext:value-type="string">
            <text:p>String[] trans600= {"01-Sep-2018","Credit","100.10","100.10"};</text:p>
          </table:table-cell>
        </table:table-row>
        <table:table-row table:style-name="ro2">
          <table:table-cell office:value-type="string" calcext:value-type="string">
            <text:p>String[]</text:p>
          </table:table-cell>
          <table:table-cell office:value-type="string" calcext:value-type="string">
            <text:p><text:s/>trans601</text:p>
          </table:table-cell>
          <table:table-cell office:value-type="string" calcext:value-type="string">
            <text:p>=</text:p>
          </table:table-cell>
          <table:table-cell office:value-type="string" calcext:value-type="string">
            <text:p><text:s/>{"01-Sep-2018","Credit","100.10","100.10"};</text:p>
          </table:table-cell>
          <table:table-cell table:formula="of:=COM.MICROSOFT.CONCAT([.A602];[.B602];[.C602];[.D602])" office:value-type="string" office:string-value="String[] trans601= {&quot;01-Sep-2018&quot;,&quot;Credit&quot;,&quot;100.10&quot;,&quot;100.10&quot;};" calcext:value-type="string">
            <text:p>String[] trans601= {"01-Sep-2018","Credit","100.10","100.10"};</text:p>
          </table:table-cell>
        </table:table-row>
        <table:table-row table:style-name="ro2">
          <table:table-cell office:value-type="string" calcext:value-type="string">
            <text:p>String[]</text:p>
          </table:table-cell>
          <table:table-cell office:value-type="string" calcext:value-type="string">
            <text:p><text:s/>trans602</text:p>
          </table:table-cell>
          <table:table-cell office:value-type="string" calcext:value-type="string">
            <text:p>=</text:p>
          </table:table-cell>
          <table:table-cell office:value-type="string" calcext:value-type="string">
            <text:p><text:s/>{"01-Sep-2018","Credit","100.10","100.10"};</text:p>
          </table:table-cell>
          <table:table-cell table:formula="of:=COM.MICROSOFT.CONCAT([.A603];[.B603];[.C603];[.D603])" office:value-type="string" office:string-value="String[] trans602= {&quot;01-Sep-2018&quot;,&quot;Credit&quot;,&quot;100.10&quot;,&quot;100.10&quot;};" calcext:value-type="string">
            <text:p>String[] trans602= {"01-Sep-2018","Credit","100.10","100.10"};</text:p>
          </table:table-cell>
        </table:table-row>
        <table:table-row table:style-name="ro2">
          <table:table-cell office:value-type="string" calcext:value-type="string">
            <text:p>String[]</text:p>
          </table:table-cell>
          <table:table-cell office:value-type="string" calcext:value-type="string">
            <text:p><text:s/>trans603</text:p>
          </table:table-cell>
          <table:table-cell office:value-type="string" calcext:value-type="string">
            <text:p>=</text:p>
          </table:table-cell>
          <table:table-cell office:value-type="string" calcext:value-type="string">
            <text:p><text:s/>{"01-Sep-2018","Credit","100.10","100.10"};</text:p>
          </table:table-cell>
          <table:table-cell table:formula="of:=COM.MICROSOFT.CONCAT([.A604];[.B604];[.C604];[.D604])" office:value-type="string" office:string-value="String[] trans603= {&quot;01-Sep-2018&quot;,&quot;Credit&quot;,&quot;100.10&quot;,&quot;100.10&quot;};" calcext:value-type="string">
            <text:p>String[] trans603= {"01-Sep-2018","Credit","100.10","100.10"};</text:p>
          </table:table-cell>
        </table:table-row>
        <table:table-row table:style-name="ro2">
          <table:table-cell office:value-type="string" calcext:value-type="string">
            <text:p>String[]</text:p>
          </table:table-cell>
          <table:table-cell office:value-type="string" calcext:value-type="string">
            <text:p><text:s/>trans604</text:p>
          </table:table-cell>
          <table:table-cell office:value-type="string" calcext:value-type="string">
            <text:p>=</text:p>
          </table:table-cell>
          <table:table-cell office:value-type="string" calcext:value-type="string">
            <text:p><text:s/>{"01-Sep-2018","Credit","100.10","100.10"};</text:p>
          </table:table-cell>
          <table:table-cell table:formula="of:=COM.MICROSOFT.CONCAT([.A605];[.B605];[.C605];[.D605])" office:value-type="string" office:string-value="String[] trans604= {&quot;01-Sep-2018&quot;,&quot;Credit&quot;,&quot;100.10&quot;,&quot;100.10&quot;};" calcext:value-type="string">
            <text:p>String[] trans604= {"01-Sep-2018","Credit","100.10","100.10"};</text:p>
          </table:table-cell>
        </table:table-row>
        <table:table-row table:style-name="ro2">
          <table:table-cell office:value-type="string" calcext:value-type="string">
            <text:p>String[]</text:p>
          </table:table-cell>
          <table:table-cell office:value-type="string" calcext:value-type="string">
            <text:p><text:s/>trans605</text:p>
          </table:table-cell>
          <table:table-cell office:value-type="string" calcext:value-type="string">
            <text:p>=</text:p>
          </table:table-cell>
          <table:table-cell office:value-type="string" calcext:value-type="string">
            <text:p><text:s/>{"01-Sep-2018","Credit","100.10","100.10"};</text:p>
          </table:table-cell>
          <table:table-cell table:formula="of:=COM.MICROSOFT.CONCAT([.A606];[.B606];[.C606];[.D606])" office:value-type="string" office:string-value="String[] trans605= {&quot;01-Sep-2018&quot;,&quot;Credit&quot;,&quot;100.10&quot;,&quot;100.10&quot;};" calcext:value-type="string">
            <text:p>String[] trans605= {"01-Sep-2018","Credit","100.10","100.10"};</text:p>
          </table:table-cell>
        </table:table-row>
        <table:table-row table:style-name="ro2">
          <table:table-cell office:value-type="string" calcext:value-type="string">
            <text:p>String[]</text:p>
          </table:table-cell>
          <table:table-cell office:value-type="string" calcext:value-type="string">
            <text:p><text:s/>trans606</text:p>
          </table:table-cell>
          <table:table-cell office:value-type="string" calcext:value-type="string">
            <text:p>=</text:p>
          </table:table-cell>
          <table:table-cell office:value-type="string" calcext:value-type="string">
            <text:p><text:s/>{"01-Sep-2018","Credit","100.10","100.10"};</text:p>
          </table:table-cell>
          <table:table-cell table:formula="of:=COM.MICROSOFT.CONCAT([.A607];[.B607];[.C607];[.D607])" office:value-type="string" office:string-value="String[] trans606= {&quot;01-Sep-2018&quot;,&quot;Credit&quot;,&quot;100.10&quot;,&quot;100.10&quot;};" calcext:value-type="string">
            <text:p>String[] trans606= {"01-Sep-2018","Credit","100.10","100.10"};</text:p>
          </table:table-cell>
        </table:table-row>
        <table:table-row table:style-name="ro2">
          <table:table-cell office:value-type="string" calcext:value-type="string">
            <text:p>String[]</text:p>
          </table:table-cell>
          <table:table-cell office:value-type="string" calcext:value-type="string">
            <text:p><text:s/>trans607</text:p>
          </table:table-cell>
          <table:table-cell office:value-type="string" calcext:value-type="string">
            <text:p>=</text:p>
          </table:table-cell>
          <table:table-cell office:value-type="string" calcext:value-type="string">
            <text:p><text:s/>{"01-Sep-2018","Credit","100.10","100.10"};</text:p>
          </table:table-cell>
          <table:table-cell table:formula="of:=COM.MICROSOFT.CONCAT([.A608];[.B608];[.C608];[.D608])" office:value-type="string" office:string-value="String[] trans607= {&quot;01-Sep-2018&quot;,&quot;Credit&quot;,&quot;100.10&quot;,&quot;100.10&quot;};" calcext:value-type="string">
            <text:p>String[] trans607= {"01-Sep-2018","Credit","100.10","100.10"};</text:p>
          </table:table-cell>
        </table:table-row>
        <table:table-row table:style-name="ro2">
          <table:table-cell office:value-type="string" calcext:value-type="string">
            <text:p>String[]</text:p>
          </table:table-cell>
          <table:table-cell office:value-type="string" calcext:value-type="string">
            <text:p><text:s/>trans608</text:p>
          </table:table-cell>
          <table:table-cell office:value-type="string" calcext:value-type="string">
            <text:p>=</text:p>
          </table:table-cell>
          <table:table-cell office:value-type="string" calcext:value-type="string">
            <text:p><text:s/>{"01-Sep-2018","Credit","100.10","100.10"};</text:p>
          </table:table-cell>
          <table:table-cell table:formula="of:=COM.MICROSOFT.CONCAT([.A609];[.B609];[.C609];[.D609])" office:value-type="string" office:string-value="String[] trans608= {&quot;01-Sep-2018&quot;,&quot;Credit&quot;,&quot;100.10&quot;,&quot;100.10&quot;};" calcext:value-type="string">
            <text:p>String[] trans608= {"01-Sep-2018","Credit","100.10","100.10"};</text:p>
          </table:table-cell>
        </table:table-row>
        <table:table-row table:style-name="ro2">
          <table:table-cell office:value-type="string" calcext:value-type="string">
            <text:p>String[]</text:p>
          </table:table-cell>
          <table:table-cell office:value-type="string" calcext:value-type="string">
            <text:p><text:s/>trans609</text:p>
          </table:table-cell>
          <table:table-cell office:value-type="string" calcext:value-type="string">
            <text:p>=</text:p>
          </table:table-cell>
          <table:table-cell office:value-type="string" calcext:value-type="string">
            <text:p><text:s/>{"01-Sep-2018","Credit","100.10","100.10"};</text:p>
          </table:table-cell>
          <table:table-cell table:formula="of:=COM.MICROSOFT.CONCAT([.A610];[.B610];[.C610];[.D610])" office:value-type="string" office:string-value="String[] trans609= {&quot;01-Sep-2018&quot;,&quot;Credit&quot;,&quot;100.10&quot;,&quot;100.10&quot;};" calcext:value-type="string">
            <text:p>String[] trans609= {"01-Sep-2018","Credit","100.10","100.10"};</text:p>
          </table:table-cell>
        </table:table-row>
        <table:table-row table:style-name="ro2">
          <table:table-cell office:value-type="string" calcext:value-type="string">
            <text:p>String[]</text:p>
          </table:table-cell>
          <table:table-cell office:value-type="string" calcext:value-type="string">
            <text:p><text:s/>trans610</text:p>
          </table:table-cell>
          <table:table-cell office:value-type="string" calcext:value-type="string">
            <text:p>=</text:p>
          </table:table-cell>
          <table:table-cell office:value-type="string" calcext:value-type="string">
            <text:p><text:s/>{"01-Sep-2018","Credit","100.10","100.10"};</text:p>
          </table:table-cell>
          <table:table-cell table:formula="of:=COM.MICROSOFT.CONCAT([.A611];[.B611];[.C611];[.D611])" office:value-type="string" office:string-value="String[] trans610= {&quot;01-Sep-2018&quot;,&quot;Credit&quot;,&quot;100.10&quot;,&quot;100.10&quot;};" calcext:value-type="string">
            <text:p>String[] trans610= {"01-Sep-2018","Credit","100.10","100.10"};</text:p>
          </table:table-cell>
        </table:table-row>
        <table:table-row table:style-name="ro2">
          <table:table-cell office:value-type="string" calcext:value-type="string">
            <text:p>String[]</text:p>
          </table:table-cell>
          <table:table-cell office:value-type="string" calcext:value-type="string">
            <text:p><text:s/>trans611</text:p>
          </table:table-cell>
          <table:table-cell office:value-type="string" calcext:value-type="string">
            <text:p>=</text:p>
          </table:table-cell>
          <table:table-cell office:value-type="string" calcext:value-type="string">
            <text:p><text:s/>{"01-Sep-2018","Credit","100.10","100.10"};</text:p>
          </table:table-cell>
          <table:table-cell table:formula="of:=COM.MICROSOFT.CONCAT([.A612];[.B612];[.C612];[.D612])" office:value-type="string" office:string-value="String[] trans611= {&quot;01-Sep-2018&quot;,&quot;Credit&quot;,&quot;100.10&quot;,&quot;100.10&quot;};" calcext:value-type="string">
            <text:p>String[] trans611= {"01-Sep-2018","Credit","100.10","100.10"};</text:p>
          </table:table-cell>
        </table:table-row>
        <table:table-row table:style-name="ro2">
          <table:table-cell office:value-type="string" calcext:value-type="string">
            <text:p>String[]</text:p>
          </table:table-cell>
          <table:table-cell office:value-type="string" calcext:value-type="string">
            <text:p><text:s/>trans612</text:p>
          </table:table-cell>
          <table:table-cell office:value-type="string" calcext:value-type="string">
            <text:p>=</text:p>
          </table:table-cell>
          <table:table-cell office:value-type="string" calcext:value-type="string">
            <text:p><text:s/>{"01-Sep-2018","Credit","100.10","100.10"};</text:p>
          </table:table-cell>
          <table:table-cell table:formula="of:=COM.MICROSOFT.CONCAT([.A613];[.B613];[.C613];[.D613])" office:value-type="string" office:string-value="String[] trans612= {&quot;01-Sep-2018&quot;,&quot;Credit&quot;,&quot;100.10&quot;,&quot;100.10&quot;};" calcext:value-type="string">
            <text:p>String[] trans612= {"01-Sep-2018","Credit","100.10","100.10"};</text:p>
          </table:table-cell>
        </table:table-row>
        <table:table-row table:style-name="ro2">
          <table:table-cell office:value-type="string" calcext:value-type="string">
            <text:p>String[]</text:p>
          </table:table-cell>
          <table:table-cell office:value-type="string" calcext:value-type="string">
            <text:p><text:s/>trans613</text:p>
          </table:table-cell>
          <table:table-cell office:value-type="string" calcext:value-type="string">
            <text:p>=</text:p>
          </table:table-cell>
          <table:table-cell office:value-type="string" calcext:value-type="string">
            <text:p><text:s/>{"01-Sep-2018","Credit","100.10","100.10"};</text:p>
          </table:table-cell>
          <table:table-cell table:formula="of:=COM.MICROSOFT.CONCAT([.A614];[.B614];[.C614];[.D614])" office:value-type="string" office:string-value="String[] trans613= {&quot;01-Sep-2018&quot;,&quot;Credit&quot;,&quot;100.10&quot;,&quot;100.10&quot;};" calcext:value-type="string">
            <text:p>String[] trans613= {"01-Sep-2018","Credit","100.10","100.10"};</text:p>
          </table:table-cell>
        </table:table-row>
        <table:table-row table:style-name="ro2">
          <table:table-cell office:value-type="string" calcext:value-type="string">
            <text:p>String[]</text:p>
          </table:table-cell>
          <table:table-cell office:value-type="string" calcext:value-type="string">
            <text:p><text:s/>trans614</text:p>
          </table:table-cell>
          <table:table-cell office:value-type="string" calcext:value-type="string">
            <text:p>=</text:p>
          </table:table-cell>
          <table:table-cell office:value-type="string" calcext:value-type="string">
            <text:p><text:s/>{"01-Sep-2018","Credit","100.10","100.10"};</text:p>
          </table:table-cell>
          <table:table-cell table:formula="of:=COM.MICROSOFT.CONCAT([.A615];[.B615];[.C615];[.D615])" office:value-type="string" office:string-value="String[] trans614= {&quot;01-Sep-2018&quot;,&quot;Credit&quot;,&quot;100.10&quot;,&quot;100.10&quot;};" calcext:value-type="string">
            <text:p>String[] trans614= {"01-Sep-2018","Credit","100.10","100.10"};</text:p>
          </table:table-cell>
        </table:table-row>
        <table:table-row table:style-name="ro2">
          <table:table-cell office:value-type="string" calcext:value-type="string">
            <text:p>String[]</text:p>
          </table:table-cell>
          <table:table-cell office:value-type="string" calcext:value-type="string">
            <text:p><text:s/>trans615</text:p>
          </table:table-cell>
          <table:table-cell office:value-type="string" calcext:value-type="string">
            <text:p>=</text:p>
          </table:table-cell>
          <table:table-cell office:value-type="string" calcext:value-type="string">
            <text:p><text:s/>{"01-Sep-2018","Credit","100.10","100.10"};</text:p>
          </table:table-cell>
          <table:table-cell table:formula="of:=COM.MICROSOFT.CONCAT([.A616];[.B616];[.C616];[.D616])" office:value-type="string" office:string-value="String[] trans615= {&quot;01-Sep-2018&quot;,&quot;Credit&quot;,&quot;100.10&quot;,&quot;100.10&quot;};" calcext:value-type="string">
            <text:p>String[] trans615= {"01-Sep-2018","Credit","100.10","100.10"};</text:p>
          </table:table-cell>
        </table:table-row>
        <table:table-row table:style-name="ro2">
          <table:table-cell office:value-type="string" calcext:value-type="string">
            <text:p>String[]</text:p>
          </table:table-cell>
          <table:table-cell office:value-type="string" calcext:value-type="string">
            <text:p><text:s/>trans616</text:p>
          </table:table-cell>
          <table:table-cell office:value-type="string" calcext:value-type="string">
            <text:p>=</text:p>
          </table:table-cell>
          <table:table-cell office:value-type="string" calcext:value-type="string">
            <text:p><text:s/>{"01-Sep-2018","Credit","100.10","100.10"};</text:p>
          </table:table-cell>
          <table:table-cell table:formula="of:=COM.MICROSOFT.CONCAT([.A617];[.B617];[.C617];[.D617])" office:value-type="string" office:string-value="String[] trans616= {&quot;01-Sep-2018&quot;,&quot;Credit&quot;,&quot;100.10&quot;,&quot;100.10&quot;};" calcext:value-type="string">
            <text:p>String[] trans616= {"01-Sep-2018","Credit","100.10","100.10"};</text:p>
          </table:table-cell>
        </table:table-row>
        <table:table-row table:style-name="ro2">
          <table:table-cell office:value-type="string" calcext:value-type="string">
            <text:p>String[]</text:p>
          </table:table-cell>
          <table:table-cell office:value-type="string" calcext:value-type="string">
            <text:p><text:s/>trans617</text:p>
          </table:table-cell>
          <table:table-cell office:value-type="string" calcext:value-type="string">
            <text:p>=</text:p>
          </table:table-cell>
          <table:table-cell office:value-type="string" calcext:value-type="string">
            <text:p><text:s/>{"01-Sep-2018","Credit","100.10","100.10"};</text:p>
          </table:table-cell>
          <table:table-cell table:formula="of:=COM.MICROSOFT.CONCAT([.A618];[.B618];[.C618];[.D618])" office:value-type="string" office:string-value="String[] trans617= {&quot;01-Sep-2018&quot;,&quot;Credit&quot;,&quot;100.10&quot;,&quot;100.10&quot;};" calcext:value-type="string">
            <text:p>String[] trans617= {"01-Sep-2018","Credit","100.10","100.10"};</text:p>
          </table:table-cell>
        </table:table-row>
        <table:table-row table:style-name="ro2">
          <table:table-cell office:value-type="string" calcext:value-type="string">
            <text:p>String[]</text:p>
          </table:table-cell>
          <table:table-cell office:value-type="string" calcext:value-type="string">
            <text:p><text:s/>trans618</text:p>
          </table:table-cell>
          <table:table-cell office:value-type="string" calcext:value-type="string">
            <text:p>=</text:p>
          </table:table-cell>
          <table:table-cell office:value-type="string" calcext:value-type="string">
            <text:p><text:s/>{"01-Sep-2018","Credit","100.10","100.10"};</text:p>
          </table:table-cell>
          <table:table-cell table:formula="of:=COM.MICROSOFT.CONCAT([.A619];[.B619];[.C619];[.D619])" office:value-type="string" office:string-value="String[] trans618= {&quot;01-Sep-2018&quot;,&quot;Credit&quot;,&quot;100.10&quot;,&quot;100.10&quot;};" calcext:value-type="string">
            <text:p>String[] trans618= {"01-Sep-2018","Credit","100.10","100.10"};</text:p>
          </table:table-cell>
        </table:table-row>
        <table:table-row table:style-name="ro2">
          <table:table-cell office:value-type="string" calcext:value-type="string">
            <text:p>String[]</text:p>
          </table:table-cell>
          <table:table-cell office:value-type="string" calcext:value-type="string">
            <text:p><text:s/>trans619</text:p>
          </table:table-cell>
          <table:table-cell office:value-type="string" calcext:value-type="string">
            <text:p>=</text:p>
          </table:table-cell>
          <table:table-cell office:value-type="string" calcext:value-type="string">
            <text:p><text:s/>{"01-Sep-2018","Credit","100.10","100.10"};</text:p>
          </table:table-cell>
          <table:table-cell table:formula="of:=COM.MICROSOFT.CONCAT([.A620];[.B620];[.C620];[.D620])" office:value-type="string" office:string-value="String[] trans619= {&quot;01-Sep-2018&quot;,&quot;Credit&quot;,&quot;100.10&quot;,&quot;100.10&quot;};" calcext:value-type="string">
            <text:p>String[] trans619= {"01-Sep-2018","Credit","100.10","100.10"};</text:p>
          </table:table-cell>
        </table:table-row>
        <table:table-row table:style-name="ro2">
          <table:table-cell office:value-type="string" calcext:value-type="string">
            <text:p>String[]</text:p>
          </table:table-cell>
          <table:table-cell office:value-type="string" calcext:value-type="string">
            <text:p><text:s/>trans620</text:p>
          </table:table-cell>
          <table:table-cell office:value-type="string" calcext:value-type="string">
            <text:p>=</text:p>
          </table:table-cell>
          <table:table-cell office:value-type="string" calcext:value-type="string">
            <text:p><text:s/>{"01-Sep-2018","Credit","100.10","100.10"};</text:p>
          </table:table-cell>
          <table:table-cell table:formula="of:=COM.MICROSOFT.CONCAT([.A621];[.B621];[.C621];[.D621])" office:value-type="string" office:string-value="String[] trans620= {&quot;01-Sep-2018&quot;,&quot;Credit&quot;,&quot;100.10&quot;,&quot;100.10&quot;};" calcext:value-type="string">
            <text:p>String[] trans620= {"01-Sep-2018","Credit","100.10","100.10"};</text:p>
          </table:table-cell>
        </table:table-row>
        <table:table-row table:style-name="ro2">
          <table:table-cell office:value-type="string" calcext:value-type="string">
            <text:p>String[]</text:p>
          </table:table-cell>
          <table:table-cell office:value-type="string" calcext:value-type="string">
            <text:p><text:s/>trans621</text:p>
          </table:table-cell>
          <table:table-cell office:value-type="string" calcext:value-type="string">
            <text:p>=</text:p>
          </table:table-cell>
          <table:table-cell office:value-type="string" calcext:value-type="string">
            <text:p><text:s/>{"01-Sep-2018","Credit","100.10","100.10"};</text:p>
          </table:table-cell>
          <table:table-cell table:formula="of:=COM.MICROSOFT.CONCAT([.A622];[.B622];[.C622];[.D622])" office:value-type="string" office:string-value="String[] trans621= {&quot;01-Sep-2018&quot;,&quot;Credit&quot;,&quot;100.10&quot;,&quot;100.10&quot;};" calcext:value-type="string">
            <text:p>String[] trans621= {"01-Sep-2018","Credit","100.10","100.10"};</text:p>
          </table:table-cell>
        </table:table-row>
        <table:table-row table:style-name="ro2">
          <table:table-cell office:value-type="string" calcext:value-type="string">
            <text:p>String[]</text:p>
          </table:table-cell>
          <table:table-cell office:value-type="string" calcext:value-type="string">
            <text:p><text:s/>trans622</text:p>
          </table:table-cell>
          <table:table-cell office:value-type="string" calcext:value-type="string">
            <text:p>=</text:p>
          </table:table-cell>
          <table:table-cell office:value-type="string" calcext:value-type="string">
            <text:p><text:s/>{"01-Sep-2018","Credit","100.10","100.10"};</text:p>
          </table:table-cell>
          <table:table-cell table:formula="of:=COM.MICROSOFT.CONCAT([.A623];[.B623];[.C623];[.D623])" office:value-type="string" office:string-value="String[] trans622= {&quot;01-Sep-2018&quot;,&quot;Credit&quot;,&quot;100.10&quot;,&quot;100.10&quot;};" calcext:value-type="string">
            <text:p>String[] trans622= {"01-Sep-2018","Credit","100.10","100.10"};</text:p>
          </table:table-cell>
        </table:table-row>
        <table:table-row table:style-name="ro2">
          <table:table-cell office:value-type="string" calcext:value-type="string">
            <text:p>String[]</text:p>
          </table:table-cell>
          <table:table-cell office:value-type="string" calcext:value-type="string">
            <text:p><text:s/>trans623</text:p>
          </table:table-cell>
          <table:table-cell office:value-type="string" calcext:value-type="string">
            <text:p>=</text:p>
          </table:table-cell>
          <table:table-cell office:value-type="string" calcext:value-type="string">
            <text:p><text:s/>{"01-Sep-2018","Credit","100.10","100.10"};</text:p>
          </table:table-cell>
          <table:table-cell table:formula="of:=COM.MICROSOFT.CONCAT([.A624];[.B624];[.C624];[.D624])" office:value-type="string" office:string-value="String[] trans623= {&quot;01-Sep-2018&quot;,&quot;Credit&quot;,&quot;100.10&quot;,&quot;100.10&quot;};" calcext:value-type="string">
            <text:p>String[] trans623= {"01-Sep-2018","Credit","100.10","100.10"};</text:p>
          </table:table-cell>
        </table:table-row>
        <table:table-row table:style-name="ro2">
          <table:table-cell office:value-type="string" calcext:value-type="string">
            <text:p>String[]</text:p>
          </table:table-cell>
          <table:table-cell office:value-type="string" calcext:value-type="string">
            <text:p><text:s/>trans624</text:p>
          </table:table-cell>
          <table:table-cell office:value-type="string" calcext:value-type="string">
            <text:p>=</text:p>
          </table:table-cell>
          <table:table-cell office:value-type="string" calcext:value-type="string">
            <text:p><text:s/>{"01-Sep-2018","Credit","100.10","100.10"};</text:p>
          </table:table-cell>
          <table:table-cell table:formula="of:=COM.MICROSOFT.CONCAT([.A625];[.B625];[.C625];[.D625])" office:value-type="string" office:string-value="String[] trans624= {&quot;01-Sep-2018&quot;,&quot;Credit&quot;,&quot;100.10&quot;,&quot;100.10&quot;};" calcext:value-type="string">
            <text:p>String[] trans624= {"01-Sep-2018","Credit","100.10","100.10"};</text:p>
          </table:table-cell>
        </table:table-row>
        <table:table-row table:style-name="ro2">
          <table:table-cell office:value-type="string" calcext:value-type="string">
            <text:p>String[]</text:p>
          </table:table-cell>
          <table:table-cell office:value-type="string" calcext:value-type="string">
            <text:p><text:s/>trans625</text:p>
          </table:table-cell>
          <table:table-cell office:value-type="string" calcext:value-type="string">
            <text:p>=</text:p>
          </table:table-cell>
          <table:table-cell office:value-type="string" calcext:value-type="string">
            <text:p><text:s/>{"01-Sep-2018","Credit","100.10","100.10"};</text:p>
          </table:table-cell>
          <table:table-cell table:formula="of:=COM.MICROSOFT.CONCAT([.A626];[.B626];[.C626];[.D626])" office:value-type="string" office:string-value="String[] trans625= {&quot;01-Sep-2018&quot;,&quot;Credit&quot;,&quot;100.10&quot;,&quot;100.10&quot;};" calcext:value-type="string">
            <text:p>String[] trans625= {"01-Sep-2018","Credit","100.10","100.10"};</text:p>
          </table:table-cell>
        </table:table-row>
        <table:table-row table:style-name="ro2">
          <table:table-cell office:value-type="string" calcext:value-type="string">
            <text:p>String[]</text:p>
          </table:table-cell>
          <table:table-cell office:value-type="string" calcext:value-type="string">
            <text:p><text:s/>trans626</text:p>
          </table:table-cell>
          <table:table-cell office:value-type="string" calcext:value-type="string">
            <text:p>=</text:p>
          </table:table-cell>
          <table:table-cell office:value-type="string" calcext:value-type="string">
            <text:p><text:s/>{"01-Sep-2018","Credit","100.10","100.10"};</text:p>
          </table:table-cell>
          <table:table-cell table:formula="of:=COM.MICROSOFT.CONCAT([.A627];[.B627];[.C627];[.D627])" office:value-type="string" office:string-value="String[] trans626= {&quot;01-Sep-2018&quot;,&quot;Credit&quot;,&quot;100.10&quot;,&quot;100.10&quot;};" calcext:value-type="string">
            <text:p>String[] trans626= {"01-Sep-2018","Credit","100.10","100.10"};</text:p>
          </table:table-cell>
        </table:table-row>
        <table:table-row table:style-name="ro2">
          <table:table-cell office:value-type="string" calcext:value-type="string">
            <text:p>String[]</text:p>
          </table:table-cell>
          <table:table-cell office:value-type="string" calcext:value-type="string">
            <text:p><text:s/>trans627</text:p>
          </table:table-cell>
          <table:table-cell office:value-type="string" calcext:value-type="string">
            <text:p>=</text:p>
          </table:table-cell>
          <table:table-cell office:value-type="string" calcext:value-type="string">
            <text:p><text:s/>{"01-Sep-2018","Credit","100.10","100.10"};</text:p>
          </table:table-cell>
          <table:table-cell table:formula="of:=COM.MICROSOFT.CONCAT([.A628];[.B628];[.C628];[.D628])" office:value-type="string" office:string-value="String[] trans627= {&quot;01-Sep-2018&quot;,&quot;Credit&quot;,&quot;100.10&quot;,&quot;100.10&quot;};" calcext:value-type="string">
            <text:p>String[] trans627= {"01-Sep-2018","Credit","100.10","100.10"};</text:p>
          </table:table-cell>
        </table:table-row>
        <table:table-row table:style-name="ro2">
          <table:table-cell office:value-type="string" calcext:value-type="string">
            <text:p>String[]</text:p>
          </table:table-cell>
          <table:table-cell office:value-type="string" calcext:value-type="string">
            <text:p><text:s/>trans628</text:p>
          </table:table-cell>
          <table:table-cell office:value-type="string" calcext:value-type="string">
            <text:p>=</text:p>
          </table:table-cell>
          <table:table-cell office:value-type="string" calcext:value-type="string">
            <text:p><text:s/>{"01-Sep-2018","Credit","100.10","100.10"};</text:p>
          </table:table-cell>
          <table:table-cell table:formula="of:=COM.MICROSOFT.CONCAT([.A629];[.B629];[.C629];[.D629])" office:value-type="string" office:string-value="String[] trans628= {&quot;01-Sep-2018&quot;,&quot;Credit&quot;,&quot;100.10&quot;,&quot;100.10&quot;};" calcext:value-type="string">
            <text:p>String[] trans628= {"01-Sep-2018","Credit","100.10","100.10"};</text:p>
          </table:table-cell>
        </table:table-row>
        <table:table-row table:style-name="ro2">
          <table:table-cell office:value-type="string" calcext:value-type="string">
            <text:p>String[]</text:p>
          </table:table-cell>
          <table:table-cell office:value-type="string" calcext:value-type="string">
            <text:p><text:s/>trans629</text:p>
          </table:table-cell>
          <table:table-cell office:value-type="string" calcext:value-type="string">
            <text:p>=</text:p>
          </table:table-cell>
          <table:table-cell office:value-type="string" calcext:value-type="string">
            <text:p><text:s/>{"01-Sep-2018","Credit","100.10","100.10"};</text:p>
          </table:table-cell>
          <table:table-cell table:formula="of:=COM.MICROSOFT.CONCAT([.A630];[.B630];[.C630];[.D630])" office:value-type="string" office:string-value="String[] trans629= {&quot;01-Sep-2018&quot;,&quot;Credit&quot;,&quot;100.10&quot;,&quot;100.10&quot;};" calcext:value-type="string">
            <text:p>String[] trans629= {"01-Sep-2018","Credit","100.10","100.10"};</text:p>
          </table:table-cell>
        </table:table-row>
        <table:table-row table:style-name="ro2">
          <table:table-cell office:value-type="string" calcext:value-type="string">
            <text:p>String[]</text:p>
          </table:table-cell>
          <table:table-cell office:value-type="string" calcext:value-type="string">
            <text:p><text:s/>trans630</text:p>
          </table:table-cell>
          <table:table-cell office:value-type="string" calcext:value-type="string">
            <text:p>=</text:p>
          </table:table-cell>
          <table:table-cell office:value-type="string" calcext:value-type="string">
            <text:p><text:s/>{"01-Sep-2018","Credit","100.10","100.10"};</text:p>
          </table:table-cell>
          <table:table-cell table:formula="of:=COM.MICROSOFT.CONCAT([.A631];[.B631];[.C631];[.D631])" office:value-type="string" office:string-value="String[] trans630= {&quot;01-Sep-2018&quot;,&quot;Credit&quot;,&quot;100.10&quot;,&quot;100.10&quot;};" calcext:value-type="string">
            <text:p>String[] trans630= {"01-Sep-2018","Credit","100.10","100.10"};</text:p>
          </table:table-cell>
        </table:table-row>
        <table:table-row table:style-name="ro2">
          <table:table-cell office:value-type="string" calcext:value-type="string">
            <text:p>String[]</text:p>
          </table:table-cell>
          <table:table-cell office:value-type="string" calcext:value-type="string">
            <text:p><text:s/>trans631</text:p>
          </table:table-cell>
          <table:table-cell office:value-type="string" calcext:value-type="string">
            <text:p>=</text:p>
          </table:table-cell>
          <table:table-cell office:value-type="string" calcext:value-type="string">
            <text:p><text:s/>{"01-Sep-2018","Credit","100.10","100.10"};</text:p>
          </table:table-cell>
          <table:table-cell table:formula="of:=COM.MICROSOFT.CONCAT([.A632];[.B632];[.C632];[.D632])" office:value-type="string" office:string-value="String[] trans631= {&quot;01-Sep-2018&quot;,&quot;Credit&quot;,&quot;100.10&quot;,&quot;100.10&quot;};" calcext:value-type="string">
            <text:p>String[] trans631= {"01-Sep-2018","Credit","100.10","100.10"};</text:p>
          </table:table-cell>
        </table:table-row>
        <table:table-row table:style-name="ro2">
          <table:table-cell office:value-type="string" calcext:value-type="string">
            <text:p>String[]</text:p>
          </table:table-cell>
          <table:table-cell office:value-type="string" calcext:value-type="string">
            <text:p><text:s/>trans632</text:p>
          </table:table-cell>
          <table:table-cell office:value-type="string" calcext:value-type="string">
            <text:p>=</text:p>
          </table:table-cell>
          <table:table-cell office:value-type="string" calcext:value-type="string">
            <text:p><text:s/>{"01-Sep-2018","Credit","100.10","100.10"};</text:p>
          </table:table-cell>
          <table:table-cell table:formula="of:=COM.MICROSOFT.CONCAT([.A633];[.B633];[.C633];[.D633])" office:value-type="string" office:string-value="String[] trans632= {&quot;01-Sep-2018&quot;,&quot;Credit&quot;,&quot;100.10&quot;,&quot;100.10&quot;};" calcext:value-type="string">
            <text:p>String[] trans632= {"01-Sep-2018","Credit","100.10","100.10"};</text:p>
          </table:table-cell>
        </table:table-row>
        <table:table-row table:style-name="ro2">
          <table:table-cell office:value-type="string" calcext:value-type="string">
            <text:p>String[]</text:p>
          </table:table-cell>
          <table:table-cell office:value-type="string" calcext:value-type="string">
            <text:p><text:s/>trans633</text:p>
          </table:table-cell>
          <table:table-cell office:value-type="string" calcext:value-type="string">
            <text:p>=</text:p>
          </table:table-cell>
          <table:table-cell office:value-type="string" calcext:value-type="string">
            <text:p><text:s/>{"01-Sep-2018","Credit","100.10","100.10"};</text:p>
          </table:table-cell>
          <table:table-cell table:formula="of:=COM.MICROSOFT.CONCAT([.A634];[.B634];[.C634];[.D634])" office:value-type="string" office:string-value="String[] trans633= {&quot;01-Sep-2018&quot;,&quot;Credit&quot;,&quot;100.10&quot;,&quot;100.10&quot;};" calcext:value-type="string">
            <text:p>String[] trans633= {"01-Sep-2018","Credit","100.10","100.10"};</text:p>
          </table:table-cell>
        </table:table-row>
        <table:table-row table:style-name="ro2">
          <table:table-cell office:value-type="string" calcext:value-type="string">
            <text:p>String[]</text:p>
          </table:table-cell>
          <table:table-cell office:value-type="string" calcext:value-type="string">
            <text:p><text:s/>trans634</text:p>
          </table:table-cell>
          <table:table-cell office:value-type="string" calcext:value-type="string">
            <text:p>=</text:p>
          </table:table-cell>
          <table:table-cell office:value-type="string" calcext:value-type="string">
            <text:p><text:s/>{"01-Sep-2018","Credit","100.10","100.10"};</text:p>
          </table:table-cell>
          <table:table-cell table:formula="of:=COM.MICROSOFT.CONCAT([.A635];[.B635];[.C635];[.D635])" office:value-type="string" office:string-value="String[] trans634= {&quot;01-Sep-2018&quot;,&quot;Credit&quot;,&quot;100.10&quot;,&quot;100.10&quot;};" calcext:value-type="string">
            <text:p>String[] trans634= {"01-Sep-2018","Credit","100.10","100.10"};</text:p>
          </table:table-cell>
        </table:table-row>
        <table:table-row table:style-name="ro2">
          <table:table-cell office:value-type="string" calcext:value-type="string">
            <text:p>String[]</text:p>
          </table:table-cell>
          <table:table-cell office:value-type="string" calcext:value-type="string">
            <text:p><text:s/>trans635</text:p>
          </table:table-cell>
          <table:table-cell office:value-type="string" calcext:value-type="string">
            <text:p>=</text:p>
          </table:table-cell>
          <table:table-cell office:value-type="string" calcext:value-type="string">
            <text:p><text:s/>{"01-Sep-2018","Credit","100.10","100.10"};</text:p>
          </table:table-cell>
          <table:table-cell table:formula="of:=COM.MICROSOFT.CONCAT([.A636];[.B636];[.C636];[.D636])" office:value-type="string" office:string-value="String[] trans635= {&quot;01-Sep-2018&quot;,&quot;Credit&quot;,&quot;100.10&quot;,&quot;100.10&quot;};" calcext:value-type="string">
            <text:p>String[] trans635= {"01-Sep-2018","Credit","100.10","100.10"};</text:p>
          </table:table-cell>
        </table:table-row>
        <table:table-row table:style-name="ro2">
          <table:table-cell office:value-type="string" calcext:value-type="string">
            <text:p>String[]</text:p>
          </table:table-cell>
          <table:table-cell office:value-type="string" calcext:value-type="string">
            <text:p><text:s/>trans636</text:p>
          </table:table-cell>
          <table:table-cell office:value-type="string" calcext:value-type="string">
            <text:p>=</text:p>
          </table:table-cell>
          <table:table-cell office:value-type="string" calcext:value-type="string">
            <text:p><text:s/>{"01-Sep-2018","Credit","100.10","100.10"};</text:p>
          </table:table-cell>
          <table:table-cell table:formula="of:=COM.MICROSOFT.CONCAT([.A637];[.B637];[.C637];[.D637])" office:value-type="string" office:string-value="String[] trans636= {&quot;01-Sep-2018&quot;,&quot;Credit&quot;,&quot;100.10&quot;,&quot;100.10&quot;};" calcext:value-type="string">
            <text:p>String[] trans636= {"01-Sep-2018","Credit","100.10","100.10"};</text:p>
          </table:table-cell>
        </table:table-row>
        <table:table-row table:style-name="ro2">
          <table:table-cell office:value-type="string" calcext:value-type="string">
            <text:p>String[]</text:p>
          </table:table-cell>
          <table:table-cell office:value-type="string" calcext:value-type="string">
            <text:p><text:s/>trans637</text:p>
          </table:table-cell>
          <table:table-cell office:value-type="string" calcext:value-type="string">
            <text:p>=</text:p>
          </table:table-cell>
          <table:table-cell office:value-type="string" calcext:value-type="string">
            <text:p><text:s/>{"01-Sep-2018","Credit","100.10","100.10"};</text:p>
          </table:table-cell>
          <table:table-cell table:formula="of:=COM.MICROSOFT.CONCAT([.A638];[.B638];[.C638];[.D638])" office:value-type="string" office:string-value="String[] trans637= {&quot;01-Sep-2018&quot;,&quot;Credit&quot;,&quot;100.10&quot;,&quot;100.10&quot;};" calcext:value-type="string">
            <text:p>String[] trans637= {"01-Sep-2018","Credit","100.10","100.10"};</text:p>
          </table:table-cell>
        </table:table-row>
        <table:table-row table:style-name="ro2">
          <table:table-cell office:value-type="string" calcext:value-type="string">
            <text:p>String[]</text:p>
          </table:table-cell>
          <table:table-cell office:value-type="string" calcext:value-type="string">
            <text:p><text:s/>trans638</text:p>
          </table:table-cell>
          <table:table-cell office:value-type="string" calcext:value-type="string">
            <text:p>=</text:p>
          </table:table-cell>
          <table:table-cell office:value-type="string" calcext:value-type="string">
            <text:p><text:s/>{"01-Sep-2018","Credit","100.10","100.10"};</text:p>
          </table:table-cell>
          <table:table-cell table:formula="of:=COM.MICROSOFT.CONCAT([.A639];[.B639];[.C639];[.D639])" office:value-type="string" office:string-value="String[] trans638= {&quot;01-Sep-2018&quot;,&quot;Credit&quot;,&quot;100.10&quot;,&quot;100.10&quot;};" calcext:value-type="string">
            <text:p>String[] trans638= {"01-Sep-2018","Credit","100.10","100.10"};</text:p>
          </table:table-cell>
        </table:table-row>
        <table:table-row table:style-name="ro2">
          <table:table-cell office:value-type="string" calcext:value-type="string">
            <text:p>String[]</text:p>
          </table:table-cell>
          <table:table-cell office:value-type="string" calcext:value-type="string">
            <text:p><text:s/>trans639</text:p>
          </table:table-cell>
          <table:table-cell office:value-type="string" calcext:value-type="string">
            <text:p>=</text:p>
          </table:table-cell>
          <table:table-cell office:value-type="string" calcext:value-type="string">
            <text:p><text:s/>{"01-Sep-2018","Credit","100.10","100.10"};</text:p>
          </table:table-cell>
          <table:table-cell table:formula="of:=COM.MICROSOFT.CONCAT([.A640];[.B640];[.C640];[.D640])" office:value-type="string" office:string-value="String[] trans639= {&quot;01-Sep-2018&quot;,&quot;Credit&quot;,&quot;100.10&quot;,&quot;100.10&quot;};" calcext:value-type="string">
            <text:p>String[] trans639= {"01-Sep-2018","Credit","100.10","100.10"};</text:p>
          </table:table-cell>
        </table:table-row>
        <table:table-row table:style-name="ro2">
          <table:table-cell office:value-type="string" calcext:value-type="string">
            <text:p>String[]</text:p>
          </table:table-cell>
          <table:table-cell office:value-type="string" calcext:value-type="string">
            <text:p><text:s/>trans640</text:p>
          </table:table-cell>
          <table:table-cell office:value-type="string" calcext:value-type="string">
            <text:p>=</text:p>
          </table:table-cell>
          <table:table-cell office:value-type="string" calcext:value-type="string">
            <text:p><text:s/>{"01-Sep-2018","Credit","100.10","100.10"};</text:p>
          </table:table-cell>
          <table:table-cell table:formula="of:=COM.MICROSOFT.CONCAT([.A641];[.B641];[.C641];[.D641])" office:value-type="string" office:string-value="String[] trans640= {&quot;01-Sep-2018&quot;,&quot;Credit&quot;,&quot;100.10&quot;,&quot;100.10&quot;};" calcext:value-type="string">
            <text:p>String[] trans640= {"01-Sep-2018","Credit","100.10","100.10"};</text:p>
          </table:table-cell>
        </table:table-row>
        <table:table-row table:style-name="ro2">
          <table:table-cell office:value-type="string" calcext:value-type="string">
            <text:p>String[]</text:p>
          </table:table-cell>
          <table:table-cell office:value-type="string" calcext:value-type="string">
            <text:p><text:s/>trans641</text:p>
          </table:table-cell>
          <table:table-cell office:value-type="string" calcext:value-type="string">
            <text:p>=</text:p>
          </table:table-cell>
          <table:table-cell office:value-type="string" calcext:value-type="string">
            <text:p><text:s/>{"01-Sep-2018","Credit","100.10","100.10"};</text:p>
          </table:table-cell>
          <table:table-cell table:formula="of:=COM.MICROSOFT.CONCAT([.A642];[.B642];[.C642];[.D642])" office:value-type="string" office:string-value="String[] trans641= {&quot;01-Sep-2018&quot;,&quot;Credit&quot;,&quot;100.10&quot;,&quot;100.10&quot;};" calcext:value-type="string">
            <text:p>String[] trans641= {"01-Sep-2018","Credit","100.10","100.10"};</text:p>
          </table:table-cell>
        </table:table-row>
        <table:table-row table:style-name="ro2">
          <table:table-cell office:value-type="string" calcext:value-type="string">
            <text:p>String[]</text:p>
          </table:table-cell>
          <table:table-cell office:value-type="string" calcext:value-type="string">
            <text:p><text:s/>trans642</text:p>
          </table:table-cell>
          <table:table-cell office:value-type="string" calcext:value-type="string">
            <text:p>=</text:p>
          </table:table-cell>
          <table:table-cell office:value-type="string" calcext:value-type="string">
            <text:p><text:s/>{"01-Sep-2018","Credit","100.10","100.10"};</text:p>
          </table:table-cell>
          <table:table-cell table:formula="of:=COM.MICROSOFT.CONCAT([.A643];[.B643];[.C643];[.D643])" office:value-type="string" office:string-value="String[] trans642= {&quot;01-Sep-2018&quot;,&quot;Credit&quot;,&quot;100.10&quot;,&quot;100.10&quot;};" calcext:value-type="string">
            <text:p>String[] trans642= {"01-Sep-2018","Credit","100.10","100.10"};</text:p>
          </table:table-cell>
        </table:table-row>
        <table:table-row table:style-name="ro2">
          <table:table-cell office:value-type="string" calcext:value-type="string">
            <text:p>String[]</text:p>
          </table:table-cell>
          <table:table-cell office:value-type="string" calcext:value-type="string">
            <text:p><text:s/>trans643</text:p>
          </table:table-cell>
          <table:table-cell office:value-type="string" calcext:value-type="string">
            <text:p>=</text:p>
          </table:table-cell>
          <table:table-cell office:value-type="string" calcext:value-type="string">
            <text:p><text:s/>{"01-Sep-2018","Credit","100.10","100.10"};</text:p>
          </table:table-cell>
          <table:table-cell table:formula="of:=COM.MICROSOFT.CONCAT([.A644];[.B644];[.C644];[.D644])" office:value-type="string" office:string-value="String[] trans643= {&quot;01-Sep-2018&quot;,&quot;Credit&quot;,&quot;100.10&quot;,&quot;100.10&quot;};" calcext:value-type="string">
            <text:p>String[] trans643= {"01-Sep-2018","Credit","100.10","100.10"};</text:p>
          </table:table-cell>
        </table:table-row>
        <table:table-row table:style-name="ro2">
          <table:table-cell office:value-type="string" calcext:value-type="string">
            <text:p>String[]</text:p>
          </table:table-cell>
          <table:table-cell office:value-type="string" calcext:value-type="string">
            <text:p><text:s/>trans644</text:p>
          </table:table-cell>
          <table:table-cell office:value-type="string" calcext:value-type="string">
            <text:p>=</text:p>
          </table:table-cell>
          <table:table-cell office:value-type="string" calcext:value-type="string">
            <text:p><text:s/>{"01-Sep-2018","Credit","100.10","100.10"};</text:p>
          </table:table-cell>
          <table:table-cell table:formula="of:=COM.MICROSOFT.CONCAT([.A645];[.B645];[.C645];[.D645])" office:value-type="string" office:string-value="String[] trans644= {&quot;01-Sep-2018&quot;,&quot;Credit&quot;,&quot;100.10&quot;,&quot;100.10&quot;};" calcext:value-type="string">
            <text:p>String[] trans644= {"01-Sep-2018","Credit","100.10","100.10"};</text:p>
          </table:table-cell>
        </table:table-row>
        <table:table-row table:style-name="ro2">
          <table:table-cell office:value-type="string" calcext:value-type="string">
            <text:p>String[]</text:p>
          </table:table-cell>
          <table:table-cell office:value-type="string" calcext:value-type="string">
            <text:p><text:s/>trans645</text:p>
          </table:table-cell>
          <table:table-cell office:value-type="string" calcext:value-type="string">
            <text:p>=</text:p>
          </table:table-cell>
          <table:table-cell office:value-type="string" calcext:value-type="string">
            <text:p><text:s/>{"01-Sep-2018","Credit","100.10","100.10"};</text:p>
          </table:table-cell>
          <table:table-cell table:formula="of:=COM.MICROSOFT.CONCAT([.A646];[.B646];[.C646];[.D646])" office:value-type="string" office:string-value="String[] trans645= {&quot;01-Sep-2018&quot;,&quot;Credit&quot;,&quot;100.10&quot;,&quot;100.10&quot;};" calcext:value-type="string">
            <text:p>String[] trans645= {"01-Sep-2018","Credit","100.10","100.10"};</text:p>
          </table:table-cell>
        </table:table-row>
        <table:table-row table:style-name="ro2">
          <table:table-cell office:value-type="string" calcext:value-type="string">
            <text:p>String[]</text:p>
          </table:table-cell>
          <table:table-cell office:value-type="string" calcext:value-type="string">
            <text:p><text:s/>trans646</text:p>
          </table:table-cell>
          <table:table-cell office:value-type="string" calcext:value-type="string">
            <text:p>=</text:p>
          </table:table-cell>
          <table:table-cell office:value-type="string" calcext:value-type="string">
            <text:p><text:s/>{"01-Sep-2018","Credit","100.10","100.10"};</text:p>
          </table:table-cell>
          <table:table-cell table:formula="of:=COM.MICROSOFT.CONCAT([.A647];[.B647];[.C647];[.D647])" office:value-type="string" office:string-value="String[] trans646= {&quot;01-Sep-2018&quot;,&quot;Credit&quot;,&quot;100.10&quot;,&quot;100.10&quot;};" calcext:value-type="string">
            <text:p>String[] trans646= {"01-Sep-2018","Credit","100.10","100.10"};</text:p>
          </table:table-cell>
        </table:table-row>
        <table:table-row table:style-name="ro2">
          <table:table-cell office:value-type="string" calcext:value-type="string">
            <text:p>String[]</text:p>
          </table:table-cell>
          <table:table-cell office:value-type="string" calcext:value-type="string">
            <text:p><text:s/>trans647</text:p>
          </table:table-cell>
          <table:table-cell office:value-type="string" calcext:value-type="string">
            <text:p>=</text:p>
          </table:table-cell>
          <table:table-cell office:value-type="string" calcext:value-type="string">
            <text:p><text:s/>{"01-Sep-2018","Credit","100.10","100.10"};</text:p>
          </table:table-cell>
          <table:table-cell table:formula="of:=COM.MICROSOFT.CONCAT([.A648];[.B648];[.C648];[.D648])" office:value-type="string" office:string-value="String[] trans647= {&quot;01-Sep-2018&quot;,&quot;Credit&quot;,&quot;100.10&quot;,&quot;100.10&quot;};" calcext:value-type="string">
            <text:p>String[] trans647= {"01-Sep-2018","Credit","100.10","100.10"};</text:p>
          </table:table-cell>
        </table:table-row>
        <table:table-row table:style-name="ro2">
          <table:table-cell office:value-type="string" calcext:value-type="string">
            <text:p>String[]</text:p>
          </table:table-cell>
          <table:table-cell office:value-type="string" calcext:value-type="string">
            <text:p><text:s/>trans648</text:p>
          </table:table-cell>
          <table:table-cell office:value-type="string" calcext:value-type="string">
            <text:p>=</text:p>
          </table:table-cell>
          <table:table-cell office:value-type="string" calcext:value-type="string">
            <text:p><text:s/>{"01-Sep-2018","Credit","100.10","100.10"};</text:p>
          </table:table-cell>
          <table:table-cell table:formula="of:=COM.MICROSOFT.CONCAT([.A649];[.B649];[.C649];[.D649])" office:value-type="string" office:string-value="String[] trans648= {&quot;01-Sep-2018&quot;,&quot;Credit&quot;,&quot;100.10&quot;,&quot;100.10&quot;};" calcext:value-type="string">
            <text:p>String[] trans648= {"01-Sep-2018","Credit","100.10","100.10"};</text:p>
          </table:table-cell>
        </table:table-row>
        <table:table-row table:style-name="ro2">
          <table:table-cell office:value-type="string" calcext:value-type="string">
            <text:p>String[]</text:p>
          </table:table-cell>
          <table:table-cell office:value-type="string" calcext:value-type="string">
            <text:p><text:s/>trans649</text:p>
          </table:table-cell>
          <table:table-cell office:value-type="string" calcext:value-type="string">
            <text:p>=</text:p>
          </table:table-cell>
          <table:table-cell office:value-type="string" calcext:value-type="string">
            <text:p><text:s/>{"01-Sep-2018","Credit","100.10","100.10"};</text:p>
          </table:table-cell>
          <table:table-cell table:formula="of:=COM.MICROSOFT.CONCAT([.A650];[.B650];[.C650];[.D650])" office:value-type="string" office:string-value="String[] trans649= {&quot;01-Sep-2018&quot;,&quot;Credit&quot;,&quot;100.10&quot;,&quot;100.10&quot;};" calcext:value-type="string">
            <text:p>String[] trans649= {"01-Sep-2018","Credit","100.10","100.10"};</text:p>
          </table:table-cell>
        </table:table-row>
        <table:table-row table:style-name="ro2">
          <table:table-cell office:value-type="string" calcext:value-type="string">
            <text:p>String[]</text:p>
          </table:table-cell>
          <table:table-cell office:value-type="string" calcext:value-type="string">
            <text:p><text:s/>trans650</text:p>
          </table:table-cell>
          <table:table-cell office:value-type="string" calcext:value-type="string">
            <text:p>=</text:p>
          </table:table-cell>
          <table:table-cell office:value-type="string" calcext:value-type="string">
            <text:p><text:s/>{"01-Sep-2018","Credit","100.10","100.10"};</text:p>
          </table:table-cell>
          <table:table-cell table:formula="of:=COM.MICROSOFT.CONCAT([.A651];[.B651];[.C651];[.D651])" office:value-type="string" office:string-value="String[] trans650= {&quot;01-Sep-2018&quot;,&quot;Credit&quot;,&quot;100.10&quot;,&quot;100.10&quot;};" calcext:value-type="string">
            <text:p>String[] trans650= {"01-Sep-2018","Credit","100.10","100.10"};</text:p>
          </table:table-cell>
        </table:table-row>
        <table:table-row table:style-name="ro2">
          <table:table-cell office:value-type="string" calcext:value-type="string">
            <text:p>String[]</text:p>
          </table:table-cell>
          <table:table-cell office:value-type="string" calcext:value-type="string">
            <text:p><text:s/>trans651</text:p>
          </table:table-cell>
          <table:table-cell office:value-type="string" calcext:value-type="string">
            <text:p>=</text:p>
          </table:table-cell>
          <table:table-cell office:value-type="string" calcext:value-type="string">
            <text:p><text:s/>{"01-Sep-2018","Credit","100.10","100.10"};</text:p>
          </table:table-cell>
          <table:table-cell table:formula="of:=COM.MICROSOFT.CONCAT([.A652];[.B652];[.C652];[.D652])" office:value-type="string" office:string-value="String[] trans651= {&quot;01-Sep-2018&quot;,&quot;Credit&quot;,&quot;100.10&quot;,&quot;100.10&quot;};" calcext:value-type="string">
            <text:p>String[] trans651= {"01-Sep-2018","Credit","100.10","100.10"};</text:p>
          </table:table-cell>
        </table:table-row>
        <table:table-row table:style-name="ro2">
          <table:table-cell office:value-type="string" calcext:value-type="string">
            <text:p>String[]</text:p>
          </table:table-cell>
          <table:table-cell office:value-type="string" calcext:value-type="string">
            <text:p><text:s/>trans652</text:p>
          </table:table-cell>
          <table:table-cell office:value-type="string" calcext:value-type="string">
            <text:p>=</text:p>
          </table:table-cell>
          <table:table-cell office:value-type="string" calcext:value-type="string">
            <text:p><text:s/>{"01-Sep-2018","Credit","100.10","100.10"};</text:p>
          </table:table-cell>
          <table:table-cell table:formula="of:=COM.MICROSOFT.CONCAT([.A653];[.B653];[.C653];[.D653])" office:value-type="string" office:string-value="String[] trans652= {&quot;01-Sep-2018&quot;,&quot;Credit&quot;,&quot;100.10&quot;,&quot;100.10&quot;};" calcext:value-type="string">
            <text:p>String[] trans652= {"01-Sep-2018","Credit","100.10","100.10"};</text:p>
          </table:table-cell>
        </table:table-row>
        <table:table-row table:style-name="ro2">
          <table:table-cell office:value-type="string" calcext:value-type="string">
            <text:p>String[]</text:p>
          </table:table-cell>
          <table:table-cell office:value-type="string" calcext:value-type="string">
            <text:p><text:s/>trans653</text:p>
          </table:table-cell>
          <table:table-cell office:value-type="string" calcext:value-type="string">
            <text:p>=</text:p>
          </table:table-cell>
          <table:table-cell office:value-type="string" calcext:value-type="string">
            <text:p><text:s/>{"01-Sep-2018","Credit","100.10","100.10"};</text:p>
          </table:table-cell>
          <table:table-cell table:formula="of:=COM.MICROSOFT.CONCAT([.A654];[.B654];[.C654];[.D654])" office:value-type="string" office:string-value="String[] trans653= {&quot;01-Sep-2018&quot;,&quot;Credit&quot;,&quot;100.10&quot;,&quot;100.10&quot;};" calcext:value-type="string">
            <text:p>String[] trans653= {"01-Sep-2018","Credit","100.10","100.10"};</text:p>
          </table:table-cell>
        </table:table-row>
        <table:table-row table:style-name="ro2">
          <table:table-cell office:value-type="string" calcext:value-type="string">
            <text:p>String[]</text:p>
          </table:table-cell>
          <table:table-cell office:value-type="string" calcext:value-type="string">
            <text:p><text:s/>trans654</text:p>
          </table:table-cell>
          <table:table-cell office:value-type="string" calcext:value-type="string">
            <text:p>=</text:p>
          </table:table-cell>
          <table:table-cell office:value-type="string" calcext:value-type="string">
            <text:p><text:s/>{"01-Sep-2018","Credit","100.10","100.10"};</text:p>
          </table:table-cell>
          <table:table-cell table:formula="of:=COM.MICROSOFT.CONCAT([.A655];[.B655];[.C655];[.D655])" office:value-type="string" office:string-value="String[] trans654= {&quot;01-Sep-2018&quot;,&quot;Credit&quot;,&quot;100.10&quot;,&quot;100.10&quot;};" calcext:value-type="string">
            <text:p>String[] trans654= {"01-Sep-2018","Credit","100.10","100.10"};</text:p>
          </table:table-cell>
        </table:table-row>
        <table:table-row table:style-name="ro2">
          <table:table-cell office:value-type="string" calcext:value-type="string">
            <text:p>String[]</text:p>
          </table:table-cell>
          <table:table-cell office:value-type="string" calcext:value-type="string">
            <text:p><text:s/>trans655</text:p>
          </table:table-cell>
          <table:table-cell office:value-type="string" calcext:value-type="string">
            <text:p>=</text:p>
          </table:table-cell>
          <table:table-cell office:value-type="string" calcext:value-type="string">
            <text:p><text:s/>{"01-Sep-2018","Credit","100.10","100.10"};</text:p>
          </table:table-cell>
          <table:table-cell table:formula="of:=COM.MICROSOFT.CONCAT([.A656];[.B656];[.C656];[.D656])" office:value-type="string" office:string-value="String[] trans655= {&quot;01-Sep-2018&quot;,&quot;Credit&quot;,&quot;100.10&quot;,&quot;100.10&quot;};" calcext:value-type="string">
            <text:p>String[] trans655= {"01-Sep-2018","Credit","100.10","100.10"};</text:p>
          </table:table-cell>
        </table:table-row>
        <table:table-row table:style-name="ro2">
          <table:table-cell office:value-type="string" calcext:value-type="string">
            <text:p>String[]</text:p>
          </table:table-cell>
          <table:table-cell office:value-type="string" calcext:value-type="string">
            <text:p><text:s/>trans656</text:p>
          </table:table-cell>
          <table:table-cell office:value-type="string" calcext:value-type="string">
            <text:p>=</text:p>
          </table:table-cell>
          <table:table-cell office:value-type="string" calcext:value-type="string">
            <text:p><text:s/>{"01-Sep-2018","Credit","100.10","100.10"};</text:p>
          </table:table-cell>
          <table:table-cell table:formula="of:=COM.MICROSOFT.CONCAT([.A657];[.B657];[.C657];[.D657])" office:value-type="string" office:string-value="String[] trans656= {&quot;01-Sep-2018&quot;,&quot;Credit&quot;,&quot;100.10&quot;,&quot;100.10&quot;};" calcext:value-type="string">
            <text:p>String[] trans656= {"01-Sep-2018","Credit","100.10","100.10"};</text:p>
          </table:table-cell>
        </table:table-row>
        <table:table-row table:style-name="ro2">
          <table:table-cell office:value-type="string" calcext:value-type="string">
            <text:p>String[]</text:p>
          </table:table-cell>
          <table:table-cell office:value-type="string" calcext:value-type="string">
            <text:p><text:s/>trans657</text:p>
          </table:table-cell>
          <table:table-cell office:value-type="string" calcext:value-type="string">
            <text:p>=</text:p>
          </table:table-cell>
          <table:table-cell office:value-type="string" calcext:value-type="string">
            <text:p><text:s/>{"01-Sep-2018","Credit","100.10","100.10"};</text:p>
          </table:table-cell>
          <table:table-cell table:formula="of:=COM.MICROSOFT.CONCAT([.A658];[.B658];[.C658];[.D658])" office:value-type="string" office:string-value="String[] trans657= {&quot;01-Sep-2018&quot;,&quot;Credit&quot;,&quot;100.10&quot;,&quot;100.10&quot;};" calcext:value-type="string">
            <text:p>String[] trans657= {"01-Sep-2018","Credit","100.10","100.10"};</text:p>
          </table:table-cell>
        </table:table-row>
        <table:table-row table:style-name="ro2">
          <table:table-cell office:value-type="string" calcext:value-type="string">
            <text:p>String[]</text:p>
          </table:table-cell>
          <table:table-cell office:value-type="string" calcext:value-type="string">
            <text:p><text:s/>trans658</text:p>
          </table:table-cell>
          <table:table-cell office:value-type="string" calcext:value-type="string">
            <text:p>=</text:p>
          </table:table-cell>
          <table:table-cell office:value-type="string" calcext:value-type="string">
            <text:p><text:s/>{"01-Sep-2018","Credit","100.10","100.10"};</text:p>
          </table:table-cell>
          <table:table-cell table:formula="of:=COM.MICROSOFT.CONCAT([.A659];[.B659];[.C659];[.D659])" office:value-type="string" office:string-value="String[] trans658= {&quot;01-Sep-2018&quot;,&quot;Credit&quot;,&quot;100.10&quot;,&quot;100.10&quot;};" calcext:value-type="string">
            <text:p>String[] trans658= {"01-Sep-2018","Credit","100.10","100.10"};</text:p>
          </table:table-cell>
        </table:table-row>
        <table:table-row table:style-name="ro2">
          <table:table-cell office:value-type="string" calcext:value-type="string">
            <text:p>String[]</text:p>
          </table:table-cell>
          <table:table-cell office:value-type="string" calcext:value-type="string">
            <text:p><text:s/>trans659</text:p>
          </table:table-cell>
          <table:table-cell office:value-type="string" calcext:value-type="string">
            <text:p>=</text:p>
          </table:table-cell>
          <table:table-cell office:value-type="string" calcext:value-type="string">
            <text:p><text:s/>{"01-Sep-2018","Credit","100.10","100.10"};</text:p>
          </table:table-cell>
          <table:table-cell table:formula="of:=COM.MICROSOFT.CONCAT([.A660];[.B660];[.C660];[.D660])" office:value-type="string" office:string-value="String[] trans659= {&quot;01-Sep-2018&quot;,&quot;Credit&quot;,&quot;100.10&quot;,&quot;100.10&quot;};" calcext:value-type="string">
            <text:p>String[] trans659= {"01-Sep-2018","Credit","100.10","100.10"};</text:p>
          </table:table-cell>
        </table:table-row>
        <table:table-row table:style-name="ro2">
          <table:table-cell office:value-type="string" calcext:value-type="string">
            <text:p>String[]</text:p>
          </table:table-cell>
          <table:table-cell office:value-type="string" calcext:value-type="string">
            <text:p><text:s/>trans660</text:p>
          </table:table-cell>
          <table:table-cell office:value-type="string" calcext:value-type="string">
            <text:p>=</text:p>
          </table:table-cell>
          <table:table-cell office:value-type="string" calcext:value-type="string">
            <text:p><text:s/>{"01-Sep-2018","Credit","100.10","100.10"};</text:p>
          </table:table-cell>
          <table:table-cell table:formula="of:=COM.MICROSOFT.CONCAT([.A661];[.B661];[.C661];[.D661])" office:value-type="string" office:string-value="String[] trans660= {&quot;01-Sep-2018&quot;,&quot;Credit&quot;,&quot;100.10&quot;,&quot;100.10&quot;};" calcext:value-type="string">
            <text:p>String[] trans660= {"01-Sep-2018","Credit","100.10","100.10"};</text:p>
          </table:table-cell>
        </table:table-row>
        <table:table-row table:style-name="ro2">
          <table:table-cell office:value-type="string" calcext:value-type="string">
            <text:p>String[]</text:p>
          </table:table-cell>
          <table:table-cell office:value-type="string" calcext:value-type="string">
            <text:p><text:s/>trans661</text:p>
          </table:table-cell>
          <table:table-cell office:value-type="string" calcext:value-type="string">
            <text:p>=</text:p>
          </table:table-cell>
          <table:table-cell office:value-type="string" calcext:value-type="string">
            <text:p><text:s/>{"01-Sep-2018","Credit","100.10","100.10"};</text:p>
          </table:table-cell>
          <table:table-cell table:formula="of:=COM.MICROSOFT.CONCAT([.A662];[.B662];[.C662];[.D662])" office:value-type="string" office:string-value="String[] trans661= {&quot;01-Sep-2018&quot;,&quot;Credit&quot;,&quot;100.10&quot;,&quot;100.10&quot;};" calcext:value-type="string">
            <text:p>String[] trans661= {"01-Sep-2018","Credit","100.10","100.10"};</text:p>
          </table:table-cell>
        </table:table-row>
        <table:table-row table:style-name="ro2">
          <table:table-cell office:value-type="string" calcext:value-type="string">
            <text:p>String[]</text:p>
          </table:table-cell>
          <table:table-cell office:value-type="string" calcext:value-type="string">
            <text:p><text:s/>trans662</text:p>
          </table:table-cell>
          <table:table-cell office:value-type="string" calcext:value-type="string">
            <text:p>=</text:p>
          </table:table-cell>
          <table:table-cell office:value-type="string" calcext:value-type="string">
            <text:p><text:s/>{"01-Sep-2018","Credit","100.10","100.10"};</text:p>
          </table:table-cell>
          <table:table-cell table:formula="of:=COM.MICROSOFT.CONCAT([.A663];[.B663];[.C663];[.D663])" office:value-type="string" office:string-value="String[] trans662= {&quot;01-Sep-2018&quot;,&quot;Credit&quot;,&quot;100.10&quot;,&quot;100.10&quot;};" calcext:value-type="string">
            <text:p>String[] trans662= {"01-Sep-2018","Credit","100.10","100.10"};</text:p>
          </table:table-cell>
        </table:table-row>
        <table:table-row table:style-name="ro2">
          <table:table-cell office:value-type="string" calcext:value-type="string">
            <text:p>String[]</text:p>
          </table:table-cell>
          <table:table-cell office:value-type="string" calcext:value-type="string">
            <text:p><text:s/>trans663</text:p>
          </table:table-cell>
          <table:table-cell office:value-type="string" calcext:value-type="string">
            <text:p>=</text:p>
          </table:table-cell>
          <table:table-cell office:value-type="string" calcext:value-type="string">
            <text:p><text:s/>{"01-Sep-2018","Credit","100.10","100.10"};</text:p>
          </table:table-cell>
          <table:table-cell table:formula="of:=COM.MICROSOFT.CONCAT([.A664];[.B664];[.C664];[.D664])" office:value-type="string" office:string-value="String[] trans663= {&quot;01-Sep-2018&quot;,&quot;Credit&quot;,&quot;100.10&quot;,&quot;100.10&quot;};" calcext:value-type="string">
            <text:p>String[] trans663= {"01-Sep-2018","Credit","100.10","100.10"};</text:p>
          </table:table-cell>
        </table:table-row>
        <table:table-row table:style-name="ro2">
          <table:table-cell office:value-type="string" calcext:value-type="string">
            <text:p>String[]</text:p>
          </table:table-cell>
          <table:table-cell office:value-type="string" calcext:value-type="string">
            <text:p><text:s/>trans664</text:p>
          </table:table-cell>
          <table:table-cell office:value-type="string" calcext:value-type="string">
            <text:p>=</text:p>
          </table:table-cell>
          <table:table-cell office:value-type="string" calcext:value-type="string">
            <text:p><text:s/>{"01-Sep-2018","Credit","100.10","100.10"};</text:p>
          </table:table-cell>
          <table:table-cell table:formula="of:=COM.MICROSOFT.CONCAT([.A665];[.B665];[.C665];[.D665])" office:value-type="string" office:string-value="String[] trans664= {&quot;01-Sep-2018&quot;,&quot;Credit&quot;,&quot;100.10&quot;,&quot;100.10&quot;};" calcext:value-type="string">
            <text:p>String[] trans664= {"01-Sep-2018","Credit","100.10","100.10"};</text:p>
          </table:table-cell>
        </table:table-row>
        <table:table-row table:style-name="ro2">
          <table:table-cell office:value-type="string" calcext:value-type="string">
            <text:p>String[]</text:p>
          </table:table-cell>
          <table:table-cell office:value-type="string" calcext:value-type="string">
            <text:p><text:s/>trans665</text:p>
          </table:table-cell>
          <table:table-cell office:value-type="string" calcext:value-type="string">
            <text:p>=</text:p>
          </table:table-cell>
          <table:table-cell office:value-type="string" calcext:value-type="string">
            <text:p><text:s/>{"01-Sep-2018","Credit","100.10","100.10"};</text:p>
          </table:table-cell>
          <table:table-cell table:formula="of:=COM.MICROSOFT.CONCAT([.A666];[.B666];[.C666];[.D666])" office:value-type="string" office:string-value="String[] trans665= {&quot;01-Sep-2018&quot;,&quot;Credit&quot;,&quot;100.10&quot;,&quot;100.10&quot;};" calcext:value-type="string">
            <text:p>String[] trans665= {"01-Sep-2018","Credit","100.10","100.10"};</text:p>
          </table:table-cell>
        </table:table-row>
        <table:table-row table:style-name="ro2">
          <table:table-cell office:value-type="string" calcext:value-type="string">
            <text:p>String[]</text:p>
          </table:table-cell>
          <table:table-cell office:value-type="string" calcext:value-type="string">
            <text:p><text:s/>trans666</text:p>
          </table:table-cell>
          <table:table-cell office:value-type="string" calcext:value-type="string">
            <text:p>=</text:p>
          </table:table-cell>
          <table:table-cell office:value-type="string" calcext:value-type="string">
            <text:p><text:s/>{"01-Sep-2018","Credit","100.10","100.10"};</text:p>
          </table:table-cell>
          <table:table-cell table:formula="of:=COM.MICROSOFT.CONCAT([.A667];[.B667];[.C667];[.D667])" office:value-type="string" office:string-value="String[] trans666= {&quot;01-Sep-2018&quot;,&quot;Credit&quot;,&quot;100.10&quot;,&quot;100.10&quot;};" calcext:value-type="string">
            <text:p>String[] trans666= {"01-Sep-2018","Credit","100.10","100.10"};</text:p>
          </table:table-cell>
        </table:table-row>
        <table:table-row table:style-name="ro2">
          <table:table-cell office:value-type="string" calcext:value-type="string">
            <text:p>String[]</text:p>
          </table:table-cell>
          <table:table-cell office:value-type="string" calcext:value-type="string">
            <text:p><text:s/>trans667</text:p>
          </table:table-cell>
          <table:table-cell office:value-type="string" calcext:value-type="string">
            <text:p>=</text:p>
          </table:table-cell>
          <table:table-cell office:value-type="string" calcext:value-type="string">
            <text:p><text:s/>{"01-Sep-2018","Credit","100.10","100.10"};</text:p>
          </table:table-cell>
          <table:table-cell table:formula="of:=COM.MICROSOFT.CONCAT([.A668];[.B668];[.C668];[.D668])" office:value-type="string" office:string-value="String[] trans667= {&quot;01-Sep-2018&quot;,&quot;Credit&quot;,&quot;100.10&quot;,&quot;100.10&quot;};" calcext:value-type="string">
            <text:p>String[] trans667= {"01-Sep-2018","Credit","100.10","100.10"};</text:p>
          </table:table-cell>
        </table:table-row>
        <table:table-row table:style-name="ro2">
          <table:table-cell office:value-type="string" calcext:value-type="string">
            <text:p>String[]</text:p>
          </table:table-cell>
          <table:table-cell office:value-type="string" calcext:value-type="string">
            <text:p><text:s/>trans668</text:p>
          </table:table-cell>
          <table:table-cell office:value-type="string" calcext:value-type="string">
            <text:p>=</text:p>
          </table:table-cell>
          <table:table-cell office:value-type="string" calcext:value-type="string">
            <text:p><text:s/>{"01-Sep-2018","Credit","100.10","100.10"};</text:p>
          </table:table-cell>
          <table:table-cell table:formula="of:=COM.MICROSOFT.CONCAT([.A669];[.B669];[.C669];[.D669])" office:value-type="string" office:string-value="String[] trans668= {&quot;01-Sep-2018&quot;,&quot;Credit&quot;,&quot;100.10&quot;,&quot;100.10&quot;};" calcext:value-type="string">
            <text:p>String[] trans668= {"01-Sep-2018","Credit","100.10","100.10"};</text:p>
          </table:table-cell>
        </table:table-row>
        <table:table-row table:style-name="ro2">
          <table:table-cell office:value-type="string" calcext:value-type="string">
            <text:p>String[]</text:p>
          </table:table-cell>
          <table:table-cell office:value-type="string" calcext:value-type="string">
            <text:p><text:s/>trans669</text:p>
          </table:table-cell>
          <table:table-cell office:value-type="string" calcext:value-type="string">
            <text:p>=</text:p>
          </table:table-cell>
          <table:table-cell office:value-type="string" calcext:value-type="string">
            <text:p><text:s/>{"01-Sep-2018","Credit","100.10","100.10"};</text:p>
          </table:table-cell>
          <table:table-cell table:formula="of:=COM.MICROSOFT.CONCAT([.A670];[.B670];[.C670];[.D670])" office:value-type="string" office:string-value="String[] trans669= {&quot;01-Sep-2018&quot;,&quot;Credit&quot;,&quot;100.10&quot;,&quot;100.10&quot;};" calcext:value-type="string">
            <text:p>String[] trans669= {"01-Sep-2018","Credit","100.10","100.10"};</text:p>
          </table:table-cell>
        </table:table-row>
        <table:table-row table:style-name="ro2">
          <table:table-cell office:value-type="string" calcext:value-type="string">
            <text:p>String[]</text:p>
          </table:table-cell>
          <table:table-cell office:value-type="string" calcext:value-type="string">
            <text:p><text:s/>trans670</text:p>
          </table:table-cell>
          <table:table-cell office:value-type="string" calcext:value-type="string">
            <text:p>=</text:p>
          </table:table-cell>
          <table:table-cell office:value-type="string" calcext:value-type="string">
            <text:p><text:s/>{"01-Sep-2018","Credit","100.10","100.10"};</text:p>
          </table:table-cell>
          <table:table-cell table:formula="of:=COM.MICROSOFT.CONCAT([.A671];[.B671];[.C671];[.D671])" office:value-type="string" office:string-value="String[] trans670= {&quot;01-Sep-2018&quot;,&quot;Credit&quot;,&quot;100.10&quot;,&quot;100.10&quot;};" calcext:value-type="string">
            <text:p>String[] trans670= {"01-Sep-2018","Credit","100.10","100.10"};</text:p>
          </table:table-cell>
        </table:table-row>
        <table:table-row table:style-name="ro2">
          <table:table-cell office:value-type="string" calcext:value-type="string">
            <text:p>String[]</text:p>
          </table:table-cell>
          <table:table-cell office:value-type="string" calcext:value-type="string">
            <text:p><text:s/>trans671</text:p>
          </table:table-cell>
          <table:table-cell office:value-type="string" calcext:value-type="string">
            <text:p>=</text:p>
          </table:table-cell>
          <table:table-cell office:value-type="string" calcext:value-type="string">
            <text:p><text:s/>{"01-Sep-2018","Credit","100.10","100.10"};</text:p>
          </table:table-cell>
          <table:table-cell table:formula="of:=COM.MICROSOFT.CONCAT([.A672];[.B672];[.C672];[.D672])" office:value-type="string" office:string-value="String[] trans671= {&quot;01-Sep-2018&quot;,&quot;Credit&quot;,&quot;100.10&quot;,&quot;100.10&quot;};" calcext:value-type="string">
            <text:p>String[] trans671= {"01-Sep-2018","Credit","100.10","100.10"};</text:p>
          </table:table-cell>
        </table:table-row>
        <table:table-row table:style-name="ro2">
          <table:table-cell office:value-type="string" calcext:value-type="string">
            <text:p>String[]</text:p>
          </table:table-cell>
          <table:table-cell office:value-type="string" calcext:value-type="string">
            <text:p><text:s/>trans672</text:p>
          </table:table-cell>
          <table:table-cell office:value-type="string" calcext:value-type="string">
            <text:p>=</text:p>
          </table:table-cell>
          <table:table-cell office:value-type="string" calcext:value-type="string">
            <text:p><text:s/>{"01-Sep-2018","Credit","100.10","100.10"};</text:p>
          </table:table-cell>
          <table:table-cell table:formula="of:=COM.MICROSOFT.CONCAT([.A673];[.B673];[.C673];[.D673])" office:value-type="string" office:string-value="String[] trans672= {&quot;01-Sep-2018&quot;,&quot;Credit&quot;,&quot;100.10&quot;,&quot;100.10&quot;};" calcext:value-type="string">
            <text:p>String[] trans672= {"01-Sep-2018","Credit","100.10","100.10"};</text:p>
          </table:table-cell>
        </table:table-row>
        <table:table-row table:style-name="ro2">
          <table:table-cell office:value-type="string" calcext:value-type="string">
            <text:p>String[]</text:p>
          </table:table-cell>
          <table:table-cell office:value-type="string" calcext:value-type="string">
            <text:p><text:s/>trans673</text:p>
          </table:table-cell>
          <table:table-cell office:value-type="string" calcext:value-type="string">
            <text:p>=</text:p>
          </table:table-cell>
          <table:table-cell office:value-type="string" calcext:value-type="string">
            <text:p><text:s/>{"01-Sep-2018","Credit","100.10","100.10"};</text:p>
          </table:table-cell>
          <table:table-cell table:formula="of:=COM.MICROSOFT.CONCAT([.A674];[.B674];[.C674];[.D674])" office:value-type="string" office:string-value="String[] trans673= {&quot;01-Sep-2018&quot;,&quot;Credit&quot;,&quot;100.10&quot;,&quot;100.10&quot;};" calcext:value-type="string">
            <text:p>String[] trans673= {"01-Sep-2018","Credit","100.10","100.10"};</text:p>
          </table:table-cell>
        </table:table-row>
        <table:table-row table:style-name="ro2">
          <table:table-cell office:value-type="string" calcext:value-type="string">
            <text:p>String[]</text:p>
          </table:table-cell>
          <table:table-cell office:value-type="string" calcext:value-type="string">
            <text:p><text:s/>trans674</text:p>
          </table:table-cell>
          <table:table-cell office:value-type="string" calcext:value-type="string">
            <text:p>=</text:p>
          </table:table-cell>
          <table:table-cell office:value-type="string" calcext:value-type="string">
            <text:p><text:s/>{"01-Sep-2018","Credit","100.10","100.10"};</text:p>
          </table:table-cell>
          <table:table-cell table:formula="of:=COM.MICROSOFT.CONCAT([.A675];[.B675];[.C675];[.D675])" office:value-type="string" office:string-value="String[] trans674= {&quot;01-Sep-2018&quot;,&quot;Credit&quot;,&quot;100.10&quot;,&quot;100.10&quot;};" calcext:value-type="string">
            <text:p>String[] trans674= {"01-Sep-2018","Credit","100.10","100.10"};</text:p>
          </table:table-cell>
        </table:table-row>
        <table:table-row table:style-name="ro2">
          <table:table-cell office:value-type="string" calcext:value-type="string">
            <text:p>String[]</text:p>
          </table:table-cell>
          <table:table-cell office:value-type="string" calcext:value-type="string">
            <text:p><text:s/>trans675</text:p>
          </table:table-cell>
          <table:table-cell office:value-type="string" calcext:value-type="string">
            <text:p>=</text:p>
          </table:table-cell>
          <table:table-cell office:value-type="string" calcext:value-type="string">
            <text:p><text:s/>{"01-Sep-2018","Credit","100.10","100.10"};</text:p>
          </table:table-cell>
          <table:table-cell table:formula="of:=COM.MICROSOFT.CONCAT([.A676];[.B676];[.C676];[.D676])" office:value-type="string" office:string-value="String[] trans675= {&quot;01-Sep-2018&quot;,&quot;Credit&quot;,&quot;100.10&quot;,&quot;100.10&quot;};" calcext:value-type="string">
            <text:p>String[] trans675= {"01-Sep-2018","Credit","100.10","100.10"};</text:p>
          </table:table-cell>
        </table:table-row>
        <table:table-row table:style-name="ro2">
          <table:table-cell office:value-type="string" calcext:value-type="string">
            <text:p>String[]</text:p>
          </table:table-cell>
          <table:table-cell office:value-type="string" calcext:value-type="string">
            <text:p><text:s/>trans676</text:p>
          </table:table-cell>
          <table:table-cell office:value-type="string" calcext:value-type="string">
            <text:p>=</text:p>
          </table:table-cell>
          <table:table-cell office:value-type="string" calcext:value-type="string">
            <text:p><text:s/>{"01-Sep-2018","Credit","100.10","100.10"};</text:p>
          </table:table-cell>
          <table:table-cell table:formula="of:=COM.MICROSOFT.CONCAT([.A677];[.B677];[.C677];[.D677])" office:value-type="string" office:string-value="String[] trans676= {&quot;01-Sep-2018&quot;,&quot;Credit&quot;,&quot;100.10&quot;,&quot;100.10&quot;};" calcext:value-type="string">
            <text:p>String[] trans676= {"01-Sep-2018","Credit","100.10","100.10"};</text:p>
          </table:table-cell>
        </table:table-row>
        <table:table-row table:style-name="ro2">
          <table:table-cell office:value-type="string" calcext:value-type="string">
            <text:p>String[]</text:p>
          </table:table-cell>
          <table:table-cell office:value-type="string" calcext:value-type="string">
            <text:p><text:s/>trans677</text:p>
          </table:table-cell>
          <table:table-cell office:value-type="string" calcext:value-type="string">
            <text:p>=</text:p>
          </table:table-cell>
          <table:table-cell office:value-type="string" calcext:value-type="string">
            <text:p><text:s/>{"01-Sep-2018","Credit","100.10","100.10"};</text:p>
          </table:table-cell>
          <table:table-cell table:formula="of:=COM.MICROSOFT.CONCAT([.A678];[.B678];[.C678];[.D678])" office:value-type="string" office:string-value="String[] trans677= {&quot;01-Sep-2018&quot;,&quot;Credit&quot;,&quot;100.10&quot;,&quot;100.10&quot;};" calcext:value-type="string">
            <text:p>String[] trans677= {"01-Sep-2018","Credit","100.10","100.10"};</text:p>
          </table:table-cell>
        </table:table-row>
        <table:table-row table:style-name="ro2">
          <table:table-cell office:value-type="string" calcext:value-type="string">
            <text:p>String[]</text:p>
          </table:table-cell>
          <table:table-cell office:value-type="string" calcext:value-type="string">
            <text:p><text:s/>trans678</text:p>
          </table:table-cell>
          <table:table-cell office:value-type="string" calcext:value-type="string">
            <text:p>=</text:p>
          </table:table-cell>
          <table:table-cell office:value-type="string" calcext:value-type="string">
            <text:p><text:s/>{"01-Sep-2018","Credit","100.10","100.10"};</text:p>
          </table:table-cell>
          <table:table-cell table:formula="of:=COM.MICROSOFT.CONCAT([.A679];[.B679];[.C679];[.D679])" office:value-type="string" office:string-value="String[] trans678= {&quot;01-Sep-2018&quot;,&quot;Credit&quot;,&quot;100.10&quot;,&quot;100.10&quot;};" calcext:value-type="string">
            <text:p>String[] trans678= {"01-Sep-2018","Credit","100.10","100.10"};</text:p>
          </table:table-cell>
        </table:table-row>
        <table:table-row table:style-name="ro2">
          <table:table-cell office:value-type="string" calcext:value-type="string">
            <text:p>String[]</text:p>
          </table:table-cell>
          <table:table-cell office:value-type="string" calcext:value-type="string">
            <text:p><text:s/>trans679</text:p>
          </table:table-cell>
          <table:table-cell office:value-type="string" calcext:value-type="string">
            <text:p>=</text:p>
          </table:table-cell>
          <table:table-cell office:value-type="string" calcext:value-type="string">
            <text:p><text:s/>{"01-Sep-2018","Credit","100.10","100.10"};</text:p>
          </table:table-cell>
          <table:table-cell table:formula="of:=COM.MICROSOFT.CONCAT([.A680];[.B680];[.C680];[.D680])" office:value-type="string" office:string-value="String[] trans679= {&quot;01-Sep-2018&quot;,&quot;Credit&quot;,&quot;100.10&quot;,&quot;100.10&quot;};" calcext:value-type="string">
            <text:p>String[] trans679= {"01-Sep-2018","Credit","100.10","100.10"};</text:p>
          </table:table-cell>
        </table:table-row>
        <table:table-row table:style-name="ro2">
          <table:table-cell office:value-type="string" calcext:value-type="string">
            <text:p>String[]</text:p>
          </table:table-cell>
          <table:table-cell office:value-type="string" calcext:value-type="string">
            <text:p><text:s/>trans680</text:p>
          </table:table-cell>
          <table:table-cell office:value-type="string" calcext:value-type="string">
            <text:p>=</text:p>
          </table:table-cell>
          <table:table-cell office:value-type="string" calcext:value-type="string">
            <text:p><text:s/>{"01-Sep-2018","Credit","100.10","100.10"};</text:p>
          </table:table-cell>
          <table:table-cell table:formula="of:=COM.MICROSOFT.CONCAT([.A681];[.B681];[.C681];[.D681])" office:value-type="string" office:string-value="String[] trans680= {&quot;01-Sep-2018&quot;,&quot;Credit&quot;,&quot;100.10&quot;,&quot;100.10&quot;};" calcext:value-type="string">
            <text:p>String[] trans680= {"01-Sep-2018","Credit","100.10","100.10"};</text:p>
          </table:table-cell>
        </table:table-row>
        <table:table-row table:style-name="ro2">
          <table:table-cell office:value-type="string" calcext:value-type="string">
            <text:p>String[]</text:p>
          </table:table-cell>
          <table:table-cell office:value-type="string" calcext:value-type="string">
            <text:p><text:s/>trans681</text:p>
          </table:table-cell>
          <table:table-cell office:value-type="string" calcext:value-type="string">
            <text:p>=</text:p>
          </table:table-cell>
          <table:table-cell office:value-type="string" calcext:value-type="string">
            <text:p><text:s/>{"01-Sep-2018","Credit","100.10","100.10"};</text:p>
          </table:table-cell>
          <table:table-cell table:formula="of:=COM.MICROSOFT.CONCAT([.A682];[.B682];[.C682];[.D682])" office:value-type="string" office:string-value="String[] trans681= {&quot;01-Sep-2018&quot;,&quot;Credit&quot;,&quot;100.10&quot;,&quot;100.10&quot;};" calcext:value-type="string">
            <text:p>String[] trans681= {"01-Sep-2018","Credit","100.10","100.10"};</text:p>
          </table:table-cell>
        </table:table-row>
        <table:table-row table:style-name="ro2">
          <table:table-cell office:value-type="string" calcext:value-type="string">
            <text:p>String[]</text:p>
          </table:table-cell>
          <table:table-cell office:value-type="string" calcext:value-type="string">
            <text:p><text:s/>trans682</text:p>
          </table:table-cell>
          <table:table-cell office:value-type="string" calcext:value-type="string">
            <text:p>=</text:p>
          </table:table-cell>
          <table:table-cell office:value-type="string" calcext:value-type="string">
            <text:p><text:s/>{"01-Sep-2018","Credit","100.10","100.10"};</text:p>
          </table:table-cell>
          <table:table-cell table:formula="of:=COM.MICROSOFT.CONCAT([.A683];[.B683];[.C683];[.D683])" office:value-type="string" office:string-value="String[] trans682= {&quot;01-Sep-2018&quot;,&quot;Credit&quot;,&quot;100.10&quot;,&quot;100.10&quot;};" calcext:value-type="string">
            <text:p>String[] trans682= {"01-Sep-2018","Credit","100.10","100.10"};</text:p>
          </table:table-cell>
        </table:table-row>
        <table:table-row table:style-name="ro2">
          <table:table-cell office:value-type="string" calcext:value-type="string">
            <text:p>String[]</text:p>
          </table:table-cell>
          <table:table-cell office:value-type="string" calcext:value-type="string">
            <text:p><text:s/>trans683</text:p>
          </table:table-cell>
          <table:table-cell office:value-type="string" calcext:value-type="string">
            <text:p>=</text:p>
          </table:table-cell>
          <table:table-cell office:value-type="string" calcext:value-type="string">
            <text:p><text:s/>{"01-Sep-2018","Credit","100.10","100.10"};</text:p>
          </table:table-cell>
          <table:table-cell table:formula="of:=COM.MICROSOFT.CONCAT([.A684];[.B684];[.C684];[.D684])" office:value-type="string" office:string-value="String[] trans683= {&quot;01-Sep-2018&quot;,&quot;Credit&quot;,&quot;100.10&quot;,&quot;100.10&quot;};" calcext:value-type="string">
            <text:p>String[] trans683= {"01-Sep-2018","Credit","100.10","100.10"};</text:p>
          </table:table-cell>
        </table:table-row>
        <table:table-row table:style-name="ro2">
          <table:table-cell office:value-type="string" calcext:value-type="string">
            <text:p>String[]</text:p>
          </table:table-cell>
          <table:table-cell office:value-type="string" calcext:value-type="string">
            <text:p><text:s/>trans684</text:p>
          </table:table-cell>
          <table:table-cell office:value-type="string" calcext:value-type="string">
            <text:p>=</text:p>
          </table:table-cell>
          <table:table-cell office:value-type="string" calcext:value-type="string">
            <text:p><text:s/>{"01-Sep-2018","Credit","100.10","100.10"};</text:p>
          </table:table-cell>
          <table:table-cell table:formula="of:=COM.MICROSOFT.CONCAT([.A685];[.B685];[.C685];[.D685])" office:value-type="string" office:string-value="String[] trans684= {&quot;01-Sep-2018&quot;,&quot;Credit&quot;,&quot;100.10&quot;,&quot;100.10&quot;};" calcext:value-type="string">
            <text:p>String[] trans684= {"01-Sep-2018","Credit","100.10","100.10"};</text:p>
          </table:table-cell>
        </table:table-row>
        <table:table-row table:style-name="ro2">
          <table:table-cell office:value-type="string" calcext:value-type="string">
            <text:p>String[]</text:p>
          </table:table-cell>
          <table:table-cell office:value-type="string" calcext:value-type="string">
            <text:p><text:s/>trans685</text:p>
          </table:table-cell>
          <table:table-cell office:value-type="string" calcext:value-type="string">
            <text:p>=</text:p>
          </table:table-cell>
          <table:table-cell office:value-type="string" calcext:value-type="string">
            <text:p><text:s/>{"01-Sep-2018","Credit","100.10","100.10"};</text:p>
          </table:table-cell>
          <table:table-cell table:formula="of:=COM.MICROSOFT.CONCAT([.A686];[.B686];[.C686];[.D686])" office:value-type="string" office:string-value="String[] trans685= {&quot;01-Sep-2018&quot;,&quot;Credit&quot;,&quot;100.10&quot;,&quot;100.10&quot;};" calcext:value-type="string">
            <text:p>String[] trans685= {"01-Sep-2018","Credit","100.10","100.10"};</text:p>
          </table:table-cell>
        </table:table-row>
        <table:table-row table:style-name="ro2">
          <table:table-cell office:value-type="string" calcext:value-type="string">
            <text:p>String[]</text:p>
          </table:table-cell>
          <table:table-cell office:value-type="string" calcext:value-type="string">
            <text:p><text:s/>trans686</text:p>
          </table:table-cell>
          <table:table-cell office:value-type="string" calcext:value-type="string">
            <text:p>=</text:p>
          </table:table-cell>
          <table:table-cell office:value-type="string" calcext:value-type="string">
            <text:p><text:s/>{"01-Sep-2018","Credit","100.10","100.10"};</text:p>
          </table:table-cell>
          <table:table-cell table:formula="of:=COM.MICROSOFT.CONCAT([.A687];[.B687];[.C687];[.D687])" office:value-type="string" office:string-value="String[] trans686= {&quot;01-Sep-2018&quot;,&quot;Credit&quot;,&quot;100.10&quot;,&quot;100.10&quot;};" calcext:value-type="string">
            <text:p>String[] trans686= {"01-Sep-2018","Credit","100.10","100.10"};</text:p>
          </table:table-cell>
        </table:table-row>
        <table:table-row table:style-name="ro2">
          <table:table-cell office:value-type="string" calcext:value-type="string">
            <text:p>String[]</text:p>
          </table:table-cell>
          <table:table-cell office:value-type="string" calcext:value-type="string">
            <text:p><text:s/>trans687</text:p>
          </table:table-cell>
          <table:table-cell office:value-type="string" calcext:value-type="string">
            <text:p>=</text:p>
          </table:table-cell>
          <table:table-cell office:value-type="string" calcext:value-type="string">
            <text:p><text:s/>{"01-Sep-2018","Credit","100.10","100.10"};</text:p>
          </table:table-cell>
          <table:table-cell table:formula="of:=COM.MICROSOFT.CONCAT([.A688];[.B688];[.C688];[.D688])" office:value-type="string" office:string-value="String[] trans687= {&quot;01-Sep-2018&quot;,&quot;Credit&quot;,&quot;100.10&quot;,&quot;100.10&quot;};" calcext:value-type="string">
            <text:p>String[] trans687= {"01-Sep-2018","Credit","100.10","100.10"};</text:p>
          </table:table-cell>
        </table:table-row>
        <table:table-row table:style-name="ro2">
          <table:table-cell office:value-type="string" calcext:value-type="string">
            <text:p>String[]</text:p>
          </table:table-cell>
          <table:table-cell office:value-type="string" calcext:value-type="string">
            <text:p><text:s/>trans688</text:p>
          </table:table-cell>
          <table:table-cell office:value-type="string" calcext:value-type="string">
            <text:p>=</text:p>
          </table:table-cell>
          <table:table-cell office:value-type="string" calcext:value-type="string">
            <text:p><text:s/>{"01-Sep-2018","Credit","100.10","100.10"};</text:p>
          </table:table-cell>
          <table:table-cell table:formula="of:=COM.MICROSOFT.CONCAT([.A689];[.B689];[.C689];[.D689])" office:value-type="string" office:string-value="String[] trans688= {&quot;01-Sep-2018&quot;,&quot;Credit&quot;,&quot;100.10&quot;,&quot;100.10&quot;};" calcext:value-type="string">
            <text:p>String[] trans688= {"01-Sep-2018","Credit","100.10","100.10"};</text:p>
          </table:table-cell>
        </table:table-row>
        <table:table-row table:style-name="ro2">
          <table:table-cell office:value-type="string" calcext:value-type="string">
            <text:p>String[]</text:p>
          </table:table-cell>
          <table:table-cell office:value-type="string" calcext:value-type="string">
            <text:p><text:s/>trans689</text:p>
          </table:table-cell>
          <table:table-cell office:value-type="string" calcext:value-type="string">
            <text:p>=</text:p>
          </table:table-cell>
          <table:table-cell office:value-type="string" calcext:value-type="string">
            <text:p><text:s/>{"01-Sep-2018","Credit","100.10","100.10"};</text:p>
          </table:table-cell>
          <table:table-cell table:formula="of:=COM.MICROSOFT.CONCAT([.A690];[.B690];[.C690];[.D690])" office:value-type="string" office:string-value="String[] trans689= {&quot;01-Sep-2018&quot;,&quot;Credit&quot;,&quot;100.10&quot;,&quot;100.10&quot;};" calcext:value-type="string">
            <text:p>String[] trans689= {"01-Sep-2018","Credit","100.10","100.10"};</text:p>
          </table:table-cell>
        </table:table-row>
        <table:table-row table:style-name="ro2">
          <table:table-cell office:value-type="string" calcext:value-type="string">
            <text:p>String[]</text:p>
          </table:table-cell>
          <table:table-cell office:value-type="string" calcext:value-type="string">
            <text:p><text:s/>trans690</text:p>
          </table:table-cell>
          <table:table-cell office:value-type="string" calcext:value-type="string">
            <text:p>=</text:p>
          </table:table-cell>
          <table:table-cell office:value-type="string" calcext:value-type="string">
            <text:p><text:s/>{"01-Sep-2018","Credit","100.10","100.10"};</text:p>
          </table:table-cell>
          <table:table-cell table:formula="of:=COM.MICROSOFT.CONCAT([.A691];[.B691];[.C691];[.D691])" office:value-type="string" office:string-value="String[] trans690= {&quot;01-Sep-2018&quot;,&quot;Credit&quot;,&quot;100.10&quot;,&quot;100.10&quot;};" calcext:value-type="string">
            <text:p>String[] trans690= {"01-Sep-2018","Credit","100.10","100.10"};</text:p>
          </table:table-cell>
        </table:table-row>
        <table:table-row table:style-name="ro2">
          <table:table-cell office:value-type="string" calcext:value-type="string">
            <text:p>String[]</text:p>
          </table:table-cell>
          <table:table-cell office:value-type="string" calcext:value-type="string">
            <text:p><text:s/>trans691</text:p>
          </table:table-cell>
          <table:table-cell office:value-type="string" calcext:value-type="string">
            <text:p>=</text:p>
          </table:table-cell>
          <table:table-cell office:value-type="string" calcext:value-type="string">
            <text:p><text:s/>{"01-Sep-2018","Credit","100.10","100.10"};</text:p>
          </table:table-cell>
          <table:table-cell table:formula="of:=COM.MICROSOFT.CONCAT([.A692];[.B692];[.C692];[.D692])" office:value-type="string" office:string-value="String[] trans691= {&quot;01-Sep-2018&quot;,&quot;Credit&quot;,&quot;100.10&quot;,&quot;100.10&quot;};" calcext:value-type="string">
            <text:p>String[] trans691= {"01-Sep-2018","Credit","100.10","100.10"};</text:p>
          </table:table-cell>
        </table:table-row>
        <table:table-row table:style-name="ro2">
          <table:table-cell office:value-type="string" calcext:value-type="string">
            <text:p>String[]</text:p>
          </table:table-cell>
          <table:table-cell office:value-type="string" calcext:value-type="string">
            <text:p><text:s/>trans692</text:p>
          </table:table-cell>
          <table:table-cell office:value-type="string" calcext:value-type="string">
            <text:p>=</text:p>
          </table:table-cell>
          <table:table-cell office:value-type="string" calcext:value-type="string">
            <text:p><text:s/>{"01-Sep-2018","Credit","100.10","100.10"};</text:p>
          </table:table-cell>
          <table:table-cell table:formula="of:=COM.MICROSOFT.CONCAT([.A693];[.B693];[.C693];[.D693])" office:value-type="string" office:string-value="String[] trans692= {&quot;01-Sep-2018&quot;,&quot;Credit&quot;,&quot;100.10&quot;,&quot;100.10&quot;};" calcext:value-type="string">
            <text:p>String[] trans692= {"01-Sep-2018","Credit","100.10","100.10"};</text:p>
          </table:table-cell>
        </table:table-row>
        <table:table-row table:style-name="ro2">
          <table:table-cell office:value-type="string" calcext:value-type="string">
            <text:p>String[]</text:p>
          </table:table-cell>
          <table:table-cell office:value-type="string" calcext:value-type="string">
            <text:p><text:s/>trans693</text:p>
          </table:table-cell>
          <table:table-cell office:value-type="string" calcext:value-type="string">
            <text:p>=</text:p>
          </table:table-cell>
          <table:table-cell office:value-type="string" calcext:value-type="string">
            <text:p><text:s/>{"01-Sep-2018","Credit","100.10","100.10"};</text:p>
          </table:table-cell>
          <table:table-cell table:formula="of:=COM.MICROSOFT.CONCAT([.A694];[.B694];[.C694];[.D694])" office:value-type="string" office:string-value="String[] trans693= {&quot;01-Sep-2018&quot;,&quot;Credit&quot;,&quot;100.10&quot;,&quot;100.10&quot;};" calcext:value-type="string">
            <text:p>String[] trans693= {"01-Sep-2018","Credit","100.10","100.10"};</text:p>
          </table:table-cell>
        </table:table-row>
        <table:table-row table:style-name="ro2">
          <table:table-cell office:value-type="string" calcext:value-type="string">
            <text:p>String[]</text:p>
          </table:table-cell>
          <table:table-cell office:value-type="string" calcext:value-type="string">
            <text:p><text:s/>trans694</text:p>
          </table:table-cell>
          <table:table-cell office:value-type="string" calcext:value-type="string">
            <text:p>=</text:p>
          </table:table-cell>
          <table:table-cell office:value-type="string" calcext:value-type="string">
            <text:p><text:s/>{"01-Sep-2018","Credit","100.10","100.10"};</text:p>
          </table:table-cell>
          <table:table-cell table:formula="of:=COM.MICROSOFT.CONCAT([.A695];[.B695];[.C695];[.D695])" office:value-type="string" office:string-value="String[] trans694= {&quot;01-Sep-2018&quot;,&quot;Credit&quot;,&quot;100.10&quot;,&quot;100.10&quot;};" calcext:value-type="string">
            <text:p>String[] trans694= {"01-Sep-2018","Credit","100.10","100.10"};</text:p>
          </table:table-cell>
        </table:table-row>
        <table:table-row table:style-name="ro2">
          <table:table-cell office:value-type="string" calcext:value-type="string">
            <text:p>String[]</text:p>
          </table:table-cell>
          <table:table-cell office:value-type="string" calcext:value-type="string">
            <text:p><text:s/>trans695</text:p>
          </table:table-cell>
          <table:table-cell office:value-type="string" calcext:value-type="string">
            <text:p>=</text:p>
          </table:table-cell>
          <table:table-cell office:value-type="string" calcext:value-type="string">
            <text:p><text:s/>{"01-Sep-2018","Credit","100.10","100.10"};</text:p>
          </table:table-cell>
          <table:table-cell table:formula="of:=COM.MICROSOFT.CONCAT([.A696];[.B696];[.C696];[.D696])" office:value-type="string" office:string-value="String[] trans695= {&quot;01-Sep-2018&quot;,&quot;Credit&quot;,&quot;100.10&quot;,&quot;100.10&quot;};" calcext:value-type="string">
            <text:p>String[] trans695= {"01-Sep-2018","Credit","100.10","100.10"};</text:p>
          </table:table-cell>
        </table:table-row>
        <table:table-row table:style-name="ro2">
          <table:table-cell office:value-type="string" calcext:value-type="string">
            <text:p>String[]</text:p>
          </table:table-cell>
          <table:table-cell office:value-type="string" calcext:value-type="string">
            <text:p><text:s/>trans696</text:p>
          </table:table-cell>
          <table:table-cell office:value-type="string" calcext:value-type="string">
            <text:p>=</text:p>
          </table:table-cell>
          <table:table-cell office:value-type="string" calcext:value-type="string">
            <text:p><text:s/>{"01-Sep-2018","Credit","100.10","100.10"};</text:p>
          </table:table-cell>
          <table:table-cell table:formula="of:=COM.MICROSOFT.CONCAT([.A697];[.B697];[.C697];[.D697])" office:value-type="string" office:string-value="String[] trans696= {&quot;01-Sep-2018&quot;,&quot;Credit&quot;,&quot;100.10&quot;,&quot;100.10&quot;};" calcext:value-type="string">
            <text:p>String[] trans696= {"01-Sep-2018","Credit","100.10","100.10"};</text:p>
          </table:table-cell>
        </table:table-row>
        <table:table-row table:style-name="ro2">
          <table:table-cell office:value-type="string" calcext:value-type="string">
            <text:p>String[]</text:p>
          </table:table-cell>
          <table:table-cell office:value-type="string" calcext:value-type="string">
            <text:p><text:s/>trans697</text:p>
          </table:table-cell>
          <table:table-cell office:value-type="string" calcext:value-type="string">
            <text:p>=</text:p>
          </table:table-cell>
          <table:table-cell office:value-type="string" calcext:value-type="string">
            <text:p><text:s/>{"01-Sep-2018","Credit","100.10","100.10"};</text:p>
          </table:table-cell>
          <table:table-cell table:formula="of:=COM.MICROSOFT.CONCAT([.A698];[.B698];[.C698];[.D698])" office:value-type="string" office:string-value="String[] trans697= {&quot;01-Sep-2018&quot;,&quot;Credit&quot;,&quot;100.10&quot;,&quot;100.10&quot;};" calcext:value-type="string">
            <text:p>String[] trans697= {"01-Sep-2018","Credit","100.10","100.10"};</text:p>
          </table:table-cell>
        </table:table-row>
        <table:table-row table:style-name="ro2">
          <table:table-cell office:value-type="string" calcext:value-type="string">
            <text:p>String[]</text:p>
          </table:table-cell>
          <table:table-cell office:value-type="string" calcext:value-type="string">
            <text:p><text:s/>trans698</text:p>
          </table:table-cell>
          <table:table-cell office:value-type="string" calcext:value-type="string">
            <text:p>=</text:p>
          </table:table-cell>
          <table:table-cell office:value-type="string" calcext:value-type="string">
            <text:p><text:s/>{"01-Sep-2018","Credit","100.10","100.10"};</text:p>
          </table:table-cell>
          <table:table-cell table:formula="of:=COM.MICROSOFT.CONCAT([.A699];[.B699];[.C699];[.D699])" office:value-type="string" office:string-value="String[] trans698= {&quot;01-Sep-2018&quot;,&quot;Credit&quot;,&quot;100.10&quot;,&quot;100.10&quot;};" calcext:value-type="string">
            <text:p>String[] trans698= {"01-Sep-2018","Credit","100.10","100.10"};</text:p>
          </table:table-cell>
        </table:table-row>
        <table:table-row table:style-name="ro2">
          <table:table-cell office:value-type="string" calcext:value-type="string">
            <text:p>String[]</text:p>
          </table:table-cell>
          <table:table-cell office:value-type="string" calcext:value-type="string">
            <text:p><text:s/>trans699</text:p>
          </table:table-cell>
          <table:table-cell office:value-type="string" calcext:value-type="string">
            <text:p>=</text:p>
          </table:table-cell>
          <table:table-cell office:value-type="string" calcext:value-type="string">
            <text:p><text:s/>{"01-Sep-2018","Credit","100.10","100.10"};</text:p>
          </table:table-cell>
          <table:table-cell table:formula="of:=COM.MICROSOFT.CONCAT([.A700];[.B700];[.C700];[.D700])" office:value-type="string" office:string-value="String[] trans699= {&quot;01-Sep-2018&quot;,&quot;Credit&quot;,&quot;100.10&quot;,&quot;100.10&quot;};" calcext:value-type="string">
            <text:p>String[] trans699= {"01-Sep-2018","Credit","100.10","100.10"};</text:p>
          </table:table-cell>
        </table:table-row>
        <table:table-row table:style-name="ro2">
          <table:table-cell office:value-type="string" calcext:value-type="string">
            <text:p>String[]</text:p>
          </table:table-cell>
          <table:table-cell office:value-type="string" calcext:value-type="string">
            <text:p><text:s/>trans700</text:p>
          </table:table-cell>
          <table:table-cell office:value-type="string" calcext:value-type="string">
            <text:p>=</text:p>
          </table:table-cell>
          <table:table-cell office:value-type="string" calcext:value-type="string">
            <text:p><text:s/>{"01-Sep-2018","Credit","100.10","100.10"};</text:p>
          </table:table-cell>
          <table:table-cell table:formula="of:=COM.MICROSOFT.CONCAT([.A701];[.B701];[.C701];[.D701])" office:value-type="string" office:string-value="String[] trans700= {&quot;01-Sep-2018&quot;,&quot;Credit&quot;,&quot;100.10&quot;,&quot;100.10&quot;};" calcext:value-type="string">
            <text:p>String[] trans700= {"01-Sep-2018","Credit","100.10","100.10"};</text:p>
          </table:table-cell>
        </table:table-row>
        <table:table-row table:style-name="ro2">
          <table:table-cell office:value-type="string" calcext:value-type="string">
            <text:p>String[]</text:p>
          </table:table-cell>
          <table:table-cell office:value-type="string" calcext:value-type="string">
            <text:p><text:s/>trans701</text:p>
          </table:table-cell>
          <table:table-cell office:value-type="string" calcext:value-type="string">
            <text:p>=</text:p>
          </table:table-cell>
          <table:table-cell office:value-type="string" calcext:value-type="string">
            <text:p><text:s/>{"01-Sep-2018","Credit","100.10","100.10"};</text:p>
          </table:table-cell>
          <table:table-cell table:formula="of:=COM.MICROSOFT.CONCAT([.A702];[.B702];[.C702];[.D702])" office:value-type="string" office:string-value="String[] trans701= {&quot;01-Sep-2018&quot;,&quot;Credit&quot;,&quot;100.10&quot;,&quot;100.10&quot;};" calcext:value-type="string">
            <text:p>String[] trans701= {"01-Sep-2018","Credit","100.10","100.10"};</text:p>
          </table:table-cell>
        </table:table-row>
        <table:table-row table:style-name="ro2">
          <table:table-cell office:value-type="string" calcext:value-type="string">
            <text:p>String[]</text:p>
          </table:table-cell>
          <table:table-cell office:value-type="string" calcext:value-type="string">
            <text:p><text:s/>trans702</text:p>
          </table:table-cell>
          <table:table-cell office:value-type="string" calcext:value-type="string">
            <text:p>=</text:p>
          </table:table-cell>
          <table:table-cell office:value-type="string" calcext:value-type="string">
            <text:p><text:s/>{"01-Sep-2018","Credit","100.10","100.10"};</text:p>
          </table:table-cell>
          <table:table-cell table:formula="of:=COM.MICROSOFT.CONCAT([.A703];[.B703];[.C703];[.D703])" office:value-type="string" office:string-value="String[] trans702= {&quot;01-Sep-2018&quot;,&quot;Credit&quot;,&quot;100.10&quot;,&quot;100.10&quot;};" calcext:value-type="string">
            <text:p>String[] trans702= {"01-Sep-2018","Credit","100.10","100.10"};</text:p>
          </table:table-cell>
        </table:table-row>
        <table:table-row table:style-name="ro2">
          <table:table-cell office:value-type="string" calcext:value-type="string">
            <text:p>String[]</text:p>
          </table:table-cell>
          <table:table-cell office:value-type="string" calcext:value-type="string">
            <text:p><text:s/>trans703</text:p>
          </table:table-cell>
          <table:table-cell office:value-type="string" calcext:value-type="string">
            <text:p>=</text:p>
          </table:table-cell>
          <table:table-cell office:value-type="string" calcext:value-type="string">
            <text:p><text:s/>{"01-Sep-2018","Credit","100.10","100.10"};</text:p>
          </table:table-cell>
          <table:table-cell table:formula="of:=COM.MICROSOFT.CONCAT([.A704];[.B704];[.C704];[.D704])" office:value-type="string" office:string-value="String[] trans703= {&quot;01-Sep-2018&quot;,&quot;Credit&quot;,&quot;100.10&quot;,&quot;100.10&quot;};" calcext:value-type="string">
            <text:p>String[] trans703= {"01-Sep-2018","Credit","100.10","100.10"};</text:p>
          </table:table-cell>
        </table:table-row>
        <table:table-row table:style-name="ro2">
          <table:table-cell office:value-type="string" calcext:value-type="string">
            <text:p>String[]</text:p>
          </table:table-cell>
          <table:table-cell office:value-type="string" calcext:value-type="string">
            <text:p><text:s/>trans704</text:p>
          </table:table-cell>
          <table:table-cell office:value-type="string" calcext:value-type="string">
            <text:p>=</text:p>
          </table:table-cell>
          <table:table-cell office:value-type="string" calcext:value-type="string">
            <text:p><text:s/>{"01-Sep-2018","Credit","100.10","100.10"};</text:p>
          </table:table-cell>
          <table:table-cell table:formula="of:=COM.MICROSOFT.CONCAT([.A705];[.B705];[.C705];[.D705])" office:value-type="string" office:string-value="String[] trans704= {&quot;01-Sep-2018&quot;,&quot;Credit&quot;,&quot;100.10&quot;,&quot;100.10&quot;};" calcext:value-type="string">
            <text:p>String[] trans704= {"01-Sep-2018","Credit","100.10","100.10"};</text:p>
          </table:table-cell>
        </table:table-row>
        <table:table-row table:style-name="ro2">
          <table:table-cell office:value-type="string" calcext:value-type="string">
            <text:p>String[]</text:p>
          </table:table-cell>
          <table:table-cell office:value-type="string" calcext:value-type="string">
            <text:p><text:s/>trans705</text:p>
          </table:table-cell>
          <table:table-cell office:value-type="string" calcext:value-type="string">
            <text:p>=</text:p>
          </table:table-cell>
          <table:table-cell office:value-type="string" calcext:value-type="string">
            <text:p><text:s/>{"01-Sep-2018","Credit","100.10","100.10"};</text:p>
          </table:table-cell>
          <table:table-cell table:formula="of:=COM.MICROSOFT.CONCAT([.A706];[.B706];[.C706];[.D706])" office:value-type="string" office:string-value="String[] trans705= {&quot;01-Sep-2018&quot;,&quot;Credit&quot;,&quot;100.10&quot;,&quot;100.10&quot;};" calcext:value-type="string">
            <text:p>String[] trans705= {"01-Sep-2018","Credit","100.10","100.10"};</text:p>
          </table:table-cell>
        </table:table-row>
        <table:table-row table:style-name="ro2">
          <table:table-cell office:value-type="string" calcext:value-type="string">
            <text:p>String[]</text:p>
          </table:table-cell>
          <table:table-cell office:value-type="string" calcext:value-type="string">
            <text:p><text:s/>trans706</text:p>
          </table:table-cell>
          <table:table-cell office:value-type="string" calcext:value-type="string">
            <text:p>=</text:p>
          </table:table-cell>
          <table:table-cell office:value-type="string" calcext:value-type="string">
            <text:p><text:s/>{"01-Sep-2018","Credit","100.10","100.10"};</text:p>
          </table:table-cell>
          <table:table-cell table:formula="of:=COM.MICROSOFT.CONCAT([.A707];[.B707];[.C707];[.D707])" office:value-type="string" office:string-value="String[] trans706= {&quot;01-Sep-2018&quot;,&quot;Credit&quot;,&quot;100.10&quot;,&quot;100.10&quot;};" calcext:value-type="string">
            <text:p>String[] trans706= {"01-Sep-2018","Credit","100.10","100.10"};</text:p>
          </table:table-cell>
        </table:table-row>
        <table:table-row table:style-name="ro2">
          <table:table-cell office:value-type="string" calcext:value-type="string">
            <text:p>String[]</text:p>
          </table:table-cell>
          <table:table-cell office:value-type="string" calcext:value-type="string">
            <text:p><text:s/>trans707</text:p>
          </table:table-cell>
          <table:table-cell office:value-type="string" calcext:value-type="string">
            <text:p>=</text:p>
          </table:table-cell>
          <table:table-cell office:value-type="string" calcext:value-type="string">
            <text:p><text:s/>{"01-Sep-2018","Credit","100.10","100.10"};</text:p>
          </table:table-cell>
          <table:table-cell table:formula="of:=COM.MICROSOFT.CONCAT([.A708];[.B708];[.C708];[.D708])" office:value-type="string" office:string-value="String[] trans707= {&quot;01-Sep-2018&quot;,&quot;Credit&quot;,&quot;100.10&quot;,&quot;100.10&quot;};" calcext:value-type="string">
            <text:p>String[] trans707= {"01-Sep-2018","Credit","100.10","100.10"};</text:p>
          </table:table-cell>
        </table:table-row>
        <table:table-row table:style-name="ro2">
          <table:table-cell office:value-type="string" calcext:value-type="string">
            <text:p>String[]</text:p>
          </table:table-cell>
          <table:table-cell office:value-type="string" calcext:value-type="string">
            <text:p><text:s/>trans708</text:p>
          </table:table-cell>
          <table:table-cell office:value-type="string" calcext:value-type="string">
            <text:p>=</text:p>
          </table:table-cell>
          <table:table-cell office:value-type="string" calcext:value-type="string">
            <text:p><text:s/>{"01-Sep-2018","Credit","100.10","100.10"};</text:p>
          </table:table-cell>
          <table:table-cell table:formula="of:=COM.MICROSOFT.CONCAT([.A709];[.B709];[.C709];[.D709])" office:value-type="string" office:string-value="String[] trans708= {&quot;01-Sep-2018&quot;,&quot;Credit&quot;,&quot;100.10&quot;,&quot;100.10&quot;};" calcext:value-type="string">
            <text:p>String[] trans708= {"01-Sep-2018","Credit","100.10","100.10"};</text:p>
          </table:table-cell>
        </table:table-row>
        <table:table-row table:style-name="ro2">
          <table:table-cell office:value-type="string" calcext:value-type="string">
            <text:p>String[]</text:p>
          </table:table-cell>
          <table:table-cell office:value-type="string" calcext:value-type="string">
            <text:p><text:s/>trans709</text:p>
          </table:table-cell>
          <table:table-cell office:value-type="string" calcext:value-type="string">
            <text:p>=</text:p>
          </table:table-cell>
          <table:table-cell office:value-type="string" calcext:value-type="string">
            <text:p><text:s/>{"01-Sep-2018","Credit","100.10","100.10"};</text:p>
          </table:table-cell>
          <table:table-cell table:formula="of:=COM.MICROSOFT.CONCAT([.A710];[.B710];[.C710];[.D710])" office:value-type="string" office:string-value="String[] trans709= {&quot;01-Sep-2018&quot;,&quot;Credit&quot;,&quot;100.10&quot;,&quot;100.10&quot;};" calcext:value-type="string">
            <text:p>String[] trans709= {"01-Sep-2018","Credit","100.10","100.10"};</text:p>
          </table:table-cell>
        </table:table-row>
        <table:table-row table:style-name="ro2">
          <table:table-cell office:value-type="string" calcext:value-type="string">
            <text:p>String[]</text:p>
          </table:table-cell>
          <table:table-cell office:value-type="string" calcext:value-type="string">
            <text:p><text:s/>trans710</text:p>
          </table:table-cell>
          <table:table-cell office:value-type="string" calcext:value-type="string">
            <text:p>=</text:p>
          </table:table-cell>
          <table:table-cell office:value-type="string" calcext:value-type="string">
            <text:p><text:s/>{"01-Sep-2018","Credit","100.10","100.10"};</text:p>
          </table:table-cell>
          <table:table-cell table:formula="of:=COM.MICROSOFT.CONCAT([.A711];[.B711];[.C711];[.D711])" office:value-type="string" office:string-value="String[] trans710= {&quot;01-Sep-2018&quot;,&quot;Credit&quot;,&quot;100.10&quot;,&quot;100.10&quot;};" calcext:value-type="string">
            <text:p>String[] trans710= {"01-Sep-2018","Credit","100.10","100.10"};</text:p>
          </table:table-cell>
        </table:table-row>
        <table:table-row table:style-name="ro2">
          <table:table-cell office:value-type="string" calcext:value-type="string">
            <text:p>String[]</text:p>
          </table:table-cell>
          <table:table-cell office:value-type="string" calcext:value-type="string">
            <text:p><text:s/>trans711</text:p>
          </table:table-cell>
          <table:table-cell office:value-type="string" calcext:value-type="string">
            <text:p>=</text:p>
          </table:table-cell>
          <table:table-cell office:value-type="string" calcext:value-type="string">
            <text:p><text:s/>{"01-Sep-2018","Credit","100.10","100.10"};</text:p>
          </table:table-cell>
          <table:table-cell table:formula="of:=COM.MICROSOFT.CONCAT([.A712];[.B712];[.C712];[.D712])" office:value-type="string" office:string-value="String[] trans711= {&quot;01-Sep-2018&quot;,&quot;Credit&quot;,&quot;100.10&quot;,&quot;100.10&quot;};" calcext:value-type="string">
            <text:p>String[] trans711= {"01-Sep-2018","Credit","100.10","100.10"};</text:p>
          </table:table-cell>
        </table:table-row>
        <table:table-row table:style-name="ro2">
          <table:table-cell office:value-type="string" calcext:value-type="string">
            <text:p>String[]</text:p>
          </table:table-cell>
          <table:table-cell office:value-type="string" calcext:value-type="string">
            <text:p><text:s/>trans712</text:p>
          </table:table-cell>
          <table:table-cell office:value-type="string" calcext:value-type="string">
            <text:p>=</text:p>
          </table:table-cell>
          <table:table-cell office:value-type="string" calcext:value-type="string">
            <text:p><text:s/>{"01-Sep-2018","Credit","100.10","100.10"};</text:p>
          </table:table-cell>
          <table:table-cell table:formula="of:=COM.MICROSOFT.CONCAT([.A713];[.B713];[.C713];[.D713])" office:value-type="string" office:string-value="String[] trans712= {&quot;01-Sep-2018&quot;,&quot;Credit&quot;,&quot;100.10&quot;,&quot;100.10&quot;};" calcext:value-type="string">
            <text:p>String[] trans712= {"01-Sep-2018","Credit","100.10","100.10"};</text:p>
          </table:table-cell>
        </table:table-row>
        <table:table-row table:style-name="ro2">
          <table:table-cell office:value-type="string" calcext:value-type="string">
            <text:p>String[]</text:p>
          </table:table-cell>
          <table:table-cell office:value-type="string" calcext:value-type="string">
            <text:p><text:s/>trans713</text:p>
          </table:table-cell>
          <table:table-cell office:value-type="string" calcext:value-type="string">
            <text:p>=</text:p>
          </table:table-cell>
          <table:table-cell office:value-type="string" calcext:value-type="string">
            <text:p><text:s/>{"01-Sep-2018","Credit","100.10","100.10"};</text:p>
          </table:table-cell>
          <table:table-cell table:formula="of:=COM.MICROSOFT.CONCAT([.A714];[.B714];[.C714];[.D714])" office:value-type="string" office:string-value="String[] trans713= {&quot;01-Sep-2018&quot;,&quot;Credit&quot;,&quot;100.10&quot;,&quot;100.10&quot;};" calcext:value-type="string">
            <text:p>String[] trans713= {"01-Sep-2018","Credit","100.10","100.10"};</text:p>
          </table:table-cell>
        </table:table-row>
        <table:table-row table:style-name="ro2">
          <table:table-cell office:value-type="string" calcext:value-type="string">
            <text:p>String[]</text:p>
          </table:table-cell>
          <table:table-cell office:value-type="string" calcext:value-type="string">
            <text:p><text:s/>trans714</text:p>
          </table:table-cell>
          <table:table-cell office:value-type="string" calcext:value-type="string">
            <text:p>=</text:p>
          </table:table-cell>
          <table:table-cell office:value-type="string" calcext:value-type="string">
            <text:p><text:s/>{"01-Sep-2018","Credit","100.10","100.10"};</text:p>
          </table:table-cell>
          <table:table-cell table:formula="of:=COM.MICROSOFT.CONCAT([.A715];[.B715];[.C715];[.D715])" office:value-type="string" office:string-value="String[] trans714= {&quot;01-Sep-2018&quot;,&quot;Credit&quot;,&quot;100.10&quot;,&quot;100.10&quot;};" calcext:value-type="string">
            <text:p>String[] trans714= {"01-Sep-2018","Credit","100.10","100.10"};</text:p>
          </table:table-cell>
        </table:table-row>
        <table:table-row table:style-name="ro2">
          <table:table-cell office:value-type="string" calcext:value-type="string">
            <text:p>String[]</text:p>
          </table:table-cell>
          <table:table-cell office:value-type="string" calcext:value-type="string">
            <text:p><text:s/>trans715</text:p>
          </table:table-cell>
          <table:table-cell office:value-type="string" calcext:value-type="string">
            <text:p>=</text:p>
          </table:table-cell>
          <table:table-cell office:value-type="string" calcext:value-type="string">
            <text:p><text:s/>{"01-Sep-2018","Credit","100.10","100.10"};</text:p>
          </table:table-cell>
          <table:table-cell table:formula="of:=COM.MICROSOFT.CONCAT([.A716];[.B716];[.C716];[.D716])" office:value-type="string" office:string-value="String[] trans715= {&quot;01-Sep-2018&quot;,&quot;Credit&quot;,&quot;100.10&quot;,&quot;100.10&quot;};" calcext:value-type="string">
            <text:p>String[] trans715= {"01-Sep-2018","Credit","100.10","100.10"};</text:p>
          </table:table-cell>
        </table:table-row>
        <table:table-row table:style-name="ro2">
          <table:table-cell office:value-type="string" calcext:value-type="string">
            <text:p>String[]</text:p>
          </table:table-cell>
          <table:table-cell office:value-type="string" calcext:value-type="string">
            <text:p><text:s/>trans716</text:p>
          </table:table-cell>
          <table:table-cell office:value-type="string" calcext:value-type="string">
            <text:p>=</text:p>
          </table:table-cell>
          <table:table-cell office:value-type="string" calcext:value-type="string">
            <text:p><text:s/>{"01-Sep-2018","Credit","100.10","100.10"};</text:p>
          </table:table-cell>
          <table:table-cell table:formula="of:=COM.MICROSOFT.CONCAT([.A717];[.B717];[.C717];[.D717])" office:value-type="string" office:string-value="String[] trans716= {&quot;01-Sep-2018&quot;,&quot;Credit&quot;,&quot;100.10&quot;,&quot;100.10&quot;};" calcext:value-type="string">
            <text:p>String[] trans716= {"01-Sep-2018","Credit","100.10","100.10"};</text:p>
          </table:table-cell>
        </table:table-row>
        <table:table-row table:style-name="ro2">
          <table:table-cell office:value-type="string" calcext:value-type="string">
            <text:p>String[]</text:p>
          </table:table-cell>
          <table:table-cell office:value-type="string" calcext:value-type="string">
            <text:p><text:s/>trans717</text:p>
          </table:table-cell>
          <table:table-cell office:value-type="string" calcext:value-type="string">
            <text:p>=</text:p>
          </table:table-cell>
          <table:table-cell office:value-type="string" calcext:value-type="string">
            <text:p><text:s/>{"01-Sep-2018","Credit","100.10","100.10"};</text:p>
          </table:table-cell>
          <table:table-cell table:formula="of:=COM.MICROSOFT.CONCAT([.A718];[.B718];[.C718];[.D718])" office:value-type="string" office:string-value="String[] trans717= {&quot;01-Sep-2018&quot;,&quot;Credit&quot;,&quot;100.10&quot;,&quot;100.10&quot;};" calcext:value-type="string">
            <text:p>String[] trans717= {"01-Sep-2018","Credit","100.10","100.10"};</text:p>
          </table:table-cell>
        </table:table-row>
        <table:table-row table:style-name="ro2">
          <table:table-cell office:value-type="string" calcext:value-type="string">
            <text:p>String[]</text:p>
          </table:table-cell>
          <table:table-cell office:value-type="string" calcext:value-type="string">
            <text:p><text:s/>trans718</text:p>
          </table:table-cell>
          <table:table-cell office:value-type="string" calcext:value-type="string">
            <text:p>=</text:p>
          </table:table-cell>
          <table:table-cell office:value-type="string" calcext:value-type="string">
            <text:p><text:s/>{"01-Sep-2018","Credit","100.10","100.10"};</text:p>
          </table:table-cell>
          <table:table-cell table:formula="of:=COM.MICROSOFT.CONCAT([.A719];[.B719];[.C719];[.D719])" office:value-type="string" office:string-value="String[] trans718= {&quot;01-Sep-2018&quot;,&quot;Credit&quot;,&quot;100.10&quot;,&quot;100.10&quot;};" calcext:value-type="string">
            <text:p>String[] trans718= {"01-Sep-2018","Credit","100.10","100.10"};</text:p>
          </table:table-cell>
        </table:table-row>
        <table:table-row table:style-name="ro2">
          <table:table-cell office:value-type="string" calcext:value-type="string">
            <text:p>String[]</text:p>
          </table:table-cell>
          <table:table-cell office:value-type="string" calcext:value-type="string">
            <text:p><text:s/>trans719</text:p>
          </table:table-cell>
          <table:table-cell office:value-type="string" calcext:value-type="string">
            <text:p>=</text:p>
          </table:table-cell>
          <table:table-cell office:value-type="string" calcext:value-type="string">
            <text:p><text:s/>{"01-Sep-2018","Credit","100.10","100.10"};</text:p>
          </table:table-cell>
          <table:table-cell table:formula="of:=COM.MICROSOFT.CONCAT([.A720];[.B720];[.C720];[.D720])" office:value-type="string" office:string-value="String[] trans719= {&quot;01-Sep-2018&quot;,&quot;Credit&quot;,&quot;100.10&quot;,&quot;100.10&quot;};" calcext:value-type="string">
            <text:p>String[] trans719= {"01-Sep-2018","Credit","100.10","100.10"};</text:p>
          </table:table-cell>
        </table:table-row>
        <table:table-row table:style-name="ro2">
          <table:table-cell office:value-type="string" calcext:value-type="string">
            <text:p>String[]</text:p>
          </table:table-cell>
          <table:table-cell office:value-type="string" calcext:value-type="string">
            <text:p><text:s/>trans720</text:p>
          </table:table-cell>
          <table:table-cell office:value-type="string" calcext:value-type="string">
            <text:p>=</text:p>
          </table:table-cell>
          <table:table-cell office:value-type="string" calcext:value-type="string">
            <text:p><text:s/>{"01-Sep-2018","Credit","100.10","100.10"};</text:p>
          </table:table-cell>
          <table:table-cell table:formula="of:=COM.MICROSOFT.CONCAT([.A721];[.B721];[.C721];[.D721])" office:value-type="string" office:string-value="String[] trans720= {&quot;01-Sep-2018&quot;,&quot;Credit&quot;,&quot;100.10&quot;,&quot;100.10&quot;};" calcext:value-type="string">
            <text:p>String[] trans720= {"01-Sep-2018","Credit","100.10","100.10"};</text:p>
          </table:table-cell>
        </table:table-row>
        <table:table-row table:style-name="ro2">
          <table:table-cell office:value-type="string" calcext:value-type="string">
            <text:p>String[]</text:p>
          </table:table-cell>
          <table:table-cell office:value-type="string" calcext:value-type="string">
            <text:p><text:s/>trans721</text:p>
          </table:table-cell>
          <table:table-cell office:value-type="string" calcext:value-type="string">
            <text:p>=</text:p>
          </table:table-cell>
          <table:table-cell office:value-type="string" calcext:value-type="string">
            <text:p><text:s/>{"01-Sep-2018","Credit","100.10","100.10"};</text:p>
          </table:table-cell>
          <table:table-cell table:formula="of:=COM.MICROSOFT.CONCAT([.A722];[.B722];[.C722];[.D722])" office:value-type="string" office:string-value="String[] trans721= {&quot;01-Sep-2018&quot;,&quot;Credit&quot;,&quot;100.10&quot;,&quot;100.10&quot;};" calcext:value-type="string">
            <text:p>String[] trans721= {"01-Sep-2018","Credit","100.10","100.10"};</text:p>
          </table:table-cell>
        </table:table-row>
        <table:table-row table:style-name="ro2">
          <table:table-cell office:value-type="string" calcext:value-type="string">
            <text:p>String[]</text:p>
          </table:table-cell>
          <table:table-cell office:value-type="string" calcext:value-type="string">
            <text:p><text:s/>trans722</text:p>
          </table:table-cell>
          <table:table-cell office:value-type="string" calcext:value-type="string">
            <text:p>=</text:p>
          </table:table-cell>
          <table:table-cell office:value-type="string" calcext:value-type="string">
            <text:p><text:s/>{"01-Sep-2018","Credit","100.10","100.10"};</text:p>
          </table:table-cell>
          <table:table-cell table:formula="of:=COM.MICROSOFT.CONCAT([.A723];[.B723];[.C723];[.D723])" office:value-type="string" office:string-value="String[] trans722= {&quot;01-Sep-2018&quot;,&quot;Credit&quot;,&quot;100.10&quot;,&quot;100.10&quot;};" calcext:value-type="string">
            <text:p>String[] trans722= {"01-Sep-2018","Credit","100.10","100.10"};</text:p>
          </table:table-cell>
        </table:table-row>
        <table:table-row table:style-name="ro2">
          <table:table-cell office:value-type="string" calcext:value-type="string">
            <text:p>String[]</text:p>
          </table:table-cell>
          <table:table-cell office:value-type="string" calcext:value-type="string">
            <text:p><text:s/>trans723</text:p>
          </table:table-cell>
          <table:table-cell office:value-type="string" calcext:value-type="string">
            <text:p>=</text:p>
          </table:table-cell>
          <table:table-cell office:value-type="string" calcext:value-type="string">
            <text:p><text:s/>{"01-Sep-2018","Credit","100.10","100.10"};</text:p>
          </table:table-cell>
          <table:table-cell table:formula="of:=COM.MICROSOFT.CONCAT([.A724];[.B724];[.C724];[.D724])" office:value-type="string" office:string-value="String[] trans723= {&quot;01-Sep-2018&quot;,&quot;Credit&quot;,&quot;100.10&quot;,&quot;100.10&quot;};" calcext:value-type="string">
            <text:p>String[] trans723= {"01-Sep-2018","Credit","100.10","100.10"};</text:p>
          </table:table-cell>
        </table:table-row>
        <table:table-row table:style-name="ro2">
          <table:table-cell office:value-type="string" calcext:value-type="string">
            <text:p>String[]</text:p>
          </table:table-cell>
          <table:table-cell office:value-type="string" calcext:value-type="string">
            <text:p><text:s/>trans724</text:p>
          </table:table-cell>
          <table:table-cell office:value-type="string" calcext:value-type="string">
            <text:p>=</text:p>
          </table:table-cell>
          <table:table-cell office:value-type="string" calcext:value-type="string">
            <text:p><text:s/>{"01-Sep-2018","Credit","100.10","100.10"};</text:p>
          </table:table-cell>
          <table:table-cell table:formula="of:=COM.MICROSOFT.CONCAT([.A725];[.B725];[.C725];[.D725])" office:value-type="string" office:string-value="String[] trans724= {&quot;01-Sep-2018&quot;,&quot;Credit&quot;,&quot;100.10&quot;,&quot;100.10&quot;};" calcext:value-type="string">
            <text:p>String[] trans724= {"01-Sep-2018","Credit","100.10","100.10"};</text:p>
          </table:table-cell>
        </table:table-row>
        <table:table-row table:style-name="ro2">
          <table:table-cell office:value-type="string" calcext:value-type="string">
            <text:p>String[]</text:p>
          </table:table-cell>
          <table:table-cell office:value-type="string" calcext:value-type="string">
            <text:p><text:s/>trans725</text:p>
          </table:table-cell>
          <table:table-cell office:value-type="string" calcext:value-type="string">
            <text:p>=</text:p>
          </table:table-cell>
          <table:table-cell office:value-type="string" calcext:value-type="string">
            <text:p><text:s/>{"01-Sep-2018","Credit","100.10","100.10"};</text:p>
          </table:table-cell>
          <table:table-cell table:formula="of:=COM.MICROSOFT.CONCAT([.A726];[.B726];[.C726];[.D726])" office:value-type="string" office:string-value="String[] trans725= {&quot;01-Sep-2018&quot;,&quot;Credit&quot;,&quot;100.10&quot;,&quot;100.10&quot;};" calcext:value-type="string">
            <text:p>String[] trans725= {"01-Sep-2018","Credit","100.10","100.10"};</text:p>
          </table:table-cell>
        </table:table-row>
        <table:table-row table:style-name="ro2">
          <table:table-cell office:value-type="string" calcext:value-type="string">
            <text:p>String[]</text:p>
          </table:table-cell>
          <table:table-cell office:value-type="string" calcext:value-type="string">
            <text:p><text:s/>trans726</text:p>
          </table:table-cell>
          <table:table-cell office:value-type="string" calcext:value-type="string">
            <text:p>=</text:p>
          </table:table-cell>
          <table:table-cell office:value-type="string" calcext:value-type="string">
            <text:p><text:s/>{"01-Sep-2018","Credit","100.10","100.10"};</text:p>
          </table:table-cell>
          <table:table-cell table:formula="of:=COM.MICROSOFT.CONCAT([.A727];[.B727];[.C727];[.D727])" office:value-type="string" office:string-value="String[] trans726= {&quot;01-Sep-2018&quot;,&quot;Credit&quot;,&quot;100.10&quot;,&quot;100.10&quot;};" calcext:value-type="string">
            <text:p>String[] trans726= {"01-Sep-2018","Credit","100.10","100.10"};</text:p>
          </table:table-cell>
        </table:table-row>
        <table:table-row table:style-name="ro2">
          <table:table-cell office:value-type="string" calcext:value-type="string">
            <text:p>String[]</text:p>
          </table:table-cell>
          <table:table-cell office:value-type="string" calcext:value-type="string">
            <text:p><text:s/>trans727</text:p>
          </table:table-cell>
          <table:table-cell office:value-type="string" calcext:value-type="string">
            <text:p>=</text:p>
          </table:table-cell>
          <table:table-cell office:value-type="string" calcext:value-type="string">
            <text:p><text:s/>{"01-Sep-2018","Credit","100.10","100.10"};</text:p>
          </table:table-cell>
          <table:table-cell table:formula="of:=COM.MICROSOFT.CONCAT([.A728];[.B728];[.C728];[.D728])" office:value-type="string" office:string-value="String[] trans727= {&quot;01-Sep-2018&quot;,&quot;Credit&quot;,&quot;100.10&quot;,&quot;100.10&quot;};" calcext:value-type="string">
            <text:p>String[] trans727= {"01-Sep-2018","Credit","100.10","100.10"};</text:p>
          </table:table-cell>
        </table:table-row>
        <table:table-row table:style-name="ro2">
          <table:table-cell office:value-type="string" calcext:value-type="string">
            <text:p>String[]</text:p>
          </table:table-cell>
          <table:table-cell office:value-type="string" calcext:value-type="string">
            <text:p><text:s/>trans728</text:p>
          </table:table-cell>
          <table:table-cell office:value-type="string" calcext:value-type="string">
            <text:p>=</text:p>
          </table:table-cell>
          <table:table-cell office:value-type="string" calcext:value-type="string">
            <text:p><text:s/>{"01-Sep-2018","Credit","100.10","100.10"};</text:p>
          </table:table-cell>
          <table:table-cell table:formula="of:=COM.MICROSOFT.CONCAT([.A729];[.B729];[.C729];[.D729])" office:value-type="string" office:string-value="String[] trans728= {&quot;01-Sep-2018&quot;,&quot;Credit&quot;,&quot;100.10&quot;,&quot;100.10&quot;};" calcext:value-type="string">
            <text:p>String[] trans728= {"01-Sep-2018","Credit","100.10","100.10"};</text:p>
          </table:table-cell>
        </table:table-row>
        <table:table-row table:style-name="ro2">
          <table:table-cell office:value-type="string" calcext:value-type="string">
            <text:p>String[]</text:p>
          </table:table-cell>
          <table:table-cell office:value-type="string" calcext:value-type="string">
            <text:p><text:s/>trans729</text:p>
          </table:table-cell>
          <table:table-cell office:value-type="string" calcext:value-type="string">
            <text:p>=</text:p>
          </table:table-cell>
          <table:table-cell office:value-type="string" calcext:value-type="string">
            <text:p><text:s/>{"01-Sep-2018","Credit","100.10","100.10"};</text:p>
          </table:table-cell>
          <table:table-cell table:formula="of:=COM.MICROSOFT.CONCAT([.A730];[.B730];[.C730];[.D730])" office:value-type="string" office:string-value="String[] trans729= {&quot;01-Sep-2018&quot;,&quot;Credit&quot;,&quot;100.10&quot;,&quot;100.10&quot;};" calcext:value-type="string">
            <text:p>String[] trans729= {"01-Sep-2018","Credit","100.10","100.10"};</text:p>
          </table:table-cell>
        </table:table-row>
        <table:table-row table:style-name="ro2">
          <table:table-cell office:value-type="string" calcext:value-type="string">
            <text:p>String[]</text:p>
          </table:table-cell>
          <table:table-cell office:value-type="string" calcext:value-type="string">
            <text:p><text:s/>trans730</text:p>
          </table:table-cell>
          <table:table-cell office:value-type="string" calcext:value-type="string">
            <text:p>=</text:p>
          </table:table-cell>
          <table:table-cell office:value-type="string" calcext:value-type="string">
            <text:p><text:s/>{"01-Sep-2018","Credit","100.10","100.10"};</text:p>
          </table:table-cell>
          <table:table-cell table:formula="of:=COM.MICROSOFT.CONCAT([.A731];[.B731];[.C731];[.D731])" office:value-type="string" office:string-value="String[] trans730= {&quot;01-Sep-2018&quot;,&quot;Credit&quot;,&quot;100.10&quot;,&quot;100.10&quot;};" calcext:value-type="string">
            <text:p>String[] trans730= {"01-Sep-2018","Credit","100.10","100.10"};</text:p>
          </table:table-cell>
        </table:table-row>
        <table:table-row table:style-name="ro2">
          <table:table-cell office:value-type="string" calcext:value-type="string">
            <text:p>String[]</text:p>
          </table:table-cell>
          <table:table-cell office:value-type="string" calcext:value-type="string">
            <text:p><text:s/>trans731</text:p>
          </table:table-cell>
          <table:table-cell office:value-type="string" calcext:value-type="string">
            <text:p>=</text:p>
          </table:table-cell>
          <table:table-cell office:value-type="string" calcext:value-type="string">
            <text:p><text:s/>{"01-Sep-2018","Credit","100.10","100.10"};</text:p>
          </table:table-cell>
          <table:table-cell table:formula="of:=COM.MICROSOFT.CONCAT([.A732];[.B732];[.C732];[.D732])" office:value-type="string" office:string-value="String[] trans731= {&quot;01-Sep-2018&quot;,&quot;Credit&quot;,&quot;100.10&quot;,&quot;100.10&quot;};" calcext:value-type="string">
            <text:p>String[] trans731= {"01-Sep-2018","Credit","100.10","100.10"};</text:p>
          </table:table-cell>
        </table:table-row>
        <table:table-row table:style-name="ro2">
          <table:table-cell office:value-type="string" calcext:value-type="string">
            <text:p>String[]</text:p>
          </table:table-cell>
          <table:table-cell office:value-type="string" calcext:value-type="string">
            <text:p><text:s/>trans732</text:p>
          </table:table-cell>
          <table:table-cell office:value-type="string" calcext:value-type="string">
            <text:p>=</text:p>
          </table:table-cell>
          <table:table-cell office:value-type="string" calcext:value-type="string">
            <text:p><text:s/>{"01-Sep-2018","Credit","100.10","100.10"};</text:p>
          </table:table-cell>
          <table:table-cell table:formula="of:=COM.MICROSOFT.CONCAT([.A733];[.B733];[.C733];[.D733])" office:value-type="string" office:string-value="String[] trans732= {&quot;01-Sep-2018&quot;,&quot;Credit&quot;,&quot;100.10&quot;,&quot;100.10&quot;};" calcext:value-type="string">
            <text:p>String[] trans732= {"01-Sep-2018","Credit","100.10","100.10"};</text:p>
          </table:table-cell>
        </table:table-row>
        <table:table-row table:style-name="ro2">
          <table:table-cell office:value-type="string" calcext:value-type="string">
            <text:p>String[]</text:p>
          </table:table-cell>
          <table:table-cell office:value-type="string" calcext:value-type="string">
            <text:p><text:s/>trans733</text:p>
          </table:table-cell>
          <table:table-cell office:value-type="string" calcext:value-type="string">
            <text:p>=</text:p>
          </table:table-cell>
          <table:table-cell office:value-type="string" calcext:value-type="string">
            <text:p><text:s/>{"01-Sep-2018","Credit","100.10","100.10"};</text:p>
          </table:table-cell>
          <table:table-cell table:formula="of:=COM.MICROSOFT.CONCAT([.A734];[.B734];[.C734];[.D734])" office:value-type="string" office:string-value="String[] trans733= {&quot;01-Sep-2018&quot;,&quot;Credit&quot;,&quot;100.10&quot;,&quot;100.10&quot;};" calcext:value-type="string">
            <text:p>String[] trans733= {"01-Sep-2018","Credit","100.10","100.10"};</text:p>
          </table:table-cell>
        </table:table-row>
        <table:table-row table:style-name="ro2">
          <table:table-cell office:value-type="string" calcext:value-type="string">
            <text:p>String[]</text:p>
          </table:table-cell>
          <table:table-cell office:value-type="string" calcext:value-type="string">
            <text:p><text:s/>trans734</text:p>
          </table:table-cell>
          <table:table-cell office:value-type="string" calcext:value-type="string">
            <text:p>=</text:p>
          </table:table-cell>
          <table:table-cell office:value-type="string" calcext:value-type="string">
            <text:p><text:s/>{"01-Sep-2018","Credit","100.10","100.10"};</text:p>
          </table:table-cell>
          <table:table-cell table:formula="of:=COM.MICROSOFT.CONCAT([.A735];[.B735];[.C735];[.D735])" office:value-type="string" office:string-value="String[] trans734= {&quot;01-Sep-2018&quot;,&quot;Credit&quot;,&quot;100.10&quot;,&quot;100.10&quot;};" calcext:value-type="string">
            <text:p>String[] trans734= {"01-Sep-2018","Credit","100.10","100.10"};</text:p>
          </table:table-cell>
        </table:table-row>
        <table:table-row table:style-name="ro2">
          <table:table-cell office:value-type="string" calcext:value-type="string">
            <text:p>String[]</text:p>
          </table:table-cell>
          <table:table-cell office:value-type="string" calcext:value-type="string">
            <text:p><text:s/>trans735</text:p>
          </table:table-cell>
          <table:table-cell office:value-type="string" calcext:value-type="string">
            <text:p>=</text:p>
          </table:table-cell>
          <table:table-cell office:value-type="string" calcext:value-type="string">
            <text:p><text:s/>{"01-Sep-2018","Credit","100.10","100.10"};</text:p>
          </table:table-cell>
          <table:table-cell table:formula="of:=COM.MICROSOFT.CONCAT([.A736];[.B736];[.C736];[.D736])" office:value-type="string" office:string-value="String[] trans735= {&quot;01-Sep-2018&quot;,&quot;Credit&quot;,&quot;100.10&quot;,&quot;100.10&quot;};" calcext:value-type="string">
            <text:p>String[] trans735= {"01-Sep-2018","Credit","100.10","100.10"};</text:p>
          </table:table-cell>
        </table:table-row>
        <table:table-row table:style-name="ro2">
          <table:table-cell office:value-type="string" calcext:value-type="string">
            <text:p>String[]</text:p>
          </table:table-cell>
          <table:table-cell office:value-type="string" calcext:value-type="string">
            <text:p><text:s/>trans736</text:p>
          </table:table-cell>
          <table:table-cell office:value-type="string" calcext:value-type="string">
            <text:p>=</text:p>
          </table:table-cell>
          <table:table-cell office:value-type="string" calcext:value-type="string">
            <text:p><text:s/>{"01-Sep-2018","Credit","100.10","100.10"};</text:p>
          </table:table-cell>
          <table:table-cell table:formula="of:=COM.MICROSOFT.CONCAT([.A737];[.B737];[.C737];[.D737])" office:value-type="string" office:string-value="String[] trans736= {&quot;01-Sep-2018&quot;,&quot;Credit&quot;,&quot;100.10&quot;,&quot;100.10&quot;};" calcext:value-type="string">
            <text:p>String[] trans736= {"01-Sep-2018","Credit","100.10","100.10"};</text:p>
          </table:table-cell>
        </table:table-row>
        <table:table-row table:style-name="ro2">
          <table:table-cell office:value-type="string" calcext:value-type="string">
            <text:p>String[]</text:p>
          </table:table-cell>
          <table:table-cell office:value-type="string" calcext:value-type="string">
            <text:p><text:s/>trans737</text:p>
          </table:table-cell>
          <table:table-cell office:value-type="string" calcext:value-type="string">
            <text:p>=</text:p>
          </table:table-cell>
          <table:table-cell office:value-type="string" calcext:value-type="string">
            <text:p><text:s/>{"01-Sep-2018","Credit","100.10","100.10"};</text:p>
          </table:table-cell>
          <table:table-cell table:formula="of:=COM.MICROSOFT.CONCAT([.A738];[.B738];[.C738];[.D738])" office:value-type="string" office:string-value="String[] trans737= {&quot;01-Sep-2018&quot;,&quot;Credit&quot;,&quot;100.10&quot;,&quot;100.10&quot;};" calcext:value-type="string">
            <text:p>String[] trans737= {"01-Sep-2018","Credit","100.10","100.10"};</text:p>
          </table:table-cell>
        </table:table-row>
        <table:table-row table:style-name="ro2">
          <table:table-cell office:value-type="string" calcext:value-type="string">
            <text:p>String[]</text:p>
          </table:table-cell>
          <table:table-cell office:value-type="string" calcext:value-type="string">
            <text:p><text:s/>trans738</text:p>
          </table:table-cell>
          <table:table-cell office:value-type="string" calcext:value-type="string">
            <text:p>=</text:p>
          </table:table-cell>
          <table:table-cell office:value-type="string" calcext:value-type="string">
            <text:p><text:s/>{"01-Sep-2018","Credit","100.10","100.10"};</text:p>
          </table:table-cell>
          <table:table-cell table:formula="of:=COM.MICROSOFT.CONCAT([.A739];[.B739];[.C739];[.D739])" office:value-type="string" office:string-value="String[] trans738= {&quot;01-Sep-2018&quot;,&quot;Credit&quot;,&quot;100.10&quot;,&quot;100.10&quot;};" calcext:value-type="string">
            <text:p>String[] trans738= {"01-Sep-2018","Credit","100.10","100.10"};</text:p>
          </table:table-cell>
        </table:table-row>
        <table:table-row table:style-name="ro2">
          <table:table-cell office:value-type="string" calcext:value-type="string">
            <text:p>String[]</text:p>
          </table:table-cell>
          <table:table-cell office:value-type="string" calcext:value-type="string">
            <text:p><text:s/>trans739</text:p>
          </table:table-cell>
          <table:table-cell office:value-type="string" calcext:value-type="string">
            <text:p>=</text:p>
          </table:table-cell>
          <table:table-cell office:value-type="string" calcext:value-type="string">
            <text:p><text:s/>{"01-Sep-2018","Credit","100.10","100.10"};</text:p>
          </table:table-cell>
          <table:table-cell table:formula="of:=COM.MICROSOFT.CONCAT([.A740];[.B740];[.C740];[.D740])" office:value-type="string" office:string-value="String[] trans739= {&quot;01-Sep-2018&quot;,&quot;Credit&quot;,&quot;100.10&quot;,&quot;100.10&quot;};" calcext:value-type="string">
            <text:p>String[] trans739= {"01-Sep-2018","Credit","100.10","100.10"};</text:p>
          </table:table-cell>
        </table:table-row>
        <table:table-row table:style-name="ro2">
          <table:table-cell office:value-type="string" calcext:value-type="string">
            <text:p>String[]</text:p>
          </table:table-cell>
          <table:table-cell office:value-type="string" calcext:value-type="string">
            <text:p><text:s/>trans740</text:p>
          </table:table-cell>
          <table:table-cell office:value-type="string" calcext:value-type="string">
            <text:p>=</text:p>
          </table:table-cell>
          <table:table-cell office:value-type="string" calcext:value-type="string">
            <text:p><text:s/>{"01-Sep-2018","Credit","100.10","100.10"};</text:p>
          </table:table-cell>
          <table:table-cell table:formula="of:=COM.MICROSOFT.CONCAT([.A741];[.B741];[.C741];[.D741])" office:value-type="string" office:string-value="String[] trans740= {&quot;01-Sep-2018&quot;,&quot;Credit&quot;,&quot;100.10&quot;,&quot;100.10&quot;};" calcext:value-type="string">
            <text:p>String[] trans740= {"01-Sep-2018","Credit","100.10","100.10"};</text:p>
          </table:table-cell>
        </table:table-row>
        <table:table-row table:style-name="ro2">
          <table:table-cell office:value-type="string" calcext:value-type="string">
            <text:p>String[]</text:p>
          </table:table-cell>
          <table:table-cell office:value-type="string" calcext:value-type="string">
            <text:p><text:s/>trans741</text:p>
          </table:table-cell>
          <table:table-cell office:value-type="string" calcext:value-type="string">
            <text:p>=</text:p>
          </table:table-cell>
          <table:table-cell office:value-type="string" calcext:value-type="string">
            <text:p><text:s/>{"01-Sep-2018","Credit","100.10","100.10"};</text:p>
          </table:table-cell>
          <table:table-cell table:formula="of:=COM.MICROSOFT.CONCAT([.A742];[.B742];[.C742];[.D742])" office:value-type="string" office:string-value="String[] trans741= {&quot;01-Sep-2018&quot;,&quot;Credit&quot;,&quot;100.10&quot;,&quot;100.10&quot;};" calcext:value-type="string">
            <text:p>String[] trans741= {"01-Sep-2018","Credit","100.10","100.10"};</text:p>
          </table:table-cell>
        </table:table-row>
        <table:table-row table:style-name="ro2">
          <table:table-cell office:value-type="string" calcext:value-type="string">
            <text:p>String[]</text:p>
          </table:table-cell>
          <table:table-cell office:value-type="string" calcext:value-type="string">
            <text:p><text:s/>trans742</text:p>
          </table:table-cell>
          <table:table-cell office:value-type="string" calcext:value-type="string">
            <text:p>=</text:p>
          </table:table-cell>
          <table:table-cell office:value-type="string" calcext:value-type="string">
            <text:p><text:s/>{"01-Sep-2018","Credit","100.10","100.10"};</text:p>
          </table:table-cell>
          <table:table-cell table:formula="of:=COM.MICROSOFT.CONCAT([.A743];[.B743];[.C743];[.D743])" office:value-type="string" office:string-value="String[] trans742= {&quot;01-Sep-2018&quot;,&quot;Credit&quot;,&quot;100.10&quot;,&quot;100.10&quot;};" calcext:value-type="string">
            <text:p>String[] trans742= {"01-Sep-2018","Credit","100.10","100.10"};</text:p>
          </table:table-cell>
        </table:table-row>
        <table:table-row table:style-name="ro2">
          <table:table-cell office:value-type="string" calcext:value-type="string">
            <text:p>String[]</text:p>
          </table:table-cell>
          <table:table-cell office:value-type="string" calcext:value-type="string">
            <text:p><text:s/>trans743</text:p>
          </table:table-cell>
          <table:table-cell office:value-type="string" calcext:value-type="string">
            <text:p>=</text:p>
          </table:table-cell>
          <table:table-cell office:value-type="string" calcext:value-type="string">
            <text:p><text:s/>{"01-Sep-2018","Credit","100.10","100.10"};</text:p>
          </table:table-cell>
          <table:table-cell table:formula="of:=COM.MICROSOFT.CONCAT([.A744];[.B744];[.C744];[.D744])" office:value-type="string" office:string-value="String[] trans743= {&quot;01-Sep-2018&quot;,&quot;Credit&quot;,&quot;100.10&quot;,&quot;100.10&quot;};" calcext:value-type="string">
            <text:p>String[] trans743= {"01-Sep-2018","Credit","100.10","100.10"};</text:p>
          </table:table-cell>
        </table:table-row>
        <table:table-row table:style-name="ro2">
          <table:table-cell office:value-type="string" calcext:value-type="string">
            <text:p>String[]</text:p>
          </table:table-cell>
          <table:table-cell office:value-type="string" calcext:value-type="string">
            <text:p><text:s/>trans744</text:p>
          </table:table-cell>
          <table:table-cell office:value-type="string" calcext:value-type="string">
            <text:p>=</text:p>
          </table:table-cell>
          <table:table-cell office:value-type="string" calcext:value-type="string">
            <text:p><text:s/>{"01-Sep-2018","Credit","100.10","100.10"};</text:p>
          </table:table-cell>
          <table:table-cell table:formula="of:=COM.MICROSOFT.CONCAT([.A745];[.B745];[.C745];[.D745])" office:value-type="string" office:string-value="String[] trans744= {&quot;01-Sep-2018&quot;,&quot;Credit&quot;,&quot;100.10&quot;,&quot;100.10&quot;};" calcext:value-type="string">
            <text:p>String[] trans744= {"01-Sep-2018","Credit","100.10","100.10"};</text:p>
          </table:table-cell>
        </table:table-row>
        <table:table-row table:style-name="ro2">
          <table:table-cell office:value-type="string" calcext:value-type="string">
            <text:p>String[]</text:p>
          </table:table-cell>
          <table:table-cell office:value-type="string" calcext:value-type="string">
            <text:p><text:s/>trans745</text:p>
          </table:table-cell>
          <table:table-cell office:value-type="string" calcext:value-type="string">
            <text:p>=</text:p>
          </table:table-cell>
          <table:table-cell office:value-type="string" calcext:value-type="string">
            <text:p><text:s/>{"01-Sep-2018","Credit","100.10","100.10"};</text:p>
          </table:table-cell>
          <table:table-cell table:formula="of:=COM.MICROSOFT.CONCAT([.A746];[.B746];[.C746];[.D746])" office:value-type="string" office:string-value="String[] trans745= {&quot;01-Sep-2018&quot;,&quot;Credit&quot;,&quot;100.10&quot;,&quot;100.10&quot;};" calcext:value-type="string">
            <text:p>String[] trans745= {"01-Sep-2018","Credit","100.10","100.10"};</text:p>
          </table:table-cell>
        </table:table-row>
        <table:table-row table:style-name="ro2">
          <table:table-cell office:value-type="string" calcext:value-type="string">
            <text:p>String[]</text:p>
          </table:table-cell>
          <table:table-cell office:value-type="string" calcext:value-type="string">
            <text:p><text:s/>trans746</text:p>
          </table:table-cell>
          <table:table-cell office:value-type="string" calcext:value-type="string">
            <text:p>=</text:p>
          </table:table-cell>
          <table:table-cell office:value-type="string" calcext:value-type="string">
            <text:p><text:s/>{"01-Sep-2018","Credit","100.10","100.10"};</text:p>
          </table:table-cell>
          <table:table-cell table:formula="of:=COM.MICROSOFT.CONCAT([.A747];[.B747];[.C747];[.D747])" office:value-type="string" office:string-value="String[] trans746= {&quot;01-Sep-2018&quot;,&quot;Credit&quot;,&quot;100.10&quot;,&quot;100.10&quot;};" calcext:value-type="string">
            <text:p>String[] trans746= {"01-Sep-2018","Credit","100.10","100.10"};</text:p>
          </table:table-cell>
        </table:table-row>
        <table:table-row table:style-name="ro2">
          <table:table-cell office:value-type="string" calcext:value-type="string">
            <text:p>String[]</text:p>
          </table:table-cell>
          <table:table-cell office:value-type="string" calcext:value-type="string">
            <text:p><text:s/>trans747</text:p>
          </table:table-cell>
          <table:table-cell office:value-type="string" calcext:value-type="string">
            <text:p>=</text:p>
          </table:table-cell>
          <table:table-cell office:value-type="string" calcext:value-type="string">
            <text:p><text:s/>{"01-Sep-2018","Credit","100.10","100.10"};</text:p>
          </table:table-cell>
          <table:table-cell table:formula="of:=COM.MICROSOFT.CONCAT([.A748];[.B748];[.C748];[.D748])" office:value-type="string" office:string-value="String[] trans747= {&quot;01-Sep-2018&quot;,&quot;Credit&quot;,&quot;100.10&quot;,&quot;100.10&quot;};" calcext:value-type="string">
            <text:p>String[] trans747= {"01-Sep-2018","Credit","100.10","100.10"};</text:p>
          </table:table-cell>
        </table:table-row>
        <table:table-row table:style-name="ro2">
          <table:table-cell office:value-type="string" calcext:value-type="string">
            <text:p>String[]</text:p>
          </table:table-cell>
          <table:table-cell office:value-type="string" calcext:value-type="string">
            <text:p><text:s/>trans748</text:p>
          </table:table-cell>
          <table:table-cell office:value-type="string" calcext:value-type="string">
            <text:p>=</text:p>
          </table:table-cell>
          <table:table-cell office:value-type="string" calcext:value-type="string">
            <text:p><text:s/>{"01-Sep-2018","Credit","100.10","100.10"};</text:p>
          </table:table-cell>
          <table:table-cell table:formula="of:=COM.MICROSOFT.CONCAT([.A749];[.B749];[.C749];[.D749])" office:value-type="string" office:string-value="String[] trans748= {&quot;01-Sep-2018&quot;,&quot;Credit&quot;,&quot;100.10&quot;,&quot;100.10&quot;};" calcext:value-type="string">
            <text:p>String[] trans748= {"01-Sep-2018","Credit","100.10","100.10"};</text:p>
          </table:table-cell>
        </table:table-row>
        <table:table-row table:style-name="ro2">
          <table:table-cell office:value-type="string" calcext:value-type="string">
            <text:p>String[]</text:p>
          </table:table-cell>
          <table:table-cell office:value-type="string" calcext:value-type="string">
            <text:p><text:s/>trans749</text:p>
          </table:table-cell>
          <table:table-cell office:value-type="string" calcext:value-type="string">
            <text:p>=</text:p>
          </table:table-cell>
          <table:table-cell office:value-type="string" calcext:value-type="string">
            <text:p><text:s/>{"01-Sep-2018","Credit","100.10","100.10"};</text:p>
          </table:table-cell>
          <table:table-cell table:formula="of:=COM.MICROSOFT.CONCAT([.A750];[.B750];[.C750];[.D750])" office:value-type="string" office:string-value="String[] trans749= {&quot;01-Sep-2018&quot;,&quot;Credit&quot;,&quot;100.10&quot;,&quot;100.10&quot;};" calcext:value-type="string">
            <text:p>String[] trans749= {"01-Sep-2018","Credit","100.10","100.10"};</text:p>
          </table:table-cell>
        </table:table-row>
        <table:table-row table:style-name="ro2">
          <table:table-cell office:value-type="string" calcext:value-type="string">
            <text:p>String[]</text:p>
          </table:table-cell>
          <table:table-cell office:value-type="string" calcext:value-type="string">
            <text:p><text:s/>trans750</text:p>
          </table:table-cell>
          <table:table-cell office:value-type="string" calcext:value-type="string">
            <text:p>=</text:p>
          </table:table-cell>
          <table:table-cell office:value-type="string" calcext:value-type="string">
            <text:p><text:s/>{"01-Sep-2018","Credit","100.10","100.10"};</text:p>
          </table:table-cell>
          <table:table-cell table:formula="of:=COM.MICROSOFT.CONCAT([.A751];[.B751];[.C751];[.D751])" office:value-type="string" office:string-value="String[] trans750= {&quot;01-Sep-2018&quot;,&quot;Credit&quot;,&quot;100.10&quot;,&quot;100.10&quot;};" calcext:value-type="string">
            <text:p>String[] trans750= {"01-Sep-2018","Credit","100.10","100.10"};</text:p>
          </table:table-cell>
        </table:table-row>
        <table:table-row table:style-name="ro2">
          <table:table-cell office:value-type="string" calcext:value-type="string">
            <text:p>String[]</text:p>
          </table:table-cell>
          <table:table-cell office:value-type="string" calcext:value-type="string">
            <text:p><text:s/>trans751</text:p>
          </table:table-cell>
          <table:table-cell office:value-type="string" calcext:value-type="string">
            <text:p>=</text:p>
          </table:table-cell>
          <table:table-cell office:value-type="string" calcext:value-type="string">
            <text:p><text:s/>{"01-Sep-2018","Credit","100.10","100.10"};</text:p>
          </table:table-cell>
          <table:table-cell table:formula="of:=COM.MICROSOFT.CONCAT([.A752];[.B752];[.C752];[.D752])" office:value-type="string" office:string-value="String[] trans751= {&quot;01-Sep-2018&quot;,&quot;Credit&quot;,&quot;100.10&quot;,&quot;100.10&quot;};" calcext:value-type="string">
            <text:p>String[] trans751= {"01-Sep-2018","Credit","100.10","100.10"};</text:p>
          </table:table-cell>
        </table:table-row>
        <table:table-row table:style-name="ro2">
          <table:table-cell office:value-type="string" calcext:value-type="string">
            <text:p>String[]</text:p>
          </table:table-cell>
          <table:table-cell office:value-type="string" calcext:value-type="string">
            <text:p><text:s/>trans752</text:p>
          </table:table-cell>
          <table:table-cell office:value-type="string" calcext:value-type="string">
            <text:p>=</text:p>
          </table:table-cell>
          <table:table-cell office:value-type="string" calcext:value-type="string">
            <text:p><text:s/>{"01-Sep-2018","Credit","100.10","100.10"};</text:p>
          </table:table-cell>
          <table:table-cell table:formula="of:=COM.MICROSOFT.CONCAT([.A753];[.B753];[.C753];[.D753])" office:value-type="string" office:string-value="String[] trans752= {&quot;01-Sep-2018&quot;,&quot;Credit&quot;,&quot;100.10&quot;,&quot;100.10&quot;};" calcext:value-type="string">
            <text:p>String[] trans752= {"01-Sep-2018","Credit","100.10","100.10"};</text:p>
          </table:table-cell>
        </table:table-row>
        <table:table-row table:style-name="ro2">
          <table:table-cell office:value-type="string" calcext:value-type="string">
            <text:p>String[]</text:p>
          </table:table-cell>
          <table:table-cell office:value-type="string" calcext:value-type="string">
            <text:p><text:s/>trans753</text:p>
          </table:table-cell>
          <table:table-cell office:value-type="string" calcext:value-type="string">
            <text:p>=</text:p>
          </table:table-cell>
          <table:table-cell office:value-type="string" calcext:value-type="string">
            <text:p><text:s/>{"01-Sep-2018","Credit","100.10","100.10"};</text:p>
          </table:table-cell>
          <table:table-cell table:formula="of:=COM.MICROSOFT.CONCAT([.A754];[.B754];[.C754];[.D754])" office:value-type="string" office:string-value="String[] trans753= {&quot;01-Sep-2018&quot;,&quot;Credit&quot;,&quot;100.10&quot;,&quot;100.10&quot;};" calcext:value-type="string">
            <text:p>String[] trans753= {"01-Sep-2018","Credit","100.10","100.10"};</text:p>
          </table:table-cell>
        </table:table-row>
        <table:table-row table:style-name="ro2">
          <table:table-cell office:value-type="string" calcext:value-type="string">
            <text:p>String[]</text:p>
          </table:table-cell>
          <table:table-cell office:value-type="string" calcext:value-type="string">
            <text:p><text:s/>trans754</text:p>
          </table:table-cell>
          <table:table-cell office:value-type="string" calcext:value-type="string">
            <text:p>=</text:p>
          </table:table-cell>
          <table:table-cell office:value-type="string" calcext:value-type="string">
            <text:p><text:s/>{"01-Sep-2018","Credit","100.10","100.10"};</text:p>
          </table:table-cell>
          <table:table-cell table:formula="of:=COM.MICROSOFT.CONCAT([.A755];[.B755];[.C755];[.D755])" office:value-type="string" office:string-value="String[] trans754= {&quot;01-Sep-2018&quot;,&quot;Credit&quot;,&quot;100.10&quot;,&quot;100.10&quot;};" calcext:value-type="string">
            <text:p>String[] trans754= {"01-Sep-2018","Credit","100.10","100.10"};</text:p>
          </table:table-cell>
        </table:table-row>
        <table:table-row table:style-name="ro2">
          <table:table-cell office:value-type="string" calcext:value-type="string">
            <text:p>String[]</text:p>
          </table:table-cell>
          <table:table-cell office:value-type="string" calcext:value-type="string">
            <text:p><text:s/>trans755</text:p>
          </table:table-cell>
          <table:table-cell office:value-type="string" calcext:value-type="string">
            <text:p>=</text:p>
          </table:table-cell>
          <table:table-cell office:value-type="string" calcext:value-type="string">
            <text:p><text:s/>{"01-Sep-2018","Credit","100.10","100.10"};</text:p>
          </table:table-cell>
          <table:table-cell table:formula="of:=COM.MICROSOFT.CONCAT([.A756];[.B756];[.C756];[.D756])" office:value-type="string" office:string-value="String[] trans755= {&quot;01-Sep-2018&quot;,&quot;Credit&quot;,&quot;100.10&quot;,&quot;100.10&quot;};" calcext:value-type="string">
            <text:p>String[] trans755= {"01-Sep-2018","Credit","100.10","100.10"};</text:p>
          </table:table-cell>
        </table:table-row>
        <table:table-row table:style-name="ro2">
          <table:table-cell office:value-type="string" calcext:value-type="string">
            <text:p>String[]</text:p>
          </table:table-cell>
          <table:table-cell office:value-type="string" calcext:value-type="string">
            <text:p><text:s/>trans756</text:p>
          </table:table-cell>
          <table:table-cell office:value-type="string" calcext:value-type="string">
            <text:p>=</text:p>
          </table:table-cell>
          <table:table-cell office:value-type="string" calcext:value-type="string">
            <text:p><text:s/>{"01-Sep-2018","Credit","100.10","100.10"};</text:p>
          </table:table-cell>
          <table:table-cell table:formula="of:=COM.MICROSOFT.CONCAT([.A757];[.B757];[.C757];[.D757])" office:value-type="string" office:string-value="String[] trans756= {&quot;01-Sep-2018&quot;,&quot;Credit&quot;,&quot;100.10&quot;,&quot;100.10&quot;};" calcext:value-type="string">
            <text:p>String[] trans756= {"01-Sep-2018","Credit","100.10","100.10"};</text:p>
          </table:table-cell>
        </table:table-row>
        <table:table-row table:style-name="ro2">
          <table:table-cell office:value-type="string" calcext:value-type="string">
            <text:p>String[]</text:p>
          </table:table-cell>
          <table:table-cell office:value-type="string" calcext:value-type="string">
            <text:p><text:s/>trans757</text:p>
          </table:table-cell>
          <table:table-cell office:value-type="string" calcext:value-type="string">
            <text:p>=</text:p>
          </table:table-cell>
          <table:table-cell office:value-type="string" calcext:value-type="string">
            <text:p><text:s/>{"01-Sep-2018","Credit","100.10","100.10"};</text:p>
          </table:table-cell>
          <table:table-cell table:formula="of:=COM.MICROSOFT.CONCAT([.A758];[.B758];[.C758];[.D758])" office:value-type="string" office:string-value="String[] trans757= {&quot;01-Sep-2018&quot;,&quot;Credit&quot;,&quot;100.10&quot;,&quot;100.10&quot;};" calcext:value-type="string">
            <text:p>String[] trans757= {"01-Sep-2018","Credit","100.10","100.10"};</text:p>
          </table:table-cell>
        </table:table-row>
        <table:table-row table:style-name="ro2">
          <table:table-cell office:value-type="string" calcext:value-type="string">
            <text:p>String[]</text:p>
          </table:table-cell>
          <table:table-cell office:value-type="string" calcext:value-type="string">
            <text:p><text:s/>trans758</text:p>
          </table:table-cell>
          <table:table-cell office:value-type="string" calcext:value-type="string">
            <text:p>=</text:p>
          </table:table-cell>
          <table:table-cell office:value-type="string" calcext:value-type="string">
            <text:p><text:s/>{"01-Sep-2018","Credit","100.10","100.10"};</text:p>
          </table:table-cell>
          <table:table-cell table:formula="of:=COM.MICROSOFT.CONCAT([.A759];[.B759];[.C759];[.D759])" office:value-type="string" office:string-value="String[] trans758= {&quot;01-Sep-2018&quot;,&quot;Credit&quot;,&quot;100.10&quot;,&quot;100.10&quot;};" calcext:value-type="string">
            <text:p>String[] trans758= {"01-Sep-2018","Credit","100.10","100.10"};</text:p>
          </table:table-cell>
        </table:table-row>
        <table:table-row table:style-name="ro2">
          <table:table-cell office:value-type="string" calcext:value-type="string">
            <text:p>String[]</text:p>
          </table:table-cell>
          <table:table-cell office:value-type="string" calcext:value-type="string">
            <text:p><text:s/>trans759</text:p>
          </table:table-cell>
          <table:table-cell office:value-type="string" calcext:value-type="string">
            <text:p>=</text:p>
          </table:table-cell>
          <table:table-cell office:value-type="string" calcext:value-type="string">
            <text:p><text:s/>{"01-Sep-2018","Credit","100.10","100.10"};</text:p>
          </table:table-cell>
          <table:table-cell table:formula="of:=COM.MICROSOFT.CONCAT([.A760];[.B760];[.C760];[.D760])" office:value-type="string" office:string-value="String[] trans759= {&quot;01-Sep-2018&quot;,&quot;Credit&quot;,&quot;100.10&quot;,&quot;100.10&quot;};" calcext:value-type="string">
            <text:p>String[] trans759= {"01-Sep-2018","Credit","100.10","100.10"};</text:p>
          </table:table-cell>
        </table:table-row>
        <table:table-row table:style-name="ro2">
          <table:table-cell office:value-type="string" calcext:value-type="string">
            <text:p>String[]</text:p>
          </table:table-cell>
          <table:table-cell office:value-type="string" calcext:value-type="string">
            <text:p><text:s/>trans760</text:p>
          </table:table-cell>
          <table:table-cell office:value-type="string" calcext:value-type="string">
            <text:p>=</text:p>
          </table:table-cell>
          <table:table-cell office:value-type="string" calcext:value-type="string">
            <text:p><text:s/>{"01-Sep-2018","Credit","100.10","100.10"};</text:p>
          </table:table-cell>
          <table:table-cell table:formula="of:=COM.MICROSOFT.CONCAT([.A761];[.B761];[.C761];[.D761])" office:value-type="string" office:string-value="String[] trans760= {&quot;01-Sep-2018&quot;,&quot;Credit&quot;,&quot;100.10&quot;,&quot;100.10&quot;};" calcext:value-type="string">
            <text:p>String[] trans760= {"01-Sep-2018","Credit","100.10","100.10"};</text:p>
          </table:table-cell>
        </table:table-row>
        <table:table-row table:style-name="ro2">
          <table:table-cell office:value-type="string" calcext:value-type="string">
            <text:p>String[]</text:p>
          </table:table-cell>
          <table:table-cell office:value-type="string" calcext:value-type="string">
            <text:p><text:s/>trans761</text:p>
          </table:table-cell>
          <table:table-cell office:value-type="string" calcext:value-type="string">
            <text:p>=</text:p>
          </table:table-cell>
          <table:table-cell office:value-type="string" calcext:value-type="string">
            <text:p><text:s/>{"01-Sep-2018","Credit","100.10","100.10"};</text:p>
          </table:table-cell>
          <table:table-cell table:formula="of:=COM.MICROSOFT.CONCAT([.A762];[.B762];[.C762];[.D762])" office:value-type="string" office:string-value="String[] trans761= {&quot;01-Sep-2018&quot;,&quot;Credit&quot;,&quot;100.10&quot;,&quot;100.10&quot;};" calcext:value-type="string">
            <text:p>String[] trans761= {"01-Sep-2018","Credit","100.10","100.10"};</text:p>
          </table:table-cell>
        </table:table-row>
        <table:table-row table:style-name="ro2">
          <table:table-cell office:value-type="string" calcext:value-type="string">
            <text:p>String[]</text:p>
          </table:table-cell>
          <table:table-cell office:value-type="string" calcext:value-type="string">
            <text:p><text:s/>trans762</text:p>
          </table:table-cell>
          <table:table-cell office:value-type="string" calcext:value-type="string">
            <text:p>=</text:p>
          </table:table-cell>
          <table:table-cell office:value-type="string" calcext:value-type="string">
            <text:p><text:s/>{"01-Sep-2018","Credit","100.10","100.10"};</text:p>
          </table:table-cell>
          <table:table-cell table:formula="of:=COM.MICROSOFT.CONCAT([.A763];[.B763];[.C763];[.D763])" office:value-type="string" office:string-value="String[] trans762= {&quot;01-Sep-2018&quot;,&quot;Credit&quot;,&quot;100.10&quot;,&quot;100.10&quot;};" calcext:value-type="string">
            <text:p>String[] trans762= {"01-Sep-2018","Credit","100.10","100.10"};</text:p>
          </table:table-cell>
        </table:table-row>
        <table:table-row table:style-name="ro2">
          <table:table-cell office:value-type="string" calcext:value-type="string">
            <text:p>String[]</text:p>
          </table:table-cell>
          <table:table-cell office:value-type="string" calcext:value-type="string">
            <text:p><text:s/>trans763</text:p>
          </table:table-cell>
          <table:table-cell office:value-type="string" calcext:value-type="string">
            <text:p>=</text:p>
          </table:table-cell>
          <table:table-cell office:value-type="string" calcext:value-type="string">
            <text:p><text:s/>{"01-Sep-2018","Credit","100.10","100.10"};</text:p>
          </table:table-cell>
          <table:table-cell table:formula="of:=COM.MICROSOFT.CONCAT([.A764];[.B764];[.C764];[.D764])" office:value-type="string" office:string-value="String[] trans763= {&quot;01-Sep-2018&quot;,&quot;Credit&quot;,&quot;100.10&quot;,&quot;100.10&quot;};" calcext:value-type="string">
            <text:p>String[] trans763= {"01-Sep-2018","Credit","100.10","100.10"};</text:p>
          </table:table-cell>
        </table:table-row>
        <table:table-row table:style-name="ro2">
          <table:table-cell office:value-type="string" calcext:value-type="string">
            <text:p>String[]</text:p>
          </table:table-cell>
          <table:table-cell office:value-type="string" calcext:value-type="string">
            <text:p><text:s/>trans764</text:p>
          </table:table-cell>
          <table:table-cell office:value-type="string" calcext:value-type="string">
            <text:p>=</text:p>
          </table:table-cell>
          <table:table-cell office:value-type="string" calcext:value-type="string">
            <text:p><text:s/>{"01-Sep-2018","Credit","100.10","100.10"};</text:p>
          </table:table-cell>
          <table:table-cell table:formula="of:=COM.MICROSOFT.CONCAT([.A765];[.B765];[.C765];[.D765])" office:value-type="string" office:string-value="String[] trans764= {&quot;01-Sep-2018&quot;,&quot;Credit&quot;,&quot;100.10&quot;,&quot;100.10&quot;};" calcext:value-type="string">
            <text:p>String[] trans764= {"01-Sep-2018","Credit","100.10","100.10"};</text:p>
          </table:table-cell>
        </table:table-row>
        <table:table-row table:style-name="ro2">
          <table:table-cell office:value-type="string" calcext:value-type="string">
            <text:p>String[]</text:p>
          </table:table-cell>
          <table:table-cell office:value-type="string" calcext:value-type="string">
            <text:p><text:s/>trans765</text:p>
          </table:table-cell>
          <table:table-cell office:value-type="string" calcext:value-type="string">
            <text:p>=</text:p>
          </table:table-cell>
          <table:table-cell office:value-type="string" calcext:value-type="string">
            <text:p><text:s/>{"01-Sep-2018","Credit","100.10","100.10"};</text:p>
          </table:table-cell>
          <table:table-cell table:formula="of:=COM.MICROSOFT.CONCAT([.A766];[.B766];[.C766];[.D766])" office:value-type="string" office:string-value="String[] trans765= {&quot;01-Sep-2018&quot;,&quot;Credit&quot;,&quot;100.10&quot;,&quot;100.10&quot;};" calcext:value-type="string">
            <text:p>String[] trans765= {"01-Sep-2018","Credit","100.10","100.10"};</text:p>
          </table:table-cell>
        </table:table-row>
        <table:table-row table:style-name="ro2">
          <table:table-cell office:value-type="string" calcext:value-type="string">
            <text:p>String[]</text:p>
          </table:table-cell>
          <table:table-cell office:value-type="string" calcext:value-type="string">
            <text:p><text:s/>trans766</text:p>
          </table:table-cell>
          <table:table-cell office:value-type="string" calcext:value-type="string">
            <text:p>=</text:p>
          </table:table-cell>
          <table:table-cell office:value-type="string" calcext:value-type="string">
            <text:p><text:s/>{"01-Sep-2018","Credit","100.10","100.10"};</text:p>
          </table:table-cell>
          <table:table-cell table:formula="of:=COM.MICROSOFT.CONCAT([.A767];[.B767];[.C767];[.D767])" office:value-type="string" office:string-value="String[] trans766= {&quot;01-Sep-2018&quot;,&quot;Credit&quot;,&quot;100.10&quot;,&quot;100.10&quot;};" calcext:value-type="string">
            <text:p>String[] trans766= {"01-Sep-2018","Credit","100.10","100.10"};</text:p>
          </table:table-cell>
        </table:table-row>
        <table:table-row table:style-name="ro2">
          <table:table-cell office:value-type="string" calcext:value-type="string">
            <text:p>String[]</text:p>
          </table:table-cell>
          <table:table-cell office:value-type="string" calcext:value-type="string">
            <text:p><text:s/>trans767</text:p>
          </table:table-cell>
          <table:table-cell office:value-type="string" calcext:value-type="string">
            <text:p>=</text:p>
          </table:table-cell>
          <table:table-cell office:value-type="string" calcext:value-type="string">
            <text:p><text:s/>{"01-Sep-2018","Credit","100.10","100.10"};</text:p>
          </table:table-cell>
          <table:table-cell table:formula="of:=COM.MICROSOFT.CONCAT([.A768];[.B768];[.C768];[.D768])" office:value-type="string" office:string-value="String[] trans767= {&quot;01-Sep-2018&quot;,&quot;Credit&quot;,&quot;100.10&quot;,&quot;100.10&quot;};" calcext:value-type="string">
            <text:p>String[] trans767= {"01-Sep-2018","Credit","100.10","100.10"};</text:p>
          </table:table-cell>
        </table:table-row>
        <table:table-row table:style-name="ro2">
          <table:table-cell office:value-type="string" calcext:value-type="string">
            <text:p>String[]</text:p>
          </table:table-cell>
          <table:table-cell office:value-type="string" calcext:value-type="string">
            <text:p><text:s/>trans768</text:p>
          </table:table-cell>
          <table:table-cell office:value-type="string" calcext:value-type="string">
            <text:p>=</text:p>
          </table:table-cell>
          <table:table-cell office:value-type="string" calcext:value-type="string">
            <text:p><text:s/>{"01-Sep-2018","Credit","100.10","100.10"};</text:p>
          </table:table-cell>
          <table:table-cell table:formula="of:=COM.MICROSOFT.CONCAT([.A769];[.B769];[.C769];[.D769])" office:value-type="string" office:string-value="String[] trans768= {&quot;01-Sep-2018&quot;,&quot;Credit&quot;,&quot;100.10&quot;,&quot;100.10&quot;};" calcext:value-type="string">
            <text:p>String[] trans768= {"01-Sep-2018","Credit","100.10","100.10"};</text:p>
          </table:table-cell>
        </table:table-row>
        <table:table-row table:style-name="ro2">
          <table:table-cell office:value-type="string" calcext:value-type="string">
            <text:p>String[]</text:p>
          </table:table-cell>
          <table:table-cell office:value-type="string" calcext:value-type="string">
            <text:p><text:s/>trans769</text:p>
          </table:table-cell>
          <table:table-cell office:value-type="string" calcext:value-type="string">
            <text:p>=</text:p>
          </table:table-cell>
          <table:table-cell office:value-type="string" calcext:value-type="string">
            <text:p><text:s/>{"01-Sep-2018","Credit","100.10","100.10"};</text:p>
          </table:table-cell>
          <table:table-cell table:formula="of:=COM.MICROSOFT.CONCAT([.A770];[.B770];[.C770];[.D770])" office:value-type="string" office:string-value="String[] trans769= {&quot;01-Sep-2018&quot;,&quot;Credit&quot;,&quot;100.10&quot;,&quot;100.10&quot;};" calcext:value-type="string">
            <text:p>String[] trans769= {"01-Sep-2018","Credit","100.10","100.10"};</text:p>
          </table:table-cell>
        </table:table-row>
        <table:table-row table:style-name="ro2">
          <table:table-cell office:value-type="string" calcext:value-type="string">
            <text:p>String[]</text:p>
          </table:table-cell>
          <table:table-cell office:value-type="string" calcext:value-type="string">
            <text:p><text:s/>trans770</text:p>
          </table:table-cell>
          <table:table-cell office:value-type="string" calcext:value-type="string">
            <text:p>=</text:p>
          </table:table-cell>
          <table:table-cell office:value-type="string" calcext:value-type="string">
            <text:p><text:s/>{"01-Sep-2018","Credit","100.10","100.10"};</text:p>
          </table:table-cell>
          <table:table-cell table:formula="of:=COM.MICROSOFT.CONCAT([.A771];[.B771];[.C771];[.D771])" office:value-type="string" office:string-value="String[] trans770= {&quot;01-Sep-2018&quot;,&quot;Credit&quot;,&quot;100.10&quot;,&quot;100.10&quot;};" calcext:value-type="string">
            <text:p>String[] trans770= {"01-Sep-2018","Credit","100.10","100.10"};</text:p>
          </table:table-cell>
        </table:table-row>
        <table:table-row table:style-name="ro2">
          <table:table-cell office:value-type="string" calcext:value-type="string">
            <text:p>String[]</text:p>
          </table:table-cell>
          <table:table-cell office:value-type="string" calcext:value-type="string">
            <text:p><text:s/>trans771</text:p>
          </table:table-cell>
          <table:table-cell office:value-type="string" calcext:value-type="string">
            <text:p>=</text:p>
          </table:table-cell>
          <table:table-cell office:value-type="string" calcext:value-type="string">
            <text:p><text:s/>{"01-Sep-2018","Credit","100.10","100.10"};</text:p>
          </table:table-cell>
          <table:table-cell table:formula="of:=COM.MICROSOFT.CONCAT([.A772];[.B772];[.C772];[.D772])" office:value-type="string" office:string-value="String[] trans771= {&quot;01-Sep-2018&quot;,&quot;Credit&quot;,&quot;100.10&quot;,&quot;100.10&quot;};" calcext:value-type="string">
            <text:p>String[] trans771= {"01-Sep-2018","Credit","100.10","100.10"};</text:p>
          </table:table-cell>
        </table:table-row>
        <table:table-row table:style-name="ro2">
          <table:table-cell office:value-type="string" calcext:value-type="string">
            <text:p>String[]</text:p>
          </table:table-cell>
          <table:table-cell office:value-type="string" calcext:value-type="string">
            <text:p><text:s/>trans772</text:p>
          </table:table-cell>
          <table:table-cell office:value-type="string" calcext:value-type="string">
            <text:p>=</text:p>
          </table:table-cell>
          <table:table-cell office:value-type="string" calcext:value-type="string">
            <text:p><text:s/>{"01-Sep-2018","Credit","100.10","100.10"};</text:p>
          </table:table-cell>
          <table:table-cell table:formula="of:=COM.MICROSOFT.CONCAT([.A773];[.B773];[.C773];[.D773])" office:value-type="string" office:string-value="String[] trans772= {&quot;01-Sep-2018&quot;,&quot;Credit&quot;,&quot;100.10&quot;,&quot;100.10&quot;};" calcext:value-type="string">
            <text:p>String[] trans772= {"01-Sep-2018","Credit","100.10","100.10"};</text:p>
          </table:table-cell>
        </table:table-row>
        <table:table-row table:style-name="ro2">
          <table:table-cell office:value-type="string" calcext:value-type="string">
            <text:p>String[]</text:p>
          </table:table-cell>
          <table:table-cell office:value-type="string" calcext:value-type="string">
            <text:p><text:s/>trans773</text:p>
          </table:table-cell>
          <table:table-cell office:value-type="string" calcext:value-type="string">
            <text:p>=</text:p>
          </table:table-cell>
          <table:table-cell office:value-type="string" calcext:value-type="string">
            <text:p><text:s/>{"01-Sep-2018","Credit","100.10","100.10"};</text:p>
          </table:table-cell>
          <table:table-cell table:formula="of:=COM.MICROSOFT.CONCAT([.A774];[.B774];[.C774];[.D774])" office:value-type="string" office:string-value="String[] trans773= {&quot;01-Sep-2018&quot;,&quot;Credit&quot;,&quot;100.10&quot;,&quot;100.10&quot;};" calcext:value-type="string">
            <text:p>String[] trans773= {"01-Sep-2018","Credit","100.10","100.10"};</text:p>
          </table:table-cell>
        </table:table-row>
        <table:table-row table:style-name="ro2">
          <table:table-cell office:value-type="string" calcext:value-type="string">
            <text:p>String[]</text:p>
          </table:table-cell>
          <table:table-cell office:value-type="string" calcext:value-type="string">
            <text:p><text:s/>trans774</text:p>
          </table:table-cell>
          <table:table-cell office:value-type="string" calcext:value-type="string">
            <text:p>=</text:p>
          </table:table-cell>
          <table:table-cell office:value-type="string" calcext:value-type="string">
            <text:p><text:s/>{"01-Sep-2018","Credit","100.10","100.10"};</text:p>
          </table:table-cell>
          <table:table-cell table:formula="of:=COM.MICROSOFT.CONCAT([.A775];[.B775];[.C775];[.D775])" office:value-type="string" office:string-value="String[] trans774= {&quot;01-Sep-2018&quot;,&quot;Credit&quot;,&quot;100.10&quot;,&quot;100.10&quot;};" calcext:value-type="string">
            <text:p>String[] trans774= {"01-Sep-2018","Credit","100.10","100.10"};</text:p>
          </table:table-cell>
        </table:table-row>
        <table:table-row table:style-name="ro2">
          <table:table-cell office:value-type="string" calcext:value-type="string">
            <text:p>String[]</text:p>
          </table:table-cell>
          <table:table-cell office:value-type="string" calcext:value-type="string">
            <text:p><text:s/>trans775</text:p>
          </table:table-cell>
          <table:table-cell office:value-type="string" calcext:value-type="string">
            <text:p>=</text:p>
          </table:table-cell>
          <table:table-cell office:value-type="string" calcext:value-type="string">
            <text:p><text:s/>{"01-Sep-2018","Credit","100.10","100.10"};</text:p>
          </table:table-cell>
          <table:table-cell table:formula="of:=COM.MICROSOFT.CONCAT([.A776];[.B776];[.C776];[.D776])" office:value-type="string" office:string-value="String[] trans775= {&quot;01-Sep-2018&quot;,&quot;Credit&quot;,&quot;100.10&quot;,&quot;100.10&quot;};" calcext:value-type="string">
            <text:p>String[] trans775= {"01-Sep-2018","Credit","100.10","100.10"};</text:p>
          </table:table-cell>
        </table:table-row>
        <table:table-row table:style-name="ro2">
          <table:table-cell office:value-type="string" calcext:value-type="string">
            <text:p>String[]</text:p>
          </table:table-cell>
          <table:table-cell office:value-type="string" calcext:value-type="string">
            <text:p><text:s/>trans776</text:p>
          </table:table-cell>
          <table:table-cell office:value-type="string" calcext:value-type="string">
            <text:p>=</text:p>
          </table:table-cell>
          <table:table-cell office:value-type="string" calcext:value-type="string">
            <text:p><text:s/>{"01-Sep-2018","Credit","100.10","100.10"};</text:p>
          </table:table-cell>
          <table:table-cell table:formula="of:=COM.MICROSOFT.CONCAT([.A777];[.B777];[.C777];[.D777])" office:value-type="string" office:string-value="String[] trans776= {&quot;01-Sep-2018&quot;,&quot;Credit&quot;,&quot;100.10&quot;,&quot;100.10&quot;};" calcext:value-type="string">
            <text:p>String[] trans776= {"01-Sep-2018","Credit","100.10","100.10"};</text:p>
          </table:table-cell>
        </table:table-row>
        <table:table-row table:style-name="ro2">
          <table:table-cell office:value-type="string" calcext:value-type="string">
            <text:p>String[]</text:p>
          </table:table-cell>
          <table:table-cell office:value-type="string" calcext:value-type="string">
            <text:p><text:s/>trans777</text:p>
          </table:table-cell>
          <table:table-cell office:value-type="string" calcext:value-type="string">
            <text:p>=</text:p>
          </table:table-cell>
          <table:table-cell office:value-type="string" calcext:value-type="string">
            <text:p><text:s/>{"01-Sep-2018","Credit","100.10","100.10"};</text:p>
          </table:table-cell>
          <table:table-cell table:formula="of:=COM.MICROSOFT.CONCAT([.A778];[.B778];[.C778];[.D778])" office:value-type="string" office:string-value="String[] trans777= {&quot;01-Sep-2018&quot;,&quot;Credit&quot;,&quot;100.10&quot;,&quot;100.10&quot;};" calcext:value-type="string">
            <text:p>String[] trans777= {"01-Sep-2018","Credit","100.10","100.10"};</text:p>
          </table:table-cell>
        </table:table-row>
        <table:table-row table:style-name="ro2">
          <table:table-cell office:value-type="string" calcext:value-type="string">
            <text:p>String[]</text:p>
          </table:table-cell>
          <table:table-cell office:value-type="string" calcext:value-type="string">
            <text:p><text:s/>trans778</text:p>
          </table:table-cell>
          <table:table-cell office:value-type="string" calcext:value-type="string">
            <text:p>=</text:p>
          </table:table-cell>
          <table:table-cell office:value-type="string" calcext:value-type="string">
            <text:p><text:s/>{"01-Sep-2018","Credit","100.10","100.10"};</text:p>
          </table:table-cell>
          <table:table-cell table:formula="of:=COM.MICROSOFT.CONCAT([.A779];[.B779];[.C779];[.D779])" office:value-type="string" office:string-value="String[] trans778= {&quot;01-Sep-2018&quot;,&quot;Credit&quot;,&quot;100.10&quot;,&quot;100.10&quot;};" calcext:value-type="string">
            <text:p>String[] trans778= {"01-Sep-2018","Credit","100.10","100.10"};</text:p>
          </table:table-cell>
        </table:table-row>
        <table:table-row table:style-name="ro2">
          <table:table-cell office:value-type="string" calcext:value-type="string">
            <text:p>String[]</text:p>
          </table:table-cell>
          <table:table-cell office:value-type="string" calcext:value-type="string">
            <text:p><text:s/>trans779</text:p>
          </table:table-cell>
          <table:table-cell office:value-type="string" calcext:value-type="string">
            <text:p>=</text:p>
          </table:table-cell>
          <table:table-cell office:value-type="string" calcext:value-type="string">
            <text:p><text:s/>{"01-Sep-2018","Credit","100.10","100.10"};</text:p>
          </table:table-cell>
          <table:table-cell table:formula="of:=COM.MICROSOFT.CONCAT([.A780];[.B780];[.C780];[.D780])" office:value-type="string" office:string-value="String[] trans779= {&quot;01-Sep-2018&quot;,&quot;Credit&quot;,&quot;100.10&quot;,&quot;100.10&quot;};" calcext:value-type="string">
            <text:p>String[] trans779= {"01-Sep-2018","Credit","100.10","100.10"};</text:p>
          </table:table-cell>
        </table:table-row>
        <table:table-row table:style-name="ro2">
          <table:table-cell office:value-type="string" calcext:value-type="string">
            <text:p>String[]</text:p>
          </table:table-cell>
          <table:table-cell office:value-type="string" calcext:value-type="string">
            <text:p><text:s/>trans780</text:p>
          </table:table-cell>
          <table:table-cell office:value-type="string" calcext:value-type="string">
            <text:p>=</text:p>
          </table:table-cell>
          <table:table-cell office:value-type="string" calcext:value-type="string">
            <text:p><text:s/>{"01-Sep-2018","Credit","100.10","100.10"};</text:p>
          </table:table-cell>
          <table:table-cell table:formula="of:=COM.MICROSOFT.CONCAT([.A781];[.B781];[.C781];[.D781])" office:value-type="string" office:string-value="String[] trans780= {&quot;01-Sep-2018&quot;,&quot;Credit&quot;,&quot;100.10&quot;,&quot;100.10&quot;};" calcext:value-type="string">
            <text:p>String[] trans780= {"01-Sep-2018","Credit","100.10","100.10"};</text:p>
          </table:table-cell>
        </table:table-row>
        <table:table-row table:style-name="ro2">
          <table:table-cell office:value-type="string" calcext:value-type="string">
            <text:p>String[]</text:p>
          </table:table-cell>
          <table:table-cell office:value-type="string" calcext:value-type="string">
            <text:p><text:s/>trans781</text:p>
          </table:table-cell>
          <table:table-cell office:value-type="string" calcext:value-type="string">
            <text:p>=</text:p>
          </table:table-cell>
          <table:table-cell office:value-type="string" calcext:value-type="string">
            <text:p><text:s/>{"01-Sep-2018","Credit","100.10","100.10"};</text:p>
          </table:table-cell>
          <table:table-cell table:formula="of:=COM.MICROSOFT.CONCAT([.A782];[.B782];[.C782];[.D782])" office:value-type="string" office:string-value="String[] trans781= {&quot;01-Sep-2018&quot;,&quot;Credit&quot;,&quot;100.10&quot;,&quot;100.10&quot;};" calcext:value-type="string">
            <text:p>String[] trans781= {"01-Sep-2018","Credit","100.10","100.10"};</text:p>
          </table:table-cell>
        </table:table-row>
        <table:table-row table:style-name="ro2">
          <table:table-cell office:value-type="string" calcext:value-type="string">
            <text:p>String[]</text:p>
          </table:table-cell>
          <table:table-cell office:value-type="string" calcext:value-type="string">
            <text:p><text:s/>trans782</text:p>
          </table:table-cell>
          <table:table-cell office:value-type="string" calcext:value-type="string">
            <text:p>=</text:p>
          </table:table-cell>
          <table:table-cell office:value-type="string" calcext:value-type="string">
            <text:p><text:s/>{"01-Sep-2018","Credit","100.10","100.10"};</text:p>
          </table:table-cell>
          <table:table-cell table:formula="of:=COM.MICROSOFT.CONCAT([.A783];[.B783];[.C783];[.D783])" office:value-type="string" office:string-value="String[] trans782= {&quot;01-Sep-2018&quot;,&quot;Credit&quot;,&quot;100.10&quot;,&quot;100.10&quot;};" calcext:value-type="string">
            <text:p>String[] trans782= {"01-Sep-2018","Credit","100.10","100.10"};</text:p>
          </table:table-cell>
        </table:table-row>
        <table:table-row table:style-name="ro2">
          <table:table-cell office:value-type="string" calcext:value-type="string">
            <text:p>String[]</text:p>
          </table:table-cell>
          <table:table-cell office:value-type="string" calcext:value-type="string">
            <text:p><text:s/>trans783</text:p>
          </table:table-cell>
          <table:table-cell office:value-type="string" calcext:value-type="string">
            <text:p>=</text:p>
          </table:table-cell>
          <table:table-cell office:value-type="string" calcext:value-type="string">
            <text:p><text:s/>{"01-Sep-2018","Credit","100.10","100.10"};</text:p>
          </table:table-cell>
          <table:table-cell table:formula="of:=COM.MICROSOFT.CONCAT([.A784];[.B784];[.C784];[.D784])" office:value-type="string" office:string-value="String[] trans783= {&quot;01-Sep-2018&quot;,&quot;Credit&quot;,&quot;100.10&quot;,&quot;100.10&quot;};" calcext:value-type="string">
            <text:p>String[] trans783= {"01-Sep-2018","Credit","100.10","100.10"};</text:p>
          </table:table-cell>
        </table:table-row>
        <table:table-row table:style-name="ro2">
          <table:table-cell office:value-type="string" calcext:value-type="string">
            <text:p>String[]</text:p>
          </table:table-cell>
          <table:table-cell office:value-type="string" calcext:value-type="string">
            <text:p><text:s/>trans784</text:p>
          </table:table-cell>
          <table:table-cell office:value-type="string" calcext:value-type="string">
            <text:p>=</text:p>
          </table:table-cell>
          <table:table-cell office:value-type="string" calcext:value-type="string">
            <text:p><text:s/>{"01-Sep-2018","Credit","100.10","100.10"};</text:p>
          </table:table-cell>
          <table:table-cell table:formula="of:=COM.MICROSOFT.CONCAT([.A785];[.B785];[.C785];[.D785])" office:value-type="string" office:string-value="String[] trans784= {&quot;01-Sep-2018&quot;,&quot;Credit&quot;,&quot;100.10&quot;,&quot;100.10&quot;};" calcext:value-type="string">
            <text:p>String[] trans784= {"01-Sep-2018","Credit","100.10","100.10"};</text:p>
          </table:table-cell>
        </table:table-row>
        <table:table-row table:style-name="ro2">
          <table:table-cell office:value-type="string" calcext:value-type="string">
            <text:p>String[]</text:p>
          </table:table-cell>
          <table:table-cell office:value-type="string" calcext:value-type="string">
            <text:p><text:s/>trans785</text:p>
          </table:table-cell>
          <table:table-cell office:value-type="string" calcext:value-type="string">
            <text:p>=</text:p>
          </table:table-cell>
          <table:table-cell office:value-type="string" calcext:value-type="string">
            <text:p><text:s/>{"01-Sep-2018","Credit","100.10","100.10"};</text:p>
          </table:table-cell>
          <table:table-cell table:formula="of:=COM.MICROSOFT.CONCAT([.A786];[.B786];[.C786];[.D786])" office:value-type="string" office:string-value="String[] trans785= {&quot;01-Sep-2018&quot;,&quot;Credit&quot;,&quot;100.10&quot;,&quot;100.10&quot;};" calcext:value-type="string">
            <text:p>String[] trans785= {"01-Sep-2018","Credit","100.10","100.10"};</text:p>
          </table:table-cell>
        </table:table-row>
        <table:table-row table:style-name="ro2">
          <table:table-cell office:value-type="string" calcext:value-type="string">
            <text:p>String[]</text:p>
          </table:table-cell>
          <table:table-cell office:value-type="string" calcext:value-type="string">
            <text:p><text:s/>trans786</text:p>
          </table:table-cell>
          <table:table-cell office:value-type="string" calcext:value-type="string">
            <text:p>=</text:p>
          </table:table-cell>
          <table:table-cell office:value-type="string" calcext:value-type="string">
            <text:p><text:s/>{"01-Sep-2018","Credit","100.10","100.10"};</text:p>
          </table:table-cell>
          <table:table-cell table:formula="of:=COM.MICROSOFT.CONCAT([.A787];[.B787];[.C787];[.D787])" office:value-type="string" office:string-value="String[] trans786= {&quot;01-Sep-2018&quot;,&quot;Credit&quot;,&quot;100.10&quot;,&quot;100.10&quot;};" calcext:value-type="string">
            <text:p>String[] trans786= {"01-Sep-2018","Credit","100.10","100.10"};</text:p>
          </table:table-cell>
        </table:table-row>
        <table:table-row table:style-name="ro2">
          <table:table-cell office:value-type="string" calcext:value-type="string">
            <text:p>String[]</text:p>
          </table:table-cell>
          <table:table-cell office:value-type="string" calcext:value-type="string">
            <text:p><text:s/>trans787</text:p>
          </table:table-cell>
          <table:table-cell office:value-type="string" calcext:value-type="string">
            <text:p>=</text:p>
          </table:table-cell>
          <table:table-cell office:value-type="string" calcext:value-type="string">
            <text:p><text:s/>{"01-Sep-2018","Credit","100.10","100.10"};</text:p>
          </table:table-cell>
          <table:table-cell table:formula="of:=COM.MICROSOFT.CONCAT([.A788];[.B788];[.C788];[.D788])" office:value-type="string" office:string-value="String[] trans787= {&quot;01-Sep-2018&quot;,&quot;Credit&quot;,&quot;100.10&quot;,&quot;100.10&quot;};" calcext:value-type="string">
            <text:p>String[] trans787= {"01-Sep-2018","Credit","100.10","100.10"};</text:p>
          </table:table-cell>
        </table:table-row>
        <table:table-row table:style-name="ro2">
          <table:table-cell office:value-type="string" calcext:value-type="string">
            <text:p>String[]</text:p>
          </table:table-cell>
          <table:table-cell office:value-type="string" calcext:value-type="string">
            <text:p><text:s/>trans788</text:p>
          </table:table-cell>
          <table:table-cell office:value-type="string" calcext:value-type="string">
            <text:p>=</text:p>
          </table:table-cell>
          <table:table-cell office:value-type="string" calcext:value-type="string">
            <text:p><text:s/>{"01-Sep-2018","Credit","100.10","100.10"};</text:p>
          </table:table-cell>
          <table:table-cell table:formula="of:=COM.MICROSOFT.CONCAT([.A789];[.B789];[.C789];[.D789])" office:value-type="string" office:string-value="String[] trans788= {&quot;01-Sep-2018&quot;,&quot;Credit&quot;,&quot;100.10&quot;,&quot;100.10&quot;};" calcext:value-type="string">
            <text:p>String[] trans788= {"01-Sep-2018","Credit","100.10","100.10"};</text:p>
          </table:table-cell>
        </table:table-row>
        <table:table-row table:style-name="ro2">
          <table:table-cell office:value-type="string" calcext:value-type="string">
            <text:p>String[]</text:p>
          </table:table-cell>
          <table:table-cell office:value-type="string" calcext:value-type="string">
            <text:p><text:s/>trans789</text:p>
          </table:table-cell>
          <table:table-cell office:value-type="string" calcext:value-type="string">
            <text:p>=</text:p>
          </table:table-cell>
          <table:table-cell office:value-type="string" calcext:value-type="string">
            <text:p><text:s/>{"01-Sep-2018","Credit","100.10","100.10"};</text:p>
          </table:table-cell>
          <table:table-cell table:formula="of:=COM.MICROSOFT.CONCAT([.A790];[.B790];[.C790];[.D790])" office:value-type="string" office:string-value="String[] trans789= {&quot;01-Sep-2018&quot;,&quot;Credit&quot;,&quot;100.10&quot;,&quot;100.10&quot;};" calcext:value-type="string">
            <text:p>String[] trans789= {"01-Sep-2018","Credit","100.10","100.10"};</text:p>
          </table:table-cell>
        </table:table-row>
        <table:table-row table:style-name="ro2">
          <table:table-cell office:value-type="string" calcext:value-type="string">
            <text:p>String[]</text:p>
          </table:table-cell>
          <table:table-cell office:value-type="string" calcext:value-type="string">
            <text:p><text:s/>trans790</text:p>
          </table:table-cell>
          <table:table-cell office:value-type="string" calcext:value-type="string">
            <text:p>=</text:p>
          </table:table-cell>
          <table:table-cell office:value-type="string" calcext:value-type="string">
            <text:p><text:s/>{"01-Sep-2018","Credit","100.10","100.10"};</text:p>
          </table:table-cell>
          <table:table-cell table:formula="of:=COM.MICROSOFT.CONCAT([.A791];[.B791];[.C791];[.D791])" office:value-type="string" office:string-value="String[] trans790= {&quot;01-Sep-2018&quot;,&quot;Credit&quot;,&quot;100.10&quot;,&quot;100.10&quot;};" calcext:value-type="string">
            <text:p>String[] trans790= {"01-Sep-2018","Credit","100.10","100.10"};</text:p>
          </table:table-cell>
        </table:table-row>
        <table:table-row table:style-name="ro2">
          <table:table-cell office:value-type="string" calcext:value-type="string">
            <text:p>String[]</text:p>
          </table:table-cell>
          <table:table-cell office:value-type="string" calcext:value-type="string">
            <text:p><text:s/>trans791</text:p>
          </table:table-cell>
          <table:table-cell office:value-type="string" calcext:value-type="string">
            <text:p>=</text:p>
          </table:table-cell>
          <table:table-cell office:value-type="string" calcext:value-type="string">
            <text:p><text:s/>{"01-Sep-2018","Credit","100.10","100.10"};</text:p>
          </table:table-cell>
          <table:table-cell table:formula="of:=COM.MICROSOFT.CONCAT([.A792];[.B792];[.C792];[.D792])" office:value-type="string" office:string-value="String[] trans791= {&quot;01-Sep-2018&quot;,&quot;Credit&quot;,&quot;100.10&quot;,&quot;100.10&quot;};" calcext:value-type="string">
            <text:p>String[] trans791= {"01-Sep-2018","Credit","100.10","100.10"};</text:p>
          </table:table-cell>
        </table:table-row>
        <table:table-row table:style-name="ro2">
          <table:table-cell office:value-type="string" calcext:value-type="string">
            <text:p>String[]</text:p>
          </table:table-cell>
          <table:table-cell office:value-type="string" calcext:value-type="string">
            <text:p><text:s/>trans792</text:p>
          </table:table-cell>
          <table:table-cell office:value-type="string" calcext:value-type="string">
            <text:p>=</text:p>
          </table:table-cell>
          <table:table-cell office:value-type="string" calcext:value-type="string">
            <text:p><text:s/>{"01-Sep-2018","Credit","100.10","100.10"};</text:p>
          </table:table-cell>
          <table:table-cell table:formula="of:=COM.MICROSOFT.CONCAT([.A793];[.B793];[.C793];[.D793])" office:value-type="string" office:string-value="String[] trans792= {&quot;01-Sep-2018&quot;,&quot;Credit&quot;,&quot;100.10&quot;,&quot;100.10&quot;};" calcext:value-type="string">
            <text:p>String[] trans792= {"01-Sep-2018","Credit","100.10","100.10"};</text:p>
          </table:table-cell>
        </table:table-row>
        <table:table-row table:style-name="ro2">
          <table:table-cell office:value-type="string" calcext:value-type="string">
            <text:p>String[]</text:p>
          </table:table-cell>
          <table:table-cell office:value-type="string" calcext:value-type="string">
            <text:p><text:s/>trans793</text:p>
          </table:table-cell>
          <table:table-cell office:value-type="string" calcext:value-type="string">
            <text:p>=</text:p>
          </table:table-cell>
          <table:table-cell office:value-type="string" calcext:value-type="string">
            <text:p><text:s/>{"01-Sep-2018","Credit","100.10","100.10"};</text:p>
          </table:table-cell>
          <table:table-cell table:formula="of:=COM.MICROSOFT.CONCAT([.A794];[.B794];[.C794];[.D794])" office:value-type="string" office:string-value="String[] trans793= {&quot;01-Sep-2018&quot;,&quot;Credit&quot;,&quot;100.10&quot;,&quot;100.10&quot;};" calcext:value-type="string">
            <text:p>String[] trans793= {"01-Sep-2018","Credit","100.10","100.10"};</text:p>
          </table:table-cell>
        </table:table-row>
        <table:table-row table:style-name="ro2">
          <table:table-cell office:value-type="string" calcext:value-type="string">
            <text:p>String[]</text:p>
          </table:table-cell>
          <table:table-cell office:value-type="string" calcext:value-type="string">
            <text:p><text:s/>trans794</text:p>
          </table:table-cell>
          <table:table-cell office:value-type="string" calcext:value-type="string">
            <text:p>=</text:p>
          </table:table-cell>
          <table:table-cell office:value-type="string" calcext:value-type="string">
            <text:p><text:s/>{"01-Sep-2018","Credit","100.10","100.10"};</text:p>
          </table:table-cell>
          <table:table-cell table:formula="of:=COM.MICROSOFT.CONCAT([.A795];[.B795];[.C795];[.D795])" office:value-type="string" office:string-value="String[] trans794= {&quot;01-Sep-2018&quot;,&quot;Credit&quot;,&quot;100.10&quot;,&quot;100.10&quot;};" calcext:value-type="string">
            <text:p>String[] trans794= {"01-Sep-2018","Credit","100.10","100.10"};</text:p>
          </table:table-cell>
        </table:table-row>
        <table:table-row table:style-name="ro2">
          <table:table-cell office:value-type="string" calcext:value-type="string">
            <text:p>String[]</text:p>
          </table:table-cell>
          <table:table-cell office:value-type="string" calcext:value-type="string">
            <text:p><text:s/>trans795</text:p>
          </table:table-cell>
          <table:table-cell office:value-type="string" calcext:value-type="string">
            <text:p>=</text:p>
          </table:table-cell>
          <table:table-cell office:value-type="string" calcext:value-type="string">
            <text:p><text:s/>{"01-Sep-2018","Credit","100.10","100.10"};</text:p>
          </table:table-cell>
          <table:table-cell table:formula="of:=COM.MICROSOFT.CONCAT([.A796];[.B796];[.C796];[.D796])" office:value-type="string" office:string-value="String[] trans795= {&quot;01-Sep-2018&quot;,&quot;Credit&quot;,&quot;100.10&quot;,&quot;100.10&quot;};" calcext:value-type="string">
            <text:p>String[] trans795= {"01-Sep-2018","Credit","100.10","100.10"};</text:p>
          </table:table-cell>
        </table:table-row>
        <table:table-row table:style-name="ro2">
          <table:table-cell office:value-type="string" calcext:value-type="string">
            <text:p>String[]</text:p>
          </table:table-cell>
          <table:table-cell office:value-type="string" calcext:value-type="string">
            <text:p><text:s/>trans796</text:p>
          </table:table-cell>
          <table:table-cell office:value-type="string" calcext:value-type="string">
            <text:p>=</text:p>
          </table:table-cell>
          <table:table-cell office:value-type="string" calcext:value-type="string">
            <text:p><text:s/>{"01-Sep-2018","Credit","100.10","100.10"};</text:p>
          </table:table-cell>
          <table:table-cell table:formula="of:=COM.MICROSOFT.CONCAT([.A797];[.B797];[.C797];[.D797])" office:value-type="string" office:string-value="String[] trans796= {&quot;01-Sep-2018&quot;,&quot;Credit&quot;,&quot;100.10&quot;,&quot;100.10&quot;};" calcext:value-type="string">
            <text:p>String[] trans796= {"01-Sep-2018","Credit","100.10","100.10"};</text:p>
          </table:table-cell>
        </table:table-row>
        <table:table-row table:style-name="ro2">
          <table:table-cell office:value-type="string" calcext:value-type="string">
            <text:p>String[]</text:p>
          </table:table-cell>
          <table:table-cell office:value-type="string" calcext:value-type="string">
            <text:p><text:s/>trans797</text:p>
          </table:table-cell>
          <table:table-cell office:value-type="string" calcext:value-type="string">
            <text:p>=</text:p>
          </table:table-cell>
          <table:table-cell office:value-type="string" calcext:value-type="string">
            <text:p><text:s/>{"01-Sep-2018","Credit","100.10","100.10"};</text:p>
          </table:table-cell>
          <table:table-cell table:formula="of:=COM.MICROSOFT.CONCAT([.A798];[.B798];[.C798];[.D798])" office:value-type="string" office:string-value="String[] trans797= {&quot;01-Sep-2018&quot;,&quot;Credit&quot;,&quot;100.10&quot;,&quot;100.10&quot;};" calcext:value-type="string">
            <text:p>String[] trans797= {"01-Sep-2018","Credit","100.10","100.10"};</text:p>
          </table:table-cell>
        </table:table-row>
        <table:table-row table:style-name="ro2">
          <table:table-cell office:value-type="string" calcext:value-type="string">
            <text:p>String[]</text:p>
          </table:table-cell>
          <table:table-cell office:value-type="string" calcext:value-type="string">
            <text:p><text:s/>trans798</text:p>
          </table:table-cell>
          <table:table-cell office:value-type="string" calcext:value-type="string">
            <text:p>=</text:p>
          </table:table-cell>
          <table:table-cell office:value-type="string" calcext:value-type="string">
            <text:p><text:s/>{"01-Sep-2018","Credit","100.10","100.10"};</text:p>
          </table:table-cell>
          <table:table-cell table:formula="of:=COM.MICROSOFT.CONCAT([.A799];[.B799];[.C799];[.D799])" office:value-type="string" office:string-value="String[] trans798= {&quot;01-Sep-2018&quot;,&quot;Credit&quot;,&quot;100.10&quot;,&quot;100.10&quot;};" calcext:value-type="string">
            <text:p>String[] trans798= {"01-Sep-2018","Credit","100.10","100.10"};</text:p>
          </table:table-cell>
        </table:table-row>
        <table:table-row table:style-name="ro2">
          <table:table-cell office:value-type="string" calcext:value-type="string">
            <text:p>String[]</text:p>
          </table:table-cell>
          <table:table-cell office:value-type="string" calcext:value-type="string">
            <text:p><text:s/>trans799</text:p>
          </table:table-cell>
          <table:table-cell office:value-type="string" calcext:value-type="string">
            <text:p>=</text:p>
          </table:table-cell>
          <table:table-cell office:value-type="string" calcext:value-type="string">
            <text:p><text:s/>{"01-Sep-2018","Credit","100.10","100.10"};</text:p>
          </table:table-cell>
          <table:table-cell table:formula="of:=COM.MICROSOFT.CONCAT([.A800];[.B800];[.C800];[.D800])" office:value-type="string" office:string-value="String[] trans799= {&quot;01-Sep-2018&quot;,&quot;Credit&quot;,&quot;100.10&quot;,&quot;100.10&quot;};" calcext:value-type="string">
            <text:p>String[] trans799= {"01-Sep-2018","Credit","100.10","100.10"};</text:p>
          </table:table-cell>
        </table:table-row>
        <table:table-row table:style-name="ro2">
          <table:table-cell office:value-type="string" calcext:value-type="string">
            <text:p>String[]</text:p>
          </table:table-cell>
          <table:table-cell office:value-type="string" calcext:value-type="string">
            <text:p><text:s/>trans800</text:p>
          </table:table-cell>
          <table:table-cell office:value-type="string" calcext:value-type="string">
            <text:p>=</text:p>
          </table:table-cell>
          <table:table-cell office:value-type="string" calcext:value-type="string">
            <text:p><text:s/>{"01-Sep-2018","Credit","100.10","100.10"};</text:p>
          </table:table-cell>
          <table:table-cell table:formula="of:=COM.MICROSOFT.CONCAT([.A801];[.B801];[.C801];[.D801])" office:value-type="string" office:string-value="String[] trans800= {&quot;01-Sep-2018&quot;,&quot;Credit&quot;,&quot;100.10&quot;,&quot;100.10&quot;};" calcext:value-type="string">
            <text:p>String[] trans800= {"01-Sep-2018","Credit","100.10","100.10"};</text:p>
          </table:table-cell>
        </table:table-row>
        <table:table-row table:style-name="ro2">
          <table:table-cell office:value-type="string" calcext:value-type="string">
            <text:p>String[]</text:p>
          </table:table-cell>
          <table:table-cell office:value-type="string" calcext:value-type="string">
            <text:p><text:s/>trans801</text:p>
          </table:table-cell>
          <table:table-cell office:value-type="string" calcext:value-type="string">
            <text:p>=</text:p>
          </table:table-cell>
          <table:table-cell office:value-type="string" calcext:value-type="string">
            <text:p><text:s/>{"01-Sep-2018","Credit","100.10","100.10"};</text:p>
          </table:table-cell>
          <table:table-cell table:formula="of:=COM.MICROSOFT.CONCAT([.A802];[.B802];[.C802];[.D802])" office:value-type="string" office:string-value="String[] trans801= {&quot;01-Sep-2018&quot;,&quot;Credit&quot;,&quot;100.10&quot;,&quot;100.10&quot;};" calcext:value-type="string">
            <text:p>String[] trans801= {"01-Sep-2018","Credit","100.10","100.10"};</text:p>
          </table:table-cell>
        </table:table-row>
        <table:table-row table:style-name="ro2">
          <table:table-cell office:value-type="string" calcext:value-type="string">
            <text:p>String[]</text:p>
          </table:table-cell>
          <table:table-cell office:value-type="string" calcext:value-type="string">
            <text:p><text:s/>trans802</text:p>
          </table:table-cell>
          <table:table-cell office:value-type="string" calcext:value-type="string">
            <text:p>=</text:p>
          </table:table-cell>
          <table:table-cell office:value-type="string" calcext:value-type="string">
            <text:p><text:s/>{"01-Sep-2018","Credit","100.10","100.10"};</text:p>
          </table:table-cell>
          <table:table-cell table:formula="of:=COM.MICROSOFT.CONCAT([.A803];[.B803];[.C803];[.D803])" office:value-type="string" office:string-value="String[] trans802= {&quot;01-Sep-2018&quot;,&quot;Credit&quot;,&quot;100.10&quot;,&quot;100.10&quot;};" calcext:value-type="string">
            <text:p>String[] trans802= {"01-Sep-2018","Credit","100.10","100.10"};</text:p>
          </table:table-cell>
        </table:table-row>
        <table:table-row table:style-name="ro2">
          <table:table-cell office:value-type="string" calcext:value-type="string">
            <text:p>String[]</text:p>
          </table:table-cell>
          <table:table-cell office:value-type="string" calcext:value-type="string">
            <text:p><text:s/>trans803</text:p>
          </table:table-cell>
          <table:table-cell office:value-type="string" calcext:value-type="string">
            <text:p>=</text:p>
          </table:table-cell>
          <table:table-cell office:value-type="string" calcext:value-type="string">
            <text:p><text:s/>{"01-Sep-2018","Credit","100.10","100.10"};</text:p>
          </table:table-cell>
          <table:table-cell table:formula="of:=COM.MICROSOFT.CONCAT([.A804];[.B804];[.C804];[.D804])" office:value-type="string" office:string-value="String[] trans803= {&quot;01-Sep-2018&quot;,&quot;Credit&quot;,&quot;100.10&quot;,&quot;100.10&quot;};" calcext:value-type="string">
            <text:p>String[] trans803= {"01-Sep-2018","Credit","100.10","100.10"};</text:p>
          </table:table-cell>
        </table:table-row>
        <table:table-row table:style-name="ro2">
          <table:table-cell office:value-type="string" calcext:value-type="string">
            <text:p>String[]</text:p>
          </table:table-cell>
          <table:table-cell office:value-type="string" calcext:value-type="string">
            <text:p><text:s/>trans804</text:p>
          </table:table-cell>
          <table:table-cell office:value-type="string" calcext:value-type="string">
            <text:p>=</text:p>
          </table:table-cell>
          <table:table-cell office:value-type="string" calcext:value-type="string">
            <text:p><text:s/>{"01-Sep-2018","Credit","100.10","100.10"};</text:p>
          </table:table-cell>
          <table:table-cell table:formula="of:=COM.MICROSOFT.CONCAT([.A805];[.B805];[.C805];[.D805])" office:value-type="string" office:string-value="String[] trans804= {&quot;01-Sep-2018&quot;,&quot;Credit&quot;,&quot;100.10&quot;,&quot;100.10&quot;};" calcext:value-type="string">
            <text:p>String[] trans804= {"01-Sep-2018","Credit","100.10","100.10"};</text:p>
          </table:table-cell>
        </table:table-row>
        <table:table-row table:style-name="ro2">
          <table:table-cell office:value-type="string" calcext:value-type="string">
            <text:p>String[]</text:p>
          </table:table-cell>
          <table:table-cell office:value-type="string" calcext:value-type="string">
            <text:p><text:s/>trans805</text:p>
          </table:table-cell>
          <table:table-cell office:value-type="string" calcext:value-type="string">
            <text:p>=</text:p>
          </table:table-cell>
          <table:table-cell office:value-type="string" calcext:value-type="string">
            <text:p><text:s/>{"01-Sep-2018","Credit","100.10","100.10"};</text:p>
          </table:table-cell>
          <table:table-cell table:formula="of:=COM.MICROSOFT.CONCAT([.A806];[.B806];[.C806];[.D806])" office:value-type="string" office:string-value="String[] trans805= {&quot;01-Sep-2018&quot;,&quot;Credit&quot;,&quot;100.10&quot;,&quot;100.10&quot;};" calcext:value-type="string">
            <text:p>String[] trans805= {"01-Sep-2018","Credit","100.10","100.10"};</text:p>
          </table:table-cell>
        </table:table-row>
        <table:table-row table:style-name="ro2">
          <table:table-cell office:value-type="string" calcext:value-type="string">
            <text:p>String[]</text:p>
          </table:table-cell>
          <table:table-cell office:value-type="string" calcext:value-type="string">
            <text:p><text:s/>trans806</text:p>
          </table:table-cell>
          <table:table-cell office:value-type="string" calcext:value-type="string">
            <text:p>=</text:p>
          </table:table-cell>
          <table:table-cell office:value-type="string" calcext:value-type="string">
            <text:p><text:s/>{"01-Sep-2018","Credit","100.10","100.10"};</text:p>
          </table:table-cell>
          <table:table-cell table:formula="of:=COM.MICROSOFT.CONCAT([.A807];[.B807];[.C807];[.D807])" office:value-type="string" office:string-value="String[] trans806= {&quot;01-Sep-2018&quot;,&quot;Credit&quot;,&quot;100.10&quot;,&quot;100.10&quot;};" calcext:value-type="string">
            <text:p>String[] trans806= {"01-Sep-2018","Credit","100.10","100.10"};</text:p>
          </table:table-cell>
        </table:table-row>
        <table:table-row table:style-name="ro2">
          <table:table-cell office:value-type="string" calcext:value-type="string">
            <text:p>String[]</text:p>
          </table:table-cell>
          <table:table-cell office:value-type="string" calcext:value-type="string">
            <text:p><text:s/>trans807</text:p>
          </table:table-cell>
          <table:table-cell office:value-type="string" calcext:value-type="string">
            <text:p>=</text:p>
          </table:table-cell>
          <table:table-cell office:value-type="string" calcext:value-type="string">
            <text:p><text:s/>{"01-Sep-2018","Credit","100.10","100.10"};</text:p>
          </table:table-cell>
          <table:table-cell table:formula="of:=COM.MICROSOFT.CONCAT([.A808];[.B808];[.C808];[.D808])" office:value-type="string" office:string-value="String[] trans807= {&quot;01-Sep-2018&quot;,&quot;Credit&quot;,&quot;100.10&quot;,&quot;100.10&quot;};" calcext:value-type="string">
            <text:p>String[] trans807= {"01-Sep-2018","Credit","100.10","100.10"};</text:p>
          </table:table-cell>
        </table:table-row>
        <table:table-row table:style-name="ro2">
          <table:table-cell office:value-type="string" calcext:value-type="string">
            <text:p>String[]</text:p>
          </table:table-cell>
          <table:table-cell office:value-type="string" calcext:value-type="string">
            <text:p><text:s/>trans808</text:p>
          </table:table-cell>
          <table:table-cell office:value-type="string" calcext:value-type="string">
            <text:p>=</text:p>
          </table:table-cell>
          <table:table-cell office:value-type="string" calcext:value-type="string">
            <text:p><text:s/>{"01-Sep-2018","Credit","100.10","100.10"};</text:p>
          </table:table-cell>
          <table:table-cell table:formula="of:=COM.MICROSOFT.CONCAT([.A809];[.B809];[.C809];[.D809])" office:value-type="string" office:string-value="String[] trans808= {&quot;01-Sep-2018&quot;,&quot;Credit&quot;,&quot;100.10&quot;,&quot;100.10&quot;};" calcext:value-type="string">
            <text:p>String[] trans808= {"01-Sep-2018","Credit","100.10","100.10"};</text:p>
          </table:table-cell>
        </table:table-row>
        <table:table-row table:style-name="ro2">
          <table:table-cell office:value-type="string" calcext:value-type="string">
            <text:p>String[]</text:p>
          </table:table-cell>
          <table:table-cell office:value-type="string" calcext:value-type="string">
            <text:p><text:s/>trans809</text:p>
          </table:table-cell>
          <table:table-cell office:value-type="string" calcext:value-type="string">
            <text:p>=</text:p>
          </table:table-cell>
          <table:table-cell office:value-type="string" calcext:value-type="string">
            <text:p><text:s/>{"01-Sep-2018","Credit","100.10","100.10"};</text:p>
          </table:table-cell>
          <table:table-cell table:formula="of:=COM.MICROSOFT.CONCAT([.A810];[.B810];[.C810];[.D810])" office:value-type="string" office:string-value="String[] trans809= {&quot;01-Sep-2018&quot;,&quot;Credit&quot;,&quot;100.10&quot;,&quot;100.10&quot;};" calcext:value-type="string">
            <text:p>String[] trans809= {"01-Sep-2018","Credit","100.10","100.10"};</text:p>
          </table:table-cell>
        </table:table-row>
        <table:table-row table:style-name="ro2">
          <table:table-cell office:value-type="string" calcext:value-type="string">
            <text:p>String[]</text:p>
          </table:table-cell>
          <table:table-cell office:value-type="string" calcext:value-type="string">
            <text:p><text:s/>trans810</text:p>
          </table:table-cell>
          <table:table-cell office:value-type="string" calcext:value-type="string">
            <text:p>=</text:p>
          </table:table-cell>
          <table:table-cell office:value-type="string" calcext:value-type="string">
            <text:p><text:s/>{"01-Sep-2018","Credit","100.10","100.10"};</text:p>
          </table:table-cell>
          <table:table-cell table:formula="of:=COM.MICROSOFT.CONCAT([.A811];[.B811];[.C811];[.D811])" office:value-type="string" office:string-value="String[] trans810= {&quot;01-Sep-2018&quot;,&quot;Credit&quot;,&quot;100.10&quot;,&quot;100.10&quot;};" calcext:value-type="string">
            <text:p>String[] trans810= {"01-Sep-2018","Credit","100.10","100.10"};</text:p>
          </table:table-cell>
        </table:table-row>
        <table:table-row table:style-name="ro2">
          <table:table-cell office:value-type="string" calcext:value-type="string">
            <text:p>String[]</text:p>
          </table:table-cell>
          <table:table-cell office:value-type="string" calcext:value-type="string">
            <text:p><text:s/>trans811</text:p>
          </table:table-cell>
          <table:table-cell office:value-type="string" calcext:value-type="string">
            <text:p>=</text:p>
          </table:table-cell>
          <table:table-cell office:value-type="string" calcext:value-type="string">
            <text:p><text:s/>{"01-Sep-2018","Credit","100.10","100.10"};</text:p>
          </table:table-cell>
          <table:table-cell table:formula="of:=COM.MICROSOFT.CONCAT([.A812];[.B812];[.C812];[.D812])" office:value-type="string" office:string-value="String[] trans811= {&quot;01-Sep-2018&quot;,&quot;Credit&quot;,&quot;100.10&quot;,&quot;100.10&quot;};" calcext:value-type="string">
            <text:p>String[] trans811= {"01-Sep-2018","Credit","100.10","100.10"};</text:p>
          </table:table-cell>
        </table:table-row>
        <table:table-row table:style-name="ro2">
          <table:table-cell office:value-type="string" calcext:value-type="string">
            <text:p>String[]</text:p>
          </table:table-cell>
          <table:table-cell office:value-type="string" calcext:value-type="string">
            <text:p><text:s/>trans812</text:p>
          </table:table-cell>
          <table:table-cell office:value-type="string" calcext:value-type="string">
            <text:p>=</text:p>
          </table:table-cell>
          <table:table-cell office:value-type="string" calcext:value-type="string">
            <text:p><text:s/>{"01-Sep-2018","Credit","100.10","100.10"};</text:p>
          </table:table-cell>
          <table:table-cell table:formula="of:=COM.MICROSOFT.CONCAT([.A813];[.B813];[.C813];[.D813])" office:value-type="string" office:string-value="String[] trans812= {&quot;01-Sep-2018&quot;,&quot;Credit&quot;,&quot;100.10&quot;,&quot;100.10&quot;};" calcext:value-type="string">
            <text:p>String[] trans812= {"01-Sep-2018","Credit","100.10","100.10"};</text:p>
          </table:table-cell>
        </table:table-row>
        <table:table-row table:style-name="ro2">
          <table:table-cell office:value-type="string" calcext:value-type="string">
            <text:p>String[]</text:p>
          </table:table-cell>
          <table:table-cell office:value-type="string" calcext:value-type="string">
            <text:p><text:s/>trans813</text:p>
          </table:table-cell>
          <table:table-cell office:value-type="string" calcext:value-type="string">
            <text:p>=</text:p>
          </table:table-cell>
          <table:table-cell office:value-type="string" calcext:value-type="string">
            <text:p><text:s/>{"01-Sep-2018","Credit","100.10","100.10"};</text:p>
          </table:table-cell>
          <table:table-cell table:formula="of:=COM.MICROSOFT.CONCAT([.A814];[.B814];[.C814];[.D814])" office:value-type="string" office:string-value="String[] trans813= {&quot;01-Sep-2018&quot;,&quot;Credit&quot;,&quot;100.10&quot;,&quot;100.10&quot;};" calcext:value-type="string">
            <text:p>String[] trans813= {"01-Sep-2018","Credit","100.10","100.10"};</text:p>
          </table:table-cell>
        </table:table-row>
        <table:table-row table:style-name="ro2">
          <table:table-cell office:value-type="string" calcext:value-type="string">
            <text:p>String[]</text:p>
          </table:table-cell>
          <table:table-cell office:value-type="string" calcext:value-type="string">
            <text:p><text:s/>trans814</text:p>
          </table:table-cell>
          <table:table-cell office:value-type="string" calcext:value-type="string">
            <text:p>=</text:p>
          </table:table-cell>
          <table:table-cell office:value-type="string" calcext:value-type="string">
            <text:p><text:s/>{"01-Sep-2018","Credit","100.10","100.10"};</text:p>
          </table:table-cell>
          <table:table-cell table:formula="of:=COM.MICROSOFT.CONCAT([.A815];[.B815];[.C815];[.D815])" office:value-type="string" office:string-value="String[] trans814= {&quot;01-Sep-2018&quot;,&quot;Credit&quot;,&quot;100.10&quot;,&quot;100.10&quot;};" calcext:value-type="string">
            <text:p>String[] trans814= {"01-Sep-2018","Credit","100.10","100.10"};</text:p>
          </table:table-cell>
        </table:table-row>
        <table:table-row table:style-name="ro2">
          <table:table-cell office:value-type="string" calcext:value-type="string">
            <text:p>String[]</text:p>
          </table:table-cell>
          <table:table-cell office:value-type="string" calcext:value-type="string">
            <text:p><text:s/>trans815</text:p>
          </table:table-cell>
          <table:table-cell office:value-type="string" calcext:value-type="string">
            <text:p>=</text:p>
          </table:table-cell>
          <table:table-cell office:value-type="string" calcext:value-type="string">
            <text:p><text:s/>{"01-Sep-2018","Credit","100.10","100.10"};</text:p>
          </table:table-cell>
          <table:table-cell table:formula="of:=COM.MICROSOFT.CONCAT([.A816];[.B816];[.C816];[.D816])" office:value-type="string" office:string-value="String[] trans815= {&quot;01-Sep-2018&quot;,&quot;Credit&quot;,&quot;100.10&quot;,&quot;100.10&quot;};" calcext:value-type="string">
            <text:p>String[] trans815= {"01-Sep-2018","Credit","100.10","100.10"};</text:p>
          </table:table-cell>
        </table:table-row>
        <table:table-row table:style-name="ro2">
          <table:table-cell office:value-type="string" calcext:value-type="string">
            <text:p>String[]</text:p>
          </table:table-cell>
          <table:table-cell office:value-type="string" calcext:value-type="string">
            <text:p><text:s/>trans816</text:p>
          </table:table-cell>
          <table:table-cell office:value-type="string" calcext:value-type="string">
            <text:p>=</text:p>
          </table:table-cell>
          <table:table-cell office:value-type="string" calcext:value-type="string">
            <text:p><text:s/>{"01-Sep-2018","Credit","100.10","100.10"};</text:p>
          </table:table-cell>
          <table:table-cell table:formula="of:=COM.MICROSOFT.CONCAT([.A817];[.B817];[.C817];[.D817])" office:value-type="string" office:string-value="String[] trans816= {&quot;01-Sep-2018&quot;,&quot;Credit&quot;,&quot;100.10&quot;,&quot;100.10&quot;};" calcext:value-type="string">
            <text:p>String[] trans816= {"01-Sep-2018","Credit","100.10","100.10"};</text:p>
          </table:table-cell>
        </table:table-row>
        <table:table-row table:style-name="ro2">
          <table:table-cell office:value-type="string" calcext:value-type="string">
            <text:p>String[]</text:p>
          </table:table-cell>
          <table:table-cell office:value-type="string" calcext:value-type="string">
            <text:p><text:s/>trans817</text:p>
          </table:table-cell>
          <table:table-cell office:value-type="string" calcext:value-type="string">
            <text:p>=</text:p>
          </table:table-cell>
          <table:table-cell office:value-type="string" calcext:value-type="string">
            <text:p><text:s/>{"01-Sep-2018","Credit","100.10","100.10"};</text:p>
          </table:table-cell>
          <table:table-cell table:formula="of:=COM.MICROSOFT.CONCAT([.A818];[.B818];[.C818];[.D818])" office:value-type="string" office:string-value="String[] trans817= {&quot;01-Sep-2018&quot;,&quot;Credit&quot;,&quot;100.10&quot;,&quot;100.10&quot;};" calcext:value-type="string">
            <text:p>String[] trans817= {"01-Sep-2018","Credit","100.10","100.10"};</text:p>
          </table:table-cell>
        </table:table-row>
        <table:table-row table:style-name="ro2">
          <table:table-cell office:value-type="string" calcext:value-type="string">
            <text:p>String[]</text:p>
          </table:table-cell>
          <table:table-cell office:value-type="string" calcext:value-type="string">
            <text:p><text:s/>trans818</text:p>
          </table:table-cell>
          <table:table-cell office:value-type="string" calcext:value-type="string">
            <text:p>=</text:p>
          </table:table-cell>
          <table:table-cell office:value-type="string" calcext:value-type="string">
            <text:p><text:s/>{"01-Sep-2018","Credit","100.10","100.10"};</text:p>
          </table:table-cell>
          <table:table-cell table:formula="of:=COM.MICROSOFT.CONCAT([.A819];[.B819];[.C819];[.D819])" office:value-type="string" office:string-value="String[] trans818= {&quot;01-Sep-2018&quot;,&quot;Credit&quot;,&quot;100.10&quot;,&quot;100.10&quot;};" calcext:value-type="string">
            <text:p>String[] trans818= {"01-Sep-2018","Credit","100.10","100.10"};</text:p>
          </table:table-cell>
        </table:table-row>
        <table:table-row table:style-name="ro2">
          <table:table-cell office:value-type="string" calcext:value-type="string">
            <text:p>String[]</text:p>
          </table:table-cell>
          <table:table-cell office:value-type="string" calcext:value-type="string">
            <text:p><text:s/>trans819</text:p>
          </table:table-cell>
          <table:table-cell office:value-type="string" calcext:value-type="string">
            <text:p>=</text:p>
          </table:table-cell>
          <table:table-cell office:value-type="string" calcext:value-type="string">
            <text:p><text:s/>{"01-Sep-2018","Credit","100.10","100.10"};</text:p>
          </table:table-cell>
          <table:table-cell table:formula="of:=COM.MICROSOFT.CONCAT([.A820];[.B820];[.C820];[.D820])" office:value-type="string" office:string-value="String[] trans819= {&quot;01-Sep-2018&quot;,&quot;Credit&quot;,&quot;100.10&quot;,&quot;100.10&quot;};" calcext:value-type="string">
            <text:p>String[] trans819= {"01-Sep-2018","Credit","100.10","100.10"};</text:p>
          </table:table-cell>
        </table:table-row>
        <table:table-row table:style-name="ro2">
          <table:table-cell office:value-type="string" calcext:value-type="string">
            <text:p>String[]</text:p>
          </table:table-cell>
          <table:table-cell office:value-type="string" calcext:value-type="string">
            <text:p><text:s/>trans820</text:p>
          </table:table-cell>
          <table:table-cell office:value-type="string" calcext:value-type="string">
            <text:p>=</text:p>
          </table:table-cell>
          <table:table-cell office:value-type="string" calcext:value-type="string">
            <text:p><text:s/>{"01-Sep-2018","Credit","100.10","100.10"};</text:p>
          </table:table-cell>
          <table:table-cell table:formula="of:=COM.MICROSOFT.CONCAT([.A821];[.B821];[.C821];[.D821])" office:value-type="string" office:string-value="String[] trans820= {&quot;01-Sep-2018&quot;,&quot;Credit&quot;,&quot;100.10&quot;,&quot;100.10&quot;};" calcext:value-type="string">
            <text:p>String[] trans820= {"01-Sep-2018","Credit","100.10","100.10"};</text:p>
          </table:table-cell>
        </table:table-row>
        <table:table-row table:style-name="ro2">
          <table:table-cell office:value-type="string" calcext:value-type="string">
            <text:p>String[]</text:p>
          </table:table-cell>
          <table:table-cell office:value-type="string" calcext:value-type="string">
            <text:p><text:s/>trans821</text:p>
          </table:table-cell>
          <table:table-cell office:value-type="string" calcext:value-type="string">
            <text:p>=</text:p>
          </table:table-cell>
          <table:table-cell office:value-type="string" calcext:value-type="string">
            <text:p><text:s/>{"01-Sep-2018","Credit","100.10","100.10"};</text:p>
          </table:table-cell>
          <table:table-cell table:formula="of:=COM.MICROSOFT.CONCAT([.A822];[.B822];[.C822];[.D822])" office:value-type="string" office:string-value="String[] trans821= {&quot;01-Sep-2018&quot;,&quot;Credit&quot;,&quot;100.10&quot;,&quot;100.10&quot;};" calcext:value-type="string">
            <text:p>String[] trans821= {"01-Sep-2018","Credit","100.10","100.10"};</text:p>
          </table:table-cell>
        </table:table-row>
        <table:table-row table:style-name="ro2">
          <table:table-cell office:value-type="string" calcext:value-type="string">
            <text:p>String[]</text:p>
          </table:table-cell>
          <table:table-cell office:value-type="string" calcext:value-type="string">
            <text:p><text:s/>trans822</text:p>
          </table:table-cell>
          <table:table-cell office:value-type="string" calcext:value-type="string">
            <text:p>=</text:p>
          </table:table-cell>
          <table:table-cell office:value-type="string" calcext:value-type="string">
            <text:p><text:s/>{"01-Sep-2018","Credit","100.10","100.10"};</text:p>
          </table:table-cell>
          <table:table-cell table:formula="of:=COM.MICROSOFT.CONCAT([.A823];[.B823];[.C823];[.D823])" office:value-type="string" office:string-value="String[] trans822= {&quot;01-Sep-2018&quot;,&quot;Credit&quot;,&quot;100.10&quot;,&quot;100.10&quot;};" calcext:value-type="string">
            <text:p>String[] trans822= {"01-Sep-2018","Credit","100.10","100.10"};</text:p>
          </table:table-cell>
        </table:table-row>
        <table:table-row table:style-name="ro2">
          <table:table-cell office:value-type="string" calcext:value-type="string">
            <text:p>String[]</text:p>
          </table:table-cell>
          <table:table-cell office:value-type="string" calcext:value-type="string">
            <text:p><text:s/>trans823</text:p>
          </table:table-cell>
          <table:table-cell office:value-type="string" calcext:value-type="string">
            <text:p>=</text:p>
          </table:table-cell>
          <table:table-cell office:value-type="string" calcext:value-type="string">
            <text:p><text:s/>{"01-Sep-2018","Credit","100.10","100.10"};</text:p>
          </table:table-cell>
          <table:table-cell table:formula="of:=COM.MICROSOFT.CONCAT([.A824];[.B824];[.C824];[.D824])" office:value-type="string" office:string-value="String[] trans823= {&quot;01-Sep-2018&quot;,&quot;Credit&quot;,&quot;100.10&quot;,&quot;100.10&quot;};" calcext:value-type="string">
            <text:p>String[] trans823= {"01-Sep-2018","Credit","100.10","100.10"};</text:p>
          </table:table-cell>
        </table:table-row>
        <table:table-row table:style-name="ro2">
          <table:table-cell office:value-type="string" calcext:value-type="string">
            <text:p>String[]</text:p>
          </table:table-cell>
          <table:table-cell office:value-type="string" calcext:value-type="string">
            <text:p><text:s/>trans824</text:p>
          </table:table-cell>
          <table:table-cell office:value-type="string" calcext:value-type="string">
            <text:p>=</text:p>
          </table:table-cell>
          <table:table-cell office:value-type="string" calcext:value-type="string">
            <text:p><text:s/>{"01-Sep-2018","Credit","100.10","100.10"};</text:p>
          </table:table-cell>
          <table:table-cell table:formula="of:=COM.MICROSOFT.CONCAT([.A825];[.B825];[.C825];[.D825])" office:value-type="string" office:string-value="String[] trans824= {&quot;01-Sep-2018&quot;,&quot;Credit&quot;,&quot;100.10&quot;,&quot;100.10&quot;};" calcext:value-type="string">
            <text:p>String[] trans824= {"01-Sep-2018","Credit","100.10","100.10"};</text:p>
          </table:table-cell>
        </table:table-row>
        <table:table-row table:style-name="ro2">
          <table:table-cell office:value-type="string" calcext:value-type="string">
            <text:p>String[]</text:p>
          </table:table-cell>
          <table:table-cell office:value-type="string" calcext:value-type="string">
            <text:p><text:s/>trans825</text:p>
          </table:table-cell>
          <table:table-cell office:value-type="string" calcext:value-type="string">
            <text:p>=</text:p>
          </table:table-cell>
          <table:table-cell office:value-type="string" calcext:value-type="string">
            <text:p><text:s/>{"01-Sep-2018","Credit","100.10","100.10"};</text:p>
          </table:table-cell>
          <table:table-cell table:formula="of:=COM.MICROSOFT.CONCAT([.A826];[.B826];[.C826];[.D826])" office:value-type="string" office:string-value="String[] trans825= {&quot;01-Sep-2018&quot;,&quot;Credit&quot;,&quot;100.10&quot;,&quot;100.10&quot;};" calcext:value-type="string">
            <text:p>String[] trans825= {"01-Sep-2018","Credit","100.10","100.10"};</text:p>
          </table:table-cell>
        </table:table-row>
        <table:table-row table:style-name="ro2">
          <table:table-cell office:value-type="string" calcext:value-type="string">
            <text:p>String[]</text:p>
          </table:table-cell>
          <table:table-cell office:value-type="string" calcext:value-type="string">
            <text:p><text:s/>trans826</text:p>
          </table:table-cell>
          <table:table-cell office:value-type="string" calcext:value-type="string">
            <text:p>=</text:p>
          </table:table-cell>
          <table:table-cell office:value-type="string" calcext:value-type="string">
            <text:p><text:s/>{"01-Sep-2018","Credit","100.10","100.10"};</text:p>
          </table:table-cell>
          <table:table-cell table:formula="of:=COM.MICROSOFT.CONCAT([.A827];[.B827];[.C827];[.D827])" office:value-type="string" office:string-value="String[] trans826= {&quot;01-Sep-2018&quot;,&quot;Credit&quot;,&quot;100.10&quot;,&quot;100.10&quot;};" calcext:value-type="string">
            <text:p>String[] trans826= {"01-Sep-2018","Credit","100.10","100.10"};</text:p>
          </table:table-cell>
        </table:table-row>
        <table:table-row table:style-name="ro2">
          <table:table-cell office:value-type="string" calcext:value-type="string">
            <text:p>String[]</text:p>
          </table:table-cell>
          <table:table-cell office:value-type="string" calcext:value-type="string">
            <text:p><text:s/>trans827</text:p>
          </table:table-cell>
          <table:table-cell office:value-type="string" calcext:value-type="string">
            <text:p>=</text:p>
          </table:table-cell>
          <table:table-cell office:value-type="string" calcext:value-type="string">
            <text:p><text:s/>{"01-Sep-2018","Credit","100.10","100.10"};</text:p>
          </table:table-cell>
          <table:table-cell table:formula="of:=COM.MICROSOFT.CONCAT([.A828];[.B828];[.C828];[.D828])" office:value-type="string" office:string-value="String[] trans827= {&quot;01-Sep-2018&quot;,&quot;Credit&quot;,&quot;100.10&quot;,&quot;100.10&quot;};" calcext:value-type="string">
            <text:p>String[] trans827= {"01-Sep-2018","Credit","100.10","100.10"};</text:p>
          </table:table-cell>
        </table:table-row>
        <table:table-row table:style-name="ro2">
          <table:table-cell office:value-type="string" calcext:value-type="string">
            <text:p>String[]</text:p>
          </table:table-cell>
          <table:table-cell office:value-type="string" calcext:value-type="string">
            <text:p><text:s/>trans828</text:p>
          </table:table-cell>
          <table:table-cell office:value-type="string" calcext:value-type="string">
            <text:p>=</text:p>
          </table:table-cell>
          <table:table-cell office:value-type="string" calcext:value-type="string">
            <text:p><text:s/>{"01-Sep-2018","Credit","100.10","100.10"};</text:p>
          </table:table-cell>
          <table:table-cell table:formula="of:=COM.MICROSOFT.CONCAT([.A829];[.B829];[.C829];[.D829])" office:value-type="string" office:string-value="String[] trans828= {&quot;01-Sep-2018&quot;,&quot;Credit&quot;,&quot;100.10&quot;,&quot;100.10&quot;};" calcext:value-type="string">
            <text:p>String[] trans828= {"01-Sep-2018","Credit","100.10","100.10"};</text:p>
          </table:table-cell>
        </table:table-row>
        <table:table-row table:style-name="ro2">
          <table:table-cell office:value-type="string" calcext:value-type="string">
            <text:p>String[]</text:p>
          </table:table-cell>
          <table:table-cell office:value-type="string" calcext:value-type="string">
            <text:p><text:s/>trans829</text:p>
          </table:table-cell>
          <table:table-cell office:value-type="string" calcext:value-type="string">
            <text:p>=</text:p>
          </table:table-cell>
          <table:table-cell office:value-type="string" calcext:value-type="string">
            <text:p><text:s/>{"01-Sep-2018","Credit","100.10","100.10"};</text:p>
          </table:table-cell>
          <table:table-cell table:formula="of:=COM.MICROSOFT.CONCAT([.A830];[.B830];[.C830];[.D830])" office:value-type="string" office:string-value="String[] trans829= {&quot;01-Sep-2018&quot;,&quot;Credit&quot;,&quot;100.10&quot;,&quot;100.10&quot;};" calcext:value-type="string">
            <text:p>String[] trans829= {"01-Sep-2018","Credit","100.10","100.10"};</text:p>
          </table:table-cell>
        </table:table-row>
        <table:table-row table:style-name="ro2">
          <table:table-cell office:value-type="string" calcext:value-type="string">
            <text:p>String[]</text:p>
          </table:table-cell>
          <table:table-cell office:value-type="string" calcext:value-type="string">
            <text:p><text:s/>trans830</text:p>
          </table:table-cell>
          <table:table-cell office:value-type="string" calcext:value-type="string">
            <text:p>=</text:p>
          </table:table-cell>
          <table:table-cell office:value-type="string" calcext:value-type="string">
            <text:p><text:s/>{"01-Sep-2018","Credit","100.10","100.10"};</text:p>
          </table:table-cell>
          <table:table-cell table:formula="of:=COM.MICROSOFT.CONCAT([.A831];[.B831];[.C831];[.D831])" office:value-type="string" office:string-value="String[] trans830= {&quot;01-Sep-2018&quot;,&quot;Credit&quot;,&quot;100.10&quot;,&quot;100.10&quot;};" calcext:value-type="string">
            <text:p>String[] trans830= {"01-Sep-2018","Credit","100.10","100.10"};</text:p>
          </table:table-cell>
        </table:table-row>
        <table:table-row table:style-name="ro2">
          <table:table-cell office:value-type="string" calcext:value-type="string">
            <text:p>String[]</text:p>
          </table:table-cell>
          <table:table-cell office:value-type="string" calcext:value-type="string">
            <text:p><text:s/>trans831</text:p>
          </table:table-cell>
          <table:table-cell office:value-type="string" calcext:value-type="string">
            <text:p>=</text:p>
          </table:table-cell>
          <table:table-cell office:value-type="string" calcext:value-type="string">
            <text:p><text:s/>{"01-Sep-2018","Credit","100.10","100.10"};</text:p>
          </table:table-cell>
          <table:table-cell table:formula="of:=COM.MICROSOFT.CONCAT([.A832];[.B832];[.C832];[.D832])" office:value-type="string" office:string-value="String[] trans831= {&quot;01-Sep-2018&quot;,&quot;Credit&quot;,&quot;100.10&quot;,&quot;100.10&quot;};" calcext:value-type="string">
            <text:p>String[] trans831= {"01-Sep-2018","Credit","100.10","100.10"};</text:p>
          </table:table-cell>
        </table:table-row>
        <table:table-row table:style-name="ro2">
          <table:table-cell office:value-type="string" calcext:value-type="string">
            <text:p>String[]</text:p>
          </table:table-cell>
          <table:table-cell office:value-type="string" calcext:value-type="string">
            <text:p><text:s/>trans832</text:p>
          </table:table-cell>
          <table:table-cell office:value-type="string" calcext:value-type="string">
            <text:p>=</text:p>
          </table:table-cell>
          <table:table-cell office:value-type="string" calcext:value-type="string">
            <text:p><text:s/>{"01-Sep-2018","Credit","100.10","100.10"};</text:p>
          </table:table-cell>
          <table:table-cell table:formula="of:=COM.MICROSOFT.CONCAT([.A833];[.B833];[.C833];[.D833])" office:value-type="string" office:string-value="String[] trans832= {&quot;01-Sep-2018&quot;,&quot;Credit&quot;,&quot;100.10&quot;,&quot;100.10&quot;};" calcext:value-type="string">
            <text:p>String[] trans832= {"01-Sep-2018","Credit","100.10","100.10"};</text:p>
          </table:table-cell>
        </table:table-row>
        <table:table-row table:style-name="ro2">
          <table:table-cell office:value-type="string" calcext:value-type="string">
            <text:p>String[]</text:p>
          </table:table-cell>
          <table:table-cell office:value-type="string" calcext:value-type="string">
            <text:p><text:s/>trans833</text:p>
          </table:table-cell>
          <table:table-cell office:value-type="string" calcext:value-type="string">
            <text:p>=</text:p>
          </table:table-cell>
          <table:table-cell office:value-type="string" calcext:value-type="string">
            <text:p><text:s/>{"01-Sep-2018","Credit","100.10","100.10"};</text:p>
          </table:table-cell>
          <table:table-cell table:formula="of:=COM.MICROSOFT.CONCAT([.A834];[.B834];[.C834];[.D834])" office:value-type="string" office:string-value="String[] trans833= {&quot;01-Sep-2018&quot;,&quot;Credit&quot;,&quot;100.10&quot;,&quot;100.10&quot;};" calcext:value-type="string">
            <text:p>String[] trans833= {"01-Sep-2018","Credit","100.10","100.10"};</text:p>
          </table:table-cell>
        </table:table-row>
        <table:table-row table:style-name="ro2">
          <table:table-cell office:value-type="string" calcext:value-type="string">
            <text:p>String[]</text:p>
          </table:table-cell>
          <table:table-cell office:value-type="string" calcext:value-type="string">
            <text:p><text:s/>trans834</text:p>
          </table:table-cell>
          <table:table-cell office:value-type="string" calcext:value-type="string">
            <text:p>=</text:p>
          </table:table-cell>
          <table:table-cell office:value-type="string" calcext:value-type="string">
            <text:p><text:s/>{"01-Sep-2018","Credit","100.10","100.10"};</text:p>
          </table:table-cell>
          <table:table-cell table:formula="of:=COM.MICROSOFT.CONCAT([.A835];[.B835];[.C835];[.D835])" office:value-type="string" office:string-value="String[] trans834= {&quot;01-Sep-2018&quot;,&quot;Credit&quot;,&quot;100.10&quot;,&quot;100.10&quot;};" calcext:value-type="string">
            <text:p>String[] trans834= {"01-Sep-2018","Credit","100.10","100.10"};</text:p>
          </table:table-cell>
        </table:table-row>
        <table:table-row table:style-name="ro2">
          <table:table-cell office:value-type="string" calcext:value-type="string">
            <text:p>String[]</text:p>
          </table:table-cell>
          <table:table-cell office:value-type="string" calcext:value-type="string">
            <text:p><text:s/>trans835</text:p>
          </table:table-cell>
          <table:table-cell office:value-type="string" calcext:value-type="string">
            <text:p>=</text:p>
          </table:table-cell>
          <table:table-cell office:value-type="string" calcext:value-type="string">
            <text:p><text:s/>{"01-Sep-2018","Credit","100.10","100.10"};</text:p>
          </table:table-cell>
          <table:table-cell table:formula="of:=COM.MICROSOFT.CONCAT([.A836];[.B836];[.C836];[.D836])" office:value-type="string" office:string-value="String[] trans835= {&quot;01-Sep-2018&quot;,&quot;Credit&quot;,&quot;100.10&quot;,&quot;100.10&quot;};" calcext:value-type="string">
            <text:p>String[] trans835= {"01-Sep-2018","Credit","100.10","100.10"};</text:p>
          </table:table-cell>
        </table:table-row>
        <table:table-row table:style-name="ro2">
          <table:table-cell office:value-type="string" calcext:value-type="string">
            <text:p>String[]</text:p>
          </table:table-cell>
          <table:table-cell office:value-type="string" calcext:value-type="string">
            <text:p><text:s/>trans836</text:p>
          </table:table-cell>
          <table:table-cell office:value-type="string" calcext:value-type="string">
            <text:p>=</text:p>
          </table:table-cell>
          <table:table-cell office:value-type="string" calcext:value-type="string">
            <text:p><text:s/>{"01-Sep-2018","Credit","100.10","100.10"};</text:p>
          </table:table-cell>
          <table:table-cell table:formula="of:=COM.MICROSOFT.CONCAT([.A837];[.B837];[.C837];[.D837])" office:value-type="string" office:string-value="String[] trans836= {&quot;01-Sep-2018&quot;,&quot;Credit&quot;,&quot;100.10&quot;,&quot;100.10&quot;};" calcext:value-type="string">
            <text:p>String[] trans836= {"01-Sep-2018","Credit","100.10","100.10"};</text:p>
          </table:table-cell>
        </table:table-row>
        <table:table-row table:style-name="ro2">
          <table:table-cell office:value-type="string" calcext:value-type="string">
            <text:p>String[]</text:p>
          </table:table-cell>
          <table:table-cell office:value-type="string" calcext:value-type="string">
            <text:p><text:s/>trans837</text:p>
          </table:table-cell>
          <table:table-cell office:value-type="string" calcext:value-type="string">
            <text:p>=</text:p>
          </table:table-cell>
          <table:table-cell office:value-type="string" calcext:value-type="string">
            <text:p><text:s/>{"01-Sep-2018","Credit","100.10","100.10"};</text:p>
          </table:table-cell>
          <table:table-cell table:formula="of:=COM.MICROSOFT.CONCAT([.A838];[.B838];[.C838];[.D838])" office:value-type="string" office:string-value="String[] trans837= {&quot;01-Sep-2018&quot;,&quot;Credit&quot;,&quot;100.10&quot;,&quot;100.10&quot;};" calcext:value-type="string">
            <text:p>String[] trans837= {"01-Sep-2018","Credit","100.10","100.10"};</text:p>
          </table:table-cell>
        </table:table-row>
        <table:table-row table:style-name="ro2">
          <table:table-cell office:value-type="string" calcext:value-type="string">
            <text:p>String[]</text:p>
          </table:table-cell>
          <table:table-cell office:value-type="string" calcext:value-type="string">
            <text:p><text:s/>trans838</text:p>
          </table:table-cell>
          <table:table-cell office:value-type="string" calcext:value-type="string">
            <text:p>=</text:p>
          </table:table-cell>
          <table:table-cell office:value-type="string" calcext:value-type="string">
            <text:p><text:s/>{"01-Sep-2018","Credit","100.10","100.10"};</text:p>
          </table:table-cell>
          <table:table-cell table:formula="of:=COM.MICROSOFT.CONCAT([.A839];[.B839];[.C839];[.D839])" office:value-type="string" office:string-value="String[] trans838= {&quot;01-Sep-2018&quot;,&quot;Credit&quot;,&quot;100.10&quot;,&quot;100.10&quot;};" calcext:value-type="string">
            <text:p>String[] trans838= {"01-Sep-2018","Credit","100.10","100.10"};</text:p>
          </table:table-cell>
        </table:table-row>
        <table:table-row table:style-name="ro2">
          <table:table-cell office:value-type="string" calcext:value-type="string">
            <text:p>String[]</text:p>
          </table:table-cell>
          <table:table-cell office:value-type="string" calcext:value-type="string">
            <text:p><text:s/>trans839</text:p>
          </table:table-cell>
          <table:table-cell office:value-type="string" calcext:value-type="string">
            <text:p>=</text:p>
          </table:table-cell>
          <table:table-cell office:value-type="string" calcext:value-type="string">
            <text:p><text:s/>{"01-Sep-2018","Credit","100.10","100.10"};</text:p>
          </table:table-cell>
          <table:table-cell table:formula="of:=COM.MICROSOFT.CONCAT([.A840];[.B840];[.C840];[.D840])" office:value-type="string" office:string-value="String[] trans839= {&quot;01-Sep-2018&quot;,&quot;Credit&quot;,&quot;100.10&quot;,&quot;100.10&quot;};" calcext:value-type="string">
            <text:p>String[] trans839= {"01-Sep-2018","Credit","100.10","100.10"};</text:p>
          </table:table-cell>
        </table:table-row>
        <table:table-row table:style-name="ro2">
          <table:table-cell office:value-type="string" calcext:value-type="string">
            <text:p>String[]</text:p>
          </table:table-cell>
          <table:table-cell office:value-type="string" calcext:value-type="string">
            <text:p><text:s/>trans840</text:p>
          </table:table-cell>
          <table:table-cell office:value-type="string" calcext:value-type="string">
            <text:p>=</text:p>
          </table:table-cell>
          <table:table-cell office:value-type="string" calcext:value-type="string">
            <text:p><text:s/>{"01-Sep-2018","Credit","100.10","100.10"};</text:p>
          </table:table-cell>
          <table:table-cell table:formula="of:=COM.MICROSOFT.CONCAT([.A841];[.B841];[.C841];[.D841])" office:value-type="string" office:string-value="String[] trans840= {&quot;01-Sep-2018&quot;,&quot;Credit&quot;,&quot;100.10&quot;,&quot;100.10&quot;};" calcext:value-type="string">
            <text:p>String[] trans840= {"01-Sep-2018","Credit","100.10","100.10"};</text:p>
          </table:table-cell>
        </table:table-row>
        <table:table-row table:style-name="ro2">
          <table:table-cell office:value-type="string" calcext:value-type="string">
            <text:p>String[]</text:p>
          </table:table-cell>
          <table:table-cell office:value-type="string" calcext:value-type="string">
            <text:p><text:s/>trans841</text:p>
          </table:table-cell>
          <table:table-cell office:value-type="string" calcext:value-type="string">
            <text:p>=</text:p>
          </table:table-cell>
          <table:table-cell office:value-type="string" calcext:value-type="string">
            <text:p><text:s/>{"01-Sep-2018","Credit","100.10","100.10"};</text:p>
          </table:table-cell>
          <table:table-cell table:formula="of:=COM.MICROSOFT.CONCAT([.A842];[.B842];[.C842];[.D842])" office:value-type="string" office:string-value="String[] trans841= {&quot;01-Sep-2018&quot;,&quot;Credit&quot;,&quot;100.10&quot;,&quot;100.10&quot;};" calcext:value-type="string">
            <text:p>String[] trans841= {"01-Sep-2018","Credit","100.10","100.10"};</text:p>
          </table:table-cell>
        </table:table-row>
        <table:table-row table:style-name="ro2">
          <table:table-cell office:value-type="string" calcext:value-type="string">
            <text:p>String[]</text:p>
          </table:table-cell>
          <table:table-cell office:value-type="string" calcext:value-type="string">
            <text:p><text:s/>trans842</text:p>
          </table:table-cell>
          <table:table-cell office:value-type="string" calcext:value-type="string">
            <text:p>=</text:p>
          </table:table-cell>
          <table:table-cell office:value-type="string" calcext:value-type="string">
            <text:p><text:s/>{"01-Sep-2018","Credit","100.10","100.10"};</text:p>
          </table:table-cell>
          <table:table-cell table:formula="of:=COM.MICROSOFT.CONCAT([.A843];[.B843];[.C843];[.D843])" office:value-type="string" office:string-value="String[] trans842= {&quot;01-Sep-2018&quot;,&quot;Credit&quot;,&quot;100.10&quot;,&quot;100.10&quot;};" calcext:value-type="string">
            <text:p>String[] trans842= {"01-Sep-2018","Credit","100.10","100.10"};</text:p>
          </table:table-cell>
        </table:table-row>
        <table:table-row table:style-name="ro2">
          <table:table-cell office:value-type="string" calcext:value-type="string">
            <text:p>String[]</text:p>
          </table:table-cell>
          <table:table-cell office:value-type="string" calcext:value-type="string">
            <text:p><text:s/>trans843</text:p>
          </table:table-cell>
          <table:table-cell office:value-type="string" calcext:value-type="string">
            <text:p>=</text:p>
          </table:table-cell>
          <table:table-cell office:value-type="string" calcext:value-type="string">
            <text:p><text:s/>{"01-Sep-2018","Credit","100.10","100.10"};</text:p>
          </table:table-cell>
          <table:table-cell table:formula="of:=COM.MICROSOFT.CONCAT([.A844];[.B844];[.C844];[.D844])" office:value-type="string" office:string-value="String[] trans843= {&quot;01-Sep-2018&quot;,&quot;Credit&quot;,&quot;100.10&quot;,&quot;100.10&quot;};" calcext:value-type="string">
            <text:p>String[] trans843= {"01-Sep-2018","Credit","100.10","100.10"};</text:p>
          </table:table-cell>
        </table:table-row>
        <table:table-row table:style-name="ro2">
          <table:table-cell office:value-type="string" calcext:value-type="string">
            <text:p>String[]</text:p>
          </table:table-cell>
          <table:table-cell office:value-type="string" calcext:value-type="string">
            <text:p><text:s/>trans844</text:p>
          </table:table-cell>
          <table:table-cell office:value-type="string" calcext:value-type="string">
            <text:p>=</text:p>
          </table:table-cell>
          <table:table-cell office:value-type="string" calcext:value-type="string">
            <text:p><text:s/>{"01-Sep-2018","Credit","100.10","100.10"};</text:p>
          </table:table-cell>
          <table:table-cell table:formula="of:=COM.MICROSOFT.CONCAT([.A845];[.B845];[.C845];[.D845])" office:value-type="string" office:string-value="String[] trans844= {&quot;01-Sep-2018&quot;,&quot;Credit&quot;,&quot;100.10&quot;,&quot;100.10&quot;};" calcext:value-type="string">
            <text:p>String[] trans844= {"01-Sep-2018","Credit","100.10","100.10"};</text:p>
          </table:table-cell>
        </table:table-row>
        <table:table-row table:style-name="ro2">
          <table:table-cell office:value-type="string" calcext:value-type="string">
            <text:p>String[]</text:p>
          </table:table-cell>
          <table:table-cell office:value-type="string" calcext:value-type="string">
            <text:p><text:s/>trans845</text:p>
          </table:table-cell>
          <table:table-cell office:value-type="string" calcext:value-type="string">
            <text:p>=</text:p>
          </table:table-cell>
          <table:table-cell office:value-type="string" calcext:value-type="string">
            <text:p><text:s/>{"01-Sep-2018","Credit","100.10","100.10"};</text:p>
          </table:table-cell>
          <table:table-cell table:formula="of:=COM.MICROSOFT.CONCAT([.A846];[.B846];[.C846];[.D846])" office:value-type="string" office:string-value="String[] trans845= {&quot;01-Sep-2018&quot;,&quot;Credit&quot;,&quot;100.10&quot;,&quot;100.10&quot;};" calcext:value-type="string">
            <text:p>String[] trans845= {"01-Sep-2018","Credit","100.10","100.10"};</text:p>
          </table:table-cell>
        </table:table-row>
        <table:table-row table:style-name="ro2">
          <table:table-cell office:value-type="string" calcext:value-type="string">
            <text:p>String[]</text:p>
          </table:table-cell>
          <table:table-cell office:value-type="string" calcext:value-type="string">
            <text:p><text:s/>trans846</text:p>
          </table:table-cell>
          <table:table-cell office:value-type="string" calcext:value-type="string">
            <text:p>=</text:p>
          </table:table-cell>
          <table:table-cell office:value-type="string" calcext:value-type="string">
            <text:p><text:s/>{"01-Sep-2018","Credit","100.10","100.10"};</text:p>
          </table:table-cell>
          <table:table-cell table:formula="of:=COM.MICROSOFT.CONCAT([.A847];[.B847];[.C847];[.D847])" office:value-type="string" office:string-value="String[] trans846= {&quot;01-Sep-2018&quot;,&quot;Credit&quot;,&quot;100.10&quot;,&quot;100.10&quot;};" calcext:value-type="string">
            <text:p>String[] trans846= {"01-Sep-2018","Credit","100.10","100.10"};</text:p>
          </table:table-cell>
        </table:table-row>
        <table:table-row table:style-name="ro2">
          <table:table-cell office:value-type="string" calcext:value-type="string">
            <text:p>String[]</text:p>
          </table:table-cell>
          <table:table-cell office:value-type="string" calcext:value-type="string">
            <text:p><text:s/>trans847</text:p>
          </table:table-cell>
          <table:table-cell office:value-type="string" calcext:value-type="string">
            <text:p>=</text:p>
          </table:table-cell>
          <table:table-cell office:value-type="string" calcext:value-type="string">
            <text:p><text:s/>{"01-Sep-2018","Credit","100.10","100.10"};</text:p>
          </table:table-cell>
          <table:table-cell table:formula="of:=COM.MICROSOFT.CONCAT([.A848];[.B848];[.C848];[.D848])" office:value-type="string" office:string-value="String[] trans847= {&quot;01-Sep-2018&quot;,&quot;Credit&quot;,&quot;100.10&quot;,&quot;100.10&quot;};" calcext:value-type="string">
            <text:p>String[] trans847= {"01-Sep-2018","Credit","100.10","100.10"};</text:p>
          </table:table-cell>
        </table:table-row>
        <table:table-row table:style-name="ro2">
          <table:table-cell office:value-type="string" calcext:value-type="string">
            <text:p>String[]</text:p>
          </table:table-cell>
          <table:table-cell office:value-type="string" calcext:value-type="string">
            <text:p><text:s/>trans848</text:p>
          </table:table-cell>
          <table:table-cell office:value-type="string" calcext:value-type="string">
            <text:p>=</text:p>
          </table:table-cell>
          <table:table-cell office:value-type="string" calcext:value-type="string">
            <text:p><text:s/>{"01-Sep-2018","Credit","100.10","100.10"};</text:p>
          </table:table-cell>
          <table:table-cell table:formula="of:=COM.MICROSOFT.CONCAT([.A849];[.B849];[.C849];[.D849])" office:value-type="string" office:string-value="String[] trans848= {&quot;01-Sep-2018&quot;,&quot;Credit&quot;,&quot;100.10&quot;,&quot;100.10&quot;};" calcext:value-type="string">
            <text:p>String[] trans848= {"01-Sep-2018","Credit","100.10","100.10"};</text:p>
          </table:table-cell>
        </table:table-row>
        <table:table-row table:style-name="ro2">
          <table:table-cell office:value-type="string" calcext:value-type="string">
            <text:p>String[]</text:p>
          </table:table-cell>
          <table:table-cell office:value-type="string" calcext:value-type="string">
            <text:p><text:s/>trans849</text:p>
          </table:table-cell>
          <table:table-cell office:value-type="string" calcext:value-type="string">
            <text:p>=</text:p>
          </table:table-cell>
          <table:table-cell office:value-type="string" calcext:value-type="string">
            <text:p><text:s/>{"01-Sep-2018","Credit","100.10","100.10"};</text:p>
          </table:table-cell>
          <table:table-cell table:formula="of:=COM.MICROSOFT.CONCAT([.A850];[.B850];[.C850];[.D850])" office:value-type="string" office:string-value="String[] trans849= {&quot;01-Sep-2018&quot;,&quot;Credit&quot;,&quot;100.10&quot;,&quot;100.10&quot;};" calcext:value-type="string">
            <text:p>String[] trans849= {"01-Sep-2018","Credit","100.10","100.10"};</text:p>
          </table:table-cell>
        </table:table-row>
        <table:table-row table:style-name="ro2">
          <table:table-cell office:value-type="string" calcext:value-type="string">
            <text:p>String[]</text:p>
          </table:table-cell>
          <table:table-cell office:value-type="string" calcext:value-type="string">
            <text:p><text:s/>trans850</text:p>
          </table:table-cell>
          <table:table-cell office:value-type="string" calcext:value-type="string">
            <text:p>=</text:p>
          </table:table-cell>
          <table:table-cell office:value-type="string" calcext:value-type="string">
            <text:p><text:s/>{"01-Sep-2018","Credit","100.10","100.10"};</text:p>
          </table:table-cell>
          <table:table-cell table:formula="of:=COM.MICROSOFT.CONCAT([.A851];[.B851];[.C851];[.D851])" office:value-type="string" office:string-value="String[] trans850= {&quot;01-Sep-2018&quot;,&quot;Credit&quot;,&quot;100.10&quot;,&quot;100.10&quot;};" calcext:value-type="string">
            <text:p>String[] trans850= {"01-Sep-2018","Credit","100.10","100.10"};</text:p>
          </table:table-cell>
        </table:table-row>
        <table:table-row table:style-name="ro2">
          <table:table-cell office:value-type="string" calcext:value-type="string">
            <text:p>String[]</text:p>
          </table:table-cell>
          <table:table-cell office:value-type="string" calcext:value-type="string">
            <text:p><text:s/>trans851</text:p>
          </table:table-cell>
          <table:table-cell office:value-type="string" calcext:value-type="string">
            <text:p>=</text:p>
          </table:table-cell>
          <table:table-cell office:value-type="string" calcext:value-type="string">
            <text:p><text:s/>{"01-Sep-2018","Credit","100.10","100.10"};</text:p>
          </table:table-cell>
          <table:table-cell table:formula="of:=COM.MICROSOFT.CONCAT([.A852];[.B852];[.C852];[.D852])" office:value-type="string" office:string-value="String[] trans851= {&quot;01-Sep-2018&quot;,&quot;Credit&quot;,&quot;100.10&quot;,&quot;100.10&quot;};" calcext:value-type="string">
            <text:p>String[] trans851= {"01-Sep-2018","Credit","100.10","100.10"};</text:p>
          </table:table-cell>
        </table:table-row>
        <table:table-row table:style-name="ro2">
          <table:table-cell office:value-type="string" calcext:value-type="string">
            <text:p>String[]</text:p>
          </table:table-cell>
          <table:table-cell office:value-type="string" calcext:value-type="string">
            <text:p><text:s/>trans852</text:p>
          </table:table-cell>
          <table:table-cell office:value-type="string" calcext:value-type="string">
            <text:p>=</text:p>
          </table:table-cell>
          <table:table-cell office:value-type="string" calcext:value-type="string">
            <text:p><text:s/>{"01-Sep-2018","Credit","100.10","100.10"};</text:p>
          </table:table-cell>
          <table:table-cell table:formula="of:=COM.MICROSOFT.CONCAT([.A853];[.B853];[.C853];[.D853])" office:value-type="string" office:string-value="String[] trans852= {&quot;01-Sep-2018&quot;,&quot;Credit&quot;,&quot;100.10&quot;,&quot;100.10&quot;};" calcext:value-type="string">
            <text:p>String[] trans852= {"01-Sep-2018","Credit","100.10","100.10"};</text:p>
          </table:table-cell>
        </table:table-row>
        <table:table-row table:style-name="ro2">
          <table:table-cell office:value-type="string" calcext:value-type="string">
            <text:p>String[]</text:p>
          </table:table-cell>
          <table:table-cell office:value-type="string" calcext:value-type="string">
            <text:p><text:s/>trans853</text:p>
          </table:table-cell>
          <table:table-cell office:value-type="string" calcext:value-type="string">
            <text:p>=</text:p>
          </table:table-cell>
          <table:table-cell office:value-type="string" calcext:value-type="string">
            <text:p><text:s/>{"01-Sep-2018","Credit","100.10","100.10"};</text:p>
          </table:table-cell>
          <table:table-cell table:formula="of:=COM.MICROSOFT.CONCAT([.A854];[.B854];[.C854];[.D854])" office:value-type="string" office:string-value="String[] trans853= {&quot;01-Sep-2018&quot;,&quot;Credit&quot;,&quot;100.10&quot;,&quot;100.10&quot;};" calcext:value-type="string">
            <text:p>String[] trans853= {"01-Sep-2018","Credit","100.10","100.10"};</text:p>
          </table:table-cell>
        </table:table-row>
        <table:table-row table:style-name="ro2">
          <table:table-cell office:value-type="string" calcext:value-type="string">
            <text:p>String[]</text:p>
          </table:table-cell>
          <table:table-cell office:value-type="string" calcext:value-type="string">
            <text:p><text:s/>trans854</text:p>
          </table:table-cell>
          <table:table-cell office:value-type="string" calcext:value-type="string">
            <text:p>=</text:p>
          </table:table-cell>
          <table:table-cell office:value-type="string" calcext:value-type="string">
            <text:p><text:s/>{"01-Sep-2018","Credit","100.10","100.10"};</text:p>
          </table:table-cell>
          <table:table-cell table:formula="of:=COM.MICROSOFT.CONCAT([.A855];[.B855];[.C855];[.D855])" office:value-type="string" office:string-value="String[] trans854= {&quot;01-Sep-2018&quot;,&quot;Credit&quot;,&quot;100.10&quot;,&quot;100.10&quot;};" calcext:value-type="string">
            <text:p>String[] trans854= {"01-Sep-2018","Credit","100.10","100.10"};</text:p>
          </table:table-cell>
        </table:table-row>
        <table:table-row table:style-name="ro2">
          <table:table-cell office:value-type="string" calcext:value-type="string">
            <text:p>String[]</text:p>
          </table:table-cell>
          <table:table-cell office:value-type="string" calcext:value-type="string">
            <text:p><text:s/>trans855</text:p>
          </table:table-cell>
          <table:table-cell office:value-type="string" calcext:value-type="string">
            <text:p>=</text:p>
          </table:table-cell>
          <table:table-cell office:value-type="string" calcext:value-type="string">
            <text:p><text:s/>{"01-Sep-2018","Credit","100.10","100.10"};</text:p>
          </table:table-cell>
          <table:table-cell table:formula="of:=COM.MICROSOFT.CONCAT([.A856];[.B856];[.C856];[.D856])" office:value-type="string" office:string-value="String[] trans855= {&quot;01-Sep-2018&quot;,&quot;Credit&quot;,&quot;100.10&quot;,&quot;100.10&quot;};" calcext:value-type="string">
            <text:p>String[] trans855= {"01-Sep-2018","Credit","100.10","100.10"};</text:p>
          </table:table-cell>
        </table:table-row>
        <table:table-row table:style-name="ro2">
          <table:table-cell office:value-type="string" calcext:value-type="string">
            <text:p>String[]</text:p>
          </table:table-cell>
          <table:table-cell office:value-type="string" calcext:value-type="string">
            <text:p><text:s/>trans856</text:p>
          </table:table-cell>
          <table:table-cell office:value-type="string" calcext:value-type="string">
            <text:p>=</text:p>
          </table:table-cell>
          <table:table-cell office:value-type="string" calcext:value-type="string">
            <text:p><text:s/>{"01-Sep-2018","Credit","100.10","100.10"};</text:p>
          </table:table-cell>
          <table:table-cell table:formula="of:=COM.MICROSOFT.CONCAT([.A857];[.B857];[.C857];[.D857])" office:value-type="string" office:string-value="String[] trans856= {&quot;01-Sep-2018&quot;,&quot;Credit&quot;,&quot;100.10&quot;,&quot;100.10&quot;};" calcext:value-type="string">
            <text:p>String[] trans856= {"01-Sep-2018","Credit","100.10","100.10"};</text:p>
          </table:table-cell>
        </table:table-row>
        <table:table-row table:style-name="ro2">
          <table:table-cell office:value-type="string" calcext:value-type="string">
            <text:p>String[]</text:p>
          </table:table-cell>
          <table:table-cell office:value-type="string" calcext:value-type="string">
            <text:p><text:s/>trans857</text:p>
          </table:table-cell>
          <table:table-cell office:value-type="string" calcext:value-type="string">
            <text:p>=</text:p>
          </table:table-cell>
          <table:table-cell office:value-type="string" calcext:value-type="string">
            <text:p><text:s/>{"01-Sep-2018","Credit","100.10","100.10"};</text:p>
          </table:table-cell>
          <table:table-cell table:formula="of:=COM.MICROSOFT.CONCAT([.A858];[.B858];[.C858];[.D858])" office:value-type="string" office:string-value="String[] trans857= {&quot;01-Sep-2018&quot;,&quot;Credit&quot;,&quot;100.10&quot;,&quot;100.10&quot;};" calcext:value-type="string">
            <text:p>String[] trans857= {"01-Sep-2018","Credit","100.10","100.10"};</text:p>
          </table:table-cell>
        </table:table-row>
        <table:table-row table:style-name="ro2">
          <table:table-cell office:value-type="string" calcext:value-type="string">
            <text:p>String[]</text:p>
          </table:table-cell>
          <table:table-cell office:value-type="string" calcext:value-type="string">
            <text:p><text:s/>trans858</text:p>
          </table:table-cell>
          <table:table-cell office:value-type="string" calcext:value-type="string">
            <text:p>=</text:p>
          </table:table-cell>
          <table:table-cell office:value-type="string" calcext:value-type="string">
            <text:p><text:s/>{"01-Sep-2018","Credit","100.10","100.10"};</text:p>
          </table:table-cell>
          <table:table-cell table:formula="of:=COM.MICROSOFT.CONCAT([.A859];[.B859];[.C859];[.D859])" office:value-type="string" office:string-value="String[] trans858= {&quot;01-Sep-2018&quot;,&quot;Credit&quot;,&quot;100.10&quot;,&quot;100.10&quot;};" calcext:value-type="string">
            <text:p>String[] trans858= {"01-Sep-2018","Credit","100.10","100.10"};</text:p>
          </table:table-cell>
        </table:table-row>
        <table:table-row table:style-name="ro2">
          <table:table-cell office:value-type="string" calcext:value-type="string">
            <text:p>String[]</text:p>
          </table:table-cell>
          <table:table-cell office:value-type="string" calcext:value-type="string">
            <text:p><text:s/>trans859</text:p>
          </table:table-cell>
          <table:table-cell office:value-type="string" calcext:value-type="string">
            <text:p>=</text:p>
          </table:table-cell>
          <table:table-cell office:value-type="string" calcext:value-type="string">
            <text:p><text:s/>{"01-Sep-2018","Credit","100.10","100.10"};</text:p>
          </table:table-cell>
          <table:table-cell table:formula="of:=COM.MICROSOFT.CONCAT([.A860];[.B860];[.C860];[.D860])" office:value-type="string" office:string-value="String[] trans859= {&quot;01-Sep-2018&quot;,&quot;Credit&quot;,&quot;100.10&quot;,&quot;100.10&quot;};" calcext:value-type="string">
            <text:p>String[] trans859= {"01-Sep-2018","Credit","100.10","100.10"};</text:p>
          </table:table-cell>
        </table:table-row>
        <table:table-row table:style-name="ro2">
          <table:table-cell office:value-type="string" calcext:value-type="string">
            <text:p>String[]</text:p>
          </table:table-cell>
          <table:table-cell office:value-type="string" calcext:value-type="string">
            <text:p><text:s/>trans860</text:p>
          </table:table-cell>
          <table:table-cell office:value-type="string" calcext:value-type="string">
            <text:p>=</text:p>
          </table:table-cell>
          <table:table-cell office:value-type="string" calcext:value-type="string">
            <text:p><text:s/>{"01-Sep-2018","Credit","100.10","100.10"};</text:p>
          </table:table-cell>
          <table:table-cell table:formula="of:=COM.MICROSOFT.CONCAT([.A861];[.B861];[.C861];[.D861])" office:value-type="string" office:string-value="String[] trans860= {&quot;01-Sep-2018&quot;,&quot;Credit&quot;,&quot;100.10&quot;,&quot;100.10&quot;};" calcext:value-type="string">
            <text:p>String[] trans860= {"01-Sep-2018","Credit","100.10","100.10"};</text:p>
          </table:table-cell>
        </table:table-row>
        <table:table-row table:style-name="ro2">
          <table:table-cell office:value-type="string" calcext:value-type="string">
            <text:p>String[]</text:p>
          </table:table-cell>
          <table:table-cell office:value-type="string" calcext:value-type="string">
            <text:p><text:s/>trans861</text:p>
          </table:table-cell>
          <table:table-cell office:value-type="string" calcext:value-type="string">
            <text:p>=</text:p>
          </table:table-cell>
          <table:table-cell office:value-type="string" calcext:value-type="string">
            <text:p><text:s/>{"01-Sep-2018","Credit","100.10","100.10"};</text:p>
          </table:table-cell>
          <table:table-cell table:formula="of:=COM.MICROSOFT.CONCAT([.A862];[.B862];[.C862];[.D862])" office:value-type="string" office:string-value="String[] trans861= {&quot;01-Sep-2018&quot;,&quot;Credit&quot;,&quot;100.10&quot;,&quot;100.10&quot;};" calcext:value-type="string">
            <text:p>String[] trans861= {"01-Sep-2018","Credit","100.10","100.10"};</text:p>
          </table:table-cell>
        </table:table-row>
        <table:table-row table:style-name="ro2">
          <table:table-cell office:value-type="string" calcext:value-type="string">
            <text:p>String[]</text:p>
          </table:table-cell>
          <table:table-cell office:value-type="string" calcext:value-type="string">
            <text:p><text:s/>trans862</text:p>
          </table:table-cell>
          <table:table-cell office:value-type="string" calcext:value-type="string">
            <text:p>=</text:p>
          </table:table-cell>
          <table:table-cell office:value-type="string" calcext:value-type="string">
            <text:p><text:s/>{"01-Sep-2018","Credit","100.10","100.10"};</text:p>
          </table:table-cell>
          <table:table-cell table:formula="of:=COM.MICROSOFT.CONCAT([.A863];[.B863];[.C863];[.D863])" office:value-type="string" office:string-value="String[] trans862= {&quot;01-Sep-2018&quot;,&quot;Credit&quot;,&quot;100.10&quot;,&quot;100.10&quot;};" calcext:value-type="string">
            <text:p>String[] trans862= {"01-Sep-2018","Credit","100.10","100.10"};</text:p>
          </table:table-cell>
        </table:table-row>
        <table:table-row table:style-name="ro2">
          <table:table-cell office:value-type="string" calcext:value-type="string">
            <text:p>String[]</text:p>
          </table:table-cell>
          <table:table-cell office:value-type="string" calcext:value-type="string">
            <text:p><text:s/>trans863</text:p>
          </table:table-cell>
          <table:table-cell office:value-type="string" calcext:value-type="string">
            <text:p>=</text:p>
          </table:table-cell>
          <table:table-cell office:value-type="string" calcext:value-type="string">
            <text:p><text:s/>{"01-Sep-2018","Credit","100.10","100.10"};</text:p>
          </table:table-cell>
          <table:table-cell table:formula="of:=COM.MICROSOFT.CONCAT([.A864];[.B864];[.C864];[.D864])" office:value-type="string" office:string-value="String[] trans863= {&quot;01-Sep-2018&quot;,&quot;Credit&quot;,&quot;100.10&quot;,&quot;100.10&quot;};" calcext:value-type="string">
            <text:p>String[] trans863= {"01-Sep-2018","Credit","100.10","100.10"};</text:p>
          </table:table-cell>
        </table:table-row>
        <table:table-row table:style-name="ro2">
          <table:table-cell office:value-type="string" calcext:value-type="string">
            <text:p>String[]</text:p>
          </table:table-cell>
          <table:table-cell office:value-type="string" calcext:value-type="string">
            <text:p><text:s/>trans864</text:p>
          </table:table-cell>
          <table:table-cell office:value-type="string" calcext:value-type="string">
            <text:p>=</text:p>
          </table:table-cell>
          <table:table-cell office:value-type="string" calcext:value-type="string">
            <text:p><text:s/>{"01-Sep-2018","Credit","100.10","100.10"};</text:p>
          </table:table-cell>
          <table:table-cell table:formula="of:=COM.MICROSOFT.CONCAT([.A865];[.B865];[.C865];[.D865])" office:value-type="string" office:string-value="String[] trans864= {&quot;01-Sep-2018&quot;,&quot;Credit&quot;,&quot;100.10&quot;,&quot;100.10&quot;};" calcext:value-type="string">
            <text:p>String[] trans864= {"01-Sep-2018","Credit","100.10","100.10"};</text:p>
          </table:table-cell>
        </table:table-row>
        <table:table-row table:style-name="ro2">
          <table:table-cell office:value-type="string" calcext:value-type="string">
            <text:p>String[]</text:p>
          </table:table-cell>
          <table:table-cell office:value-type="string" calcext:value-type="string">
            <text:p><text:s/>trans865</text:p>
          </table:table-cell>
          <table:table-cell office:value-type="string" calcext:value-type="string">
            <text:p>=</text:p>
          </table:table-cell>
          <table:table-cell office:value-type="string" calcext:value-type="string">
            <text:p><text:s/>{"01-Sep-2018","Credit","100.10","100.10"};</text:p>
          </table:table-cell>
          <table:table-cell table:formula="of:=COM.MICROSOFT.CONCAT([.A866];[.B866];[.C866];[.D866])" office:value-type="string" office:string-value="String[] trans865= {&quot;01-Sep-2018&quot;,&quot;Credit&quot;,&quot;100.10&quot;,&quot;100.10&quot;};" calcext:value-type="string">
            <text:p>String[] trans865= {"01-Sep-2018","Credit","100.10","100.10"};</text:p>
          </table:table-cell>
        </table:table-row>
        <table:table-row table:style-name="ro2">
          <table:table-cell office:value-type="string" calcext:value-type="string">
            <text:p>String[]</text:p>
          </table:table-cell>
          <table:table-cell office:value-type="string" calcext:value-type="string">
            <text:p><text:s/>trans866</text:p>
          </table:table-cell>
          <table:table-cell office:value-type="string" calcext:value-type="string">
            <text:p>=</text:p>
          </table:table-cell>
          <table:table-cell office:value-type="string" calcext:value-type="string">
            <text:p><text:s/>{"01-Sep-2018","Credit","100.10","100.10"};</text:p>
          </table:table-cell>
          <table:table-cell table:formula="of:=COM.MICROSOFT.CONCAT([.A867];[.B867];[.C867];[.D867])" office:value-type="string" office:string-value="String[] trans866= {&quot;01-Sep-2018&quot;,&quot;Credit&quot;,&quot;100.10&quot;,&quot;100.10&quot;};" calcext:value-type="string">
            <text:p>String[] trans866= {"01-Sep-2018","Credit","100.10","100.10"};</text:p>
          </table:table-cell>
        </table:table-row>
        <table:table-row table:style-name="ro2">
          <table:table-cell office:value-type="string" calcext:value-type="string">
            <text:p>String[]</text:p>
          </table:table-cell>
          <table:table-cell office:value-type="string" calcext:value-type="string">
            <text:p><text:s/>trans867</text:p>
          </table:table-cell>
          <table:table-cell office:value-type="string" calcext:value-type="string">
            <text:p>=</text:p>
          </table:table-cell>
          <table:table-cell office:value-type="string" calcext:value-type="string">
            <text:p><text:s/>{"01-Sep-2018","Credit","100.10","100.10"};</text:p>
          </table:table-cell>
          <table:table-cell table:formula="of:=COM.MICROSOFT.CONCAT([.A868];[.B868];[.C868];[.D868])" office:value-type="string" office:string-value="String[] trans867= {&quot;01-Sep-2018&quot;,&quot;Credit&quot;,&quot;100.10&quot;,&quot;100.10&quot;};" calcext:value-type="string">
            <text:p>String[] trans867= {"01-Sep-2018","Credit","100.10","100.10"};</text:p>
          </table:table-cell>
        </table:table-row>
        <table:table-row table:style-name="ro2">
          <table:table-cell office:value-type="string" calcext:value-type="string">
            <text:p>String[]</text:p>
          </table:table-cell>
          <table:table-cell office:value-type="string" calcext:value-type="string">
            <text:p><text:s/>trans868</text:p>
          </table:table-cell>
          <table:table-cell office:value-type="string" calcext:value-type="string">
            <text:p>=</text:p>
          </table:table-cell>
          <table:table-cell office:value-type="string" calcext:value-type="string">
            <text:p><text:s/>{"01-Sep-2018","Credit","100.10","100.10"};</text:p>
          </table:table-cell>
          <table:table-cell table:formula="of:=COM.MICROSOFT.CONCAT([.A869];[.B869];[.C869];[.D869])" office:value-type="string" office:string-value="String[] trans868= {&quot;01-Sep-2018&quot;,&quot;Credit&quot;,&quot;100.10&quot;,&quot;100.10&quot;};" calcext:value-type="string">
            <text:p>String[] trans868= {"01-Sep-2018","Credit","100.10","100.10"};</text:p>
          </table:table-cell>
        </table:table-row>
        <table:table-row table:style-name="ro2">
          <table:table-cell office:value-type="string" calcext:value-type="string">
            <text:p>String[]</text:p>
          </table:table-cell>
          <table:table-cell office:value-type="string" calcext:value-type="string">
            <text:p><text:s/>trans869</text:p>
          </table:table-cell>
          <table:table-cell office:value-type="string" calcext:value-type="string">
            <text:p>=</text:p>
          </table:table-cell>
          <table:table-cell office:value-type="string" calcext:value-type="string">
            <text:p><text:s/>{"01-Sep-2018","Credit","100.10","100.10"};</text:p>
          </table:table-cell>
          <table:table-cell table:formula="of:=COM.MICROSOFT.CONCAT([.A870];[.B870];[.C870];[.D870])" office:value-type="string" office:string-value="String[] trans869= {&quot;01-Sep-2018&quot;,&quot;Credit&quot;,&quot;100.10&quot;,&quot;100.10&quot;};" calcext:value-type="string">
            <text:p>String[] trans869= {"01-Sep-2018","Credit","100.10","100.10"};</text:p>
          </table:table-cell>
        </table:table-row>
        <table:table-row table:style-name="ro2">
          <table:table-cell office:value-type="string" calcext:value-type="string">
            <text:p>String[]</text:p>
          </table:table-cell>
          <table:table-cell office:value-type="string" calcext:value-type="string">
            <text:p><text:s/>trans870</text:p>
          </table:table-cell>
          <table:table-cell office:value-type="string" calcext:value-type="string">
            <text:p>=</text:p>
          </table:table-cell>
          <table:table-cell office:value-type="string" calcext:value-type="string">
            <text:p><text:s/>{"01-Sep-2018","Credit","100.10","100.10"};</text:p>
          </table:table-cell>
          <table:table-cell table:formula="of:=COM.MICROSOFT.CONCAT([.A871];[.B871];[.C871];[.D871])" office:value-type="string" office:string-value="String[] trans870= {&quot;01-Sep-2018&quot;,&quot;Credit&quot;,&quot;100.10&quot;,&quot;100.10&quot;};" calcext:value-type="string">
            <text:p>String[] trans870= {"01-Sep-2018","Credit","100.10","100.10"};</text:p>
          </table:table-cell>
        </table:table-row>
        <table:table-row table:style-name="ro2">
          <table:table-cell office:value-type="string" calcext:value-type="string">
            <text:p>String[]</text:p>
          </table:table-cell>
          <table:table-cell office:value-type="string" calcext:value-type="string">
            <text:p><text:s/>trans871</text:p>
          </table:table-cell>
          <table:table-cell office:value-type="string" calcext:value-type="string">
            <text:p>=</text:p>
          </table:table-cell>
          <table:table-cell office:value-type="string" calcext:value-type="string">
            <text:p><text:s/>{"01-Sep-2018","Credit","100.10","100.10"};</text:p>
          </table:table-cell>
          <table:table-cell table:formula="of:=COM.MICROSOFT.CONCAT([.A872];[.B872];[.C872];[.D872])" office:value-type="string" office:string-value="String[] trans871= {&quot;01-Sep-2018&quot;,&quot;Credit&quot;,&quot;100.10&quot;,&quot;100.10&quot;};" calcext:value-type="string">
            <text:p>String[] trans871= {"01-Sep-2018","Credit","100.10","100.10"};</text:p>
          </table:table-cell>
        </table:table-row>
        <table:table-row table:style-name="ro2">
          <table:table-cell office:value-type="string" calcext:value-type="string">
            <text:p>String[]</text:p>
          </table:table-cell>
          <table:table-cell office:value-type="string" calcext:value-type="string">
            <text:p><text:s/>trans872</text:p>
          </table:table-cell>
          <table:table-cell office:value-type="string" calcext:value-type="string">
            <text:p>=</text:p>
          </table:table-cell>
          <table:table-cell office:value-type="string" calcext:value-type="string">
            <text:p><text:s/>{"01-Sep-2018","Credit","100.10","100.10"};</text:p>
          </table:table-cell>
          <table:table-cell table:formula="of:=COM.MICROSOFT.CONCAT([.A873];[.B873];[.C873];[.D873])" office:value-type="string" office:string-value="String[] trans872= {&quot;01-Sep-2018&quot;,&quot;Credit&quot;,&quot;100.10&quot;,&quot;100.10&quot;};" calcext:value-type="string">
            <text:p>String[] trans872= {"01-Sep-2018","Credit","100.10","100.10"};</text:p>
          </table:table-cell>
        </table:table-row>
        <table:table-row table:style-name="ro2">
          <table:table-cell office:value-type="string" calcext:value-type="string">
            <text:p>String[]</text:p>
          </table:table-cell>
          <table:table-cell office:value-type="string" calcext:value-type="string">
            <text:p><text:s/>trans873</text:p>
          </table:table-cell>
          <table:table-cell office:value-type="string" calcext:value-type="string">
            <text:p>=</text:p>
          </table:table-cell>
          <table:table-cell office:value-type="string" calcext:value-type="string">
            <text:p><text:s/>{"01-Sep-2018","Credit","100.10","100.10"};</text:p>
          </table:table-cell>
          <table:table-cell table:formula="of:=COM.MICROSOFT.CONCAT([.A874];[.B874];[.C874];[.D874])" office:value-type="string" office:string-value="String[] trans873= {&quot;01-Sep-2018&quot;,&quot;Credit&quot;,&quot;100.10&quot;,&quot;100.10&quot;};" calcext:value-type="string">
            <text:p>String[] trans873= {"01-Sep-2018","Credit","100.10","100.10"};</text:p>
          </table:table-cell>
        </table:table-row>
        <table:table-row table:style-name="ro2">
          <table:table-cell office:value-type="string" calcext:value-type="string">
            <text:p>String[]</text:p>
          </table:table-cell>
          <table:table-cell office:value-type="string" calcext:value-type="string">
            <text:p><text:s/>trans874</text:p>
          </table:table-cell>
          <table:table-cell office:value-type="string" calcext:value-type="string">
            <text:p>=</text:p>
          </table:table-cell>
          <table:table-cell office:value-type="string" calcext:value-type="string">
            <text:p><text:s/>{"01-Sep-2018","Credit","100.10","100.10"};</text:p>
          </table:table-cell>
          <table:table-cell table:formula="of:=COM.MICROSOFT.CONCAT([.A875];[.B875];[.C875];[.D875])" office:value-type="string" office:string-value="String[] trans874= {&quot;01-Sep-2018&quot;,&quot;Credit&quot;,&quot;100.10&quot;,&quot;100.10&quot;};" calcext:value-type="string">
            <text:p>String[] trans874= {"01-Sep-2018","Credit","100.10","100.10"};</text:p>
          </table:table-cell>
        </table:table-row>
        <table:table-row table:style-name="ro2">
          <table:table-cell office:value-type="string" calcext:value-type="string">
            <text:p>String[]</text:p>
          </table:table-cell>
          <table:table-cell office:value-type="string" calcext:value-type="string">
            <text:p><text:s/>trans875</text:p>
          </table:table-cell>
          <table:table-cell office:value-type="string" calcext:value-type="string">
            <text:p>=</text:p>
          </table:table-cell>
          <table:table-cell office:value-type="string" calcext:value-type="string">
            <text:p><text:s/>{"01-Sep-2018","Credit","100.10","100.10"};</text:p>
          </table:table-cell>
          <table:table-cell table:formula="of:=COM.MICROSOFT.CONCAT([.A876];[.B876];[.C876];[.D876])" office:value-type="string" office:string-value="String[] trans875= {&quot;01-Sep-2018&quot;,&quot;Credit&quot;,&quot;100.10&quot;,&quot;100.10&quot;};" calcext:value-type="string">
            <text:p>String[] trans875= {"01-Sep-2018","Credit","100.10","100.10"};</text:p>
          </table:table-cell>
        </table:table-row>
        <table:table-row table:style-name="ro2">
          <table:table-cell office:value-type="string" calcext:value-type="string">
            <text:p>String[]</text:p>
          </table:table-cell>
          <table:table-cell office:value-type="string" calcext:value-type="string">
            <text:p><text:s/>trans876</text:p>
          </table:table-cell>
          <table:table-cell office:value-type="string" calcext:value-type="string">
            <text:p>=</text:p>
          </table:table-cell>
          <table:table-cell office:value-type="string" calcext:value-type="string">
            <text:p><text:s/>{"01-Sep-2018","Credit","100.10","100.10"};</text:p>
          </table:table-cell>
          <table:table-cell table:formula="of:=COM.MICROSOFT.CONCAT([.A877];[.B877];[.C877];[.D877])" office:value-type="string" office:string-value="String[] trans876= {&quot;01-Sep-2018&quot;,&quot;Credit&quot;,&quot;100.10&quot;,&quot;100.10&quot;};" calcext:value-type="string">
            <text:p>String[] trans876= {"01-Sep-2018","Credit","100.10","100.10"};</text:p>
          </table:table-cell>
        </table:table-row>
        <table:table-row table:style-name="ro2">
          <table:table-cell office:value-type="string" calcext:value-type="string">
            <text:p>String[]</text:p>
          </table:table-cell>
          <table:table-cell office:value-type="string" calcext:value-type="string">
            <text:p><text:s/>trans877</text:p>
          </table:table-cell>
          <table:table-cell office:value-type="string" calcext:value-type="string">
            <text:p>=</text:p>
          </table:table-cell>
          <table:table-cell office:value-type="string" calcext:value-type="string">
            <text:p><text:s/>{"01-Sep-2018","Credit","100.10","100.10"};</text:p>
          </table:table-cell>
          <table:table-cell table:formula="of:=COM.MICROSOFT.CONCAT([.A878];[.B878];[.C878];[.D878])" office:value-type="string" office:string-value="String[] trans877= {&quot;01-Sep-2018&quot;,&quot;Credit&quot;,&quot;100.10&quot;,&quot;100.10&quot;};" calcext:value-type="string">
            <text:p>String[] trans877= {"01-Sep-2018","Credit","100.10","100.10"};</text:p>
          </table:table-cell>
        </table:table-row>
        <table:table-row table:style-name="ro2">
          <table:table-cell office:value-type="string" calcext:value-type="string">
            <text:p>String[]</text:p>
          </table:table-cell>
          <table:table-cell office:value-type="string" calcext:value-type="string">
            <text:p><text:s/>trans878</text:p>
          </table:table-cell>
          <table:table-cell office:value-type="string" calcext:value-type="string">
            <text:p>=</text:p>
          </table:table-cell>
          <table:table-cell office:value-type="string" calcext:value-type="string">
            <text:p><text:s/>{"01-Sep-2018","Credit","100.10","100.10"};</text:p>
          </table:table-cell>
          <table:table-cell table:formula="of:=COM.MICROSOFT.CONCAT([.A879];[.B879];[.C879];[.D879])" office:value-type="string" office:string-value="String[] trans878= {&quot;01-Sep-2018&quot;,&quot;Credit&quot;,&quot;100.10&quot;,&quot;100.10&quot;};" calcext:value-type="string">
            <text:p>String[] trans878= {"01-Sep-2018","Credit","100.10","100.10"};</text:p>
          </table:table-cell>
        </table:table-row>
        <table:table-row table:style-name="ro2">
          <table:table-cell office:value-type="string" calcext:value-type="string">
            <text:p>String[]</text:p>
          </table:table-cell>
          <table:table-cell office:value-type="string" calcext:value-type="string">
            <text:p><text:s/>trans879</text:p>
          </table:table-cell>
          <table:table-cell office:value-type="string" calcext:value-type="string">
            <text:p>=</text:p>
          </table:table-cell>
          <table:table-cell office:value-type="string" calcext:value-type="string">
            <text:p><text:s/>{"01-Sep-2018","Credit","100.10","100.10"};</text:p>
          </table:table-cell>
          <table:table-cell table:formula="of:=COM.MICROSOFT.CONCAT([.A880];[.B880];[.C880];[.D880])" office:value-type="string" office:string-value="String[] trans879= {&quot;01-Sep-2018&quot;,&quot;Credit&quot;,&quot;100.10&quot;,&quot;100.10&quot;};" calcext:value-type="string">
            <text:p>String[] trans879= {"01-Sep-2018","Credit","100.10","100.10"};</text:p>
          </table:table-cell>
        </table:table-row>
        <table:table-row table:style-name="ro2">
          <table:table-cell office:value-type="string" calcext:value-type="string">
            <text:p>String[]</text:p>
          </table:table-cell>
          <table:table-cell office:value-type="string" calcext:value-type="string">
            <text:p><text:s/>trans880</text:p>
          </table:table-cell>
          <table:table-cell office:value-type="string" calcext:value-type="string">
            <text:p>=</text:p>
          </table:table-cell>
          <table:table-cell office:value-type="string" calcext:value-type="string">
            <text:p><text:s/>{"01-Sep-2018","Credit","100.10","100.10"};</text:p>
          </table:table-cell>
          <table:table-cell table:formula="of:=COM.MICROSOFT.CONCAT([.A881];[.B881];[.C881];[.D881])" office:value-type="string" office:string-value="String[] trans880= {&quot;01-Sep-2018&quot;,&quot;Credit&quot;,&quot;100.10&quot;,&quot;100.10&quot;};" calcext:value-type="string">
            <text:p>String[] trans880= {"01-Sep-2018","Credit","100.10","100.10"};</text:p>
          </table:table-cell>
        </table:table-row>
        <table:table-row table:style-name="ro2">
          <table:table-cell office:value-type="string" calcext:value-type="string">
            <text:p>String[]</text:p>
          </table:table-cell>
          <table:table-cell office:value-type="string" calcext:value-type="string">
            <text:p><text:s/>trans881</text:p>
          </table:table-cell>
          <table:table-cell office:value-type="string" calcext:value-type="string">
            <text:p>=</text:p>
          </table:table-cell>
          <table:table-cell office:value-type="string" calcext:value-type="string">
            <text:p><text:s/>{"01-Sep-2018","Credit","100.10","100.10"};</text:p>
          </table:table-cell>
          <table:table-cell table:formula="of:=COM.MICROSOFT.CONCAT([.A882];[.B882];[.C882];[.D882])" office:value-type="string" office:string-value="String[] trans881= {&quot;01-Sep-2018&quot;,&quot;Credit&quot;,&quot;100.10&quot;,&quot;100.10&quot;};" calcext:value-type="string">
            <text:p>String[] trans881= {"01-Sep-2018","Credit","100.10","100.10"};</text:p>
          </table:table-cell>
        </table:table-row>
        <table:table-row table:style-name="ro2">
          <table:table-cell office:value-type="string" calcext:value-type="string">
            <text:p>String[]</text:p>
          </table:table-cell>
          <table:table-cell office:value-type="string" calcext:value-type="string">
            <text:p><text:s/>trans882</text:p>
          </table:table-cell>
          <table:table-cell office:value-type="string" calcext:value-type="string">
            <text:p>=</text:p>
          </table:table-cell>
          <table:table-cell office:value-type="string" calcext:value-type="string">
            <text:p><text:s/>{"01-Sep-2018","Credit","100.10","100.10"};</text:p>
          </table:table-cell>
          <table:table-cell table:formula="of:=COM.MICROSOFT.CONCAT([.A883];[.B883];[.C883];[.D883])" office:value-type="string" office:string-value="String[] trans882= {&quot;01-Sep-2018&quot;,&quot;Credit&quot;,&quot;100.10&quot;,&quot;100.10&quot;};" calcext:value-type="string">
            <text:p>String[] trans882= {"01-Sep-2018","Credit","100.10","100.10"};</text:p>
          </table:table-cell>
        </table:table-row>
        <table:table-row table:style-name="ro2">
          <table:table-cell office:value-type="string" calcext:value-type="string">
            <text:p>String[]</text:p>
          </table:table-cell>
          <table:table-cell office:value-type="string" calcext:value-type="string">
            <text:p><text:s/>trans883</text:p>
          </table:table-cell>
          <table:table-cell office:value-type="string" calcext:value-type="string">
            <text:p>=</text:p>
          </table:table-cell>
          <table:table-cell office:value-type="string" calcext:value-type="string">
            <text:p><text:s/>{"01-Sep-2018","Credit","100.10","100.10"};</text:p>
          </table:table-cell>
          <table:table-cell table:formula="of:=COM.MICROSOFT.CONCAT([.A884];[.B884];[.C884];[.D884])" office:value-type="string" office:string-value="String[] trans883= {&quot;01-Sep-2018&quot;,&quot;Credit&quot;,&quot;100.10&quot;,&quot;100.10&quot;};" calcext:value-type="string">
            <text:p>String[] trans883= {"01-Sep-2018","Credit","100.10","100.10"};</text:p>
          </table:table-cell>
        </table:table-row>
        <table:table-row table:style-name="ro2">
          <table:table-cell office:value-type="string" calcext:value-type="string">
            <text:p>String[]</text:p>
          </table:table-cell>
          <table:table-cell office:value-type="string" calcext:value-type="string">
            <text:p><text:s/>trans884</text:p>
          </table:table-cell>
          <table:table-cell office:value-type="string" calcext:value-type="string">
            <text:p>=</text:p>
          </table:table-cell>
          <table:table-cell office:value-type="string" calcext:value-type="string">
            <text:p><text:s/>{"01-Sep-2018","Credit","100.10","100.10"};</text:p>
          </table:table-cell>
          <table:table-cell table:formula="of:=COM.MICROSOFT.CONCAT([.A885];[.B885];[.C885];[.D885])" office:value-type="string" office:string-value="String[] trans884= {&quot;01-Sep-2018&quot;,&quot;Credit&quot;,&quot;100.10&quot;,&quot;100.10&quot;};" calcext:value-type="string">
            <text:p>String[] trans884= {"01-Sep-2018","Credit","100.10","100.10"};</text:p>
          </table:table-cell>
        </table:table-row>
        <table:table-row table:style-name="ro2">
          <table:table-cell office:value-type="string" calcext:value-type="string">
            <text:p>String[]</text:p>
          </table:table-cell>
          <table:table-cell office:value-type="string" calcext:value-type="string">
            <text:p><text:s/>trans885</text:p>
          </table:table-cell>
          <table:table-cell office:value-type="string" calcext:value-type="string">
            <text:p>=</text:p>
          </table:table-cell>
          <table:table-cell office:value-type="string" calcext:value-type="string">
            <text:p><text:s/>{"01-Sep-2018","Credit","100.10","100.10"};</text:p>
          </table:table-cell>
          <table:table-cell table:formula="of:=COM.MICROSOFT.CONCAT([.A886];[.B886];[.C886];[.D886])" office:value-type="string" office:string-value="String[] trans885= {&quot;01-Sep-2018&quot;,&quot;Credit&quot;,&quot;100.10&quot;,&quot;100.10&quot;};" calcext:value-type="string">
            <text:p>String[] trans885= {"01-Sep-2018","Credit","100.10","100.10"};</text:p>
          </table:table-cell>
        </table:table-row>
        <table:table-row table:style-name="ro2">
          <table:table-cell office:value-type="string" calcext:value-type="string">
            <text:p>String[]</text:p>
          </table:table-cell>
          <table:table-cell office:value-type="string" calcext:value-type="string">
            <text:p><text:s/>trans886</text:p>
          </table:table-cell>
          <table:table-cell office:value-type="string" calcext:value-type="string">
            <text:p>=</text:p>
          </table:table-cell>
          <table:table-cell office:value-type="string" calcext:value-type="string">
            <text:p><text:s/>{"01-Sep-2018","Credit","100.10","100.10"};</text:p>
          </table:table-cell>
          <table:table-cell table:formula="of:=COM.MICROSOFT.CONCAT([.A887];[.B887];[.C887];[.D887])" office:value-type="string" office:string-value="String[] trans886= {&quot;01-Sep-2018&quot;,&quot;Credit&quot;,&quot;100.10&quot;,&quot;100.10&quot;};" calcext:value-type="string">
            <text:p>String[] trans886= {"01-Sep-2018","Credit","100.10","100.10"};</text:p>
          </table:table-cell>
        </table:table-row>
        <table:table-row table:style-name="ro2">
          <table:table-cell office:value-type="string" calcext:value-type="string">
            <text:p>String[]</text:p>
          </table:table-cell>
          <table:table-cell office:value-type="string" calcext:value-type="string">
            <text:p><text:s/>trans887</text:p>
          </table:table-cell>
          <table:table-cell office:value-type="string" calcext:value-type="string">
            <text:p>=</text:p>
          </table:table-cell>
          <table:table-cell office:value-type="string" calcext:value-type="string">
            <text:p><text:s/>{"01-Sep-2018","Credit","100.10","100.10"};</text:p>
          </table:table-cell>
          <table:table-cell table:formula="of:=COM.MICROSOFT.CONCAT([.A888];[.B888];[.C888];[.D888])" office:value-type="string" office:string-value="String[] trans887= {&quot;01-Sep-2018&quot;,&quot;Credit&quot;,&quot;100.10&quot;,&quot;100.10&quot;};" calcext:value-type="string">
            <text:p>String[] trans887= {"01-Sep-2018","Credit","100.10","100.10"};</text:p>
          </table:table-cell>
        </table:table-row>
        <table:table-row table:style-name="ro2">
          <table:table-cell office:value-type="string" calcext:value-type="string">
            <text:p>String[]</text:p>
          </table:table-cell>
          <table:table-cell office:value-type="string" calcext:value-type="string">
            <text:p><text:s/>trans888</text:p>
          </table:table-cell>
          <table:table-cell office:value-type="string" calcext:value-type="string">
            <text:p>=</text:p>
          </table:table-cell>
          <table:table-cell office:value-type="string" calcext:value-type="string">
            <text:p><text:s/>{"01-Sep-2018","Credit","100.10","100.10"};</text:p>
          </table:table-cell>
          <table:table-cell table:formula="of:=COM.MICROSOFT.CONCAT([.A889];[.B889];[.C889];[.D889])" office:value-type="string" office:string-value="String[] trans888= {&quot;01-Sep-2018&quot;,&quot;Credit&quot;,&quot;100.10&quot;,&quot;100.10&quot;};" calcext:value-type="string">
            <text:p>String[] trans888= {"01-Sep-2018","Credit","100.10","100.10"};</text:p>
          </table:table-cell>
        </table:table-row>
        <table:table-row table:style-name="ro2">
          <table:table-cell office:value-type="string" calcext:value-type="string">
            <text:p>String[]</text:p>
          </table:table-cell>
          <table:table-cell office:value-type="string" calcext:value-type="string">
            <text:p><text:s/>trans889</text:p>
          </table:table-cell>
          <table:table-cell office:value-type="string" calcext:value-type="string">
            <text:p>=</text:p>
          </table:table-cell>
          <table:table-cell office:value-type="string" calcext:value-type="string">
            <text:p><text:s/>{"01-Sep-2018","Credit","100.10","100.10"};</text:p>
          </table:table-cell>
          <table:table-cell table:formula="of:=COM.MICROSOFT.CONCAT([.A890];[.B890];[.C890];[.D890])" office:value-type="string" office:string-value="String[] trans889= {&quot;01-Sep-2018&quot;,&quot;Credit&quot;,&quot;100.10&quot;,&quot;100.10&quot;};" calcext:value-type="string">
            <text:p>String[] trans889= {"01-Sep-2018","Credit","100.10","100.10"};</text:p>
          </table:table-cell>
        </table:table-row>
        <table:table-row table:style-name="ro2">
          <table:table-cell office:value-type="string" calcext:value-type="string">
            <text:p>String[]</text:p>
          </table:table-cell>
          <table:table-cell office:value-type="string" calcext:value-type="string">
            <text:p><text:s/>trans890</text:p>
          </table:table-cell>
          <table:table-cell office:value-type="string" calcext:value-type="string">
            <text:p>=</text:p>
          </table:table-cell>
          <table:table-cell office:value-type="string" calcext:value-type="string">
            <text:p><text:s/>{"01-Sep-2018","Credit","100.10","100.10"};</text:p>
          </table:table-cell>
          <table:table-cell table:formula="of:=COM.MICROSOFT.CONCAT([.A891];[.B891];[.C891];[.D891])" office:value-type="string" office:string-value="String[] trans890= {&quot;01-Sep-2018&quot;,&quot;Credit&quot;,&quot;100.10&quot;,&quot;100.10&quot;};" calcext:value-type="string">
            <text:p>String[] trans890= {"01-Sep-2018","Credit","100.10","100.10"};</text:p>
          </table:table-cell>
        </table:table-row>
        <table:table-row table:style-name="ro2">
          <table:table-cell office:value-type="string" calcext:value-type="string">
            <text:p>String[]</text:p>
          </table:table-cell>
          <table:table-cell office:value-type="string" calcext:value-type="string">
            <text:p><text:s/>trans891</text:p>
          </table:table-cell>
          <table:table-cell office:value-type="string" calcext:value-type="string">
            <text:p>=</text:p>
          </table:table-cell>
          <table:table-cell office:value-type="string" calcext:value-type="string">
            <text:p><text:s/>{"01-Sep-2018","Credit","100.10","100.10"};</text:p>
          </table:table-cell>
          <table:table-cell table:formula="of:=COM.MICROSOFT.CONCAT([.A892];[.B892];[.C892];[.D892])" office:value-type="string" office:string-value="String[] trans891= {&quot;01-Sep-2018&quot;,&quot;Credit&quot;,&quot;100.10&quot;,&quot;100.10&quot;};" calcext:value-type="string">
            <text:p>String[] trans891= {"01-Sep-2018","Credit","100.10","100.10"};</text:p>
          </table:table-cell>
        </table:table-row>
        <table:table-row table:style-name="ro2">
          <table:table-cell office:value-type="string" calcext:value-type="string">
            <text:p>String[]</text:p>
          </table:table-cell>
          <table:table-cell office:value-type="string" calcext:value-type="string">
            <text:p><text:s/>trans892</text:p>
          </table:table-cell>
          <table:table-cell office:value-type="string" calcext:value-type="string">
            <text:p>=</text:p>
          </table:table-cell>
          <table:table-cell office:value-type="string" calcext:value-type="string">
            <text:p><text:s/>{"01-Sep-2018","Credit","100.10","100.10"};</text:p>
          </table:table-cell>
          <table:table-cell table:formula="of:=COM.MICROSOFT.CONCAT([.A893];[.B893];[.C893];[.D893])" office:value-type="string" office:string-value="String[] trans892= {&quot;01-Sep-2018&quot;,&quot;Credit&quot;,&quot;100.10&quot;,&quot;100.10&quot;};" calcext:value-type="string">
            <text:p>String[] trans892= {"01-Sep-2018","Credit","100.10","100.10"};</text:p>
          </table:table-cell>
        </table:table-row>
        <table:table-row table:style-name="ro2">
          <table:table-cell office:value-type="string" calcext:value-type="string">
            <text:p>String[]</text:p>
          </table:table-cell>
          <table:table-cell office:value-type="string" calcext:value-type="string">
            <text:p><text:s/>trans893</text:p>
          </table:table-cell>
          <table:table-cell office:value-type="string" calcext:value-type="string">
            <text:p>=</text:p>
          </table:table-cell>
          <table:table-cell office:value-type="string" calcext:value-type="string">
            <text:p><text:s/>{"01-Sep-2018","Credit","100.10","100.10"};</text:p>
          </table:table-cell>
          <table:table-cell table:formula="of:=COM.MICROSOFT.CONCAT([.A894];[.B894];[.C894];[.D894])" office:value-type="string" office:string-value="String[] trans893= {&quot;01-Sep-2018&quot;,&quot;Credit&quot;,&quot;100.10&quot;,&quot;100.10&quot;};" calcext:value-type="string">
            <text:p>String[] trans893= {"01-Sep-2018","Credit","100.10","100.10"};</text:p>
          </table:table-cell>
        </table:table-row>
        <table:table-row table:style-name="ro2">
          <table:table-cell office:value-type="string" calcext:value-type="string">
            <text:p>String[]</text:p>
          </table:table-cell>
          <table:table-cell office:value-type="string" calcext:value-type="string">
            <text:p><text:s/>trans894</text:p>
          </table:table-cell>
          <table:table-cell office:value-type="string" calcext:value-type="string">
            <text:p>=</text:p>
          </table:table-cell>
          <table:table-cell office:value-type="string" calcext:value-type="string">
            <text:p><text:s/>{"01-Sep-2018","Credit","100.10","100.10"};</text:p>
          </table:table-cell>
          <table:table-cell table:formula="of:=COM.MICROSOFT.CONCAT([.A895];[.B895];[.C895];[.D895])" office:value-type="string" office:string-value="String[] trans894= {&quot;01-Sep-2018&quot;,&quot;Credit&quot;,&quot;100.10&quot;,&quot;100.10&quot;};" calcext:value-type="string">
            <text:p>String[] trans894= {"01-Sep-2018","Credit","100.10","100.10"};</text:p>
          </table:table-cell>
        </table:table-row>
        <table:table-row table:style-name="ro2">
          <table:table-cell office:value-type="string" calcext:value-type="string">
            <text:p>String[]</text:p>
          </table:table-cell>
          <table:table-cell office:value-type="string" calcext:value-type="string">
            <text:p><text:s/>trans895</text:p>
          </table:table-cell>
          <table:table-cell office:value-type="string" calcext:value-type="string">
            <text:p>=</text:p>
          </table:table-cell>
          <table:table-cell office:value-type="string" calcext:value-type="string">
            <text:p><text:s/>{"01-Sep-2018","Credit","100.10","100.10"};</text:p>
          </table:table-cell>
          <table:table-cell table:formula="of:=COM.MICROSOFT.CONCAT([.A896];[.B896];[.C896];[.D896])" office:value-type="string" office:string-value="String[] trans895= {&quot;01-Sep-2018&quot;,&quot;Credit&quot;,&quot;100.10&quot;,&quot;100.10&quot;};" calcext:value-type="string">
            <text:p>String[] trans895= {"01-Sep-2018","Credit","100.10","100.10"};</text:p>
          </table:table-cell>
        </table:table-row>
        <table:table-row table:style-name="ro2">
          <table:table-cell office:value-type="string" calcext:value-type="string">
            <text:p>String[]</text:p>
          </table:table-cell>
          <table:table-cell office:value-type="string" calcext:value-type="string">
            <text:p><text:s/>trans896</text:p>
          </table:table-cell>
          <table:table-cell office:value-type="string" calcext:value-type="string">
            <text:p>=</text:p>
          </table:table-cell>
          <table:table-cell office:value-type="string" calcext:value-type="string">
            <text:p><text:s/>{"01-Sep-2018","Credit","100.10","100.10"};</text:p>
          </table:table-cell>
          <table:table-cell table:formula="of:=COM.MICROSOFT.CONCAT([.A897];[.B897];[.C897];[.D897])" office:value-type="string" office:string-value="String[] trans896= {&quot;01-Sep-2018&quot;,&quot;Credit&quot;,&quot;100.10&quot;,&quot;100.10&quot;};" calcext:value-type="string">
            <text:p>String[] trans896= {"01-Sep-2018","Credit","100.10","100.10"};</text:p>
          </table:table-cell>
        </table:table-row>
        <table:table-row table:style-name="ro2">
          <table:table-cell office:value-type="string" calcext:value-type="string">
            <text:p>String[]</text:p>
          </table:table-cell>
          <table:table-cell office:value-type="string" calcext:value-type="string">
            <text:p><text:s/>trans897</text:p>
          </table:table-cell>
          <table:table-cell office:value-type="string" calcext:value-type="string">
            <text:p>=</text:p>
          </table:table-cell>
          <table:table-cell office:value-type="string" calcext:value-type="string">
            <text:p><text:s/>{"01-Sep-2018","Credit","100.10","100.10"};</text:p>
          </table:table-cell>
          <table:table-cell table:formula="of:=COM.MICROSOFT.CONCAT([.A898];[.B898];[.C898];[.D898])" office:value-type="string" office:string-value="String[] trans897= {&quot;01-Sep-2018&quot;,&quot;Credit&quot;,&quot;100.10&quot;,&quot;100.10&quot;};" calcext:value-type="string">
            <text:p>String[] trans897= {"01-Sep-2018","Credit","100.10","100.10"};</text:p>
          </table:table-cell>
        </table:table-row>
        <table:table-row table:style-name="ro2">
          <table:table-cell office:value-type="string" calcext:value-type="string">
            <text:p>String[]</text:p>
          </table:table-cell>
          <table:table-cell office:value-type="string" calcext:value-type="string">
            <text:p><text:s/>trans898</text:p>
          </table:table-cell>
          <table:table-cell office:value-type="string" calcext:value-type="string">
            <text:p>=</text:p>
          </table:table-cell>
          <table:table-cell office:value-type="string" calcext:value-type="string">
            <text:p><text:s/>{"01-Sep-2018","Credit","100.10","100.10"};</text:p>
          </table:table-cell>
          <table:table-cell table:formula="of:=COM.MICROSOFT.CONCAT([.A899];[.B899];[.C899];[.D899])" office:value-type="string" office:string-value="String[] trans898= {&quot;01-Sep-2018&quot;,&quot;Credit&quot;,&quot;100.10&quot;,&quot;100.10&quot;};" calcext:value-type="string">
            <text:p>String[] trans898= {"01-Sep-2018","Credit","100.10","100.10"};</text:p>
          </table:table-cell>
        </table:table-row>
        <table:table-row table:style-name="ro2">
          <table:table-cell office:value-type="string" calcext:value-type="string">
            <text:p>String[]</text:p>
          </table:table-cell>
          <table:table-cell office:value-type="string" calcext:value-type="string">
            <text:p><text:s/>trans899</text:p>
          </table:table-cell>
          <table:table-cell office:value-type="string" calcext:value-type="string">
            <text:p>=</text:p>
          </table:table-cell>
          <table:table-cell office:value-type="string" calcext:value-type="string">
            <text:p><text:s/>{"01-Sep-2018","Credit","100.10","100.10"};</text:p>
          </table:table-cell>
          <table:table-cell table:formula="of:=COM.MICROSOFT.CONCAT([.A900];[.B900];[.C900];[.D900])" office:value-type="string" office:string-value="String[] trans899= {&quot;01-Sep-2018&quot;,&quot;Credit&quot;,&quot;100.10&quot;,&quot;100.10&quot;};" calcext:value-type="string">
            <text:p>String[] trans899= {"01-Sep-2018","Credit","100.10","100.10"};</text:p>
          </table:table-cell>
        </table:table-row>
        <table:table-row table:style-name="ro2">
          <table:table-cell office:value-type="string" calcext:value-type="string">
            <text:p>String[]</text:p>
          </table:table-cell>
          <table:table-cell office:value-type="string" calcext:value-type="string">
            <text:p><text:s/>trans900</text:p>
          </table:table-cell>
          <table:table-cell office:value-type="string" calcext:value-type="string">
            <text:p>=</text:p>
          </table:table-cell>
          <table:table-cell office:value-type="string" calcext:value-type="string">
            <text:p><text:s/>{"01-Sep-2018","Credit","100.10","100.10"};</text:p>
          </table:table-cell>
          <table:table-cell table:formula="of:=COM.MICROSOFT.CONCAT([.A901];[.B901];[.C901];[.D901])" office:value-type="string" office:string-value="String[] trans900= {&quot;01-Sep-2018&quot;,&quot;Credit&quot;,&quot;100.10&quot;,&quot;100.10&quot;};" calcext:value-type="string">
            <text:p>String[] trans900= {"01-Sep-2018","Credit","100.10","100.10"};</text:p>
          </table:table-cell>
        </table:table-row>
        <table:table-row table:style-name="ro2">
          <table:table-cell office:value-type="string" calcext:value-type="string">
            <text:p>String[]</text:p>
          </table:table-cell>
          <table:table-cell office:value-type="string" calcext:value-type="string">
            <text:p><text:s/>trans901</text:p>
          </table:table-cell>
          <table:table-cell office:value-type="string" calcext:value-type="string">
            <text:p>=</text:p>
          </table:table-cell>
          <table:table-cell office:value-type="string" calcext:value-type="string">
            <text:p><text:s/>{"01-Sep-2018","Credit","100.10","100.10"};</text:p>
          </table:table-cell>
          <table:table-cell table:formula="of:=COM.MICROSOFT.CONCAT([.A902];[.B902];[.C902];[.D902])" office:value-type="string" office:string-value="String[] trans901= {&quot;01-Sep-2018&quot;,&quot;Credit&quot;,&quot;100.10&quot;,&quot;100.10&quot;};" calcext:value-type="string">
            <text:p>String[] trans901= {"01-Sep-2018","Credit","100.10","100.10"};</text:p>
          </table:table-cell>
        </table:table-row>
        <table:table-row table:style-name="ro2">
          <table:table-cell office:value-type="string" calcext:value-type="string">
            <text:p>String[]</text:p>
          </table:table-cell>
          <table:table-cell office:value-type="string" calcext:value-type="string">
            <text:p><text:s/>trans902</text:p>
          </table:table-cell>
          <table:table-cell office:value-type="string" calcext:value-type="string">
            <text:p>=</text:p>
          </table:table-cell>
          <table:table-cell office:value-type="string" calcext:value-type="string">
            <text:p><text:s/>{"01-Sep-2018","Credit","100.10","100.10"};</text:p>
          </table:table-cell>
          <table:table-cell table:formula="of:=COM.MICROSOFT.CONCAT([.A903];[.B903];[.C903];[.D903])" office:value-type="string" office:string-value="String[] trans902= {&quot;01-Sep-2018&quot;,&quot;Credit&quot;,&quot;100.10&quot;,&quot;100.10&quot;};" calcext:value-type="string">
            <text:p>String[] trans902= {"01-Sep-2018","Credit","100.10","100.10"};</text:p>
          </table:table-cell>
        </table:table-row>
        <table:table-row table:style-name="ro2">
          <table:table-cell office:value-type="string" calcext:value-type="string">
            <text:p>String[]</text:p>
          </table:table-cell>
          <table:table-cell office:value-type="string" calcext:value-type="string">
            <text:p><text:s/>trans903</text:p>
          </table:table-cell>
          <table:table-cell office:value-type="string" calcext:value-type="string">
            <text:p>=</text:p>
          </table:table-cell>
          <table:table-cell office:value-type="string" calcext:value-type="string">
            <text:p><text:s/>{"01-Sep-2018","Credit","100.10","100.10"};</text:p>
          </table:table-cell>
          <table:table-cell table:formula="of:=COM.MICROSOFT.CONCAT([.A904];[.B904];[.C904];[.D904])" office:value-type="string" office:string-value="String[] trans903= {&quot;01-Sep-2018&quot;,&quot;Credit&quot;,&quot;100.10&quot;,&quot;100.10&quot;};" calcext:value-type="string">
            <text:p>String[] trans903= {"01-Sep-2018","Credit","100.10","100.10"};</text:p>
          </table:table-cell>
        </table:table-row>
        <table:table-row table:style-name="ro2">
          <table:table-cell office:value-type="string" calcext:value-type="string">
            <text:p>String[]</text:p>
          </table:table-cell>
          <table:table-cell office:value-type="string" calcext:value-type="string">
            <text:p><text:s/>trans904</text:p>
          </table:table-cell>
          <table:table-cell office:value-type="string" calcext:value-type="string">
            <text:p>=</text:p>
          </table:table-cell>
          <table:table-cell office:value-type="string" calcext:value-type="string">
            <text:p><text:s/>{"01-Sep-2018","Credit","100.10","100.10"};</text:p>
          </table:table-cell>
          <table:table-cell table:formula="of:=COM.MICROSOFT.CONCAT([.A905];[.B905];[.C905];[.D905])" office:value-type="string" office:string-value="String[] trans904= {&quot;01-Sep-2018&quot;,&quot;Credit&quot;,&quot;100.10&quot;,&quot;100.10&quot;};" calcext:value-type="string">
            <text:p>String[] trans904= {"01-Sep-2018","Credit","100.10","100.10"};</text:p>
          </table:table-cell>
        </table:table-row>
        <table:table-row table:style-name="ro2">
          <table:table-cell office:value-type="string" calcext:value-type="string">
            <text:p>String[]</text:p>
          </table:table-cell>
          <table:table-cell office:value-type="string" calcext:value-type="string">
            <text:p><text:s/>trans905</text:p>
          </table:table-cell>
          <table:table-cell office:value-type="string" calcext:value-type="string">
            <text:p>=</text:p>
          </table:table-cell>
          <table:table-cell office:value-type="string" calcext:value-type="string">
            <text:p><text:s/>{"01-Sep-2018","Credit","100.10","100.10"};</text:p>
          </table:table-cell>
          <table:table-cell table:formula="of:=COM.MICROSOFT.CONCAT([.A906];[.B906];[.C906];[.D906])" office:value-type="string" office:string-value="String[] trans905= {&quot;01-Sep-2018&quot;,&quot;Credit&quot;,&quot;100.10&quot;,&quot;100.10&quot;};" calcext:value-type="string">
            <text:p>String[] trans905= {"01-Sep-2018","Credit","100.10","100.10"};</text:p>
          </table:table-cell>
        </table:table-row>
        <table:table-row table:style-name="ro2">
          <table:table-cell office:value-type="string" calcext:value-type="string">
            <text:p>String[]</text:p>
          </table:table-cell>
          <table:table-cell office:value-type="string" calcext:value-type="string">
            <text:p><text:s/>trans906</text:p>
          </table:table-cell>
          <table:table-cell office:value-type="string" calcext:value-type="string">
            <text:p>=</text:p>
          </table:table-cell>
          <table:table-cell office:value-type="string" calcext:value-type="string">
            <text:p><text:s/>{"01-Sep-2018","Credit","100.10","100.10"};</text:p>
          </table:table-cell>
          <table:table-cell table:formula="of:=COM.MICROSOFT.CONCAT([.A907];[.B907];[.C907];[.D907])" office:value-type="string" office:string-value="String[] trans906= {&quot;01-Sep-2018&quot;,&quot;Credit&quot;,&quot;100.10&quot;,&quot;100.10&quot;};" calcext:value-type="string">
            <text:p>String[] trans906= {"01-Sep-2018","Credit","100.10","100.10"};</text:p>
          </table:table-cell>
        </table:table-row>
        <table:table-row table:style-name="ro2">
          <table:table-cell office:value-type="string" calcext:value-type="string">
            <text:p>String[]</text:p>
          </table:table-cell>
          <table:table-cell office:value-type="string" calcext:value-type="string">
            <text:p><text:s/>trans907</text:p>
          </table:table-cell>
          <table:table-cell office:value-type="string" calcext:value-type="string">
            <text:p>=</text:p>
          </table:table-cell>
          <table:table-cell office:value-type="string" calcext:value-type="string">
            <text:p><text:s/>{"01-Sep-2018","Credit","100.10","100.10"};</text:p>
          </table:table-cell>
          <table:table-cell table:formula="of:=COM.MICROSOFT.CONCAT([.A908];[.B908];[.C908];[.D908])" office:value-type="string" office:string-value="String[] trans907= {&quot;01-Sep-2018&quot;,&quot;Credit&quot;,&quot;100.10&quot;,&quot;100.10&quot;};" calcext:value-type="string">
            <text:p>String[] trans907= {"01-Sep-2018","Credit","100.10","100.10"};</text:p>
          </table:table-cell>
        </table:table-row>
        <table:table-row table:style-name="ro2">
          <table:table-cell office:value-type="string" calcext:value-type="string">
            <text:p>String[]</text:p>
          </table:table-cell>
          <table:table-cell office:value-type="string" calcext:value-type="string">
            <text:p><text:s/>trans908</text:p>
          </table:table-cell>
          <table:table-cell office:value-type="string" calcext:value-type="string">
            <text:p>=</text:p>
          </table:table-cell>
          <table:table-cell office:value-type="string" calcext:value-type="string">
            <text:p><text:s/>{"01-Sep-2018","Credit","100.10","100.10"};</text:p>
          </table:table-cell>
          <table:table-cell table:formula="of:=COM.MICROSOFT.CONCAT([.A909];[.B909];[.C909];[.D909])" office:value-type="string" office:string-value="String[] trans908= {&quot;01-Sep-2018&quot;,&quot;Credit&quot;,&quot;100.10&quot;,&quot;100.10&quot;};" calcext:value-type="string">
            <text:p>String[] trans908= {"01-Sep-2018","Credit","100.10","100.10"};</text:p>
          </table:table-cell>
        </table:table-row>
        <table:table-row table:style-name="ro2">
          <table:table-cell office:value-type="string" calcext:value-type="string">
            <text:p>String[]</text:p>
          </table:table-cell>
          <table:table-cell office:value-type="string" calcext:value-type="string">
            <text:p><text:s/>trans909</text:p>
          </table:table-cell>
          <table:table-cell office:value-type="string" calcext:value-type="string">
            <text:p>=</text:p>
          </table:table-cell>
          <table:table-cell office:value-type="string" calcext:value-type="string">
            <text:p><text:s/>{"01-Sep-2018","Credit","100.10","100.10"};</text:p>
          </table:table-cell>
          <table:table-cell table:formula="of:=COM.MICROSOFT.CONCAT([.A910];[.B910];[.C910];[.D910])" office:value-type="string" office:string-value="String[] trans909= {&quot;01-Sep-2018&quot;,&quot;Credit&quot;,&quot;100.10&quot;,&quot;100.10&quot;};" calcext:value-type="string">
            <text:p>String[] trans909= {"01-Sep-2018","Credit","100.10","100.10"};</text:p>
          </table:table-cell>
        </table:table-row>
        <table:table-row table:style-name="ro2">
          <table:table-cell office:value-type="string" calcext:value-type="string">
            <text:p>String[]</text:p>
          </table:table-cell>
          <table:table-cell office:value-type="string" calcext:value-type="string">
            <text:p><text:s/>trans910</text:p>
          </table:table-cell>
          <table:table-cell office:value-type="string" calcext:value-type="string">
            <text:p>=</text:p>
          </table:table-cell>
          <table:table-cell office:value-type="string" calcext:value-type="string">
            <text:p><text:s/>{"01-Sep-2018","Credit","100.10","100.10"};</text:p>
          </table:table-cell>
          <table:table-cell table:formula="of:=COM.MICROSOFT.CONCAT([.A911];[.B911];[.C911];[.D911])" office:value-type="string" office:string-value="String[] trans910= {&quot;01-Sep-2018&quot;,&quot;Credit&quot;,&quot;100.10&quot;,&quot;100.10&quot;};" calcext:value-type="string">
            <text:p>String[] trans910= {"01-Sep-2018","Credit","100.10","100.10"};</text:p>
          </table:table-cell>
        </table:table-row>
        <table:table-row table:style-name="ro2">
          <table:table-cell office:value-type="string" calcext:value-type="string">
            <text:p>String[]</text:p>
          </table:table-cell>
          <table:table-cell office:value-type="string" calcext:value-type="string">
            <text:p><text:s/>trans911</text:p>
          </table:table-cell>
          <table:table-cell office:value-type="string" calcext:value-type="string">
            <text:p>=</text:p>
          </table:table-cell>
          <table:table-cell office:value-type="string" calcext:value-type="string">
            <text:p><text:s/>{"01-Sep-2018","Credit","100.10","100.10"};</text:p>
          </table:table-cell>
          <table:table-cell table:formula="of:=COM.MICROSOFT.CONCAT([.A912];[.B912];[.C912];[.D912])" office:value-type="string" office:string-value="String[] trans911= {&quot;01-Sep-2018&quot;,&quot;Credit&quot;,&quot;100.10&quot;,&quot;100.10&quot;};" calcext:value-type="string">
            <text:p>String[] trans911= {"01-Sep-2018","Credit","100.10","100.10"};</text:p>
          </table:table-cell>
        </table:table-row>
        <table:table-row table:style-name="ro2">
          <table:table-cell office:value-type="string" calcext:value-type="string">
            <text:p>String[]</text:p>
          </table:table-cell>
          <table:table-cell office:value-type="string" calcext:value-type="string">
            <text:p><text:s/>trans912</text:p>
          </table:table-cell>
          <table:table-cell office:value-type="string" calcext:value-type="string">
            <text:p>=</text:p>
          </table:table-cell>
          <table:table-cell office:value-type="string" calcext:value-type="string">
            <text:p><text:s/>{"01-Sep-2018","Credit","100.10","100.10"};</text:p>
          </table:table-cell>
          <table:table-cell table:formula="of:=COM.MICROSOFT.CONCAT([.A913];[.B913];[.C913];[.D913])" office:value-type="string" office:string-value="String[] trans912= {&quot;01-Sep-2018&quot;,&quot;Credit&quot;,&quot;100.10&quot;,&quot;100.10&quot;};" calcext:value-type="string">
            <text:p>String[] trans912= {"01-Sep-2018","Credit","100.10","100.10"};</text:p>
          </table:table-cell>
        </table:table-row>
        <table:table-row table:style-name="ro2">
          <table:table-cell office:value-type="string" calcext:value-type="string">
            <text:p>String[]</text:p>
          </table:table-cell>
          <table:table-cell office:value-type="string" calcext:value-type="string">
            <text:p><text:s/>trans913</text:p>
          </table:table-cell>
          <table:table-cell office:value-type="string" calcext:value-type="string">
            <text:p>=</text:p>
          </table:table-cell>
          <table:table-cell office:value-type="string" calcext:value-type="string">
            <text:p><text:s/>{"01-Sep-2018","Credit","100.10","100.10"};</text:p>
          </table:table-cell>
          <table:table-cell table:formula="of:=COM.MICROSOFT.CONCAT([.A914];[.B914];[.C914];[.D914])" office:value-type="string" office:string-value="String[] trans913= {&quot;01-Sep-2018&quot;,&quot;Credit&quot;,&quot;100.10&quot;,&quot;100.10&quot;};" calcext:value-type="string">
            <text:p>String[] trans913= {"01-Sep-2018","Credit","100.10","100.10"};</text:p>
          </table:table-cell>
        </table:table-row>
        <table:table-row table:style-name="ro2">
          <table:table-cell office:value-type="string" calcext:value-type="string">
            <text:p>String[]</text:p>
          </table:table-cell>
          <table:table-cell office:value-type="string" calcext:value-type="string">
            <text:p><text:s/>trans914</text:p>
          </table:table-cell>
          <table:table-cell office:value-type="string" calcext:value-type="string">
            <text:p>=</text:p>
          </table:table-cell>
          <table:table-cell office:value-type="string" calcext:value-type="string">
            <text:p><text:s/>{"01-Sep-2018","Credit","100.10","100.10"};</text:p>
          </table:table-cell>
          <table:table-cell table:formula="of:=COM.MICROSOFT.CONCAT([.A915];[.B915];[.C915];[.D915])" office:value-type="string" office:string-value="String[] trans914= {&quot;01-Sep-2018&quot;,&quot;Credit&quot;,&quot;100.10&quot;,&quot;100.10&quot;};" calcext:value-type="string">
            <text:p>String[] trans914= {"01-Sep-2018","Credit","100.10","100.10"};</text:p>
          </table:table-cell>
        </table:table-row>
        <table:table-row table:style-name="ro2">
          <table:table-cell office:value-type="string" calcext:value-type="string">
            <text:p>String[]</text:p>
          </table:table-cell>
          <table:table-cell office:value-type="string" calcext:value-type="string">
            <text:p><text:s/>trans915</text:p>
          </table:table-cell>
          <table:table-cell office:value-type="string" calcext:value-type="string">
            <text:p>=</text:p>
          </table:table-cell>
          <table:table-cell office:value-type="string" calcext:value-type="string">
            <text:p><text:s/>{"01-Sep-2018","Credit","100.10","100.10"};</text:p>
          </table:table-cell>
          <table:table-cell table:formula="of:=COM.MICROSOFT.CONCAT([.A916];[.B916];[.C916];[.D916])" office:value-type="string" office:string-value="String[] trans915= {&quot;01-Sep-2018&quot;,&quot;Credit&quot;,&quot;100.10&quot;,&quot;100.10&quot;};" calcext:value-type="string">
            <text:p>String[] trans915= {"01-Sep-2018","Credit","100.10","100.10"};</text:p>
          </table:table-cell>
        </table:table-row>
        <table:table-row table:style-name="ro2">
          <table:table-cell office:value-type="string" calcext:value-type="string">
            <text:p>String[]</text:p>
          </table:table-cell>
          <table:table-cell office:value-type="string" calcext:value-type="string">
            <text:p><text:s/>trans916</text:p>
          </table:table-cell>
          <table:table-cell office:value-type="string" calcext:value-type="string">
            <text:p>=</text:p>
          </table:table-cell>
          <table:table-cell office:value-type="string" calcext:value-type="string">
            <text:p><text:s/>{"01-Sep-2018","Credit","100.10","100.10"};</text:p>
          </table:table-cell>
          <table:table-cell table:formula="of:=COM.MICROSOFT.CONCAT([.A917];[.B917];[.C917];[.D917])" office:value-type="string" office:string-value="String[] trans916= {&quot;01-Sep-2018&quot;,&quot;Credit&quot;,&quot;100.10&quot;,&quot;100.10&quot;};" calcext:value-type="string">
            <text:p>String[] trans916= {"01-Sep-2018","Credit","100.10","100.10"};</text:p>
          </table:table-cell>
        </table:table-row>
        <table:table-row table:style-name="ro2">
          <table:table-cell office:value-type="string" calcext:value-type="string">
            <text:p>String[]</text:p>
          </table:table-cell>
          <table:table-cell office:value-type="string" calcext:value-type="string">
            <text:p><text:s/>trans917</text:p>
          </table:table-cell>
          <table:table-cell office:value-type="string" calcext:value-type="string">
            <text:p>=</text:p>
          </table:table-cell>
          <table:table-cell office:value-type="string" calcext:value-type="string">
            <text:p><text:s/>{"01-Sep-2018","Credit","100.10","100.10"};</text:p>
          </table:table-cell>
          <table:table-cell table:formula="of:=COM.MICROSOFT.CONCAT([.A918];[.B918];[.C918];[.D918])" office:value-type="string" office:string-value="String[] trans917= {&quot;01-Sep-2018&quot;,&quot;Credit&quot;,&quot;100.10&quot;,&quot;100.10&quot;};" calcext:value-type="string">
            <text:p>String[] trans917= {"01-Sep-2018","Credit","100.10","100.10"};</text:p>
          </table:table-cell>
        </table:table-row>
        <table:table-row table:style-name="ro2">
          <table:table-cell office:value-type="string" calcext:value-type="string">
            <text:p>String[]</text:p>
          </table:table-cell>
          <table:table-cell office:value-type="string" calcext:value-type="string">
            <text:p><text:s/>trans918</text:p>
          </table:table-cell>
          <table:table-cell office:value-type="string" calcext:value-type="string">
            <text:p>=</text:p>
          </table:table-cell>
          <table:table-cell office:value-type="string" calcext:value-type="string">
            <text:p><text:s/>{"01-Sep-2018","Credit","100.10","100.10"};</text:p>
          </table:table-cell>
          <table:table-cell table:formula="of:=COM.MICROSOFT.CONCAT([.A919];[.B919];[.C919];[.D919])" office:value-type="string" office:string-value="String[] trans918= {&quot;01-Sep-2018&quot;,&quot;Credit&quot;,&quot;100.10&quot;,&quot;100.10&quot;};" calcext:value-type="string">
            <text:p>String[] trans918= {"01-Sep-2018","Credit","100.10","100.10"};</text:p>
          </table:table-cell>
        </table:table-row>
        <table:table-row table:style-name="ro2">
          <table:table-cell office:value-type="string" calcext:value-type="string">
            <text:p>String[]</text:p>
          </table:table-cell>
          <table:table-cell office:value-type="string" calcext:value-type="string">
            <text:p><text:s/>trans919</text:p>
          </table:table-cell>
          <table:table-cell office:value-type="string" calcext:value-type="string">
            <text:p>=</text:p>
          </table:table-cell>
          <table:table-cell office:value-type="string" calcext:value-type="string">
            <text:p><text:s/>{"01-Sep-2018","Credit","100.10","100.10"};</text:p>
          </table:table-cell>
          <table:table-cell table:formula="of:=COM.MICROSOFT.CONCAT([.A920];[.B920];[.C920];[.D920])" office:value-type="string" office:string-value="String[] trans919= {&quot;01-Sep-2018&quot;,&quot;Credit&quot;,&quot;100.10&quot;,&quot;100.10&quot;};" calcext:value-type="string">
            <text:p>String[] trans919= {"01-Sep-2018","Credit","100.10","100.10"};</text:p>
          </table:table-cell>
        </table:table-row>
        <table:table-row table:style-name="ro2">
          <table:table-cell office:value-type="string" calcext:value-type="string">
            <text:p>String[]</text:p>
          </table:table-cell>
          <table:table-cell office:value-type="string" calcext:value-type="string">
            <text:p><text:s/>trans920</text:p>
          </table:table-cell>
          <table:table-cell office:value-type="string" calcext:value-type="string">
            <text:p>=</text:p>
          </table:table-cell>
          <table:table-cell office:value-type="string" calcext:value-type="string">
            <text:p><text:s/>{"01-Sep-2018","Credit","100.10","100.10"};</text:p>
          </table:table-cell>
          <table:table-cell table:formula="of:=COM.MICROSOFT.CONCAT([.A921];[.B921];[.C921];[.D921])" office:value-type="string" office:string-value="String[] trans920= {&quot;01-Sep-2018&quot;,&quot;Credit&quot;,&quot;100.10&quot;,&quot;100.10&quot;};" calcext:value-type="string">
            <text:p>String[] trans920= {"01-Sep-2018","Credit","100.10","100.10"};</text:p>
          </table:table-cell>
        </table:table-row>
        <table:table-row table:style-name="ro2">
          <table:table-cell office:value-type="string" calcext:value-type="string">
            <text:p>String[]</text:p>
          </table:table-cell>
          <table:table-cell office:value-type="string" calcext:value-type="string">
            <text:p><text:s/>trans921</text:p>
          </table:table-cell>
          <table:table-cell office:value-type="string" calcext:value-type="string">
            <text:p>=</text:p>
          </table:table-cell>
          <table:table-cell office:value-type="string" calcext:value-type="string">
            <text:p><text:s/>{"01-Sep-2018","Credit","100.10","100.10"};</text:p>
          </table:table-cell>
          <table:table-cell table:formula="of:=COM.MICROSOFT.CONCAT([.A922];[.B922];[.C922];[.D922])" office:value-type="string" office:string-value="String[] trans921= {&quot;01-Sep-2018&quot;,&quot;Credit&quot;,&quot;100.10&quot;,&quot;100.10&quot;};" calcext:value-type="string">
            <text:p>String[] trans921= {"01-Sep-2018","Credit","100.10","100.10"};</text:p>
          </table:table-cell>
        </table:table-row>
        <table:table-row table:style-name="ro2">
          <table:table-cell office:value-type="string" calcext:value-type="string">
            <text:p>String[]</text:p>
          </table:table-cell>
          <table:table-cell office:value-type="string" calcext:value-type="string">
            <text:p><text:s/>trans922</text:p>
          </table:table-cell>
          <table:table-cell office:value-type="string" calcext:value-type="string">
            <text:p>=</text:p>
          </table:table-cell>
          <table:table-cell office:value-type="string" calcext:value-type="string">
            <text:p><text:s/>{"01-Sep-2018","Credit","100.10","100.10"};</text:p>
          </table:table-cell>
          <table:table-cell table:formula="of:=COM.MICROSOFT.CONCAT([.A923];[.B923];[.C923];[.D923])" office:value-type="string" office:string-value="String[] trans922= {&quot;01-Sep-2018&quot;,&quot;Credit&quot;,&quot;100.10&quot;,&quot;100.10&quot;};" calcext:value-type="string">
            <text:p>String[] trans922= {"01-Sep-2018","Credit","100.10","100.10"};</text:p>
          </table:table-cell>
        </table:table-row>
        <table:table-row table:style-name="ro2">
          <table:table-cell office:value-type="string" calcext:value-type="string">
            <text:p>String[]</text:p>
          </table:table-cell>
          <table:table-cell office:value-type="string" calcext:value-type="string">
            <text:p><text:s/>trans923</text:p>
          </table:table-cell>
          <table:table-cell office:value-type="string" calcext:value-type="string">
            <text:p>=</text:p>
          </table:table-cell>
          <table:table-cell office:value-type="string" calcext:value-type="string">
            <text:p><text:s/>{"01-Sep-2018","Credit","100.10","100.10"};</text:p>
          </table:table-cell>
          <table:table-cell table:formula="of:=COM.MICROSOFT.CONCAT([.A924];[.B924];[.C924];[.D924])" office:value-type="string" office:string-value="String[] trans923= {&quot;01-Sep-2018&quot;,&quot;Credit&quot;,&quot;100.10&quot;,&quot;100.10&quot;};" calcext:value-type="string">
            <text:p>String[] trans923= {"01-Sep-2018","Credit","100.10","100.10"};</text:p>
          </table:table-cell>
        </table:table-row>
        <table:table-row table:style-name="ro2">
          <table:table-cell office:value-type="string" calcext:value-type="string">
            <text:p>String[]</text:p>
          </table:table-cell>
          <table:table-cell office:value-type="string" calcext:value-type="string">
            <text:p><text:s/>trans924</text:p>
          </table:table-cell>
          <table:table-cell office:value-type="string" calcext:value-type="string">
            <text:p>=</text:p>
          </table:table-cell>
          <table:table-cell office:value-type="string" calcext:value-type="string">
            <text:p><text:s/>{"01-Sep-2018","Credit","100.10","100.10"};</text:p>
          </table:table-cell>
          <table:table-cell table:formula="of:=COM.MICROSOFT.CONCAT([.A925];[.B925];[.C925];[.D925])" office:value-type="string" office:string-value="String[] trans924= {&quot;01-Sep-2018&quot;,&quot;Credit&quot;,&quot;100.10&quot;,&quot;100.10&quot;};" calcext:value-type="string">
            <text:p>String[] trans924= {"01-Sep-2018","Credit","100.10","100.10"};</text:p>
          </table:table-cell>
        </table:table-row>
        <table:table-row table:style-name="ro2">
          <table:table-cell office:value-type="string" calcext:value-type="string">
            <text:p>String[]</text:p>
          </table:table-cell>
          <table:table-cell office:value-type="string" calcext:value-type="string">
            <text:p><text:s/>trans925</text:p>
          </table:table-cell>
          <table:table-cell office:value-type="string" calcext:value-type="string">
            <text:p>=</text:p>
          </table:table-cell>
          <table:table-cell office:value-type="string" calcext:value-type="string">
            <text:p><text:s/>{"01-Sep-2018","Credit","100.10","100.10"};</text:p>
          </table:table-cell>
          <table:table-cell table:formula="of:=COM.MICROSOFT.CONCAT([.A926];[.B926];[.C926];[.D926])" office:value-type="string" office:string-value="String[] trans925= {&quot;01-Sep-2018&quot;,&quot;Credit&quot;,&quot;100.10&quot;,&quot;100.10&quot;};" calcext:value-type="string">
            <text:p>String[] trans925= {"01-Sep-2018","Credit","100.10","100.10"};</text:p>
          </table:table-cell>
        </table:table-row>
        <table:table-row table:style-name="ro2">
          <table:table-cell office:value-type="string" calcext:value-type="string">
            <text:p>String[]</text:p>
          </table:table-cell>
          <table:table-cell office:value-type="string" calcext:value-type="string">
            <text:p><text:s/>trans926</text:p>
          </table:table-cell>
          <table:table-cell office:value-type="string" calcext:value-type="string">
            <text:p>=</text:p>
          </table:table-cell>
          <table:table-cell office:value-type="string" calcext:value-type="string">
            <text:p><text:s/>{"01-Sep-2018","Credit","100.10","100.10"};</text:p>
          </table:table-cell>
          <table:table-cell table:formula="of:=COM.MICROSOFT.CONCAT([.A927];[.B927];[.C927];[.D927])" office:value-type="string" office:string-value="String[] trans926= {&quot;01-Sep-2018&quot;,&quot;Credit&quot;,&quot;100.10&quot;,&quot;100.10&quot;};" calcext:value-type="string">
            <text:p>String[] trans926= {"01-Sep-2018","Credit","100.10","100.10"};</text:p>
          </table:table-cell>
        </table:table-row>
        <table:table-row table:style-name="ro2">
          <table:table-cell office:value-type="string" calcext:value-type="string">
            <text:p>String[]</text:p>
          </table:table-cell>
          <table:table-cell office:value-type="string" calcext:value-type="string">
            <text:p><text:s/>trans927</text:p>
          </table:table-cell>
          <table:table-cell office:value-type="string" calcext:value-type="string">
            <text:p>=</text:p>
          </table:table-cell>
          <table:table-cell office:value-type="string" calcext:value-type="string">
            <text:p><text:s/>{"01-Sep-2018","Credit","100.10","100.10"};</text:p>
          </table:table-cell>
          <table:table-cell table:formula="of:=COM.MICROSOFT.CONCAT([.A928];[.B928];[.C928];[.D928])" office:value-type="string" office:string-value="String[] trans927= {&quot;01-Sep-2018&quot;,&quot;Credit&quot;,&quot;100.10&quot;,&quot;100.10&quot;};" calcext:value-type="string">
            <text:p>String[] trans927= {"01-Sep-2018","Credit","100.10","100.10"};</text:p>
          </table:table-cell>
        </table:table-row>
        <table:table-row table:style-name="ro2">
          <table:table-cell office:value-type="string" calcext:value-type="string">
            <text:p>String[]</text:p>
          </table:table-cell>
          <table:table-cell office:value-type="string" calcext:value-type="string">
            <text:p><text:s/>trans928</text:p>
          </table:table-cell>
          <table:table-cell office:value-type="string" calcext:value-type="string">
            <text:p>=</text:p>
          </table:table-cell>
          <table:table-cell office:value-type="string" calcext:value-type="string">
            <text:p><text:s/>{"01-Sep-2018","Credit","100.10","100.10"};</text:p>
          </table:table-cell>
          <table:table-cell table:formula="of:=COM.MICROSOFT.CONCAT([.A929];[.B929];[.C929];[.D929])" office:value-type="string" office:string-value="String[] trans928= {&quot;01-Sep-2018&quot;,&quot;Credit&quot;,&quot;100.10&quot;,&quot;100.10&quot;};" calcext:value-type="string">
            <text:p>String[] trans928= {"01-Sep-2018","Credit","100.10","100.10"};</text:p>
          </table:table-cell>
        </table:table-row>
        <table:table-row table:style-name="ro2">
          <table:table-cell office:value-type="string" calcext:value-type="string">
            <text:p>String[]</text:p>
          </table:table-cell>
          <table:table-cell office:value-type="string" calcext:value-type="string">
            <text:p><text:s/>trans929</text:p>
          </table:table-cell>
          <table:table-cell office:value-type="string" calcext:value-type="string">
            <text:p>=</text:p>
          </table:table-cell>
          <table:table-cell office:value-type="string" calcext:value-type="string">
            <text:p><text:s/>{"01-Sep-2018","Credit","100.10","100.10"};</text:p>
          </table:table-cell>
          <table:table-cell table:formula="of:=COM.MICROSOFT.CONCAT([.A930];[.B930];[.C930];[.D930])" office:value-type="string" office:string-value="String[] trans929= {&quot;01-Sep-2018&quot;,&quot;Credit&quot;,&quot;100.10&quot;,&quot;100.10&quot;};" calcext:value-type="string">
            <text:p>String[] trans929= {"01-Sep-2018","Credit","100.10","100.10"};</text:p>
          </table:table-cell>
        </table:table-row>
        <table:table-row table:style-name="ro2">
          <table:table-cell office:value-type="string" calcext:value-type="string">
            <text:p>String[]</text:p>
          </table:table-cell>
          <table:table-cell office:value-type="string" calcext:value-type="string">
            <text:p><text:s/>trans930</text:p>
          </table:table-cell>
          <table:table-cell office:value-type="string" calcext:value-type="string">
            <text:p>=</text:p>
          </table:table-cell>
          <table:table-cell office:value-type="string" calcext:value-type="string">
            <text:p><text:s/>{"01-Sep-2018","Credit","100.10","100.10"};</text:p>
          </table:table-cell>
          <table:table-cell table:formula="of:=COM.MICROSOFT.CONCAT([.A931];[.B931];[.C931];[.D931])" office:value-type="string" office:string-value="String[] trans930= {&quot;01-Sep-2018&quot;,&quot;Credit&quot;,&quot;100.10&quot;,&quot;100.10&quot;};" calcext:value-type="string">
            <text:p>String[] trans930= {"01-Sep-2018","Credit","100.10","100.10"};</text:p>
          </table:table-cell>
        </table:table-row>
        <table:table-row table:style-name="ro2">
          <table:table-cell office:value-type="string" calcext:value-type="string">
            <text:p>String[]</text:p>
          </table:table-cell>
          <table:table-cell office:value-type="string" calcext:value-type="string">
            <text:p><text:s/>trans931</text:p>
          </table:table-cell>
          <table:table-cell office:value-type="string" calcext:value-type="string">
            <text:p>=</text:p>
          </table:table-cell>
          <table:table-cell office:value-type="string" calcext:value-type="string">
            <text:p><text:s/>{"01-Sep-2018","Credit","100.10","100.10"};</text:p>
          </table:table-cell>
          <table:table-cell table:formula="of:=COM.MICROSOFT.CONCAT([.A932];[.B932];[.C932];[.D932])" office:value-type="string" office:string-value="String[] trans931= {&quot;01-Sep-2018&quot;,&quot;Credit&quot;,&quot;100.10&quot;,&quot;100.10&quot;};" calcext:value-type="string">
            <text:p>String[] trans931= {"01-Sep-2018","Credit","100.10","100.10"};</text:p>
          </table:table-cell>
        </table:table-row>
        <table:table-row table:style-name="ro2">
          <table:table-cell office:value-type="string" calcext:value-type="string">
            <text:p>String[]</text:p>
          </table:table-cell>
          <table:table-cell office:value-type="string" calcext:value-type="string">
            <text:p><text:s/>trans932</text:p>
          </table:table-cell>
          <table:table-cell office:value-type="string" calcext:value-type="string">
            <text:p>=</text:p>
          </table:table-cell>
          <table:table-cell office:value-type="string" calcext:value-type="string">
            <text:p><text:s/>{"01-Sep-2018","Credit","100.10","100.10"};</text:p>
          </table:table-cell>
          <table:table-cell table:formula="of:=COM.MICROSOFT.CONCAT([.A933];[.B933];[.C933];[.D933])" office:value-type="string" office:string-value="String[] trans932= {&quot;01-Sep-2018&quot;,&quot;Credit&quot;,&quot;100.10&quot;,&quot;100.10&quot;};" calcext:value-type="string">
            <text:p>String[] trans932= {"01-Sep-2018","Credit","100.10","100.10"};</text:p>
          </table:table-cell>
        </table:table-row>
        <table:table-row table:style-name="ro2">
          <table:table-cell office:value-type="string" calcext:value-type="string">
            <text:p>String[]</text:p>
          </table:table-cell>
          <table:table-cell office:value-type="string" calcext:value-type="string">
            <text:p><text:s/>trans933</text:p>
          </table:table-cell>
          <table:table-cell office:value-type="string" calcext:value-type="string">
            <text:p>=</text:p>
          </table:table-cell>
          <table:table-cell office:value-type="string" calcext:value-type="string">
            <text:p><text:s/>{"01-Sep-2018","Credit","100.10","100.10"};</text:p>
          </table:table-cell>
          <table:table-cell table:formula="of:=COM.MICROSOFT.CONCAT([.A934];[.B934];[.C934];[.D934])" office:value-type="string" office:string-value="String[] trans933= {&quot;01-Sep-2018&quot;,&quot;Credit&quot;,&quot;100.10&quot;,&quot;100.10&quot;};" calcext:value-type="string">
            <text:p>String[] trans933= {"01-Sep-2018","Credit","100.10","100.10"};</text:p>
          </table:table-cell>
        </table:table-row>
        <table:table-row table:style-name="ro2">
          <table:table-cell office:value-type="string" calcext:value-type="string">
            <text:p>String[]</text:p>
          </table:table-cell>
          <table:table-cell office:value-type="string" calcext:value-type="string">
            <text:p><text:s/>trans934</text:p>
          </table:table-cell>
          <table:table-cell office:value-type="string" calcext:value-type="string">
            <text:p>=</text:p>
          </table:table-cell>
          <table:table-cell office:value-type="string" calcext:value-type="string">
            <text:p><text:s/>{"01-Sep-2018","Credit","100.10","100.10"};</text:p>
          </table:table-cell>
          <table:table-cell table:formula="of:=COM.MICROSOFT.CONCAT([.A935];[.B935];[.C935];[.D935])" office:value-type="string" office:string-value="String[] trans934= {&quot;01-Sep-2018&quot;,&quot;Credit&quot;,&quot;100.10&quot;,&quot;100.10&quot;};" calcext:value-type="string">
            <text:p>String[] trans934= {"01-Sep-2018","Credit","100.10","100.10"};</text:p>
          </table:table-cell>
        </table:table-row>
        <table:table-row table:style-name="ro2">
          <table:table-cell office:value-type="string" calcext:value-type="string">
            <text:p>String[]</text:p>
          </table:table-cell>
          <table:table-cell office:value-type="string" calcext:value-type="string">
            <text:p><text:s/>trans935</text:p>
          </table:table-cell>
          <table:table-cell office:value-type="string" calcext:value-type="string">
            <text:p>=</text:p>
          </table:table-cell>
          <table:table-cell office:value-type="string" calcext:value-type="string">
            <text:p><text:s/>{"01-Sep-2018","Credit","100.10","100.10"};</text:p>
          </table:table-cell>
          <table:table-cell table:formula="of:=COM.MICROSOFT.CONCAT([.A936];[.B936];[.C936];[.D936])" office:value-type="string" office:string-value="String[] trans935= {&quot;01-Sep-2018&quot;,&quot;Credit&quot;,&quot;100.10&quot;,&quot;100.10&quot;};" calcext:value-type="string">
            <text:p>String[] trans935= {"01-Sep-2018","Credit","100.10","100.10"};</text:p>
          </table:table-cell>
        </table:table-row>
        <table:table-row table:style-name="ro2">
          <table:table-cell office:value-type="string" calcext:value-type="string">
            <text:p>String[]</text:p>
          </table:table-cell>
          <table:table-cell office:value-type="string" calcext:value-type="string">
            <text:p><text:s/>trans936</text:p>
          </table:table-cell>
          <table:table-cell office:value-type="string" calcext:value-type="string">
            <text:p>=</text:p>
          </table:table-cell>
          <table:table-cell office:value-type="string" calcext:value-type="string">
            <text:p><text:s/>{"01-Sep-2018","Credit","100.10","100.10"};</text:p>
          </table:table-cell>
          <table:table-cell table:formula="of:=COM.MICROSOFT.CONCAT([.A937];[.B937];[.C937];[.D937])" office:value-type="string" office:string-value="String[] trans936= {&quot;01-Sep-2018&quot;,&quot;Credit&quot;,&quot;100.10&quot;,&quot;100.10&quot;};" calcext:value-type="string">
            <text:p>String[] trans936= {"01-Sep-2018","Credit","100.10","100.10"};</text:p>
          </table:table-cell>
        </table:table-row>
        <table:table-row table:style-name="ro2">
          <table:table-cell office:value-type="string" calcext:value-type="string">
            <text:p>String[]</text:p>
          </table:table-cell>
          <table:table-cell office:value-type="string" calcext:value-type="string">
            <text:p><text:s/>trans937</text:p>
          </table:table-cell>
          <table:table-cell office:value-type="string" calcext:value-type="string">
            <text:p>=</text:p>
          </table:table-cell>
          <table:table-cell office:value-type="string" calcext:value-type="string">
            <text:p><text:s/>{"01-Sep-2018","Credit","100.10","100.10"};</text:p>
          </table:table-cell>
          <table:table-cell table:formula="of:=COM.MICROSOFT.CONCAT([.A938];[.B938];[.C938];[.D938])" office:value-type="string" office:string-value="String[] trans937= {&quot;01-Sep-2018&quot;,&quot;Credit&quot;,&quot;100.10&quot;,&quot;100.10&quot;};" calcext:value-type="string">
            <text:p>String[] trans937= {"01-Sep-2018","Credit","100.10","100.10"};</text:p>
          </table:table-cell>
        </table:table-row>
        <table:table-row table:style-name="ro2">
          <table:table-cell office:value-type="string" calcext:value-type="string">
            <text:p>String[]</text:p>
          </table:table-cell>
          <table:table-cell office:value-type="string" calcext:value-type="string">
            <text:p><text:s/>trans938</text:p>
          </table:table-cell>
          <table:table-cell office:value-type="string" calcext:value-type="string">
            <text:p>=</text:p>
          </table:table-cell>
          <table:table-cell office:value-type="string" calcext:value-type="string">
            <text:p><text:s/>{"01-Sep-2018","Credit","100.10","100.10"};</text:p>
          </table:table-cell>
          <table:table-cell table:formula="of:=COM.MICROSOFT.CONCAT([.A939];[.B939];[.C939];[.D939])" office:value-type="string" office:string-value="String[] trans938= {&quot;01-Sep-2018&quot;,&quot;Credit&quot;,&quot;100.10&quot;,&quot;100.10&quot;};" calcext:value-type="string">
            <text:p>String[] trans938= {"01-Sep-2018","Credit","100.10","100.10"};</text:p>
          </table:table-cell>
        </table:table-row>
        <table:table-row table:style-name="ro2">
          <table:table-cell office:value-type="string" calcext:value-type="string">
            <text:p>String[]</text:p>
          </table:table-cell>
          <table:table-cell office:value-type="string" calcext:value-type="string">
            <text:p><text:s/>trans939</text:p>
          </table:table-cell>
          <table:table-cell office:value-type="string" calcext:value-type="string">
            <text:p>=</text:p>
          </table:table-cell>
          <table:table-cell office:value-type="string" calcext:value-type="string">
            <text:p><text:s/>{"01-Sep-2018","Credit","100.10","100.10"};</text:p>
          </table:table-cell>
          <table:table-cell table:formula="of:=COM.MICROSOFT.CONCAT([.A940];[.B940];[.C940];[.D940])" office:value-type="string" office:string-value="String[] trans939= {&quot;01-Sep-2018&quot;,&quot;Credit&quot;,&quot;100.10&quot;,&quot;100.10&quot;};" calcext:value-type="string">
            <text:p>String[] trans939= {"01-Sep-2018","Credit","100.10","100.10"};</text:p>
          </table:table-cell>
        </table:table-row>
        <table:table-row table:style-name="ro2">
          <table:table-cell office:value-type="string" calcext:value-type="string">
            <text:p>String[]</text:p>
          </table:table-cell>
          <table:table-cell office:value-type="string" calcext:value-type="string">
            <text:p><text:s/>trans940</text:p>
          </table:table-cell>
          <table:table-cell office:value-type="string" calcext:value-type="string">
            <text:p>=</text:p>
          </table:table-cell>
          <table:table-cell office:value-type="string" calcext:value-type="string">
            <text:p><text:s/>{"01-Sep-2018","Credit","100.10","100.10"};</text:p>
          </table:table-cell>
          <table:table-cell table:formula="of:=COM.MICROSOFT.CONCAT([.A941];[.B941];[.C941];[.D941])" office:value-type="string" office:string-value="String[] trans940= {&quot;01-Sep-2018&quot;,&quot;Credit&quot;,&quot;100.10&quot;,&quot;100.10&quot;};" calcext:value-type="string">
            <text:p>String[] trans940= {"01-Sep-2018","Credit","100.10","100.10"};</text:p>
          </table:table-cell>
        </table:table-row>
        <table:table-row table:style-name="ro2">
          <table:table-cell office:value-type="string" calcext:value-type="string">
            <text:p>String[]</text:p>
          </table:table-cell>
          <table:table-cell office:value-type="string" calcext:value-type="string">
            <text:p><text:s/>trans941</text:p>
          </table:table-cell>
          <table:table-cell office:value-type="string" calcext:value-type="string">
            <text:p>=</text:p>
          </table:table-cell>
          <table:table-cell office:value-type="string" calcext:value-type="string">
            <text:p><text:s/>{"01-Sep-2018","Credit","100.10","100.10"};</text:p>
          </table:table-cell>
          <table:table-cell table:formula="of:=COM.MICROSOFT.CONCAT([.A942];[.B942];[.C942];[.D942])" office:value-type="string" office:string-value="String[] trans941= {&quot;01-Sep-2018&quot;,&quot;Credit&quot;,&quot;100.10&quot;,&quot;100.10&quot;};" calcext:value-type="string">
            <text:p>String[] trans941= {"01-Sep-2018","Credit","100.10","100.10"};</text:p>
          </table:table-cell>
        </table:table-row>
        <table:table-row table:style-name="ro2">
          <table:table-cell office:value-type="string" calcext:value-type="string">
            <text:p>String[]</text:p>
          </table:table-cell>
          <table:table-cell office:value-type="string" calcext:value-type="string">
            <text:p><text:s/>trans942</text:p>
          </table:table-cell>
          <table:table-cell office:value-type="string" calcext:value-type="string">
            <text:p>=</text:p>
          </table:table-cell>
          <table:table-cell office:value-type="string" calcext:value-type="string">
            <text:p><text:s/>{"01-Sep-2018","Credit","100.10","100.10"};</text:p>
          </table:table-cell>
          <table:table-cell table:formula="of:=COM.MICROSOFT.CONCAT([.A943];[.B943];[.C943];[.D943])" office:value-type="string" office:string-value="String[] trans942= {&quot;01-Sep-2018&quot;,&quot;Credit&quot;,&quot;100.10&quot;,&quot;100.10&quot;};" calcext:value-type="string">
            <text:p>String[] trans942= {"01-Sep-2018","Credit","100.10","100.10"};</text:p>
          </table:table-cell>
        </table:table-row>
        <table:table-row table:style-name="ro2">
          <table:table-cell office:value-type="string" calcext:value-type="string">
            <text:p>String[]</text:p>
          </table:table-cell>
          <table:table-cell office:value-type="string" calcext:value-type="string">
            <text:p><text:s/>trans943</text:p>
          </table:table-cell>
          <table:table-cell office:value-type="string" calcext:value-type="string">
            <text:p>=</text:p>
          </table:table-cell>
          <table:table-cell office:value-type="string" calcext:value-type="string">
            <text:p><text:s/>{"01-Sep-2018","Credit","100.10","100.10"};</text:p>
          </table:table-cell>
          <table:table-cell table:formula="of:=COM.MICROSOFT.CONCAT([.A944];[.B944];[.C944];[.D944])" office:value-type="string" office:string-value="String[] trans943= {&quot;01-Sep-2018&quot;,&quot;Credit&quot;,&quot;100.10&quot;,&quot;100.10&quot;};" calcext:value-type="string">
            <text:p>String[] trans943= {"01-Sep-2018","Credit","100.10","100.10"};</text:p>
          </table:table-cell>
        </table:table-row>
        <table:table-row table:style-name="ro2">
          <table:table-cell office:value-type="string" calcext:value-type="string">
            <text:p>String[]</text:p>
          </table:table-cell>
          <table:table-cell office:value-type="string" calcext:value-type="string">
            <text:p><text:s/>trans944</text:p>
          </table:table-cell>
          <table:table-cell office:value-type="string" calcext:value-type="string">
            <text:p>=</text:p>
          </table:table-cell>
          <table:table-cell office:value-type="string" calcext:value-type="string">
            <text:p><text:s/>{"01-Sep-2018","Credit","100.10","100.10"};</text:p>
          </table:table-cell>
          <table:table-cell table:formula="of:=COM.MICROSOFT.CONCAT([.A945];[.B945];[.C945];[.D945])" office:value-type="string" office:string-value="String[] trans944= {&quot;01-Sep-2018&quot;,&quot;Credit&quot;,&quot;100.10&quot;,&quot;100.10&quot;};" calcext:value-type="string">
            <text:p>String[] trans944= {"01-Sep-2018","Credit","100.10","100.10"};</text:p>
          </table:table-cell>
        </table:table-row>
        <table:table-row table:style-name="ro2">
          <table:table-cell office:value-type="string" calcext:value-type="string">
            <text:p>String[]</text:p>
          </table:table-cell>
          <table:table-cell office:value-type="string" calcext:value-type="string">
            <text:p><text:s/>trans945</text:p>
          </table:table-cell>
          <table:table-cell office:value-type="string" calcext:value-type="string">
            <text:p>=</text:p>
          </table:table-cell>
          <table:table-cell office:value-type="string" calcext:value-type="string">
            <text:p><text:s/>{"01-Sep-2018","Credit","100.10","100.10"};</text:p>
          </table:table-cell>
          <table:table-cell table:formula="of:=COM.MICROSOFT.CONCAT([.A946];[.B946];[.C946];[.D946])" office:value-type="string" office:string-value="String[] trans945= {&quot;01-Sep-2018&quot;,&quot;Credit&quot;,&quot;100.10&quot;,&quot;100.10&quot;};" calcext:value-type="string">
            <text:p>String[] trans945= {"01-Sep-2018","Credit","100.10","100.10"};</text:p>
          </table:table-cell>
        </table:table-row>
        <table:table-row table:style-name="ro2">
          <table:table-cell office:value-type="string" calcext:value-type="string">
            <text:p>String[]</text:p>
          </table:table-cell>
          <table:table-cell office:value-type="string" calcext:value-type="string">
            <text:p><text:s/>trans946</text:p>
          </table:table-cell>
          <table:table-cell office:value-type="string" calcext:value-type="string">
            <text:p>=</text:p>
          </table:table-cell>
          <table:table-cell office:value-type="string" calcext:value-type="string">
            <text:p><text:s/>{"01-Sep-2018","Credit","100.10","100.10"};</text:p>
          </table:table-cell>
          <table:table-cell table:formula="of:=COM.MICROSOFT.CONCAT([.A947];[.B947];[.C947];[.D947])" office:value-type="string" office:string-value="String[] trans946= {&quot;01-Sep-2018&quot;,&quot;Credit&quot;,&quot;100.10&quot;,&quot;100.10&quot;};" calcext:value-type="string">
            <text:p>String[] trans946= {"01-Sep-2018","Credit","100.10","100.10"};</text:p>
          </table:table-cell>
        </table:table-row>
        <table:table-row table:style-name="ro2">
          <table:table-cell office:value-type="string" calcext:value-type="string">
            <text:p>String[]</text:p>
          </table:table-cell>
          <table:table-cell office:value-type="string" calcext:value-type="string">
            <text:p><text:s/>trans947</text:p>
          </table:table-cell>
          <table:table-cell office:value-type="string" calcext:value-type="string">
            <text:p>=</text:p>
          </table:table-cell>
          <table:table-cell office:value-type="string" calcext:value-type="string">
            <text:p><text:s/>{"01-Sep-2018","Credit","100.10","100.10"};</text:p>
          </table:table-cell>
          <table:table-cell table:formula="of:=COM.MICROSOFT.CONCAT([.A948];[.B948];[.C948];[.D948])" office:value-type="string" office:string-value="String[] trans947= {&quot;01-Sep-2018&quot;,&quot;Credit&quot;,&quot;100.10&quot;,&quot;100.10&quot;};" calcext:value-type="string">
            <text:p>String[] trans947= {"01-Sep-2018","Credit","100.10","100.10"};</text:p>
          </table:table-cell>
        </table:table-row>
        <table:table-row table:style-name="ro2">
          <table:table-cell office:value-type="string" calcext:value-type="string">
            <text:p>String[]</text:p>
          </table:table-cell>
          <table:table-cell office:value-type="string" calcext:value-type="string">
            <text:p><text:s/>trans948</text:p>
          </table:table-cell>
          <table:table-cell office:value-type="string" calcext:value-type="string">
            <text:p>=</text:p>
          </table:table-cell>
          <table:table-cell office:value-type="string" calcext:value-type="string">
            <text:p><text:s/>{"01-Sep-2018","Credit","100.10","100.10"};</text:p>
          </table:table-cell>
          <table:table-cell table:formula="of:=COM.MICROSOFT.CONCAT([.A949];[.B949];[.C949];[.D949])" office:value-type="string" office:string-value="String[] trans948= {&quot;01-Sep-2018&quot;,&quot;Credit&quot;,&quot;100.10&quot;,&quot;100.10&quot;};" calcext:value-type="string">
            <text:p>String[] trans948= {"01-Sep-2018","Credit","100.10","100.10"};</text:p>
          </table:table-cell>
        </table:table-row>
        <table:table-row table:style-name="ro2">
          <table:table-cell office:value-type="string" calcext:value-type="string">
            <text:p>String[]</text:p>
          </table:table-cell>
          <table:table-cell office:value-type="string" calcext:value-type="string">
            <text:p><text:s/>trans949</text:p>
          </table:table-cell>
          <table:table-cell office:value-type="string" calcext:value-type="string">
            <text:p>=</text:p>
          </table:table-cell>
          <table:table-cell office:value-type="string" calcext:value-type="string">
            <text:p><text:s/>{"01-Sep-2018","Credit","100.10","100.10"};</text:p>
          </table:table-cell>
          <table:table-cell table:formula="of:=COM.MICROSOFT.CONCAT([.A950];[.B950];[.C950];[.D950])" office:value-type="string" office:string-value="String[] trans949= {&quot;01-Sep-2018&quot;,&quot;Credit&quot;,&quot;100.10&quot;,&quot;100.10&quot;};" calcext:value-type="string">
            <text:p>String[] trans949= {"01-Sep-2018","Credit","100.10","100.10"};</text:p>
          </table:table-cell>
        </table:table-row>
        <table:table-row table:style-name="ro2">
          <table:table-cell office:value-type="string" calcext:value-type="string">
            <text:p>String[]</text:p>
          </table:table-cell>
          <table:table-cell office:value-type="string" calcext:value-type="string">
            <text:p><text:s/>trans950</text:p>
          </table:table-cell>
          <table:table-cell office:value-type="string" calcext:value-type="string">
            <text:p>=</text:p>
          </table:table-cell>
          <table:table-cell office:value-type="string" calcext:value-type="string">
            <text:p><text:s/>{"01-Sep-2018","Credit","100.10","100.10"};</text:p>
          </table:table-cell>
          <table:table-cell table:formula="of:=COM.MICROSOFT.CONCAT([.A951];[.B951];[.C951];[.D951])" office:value-type="string" office:string-value="String[] trans950= {&quot;01-Sep-2018&quot;,&quot;Credit&quot;,&quot;100.10&quot;,&quot;100.10&quot;};" calcext:value-type="string">
            <text:p>String[] trans950= {"01-Sep-2018","Credit","100.10","100.10"};</text:p>
          </table:table-cell>
        </table:table-row>
        <table:table-row table:style-name="ro2">
          <table:table-cell office:value-type="string" calcext:value-type="string">
            <text:p>String[]</text:p>
          </table:table-cell>
          <table:table-cell office:value-type="string" calcext:value-type="string">
            <text:p><text:s/>trans951</text:p>
          </table:table-cell>
          <table:table-cell office:value-type="string" calcext:value-type="string">
            <text:p>=</text:p>
          </table:table-cell>
          <table:table-cell office:value-type="string" calcext:value-type="string">
            <text:p><text:s/>{"01-Sep-2018","Credit","100.10","100.10"};</text:p>
          </table:table-cell>
          <table:table-cell table:formula="of:=COM.MICROSOFT.CONCAT([.A952];[.B952];[.C952];[.D952])" office:value-type="string" office:string-value="String[] trans951= {&quot;01-Sep-2018&quot;,&quot;Credit&quot;,&quot;100.10&quot;,&quot;100.10&quot;};" calcext:value-type="string">
            <text:p>String[] trans951= {"01-Sep-2018","Credit","100.10","100.10"};</text:p>
          </table:table-cell>
        </table:table-row>
        <table:table-row table:style-name="ro2">
          <table:table-cell office:value-type="string" calcext:value-type="string">
            <text:p>String[]</text:p>
          </table:table-cell>
          <table:table-cell office:value-type="string" calcext:value-type="string">
            <text:p><text:s/>trans952</text:p>
          </table:table-cell>
          <table:table-cell office:value-type="string" calcext:value-type="string">
            <text:p>=</text:p>
          </table:table-cell>
          <table:table-cell office:value-type="string" calcext:value-type="string">
            <text:p><text:s/>{"01-Sep-2018","Credit","100.10","100.10"};</text:p>
          </table:table-cell>
          <table:table-cell table:formula="of:=COM.MICROSOFT.CONCAT([.A953];[.B953];[.C953];[.D953])" office:value-type="string" office:string-value="String[] trans952= {&quot;01-Sep-2018&quot;,&quot;Credit&quot;,&quot;100.10&quot;,&quot;100.10&quot;};" calcext:value-type="string">
            <text:p>String[] trans952= {"01-Sep-2018","Credit","100.10","100.10"};</text:p>
          </table:table-cell>
        </table:table-row>
        <table:table-row table:style-name="ro2">
          <table:table-cell office:value-type="string" calcext:value-type="string">
            <text:p>String[]</text:p>
          </table:table-cell>
          <table:table-cell office:value-type="string" calcext:value-type="string">
            <text:p><text:s/>trans953</text:p>
          </table:table-cell>
          <table:table-cell office:value-type="string" calcext:value-type="string">
            <text:p>=</text:p>
          </table:table-cell>
          <table:table-cell office:value-type="string" calcext:value-type="string">
            <text:p><text:s/>{"01-Sep-2018","Credit","100.10","100.10"};</text:p>
          </table:table-cell>
          <table:table-cell table:formula="of:=COM.MICROSOFT.CONCAT([.A954];[.B954];[.C954];[.D954])" office:value-type="string" office:string-value="String[] trans953= {&quot;01-Sep-2018&quot;,&quot;Credit&quot;,&quot;100.10&quot;,&quot;100.10&quot;};" calcext:value-type="string">
            <text:p>String[] trans953= {"01-Sep-2018","Credit","100.10","100.10"};</text:p>
          </table:table-cell>
        </table:table-row>
        <table:table-row table:style-name="ro2">
          <table:table-cell office:value-type="string" calcext:value-type="string">
            <text:p>String[]</text:p>
          </table:table-cell>
          <table:table-cell office:value-type="string" calcext:value-type="string">
            <text:p><text:s/>trans954</text:p>
          </table:table-cell>
          <table:table-cell office:value-type="string" calcext:value-type="string">
            <text:p>=</text:p>
          </table:table-cell>
          <table:table-cell office:value-type="string" calcext:value-type="string">
            <text:p><text:s/>{"01-Sep-2018","Credit","100.10","100.10"};</text:p>
          </table:table-cell>
          <table:table-cell table:formula="of:=COM.MICROSOFT.CONCAT([.A955];[.B955];[.C955];[.D955])" office:value-type="string" office:string-value="String[] trans954= {&quot;01-Sep-2018&quot;,&quot;Credit&quot;,&quot;100.10&quot;,&quot;100.10&quot;};" calcext:value-type="string">
            <text:p>String[] trans954= {"01-Sep-2018","Credit","100.10","100.10"};</text:p>
          </table:table-cell>
        </table:table-row>
        <table:table-row table:style-name="ro2">
          <table:table-cell office:value-type="string" calcext:value-type="string">
            <text:p>String[]</text:p>
          </table:table-cell>
          <table:table-cell office:value-type="string" calcext:value-type="string">
            <text:p><text:s/>trans955</text:p>
          </table:table-cell>
          <table:table-cell office:value-type="string" calcext:value-type="string">
            <text:p>=</text:p>
          </table:table-cell>
          <table:table-cell office:value-type="string" calcext:value-type="string">
            <text:p><text:s/>{"01-Sep-2018","Credit","100.10","100.10"};</text:p>
          </table:table-cell>
          <table:table-cell table:formula="of:=COM.MICROSOFT.CONCAT([.A956];[.B956];[.C956];[.D956])" office:value-type="string" office:string-value="String[] trans955= {&quot;01-Sep-2018&quot;,&quot;Credit&quot;,&quot;100.10&quot;,&quot;100.10&quot;};" calcext:value-type="string">
            <text:p>String[] trans955= {"01-Sep-2018","Credit","100.10","100.10"};</text:p>
          </table:table-cell>
        </table:table-row>
        <table:table-row table:style-name="ro2">
          <table:table-cell office:value-type="string" calcext:value-type="string">
            <text:p>String[]</text:p>
          </table:table-cell>
          <table:table-cell office:value-type="string" calcext:value-type="string">
            <text:p><text:s/>trans956</text:p>
          </table:table-cell>
          <table:table-cell office:value-type="string" calcext:value-type="string">
            <text:p>=</text:p>
          </table:table-cell>
          <table:table-cell office:value-type="string" calcext:value-type="string">
            <text:p><text:s/>{"01-Sep-2018","Credit","100.10","100.10"};</text:p>
          </table:table-cell>
          <table:table-cell table:formula="of:=COM.MICROSOFT.CONCAT([.A957];[.B957];[.C957];[.D957])" office:value-type="string" office:string-value="String[] trans956= {&quot;01-Sep-2018&quot;,&quot;Credit&quot;,&quot;100.10&quot;,&quot;100.10&quot;};" calcext:value-type="string">
            <text:p>String[] trans956= {"01-Sep-2018","Credit","100.10","100.10"};</text:p>
          </table:table-cell>
        </table:table-row>
        <table:table-row table:style-name="ro2">
          <table:table-cell office:value-type="string" calcext:value-type="string">
            <text:p>String[]</text:p>
          </table:table-cell>
          <table:table-cell office:value-type="string" calcext:value-type="string">
            <text:p><text:s/>trans957</text:p>
          </table:table-cell>
          <table:table-cell office:value-type="string" calcext:value-type="string">
            <text:p>=</text:p>
          </table:table-cell>
          <table:table-cell office:value-type="string" calcext:value-type="string">
            <text:p><text:s/>{"01-Sep-2018","Credit","100.10","100.10"};</text:p>
          </table:table-cell>
          <table:table-cell table:formula="of:=COM.MICROSOFT.CONCAT([.A958];[.B958];[.C958];[.D958])" office:value-type="string" office:string-value="String[] trans957= {&quot;01-Sep-2018&quot;,&quot;Credit&quot;,&quot;100.10&quot;,&quot;100.10&quot;};" calcext:value-type="string">
            <text:p>String[] trans957= {"01-Sep-2018","Credit","100.10","100.10"};</text:p>
          </table:table-cell>
        </table:table-row>
        <table:table-row table:style-name="ro2">
          <table:table-cell office:value-type="string" calcext:value-type="string">
            <text:p>String[]</text:p>
          </table:table-cell>
          <table:table-cell office:value-type="string" calcext:value-type="string">
            <text:p><text:s/>trans958</text:p>
          </table:table-cell>
          <table:table-cell office:value-type="string" calcext:value-type="string">
            <text:p>=</text:p>
          </table:table-cell>
          <table:table-cell office:value-type="string" calcext:value-type="string">
            <text:p><text:s/>{"01-Sep-2018","Credit","100.10","100.10"};</text:p>
          </table:table-cell>
          <table:table-cell table:formula="of:=COM.MICROSOFT.CONCAT([.A959];[.B959];[.C959];[.D959])" office:value-type="string" office:string-value="String[] trans958= {&quot;01-Sep-2018&quot;,&quot;Credit&quot;,&quot;100.10&quot;,&quot;100.10&quot;};" calcext:value-type="string">
            <text:p>String[] trans958= {"01-Sep-2018","Credit","100.10","100.10"};</text:p>
          </table:table-cell>
        </table:table-row>
        <table:table-row table:style-name="ro2">
          <table:table-cell office:value-type="string" calcext:value-type="string">
            <text:p>String[]</text:p>
          </table:table-cell>
          <table:table-cell office:value-type="string" calcext:value-type="string">
            <text:p><text:s/>trans959</text:p>
          </table:table-cell>
          <table:table-cell office:value-type="string" calcext:value-type="string">
            <text:p>=</text:p>
          </table:table-cell>
          <table:table-cell office:value-type="string" calcext:value-type="string">
            <text:p><text:s/>{"01-Sep-2018","Credit","100.10","100.10"};</text:p>
          </table:table-cell>
          <table:table-cell table:formula="of:=COM.MICROSOFT.CONCAT([.A960];[.B960];[.C960];[.D960])" office:value-type="string" office:string-value="String[] trans959= {&quot;01-Sep-2018&quot;,&quot;Credit&quot;,&quot;100.10&quot;,&quot;100.10&quot;};" calcext:value-type="string">
            <text:p>String[] trans959= {"01-Sep-2018","Credit","100.10","100.10"};</text:p>
          </table:table-cell>
        </table:table-row>
        <table:table-row table:style-name="ro2">
          <table:table-cell office:value-type="string" calcext:value-type="string">
            <text:p>String[]</text:p>
          </table:table-cell>
          <table:table-cell office:value-type="string" calcext:value-type="string">
            <text:p><text:s/>trans960</text:p>
          </table:table-cell>
          <table:table-cell office:value-type="string" calcext:value-type="string">
            <text:p>=</text:p>
          </table:table-cell>
          <table:table-cell office:value-type="string" calcext:value-type="string">
            <text:p><text:s/>{"01-Sep-2018","Credit","100.10","100.10"};</text:p>
          </table:table-cell>
          <table:table-cell table:formula="of:=COM.MICROSOFT.CONCAT([.A961];[.B961];[.C961];[.D961])" office:value-type="string" office:string-value="String[] trans960= {&quot;01-Sep-2018&quot;,&quot;Credit&quot;,&quot;100.10&quot;,&quot;100.10&quot;};" calcext:value-type="string">
            <text:p>String[] trans960= {"01-Sep-2018","Credit","100.10","100.10"};</text:p>
          </table:table-cell>
        </table:table-row>
        <table:table-row table:style-name="ro2">
          <table:table-cell office:value-type="string" calcext:value-type="string">
            <text:p>String[]</text:p>
          </table:table-cell>
          <table:table-cell office:value-type="string" calcext:value-type="string">
            <text:p><text:s/>trans961</text:p>
          </table:table-cell>
          <table:table-cell office:value-type="string" calcext:value-type="string">
            <text:p>=</text:p>
          </table:table-cell>
          <table:table-cell office:value-type="string" calcext:value-type="string">
            <text:p><text:s/>{"01-Sep-2018","Credit","100.10","100.10"};</text:p>
          </table:table-cell>
          <table:table-cell table:formula="of:=COM.MICROSOFT.CONCAT([.A962];[.B962];[.C962];[.D962])" office:value-type="string" office:string-value="String[] trans961= {&quot;01-Sep-2018&quot;,&quot;Credit&quot;,&quot;100.10&quot;,&quot;100.10&quot;};" calcext:value-type="string">
            <text:p>String[] trans961= {"01-Sep-2018","Credit","100.10","100.10"};</text:p>
          </table:table-cell>
        </table:table-row>
        <table:table-row table:style-name="ro2">
          <table:table-cell office:value-type="string" calcext:value-type="string">
            <text:p>String[]</text:p>
          </table:table-cell>
          <table:table-cell office:value-type="string" calcext:value-type="string">
            <text:p><text:s/>trans962</text:p>
          </table:table-cell>
          <table:table-cell office:value-type="string" calcext:value-type="string">
            <text:p>=</text:p>
          </table:table-cell>
          <table:table-cell office:value-type="string" calcext:value-type="string">
            <text:p><text:s/>{"01-Sep-2018","Credit","100.10","100.10"};</text:p>
          </table:table-cell>
          <table:table-cell table:formula="of:=COM.MICROSOFT.CONCAT([.A963];[.B963];[.C963];[.D963])" office:value-type="string" office:string-value="String[] trans962= {&quot;01-Sep-2018&quot;,&quot;Credit&quot;,&quot;100.10&quot;,&quot;100.10&quot;};" calcext:value-type="string">
            <text:p>String[] trans962= {"01-Sep-2018","Credit","100.10","100.10"};</text:p>
          </table:table-cell>
        </table:table-row>
        <table:table-row table:style-name="ro2">
          <table:table-cell office:value-type="string" calcext:value-type="string">
            <text:p>String[]</text:p>
          </table:table-cell>
          <table:table-cell office:value-type="string" calcext:value-type="string">
            <text:p><text:s/>trans963</text:p>
          </table:table-cell>
          <table:table-cell office:value-type="string" calcext:value-type="string">
            <text:p>=</text:p>
          </table:table-cell>
          <table:table-cell office:value-type="string" calcext:value-type="string">
            <text:p><text:s/>{"01-Sep-2018","Credit","100.10","100.10"};</text:p>
          </table:table-cell>
          <table:table-cell table:formula="of:=COM.MICROSOFT.CONCAT([.A964];[.B964];[.C964];[.D964])" office:value-type="string" office:string-value="String[] trans963= {&quot;01-Sep-2018&quot;,&quot;Credit&quot;,&quot;100.10&quot;,&quot;100.10&quot;};" calcext:value-type="string">
            <text:p>String[] trans963= {"01-Sep-2018","Credit","100.10","100.10"};</text:p>
          </table:table-cell>
        </table:table-row>
        <table:table-row table:style-name="ro2">
          <table:table-cell office:value-type="string" calcext:value-type="string">
            <text:p>String[]</text:p>
          </table:table-cell>
          <table:table-cell office:value-type="string" calcext:value-type="string">
            <text:p><text:s/>trans964</text:p>
          </table:table-cell>
          <table:table-cell office:value-type="string" calcext:value-type="string">
            <text:p>=</text:p>
          </table:table-cell>
          <table:table-cell office:value-type="string" calcext:value-type="string">
            <text:p><text:s/>{"01-Sep-2018","Credit","100.10","100.10"};</text:p>
          </table:table-cell>
          <table:table-cell table:formula="of:=COM.MICROSOFT.CONCAT([.A965];[.B965];[.C965];[.D965])" office:value-type="string" office:string-value="String[] trans964= {&quot;01-Sep-2018&quot;,&quot;Credit&quot;,&quot;100.10&quot;,&quot;100.10&quot;};" calcext:value-type="string">
            <text:p>String[] trans964= {"01-Sep-2018","Credit","100.10","100.10"};</text:p>
          </table:table-cell>
        </table:table-row>
        <table:table-row table:style-name="ro2">
          <table:table-cell office:value-type="string" calcext:value-type="string">
            <text:p>String[]</text:p>
          </table:table-cell>
          <table:table-cell office:value-type="string" calcext:value-type="string">
            <text:p><text:s/>trans965</text:p>
          </table:table-cell>
          <table:table-cell office:value-type="string" calcext:value-type="string">
            <text:p>=</text:p>
          </table:table-cell>
          <table:table-cell office:value-type="string" calcext:value-type="string">
            <text:p><text:s/>{"01-Sep-2018","Credit","100.10","100.10"};</text:p>
          </table:table-cell>
          <table:table-cell table:formula="of:=COM.MICROSOFT.CONCAT([.A966];[.B966];[.C966];[.D966])" office:value-type="string" office:string-value="String[] trans965= {&quot;01-Sep-2018&quot;,&quot;Credit&quot;,&quot;100.10&quot;,&quot;100.10&quot;};" calcext:value-type="string">
            <text:p>String[] trans965= {"01-Sep-2018","Credit","100.10","100.10"};</text:p>
          </table:table-cell>
        </table:table-row>
        <table:table-row table:style-name="ro2">
          <table:table-cell office:value-type="string" calcext:value-type="string">
            <text:p>String[]</text:p>
          </table:table-cell>
          <table:table-cell office:value-type="string" calcext:value-type="string">
            <text:p><text:s/>trans966</text:p>
          </table:table-cell>
          <table:table-cell office:value-type="string" calcext:value-type="string">
            <text:p>=</text:p>
          </table:table-cell>
          <table:table-cell office:value-type="string" calcext:value-type="string">
            <text:p><text:s/>{"01-Sep-2018","Credit","100.10","100.10"};</text:p>
          </table:table-cell>
          <table:table-cell table:formula="of:=COM.MICROSOFT.CONCAT([.A967];[.B967];[.C967];[.D967])" office:value-type="string" office:string-value="String[] trans966= {&quot;01-Sep-2018&quot;,&quot;Credit&quot;,&quot;100.10&quot;,&quot;100.10&quot;};" calcext:value-type="string">
            <text:p>String[] trans966= {"01-Sep-2018","Credit","100.10","100.10"};</text:p>
          </table:table-cell>
        </table:table-row>
        <table:table-row table:style-name="ro2">
          <table:table-cell office:value-type="string" calcext:value-type="string">
            <text:p>String[]</text:p>
          </table:table-cell>
          <table:table-cell office:value-type="string" calcext:value-type="string">
            <text:p><text:s/>trans967</text:p>
          </table:table-cell>
          <table:table-cell office:value-type="string" calcext:value-type="string">
            <text:p>=</text:p>
          </table:table-cell>
          <table:table-cell office:value-type="string" calcext:value-type="string">
            <text:p><text:s/>{"01-Sep-2018","Credit","100.10","100.10"};</text:p>
          </table:table-cell>
          <table:table-cell table:formula="of:=COM.MICROSOFT.CONCAT([.A968];[.B968];[.C968];[.D968])" office:value-type="string" office:string-value="String[] trans967= {&quot;01-Sep-2018&quot;,&quot;Credit&quot;,&quot;100.10&quot;,&quot;100.10&quot;};" calcext:value-type="string">
            <text:p>String[] trans967= {"01-Sep-2018","Credit","100.10","100.10"};</text:p>
          </table:table-cell>
        </table:table-row>
        <table:table-row table:style-name="ro2">
          <table:table-cell office:value-type="string" calcext:value-type="string">
            <text:p>String[]</text:p>
          </table:table-cell>
          <table:table-cell office:value-type="string" calcext:value-type="string">
            <text:p><text:s/>trans968</text:p>
          </table:table-cell>
          <table:table-cell office:value-type="string" calcext:value-type="string">
            <text:p>=</text:p>
          </table:table-cell>
          <table:table-cell office:value-type="string" calcext:value-type="string">
            <text:p><text:s/>{"01-Sep-2018","Credit","100.10","100.10"};</text:p>
          </table:table-cell>
          <table:table-cell table:formula="of:=COM.MICROSOFT.CONCAT([.A969];[.B969];[.C969];[.D969])" office:value-type="string" office:string-value="String[] trans968= {&quot;01-Sep-2018&quot;,&quot;Credit&quot;,&quot;100.10&quot;,&quot;100.10&quot;};" calcext:value-type="string">
            <text:p>String[] trans968= {"01-Sep-2018","Credit","100.10","100.10"};</text:p>
          </table:table-cell>
        </table:table-row>
        <table:table-row table:style-name="ro2">
          <table:table-cell office:value-type="string" calcext:value-type="string">
            <text:p>String[]</text:p>
          </table:table-cell>
          <table:table-cell office:value-type="string" calcext:value-type="string">
            <text:p><text:s/>trans969</text:p>
          </table:table-cell>
          <table:table-cell office:value-type="string" calcext:value-type="string">
            <text:p>=</text:p>
          </table:table-cell>
          <table:table-cell office:value-type="string" calcext:value-type="string">
            <text:p><text:s/>{"01-Sep-2018","Credit","100.10","100.10"};</text:p>
          </table:table-cell>
          <table:table-cell table:formula="of:=COM.MICROSOFT.CONCAT([.A970];[.B970];[.C970];[.D970])" office:value-type="string" office:string-value="String[] trans969= {&quot;01-Sep-2018&quot;,&quot;Credit&quot;,&quot;100.10&quot;,&quot;100.10&quot;};" calcext:value-type="string">
            <text:p>String[] trans969= {"01-Sep-2018","Credit","100.10","100.10"};</text:p>
          </table:table-cell>
        </table:table-row>
        <table:table-row table:style-name="ro2">
          <table:table-cell office:value-type="string" calcext:value-type="string">
            <text:p>String[]</text:p>
          </table:table-cell>
          <table:table-cell office:value-type="string" calcext:value-type="string">
            <text:p><text:s/>trans970</text:p>
          </table:table-cell>
          <table:table-cell office:value-type="string" calcext:value-type="string">
            <text:p>=</text:p>
          </table:table-cell>
          <table:table-cell office:value-type="string" calcext:value-type="string">
            <text:p><text:s/>{"01-Sep-2018","Credit","100.10","100.10"};</text:p>
          </table:table-cell>
          <table:table-cell table:formula="of:=COM.MICROSOFT.CONCAT([.A971];[.B971];[.C971];[.D971])" office:value-type="string" office:string-value="String[] trans970= {&quot;01-Sep-2018&quot;,&quot;Credit&quot;,&quot;100.10&quot;,&quot;100.10&quot;};" calcext:value-type="string">
            <text:p>String[] trans970= {"01-Sep-2018","Credit","100.10","100.10"};</text:p>
          </table:table-cell>
        </table:table-row>
        <table:table-row table:style-name="ro2">
          <table:table-cell office:value-type="string" calcext:value-type="string">
            <text:p>String[]</text:p>
          </table:table-cell>
          <table:table-cell office:value-type="string" calcext:value-type="string">
            <text:p><text:s/>trans971</text:p>
          </table:table-cell>
          <table:table-cell office:value-type="string" calcext:value-type="string">
            <text:p>=</text:p>
          </table:table-cell>
          <table:table-cell office:value-type="string" calcext:value-type="string">
            <text:p><text:s/>{"01-Sep-2018","Credit","100.10","100.10"};</text:p>
          </table:table-cell>
          <table:table-cell table:formula="of:=COM.MICROSOFT.CONCAT([.A972];[.B972];[.C972];[.D972])" office:value-type="string" office:string-value="String[] trans971= {&quot;01-Sep-2018&quot;,&quot;Credit&quot;,&quot;100.10&quot;,&quot;100.10&quot;};" calcext:value-type="string">
            <text:p>String[] trans971= {"01-Sep-2018","Credit","100.10","100.10"};</text:p>
          </table:table-cell>
        </table:table-row>
        <table:table-row table:style-name="ro2">
          <table:table-cell office:value-type="string" calcext:value-type="string">
            <text:p>String[]</text:p>
          </table:table-cell>
          <table:table-cell office:value-type="string" calcext:value-type="string">
            <text:p><text:s/>trans972</text:p>
          </table:table-cell>
          <table:table-cell office:value-type="string" calcext:value-type="string">
            <text:p>=</text:p>
          </table:table-cell>
          <table:table-cell office:value-type="string" calcext:value-type="string">
            <text:p><text:s/>{"01-Sep-2018","Credit","100.10","100.10"};</text:p>
          </table:table-cell>
          <table:table-cell table:formula="of:=COM.MICROSOFT.CONCAT([.A973];[.B973];[.C973];[.D973])" office:value-type="string" office:string-value="String[] trans972= {&quot;01-Sep-2018&quot;,&quot;Credit&quot;,&quot;100.10&quot;,&quot;100.10&quot;};" calcext:value-type="string">
            <text:p>String[] trans972= {"01-Sep-2018","Credit","100.10","100.10"};</text:p>
          </table:table-cell>
        </table:table-row>
        <table:table-row table:style-name="ro2">
          <table:table-cell office:value-type="string" calcext:value-type="string">
            <text:p>String[]</text:p>
          </table:table-cell>
          <table:table-cell office:value-type="string" calcext:value-type="string">
            <text:p><text:s/>trans973</text:p>
          </table:table-cell>
          <table:table-cell office:value-type="string" calcext:value-type="string">
            <text:p>=</text:p>
          </table:table-cell>
          <table:table-cell office:value-type="string" calcext:value-type="string">
            <text:p><text:s/>{"01-Sep-2018","Credit","100.10","100.10"};</text:p>
          </table:table-cell>
          <table:table-cell table:formula="of:=COM.MICROSOFT.CONCAT([.A974];[.B974];[.C974];[.D974])" office:value-type="string" office:string-value="String[] trans973= {&quot;01-Sep-2018&quot;,&quot;Credit&quot;,&quot;100.10&quot;,&quot;100.10&quot;};" calcext:value-type="string">
            <text:p>String[] trans973= {"01-Sep-2018","Credit","100.10","100.10"};</text:p>
          </table:table-cell>
        </table:table-row>
        <table:table-row table:style-name="ro2">
          <table:table-cell office:value-type="string" calcext:value-type="string">
            <text:p>String[]</text:p>
          </table:table-cell>
          <table:table-cell office:value-type="string" calcext:value-type="string">
            <text:p><text:s/>trans974</text:p>
          </table:table-cell>
          <table:table-cell office:value-type="string" calcext:value-type="string">
            <text:p>=</text:p>
          </table:table-cell>
          <table:table-cell office:value-type="string" calcext:value-type="string">
            <text:p><text:s/>{"01-Sep-2018","Credit","100.10","100.10"};</text:p>
          </table:table-cell>
          <table:table-cell table:formula="of:=COM.MICROSOFT.CONCAT([.A975];[.B975];[.C975];[.D975])" office:value-type="string" office:string-value="String[] trans974= {&quot;01-Sep-2018&quot;,&quot;Credit&quot;,&quot;100.10&quot;,&quot;100.10&quot;};" calcext:value-type="string">
            <text:p>String[] trans974= {"01-Sep-2018","Credit","100.10","100.10"};</text:p>
          </table:table-cell>
        </table:table-row>
        <table:table-row table:style-name="ro2">
          <table:table-cell office:value-type="string" calcext:value-type="string">
            <text:p>String[]</text:p>
          </table:table-cell>
          <table:table-cell office:value-type="string" calcext:value-type="string">
            <text:p><text:s/>trans975</text:p>
          </table:table-cell>
          <table:table-cell office:value-type="string" calcext:value-type="string">
            <text:p>=</text:p>
          </table:table-cell>
          <table:table-cell office:value-type="string" calcext:value-type="string">
            <text:p><text:s/>{"01-Sep-2018","Credit","100.10","100.10"};</text:p>
          </table:table-cell>
          <table:table-cell table:formula="of:=COM.MICROSOFT.CONCAT([.A976];[.B976];[.C976];[.D976])" office:value-type="string" office:string-value="String[] trans975= {&quot;01-Sep-2018&quot;,&quot;Credit&quot;,&quot;100.10&quot;,&quot;100.10&quot;};" calcext:value-type="string">
            <text:p>String[] trans975= {"01-Sep-2018","Credit","100.10","100.10"};</text:p>
          </table:table-cell>
        </table:table-row>
        <table:table-row table:style-name="ro2">
          <table:table-cell office:value-type="string" calcext:value-type="string">
            <text:p>String[]</text:p>
          </table:table-cell>
          <table:table-cell office:value-type="string" calcext:value-type="string">
            <text:p><text:s/>trans976</text:p>
          </table:table-cell>
          <table:table-cell office:value-type="string" calcext:value-type="string">
            <text:p>=</text:p>
          </table:table-cell>
          <table:table-cell office:value-type="string" calcext:value-type="string">
            <text:p><text:s/>{"01-Sep-2018","Credit","100.10","100.10"};</text:p>
          </table:table-cell>
          <table:table-cell table:formula="of:=COM.MICROSOFT.CONCAT([.A977];[.B977];[.C977];[.D977])" office:value-type="string" office:string-value="String[] trans976= {&quot;01-Sep-2018&quot;,&quot;Credit&quot;,&quot;100.10&quot;,&quot;100.10&quot;};" calcext:value-type="string">
            <text:p>String[] trans976= {"01-Sep-2018","Credit","100.10","100.10"};</text:p>
          </table:table-cell>
        </table:table-row>
        <table:table-row table:style-name="ro2">
          <table:table-cell office:value-type="string" calcext:value-type="string">
            <text:p>String[]</text:p>
          </table:table-cell>
          <table:table-cell office:value-type="string" calcext:value-type="string">
            <text:p><text:s/>trans977</text:p>
          </table:table-cell>
          <table:table-cell office:value-type="string" calcext:value-type="string">
            <text:p>=</text:p>
          </table:table-cell>
          <table:table-cell office:value-type="string" calcext:value-type="string">
            <text:p><text:s/>{"01-Sep-2018","Credit","100.10","100.10"};</text:p>
          </table:table-cell>
          <table:table-cell table:formula="of:=COM.MICROSOFT.CONCAT([.A978];[.B978];[.C978];[.D978])" office:value-type="string" office:string-value="String[] trans977= {&quot;01-Sep-2018&quot;,&quot;Credit&quot;,&quot;100.10&quot;,&quot;100.10&quot;};" calcext:value-type="string">
            <text:p>String[] trans977= {"01-Sep-2018","Credit","100.10","100.10"};</text:p>
          </table:table-cell>
        </table:table-row>
        <table:table-row table:style-name="ro2">
          <table:table-cell office:value-type="string" calcext:value-type="string">
            <text:p>String[]</text:p>
          </table:table-cell>
          <table:table-cell office:value-type="string" calcext:value-type="string">
            <text:p><text:s/>trans978</text:p>
          </table:table-cell>
          <table:table-cell office:value-type="string" calcext:value-type="string">
            <text:p>=</text:p>
          </table:table-cell>
          <table:table-cell office:value-type="string" calcext:value-type="string">
            <text:p><text:s/>{"01-Sep-2018","Credit","100.10","100.10"};</text:p>
          </table:table-cell>
          <table:table-cell table:formula="of:=COM.MICROSOFT.CONCAT([.A979];[.B979];[.C979];[.D979])" office:value-type="string" office:string-value="String[] trans978= {&quot;01-Sep-2018&quot;,&quot;Credit&quot;,&quot;100.10&quot;,&quot;100.10&quot;};" calcext:value-type="string">
            <text:p>String[] trans978= {"01-Sep-2018","Credit","100.10","100.10"};</text:p>
          </table:table-cell>
        </table:table-row>
        <table:table-row table:style-name="ro2">
          <table:table-cell office:value-type="string" calcext:value-type="string">
            <text:p>String[]</text:p>
          </table:table-cell>
          <table:table-cell office:value-type="string" calcext:value-type="string">
            <text:p><text:s/>trans979</text:p>
          </table:table-cell>
          <table:table-cell office:value-type="string" calcext:value-type="string">
            <text:p>=</text:p>
          </table:table-cell>
          <table:table-cell office:value-type="string" calcext:value-type="string">
            <text:p><text:s/>{"01-Sep-2018","Credit","100.10","100.10"};</text:p>
          </table:table-cell>
          <table:table-cell table:formula="of:=COM.MICROSOFT.CONCAT([.A980];[.B980];[.C980];[.D980])" office:value-type="string" office:string-value="String[] trans979= {&quot;01-Sep-2018&quot;,&quot;Credit&quot;,&quot;100.10&quot;,&quot;100.10&quot;};" calcext:value-type="string">
            <text:p>String[] trans979= {"01-Sep-2018","Credit","100.10","100.10"};</text:p>
          </table:table-cell>
        </table:table-row>
        <table:table-row table:style-name="ro2">
          <table:table-cell office:value-type="string" calcext:value-type="string">
            <text:p>String[]</text:p>
          </table:table-cell>
          <table:table-cell office:value-type="string" calcext:value-type="string">
            <text:p><text:s/>trans980</text:p>
          </table:table-cell>
          <table:table-cell office:value-type="string" calcext:value-type="string">
            <text:p>=</text:p>
          </table:table-cell>
          <table:table-cell office:value-type="string" calcext:value-type="string">
            <text:p><text:s/>{"01-Sep-2018","Credit","100.10","100.10"};</text:p>
          </table:table-cell>
          <table:table-cell table:formula="of:=COM.MICROSOFT.CONCAT([.A981];[.B981];[.C981];[.D981])" office:value-type="string" office:string-value="String[] trans980= {&quot;01-Sep-2018&quot;,&quot;Credit&quot;,&quot;100.10&quot;,&quot;100.10&quot;};" calcext:value-type="string">
            <text:p>String[] trans980= {"01-Sep-2018","Credit","100.10","100.10"};</text:p>
          </table:table-cell>
        </table:table-row>
        <table:table-row table:style-name="ro2">
          <table:table-cell office:value-type="string" calcext:value-type="string">
            <text:p>String[]</text:p>
          </table:table-cell>
          <table:table-cell office:value-type="string" calcext:value-type="string">
            <text:p><text:s/>trans981</text:p>
          </table:table-cell>
          <table:table-cell office:value-type="string" calcext:value-type="string">
            <text:p>=</text:p>
          </table:table-cell>
          <table:table-cell office:value-type="string" calcext:value-type="string">
            <text:p><text:s/>{"01-Sep-2018","Credit","100.10","100.10"};</text:p>
          </table:table-cell>
          <table:table-cell table:formula="of:=COM.MICROSOFT.CONCAT([.A982];[.B982];[.C982];[.D982])" office:value-type="string" office:string-value="String[] trans981= {&quot;01-Sep-2018&quot;,&quot;Credit&quot;,&quot;100.10&quot;,&quot;100.10&quot;};" calcext:value-type="string">
            <text:p>String[] trans981= {"01-Sep-2018","Credit","100.10","100.10"};</text:p>
          </table:table-cell>
        </table:table-row>
        <table:table-row table:style-name="ro2">
          <table:table-cell office:value-type="string" calcext:value-type="string">
            <text:p>String[]</text:p>
          </table:table-cell>
          <table:table-cell office:value-type="string" calcext:value-type="string">
            <text:p><text:s/>trans982</text:p>
          </table:table-cell>
          <table:table-cell office:value-type="string" calcext:value-type="string">
            <text:p>=</text:p>
          </table:table-cell>
          <table:table-cell office:value-type="string" calcext:value-type="string">
            <text:p><text:s/>{"01-Sep-2018","Credit","100.10","100.10"};</text:p>
          </table:table-cell>
          <table:table-cell table:formula="of:=COM.MICROSOFT.CONCAT([.A983];[.B983];[.C983];[.D983])" office:value-type="string" office:string-value="String[] trans982= {&quot;01-Sep-2018&quot;,&quot;Credit&quot;,&quot;100.10&quot;,&quot;100.10&quot;};" calcext:value-type="string">
            <text:p>String[] trans982= {"01-Sep-2018","Credit","100.10","100.10"};</text:p>
          </table:table-cell>
        </table:table-row>
        <table:table-row table:style-name="ro2">
          <table:table-cell office:value-type="string" calcext:value-type="string">
            <text:p>String[]</text:p>
          </table:table-cell>
          <table:table-cell office:value-type="string" calcext:value-type="string">
            <text:p><text:s/>trans983</text:p>
          </table:table-cell>
          <table:table-cell office:value-type="string" calcext:value-type="string">
            <text:p>=</text:p>
          </table:table-cell>
          <table:table-cell office:value-type="string" calcext:value-type="string">
            <text:p><text:s/>{"01-Sep-2018","Credit","100.10","100.10"};</text:p>
          </table:table-cell>
          <table:table-cell table:formula="of:=COM.MICROSOFT.CONCAT([.A984];[.B984];[.C984];[.D984])" office:value-type="string" office:string-value="String[] trans983= {&quot;01-Sep-2018&quot;,&quot;Credit&quot;,&quot;100.10&quot;,&quot;100.10&quot;};" calcext:value-type="string">
            <text:p>String[] trans983= {"01-Sep-2018","Credit","100.10","100.10"};</text:p>
          </table:table-cell>
        </table:table-row>
        <table:table-row table:style-name="ro2">
          <table:table-cell office:value-type="string" calcext:value-type="string">
            <text:p>String[]</text:p>
          </table:table-cell>
          <table:table-cell office:value-type="string" calcext:value-type="string">
            <text:p><text:s/>trans984</text:p>
          </table:table-cell>
          <table:table-cell office:value-type="string" calcext:value-type="string">
            <text:p>=</text:p>
          </table:table-cell>
          <table:table-cell office:value-type="string" calcext:value-type="string">
            <text:p><text:s/>{"01-Sep-2018","Credit","100.10","100.10"};</text:p>
          </table:table-cell>
          <table:table-cell table:formula="of:=COM.MICROSOFT.CONCAT([.A985];[.B985];[.C985];[.D985])" office:value-type="string" office:string-value="String[] trans984= {&quot;01-Sep-2018&quot;,&quot;Credit&quot;,&quot;100.10&quot;,&quot;100.10&quot;};" calcext:value-type="string">
            <text:p>String[] trans984= {"01-Sep-2018","Credit","100.10","100.10"};</text:p>
          </table:table-cell>
        </table:table-row>
        <table:table-row table:style-name="ro2">
          <table:table-cell office:value-type="string" calcext:value-type="string">
            <text:p>String[]</text:p>
          </table:table-cell>
          <table:table-cell office:value-type="string" calcext:value-type="string">
            <text:p><text:s/>trans985</text:p>
          </table:table-cell>
          <table:table-cell office:value-type="string" calcext:value-type="string">
            <text:p>=</text:p>
          </table:table-cell>
          <table:table-cell office:value-type="string" calcext:value-type="string">
            <text:p><text:s/>{"01-Sep-2018","Credit","100.10","100.10"};</text:p>
          </table:table-cell>
          <table:table-cell table:formula="of:=COM.MICROSOFT.CONCAT([.A986];[.B986];[.C986];[.D986])" office:value-type="string" office:string-value="String[] trans985= {&quot;01-Sep-2018&quot;,&quot;Credit&quot;,&quot;100.10&quot;,&quot;100.10&quot;};" calcext:value-type="string">
            <text:p>String[] trans985= {"01-Sep-2018","Credit","100.10","100.10"};</text:p>
          </table:table-cell>
        </table:table-row>
        <table:table-row table:style-name="ro2">
          <table:table-cell office:value-type="string" calcext:value-type="string">
            <text:p>String[]</text:p>
          </table:table-cell>
          <table:table-cell office:value-type="string" calcext:value-type="string">
            <text:p><text:s/>trans986</text:p>
          </table:table-cell>
          <table:table-cell office:value-type="string" calcext:value-type="string">
            <text:p>=</text:p>
          </table:table-cell>
          <table:table-cell office:value-type="string" calcext:value-type="string">
            <text:p><text:s/>{"01-Sep-2018","Credit","100.10","100.10"};</text:p>
          </table:table-cell>
          <table:table-cell table:formula="of:=COM.MICROSOFT.CONCAT([.A987];[.B987];[.C987];[.D987])" office:value-type="string" office:string-value="String[] trans986= {&quot;01-Sep-2018&quot;,&quot;Credit&quot;,&quot;100.10&quot;,&quot;100.10&quot;};" calcext:value-type="string">
            <text:p>String[] trans986= {"01-Sep-2018","Credit","100.10","100.10"};</text:p>
          </table:table-cell>
        </table:table-row>
        <table:table-row table:style-name="ro2">
          <table:table-cell office:value-type="string" calcext:value-type="string">
            <text:p>String[]</text:p>
          </table:table-cell>
          <table:table-cell office:value-type="string" calcext:value-type="string">
            <text:p><text:s/>trans987</text:p>
          </table:table-cell>
          <table:table-cell office:value-type="string" calcext:value-type="string">
            <text:p>=</text:p>
          </table:table-cell>
          <table:table-cell office:value-type="string" calcext:value-type="string">
            <text:p><text:s/>{"01-Sep-2018","Credit","100.10","100.10"};</text:p>
          </table:table-cell>
          <table:table-cell table:formula="of:=COM.MICROSOFT.CONCAT([.A988];[.B988];[.C988];[.D988])" office:value-type="string" office:string-value="String[] trans987= {&quot;01-Sep-2018&quot;,&quot;Credit&quot;,&quot;100.10&quot;,&quot;100.10&quot;};" calcext:value-type="string">
            <text:p>String[] trans987= {"01-Sep-2018","Credit","100.10","100.10"};</text:p>
          </table:table-cell>
        </table:table-row>
        <table:table-row table:style-name="ro2">
          <table:table-cell office:value-type="string" calcext:value-type="string">
            <text:p>String[]</text:p>
          </table:table-cell>
          <table:table-cell office:value-type="string" calcext:value-type="string">
            <text:p><text:s/>trans988</text:p>
          </table:table-cell>
          <table:table-cell office:value-type="string" calcext:value-type="string">
            <text:p>=</text:p>
          </table:table-cell>
          <table:table-cell office:value-type="string" calcext:value-type="string">
            <text:p><text:s/>{"01-Sep-2018","Credit","100.10","100.10"};</text:p>
          </table:table-cell>
          <table:table-cell table:formula="of:=COM.MICROSOFT.CONCAT([.A989];[.B989];[.C989];[.D989])" office:value-type="string" office:string-value="String[] trans988= {&quot;01-Sep-2018&quot;,&quot;Credit&quot;,&quot;100.10&quot;,&quot;100.10&quot;};" calcext:value-type="string">
            <text:p>String[] trans988= {"01-Sep-2018","Credit","100.10","100.10"};</text:p>
          </table:table-cell>
        </table:table-row>
        <table:table-row table:style-name="ro2">
          <table:table-cell office:value-type="string" calcext:value-type="string">
            <text:p>String[]</text:p>
          </table:table-cell>
          <table:table-cell office:value-type="string" calcext:value-type="string">
            <text:p><text:s/>trans989</text:p>
          </table:table-cell>
          <table:table-cell office:value-type="string" calcext:value-type="string">
            <text:p>=</text:p>
          </table:table-cell>
          <table:table-cell office:value-type="string" calcext:value-type="string">
            <text:p><text:s/>{"01-Sep-2018","Credit","100.10","100.10"};</text:p>
          </table:table-cell>
          <table:table-cell table:formula="of:=COM.MICROSOFT.CONCAT([.A990];[.B990];[.C990];[.D990])" office:value-type="string" office:string-value="String[] trans989= {&quot;01-Sep-2018&quot;,&quot;Credit&quot;,&quot;100.10&quot;,&quot;100.10&quot;};" calcext:value-type="string">
            <text:p>String[] trans989= {"01-Sep-2018","Credit","100.10","100.10"};</text:p>
          </table:table-cell>
        </table:table-row>
        <table:table-row table:style-name="ro2">
          <table:table-cell office:value-type="string" calcext:value-type="string">
            <text:p>String[]</text:p>
          </table:table-cell>
          <table:table-cell office:value-type="string" calcext:value-type="string">
            <text:p><text:s/>trans990</text:p>
          </table:table-cell>
          <table:table-cell office:value-type="string" calcext:value-type="string">
            <text:p>=</text:p>
          </table:table-cell>
          <table:table-cell office:value-type="string" calcext:value-type="string">
            <text:p><text:s/>{"01-Sep-2018","Credit","100.10","100.10"};</text:p>
          </table:table-cell>
          <table:table-cell table:formula="of:=COM.MICROSOFT.CONCAT([.A991];[.B991];[.C991];[.D991])" office:value-type="string" office:string-value="String[] trans990= {&quot;01-Sep-2018&quot;,&quot;Credit&quot;,&quot;100.10&quot;,&quot;100.10&quot;};" calcext:value-type="string">
            <text:p>String[] trans990= {"01-Sep-2018","Credit","100.10","100.10"};</text:p>
          </table:table-cell>
        </table:table-row>
        <table:table-row table:style-name="ro2">
          <table:table-cell office:value-type="string" calcext:value-type="string">
            <text:p>String[]</text:p>
          </table:table-cell>
          <table:table-cell office:value-type="string" calcext:value-type="string">
            <text:p><text:s/>trans991</text:p>
          </table:table-cell>
          <table:table-cell office:value-type="string" calcext:value-type="string">
            <text:p>=</text:p>
          </table:table-cell>
          <table:table-cell office:value-type="string" calcext:value-type="string">
            <text:p><text:s/>{"01-Sep-2018","Credit","100.10","100.10"};</text:p>
          </table:table-cell>
          <table:table-cell table:formula="of:=COM.MICROSOFT.CONCAT([.A992];[.B992];[.C992];[.D992])" office:value-type="string" office:string-value="String[] trans991= {&quot;01-Sep-2018&quot;,&quot;Credit&quot;,&quot;100.10&quot;,&quot;100.10&quot;};" calcext:value-type="string">
            <text:p>String[] trans991= {"01-Sep-2018","Credit","100.10","100.10"};</text:p>
          </table:table-cell>
        </table:table-row>
        <table:table-row table:style-name="ro2">
          <table:table-cell office:value-type="string" calcext:value-type="string">
            <text:p>String[]</text:p>
          </table:table-cell>
          <table:table-cell office:value-type="string" calcext:value-type="string">
            <text:p><text:s/>trans992</text:p>
          </table:table-cell>
          <table:table-cell office:value-type="string" calcext:value-type="string">
            <text:p>=</text:p>
          </table:table-cell>
          <table:table-cell office:value-type="string" calcext:value-type="string">
            <text:p><text:s/>{"01-Sep-2018","Credit","100.10","100.10"};</text:p>
          </table:table-cell>
          <table:table-cell table:formula="of:=COM.MICROSOFT.CONCAT([.A993];[.B993];[.C993];[.D993])" office:value-type="string" office:string-value="String[] trans992= {&quot;01-Sep-2018&quot;,&quot;Credit&quot;,&quot;100.10&quot;,&quot;100.10&quot;};" calcext:value-type="string">
            <text:p>String[] trans992= {"01-Sep-2018","Credit","100.10","100.10"};</text:p>
          </table:table-cell>
        </table:table-row>
        <table:table-row table:style-name="ro2">
          <table:table-cell office:value-type="string" calcext:value-type="string">
            <text:p>String[]</text:p>
          </table:table-cell>
          <table:table-cell office:value-type="string" calcext:value-type="string">
            <text:p><text:s/>trans993</text:p>
          </table:table-cell>
          <table:table-cell office:value-type="string" calcext:value-type="string">
            <text:p>=</text:p>
          </table:table-cell>
          <table:table-cell office:value-type="string" calcext:value-type="string">
            <text:p><text:s/>{"01-Sep-2018","Credit","100.10","100.10"};</text:p>
          </table:table-cell>
          <table:table-cell table:formula="of:=COM.MICROSOFT.CONCAT([.A994];[.B994];[.C994];[.D994])" office:value-type="string" office:string-value="String[] trans993= {&quot;01-Sep-2018&quot;,&quot;Credit&quot;,&quot;100.10&quot;,&quot;100.10&quot;};" calcext:value-type="string">
            <text:p>String[] trans993= {"01-Sep-2018","Credit","100.10","100.10"};</text:p>
          </table:table-cell>
        </table:table-row>
        <table:table-row table:style-name="ro2">
          <table:table-cell office:value-type="string" calcext:value-type="string">
            <text:p>String[]</text:p>
          </table:table-cell>
          <table:table-cell office:value-type="string" calcext:value-type="string">
            <text:p><text:s/>trans994</text:p>
          </table:table-cell>
          <table:table-cell office:value-type="string" calcext:value-type="string">
            <text:p>=</text:p>
          </table:table-cell>
          <table:table-cell office:value-type="string" calcext:value-type="string">
            <text:p><text:s/>{"01-Sep-2018","Credit","100.10","100.10"};</text:p>
          </table:table-cell>
          <table:table-cell table:formula="of:=COM.MICROSOFT.CONCAT([.A995];[.B995];[.C995];[.D995])" office:value-type="string" office:string-value="String[] trans994= {&quot;01-Sep-2018&quot;,&quot;Credit&quot;,&quot;100.10&quot;,&quot;100.10&quot;};" calcext:value-type="string">
            <text:p>String[] trans994= {"01-Sep-2018","Credit","100.10","100.10"};</text:p>
          </table:table-cell>
        </table:table-row>
        <table:table-row table:style-name="ro2">
          <table:table-cell office:value-type="string" calcext:value-type="string">
            <text:p>String[]</text:p>
          </table:table-cell>
          <table:table-cell office:value-type="string" calcext:value-type="string">
            <text:p><text:s/>trans995</text:p>
          </table:table-cell>
          <table:table-cell office:value-type="string" calcext:value-type="string">
            <text:p>=</text:p>
          </table:table-cell>
          <table:table-cell office:value-type="string" calcext:value-type="string">
            <text:p><text:s/>{"01-Sep-2018","Credit","100.10","100.10"};</text:p>
          </table:table-cell>
          <table:table-cell table:formula="of:=COM.MICROSOFT.CONCAT([.A996];[.B996];[.C996];[.D996])" office:value-type="string" office:string-value="String[] trans995= {&quot;01-Sep-2018&quot;,&quot;Credit&quot;,&quot;100.10&quot;,&quot;100.10&quot;};" calcext:value-type="string">
            <text:p>String[] trans995= {"01-Sep-2018","Credit","100.10","100.10"};</text:p>
          </table:table-cell>
        </table:table-row>
        <table:table-row table:style-name="ro2">
          <table:table-cell office:value-type="string" calcext:value-type="string">
            <text:p>String[]</text:p>
          </table:table-cell>
          <table:table-cell office:value-type="string" calcext:value-type="string">
            <text:p><text:s/>trans996</text:p>
          </table:table-cell>
          <table:table-cell office:value-type="string" calcext:value-type="string">
            <text:p>=</text:p>
          </table:table-cell>
          <table:table-cell office:value-type="string" calcext:value-type="string">
            <text:p><text:s/>{"01-Sep-2018","Credit","100.10","100.10"};</text:p>
          </table:table-cell>
          <table:table-cell table:formula="of:=COM.MICROSOFT.CONCAT([.A997];[.B997];[.C997];[.D997])" office:value-type="string" office:string-value="String[] trans996= {&quot;01-Sep-2018&quot;,&quot;Credit&quot;,&quot;100.10&quot;,&quot;100.10&quot;};" calcext:value-type="string">
            <text:p>String[] trans996= {"01-Sep-2018","Credit","100.10","100.10"};</text:p>
          </table:table-cell>
        </table:table-row>
        <table:table-row table:style-name="ro2">
          <table:table-cell office:value-type="string" calcext:value-type="string">
            <text:p>String[]</text:p>
          </table:table-cell>
          <table:table-cell office:value-type="string" calcext:value-type="string">
            <text:p><text:s/>trans997</text:p>
          </table:table-cell>
          <table:table-cell office:value-type="string" calcext:value-type="string">
            <text:p>=</text:p>
          </table:table-cell>
          <table:table-cell office:value-type="string" calcext:value-type="string">
            <text:p><text:s/>{"01-Sep-2018","Credit","100.10","100.10"};</text:p>
          </table:table-cell>
          <table:table-cell table:formula="of:=COM.MICROSOFT.CONCAT([.A998];[.B998];[.C998];[.D998])" office:value-type="string" office:string-value="String[] trans997= {&quot;01-Sep-2018&quot;,&quot;Credit&quot;,&quot;100.10&quot;,&quot;100.10&quot;};" calcext:value-type="string">
            <text:p>String[] trans997= {"01-Sep-2018","Credit","100.10","100.10"};</text:p>
          </table:table-cell>
        </table:table-row>
        <table:table-row table:style-name="ro2">
          <table:table-cell office:value-type="string" calcext:value-type="string">
            <text:p>String[]</text:p>
          </table:table-cell>
          <table:table-cell office:value-type="string" calcext:value-type="string">
            <text:p><text:s/>trans998</text:p>
          </table:table-cell>
          <table:table-cell office:value-type="string" calcext:value-type="string">
            <text:p>=</text:p>
          </table:table-cell>
          <table:table-cell office:value-type="string" calcext:value-type="string">
            <text:p><text:s/>{"01-Sep-2018","Credit","100.10","100.10"};</text:p>
          </table:table-cell>
          <table:table-cell table:formula="of:=COM.MICROSOFT.CONCAT([.A999];[.B999];[.C999];[.D999])" office:value-type="string" office:string-value="String[] trans998= {&quot;01-Sep-2018&quot;,&quot;Credit&quot;,&quot;100.10&quot;,&quot;100.10&quot;};" calcext:value-type="string">
            <text:p>String[] trans998= {"01-Sep-2018","Credit","100.10","100.10"};</text:p>
          </table:table-cell>
        </table:table-row>
        <table:table-row table:style-name="ro2">
          <table:table-cell office:value-type="string" calcext:value-type="string">
            <text:p>String[]</text:p>
          </table:table-cell>
          <table:table-cell office:value-type="string" calcext:value-type="string">
            <text:p><text:s/>trans999</text:p>
          </table:table-cell>
          <table:table-cell office:value-type="string" calcext:value-type="string">
            <text:p>=</text:p>
          </table:table-cell>
          <table:table-cell office:value-type="string" calcext:value-type="string">
            <text:p><text:s/>{"01-Sep-2018","Credit","100.10","100.10"};</text:p>
          </table:table-cell>
          <table:table-cell table:formula="of:=COM.MICROSOFT.CONCAT([.A1000];[.B1000];[.C1000];[.D1000])" office:value-type="string" office:string-value="String[] trans999= {&quot;01-Sep-2018&quot;,&quot;Credit&quot;,&quot;100.10&quot;,&quot;100.10&quot;};" calcext:value-type="string">
            <text:p>String[] trans999= {"01-Sep-2018","Credit","100.10","100.10"};</text:p>
          </table:table-cell>
        </table:table-row>
        <table:table-row table:style-name="ro2">
          <table:table-cell office:value-type="string" calcext:value-type="string">
            <text:p>String[]</text:p>
          </table:table-cell>
          <table:table-cell office:value-type="string" calcext:value-type="string">
            <text:p><text:s/>trans1000</text:p>
          </table:table-cell>
          <table:table-cell office:value-type="string" calcext:value-type="string">
            <text:p>=</text:p>
          </table:table-cell>
          <table:table-cell office:value-type="string" calcext:value-type="string">
            <text:p><text:s/>{"01-Sep-2018","Credit","100.10","100.10"};</text:p>
          </table:table-cell>
          <table:table-cell table:formula="of:=COM.MICROSOFT.CONCAT([.A1001];[.B1001];[.C1001];[.D1001])" office:value-type="string" office:string-value="String[] trans1000= {&quot;01-Sep-2018&quot;,&quot;Credit&quot;,&quot;100.10&quot;,&quot;100.10&quot;};" calcext:value-type="string">
            <text:p>String[] trans1000= {"01-Sep-2018","Credit","100.10","100.10"};</text:p>
          </table:table-cell>
        </table:table-row>
        <table:table-row table:style-name="ro2">
          <table:table-cell office:value-type="string" calcext:value-type="string">
            <text:p>String[]</text:p>
          </table:table-cell>
          <table:table-cell office:value-type="string" calcext:value-type="string">
            <text:p><text:s/>trans1001</text:p>
          </table:table-cell>
          <table:table-cell office:value-type="string" calcext:value-type="string">
            <text:p>=</text:p>
          </table:table-cell>
          <table:table-cell office:value-type="string" calcext:value-type="string">
            <text:p><text:s/>{"01-Sep-2018","Credit","100.10","100.10"};</text:p>
          </table:table-cell>
          <table:table-cell table:formula="of:=COM.MICROSOFT.CONCAT([.A1002];[.B1002];[.C1002];[.D1002])" office:value-type="string" office:string-value="String[] trans1001= {&quot;01-Sep-2018&quot;,&quot;Credit&quot;,&quot;100.10&quot;,&quot;100.10&quot;};" calcext:value-type="string">
            <text:p>String[] trans1001= {"01-Sep-2018","Credit","100.10","100.10"};</text:p>
          </table:table-cell>
        </table:table-row>
        <table:table-row table:style-name="ro2">
          <table:table-cell office:value-type="string" calcext:value-type="string">
            <text:p>String[]</text:p>
          </table:table-cell>
          <table:table-cell office:value-type="string" calcext:value-type="string">
            <text:p><text:s/>trans1002</text:p>
          </table:table-cell>
          <table:table-cell office:value-type="string" calcext:value-type="string">
            <text:p>=</text:p>
          </table:table-cell>
          <table:table-cell office:value-type="string" calcext:value-type="string">
            <text:p><text:s/>{"01-Sep-2018","Credit","100.10","100.10"};</text:p>
          </table:table-cell>
          <table:table-cell table:formula="of:=COM.MICROSOFT.CONCAT([.A1003];[.B1003];[.C1003];[.D1003])" office:value-type="string" office:string-value="String[] trans1002= {&quot;01-Sep-2018&quot;,&quot;Credit&quot;,&quot;100.10&quot;,&quot;100.10&quot;};" calcext:value-type="string">
            <text:p>String[] trans1002= {"01-Sep-2018","Credit","100.10","100.10"};</text:p>
          </table:table-cell>
        </table:table-row>
        <table:table-row table:style-name="ro2">
          <table:table-cell office:value-type="string" calcext:value-type="string">
            <text:p>String[]</text:p>
          </table:table-cell>
          <table:table-cell office:value-type="string" calcext:value-type="string">
            <text:p><text:s/>trans1003</text:p>
          </table:table-cell>
          <table:table-cell office:value-type="string" calcext:value-type="string">
            <text:p>=</text:p>
          </table:table-cell>
          <table:table-cell office:value-type="string" calcext:value-type="string">
            <text:p><text:s/>{"01-Sep-2018","Credit","100.10","100.10"};</text:p>
          </table:table-cell>
          <table:table-cell table:formula="of:=COM.MICROSOFT.CONCAT([.A1004];[.B1004];[.C1004];[.D1004])" office:value-type="string" office:string-value="String[] trans1003= {&quot;01-Sep-2018&quot;,&quot;Credit&quot;,&quot;100.10&quot;,&quot;100.10&quot;};" calcext:value-type="string">
            <text:p>String[] trans1003= {"01-Sep-2018","Credit","100.10","100.10"};</text:p>
          </table:table-cell>
        </table:table-row>
        <table:table-row table:style-name="ro2">
          <table:table-cell office:value-type="string" calcext:value-type="string">
            <text:p>String[]</text:p>
          </table:table-cell>
          <table:table-cell office:value-type="string" calcext:value-type="string">
            <text:p><text:s/>trans1004</text:p>
          </table:table-cell>
          <table:table-cell office:value-type="string" calcext:value-type="string">
            <text:p>=</text:p>
          </table:table-cell>
          <table:table-cell office:value-type="string" calcext:value-type="string">
            <text:p><text:s/>{"01-Sep-2018","Credit","100.10","100.10"};</text:p>
          </table:table-cell>
          <table:table-cell table:formula="of:=COM.MICROSOFT.CONCAT([.A1005];[.B1005];[.C1005];[.D1005])" office:value-type="string" office:string-value="String[] trans1004= {&quot;01-Sep-2018&quot;,&quot;Credit&quot;,&quot;100.10&quot;,&quot;100.10&quot;};" calcext:value-type="string">
            <text:p>String[] trans1004= {"01-Sep-2018","Credit","100.10","100.10"};</text:p>
          </table:table-cell>
        </table:table-row>
        <table:table-row table:style-name="ro2">
          <table:table-cell office:value-type="string" calcext:value-type="string">
            <text:p>String[]</text:p>
          </table:table-cell>
          <table:table-cell office:value-type="string" calcext:value-type="string">
            <text:p><text:s/>trans1005</text:p>
          </table:table-cell>
          <table:table-cell office:value-type="string" calcext:value-type="string">
            <text:p>=</text:p>
          </table:table-cell>
          <table:table-cell office:value-type="string" calcext:value-type="string">
            <text:p><text:s/>{"01-Sep-2018","Credit","100.10","100.10"};</text:p>
          </table:table-cell>
          <table:table-cell table:formula="of:=COM.MICROSOFT.CONCAT([.A1006];[.B1006];[.C1006];[.D1006])" office:value-type="string" office:string-value="String[] trans1005= {&quot;01-Sep-2018&quot;,&quot;Credit&quot;,&quot;100.10&quot;,&quot;100.10&quot;};" calcext:value-type="string">
            <text:p>String[] trans1005= {"01-Sep-2018","Credit","100.10","100.10"};</text:p>
          </table:table-cell>
        </table:table-row>
        <table:table-row table:style-name="ro2">
          <table:table-cell office:value-type="string" calcext:value-type="string">
            <text:p>String[]</text:p>
          </table:table-cell>
          <table:table-cell office:value-type="string" calcext:value-type="string">
            <text:p><text:s/>trans1006</text:p>
          </table:table-cell>
          <table:table-cell office:value-type="string" calcext:value-type="string">
            <text:p>=</text:p>
          </table:table-cell>
          <table:table-cell office:value-type="string" calcext:value-type="string">
            <text:p><text:s/>{"01-Sep-2018","Credit","100.10","100.10"};</text:p>
          </table:table-cell>
          <table:table-cell table:formula="of:=COM.MICROSOFT.CONCAT([.A1007];[.B1007];[.C1007];[.D1007])" office:value-type="string" office:string-value="String[] trans1006= {&quot;01-Sep-2018&quot;,&quot;Credit&quot;,&quot;100.10&quot;,&quot;100.10&quot;};" calcext:value-type="string">
            <text:p>String[] trans1006= {"01-Sep-2018","Credit","100.10","100.10"};</text:p>
          </table:table-cell>
        </table:table-row>
        <table:table-row table:style-name="ro2">
          <table:table-cell office:value-type="string" calcext:value-type="string">
            <text:p>String[]</text:p>
          </table:table-cell>
          <table:table-cell office:value-type="string" calcext:value-type="string">
            <text:p><text:s/>trans1007</text:p>
          </table:table-cell>
          <table:table-cell office:value-type="string" calcext:value-type="string">
            <text:p>=</text:p>
          </table:table-cell>
          <table:table-cell office:value-type="string" calcext:value-type="string">
            <text:p><text:s/>{"01-Sep-2018","Credit","100.10","100.10"};</text:p>
          </table:table-cell>
          <table:table-cell table:formula="of:=COM.MICROSOFT.CONCAT([.A1008];[.B1008];[.C1008];[.D1008])" office:value-type="string" office:string-value="String[] trans1007= {&quot;01-Sep-2018&quot;,&quot;Credit&quot;,&quot;100.10&quot;,&quot;100.10&quot;};" calcext:value-type="string">
            <text:p>String[] trans1007= {"01-Sep-2018","Credit","100.10","100.10"};</text:p>
          </table:table-cell>
        </table:table-row>
        <table:table-row table:style-name="ro2">
          <table:table-cell office:value-type="string" calcext:value-type="string">
            <text:p>String[]</text:p>
          </table:table-cell>
          <table:table-cell office:value-type="string" calcext:value-type="string">
            <text:p><text:s/>trans1008</text:p>
          </table:table-cell>
          <table:table-cell office:value-type="string" calcext:value-type="string">
            <text:p>=</text:p>
          </table:table-cell>
          <table:table-cell office:value-type="string" calcext:value-type="string">
            <text:p><text:s/>{"01-Sep-2018","Credit","100.10","100.10"};</text:p>
          </table:table-cell>
          <table:table-cell table:formula="of:=COM.MICROSOFT.CONCAT([.A1009];[.B1009];[.C1009];[.D1009])" office:value-type="string" office:string-value="String[] trans1008= {&quot;01-Sep-2018&quot;,&quot;Credit&quot;,&quot;100.10&quot;,&quot;100.10&quot;};" calcext:value-type="string">
            <text:p>String[] trans1008= {"01-Sep-2018","Credit","100.10","100.10"};</text:p>
          </table:table-cell>
        </table:table-row>
        <table:table-row table:style-name="ro2">
          <table:table-cell office:value-type="string" calcext:value-type="string">
            <text:p>String[]</text:p>
          </table:table-cell>
          <table:table-cell office:value-type="string" calcext:value-type="string">
            <text:p><text:s/>trans1009</text:p>
          </table:table-cell>
          <table:table-cell office:value-type="string" calcext:value-type="string">
            <text:p>=</text:p>
          </table:table-cell>
          <table:table-cell office:value-type="string" calcext:value-type="string">
            <text:p><text:s/>{"01-Sep-2018","Credit","100.10","100.10"};</text:p>
          </table:table-cell>
          <table:table-cell table:formula="of:=COM.MICROSOFT.CONCAT([.A1010];[.B1010];[.C1010];[.D1010])" office:value-type="string" office:string-value="String[] trans1009= {&quot;01-Sep-2018&quot;,&quot;Credit&quot;,&quot;100.10&quot;,&quot;100.10&quot;};" calcext:value-type="string">
            <text:p>String[] trans1009= {"01-Sep-2018","Credit","100.10","100.10"};</text:p>
          </table:table-cell>
        </table:table-row>
        <table:table-row table:style-name="ro2">
          <table:table-cell office:value-type="string" calcext:value-type="string">
            <text:p>String[]</text:p>
          </table:table-cell>
          <table:table-cell office:value-type="string" calcext:value-type="string">
            <text:p><text:s/>trans1010</text:p>
          </table:table-cell>
          <table:table-cell office:value-type="string" calcext:value-type="string">
            <text:p>=</text:p>
          </table:table-cell>
          <table:table-cell office:value-type="string" calcext:value-type="string">
            <text:p><text:s/>{"01-Sep-2018","Credit","100.10","100.10"};</text:p>
          </table:table-cell>
          <table:table-cell table:formula="of:=COM.MICROSOFT.CONCAT([.A1011];[.B1011];[.C1011];[.D1011])" office:value-type="string" office:string-value="String[] trans1010= {&quot;01-Sep-2018&quot;,&quot;Credit&quot;,&quot;100.10&quot;,&quot;100.10&quot;};" calcext:value-type="string">
            <text:p>String[] trans1010= {"01-Sep-2018","Credit","100.10","100.10"};</text:p>
          </table:table-cell>
        </table:table-row>
        <table:table-row table:style-name="ro2">
          <table:table-cell office:value-type="string" calcext:value-type="string">
            <text:p>String[]</text:p>
          </table:table-cell>
          <table:table-cell office:value-type="string" calcext:value-type="string">
            <text:p><text:s/>trans1011</text:p>
          </table:table-cell>
          <table:table-cell office:value-type="string" calcext:value-type="string">
            <text:p>=</text:p>
          </table:table-cell>
          <table:table-cell office:value-type="string" calcext:value-type="string">
            <text:p><text:s/>{"01-Sep-2018","Credit","100.10","100.10"};</text:p>
          </table:table-cell>
          <table:table-cell table:formula="of:=COM.MICROSOFT.CONCAT([.A1012];[.B1012];[.C1012];[.D1012])" office:value-type="string" office:string-value="String[] trans1011= {&quot;01-Sep-2018&quot;,&quot;Credit&quot;,&quot;100.10&quot;,&quot;100.10&quot;};" calcext:value-type="string">
            <text:p>String[] trans1011= {"01-Sep-2018","Credit","100.10","100.10"};</text:p>
          </table:table-cell>
        </table:table-row>
        <table:table-row table:style-name="ro2">
          <table:table-cell office:value-type="string" calcext:value-type="string">
            <text:p>String[]</text:p>
          </table:table-cell>
          <table:table-cell office:value-type="string" calcext:value-type="string">
            <text:p><text:s/>trans1012</text:p>
          </table:table-cell>
          <table:table-cell office:value-type="string" calcext:value-type="string">
            <text:p>=</text:p>
          </table:table-cell>
          <table:table-cell office:value-type="string" calcext:value-type="string">
            <text:p><text:s/>{"01-Sep-2018","Credit","100.10","100.10"};</text:p>
          </table:table-cell>
          <table:table-cell table:formula="of:=COM.MICROSOFT.CONCAT([.A1013];[.B1013];[.C1013];[.D1013])" office:value-type="string" office:string-value="String[] trans1012= {&quot;01-Sep-2018&quot;,&quot;Credit&quot;,&quot;100.10&quot;,&quot;100.10&quot;};" calcext:value-type="string">
            <text:p>String[] trans1012= {"01-Sep-2018","Credit","100.10","100.10"};</text:p>
          </table:table-cell>
        </table:table-row>
        <table:table-row table:style-name="ro2">
          <table:table-cell office:value-type="string" calcext:value-type="string">
            <text:p>String[]</text:p>
          </table:table-cell>
          <table:table-cell office:value-type="string" calcext:value-type="string">
            <text:p><text:s/>trans1013</text:p>
          </table:table-cell>
          <table:table-cell office:value-type="string" calcext:value-type="string">
            <text:p>=</text:p>
          </table:table-cell>
          <table:table-cell office:value-type="string" calcext:value-type="string">
            <text:p><text:s/>{"01-Sep-2018","Credit","100.10","100.10"};</text:p>
          </table:table-cell>
          <table:table-cell table:formula="of:=COM.MICROSOFT.CONCAT([.A1014];[.B1014];[.C1014];[.D1014])" office:value-type="string" office:string-value="String[] trans1013= {&quot;01-Sep-2018&quot;,&quot;Credit&quot;,&quot;100.10&quot;,&quot;100.10&quot;};" calcext:value-type="string">
            <text:p>String[] trans1013= {"01-Sep-2018","Credit","100.10","100.10"};</text:p>
          </table:table-cell>
        </table:table-row>
        <table:table-row table:style-name="ro2">
          <table:table-cell office:value-type="string" calcext:value-type="string">
            <text:p>String[]</text:p>
          </table:table-cell>
          <table:table-cell office:value-type="string" calcext:value-type="string">
            <text:p><text:s/>trans1014</text:p>
          </table:table-cell>
          <table:table-cell office:value-type="string" calcext:value-type="string">
            <text:p>=</text:p>
          </table:table-cell>
          <table:table-cell office:value-type="string" calcext:value-type="string">
            <text:p><text:s/>{"01-Sep-2018","Credit","100.10","100.10"};</text:p>
          </table:table-cell>
          <table:table-cell table:formula="of:=COM.MICROSOFT.CONCAT([.A1015];[.B1015];[.C1015];[.D1015])" office:value-type="string" office:string-value="String[] trans1014= {&quot;01-Sep-2018&quot;,&quot;Credit&quot;,&quot;100.10&quot;,&quot;100.10&quot;};" calcext:value-type="string">
            <text:p>String[] trans1014= {"01-Sep-2018","Credit","100.10","100.10"};</text:p>
          </table:table-cell>
        </table:table-row>
        <table:table-row table:style-name="ro2">
          <table:table-cell office:value-type="string" calcext:value-type="string">
            <text:p>String[]</text:p>
          </table:table-cell>
          <table:table-cell office:value-type="string" calcext:value-type="string">
            <text:p><text:s/>trans1015</text:p>
          </table:table-cell>
          <table:table-cell office:value-type="string" calcext:value-type="string">
            <text:p>=</text:p>
          </table:table-cell>
          <table:table-cell office:value-type="string" calcext:value-type="string">
            <text:p><text:s/>{"01-Sep-2018","Credit","100.10","100.10"};</text:p>
          </table:table-cell>
          <table:table-cell table:formula="of:=COM.MICROSOFT.CONCAT([.A1016];[.B1016];[.C1016];[.D1016])" office:value-type="string" office:string-value="String[] trans1015= {&quot;01-Sep-2018&quot;,&quot;Credit&quot;,&quot;100.10&quot;,&quot;100.10&quot;};" calcext:value-type="string">
            <text:p>String[] trans1015= {"01-Sep-2018","Credit","100.10","100.10"};</text:p>
          </table:table-cell>
        </table:table-row>
        <table:table-row table:style-name="ro2">
          <table:table-cell office:value-type="string" calcext:value-type="string">
            <text:p>String[]</text:p>
          </table:table-cell>
          <table:table-cell office:value-type="string" calcext:value-type="string">
            <text:p><text:s/>trans1016</text:p>
          </table:table-cell>
          <table:table-cell office:value-type="string" calcext:value-type="string">
            <text:p>=</text:p>
          </table:table-cell>
          <table:table-cell office:value-type="string" calcext:value-type="string">
            <text:p><text:s/>{"01-Sep-2018","Credit","100.10","100.10"};</text:p>
          </table:table-cell>
          <table:table-cell table:formula="of:=COM.MICROSOFT.CONCAT([.A1017];[.B1017];[.C1017];[.D1017])" office:value-type="string" office:string-value="String[] trans1016= {&quot;01-Sep-2018&quot;,&quot;Credit&quot;,&quot;100.10&quot;,&quot;100.10&quot;};" calcext:value-type="string">
            <text:p>String[] trans1016= {"01-Sep-2018","Credit","100.10","100.10"};</text:p>
          </table:table-cell>
        </table:table-row>
        <table:table-row table:style-name="ro2">
          <table:table-cell office:value-type="string" calcext:value-type="string">
            <text:p>String[]</text:p>
          </table:table-cell>
          <table:table-cell office:value-type="string" calcext:value-type="string">
            <text:p><text:s/>trans1017</text:p>
          </table:table-cell>
          <table:table-cell office:value-type="string" calcext:value-type="string">
            <text:p>=</text:p>
          </table:table-cell>
          <table:table-cell office:value-type="string" calcext:value-type="string">
            <text:p><text:s/>{"01-Sep-2018","Credit","100.10","100.10"};</text:p>
          </table:table-cell>
          <table:table-cell table:formula="of:=COM.MICROSOFT.CONCAT([.A1018];[.B1018];[.C1018];[.D1018])" office:value-type="string" office:string-value="String[] trans1017= {&quot;01-Sep-2018&quot;,&quot;Credit&quot;,&quot;100.10&quot;,&quot;100.10&quot;};" calcext:value-type="string">
            <text:p>String[] trans1017= {"01-Sep-2018","Credit","100.10","100.10"};</text:p>
          </table:table-cell>
        </table:table-row>
        <table:table-row table:style-name="ro2">
          <table:table-cell office:value-type="string" calcext:value-type="string">
            <text:p>String[]</text:p>
          </table:table-cell>
          <table:table-cell office:value-type="string" calcext:value-type="string">
            <text:p><text:s/>trans1018</text:p>
          </table:table-cell>
          <table:table-cell office:value-type="string" calcext:value-type="string">
            <text:p>=</text:p>
          </table:table-cell>
          <table:table-cell office:value-type="string" calcext:value-type="string">
            <text:p><text:s/>{"01-Sep-2018","Credit","100.10","100.10"};</text:p>
          </table:table-cell>
          <table:table-cell table:formula="of:=COM.MICROSOFT.CONCAT([.A1019];[.B1019];[.C1019];[.D1019])" office:value-type="string" office:string-value="String[] trans1018= {&quot;01-Sep-2018&quot;,&quot;Credit&quot;,&quot;100.10&quot;,&quot;100.10&quot;};" calcext:value-type="string">
            <text:p>String[] trans1018= {"01-Sep-2018","Credit","100.10","100.10"};</text:p>
          </table:table-cell>
        </table:table-row>
        <table:table-row table:style-name="ro2">
          <table:table-cell office:value-type="string" calcext:value-type="string">
            <text:p>String[]</text:p>
          </table:table-cell>
          <table:table-cell office:value-type="string" calcext:value-type="string">
            <text:p><text:s/>trans1019</text:p>
          </table:table-cell>
          <table:table-cell office:value-type="string" calcext:value-type="string">
            <text:p>=</text:p>
          </table:table-cell>
          <table:table-cell office:value-type="string" calcext:value-type="string">
            <text:p><text:s/>{"01-Sep-2018","Credit","100.10","100.10"};</text:p>
          </table:table-cell>
          <table:table-cell table:formula="of:=COM.MICROSOFT.CONCAT([.A1020];[.B1020];[.C1020];[.D1020])" office:value-type="string" office:string-value="String[] trans1019= {&quot;01-Sep-2018&quot;,&quot;Credit&quot;,&quot;100.10&quot;,&quot;100.10&quot;};" calcext:value-type="string">
            <text:p>String[] trans1019= {"01-Sep-2018","Credit","100.10","100.10"};</text:p>
          </table:table-cell>
        </table:table-row>
        <table:table-row table:style-name="ro2">
          <table:table-cell office:value-type="string" calcext:value-type="string">
            <text:p>String[]</text:p>
          </table:table-cell>
          <table:table-cell office:value-type="string" calcext:value-type="string">
            <text:p><text:s/>trans1020</text:p>
          </table:table-cell>
          <table:table-cell office:value-type="string" calcext:value-type="string">
            <text:p>=</text:p>
          </table:table-cell>
          <table:table-cell office:value-type="string" calcext:value-type="string">
            <text:p><text:s/>{"01-Sep-2018","Credit","100.10","100.10"};</text:p>
          </table:table-cell>
          <table:table-cell table:formula="of:=COM.MICROSOFT.CONCAT([.A1021];[.B1021];[.C1021];[.D1021])" office:value-type="string" office:string-value="String[] trans1020= {&quot;01-Sep-2018&quot;,&quot;Credit&quot;,&quot;100.10&quot;,&quot;100.10&quot;};" calcext:value-type="string">
            <text:p>String[] trans1020= {"01-Sep-2018","Credit","100.10","100.10"};</text:p>
          </table:table-cell>
        </table:table-row>
        <table:table-row table:style-name="ro2">
          <table:table-cell office:value-type="string" calcext:value-type="string">
            <text:p>String[]</text:p>
          </table:table-cell>
          <table:table-cell office:value-type="string" calcext:value-type="string">
            <text:p><text:s/>trans1021</text:p>
          </table:table-cell>
          <table:table-cell office:value-type="string" calcext:value-type="string">
            <text:p>=</text:p>
          </table:table-cell>
          <table:table-cell office:value-type="string" calcext:value-type="string">
            <text:p><text:s/>{"01-Sep-2018","Credit","100.10","100.10"};</text:p>
          </table:table-cell>
          <table:table-cell table:formula="of:=COM.MICROSOFT.CONCAT([.A1022];[.B1022];[.C1022];[.D1022])" office:value-type="string" office:string-value="String[] trans1021= {&quot;01-Sep-2018&quot;,&quot;Credit&quot;,&quot;100.10&quot;,&quot;100.10&quot;};" calcext:value-type="string">
            <text:p>String[] trans1021= {"01-Sep-2018","Credit","100.10","100.10"};</text:p>
          </table:table-cell>
        </table:table-row>
        <table:table-row table:style-name="ro2">
          <table:table-cell office:value-type="string" calcext:value-type="string">
            <text:p>String[]</text:p>
          </table:table-cell>
          <table:table-cell office:value-type="string" calcext:value-type="string">
            <text:p><text:s/>trans1022</text:p>
          </table:table-cell>
          <table:table-cell office:value-type="string" calcext:value-type="string">
            <text:p>=</text:p>
          </table:table-cell>
          <table:table-cell office:value-type="string" calcext:value-type="string">
            <text:p><text:s/>{"01-Sep-2018","Credit","100.10","100.10"};</text:p>
          </table:table-cell>
          <table:table-cell table:formula="of:=COM.MICROSOFT.CONCAT([.A1023];[.B1023];[.C1023];[.D1023])" office:value-type="string" office:string-value="String[] trans1022= {&quot;01-Sep-2018&quot;,&quot;Credit&quot;,&quot;100.10&quot;,&quot;100.10&quot;};" calcext:value-type="string">
            <text:p>String[] trans1022= {"01-Sep-2018","Credit","100.10","100.10"};</text:p>
          </table:table-cell>
        </table:table-row>
        <table:table-row table:style-name="ro2">
          <table:table-cell office:value-type="string" calcext:value-type="string">
            <text:p>String[]</text:p>
          </table:table-cell>
          <table:table-cell office:value-type="string" calcext:value-type="string">
            <text:p><text:s/>trans1023</text:p>
          </table:table-cell>
          <table:table-cell office:value-type="string" calcext:value-type="string">
            <text:p>=</text:p>
          </table:table-cell>
          <table:table-cell office:value-type="string" calcext:value-type="string">
            <text:p><text:s/>{"01-Sep-2018","Credit","100.10","100.10"};</text:p>
          </table:table-cell>
          <table:table-cell table:formula="of:=COM.MICROSOFT.CONCAT([.A1024];[.B1024];[.C1024];[.D1024])" office:value-type="string" office:string-value="String[] trans1023= {&quot;01-Sep-2018&quot;,&quot;Credit&quot;,&quot;100.10&quot;,&quot;100.10&quot;};" calcext:value-type="string">
            <text:p>String[] trans1023= {"01-Sep-2018","Credit","100.10","100.10"};</text:p>
          </table:table-cell>
        </table:table-row>
        <table:table-row table:style-name="ro2">
          <table:table-cell office:value-type="string" calcext:value-type="string">
            <text:p>String[]</text:p>
          </table:table-cell>
          <table:table-cell office:value-type="string" calcext:value-type="string">
            <text:p><text:s/>trans1024</text:p>
          </table:table-cell>
          <table:table-cell office:value-type="string" calcext:value-type="string">
            <text:p>=</text:p>
          </table:table-cell>
          <table:table-cell office:value-type="string" calcext:value-type="string">
            <text:p><text:s/>{"01-Sep-2018","Credit","100.10","100.10"};</text:p>
          </table:table-cell>
          <table:table-cell table:formula="of:=COM.MICROSOFT.CONCAT([.A1025];[.B1025];[.C1025];[.D1025])" office:value-type="string" office:string-value="String[] trans1024= {&quot;01-Sep-2018&quot;,&quot;Credit&quot;,&quot;100.10&quot;,&quot;100.10&quot;};" calcext:value-type="string">
            <text:p>String[] trans1024= {"01-Sep-2018","Credit","100.10","100.10"};</text:p>
          </table:table-cell>
        </table:table-row>
        <table:table-row table:style-name="ro2">
          <table:table-cell office:value-type="string" calcext:value-type="string">
            <text:p>String[]</text:p>
          </table:table-cell>
          <table:table-cell office:value-type="string" calcext:value-type="string">
            <text:p><text:s/>trans1025</text:p>
          </table:table-cell>
          <table:table-cell office:value-type="string" calcext:value-type="string">
            <text:p>=</text:p>
          </table:table-cell>
          <table:table-cell office:value-type="string" calcext:value-type="string">
            <text:p><text:s/>{"01-Sep-2018","Credit","100.10","100.10"};</text:p>
          </table:table-cell>
          <table:table-cell table:formula="of:=COM.MICROSOFT.CONCAT([.A1026];[.B1026];[.C1026];[.D1026])" office:value-type="string" office:string-value="String[] trans1025= {&quot;01-Sep-2018&quot;,&quot;Credit&quot;,&quot;100.10&quot;,&quot;100.10&quot;};" calcext:value-type="string">
            <text:p>String[] trans1025= {"01-Sep-2018","Credit","100.10","100.10"};</text:p>
          </table:table-cell>
        </table:table-row>
        <table:table-row table:style-name="ro2">
          <table:table-cell office:value-type="string" calcext:value-type="string">
            <text:p>String[]</text:p>
          </table:table-cell>
          <table:table-cell office:value-type="string" calcext:value-type="string">
            <text:p><text:s/>trans1026</text:p>
          </table:table-cell>
          <table:table-cell office:value-type="string" calcext:value-type="string">
            <text:p>=</text:p>
          </table:table-cell>
          <table:table-cell office:value-type="string" calcext:value-type="string">
            <text:p><text:s/>{"01-Sep-2018","Credit","100.10","100.10"};</text:p>
          </table:table-cell>
          <table:table-cell table:formula="of:=COM.MICROSOFT.CONCAT([.A1027];[.B1027];[.C1027];[.D1027])" office:value-type="string" office:string-value="String[] trans1026= {&quot;01-Sep-2018&quot;,&quot;Credit&quot;,&quot;100.10&quot;,&quot;100.10&quot;};" calcext:value-type="string">
            <text:p>String[] trans1026= {"01-Sep-2018","Credit","100.10","100.10"};</text:p>
          </table:table-cell>
        </table:table-row>
        <table:table-row table:style-name="ro2">
          <table:table-cell office:value-type="string" calcext:value-type="string">
            <text:p>String[]</text:p>
          </table:table-cell>
          <table:table-cell office:value-type="string" calcext:value-type="string">
            <text:p><text:s/>trans1027</text:p>
          </table:table-cell>
          <table:table-cell office:value-type="string" calcext:value-type="string">
            <text:p>=</text:p>
          </table:table-cell>
          <table:table-cell office:value-type="string" calcext:value-type="string">
            <text:p><text:s/>{"01-Sep-2018","Credit","100.10","100.10"};</text:p>
          </table:table-cell>
          <table:table-cell table:formula="of:=COM.MICROSOFT.CONCAT([.A1028];[.B1028];[.C1028];[.D1028])" office:value-type="string" office:string-value="String[] trans1027= {&quot;01-Sep-2018&quot;,&quot;Credit&quot;,&quot;100.10&quot;,&quot;100.10&quot;};" calcext:value-type="string">
            <text:p>String[] trans1027= {"01-Sep-2018","Credit","100.10","100.10"};</text:p>
          </table:table-cell>
        </table:table-row>
        <table:table-row table:style-name="ro2">
          <table:table-cell office:value-type="string" calcext:value-type="string">
            <text:p>String[]</text:p>
          </table:table-cell>
          <table:table-cell office:value-type="string" calcext:value-type="string">
            <text:p><text:s/>trans1028</text:p>
          </table:table-cell>
          <table:table-cell office:value-type="string" calcext:value-type="string">
            <text:p>=</text:p>
          </table:table-cell>
          <table:table-cell office:value-type="string" calcext:value-type="string">
            <text:p><text:s/>{"01-Sep-2018","Credit","100.10","100.10"};</text:p>
          </table:table-cell>
          <table:table-cell table:formula="of:=COM.MICROSOFT.CONCAT([.A1029];[.B1029];[.C1029];[.D1029])" office:value-type="string" office:string-value="String[] trans1028= {&quot;01-Sep-2018&quot;,&quot;Credit&quot;,&quot;100.10&quot;,&quot;100.10&quot;};" calcext:value-type="string">
            <text:p>String[] trans1028= {"01-Sep-2018","Credit","100.10","100.10"};</text:p>
          </table:table-cell>
        </table:table-row>
        <table:table-row table:style-name="ro2">
          <table:table-cell office:value-type="string" calcext:value-type="string">
            <text:p>String[]</text:p>
          </table:table-cell>
          <table:table-cell office:value-type="string" calcext:value-type="string">
            <text:p><text:s/>trans1029</text:p>
          </table:table-cell>
          <table:table-cell office:value-type="string" calcext:value-type="string">
            <text:p>=</text:p>
          </table:table-cell>
          <table:table-cell office:value-type="string" calcext:value-type="string">
            <text:p><text:s/>{"01-Sep-2018","Credit","100.10","100.10"};</text:p>
          </table:table-cell>
          <table:table-cell table:formula="of:=COM.MICROSOFT.CONCAT([.A1030];[.B1030];[.C1030];[.D1030])" office:value-type="string" office:string-value="String[] trans1029= {&quot;01-Sep-2018&quot;,&quot;Credit&quot;,&quot;100.10&quot;,&quot;100.10&quot;};" calcext:value-type="string">
            <text:p>String[] trans1029= {"01-Sep-2018","Credit","100.10","100.10"};</text:p>
          </table:table-cell>
        </table:table-row>
        <table:table-row table:style-name="ro2">
          <table:table-cell office:value-type="string" calcext:value-type="string">
            <text:p>String[]</text:p>
          </table:table-cell>
          <table:table-cell office:value-type="string" calcext:value-type="string">
            <text:p><text:s/>trans1030</text:p>
          </table:table-cell>
          <table:table-cell office:value-type="string" calcext:value-type="string">
            <text:p>=</text:p>
          </table:table-cell>
          <table:table-cell office:value-type="string" calcext:value-type="string">
            <text:p><text:s/>{"01-Sep-2018","Credit","100.10","100.10"};</text:p>
          </table:table-cell>
          <table:table-cell table:formula="of:=COM.MICROSOFT.CONCAT([.A1031];[.B1031];[.C1031];[.D1031])" office:value-type="string" office:string-value="String[] trans1030= {&quot;01-Sep-2018&quot;,&quot;Credit&quot;,&quot;100.10&quot;,&quot;100.10&quot;};" calcext:value-type="string">
            <text:p>String[] trans1030= {"01-Sep-2018","Credit","100.10","100.10"};</text:p>
          </table:table-cell>
        </table:table-row>
        <table:table-row table:style-name="ro2">
          <table:table-cell office:value-type="string" calcext:value-type="string">
            <text:p>String[]</text:p>
          </table:table-cell>
          <table:table-cell office:value-type="string" calcext:value-type="string">
            <text:p><text:s/>trans1031</text:p>
          </table:table-cell>
          <table:table-cell office:value-type="string" calcext:value-type="string">
            <text:p>=</text:p>
          </table:table-cell>
          <table:table-cell office:value-type="string" calcext:value-type="string">
            <text:p><text:s/>{"01-Sep-2018","Credit","100.10","100.10"};</text:p>
          </table:table-cell>
          <table:table-cell table:formula="of:=COM.MICROSOFT.CONCAT([.A1032];[.B1032];[.C1032];[.D1032])" office:value-type="string" office:string-value="String[] trans1031= {&quot;01-Sep-2018&quot;,&quot;Credit&quot;,&quot;100.10&quot;,&quot;100.10&quot;};" calcext:value-type="string">
            <text:p>String[] trans1031= {"01-Sep-2018","Credit","100.10","100.10"};</text:p>
          </table:table-cell>
        </table:table-row>
        <table:table-row table:style-name="ro2">
          <table:table-cell office:value-type="string" calcext:value-type="string">
            <text:p>String[]</text:p>
          </table:table-cell>
          <table:table-cell office:value-type="string" calcext:value-type="string">
            <text:p><text:s/>trans1032</text:p>
          </table:table-cell>
          <table:table-cell office:value-type="string" calcext:value-type="string">
            <text:p>=</text:p>
          </table:table-cell>
          <table:table-cell office:value-type="string" calcext:value-type="string">
            <text:p><text:s/>{"01-Sep-2018","Credit","100.10","100.10"};</text:p>
          </table:table-cell>
          <table:table-cell table:formula="of:=COM.MICROSOFT.CONCAT([.A1033];[.B1033];[.C1033];[.D1033])" office:value-type="string" office:string-value="String[] trans1032= {&quot;01-Sep-2018&quot;,&quot;Credit&quot;,&quot;100.10&quot;,&quot;100.10&quot;};" calcext:value-type="string">
            <text:p>String[] trans1032= {"01-Sep-2018","Credit","100.10","100.10"};</text:p>
          </table:table-cell>
        </table:table-row>
        <table:table-row table:style-name="ro2">
          <table:table-cell office:value-type="string" calcext:value-type="string">
            <text:p>String[]</text:p>
          </table:table-cell>
          <table:table-cell office:value-type="string" calcext:value-type="string">
            <text:p><text:s/>trans1033</text:p>
          </table:table-cell>
          <table:table-cell office:value-type="string" calcext:value-type="string">
            <text:p>=</text:p>
          </table:table-cell>
          <table:table-cell office:value-type="string" calcext:value-type="string">
            <text:p><text:s/>{"01-Sep-2018","Credit","100.10","100.10"};</text:p>
          </table:table-cell>
          <table:table-cell table:formula="of:=COM.MICROSOFT.CONCAT([.A1034];[.B1034];[.C1034];[.D1034])" office:value-type="string" office:string-value="String[] trans1033= {&quot;01-Sep-2018&quot;,&quot;Credit&quot;,&quot;100.10&quot;,&quot;100.10&quot;};" calcext:value-type="string">
            <text:p>String[] trans1033= {"01-Sep-2018","Credit","100.10","100.10"};</text:p>
          </table:table-cell>
        </table:table-row>
        <table:table-row table:style-name="ro2">
          <table:table-cell office:value-type="string" calcext:value-type="string">
            <text:p>String[]</text:p>
          </table:table-cell>
          <table:table-cell office:value-type="string" calcext:value-type="string">
            <text:p><text:s/>trans1034</text:p>
          </table:table-cell>
          <table:table-cell office:value-type="string" calcext:value-type="string">
            <text:p>=</text:p>
          </table:table-cell>
          <table:table-cell office:value-type="string" calcext:value-type="string">
            <text:p><text:s/>{"01-Sep-2018","Credit","100.10","100.10"};</text:p>
          </table:table-cell>
          <table:table-cell table:formula="of:=COM.MICROSOFT.CONCAT([.A1035];[.B1035];[.C1035];[.D1035])" office:value-type="string" office:string-value="String[] trans1034= {&quot;01-Sep-2018&quot;,&quot;Credit&quot;,&quot;100.10&quot;,&quot;100.10&quot;};" calcext:value-type="string">
            <text:p>String[] trans1034= {"01-Sep-2018","Credit","100.10","100.10"};</text:p>
          </table:table-cell>
        </table:table-row>
        <table:table-row table:style-name="ro2">
          <table:table-cell office:value-type="string" calcext:value-type="string">
            <text:p>String[]</text:p>
          </table:table-cell>
          <table:table-cell office:value-type="string" calcext:value-type="string">
            <text:p><text:s/>trans1035</text:p>
          </table:table-cell>
          <table:table-cell office:value-type="string" calcext:value-type="string">
            <text:p>=</text:p>
          </table:table-cell>
          <table:table-cell office:value-type="string" calcext:value-type="string">
            <text:p><text:s/>{"01-Sep-2018","Credit","100.10","100.10"};</text:p>
          </table:table-cell>
          <table:table-cell table:formula="of:=COM.MICROSOFT.CONCAT([.A1036];[.B1036];[.C1036];[.D1036])" office:value-type="string" office:string-value="String[] trans1035= {&quot;01-Sep-2018&quot;,&quot;Credit&quot;,&quot;100.10&quot;,&quot;100.10&quot;};" calcext:value-type="string">
            <text:p>String[] trans1035= {"01-Sep-2018","Credit","100.10","100.10"};</text:p>
          </table:table-cell>
        </table:table-row>
        <table:table-row table:style-name="ro2">
          <table:table-cell office:value-type="string" calcext:value-type="string">
            <text:p>String[]</text:p>
          </table:table-cell>
          <table:table-cell office:value-type="string" calcext:value-type="string">
            <text:p><text:s/>trans1036</text:p>
          </table:table-cell>
          <table:table-cell office:value-type="string" calcext:value-type="string">
            <text:p>=</text:p>
          </table:table-cell>
          <table:table-cell office:value-type="string" calcext:value-type="string">
            <text:p><text:s/>{"01-Sep-2018","Credit","100.10","100.10"};</text:p>
          </table:table-cell>
          <table:table-cell table:formula="of:=COM.MICROSOFT.CONCAT([.A1037];[.B1037];[.C1037];[.D1037])" office:value-type="string" office:string-value="String[] trans1036= {&quot;01-Sep-2018&quot;,&quot;Credit&quot;,&quot;100.10&quot;,&quot;100.10&quot;};" calcext:value-type="string">
            <text:p>String[] trans1036= {"01-Sep-2018","Credit","100.10","100.10"};</text:p>
          </table:table-cell>
        </table:table-row>
        <table:table-row table:style-name="ro2">
          <table:table-cell office:value-type="string" calcext:value-type="string">
            <text:p>String[]</text:p>
          </table:table-cell>
          <table:table-cell office:value-type="string" calcext:value-type="string">
            <text:p><text:s/>trans1037</text:p>
          </table:table-cell>
          <table:table-cell office:value-type="string" calcext:value-type="string">
            <text:p>=</text:p>
          </table:table-cell>
          <table:table-cell office:value-type="string" calcext:value-type="string">
            <text:p><text:s/>{"01-Sep-2018","Credit","100.10","100.10"};</text:p>
          </table:table-cell>
          <table:table-cell table:formula="of:=COM.MICROSOFT.CONCAT([.A1038];[.B1038];[.C1038];[.D1038])" office:value-type="string" office:string-value="String[] trans1037= {&quot;01-Sep-2018&quot;,&quot;Credit&quot;,&quot;100.10&quot;,&quot;100.10&quot;};" calcext:value-type="string">
            <text:p>String[] trans1037= {"01-Sep-2018","Credit","100.10","100.10"};</text:p>
          </table:table-cell>
        </table:table-row>
        <table:table-row table:style-name="ro2">
          <table:table-cell office:value-type="string" calcext:value-type="string">
            <text:p>String[]</text:p>
          </table:table-cell>
          <table:table-cell office:value-type="string" calcext:value-type="string">
            <text:p><text:s/>trans1038</text:p>
          </table:table-cell>
          <table:table-cell office:value-type="string" calcext:value-type="string">
            <text:p>=</text:p>
          </table:table-cell>
          <table:table-cell office:value-type="string" calcext:value-type="string">
            <text:p><text:s/>{"01-Sep-2018","Credit","100.10","100.10"};</text:p>
          </table:table-cell>
          <table:table-cell table:formula="of:=COM.MICROSOFT.CONCAT([.A1039];[.B1039];[.C1039];[.D1039])" office:value-type="string" office:string-value="String[] trans1038= {&quot;01-Sep-2018&quot;,&quot;Credit&quot;,&quot;100.10&quot;,&quot;100.10&quot;};" calcext:value-type="string">
            <text:p>String[] trans1038= {"01-Sep-2018","Credit","100.10","100.10"};</text:p>
          </table:table-cell>
        </table:table-row>
        <table:table-row table:style-name="ro2">
          <table:table-cell office:value-type="string" calcext:value-type="string">
            <text:p>String[]</text:p>
          </table:table-cell>
          <table:table-cell office:value-type="string" calcext:value-type="string">
            <text:p><text:s/>trans1039</text:p>
          </table:table-cell>
          <table:table-cell office:value-type="string" calcext:value-type="string">
            <text:p>=</text:p>
          </table:table-cell>
          <table:table-cell office:value-type="string" calcext:value-type="string">
            <text:p><text:s/>{"01-Sep-2018","Credit","100.10","100.10"};</text:p>
          </table:table-cell>
          <table:table-cell table:formula="of:=COM.MICROSOFT.CONCAT([.A1040];[.B1040];[.C1040];[.D1040])" office:value-type="string" office:string-value="String[] trans1039= {&quot;01-Sep-2018&quot;,&quot;Credit&quot;,&quot;100.10&quot;,&quot;100.10&quot;};" calcext:value-type="string">
            <text:p>String[] trans1039= {"01-Sep-2018","Credit","100.10","100.10"};</text:p>
          </table:table-cell>
        </table:table-row>
        <table:table-row table:style-name="ro2">
          <table:table-cell office:value-type="string" calcext:value-type="string">
            <text:p>String[]</text:p>
          </table:table-cell>
          <table:table-cell office:value-type="string" calcext:value-type="string">
            <text:p><text:s/>trans1040</text:p>
          </table:table-cell>
          <table:table-cell office:value-type="string" calcext:value-type="string">
            <text:p>=</text:p>
          </table:table-cell>
          <table:table-cell office:value-type="string" calcext:value-type="string">
            <text:p><text:s/>{"01-Sep-2018","Credit","100.10","100.10"};</text:p>
          </table:table-cell>
          <table:table-cell table:formula="of:=COM.MICROSOFT.CONCAT([.A1041];[.B1041];[.C1041];[.D1041])" office:value-type="string" office:string-value="String[] trans1040= {&quot;01-Sep-2018&quot;,&quot;Credit&quot;,&quot;100.10&quot;,&quot;100.10&quot;};" calcext:value-type="string">
            <text:p>String[] trans1040= {"01-Sep-2018","Credit","100.10","100.10"};</text:p>
          </table:table-cell>
        </table:table-row>
        <table:table-row table:style-name="ro2">
          <table:table-cell office:value-type="string" calcext:value-type="string">
            <text:p>String[]</text:p>
          </table:table-cell>
          <table:table-cell office:value-type="string" calcext:value-type="string">
            <text:p><text:s/>trans1041</text:p>
          </table:table-cell>
          <table:table-cell office:value-type="string" calcext:value-type="string">
            <text:p>=</text:p>
          </table:table-cell>
          <table:table-cell office:value-type="string" calcext:value-type="string">
            <text:p><text:s/>{"01-Sep-2018","Credit","100.10","100.10"};</text:p>
          </table:table-cell>
          <table:table-cell table:formula="of:=COM.MICROSOFT.CONCAT([.A1042];[.B1042];[.C1042];[.D1042])" office:value-type="string" office:string-value="String[] trans1041= {&quot;01-Sep-2018&quot;,&quot;Credit&quot;,&quot;100.10&quot;,&quot;100.10&quot;};" calcext:value-type="string">
            <text:p>String[] trans1041= {"01-Sep-2018","Credit","100.10","100.10"};</text:p>
          </table:table-cell>
        </table:table-row>
        <table:table-row table:style-name="ro2">
          <table:table-cell office:value-type="string" calcext:value-type="string">
            <text:p>String[]</text:p>
          </table:table-cell>
          <table:table-cell office:value-type="string" calcext:value-type="string">
            <text:p><text:s/>trans1042</text:p>
          </table:table-cell>
          <table:table-cell office:value-type="string" calcext:value-type="string">
            <text:p>=</text:p>
          </table:table-cell>
          <table:table-cell office:value-type="string" calcext:value-type="string">
            <text:p><text:s/>{"01-Sep-2018","Credit","100.10","100.10"};</text:p>
          </table:table-cell>
          <table:table-cell table:formula="of:=COM.MICROSOFT.CONCAT([.A1043];[.B1043];[.C1043];[.D1043])" office:value-type="string" office:string-value="String[] trans1042= {&quot;01-Sep-2018&quot;,&quot;Credit&quot;,&quot;100.10&quot;,&quot;100.10&quot;};" calcext:value-type="string">
            <text:p>String[] trans1042= {"01-Sep-2018","Credit","100.10","100.10"};</text:p>
          </table:table-cell>
        </table:table-row>
        <table:table-row table:style-name="ro2">
          <table:table-cell office:value-type="string" calcext:value-type="string">
            <text:p>String[]</text:p>
          </table:table-cell>
          <table:table-cell office:value-type="string" calcext:value-type="string">
            <text:p><text:s/>trans1043</text:p>
          </table:table-cell>
          <table:table-cell office:value-type="string" calcext:value-type="string">
            <text:p>=</text:p>
          </table:table-cell>
          <table:table-cell office:value-type="string" calcext:value-type="string">
            <text:p><text:s/>{"01-Sep-2018","Credit","100.10","100.10"};</text:p>
          </table:table-cell>
          <table:table-cell table:formula="of:=COM.MICROSOFT.CONCAT([.A1044];[.B1044];[.C1044];[.D1044])" office:value-type="string" office:string-value="String[] trans1043= {&quot;01-Sep-2018&quot;,&quot;Credit&quot;,&quot;100.10&quot;,&quot;100.10&quot;};" calcext:value-type="string">
            <text:p>String[] trans1043= {"01-Sep-2018","Credit","100.10","100.10"};</text:p>
          </table:table-cell>
        </table:table-row>
        <table:table-row table:style-name="ro2">
          <table:table-cell office:value-type="string" calcext:value-type="string">
            <text:p>String[]</text:p>
          </table:table-cell>
          <table:table-cell office:value-type="string" calcext:value-type="string">
            <text:p><text:s/>trans1044</text:p>
          </table:table-cell>
          <table:table-cell office:value-type="string" calcext:value-type="string">
            <text:p>=</text:p>
          </table:table-cell>
          <table:table-cell office:value-type="string" calcext:value-type="string">
            <text:p><text:s/>{"01-Sep-2018","Credit","100.10","100.10"};</text:p>
          </table:table-cell>
          <table:table-cell table:formula="of:=COM.MICROSOFT.CONCAT([.A1045];[.B1045];[.C1045];[.D1045])" office:value-type="string" office:string-value="String[] trans1044= {&quot;01-Sep-2018&quot;,&quot;Credit&quot;,&quot;100.10&quot;,&quot;100.10&quot;};" calcext:value-type="string">
            <text:p>String[] trans1044= {"01-Sep-2018","Credit","100.10","100.10"};</text:p>
          </table:table-cell>
        </table:table-row>
        <table:table-row table:style-name="ro2">
          <table:table-cell office:value-type="string" calcext:value-type="string">
            <text:p>String[]</text:p>
          </table:table-cell>
          <table:table-cell office:value-type="string" calcext:value-type="string">
            <text:p><text:s/>trans1045</text:p>
          </table:table-cell>
          <table:table-cell office:value-type="string" calcext:value-type="string">
            <text:p>=</text:p>
          </table:table-cell>
          <table:table-cell office:value-type="string" calcext:value-type="string">
            <text:p><text:s/>{"01-Sep-2018","Credit","100.10","100.10"};</text:p>
          </table:table-cell>
          <table:table-cell table:formula="of:=COM.MICROSOFT.CONCAT([.A1046];[.B1046];[.C1046];[.D1046])" office:value-type="string" office:string-value="String[] trans1045= {&quot;01-Sep-2018&quot;,&quot;Credit&quot;,&quot;100.10&quot;,&quot;100.10&quot;};" calcext:value-type="string">
            <text:p>String[] trans1045= {"01-Sep-2018","Credit","100.10","100.10"};</text:p>
          </table:table-cell>
        </table:table-row>
        <table:table-row table:style-name="ro2">
          <table:table-cell office:value-type="string" calcext:value-type="string">
            <text:p>String[]</text:p>
          </table:table-cell>
          <table:table-cell office:value-type="string" calcext:value-type="string">
            <text:p><text:s/>trans1046</text:p>
          </table:table-cell>
          <table:table-cell office:value-type="string" calcext:value-type="string">
            <text:p>=</text:p>
          </table:table-cell>
          <table:table-cell office:value-type="string" calcext:value-type="string">
            <text:p><text:s/>{"01-Sep-2018","Credit","100.10","100.10"};</text:p>
          </table:table-cell>
          <table:table-cell table:formula="of:=COM.MICROSOFT.CONCAT([.A1047];[.B1047];[.C1047];[.D1047])" office:value-type="string" office:string-value="String[] trans1046= {&quot;01-Sep-2018&quot;,&quot;Credit&quot;,&quot;100.10&quot;,&quot;100.10&quot;};" calcext:value-type="string">
            <text:p>String[] trans1046= {"01-Sep-2018","Credit","100.10","100.10"};</text:p>
          </table:table-cell>
        </table:table-row>
        <table:table-row table:style-name="ro2">
          <table:table-cell office:value-type="string" calcext:value-type="string">
            <text:p>String[]</text:p>
          </table:table-cell>
          <table:table-cell office:value-type="string" calcext:value-type="string">
            <text:p><text:s/>trans1047</text:p>
          </table:table-cell>
          <table:table-cell office:value-type="string" calcext:value-type="string">
            <text:p>=</text:p>
          </table:table-cell>
          <table:table-cell office:value-type="string" calcext:value-type="string">
            <text:p><text:s/>{"01-Sep-2018","Credit","100.10","100.10"};</text:p>
          </table:table-cell>
          <table:table-cell table:formula="of:=COM.MICROSOFT.CONCAT([.A1048];[.B1048];[.C1048];[.D1048])" office:value-type="string" office:string-value="String[] trans1047= {&quot;01-Sep-2018&quot;,&quot;Credit&quot;,&quot;100.10&quot;,&quot;100.10&quot;};" calcext:value-type="string">
            <text:p>String[] trans1047= {"01-Sep-2018","Credit","100.10","100.10"};</text:p>
          </table:table-cell>
        </table:table-row>
        <table:table-row table:style-name="ro2">
          <table:table-cell office:value-type="string" calcext:value-type="string">
            <text:p>String[]</text:p>
          </table:table-cell>
          <table:table-cell office:value-type="string" calcext:value-type="string">
            <text:p><text:s/>trans1048</text:p>
          </table:table-cell>
          <table:table-cell office:value-type="string" calcext:value-type="string">
            <text:p>=</text:p>
          </table:table-cell>
          <table:table-cell office:value-type="string" calcext:value-type="string">
            <text:p><text:s/>{"01-Sep-2018","Credit","100.10","100.10"};</text:p>
          </table:table-cell>
          <table:table-cell table:formula="of:=COM.MICROSOFT.CONCAT([.A1049];[.B1049];[.C1049];[.D1049])" office:value-type="string" office:string-value="String[] trans1048= {&quot;01-Sep-2018&quot;,&quot;Credit&quot;,&quot;100.10&quot;,&quot;100.10&quot;};" calcext:value-type="string">
            <text:p>String[] trans1048= {"01-Sep-2018","Credit","100.10","100.10"};</text:p>
          </table:table-cell>
        </table:table-row>
        <table:table-row table:style-name="ro2">
          <table:table-cell office:value-type="string" calcext:value-type="string">
            <text:p>String[]</text:p>
          </table:table-cell>
          <table:table-cell office:value-type="string" calcext:value-type="string">
            <text:p><text:s/>trans1049</text:p>
          </table:table-cell>
          <table:table-cell office:value-type="string" calcext:value-type="string">
            <text:p>=</text:p>
          </table:table-cell>
          <table:table-cell office:value-type="string" calcext:value-type="string">
            <text:p><text:s/>{"01-Sep-2018","Credit","100.10","100.10"};</text:p>
          </table:table-cell>
          <table:table-cell table:formula="of:=COM.MICROSOFT.CONCAT([.A1050];[.B1050];[.C1050];[.D1050])" office:value-type="string" office:string-value="String[] trans1049= {&quot;01-Sep-2018&quot;,&quot;Credit&quot;,&quot;100.10&quot;,&quot;100.10&quot;};" calcext:value-type="string">
            <text:p>String[] trans1049= {"01-Sep-2018","Credit","100.10","100.10"};</text:p>
          </table:table-cell>
        </table:table-row>
        <table:table-row table:style-name="ro2">
          <table:table-cell office:value-type="string" calcext:value-type="string">
            <text:p>String[]</text:p>
          </table:table-cell>
          <table:table-cell office:value-type="string" calcext:value-type="string">
            <text:p><text:s/>trans1050</text:p>
          </table:table-cell>
          <table:table-cell office:value-type="string" calcext:value-type="string">
            <text:p>=</text:p>
          </table:table-cell>
          <table:table-cell office:value-type="string" calcext:value-type="string">
            <text:p><text:s/>{"01-Sep-2018","Credit","100.10","100.10"};</text:p>
          </table:table-cell>
          <table:table-cell table:formula="of:=COM.MICROSOFT.CONCAT([.A1051];[.B1051];[.C1051];[.D1051])" office:value-type="string" office:string-value="String[] trans1050= {&quot;01-Sep-2018&quot;,&quot;Credit&quot;,&quot;100.10&quot;,&quot;100.10&quot;};" calcext:value-type="string">
            <text:p>String[] trans1050= {"01-Sep-2018","Credit","100.10","100.10"};</text:p>
          </table:table-cell>
        </table:table-row>
        <table:table-row table:style-name="ro2">
          <table:table-cell office:value-type="string" calcext:value-type="string">
            <text:p>String[]</text:p>
          </table:table-cell>
          <table:table-cell office:value-type="string" calcext:value-type="string">
            <text:p><text:s/>trans1051</text:p>
          </table:table-cell>
          <table:table-cell office:value-type="string" calcext:value-type="string">
            <text:p>=</text:p>
          </table:table-cell>
          <table:table-cell office:value-type="string" calcext:value-type="string">
            <text:p><text:s/>{"01-Sep-2018","Credit","100.10","100.10"};</text:p>
          </table:table-cell>
          <table:table-cell table:formula="of:=COM.MICROSOFT.CONCAT([.A1052];[.B1052];[.C1052];[.D1052])" office:value-type="string" office:string-value="String[] trans1051= {&quot;01-Sep-2018&quot;,&quot;Credit&quot;,&quot;100.10&quot;,&quot;100.10&quot;};" calcext:value-type="string">
            <text:p>String[] trans1051= {"01-Sep-2018","Credit","100.10","100.10"};</text:p>
          </table:table-cell>
        </table:table-row>
        <table:table-row table:style-name="ro2">
          <table:table-cell office:value-type="string" calcext:value-type="string">
            <text:p>String[]</text:p>
          </table:table-cell>
          <table:table-cell office:value-type="string" calcext:value-type="string">
            <text:p><text:s/>trans1052</text:p>
          </table:table-cell>
          <table:table-cell office:value-type="string" calcext:value-type="string">
            <text:p>=</text:p>
          </table:table-cell>
          <table:table-cell office:value-type="string" calcext:value-type="string">
            <text:p><text:s/>{"01-Sep-2018","Credit","100.10","100.10"};</text:p>
          </table:table-cell>
          <table:table-cell table:formula="of:=COM.MICROSOFT.CONCAT([.A1053];[.B1053];[.C1053];[.D1053])" office:value-type="string" office:string-value="String[] trans1052= {&quot;01-Sep-2018&quot;,&quot;Credit&quot;,&quot;100.10&quot;,&quot;100.10&quot;};" calcext:value-type="string">
            <text:p>String[] trans1052= {"01-Sep-2018","Credit","100.10","100.10"};</text:p>
          </table:table-cell>
        </table:table-row>
        <table:table-row table:style-name="ro2">
          <table:table-cell office:value-type="string" calcext:value-type="string">
            <text:p>String[]</text:p>
          </table:table-cell>
          <table:table-cell office:value-type="string" calcext:value-type="string">
            <text:p><text:s/>trans1053</text:p>
          </table:table-cell>
          <table:table-cell office:value-type="string" calcext:value-type="string">
            <text:p>=</text:p>
          </table:table-cell>
          <table:table-cell office:value-type="string" calcext:value-type="string">
            <text:p><text:s/>{"01-Sep-2018","Credit","100.10","100.10"};</text:p>
          </table:table-cell>
          <table:table-cell table:formula="of:=COM.MICROSOFT.CONCAT([.A1054];[.B1054];[.C1054];[.D1054])" office:value-type="string" office:string-value="String[] trans1053= {&quot;01-Sep-2018&quot;,&quot;Credit&quot;,&quot;100.10&quot;,&quot;100.10&quot;};" calcext:value-type="string">
            <text:p>String[] trans1053= {"01-Sep-2018","Credit","100.10","100.10"};</text:p>
          </table:table-cell>
        </table:table-row>
        <table:table-row table:style-name="ro2">
          <table:table-cell office:value-type="string" calcext:value-type="string">
            <text:p>String[]</text:p>
          </table:table-cell>
          <table:table-cell office:value-type="string" calcext:value-type="string">
            <text:p><text:s/>trans1054</text:p>
          </table:table-cell>
          <table:table-cell office:value-type="string" calcext:value-type="string">
            <text:p>=</text:p>
          </table:table-cell>
          <table:table-cell office:value-type="string" calcext:value-type="string">
            <text:p><text:s/>{"01-Sep-2018","Credit","100.10","100.10"};</text:p>
          </table:table-cell>
          <table:table-cell table:formula="of:=COM.MICROSOFT.CONCAT([.A1055];[.B1055];[.C1055];[.D1055])" office:value-type="string" office:string-value="String[] trans1054= {&quot;01-Sep-2018&quot;,&quot;Credit&quot;,&quot;100.10&quot;,&quot;100.10&quot;};" calcext:value-type="string">
            <text:p>String[] trans1054= {"01-Sep-2018","Credit","100.10","100.10"};</text:p>
          </table:table-cell>
        </table:table-row>
        <table:table-row table:style-name="ro2">
          <table:table-cell office:value-type="string" calcext:value-type="string">
            <text:p>String[]</text:p>
          </table:table-cell>
          <table:table-cell office:value-type="string" calcext:value-type="string">
            <text:p><text:s/>trans1055</text:p>
          </table:table-cell>
          <table:table-cell office:value-type="string" calcext:value-type="string">
            <text:p>=</text:p>
          </table:table-cell>
          <table:table-cell office:value-type="string" calcext:value-type="string">
            <text:p><text:s/>{"01-Sep-2018","Credit","100.10","100.10"};</text:p>
          </table:table-cell>
          <table:table-cell table:formula="of:=COM.MICROSOFT.CONCAT([.A1056];[.B1056];[.C1056];[.D1056])" office:value-type="string" office:string-value="String[] trans1055= {&quot;01-Sep-2018&quot;,&quot;Credit&quot;,&quot;100.10&quot;,&quot;100.10&quot;};" calcext:value-type="string">
            <text:p>String[] trans1055= {"01-Sep-2018","Credit","100.10","100.10"};</text:p>
          </table:table-cell>
        </table:table-row>
        <table:table-row table:style-name="ro2">
          <table:table-cell office:value-type="string" calcext:value-type="string">
            <text:p>String[]</text:p>
          </table:table-cell>
          <table:table-cell office:value-type="string" calcext:value-type="string">
            <text:p><text:s/>trans1056</text:p>
          </table:table-cell>
          <table:table-cell office:value-type="string" calcext:value-type="string">
            <text:p>=</text:p>
          </table:table-cell>
          <table:table-cell office:value-type="string" calcext:value-type="string">
            <text:p><text:s/>{"01-Sep-2018","Credit","100.10","100.10"};</text:p>
          </table:table-cell>
          <table:table-cell table:formula="of:=COM.MICROSOFT.CONCAT([.A1057];[.B1057];[.C1057];[.D1057])" office:value-type="string" office:string-value="String[] trans1056= {&quot;01-Sep-2018&quot;,&quot;Credit&quot;,&quot;100.10&quot;,&quot;100.10&quot;};" calcext:value-type="string">
            <text:p>String[] trans1056= {"01-Sep-2018","Credit","100.10","100.10"};</text:p>
          </table:table-cell>
        </table:table-row>
        <table:table-row table:style-name="ro2">
          <table:table-cell office:value-type="string" calcext:value-type="string">
            <text:p>String[]</text:p>
          </table:table-cell>
          <table:table-cell office:value-type="string" calcext:value-type="string">
            <text:p><text:s/>trans1057</text:p>
          </table:table-cell>
          <table:table-cell office:value-type="string" calcext:value-type="string">
            <text:p>=</text:p>
          </table:table-cell>
          <table:table-cell office:value-type="string" calcext:value-type="string">
            <text:p><text:s/>{"01-Sep-2018","Credit","100.10","100.10"};</text:p>
          </table:table-cell>
          <table:table-cell table:formula="of:=COM.MICROSOFT.CONCAT([.A1058];[.B1058];[.C1058];[.D1058])" office:value-type="string" office:string-value="String[] trans1057= {&quot;01-Sep-2018&quot;,&quot;Credit&quot;,&quot;100.10&quot;,&quot;100.10&quot;};" calcext:value-type="string">
            <text:p>String[] trans1057= {"01-Sep-2018","Credit","100.10","100.10"};</text:p>
          </table:table-cell>
        </table:table-row>
        <table:table-row table:style-name="ro2">
          <table:table-cell office:value-type="string" calcext:value-type="string">
            <text:p>String[]</text:p>
          </table:table-cell>
          <table:table-cell office:value-type="string" calcext:value-type="string">
            <text:p><text:s/>trans1058</text:p>
          </table:table-cell>
          <table:table-cell office:value-type="string" calcext:value-type="string">
            <text:p>=</text:p>
          </table:table-cell>
          <table:table-cell office:value-type="string" calcext:value-type="string">
            <text:p><text:s/>{"01-Sep-2018","Credit","100.10","100.10"};</text:p>
          </table:table-cell>
          <table:table-cell table:formula="of:=COM.MICROSOFT.CONCAT([.A1059];[.B1059];[.C1059];[.D1059])" office:value-type="string" office:string-value="String[] trans1058= {&quot;01-Sep-2018&quot;,&quot;Credit&quot;,&quot;100.10&quot;,&quot;100.10&quot;};" calcext:value-type="string">
            <text:p>String[] trans1058= {"01-Sep-2018","Credit","100.10","100.10"};</text:p>
          </table:table-cell>
        </table:table-row>
        <table:table-row table:style-name="ro2">
          <table:table-cell office:value-type="string" calcext:value-type="string">
            <text:p>String[]</text:p>
          </table:table-cell>
          <table:table-cell office:value-type="string" calcext:value-type="string">
            <text:p><text:s/>trans1059</text:p>
          </table:table-cell>
          <table:table-cell office:value-type="string" calcext:value-type="string">
            <text:p>=</text:p>
          </table:table-cell>
          <table:table-cell office:value-type="string" calcext:value-type="string">
            <text:p><text:s/>{"01-Sep-2018","Credit","100.10","100.10"};</text:p>
          </table:table-cell>
          <table:table-cell table:formula="of:=COM.MICROSOFT.CONCAT([.A1060];[.B1060];[.C1060];[.D1060])" office:value-type="string" office:string-value="String[] trans1059= {&quot;01-Sep-2018&quot;,&quot;Credit&quot;,&quot;100.10&quot;,&quot;100.10&quot;};" calcext:value-type="string">
            <text:p>String[] trans1059= {"01-Sep-2018","Credit","100.10","100.10"};</text:p>
          </table:table-cell>
        </table:table-row>
        <table:table-row table:style-name="ro2">
          <table:table-cell office:value-type="string" calcext:value-type="string">
            <text:p>String[]</text:p>
          </table:table-cell>
          <table:table-cell office:value-type="string" calcext:value-type="string">
            <text:p><text:s/>trans1060</text:p>
          </table:table-cell>
          <table:table-cell office:value-type="string" calcext:value-type="string">
            <text:p>=</text:p>
          </table:table-cell>
          <table:table-cell office:value-type="string" calcext:value-type="string">
            <text:p><text:s/>{"01-Sep-2018","Credit","100.10","100.10"};</text:p>
          </table:table-cell>
          <table:table-cell table:formula="of:=COM.MICROSOFT.CONCAT([.A1061];[.B1061];[.C1061];[.D1061])" office:value-type="string" office:string-value="String[] trans1060= {&quot;01-Sep-2018&quot;,&quot;Credit&quot;,&quot;100.10&quot;,&quot;100.10&quot;};" calcext:value-type="string">
            <text:p>String[] trans1060= {"01-Sep-2018","Credit","100.10","100.10"};</text:p>
          </table:table-cell>
        </table:table-row>
        <table:table-row table:style-name="ro2">
          <table:table-cell office:value-type="string" calcext:value-type="string">
            <text:p>String[]</text:p>
          </table:table-cell>
          <table:table-cell office:value-type="string" calcext:value-type="string">
            <text:p><text:s/>trans1061</text:p>
          </table:table-cell>
          <table:table-cell office:value-type="string" calcext:value-type="string">
            <text:p>=</text:p>
          </table:table-cell>
          <table:table-cell office:value-type="string" calcext:value-type="string">
            <text:p><text:s/>{"01-Sep-2018","Credit","100.10","100.10"};</text:p>
          </table:table-cell>
          <table:table-cell table:formula="of:=COM.MICROSOFT.CONCAT([.A1062];[.B1062];[.C1062];[.D1062])" office:value-type="string" office:string-value="String[] trans1061= {&quot;01-Sep-2018&quot;,&quot;Credit&quot;,&quot;100.10&quot;,&quot;100.10&quot;};" calcext:value-type="string">
            <text:p>String[] trans1061= {"01-Sep-2018","Credit","100.10","100.10"};</text:p>
          </table:table-cell>
        </table:table-row>
        <table:table-row table:style-name="ro2">
          <table:table-cell office:value-type="string" calcext:value-type="string">
            <text:p>String[]</text:p>
          </table:table-cell>
          <table:table-cell office:value-type="string" calcext:value-type="string">
            <text:p><text:s/>trans1062</text:p>
          </table:table-cell>
          <table:table-cell office:value-type="string" calcext:value-type="string">
            <text:p>=</text:p>
          </table:table-cell>
          <table:table-cell office:value-type="string" calcext:value-type="string">
            <text:p><text:s/>{"01-Sep-2018","Credit","100.10","100.10"};</text:p>
          </table:table-cell>
          <table:table-cell table:formula="of:=COM.MICROSOFT.CONCAT([.A1063];[.B1063];[.C1063];[.D1063])" office:value-type="string" office:string-value="String[] trans1062= {&quot;01-Sep-2018&quot;,&quot;Credit&quot;,&quot;100.10&quot;,&quot;100.10&quot;};" calcext:value-type="string">
            <text:p>String[] trans1062= {"01-Sep-2018","Credit","100.10","100.10"};</text:p>
          </table:table-cell>
        </table:table-row>
        <table:table-row table:style-name="ro2">
          <table:table-cell office:value-type="string" calcext:value-type="string">
            <text:p>String[]</text:p>
          </table:table-cell>
          <table:table-cell office:value-type="string" calcext:value-type="string">
            <text:p><text:s/>trans1063</text:p>
          </table:table-cell>
          <table:table-cell office:value-type="string" calcext:value-type="string">
            <text:p>=</text:p>
          </table:table-cell>
          <table:table-cell office:value-type="string" calcext:value-type="string">
            <text:p><text:s/>{"01-Sep-2018","Credit","100.10","100.10"};</text:p>
          </table:table-cell>
          <table:table-cell table:formula="of:=COM.MICROSOFT.CONCAT([.A1064];[.B1064];[.C1064];[.D1064])" office:value-type="string" office:string-value="String[] trans1063= {&quot;01-Sep-2018&quot;,&quot;Credit&quot;,&quot;100.10&quot;,&quot;100.10&quot;};" calcext:value-type="string">
            <text:p>String[] trans1063= {"01-Sep-2018","Credit","100.10","100.10"};</text:p>
          </table:table-cell>
        </table:table-row>
        <table:table-row table:style-name="ro2">
          <table:table-cell office:value-type="string" calcext:value-type="string">
            <text:p>String[]</text:p>
          </table:table-cell>
          <table:table-cell office:value-type="string" calcext:value-type="string">
            <text:p><text:s/>trans1064</text:p>
          </table:table-cell>
          <table:table-cell office:value-type="string" calcext:value-type="string">
            <text:p>=</text:p>
          </table:table-cell>
          <table:table-cell office:value-type="string" calcext:value-type="string">
            <text:p><text:s/>{"01-Sep-2018","Credit","100.10","100.10"};</text:p>
          </table:table-cell>
          <table:table-cell table:formula="of:=COM.MICROSOFT.CONCAT([.A1065];[.B1065];[.C1065];[.D1065])" office:value-type="string" office:string-value="String[] trans1064= {&quot;01-Sep-2018&quot;,&quot;Credit&quot;,&quot;100.10&quot;,&quot;100.10&quot;};" calcext:value-type="string">
            <text:p>String[] trans1064= {"01-Sep-2018","Credit","100.10","100.10"};</text:p>
          </table:table-cell>
        </table:table-row>
        <table:table-row table:style-name="ro2">
          <table:table-cell office:value-type="string" calcext:value-type="string">
            <text:p>String[]</text:p>
          </table:table-cell>
          <table:table-cell office:value-type="string" calcext:value-type="string">
            <text:p><text:s/>trans1065</text:p>
          </table:table-cell>
          <table:table-cell office:value-type="string" calcext:value-type="string">
            <text:p>=</text:p>
          </table:table-cell>
          <table:table-cell office:value-type="string" calcext:value-type="string">
            <text:p><text:s/>{"01-Sep-2018","Credit","100.10","100.10"};</text:p>
          </table:table-cell>
          <table:table-cell table:formula="of:=COM.MICROSOFT.CONCAT([.A1066];[.B1066];[.C1066];[.D1066])" office:value-type="string" office:string-value="String[] trans1065= {&quot;01-Sep-2018&quot;,&quot;Credit&quot;,&quot;100.10&quot;,&quot;100.10&quot;};" calcext:value-type="string">
            <text:p>String[] trans1065= {"01-Sep-2018","Credit","100.10","100.10"};</text:p>
          </table:table-cell>
        </table:table-row>
        <table:table-row table:style-name="ro2">
          <table:table-cell office:value-type="string" calcext:value-type="string">
            <text:p>String[]</text:p>
          </table:table-cell>
          <table:table-cell office:value-type="string" calcext:value-type="string">
            <text:p><text:s/>trans1066</text:p>
          </table:table-cell>
          <table:table-cell office:value-type="string" calcext:value-type="string">
            <text:p>=</text:p>
          </table:table-cell>
          <table:table-cell office:value-type="string" calcext:value-type="string">
            <text:p><text:s/>{"01-Sep-2018","Credit","100.10","100.10"};</text:p>
          </table:table-cell>
          <table:table-cell table:formula="of:=COM.MICROSOFT.CONCAT([.A1067];[.B1067];[.C1067];[.D1067])" office:value-type="string" office:string-value="String[] trans1066= {&quot;01-Sep-2018&quot;,&quot;Credit&quot;,&quot;100.10&quot;,&quot;100.10&quot;};" calcext:value-type="string">
            <text:p>String[] trans1066= {"01-Sep-2018","Credit","100.10","100.10"};</text:p>
          </table:table-cell>
        </table:table-row>
        <table:table-row table:style-name="ro2">
          <table:table-cell office:value-type="string" calcext:value-type="string">
            <text:p>String[]</text:p>
          </table:table-cell>
          <table:table-cell office:value-type="string" calcext:value-type="string">
            <text:p><text:s/>trans1067</text:p>
          </table:table-cell>
          <table:table-cell office:value-type="string" calcext:value-type="string">
            <text:p>=</text:p>
          </table:table-cell>
          <table:table-cell office:value-type="string" calcext:value-type="string">
            <text:p><text:s/>{"01-Sep-2018","Credit","100.10","100.10"};</text:p>
          </table:table-cell>
          <table:table-cell table:formula="of:=COM.MICROSOFT.CONCAT([.A1068];[.B1068];[.C1068];[.D1068])" office:value-type="string" office:string-value="String[] trans1067= {&quot;01-Sep-2018&quot;,&quot;Credit&quot;,&quot;100.10&quot;,&quot;100.10&quot;};" calcext:value-type="string">
            <text:p>String[] trans1067= {"01-Sep-2018","Credit","100.10","100.10"};</text:p>
          </table:table-cell>
        </table:table-row>
        <table:table-row table:style-name="ro2">
          <table:table-cell office:value-type="string" calcext:value-type="string">
            <text:p>String[]</text:p>
          </table:table-cell>
          <table:table-cell office:value-type="string" calcext:value-type="string">
            <text:p><text:s/>trans1068</text:p>
          </table:table-cell>
          <table:table-cell office:value-type="string" calcext:value-type="string">
            <text:p>=</text:p>
          </table:table-cell>
          <table:table-cell office:value-type="string" calcext:value-type="string">
            <text:p><text:s/>{"01-Sep-2018","Credit","100.10","100.10"};</text:p>
          </table:table-cell>
          <table:table-cell table:formula="of:=COM.MICROSOFT.CONCAT([.A1069];[.B1069];[.C1069];[.D1069])" office:value-type="string" office:string-value="String[] trans1068= {&quot;01-Sep-2018&quot;,&quot;Credit&quot;,&quot;100.10&quot;,&quot;100.10&quot;};" calcext:value-type="string">
            <text:p>String[] trans1068= {"01-Sep-2018","Credit","100.10","100.10"};</text:p>
          </table:table-cell>
        </table:table-row>
        <table:table-row table:style-name="ro2">
          <table:table-cell office:value-type="string" calcext:value-type="string">
            <text:p>String[]</text:p>
          </table:table-cell>
          <table:table-cell office:value-type="string" calcext:value-type="string">
            <text:p><text:s/>trans1069</text:p>
          </table:table-cell>
          <table:table-cell office:value-type="string" calcext:value-type="string">
            <text:p>=</text:p>
          </table:table-cell>
          <table:table-cell office:value-type="string" calcext:value-type="string">
            <text:p><text:s/>{"01-Sep-2018","Credit","100.10","100.10"};</text:p>
          </table:table-cell>
          <table:table-cell table:formula="of:=COM.MICROSOFT.CONCAT([.A1070];[.B1070];[.C1070];[.D1070])" office:value-type="string" office:string-value="String[] trans1069= {&quot;01-Sep-2018&quot;,&quot;Credit&quot;,&quot;100.10&quot;,&quot;100.10&quot;};" calcext:value-type="string">
            <text:p>String[] trans1069= {"01-Sep-2018","Credit","100.10","100.10"};</text:p>
          </table:table-cell>
        </table:table-row>
        <table:table-row table:style-name="ro2">
          <table:table-cell office:value-type="string" calcext:value-type="string">
            <text:p>String[]</text:p>
          </table:table-cell>
          <table:table-cell office:value-type="string" calcext:value-type="string">
            <text:p><text:s/>trans1070</text:p>
          </table:table-cell>
          <table:table-cell office:value-type="string" calcext:value-type="string">
            <text:p>=</text:p>
          </table:table-cell>
          <table:table-cell office:value-type="string" calcext:value-type="string">
            <text:p><text:s/>{"01-Sep-2018","Credit","100.10","100.10"};</text:p>
          </table:table-cell>
          <table:table-cell table:formula="of:=COM.MICROSOFT.CONCAT([.A1071];[.B1071];[.C1071];[.D1071])" office:value-type="string" office:string-value="String[] trans1070= {&quot;01-Sep-2018&quot;,&quot;Credit&quot;,&quot;100.10&quot;,&quot;100.10&quot;};" calcext:value-type="string">
            <text:p>String[] trans1070= {"01-Sep-2018","Credit","100.10","100.10"};</text:p>
          </table:table-cell>
        </table:table-row>
        <table:table-row table:style-name="ro2">
          <table:table-cell office:value-type="string" calcext:value-type="string">
            <text:p>String[]</text:p>
          </table:table-cell>
          <table:table-cell office:value-type="string" calcext:value-type="string">
            <text:p><text:s/>trans1071</text:p>
          </table:table-cell>
          <table:table-cell office:value-type="string" calcext:value-type="string">
            <text:p>=</text:p>
          </table:table-cell>
          <table:table-cell office:value-type="string" calcext:value-type="string">
            <text:p><text:s/>{"01-Sep-2018","Credit","100.10","100.10"};</text:p>
          </table:table-cell>
          <table:table-cell table:formula="of:=COM.MICROSOFT.CONCAT([.A1072];[.B1072];[.C1072];[.D1072])" office:value-type="string" office:string-value="String[] trans1071= {&quot;01-Sep-2018&quot;,&quot;Credit&quot;,&quot;100.10&quot;,&quot;100.10&quot;};" calcext:value-type="string">
            <text:p>String[] trans1071= {"01-Sep-2018","Credit","100.10","100.10"};</text:p>
          </table:table-cell>
        </table:table-row>
        <table:table-row table:style-name="ro2">
          <table:table-cell office:value-type="string" calcext:value-type="string">
            <text:p>String[]</text:p>
          </table:table-cell>
          <table:table-cell office:value-type="string" calcext:value-type="string">
            <text:p><text:s/>trans1072</text:p>
          </table:table-cell>
          <table:table-cell office:value-type="string" calcext:value-type="string">
            <text:p>=</text:p>
          </table:table-cell>
          <table:table-cell office:value-type="string" calcext:value-type="string">
            <text:p><text:s/>{"01-Sep-2018","Credit","100.10","100.10"};</text:p>
          </table:table-cell>
          <table:table-cell table:formula="of:=COM.MICROSOFT.CONCAT([.A1073];[.B1073];[.C1073];[.D1073])" office:value-type="string" office:string-value="String[] trans1072= {&quot;01-Sep-2018&quot;,&quot;Credit&quot;,&quot;100.10&quot;,&quot;100.10&quot;};" calcext:value-type="string">
            <text:p>String[] trans1072= {"01-Sep-2018","Credit","100.10","100.10"};</text:p>
          </table:table-cell>
        </table:table-row>
        <table:table-row table:style-name="ro2">
          <table:table-cell office:value-type="string" calcext:value-type="string">
            <text:p>String[]</text:p>
          </table:table-cell>
          <table:table-cell office:value-type="string" calcext:value-type="string">
            <text:p><text:s/>trans1073</text:p>
          </table:table-cell>
          <table:table-cell office:value-type="string" calcext:value-type="string">
            <text:p>=</text:p>
          </table:table-cell>
          <table:table-cell office:value-type="string" calcext:value-type="string">
            <text:p><text:s/>{"01-Sep-2018","Credit","100.10","100.10"};</text:p>
          </table:table-cell>
          <table:table-cell table:formula="of:=COM.MICROSOFT.CONCAT([.A1074];[.B1074];[.C1074];[.D1074])" office:value-type="string" office:string-value="String[] trans1073= {&quot;01-Sep-2018&quot;,&quot;Credit&quot;,&quot;100.10&quot;,&quot;100.10&quot;};" calcext:value-type="string">
            <text:p>String[] trans1073= {"01-Sep-2018","Credit","100.10","100.10"};</text:p>
          </table:table-cell>
        </table:table-row>
        <table:table-row table:style-name="ro2">
          <table:table-cell office:value-type="string" calcext:value-type="string">
            <text:p>String[]</text:p>
          </table:table-cell>
          <table:table-cell office:value-type="string" calcext:value-type="string">
            <text:p><text:s/>trans1074</text:p>
          </table:table-cell>
          <table:table-cell office:value-type="string" calcext:value-type="string">
            <text:p>=</text:p>
          </table:table-cell>
          <table:table-cell office:value-type="string" calcext:value-type="string">
            <text:p><text:s/>{"01-Sep-2018","Credit","100.10","100.10"};</text:p>
          </table:table-cell>
          <table:table-cell table:formula="of:=COM.MICROSOFT.CONCAT([.A1075];[.B1075];[.C1075];[.D1075])" office:value-type="string" office:string-value="String[] trans1074= {&quot;01-Sep-2018&quot;,&quot;Credit&quot;,&quot;100.10&quot;,&quot;100.10&quot;};" calcext:value-type="string">
            <text:p>String[] trans1074= {"01-Sep-2018","Credit","100.10","100.10"};</text:p>
          </table:table-cell>
        </table:table-row>
        <table:table-row table:style-name="ro2">
          <table:table-cell office:value-type="string" calcext:value-type="string">
            <text:p>String[]</text:p>
          </table:table-cell>
          <table:table-cell office:value-type="string" calcext:value-type="string">
            <text:p><text:s/>trans1075</text:p>
          </table:table-cell>
          <table:table-cell office:value-type="string" calcext:value-type="string">
            <text:p>=</text:p>
          </table:table-cell>
          <table:table-cell office:value-type="string" calcext:value-type="string">
            <text:p><text:s/>{"01-Sep-2018","Credit","100.10","100.10"};</text:p>
          </table:table-cell>
          <table:table-cell table:formula="of:=COM.MICROSOFT.CONCAT([.A1076];[.B1076];[.C1076];[.D1076])" office:value-type="string" office:string-value="String[] trans1075= {&quot;01-Sep-2018&quot;,&quot;Credit&quot;,&quot;100.10&quot;,&quot;100.10&quot;};" calcext:value-type="string">
            <text:p>String[] trans1075= {"01-Sep-2018","Credit","100.10","100.10"};</text:p>
          </table:table-cell>
        </table:table-row>
        <table:table-row table:style-name="ro2">
          <table:table-cell office:value-type="string" calcext:value-type="string">
            <text:p>String[]</text:p>
          </table:table-cell>
          <table:table-cell office:value-type="string" calcext:value-type="string">
            <text:p><text:s/>trans1076</text:p>
          </table:table-cell>
          <table:table-cell office:value-type="string" calcext:value-type="string">
            <text:p>=</text:p>
          </table:table-cell>
          <table:table-cell office:value-type="string" calcext:value-type="string">
            <text:p><text:s/>{"01-Sep-2018","Credit","100.10","100.10"};</text:p>
          </table:table-cell>
          <table:table-cell table:formula="of:=COM.MICROSOFT.CONCAT([.A1077];[.B1077];[.C1077];[.D1077])" office:value-type="string" office:string-value="String[] trans1076= {&quot;01-Sep-2018&quot;,&quot;Credit&quot;,&quot;100.10&quot;,&quot;100.10&quot;};" calcext:value-type="string">
            <text:p>String[] trans1076= {"01-Sep-2018","Credit","100.10","100.10"};</text:p>
          </table:table-cell>
        </table:table-row>
        <table:table-row table:style-name="ro2">
          <table:table-cell office:value-type="string" calcext:value-type="string">
            <text:p>String[]</text:p>
          </table:table-cell>
          <table:table-cell office:value-type="string" calcext:value-type="string">
            <text:p><text:s/>trans1077</text:p>
          </table:table-cell>
          <table:table-cell office:value-type="string" calcext:value-type="string">
            <text:p>=</text:p>
          </table:table-cell>
          <table:table-cell office:value-type="string" calcext:value-type="string">
            <text:p><text:s/>{"01-Sep-2018","Credit","100.10","100.10"};</text:p>
          </table:table-cell>
          <table:table-cell table:formula="of:=COM.MICROSOFT.CONCAT([.A1078];[.B1078];[.C1078];[.D1078])" office:value-type="string" office:string-value="String[] trans1077= {&quot;01-Sep-2018&quot;,&quot;Credit&quot;,&quot;100.10&quot;,&quot;100.10&quot;};" calcext:value-type="string">
            <text:p>String[] trans1077= {"01-Sep-2018","Credit","100.10","100.10"};</text:p>
          </table:table-cell>
        </table:table-row>
        <table:table-row table:style-name="ro2">
          <table:table-cell office:value-type="string" calcext:value-type="string">
            <text:p>String[]</text:p>
          </table:table-cell>
          <table:table-cell office:value-type="string" calcext:value-type="string">
            <text:p><text:s/>trans1078</text:p>
          </table:table-cell>
          <table:table-cell office:value-type="string" calcext:value-type="string">
            <text:p>=</text:p>
          </table:table-cell>
          <table:table-cell office:value-type="string" calcext:value-type="string">
            <text:p><text:s/>{"01-Sep-2018","Credit","100.10","100.10"};</text:p>
          </table:table-cell>
          <table:table-cell table:formula="of:=COM.MICROSOFT.CONCAT([.A1079];[.B1079];[.C1079];[.D1079])" office:value-type="string" office:string-value="String[] trans1078= {&quot;01-Sep-2018&quot;,&quot;Credit&quot;,&quot;100.10&quot;,&quot;100.10&quot;};" calcext:value-type="string">
            <text:p>String[] trans1078= {"01-Sep-2018","Credit","100.10","100.10"};</text:p>
          </table:table-cell>
        </table:table-row>
        <table:table-row table:style-name="ro2">
          <table:table-cell office:value-type="string" calcext:value-type="string">
            <text:p>String[]</text:p>
          </table:table-cell>
          <table:table-cell office:value-type="string" calcext:value-type="string">
            <text:p><text:s/>trans1079</text:p>
          </table:table-cell>
          <table:table-cell office:value-type="string" calcext:value-type="string">
            <text:p>=</text:p>
          </table:table-cell>
          <table:table-cell office:value-type="string" calcext:value-type="string">
            <text:p><text:s/>{"01-Sep-2018","Credit","100.10","100.10"};</text:p>
          </table:table-cell>
          <table:table-cell table:formula="of:=COM.MICROSOFT.CONCAT([.A1080];[.B1080];[.C1080];[.D1080])" office:value-type="string" office:string-value="String[] trans1079= {&quot;01-Sep-2018&quot;,&quot;Credit&quot;,&quot;100.10&quot;,&quot;100.10&quot;};" calcext:value-type="string">
            <text:p>String[] trans1079= {"01-Sep-2018","Credit","100.10","100.10"};</text:p>
          </table:table-cell>
        </table:table-row>
        <table:table-row table:style-name="ro2">
          <table:table-cell office:value-type="string" calcext:value-type="string">
            <text:p>String[]</text:p>
          </table:table-cell>
          <table:table-cell office:value-type="string" calcext:value-type="string">
            <text:p><text:s/>trans1080</text:p>
          </table:table-cell>
          <table:table-cell office:value-type="string" calcext:value-type="string">
            <text:p>=</text:p>
          </table:table-cell>
          <table:table-cell office:value-type="string" calcext:value-type="string">
            <text:p><text:s/>{"01-Sep-2018","Credit","100.10","100.10"};</text:p>
          </table:table-cell>
          <table:table-cell table:formula="of:=COM.MICROSOFT.CONCAT([.A1081];[.B1081];[.C1081];[.D1081])" office:value-type="string" office:string-value="String[] trans1080= {&quot;01-Sep-2018&quot;,&quot;Credit&quot;,&quot;100.10&quot;,&quot;100.10&quot;};" calcext:value-type="string">
            <text:p>String[] trans1080= {"01-Sep-2018","Credit","100.10","100.10"};</text:p>
          </table:table-cell>
        </table:table-row>
        <table:table-row table:style-name="ro2">
          <table:table-cell office:value-type="string" calcext:value-type="string">
            <text:p>String[]</text:p>
          </table:table-cell>
          <table:table-cell office:value-type="string" calcext:value-type="string">
            <text:p><text:s/>trans1081</text:p>
          </table:table-cell>
          <table:table-cell office:value-type="string" calcext:value-type="string">
            <text:p>=</text:p>
          </table:table-cell>
          <table:table-cell office:value-type="string" calcext:value-type="string">
            <text:p><text:s/>{"01-Sep-2018","Credit","100.10","100.10"};</text:p>
          </table:table-cell>
          <table:table-cell table:formula="of:=COM.MICROSOFT.CONCAT([.A1082];[.B1082];[.C1082];[.D1082])" office:value-type="string" office:string-value="String[] trans1081= {&quot;01-Sep-2018&quot;,&quot;Credit&quot;,&quot;100.10&quot;,&quot;100.10&quot;};" calcext:value-type="string">
            <text:p>String[] trans1081= {"01-Sep-2018","Credit","100.10","100.10"};</text:p>
          </table:table-cell>
        </table:table-row>
        <table:table-row table:style-name="ro2">
          <table:table-cell office:value-type="string" calcext:value-type="string">
            <text:p>String[]</text:p>
          </table:table-cell>
          <table:table-cell office:value-type="string" calcext:value-type="string">
            <text:p><text:s/>trans1082</text:p>
          </table:table-cell>
          <table:table-cell office:value-type="string" calcext:value-type="string">
            <text:p>=</text:p>
          </table:table-cell>
          <table:table-cell office:value-type="string" calcext:value-type="string">
            <text:p><text:s/>{"01-Sep-2018","Credit","100.10","100.10"};</text:p>
          </table:table-cell>
          <table:table-cell table:formula="of:=COM.MICROSOFT.CONCAT([.A1083];[.B1083];[.C1083];[.D1083])" office:value-type="string" office:string-value="String[] trans1082= {&quot;01-Sep-2018&quot;,&quot;Credit&quot;,&quot;100.10&quot;,&quot;100.10&quot;};" calcext:value-type="string">
            <text:p>String[] trans1082= {"01-Sep-2018","Credit","100.10","100.10"};</text:p>
          </table:table-cell>
        </table:table-row>
        <table:table-row table:style-name="ro2">
          <table:table-cell office:value-type="string" calcext:value-type="string">
            <text:p>String[]</text:p>
          </table:table-cell>
          <table:table-cell office:value-type="string" calcext:value-type="string">
            <text:p><text:s/>trans1083</text:p>
          </table:table-cell>
          <table:table-cell office:value-type="string" calcext:value-type="string">
            <text:p>=</text:p>
          </table:table-cell>
          <table:table-cell office:value-type="string" calcext:value-type="string">
            <text:p><text:s/>{"01-Sep-2018","Credit","100.10","100.10"};</text:p>
          </table:table-cell>
          <table:table-cell table:formula="of:=COM.MICROSOFT.CONCAT([.A1084];[.B1084];[.C1084];[.D1084])" office:value-type="string" office:string-value="String[] trans1083= {&quot;01-Sep-2018&quot;,&quot;Credit&quot;,&quot;100.10&quot;,&quot;100.10&quot;};" calcext:value-type="string">
            <text:p>String[] trans1083= {"01-Sep-2018","Credit","100.10","100.10"};</text:p>
          </table:table-cell>
        </table:table-row>
        <table:table-row table:style-name="ro2">
          <table:table-cell office:value-type="string" calcext:value-type="string">
            <text:p>String[]</text:p>
          </table:table-cell>
          <table:table-cell office:value-type="string" calcext:value-type="string">
            <text:p><text:s/>trans1084</text:p>
          </table:table-cell>
          <table:table-cell office:value-type="string" calcext:value-type="string">
            <text:p>=</text:p>
          </table:table-cell>
          <table:table-cell office:value-type="string" calcext:value-type="string">
            <text:p><text:s/>{"01-Sep-2018","Credit","100.10","100.10"};</text:p>
          </table:table-cell>
          <table:table-cell table:formula="of:=COM.MICROSOFT.CONCAT([.A1085];[.B1085];[.C1085];[.D1085])" office:value-type="string" office:string-value="String[] trans1084= {&quot;01-Sep-2018&quot;,&quot;Credit&quot;,&quot;100.10&quot;,&quot;100.10&quot;};" calcext:value-type="string">
            <text:p>String[] trans1084= {"01-Sep-2018","Credit","100.10","100.10"};</text:p>
          </table:table-cell>
        </table:table-row>
        <table:table-row table:style-name="ro2">
          <table:table-cell office:value-type="string" calcext:value-type="string">
            <text:p>String[]</text:p>
          </table:table-cell>
          <table:table-cell office:value-type="string" calcext:value-type="string">
            <text:p><text:s/>trans1085</text:p>
          </table:table-cell>
          <table:table-cell office:value-type="string" calcext:value-type="string">
            <text:p>=</text:p>
          </table:table-cell>
          <table:table-cell office:value-type="string" calcext:value-type="string">
            <text:p><text:s/>{"01-Sep-2018","Credit","100.10","100.10"};</text:p>
          </table:table-cell>
          <table:table-cell table:formula="of:=COM.MICROSOFT.CONCAT([.A1086];[.B1086];[.C1086];[.D1086])" office:value-type="string" office:string-value="String[] trans1085= {&quot;01-Sep-2018&quot;,&quot;Credit&quot;,&quot;100.10&quot;,&quot;100.10&quot;};" calcext:value-type="string">
            <text:p>String[] trans1085= {"01-Sep-2018","Credit","100.10","100.10"};</text:p>
          </table:table-cell>
        </table:table-row>
        <table:table-row table:style-name="ro2">
          <table:table-cell office:value-type="string" calcext:value-type="string">
            <text:p>String[]</text:p>
          </table:table-cell>
          <table:table-cell office:value-type="string" calcext:value-type="string">
            <text:p><text:s/>trans1086</text:p>
          </table:table-cell>
          <table:table-cell office:value-type="string" calcext:value-type="string">
            <text:p>=</text:p>
          </table:table-cell>
          <table:table-cell office:value-type="string" calcext:value-type="string">
            <text:p><text:s/>{"01-Sep-2018","Credit","100.10","100.10"};</text:p>
          </table:table-cell>
          <table:table-cell table:formula="of:=COM.MICROSOFT.CONCAT([.A1087];[.B1087];[.C1087];[.D1087])" office:value-type="string" office:string-value="String[] trans1086= {&quot;01-Sep-2018&quot;,&quot;Credit&quot;,&quot;100.10&quot;,&quot;100.10&quot;};" calcext:value-type="string">
            <text:p>String[] trans1086= {"01-Sep-2018","Credit","100.10","100.10"};</text:p>
          </table:table-cell>
        </table:table-row>
        <table:table-row table:style-name="ro2">
          <table:table-cell office:value-type="string" calcext:value-type="string">
            <text:p>String[]</text:p>
          </table:table-cell>
          <table:table-cell office:value-type="string" calcext:value-type="string">
            <text:p><text:s/>trans1087</text:p>
          </table:table-cell>
          <table:table-cell office:value-type="string" calcext:value-type="string">
            <text:p>=</text:p>
          </table:table-cell>
          <table:table-cell office:value-type="string" calcext:value-type="string">
            <text:p><text:s/>{"01-Sep-2018","Credit","100.10","100.10"};</text:p>
          </table:table-cell>
          <table:table-cell table:formula="of:=COM.MICROSOFT.CONCAT([.A1088];[.B1088];[.C1088];[.D1088])" office:value-type="string" office:string-value="String[] trans1087= {&quot;01-Sep-2018&quot;,&quot;Credit&quot;,&quot;100.10&quot;,&quot;100.10&quot;};" calcext:value-type="string">
            <text:p>String[] trans1087= {"01-Sep-2018","Credit","100.10","100.10"};</text:p>
          </table:table-cell>
        </table:table-row>
        <table:table-row table:style-name="ro2">
          <table:table-cell office:value-type="string" calcext:value-type="string">
            <text:p>String[]</text:p>
          </table:table-cell>
          <table:table-cell office:value-type="string" calcext:value-type="string">
            <text:p><text:s/>trans1088</text:p>
          </table:table-cell>
          <table:table-cell office:value-type="string" calcext:value-type="string">
            <text:p>=</text:p>
          </table:table-cell>
          <table:table-cell office:value-type="string" calcext:value-type="string">
            <text:p><text:s/>{"01-Sep-2018","Credit","100.10","100.10"};</text:p>
          </table:table-cell>
          <table:table-cell table:formula="of:=COM.MICROSOFT.CONCAT([.A1089];[.B1089];[.C1089];[.D1089])" office:value-type="string" office:string-value="String[] trans1088= {&quot;01-Sep-2018&quot;,&quot;Credit&quot;,&quot;100.10&quot;,&quot;100.10&quot;};" calcext:value-type="string">
            <text:p>String[] trans1088= {"01-Sep-2018","Credit","100.10","100.10"};</text:p>
          </table:table-cell>
        </table:table-row>
        <table:table-row table:style-name="ro2">
          <table:table-cell office:value-type="string" calcext:value-type="string">
            <text:p>String[]</text:p>
          </table:table-cell>
          <table:table-cell office:value-type="string" calcext:value-type="string">
            <text:p><text:s/>trans1089</text:p>
          </table:table-cell>
          <table:table-cell office:value-type="string" calcext:value-type="string">
            <text:p>=</text:p>
          </table:table-cell>
          <table:table-cell office:value-type="string" calcext:value-type="string">
            <text:p><text:s/>{"01-Sep-2018","Credit","100.10","100.10"};</text:p>
          </table:table-cell>
          <table:table-cell table:formula="of:=COM.MICROSOFT.CONCAT([.A1090];[.B1090];[.C1090];[.D1090])" office:value-type="string" office:string-value="String[] trans1089= {&quot;01-Sep-2018&quot;,&quot;Credit&quot;,&quot;100.10&quot;,&quot;100.10&quot;};" calcext:value-type="string">
            <text:p>String[] trans1089= {"01-Sep-2018","Credit","100.10","100.10"};</text:p>
          </table:table-cell>
        </table:table-row>
        <table:table-row table:style-name="ro2">
          <table:table-cell office:value-type="string" calcext:value-type="string">
            <text:p>String[]</text:p>
          </table:table-cell>
          <table:table-cell office:value-type="string" calcext:value-type="string">
            <text:p><text:s/>trans1090</text:p>
          </table:table-cell>
          <table:table-cell office:value-type="string" calcext:value-type="string">
            <text:p>=</text:p>
          </table:table-cell>
          <table:table-cell office:value-type="string" calcext:value-type="string">
            <text:p><text:s/>{"01-Sep-2018","Credit","100.10","100.10"};</text:p>
          </table:table-cell>
          <table:table-cell table:formula="of:=COM.MICROSOFT.CONCAT([.A1091];[.B1091];[.C1091];[.D1091])" office:value-type="string" office:string-value="String[] trans1090= {&quot;01-Sep-2018&quot;,&quot;Credit&quot;,&quot;100.10&quot;,&quot;100.10&quot;};" calcext:value-type="string">
            <text:p>String[] trans1090= {"01-Sep-2018","Credit","100.10","100.10"};</text:p>
          </table:table-cell>
        </table:table-row>
        <table:table-row table:style-name="ro2">
          <table:table-cell office:value-type="string" calcext:value-type="string">
            <text:p>String[]</text:p>
          </table:table-cell>
          <table:table-cell office:value-type="string" calcext:value-type="string">
            <text:p><text:s/>trans1091</text:p>
          </table:table-cell>
          <table:table-cell office:value-type="string" calcext:value-type="string">
            <text:p>=</text:p>
          </table:table-cell>
          <table:table-cell office:value-type="string" calcext:value-type="string">
            <text:p><text:s/>{"01-Sep-2018","Credit","100.10","100.10"};</text:p>
          </table:table-cell>
          <table:table-cell table:formula="of:=COM.MICROSOFT.CONCAT([.A1092];[.B1092];[.C1092];[.D1092])" office:value-type="string" office:string-value="String[] trans1091= {&quot;01-Sep-2018&quot;,&quot;Credit&quot;,&quot;100.10&quot;,&quot;100.10&quot;};" calcext:value-type="string">
            <text:p>String[] trans1091= {"01-Sep-2018","Credit","100.10","100.10"};</text:p>
          </table:table-cell>
        </table:table-row>
        <table:table-row table:style-name="ro2">
          <table:table-cell office:value-type="string" calcext:value-type="string">
            <text:p>String[]</text:p>
          </table:table-cell>
          <table:table-cell office:value-type="string" calcext:value-type="string">
            <text:p><text:s/>trans1092</text:p>
          </table:table-cell>
          <table:table-cell office:value-type="string" calcext:value-type="string">
            <text:p>=</text:p>
          </table:table-cell>
          <table:table-cell office:value-type="string" calcext:value-type="string">
            <text:p><text:s/>{"01-Sep-2018","Credit","100.10","100.10"};</text:p>
          </table:table-cell>
          <table:table-cell table:formula="of:=COM.MICROSOFT.CONCAT([.A1093];[.B1093];[.C1093];[.D1093])" office:value-type="string" office:string-value="String[] trans1092= {&quot;01-Sep-2018&quot;,&quot;Credit&quot;,&quot;100.10&quot;,&quot;100.10&quot;};" calcext:value-type="string">
            <text:p>String[] trans1092= {"01-Sep-2018","Credit","100.10","100.10"};</text:p>
          </table:table-cell>
        </table:table-row>
        <table:table-row table:style-name="ro2">
          <table:table-cell office:value-type="string" calcext:value-type="string">
            <text:p>String[]</text:p>
          </table:table-cell>
          <table:table-cell office:value-type="string" calcext:value-type="string">
            <text:p><text:s/>trans1093</text:p>
          </table:table-cell>
          <table:table-cell office:value-type="string" calcext:value-type="string">
            <text:p>=</text:p>
          </table:table-cell>
          <table:table-cell office:value-type="string" calcext:value-type="string">
            <text:p><text:s/>{"01-Sep-2018","Credit","100.10","100.10"};</text:p>
          </table:table-cell>
          <table:table-cell table:formula="of:=COM.MICROSOFT.CONCAT([.A1094];[.B1094];[.C1094];[.D1094])" office:value-type="string" office:string-value="String[] trans1093= {&quot;01-Sep-2018&quot;,&quot;Credit&quot;,&quot;100.10&quot;,&quot;100.10&quot;};" calcext:value-type="string">
            <text:p>String[] trans1093= {"01-Sep-2018","Credit","100.10","100.10"};</text:p>
          </table:table-cell>
        </table:table-row>
        <table:table-row table:style-name="ro2">
          <table:table-cell office:value-type="string" calcext:value-type="string">
            <text:p>String[]</text:p>
          </table:table-cell>
          <table:table-cell office:value-type="string" calcext:value-type="string">
            <text:p><text:s/>trans1094</text:p>
          </table:table-cell>
          <table:table-cell office:value-type="string" calcext:value-type="string">
            <text:p>=</text:p>
          </table:table-cell>
          <table:table-cell office:value-type="string" calcext:value-type="string">
            <text:p><text:s/>{"01-Sep-2018","Credit","100.10","100.10"};</text:p>
          </table:table-cell>
          <table:table-cell table:formula="of:=COM.MICROSOFT.CONCAT([.A1095];[.B1095];[.C1095];[.D1095])" office:value-type="string" office:string-value="String[] trans1094= {&quot;01-Sep-2018&quot;,&quot;Credit&quot;,&quot;100.10&quot;,&quot;100.10&quot;};" calcext:value-type="string">
            <text:p>String[] trans1094= {"01-Sep-2018","Credit","100.10","100.10"};</text:p>
          </table:table-cell>
        </table:table-row>
        <table:table-row table:style-name="ro2">
          <table:table-cell office:value-type="string" calcext:value-type="string">
            <text:p>String[]</text:p>
          </table:table-cell>
          <table:table-cell office:value-type="string" calcext:value-type="string">
            <text:p><text:s/>trans1095</text:p>
          </table:table-cell>
          <table:table-cell office:value-type="string" calcext:value-type="string">
            <text:p>=</text:p>
          </table:table-cell>
          <table:table-cell office:value-type="string" calcext:value-type="string">
            <text:p><text:s/>{"01-Sep-2018","Credit","100.10","100.10"};</text:p>
          </table:table-cell>
          <table:table-cell table:formula="of:=COM.MICROSOFT.CONCAT([.A1096];[.B1096];[.C1096];[.D1096])" office:value-type="string" office:string-value="String[] trans1095= {&quot;01-Sep-2018&quot;,&quot;Credit&quot;,&quot;100.10&quot;,&quot;100.10&quot;};" calcext:value-type="string">
            <text:p>String[] trans1095= {"01-Sep-2018","Credit","100.10","100.10"};</text:p>
          </table:table-cell>
        </table:table-row>
        <table:table-row table:style-name="ro2">
          <table:table-cell office:value-type="string" calcext:value-type="string">
            <text:p>String[]</text:p>
          </table:table-cell>
          <table:table-cell office:value-type="string" calcext:value-type="string">
            <text:p><text:s/>trans1096</text:p>
          </table:table-cell>
          <table:table-cell office:value-type="string" calcext:value-type="string">
            <text:p>=</text:p>
          </table:table-cell>
          <table:table-cell office:value-type="string" calcext:value-type="string">
            <text:p><text:s/>{"01-Sep-2018","Credit","100.10","100.10"};</text:p>
          </table:table-cell>
          <table:table-cell table:formula="of:=COM.MICROSOFT.CONCAT([.A1097];[.B1097];[.C1097];[.D1097])" office:value-type="string" office:string-value="String[] trans1096= {&quot;01-Sep-2018&quot;,&quot;Credit&quot;,&quot;100.10&quot;,&quot;100.10&quot;};" calcext:value-type="string">
            <text:p>String[] trans1096= {"01-Sep-2018","Credit","100.10","100.10"};</text:p>
          </table:table-cell>
        </table:table-row>
        <table:table-row table:style-name="ro2">
          <table:table-cell office:value-type="string" calcext:value-type="string">
            <text:p>String[]</text:p>
          </table:table-cell>
          <table:table-cell office:value-type="string" calcext:value-type="string">
            <text:p><text:s/>trans1097</text:p>
          </table:table-cell>
          <table:table-cell office:value-type="string" calcext:value-type="string">
            <text:p>=</text:p>
          </table:table-cell>
          <table:table-cell office:value-type="string" calcext:value-type="string">
            <text:p><text:s/>{"01-Sep-2018","Credit","100.10","100.10"};</text:p>
          </table:table-cell>
          <table:table-cell table:formula="of:=COM.MICROSOFT.CONCAT([.A1098];[.B1098];[.C1098];[.D1098])" office:value-type="string" office:string-value="String[] trans1097= {&quot;01-Sep-2018&quot;,&quot;Credit&quot;,&quot;100.10&quot;,&quot;100.10&quot;};" calcext:value-type="string">
            <text:p>String[] trans1097= {"01-Sep-2018","Credit","100.10","100.10"};</text:p>
          </table:table-cell>
        </table:table-row>
        <table:table-row table:style-name="ro2">
          <table:table-cell office:value-type="string" calcext:value-type="string">
            <text:p>String[]</text:p>
          </table:table-cell>
          <table:table-cell office:value-type="string" calcext:value-type="string">
            <text:p><text:s/>trans1098</text:p>
          </table:table-cell>
          <table:table-cell office:value-type="string" calcext:value-type="string">
            <text:p>=</text:p>
          </table:table-cell>
          <table:table-cell office:value-type="string" calcext:value-type="string">
            <text:p><text:s/>{"01-Sep-2018","Credit","100.10","100.10"};</text:p>
          </table:table-cell>
          <table:table-cell table:formula="of:=COM.MICROSOFT.CONCAT([.A1099];[.B1099];[.C1099];[.D1099])" office:value-type="string" office:string-value="String[] trans1098= {&quot;01-Sep-2018&quot;,&quot;Credit&quot;,&quot;100.10&quot;,&quot;100.10&quot;};" calcext:value-type="string">
            <text:p>String[] trans1098= {"01-Sep-2018","Credit","100.10","100.10"};</text:p>
          </table:table-cell>
        </table:table-row>
        <table:table-row table:style-name="ro2">
          <table:table-cell office:value-type="string" calcext:value-type="string">
            <text:p>String[]</text:p>
          </table:table-cell>
          <table:table-cell office:value-type="string" calcext:value-type="string">
            <text:p><text:s/>trans1099</text:p>
          </table:table-cell>
          <table:table-cell office:value-type="string" calcext:value-type="string">
            <text:p>=</text:p>
          </table:table-cell>
          <table:table-cell office:value-type="string" calcext:value-type="string">
            <text:p><text:s/>{"01-Sep-2018","Credit","100.10","100.10"};</text:p>
          </table:table-cell>
          <table:table-cell table:formula="of:=COM.MICROSOFT.CONCAT([.A1100];[.B1100];[.C1100];[.D1100])" office:value-type="string" office:string-value="String[] trans1099= {&quot;01-Sep-2018&quot;,&quot;Credit&quot;,&quot;100.10&quot;,&quot;100.10&quot;};" calcext:value-type="string">
            <text:p>String[] trans1099= {"01-Sep-2018","Credit","100.10","100.10"};</text:p>
          </table:table-cell>
        </table:table-row>
        <table:table-row table:style-name="ro2">
          <table:table-cell office:value-type="string" calcext:value-type="string">
            <text:p>String[]</text:p>
          </table:table-cell>
          <table:table-cell office:value-type="string" calcext:value-type="string">
            <text:p><text:s/>trans1100</text:p>
          </table:table-cell>
          <table:table-cell office:value-type="string" calcext:value-type="string">
            <text:p>=</text:p>
          </table:table-cell>
          <table:table-cell office:value-type="string" calcext:value-type="string">
            <text:p><text:s/>{"01-Sep-2018","Credit","100.10","100.10"};</text:p>
          </table:table-cell>
          <table:table-cell table:formula="of:=COM.MICROSOFT.CONCAT([.A1101];[.B1101];[.C1101];[.D1101])" office:value-type="string" office:string-value="String[] trans1100= {&quot;01-Sep-2018&quot;,&quot;Credit&quot;,&quot;100.10&quot;,&quot;100.10&quot;};" calcext:value-type="string">
            <text:p>String[] trans1100= {"01-Sep-2018","Credit","100.10","100.10"};</text:p>
          </table:table-cell>
        </table:table-row>
        <table:table-row table:style-name="ro2">
          <table:table-cell office:value-type="string" calcext:value-type="string">
            <text:p>String[]</text:p>
          </table:table-cell>
          <table:table-cell office:value-type="string" calcext:value-type="string">
            <text:p><text:s/>trans1101</text:p>
          </table:table-cell>
          <table:table-cell office:value-type="string" calcext:value-type="string">
            <text:p>=</text:p>
          </table:table-cell>
          <table:table-cell office:value-type="string" calcext:value-type="string">
            <text:p><text:s/>{"01-Sep-2018","Credit","100.10","100.10"};</text:p>
          </table:table-cell>
          <table:table-cell table:formula="of:=COM.MICROSOFT.CONCAT([.A1102];[.B1102];[.C1102];[.D1102])" office:value-type="string" office:string-value="String[] trans1101= {&quot;01-Sep-2018&quot;,&quot;Credit&quot;,&quot;100.10&quot;,&quot;100.10&quot;};" calcext:value-type="string">
            <text:p>String[] trans1101= {"01-Sep-2018","Credit","100.10","100.10"};</text:p>
          </table:table-cell>
        </table:table-row>
        <table:table-row table:style-name="ro2">
          <table:table-cell office:value-type="string" calcext:value-type="string">
            <text:p>String[]</text:p>
          </table:table-cell>
          <table:table-cell office:value-type="string" calcext:value-type="string">
            <text:p><text:s/>trans1102</text:p>
          </table:table-cell>
          <table:table-cell office:value-type="string" calcext:value-type="string">
            <text:p>=</text:p>
          </table:table-cell>
          <table:table-cell office:value-type="string" calcext:value-type="string">
            <text:p><text:s/>{"01-Sep-2018","Credit","100.10","100.10"};</text:p>
          </table:table-cell>
          <table:table-cell table:formula="of:=COM.MICROSOFT.CONCAT([.A1103];[.B1103];[.C1103];[.D1103])" office:value-type="string" office:string-value="String[] trans1102= {&quot;01-Sep-2018&quot;,&quot;Credit&quot;,&quot;100.10&quot;,&quot;100.10&quot;};" calcext:value-type="string">
            <text:p>String[] trans1102= {"01-Sep-2018","Credit","100.10","100.10"};</text:p>
          </table:table-cell>
        </table:table-row>
        <table:table-row table:style-name="ro2">
          <table:table-cell office:value-type="string" calcext:value-type="string">
            <text:p>String[]</text:p>
          </table:table-cell>
          <table:table-cell office:value-type="string" calcext:value-type="string">
            <text:p><text:s/>trans1103</text:p>
          </table:table-cell>
          <table:table-cell office:value-type="string" calcext:value-type="string">
            <text:p>=</text:p>
          </table:table-cell>
          <table:table-cell office:value-type="string" calcext:value-type="string">
            <text:p><text:s/>{"01-Sep-2018","Credit","100.10","100.10"};</text:p>
          </table:table-cell>
          <table:table-cell table:formula="of:=COM.MICROSOFT.CONCAT([.A1104];[.B1104];[.C1104];[.D1104])" office:value-type="string" office:string-value="String[] trans1103= {&quot;01-Sep-2018&quot;,&quot;Credit&quot;,&quot;100.10&quot;,&quot;100.10&quot;};" calcext:value-type="string">
            <text:p>String[] trans1103= {"01-Sep-2018","Credit","100.10","100.10"};</text:p>
          </table:table-cell>
        </table:table-row>
        <table:table-row table:style-name="ro2">
          <table:table-cell office:value-type="string" calcext:value-type="string">
            <text:p>String[]</text:p>
          </table:table-cell>
          <table:table-cell office:value-type="string" calcext:value-type="string">
            <text:p><text:s/>trans1104</text:p>
          </table:table-cell>
          <table:table-cell office:value-type="string" calcext:value-type="string">
            <text:p>=</text:p>
          </table:table-cell>
          <table:table-cell office:value-type="string" calcext:value-type="string">
            <text:p><text:s/>{"01-Sep-2018","Credit","100.10","100.10"};</text:p>
          </table:table-cell>
          <table:table-cell table:formula="of:=COM.MICROSOFT.CONCAT([.A1105];[.B1105];[.C1105];[.D1105])" office:value-type="string" office:string-value="String[] trans1104= {&quot;01-Sep-2018&quot;,&quot;Credit&quot;,&quot;100.10&quot;,&quot;100.10&quot;};" calcext:value-type="string">
            <text:p>String[] trans1104= {"01-Sep-2018","Credit","100.10","100.10"};</text:p>
          </table:table-cell>
        </table:table-row>
        <table:table-row table:style-name="ro2">
          <table:table-cell office:value-type="string" calcext:value-type="string">
            <text:p>String[]</text:p>
          </table:table-cell>
          <table:table-cell office:value-type="string" calcext:value-type="string">
            <text:p><text:s/>trans1105</text:p>
          </table:table-cell>
          <table:table-cell office:value-type="string" calcext:value-type="string">
            <text:p>=</text:p>
          </table:table-cell>
          <table:table-cell office:value-type="string" calcext:value-type="string">
            <text:p><text:s/>{"01-Sep-2018","Credit","100.10","100.10"};</text:p>
          </table:table-cell>
          <table:table-cell table:formula="of:=COM.MICROSOFT.CONCAT([.A1106];[.B1106];[.C1106];[.D1106])" office:value-type="string" office:string-value="String[] trans1105= {&quot;01-Sep-2018&quot;,&quot;Credit&quot;,&quot;100.10&quot;,&quot;100.10&quot;};" calcext:value-type="string">
            <text:p>String[] trans1105= {"01-Sep-2018","Credit","100.10","100.10"};</text:p>
          </table:table-cell>
        </table:table-row>
        <table:table-row table:style-name="ro2">
          <table:table-cell office:value-type="string" calcext:value-type="string">
            <text:p>String[]</text:p>
          </table:table-cell>
          <table:table-cell office:value-type="string" calcext:value-type="string">
            <text:p><text:s/>trans1106</text:p>
          </table:table-cell>
          <table:table-cell office:value-type="string" calcext:value-type="string">
            <text:p>=</text:p>
          </table:table-cell>
          <table:table-cell office:value-type="string" calcext:value-type="string">
            <text:p><text:s/>{"01-Sep-2018","Credit","100.10","100.10"};</text:p>
          </table:table-cell>
          <table:table-cell table:formula="of:=COM.MICROSOFT.CONCAT([.A1107];[.B1107];[.C1107];[.D1107])" office:value-type="string" office:string-value="String[] trans1106= {&quot;01-Sep-2018&quot;,&quot;Credit&quot;,&quot;100.10&quot;,&quot;100.10&quot;};" calcext:value-type="string">
            <text:p>String[] trans1106= {"01-Sep-2018","Credit","100.10","100.10"};</text:p>
          </table:table-cell>
        </table:table-row>
        <table:table-row table:style-name="ro2">
          <table:table-cell office:value-type="string" calcext:value-type="string">
            <text:p>String[]</text:p>
          </table:table-cell>
          <table:table-cell office:value-type="string" calcext:value-type="string">
            <text:p><text:s/>trans1107</text:p>
          </table:table-cell>
          <table:table-cell office:value-type="string" calcext:value-type="string">
            <text:p>=</text:p>
          </table:table-cell>
          <table:table-cell office:value-type="string" calcext:value-type="string">
            <text:p><text:s/>{"01-Sep-2018","Credit","100.10","100.10"};</text:p>
          </table:table-cell>
          <table:table-cell table:formula="of:=COM.MICROSOFT.CONCAT([.A1108];[.B1108];[.C1108];[.D1108])" office:value-type="string" office:string-value="String[] trans1107= {&quot;01-Sep-2018&quot;,&quot;Credit&quot;,&quot;100.10&quot;,&quot;100.10&quot;};" calcext:value-type="string">
            <text:p>String[] trans1107= {"01-Sep-2018","Credit","100.10","100.10"};</text:p>
          </table:table-cell>
        </table:table-row>
        <table:table-row table:style-name="ro2">
          <table:table-cell office:value-type="string" calcext:value-type="string">
            <text:p>String[]</text:p>
          </table:table-cell>
          <table:table-cell office:value-type="string" calcext:value-type="string">
            <text:p><text:s/>trans1108</text:p>
          </table:table-cell>
          <table:table-cell office:value-type="string" calcext:value-type="string">
            <text:p>=</text:p>
          </table:table-cell>
          <table:table-cell office:value-type="string" calcext:value-type="string">
            <text:p><text:s/>{"01-Sep-2018","Credit","100.10","100.10"};</text:p>
          </table:table-cell>
          <table:table-cell table:formula="of:=COM.MICROSOFT.CONCAT([.A1109];[.B1109];[.C1109];[.D1109])" office:value-type="string" office:string-value="String[] trans1108= {&quot;01-Sep-2018&quot;,&quot;Credit&quot;,&quot;100.10&quot;,&quot;100.10&quot;};" calcext:value-type="string">
            <text:p>String[] trans1108= {"01-Sep-2018","Credit","100.10","100.10"};</text:p>
          </table:table-cell>
        </table:table-row>
        <table:table-row table:style-name="ro2">
          <table:table-cell office:value-type="string" calcext:value-type="string">
            <text:p>String[]</text:p>
          </table:table-cell>
          <table:table-cell office:value-type="string" calcext:value-type="string">
            <text:p><text:s/>trans1109</text:p>
          </table:table-cell>
          <table:table-cell office:value-type="string" calcext:value-type="string">
            <text:p>=</text:p>
          </table:table-cell>
          <table:table-cell office:value-type="string" calcext:value-type="string">
            <text:p><text:s/>{"01-Sep-2018","Credit","100.10","100.10"};</text:p>
          </table:table-cell>
          <table:table-cell table:formula="of:=COM.MICROSOFT.CONCAT([.A1110];[.B1110];[.C1110];[.D1110])" office:value-type="string" office:string-value="String[] trans1109= {&quot;01-Sep-2018&quot;,&quot;Credit&quot;,&quot;100.10&quot;,&quot;100.10&quot;};" calcext:value-type="string">
            <text:p>String[] trans1109= {"01-Sep-2018","Credit","100.10","100.10"};</text:p>
          </table:table-cell>
        </table:table-row>
        <table:table-row table:style-name="ro2">
          <table:table-cell office:value-type="string" calcext:value-type="string">
            <text:p>String[]</text:p>
          </table:table-cell>
          <table:table-cell office:value-type="string" calcext:value-type="string">
            <text:p><text:s/>trans1110</text:p>
          </table:table-cell>
          <table:table-cell office:value-type="string" calcext:value-type="string">
            <text:p>=</text:p>
          </table:table-cell>
          <table:table-cell office:value-type="string" calcext:value-type="string">
            <text:p><text:s/>{"01-Sep-2018","Credit","100.10","100.10"};</text:p>
          </table:table-cell>
          <table:table-cell table:formula="of:=COM.MICROSOFT.CONCAT([.A1111];[.B1111];[.C1111];[.D1111])" office:value-type="string" office:string-value="String[] trans1110= {&quot;01-Sep-2018&quot;,&quot;Credit&quot;,&quot;100.10&quot;,&quot;100.10&quot;};" calcext:value-type="string">
            <text:p>String[] trans1110= {"01-Sep-2018","Credit","100.10","100.10"};</text:p>
          </table:table-cell>
        </table:table-row>
        <table:table-row table:style-name="ro2">
          <table:table-cell office:value-type="string" calcext:value-type="string">
            <text:p>String[]</text:p>
          </table:table-cell>
          <table:table-cell office:value-type="string" calcext:value-type="string">
            <text:p><text:s/>trans1111</text:p>
          </table:table-cell>
          <table:table-cell office:value-type="string" calcext:value-type="string">
            <text:p>=</text:p>
          </table:table-cell>
          <table:table-cell office:value-type="string" calcext:value-type="string">
            <text:p><text:s/>{"01-Sep-2018","Credit","100.10","100.10"};</text:p>
          </table:table-cell>
          <table:table-cell table:formula="of:=COM.MICROSOFT.CONCAT([.A1112];[.B1112];[.C1112];[.D1112])" office:value-type="string" office:string-value="String[] trans1111= {&quot;01-Sep-2018&quot;,&quot;Credit&quot;,&quot;100.10&quot;,&quot;100.10&quot;};" calcext:value-type="string">
            <text:p>String[] trans1111= {"01-Sep-2018","Credit","100.10","100.10"};</text:p>
          </table:table-cell>
        </table:table-row>
        <table:table-row table:style-name="ro2">
          <table:table-cell office:value-type="string" calcext:value-type="string">
            <text:p>String[]</text:p>
          </table:table-cell>
          <table:table-cell office:value-type="string" calcext:value-type="string">
            <text:p><text:s/>trans1112</text:p>
          </table:table-cell>
          <table:table-cell office:value-type="string" calcext:value-type="string">
            <text:p>=</text:p>
          </table:table-cell>
          <table:table-cell office:value-type="string" calcext:value-type="string">
            <text:p><text:s/>{"01-Sep-2018","Credit","100.10","100.10"};</text:p>
          </table:table-cell>
          <table:table-cell table:formula="of:=COM.MICROSOFT.CONCAT([.A1113];[.B1113];[.C1113];[.D1113])" office:value-type="string" office:string-value="String[] trans1112= {&quot;01-Sep-2018&quot;,&quot;Credit&quot;,&quot;100.10&quot;,&quot;100.10&quot;};" calcext:value-type="string">
            <text:p>String[] trans1112= {"01-Sep-2018","Credit","100.10","100.10"};</text:p>
          </table:table-cell>
        </table:table-row>
        <table:table-row table:style-name="ro2">
          <table:table-cell office:value-type="string" calcext:value-type="string">
            <text:p>String[]</text:p>
          </table:table-cell>
          <table:table-cell office:value-type="string" calcext:value-type="string">
            <text:p><text:s/>trans1113</text:p>
          </table:table-cell>
          <table:table-cell office:value-type="string" calcext:value-type="string">
            <text:p>=</text:p>
          </table:table-cell>
          <table:table-cell office:value-type="string" calcext:value-type="string">
            <text:p><text:s/>{"01-Sep-2018","Credit","100.10","100.10"};</text:p>
          </table:table-cell>
          <table:table-cell table:formula="of:=COM.MICROSOFT.CONCAT([.A1114];[.B1114];[.C1114];[.D1114])" office:value-type="string" office:string-value="String[] trans1113= {&quot;01-Sep-2018&quot;,&quot;Credit&quot;,&quot;100.10&quot;,&quot;100.10&quot;};" calcext:value-type="string">
            <text:p>String[] trans1113= {"01-Sep-2018","Credit","100.10","100.10"};</text:p>
          </table:table-cell>
        </table:table-row>
        <table:table-row table:style-name="ro2">
          <table:table-cell office:value-type="string" calcext:value-type="string">
            <text:p>String[]</text:p>
          </table:table-cell>
          <table:table-cell office:value-type="string" calcext:value-type="string">
            <text:p><text:s/>trans1114</text:p>
          </table:table-cell>
          <table:table-cell office:value-type="string" calcext:value-type="string">
            <text:p>=</text:p>
          </table:table-cell>
          <table:table-cell office:value-type="string" calcext:value-type="string">
            <text:p><text:s/>{"01-Sep-2018","Credit","100.10","100.10"};</text:p>
          </table:table-cell>
          <table:table-cell table:formula="of:=COM.MICROSOFT.CONCAT([.A1115];[.B1115];[.C1115];[.D1115])" office:value-type="string" office:string-value="String[] trans1114= {&quot;01-Sep-2018&quot;,&quot;Credit&quot;,&quot;100.10&quot;,&quot;100.10&quot;};" calcext:value-type="string">
            <text:p>String[] trans1114= {"01-Sep-2018","Credit","100.10","100.10"};</text:p>
          </table:table-cell>
        </table:table-row>
        <table:table-row table:style-name="ro2">
          <table:table-cell office:value-type="string" calcext:value-type="string">
            <text:p>String[]</text:p>
          </table:table-cell>
          <table:table-cell office:value-type="string" calcext:value-type="string">
            <text:p><text:s/>trans1115</text:p>
          </table:table-cell>
          <table:table-cell office:value-type="string" calcext:value-type="string">
            <text:p>=</text:p>
          </table:table-cell>
          <table:table-cell office:value-type="string" calcext:value-type="string">
            <text:p><text:s/>{"01-Sep-2018","Credit","100.10","100.10"};</text:p>
          </table:table-cell>
          <table:table-cell table:formula="of:=COM.MICROSOFT.CONCAT([.A1116];[.B1116];[.C1116];[.D1116])" office:value-type="string" office:string-value="String[] trans1115= {&quot;01-Sep-2018&quot;,&quot;Credit&quot;,&quot;100.10&quot;,&quot;100.10&quot;};" calcext:value-type="string">
            <text:p>String[] trans1115= {"01-Sep-2018","Credit","100.10","100.10"};</text:p>
          </table:table-cell>
        </table:table-row>
        <table:table-row table:style-name="ro2">
          <table:table-cell office:value-type="string" calcext:value-type="string">
            <text:p>String[]</text:p>
          </table:table-cell>
          <table:table-cell office:value-type="string" calcext:value-type="string">
            <text:p><text:s/>trans1116</text:p>
          </table:table-cell>
          <table:table-cell office:value-type="string" calcext:value-type="string">
            <text:p>=</text:p>
          </table:table-cell>
          <table:table-cell office:value-type="string" calcext:value-type="string">
            <text:p><text:s/>{"01-Sep-2018","Credit","100.10","100.10"};</text:p>
          </table:table-cell>
          <table:table-cell table:formula="of:=COM.MICROSOFT.CONCAT([.A1117];[.B1117];[.C1117];[.D1117])" office:value-type="string" office:string-value="String[] trans1116= {&quot;01-Sep-2018&quot;,&quot;Credit&quot;,&quot;100.10&quot;,&quot;100.10&quot;};" calcext:value-type="string">
            <text:p>String[] trans1116= {"01-Sep-2018","Credit","100.10","100.10"};</text:p>
          </table:table-cell>
        </table:table-row>
        <table:table-row table:style-name="ro2">
          <table:table-cell office:value-type="string" calcext:value-type="string">
            <text:p>String[]</text:p>
          </table:table-cell>
          <table:table-cell office:value-type="string" calcext:value-type="string">
            <text:p><text:s/>trans1117</text:p>
          </table:table-cell>
          <table:table-cell office:value-type="string" calcext:value-type="string">
            <text:p>=</text:p>
          </table:table-cell>
          <table:table-cell office:value-type="string" calcext:value-type="string">
            <text:p><text:s/>{"01-Sep-2018","Credit","100.10","100.10"};</text:p>
          </table:table-cell>
          <table:table-cell table:formula="of:=COM.MICROSOFT.CONCAT([.A1118];[.B1118];[.C1118];[.D1118])" office:value-type="string" office:string-value="String[] trans1117= {&quot;01-Sep-2018&quot;,&quot;Credit&quot;,&quot;100.10&quot;,&quot;100.10&quot;};" calcext:value-type="string">
            <text:p>String[] trans1117= {"01-Sep-2018","Credit","100.10","100.10"};</text:p>
          </table:table-cell>
        </table:table-row>
        <table:table-row table:style-name="ro2">
          <table:table-cell office:value-type="string" calcext:value-type="string">
            <text:p>String[]</text:p>
          </table:table-cell>
          <table:table-cell office:value-type="string" calcext:value-type="string">
            <text:p><text:s/>trans1118</text:p>
          </table:table-cell>
          <table:table-cell office:value-type="string" calcext:value-type="string">
            <text:p>=</text:p>
          </table:table-cell>
          <table:table-cell office:value-type="string" calcext:value-type="string">
            <text:p><text:s/>{"01-Sep-2018","Credit","100.10","100.10"};</text:p>
          </table:table-cell>
          <table:table-cell table:formula="of:=COM.MICROSOFT.CONCAT([.A1119];[.B1119];[.C1119];[.D1119])" office:value-type="string" office:string-value="String[] trans1118= {&quot;01-Sep-2018&quot;,&quot;Credit&quot;,&quot;100.10&quot;,&quot;100.10&quot;};" calcext:value-type="string">
            <text:p>String[] trans1118= {"01-Sep-2018","Credit","100.10","100.10"};</text:p>
          </table:table-cell>
        </table:table-row>
        <table:table-row table:style-name="ro2">
          <table:table-cell office:value-type="string" calcext:value-type="string">
            <text:p>String[]</text:p>
          </table:table-cell>
          <table:table-cell office:value-type="string" calcext:value-type="string">
            <text:p><text:s/>trans1119</text:p>
          </table:table-cell>
          <table:table-cell office:value-type="string" calcext:value-type="string">
            <text:p>=</text:p>
          </table:table-cell>
          <table:table-cell office:value-type="string" calcext:value-type="string">
            <text:p><text:s/>{"01-Sep-2018","Credit","100.10","100.10"};</text:p>
          </table:table-cell>
          <table:table-cell table:formula="of:=COM.MICROSOFT.CONCAT([.A1120];[.B1120];[.C1120];[.D1120])" office:value-type="string" office:string-value="String[] trans1119= {&quot;01-Sep-2018&quot;,&quot;Credit&quot;,&quot;100.10&quot;,&quot;100.10&quot;};" calcext:value-type="string">
            <text:p>String[] trans1119= {"01-Sep-2018","Credit","100.10","100.10"};</text:p>
          </table:table-cell>
        </table:table-row>
        <table:table-row table:style-name="ro2">
          <table:table-cell office:value-type="string" calcext:value-type="string">
            <text:p>String[]</text:p>
          </table:table-cell>
          <table:table-cell office:value-type="string" calcext:value-type="string">
            <text:p><text:s/>trans1120</text:p>
          </table:table-cell>
          <table:table-cell office:value-type="string" calcext:value-type="string">
            <text:p>=</text:p>
          </table:table-cell>
          <table:table-cell office:value-type="string" calcext:value-type="string">
            <text:p><text:s/>{"01-Sep-2018","Credit","100.10","100.10"};</text:p>
          </table:table-cell>
          <table:table-cell table:formula="of:=COM.MICROSOFT.CONCAT([.A1121];[.B1121];[.C1121];[.D1121])" office:value-type="string" office:string-value="String[] trans1120= {&quot;01-Sep-2018&quot;,&quot;Credit&quot;,&quot;100.10&quot;,&quot;100.10&quot;};" calcext:value-type="string">
            <text:p>String[] trans1120= {"01-Sep-2018","Credit","100.10","100.10"};</text:p>
          </table:table-cell>
        </table:table-row>
        <table:table-row table:style-name="ro2">
          <table:table-cell office:value-type="string" calcext:value-type="string">
            <text:p>String[]</text:p>
          </table:table-cell>
          <table:table-cell office:value-type="string" calcext:value-type="string">
            <text:p><text:s/>trans1121</text:p>
          </table:table-cell>
          <table:table-cell office:value-type="string" calcext:value-type="string">
            <text:p>=</text:p>
          </table:table-cell>
          <table:table-cell office:value-type="string" calcext:value-type="string">
            <text:p><text:s/>{"01-Sep-2018","Credit","100.10","100.10"};</text:p>
          </table:table-cell>
          <table:table-cell table:formula="of:=COM.MICROSOFT.CONCAT([.A1122];[.B1122];[.C1122];[.D1122])" office:value-type="string" office:string-value="String[] trans1121= {&quot;01-Sep-2018&quot;,&quot;Credit&quot;,&quot;100.10&quot;,&quot;100.10&quot;};" calcext:value-type="string">
            <text:p>String[] trans1121= {"01-Sep-2018","Credit","100.10","100.10"};</text:p>
          </table:table-cell>
        </table:table-row>
        <table:table-row table:style-name="ro2">
          <table:table-cell office:value-type="string" calcext:value-type="string">
            <text:p>String[]</text:p>
          </table:table-cell>
          <table:table-cell office:value-type="string" calcext:value-type="string">
            <text:p><text:s/>trans1122</text:p>
          </table:table-cell>
          <table:table-cell office:value-type="string" calcext:value-type="string">
            <text:p>=</text:p>
          </table:table-cell>
          <table:table-cell office:value-type="string" calcext:value-type="string">
            <text:p><text:s/>{"01-Sep-2018","Credit","100.10","100.10"};</text:p>
          </table:table-cell>
          <table:table-cell table:formula="of:=COM.MICROSOFT.CONCAT([.A1123];[.B1123];[.C1123];[.D1123])" office:value-type="string" office:string-value="String[] trans1122= {&quot;01-Sep-2018&quot;,&quot;Credit&quot;,&quot;100.10&quot;,&quot;100.10&quot;};" calcext:value-type="string">
            <text:p>String[] trans1122= {"01-Sep-2018","Credit","100.10","100.10"};</text:p>
          </table:table-cell>
        </table:table-row>
        <table:table-row table:style-name="ro2">
          <table:table-cell office:value-type="string" calcext:value-type="string">
            <text:p>String[]</text:p>
          </table:table-cell>
          <table:table-cell office:value-type="string" calcext:value-type="string">
            <text:p><text:s/>trans1123</text:p>
          </table:table-cell>
          <table:table-cell office:value-type="string" calcext:value-type="string">
            <text:p>=</text:p>
          </table:table-cell>
          <table:table-cell office:value-type="string" calcext:value-type="string">
            <text:p><text:s/>{"01-Sep-2018","Credit","100.10","100.10"};</text:p>
          </table:table-cell>
          <table:table-cell table:formula="of:=COM.MICROSOFT.CONCAT([.A1124];[.B1124];[.C1124];[.D1124])" office:value-type="string" office:string-value="String[] trans1123= {&quot;01-Sep-2018&quot;,&quot;Credit&quot;,&quot;100.10&quot;,&quot;100.10&quot;};" calcext:value-type="string">
            <text:p>String[] trans1123= {"01-Sep-2018","Credit","100.10","100.10"};</text:p>
          </table:table-cell>
        </table:table-row>
        <table:table-row table:style-name="ro2">
          <table:table-cell office:value-type="string" calcext:value-type="string">
            <text:p>String[]</text:p>
          </table:table-cell>
          <table:table-cell office:value-type="string" calcext:value-type="string">
            <text:p><text:s/>trans1124</text:p>
          </table:table-cell>
          <table:table-cell office:value-type="string" calcext:value-type="string">
            <text:p>=</text:p>
          </table:table-cell>
          <table:table-cell office:value-type="string" calcext:value-type="string">
            <text:p><text:s/>{"01-Sep-2018","Credit","100.10","100.10"};</text:p>
          </table:table-cell>
          <table:table-cell table:formula="of:=COM.MICROSOFT.CONCAT([.A1125];[.B1125];[.C1125];[.D1125])" office:value-type="string" office:string-value="String[] trans1124= {&quot;01-Sep-2018&quot;,&quot;Credit&quot;,&quot;100.10&quot;,&quot;100.10&quot;};" calcext:value-type="string">
            <text:p>String[] trans1124= {"01-Sep-2018","Credit","100.10","100.10"};</text:p>
          </table:table-cell>
        </table:table-row>
        <table:table-row table:style-name="ro2">
          <table:table-cell office:value-type="string" calcext:value-type="string">
            <text:p>String[]</text:p>
          </table:table-cell>
          <table:table-cell office:value-type="string" calcext:value-type="string">
            <text:p><text:s/>trans1125</text:p>
          </table:table-cell>
          <table:table-cell office:value-type="string" calcext:value-type="string">
            <text:p>=</text:p>
          </table:table-cell>
          <table:table-cell office:value-type="string" calcext:value-type="string">
            <text:p><text:s/>{"01-Sep-2018","Credit","100.10","100.10"};</text:p>
          </table:table-cell>
          <table:table-cell table:formula="of:=COM.MICROSOFT.CONCAT([.A1126];[.B1126];[.C1126];[.D1126])" office:value-type="string" office:string-value="String[] trans1125= {&quot;01-Sep-2018&quot;,&quot;Credit&quot;,&quot;100.10&quot;,&quot;100.10&quot;};" calcext:value-type="string">
            <text:p>String[] trans1125= {"01-Sep-2018","Credit","100.10","100.10"};</text:p>
          </table:table-cell>
        </table:table-row>
        <table:table-row table:style-name="ro2">
          <table:table-cell office:value-type="string" calcext:value-type="string">
            <text:p>String[]</text:p>
          </table:table-cell>
          <table:table-cell office:value-type="string" calcext:value-type="string">
            <text:p><text:s/>trans1126</text:p>
          </table:table-cell>
          <table:table-cell office:value-type="string" calcext:value-type="string">
            <text:p>=</text:p>
          </table:table-cell>
          <table:table-cell office:value-type="string" calcext:value-type="string">
            <text:p><text:s/>{"01-Sep-2018","Credit","100.10","100.10"};</text:p>
          </table:table-cell>
          <table:table-cell table:formula="of:=COM.MICROSOFT.CONCAT([.A1127];[.B1127];[.C1127];[.D1127])" office:value-type="string" office:string-value="String[] trans1126= {&quot;01-Sep-2018&quot;,&quot;Credit&quot;,&quot;100.10&quot;,&quot;100.10&quot;};" calcext:value-type="string">
            <text:p>String[] trans1126= {"01-Sep-2018","Credit","100.10","100.10"};</text:p>
          </table:table-cell>
        </table:table-row>
        <table:table-row table:style-name="ro2">
          <table:table-cell office:value-type="string" calcext:value-type="string">
            <text:p>String[]</text:p>
          </table:table-cell>
          <table:table-cell office:value-type="string" calcext:value-type="string">
            <text:p><text:s/>trans1127</text:p>
          </table:table-cell>
          <table:table-cell office:value-type="string" calcext:value-type="string">
            <text:p>=</text:p>
          </table:table-cell>
          <table:table-cell office:value-type="string" calcext:value-type="string">
            <text:p><text:s/>{"01-Sep-2018","Credit","100.10","100.10"};</text:p>
          </table:table-cell>
          <table:table-cell table:formula="of:=COM.MICROSOFT.CONCAT([.A1128];[.B1128];[.C1128];[.D1128])" office:value-type="string" office:string-value="String[] trans1127= {&quot;01-Sep-2018&quot;,&quot;Credit&quot;,&quot;100.10&quot;,&quot;100.10&quot;};" calcext:value-type="string">
            <text:p>String[] trans1127= {"01-Sep-2018","Credit","100.10","100.10"};</text:p>
          </table:table-cell>
        </table:table-row>
        <table:table-row table:style-name="ro2">
          <table:table-cell office:value-type="string" calcext:value-type="string">
            <text:p>String[]</text:p>
          </table:table-cell>
          <table:table-cell office:value-type="string" calcext:value-type="string">
            <text:p><text:s/>trans1128</text:p>
          </table:table-cell>
          <table:table-cell office:value-type="string" calcext:value-type="string">
            <text:p>=</text:p>
          </table:table-cell>
          <table:table-cell office:value-type="string" calcext:value-type="string">
            <text:p><text:s/>{"01-Sep-2018","Credit","100.10","100.10"};</text:p>
          </table:table-cell>
          <table:table-cell table:formula="of:=COM.MICROSOFT.CONCAT([.A1129];[.B1129];[.C1129];[.D1129])" office:value-type="string" office:string-value="String[] trans1128= {&quot;01-Sep-2018&quot;,&quot;Credit&quot;,&quot;100.10&quot;,&quot;100.10&quot;};" calcext:value-type="string">
            <text:p>String[] trans1128= {"01-Sep-2018","Credit","100.10","100.10"};</text:p>
          </table:table-cell>
        </table:table-row>
        <table:table-row table:style-name="ro2">
          <table:table-cell office:value-type="string" calcext:value-type="string">
            <text:p>String[]</text:p>
          </table:table-cell>
          <table:table-cell office:value-type="string" calcext:value-type="string">
            <text:p><text:s/>trans1129</text:p>
          </table:table-cell>
          <table:table-cell office:value-type="string" calcext:value-type="string">
            <text:p>=</text:p>
          </table:table-cell>
          <table:table-cell office:value-type="string" calcext:value-type="string">
            <text:p><text:s/>{"01-Sep-2018","Credit","100.10","100.10"};</text:p>
          </table:table-cell>
          <table:table-cell table:formula="of:=COM.MICROSOFT.CONCAT([.A1130];[.B1130];[.C1130];[.D1130])" office:value-type="string" office:string-value="String[] trans1129= {&quot;01-Sep-2018&quot;,&quot;Credit&quot;,&quot;100.10&quot;,&quot;100.10&quot;};" calcext:value-type="string">
            <text:p>String[] trans1129= {"01-Sep-2018","Credit","100.10","100.10"};</text:p>
          </table:table-cell>
        </table:table-row>
        <table:table-row table:style-name="ro2">
          <table:table-cell office:value-type="string" calcext:value-type="string">
            <text:p>String[]</text:p>
          </table:table-cell>
          <table:table-cell office:value-type="string" calcext:value-type="string">
            <text:p><text:s/>trans1130</text:p>
          </table:table-cell>
          <table:table-cell office:value-type="string" calcext:value-type="string">
            <text:p>=</text:p>
          </table:table-cell>
          <table:table-cell office:value-type="string" calcext:value-type="string">
            <text:p><text:s/>{"01-Sep-2018","Credit","100.10","100.10"};</text:p>
          </table:table-cell>
          <table:table-cell table:formula="of:=COM.MICROSOFT.CONCAT([.A1131];[.B1131];[.C1131];[.D1131])" office:value-type="string" office:string-value="String[] trans1130= {&quot;01-Sep-2018&quot;,&quot;Credit&quot;,&quot;100.10&quot;,&quot;100.10&quot;};" calcext:value-type="string">
            <text:p>String[] trans1130= {"01-Sep-2018","Credit","100.10","100.10"};</text:p>
          </table:table-cell>
        </table:table-row>
        <table:table-row table:style-name="ro2">
          <table:table-cell office:value-type="string" calcext:value-type="string">
            <text:p>String[]</text:p>
          </table:table-cell>
          <table:table-cell office:value-type="string" calcext:value-type="string">
            <text:p><text:s/>trans1131</text:p>
          </table:table-cell>
          <table:table-cell office:value-type="string" calcext:value-type="string">
            <text:p>=</text:p>
          </table:table-cell>
          <table:table-cell office:value-type="string" calcext:value-type="string">
            <text:p><text:s/>{"01-Sep-2018","Credit","100.10","100.10"};</text:p>
          </table:table-cell>
          <table:table-cell table:formula="of:=COM.MICROSOFT.CONCAT([.A1132];[.B1132];[.C1132];[.D1132])" office:value-type="string" office:string-value="String[] trans1131= {&quot;01-Sep-2018&quot;,&quot;Credit&quot;,&quot;100.10&quot;,&quot;100.10&quot;};" calcext:value-type="string">
            <text:p>String[] trans1131= {"01-Sep-2018","Credit","100.10","100.10"};</text:p>
          </table:table-cell>
        </table:table-row>
        <table:table-row table:style-name="ro2">
          <table:table-cell office:value-type="string" calcext:value-type="string">
            <text:p>String[]</text:p>
          </table:table-cell>
          <table:table-cell office:value-type="string" calcext:value-type="string">
            <text:p><text:s/>trans1132</text:p>
          </table:table-cell>
          <table:table-cell office:value-type="string" calcext:value-type="string">
            <text:p>=</text:p>
          </table:table-cell>
          <table:table-cell office:value-type="string" calcext:value-type="string">
            <text:p><text:s/>{"01-Sep-2018","Credit","100.10","100.10"};</text:p>
          </table:table-cell>
          <table:table-cell table:formula="of:=COM.MICROSOFT.CONCAT([.A1133];[.B1133];[.C1133];[.D1133])" office:value-type="string" office:string-value="String[] trans1132= {&quot;01-Sep-2018&quot;,&quot;Credit&quot;,&quot;100.10&quot;,&quot;100.10&quot;};" calcext:value-type="string">
            <text:p>String[] trans1132= {"01-Sep-2018","Credit","100.10","100.10"};</text:p>
          </table:table-cell>
        </table:table-row>
        <table:table-row table:style-name="ro2">
          <table:table-cell office:value-type="string" calcext:value-type="string">
            <text:p>String[]</text:p>
          </table:table-cell>
          <table:table-cell office:value-type="string" calcext:value-type="string">
            <text:p><text:s/>trans1133</text:p>
          </table:table-cell>
          <table:table-cell office:value-type="string" calcext:value-type="string">
            <text:p>=</text:p>
          </table:table-cell>
          <table:table-cell office:value-type="string" calcext:value-type="string">
            <text:p><text:s/>{"01-Sep-2018","Credit","100.10","100.10"};</text:p>
          </table:table-cell>
          <table:table-cell table:formula="of:=COM.MICROSOFT.CONCAT([.A1134];[.B1134];[.C1134];[.D1134])" office:value-type="string" office:string-value="String[] trans1133= {&quot;01-Sep-2018&quot;,&quot;Credit&quot;,&quot;100.10&quot;,&quot;100.10&quot;};" calcext:value-type="string">
            <text:p>String[] trans1133= {"01-Sep-2018","Credit","100.10","100.10"};</text:p>
          </table:table-cell>
        </table:table-row>
        <table:table-row table:style-name="ro2">
          <table:table-cell office:value-type="string" calcext:value-type="string">
            <text:p>String[]</text:p>
          </table:table-cell>
          <table:table-cell office:value-type="string" calcext:value-type="string">
            <text:p><text:s/>trans1134</text:p>
          </table:table-cell>
          <table:table-cell office:value-type="string" calcext:value-type="string">
            <text:p>=</text:p>
          </table:table-cell>
          <table:table-cell office:value-type="string" calcext:value-type="string">
            <text:p><text:s/>{"01-Sep-2018","Credit","100.10","100.10"};</text:p>
          </table:table-cell>
          <table:table-cell table:formula="of:=COM.MICROSOFT.CONCAT([.A1135];[.B1135];[.C1135];[.D1135])" office:value-type="string" office:string-value="String[] trans1134= {&quot;01-Sep-2018&quot;,&quot;Credit&quot;,&quot;100.10&quot;,&quot;100.10&quot;};" calcext:value-type="string">
            <text:p>String[] trans1134= {"01-Sep-2018","Credit","100.10","100.10"};</text:p>
          </table:table-cell>
        </table:table-row>
        <table:table-row table:style-name="ro2">
          <table:table-cell office:value-type="string" calcext:value-type="string">
            <text:p>String[]</text:p>
          </table:table-cell>
          <table:table-cell office:value-type="string" calcext:value-type="string">
            <text:p><text:s/>trans1135</text:p>
          </table:table-cell>
          <table:table-cell office:value-type="string" calcext:value-type="string">
            <text:p>=</text:p>
          </table:table-cell>
          <table:table-cell office:value-type="string" calcext:value-type="string">
            <text:p><text:s/>{"01-Sep-2018","Credit","100.10","100.10"};</text:p>
          </table:table-cell>
          <table:table-cell table:formula="of:=COM.MICROSOFT.CONCAT([.A1136];[.B1136];[.C1136];[.D1136])" office:value-type="string" office:string-value="String[] trans1135= {&quot;01-Sep-2018&quot;,&quot;Credit&quot;,&quot;100.10&quot;,&quot;100.10&quot;};" calcext:value-type="string">
            <text:p>String[] trans1135= {"01-Sep-2018","Credit","100.10","100.10"};</text:p>
          </table:table-cell>
        </table:table-row>
        <table:table-row table:style-name="ro2">
          <table:table-cell office:value-type="string" calcext:value-type="string">
            <text:p>String[]</text:p>
          </table:table-cell>
          <table:table-cell office:value-type="string" calcext:value-type="string">
            <text:p><text:s/>trans1136</text:p>
          </table:table-cell>
          <table:table-cell office:value-type="string" calcext:value-type="string">
            <text:p>=</text:p>
          </table:table-cell>
          <table:table-cell office:value-type="string" calcext:value-type="string">
            <text:p><text:s/>{"01-Sep-2018","Credit","100.10","100.10"};</text:p>
          </table:table-cell>
          <table:table-cell table:formula="of:=COM.MICROSOFT.CONCAT([.A1137];[.B1137];[.C1137];[.D1137])" office:value-type="string" office:string-value="String[] trans1136= {&quot;01-Sep-2018&quot;,&quot;Credit&quot;,&quot;100.10&quot;,&quot;100.10&quot;};" calcext:value-type="string">
            <text:p>String[] trans1136= {"01-Sep-2018","Credit","100.10","100.10"};</text:p>
          </table:table-cell>
        </table:table-row>
        <table:table-row table:style-name="ro2">
          <table:table-cell office:value-type="string" calcext:value-type="string">
            <text:p>String[]</text:p>
          </table:table-cell>
          <table:table-cell office:value-type="string" calcext:value-type="string">
            <text:p><text:s/>trans1137</text:p>
          </table:table-cell>
          <table:table-cell office:value-type="string" calcext:value-type="string">
            <text:p>=</text:p>
          </table:table-cell>
          <table:table-cell office:value-type="string" calcext:value-type="string">
            <text:p><text:s/>{"01-Sep-2018","Credit","100.10","100.10"};</text:p>
          </table:table-cell>
          <table:table-cell table:formula="of:=COM.MICROSOFT.CONCAT([.A1138];[.B1138];[.C1138];[.D1138])" office:value-type="string" office:string-value="String[] trans1137= {&quot;01-Sep-2018&quot;,&quot;Credit&quot;,&quot;100.10&quot;,&quot;100.10&quot;};" calcext:value-type="string">
            <text:p>String[] trans1137= {"01-Sep-2018","Credit","100.10","100.10"};</text:p>
          </table:table-cell>
        </table:table-row>
        <table:table-row table:style-name="ro2">
          <table:table-cell office:value-type="string" calcext:value-type="string">
            <text:p>String[]</text:p>
          </table:table-cell>
          <table:table-cell office:value-type="string" calcext:value-type="string">
            <text:p><text:s/>trans1138</text:p>
          </table:table-cell>
          <table:table-cell office:value-type="string" calcext:value-type="string">
            <text:p>=</text:p>
          </table:table-cell>
          <table:table-cell office:value-type="string" calcext:value-type="string">
            <text:p><text:s/>{"01-Sep-2018","Credit","100.10","100.10"};</text:p>
          </table:table-cell>
          <table:table-cell table:formula="of:=COM.MICROSOFT.CONCAT([.A1139];[.B1139];[.C1139];[.D1139])" office:value-type="string" office:string-value="String[] trans1138= {&quot;01-Sep-2018&quot;,&quot;Credit&quot;,&quot;100.10&quot;,&quot;100.10&quot;};" calcext:value-type="string">
            <text:p>String[] trans1138= {"01-Sep-2018","Credit","100.10","100.10"};</text:p>
          </table:table-cell>
        </table:table-row>
        <table:table-row table:style-name="ro2">
          <table:table-cell office:value-type="string" calcext:value-type="string">
            <text:p>String[]</text:p>
          </table:table-cell>
          <table:table-cell office:value-type="string" calcext:value-type="string">
            <text:p><text:s/>trans1139</text:p>
          </table:table-cell>
          <table:table-cell office:value-type="string" calcext:value-type="string">
            <text:p>=</text:p>
          </table:table-cell>
          <table:table-cell office:value-type="string" calcext:value-type="string">
            <text:p><text:s/>{"01-Sep-2018","Credit","100.10","100.10"};</text:p>
          </table:table-cell>
          <table:table-cell table:formula="of:=COM.MICROSOFT.CONCAT([.A1140];[.B1140];[.C1140];[.D1140])" office:value-type="string" office:string-value="String[] trans1139= {&quot;01-Sep-2018&quot;,&quot;Credit&quot;,&quot;100.10&quot;,&quot;100.10&quot;};" calcext:value-type="string">
            <text:p>String[] trans1139= {"01-Sep-2018","Credit","100.10","100.10"};</text:p>
          </table:table-cell>
        </table:table-row>
        <table:table-row table:style-name="ro2">
          <table:table-cell office:value-type="string" calcext:value-type="string">
            <text:p>String[]</text:p>
          </table:table-cell>
          <table:table-cell office:value-type="string" calcext:value-type="string">
            <text:p><text:s/>trans1140</text:p>
          </table:table-cell>
          <table:table-cell office:value-type="string" calcext:value-type="string">
            <text:p>=</text:p>
          </table:table-cell>
          <table:table-cell office:value-type="string" calcext:value-type="string">
            <text:p><text:s/>{"01-Sep-2018","Credit","100.10","100.10"};</text:p>
          </table:table-cell>
          <table:table-cell table:formula="of:=COM.MICROSOFT.CONCAT([.A1141];[.B1141];[.C1141];[.D1141])" office:value-type="string" office:string-value="String[] trans1140= {&quot;01-Sep-2018&quot;,&quot;Credit&quot;,&quot;100.10&quot;,&quot;100.10&quot;};" calcext:value-type="string">
            <text:p>String[] trans1140= {"01-Sep-2018","Credit","100.10","100.10"};</text:p>
          </table:table-cell>
        </table:table-row>
        <table:table-row table:style-name="ro2">
          <table:table-cell office:value-type="string" calcext:value-type="string">
            <text:p>String[]</text:p>
          </table:table-cell>
          <table:table-cell office:value-type="string" calcext:value-type="string">
            <text:p><text:s/>trans1141</text:p>
          </table:table-cell>
          <table:table-cell office:value-type="string" calcext:value-type="string">
            <text:p>=</text:p>
          </table:table-cell>
          <table:table-cell office:value-type="string" calcext:value-type="string">
            <text:p><text:s/>{"01-Sep-2018","Credit","100.10","100.10"};</text:p>
          </table:table-cell>
          <table:table-cell table:formula="of:=COM.MICROSOFT.CONCAT([.A1142];[.B1142];[.C1142];[.D1142])" office:value-type="string" office:string-value="String[] trans1141= {&quot;01-Sep-2018&quot;,&quot;Credit&quot;,&quot;100.10&quot;,&quot;100.10&quot;};" calcext:value-type="string">
            <text:p>String[] trans1141= {"01-Sep-2018","Credit","100.10","100.10"};</text:p>
          </table:table-cell>
        </table:table-row>
      </table:table>
      <table:named-expressions/>
      <table:database-ranges>
        <table:database-range table:name="__Anonymous_Sheet_DB__0" table:target-range-address="Sheet1.A1:Sheet1.E46" table:display-filter-buttons="tru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mm"/>
      <style:text-properties style:font-name="Liberation Sans" fo:language="en" fo:country="IN"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1-30">00/00/0000</text:date>, <text:time style:data-style-name="N2" text:time-value="12:53:17.132284957">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26T19:57:12.168337383</meta:creation-date>
    <dc:date>2019-11-30T12:53:57.824716969</dc:date>
    <meta:editing-duration>PT11H14M49S</meta:editing-duration>
    <meta:editing-cycles>190</meta:editing-cycles>
    <meta:generator>LibreOffice/6.0.7.3$Linux_X86_64 LibreOffice_project/00m0$Build-3</meta:generator>
    <meta:document-statistic meta:table-count="3" meta:cell-count="11498" meta:object-count="0"/>
  </office:meta>
</office:document-meta>
</file>